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</table:table-row>
        <table:table-row table:style-name="ro1">
          <table:table-cell table:formula="of:= COM.MICROSOFT.CONCAT(&quot;Cell &quot;; COM.MICROSOFT.CONCAT(ROW([.A2]) - 1; COM.MICROSOFT.CONCAT(&quot; - &quot;; COLUMN([.A2]))))" office:value-type="string" office:string-value="Cell 1 - 1" calcext:value-type="string">
            <text:p>Cell 1 - 1</text:p>
          </table:table-cell>
          <table:table-cell table:formula="of:= COM.MICROSOFT.CONCAT(&quot;Cell &quot;; COM.MICROSOFT.CONCAT(ROW([.B2]) - 1; COM.MICROSOFT.CONCAT(&quot; - &quot;; COLUMN([.B2]))))" office:value-type="string" office:string-value="Cell 1 - 2" calcext:value-type="string">
            <text:p>Cell 1 - 2</text:p>
          </table:table-cell>
        </table:table-row>
        <table:table-row table:style-name="ro1">
          <table:table-cell table:formula="of:= COM.MICROSOFT.CONCAT(&quot;Cell &quot;; COM.MICROSOFT.CONCAT(ROW([.A3]) - 1; COM.MICROSOFT.CONCAT(&quot; - &quot;; COLUMN([.A3]))))" office:value-type="string" office:string-value="Cell 2 - 1" calcext:value-type="string">
            <text:p>Cell 2 - 1</text:p>
          </table:table-cell>
          <table:table-cell table:formula="of:= COM.MICROSOFT.CONCAT(&quot;Cell &quot;; COM.MICROSOFT.CONCAT(ROW([.B3]) - 1; COM.MICROSOFT.CONCAT(&quot; - &quot;; COLUMN([.B3]))))" office:value-type="string" office:string-value="Cell 2 - 2" calcext:value-type="string">
            <text:p>Cell 2 - 2</text:p>
          </table:table-cell>
        </table:table-row>
        <table:table-row table:style-name="ro1">
          <table:table-cell table:formula="of:= COM.MICROSOFT.CONCAT(&quot;Cell &quot;; COM.MICROSOFT.CONCAT(ROW([.A4]) - 1; COM.MICROSOFT.CONCAT(&quot; - &quot;; COLUMN([.A4]))))" office:value-type="string" office:string-value="Cell 3 - 1" calcext:value-type="string">
            <text:p>Cell 3 - 1</text:p>
          </table:table-cell>
          <table:table-cell table:formula="of:= COM.MICROSOFT.CONCAT(&quot;Cell &quot;; COM.MICROSOFT.CONCAT(ROW([.B4]) - 1; COM.MICROSOFT.CONCAT(&quot; - &quot;; COLUMN([.B4]))))" office:value-type="string" office:string-value="Cell 3 - 2" calcext:value-type="string">
            <text:p>Cell 3 - 2</text:p>
          </table:table-cell>
        </table:table-row>
        <table:table-row table:style-name="ro1">
          <table:table-cell table:formula="of:= COM.MICROSOFT.CONCAT(&quot;Cell &quot;; COM.MICROSOFT.CONCAT(ROW([.A5]) - 1; COM.MICROSOFT.CONCAT(&quot; - &quot;; COLUMN([.A5]))))" office:value-type="string" office:string-value="Cell 4 - 1" calcext:value-type="string">
            <text:p>Cell 4 - 1</text:p>
          </table:table-cell>
          <table:table-cell table:formula="of:= COM.MICROSOFT.CONCAT(&quot;Cell &quot;; COM.MICROSOFT.CONCAT(ROW([.B5]) - 1; COM.MICROSOFT.CONCAT(&quot; - &quot;; COLUMN([.B5]))))" office:value-type="string" office:string-value="Cell 4 - 2" calcext:value-type="string">
            <text:p>Cell 4 - 2</text:p>
          </table:table-cell>
        </table:table-row>
        <table:table-row table:style-name="ro1">
          <table:table-cell table:formula="of:= COM.MICROSOFT.CONCAT(&quot;Cell &quot;; COM.MICROSOFT.CONCAT(ROW([.A6]) - 1; COM.MICROSOFT.CONCAT(&quot; - &quot;; COLUMN([.A6]))))" office:value-type="string" office:string-value="Cell 5 - 1" calcext:value-type="string">
            <text:p>Cell 5 - 1</text:p>
          </table:table-cell>
          <table:table-cell table:formula="of:= COM.MICROSOFT.CONCAT(&quot;Cell &quot;; COM.MICROSOFT.CONCAT(ROW([.B6]) - 1; COM.MICROSOFT.CONCAT(&quot; - &quot;; COLUMN([.B6]))))" office:value-type="string" office:string-value="Cell 5 - 2" calcext:value-type="string">
            <text:p>Cell 5 - 2</text:p>
          </table:table-cell>
        </table:table-row>
        <table:table-row table:style-name="ro1">
          <table:table-cell table:formula="of:= COM.MICROSOFT.CONCAT(&quot;Cell &quot;; COM.MICROSOFT.CONCAT(ROW([.A7]) - 1; COM.MICROSOFT.CONCAT(&quot; - &quot;; COLUMN([.A7]))))" office:value-type="string" office:string-value="Cell 6 - 1" calcext:value-type="string">
            <text:p>Cell 6 - 1</text:p>
          </table:table-cell>
          <table:table-cell table:formula="of:= COM.MICROSOFT.CONCAT(&quot;Cell &quot;; COM.MICROSOFT.CONCAT(ROW([.B7]) - 1; COM.MICROSOFT.CONCAT(&quot; - &quot;; COLUMN([.B7]))))" office:value-type="string" office:string-value="Cell 6 - 2" calcext:value-type="string">
            <text:p>Cell 6 - 2</text:p>
          </table:table-cell>
        </table:table-row>
        <table:table-row table:style-name="ro1">
          <table:table-cell table:formula="of:= COM.MICROSOFT.CONCAT(&quot;Cell &quot;; COM.MICROSOFT.CONCAT(ROW([.A8]) - 1; COM.MICROSOFT.CONCAT(&quot; - &quot;; COLUMN([.A8]))))" office:value-type="string" office:string-value="Cell 7 - 1" calcext:value-type="string">
            <text:p>Cell 7 - 1</text:p>
          </table:table-cell>
          <table:table-cell table:formula="of:= COM.MICROSOFT.CONCAT(&quot;Cell &quot;; COM.MICROSOFT.CONCAT(ROW([.B8]) - 1; COM.MICROSOFT.CONCAT(&quot; - &quot;; COLUMN([.B8]))))" office:value-type="string" office:string-value="Cell 7 - 2" calcext:value-type="string">
            <text:p>Cell 7 - 2</text:p>
          </table:table-cell>
        </table:table-row>
        <table:table-row table:style-name="ro1">
          <table:table-cell table:formula="of:= COM.MICROSOFT.CONCAT(&quot;Cell &quot;; COM.MICROSOFT.CONCAT(ROW([.A9]) - 1; COM.MICROSOFT.CONCAT(&quot; - &quot;; COLUMN([.A9]))))" office:value-type="string" office:string-value="Cell 8 - 1" calcext:value-type="string">
            <text:p>Cell 8 - 1</text:p>
          </table:table-cell>
          <table:table-cell table:formula="of:= COM.MICROSOFT.CONCAT(&quot;Cell &quot;; COM.MICROSOFT.CONCAT(ROW([.B9]) - 1; COM.MICROSOFT.CONCAT(&quot; - &quot;; COLUMN([.B9]))))" office:value-type="string" office:string-value="Cell 8 - 2" calcext:value-type="string">
            <text:p>Cell 8 - 2</text:p>
          </table:table-cell>
        </table:table-row>
        <table:table-row table:style-name="ro1">
          <table:table-cell table:formula="of:= COM.MICROSOFT.CONCAT(&quot;Cell &quot;; COM.MICROSOFT.CONCAT(ROW([.A10]) - 1; COM.MICROSOFT.CONCAT(&quot; - &quot;; COLUMN([.A10]))))" office:value-type="string" office:string-value="Cell 9 - 1" calcext:value-type="string">
            <text:p>Cell 9 - 1</text:p>
          </table:table-cell>
          <table:table-cell table:formula="of:= COM.MICROSOFT.CONCAT(&quot;Cell &quot;; COM.MICROSOFT.CONCAT(ROW([.B10]) - 1; COM.MICROSOFT.CONCAT(&quot; - &quot;; COLUMN([.B10]))))" office:value-type="string" office:string-value="Cell 9 - 2" calcext:value-type="string">
            <text:p>Cell 9 - 2</text:p>
          </table:table-cell>
        </table:table-row>
        <table:table-row table:style-name="ro1">
          <table:table-cell table:formula="of:= COM.MICROSOFT.CONCAT(&quot;Cell &quot;; COM.MICROSOFT.CONCAT(ROW([.A11]) - 1; COM.MICROSOFT.CONCAT(&quot; - &quot;; COLUMN([.A11]))))" office:value-type="string" office:string-value="Cell 10 - 1" calcext:value-type="string">
            <text:p>Cell 10 - 1</text:p>
          </table:table-cell>
          <table:table-cell table:formula="of:= COM.MICROSOFT.CONCAT(&quot;Cell &quot;; COM.MICROSOFT.CONCAT(ROW([.B11]) - 1; COM.MICROSOFT.CONCAT(&quot; - &quot;; COLUMN([.B11]))))" office:value-type="string" office:string-value="Cell 10 - 2" calcext:value-type="string">
            <text:p>Cell 10 - 2</text:p>
          </table:table-cell>
        </table:table-row>
        <table:table-row table:style-name="ro1">
          <table:table-cell table:formula="of:= COM.MICROSOFT.CONCAT(&quot;Cell &quot;; COM.MICROSOFT.CONCAT(ROW([.A12]) - 1; COM.MICROSOFT.CONCAT(&quot; - &quot;; COLUMN([.A12]))))" office:value-type="string" office:string-value="Cell 11 - 1" calcext:value-type="string">
            <text:p>Cell 11 - 1</text:p>
          </table:table-cell>
          <table:table-cell table:formula="of:= COM.MICROSOFT.CONCAT(&quot;Cell &quot;; COM.MICROSOFT.CONCAT(ROW([.B12]) - 1; COM.MICROSOFT.CONCAT(&quot; - &quot;; COLUMN([.B12]))))" office:value-type="string" office:string-value="Cell 11 - 2" calcext:value-type="string">
            <text:p>Cell 11 - 2</text:p>
          </table:table-cell>
        </table:table-row>
        <table:table-row table:style-name="ro1">
          <table:table-cell table:formula="of:= COM.MICROSOFT.CONCAT(&quot;Cell &quot;; COM.MICROSOFT.CONCAT(ROW([.A13]) - 1; COM.MICROSOFT.CONCAT(&quot; - &quot;; COLUMN([.A13]))))" office:value-type="string" office:string-value="Cell 12 - 1" calcext:value-type="string">
            <text:p>Cell 12 - 1</text:p>
          </table:table-cell>
          <table:table-cell table:formula="of:= COM.MICROSOFT.CONCAT(&quot;Cell &quot;; COM.MICROSOFT.CONCAT(ROW([.B13]) - 1; COM.MICROSOFT.CONCAT(&quot; - &quot;; COLUMN([.B13]))))" office:value-type="string" office:string-value="Cell 12 - 2" calcext:value-type="string">
            <text:p>Cell 12 - 2</text:p>
          </table:table-cell>
        </table:table-row>
        <table:table-row table:style-name="ro1">
          <table:table-cell table:formula="of:= COM.MICROSOFT.CONCAT(&quot;Cell &quot;; COM.MICROSOFT.CONCAT(ROW([.A14]) - 1; COM.MICROSOFT.CONCAT(&quot; - &quot;; COLUMN([.A14]))))" office:value-type="string" office:string-value="Cell 13 - 1" calcext:value-type="string">
            <text:p>Cell 13 - 1</text:p>
          </table:table-cell>
          <table:table-cell table:formula="of:= COM.MICROSOFT.CONCAT(&quot;Cell &quot;; COM.MICROSOFT.CONCAT(ROW([.B14]) - 1; COM.MICROSOFT.CONCAT(&quot; - &quot;; COLUMN([.B14]))))" office:value-type="string" office:string-value="Cell 13 - 2" calcext:value-type="string">
            <text:p>Cell 13 - 2</text:p>
          </table:table-cell>
        </table:table-row>
        <table:table-row table:style-name="ro1">
          <table:table-cell table:formula="of:= COM.MICROSOFT.CONCAT(&quot;Cell &quot;; COM.MICROSOFT.CONCAT(ROW([.A15]) - 1; COM.MICROSOFT.CONCAT(&quot; - &quot;; COLUMN([.A15]))))" office:value-type="string" office:string-value="Cell 14 - 1" calcext:value-type="string">
            <text:p>Cell 14 - 1</text:p>
          </table:table-cell>
          <table:table-cell table:formula="of:= COM.MICROSOFT.CONCAT(&quot;Cell &quot;; COM.MICROSOFT.CONCAT(ROW([.B15]) - 1; COM.MICROSOFT.CONCAT(&quot; - &quot;; COLUMN([.B15]))))" office:value-type="string" office:string-value="Cell 14 - 2" calcext:value-type="string">
            <text:p>Cell 14 - 2</text:p>
          </table:table-cell>
        </table:table-row>
        <table:table-row table:style-name="ro1">
          <table:table-cell table:formula="of:= COM.MICROSOFT.CONCAT(&quot;Cell &quot;; COM.MICROSOFT.CONCAT(ROW([.A16]) - 1; COM.MICROSOFT.CONCAT(&quot; - &quot;; COLUMN([.A16]))))" office:value-type="string" office:string-value="Cell 15 - 1" calcext:value-type="string">
            <text:p>Cell 15 - 1</text:p>
          </table:table-cell>
          <table:table-cell table:formula="of:= COM.MICROSOFT.CONCAT(&quot;Cell &quot;; COM.MICROSOFT.CONCAT(ROW([.B16]) - 1; COM.MICROSOFT.CONCAT(&quot; - &quot;; COLUMN([.B16]))))" office:value-type="string" office:string-value="Cell 15 - 2" calcext:value-type="string">
            <text:p>Cell 15 - 2</text:p>
          </table:table-cell>
        </table:table-row>
        <table:table-row table:style-name="ro1">
          <table:table-cell table:formula="of:= COM.MICROSOFT.CONCAT(&quot;Cell &quot;; COM.MICROSOFT.CONCAT(ROW([.A17]) - 1; COM.MICROSOFT.CONCAT(&quot; - &quot;; COLUMN([.A17]))))" office:value-type="string" office:string-value="Cell 16 - 1" calcext:value-type="string">
            <text:p>Cell 16 - 1</text:p>
          </table:table-cell>
          <table:table-cell table:formula="of:= COM.MICROSOFT.CONCAT(&quot;Cell &quot;; COM.MICROSOFT.CONCAT(ROW([.B17]) - 1; COM.MICROSOFT.CONCAT(&quot; - &quot;; COLUMN([.B17]))))" office:value-type="string" office:string-value="Cell 16 - 2" calcext:value-type="string">
            <text:p>Cell 16 - 2</text:p>
          </table:table-cell>
        </table:table-row>
        <table:table-row table:style-name="ro1">
          <table:table-cell table:formula="of:= COM.MICROSOFT.CONCAT(&quot;Cell &quot;; COM.MICROSOFT.CONCAT(ROW([.A18]) - 1; COM.MICROSOFT.CONCAT(&quot; - &quot;; COLUMN([.A18]))))" office:value-type="string" office:string-value="Cell 17 - 1" calcext:value-type="string">
            <text:p>Cell 17 - 1</text:p>
          </table:table-cell>
          <table:table-cell table:formula="of:= COM.MICROSOFT.CONCAT(&quot;Cell &quot;; COM.MICROSOFT.CONCAT(ROW([.B18]) - 1; COM.MICROSOFT.CONCAT(&quot; - &quot;; COLUMN([.B18]))))" office:value-type="string" office:string-value="Cell 17 - 2" calcext:value-type="string">
            <text:p>Cell 17 - 2</text:p>
          </table:table-cell>
        </table:table-row>
        <table:table-row table:style-name="ro1">
          <table:table-cell table:formula="of:= COM.MICROSOFT.CONCAT(&quot;Cell &quot;; COM.MICROSOFT.CONCAT(ROW([.A19]) - 1; COM.MICROSOFT.CONCAT(&quot; - &quot;; COLUMN([.A19]))))" office:value-type="string" office:string-value="Cell 18 - 1" calcext:value-type="string">
            <text:p>Cell 18 - 1</text:p>
          </table:table-cell>
          <table:table-cell table:formula="of:= COM.MICROSOFT.CONCAT(&quot;Cell &quot;; COM.MICROSOFT.CONCAT(ROW([.B19]) - 1; COM.MICROSOFT.CONCAT(&quot; - &quot;; COLUMN([.B19]))))" office:value-type="string" office:string-value="Cell 18 - 2" calcext:value-type="string">
            <text:p>Cell 18 - 2</text:p>
          </table:table-cell>
        </table:table-row>
        <table:table-row table:style-name="ro1">
          <table:table-cell table:formula="of:= COM.MICROSOFT.CONCAT(&quot;Cell &quot;; COM.MICROSOFT.CONCAT(ROW([.A20]) - 1; COM.MICROSOFT.CONCAT(&quot; - &quot;; COLUMN([.A20]))))" office:value-type="string" office:string-value="Cell 19 - 1" calcext:value-type="string">
            <text:p>Cell 19 - 1</text:p>
          </table:table-cell>
          <table:table-cell table:formula="of:= COM.MICROSOFT.CONCAT(&quot;Cell &quot;; COM.MICROSOFT.CONCAT(ROW([.B20]) - 1; COM.MICROSOFT.CONCAT(&quot; - &quot;; COLUMN([.B20]))))" office:value-type="string" office:string-value="Cell 19 - 2" calcext:value-type="string">
            <text:p>Cell 19 - 2</text:p>
          </table:table-cell>
        </table:table-row>
        <table:table-row table:style-name="ro1">
          <table:table-cell table:formula="of:= COM.MICROSOFT.CONCAT(&quot;Cell &quot;; COM.MICROSOFT.CONCAT(ROW([.A21]) - 1; COM.MICROSOFT.CONCAT(&quot; - &quot;; COLUMN([.A21]))))" office:value-type="string" office:string-value="Cell 20 - 1" calcext:value-type="string">
            <text:p>Cell 20 - 1</text:p>
          </table:table-cell>
          <table:table-cell table:formula="of:= COM.MICROSOFT.CONCAT(&quot;Cell &quot;; COM.MICROSOFT.CONCAT(ROW([.B21]) - 1; COM.MICROSOFT.CONCAT(&quot; - &quot;; COLUMN([.B21]))))" office:value-type="string" office:string-value="Cell 20 - 2" calcext:value-type="string">
            <text:p>Cell 20 - 2</text:p>
          </table:table-cell>
        </table:table-row>
        <table:table-row table:style-name="ro1">
          <table:table-cell table:formula="of:= COM.MICROSOFT.CONCAT(&quot;Cell &quot;; COM.MICROSOFT.CONCAT(ROW([.A22]) - 1; COM.MICROSOFT.CONCAT(&quot; - &quot;; COLUMN([.A22]))))" office:value-type="string" office:string-value="Cell 21 - 1" calcext:value-type="string">
            <text:p>Cell 21 - 1</text:p>
          </table:table-cell>
          <table:table-cell table:formula="of:= COM.MICROSOFT.CONCAT(&quot;Cell &quot;; COM.MICROSOFT.CONCAT(ROW([.B22]) - 1; COM.MICROSOFT.CONCAT(&quot; - &quot;; COLUMN([.B22]))))" office:value-type="string" office:string-value="Cell 21 - 2" calcext:value-type="string">
            <text:p>Cell 21 - 2</text:p>
          </table:table-cell>
        </table:table-row>
        <table:table-row table:style-name="ro1">
          <table:table-cell table:formula="of:= COM.MICROSOFT.CONCAT(&quot;Cell &quot;; COM.MICROSOFT.CONCAT(ROW([.A23]) - 1; COM.MICROSOFT.CONCAT(&quot; - &quot;; COLUMN([.A23]))))" office:value-type="string" office:string-value="Cell 22 - 1" calcext:value-type="string">
            <text:p>Cell 22 - 1</text:p>
          </table:table-cell>
          <table:table-cell table:formula="of:= COM.MICROSOFT.CONCAT(&quot;Cell &quot;; COM.MICROSOFT.CONCAT(ROW([.B23]) - 1; COM.MICROSOFT.CONCAT(&quot; - &quot;; COLUMN([.B23]))))" office:value-type="string" office:string-value="Cell 22 - 2" calcext:value-type="string">
            <text:p>Cell 22 - 2</text:p>
          </table:table-cell>
        </table:table-row>
        <table:table-row table:style-name="ro1">
          <table:table-cell table:formula="of:= COM.MICROSOFT.CONCAT(&quot;Cell &quot;; COM.MICROSOFT.CONCAT(ROW([.A24]) - 1; COM.MICROSOFT.CONCAT(&quot; - &quot;; COLUMN([.A24]))))" office:value-type="string" office:string-value="Cell 23 - 1" calcext:value-type="string">
            <text:p>Cell 23 - 1</text:p>
          </table:table-cell>
          <table:table-cell table:formula="of:= COM.MICROSOFT.CONCAT(&quot;Cell &quot;; COM.MICROSOFT.CONCAT(ROW([.B24]) - 1; COM.MICROSOFT.CONCAT(&quot; - &quot;; COLUMN([.B24]))))" office:value-type="string" office:string-value="Cell 23 - 2" calcext:value-type="string">
            <text:p>Cell 23 - 2</text:p>
          </table:table-cell>
        </table:table-row>
        <table:table-row table:style-name="ro1">
          <table:table-cell table:formula="of:= COM.MICROSOFT.CONCAT(&quot;Cell &quot;; COM.MICROSOFT.CONCAT(ROW([.A25]) - 1; COM.MICROSOFT.CONCAT(&quot; - &quot;; COLUMN([.A25]))))" office:value-type="string" office:string-value="Cell 24 - 1" calcext:value-type="string">
            <text:p>Cell 24 - 1</text:p>
          </table:table-cell>
          <table:table-cell table:formula="of:= COM.MICROSOFT.CONCAT(&quot;Cell &quot;; COM.MICROSOFT.CONCAT(ROW([.B25]) - 1; COM.MICROSOFT.CONCAT(&quot; - &quot;; COLUMN([.B25]))))" office:value-type="string" office:string-value="Cell 24 - 2" calcext:value-type="string">
            <text:p>Cell 24 - 2</text:p>
          </table:table-cell>
        </table:table-row>
        <table:table-row table:style-name="ro1">
          <table:table-cell table:formula="of:= COM.MICROSOFT.CONCAT(&quot;Cell &quot;; COM.MICROSOFT.CONCAT(ROW([.A26]) - 1; COM.MICROSOFT.CONCAT(&quot; - &quot;; COLUMN([.A26]))))" office:value-type="string" office:string-value="Cell 25 - 1" calcext:value-type="string">
            <text:p>Cell 25 - 1</text:p>
          </table:table-cell>
          <table:table-cell table:formula="of:= COM.MICROSOFT.CONCAT(&quot;Cell &quot;; COM.MICROSOFT.CONCAT(ROW([.B26]) - 1; COM.MICROSOFT.CONCAT(&quot; - &quot;; COLUMN([.B26]))))" office:value-type="string" office:string-value="Cell 25 - 2" calcext:value-type="string">
            <text:p>Cell 25 - 2</text:p>
          </table:table-cell>
        </table:table-row>
        <table:table-row table:style-name="ro1">
          <table:table-cell table:formula="of:= COM.MICROSOFT.CONCAT(&quot;Cell &quot;; COM.MICROSOFT.CONCAT(ROW([.A27]) - 1; COM.MICROSOFT.CONCAT(&quot; - &quot;; COLUMN([.A27]))))" office:value-type="string" office:string-value="Cell 26 - 1" calcext:value-type="string">
            <text:p>Cell 26 - 1</text:p>
          </table:table-cell>
          <table:table-cell table:formula="of:= COM.MICROSOFT.CONCAT(&quot;Cell &quot;; COM.MICROSOFT.CONCAT(ROW([.B27]) - 1; COM.MICROSOFT.CONCAT(&quot; - &quot;; COLUMN([.B27]))))" office:value-type="string" office:string-value="Cell 26 - 2" calcext:value-type="string">
            <text:p>Cell 26 - 2</text:p>
          </table:table-cell>
        </table:table-row>
        <table:table-row table:style-name="ro1">
          <table:table-cell table:formula="of:= COM.MICROSOFT.CONCAT(&quot;Cell &quot;; COM.MICROSOFT.CONCAT(ROW([.A28]) - 1; COM.MICROSOFT.CONCAT(&quot; - &quot;; COLUMN([.A28]))))" office:value-type="string" office:string-value="Cell 27 - 1" calcext:value-type="string">
            <text:p>Cell 27 - 1</text:p>
          </table:table-cell>
          <table:table-cell table:formula="of:= COM.MICROSOFT.CONCAT(&quot;Cell &quot;; COM.MICROSOFT.CONCAT(ROW([.B28]) - 1; COM.MICROSOFT.CONCAT(&quot; - &quot;; COLUMN([.B28]))))" office:value-type="string" office:string-value="Cell 27 - 2" calcext:value-type="string">
            <text:p>Cell 27 - 2</text:p>
          </table:table-cell>
        </table:table-row>
        <table:table-row table:style-name="ro1">
          <table:table-cell table:formula="of:= COM.MICROSOFT.CONCAT(&quot;Cell &quot;; COM.MICROSOFT.CONCAT(ROW([.A29]) - 1; COM.MICROSOFT.CONCAT(&quot; - &quot;; COLUMN([.A29]))))" office:value-type="string" office:string-value="Cell 28 - 1" calcext:value-type="string">
            <text:p>Cell 28 - 1</text:p>
          </table:table-cell>
          <table:table-cell table:formula="of:= COM.MICROSOFT.CONCAT(&quot;Cell &quot;; COM.MICROSOFT.CONCAT(ROW([.B29]) - 1; COM.MICROSOFT.CONCAT(&quot; - &quot;; COLUMN([.B29]))))" office:value-type="string" office:string-value="Cell 28 - 2" calcext:value-type="string">
            <text:p>Cell 28 - 2</text:p>
          </table:table-cell>
        </table:table-row>
        <table:table-row table:style-name="ro1">
          <table:table-cell table:formula="of:= COM.MICROSOFT.CONCAT(&quot;Cell &quot;; COM.MICROSOFT.CONCAT(ROW([.A30]) - 1; COM.MICROSOFT.CONCAT(&quot; - &quot;; COLUMN([.A30]))))" office:value-type="string" office:string-value="Cell 29 - 1" calcext:value-type="string">
            <text:p>Cell 29 - 1</text:p>
          </table:table-cell>
          <table:table-cell table:formula="of:= COM.MICROSOFT.CONCAT(&quot;Cell &quot;; COM.MICROSOFT.CONCAT(ROW([.B30]) - 1; COM.MICROSOFT.CONCAT(&quot; - &quot;; COLUMN([.B30]))))" office:value-type="string" office:string-value="Cell 29 - 2" calcext:value-type="string">
            <text:p>Cell 29 - 2</text:p>
          </table:table-cell>
        </table:table-row>
        <table:table-row table:style-name="ro1">
          <table:table-cell table:formula="of:= COM.MICROSOFT.CONCAT(&quot;Cell &quot;; COM.MICROSOFT.CONCAT(ROW([.A31]) - 1; COM.MICROSOFT.CONCAT(&quot; - &quot;; COLUMN([.A31]))))" office:value-type="string" office:string-value="Cell 30 - 1" calcext:value-type="string">
            <text:p>Cell 30 - 1</text:p>
          </table:table-cell>
          <table:table-cell table:formula="of:= COM.MICROSOFT.CONCAT(&quot;Cell &quot;; COM.MICROSOFT.CONCAT(ROW([.B31]) - 1; COM.MICROSOFT.CONCAT(&quot; - &quot;; COLUMN([.B31]))))" office:value-type="string" office:string-value="Cell 30 - 2" calcext:value-type="string">
            <text:p>Cell 30 - 2</text:p>
          </table:table-cell>
        </table:table-row>
        <table:table-row table:style-name="ro1">
          <table:table-cell table:formula="of:= COM.MICROSOFT.CONCAT(&quot;Cell &quot;; COM.MICROSOFT.CONCAT(ROW([.A32]) - 1; COM.MICROSOFT.CONCAT(&quot; - &quot;; COLUMN([.A32]))))" office:value-type="string" office:string-value="Cell 31 - 1" calcext:value-type="string">
            <text:p>Cell 31 - 1</text:p>
          </table:table-cell>
          <table:table-cell table:formula="of:= COM.MICROSOFT.CONCAT(&quot;Cell &quot;; COM.MICROSOFT.CONCAT(ROW([.B32]) - 1; COM.MICROSOFT.CONCAT(&quot; - &quot;; COLUMN([.B32]))))" office:value-type="string" office:string-value="Cell 31 - 2" calcext:value-type="string">
            <text:p>Cell 31 - 2</text:p>
          </table:table-cell>
        </table:table-row>
        <table:table-row table:style-name="ro1">
          <table:table-cell table:formula="of:= COM.MICROSOFT.CONCAT(&quot;Cell &quot;; COM.MICROSOFT.CONCAT(ROW([.A33]) - 1; COM.MICROSOFT.CONCAT(&quot; - &quot;; COLUMN([.A33]))))" office:value-type="string" office:string-value="Cell 32 - 1" calcext:value-type="string">
            <text:p>Cell 32 - 1</text:p>
          </table:table-cell>
          <table:table-cell table:formula="of:= COM.MICROSOFT.CONCAT(&quot;Cell &quot;; COM.MICROSOFT.CONCAT(ROW([.B33]) - 1; COM.MICROSOFT.CONCAT(&quot; - &quot;; COLUMN([.B33]))))" office:value-type="string" office:string-value="Cell 32 - 2" calcext:value-type="string">
            <text:p>Cell 32 - 2</text:p>
          </table:table-cell>
        </table:table-row>
        <table:table-row table:style-name="ro1">
          <table:table-cell table:formula="of:= COM.MICROSOFT.CONCAT(&quot;Cell &quot;; COM.MICROSOFT.CONCAT(ROW([.A34]) - 1; COM.MICROSOFT.CONCAT(&quot; - &quot;; COLUMN([.A34]))))" office:value-type="string" office:string-value="Cell 33 - 1" calcext:value-type="string">
            <text:p>Cell 33 - 1</text:p>
          </table:table-cell>
          <table:table-cell table:formula="of:= COM.MICROSOFT.CONCAT(&quot;Cell &quot;; COM.MICROSOFT.CONCAT(ROW([.B34]) - 1; COM.MICROSOFT.CONCAT(&quot; - &quot;; COLUMN([.B34]))))" office:value-type="string" office:string-value="Cell 33 - 2" calcext:value-type="string">
            <text:p>Cell 33 - 2</text:p>
          </table:table-cell>
        </table:table-row>
        <table:table-row table:style-name="ro1">
          <table:table-cell table:formula="of:= COM.MICROSOFT.CONCAT(&quot;Cell &quot;; COM.MICROSOFT.CONCAT(ROW([.A35]) - 1; COM.MICROSOFT.CONCAT(&quot; - &quot;; COLUMN([.A35]))))" office:value-type="string" office:string-value="Cell 34 - 1" calcext:value-type="string">
            <text:p>Cell 34 - 1</text:p>
          </table:table-cell>
          <table:table-cell table:formula="of:= COM.MICROSOFT.CONCAT(&quot;Cell &quot;; COM.MICROSOFT.CONCAT(ROW([.B35]) - 1; COM.MICROSOFT.CONCAT(&quot; - &quot;; COLUMN([.B35]))))" office:value-type="string" office:string-value="Cell 34 - 2" calcext:value-type="string">
            <text:p>Cell 34 - 2</text:p>
          </table:table-cell>
        </table:table-row>
        <table:table-row table:style-name="ro1">
          <table:table-cell table:formula="of:= COM.MICROSOFT.CONCAT(&quot;Cell &quot;; COM.MICROSOFT.CONCAT(ROW([.A36]) - 1; COM.MICROSOFT.CONCAT(&quot; - &quot;; COLUMN([.A36]))))" office:value-type="string" office:string-value="Cell 35 - 1" calcext:value-type="string">
            <text:p>Cell 35 - 1</text:p>
          </table:table-cell>
          <table:table-cell table:formula="of:= COM.MICROSOFT.CONCAT(&quot;Cell &quot;; COM.MICROSOFT.CONCAT(ROW([.B36]) - 1; COM.MICROSOFT.CONCAT(&quot; - &quot;; COLUMN([.B36]))))" office:value-type="string" office:string-value="Cell 35 - 2" calcext:value-type="string">
            <text:p>Cell 35 - 2</text:p>
          </table:table-cell>
        </table:table-row>
        <table:table-row table:style-name="ro1">
          <table:table-cell table:formula="of:= COM.MICROSOFT.CONCAT(&quot;Cell &quot;; COM.MICROSOFT.CONCAT(ROW([.A37]) - 1; COM.MICROSOFT.CONCAT(&quot; - &quot;; COLUMN([.A37]))))" office:value-type="string" office:string-value="Cell 36 - 1" calcext:value-type="string">
            <text:p>Cell 36 - 1</text:p>
          </table:table-cell>
          <table:table-cell table:formula="of:= COM.MICROSOFT.CONCAT(&quot;Cell &quot;; COM.MICROSOFT.CONCAT(ROW([.B37]) - 1; COM.MICROSOFT.CONCAT(&quot; - &quot;; COLUMN([.B37]))))" office:value-type="string" office:string-value="Cell 36 - 2" calcext:value-type="string">
            <text:p>Cell 36 - 2</text:p>
          </table:table-cell>
        </table:table-row>
        <table:table-row table:style-name="ro1">
          <table:table-cell table:formula="of:= COM.MICROSOFT.CONCAT(&quot;Cell &quot;; COM.MICROSOFT.CONCAT(ROW([.A38]) - 1; COM.MICROSOFT.CONCAT(&quot; - &quot;; COLUMN([.A38]))))" office:value-type="string" office:string-value="Cell 37 - 1" calcext:value-type="string">
            <text:p>Cell 37 - 1</text:p>
          </table:table-cell>
          <table:table-cell table:formula="of:= COM.MICROSOFT.CONCAT(&quot;Cell &quot;; COM.MICROSOFT.CONCAT(ROW([.B38]) - 1; COM.MICROSOFT.CONCAT(&quot; - &quot;; COLUMN([.B38]))))" office:value-type="string" office:string-value="Cell 37 - 2" calcext:value-type="string">
            <text:p>Cell 37 - 2</text:p>
          </table:table-cell>
        </table:table-row>
        <table:table-row table:style-name="ro1">
          <table:table-cell table:formula="of:= COM.MICROSOFT.CONCAT(&quot;Cell &quot;; COM.MICROSOFT.CONCAT(ROW([.A39]) - 1; COM.MICROSOFT.CONCAT(&quot; - &quot;; COLUMN([.A39]))))" office:value-type="string" office:string-value="Cell 38 - 1" calcext:value-type="string">
            <text:p>Cell 38 - 1</text:p>
          </table:table-cell>
          <table:table-cell table:formula="of:= COM.MICROSOFT.CONCAT(&quot;Cell &quot;; COM.MICROSOFT.CONCAT(ROW([.B39]) - 1; COM.MICROSOFT.CONCAT(&quot; - &quot;; COLUMN([.B39]))))" office:value-type="string" office:string-value="Cell 38 - 2" calcext:value-type="string">
            <text:p>Cell 38 - 2</text:p>
          </table:table-cell>
        </table:table-row>
        <table:table-row table:style-name="ro1">
          <table:table-cell table:formula="of:= COM.MICROSOFT.CONCAT(&quot;Cell &quot;; COM.MICROSOFT.CONCAT(ROW([.A40]) - 1; COM.MICROSOFT.CONCAT(&quot; - &quot;; COLUMN([.A40]))))" office:value-type="string" office:string-value="Cell 39 - 1" calcext:value-type="string">
            <text:p>Cell 39 - 1</text:p>
          </table:table-cell>
          <table:table-cell table:formula="of:= COM.MICROSOFT.CONCAT(&quot;Cell &quot;; COM.MICROSOFT.CONCAT(ROW([.B40]) - 1; COM.MICROSOFT.CONCAT(&quot; - &quot;; COLUMN([.B40]))))" office:value-type="string" office:string-value="Cell 39 - 2" calcext:value-type="string">
            <text:p>Cell 39 - 2</text:p>
          </table:table-cell>
        </table:table-row>
        <table:table-row table:style-name="ro1">
          <table:table-cell table:formula="of:= COM.MICROSOFT.CONCAT(&quot;Cell &quot;; COM.MICROSOFT.CONCAT(ROW([.A41]) - 1; COM.MICROSOFT.CONCAT(&quot; - &quot;; COLUMN([.A41]))))" office:value-type="string" office:string-value="Cell 40 - 1" calcext:value-type="string">
            <text:p>Cell 40 - 1</text:p>
          </table:table-cell>
          <table:table-cell table:formula="of:= COM.MICROSOFT.CONCAT(&quot;Cell &quot;; COM.MICROSOFT.CONCAT(ROW([.B41]) - 1; COM.MICROSOFT.CONCAT(&quot; - &quot;; COLUMN([.B41]))))" office:value-type="string" office:string-value="Cell 40 - 2" calcext:value-type="string">
            <text:p>Cell 40 - 2</text:p>
          </table:table-cell>
        </table:table-row>
        <table:table-row table:style-name="ro1">
          <table:table-cell table:formula="of:= COM.MICROSOFT.CONCAT(&quot;Cell &quot;; COM.MICROSOFT.CONCAT(ROW([.A42]) - 1; COM.MICROSOFT.CONCAT(&quot; - &quot;; COLUMN([.A42]))))" office:value-type="string" office:string-value="Cell 41 - 1" calcext:value-type="string">
            <text:p>Cell 41 - 1</text:p>
          </table:table-cell>
          <table:table-cell table:formula="of:= COM.MICROSOFT.CONCAT(&quot;Cell &quot;; COM.MICROSOFT.CONCAT(ROW([.B42]) - 1; COM.MICROSOFT.CONCAT(&quot; - &quot;; COLUMN([.B42]))))" office:value-type="string" office:string-value="Cell 41 - 2" calcext:value-type="string">
            <text:p>Cell 41 - 2</text:p>
          </table:table-cell>
        </table:table-row>
        <table:table-row table:style-name="ro1">
          <table:table-cell table:formula="of:= COM.MICROSOFT.CONCAT(&quot;Cell &quot;; COM.MICROSOFT.CONCAT(ROW([.A43]) - 1; COM.MICROSOFT.CONCAT(&quot; - &quot;; COLUMN([.A43]))))" office:value-type="string" office:string-value="Cell 42 - 1" calcext:value-type="string">
            <text:p>Cell 42 - 1</text:p>
          </table:table-cell>
          <table:table-cell table:formula="of:= COM.MICROSOFT.CONCAT(&quot;Cell &quot;; COM.MICROSOFT.CONCAT(ROW([.B43]) - 1; COM.MICROSOFT.CONCAT(&quot; - &quot;; COLUMN([.B43]))))" office:value-type="string" office:string-value="Cell 42 - 2" calcext:value-type="string">
            <text:p>Cell 42 - 2</text:p>
          </table:table-cell>
        </table:table-row>
        <table:table-row table:style-name="ro1">
          <table:table-cell table:formula="of:= COM.MICROSOFT.CONCAT(&quot;Cell &quot;; COM.MICROSOFT.CONCAT(ROW([.A44]) - 1; COM.MICROSOFT.CONCAT(&quot; - &quot;; COLUMN([.A44]))))" office:value-type="string" office:string-value="Cell 43 - 1" calcext:value-type="string">
            <text:p>Cell 43 - 1</text:p>
          </table:table-cell>
          <table:table-cell table:formula="of:= COM.MICROSOFT.CONCAT(&quot;Cell &quot;; COM.MICROSOFT.CONCAT(ROW([.B44]) - 1; COM.MICROSOFT.CONCAT(&quot; - &quot;; COLUMN([.B44]))))" office:value-type="string" office:string-value="Cell 43 - 2" calcext:value-type="string">
            <text:p>Cell 43 - 2</text:p>
          </table:table-cell>
        </table:table-row>
        <table:table-row table:style-name="ro1">
          <table:table-cell table:formula="of:= COM.MICROSOFT.CONCAT(&quot;Cell &quot;; COM.MICROSOFT.CONCAT(ROW([.A45]) - 1; COM.MICROSOFT.CONCAT(&quot; - &quot;; COLUMN([.A45]))))" office:value-type="string" office:string-value="Cell 44 - 1" calcext:value-type="string">
            <text:p>Cell 44 - 1</text:p>
          </table:table-cell>
          <table:table-cell table:formula="of:= COM.MICROSOFT.CONCAT(&quot;Cell &quot;; COM.MICROSOFT.CONCAT(ROW([.B45]) - 1; COM.MICROSOFT.CONCAT(&quot; - &quot;; COLUMN([.B45]))))" office:value-type="string" office:string-value="Cell 44 - 2" calcext:value-type="string">
            <text:p>Cell 44 - 2</text:p>
          </table:table-cell>
        </table:table-row>
        <table:table-row table:style-name="ro1">
          <table:table-cell table:formula="of:= COM.MICROSOFT.CONCAT(&quot;Cell &quot;; COM.MICROSOFT.CONCAT(ROW([.A46]) - 1; COM.MICROSOFT.CONCAT(&quot; - &quot;; COLUMN([.A46]))))" office:value-type="string" office:string-value="Cell 45 - 1" calcext:value-type="string">
            <text:p>Cell 45 - 1</text:p>
          </table:table-cell>
          <table:table-cell table:formula="of:= COM.MICROSOFT.CONCAT(&quot;Cell &quot;; COM.MICROSOFT.CONCAT(ROW([.B46]) - 1; COM.MICROSOFT.CONCAT(&quot; - &quot;; COLUMN([.B46]))))" office:value-type="string" office:string-value="Cell 45 - 2" calcext:value-type="string">
            <text:p>Cell 45 - 2</text:p>
          </table:table-cell>
        </table:table-row>
        <table:table-row table:style-name="ro1">
          <table:table-cell table:formula="of:= COM.MICROSOFT.CONCAT(&quot;Cell &quot;; COM.MICROSOFT.CONCAT(ROW([.A47]) - 1; COM.MICROSOFT.CONCAT(&quot; - &quot;; COLUMN([.A47]))))" office:value-type="string" office:string-value="Cell 46 - 1" calcext:value-type="string">
            <text:p>Cell 46 - 1</text:p>
          </table:table-cell>
          <table:table-cell table:formula="of:= COM.MICROSOFT.CONCAT(&quot;Cell &quot;; COM.MICROSOFT.CONCAT(ROW([.B47]) - 1; COM.MICROSOFT.CONCAT(&quot; - &quot;; COLUMN([.B47]))))" office:value-type="string" office:string-value="Cell 46 - 2" calcext:value-type="string">
            <text:p>Cell 46 - 2</text:p>
          </table:table-cell>
        </table:table-row>
        <table:table-row table:style-name="ro1">
          <table:table-cell table:formula="of:= COM.MICROSOFT.CONCAT(&quot;Cell &quot;; COM.MICROSOFT.CONCAT(ROW([.A48]) - 1; COM.MICROSOFT.CONCAT(&quot; - &quot;; COLUMN([.A48]))))" office:value-type="string" office:string-value="Cell 47 - 1" calcext:value-type="string">
            <text:p>Cell 47 - 1</text:p>
          </table:table-cell>
          <table:table-cell table:formula="of:= COM.MICROSOFT.CONCAT(&quot;Cell &quot;; COM.MICROSOFT.CONCAT(ROW([.B48]) - 1; COM.MICROSOFT.CONCAT(&quot; - &quot;; COLUMN([.B48]))))" office:value-type="string" office:string-value="Cell 47 - 2" calcext:value-type="string">
            <text:p>Cell 47 - 2</text:p>
          </table:table-cell>
        </table:table-row>
        <table:table-row table:style-name="ro1">
          <table:table-cell table:formula="of:= COM.MICROSOFT.CONCAT(&quot;Cell &quot;; COM.MICROSOFT.CONCAT(ROW([.A49]) - 1; COM.MICROSOFT.CONCAT(&quot; - &quot;; COLUMN([.A49]))))" office:value-type="string" office:string-value="Cell 48 - 1" calcext:value-type="string">
            <text:p>Cell 48 - 1</text:p>
          </table:table-cell>
          <table:table-cell table:formula="of:= COM.MICROSOFT.CONCAT(&quot;Cell &quot;; COM.MICROSOFT.CONCAT(ROW([.B49]) - 1; COM.MICROSOFT.CONCAT(&quot; - &quot;; COLUMN([.B49]))))" office:value-type="string" office:string-value="Cell 48 - 2" calcext:value-type="string">
            <text:p>Cell 48 - 2</text:p>
          </table:table-cell>
        </table:table-row>
        <table:table-row table:style-name="ro1">
          <table:table-cell table:formula="of:= COM.MICROSOFT.CONCAT(&quot;Cell &quot;; COM.MICROSOFT.CONCAT(ROW([.A50]) - 1; COM.MICROSOFT.CONCAT(&quot; - &quot;; COLUMN([.A50]))))" office:value-type="string" office:string-value="Cell 49 - 1" calcext:value-type="string">
            <text:p>Cell 49 - 1</text:p>
          </table:table-cell>
          <table:table-cell table:formula="of:= COM.MICROSOFT.CONCAT(&quot;Cell &quot;; COM.MICROSOFT.CONCAT(ROW([.B50]) - 1; COM.MICROSOFT.CONCAT(&quot; - &quot;; COLUMN([.B50]))))" office:value-type="string" office:string-value="Cell 49 - 2" calcext:value-type="string">
            <text:p>Cell 49 - 2</text:p>
          </table:table-cell>
        </table:table-row>
        <table:table-row table:style-name="ro1">
          <table:table-cell table:formula="of:= COM.MICROSOFT.CONCAT(&quot;Cell &quot;; COM.MICROSOFT.CONCAT(ROW([.A51]) - 1; COM.MICROSOFT.CONCAT(&quot; - &quot;; COLUMN([.A51]))))" office:value-type="string" office:string-value="Cell 50 - 1" calcext:value-type="string">
            <text:p>Cell 50 - 1</text:p>
          </table:table-cell>
          <table:table-cell table:formula="of:= COM.MICROSOFT.CONCAT(&quot;Cell &quot;; COM.MICROSOFT.CONCAT(ROW([.B51]) - 1; COM.MICROSOFT.CONCAT(&quot; - &quot;; COLUMN([.B51]))))" office:value-type="string" office:string-value="Cell 50 - 2" calcext:value-type="string">
            <text:p>Cell 50 - 2</text:p>
          </table:table-cell>
        </table:table-row>
        <table:table-row table:style-name="ro1">
          <table:table-cell table:formula="of:= COM.MICROSOFT.CONCAT(&quot;Cell &quot;; COM.MICROSOFT.CONCAT(ROW([.A52]) - 1; COM.MICROSOFT.CONCAT(&quot; - &quot;; COLUMN([.A52]))))" office:value-type="string" office:string-value="Cell 51 - 1" calcext:value-type="string">
            <text:p>Cell 51 - 1</text:p>
          </table:table-cell>
          <table:table-cell table:formula="of:= COM.MICROSOFT.CONCAT(&quot;Cell &quot;; COM.MICROSOFT.CONCAT(ROW([.B52]) - 1; COM.MICROSOFT.CONCAT(&quot; - &quot;; COLUMN([.B52]))))" office:value-type="string" office:string-value="Cell 51 - 2" calcext:value-type="string">
            <text:p>Cell 51 - 2</text:p>
          </table:table-cell>
        </table:table-row>
        <table:table-row table:style-name="ro1">
          <table:table-cell table:formula="of:= COM.MICROSOFT.CONCAT(&quot;Cell &quot;; COM.MICROSOFT.CONCAT(ROW([.A53]) - 1; COM.MICROSOFT.CONCAT(&quot; - &quot;; COLUMN([.A53]))))" office:value-type="string" office:string-value="Cell 52 - 1" calcext:value-type="string">
            <text:p>Cell 52 - 1</text:p>
          </table:table-cell>
          <table:table-cell table:formula="of:= COM.MICROSOFT.CONCAT(&quot;Cell &quot;; COM.MICROSOFT.CONCAT(ROW([.B53]) - 1; COM.MICROSOFT.CONCAT(&quot; - &quot;; COLUMN([.B53]))))" office:value-type="string" office:string-value="Cell 52 - 2" calcext:value-type="string">
            <text:p>Cell 52 - 2</text:p>
          </table:table-cell>
        </table:table-row>
        <table:table-row table:style-name="ro1">
          <table:table-cell table:formula="of:= COM.MICROSOFT.CONCAT(&quot;Cell &quot;; COM.MICROSOFT.CONCAT(ROW([.A54]) - 1; COM.MICROSOFT.CONCAT(&quot; - &quot;; COLUMN([.A54]))))" office:value-type="string" office:string-value="Cell 53 - 1" calcext:value-type="string">
            <text:p>Cell 53 - 1</text:p>
          </table:table-cell>
          <table:table-cell table:formula="of:= COM.MICROSOFT.CONCAT(&quot;Cell &quot;; COM.MICROSOFT.CONCAT(ROW([.B54]) - 1; COM.MICROSOFT.CONCAT(&quot; - &quot;; COLUMN([.B54]))))" office:value-type="string" office:string-value="Cell 53 - 2" calcext:value-type="string">
            <text:p>Cell 53 - 2</text:p>
          </table:table-cell>
        </table:table-row>
        <table:table-row table:style-name="ro1">
          <table:table-cell table:formula="of:= COM.MICROSOFT.CONCAT(&quot;Cell &quot;; COM.MICROSOFT.CONCAT(ROW([.A55]) - 1; COM.MICROSOFT.CONCAT(&quot; - &quot;; COLUMN([.A55]))))" office:value-type="string" office:string-value="Cell 54 - 1" calcext:value-type="string">
            <text:p>Cell 54 - 1</text:p>
          </table:table-cell>
          <table:table-cell table:formula="of:= COM.MICROSOFT.CONCAT(&quot;Cell &quot;; COM.MICROSOFT.CONCAT(ROW([.B55]) - 1; COM.MICROSOFT.CONCAT(&quot; - &quot;; COLUMN([.B55]))))" office:value-type="string" office:string-value="Cell 54 - 2" calcext:value-type="string">
            <text:p>Cell 54 - 2</text:p>
          </table:table-cell>
        </table:table-row>
        <table:table-row table:style-name="ro1">
          <table:table-cell table:formula="of:= COM.MICROSOFT.CONCAT(&quot;Cell &quot;; COM.MICROSOFT.CONCAT(ROW([.A56]) - 1; COM.MICROSOFT.CONCAT(&quot; - &quot;; COLUMN([.A56]))))" office:value-type="string" office:string-value="Cell 55 - 1" calcext:value-type="string">
            <text:p>Cell 55 - 1</text:p>
          </table:table-cell>
          <table:table-cell table:formula="of:= COM.MICROSOFT.CONCAT(&quot;Cell &quot;; COM.MICROSOFT.CONCAT(ROW([.B56]) - 1; COM.MICROSOFT.CONCAT(&quot; - &quot;; COLUMN([.B56]))))" office:value-type="string" office:string-value="Cell 55 - 2" calcext:value-type="string">
            <text:p>Cell 55 - 2</text:p>
          </table:table-cell>
        </table:table-row>
        <table:table-row table:style-name="ro1">
          <table:table-cell table:formula="of:= COM.MICROSOFT.CONCAT(&quot;Cell &quot;; COM.MICROSOFT.CONCAT(ROW([.A57]) - 1; COM.MICROSOFT.CONCAT(&quot; - &quot;; COLUMN([.A57]))))" office:value-type="string" office:string-value="Cell 56 - 1" calcext:value-type="string">
            <text:p>Cell 56 - 1</text:p>
          </table:table-cell>
          <table:table-cell table:formula="of:= COM.MICROSOFT.CONCAT(&quot;Cell &quot;; COM.MICROSOFT.CONCAT(ROW([.B57]) - 1; COM.MICROSOFT.CONCAT(&quot; - &quot;; COLUMN([.B57]))))" office:value-type="string" office:string-value="Cell 56 - 2" calcext:value-type="string">
            <text:p>Cell 56 - 2</text:p>
          </table:table-cell>
        </table:table-row>
        <table:table-row table:style-name="ro1">
          <table:table-cell table:formula="of:= COM.MICROSOFT.CONCAT(&quot;Cell &quot;; COM.MICROSOFT.CONCAT(ROW([.A58]) - 1; COM.MICROSOFT.CONCAT(&quot; - &quot;; COLUMN([.A58]))))" office:value-type="string" office:string-value="Cell 57 - 1" calcext:value-type="string">
            <text:p>Cell 57 - 1</text:p>
          </table:table-cell>
          <table:table-cell table:formula="of:= COM.MICROSOFT.CONCAT(&quot;Cell &quot;; COM.MICROSOFT.CONCAT(ROW([.B58]) - 1; COM.MICROSOFT.CONCAT(&quot; - &quot;; COLUMN([.B58]))))" office:value-type="string" office:string-value="Cell 57 - 2" calcext:value-type="string">
            <text:p>Cell 57 - 2</text:p>
          </table:table-cell>
        </table:table-row>
        <table:table-row table:style-name="ro1">
          <table:table-cell table:formula="of:= COM.MICROSOFT.CONCAT(&quot;Cell &quot;; COM.MICROSOFT.CONCAT(ROW([.A59]) - 1; COM.MICROSOFT.CONCAT(&quot; - &quot;; COLUMN([.A59]))))" office:value-type="string" office:string-value="Cell 58 - 1" calcext:value-type="string">
            <text:p>Cell 58 - 1</text:p>
          </table:table-cell>
          <table:table-cell table:formula="of:= COM.MICROSOFT.CONCAT(&quot;Cell &quot;; COM.MICROSOFT.CONCAT(ROW([.B59]) - 1; COM.MICROSOFT.CONCAT(&quot; - &quot;; COLUMN([.B59]))))" office:value-type="string" office:string-value="Cell 58 - 2" calcext:value-type="string">
            <text:p>Cell 58 - 2</text:p>
          </table:table-cell>
        </table:table-row>
        <table:table-row table:style-name="ro1">
          <table:table-cell table:formula="of:= COM.MICROSOFT.CONCAT(&quot;Cell &quot;; COM.MICROSOFT.CONCAT(ROW([.A60]) - 1; COM.MICROSOFT.CONCAT(&quot; - &quot;; COLUMN([.A60]))))" office:value-type="string" office:string-value="Cell 59 - 1" calcext:value-type="string">
            <text:p>Cell 59 - 1</text:p>
          </table:table-cell>
          <table:table-cell table:formula="of:= COM.MICROSOFT.CONCAT(&quot;Cell &quot;; COM.MICROSOFT.CONCAT(ROW([.B60]) - 1; COM.MICROSOFT.CONCAT(&quot; - &quot;; COLUMN([.B60]))))" office:value-type="string" office:string-value="Cell 59 - 2" calcext:value-type="string">
            <text:p>Cell 59 - 2</text:p>
          </table:table-cell>
        </table:table-row>
        <table:table-row table:style-name="ro1">
          <table:table-cell table:formula="of:= COM.MICROSOFT.CONCAT(&quot;Cell &quot;; COM.MICROSOFT.CONCAT(ROW([.A61]) - 1; COM.MICROSOFT.CONCAT(&quot; - &quot;; COLUMN([.A61]))))" office:value-type="string" office:string-value="Cell 60 - 1" calcext:value-type="string">
            <text:p>Cell 60 - 1</text:p>
          </table:table-cell>
          <table:table-cell table:formula="of:= COM.MICROSOFT.CONCAT(&quot;Cell &quot;; COM.MICROSOFT.CONCAT(ROW([.B61]) - 1; COM.MICROSOFT.CONCAT(&quot; - &quot;; COLUMN([.B61]))))" office:value-type="string" office:string-value="Cell 60 - 2" calcext:value-type="string">
            <text:p>Cell 60 - 2</text:p>
          </table:table-cell>
        </table:table-row>
        <table:table-row table:style-name="ro1">
          <table:table-cell table:formula="of:= COM.MICROSOFT.CONCAT(&quot;Cell &quot;; COM.MICROSOFT.CONCAT(ROW([.A62]) - 1; COM.MICROSOFT.CONCAT(&quot; - &quot;; COLUMN([.A62]))))" office:value-type="string" office:string-value="Cell 61 - 1" calcext:value-type="string">
            <text:p>Cell 61 - 1</text:p>
          </table:table-cell>
          <table:table-cell table:formula="of:= COM.MICROSOFT.CONCAT(&quot;Cell &quot;; COM.MICROSOFT.CONCAT(ROW([.B62]) - 1; COM.MICROSOFT.CONCAT(&quot; - &quot;; COLUMN([.B62]))))" office:value-type="string" office:string-value="Cell 61 - 2" calcext:value-type="string">
            <text:p>Cell 61 - 2</text:p>
          </table:table-cell>
        </table:table-row>
        <table:table-row table:style-name="ro1">
          <table:table-cell table:formula="of:= COM.MICROSOFT.CONCAT(&quot;Cell &quot;; COM.MICROSOFT.CONCAT(ROW([.A63]) - 1; COM.MICROSOFT.CONCAT(&quot; - &quot;; COLUMN([.A63]))))" office:value-type="string" office:string-value="Cell 62 - 1" calcext:value-type="string">
            <text:p>Cell 62 - 1</text:p>
          </table:table-cell>
          <table:table-cell table:formula="of:= COM.MICROSOFT.CONCAT(&quot;Cell &quot;; COM.MICROSOFT.CONCAT(ROW([.B63]) - 1; COM.MICROSOFT.CONCAT(&quot; - &quot;; COLUMN([.B63]))))" office:value-type="string" office:string-value="Cell 62 - 2" calcext:value-type="string">
            <text:p>Cell 62 - 2</text:p>
          </table:table-cell>
        </table:table-row>
        <table:table-row table:style-name="ro1">
          <table:table-cell table:formula="of:= COM.MICROSOFT.CONCAT(&quot;Cell &quot;; COM.MICROSOFT.CONCAT(ROW([.A64]) - 1; COM.MICROSOFT.CONCAT(&quot; - &quot;; COLUMN([.A64]))))" office:value-type="string" office:string-value="Cell 63 - 1" calcext:value-type="string">
            <text:p>Cell 63 - 1</text:p>
          </table:table-cell>
          <table:table-cell table:formula="of:= COM.MICROSOFT.CONCAT(&quot;Cell &quot;; COM.MICROSOFT.CONCAT(ROW([.B64]) - 1; COM.MICROSOFT.CONCAT(&quot; - &quot;; COLUMN([.B64]))))" office:value-type="string" office:string-value="Cell 63 - 2" calcext:value-type="string">
            <text:p>Cell 63 - 2</text:p>
          </table:table-cell>
        </table:table-row>
        <table:table-row table:style-name="ro1">
          <table:table-cell table:formula="of:= COM.MICROSOFT.CONCAT(&quot;Cell &quot;; COM.MICROSOFT.CONCAT(ROW([.A65]) - 1; COM.MICROSOFT.CONCAT(&quot; - &quot;; COLUMN([.A65]))))" office:value-type="string" office:string-value="Cell 64 - 1" calcext:value-type="string">
            <text:p>Cell 64 - 1</text:p>
          </table:table-cell>
          <table:table-cell table:formula="of:= COM.MICROSOFT.CONCAT(&quot;Cell &quot;; COM.MICROSOFT.CONCAT(ROW([.B65]) - 1; COM.MICROSOFT.CONCAT(&quot; - &quot;; COLUMN([.B65]))))" office:value-type="string" office:string-value="Cell 64 - 2" calcext:value-type="string">
            <text:p>Cell 64 - 2</text:p>
          </table:table-cell>
        </table:table-row>
        <table:table-row table:style-name="ro1">
          <table:table-cell table:formula="of:= COM.MICROSOFT.CONCAT(&quot;Cell &quot;; COM.MICROSOFT.CONCAT(ROW([.A66]) - 1; COM.MICROSOFT.CONCAT(&quot; - &quot;; COLUMN([.A66]))))" office:value-type="string" office:string-value="Cell 65 - 1" calcext:value-type="string">
            <text:p>Cell 65 - 1</text:p>
          </table:table-cell>
          <table:table-cell table:formula="of:= COM.MICROSOFT.CONCAT(&quot;Cell &quot;; COM.MICROSOFT.CONCAT(ROW([.B66]) - 1; COM.MICROSOFT.CONCAT(&quot; - &quot;; COLUMN([.B66]))))" office:value-type="string" office:string-value="Cell 65 - 2" calcext:value-type="string">
            <text:p>Cell 65 - 2</text:p>
          </table:table-cell>
        </table:table-row>
        <table:table-row table:style-name="ro1">
          <table:table-cell table:formula="of:= COM.MICROSOFT.CONCAT(&quot;Cell &quot;; COM.MICROSOFT.CONCAT(ROW([.A67]) - 1; COM.MICROSOFT.CONCAT(&quot; - &quot;; COLUMN([.A67]))))" office:value-type="string" office:string-value="Cell 66 - 1" calcext:value-type="string">
            <text:p>Cell 66 - 1</text:p>
          </table:table-cell>
          <table:table-cell table:formula="of:= COM.MICROSOFT.CONCAT(&quot;Cell &quot;; COM.MICROSOFT.CONCAT(ROW([.B67]) - 1; COM.MICROSOFT.CONCAT(&quot; - &quot;; COLUMN([.B67]))))" office:value-type="string" office:string-value="Cell 66 - 2" calcext:value-type="string">
            <text:p>Cell 66 - 2</text:p>
          </table:table-cell>
        </table:table-row>
        <table:table-row table:style-name="ro1">
          <table:table-cell table:formula="of:= COM.MICROSOFT.CONCAT(&quot;Cell &quot;; COM.MICROSOFT.CONCAT(ROW([.A68]) - 1; COM.MICROSOFT.CONCAT(&quot; - &quot;; COLUMN([.A68]))))" office:value-type="string" office:string-value="Cell 67 - 1" calcext:value-type="string">
            <text:p>Cell 67 - 1</text:p>
          </table:table-cell>
          <table:table-cell table:formula="of:= COM.MICROSOFT.CONCAT(&quot;Cell &quot;; COM.MICROSOFT.CONCAT(ROW([.B68]) - 1; COM.MICROSOFT.CONCAT(&quot; - &quot;; COLUMN([.B68]))))" office:value-type="string" office:string-value="Cell 67 - 2" calcext:value-type="string">
            <text:p>Cell 67 - 2</text:p>
          </table:table-cell>
        </table:table-row>
        <table:table-row table:style-name="ro1">
          <table:table-cell table:formula="of:= COM.MICROSOFT.CONCAT(&quot;Cell &quot;; COM.MICROSOFT.CONCAT(ROW([.A69]) - 1; COM.MICROSOFT.CONCAT(&quot; - &quot;; COLUMN([.A69]))))" office:value-type="string" office:string-value="Cell 68 - 1" calcext:value-type="string">
            <text:p>Cell 68 - 1</text:p>
          </table:table-cell>
          <table:table-cell table:formula="of:= COM.MICROSOFT.CONCAT(&quot;Cell &quot;; COM.MICROSOFT.CONCAT(ROW([.B69]) - 1; COM.MICROSOFT.CONCAT(&quot; - &quot;; COLUMN([.B69]))))" office:value-type="string" office:string-value="Cell 68 - 2" calcext:value-type="string">
            <text:p>Cell 68 - 2</text:p>
          </table:table-cell>
        </table:table-row>
        <table:table-row table:style-name="ro1">
          <table:table-cell table:formula="of:= COM.MICROSOFT.CONCAT(&quot;Cell &quot;; COM.MICROSOFT.CONCAT(ROW([.A70]) - 1; COM.MICROSOFT.CONCAT(&quot; - &quot;; COLUMN([.A70]))))" office:value-type="string" office:string-value="Cell 69 - 1" calcext:value-type="string">
            <text:p>Cell 69 - 1</text:p>
          </table:table-cell>
          <table:table-cell table:formula="of:= COM.MICROSOFT.CONCAT(&quot;Cell &quot;; COM.MICROSOFT.CONCAT(ROW([.B70]) - 1; COM.MICROSOFT.CONCAT(&quot; - &quot;; COLUMN([.B70]))))" office:value-type="string" office:string-value="Cell 69 - 2" calcext:value-type="string">
            <text:p>Cell 69 - 2</text:p>
          </table:table-cell>
        </table:table-row>
        <table:table-row table:style-name="ro1">
          <table:table-cell table:formula="of:= COM.MICROSOFT.CONCAT(&quot;Cell &quot;; COM.MICROSOFT.CONCAT(ROW([.A71]) - 1; COM.MICROSOFT.CONCAT(&quot; - &quot;; COLUMN([.A71]))))" office:value-type="string" office:string-value="Cell 70 - 1" calcext:value-type="string">
            <text:p>Cell 70 - 1</text:p>
          </table:table-cell>
          <table:table-cell table:formula="of:= COM.MICROSOFT.CONCAT(&quot;Cell &quot;; COM.MICROSOFT.CONCAT(ROW([.B71]) - 1; COM.MICROSOFT.CONCAT(&quot; - &quot;; COLUMN([.B71]))))" office:value-type="string" office:string-value="Cell 70 - 2" calcext:value-type="string">
            <text:p>Cell 70 - 2</text:p>
          </table:table-cell>
        </table:table-row>
        <table:table-row table:style-name="ro1">
          <table:table-cell table:formula="of:= COM.MICROSOFT.CONCAT(&quot;Cell &quot;; COM.MICROSOFT.CONCAT(ROW([.A72]) - 1; COM.MICROSOFT.CONCAT(&quot; - &quot;; COLUMN([.A72]))))" office:value-type="string" office:string-value="Cell 71 - 1" calcext:value-type="string">
            <text:p>Cell 71 - 1</text:p>
          </table:table-cell>
          <table:table-cell table:formula="of:= COM.MICROSOFT.CONCAT(&quot;Cell &quot;; COM.MICROSOFT.CONCAT(ROW([.B72]) - 1; COM.MICROSOFT.CONCAT(&quot; - &quot;; COLUMN([.B72]))))" office:value-type="string" office:string-value="Cell 71 - 2" calcext:value-type="string">
            <text:p>Cell 71 - 2</text:p>
          </table:table-cell>
        </table:table-row>
        <table:table-row table:style-name="ro1">
          <table:table-cell table:formula="of:= COM.MICROSOFT.CONCAT(&quot;Cell &quot;; COM.MICROSOFT.CONCAT(ROW([.A73]) - 1; COM.MICROSOFT.CONCAT(&quot; - &quot;; COLUMN([.A73]))))" office:value-type="string" office:string-value="Cell 72 - 1" calcext:value-type="string">
            <text:p>Cell 72 - 1</text:p>
          </table:table-cell>
          <table:table-cell table:formula="of:= COM.MICROSOFT.CONCAT(&quot;Cell &quot;; COM.MICROSOFT.CONCAT(ROW([.B73]) - 1; COM.MICROSOFT.CONCAT(&quot; - &quot;; COLUMN([.B73]))))" office:value-type="string" office:string-value="Cell 72 - 2" calcext:value-type="string">
            <text:p>Cell 72 - 2</text:p>
          </table:table-cell>
        </table:table-row>
        <table:table-row table:style-name="ro1">
          <table:table-cell table:formula="of:= COM.MICROSOFT.CONCAT(&quot;Cell &quot;; COM.MICROSOFT.CONCAT(ROW([.A74]) - 1; COM.MICROSOFT.CONCAT(&quot; - &quot;; COLUMN([.A74]))))" office:value-type="string" office:string-value="Cell 73 - 1" calcext:value-type="string">
            <text:p>Cell 73 - 1</text:p>
          </table:table-cell>
          <table:table-cell table:formula="of:= COM.MICROSOFT.CONCAT(&quot;Cell &quot;; COM.MICROSOFT.CONCAT(ROW([.B74]) - 1; COM.MICROSOFT.CONCAT(&quot; - &quot;; COLUMN([.B74]))))" office:value-type="string" office:string-value="Cell 73 - 2" calcext:value-type="string">
            <text:p>Cell 73 - 2</text:p>
          </table:table-cell>
        </table:table-row>
        <table:table-row table:style-name="ro1">
          <table:table-cell table:formula="of:= COM.MICROSOFT.CONCAT(&quot;Cell &quot;; COM.MICROSOFT.CONCAT(ROW([.A75]) - 1; COM.MICROSOFT.CONCAT(&quot; - &quot;; COLUMN([.A75]))))" office:value-type="string" office:string-value="Cell 74 - 1" calcext:value-type="string">
            <text:p>Cell 74 - 1</text:p>
          </table:table-cell>
          <table:table-cell table:formula="of:= COM.MICROSOFT.CONCAT(&quot;Cell &quot;; COM.MICROSOFT.CONCAT(ROW([.B75]) - 1; COM.MICROSOFT.CONCAT(&quot; - &quot;; COLUMN([.B75]))))" office:value-type="string" office:string-value="Cell 74 - 2" calcext:value-type="string">
            <text:p>Cell 74 - 2</text:p>
          </table:table-cell>
        </table:table-row>
        <table:table-row table:style-name="ro1">
          <table:table-cell table:formula="of:= COM.MICROSOFT.CONCAT(&quot;Cell &quot;; COM.MICROSOFT.CONCAT(ROW([.A76]) - 1; COM.MICROSOFT.CONCAT(&quot; - &quot;; COLUMN([.A76]))))" office:value-type="string" office:string-value="Cell 75 - 1" calcext:value-type="string">
            <text:p>Cell 75 - 1</text:p>
          </table:table-cell>
          <table:table-cell table:formula="of:= COM.MICROSOFT.CONCAT(&quot;Cell &quot;; COM.MICROSOFT.CONCAT(ROW([.B76]) - 1; COM.MICROSOFT.CONCAT(&quot; - &quot;; COLUMN([.B76]))))" office:value-type="string" office:string-value="Cell 75 - 2" calcext:value-type="string">
            <text:p>Cell 75 - 2</text:p>
          </table:table-cell>
        </table:table-row>
        <table:table-row table:style-name="ro1">
          <table:table-cell table:formula="of:= COM.MICROSOFT.CONCAT(&quot;Cell &quot;; COM.MICROSOFT.CONCAT(ROW([.A77]) - 1; COM.MICROSOFT.CONCAT(&quot; - &quot;; COLUMN([.A77]))))" office:value-type="string" office:string-value="Cell 76 - 1" calcext:value-type="string">
            <text:p>Cell 76 - 1</text:p>
          </table:table-cell>
          <table:table-cell table:formula="of:= COM.MICROSOFT.CONCAT(&quot;Cell &quot;; COM.MICROSOFT.CONCAT(ROW([.B77]) - 1; COM.MICROSOFT.CONCAT(&quot; - &quot;; COLUMN([.B77]))))" office:value-type="string" office:string-value="Cell 76 - 2" calcext:value-type="string">
            <text:p>Cell 76 - 2</text:p>
          </table:table-cell>
        </table:table-row>
        <table:table-row table:style-name="ro1">
          <table:table-cell table:formula="of:= COM.MICROSOFT.CONCAT(&quot;Cell &quot;; COM.MICROSOFT.CONCAT(ROW([.A78]) - 1; COM.MICROSOFT.CONCAT(&quot; - &quot;; COLUMN([.A78]))))" office:value-type="string" office:string-value="Cell 77 - 1" calcext:value-type="string">
            <text:p>Cell 77 - 1</text:p>
          </table:table-cell>
          <table:table-cell table:formula="of:= COM.MICROSOFT.CONCAT(&quot;Cell &quot;; COM.MICROSOFT.CONCAT(ROW([.B78]) - 1; COM.MICROSOFT.CONCAT(&quot; - &quot;; COLUMN([.B78]))))" office:value-type="string" office:string-value="Cell 77 - 2" calcext:value-type="string">
            <text:p>Cell 77 - 2</text:p>
          </table:table-cell>
        </table:table-row>
        <table:table-row table:style-name="ro1">
          <table:table-cell table:formula="of:= COM.MICROSOFT.CONCAT(&quot;Cell &quot;; COM.MICROSOFT.CONCAT(ROW([.A79]) - 1; COM.MICROSOFT.CONCAT(&quot; - &quot;; COLUMN([.A79]))))" office:value-type="string" office:string-value="Cell 78 - 1" calcext:value-type="string">
            <text:p>Cell 78 - 1</text:p>
          </table:table-cell>
          <table:table-cell table:formula="of:= COM.MICROSOFT.CONCAT(&quot;Cell &quot;; COM.MICROSOFT.CONCAT(ROW([.B79]) - 1; COM.MICROSOFT.CONCAT(&quot; - &quot;; COLUMN([.B79]))))" office:value-type="string" office:string-value="Cell 78 - 2" calcext:value-type="string">
            <text:p>Cell 78 - 2</text:p>
          </table:table-cell>
        </table:table-row>
        <table:table-row table:style-name="ro1">
          <table:table-cell table:formula="of:= COM.MICROSOFT.CONCAT(&quot;Cell &quot;; COM.MICROSOFT.CONCAT(ROW([.A80]) - 1; COM.MICROSOFT.CONCAT(&quot; - &quot;; COLUMN([.A80]))))" office:value-type="string" office:string-value="Cell 79 - 1" calcext:value-type="string">
            <text:p>Cell 79 - 1</text:p>
          </table:table-cell>
          <table:table-cell table:formula="of:= COM.MICROSOFT.CONCAT(&quot;Cell &quot;; COM.MICROSOFT.CONCAT(ROW([.B80]) - 1; COM.MICROSOFT.CONCAT(&quot; - &quot;; COLUMN([.B80]))))" office:value-type="string" office:string-value="Cell 79 - 2" calcext:value-type="string">
            <text:p>Cell 79 - 2</text:p>
          </table:table-cell>
        </table:table-row>
        <table:table-row table:style-name="ro1">
          <table:table-cell table:formula="of:= COM.MICROSOFT.CONCAT(&quot;Cell &quot;; COM.MICROSOFT.CONCAT(ROW([.A81]) - 1; COM.MICROSOFT.CONCAT(&quot; - &quot;; COLUMN([.A81]))))" office:value-type="string" office:string-value="Cell 80 - 1" calcext:value-type="string">
            <text:p>Cell 80 - 1</text:p>
          </table:table-cell>
          <table:table-cell table:formula="of:= COM.MICROSOFT.CONCAT(&quot;Cell &quot;; COM.MICROSOFT.CONCAT(ROW([.B81]) - 1; COM.MICROSOFT.CONCAT(&quot; - &quot;; COLUMN([.B81]))))" office:value-type="string" office:string-value="Cell 80 - 2" calcext:value-type="string">
            <text:p>Cell 80 - 2</text:p>
          </table:table-cell>
        </table:table-row>
        <table:table-row table:style-name="ro1">
          <table:table-cell table:formula="of:= COM.MICROSOFT.CONCAT(&quot;Cell &quot;; COM.MICROSOFT.CONCAT(ROW([.A82]) - 1; COM.MICROSOFT.CONCAT(&quot; - &quot;; COLUMN([.A82]))))" office:value-type="string" office:string-value="Cell 81 - 1" calcext:value-type="string">
            <text:p>Cell 81 - 1</text:p>
          </table:table-cell>
          <table:table-cell table:formula="of:= COM.MICROSOFT.CONCAT(&quot;Cell &quot;; COM.MICROSOFT.CONCAT(ROW([.B82]) - 1; COM.MICROSOFT.CONCAT(&quot; - &quot;; COLUMN([.B82]))))" office:value-type="string" office:string-value="Cell 81 - 2" calcext:value-type="string">
            <text:p>Cell 81 - 2</text:p>
          </table:table-cell>
        </table:table-row>
        <table:table-row table:style-name="ro1">
          <table:table-cell table:formula="of:= COM.MICROSOFT.CONCAT(&quot;Cell &quot;; COM.MICROSOFT.CONCAT(ROW([.A83]) - 1; COM.MICROSOFT.CONCAT(&quot; - &quot;; COLUMN([.A83]))))" office:value-type="string" office:string-value="Cell 82 - 1" calcext:value-type="string">
            <text:p>Cell 82 - 1</text:p>
          </table:table-cell>
          <table:table-cell table:formula="of:= COM.MICROSOFT.CONCAT(&quot;Cell &quot;; COM.MICROSOFT.CONCAT(ROW([.B83]) - 1; COM.MICROSOFT.CONCAT(&quot; - &quot;; COLUMN([.B83]))))" office:value-type="string" office:string-value="Cell 82 - 2" calcext:value-type="string">
            <text:p>Cell 82 - 2</text:p>
          </table:table-cell>
        </table:table-row>
        <table:table-row table:style-name="ro1">
          <table:table-cell table:formula="of:= COM.MICROSOFT.CONCAT(&quot;Cell &quot;; COM.MICROSOFT.CONCAT(ROW([.A84]) - 1; COM.MICROSOFT.CONCAT(&quot; - &quot;; COLUMN([.A84]))))" office:value-type="string" office:string-value="Cell 83 - 1" calcext:value-type="string">
            <text:p>Cell 83 - 1</text:p>
          </table:table-cell>
          <table:table-cell table:formula="of:= COM.MICROSOFT.CONCAT(&quot;Cell &quot;; COM.MICROSOFT.CONCAT(ROW([.B84]) - 1; COM.MICROSOFT.CONCAT(&quot; - &quot;; COLUMN([.B84]))))" office:value-type="string" office:string-value="Cell 83 - 2" calcext:value-type="string">
            <text:p>Cell 83 - 2</text:p>
          </table:table-cell>
        </table:table-row>
        <table:table-row table:style-name="ro1">
          <table:table-cell table:formula="of:= COM.MICROSOFT.CONCAT(&quot;Cell &quot;; COM.MICROSOFT.CONCAT(ROW([.A85]) - 1; COM.MICROSOFT.CONCAT(&quot; - &quot;; COLUMN([.A85]))))" office:value-type="string" office:string-value="Cell 84 - 1" calcext:value-type="string">
            <text:p>Cell 84 - 1</text:p>
          </table:table-cell>
          <table:table-cell table:formula="of:= COM.MICROSOFT.CONCAT(&quot;Cell &quot;; COM.MICROSOFT.CONCAT(ROW([.B85]) - 1; COM.MICROSOFT.CONCAT(&quot; - &quot;; COLUMN([.B85]))))" office:value-type="string" office:string-value="Cell 84 - 2" calcext:value-type="string">
            <text:p>Cell 84 - 2</text:p>
          </table:table-cell>
        </table:table-row>
        <table:table-row table:style-name="ro1">
          <table:table-cell table:formula="of:= COM.MICROSOFT.CONCAT(&quot;Cell &quot;; COM.MICROSOFT.CONCAT(ROW([.A86]) - 1; COM.MICROSOFT.CONCAT(&quot; - &quot;; COLUMN([.A86]))))" office:value-type="string" office:string-value="Cell 85 - 1" calcext:value-type="string">
            <text:p>Cell 85 - 1</text:p>
          </table:table-cell>
          <table:table-cell table:formula="of:= COM.MICROSOFT.CONCAT(&quot;Cell &quot;; COM.MICROSOFT.CONCAT(ROW([.B86]) - 1; COM.MICROSOFT.CONCAT(&quot; - &quot;; COLUMN([.B86]))))" office:value-type="string" office:string-value="Cell 85 - 2" calcext:value-type="string">
            <text:p>Cell 85 - 2</text:p>
          </table:table-cell>
        </table:table-row>
        <table:table-row table:style-name="ro1">
          <table:table-cell table:formula="of:= COM.MICROSOFT.CONCAT(&quot;Cell &quot;; COM.MICROSOFT.CONCAT(ROW([.A87]) - 1; COM.MICROSOFT.CONCAT(&quot; - &quot;; COLUMN([.A87]))))" office:value-type="string" office:string-value="Cell 86 - 1" calcext:value-type="string">
            <text:p>Cell 86 - 1</text:p>
          </table:table-cell>
          <table:table-cell table:formula="of:= COM.MICROSOFT.CONCAT(&quot;Cell &quot;; COM.MICROSOFT.CONCAT(ROW([.B87]) - 1; COM.MICROSOFT.CONCAT(&quot; - &quot;; COLUMN([.B87]))))" office:value-type="string" office:string-value="Cell 86 - 2" calcext:value-type="string">
            <text:p>Cell 86 - 2</text:p>
          </table:table-cell>
        </table:table-row>
        <table:table-row table:style-name="ro1">
          <table:table-cell table:formula="of:= COM.MICROSOFT.CONCAT(&quot;Cell &quot;; COM.MICROSOFT.CONCAT(ROW([.A88]) - 1; COM.MICROSOFT.CONCAT(&quot; - &quot;; COLUMN([.A88]))))" office:value-type="string" office:string-value="Cell 87 - 1" calcext:value-type="string">
            <text:p>Cell 87 - 1</text:p>
          </table:table-cell>
          <table:table-cell table:formula="of:= COM.MICROSOFT.CONCAT(&quot;Cell &quot;; COM.MICROSOFT.CONCAT(ROW([.B88]) - 1; COM.MICROSOFT.CONCAT(&quot; - &quot;; COLUMN([.B88]))))" office:value-type="string" office:string-value="Cell 87 - 2" calcext:value-type="string">
            <text:p>Cell 87 - 2</text:p>
          </table:table-cell>
        </table:table-row>
        <table:table-row table:style-name="ro1">
          <table:table-cell table:formula="of:= COM.MICROSOFT.CONCAT(&quot;Cell &quot;; COM.MICROSOFT.CONCAT(ROW([.A89]) - 1; COM.MICROSOFT.CONCAT(&quot; - &quot;; COLUMN([.A89]))))" office:value-type="string" office:string-value="Cell 88 - 1" calcext:value-type="string">
            <text:p>Cell 88 - 1</text:p>
          </table:table-cell>
          <table:table-cell table:formula="of:= COM.MICROSOFT.CONCAT(&quot;Cell &quot;; COM.MICROSOFT.CONCAT(ROW([.B89]) - 1; COM.MICROSOFT.CONCAT(&quot; - &quot;; COLUMN([.B89]))))" office:value-type="string" office:string-value="Cell 88 - 2" calcext:value-type="string">
            <text:p>Cell 88 - 2</text:p>
          </table:table-cell>
        </table:table-row>
        <table:table-row table:style-name="ro1">
          <table:table-cell table:formula="of:= COM.MICROSOFT.CONCAT(&quot;Cell &quot;; COM.MICROSOFT.CONCAT(ROW([.A90]) - 1; COM.MICROSOFT.CONCAT(&quot; - &quot;; COLUMN([.A90]))))" office:value-type="string" office:string-value="Cell 89 - 1" calcext:value-type="string">
            <text:p>Cell 89 - 1</text:p>
          </table:table-cell>
          <table:table-cell table:formula="of:= COM.MICROSOFT.CONCAT(&quot;Cell &quot;; COM.MICROSOFT.CONCAT(ROW([.B90]) - 1; COM.MICROSOFT.CONCAT(&quot; - &quot;; COLUMN([.B90]))))" office:value-type="string" office:string-value="Cell 89 - 2" calcext:value-type="string">
            <text:p>Cell 89 - 2</text:p>
          </table:table-cell>
        </table:table-row>
        <table:table-row table:style-name="ro1">
          <table:table-cell table:formula="of:= COM.MICROSOFT.CONCAT(&quot;Cell &quot;; COM.MICROSOFT.CONCAT(ROW([.A91]) - 1; COM.MICROSOFT.CONCAT(&quot; - &quot;; COLUMN([.A91]))))" office:value-type="string" office:string-value="Cell 90 - 1" calcext:value-type="string">
            <text:p>Cell 90 - 1</text:p>
          </table:table-cell>
          <table:table-cell table:formula="of:= COM.MICROSOFT.CONCAT(&quot;Cell &quot;; COM.MICROSOFT.CONCAT(ROW([.B91]) - 1; COM.MICROSOFT.CONCAT(&quot; - &quot;; COLUMN([.B91]))))" office:value-type="string" office:string-value="Cell 90 - 2" calcext:value-type="string">
            <text:p>Cell 90 - 2</text:p>
          </table:table-cell>
        </table:table-row>
        <table:table-row table:style-name="ro1">
          <table:table-cell table:formula="of:= COM.MICROSOFT.CONCAT(&quot;Cell &quot;; COM.MICROSOFT.CONCAT(ROW([.A92]) - 1; COM.MICROSOFT.CONCAT(&quot; - &quot;; COLUMN([.A92]))))" office:value-type="string" office:string-value="Cell 91 - 1" calcext:value-type="string">
            <text:p>Cell 91 - 1</text:p>
          </table:table-cell>
          <table:table-cell table:formula="of:= COM.MICROSOFT.CONCAT(&quot;Cell &quot;; COM.MICROSOFT.CONCAT(ROW([.B92]) - 1; COM.MICROSOFT.CONCAT(&quot; - &quot;; COLUMN([.B92]))))" office:value-type="string" office:string-value="Cell 91 - 2" calcext:value-type="string">
            <text:p>Cell 91 - 2</text:p>
          </table:table-cell>
        </table:table-row>
        <table:table-row table:style-name="ro1">
          <table:table-cell table:formula="of:= COM.MICROSOFT.CONCAT(&quot;Cell &quot;; COM.MICROSOFT.CONCAT(ROW([.A93]) - 1; COM.MICROSOFT.CONCAT(&quot; - &quot;; COLUMN([.A93]))))" office:value-type="string" office:string-value="Cell 92 - 1" calcext:value-type="string">
            <text:p>Cell 92 - 1</text:p>
          </table:table-cell>
          <table:table-cell table:formula="of:= COM.MICROSOFT.CONCAT(&quot;Cell &quot;; COM.MICROSOFT.CONCAT(ROW([.B93]) - 1; COM.MICROSOFT.CONCAT(&quot; - &quot;; COLUMN([.B93]))))" office:value-type="string" office:string-value="Cell 92 - 2" calcext:value-type="string">
            <text:p>Cell 92 - 2</text:p>
          </table:table-cell>
        </table:table-row>
        <table:table-row table:style-name="ro1">
          <table:table-cell table:formula="of:= COM.MICROSOFT.CONCAT(&quot;Cell &quot;; COM.MICROSOFT.CONCAT(ROW([.A94]) - 1; COM.MICROSOFT.CONCAT(&quot; - &quot;; COLUMN([.A94]))))" office:value-type="string" office:string-value="Cell 93 - 1" calcext:value-type="string">
            <text:p>Cell 93 - 1</text:p>
          </table:table-cell>
          <table:table-cell table:formula="of:= COM.MICROSOFT.CONCAT(&quot;Cell &quot;; COM.MICROSOFT.CONCAT(ROW([.B94]) - 1; COM.MICROSOFT.CONCAT(&quot; - &quot;; COLUMN([.B94]))))" office:value-type="string" office:string-value="Cell 93 - 2" calcext:value-type="string">
            <text:p>Cell 93 - 2</text:p>
          </table:table-cell>
        </table:table-row>
        <table:table-row table:style-name="ro1">
          <table:table-cell table:formula="of:= COM.MICROSOFT.CONCAT(&quot;Cell &quot;; COM.MICROSOFT.CONCAT(ROW([.A95]) - 1; COM.MICROSOFT.CONCAT(&quot; - &quot;; COLUMN([.A95]))))" office:value-type="string" office:string-value="Cell 94 - 1" calcext:value-type="string">
            <text:p>Cell 94 - 1</text:p>
          </table:table-cell>
          <table:table-cell table:formula="of:= COM.MICROSOFT.CONCAT(&quot;Cell &quot;; COM.MICROSOFT.CONCAT(ROW([.B95]) - 1; COM.MICROSOFT.CONCAT(&quot; - &quot;; COLUMN([.B95]))))" office:value-type="string" office:string-value="Cell 94 - 2" calcext:value-type="string">
            <text:p>Cell 94 - 2</text:p>
          </table:table-cell>
        </table:table-row>
        <table:table-row table:style-name="ro1">
          <table:table-cell table:formula="of:= COM.MICROSOFT.CONCAT(&quot;Cell &quot;; COM.MICROSOFT.CONCAT(ROW([.A96]) - 1; COM.MICROSOFT.CONCAT(&quot; - &quot;; COLUMN([.A96]))))" office:value-type="string" office:string-value="Cell 95 - 1" calcext:value-type="string">
            <text:p>Cell 95 - 1</text:p>
          </table:table-cell>
          <table:table-cell table:formula="of:= COM.MICROSOFT.CONCAT(&quot;Cell &quot;; COM.MICROSOFT.CONCAT(ROW([.B96]) - 1; COM.MICROSOFT.CONCAT(&quot; - &quot;; COLUMN([.B96]))))" office:value-type="string" office:string-value="Cell 95 - 2" calcext:value-type="string">
            <text:p>Cell 95 - 2</text:p>
          </table:table-cell>
        </table:table-row>
        <table:table-row table:style-name="ro1">
          <table:table-cell table:formula="of:= COM.MICROSOFT.CONCAT(&quot;Cell &quot;; COM.MICROSOFT.CONCAT(ROW([.A97]) - 1; COM.MICROSOFT.CONCAT(&quot; - &quot;; COLUMN([.A97]))))" office:value-type="string" office:string-value="Cell 96 - 1" calcext:value-type="string">
            <text:p>Cell 96 - 1</text:p>
          </table:table-cell>
          <table:table-cell table:formula="of:= COM.MICROSOFT.CONCAT(&quot;Cell &quot;; COM.MICROSOFT.CONCAT(ROW([.B97]) - 1; COM.MICROSOFT.CONCAT(&quot; - &quot;; COLUMN([.B97]))))" office:value-type="string" office:string-value="Cell 96 - 2" calcext:value-type="string">
            <text:p>Cell 96 - 2</text:p>
          </table:table-cell>
        </table:table-row>
        <table:table-row table:style-name="ro1">
          <table:table-cell table:formula="of:= COM.MICROSOFT.CONCAT(&quot;Cell &quot;; COM.MICROSOFT.CONCAT(ROW([.A98]) - 1; COM.MICROSOFT.CONCAT(&quot; - &quot;; COLUMN([.A98]))))" office:value-type="string" office:string-value="Cell 97 - 1" calcext:value-type="string">
            <text:p>Cell 97 - 1</text:p>
          </table:table-cell>
          <table:table-cell table:formula="of:= COM.MICROSOFT.CONCAT(&quot;Cell &quot;; COM.MICROSOFT.CONCAT(ROW([.B98]) - 1; COM.MICROSOFT.CONCAT(&quot; - &quot;; COLUMN([.B98]))))" office:value-type="string" office:string-value="Cell 97 - 2" calcext:value-type="string">
            <text:p>Cell 97 - 2</text:p>
          </table:table-cell>
        </table:table-row>
        <table:table-row table:style-name="ro1">
          <table:table-cell table:formula="of:= COM.MICROSOFT.CONCAT(&quot;Cell &quot;; COM.MICROSOFT.CONCAT(ROW([.A99]) - 1; COM.MICROSOFT.CONCAT(&quot; - &quot;; COLUMN([.A99]))))" office:value-type="string" office:string-value="Cell 98 - 1" calcext:value-type="string">
            <text:p>Cell 98 - 1</text:p>
          </table:table-cell>
          <table:table-cell table:formula="of:= COM.MICROSOFT.CONCAT(&quot;Cell &quot;; COM.MICROSOFT.CONCAT(ROW([.B99]) - 1; COM.MICROSOFT.CONCAT(&quot; - &quot;; COLUMN([.B99]))))" office:value-type="string" office:string-value="Cell 98 - 2" calcext:value-type="string">
            <text:p>Cell 98 - 2</text:p>
          </table:table-cell>
        </table:table-row>
        <table:table-row table:style-name="ro1">
          <table:table-cell table:formula="of:= COM.MICROSOFT.CONCAT(&quot;Cell &quot;; COM.MICROSOFT.CONCAT(ROW([.A100]) - 1; COM.MICROSOFT.CONCAT(&quot; - &quot;; COLUMN([.A100]))))" office:value-type="string" office:string-value="Cell 99 - 1" calcext:value-type="string">
            <text:p>Cell 99 - 1</text:p>
          </table:table-cell>
          <table:table-cell table:formula="of:= COM.MICROSOFT.CONCAT(&quot;Cell &quot;; COM.MICROSOFT.CONCAT(ROW([.B100]) - 1; COM.MICROSOFT.CONCAT(&quot; - &quot;; COLUMN([.B100]))))" office:value-type="string" office:string-value="Cell 99 - 2" calcext:value-type="string">
            <text:p>Cell 99 - 2</text:p>
          </table:table-cell>
        </table:table-row>
        <table:table-row table:style-name="ro1">
          <table:table-cell table:formula="of:= COM.MICROSOFT.CONCAT(&quot;Cell &quot;; COM.MICROSOFT.CONCAT(ROW([.A101]) - 1; COM.MICROSOFT.CONCAT(&quot; - &quot;; COLUMN([.A101]))))" office:value-type="string" office:string-value="Cell 100 - 1" calcext:value-type="string">
            <text:p>Cell 100 - 1</text:p>
          </table:table-cell>
          <table:table-cell table:formula="of:= COM.MICROSOFT.CONCAT(&quot;Cell &quot;; COM.MICROSOFT.CONCAT(ROW([.B101]) - 1; COM.MICROSOFT.CONCAT(&quot; - &quot;; COLUMN([.B101]))))" office:value-type="string" office:string-value="Cell 100 - 2" calcext:value-type="string">
            <text:p>Cell 100 - 2</text:p>
          </table:table-cell>
        </table:table-row>
        <table:table-row table:style-name="ro1">
          <table:table-cell table:formula="of:= COM.MICROSOFT.CONCAT(&quot;Cell &quot;; COM.MICROSOFT.CONCAT(ROW([.A102]) - 1; COM.MICROSOFT.CONCAT(&quot; - &quot;; COLUMN([.A102]))))" office:value-type="string" office:string-value="Cell 101 - 1" calcext:value-type="string">
            <text:p>Cell 101 - 1</text:p>
          </table:table-cell>
          <table:table-cell table:formula="of:= COM.MICROSOFT.CONCAT(&quot;Cell &quot;; COM.MICROSOFT.CONCAT(ROW([.B102]) - 1; COM.MICROSOFT.CONCAT(&quot; - &quot;; COLUMN([.B102]))))" office:value-type="string" office:string-value="Cell 101 - 2" calcext:value-type="string">
            <text:p>Cell 101 - 2</text:p>
          </table:table-cell>
        </table:table-row>
        <table:table-row table:style-name="ro1">
          <table:table-cell table:formula="of:= COM.MICROSOFT.CONCAT(&quot;Cell &quot;; COM.MICROSOFT.CONCAT(ROW([.A103]) - 1; COM.MICROSOFT.CONCAT(&quot; - &quot;; COLUMN([.A103]))))" office:value-type="string" office:string-value="Cell 102 - 1" calcext:value-type="string">
            <text:p>Cell 102 - 1</text:p>
          </table:table-cell>
          <table:table-cell table:formula="of:= COM.MICROSOFT.CONCAT(&quot;Cell &quot;; COM.MICROSOFT.CONCAT(ROW([.B103]) - 1; COM.MICROSOFT.CONCAT(&quot; - &quot;; COLUMN([.B103]))))" office:value-type="string" office:string-value="Cell 102 - 2" calcext:value-type="string">
            <text:p>Cell 102 - 2</text:p>
          </table:table-cell>
        </table:table-row>
        <table:table-row table:style-name="ro1">
          <table:table-cell table:formula="of:= COM.MICROSOFT.CONCAT(&quot;Cell &quot;; COM.MICROSOFT.CONCAT(ROW([.A104]) - 1; COM.MICROSOFT.CONCAT(&quot; - &quot;; COLUMN([.A104]))))" office:value-type="string" office:string-value="Cell 103 - 1" calcext:value-type="string">
            <text:p>Cell 103 - 1</text:p>
          </table:table-cell>
          <table:table-cell table:formula="of:= COM.MICROSOFT.CONCAT(&quot;Cell &quot;; COM.MICROSOFT.CONCAT(ROW([.B104]) - 1; COM.MICROSOFT.CONCAT(&quot; - &quot;; COLUMN([.B104]))))" office:value-type="string" office:string-value="Cell 103 - 2" calcext:value-type="string">
            <text:p>Cell 103 - 2</text:p>
          </table:table-cell>
        </table:table-row>
        <table:table-row table:style-name="ro1">
          <table:table-cell table:formula="of:= COM.MICROSOFT.CONCAT(&quot;Cell &quot;; COM.MICROSOFT.CONCAT(ROW([.A105]) - 1; COM.MICROSOFT.CONCAT(&quot; - &quot;; COLUMN([.A105]))))" office:value-type="string" office:string-value="Cell 104 - 1" calcext:value-type="string">
            <text:p>Cell 104 - 1</text:p>
          </table:table-cell>
          <table:table-cell table:formula="of:= COM.MICROSOFT.CONCAT(&quot;Cell &quot;; COM.MICROSOFT.CONCAT(ROW([.B105]) - 1; COM.MICROSOFT.CONCAT(&quot; - &quot;; COLUMN([.B105]))))" office:value-type="string" office:string-value="Cell 104 - 2" calcext:value-type="string">
            <text:p>Cell 104 - 2</text:p>
          </table:table-cell>
        </table:table-row>
        <table:table-row table:style-name="ro1">
          <table:table-cell table:formula="of:= COM.MICROSOFT.CONCAT(&quot;Cell &quot;; COM.MICROSOFT.CONCAT(ROW([.A106]) - 1; COM.MICROSOFT.CONCAT(&quot; - &quot;; COLUMN([.A106]))))" office:value-type="string" office:string-value="Cell 105 - 1" calcext:value-type="string">
            <text:p>Cell 105 - 1</text:p>
          </table:table-cell>
          <table:table-cell table:formula="of:= COM.MICROSOFT.CONCAT(&quot;Cell &quot;; COM.MICROSOFT.CONCAT(ROW([.B106]) - 1; COM.MICROSOFT.CONCAT(&quot; - &quot;; COLUMN([.B106]))))" office:value-type="string" office:string-value="Cell 105 - 2" calcext:value-type="string">
            <text:p>Cell 105 - 2</text:p>
          </table:table-cell>
        </table:table-row>
        <table:table-row table:style-name="ro1">
          <table:table-cell table:formula="of:= COM.MICROSOFT.CONCAT(&quot;Cell &quot;; COM.MICROSOFT.CONCAT(ROW([.A107]) - 1; COM.MICROSOFT.CONCAT(&quot; - &quot;; COLUMN([.A107]))))" office:value-type="string" office:string-value="Cell 106 - 1" calcext:value-type="string">
            <text:p>Cell 106 - 1</text:p>
          </table:table-cell>
          <table:table-cell table:formula="of:= COM.MICROSOFT.CONCAT(&quot;Cell &quot;; COM.MICROSOFT.CONCAT(ROW([.B107]) - 1; COM.MICROSOFT.CONCAT(&quot; - &quot;; COLUMN([.B107]))))" office:value-type="string" office:string-value="Cell 106 - 2" calcext:value-type="string">
            <text:p>Cell 106 - 2</text:p>
          </table:table-cell>
        </table:table-row>
        <table:table-row table:style-name="ro1">
          <table:table-cell table:formula="of:= COM.MICROSOFT.CONCAT(&quot;Cell &quot;; COM.MICROSOFT.CONCAT(ROW([.A108]) - 1; COM.MICROSOFT.CONCAT(&quot; - &quot;; COLUMN([.A108]))))" office:value-type="string" office:string-value="Cell 107 - 1" calcext:value-type="string">
            <text:p>Cell 107 - 1</text:p>
          </table:table-cell>
          <table:table-cell table:formula="of:= COM.MICROSOFT.CONCAT(&quot;Cell &quot;; COM.MICROSOFT.CONCAT(ROW([.B108]) - 1; COM.MICROSOFT.CONCAT(&quot; - &quot;; COLUMN([.B108]))))" office:value-type="string" office:string-value="Cell 107 - 2" calcext:value-type="string">
            <text:p>Cell 107 - 2</text:p>
          </table:table-cell>
        </table:table-row>
        <table:table-row table:style-name="ro1">
          <table:table-cell table:formula="of:= COM.MICROSOFT.CONCAT(&quot;Cell &quot;; COM.MICROSOFT.CONCAT(ROW([.A109]) - 1; COM.MICROSOFT.CONCAT(&quot; - &quot;; COLUMN([.A109]))))" office:value-type="string" office:string-value="Cell 108 - 1" calcext:value-type="string">
            <text:p>Cell 108 - 1</text:p>
          </table:table-cell>
          <table:table-cell table:formula="of:= COM.MICROSOFT.CONCAT(&quot;Cell &quot;; COM.MICROSOFT.CONCAT(ROW([.B109]) - 1; COM.MICROSOFT.CONCAT(&quot; - &quot;; COLUMN([.B109]))))" office:value-type="string" office:string-value="Cell 108 - 2" calcext:value-type="string">
            <text:p>Cell 108 - 2</text:p>
          </table:table-cell>
        </table:table-row>
        <table:table-row table:style-name="ro1">
          <table:table-cell table:formula="of:= COM.MICROSOFT.CONCAT(&quot;Cell &quot;; COM.MICROSOFT.CONCAT(ROW([.A110]) - 1; COM.MICROSOFT.CONCAT(&quot; - &quot;; COLUMN([.A110]))))" office:value-type="string" office:string-value="Cell 109 - 1" calcext:value-type="string">
            <text:p>Cell 109 - 1</text:p>
          </table:table-cell>
          <table:table-cell table:formula="of:= COM.MICROSOFT.CONCAT(&quot;Cell &quot;; COM.MICROSOFT.CONCAT(ROW([.B110]) - 1; COM.MICROSOFT.CONCAT(&quot; - &quot;; COLUMN([.B110]))))" office:value-type="string" office:string-value="Cell 109 - 2" calcext:value-type="string">
            <text:p>Cell 109 - 2</text:p>
          </table:table-cell>
        </table:table-row>
        <table:table-row table:style-name="ro1">
          <table:table-cell table:formula="of:= COM.MICROSOFT.CONCAT(&quot;Cell &quot;; COM.MICROSOFT.CONCAT(ROW([.A111]) - 1; COM.MICROSOFT.CONCAT(&quot; - &quot;; COLUMN([.A111]))))" office:value-type="string" office:string-value="Cell 110 - 1" calcext:value-type="string">
            <text:p>Cell 110 - 1</text:p>
          </table:table-cell>
          <table:table-cell table:formula="of:= COM.MICROSOFT.CONCAT(&quot;Cell &quot;; COM.MICROSOFT.CONCAT(ROW([.B111]) - 1; COM.MICROSOFT.CONCAT(&quot; - &quot;; COLUMN([.B111]))))" office:value-type="string" office:string-value="Cell 110 - 2" calcext:value-type="string">
            <text:p>Cell 110 - 2</text:p>
          </table:table-cell>
        </table:table-row>
        <table:table-row table:style-name="ro1">
          <table:table-cell table:formula="of:= COM.MICROSOFT.CONCAT(&quot;Cell &quot;; COM.MICROSOFT.CONCAT(ROW([.A112]) - 1; COM.MICROSOFT.CONCAT(&quot; - &quot;; COLUMN([.A112]))))" office:value-type="string" office:string-value="Cell 111 - 1" calcext:value-type="string">
            <text:p>Cell 111 - 1</text:p>
          </table:table-cell>
          <table:table-cell table:formula="of:= COM.MICROSOFT.CONCAT(&quot;Cell &quot;; COM.MICROSOFT.CONCAT(ROW([.B112]) - 1; COM.MICROSOFT.CONCAT(&quot; - &quot;; COLUMN([.B112]))))" office:value-type="string" office:string-value="Cell 111 - 2" calcext:value-type="string">
            <text:p>Cell 111 - 2</text:p>
          </table:table-cell>
        </table:table-row>
        <table:table-row table:style-name="ro1">
          <table:table-cell table:formula="of:= COM.MICROSOFT.CONCAT(&quot;Cell &quot;; COM.MICROSOFT.CONCAT(ROW([.A113]) - 1; COM.MICROSOFT.CONCAT(&quot; - &quot;; COLUMN([.A113]))))" office:value-type="string" office:string-value="Cell 112 - 1" calcext:value-type="string">
            <text:p>Cell 112 - 1</text:p>
          </table:table-cell>
          <table:table-cell table:formula="of:= COM.MICROSOFT.CONCAT(&quot;Cell &quot;; COM.MICROSOFT.CONCAT(ROW([.B113]) - 1; COM.MICROSOFT.CONCAT(&quot; - &quot;; COLUMN([.B113]))))" office:value-type="string" office:string-value="Cell 112 - 2" calcext:value-type="string">
            <text:p>Cell 112 - 2</text:p>
          </table:table-cell>
        </table:table-row>
        <table:table-row table:style-name="ro1">
          <table:table-cell table:formula="of:= COM.MICROSOFT.CONCAT(&quot;Cell &quot;; COM.MICROSOFT.CONCAT(ROW([.A114]) - 1; COM.MICROSOFT.CONCAT(&quot; - &quot;; COLUMN([.A114]))))" office:value-type="string" office:string-value="Cell 113 - 1" calcext:value-type="string">
            <text:p>Cell 113 - 1</text:p>
          </table:table-cell>
          <table:table-cell table:formula="of:= COM.MICROSOFT.CONCAT(&quot;Cell &quot;; COM.MICROSOFT.CONCAT(ROW([.B114]) - 1; COM.MICROSOFT.CONCAT(&quot; - &quot;; COLUMN([.B114]))))" office:value-type="string" office:string-value="Cell 113 - 2" calcext:value-type="string">
            <text:p>Cell 113 - 2</text:p>
          </table:table-cell>
        </table:table-row>
        <table:table-row table:style-name="ro1">
          <table:table-cell table:formula="of:= COM.MICROSOFT.CONCAT(&quot;Cell &quot;; COM.MICROSOFT.CONCAT(ROW([.A115]) - 1; COM.MICROSOFT.CONCAT(&quot; - &quot;; COLUMN([.A115]))))" office:value-type="string" office:string-value="Cell 114 - 1" calcext:value-type="string">
            <text:p>Cell 114 - 1</text:p>
          </table:table-cell>
          <table:table-cell table:formula="of:= COM.MICROSOFT.CONCAT(&quot;Cell &quot;; COM.MICROSOFT.CONCAT(ROW([.B115]) - 1; COM.MICROSOFT.CONCAT(&quot; - &quot;; COLUMN([.B115]))))" office:value-type="string" office:string-value="Cell 114 - 2" calcext:value-type="string">
            <text:p>Cell 114 - 2</text:p>
          </table:table-cell>
        </table:table-row>
        <table:table-row table:style-name="ro1">
          <table:table-cell table:formula="of:= COM.MICROSOFT.CONCAT(&quot;Cell &quot;; COM.MICROSOFT.CONCAT(ROW([.A116]) - 1; COM.MICROSOFT.CONCAT(&quot; - &quot;; COLUMN([.A116]))))" office:value-type="string" office:string-value="Cell 115 - 1" calcext:value-type="string">
            <text:p>Cell 115 - 1</text:p>
          </table:table-cell>
          <table:table-cell table:formula="of:= COM.MICROSOFT.CONCAT(&quot;Cell &quot;; COM.MICROSOFT.CONCAT(ROW([.B116]) - 1; COM.MICROSOFT.CONCAT(&quot; - &quot;; COLUMN([.B116]))))" office:value-type="string" office:string-value="Cell 115 - 2" calcext:value-type="string">
            <text:p>Cell 115 - 2</text:p>
          </table:table-cell>
        </table:table-row>
        <table:table-row table:style-name="ro1">
          <table:table-cell table:formula="of:= COM.MICROSOFT.CONCAT(&quot;Cell &quot;; COM.MICROSOFT.CONCAT(ROW([.A117]) - 1; COM.MICROSOFT.CONCAT(&quot; - &quot;; COLUMN([.A117]))))" office:value-type="string" office:string-value="Cell 116 - 1" calcext:value-type="string">
            <text:p>Cell 116 - 1</text:p>
          </table:table-cell>
          <table:table-cell table:formula="of:= COM.MICROSOFT.CONCAT(&quot;Cell &quot;; COM.MICROSOFT.CONCAT(ROW([.B117]) - 1; COM.MICROSOFT.CONCAT(&quot; - &quot;; COLUMN([.B117]))))" office:value-type="string" office:string-value="Cell 116 - 2" calcext:value-type="string">
            <text:p>Cell 116 - 2</text:p>
          </table:table-cell>
        </table:table-row>
        <table:table-row table:style-name="ro1">
          <table:table-cell table:formula="of:= COM.MICROSOFT.CONCAT(&quot;Cell &quot;; COM.MICROSOFT.CONCAT(ROW([.A118]) - 1; COM.MICROSOFT.CONCAT(&quot; - &quot;; COLUMN([.A118]))))" office:value-type="string" office:string-value="Cell 117 - 1" calcext:value-type="string">
            <text:p>Cell 117 - 1</text:p>
          </table:table-cell>
          <table:table-cell table:formula="of:= COM.MICROSOFT.CONCAT(&quot;Cell &quot;; COM.MICROSOFT.CONCAT(ROW([.B118]) - 1; COM.MICROSOFT.CONCAT(&quot; - &quot;; COLUMN([.B118]))))" office:value-type="string" office:string-value="Cell 117 - 2" calcext:value-type="string">
            <text:p>Cell 117 - 2</text:p>
          </table:table-cell>
        </table:table-row>
        <table:table-row table:style-name="ro1">
          <table:table-cell table:formula="of:= COM.MICROSOFT.CONCAT(&quot;Cell &quot;; COM.MICROSOFT.CONCAT(ROW([.A119]) - 1; COM.MICROSOFT.CONCAT(&quot; - &quot;; COLUMN([.A119]))))" office:value-type="string" office:string-value="Cell 118 - 1" calcext:value-type="string">
            <text:p>Cell 118 - 1</text:p>
          </table:table-cell>
          <table:table-cell table:formula="of:= COM.MICROSOFT.CONCAT(&quot;Cell &quot;; COM.MICROSOFT.CONCAT(ROW([.B119]) - 1; COM.MICROSOFT.CONCAT(&quot; - &quot;; COLUMN([.B119]))))" office:value-type="string" office:string-value="Cell 118 - 2" calcext:value-type="string">
            <text:p>Cell 118 - 2</text:p>
          </table:table-cell>
        </table:table-row>
        <table:table-row table:style-name="ro1">
          <table:table-cell table:formula="of:= COM.MICROSOFT.CONCAT(&quot;Cell &quot;; COM.MICROSOFT.CONCAT(ROW([.A120]) - 1; COM.MICROSOFT.CONCAT(&quot; - &quot;; COLUMN([.A120]))))" office:value-type="string" office:string-value="Cell 119 - 1" calcext:value-type="string">
            <text:p>Cell 119 - 1</text:p>
          </table:table-cell>
          <table:table-cell table:formula="of:= COM.MICROSOFT.CONCAT(&quot;Cell &quot;; COM.MICROSOFT.CONCAT(ROW([.B120]) - 1; COM.MICROSOFT.CONCAT(&quot; - &quot;; COLUMN([.B120]))))" office:value-type="string" office:string-value="Cell 119 - 2" calcext:value-type="string">
            <text:p>Cell 119 - 2</text:p>
          </table:table-cell>
        </table:table-row>
        <table:table-row table:style-name="ro1">
          <table:table-cell table:formula="of:= COM.MICROSOFT.CONCAT(&quot;Cell &quot;; COM.MICROSOFT.CONCAT(ROW([.A121]) - 1; COM.MICROSOFT.CONCAT(&quot; - &quot;; COLUMN([.A121]))))" office:value-type="string" office:string-value="Cell 120 - 1" calcext:value-type="string">
            <text:p>Cell 120 - 1</text:p>
          </table:table-cell>
          <table:table-cell table:formula="of:= COM.MICROSOFT.CONCAT(&quot;Cell &quot;; COM.MICROSOFT.CONCAT(ROW([.B121]) - 1; COM.MICROSOFT.CONCAT(&quot; - &quot;; COLUMN([.B121]))))" office:value-type="string" office:string-value="Cell 120 - 2" calcext:value-type="string">
            <text:p>Cell 120 - 2</text:p>
          </table:table-cell>
        </table:table-row>
        <table:table-row table:style-name="ro1">
          <table:table-cell table:formula="of:= COM.MICROSOFT.CONCAT(&quot;Cell &quot;; COM.MICROSOFT.CONCAT(ROW([.A122]) - 1; COM.MICROSOFT.CONCAT(&quot; - &quot;; COLUMN([.A122]))))" office:value-type="string" office:string-value="Cell 121 - 1" calcext:value-type="string">
            <text:p>Cell 121 - 1</text:p>
          </table:table-cell>
          <table:table-cell table:formula="of:= COM.MICROSOFT.CONCAT(&quot;Cell &quot;; COM.MICROSOFT.CONCAT(ROW([.B122]) - 1; COM.MICROSOFT.CONCAT(&quot; - &quot;; COLUMN([.B122]))))" office:value-type="string" office:string-value="Cell 121 - 2" calcext:value-type="string">
            <text:p>Cell 121 - 2</text:p>
          </table:table-cell>
        </table:table-row>
        <table:table-row table:style-name="ro1">
          <table:table-cell table:formula="of:= COM.MICROSOFT.CONCAT(&quot;Cell &quot;; COM.MICROSOFT.CONCAT(ROW([.A123]) - 1; COM.MICROSOFT.CONCAT(&quot; - &quot;; COLUMN([.A123]))))" office:value-type="string" office:string-value="Cell 122 - 1" calcext:value-type="string">
            <text:p>Cell 122 - 1</text:p>
          </table:table-cell>
          <table:table-cell table:formula="of:= COM.MICROSOFT.CONCAT(&quot;Cell &quot;; COM.MICROSOFT.CONCAT(ROW([.B123]) - 1; COM.MICROSOFT.CONCAT(&quot; - &quot;; COLUMN([.B123]))))" office:value-type="string" office:string-value="Cell 122 - 2" calcext:value-type="string">
            <text:p>Cell 122 - 2</text:p>
          </table:table-cell>
        </table:table-row>
        <table:table-row table:style-name="ro1">
          <table:table-cell table:formula="of:= COM.MICROSOFT.CONCAT(&quot;Cell &quot;; COM.MICROSOFT.CONCAT(ROW([.A124]) - 1; COM.MICROSOFT.CONCAT(&quot; - &quot;; COLUMN([.A124]))))" office:value-type="string" office:string-value="Cell 123 - 1" calcext:value-type="string">
            <text:p>Cell 123 - 1</text:p>
          </table:table-cell>
          <table:table-cell table:formula="of:= COM.MICROSOFT.CONCAT(&quot;Cell &quot;; COM.MICROSOFT.CONCAT(ROW([.B124]) - 1; COM.MICROSOFT.CONCAT(&quot; - &quot;; COLUMN([.B124]))))" office:value-type="string" office:string-value="Cell 123 - 2" calcext:value-type="string">
            <text:p>Cell 123 - 2</text:p>
          </table:table-cell>
        </table:table-row>
        <table:table-row table:style-name="ro1">
          <table:table-cell table:formula="of:= COM.MICROSOFT.CONCAT(&quot;Cell &quot;; COM.MICROSOFT.CONCAT(ROW([.A125]) - 1; COM.MICROSOFT.CONCAT(&quot; - &quot;; COLUMN([.A125]))))" office:value-type="string" office:string-value="Cell 124 - 1" calcext:value-type="string">
            <text:p>Cell 124 - 1</text:p>
          </table:table-cell>
          <table:table-cell table:formula="of:= COM.MICROSOFT.CONCAT(&quot;Cell &quot;; COM.MICROSOFT.CONCAT(ROW([.B125]) - 1; COM.MICROSOFT.CONCAT(&quot; - &quot;; COLUMN([.B125]))))" office:value-type="string" office:string-value="Cell 124 - 2" calcext:value-type="string">
            <text:p>Cell 124 - 2</text:p>
          </table:table-cell>
        </table:table-row>
        <table:table-row table:style-name="ro1">
          <table:table-cell table:formula="of:= COM.MICROSOFT.CONCAT(&quot;Cell &quot;; COM.MICROSOFT.CONCAT(ROW([.A126]) - 1; COM.MICROSOFT.CONCAT(&quot; - &quot;; COLUMN([.A126]))))" office:value-type="string" office:string-value="Cell 125 - 1" calcext:value-type="string">
            <text:p>Cell 125 - 1</text:p>
          </table:table-cell>
          <table:table-cell table:formula="of:= COM.MICROSOFT.CONCAT(&quot;Cell &quot;; COM.MICROSOFT.CONCAT(ROW([.B126]) - 1; COM.MICROSOFT.CONCAT(&quot; - &quot;; COLUMN([.B126]))))" office:value-type="string" office:string-value="Cell 125 - 2" calcext:value-type="string">
            <text:p>Cell 125 - 2</text:p>
          </table:table-cell>
        </table:table-row>
        <table:table-row table:style-name="ro1">
          <table:table-cell table:formula="of:= COM.MICROSOFT.CONCAT(&quot;Cell &quot;; COM.MICROSOFT.CONCAT(ROW([.A127]) - 1; COM.MICROSOFT.CONCAT(&quot; - &quot;; COLUMN([.A127]))))" office:value-type="string" office:string-value="Cell 126 - 1" calcext:value-type="string">
            <text:p>Cell 126 - 1</text:p>
          </table:table-cell>
          <table:table-cell table:formula="of:= COM.MICROSOFT.CONCAT(&quot;Cell &quot;; COM.MICROSOFT.CONCAT(ROW([.B127]) - 1; COM.MICROSOFT.CONCAT(&quot; - &quot;; COLUMN([.B127]))))" office:value-type="string" office:string-value="Cell 126 - 2" calcext:value-type="string">
            <text:p>Cell 126 - 2</text:p>
          </table:table-cell>
        </table:table-row>
        <table:table-row table:style-name="ro1">
          <table:table-cell table:formula="of:= COM.MICROSOFT.CONCAT(&quot;Cell &quot;; COM.MICROSOFT.CONCAT(ROW([.A128]) - 1; COM.MICROSOFT.CONCAT(&quot; - &quot;; COLUMN([.A128]))))" office:value-type="string" office:string-value="Cell 127 - 1" calcext:value-type="string">
            <text:p>Cell 127 - 1</text:p>
          </table:table-cell>
          <table:table-cell table:formula="of:= COM.MICROSOFT.CONCAT(&quot;Cell &quot;; COM.MICROSOFT.CONCAT(ROW([.B128]) - 1; COM.MICROSOFT.CONCAT(&quot; - &quot;; COLUMN([.B128]))))" office:value-type="string" office:string-value="Cell 127 - 2" calcext:value-type="string">
            <text:p>Cell 127 - 2</text:p>
          </table:table-cell>
        </table:table-row>
        <table:table-row table:style-name="ro1">
          <table:table-cell table:formula="of:= COM.MICROSOFT.CONCAT(&quot;Cell &quot;; COM.MICROSOFT.CONCAT(ROW([.A129]) - 1; COM.MICROSOFT.CONCAT(&quot; - &quot;; COLUMN([.A129]))))" office:value-type="string" office:string-value="Cell 128 - 1" calcext:value-type="string">
            <text:p>Cell 128 - 1</text:p>
          </table:table-cell>
          <table:table-cell table:formula="of:= COM.MICROSOFT.CONCAT(&quot;Cell &quot;; COM.MICROSOFT.CONCAT(ROW([.B129]) - 1; COM.MICROSOFT.CONCAT(&quot; - &quot;; COLUMN([.B129]))))" office:value-type="string" office:string-value="Cell 128 - 2" calcext:value-type="string">
            <text:p>Cell 128 - 2</text:p>
          </table:table-cell>
        </table:table-row>
        <table:table-row table:style-name="ro1">
          <table:table-cell table:formula="of:= COM.MICROSOFT.CONCAT(&quot;Cell &quot;; COM.MICROSOFT.CONCAT(ROW([.A130]) - 1; COM.MICROSOFT.CONCAT(&quot; - &quot;; COLUMN([.A130]))))" office:value-type="string" office:string-value="Cell 129 - 1" calcext:value-type="string">
            <text:p>Cell 129 - 1</text:p>
          </table:table-cell>
          <table:table-cell table:formula="of:= COM.MICROSOFT.CONCAT(&quot;Cell &quot;; COM.MICROSOFT.CONCAT(ROW([.B130]) - 1; COM.MICROSOFT.CONCAT(&quot; - &quot;; COLUMN([.B130]))))" office:value-type="string" office:string-value="Cell 129 - 2" calcext:value-type="string">
            <text:p>Cell 129 - 2</text:p>
          </table:table-cell>
        </table:table-row>
        <table:table-row table:style-name="ro1">
          <table:table-cell table:formula="of:= COM.MICROSOFT.CONCAT(&quot;Cell &quot;; COM.MICROSOFT.CONCAT(ROW([.A131]) - 1; COM.MICROSOFT.CONCAT(&quot; - &quot;; COLUMN([.A131]))))" office:value-type="string" office:string-value="Cell 130 - 1" calcext:value-type="string">
            <text:p>Cell 130 - 1</text:p>
          </table:table-cell>
          <table:table-cell table:formula="of:= COM.MICROSOFT.CONCAT(&quot;Cell &quot;; COM.MICROSOFT.CONCAT(ROW([.B131]) - 1; COM.MICROSOFT.CONCAT(&quot; - &quot;; COLUMN([.B131]))))" office:value-type="string" office:string-value="Cell 130 - 2" calcext:value-type="string">
            <text:p>Cell 130 - 2</text:p>
          </table:table-cell>
        </table:table-row>
        <table:table-row table:style-name="ro1">
          <table:table-cell table:formula="of:= COM.MICROSOFT.CONCAT(&quot;Cell &quot;; COM.MICROSOFT.CONCAT(ROW([.A132]) - 1; COM.MICROSOFT.CONCAT(&quot; - &quot;; COLUMN([.A132]))))" office:value-type="string" office:string-value="Cell 131 - 1" calcext:value-type="string">
            <text:p>Cell 131 - 1</text:p>
          </table:table-cell>
          <table:table-cell table:formula="of:= COM.MICROSOFT.CONCAT(&quot;Cell &quot;; COM.MICROSOFT.CONCAT(ROW([.B132]) - 1; COM.MICROSOFT.CONCAT(&quot; - &quot;; COLUMN([.B132]))))" office:value-type="string" office:string-value="Cell 131 - 2" calcext:value-type="string">
            <text:p>Cell 131 - 2</text:p>
          </table:table-cell>
        </table:table-row>
        <table:table-row table:style-name="ro1">
          <table:table-cell table:formula="of:= COM.MICROSOFT.CONCAT(&quot;Cell &quot;; COM.MICROSOFT.CONCAT(ROW([.A133]) - 1; COM.MICROSOFT.CONCAT(&quot; - &quot;; COLUMN([.A133]))))" office:value-type="string" office:string-value="Cell 132 - 1" calcext:value-type="string">
            <text:p>Cell 132 - 1</text:p>
          </table:table-cell>
          <table:table-cell table:formula="of:= COM.MICROSOFT.CONCAT(&quot;Cell &quot;; COM.MICROSOFT.CONCAT(ROW([.B133]) - 1; COM.MICROSOFT.CONCAT(&quot; - &quot;; COLUMN([.B133]))))" office:value-type="string" office:string-value="Cell 132 - 2" calcext:value-type="string">
            <text:p>Cell 132 - 2</text:p>
          </table:table-cell>
        </table:table-row>
        <table:table-row table:style-name="ro1">
          <table:table-cell table:formula="of:= COM.MICROSOFT.CONCAT(&quot;Cell &quot;; COM.MICROSOFT.CONCAT(ROW([.A134]) - 1; COM.MICROSOFT.CONCAT(&quot; - &quot;; COLUMN([.A134]))))" office:value-type="string" office:string-value="Cell 133 - 1" calcext:value-type="string">
            <text:p>Cell 133 - 1</text:p>
          </table:table-cell>
          <table:table-cell table:formula="of:= COM.MICROSOFT.CONCAT(&quot;Cell &quot;; COM.MICROSOFT.CONCAT(ROW([.B134]) - 1; COM.MICROSOFT.CONCAT(&quot; - &quot;; COLUMN([.B134]))))" office:value-type="string" office:string-value="Cell 133 - 2" calcext:value-type="string">
            <text:p>Cell 133 - 2</text:p>
          </table:table-cell>
        </table:table-row>
        <table:table-row table:style-name="ro1">
          <table:table-cell table:formula="of:= COM.MICROSOFT.CONCAT(&quot;Cell &quot;; COM.MICROSOFT.CONCAT(ROW([.A135]) - 1; COM.MICROSOFT.CONCAT(&quot; - &quot;; COLUMN([.A135]))))" office:value-type="string" office:string-value="Cell 134 - 1" calcext:value-type="string">
            <text:p>Cell 134 - 1</text:p>
          </table:table-cell>
          <table:table-cell table:formula="of:= COM.MICROSOFT.CONCAT(&quot;Cell &quot;; COM.MICROSOFT.CONCAT(ROW([.B135]) - 1; COM.MICROSOFT.CONCAT(&quot; - &quot;; COLUMN([.B135]))))" office:value-type="string" office:string-value="Cell 134 - 2" calcext:value-type="string">
            <text:p>Cell 134 - 2</text:p>
          </table:table-cell>
        </table:table-row>
        <table:table-row table:style-name="ro1">
          <table:table-cell table:formula="of:= COM.MICROSOFT.CONCAT(&quot;Cell &quot;; COM.MICROSOFT.CONCAT(ROW([.A136]) - 1; COM.MICROSOFT.CONCAT(&quot; - &quot;; COLUMN([.A136]))))" office:value-type="string" office:string-value="Cell 135 - 1" calcext:value-type="string">
            <text:p>Cell 135 - 1</text:p>
          </table:table-cell>
          <table:table-cell table:formula="of:= COM.MICROSOFT.CONCAT(&quot;Cell &quot;; COM.MICROSOFT.CONCAT(ROW([.B136]) - 1; COM.MICROSOFT.CONCAT(&quot; - &quot;; COLUMN([.B136]))))" office:value-type="string" office:string-value="Cell 135 - 2" calcext:value-type="string">
            <text:p>Cell 135 - 2</text:p>
          </table:table-cell>
        </table:table-row>
        <table:table-row table:style-name="ro1">
          <table:table-cell table:formula="of:= COM.MICROSOFT.CONCAT(&quot;Cell &quot;; COM.MICROSOFT.CONCAT(ROW([.A137]) - 1; COM.MICROSOFT.CONCAT(&quot; - &quot;; COLUMN([.A137]))))" office:value-type="string" office:string-value="Cell 136 - 1" calcext:value-type="string">
            <text:p>Cell 136 - 1</text:p>
          </table:table-cell>
          <table:table-cell table:formula="of:= COM.MICROSOFT.CONCAT(&quot;Cell &quot;; COM.MICROSOFT.CONCAT(ROW([.B137]) - 1; COM.MICROSOFT.CONCAT(&quot; - &quot;; COLUMN([.B137]))))" office:value-type="string" office:string-value="Cell 136 - 2" calcext:value-type="string">
            <text:p>Cell 136 - 2</text:p>
          </table:table-cell>
        </table:table-row>
        <table:table-row table:style-name="ro1">
          <table:table-cell table:formula="of:= COM.MICROSOFT.CONCAT(&quot;Cell &quot;; COM.MICROSOFT.CONCAT(ROW([.A138]) - 1; COM.MICROSOFT.CONCAT(&quot; - &quot;; COLUMN([.A138]))))" office:value-type="string" office:string-value="Cell 137 - 1" calcext:value-type="string">
            <text:p>Cell 137 - 1</text:p>
          </table:table-cell>
          <table:table-cell table:formula="of:= COM.MICROSOFT.CONCAT(&quot;Cell &quot;; COM.MICROSOFT.CONCAT(ROW([.B138]) - 1; COM.MICROSOFT.CONCAT(&quot; - &quot;; COLUMN([.B138]))))" office:value-type="string" office:string-value="Cell 137 - 2" calcext:value-type="string">
            <text:p>Cell 137 - 2</text:p>
          </table:table-cell>
        </table:table-row>
        <table:table-row table:style-name="ro1">
          <table:table-cell table:formula="of:= COM.MICROSOFT.CONCAT(&quot;Cell &quot;; COM.MICROSOFT.CONCAT(ROW([.A139]) - 1; COM.MICROSOFT.CONCAT(&quot; - &quot;; COLUMN([.A139]))))" office:value-type="string" office:string-value="Cell 138 - 1" calcext:value-type="string">
            <text:p>Cell 138 - 1</text:p>
          </table:table-cell>
          <table:table-cell table:formula="of:= COM.MICROSOFT.CONCAT(&quot;Cell &quot;; COM.MICROSOFT.CONCAT(ROW([.B139]) - 1; COM.MICROSOFT.CONCAT(&quot; - &quot;; COLUMN([.B139]))))" office:value-type="string" office:string-value="Cell 138 - 2" calcext:value-type="string">
            <text:p>Cell 138 - 2</text:p>
          </table:table-cell>
        </table:table-row>
        <table:table-row table:style-name="ro1">
          <table:table-cell table:formula="of:= COM.MICROSOFT.CONCAT(&quot;Cell &quot;; COM.MICROSOFT.CONCAT(ROW([.A140]) - 1; COM.MICROSOFT.CONCAT(&quot; - &quot;; COLUMN([.A140]))))" office:value-type="string" office:string-value="Cell 139 - 1" calcext:value-type="string">
            <text:p>Cell 139 - 1</text:p>
          </table:table-cell>
          <table:table-cell table:formula="of:= COM.MICROSOFT.CONCAT(&quot;Cell &quot;; COM.MICROSOFT.CONCAT(ROW([.B140]) - 1; COM.MICROSOFT.CONCAT(&quot; - &quot;; COLUMN([.B140]))))" office:value-type="string" office:string-value="Cell 139 - 2" calcext:value-type="string">
            <text:p>Cell 139 - 2</text:p>
          </table:table-cell>
        </table:table-row>
        <table:table-row table:style-name="ro1">
          <table:table-cell table:formula="of:= COM.MICROSOFT.CONCAT(&quot;Cell &quot;; COM.MICROSOFT.CONCAT(ROW([.A141]) - 1; COM.MICROSOFT.CONCAT(&quot; - &quot;; COLUMN([.A141]))))" office:value-type="string" office:string-value="Cell 140 - 1" calcext:value-type="string">
            <text:p>Cell 140 - 1</text:p>
          </table:table-cell>
          <table:table-cell table:formula="of:= COM.MICROSOFT.CONCAT(&quot;Cell &quot;; COM.MICROSOFT.CONCAT(ROW([.B141]) - 1; COM.MICROSOFT.CONCAT(&quot; - &quot;; COLUMN([.B141]))))" office:value-type="string" office:string-value="Cell 140 - 2" calcext:value-type="string">
            <text:p>Cell 140 - 2</text:p>
          </table:table-cell>
        </table:table-row>
        <table:table-row table:style-name="ro1">
          <table:table-cell table:formula="of:= COM.MICROSOFT.CONCAT(&quot;Cell &quot;; COM.MICROSOFT.CONCAT(ROW([.A142]) - 1; COM.MICROSOFT.CONCAT(&quot; - &quot;; COLUMN([.A142]))))" office:value-type="string" office:string-value="Cell 141 - 1" calcext:value-type="string">
            <text:p>Cell 141 - 1</text:p>
          </table:table-cell>
          <table:table-cell table:formula="of:= COM.MICROSOFT.CONCAT(&quot;Cell &quot;; COM.MICROSOFT.CONCAT(ROW([.B142]) - 1; COM.MICROSOFT.CONCAT(&quot; - &quot;; COLUMN([.B142]))))" office:value-type="string" office:string-value="Cell 141 - 2" calcext:value-type="string">
            <text:p>Cell 141 - 2</text:p>
          </table:table-cell>
        </table:table-row>
        <table:table-row table:style-name="ro1">
          <table:table-cell table:formula="of:= COM.MICROSOFT.CONCAT(&quot;Cell &quot;; COM.MICROSOFT.CONCAT(ROW([.A143]) - 1; COM.MICROSOFT.CONCAT(&quot; - &quot;; COLUMN([.A143]))))" office:value-type="string" office:string-value="Cell 142 - 1" calcext:value-type="string">
            <text:p>Cell 142 - 1</text:p>
          </table:table-cell>
          <table:table-cell table:formula="of:= COM.MICROSOFT.CONCAT(&quot;Cell &quot;; COM.MICROSOFT.CONCAT(ROW([.B143]) - 1; COM.MICROSOFT.CONCAT(&quot; - &quot;; COLUMN([.B143]))))" office:value-type="string" office:string-value="Cell 142 - 2" calcext:value-type="string">
            <text:p>Cell 142 - 2</text:p>
          </table:table-cell>
        </table:table-row>
        <table:table-row table:style-name="ro1">
          <table:table-cell table:formula="of:= COM.MICROSOFT.CONCAT(&quot;Cell &quot;; COM.MICROSOFT.CONCAT(ROW([.A144]) - 1; COM.MICROSOFT.CONCAT(&quot; - &quot;; COLUMN([.A144]))))" office:value-type="string" office:string-value="Cell 143 - 1" calcext:value-type="string">
            <text:p>Cell 143 - 1</text:p>
          </table:table-cell>
          <table:table-cell table:formula="of:= COM.MICROSOFT.CONCAT(&quot;Cell &quot;; COM.MICROSOFT.CONCAT(ROW([.B144]) - 1; COM.MICROSOFT.CONCAT(&quot; - &quot;; COLUMN([.B144]))))" office:value-type="string" office:string-value="Cell 143 - 2" calcext:value-type="string">
            <text:p>Cell 143 - 2</text:p>
          </table:table-cell>
        </table:table-row>
        <table:table-row table:style-name="ro1">
          <table:table-cell table:formula="of:= COM.MICROSOFT.CONCAT(&quot;Cell &quot;; COM.MICROSOFT.CONCAT(ROW([.A145]) - 1; COM.MICROSOFT.CONCAT(&quot; - &quot;; COLUMN([.A145]))))" office:value-type="string" office:string-value="Cell 144 - 1" calcext:value-type="string">
            <text:p>Cell 144 - 1</text:p>
          </table:table-cell>
          <table:table-cell table:formula="of:= COM.MICROSOFT.CONCAT(&quot;Cell &quot;; COM.MICROSOFT.CONCAT(ROW([.B145]) - 1; COM.MICROSOFT.CONCAT(&quot; - &quot;; COLUMN([.B145]))))" office:value-type="string" office:string-value="Cell 144 - 2" calcext:value-type="string">
            <text:p>Cell 144 - 2</text:p>
          </table:table-cell>
        </table:table-row>
        <table:table-row table:style-name="ro1">
          <table:table-cell table:formula="of:= COM.MICROSOFT.CONCAT(&quot;Cell &quot;; COM.MICROSOFT.CONCAT(ROW([.A146]) - 1; COM.MICROSOFT.CONCAT(&quot; - &quot;; COLUMN([.A146]))))" office:value-type="string" office:string-value="Cell 145 - 1" calcext:value-type="string">
            <text:p>Cell 145 - 1</text:p>
          </table:table-cell>
          <table:table-cell table:formula="of:= COM.MICROSOFT.CONCAT(&quot;Cell &quot;; COM.MICROSOFT.CONCAT(ROW([.B146]) - 1; COM.MICROSOFT.CONCAT(&quot; - &quot;; COLUMN([.B146]))))" office:value-type="string" office:string-value="Cell 145 - 2" calcext:value-type="string">
            <text:p>Cell 145 - 2</text:p>
          </table:table-cell>
        </table:table-row>
        <table:table-row table:style-name="ro1">
          <table:table-cell table:formula="of:= COM.MICROSOFT.CONCAT(&quot;Cell &quot;; COM.MICROSOFT.CONCAT(ROW([.A147]) - 1; COM.MICROSOFT.CONCAT(&quot; - &quot;; COLUMN([.A147]))))" office:value-type="string" office:string-value="Cell 146 - 1" calcext:value-type="string">
            <text:p>Cell 146 - 1</text:p>
          </table:table-cell>
          <table:table-cell table:formula="of:= COM.MICROSOFT.CONCAT(&quot;Cell &quot;; COM.MICROSOFT.CONCAT(ROW([.B147]) - 1; COM.MICROSOFT.CONCAT(&quot; - &quot;; COLUMN([.B147]))))" office:value-type="string" office:string-value="Cell 146 - 2" calcext:value-type="string">
            <text:p>Cell 146 - 2</text:p>
          </table:table-cell>
        </table:table-row>
        <table:table-row table:style-name="ro1">
          <table:table-cell table:formula="of:= COM.MICROSOFT.CONCAT(&quot;Cell &quot;; COM.MICROSOFT.CONCAT(ROW([.A148]) - 1; COM.MICROSOFT.CONCAT(&quot; - &quot;; COLUMN([.A148]))))" office:value-type="string" office:string-value="Cell 147 - 1" calcext:value-type="string">
            <text:p>Cell 147 - 1</text:p>
          </table:table-cell>
          <table:table-cell table:formula="of:= COM.MICROSOFT.CONCAT(&quot;Cell &quot;; COM.MICROSOFT.CONCAT(ROW([.B148]) - 1; COM.MICROSOFT.CONCAT(&quot; - &quot;; COLUMN([.B148]))))" office:value-type="string" office:string-value="Cell 147 - 2" calcext:value-type="string">
            <text:p>Cell 147 - 2</text:p>
          </table:table-cell>
        </table:table-row>
        <table:table-row table:style-name="ro1">
          <table:table-cell table:formula="of:= COM.MICROSOFT.CONCAT(&quot;Cell &quot;; COM.MICROSOFT.CONCAT(ROW([.A149]) - 1; COM.MICROSOFT.CONCAT(&quot; - &quot;; COLUMN([.A149]))))" office:value-type="string" office:string-value="Cell 148 - 1" calcext:value-type="string">
            <text:p>Cell 148 - 1</text:p>
          </table:table-cell>
          <table:table-cell table:formula="of:= COM.MICROSOFT.CONCAT(&quot;Cell &quot;; COM.MICROSOFT.CONCAT(ROW([.B149]) - 1; COM.MICROSOFT.CONCAT(&quot; - &quot;; COLUMN([.B149]))))" office:value-type="string" office:string-value="Cell 148 - 2" calcext:value-type="string">
            <text:p>Cell 148 - 2</text:p>
          </table:table-cell>
        </table:table-row>
        <table:table-row table:style-name="ro1">
          <table:table-cell table:formula="of:= COM.MICROSOFT.CONCAT(&quot;Cell &quot;; COM.MICROSOFT.CONCAT(ROW([.A150]) - 1; COM.MICROSOFT.CONCAT(&quot; - &quot;; COLUMN([.A150]))))" office:value-type="string" office:string-value="Cell 149 - 1" calcext:value-type="string">
            <text:p>Cell 149 - 1</text:p>
          </table:table-cell>
          <table:table-cell table:formula="of:= COM.MICROSOFT.CONCAT(&quot;Cell &quot;; COM.MICROSOFT.CONCAT(ROW([.B150]) - 1; COM.MICROSOFT.CONCAT(&quot; - &quot;; COLUMN([.B150]))))" office:value-type="string" office:string-value="Cell 149 - 2" calcext:value-type="string">
            <text:p>Cell 149 - 2</text:p>
          </table:table-cell>
        </table:table-row>
        <table:table-row table:style-name="ro1">
          <table:table-cell table:formula="of:= COM.MICROSOFT.CONCAT(&quot;Cell &quot;; COM.MICROSOFT.CONCAT(ROW([.A151]) - 1; COM.MICROSOFT.CONCAT(&quot; - &quot;; COLUMN([.A151]))))" office:value-type="string" office:string-value="Cell 150 - 1" calcext:value-type="string">
            <text:p>Cell 150 - 1</text:p>
          </table:table-cell>
          <table:table-cell table:formula="of:= COM.MICROSOFT.CONCAT(&quot;Cell &quot;; COM.MICROSOFT.CONCAT(ROW([.B151]) - 1; COM.MICROSOFT.CONCAT(&quot; - &quot;; COLUMN([.B151]))))" office:value-type="string" office:string-value="Cell 150 - 2" calcext:value-type="string">
            <text:p>Cell 150 - 2</text:p>
          </table:table-cell>
        </table:table-row>
        <table:table-row table:style-name="ro1">
          <table:table-cell table:formula="of:= COM.MICROSOFT.CONCAT(&quot;Cell &quot;; COM.MICROSOFT.CONCAT(ROW([.A152]) - 1; COM.MICROSOFT.CONCAT(&quot; - &quot;; COLUMN([.A152]))))" office:value-type="string" office:string-value="Cell 151 - 1" calcext:value-type="string">
            <text:p>Cell 151 - 1</text:p>
          </table:table-cell>
          <table:table-cell table:formula="of:= COM.MICROSOFT.CONCAT(&quot;Cell &quot;; COM.MICROSOFT.CONCAT(ROW([.B152]) - 1; COM.MICROSOFT.CONCAT(&quot; - &quot;; COLUMN([.B152]))))" office:value-type="string" office:string-value="Cell 151 - 2" calcext:value-type="string">
            <text:p>Cell 151 - 2</text:p>
          </table:table-cell>
        </table:table-row>
        <table:table-row table:style-name="ro1">
          <table:table-cell table:formula="of:= COM.MICROSOFT.CONCAT(&quot;Cell &quot;; COM.MICROSOFT.CONCAT(ROW([.A153]) - 1; COM.MICROSOFT.CONCAT(&quot; - &quot;; COLUMN([.A153]))))" office:value-type="string" office:string-value="Cell 152 - 1" calcext:value-type="string">
            <text:p>Cell 152 - 1</text:p>
          </table:table-cell>
          <table:table-cell table:formula="of:= COM.MICROSOFT.CONCAT(&quot;Cell &quot;; COM.MICROSOFT.CONCAT(ROW([.B153]) - 1; COM.MICROSOFT.CONCAT(&quot; - &quot;; COLUMN([.B153]))))" office:value-type="string" office:string-value="Cell 152 - 2" calcext:value-type="string">
            <text:p>Cell 152 - 2</text:p>
          </table:table-cell>
        </table:table-row>
        <table:table-row table:style-name="ro1">
          <table:table-cell table:formula="of:= COM.MICROSOFT.CONCAT(&quot;Cell &quot;; COM.MICROSOFT.CONCAT(ROW([.A154]) - 1; COM.MICROSOFT.CONCAT(&quot; - &quot;; COLUMN([.A154]))))" office:value-type="string" office:string-value="Cell 153 - 1" calcext:value-type="string">
            <text:p>Cell 153 - 1</text:p>
          </table:table-cell>
          <table:table-cell table:formula="of:= COM.MICROSOFT.CONCAT(&quot;Cell &quot;; COM.MICROSOFT.CONCAT(ROW([.B154]) - 1; COM.MICROSOFT.CONCAT(&quot; - &quot;; COLUMN([.B154]))))" office:value-type="string" office:string-value="Cell 153 - 2" calcext:value-type="string">
            <text:p>Cell 153 - 2</text:p>
          </table:table-cell>
        </table:table-row>
        <table:table-row table:style-name="ro1">
          <table:table-cell table:formula="of:= COM.MICROSOFT.CONCAT(&quot;Cell &quot;; COM.MICROSOFT.CONCAT(ROW([.A155]) - 1; COM.MICROSOFT.CONCAT(&quot; - &quot;; COLUMN([.A155]))))" office:value-type="string" office:string-value="Cell 154 - 1" calcext:value-type="string">
            <text:p>Cell 154 - 1</text:p>
          </table:table-cell>
          <table:table-cell table:formula="of:= COM.MICROSOFT.CONCAT(&quot;Cell &quot;; COM.MICROSOFT.CONCAT(ROW([.B155]) - 1; COM.MICROSOFT.CONCAT(&quot; - &quot;; COLUMN([.B155]))))" office:value-type="string" office:string-value="Cell 154 - 2" calcext:value-type="string">
            <text:p>Cell 154 - 2</text:p>
          </table:table-cell>
        </table:table-row>
        <table:table-row table:style-name="ro1">
          <table:table-cell table:formula="of:= COM.MICROSOFT.CONCAT(&quot;Cell &quot;; COM.MICROSOFT.CONCAT(ROW([.A156]) - 1; COM.MICROSOFT.CONCAT(&quot; - &quot;; COLUMN([.A156]))))" office:value-type="string" office:string-value="Cell 155 - 1" calcext:value-type="string">
            <text:p>Cell 155 - 1</text:p>
          </table:table-cell>
          <table:table-cell table:formula="of:= COM.MICROSOFT.CONCAT(&quot;Cell &quot;; COM.MICROSOFT.CONCAT(ROW([.B156]) - 1; COM.MICROSOFT.CONCAT(&quot; - &quot;; COLUMN([.B156]))))" office:value-type="string" office:string-value="Cell 155 - 2" calcext:value-type="string">
            <text:p>Cell 155 - 2</text:p>
          </table:table-cell>
        </table:table-row>
        <table:table-row table:style-name="ro1">
          <table:table-cell table:formula="of:= COM.MICROSOFT.CONCAT(&quot;Cell &quot;; COM.MICROSOFT.CONCAT(ROW([.A157]) - 1; COM.MICROSOFT.CONCAT(&quot; - &quot;; COLUMN([.A157]))))" office:value-type="string" office:string-value="Cell 156 - 1" calcext:value-type="string">
            <text:p>Cell 156 - 1</text:p>
          </table:table-cell>
          <table:table-cell table:formula="of:= COM.MICROSOFT.CONCAT(&quot;Cell &quot;; COM.MICROSOFT.CONCAT(ROW([.B157]) - 1; COM.MICROSOFT.CONCAT(&quot; - &quot;; COLUMN([.B157]))))" office:value-type="string" office:string-value="Cell 156 - 2" calcext:value-type="string">
            <text:p>Cell 156 - 2</text:p>
          </table:table-cell>
        </table:table-row>
        <table:table-row table:style-name="ro1">
          <table:table-cell table:formula="of:= COM.MICROSOFT.CONCAT(&quot;Cell &quot;; COM.MICROSOFT.CONCAT(ROW([.A158]) - 1; COM.MICROSOFT.CONCAT(&quot; - &quot;; COLUMN([.A158]))))" office:value-type="string" office:string-value="Cell 157 - 1" calcext:value-type="string">
            <text:p>Cell 157 - 1</text:p>
          </table:table-cell>
          <table:table-cell table:formula="of:= COM.MICROSOFT.CONCAT(&quot;Cell &quot;; COM.MICROSOFT.CONCAT(ROW([.B158]) - 1; COM.MICROSOFT.CONCAT(&quot; - &quot;; COLUMN([.B158]))))" office:value-type="string" office:string-value="Cell 157 - 2" calcext:value-type="string">
            <text:p>Cell 157 - 2</text:p>
          </table:table-cell>
        </table:table-row>
        <table:table-row table:style-name="ro1">
          <table:table-cell table:formula="of:= COM.MICROSOFT.CONCAT(&quot;Cell &quot;; COM.MICROSOFT.CONCAT(ROW([.A159]) - 1; COM.MICROSOFT.CONCAT(&quot; - &quot;; COLUMN([.A159]))))" office:value-type="string" office:string-value="Cell 158 - 1" calcext:value-type="string">
            <text:p>Cell 158 - 1</text:p>
          </table:table-cell>
          <table:table-cell table:formula="of:= COM.MICROSOFT.CONCAT(&quot;Cell &quot;; COM.MICROSOFT.CONCAT(ROW([.B159]) - 1; COM.MICROSOFT.CONCAT(&quot; - &quot;; COLUMN([.B159]))))" office:value-type="string" office:string-value="Cell 158 - 2" calcext:value-type="string">
            <text:p>Cell 158 - 2</text:p>
          </table:table-cell>
        </table:table-row>
        <table:table-row table:style-name="ro1">
          <table:table-cell table:formula="of:= COM.MICROSOFT.CONCAT(&quot;Cell &quot;; COM.MICROSOFT.CONCAT(ROW([.A160]) - 1; COM.MICROSOFT.CONCAT(&quot; - &quot;; COLUMN([.A160]))))" office:value-type="string" office:string-value="Cell 159 - 1" calcext:value-type="string">
            <text:p>Cell 159 - 1</text:p>
          </table:table-cell>
          <table:table-cell table:formula="of:= COM.MICROSOFT.CONCAT(&quot;Cell &quot;; COM.MICROSOFT.CONCAT(ROW([.B160]) - 1; COM.MICROSOFT.CONCAT(&quot; - &quot;; COLUMN([.B160]))))" office:value-type="string" office:string-value="Cell 159 - 2" calcext:value-type="string">
            <text:p>Cell 159 - 2</text:p>
          </table:table-cell>
        </table:table-row>
        <table:table-row table:style-name="ro1">
          <table:table-cell table:formula="of:= COM.MICROSOFT.CONCAT(&quot;Cell &quot;; COM.MICROSOFT.CONCAT(ROW([.A161]) - 1; COM.MICROSOFT.CONCAT(&quot; - &quot;; COLUMN([.A161]))))" office:value-type="string" office:string-value="Cell 160 - 1" calcext:value-type="string">
            <text:p>Cell 160 - 1</text:p>
          </table:table-cell>
          <table:table-cell table:formula="of:= COM.MICROSOFT.CONCAT(&quot;Cell &quot;; COM.MICROSOFT.CONCAT(ROW([.B161]) - 1; COM.MICROSOFT.CONCAT(&quot; - &quot;; COLUMN([.B161]))))" office:value-type="string" office:string-value="Cell 160 - 2" calcext:value-type="string">
            <text:p>Cell 160 - 2</text:p>
          </table:table-cell>
        </table:table-row>
        <table:table-row table:style-name="ro1">
          <table:table-cell table:formula="of:= COM.MICROSOFT.CONCAT(&quot;Cell &quot;; COM.MICROSOFT.CONCAT(ROW([.A162]) - 1; COM.MICROSOFT.CONCAT(&quot; - &quot;; COLUMN([.A162]))))" office:value-type="string" office:string-value="Cell 161 - 1" calcext:value-type="string">
            <text:p>Cell 161 - 1</text:p>
          </table:table-cell>
          <table:table-cell table:formula="of:= COM.MICROSOFT.CONCAT(&quot;Cell &quot;; COM.MICROSOFT.CONCAT(ROW([.B162]) - 1; COM.MICROSOFT.CONCAT(&quot; - &quot;; COLUMN([.B162]))))" office:value-type="string" office:string-value="Cell 161 - 2" calcext:value-type="string">
            <text:p>Cell 161 - 2</text:p>
          </table:table-cell>
        </table:table-row>
        <table:table-row table:style-name="ro1">
          <table:table-cell table:formula="of:= COM.MICROSOFT.CONCAT(&quot;Cell &quot;; COM.MICROSOFT.CONCAT(ROW([.A163]) - 1; COM.MICROSOFT.CONCAT(&quot; - &quot;; COLUMN([.A163]))))" office:value-type="string" office:string-value="Cell 162 - 1" calcext:value-type="string">
            <text:p>Cell 162 - 1</text:p>
          </table:table-cell>
          <table:table-cell table:formula="of:= COM.MICROSOFT.CONCAT(&quot;Cell &quot;; COM.MICROSOFT.CONCAT(ROW([.B163]) - 1; COM.MICROSOFT.CONCAT(&quot; - &quot;; COLUMN([.B163]))))" office:value-type="string" office:string-value="Cell 162 - 2" calcext:value-type="string">
            <text:p>Cell 162 - 2</text:p>
          </table:table-cell>
        </table:table-row>
        <table:table-row table:style-name="ro1">
          <table:table-cell table:formula="of:= COM.MICROSOFT.CONCAT(&quot;Cell &quot;; COM.MICROSOFT.CONCAT(ROW([.A164]) - 1; COM.MICROSOFT.CONCAT(&quot; - &quot;; COLUMN([.A164]))))" office:value-type="string" office:string-value="Cell 163 - 1" calcext:value-type="string">
            <text:p>Cell 163 - 1</text:p>
          </table:table-cell>
          <table:table-cell table:formula="of:= COM.MICROSOFT.CONCAT(&quot;Cell &quot;; COM.MICROSOFT.CONCAT(ROW([.B164]) - 1; COM.MICROSOFT.CONCAT(&quot; - &quot;; COLUMN([.B164]))))" office:value-type="string" office:string-value="Cell 163 - 2" calcext:value-type="string">
            <text:p>Cell 163 - 2</text:p>
          </table:table-cell>
        </table:table-row>
        <table:table-row table:style-name="ro1">
          <table:table-cell table:formula="of:= COM.MICROSOFT.CONCAT(&quot;Cell &quot;; COM.MICROSOFT.CONCAT(ROW([.A165]) - 1; COM.MICROSOFT.CONCAT(&quot; - &quot;; COLUMN([.A165]))))" office:value-type="string" office:string-value="Cell 164 - 1" calcext:value-type="string">
            <text:p>Cell 164 - 1</text:p>
          </table:table-cell>
          <table:table-cell table:formula="of:= COM.MICROSOFT.CONCAT(&quot;Cell &quot;; COM.MICROSOFT.CONCAT(ROW([.B165]) - 1; COM.MICROSOFT.CONCAT(&quot; - &quot;; COLUMN([.B165]))))" office:value-type="string" office:string-value="Cell 164 - 2" calcext:value-type="string">
            <text:p>Cell 164 - 2</text:p>
          </table:table-cell>
        </table:table-row>
        <table:table-row table:style-name="ro1">
          <table:table-cell table:formula="of:= COM.MICROSOFT.CONCAT(&quot;Cell &quot;; COM.MICROSOFT.CONCAT(ROW([.A166]) - 1; COM.MICROSOFT.CONCAT(&quot; - &quot;; COLUMN([.A166]))))" office:value-type="string" office:string-value="Cell 165 - 1" calcext:value-type="string">
            <text:p>Cell 165 - 1</text:p>
          </table:table-cell>
          <table:table-cell table:formula="of:= COM.MICROSOFT.CONCAT(&quot;Cell &quot;; COM.MICROSOFT.CONCAT(ROW([.B166]) - 1; COM.MICROSOFT.CONCAT(&quot; - &quot;; COLUMN([.B166]))))" office:value-type="string" office:string-value="Cell 165 - 2" calcext:value-type="string">
            <text:p>Cell 165 - 2</text:p>
          </table:table-cell>
        </table:table-row>
        <table:table-row table:style-name="ro1">
          <table:table-cell table:formula="of:= COM.MICROSOFT.CONCAT(&quot;Cell &quot;; COM.MICROSOFT.CONCAT(ROW([.A167]) - 1; COM.MICROSOFT.CONCAT(&quot; - &quot;; COLUMN([.A167]))))" office:value-type="string" office:string-value="Cell 166 - 1" calcext:value-type="string">
            <text:p>Cell 166 - 1</text:p>
          </table:table-cell>
          <table:table-cell table:formula="of:= COM.MICROSOFT.CONCAT(&quot;Cell &quot;; COM.MICROSOFT.CONCAT(ROW([.B167]) - 1; COM.MICROSOFT.CONCAT(&quot; - &quot;; COLUMN([.B167]))))" office:value-type="string" office:string-value="Cell 166 - 2" calcext:value-type="string">
            <text:p>Cell 166 - 2</text:p>
          </table:table-cell>
        </table:table-row>
        <table:table-row table:style-name="ro1">
          <table:table-cell table:formula="of:= COM.MICROSOFT.CONCAT(&quot;Cell &quot;; COM.MICROSOFT.CONCAT(ROW([.A168]) - 1; COM.MICROSOFT.CONCAT(&quot; - &quot;; COLUMN([.A168]))))" office:value-type="string" office:string-value="Cell 167 - 1" calcext:value-type="string">
            <text:p>Cell 167 - 1</text:p>
          </table:table-cell>
          <table:table-cell table:formula="of:= COM.MICROSOFT.CONCAT(&quot;Cell &quot;; COM.MICROSOFT.CONCAT(ROW([.B168]) - 1; COM.MICROSOFT.CONCAT(&quot; - &quot;; COLUMN([.B168]))))" office:value-type="string" office:string-value="Cell 167 - 2" calcext:value-type="string">
            <text:p>Cell 167 - 2</text:p>
          </table:table-cell>
        </table:table-row>
        <table:table-row table:style-name="ro1">
          <table:table-cell table:formula="of:= COM.MICROSOFT.CONCAT(&quot;Cell &quot;; COM.MICROSOFT.CONCAT(ROW([.A169]) - 1; COM.MICROSOFT.CONCAT(&quot; - &quot;; COLUMN([.A169]))))" office:value-type="string" office:string-value="Cell 168 - 1" calcext:value-type="string">
            <text:p>Cell 168 - 1</text:p>
          </table:table-cell>
          <table:table-cell table:formula="of:= COM.MICROSOFT.CONCAT(&quot;Cell &quot;; COM.MICROSOFT.CONCAT(ROW([.B169]) - 1; COM.MICROSOFT.CONCAT(&quot; - &quot;; COLUMN([.B169]))))" office:value-type="string" office:string-value="Cell 168 - 2" calcext:value-type="string">
            <text:p>Cell 168 - 2</text:p>
          </table:table-cell>
        </table:table-row>
        <table:table-row table:style-name="ro1">
          <table:table-cell table:formula="of:= COM.MICROSOFT.CONCAT(&quot;Cell &quot;; COM.MICROSOFT.CONCAT(ROW([.A170]) - 1; COM.MICROSOFT.CONCAT(&quot; - &quot;; COLUMN([.A170]))))" office:value-type="string" office:string-value="Cell 169 - 1" calcext:value-type="string">
            <text:p>Cell 169 - 1</text:p>
          </table:table-cell>
          <table:table-cell table:formula="of:= COM.MICROSOFT.CONCAT(&quot;Cell &quot;; COM.MICROSOFT.CONCAT(ROW([.B170]) - 1; COM.MICROSOFT.CONCAT(&quot; - &quot;; COLUMN([.B170]))))" office:value-type="string" office:string-value="Cell 169 - 2" calcext:value-type="string">
            <text:p>Cell 169 - 2</text:p>
          </table:table-cell>
        </table:table-row>
        <table:table-row table:style-name="ro1">
          <table:table-cell table:formula="of:= COM.MICROSOFT.CONCAT(&quot;Cell &quot;; COM.MICROSOFT.CONCAT(ROW([.A171]) - 1; COM.MICROSOFT.CONCAT(&quot; - &quot;; COLUMN([.A171]))))" office:value-type="string" office:string-value="Cell 170 - 1" calcext:value-type="string">
            <text:p>Cell 170 - 1</text:p>
          </table:table-cell>
          <table:table-cell table:formula="of:= COM.MICROSOFT.CONCAT(&quot;Cell &quot;; COM.MICROSOFT.CONCAT(ROW([.B171]) - 1; COM.MICROSOFT.CONCAT(&quot; - &quot;; COLUMN([.B171]))))" office:value-type="string" office:string-value="Cell 170 - 2" calcext:value-type="string">
            <text:p>Cell 170 - 2</text:p>
          </table:table-cell>
        </table:table-row>
        <table:table-row table:style-name="ro1">
          <table:table-cell table:formula="of:= COM.MICROSOFT.CONCAT(&quot;Cell &quot;; COM.MICROSOFT.CONCAT(ROW([.A172]) - 1; COM.MICROSOFT.CONCAT(&quot; - &quot;; COLUMN([.A172]))))" office:value-type="string" office:string-value="Cell 171 - 1" calcext:value-type="string">
            <text:p>Cell 171 - 1</text:p>
          </table:table-cell>
          <table:table-cell table:formula="of:= COM.MICROSOFT.CONCAT(&quot;Cell &quot;; COM.MICROSOFT.CONCAT(ROW([.B172]) - 1; COM.MICROSOFT.CONCAT(&quot; - &quot;; COLUMN([.B172]))))" office:value-type="string" office:string-value="Cell 171 - 2" calcext:value-type="string">
            <text:p>Cell 171 - 2</text:p>
          </table:table-cell>
        </table:table-row>
        <table:table-row table:style-name="ro1">
          <table:table-cell table:formula="of:= COM.MICROSOFT.CONCAT(&quot;Cell &quot;; COM.MICROSOFT.CONCAT(ROW([.A173]) - 1; COM.MICROSOFT.CONCAT(&quot; - &quot;; COLUMN([.A173]))))" office:value-type="string" office:string-value="Cell 172 - 1" calcext:value-type="string">
            <text:p>Cell 172 - 1</text:p>
          </table:table-cell>
          <table:table-cell table:formula="of:= COM.MICROSOFT.CONCAT(&quot;Cell &quot;; COM.MICROSOFT.CONCAT(ROW([.B173]) - 1; COM.MICROSOFT.CONCAT(&quot; - &quot;; COLUMN([.B173]))))" office:value-type="string" office:string-value="Cell 172 - 2" calcext:value-type="string">
            <text:p>Cell 172 - 2</text:p>
          </table:table-cell>
        </table:table-row>
        <table:table-row table:style-name="ro1">
          <table:table-cell table:formula="of:= COM.MICROSOFT.CONCAT(&quot;Cell &quot;; COM.MICROSOFT.CONCAT(ROW([.A174]) - 1; COM.MICROSOFT.CONCAT(&quot; - &quot;; COLUMN([.A174]))))" office:value-type="string" office:string-value="Cell 173 - 1" calcext:value-type="string">
            <text:p>Cell 173 - 1</text:p>
          </table:table-cell>
          <table:table-cell table:formula="of:= COM.MICROSOFT.CONCAT(&quot;Cell &quot;; COM.MICROSOFT.CONCAT(ROW([.B174]) - 1; COM.MICROSOFT.CONCAT(&quot; - &quot;; COLUMN([.B174]))))" office:value-type="string" office:string-value="Cell 173 - 2" calcext:value-type="string">
            <text:p>Cell 173 - 2</text:p>
          </table:table-cell>
        </table:table-row>
        <table:table-row table:style-name="ro1">
          <table:table-cell table:formula="of:= COM.MICROSOFT.CONCAT(&quot;Cell &quot;; COM.MICROSOFT.CONCAT(ROW([.A175]) - 1; COM.MICROSOFT.CONCAT(&quot; - &quot;; COLUMN([.A175]))))" office:value-type="string" office:string-value="Cell 174 - 1" calcext:value-type="string">
            <text:p>Cell 174 - 1</text:p>
          </table:table-cell>
          <table:table-cell table:formula="of:= COM.MICROSOFT.CONCAT(&quot;Cell &quot;; COM.MICROSOFT.CONCAT(ROW([.B175]) - 1; COM.MICROSOFT.CONCAT(&quot; - &quot;; COLUMN([.B175]))))" office:value-type="string" office:string-value="Cell 174 - 2" calcext:value-type="string">
            <text:p>Cell 174 - 2</text:p>
          </table:table-cell>
        </table:table-row>
        <table:table-row table:style-name="ro1">
          <table:table-cell table:formula="of:= COM.MICROSOFT.CONCAT(&quot;Cell &quot;; COM.MICROSOFT.CONCAT(ROW([.A176]) - 1; COM.MICROSOFT.CONCAT(&quot; - &quot;; COLUMN([.A176]))))" office:value-type="string" office:string-value="Cell 175 - 1" calcext:value-type="string">
            <text:p>Cell 175 - 1</text:p>
          </table:table-cell>
          <table:table-cell table:formula="of:= COM.MICROSOFT.CONCAT(&quot;Cell &quot;; COM.MICROSOFT.CONCAT(ROW([.B176]) - 1; COM.MICROSOFT.CONCAT(&quot; - &quot;; COLUMN([.B176]))))" office:value-type="string" office:string-value="Cell 175 - 2" calcext:value-type="string">
            <text:p>Cell 175 - 2</text:p>
          </table:table-cell>
        </table:table-row>
        <table:table-row table:style-name="ro1">
          <table:table-cell table:formula="of:= COM.MICROSOFT.CONCAT(&quot;Cell &quot;; COM.MICROSOFT.CONCAT(ROW([.A177]) - 1; COM.MICROSOFT.CONCAT(&quot; - &quot;; COLUMN([.A177]))))" office:value-type="string" office:string-value="Cell 176 - 1" calcext:value-type="string">
            <text:p>Cell 176 - 1</text:p>
          </table:table-cell>
          <table:table-cell table:formula="of:= COM.MICROSOFT.CONCAT(&quot;Cell &quot;; COM.MICROSOFT.CONCAT(ROW([.B177]) - 1; COM.MICROSOFT.CONCAT(&quot; - &quot;; COLUMN([.B177]))))" office:value-type="string" office:string-value="Cell 176 - 2" calcext:value-type="string">
            <text:p>Cell 176 - 2</text:p>
          </table:table-cell>
        </table:table-row>
        <table:table-row table:style-name="ro1">
          <table:table-cell table:formula="of:= COM.MICROSOFT.CONCAT(&quot;Cell &quot;; COM.MICROSOFT.CONCAT(ROW([.A178]) - 1; COM.MICROSOFT.CONCAT(&quot; - &quot;; COLUMN([.A178]))))" office:value-type="string" office:string-value="Cell 177 - 1" calcext:value-type="string">
            <text:p>Cell 177 - 1</text:p>
          </table:table-cell>
          <table:table-cell table:formula="of:= COM.MICROSOFT.CONCAT(&quot;Cell &quot;; COM.MICROSOFT.CONCAT(ROW([.B178]) - 1; COM.MICROSOFT.CONCAT(&quot; - &quot;; COLUMN([.B178]))))" office:value-type="string" office:string-value="Cell 177 - 2" calcext:value-type="string">
            <text:p>Cell 177 - 2</text:p>
          </table:table-cell>
        </table:table-row>
        <table:table-row table:style-name="ro1">
          <table:table-cell table:formula="of:= COM.MICROSOFT.CONCAT(&quot;Cell &quot;; COM.MICROSOFT.CONCAT(ROW([.A179]) - 1; COM.MICROSOFT.CONCAT(&quot; - &quot;; COLUMN([.A179]))))" office:value-type="string" office:string-value="Cell 178 - 1" calcext:value-type="string">
            <text:p>Cell 178 - 1</text:p>
          </table:table-cell>
          <table:table-cell table:formula="of:= COM.MICROSOFT.CONCAT(&quot;Cell &quot;; COM.MICROSOFT.CONCAT(ROW([.B179]) - 1; COM.MICROSOFT.CONCAT(&quot; - &quot;; COLUMN([.B179]))))" office:value-type="string" office:string-value="Cell 178 - 2" calcext:value-type="string">
            <text:p>Cell 178 - 2</text:p>
          </table:table-cell>
        </table:table-row>
        <table:table-row table:style-name="ro1">
          <table:table-cell table:formula="of:= COM.MICROSOFT.CONCAT(&quot;Cell &quot;; COM.MICROSOFT.CONCAT(ROW([.A180]) - 1; COM.MICROSOFT.CONCAT(&quot; - &quot;; COLUMN([.A180]))))" office:value-type="string" office:string-value="Cell 179 - 1" calcext:value-type="string">
            <text:p>Cell 179 - 1</text:p>
          </table:table-cell>
          <table:table-cell table:formula="of:= COM.MICROSOFT.CONCAT(&quot;Cell &quot;; COM.MICROSOFT.CONCAT(ROW([.B180]) - 1; COM.MICROSOFT.CONCAT(&quot; - &quot;; COLUMN([.B180]))))" office:value-type="string" office:string-value="Cell 179 - 2" calcext:value-type="string">
            <text:p>Cell 179 - 2</text:p>
          </table:table-cell>
        </table:table-row>
        <table:table-row table:style-name="ro1">
          <table:table-cell table:formula="of:= COM.MICROSOFT.CONCAT(&quot;Cell &quot;; COM.MICROSOFT.CONCAT(ROW([.A181]) - 1; COM.MICROSOFT.CONCAT(&quot; - &quot;; COLUMN([.A181]))))" office:value-type="string" office:string-value="Cell 180 - 1" calcext:value-type="string">
            <text:p>Cell 180 - 1</text:p>
          </table:table-cell>
          <table:table-cell table:formula="of:= COM.MICROSOFT.CONCAT(&quot;Cell &quot;; COM.MICROSOFT.CONCAT(ROW([.B181]) - 1; COM.MICROSOFT.CONCAT(&quot; - &quot;; COLUMN([.B181]))))" office:value-type="string" office:string-value="Cell 180 - 2" calcext:value-type="string">
            <text:p>Cell 180 - 2</text:p>
          </table:table-cell>
        </table:table-row>
        <table:table-row table:style-name="ro1">
          <table:table-cell table:formula="of:= COM.MICROSOFT.CONCAT(&quot;Cell &quot;; COM.MICROSOFT.CONCAT(ROW([.A182]) - 1; COM.MICROSOFT.CONCAT(&quot; - &quot;; COLUMN([.A182]))))" office:value-type="string" office:string-value="Cell 181 - 1" calcext:value-type="string">
            <text:p>Cell 181 - 1</text:p>
          </table:table-cell>
          <table:table-cell table:formula="of:= COM.MICROSOFT.CONCAT(&quot;Cell &quot;; COM.MICROSOFT.CONCAT(ROW([.B182]) - 1; COM.MICROSOFT.CONCAT(&quot; - &quot;; COLUMN([.B182]))))" office:value-type="string" office:string-value="Cell 181 - 2" calcext:value-type="string">
            <text:p>Cell 181 - 2</text:p>
          </table:table-cell>
        </table:table-row>
        <table:table-row table:style-name="ro1">
          <table:table-cell table:formula="of:= COM.MICROSOFT.CONCAT(&quot;Cell &quot;; COM.MICROSOFT.CONCAT(ROW([.A183]) - 1; COM.MICROSOFT.CONCAT(&quot; - &quot;; COLUMN([.A183]))))" office:value-type="string" office:string-value="Cell 182 - 1" calcext:value-type="string">
            <text:p>Cell 182 - 1</text:p>
          </table:table-cell>
          <table:table-cell table:formula="of:= COM.MICROSOFT.CONCAT(&quot;Cell &quot;; COM.MICROSOFT.CONCAT(ROW([.B183]) - 1; COM.MICROSOFT.CONCAT(&quot; - &quot;; COLUMN([.B183]))))" office:value-type="string" office:string-value="Cell 182 - 2" calcext:value-type="string">
            <text:p>Cell 182 - 2</text:p>
          </table:table-cell>
        </table:table-row>
        <table:table-row table:style-name="ro1">
          <table:table-cell table:formula="of:= COM.MICROSOFT.CONCAT(&quot;Cell &quot;; COM.MICROSOFT.CONCAT(ROW([.A184]) - 1; COM.MICROSOFT.CONCAT(&quot; - &quot;; COLUMN([.A184]))))" office:value-type="string" office:string-value="Cell 183 - 1" calcext:value-type="string">
            <text:p>Cell 183 - 1</text:p>
          </table:table-cell>
          <table:table-cell table:formula="of:= COM.MICROSOFT.CONCAT(&quot;Cell &quot;; COM.MICROSOFT.CONCAT(ROW([.B184]) - 1; COM.MICROSOFT.CONCAT(&quot; - &quot;; COLUMN([.B184]))))" office:value-type="string" office:string-value="Cell 183 - 2" calcext:value-type="string">
            <text:p>Cell 183 - 2</text:p>
          </table:table-cell>
        </table:table-row>
        <table:table-row table:style-name="ro1">
          <table:table-cell table:formula="of:= COM.MICROSOFT.CONCAT(&quot;Cell &quot;; COM.MICROSOFT.CONCAT(ROW([.A185]) - 1; COM.MICROSOFT.CONCAT(&quot; - &quot;; COLUMN([.A185]))))" office:value-type="string" office:string-value="Cell 184 - 1" calcext:value-type="string">
            <text:p>Cell 184 - 1</text:p>
          </table:table-cell>
          <table:table-cell table:formula="of:= COM.MICROSOFT.CONCAT(&quot;Cell &quot;; COM.MICROSOFT.CONCAT(ROW([.B185]) - 1; COM.MICROSOFT.CONCAT(&quot; - &quot;; COLUMN([.B185]))))" office:value-type="string" office:string-value="Cell 184 - 2" calcext:value-type="string">
            <text:p>Cell 184 - 2</text:p>
          </table:table-cell>
        </table:table-row>
        <table:table-row table:style-name="ro1">
          <table:table-cell table:formula="of:= COM.MICROSOFT.CONCAT(&quot;Cell &quot;; COM.MICROSOFT.CONCAT(ROW([.A186]) - 1; COM.MICROSOFT.CONCAT(&quot; - &quot;; COLUMN([.A186]))))" office:value-type="string" office:string-value="Cell 185 - 1" calcext:value-type="string">
            <text:p>Cell 185 - 1</text:p>
          </table:table-cell>
          <table:table-cell table:formula="of:= COM.MICROSOFT.CONCAT(&quot;Cell &quot;; COM.MICROSOFT.CONCAT(ROW([.B186]) - 1; COM.MICROSOFT.CONCAT(&quot; - &quot;; COLUMN([.B186]))))" office:value-type="string" office:string-value="Cell 185 - 2" calcext:value-type="string">
            <text:p>Cell 185 - 2</text:p>
          </table:table-cell>
        </table:table-row>
        <table:table-row table:style-name="ro1">
          <table:table-cell table:formula="of:= COM.MICROSOFT.CONCAT(&quot;Cell &quot;; COM.MICROSOFT.CONCAT(ROW([.A187]) - 1; COM.MICROSOFT.CONCAT(&quot; - &quot;; COLUMN([.A187]))))" office:value-type="string" office:string-value="Cell 186 - 1" calcext:value-type="string">
            <text:p>Cell 186 - 1</text:p>
          </table:table-cell>
          <table:table-cell table:formula="of:= COM.MICROSOFT.CONCAT(&quot;Cell &quot;; COM.MICROSOFT.CONCAT(ROW([.B187]) - 1; COM.MICROSOFT.CONCAT(&quot; - &quot;; COLUMN([.B187]))))" office:value-type="string" office:string-value="Cell 186 - 2" calcext:value-type="string">
            <text:p>Cell 186 - 2</text:p>
          </table:table-cell>
        </table:table-row>
        <table:table-row table:style-name="ro1">
          <table:table-cell table:formula="of:= COM.MICROSOFT.CONCAT(&quot;Cell &quot;; COM.MICROSOFT.CONCAT(ROW([.A188]) - 1; COM.MICROSOFT.CONCAT(&quot; - &quot;; COLUMN([.A188]))))" office:value-type="string" office:string-value="Cell 187 - 1" calcext:value-type="string">
            <text:p>Cell 187 - 1</text:p>
          </table:table-cell>
          <table:table-cell table:formula="of:= COM.MICROSOFT.CONCAT(&quot;Cell &quot;; COM.MICROSOFT.CONCAT(ROW([.B188]) - 1; COM.MICROSOFT.CONCAT(&quot; - &quot;; COLUMN([.B188]))))" office:value-type="string" office:string-value="Cell 187 - 2" calcext:value-type="string">
            <text:p>Cell 187 - 2</text:p>
          </table:table-cell>
        </table:table-row>
        <table:table-row table:style-name="ro1">
          <table:table-cell table:formula="of:= COM.MICROSOFT.CONCAT(&quot;Cell &quot;; COM.MICROSOFT.CONCAT(ROW([.A189]) - 1; COM.MICROSOFT.CONCAT(&quot; - &quot;; COLUMN([.A189]))))" office:value-type="string" office:string-value="Cell 188 - 1" calcext:value-type="string">
            <text:p>Cell 188 - 1</text:p>
          </table:table-cell>
          <table:table-cell table:formula="of:= COM.MICROSOFT.CONCAT(&quot;Cell &quot;; COM.MICROSOFT.CONCAT(ROW([.B189]) - 1; COM.MICROSOFT.CONCAT(&quot; - &quot;; COLUMN([.B189]))))" office:value-type="string" office:string-value="Cell 188 - 2" calcext:value-type="string">
            <text:p>Cell 188 - 2</text:p>
          </table:table-cell>
        </table:table-row>
        <table:table-row table:style-name="ro1">
          <table:table-cell table:formula="of:= COM.MICROSOFT.CONCAT(&quot;Cell &quot;; COM.MICROSOFT.CONCAT(ROW([.A190]) - 1; COM.MICROSOFT.CONCAT(&quot; - &quot;; COLUMN([.A190]))))" office:value-type="string" office:string-value="Cell 189 - 1" calcext:value-type="string">
            <text:p>Cell 189 - 1</text:p>
          </table:table-cell>
          <table:table-cell table:formula="of:= COM.MICROSOFT.CONCAT(&quot;Cell &quot;; COM.MICROSOFT.CONCAT(ROW([.B190]) - 1; COM.MICROSOFT.CONCAT(&quot; - &quot;; COLUMN([.B190]))))" office:value-type="string" office:string-value="Cell 189 - 2" calcext:value-type="string">
            <text:p>Cell 189 - 2</text:p>
          </table:table-cell>
        </table:table-row>
        <table:table-row table:style-name="ro1">
          <table:table-cell table:formula="of:= COM.MICROSOFT.CONCAT(&quot;Cell &quot;; COM.MICROSOFT.CONCAT(ROW([.A191]) - 1; COM.MICROSOFT.CONCAT(&quot; - &quot;; COLUMN([.A191]))))" office:value-type="string" office:string-value="Cell 190 - 1" calcext:value-type="string">
            <text:p>Cell 190 - 1</text:p>
          </table:table-cell>
          <table:table-cell table:formula="of:= COM.MICROSOFT.CONCAT(&quot;Cell &quot;; COM.MICROSOFT.CONCAT(ROW([.B191]) - 1; COM.MICROSOFT.CONCAT(&quot; - &quot;; COLUMN([.B191]))))" office:value-type="string" office:string-value="Cell 190 - 2" calcext:value-type="string">
            <text:p>Cell 190 - 2</text:p>
          </table:table-cell>
        </table:table-row>
        <table:table-row table:style-name="ro1">
          <table:table-cell table:formula="of:= COM.MICROSOFT.CONCAT(&quot;Cell &quot;; COM.MICROSOFT.CONCAT(ROW([.A192]) - 1; COM.MICROSOFT.CONCAT(&quot; - &quot;; COLUMN([.A192]))))" office:value-type="string" office:string-value="Cell 191 - 1" calcext:value-type="string">
            <text:p>Cell 191 - 1</text:p>
          </table:table-cell>
          <table:table-cell table:formula="of:= COM.MICROSOFT.CONCAT(&quot;Cell &quot;; COM.MICROSOFT.CONCAT(ROW([.B192]) - 1; COM.MICROSOFT.CONCAT(&quot; - &quot;; COLUMN([.B192]))))" office:value-type="string" office:string-value="Cell 191 - 2" calcext:value-type="string">
            <text:p>Cell 191 - 2</text:p>
          </table:table-cell>
        </table:table-row>
        <table:table-row table:style-name="ro1">
          <table:table-cell table:formula="of:= COM.MICROSOFT.CONCAT(&quot;Cell &quot;; COM.MICROSOFT.CONCAT(ROW([.A193]) - 1; COM.MICROSOFT.CONCAT(&quot; - &quot;; COLUMN([.A193]))))" office:value-type="string" office:string-value="Cell 192 - 1" calcext:value-type="string">
            <text:p>Cell 192 - 1</text:p>
          </table:table-cell>
          <table:table-cell table:formula="of:= COM.MICROSOFT.CONCAT(&quot;Cell &quot;; COM.MICROSOFT.CONCAT(ROW([.B193]) - 1; COM.MICROSOFT.CONCAT(&quot; - &quot;; COLUMN([.B193]))))" office:value-type="string" office:string-value="Cell 192 - 2" calcext:value-type="string">
            <text:p>Cell 192 - 2</text:p>
          </table:table-cell>
        </table:table-row>
        <table:table-row table:style-name="ro1">
          <table:table-cell table:formula="of:= COM.MICROSOFT.CONCAT(&quot;Cell &quot;; COM.MICROSOFT.CONCAT(ROW([.A194]) - 1; COM.MICROSOFT.CONCAT(&quot; - &quot;; COLUMN([.A194]))))" office:value-type="string" office:string-value="Cell 193 - 1" calcext:value-type="string">
            <text:p>Cell 193 - 1</text:p>
          </table:table-cell>
          <table:table-cell table:formula="of:= COM.MICROSOFT.CONCAT(&quot;Cell &quot;; COM.MICROSOFT.CONCAT(ROW([.B194]) - 1; COM.MICROSOFT.CONCAT(&quot; - &quot;; COLUMN([.B194]))))" office:value-type="string" office:string-value="Cell 193 - 2" calcext:value-type="string">
            <text:p>Cell 193 - 2</text:p>
          </table:table-cell>
        </table:table-row>
        <table:table-row table:style-name="ro1">
          <table:table-cell table:formula="of:= COM.MICROSOFT.CONCAT(&quot;Cell &quot;; COM.MICROSOFT.CONCAT(ROW([.A195]) - 1; COM.MICROSOFT.CONCAT(&quot; - &quot;; COLUMN([.A195]))))" office:value-type="string" office:string-value="Cell 194 - 1" calcext:value-type="string">
            <text:p>Cell 194 - 1</text:p>
          </table:table-cell>
          <table:table-cell table:formula="of:= COM.MICROSOFT.CONCAT(&quot;Cell &quot;; COM.MICROSOFT.CONCAT(ROW([.B195]) - 1; COM.MICROSOFT.CONCAT(&quot; - &quot;; COLUMN([.B195]))))" office:value-type="string" office:string-value="Cell 194 - 2" calcext:value-type="string">
            <text:p>Cell 194 - 2</text:p>
          </table:table-cell>
        </table:table-row>
        <table:table-row table:style-name="ro1">
          <table:table-cell table:formula="of:= COM.MICROSOFT.CONCAT(&quot;Cell &quot;; COM.MICROSOFT.CONCAT(ROW([.A196]) - 1; COM.MICROSOFT.CONCAT(&quot; - &quot;; COLUMN([.A196]))))" office:value-type="string" office:string-value="Cell 195 - 1" calcext:value-type="string">
            <text:p>Cell 195 - 1</text:p>
          </table:table-cell>
          <table:table-cell table:formula="of:= COM.MICROSOFT.CONCAT(&quot;Cell &quot;; COM.MICROSOFT.CONCAT(ROW([.B196]) - 1; COM.MICROSOFT.CONCAT(&quot; - &quot;; COLUMN([.B196]))))" office:value-type="string" office:string-value="Cell 195 - 2" calcext:value-type="string">
            <text:p>Cell 195 - 2</text:p>
          </table:table-cell>
        </table:table-row>
        <table:table-row table:style-name="ro1">
          <table:table-cell table:formula="of:= COM.MICROSOFT.CONCAT(&quot;Cell &quot;; COM.MICROSOFT.CONCAT(ROW([.A197]) - 1; COM.MICROSOFT.CONCAT(&quot; - &quot;; COLUMN([.A197]))))" office:value-type="string" office:string-value="Cell 196 - 1" calcext:value-type="string">
            <text:p>Cell 196 - 1</text:p>
          </table:table-cell>
          <table:table-cell table:formula="of:= COM.MICROSOFT.CONCAT(&quot;Cell &quot;; COM.MICROSOFT.CONCAT(ROW([.B197]) - 1; COM.MICROSOFT.CONCAT(&quot; - &quot;; COLUMN([.B197]))))" office:value-type="string" office:string-value="Cell 196 - 2" calcext:value-type="string">
            <text:p>Cell 196 - 2</text:p>
          </table:table-cell>
        </table:table-row>
        <table:table-row table:style-name="ro1">
          <table:table-cell table:formula="of:= COM.MICROSOFT.CONCAT(&quot;Cell &quot;; COM.MICROSOFT.CONCAT(ROW([.A198]) - 1; COM.MICROSOFT.CONCAT(&quot; - &quot;; COLUMN([.A198]))))" office:value-type="string" office:string-value="Cell 197 - 1" calcext:value-type="string">
            <text:p>Cell 197 - 1</text:p>
          </table:table-cell>
          <table:table-cell table:formula="of:= COM.MICROSOFT.CONCAT(&quot;Cell &quot;; COM.MICROSOFT.CONCAT(ROW([.B198]) - 1; COM.MICROSOFT.CONCAT(&quot; - &quot;; COLUMN([.B198]))))" office:value-type="string" office:string-value="Cell 197 - 2" calcext:value-type="string">
            <text:p>Cell 197 - 2</text:p>
          </table:table-cell>
        </table:table-row>
        <table:table-row table:style-name="ro1">
          <table:table-cell table:formula="of:= COM.MICROSOFT.CONCAT(&quot;Cell &quot;; COM.MICROSOFT.CONCAT(ROW([.A199]) - 1; COM.MICROSOFT.CONCAT(&quot; - &quot;; COLUMN([.A199]))))" office:value-type="string" office:string-value="Cell 198 - 1" calcext:value-type="string">
            <text:p>Cell 198 - 1</text:p>
          </table:table-cell>
          <table:table-cell table:formula="of:= COM.MICROSOFT.CONCAT(&quot;Cell &quot;; COM.MICROSOFT.CONCAT(ROW([.B199]) - 1; COM.MICROSOFT.CONCAT(&quot; - &quot;; COLUMN([.B199]))))" office:value-type="string" office:string-value="Cell 198 - 2" calcext:value-type="string">
            <text:p>Cell 198 - 2</text:p>
          </table:table-cell>
        </table:table-row>
        <table:table-row table:style-name="ro1">
          <table:table-cell table:formula="of:= COM.MICROSOFT.CONCAT(&quot;Cell &quot;; COM.MICROSOFT.CONCAT(ROW([.A200]) - 1; COM.MICROSOFT.CONCAT(&quot; - &quot;; COLUMN([.A200]))))" office:value-type="string" office:string-value="Cell 199 - 1" calcext:value-type="string">
            <text:p>Cell 199 - 1</text:p>
          </table:table-cell>
          <table:table-cell table:formula="of:= COM.MICROSOFT.CONCAT(&quot;Cell &quot;; COM.MICROSOFT.CONCAT(ROW([.B200]) - 1; COM.MICROSOFT.CONCAT(&quot; - &quot;; COLUMN([.B200]))))" office:value-type="string" office:string-value="Cell 199 - 2" calcext:value-type="string">
            <text:p>Cell 199 - 2</text:p>
          </table:table-cell>
        </table:table-row>
        <table:table-row table:style-name="ro1">
          <table:table-cell table:formula="of:= COM.MICROSOFT.CONCAT(&quot;Cell &quot;; COM.MICROSOFT.CONCAT(ROW([.A201]) - 1; COM.MICROSOFT.CONCAT(&quot; - &quot;; COLUMN([.A201]))))" office:value-type="string" office:string-value="Cell 200 - 1" calcext:value-type="string">
            <text:p>Cell 200 - 1</text:p>
          </table:table-cell>
          <table:table-cell table:formula="of:= COM.MICROSOFT.CONCAT(&quot;Cell &quot;; COM.MICROSOFT.CONCAT(ROW([.B201]) - 1; COM.MICROSOFT.CONCAT(&quot; - &quot;; COLUMN([.B201]))))" office:value-type="string" office:string-value="Cell 200 - 2" calcext:value-type="string">
            <text:p>Cell 200 - 2</text:p>
          </table:table-cell>
        </table:table-row>
        <table:table-row table:style-name="ro1">
          <table:table-cell table:formula="of:= COM.MICROSOFT.CONCAT(&quot;Cell &quot;; COM.MICROSOFT.CONCAT(ROW([.A202]) - 1; COM.MICROSOFT.CONCAT(&quot; - &quot;; COLUMN([.A202]))))" office:value-type="string" office:string-value="Cell 201 - 1" calcext:value-type="string">
            <text:p>Cell 201 - 1</text:p>
          </table:table-cell>
          <table:table-cell table:formula="of:= COM.MICROSOFT.CONCAT(&quot;Cell &quot;; COM.MICROSOFT.CONCAT(ROW([.B202]) - 1; COM.MICROSOFT.CONCAT(&quot; - &quot;; COLUMN([.B202]))))" office:value-type="string" office:string-value="Cell 201 - 2" calcext:value-type="string">
            <text:p>Cell 201 - 2</text:p>
          </table:table-cell>
        </table:table-row>
        <table:table-row table:style-name="ro1">
          <table:table-cell table:formula="of:= COM.MICROSOFT.CONCAT(&quot;Cell &quot;; COM.MICROSOFT.CONCAT(ROW([.A203]) - 1; COM.MICROSOFT.CONCAT(&quot; - &quot;; COLUMN([.A203]))))" office:value-type="string" office:string-value="Cell 202 - 1" calcext:value-type="string">
            <text:p>Cell 202 - 1</text:p>
          </table:table-cell>
          <table:table-cell table:formula="of:= COM.MICROSOFT.CONCAT(&quot;Cell &quot;; COM.MICROSOFT.CONCAT(ROW([.B203]) - 1; COM.MICROSOFT.CONCAT(&quot; - &quot;; COLUMN([.B203]))))" office:value-type="string" office:string-value="Cell 202 - 2" calcext:value-type="string">
            <text:p>Cell 202 - 2</text:p>
          </table:table-cell>
        </table:table-row>
        <table:table-row table:style-name="ro1">
          <table:table-cell table:formula="of:= COM.MICROSOFT.CONCAT(&quot;Cell &quot;; COM.MICROSOFT.CONCAT(ROW([.A204]) - 1; COM.MICROSOFT.CONCAT(&quot; - &quot;; COLUMN([.A204]))))" office:value-type="string" office:string-value="Cell 203 - 1" calcext:value-type="string">
            <text:p>Cell 203 - 1</text:p>
          </table:table-cell>
          <table:table-cell table:formula="of:= COM.MICROSOFT.CONCAT(&quot;Cell &quot;; COM.MICROSOFT.CONCAT(ROW([.B204]) - 1; COM.MICROSOFT.CONCAT(&quot; - &quot;; COLUMN([.B204]))))" office:value-type="string" office:string-value="Cell 203 - 2" calcext:value-type="string">
            <text:p>Cell 203 - 2</text:p>
          </table:table-cell>
        </table:table-row>
        <table:table-row table:style-name="ro1">
          <table:table-cell table:formula="of:= COM.MICROSOFT.CONCAT(&quot;Cell &quot;; COM.MICROSOFT.CONCAT(ROW([.A205]) - 1; COM.MICROSOFT.CONCAT(&quot; - &quot;; COLUMN([.A205]))))" office:value-type="string" office:string-value="Cell 204 - 1" calcext:value-type="string">
            <text:p>Cell 204 - 1</text:p>
          </table:table-cell>
          <table:table-cell table:formula="of:= COM.MICROSOFT.CONCAT(&quot;Cell &quot;; COM.MICROSOFT.CONCAT(ROW([.B205]) - 1; COM.MICROSOFT.CONCAT(&quot; - &quot;; COLUMN([.B205]))))" office:value-type="string" office:string-value="Cell 204 - 2" calcext:value-type="string">
            <text:p>Cell 204 - 2</text:p>
          </table:table-cell>
        </table:table-row>
        <table:table-row table:style-name="ro1">
          <table:table-cell table:formula="of:= COM.MICROSOFT.CONCAT(&quot;Cell &quot;; COM.MICROSOFT.CONCAT(ROW([.A206]) - 1; COM.MICROSOFT.CONCAT(&quot; - &quot;; COLUMN([.A206]))))" office:value-type="string" office:string-value="Cell 205 - 1" calcext:value-type="string">
            <text:p>Cell 205 - 1</text:p>
          </table:table-cell>
          <table:table-cell table:formula="of:= COM.MICROSOFT.CONCAT(&quot;Cell &quot;; COM.MICROSOFT.CONCAT(ROW([.B206]) - 1; COM.MICROSOFT.CONCAT(&quot; - &quot;; COLUMN([.B206]))))" office:value-type="string" office:string-value="Cell 205 - 2" calcext:value-type="string">
            <text:p>Cell 205 - 2</text:p>
          </table:table-cell>
        </table:table-row>
        <table:table-row table:style-name="ro1">
          <table:table-cell table:formula="of:= COM.MICROSOFT.CONCAT(&quot;Cell &quot;; COM.MICROSOFT.CONCAT(ROW([.A207]) - 1; COM.MICROSOFT.CONCAT(&quot; - &quot;; COLUMN([.A207]))))" office:value-type="string" office:string-value="Cell 206 - 1" calcext:value-type="string">
            <text:p>Cell 206 - 1</text:p>
          </table:table-cell>
          <table:table-cell table:formula="of:= COM.MICROSOFT.CONCAT(&quot;Cell &quot;; COM.MICROSOFT.CONCAT(ROW([.B207]) - 1; COM.MICROSOFT.CONCAT(&quot; - &quot;; COLUMN([.B207]))))" office:value-type="string" office:string-value="Cell 206 - 2" calcext:value-type="string">
            <text:p>Cell 206 - 2</text:p>
          </table:table-cell>
        </table:table-row>
        <table:table-row table:style-name="ro1">
          <table:table-cell table:formula="of:= COM.MICROSOFT.CONCAT(&quot;Cell &quot;; COM.MICROSOFT.CONCAT(ROW([.A208]) - 1; COM.MICROSOFT.CONCAT(&quot; - &quot;; COLUMN([.A208]))))" office:value-type="string" office:string-value="Cell 207 - 1" calcext:value-type="string">
            <text:p>Cell 207 - 1</text:p>
          </table:table-cell>
          <table:table-cell table:formula="of:= COM.MICROSOFT.CONCAT(&quot;Cell &quot;; COM.MICROSOFT.CONCAT(ROW([.B208]) - 1; COM.MICROSOFT.CONCAT(&quot; - &quot;; COLUMN([.B208]))))" office:value-type="string" office:string-value="Cell 207 - 2" calcext:value-type="string">
            <text:p>Cell 207 - 2</text:p>
          </table:table-cell>
        </table:table-row>
        <table:table-row table:style-name="ro1">
          <table:table-cell table:formula="of:= COM.MICROSOFT.CONCAT(&quot;Cell &quot;; COM.MICROSOFT.CONCAT(ROW([.A209]) - 1; COM.MICROSOFT.CONCAT(&quot; - &quot;; COLUMN([.A209]))))" office:value-type="string" office:string-value="Cell 208 - 1" calcext:value-type="string">
            <text:p>Cell 208 - 1</text:p>
          </table:table-cell>
          <table:table-cell table:formula="of:= COM.MICROSOFT.CONCAT(&quot;Cell &quot;; COM.MICROSOFT.CONCAT(ROW([.B209]) - 1; COM.MICROSOFT.CONCAT(&quot; - &quot;; COLUMN([.B209]))))" office:value-type="string" office:string-value="Cell 208 - 2" calcext:value-type="string">
            <text:p>Cell 208 - 2</text:p>
          </table:table-cell>
        </table:table-row>
        <table:table-row table:style-name="ro1">
          <table:table-cell table:formula="of:= COM.MICROSOFT.CONCAT(&quot;Cell &quot;; COM.MICROSOFT.CONCAT(ROW([.A210]) - 1; COM.MICROSOFT.CONCAT(&quot; - &quot;; COLUMN([.A210]))))" office:value-type="string" office:string-value="Cell 209 - 1" calcext:value-type="string">
            <text:p>Cell 209 - 1</text:p>
          </table:table-cell>
          <table:table-cell table:formula="of:= COM.MICROSOFT.CONCAT(&quot;Cell &quot;; COM.MICROSOFT.CONCAT(ROW([.B210]) - 1; COM.MICROSOFT.CONCAT(&quot; - &quot;; COLUMN([.B210]))))" office:value-type="string" office:string-value="Cell 209 - 2" calcext:value-type="string">
            <text:p>Cell 209 - 2</text:p>
          </table:table-cell>
        </table:table-row>
        <table:table-row table:style-name="ro1">
          <table:table-cell table:formula="of:= COM.MICROSOFT.CONCAT(&quot;Cell &quot;; COM.MICROSOFT.CONCAT(ROW([.A211]) - 1; COM.MICROSOFT.CONCAT(&quot; - &quot;; COLUMN([.A211]))))" office:value-type="string" office:string-value="Cell 210 - 1" calcext:value-type="string">
            <text:p>Cell 210 - 1</text:p>
          </table:table-cell>
          <table:table-cell table:formula="of:= COM.MICROSOFT.CONCAT(&quot;Cell &quot;; COM.MICROSOFT.CONCAT(ROW([.B211]) - 1; COM.MICROSOFT.CONCAT(&quot; - &quot;; COLUMN([.B211]))))" office:value-type="string" office:string-value="Cell 210 - 2" calcext:value-type="string">
            <text:p>Cell 210 - 2</text:p>
          </table:table-cell>
        </table:table-row>
        <table:table-row table:style-name="ro1">
          <table:table-cell table:formula="of:= COM.MICROSOFT.CONCAT(&quot;Cell &quot;; COM.MICROSOFT.CONCAT(ROW([.A212]) - 1; COM.MICROSOFT.CONCAT(&quot; - &quot;; COLUMN([.A212]))))" office:value-type="string" office:string-value="Cell 211 - 1" calcext:value-type="string">
            <text:p>Cell 211 - 1</text:p>
          </table:table-cell>
          <table:table-cell table:formula="of:= COM.MICROSOFT.CONCAT(&quot;Cell &quot;; COM.MICROSOFT.CONCAT(ROW([.B212]) - 1; COM.MICROSOFT.CONCAT(&quot; - &quot;; COLUMN([.B212]))))" office:value-type="string" office:string-value="Cell 211 - 2" calcext:value-type="string">
            <text:p>Cell 211 - 2</text:p>
          </table:table-cell>
        </table:table-row>
        <table:table-row table:style-name="ro1">
          <table:table-cell table:formula="of:= COM.MICROSOFT.CONCAT(&quot;Cell &quot;; COM.MICROSOFT.CONCAT(ROW([.A213]) - 1; COM.MICROSOFT.CONCAT(&quot; - &quot;; COLUMN([.A213]))))" office:value-type="string" office:string-value="Cell 212 - 1" calcext:value-type="string">
            <text:p>Cell 212 - 1</text:p>
          </table:table-cell>
          <table:table-cell table:formula="of:= COM.MICROSOFT.CONCAT(&quot;Cell &quot;; COM.MICROSOFT.CONCAT(ROW([.B213]) - 1; COM.MICROSOFT.CONCAT(&quot; - &quot;; COLUMN([.B213]))))" office:value-type="string" office:string-value="Cell 212 - 2" calcext:value-type="string">
            <text:p>Cell 212 - 2</text:p>
          </table:table-cell>
        </table:table-row>
        <table:table-row table:style-name="ro1">
          <table:table-cell table:formula="of:= COM.MICROSOFT.CONCAT(&quot;Cell &quot;; COM.MICROSOFT.CONCAT(ROW([.A214]) - 1; COM.MICROSOFT.CONCAT(&quot; - &quot;; COLUMN([.A214]))))" office:value-type="string" office:string-value="Cell 213 - 1" calcext:value-type="string">
            <text:p>Cell 213 - 1</text:p>
          </table:table-cell>
          <table:table-cell table:formula="of:= COM.MICROSOFT.CONCAT(&quot;Cell &quot;; COM.MICROSOFT.CONCAT(ROW([.B214]) - 1; COM.MICROSOFT.CONCAT(&quot; - &quot;; COLUMN([.B214]))))" office:value-type="string" office:string-value="Cell 213 - 2" calcext:value-type="string">
            <text:p>Cell 213 - 2</text:p>
          </table:table-cell>
        </table:table-row>
        <table:table-row table:style-name="ro1">
          <table:table-cell table:formula="of:= COM.MICROSOFT.CONCAT(&quot;Cell &quot;; COM.MICROSOFT.CONCAT(ROW([.A215]) - 1; COM.MICROSOFT.CONCAT(&quot; - &quot;; COLUMN([.A215]))))" office:value-type="string" office:string-value="Cell 214 - 1" calcext:value-type="string">
            <text:p>Cell 214 - 1</text:p>
          </table:table-cell>
          <table:table-cell table:formula="of:= COM.MICROSOFT.CONCAT(&quot;Cell &quot;; COM.MICROSOFT.CONCAT(ROW([.B215]) - 1; COM.MICROSOFT.CONCAT(&quot; - &quot;; COLUMN([.B215]))))" office:value-type="string" office:string-value="Cell 214 - 2" calcext:value-type="string">
            <text:p>Cell 214 - 2</text:p>
          </table:table-cell>
        </table:table-row>
        <table:table-row table:style-name="ro1">
          <table:table-cell table:formula="of:= COM.MICROSOFT.CONCAT(&quot;Cell &quot;; COM.MICROSOFT.CONCAT(ROW([.A216]) - 1; COM.MICROSOFT.CONCAT(&quot; - &quot;; COLUMN([.A216]))))" office:value-type="string" office:string-value="Cell 215 - 1" calcext:value-type="string">
            <text:p>Cell 215 - 1</text:p>
          </table:table-cell>
          <table:table-cell table:formula="of:= COM.MICROSOFT.CONCAT(&quot;Cell &quot;; COM.MICROSOFT.CONCAT(ROW([.B216]) - 1; COM.MICROSOFT.CONCAT(&quot; - &quot;; COLUMN([.B216]))))" office:value-type="string" office:string-value="Cell 215 - 2" calcext:value-type="string">
            <text:p>Cell 215 - 2</text:p>
          </table:table-cell>
        </table:table-row>
        <table:table-row table:style-name="ro1">
          <table:table-cell table:formula="of:= COM.MICROSOFT.CONCAT(&quot;Cell &quot;; COM.MICROSOFT.CONCAT(ROW([.A217]) - 1; COM.MICROSOFT.CONCAT(&quot; - &quot;; COLUMN([.A217]))))" office:value-type="string" office:string-value="Cell 216 - 1" calcext:value-type="string">
            <text:p>Cell 216 - 1</text:p>
          </table:table-cell>
          <table:table-cell table:formula="of:= COM.MICROSOFT.CONCAT(&quot;Cell &quot;; COM.MICROSOFT.CONCAT(ROW([.B217]) - 1; COM.MICROSOFT.CONCAT(&quot; - &quot;; COLUMN([.B217]))))" office:value-type="string" office:string-value="Cell 216 - 2" calcext:value-type="string">
            <text:p>Cell 216 - 2</text:p>
          </table:table-cell>
        </table:table-row>
        <table:table-row table:style-name="ro1">
          <table:table-cell table:formula="of:= COM.MICROSOFT.CONCAT(&quot;Cell &quot;; COM.MICROSOFT.CONCAT(ROW([.A218]) - 1; COM.MICROSOFT.CONCAT(&quot; - &quot;; COLUMN([.A218]))))" office:value-type="string" office:string-value="Cell 217 - 1" calcext:value-type="string">
            <text:p>Cell 217 - 1</text:p>
          </table:table-cell>
          <table:table-cell table:formula="of:= COM.MICROSOFT.CONCAT(&quot;Cell &quot;; COM.MICROSOFT.CONCAT(ROW([.B218]) - 1; COM.MICROSOFT.CONCAT(&quot; - &quot;; COLUMN([.B218]))))" office:value-type="string" office:string-value="Cell 217 - 2" calcext:value-type="string">
            <text:p>Cell 217 - 2</text:p>
          </table:table-cell>
        </table:table-row>
        <table:table-row table:style-name="ro1">
          <table:table-cell table:formula="of:= COM.MICROSOFT.CONCAT(&quot;Cell &quot;; COM.MICROSOFT.CONCAT(ROW([.A219]) - 1; COM.MICROSOFT.CONCAT(&quot; - &quot;; COLUMN([.A219]))))" office:value-type="string" office:string-value="Cell 218 - 1" calcext:value-type="string">
            <text:p>Cell 218 - 1</text:p>
          </table:table-cell>
          <table:table-cell table:formula="of:= COM.MICROSOFT.CONCAT(&quot;Cell &quot;; COM.MICROSOFT.CONCAT(ROW([.B219]) - 1; COM.MICROSOFT.CONCAT(&quot; - &quot;; COLUMN([.B219]))))" office:value-type="string" office:string-value="Cell 218 - 2" calcext:value-type="string">
            <text:p>Cell 218 - 2</text:p>
          </table:table-cell>
        </table:table-row>
        <table:table-row table:style-name="ro1">
          <table:table-cell table:formula="of:= COM.MICROSOFT.CONCAT(&quot;Cell &quot;; COM.MICROSOFT.CONCAT(ROW([.A220]) - 1; COM.MICROSOFT.CONCAT(&quot; - &quot;; COLUMN([.A220]))))" office:value-type="string" office:string-value="Cell 219 - 1" calcext:value-type="string">
            <text:p>Cell 219 - 1</text:p>
          </table:table-cell>
          <table:table-cell table:formula="of:= COM.MICROSOFT.CONCAT(&quot;Cell &quot;; COM.MICROSOFT.CONCAT(ROW([.B220]) - 1; COM.MICROSOFT.CONCAT(&quot; - &quot;; COLUMN([.B220]))))" office:value-type="string" office:string-value="Cell 219 - 2" calcext:value-type="string">
            <text:p>Cell 219 - 2</text:p>
          </table:table-cell>
        </table:table-row>
        <table:table-row table:style-name="ro1">
          <table:table-cell table:formula="of:= COM.MICROSOFT.CONCAT(&quot;Cell &quot;; COM.MICROSOFT.CONCAT(ROW([.A221]) - 1; COM.MICROSOFT.CONCAT(&quot; - &quot;; COLUMN([.A221]))))" office:value-type="string" office:string-value="Cell 220 - 1" calcext:value-type="string">
            <text:p>Cell 220 - 1</text:p>
          </table:table-cell>
          <table:table-cell table:formula="of:= COM.MICROSOFT.CONCAT(&quot;Cell &quot;; COM.MICROSOFT.CONCAT(ROW([.B221]) - 1; COM.MICROSOFT.CONCAT(&quot; - &quot;; COLUMN([.B221]))))" office:value-type="string" office:string-value="Cell 220 - 2" calcext:value-type="string">
            <text:p>Cell 220 - 2</text:p>
          </table:table-cell>
        </table:table-row>
        <table:table-row table:style-name="ro1">
          <table:table-cell table:formula="of:= COM.MICROSOFT.CONCAT(&quot;Cell &quot;; COM.MICROSOFT.CONCAT(ROW([.A222]) - 1; COM.MICROSOFT.CONCAT(&quot; - &quot;; COLUMN([.A222]))))" office:value-type="string" office:string-value="Cell 221 - 1" calcext:value-type="string">
            <text:p>Cell 221 - 1</text:p>
          </table:table-cell>
          <table:table-cell table:formula="of:= COM.MICROSOFT.CONCAT(&quot;Cell &quot;; COM.MICROSOFT.CONCAT(ROW([.B222]) - 1; COM.MICROSOFT.CONCAT(&quot; - &quot;; COLUMN([.B222]))))" office:value-type="string" office:string-value="Cell 221 - 2" calcext:value-type="string">
            <text:p>Cell 221 - 2</text:p>
          </table:table-cell>
        </table:table-row>
        <table:table-row table:style-name="ro1">
          <table:table-cell table:formula="of:= COM.MICROSOFT.CONCAT(&quot;Cell &quot;; COM.MICROSOFT.CONCAT(ROW([.A223]) - 1; COM.MICROSOFT.CONCAT(&quot; - &quot;; COLUMN([.A223]))))" office:value-type="string" office:string-value="Cell 222 - 1" calcext:value-type="string">
            <text:p>Cell 222 - 1</text:p>
          </table:table-cell>
          <table:table-cell table:formula="of:= COM.MICROSOFT.CONCAT(&quot;Cell &quot;; COM.MICROSOFT.CONCAT(ROW([.B223]) - 1; COM.MICROSOFT.CONCAT(&quot; - &quot;; COLUMN([.B223]))))" office:value-type="string" office:string-value="Cell 222 - 2" calcext:value-type="string">
            <text:p>Cell 222 - 2</text:p>
          </table:table-cell>
        </table:table-row>
        <table:table-row table:style-name="ro1">
          <table:table-cell table:formula="of:= COM.MICROSOFT.CONCAT(&quot;Cell &quot;; COM.MICROSOFT.CONCAT(ROW([.A224]) - 1; COM.MICROSOFT.CONCAT(&quot; - &quot;; COLUMN([.A224]))))" office:value-type="string" office:string-value="Cell 223 - 1" calcext:value-type="string">
            <text:p>Cell 223 - 1</text:p>
          </table:table-cell>
          <table:table-cell table:formula="of:= COM.MICROSOFT.CONCAT(&quot;Cell &quot;; COM.MICROSOFT.CONCAT(ROW([.B224]) - 1; COM.MICROSOFT.CONCAT(&quot; - &quot;; COLUMN([.B224]))))" office:value-type="string" office:string-value="Cell 223 - 2" calcext:value-type="string">
            <text:p>Cell 223 - 2</text:p>
          </table:table-cell>
        </table:table-row>
        <table:table-row table:style-name="ro1">
          <table:table-cell table:formula="of:= COM.MICROSOFT.CONCAT(&quot;Cell &quot;; COM.MICROSOFT.CONCAT(ROW([.A225]) - 1; COM.MICROSOFT.CONCAT(&quot; - &quot;; COLUMN([.A225]))))" office:value-type="string" office:string-value="Cell 224 - 1" calcext:value-type="string">
            <text:p>Cell 224 - 1</text:p>
          </table:table-cell>
          <table:table-cell table:formula="of:= COM.MICROSOFT.CONCAT(&quot;Cell &quot;; COM.MICROSOFT.CONCAT(ROW([.B225]) - 1; COM.MICROSOFT.CONCAT(&quot; - &quot;; COLUMN([.B225]))))" office:value-type="string" office:string-value="Cell 224 - 2" calcext:value-type="string">
            <text:p>Cell 224 - 2</text:p>
          </table:table-cell>
        </table:table-row>
        <table:table-row table:style-name="ro1">
          <table:table-cell table:formula="of:= COM.MICROSOFT.CONCAT(&quot;Cell &quot;; COM.MICROSOFT.CONCAT(ROW([.A226]) - 1; COM.MICROSOFT.CONCAT(&quot; - &quot;; COLUMN([.A226]))))" office:value-type="string" office:string-value="Cell 225 - 1" calcext:value-type="string">
            <text:p>Cell 225 - 1</text:p>
          </table:table-cell>
          <table:table-cell table:formula="of:= COM.MICROSOFT.CONCAT(&quot;Cell &quot;; COM.MICROSOFT.CONCAT(ROW([.B226]) - 1; COM.MICROSOFT.CONCAT(&quot; - &quot;; COLUMN([.B226]))))" office:value-type="string" office:string-value="Cell 225 - 2" calcext:value-type="string">
            <text:p>Cell 225 - 2</text:p>
          </table:table-cell>
        </table:table-row>
        <table:table-row table:style-name="ro1">
          <table:table-cell table:formula="of:= COM.MICROSOFT.CONCAT(&quot;Cell &quot;; COM.MICROSOFT.CONCAT(ROW([.A227]) - 1; COM.MICROSOFT.CONCAT(&quot; - &quot;; COLUMN([.A227]))))" office:value-type="string" office:string-value="Cell 226 - 1" calcext:value-type="string">
            <text:p>Cell 226 - 1</text:p>
          </table:table-cell>
          <table:table-cell table:formula="of:= COM.MICROSOFT.CONCAT(&quot;Cell &quot;; COM.MICROSOFT.CONCAT(ROW([.B227]) - 1; COM.MICROSOFT.CONCAT(&quot; - &quot;; COLUMN([.B227]))))" office:value-type="string" office:string-value="Cell 226 - 2" calcext:value-type="string">
            <text:p>Cell 226 - 2</text:p>
          </table:table-cell>
        </table:table-row>
        <table:table-row table:style-name="ro1">
          <table:table-cell table:formula="of:= COM.MICROSOFT.CONCAT(&quot;Cell &quot;; COM.MICROSOFT.CONCAT(ROW([.A228]) - 1; COM.MICROSOFT.CONCAT(&quot; - &quot;; COLUMN([.A228]))))" office:value-type="string" office:string-value="Cell 227 - 1" calcext:value-type="string">
            <text:p>Cell 227 - 1</text:p>
          </table:table-cell>
          <table:table-cell table:formula="of:= COM.MICROSOFT.CONCAT(&quot;Cell &quot;; COM.MICROSOFT.CONCAT(ROW([.B228]) - 1; COM.MICROSOFT.CONCAT(&quot; - &quot;; COLUMN([.B228]))))" office:value-type="string" office:string-value="Cell 227 - 2" calcext:value-type="string">
            <text:p>Cell 227 - 2</text:p>
          </table:table-cell>
        </table:table-row>
        <table:table-row table:style-name="ro1">
          <table:table-cell table:formula="of:= COM.MICROSOFT.CONCAT(&quot;Cell &quot;; COM.MICROSOFT.CONCAT(ROW([.A229]) - 1; COM.MICROSOFT.CONCAT(&quot; - &quot;; COLUMN([.A229]))))" office:value-type="string" office:string-value="Cell 228 - 1" calcext:value-type="string">
            <text:p>Cell 228 - 1</text:p>
          </table:table-cell>
          <table:table-cell table:formula="of:= COM.MICROSOFT.CONCAT(&quot;Cell &quot;; COM.MICROSOFT.CONCAT(ROW([.B229]) - 1; COM.MICROSOFT.CONCAT(&quot; - &quot;; COLUMN([.B229]))))" office:value-type="string" office:string-value="Cell 228 - 2" calcext:value-type="string">
            <text:p>Cell 228 - 2</text:p>
          </table:table-cell>
        </table:table-row>
        <table:table-row table:style-name="ro1">
          <table:table-cell table:formula="of:= COM.MICROSOFT.CONCAT(&quot;Cell &quot;; COM.MICROSOFT.CONCAT(ROW([.A230]) - 1; COM.MICROSOFT.CONCAT(&quot; - &quot;; COLUMN([.A230]))))" office:value-type="string" office:string-value="Cell 229 - 1" calcext:value-type="string">
            <text:p>Cell 229 - 1</text:p>
          </table:table-cell>
          <table:table-cell table:formula="of:= COM.MICROSOFT.CONCAT(&quot;Cell &quot;; COM.MICROSOFT.CONCAT(ROW([.B230]) - 1; COM.MICROSOFT.CONCAT(&quot; - &quot;; COLUMN([.B230]))))" office:value-type="string" office:string-value="Cell 229 - 2" calcext:value-type="string">
            <text:p>Cell 229 - 2</text:p>
          </table:table-cell>
        </table:table-row>
        <table:table-row table:style-name="ro1">
          <table:table-cell table:formula="of:= COM.MICROSOFT.CONCAT(&quot;Cell &quot;; COM.MICROSOFT.CONCAT(ROW([.A231]) - 1; COM.MICROSOFT.CONCAT(&quot; - &quot;; COLUMN([.A231]))))" office:value-type="string" office:string-value="Cell 230 - 1" calcext:value-type="string">
            <text:p>Cell 230 - 1</text:p>
          </table:table-cell>
          <table:table-cell table:formula="of:= COM.MICROSOFT.CONCAT(&quot;Cell &quot;; COM.MICROSOFT.CONCAT(ROW([.B231]) - 1; COM.MICROSOFT.CONCAT(&quot; - &quot;; COLUMN([.B231]))))" office:value-type="string" office:string-value="Cell 230 - 2" calcext:value-type="string">
            <text:p>Cell 230 - 2</text:p>
          </table:table-cell>
        </table:table-row>
        <table:table-row table:style-name="ro1">
          <table:table-cell table:formula="of:= COM.MICROSOFT.CONCAT(&quot;Cell &quot;; COM.MICROSOFT.CONCAT(ROW([.A232]) - 1; COM.MICROSOFT.CONCAT(&quot; - &quot;; COLUMN([.A232]))))" office:value-type="string" office:string-value="Cell 231 - 1" calcext:value-type="string">
            <text:p>Cell 231 - 1</text:p>
          </table:table-cell>
          <table:table-cell table:formula="of:= COM.MICROSOFT.CONCAT(&quot;Cell &quot;; COM.MICROSOFT.CONCAT(ROW([.B232]) - 1; COM.MICROSOFT.CONCAT(&quot; - &quot;; COLUMN([.B232]))))" office:value-type="string" office:string-value="Cell 231 - 2" calcext:value-type="string">
            <text:p>Cell 231 - 2</text:p>
          </table:table-cell>
        </table:table-row>
        <table:table-row table:style-name="ro1">
          <table:table-cell table:formula="of:= COM.MICROSOFT.CONCAT(&quot;Cell &quot;; COM.MICROSOFT.CONCAT(ROW([.A233]) - 1; COM.MICROSOFT.CONCAT(&quot; - &quot;; COLUMN([.A233]))))" office:value-type="string" office:string-value="Cell 232 - 1" calcext:value-type="string">
            <text:p>Cell 232 - 1</text:p>
          </table:table-cell>
          <table:table-cell table:formula="of:= COM.MICROSOFT.CONCAT(&quot;Cell &quot;; COM.MICROSOFT.CONCAT(ROW([.B233]) - 1; COM.MICROSOFT.CONCAT(&quot; - &quot;; COLUMN([.B233]))))" office:value-type="string" office:string-value="Cell 232 - 2" calcext:value-type="string">
            <text:p>Cell 232 - 2</text:p>
          </table:table-cell>
        </table:table-row>
        <table:table-row table:style-name="ro1">
          <table:table-cell table:formula="of:= COM.MICROSOFT.CONCAT(&quot;Cell &quot;; COM.MICROSOFT.CONCAT(ROW([.A234]) - 1; COM.MICROSOFT.CONCAT(&quot; - &quot;; COLUMN([.A234]))))" office:value-type="string" office:string-value="Cell 233 - 1" calcext:value-type="string">
            <text:p>Cell 233 - 1</text:p>
          </table:table-cell>
          <table:table-cell table:formula="of:= COM.MICROSOFT.CONCAT(&quot;Cell &quot;; COM.MICROSOFT.CONCAT(ROW([.B234]) - 1; COM.MICROSOFT.CONCAT(&quot; - &quot;; COLUMN([.B234]))))" office:value-type="string" office:string-value="Cell 233 - 2" calcext:value-type="string">
            <text:p>Cell 233 - 2</text:p>
          </table:table-cell>
        </table:table-row>
        <table:table-row table:style-name="ro1">
          <table:table-cell table:formula="of:= COM.MICROSOFT.CONCAT(&quot;Cell &quot;; COM.MICROSOFT.CONCAT(ROW([.A235]) - 1; COM.MICROSOFT.CONCAT(&quot; - &quot;; COLUMN([.A235]))))" office:value-type="string" office:string-value="Cell 234 - 1" calcext:value-type="string">
            <text:p>Cell 234 - 1</text:p>
          </table:table-cell>
          <table:table-cell table:formula="of:= COM.MICROSOFT.CONCAT(&quot;Cell &quot;; COM.MICROSOFT.CONCAT(ROW([.B235]) - 1; COM.MICROSOFT.CONCAT(&quot; - &quot;; COLUMN([.B235]))))" office:value-type="string" office:string-value="Cell 234 - 2" calcext:value-type="string">
            <text:p>Cell 234 - 2</text:p>
          </table:table-cell>
        </table:table-row>
        <table:table-row table:style-name="ro1">
          <table:table-cell table:formula="of:= COM.MICROSOFT.CONCAT(&quot;Cell &quot;; COM.MICROSOFT.CONCAT(ROW([.A236]) - 1; COM.MICROSOFT.CONCAT(&quot; - &quot;; COLUMN([.A236]))))" office:value-type="string" office:string-value="Cell 235 - 1" calcext:value-type="string">
            <text:p>Cell 235 - 1</text:p>
          </table:table-cell>
          <table:table-cell table:formula="of:= COM.MICROSOFT.CONCAT(&quot;Cell &quot;; COM.MICROSOFT.CONCAT(ROW([.B236]) - 1; COM.MICROSOFT.CONCAT(&quot; - &quot;; COLUMN([.B236]))))" office:value-type="string" office:string-value="Cell 235 - 2" calcext:value-type="string">
            <text:p>Cell 235 - 2</text:p>
          </table:table-cell>
        </table:table-row>
        <table:table-row table:style-name="ro1">
          <table:table-cell table:formula="of:= COM.MICROSOFT.CONCAT(&quot;Cell &quot;; COM.MICROSOFT.CONCAT(ROW([.A237]) - 1; COM.MICROSOFT.CONCAT(&quot; - &quot;; COLUMN([.A237]))))" office:value-type="string" office:string-value="Cell 236 - 1" calcext:value-type="string">
            <text:p>Cell 236 - 1</text:p>
          </table:table-cell>
          <table:table-cell table:formula="of:= COM.MICROSOFT.CONCAT(&quot;Cell &quot;; COM.MICROSOFT.CONCAT(ROW([.B237]) - 1; COM.MICROSOFT.CONCAT(&quot; - &quot;; COLUMN([.B237]))))" office:value-type="string" office:string-value="Cell 236 - 2" calcext:value-type="string">
            <text:p>Cell 236 - 2</text:p>
          </table:table-cell>
        </table:table-row>
        <table:table-row table:style-name="ro1">
          <table:table-cell table:formula="of:= COM.MICROSOFT.CONCAT(&quot;Cell &quot;; COM.MICROSOFT.CONCAT(ROW([.A238]) - 1; COM.MICROSOFT.CONCAT(&quot; - &quot;; COLUMN([.A238]))))" office:value-type="string" office:string-value="Cell 237 - 1" calcext:value-type="string">
            <text:p>Cell 237 - 1</text:p>
          </table:table-cell>
          <table:table-cell table:formula="of:= COM.MICROSOFT.CONCAT(&quot;Cell &quot;; COM.MICROSOFT.CONCAT(ROW([.B238]) - 1; COM.MICROSOFT.CONCAT(&quot; - &quot;; COLUMN([.B238]))))" office:value-type="string" office:string-value="Cell 237 - 2" calcext:value-type="string">
            <text:p>Cell 237 - 2</text:p>
          </table:table-cell>
        </table:table-row>
        <table:table-row table:style-name="ro1">
          <table:table-cell table:formula="of:= COM.MICROSOFT.CONCAT(&quot;Cell &quot;; COM.MICROSOFT.CONCAT(ROW([.A239]) - 1; COM.MICROSOFT.CONCAT(&quot; - &quot;; COLUMN([.A239]))))" office:value-type="string" office:string-value="Cell 238 - 1" calcext:value-type="string">
            <text:p>Cell 238 - 1</text:p>
          </table:table-cell>
          <table:table-cell table:formula="of:= COM.MICROSOFT.CONCAT(&quot;Cell &quot;; COM.MICROSOFT.CONCAT(ROW([.B239]) - 1; COM.MICROSOFT.CONCAT(&quot; - &quot;; COLUMN([.B239]))))" office:value-type="string" office:string-value="Cell 238 - 2" calcext:value-type="string">
            <text:p>Cell 238 - 2</text:p>
          </table:table-cell>
        </table:table-row>
        <table:table-row table:style-name="ro1">
          <table:table-cell table:formula="of:= COM.MICROSOFT.CONCAT(&quot;Cell &quot;; COM.MICROSOFT.CONCAT(ROW([.A240]) - 1; COM.MICROSOFT.CONCAT(&quot; - &quot;; COLUMN([.A240]))))" office:value-type="string" office:string-value="Cell 239 - 1" calcext:value-type="string">
            <text:p>Cell 239 - 1</text:p>
          </table:table-cell>
          <table:table-cell table:formula="of:= COM.MICROSOFT.CONCAT(&quot;Cell &quot;; COM.MICROSOFT.CONCAT(ROW([.B240]) - 1; COM.MICROSOFT.CONCAT(&quot; - &quot;; COLUMN([.B240]))))" office:value-type="string" office:string-value="Cell 239 - 2" calcext:value-type="string">
            <text:p>Cell 239 - 2</text:p>
          </table:table-cell>
        </table:table-row>
        <table:table-row table:style-name="ro1">
          <table:table-cell table:formula="of:= COM.MICROSOFT.CONCAT(&quot;Cell &quot;; COM.MICROSOFT.CONCAT(ROW([.A241]) - 1; COM.MICROSOFT.CONCAT(&quot; - &quot;; COLUMN([.A241]))))" office:value-type="string" office:string-value="Cell 240 - 1" calcext:value-type="string">
            <text:p>Cell 240 - 1</text:p>
          </table:table-cell>
          <table:table-cell table:formula="of:= COM.MICROSOFT.CONCAT(&quot;Cell &quot;; COM.MICROSOFT.CONCAT(ROW([.B241]) - 1; COM.MICROSOFT.CONCAT(&quot; - &quot;; COLUMN([.B241]))))" office:value-type="string" office:string-value="Cell 240 - 2" calcext:value-type="string">
            <text:p>Cell 240 - 2</text:p>
          </table:table-cell>
        </table:table-row>
        <table:table-row table:style-name="ro1">
          <table:table-cell table:formula="of:= COM.MICROSOFT.CONCAT(&quot;Cell &quot;; COM.MICROSOFT.CONCAT(ROW([.A242]) - 1; COM.MICROSOFT.CONCAT(&quot; - &quot;; COLUMN([.A242]))))" office:value-type="string" office:string-value="Cell 241 - 1" calcext:value-type="string">
            <text:p>Cell 241 - 1</text:p>
          </table:table-cell>
          <table:table-cell table:formula="of:= COM.MICROSOFT.CONCAT(&quot;Cell &quot;; COM.MICROSOFT.CONCAT(ROW([.B242]) - 1; COM.MICROSOFT.CONCAT(&quot; - &quot;; COLUMN([.B242]))))" office:value-type="string" office:string-value="Cell 241 - 2" calcext:value-type="string">
            <text:p>Cell 241 - 2</text:p>
          </table:table-cell>
        </table:table-row>
        <table:table-row table:style-name="ro1">
          <table:table-cell table:formula="of:= COM.MICROSOFT.CONCAT(&quot;Cell &quot;; COM.MICROSOFT.CONCAT(ROW([.A243]) - 1; COM.MICROSOFT.CONCAT(&quot; - &quot;; COLUMN([.A243]))))" office:value-type="string" office:string-value="Cell 242 - 1" calcext:value-type="string">
            <text:p>Cell 242 - 1</text:p>
          </table:table-cell>
          <table:table-cell table:formula="of:= COM.MICROSOFT.CONCAT(&quot;Cell &quot;; COM.MICROSOFT.CONCAT(ROW([.B243]) - 1; COM.MICROSOFT.CONCAT(&quot; - &quot;; COLUMN([.B243]))))" office:value-type="string" office:string-value="Cell 242 - 2" calcext:value-type="string">
            <text:p>Cell 242 - 2</text:p>
          </table:table-cell>
        </table:table-row>
        <table:table-row table:style-name="ro1">
          <table:table-cell table:formula="of:= COM.MICROSOFT.CONCAT(&quot;Cell &quot;; COM.MICROSOFT.CONCAT(ROW([.A244]) - 1; COM.MICROSOFT.CONCAT(&quot; - &quot;; COLUMN([.A244]))))" office:value-type="string" office:string-value="Cell 243 - 1" calcext:value-type="string">
            <text:p>Cell 243 - 1</text:p>
          </table:table-cell>
          <table:table-cell table:formula="of:= COM.MICROSOFT.CONCAT(&quot;Cell &quot;; COM.MICROSOFT.CONCAT(ROW([.B244]) - 1; COM.MICROSOFT.CONCAT(&quot; - &quot;; COLUMN([.B244]))))" office:value-type="string" office:string-value="Cell 243 - 2" calcext:value-type="string">
            <text:p>Cell 243 - 2</text:p>
          </table:table-cell>
        </table:table-row>
        <table:table-row table:style-name="ro1">
          <table:table-cell table:formula="of:= COM.MICROSOFT.CONCAT(&quot;Cell &quot;; COM.MICROSOFT.CONCAT(ROW([.A245]) - 1; COM.MICROSOFT.CONCAT(&quot; - &quot;; COLUMN([.A245]))))" office:value-type="string" office:string-value="Cell 244 - 1" calcext:value-type="string">
            <text:p>Cell 244 - 1</text:p>
          </table:table-cell>
          <table:table-cell table:formula="of:= COM.MICROSOFT.CONCAT(&quot;Cell &quot;; COM.MICROSOFT.CONCAT(ROW([.B245]) - 1; COM.MICROSOFT.CONCAT(&quot; - &quot;; COLUMN([.B245]))))" office:value-type="string" office:string-value="Cell 244 - 2" calcext:value-type="string">
            <text:p>Cell 244 - 2</text:p>
          </table:table-cell>
        </table:table-row>
        <table:table-row table:style-name="ro1">
          <table:table-cell table:formula="of:= COM.MICROSOFT.CONCAT(&quot;Cell &quot;; COM.MICROSOFT.CONCAT(ROW([.A246]) - 1; COM.MICROSOFT.CONCAT(&quot; - &quot;; COLUMN([.A246]))))" office:value-type="string" office:string-value="Cell 245 - 1" calcext:value-type="string">
            <text:p>Cell 245 - 1</text:p>
          </table:table-cell>
          <table:table-cell table:formula="of:= COM.MICROSOFT.CONCAT(&quot;Cell &quot;; COM.MICROSOFT.CONCAT(ROW([.B246]) - 1; COM.MICROSOFT.CONCAT(&quot; - &quot;; COLUMN([.B246]))))" office:value-type="string" office:string-value="Cell 245 - 2" calcext:value-type="string">
            <text:p>Cell 245 - 2</text:p>
          </table:table-cell>
        </table:table-row>
        <table:table-row table:style-name="ro1">
          <table:table-cell table:formula="of:= COM.MICROSOFT.CONCAT(&quot;Cell &quot;; COM.MICROSOFT.CONCAT(ROW([.A247]) - 1; COM.MICROSOFT.CONCAT(&quot; - &quot;; COLUMN([.A247]))))" office:value-type="string" office:string-value="Cell 246 - 1" calcext:value-type="string">
            <text:p>Cell 246 - 1</text:p>
          </table:table-cell>
          <table:table-cell table:formula="of:= COM.MICROSOFT.CONCAT(&quot;Cell &quot;; COM.MICROSOFT.CONCAT(ROW([.B247]) - 1; COM.MICROSOFT.CONCAT(&quot; - &quot;; COLUMN([.B247]))))" office:value-type="string" office:string-value="Cell 246 - 2" calcext:value-type="string">
            <text:p>Cell 246 - 2</text:p>
          </table:table-cell>
        </table:table-row>
        <table:table-row table:style-name="ro1">
          <table:table-cell table:formula="of:= COM.MICROSOFT.CONCAT(&quot;Cell &quot;; COM.MICROSOFT.CONCAT(ROW([.A248]) - 1; COM.MICROSOFT.CONCAT(&quot; - &quot;; COLUMN([.A248]))))" office:value-type="string" office:string-value="Cell 247 - 1" calcext:value-type="string">
            <text:p>Cell 247 - 1</text:p>
          </table:table-cell>
          <table:table-cell table:formula="of:= COM.MICROSOFT.CONCAT(&quot;Cell &quot;; COM.MICROSOFT.CONCAT(ROW([.B248]) - 1; COM.MICROSOFT.CONCAT(&quot; - &quot;; COLUMN([.B248]))))" office:value-type="string" office:string-value="Cell 247 - 2" calcext:value-type="string">
            <text:p>Cell 247 - 2</text:p>
          </table:table-cell>
        </table:table-row>
        <table:table-row table:style-name="ro1">
          <table:table-cell table:formula="of:= COM.MICROSOFT.CONCAT(&quot;Cell &quot;; COM.MICROSOFT.CONCAT(ROW([.A249]) - 1; COM.MICROSOFT.CONCAT(&quot; - &quot;; COLUMN([.A249]))))" office:value-type="string" office:string-value="Cell 248 - 1" calcext:value-type="string">
            <text:p>Cell 248 - 1</text:p>
          </table:table-cell>
          <table:table-cell table:formula="of:= COM.MICROSOFT.CONCAT(&quot;Cell &quot;; COM.MICROSOFT.CONCAT(ROW([.B249]) - 1; COM.MICROSOFT.CONCAT(&quot; - &quot;; COLUMN([.B249]))))" office:value-type="string" office:string-value="Cell 248 - 2" calcext:value-type="string">
            <text:p>Cell 248 - 2</text:p>
          </table:table-cell>
        </table:table-row>
        <table:table-row table:style-name="ro1">
          <table:table-cell table:formula="of:= COM.MICROSOFT.CONCAT(&quot;Cell &quot;; COM.MICROSOFT.CONCAT(ROW([.A250]) - 1; COM.MICROSOFT.CONCAT(&quot; - &quot;; COLUMN([.A250]))))" office:value-type="string" office:string-value="Cell 249 - 1" calcext:value-type="string">
            <text:p>Cell 249 - 1</text:p>
          </table:table-cell>
          <table:table-cell table:formula="of:= COM.MICROSOFT.CONCAT(&quot;Cell &quot;; COM.MICROSOFT.CONCAT(ROW([.B250]) - 1; COM.MICROSOFT.CONCAT(&quot; - &quot;; COLUMN([.B250]))))" office:value-type="string" office:string-value="Cell 249 - 2" calcext:value-type="string">
            <text:p>Cell 249 - 2</text:p>
          </table:table-cell>
        </table:table-row>
        <table:table-row table:style-name="ro1">
          <table:table-cell table:formula="of:= COM.MICROSOFT.CONCAT(&quot;Cell &quot;; COM.MICROSOFT.CONCAT(ROW([.A251]) - 1; COM.MICROSOFT.CONCAT(&quot; - &quot;; COLUMN([.A251]))))" office:value-type="string" office:string-value="Cell 250 - 1" calcext:value-type="string">
            <text:p>Cell 250 - 1</text:p>
          </table:table-cell>
          <table:table-cell table:formula="of:= COM.MICROSOFT.CONCAT(&quot;Cell &quot;; COM.MICROSOFT.CONCAT(ROW([.B251]) - 1; COM.MICROSOFT.CONCAT(&quot; - &quot;; COLUMN([.B251]))))" office:value-type="string" office:string-value="Cell 250 - 2" calcext:value-type="string">
            <text:p>Cell 250 - 2</text:p>
          </table:table-cell>
        </table:table-row>
        <table:table-row table:style-name="ro1">
          <table:table-cell table:formula="of:= COM.MICROSOFT.CONCAT(&quot;Cell &quot;; COM.MICROSOFT.CONCAT(ROW([.A252]) - 1; COM.MICROSOFT.CONCAT(&quot; - &quot;; COLUMN([.A252]))))" office:value-type="string" office:string-value="Cell 251 - 1" calcext:value-type="string">
            <text:p>Cell 251 - 1</text:p>
          </table:table-cell>
          <table:table-cell table:formula="of:= COM.MICROSOFT.CONCAT(&quot;Cell &quot;; COM.MICROSOFT.CONCAT(ROW([.B252]) - 1; COM.MICROSOFT.CONCAT(&quot; - &quot;; COLUMN([.B252]))))" office:value-type="string" office:string-value="Cell 251 - 2" calcext:value-type="string">
            <text:p>Cell 251 - 2</text:p>
          </table:table-cell>
        </table:table-row>
        <table:table-row table:style-name="ro1">
          <table:table-cell table:formula="of:= COM.MICROSOFT.CONCAT(&quot;Cell &quot;; COM.MICROSOFT.CONCAT(ROW([.A253]) - 1; COM.MICROSOFT.CONCAT(&quot; - &quot;; COLUMN([.A253]))))" office:value-type="string" office:string-value="Cell 252 - 1" calcext:value-type="string">
            <text:p>Cell 252 - 1</text:p>
          </table:table-cell>
          <table:table-cell table:formula="of:= COM.MICROSOFT.CONCAT(&quot;Cell &quot;; COM.MICROSOFT.CONCAT(ROW([.B253]) - 1; COM.MICROSOFT.CONCAT(&quot; - &quot;; COLUMN([.B253]))))" office:value-type="string" office:string-value="Cell 252 - 2" calcext:value-type="string">
            <text:p>Cell 252 - 2</text:p>
          </table:table-cell>
        </table:table-row>
        <table:table-row table:style-name="ro1">
          <table:table-cell table:formula="of:= COM.MICROSOFT.CONCAT(&quot;Cell &quot;; COM.MICROSOFT.CONCAT(ROW([.A254]) - 1; COM.MICROSOFT.CONCAT(&quot; - &quot;; COLUMN([.A254]))))" office:value-type="string" office:string-value="Cell 253 - 1" calcext:value-type="string">
            <text:p>Cell 253 - 1</text:p>
          </table:table-cell>
          <table:table-cell table:formula="of:= COM.MICROSOFT.CONCAT(&quot;Cell &quot;; COM.MICROSOFT.CONCAT(ROW([.B254]) - 1; COM.MICROSOFT.CONCAT(&quot; - &quot;; COLUMN([.B254]))))" office:value-type="string" office:string-value="Cell 253 - 2" calcext:value-type="string">
            <text:p>Cell 253 - 2</text:p>
          </table:table-cell>
        </table:table-row>
        <table:table-row table:style-name="ro1">
          <table:table-cell table:formula="of:= COM.MICROSOFT.CONCAT(&quot;Cell &quot;; COM.MICROSOFT.CONCAT(ROW([.A255]) - 1; COM.MICROSOFT.CONCAT(&quot; - &quot;; COLUMN([.A255]))))" office:value-type="string" office:string-value="Cell 254 - 1" calcext:value-type="string">
            <text:p>Cell 254 - 1</text:p>
          </table:table-cell>
          <table:table-cell table:formula="of:= COM.MICROSOFT.CONCAT(&quot;Cell &quot;; COM.MICROSOFT.CONCAT(ROW([.B255]) - 1; COM.MICROSOFT.CONCAT(&quot; - &quot;; COLUMN([.B255]))))" office:value-type="string" office:string-value="Cell 254 - 2" calcext:value-type="string">
            <text:p>Cell 254 - 2</text:p>
          </table:table-cell>
        </table:table-row>
        <table:table-row table:style-name="ro1">
          <table:table-cell table:formula="of:= COM.MICROSOFT.CONCAT(&quot;Cell &quot;; COM.MICROSOFT.CONCAT(ROW([.A256]) - 1; COM.MICROSOFT.CONCAT(&quot; - &quot;; COLUMN([.A256]))))" office:value-type="string" office:string-value="Cell 255 - 1" calcext:value-type="string">
            <text:p>Cell 255 - 1</text:p>
          </table:table-cell>
          <table:table-cell table:formula="of:= COM.MICROSOFT.CONCAT(&quot;Cell &quot;; COM.MICROSOFT.CONCAT(ROW([.B256]) - 1; COM.MICROSOFT.CONCAT(&quot; - &quot;; COLUMN([.B256]))))" office:value-type="string" office:string-value="Cell 255 - 2" calcext:value-type="string">
            <text:p>Cell 255 - 2</text:p>
          </table:table-cell>
        </table:table-row>
        <table:table-row table:style-name="ro1">
          <table:table-cell table:formula="of:= COM.MICROSOFT.CONCAT(&quot;Cell &quot;; COM.MICROSOFT.CONCAT(ROW([.A257]) - 1; COM.MICROSOFT.CONCAT(&quot; - &quot;; COLUMN([.A257]))))" office:value-type="string" office:string-value="Cell 256 - 1" calcext:value-type="string">
            <text:p>Cell 256 - 1</text:p>
          </table:table-cell>
          <table:table-cell table:formula="of:= COM.MICROSOFT.CONCAT(&quot;Cell &quot;; COM.MICROSOFT.CONCAT(ROW([.B257]) - 1; COM.MICROSOFT.CONCAT(&quot; - &quot;; COLUMN([.B257]))))" office:value-type="string" office:string-value="Cell 256 - 2" calcext:value-type="string">
            <text:p>Cell 256 - 2</text:p>
          </table:table-cell>
        </table:table-row>
        <table:table-row table:style-name="ro1">
          <table:table-cell table:formula="of:= COM.MICROSOFT.CONCAT(&quot;Cell &quot;; COM.MICROSOFT.CONCAT(ROW([.A258]) - 1; COM.MICROSOFT.CONCAT(&quot; - &quot;; COLUMN([.A258]))))" office:value-type="string" office:string-value="Cell 257 - 1" calcext:value-type="string">
            <text:p>Cell 257 - 1</text:p>
          </table:table-cell>
          <table:table-cell table:formula="of:= COM.MICROSOFT.CONCAT(&quot;Cell &quot;; COM.MICROSOFT.CONCAT(ROW([.B258]) - 1; COM.MICROSOFT.CONCAT(&quot; - &quot;; COLUMN([.B258]))))" office:value-type="string" office:string-value="Cell 257 - 2" calcext:value-type="string">
            <text:p>Cell 257 - 2</text:p>
          </table:table-cell>
        </table:table-row>
        <table:table-row table:style-name="ro1">
          <table:table-cell table:formula="of:= COM.MICROSOFT.CONCAT(&quot;Cell &quot;; COM.MICROSOFT.CONCAT(ROW([.A259]) - 1; COM.MICROSOFT.CONCAT(&quot; - &quot;; COLUMN([.A259]))))" office:value-type="string" office:string-value="Cell 258 - 1" calcext:value-type="string">
            <text:p>Cell 258 - 1</text:p>
          </table:table-cell>
          <table:table-cell table:formula="of:= COM.MICROSOFT.CONCAT(&quot;Cell &quot;; COM.MICROSOFT.CONCAT(ROW([.B259]) - 1; COM.MICROSOFT.CONCAT(&quot; - &quot;; COLUMN([.B259]))))" office:value-type="string" office:string-value="Cell 258 - 2" calcext:value-type="string">
            <text:p>Cell 258 - 2</text:p>
          </table:table-cell>
        </table:table-row>
        <table:table-row table:style-name="ro1">
          <table:table-cell table:formula="of:= COM.MICROSOFT.CONCAT(&quot;Cell &quot;; COM.MICROSOFT.CONCAT(ROW([.A260]) - 1; COM.MICROSOFT.CONCAT(&quot; - &quot;; COLUMN([.A260]))))" office:value-type="string" office:string-value="Cell 259 - 1" calcext:value-type="string">
            <text:p>Cell 259 - 1</text:p>
          </table:table-cell>
          <table:table-cell table:formula="of:= COM.MICROSOFT.CONCAT(&quot;Cell &quot;; COM.MICROSOFT.CONCAT(ROW([.B260]) - 1; COM.MICROSOFT.CONCAT(&quot; - &quot;; COLUMN([.B260]))))" office:value-type="string" office:string-value="Cell 259 - 2" calcext:value-type="string">
            <text:p>Cell 259 - 2</text:p>
          </table:table-cell>
        </table:table-row>
        <table:table-row table:style-name="ro1">
          <table:table-cell table:formula="of:= COM.MICROSOFT.CONCAT(&quot;Cell &quot;; COM.MICROSOFT.CONCAT(ROW([.A261]) - 1; COM.MICROSOFT.CONCAT(&quot; - &quot;; COLUMN([.A261]))))" office:value-type="string" office:string-value="Cell 260 - 1" calcext:value-type="string">
            <text:p>Cell 260 - 1</text:p>
          </table:table-cell>
          <table:table-cell table:formula="of:= COM.MICROSOFT.CONCAT(&quot;Cell &quot;; COM.MICROSOFT.CONCAT(ROW([.B261]) - 1; COM.MICROSOFT.CONCAT(&quot; - &quot;; COLUMN([.B261]))))" office:value-type="string" office:string-value="Cell 260 - 2" calcext:value-type="string">
            <text:p>Cell 260 - 2</text:p>
          </table:table-cell>
        </table:table-row>
        <table:table-row table:style-name="ro1">
          <table:table-cell table:formula="of:= COM.MICROSOFT.CONCAT(&quot;Cell &quot;; COM.MICROSOFT.CONCAT(ROW([.A262]) - 1; COM.MICROSOFT.CONCAT(&quot; - &quot;; COLUMN([.A262]))))" office:value-type="string" office:string-value="Cell 261 - 1" calcext:value-type="string">
            <text:p>Cell 261 - 1</text:p>
          </table:table-cell>
          <table:table-cell table:formula="of:= COM.MICROSOFT.CONCAT(&quot;Cell &quot;; COM.MICROSOFT.CONCAT(ROW([.B262]) - 1; COM.MICROSOFT.CONCAT(&quot; - &quot;; COLUMN([.B262]))))" office:value-type="string" office:string-value="Cell 261 - 2" calcext:value-type="string">
            <text:p>Cell 261 - 2</text:p>
          </table:table-cell>
        </table:table-row>
        <table:table-row table:style-name="ro1">
          <table:table-cell table:formula="of:= COM.MICROSOFT.CONCAT(&quot;Cell &quot;; COM.MICROSOFT.CONCAT(ROW([.A263]) - 1; COM.MICROSOFT.CONCAT(&quot; - &quot;; COLUMN([.A263]))))" office:value-type="string" office:string-value="Cell 262 - 1" calcext:value-type="string">
            <text:p>Cell 262 - 1</text:p>
          </table:table-cell>
          <table:table-cell table:formula="of:= COM.MICROSOFT.CONCAT(&quot;Cell &quot;; COM.MICROSOFT.CONCAT(ROW([.B263]) - 1; COM.MICROSOFT.CONCAT(&quot; - &quot;; COLUMN([.B263]))))" office:value-type="string" office:string-value="Cell 262 - 2" calcext:value-type="string">
            <text:p>Cell 262 - 2</text:p>
          </table:table-cell>
        </table:table-row>
        <table:table-row table:style-name="ro1">
          <table:table-cell table:formula="of:= COM.MICROSOFT.CONCAT(&quot;Cell &quot;; COM.MICROSOFT.CONCAT(ROW([.A264]) - 1; COM.MICROSOFT.CONCAT(&quot; - &quot;; COLUMN([.A264]))))" office:value-type="string" office:string-value="Cell 263 - 1" calcext:value-type="string">
            <text:p>Cell 263 - 1</text:p>
          </table:table-cell>
          <table:table-cell table:formula="of:= COM.MICROSOFT.CONCAT(&quot;Cell &quot;; COM.MICROSOFT.CONCAT(ROW([.B264]) - 1; COM.MICROSOFT.CONCAT(&quot; - &quot;; COLUMN([.B264]))))" office:value-type="string" office:string-value="Cell 263 - 2" calcext:value-type="string">
            <text:p>Cell 263 - 2</text:p>
          </table:table-cell>
        </table:table-row>
        <table:table-row table:style-name="ro1">
          <table:table-cell table:formula="of:= COM.MICROSOFT.CONCAT(&quot;Cell &quot;; COM.MICROSOFT.CONCAT(ROW([.A265]) - 1; COM.MICROSOFT.CONCAT(&quot; - &quot;; COLUMN([.A265]))))" office:value-type="string" office:string-value="Cell 264 - 1" calcext:value-type="string">
            <text:p>Cell 264 - 1</text:p>
          </table:table-cell>
          <table:table-cell table:formula="of:= COM.MICROSOFT.CONCAT(&quot;Cell &quot;; COM.MICROSOFT.CONCAT(ROW([.B265]) - 1; COM.MICROSOFT.CONCAT(&quot; - &quot;; COLUMN([.B265]))))" office:value-type="string" office:string-value="Cell 264 - 2" calcext:value-type="string">
            <text:p>Cell 264 - 2</text:p>
          </table:table-cell>
        </table:table-row>
        <table:table-row table:style-name="ro1">
          <table:table-cell table:formula="of:= COM.MICROSOFT.CONCAT(&quot;Cell &quot;; COM.MICROSOFT.CONCAT(ROW([.A266]) - 1; COM.MICROSOFT.CONCAT(&quot; - &quot;; COLUMN([.A266]))))" office:value-type="string" office:string-value="Cell 265 - 1" calcext:value-type="string">
            <text:p>Cell 265 - 1</text:p>
          </table:table-cell>
          <table:table-cell table:formula="of:= COM.MICROSOFT.CONCAT(&quot;Cell &quot;; COM.MICROSOFT.CONCAT(ROW([.B266]) - 1; COM.MICROSOFT.CONCAT(&quot; - &quot;; COLUMN([.B266]))))" office:value-type="string" office:string-value="Cell 265 - 2" calcext:value-type="string">
            <text:p>Cell 265 - 2</text:p>
          </table:table-cell>
        </table:table-row>
        <table:table-row table:style-name="ro1">
          <table:table-cell table:formula="of:= COM.MICROSOFT.CONCAT(&quot;Cell &quot;; COM.MICROSOFT.CONCAT(ROW([.A267]) - 1; COM.MICROSOFT.CONCAT(&quot; - &quot;; COLUMN([.A267]))))" office:value-type="string" office:string-value="Cell 266 - 1" calcext:value-type="string">
            <text:p>Cell 266 - 1</text:p>
          </table:table-cell>
          <table:table-cell table:formula="of:= COM.MICROSOFT.CONCAT(&quot;Cell &quot;; COM.MICROSOFT.CONCAT(ROW([.B267]) - 1; COM.MICROSOFT.CONCAT(&quot; - &quot;; COLUMN([.B267]))))" office:value-type="string" office:string-value="Cell 266 - 2" calcext:value-type="string">
            <text:p>Cell 266 - 2</text:p>
          </table:table-cell>
        </table:table-row>
        <table:table-row table:style-name="ro1">
          <table:table-cell table:formula="of:= COM.MICROSOFT.CONCAT(&quot;Cell &quot;; COM.MICROSOFT.CONCAT(ROW([.A268]) - 1; COM.MICROSOFT.CONCAT(&quot; - &quot;; COLUMN([.A268]))))" office:value-type="string" office:string-value="Cell 267 - 1" calcext:value-type="string">
            <text:p>Cell 267 - 1</text:p>
          </table:table-cell>
          <table:table-cell table:formula="of:= COM.MICROSOFT.CONCAT(&quot;Cell &quot;; COM.MICROSOFT.CONCAT(ROW([.B268]) - 1; COM.MICROSOFT.CONCAT(&quot; - &quot;; COLUMN([.B268]))))" office:value-type="string" office:string-value="Cell 267 - 2" calcext:value-type="string">
            <text:p>Cell 267 - 2</text:p>
          </table:table-cell>
        </table:table-row>
        <table:table-row table:style-name="ro1">
          <table:table-cell table:formula="of:= COM.MICROSOFT.CONCAT(&quot;Cell &quot;; COM.MICROSOFT.CONCAT(ROW([.A269]) - 1; COM.MICROSOFT.CONCAT(&quot; - &quot;; COLUMN([.A269]))))" office:value-type="string" office:string-value="Cell 268 - 1" calcext:value-type="string">
            <text:p>Cell 268 - 1</text:p>
          </table:table-cell>
          <table:table-cell table:formula="of:= COM.MICROSOFT.CONCAT(&quot;Cell &quot;; COM.MICROSOFT.CONCAT(ROW([.B269]) - 1; COM.MICROSOFT.CONCAT(&quot; - &quot;; COLUMN([.B269]))))" office:value-type="string" office:string-value="Cell 268 - 2" calcext:value-type="string">
            <text:p>Cell 268 - 2</text:p>
          </table:table-cell>
        </table:table-row>
        <table:table-row table:style-name="ro1">
          <table:table-cell table:formula="of:= COM.MICROSOFT.CONCAT(&quot;Cell &quot;; COM.MICROSOFT.CONCAT(ROW([.A270]) - 1; COM.MICROSOFT.CONCAT(&quot; - &quot;; COLUMN([.A270]))))" office:value-type="string" office:string-value="Cell 269 - 1" calcext:value-type="string">
            <text:p>Cell 269 - 1</text:p>
          </table:table-cell>
          <table:table-cell table:formula="of:= COM.MICROSOFT.CONCAT(&quot;Cell &quot;; COM.MICROSOFT.CONCAT(ROW([.B270]) - 1; COM.MICROSOFT.CONCAT(&quot; - &quot;; COLUMN([.B270]))))" office:value-type="string" office:string-value="Cell 269 - 2" calcext:value-type="string">
            <text:p>Cell 269 - 2</text:p>
          </table:table-cell>
        </table:table-row>
        <table:table-row table:style-name="ro1">
          <table:table-cell table:formula="of:= COM.MICROSOFT.CONCAT(&quot;Cell &quot;; COM.MICROSOFT.CONCAT(ROW([.A271]) - 1; COM.MICROSOFT.CONCAT(&quot; - &quot;; COLUMN([.A271]))))" office:value-type="string" office:string-value="Cell 270 - 1" calcext:value-type="string">
            <text:p>Cell 270 - 1</text:p>
          </table:table-cell>
          <table:table-cell table:formula="of:= COM.MICROSOFT.CONCAT(&quot;Cell &quot;; COM.MICROSOFT.CONCAT(ROW([.B271]) - 1; COM.MICROSOFT.CONCAT(&quot; - &quot;; COLUMN([.B271]))))" office:value-type="string" office:string-value="Cell 270 - 2" calcext:value-type="string">
            <text:p>Cell 270 - 2</text:p>
          </table:table-cell>
        </table:table-row>
        <table:table-row table:style-name="ro1">
          <table:table-cell table:formula="of:= COM.MICROSOFT.CONCAT(&quot;Cell &quot;; COM.MICROSOFT.CONCAT(ROW([.A272]) - 1; COM.MICROSOFT.CONCAT(&quot; - &quot;; COLUMN([.A272]))))" office:value-type="string" office:string-value="Cell 271 - 1" calcext:value-type="string">
            <text:p>Cell 271 - 1</text:p>
          </table:table-cell>
          <table:table-cell table:formula="of:= COM.MICROSOFT.CONCAT(&quot;Cell &quot;; COM.MICROSOFT.CONCAT(ROW([.B272]) - 1; COM.MICROSOFT.CONCAT(&quot; - &quot;; COLUMN([.B272]))))" office:value-type="string" office:string-value="Cell 271 - 2" calcext:value-type="string">
            <text:p>Cell 271 - 2</text:p>
          </table:table-cell>
        </table:table-row>
        <table:table-row table:style-name="ro1">
          <table:table-cell table:formula="of:= COM.MICROSOFT.CONCAT(&quot;Cell &quot;; COM.MICROSOFT.CONCAT(ROW([.A273]) - 1; COM.MICROSOFT.CONCAT(&quot; - &quot;; COLUMN([.A273]))))" office:value-type="string" office:string-value="Cell 272 - 1" calcext:value-type="string">
            <text:p>Cell 272 - 1</text:p>
          </table:table-cell>
          <table:table-cell table:formula="of:= COM.MICROSOFT.CONCAT(&quot;Cell &quot;; COM.MICROSOFT.CONCAT(ROW([.B273]) - 1; COM.MICROSOFT.CONCAT(&quot; - &quot;; COLUMN([.B273]))))" office:value-type="string" office:string-value="Cell 272 - 2" calcext:value-type="string">
            <text:p>Cell 272 - 2</text:p>
          </table:table-cell>
        </table:table-row>
        <table:table-row table:style-name="ro1">
          <table:table-cell table:formula="of:= COM.MICROSOFT.CONCAT(&quot;Cell &quot;; COM.MICROSOFT.CONCAT(ROW([.A274]) - 1; COM.MICROSOFT.CONCAT(&quot; - &quot;; COLUMN([.A274]))))" office:value-type="string" office:string-value="Cell 273 - 1" calcext:value-type="string">
            <text:p>Cell 273 - 1</text:p>
          </table:table-cell>
          <table:table-cell table:formula="of:= COM.MICROSOFT.CONCAT(&quot;Cell &quot;; COM.MICROSOFT.CONCAT(ROW([.B274]) - 1; COM.MICROSOFT.CONCAT(&quot; - &quot;; COLUMN([.B274]))))" office:value-type="string" office:string-value="Cell 273 - 2" calcext:value-type="string">
            <text:p>Cell 273 - 2</text:p>
          </table:table-cell>
        </table:table-row>
        <table:table-row table:style-name="ro1">
          <table:table-cell table:formula="of:= COM.MICROSOFT.CONCAT(&quot;Cell &quot;; COM.MICROSOFT.CONCAT(ROW([.A275]) - 1; COM.MICROSOFT.CONCAT(&quot; - &quot;; COLUMN([.A275]))))" office:value-type="string" office:string-value="Cell 274 - 1" calcext:value-type="string">
            <text:p>Cell 274 - 1</text:p>
          </table:table-cell>
          <table:table-cell table:formula="of:= COM.MICROSOFT.CONCAT(&quot;Cell &quot;; COM.MICROSOFT.CONCAT(ROW([.B275]) - 1; COM.MICROSOFT.CONCAT(&quot; - &quot;; COLUMN([.B275]))))" office:value-type="string" office:string-value="Cell 274 - 2" calcext:value-type="string">
            <text:p>Cell 274 - 2</text:p>
          </table:table-cell>
        </table:table-row>
        <table:table-row table:style-name="ro1">
          <table:table-cell table:formula="of:= COM.MICROSOFT.CONCAT(&quot;Cell &quot;; COM.MICROSOFT.CONCAT(ROW([.A276]) - 1; COM.MICROSOFT.CONCAT(&quot; - &quot;; COLUMN([.A276]))))" office:value-type="string" office:string-value="Cell 275 - 1" calcext:value-type="string">
            <text:p>Cell 275 - 1</text:p>
          </table:table-cell>
          <table:table-cell table:formula="of:= COM.MICROSOFT.CONCAT(&quot;Cell &quot;; COM.MICROSOFT.CONCAT(ROW([.B276]) - 1; COM.MICROSOFT.CONCAT(&quot; - &quot;; COLUMN([.B276]))))" office:value-type="string" office:string-value="Cell 275 - 2" calcext:value-type="string">
            <text:p>Cell 275 - 2</text:p>
          </table:table-cell>
        </table:table-row>
        <table:table-row table:style-name="ro1">
          <table:table-cell table:formula="of:= COM.MICROSOFT.CONCAT(&quot;Cell &quot;; COM.MICROSOFT.CONCAT(ROW([.A277]) - 1; COM.MICROSOFT.CONCAT(&quot; - &quot;; COLUMN([.A277]))))" office:value-type="string" office:string-value="Cell 276 - 1" calcext:value-type="string">
            <text:p>Cell 276 - 1</text:p>
          </table:table-cell>
          <table:table-cell table:formula="of:= COM.MICROSOFT.CONCAT(&quot;Cell &quot;; COM.MICROSOFT.CONCAT(ROW([.B277]) - 1; COM.MICROSOFT.CONCAT(&quot; - &quot;; COLUMN([.B277]))))" office:value-type="string" office:string-value="Cell 276 - 2" calcext:value-type="string">
            <text:p>Cell 276 - 2</text:p>
          </table:table-cell>
        </table:table-row>
        <table:table-row table:style-name="ro1">
          <table:table-cell table:formula="of:= COM.MICROSOFT.CONCAT(&quot;Cell &quot;; COM.MICROSOFT.CONCAT(ROW([.A278]) - 1; COM.MICROSOFT.CONCAT(&quot; - &quot;; COLUMN([.A278]))))" office:value-type="string" office:string-value="Cell 277 - 1" calcext:value-type="string">
            <text:p>Cell 277 - 1</text:p>
          </table:table-cell>
          <table:table-cell table:formula="of:= COM.MICROSOFT.CONCAT(&quot;Cell &quot;; COM.MICROSOFT.CONCAT(ROW([.B278]) - 1; COM.MICROSOFT.CONCAT(&quot; - &quot;; COLUMN([.B278]))))" office:value-type="string" office:string-value="Cell 277 - 2" calcext:value-type="string">
            <text:p>Cell 277 - 2</text:p>
          </table:table-cell>
        </table:table-row>
        <table:table-row table:style-name="ro1">
          <table:table-cell table:formula="of:= COM.MICROSOFT.CONCAT(&quot;Cell &quot;; COM.MICROSOFT.CONCAT(ROW([.A279]) - 1; COM.MICROSOFT.CONCAT(&quot; - &quot;; COLUMN([.A279]))))" office:value-type="string" office:string-value="Cell 278 - 1" calcext:value-type="string">
            <text:p>Cell 278 - 1</text:p>
          </table:table-cell>
          <table:table-cell table:formula="of:= COM.MICROSOFT.CONCAT(&quot;Cell &quot;; COM.MICROSOFT.CONCAT(ROW([.B279]) - 1; COM.MICROSOFT.CONCAT(&quot; - &quot;; COLUMN([.B279]))))" office:value-type="string" office:string-value="Cell 278 - 2" calcext:value-type="string">
            <text:p>Cell 278 - 2</text:p>
          </table:table-cell>
        </table:table-row>
        <table:table-row table:style-name="ro1">
          <table:table-cell table:formula="of:= COM.MICROSOFT.CONCAT(&quot;Cell &quot;; COM.MICROSOFT.CONCAT(ROW([.A280]) - 1; COM.MICROSOFT.CONCAT(&quot; - &quot;; COLUMN([.A280]))))" office:value-type="string" office:string-value="Cell 279 - 1" calcext:value-type="string">
            <text:p>Cell 279 - 1</text:p>
          </table:table-cell>
          <table:table-cell table:formula="of:= COM.MICROSOFT.CONCAT(&quot;Cell &quot;; COM.MICROSOFT.CONCAT(ROW([.B280]) - 1; COM.MICROSOFT.CONCAT(&quot; - &quot;; COLUMN([.B280]))))" office:value-type="string" office:string-value="Cell 279 - 2" calcext:value-type="string">
            <text:p>Cell 279 - 2</text:p>
          </table:table-cell>
        </table:table-row>
        <table:table-row table:style-name="ro1">
          <table:table-cell table:formula="of:= COM.MICROSOFT.CONCAT(&quot;Cell &quot;; COM.MICROSOFT.CONCAT(ROW([.A281]) - 1; COM.MICROSOFT.CONCAT(&quot; - &quot;; COLUMN([.A281]))))" office:value-type="string" office:string-value="Cell 280 - 1" calcext:value-type="string">
            <text:p>Cell 280 - 1</text:p>
          </table:table-cell>
          <table:table-cell table:formula="of:= COM.MICROSOFT.CONCAT(&quot;Cell &quot;; COM.MICROSOFT.CONCAT(ROW([.B281]) - 1; COM.MICROSOFT.CONCAT(&quot; - &quot;; COLUMN([.B281]))))" office:value-type="string" office:string-value="Cell 280 - 2" calcext:value-type="string">
            <text:p>Cell 280 - 2</text:p>
          </table:table-cell>
        </table:table-row>
        <table:table-row table:style-name="ro1">
          <table:table-cell table:formula="of:= COM.MICROSOFT.CONCAT(&quot;Cell &quot;; COM.MICROSOFT.CONCAT(ROW([.A282]) - 1; COM.MICROSOFT.CONCAT(&quot; - &quot;; COLUMN([.A282]))))" office:value-type="string" office:string-value="Cell 281 - 1" calcext:value-type="string">
            <text:p>Cell 281 - 1</text:p>
          </table:table-cell>
          <table:table-cell table:formula="of:= COM.MICROSOFT.CONCAT(&quot;Cell &quot;; COM.MICROSOFT.CONCAT(ROW([.B282]) - 1; COM.MICROSOFT.CONCAT(&quot; - &quot;; COLUMN([.B282]))))" office:value-type="string" office:string-value="Cell 281 - 2" calcext:value-type="string">
            <text:p>Cell 281 - 2</text:p>
          </table:table-cell>
        </table:table-row>
        <table:table-row table:style-name="ro1">
          <table:table-cell table:formula="of:= COM.MICROSOFT.CONCAT(&quot;Cell &quot;; COM.MICROSOFT.CONCAT(ROW([.A283]) - 1; COM.MICROSOFT.CONCAT(&quot; - &quot;; COLUMN([.A283]))))" office:value-type="string" office:string-value="Cell 282 - 1" calcext:value-type="string">
            <text:p>Cell 282 - 1</text:p>
          </table:table-cell>
          <table:table-cell table:formula="of:= COM.MICROSOFT.CONCAT(&quot;Cell &quot;; COM.MICROSOFT.CONCAT(ROW([.B283]) - 1; COM.MICROSOFT.CONCAT(&quot; - &quot;; COLUMN([.B283]))))" office:value-type="string" office:string-value="Cell 282 - 2" calcext:value-type="string">
            <text:p>Cell 282 - 2</text:p>
          </table:table-cell>
        </table:table-row>
        <table:table-row table:style-name="ro1">
          <table:table-cell table:formula="of:= COM.MICROSOFT.CONCAT(&quot;Cell &quot;; COM.MICROSOFT.CONCAT(ROW([.A284]) - 1; COM.MICROSOFT.CONCAT(&quot; - &quot;; COLUMN([.A284]))))" office:value-type="string" office:string-value="Cell 283 - 1" calcext:value-type="string">
            <text:p>Cell 283 - 1</text:p>
          </table:table-cell>
          <table:table-cell table:formula="of:= COM.MICROSOFT.CONCAT(&quot;Cell &quot;; COM.MICROSOFT.CONCAT(ROW([.B284]) - 1; COM.MICROSOFT.CONCAT(&quot; - &quot;; COLUMN([.B284]))))" office:value-type="string" office:string-value="Cell 283 - 2" calcext:value-type="string">
            <text:p>Cell 283 - 2</text:p>
          </table:table-cell>
        </table:table-row>
        <table:table-row table:style-name="ro1">
          <table:table-cell table:formula="of:= COM.MICROSOFT.CONCAT(&quot;Cell &quot;; COM.MICROSOFT.CONCAT(ROW([.A285]) - 1; COM.MICROSOFT.CONCAT(&quot; - &quot;; COLUMN([.A285]))))" office:value-type="string" office:string-value="Cell 284 - 1" calcext:value-type="string">
            <text:p>Cell 284 - 1</text:p>
          </table:table-cell>
          <table:table-cell table:formula="of:= COM.MICROSOFT.CONCAT(&quot;Cell &quot;; COM.MICROSOFT.CONCAT(ROW([.B285]) - 1; COM.MICROSOFT.CONCAT(&quot; - &quot;; COLUMN([.B285]))))" office:value-type="string" office:string-value="Cell 284 - 2" calcext:value-type="string">
            <text:p>Cell 284 - 2</text:p>
          </table:table-cell>
        </table:table-row>
        <table:table-row table:style-name="ro1">
          <table:table-cell table:formula="of:= COM.MICROSOFT.CONCAT(&quot;Cell &quot;; COM.MICROSOFT.CONCAT(ROW([.A286]) - 1; COM.MICROSOFT.CONCAT(&quot; - &quot;; COLUMN([.A286]))))" office:value-type="string" office:string-value="Cell 285 - 1" calcext:value-type="string">
            <text:p>Cell 285 - 1</text:p>
          </table:table-cell>
          <table:table-cell table:formula="of:= COM.MICROSOFT.CONCAT(&quot;Cell &quot;; COM.MICROSOFT.CONCAT(ROW([.B286]) - 1; COM.MICROSOFT.CONCAT(&quot; - &quot;; COLUMN([.B286]))))" office:value-type="string" office:string-value="Cell 285 - 2" calcext:value-type="string">
            <text:p>Cell 285 - 2</text:p>
          </table:table-cell>
        </table:table-row>
        <table:table-row table:style-name="ro1">
          <table:table-cell table:formula="of:= COM.MICROSOFT.CONCAT(&quot;Cell &quot;; COM.MICROSOFT.CONCAT(ROW([.A287]) - 1; COM.MICROSOFT.CONCAT(&quot; - &quot;; COLUMN([.A287]))))" office:value-type="string" office:string-value="Cell 286 - 1" calcext:value-type="string">
            <text:p>Cell 286 - 1</text:p>
          </table:table-cell>
          <table:table-cell table:formula="of:= COM.MICROSOFT.CONCAT(&quot;Cell &quot;; COM.MICROSOFT.CONCAT(ROW([.B287]) - 1; COM.MICROSOFT.CONCAT(&quot; - &quot;; COLUMN([.B287]))))" office:value-type="string" office:string-value="Cell 286 - 2" calcext:value-type="string">
            <text:p>Cell 286 - 2</text:p>
          </table:table-cell>
        </table:table-row>
        <table:table-row table:style-name="ro1">
          <table:table-cell table:formula="of:= COM.MICROSOFT.CONCAT(&quot;Cell &quot;; COM.MICROSOFT.CONCAT(ROW([.A288]) - 1; COM.MICROSOFT.CONCAT(&quot; - &quot;; COLUMN([.A288]))))" office:value-type="string" office:string-value="Cell 287 - 1" calcext:value-type="string">
            <text:p>Cell 287 - 1</text:p>
          </table:table-cell>
          <table:table-cell table:formula="of:= COM.MICROSOFT.CONCAT(&quot;Cell &quot;; COM.MICROSOFT.CONCAT(ROW([.B288]) - 1; COM.MICROSOFT.CONCAT(&quot; - &quot;; COLUMN([.B288]))))" office:value-type="string" office:string-value="Cell 287 - 2" calcext:value-type="string">
            <text:p>Cell 287 - 2</text:p>
          </table:table-cell>
        </table:table-row>
        <table:table-row table:style-name="ro1">
          <table:table-cell table:formula="of:= COM.MICROSOFT.CONCAT(&quot;Cell &quot;; COM.MICROSOFT.CONCAT(ROW([.A289]) - 1; COM.MICROSOFT.CONCAT(&quot; - &quot;; COLUMN([.A289]))))" office:value-type="string" office:string-value="Cell 288 - 1" calcext:value-type="string">
            <text:p>Cell 288 - 1</text:p>
          </table:table-cell>
          <table:table-cell table:formula="of:= COM.MICROSOFT.CONCAT(&quot;Cell &quot;; COM.MICROSOFT.CONCAT(ROW([.B289]) - 1; COM.MICROSOFT.CONCAT(&quot; - &quot;; COLUMN([.B289]))))" office:value-type="string" office:string-value="Cell 288 - 2" calcext:value-type="string">
            <text:p>Cell 288 - 2</text:p>
          </table:table-cell>
        </table:table-row>
        <table:table-row table:style-name="ro1">
          <table:table-cell table:formula="of:= COM.MICROSOFT.CONCAT(&quot;Cell &quot;; COM.MICROSOFT.CONCAT(ROW([.A290]) - 1; COM.MICROSOFT.CONCAT(&quot; - &quot;; COLUMN([.A290]))))" office:value-type="string" office:string-value="Cell 289 - 1" calcext:value-type="string">
            <text:p>Cell 289 - 1</text:p>
          </table:table-cell>
          <table:table-cell table:formula="of:= COM.MICROSOFT.CONCAT(&quot;Cell &quot;; COM.MICROSOFT.CONCAT(ROW([.B290]) - 1; COM.MICROSOFT.CONCAT(&quot; - &quot;; COLUMN([.B290]))))" office:value-type="string" office:string-value="Cell 289 - 2" calcext:value-type="string">
            <text:p>Cell 289 - 2</text:p>
          </table:table-cell>
        </table:table-row>
        <table:table-row table:style-name="ro1">
          <table:table-cell table:formula="of:= COM.MICROSOFT.CONCAT(&quot;Cell &quot;; COM.MICROSOFT.CONCAT(ROW([.A291]) - 1; COM.MICROSOFT.CONCAT(&quot; - &quot;; COLUMN([.A291]))))" office:value-type="string" office:string-value="Cell 290 - 1" calcext:value-type="string">
            <text:p>Cell 290 - 1</text:p>
          </table:table-cell>
          <table:table-cell table:formula="of:= COM.MICROSOFT.CONCAT(&quot;Cell &quot;; COM.MICROSOFT.CONCAT(ROW([.B291]) - 1; COM.MICROSOFT.CONCAT(&quot; - &quot;; COLUMN([.B291]))))" office:value-type="string" office:string-value="Cell 290 - 2" calcext:value-type="string">
            <text:p>Cell 290 - 2</text:p>
          </table:table-cell>
        </table:table-row>
        <table:table-row table:style-name="ro1">
          <table:table-cell table:formula="of:= COM.MICROSOFT.CONCAT(&quot;Cell &quot;; COM.MICROSOFT.CONCAT(ROW([.A292]) - 1; COM.MICROSOFT.CONCAT(&quot; - &quot;; COLUMN([.A292]))))" office:value-type="string" office:string-value="Cell 291 - 1" calcext:value-type="string">
            <text:p>Cell 291 - 1</text:p>
          </table:table-cell>
          <table:table-cell table:formula="of:= COM.MICROSOFT.CONCAT(&quot;Cell &quot;; COM.MICROSOFT.CONCAT(ROW([.B292]) - 1; COM.MICROSOFT.CONCAT(&quot; - &quot;; COLUMN([.B292]))))" office:value-type="string" office:string-value="Cell 291 - 2" calcext:value-type="string">
            <text:p>Cell 291 - 2</text:p>
          </table:table-cell>
        </table:table-row>
        <table:table-row table:style-name="ro1">
          <table:table-cell table:formula="of:= COM.MICROSOFT.CONCAT(&quot;Cell &quot;; COM.MICROSOFT.CONCAT(ROW([.A293]) - 1; COM.MICROSOFT.CONCAT(&quot; - &quot;; COLUMN([.A293]))))" office:value-type="string" office:string-value="Cell 292 - 1" calcext:value-type="string">
            <text:p>Cell 292 - 1</text:p>
          </table:table-cell>
          <table:table-cell table:formula="of:= COM.MICROSOFT.CONCAT(&quot;Cell &quot;; COM.MICROSOFT.CONCAT(ROW([.B293]) - 1; COM.MICROSOFT.CONCAT(&quot; - &quot;; COLUMN([.B293]))))" office:value-type="string" office:string-value="Cell 292 - 2" calcext:value-type="string">
            <text:p>Cell 292 - 2</text:p>
          </table:table-cell>
        </table:table-row>
        <table:table-row table:style-name="ro1">
          <table:table-cell table:formula="of:= COM.MICROSOFT.CONCAT(&quot;Cell &quot;; COM.MICROSOFT.CONCAT(ROW([.A294]) - 1; COM.MICROSOFT.CONCAT(&quot; - &quot;; COLUMN([.A294]))))" office:value-type="string" office:string-value="Cell 293 - 1" calcext:value-type="string">
            <text:p>Cell 293 - 1</text:p>
          </table:table-cell>
          <table:table-cell table:formula="of:= COM.MICROSOFT.CONCAT(&quot;Cell &quot;; COM.MICROSOFT.CONCAT(ROW([.B294]) - 1; COM.MICROSOFT.CONCAT(&quot; - &quot;; COLUMN([.B294]))))" office:value-type="string" office:string-value="Cell 293 - 2" calcext:value-type="string">
            <text:p>Cell 293 - 2</text:p>
          </table:table-cell>
        </table:table-row>
        <table:table-row table:style-name="ro1">
          <table:table-cell table:formula="of:= COM.MICROSOFT.CONCAT(&quot;Cell &quot;; COM.MICROSOFT.CONCAT(ROW([.A295]) - 1; COM.MICROSOFT.CONCAT(&quot; - &quot;; COLUMN([.A295]))))" office:value-type="string" office:string-value="Cell 294 - 1" calcext:value-type="string">
            <text:p>Cell 294 - 1</text:p>
          </table:table-cell>
          <table:table-cell table:formula="of:= COM.MICROSOFT.CONCAT(&quot;Cell &quot;; COM.MICROSOFT.CONCAT(ROW([.B295]) - 1; COM.MICROSOFT.CONCAT(&quot; - &quot;; COLUMN([.B295]))))" office:value-type="string" office:string-value="Cell 294 - 2" calcext:value-type="string">
            <text:p>Cell 294 - 2</text:p>
          </table:table-cell>
        </table:table-row>
        <table:table-row table:style-name="ro1">
          <table:table-cell table:formula="of:= COM.MICROSOFT.CONCAT(&quot;Cell &quot;; COM.MICROSOFT.CONCAT(ROW([.A296]) - 1; COM.MICROSOFT.CONCAT(&quot; - &quot;; COLUMN([.A296]))))" office:value-type="string" office:string-value="Cell 295 - 1" calcext:value-type="string">
            <text:p>Cell 295 - 1</text:p>
          </table:table-cell>
          <table:table-cell table:formula="of:= COM.MICROSOFT.CONCAT(&quot;Cell &quot;; COM.MICROSOFT.CONCAT(ROW([.B296]) - 1; COM.MICROSOFT.CONCAT(&quot; - &quot;; COLUMN([.B296]))))" office:value-type="string" office:string-value="Cell 295 - 2" calcext:value-type="string">
            <text:p>Cell 295 - 2</text:p>
          </table:table-cell>
        </table:table-row>
        <table:table-row table:style-name="ro1">
          <table:table-cell table:formula="of:= COM.MICROSOFT.CONCAT(&quot;Cell &quot;; COM.MICROSOFT.CONCAT(ROW([.A297]) - 1; COM.MICROSOFT.CONCAT(&quot; - &quot;; COLUMN([.A297]))))" office:value-type="string" office:string-value="Cell 296 - 1" calcext:value-type="string">
            <text:p>Cell 296 - 1</text:p>
          </table:table-cell>
          <table:table-cell table:formula="of:= COM.MICROSOFT.CONCAT(&quot;Cell &quot;; COM.MICROSOFT.CONCAT(ROW([.B297]) - 1; COM.MICROSOFT.CONCAT(&quot; - &quot;; COLUMN([.B297]))))" office:value-type="string" office:string-value="Cell 296 - 2" calcext:value-type="string">
            <text:p>Cell 296 - 2</text:p>
          </table:table-cell>
        </table:table-row>
        <table:table-row table:style-name="ro1">
          <table:table-cell table:formula="of:= COM.MICROSOFT.CONCAT(&quot;Cell &quot;; COM.MICROSOFT.CONCAT(ROW([.A298]) - 1; COM.MICROSOFT.CONCAT(&quot; - &quot;; COLUMN([.A298]))))" office:value-type="string" office:string-value="Cell 297 - 1" calcext:value-type="string">
            <text:p>Cell 297 - 1</text:p>
          </table:table-cell>
          <table:table-cell table:formula="of:= COM.MICROSOFT.CONCAT(&quot;Cell &quot;; COM.MICROSOFT.CONCAT(ROW([.B298]) - 1; COM.MICROSOFT.CONCAT(&quot; - &quot;; COLUMN([.B298]))))" office:value-type="string" office:string-value="Cell 297 - 2" calcext:value-type="string">
            <text:p>Cell 297 - 2</text:p>
          </table:table-cell>
        </table:table-row>
        <table:table-row table:style-name="ro1">
          <table:table-cell table:formula="of:= COM.MICROSOFT.CONCAT(&quot;Cell &quot;; COM.MICROSOFT.CONCAT(ROW([.A299]) - 1; COM.MICROSOFT.CONCAT(&quot; - &quot;; COLUMN([.A299]))))" office:value-type="string" office:string-value="Cell 298 - 1" calcext:value-type="string">
            <text:p>Cell 298 - 1</text:p>
          </table:table-cell>
          <table:table-cell table:formula="of:= COM.MICROSOFT.CONCAT(&quot;Cell &quot;; COM.MICROSOFT.CONCAT(ROW([.B299]) - 1; COM.MICROSOFT.CONCAT(&quot; - &quot;; COLUMN([.B299]))))" office:value-type="string" office:string-value="Cell 298 - 2" calcext:value-type="string">
            <text:p>Cell 298 - 2</text:p>
          </table:table-cell>
        </table:table-row>
        <table:table-row table:style-name="ro1">
          <table:table-cell table:formula="of:= COM.MICROSOFT.CONCAT(&quot;Cell &quot;; COM.MICROSOFT.CONCAT(ROW([.A300]) - 1; COM.MICROSOFT.CONCAT(&quot; - &quot;; COLUMN([.A300]))))" office:value-type="string" office:string-value="Cell 299 - 1" calcext:value-type="string">
            <text:p>Cell 299 - 1</text:p>
          </table:table-cell>
          <table:table-cell table:formula="of:= COM.MICROSOFT.CONCAT(&quot;Cell &quot;; COM.MICROSOFT.CONCAT(ROW([.B300]) - 1; COM.MICROSOFT.CONCAT(&quot; - &quot;; COLUMN([.B300]))))" office:value-type="string" office:string-value="Cell 299 - 2" calcext:value-type="string">
            <text:p>Cell 299 - 2</text:p>
          </table:table-cell>
        </table:table-row>
        <table:table-row table:style-name="ro1">
          <table:table-cell table:formula="of:= COM.MICROSOFT.CONCAT(&quot;Cell &quot;; COM.MICROSOFT.CONCAT(ROW([.A301]) - 1; COM.MICROSOFT.CONCAT(&quot; - &quot;; COLUMN([.A301]))))" office:value-type="string" office:string-value="Cell 300 - 1" calcext:value-type="string">
            <text:p>Cell 300 - 1</text:p>
          </table:table-cell>
          <table:table-cell table:formula="of:= COM.MICROSOFT.CONCAT(&quot;Cell &quot;; COM.MICROSOFT.CONCAT(ROW([.B301]) - 1; COM.MICROSOFT.CONCAT(&quot; - &quot;; COLUMN([.B301]))))" office:value-type="string" office:string-value="Cell 300 - 2" calcext:value-type="string">
            <text:p>Cell 300 - 2</text:p>
          </table:table-cell>
        </table:table-row>
        <table:table-row table:style-name="ro1">
          <table:table-cell table:formula="of:= COM.MICROSOFT.CONCAT(&quot;Cell &quot;; COM.MICROSOFT.CONCAT(ROW([.A302]) - 1; COM.MICROSOFT.CONCAT(&quot; - &quot;; COLUMN([.A302]))))" office:value-type="string" office:string-value="Cell 301 - 1" calcext:value-type="string">
            <text:p>Cell 301 - 1</text:p>
          </table:table-cell>
          <table:table-cell table:formula="of:= COM.MICROSOFT.CONCAT(&quot;Cell &quot;; COM.MICROSOFT.CONCAT(ROW([.B302]) - 1; COM.MICROSOFT.CONCAT(&quot; - &quot;; COLUMN([.B302]))))" office:value-type="string" office:string-value="Cell 301 - 2" calcext:value-type="string">
            <text:p>Cell 301 - 2</text:p>
          </table:table-cell>
        </table:table-row>
        <table:table-row table:style-name="ro1">
          <table:table-cell table:formula="of:= COM.MICROSOFT.CONCAT(&quot;Cell &quot;; COM.MICROSOFT.CONCAT(ROW([.A303]) - 1; COM.MICROSOFT.CONCAT(&quot; - &quot;; COLUMN([.A303]))))" office:value-type="string" office:string-value="Cell 302 - 1" calcext:value-type="string">
            <text:p>Cell 302 - 1</text:p>
          </table:table-cell>
          <table:table-cell table:formula="of:= COM.MICROSOFT.CONCAT(&quot;Cell &quot;; COM.MICROSOFT.CONCAT(ROW([.B303]) - 1; COM.MICROSOFT.CONCAT(&quot; - &quot;; COLUMN([.B303]))))" office:value-type="string" office:string-value="Cell 302 - 2" calcext:value-type="string">
            <text:p>Cell 302 - 2</text:p>
          </table:table-cell>
        </table:table-row>
        <table:table-row table:style-name="ro1">
          <table:table-cell table:formula="of:= COM.MICROSOFT.CONCAT(&quot;Cell &quot;; COM.MICROSOFT.CONCAT(ROW([.A304]) - 1; COM.MICROSOFT.CONCAT(&quot; - &quot;; COLUMN([.A304]))))" office:value-type="string" office:string-value="Cell 303 - 1" calcext:value-type="string">
            <text:p>Cell 303 - 1</text:p>
          </table:table-cell>
          <table:table-cell table:formula="of:= COM.MICROSOFT.CONCAT(&quot;Cell &quot;; COM.MICROSOFT.CONCAT(ROW([.B304]) - 1; COM.MICROSOFT.CONCAT(&quot; - &quot;; COLUMN([.B304]))))" office:value-type="string" office:string-value="Cell 303 - 2" calcext:value-type="string">
            <text:p>Cell 303 - 2</text:p>
          </table:table-cell>
        </table:table-row>
        <table:table-row table:style-name="ro1">
          <table:table-cell table:formula="of:= COM.MICROSOFT.CONCAT(&quot;Cell &quot;; COM.MICROSOFT.CONCAT(ROW([.A305]) - 1; COM.MICROSOFT.CONCAT(&quot; - &quot;; COLUMN([.A305]))))" office:value-type="string" office:string-value="Cell 304 - 1" calcext:value-type="string">
            <text:p>Cell 304 - 1</text:p>
          </table:table-cell>
          <table:table-cell table:formula="of:= COM.MICROSOFT.CONCAT(&quot;Cell &quot;; COM.MICROSOFT.CONCAT(ROW([.B305]) - 1; COM.MICROSOFT.CONCAT(&quot; - &quot;; COLUMN([.B305]))))" office:value-type="string" office:string-value="Cell 304 - 2" calcext:value-type="string">
            <text:p>Cell 304 - 2</text:p>
          </table:table-cell>
        </table:table-row>
        <table:table-row table:style-name="ro1">
          <table:table-cell table:formula="of:= COM.MICROSOFT.CONCAT(&quot;Cell &quot;; COM.MICROSOFT.CONCAT(ROW([.A306]) - 1; COM.MICROSOFT.CONCAT(&quot; - &quot;; COLUMN([.A306]))))" office:value-type="string" office:string-value="Cell 305 - 1" calcext:value-type="string">
            <text:p>Cell 305 - 1</text:p>
          </table:table-cell>
          <table:table-cell table:formula="of:= COM.MICROSOFT.CONCAT(&quot;Cell &quot;; COM.MICROSOFT.CONCAT(ROW([.B306]) - 1; COM.MICROSOFT.CONCAT(&quot; - &quot;; COLUMN([.B306]))))" office:value-type="string" office:string-value="Cell 305 - 2" calcext:value-type="string">
            <text:p>Cell 305 - 2</text:p>
          </table:table-cell>
        </table:table-row>
        <table:table-row table:style-name="ro1">
          <table:table-cell table:formula="of:= COM.MICROSOFT.CONCAT(&quot;Cell &quot;; COM.MICROSOFT.CONCAT(ROW([.A307]) - 1; COM.MICROSOFT.CONCAT(&quot; - &quot;; COLUMN([.A307]))))" office:value-type="string" office:string-value="Cell 306 - 1" calcext:value-type="string">
            <text:p>Cell 306 - 1</text:p>
          </table:table-cell>
          <table:table-cell table:formula="of:= COM.MICROSOFT.CONCAT(&quot;Cell &quot;; COM.MICROSOFT.CONCAT(ROW([.B307]) - 1; COM.MICROSOFT.CONCAT(&quot; - &quot;; COLUMN([.B307]))))" office:value-type="string" office:string-value="Cell 306 - 2" calcext:value-type="string">
            <text:p>Cell 306 - 2</text:p>
          </table:table-cell>
        </table:table-row>
        <table:table-row table:style-name="ro1">
          <table:table-cell table:formula="of:= COM.MICROSOFT.CONCAT(&quot;Cell &quot;; COM.MICROSOFT.CONCAT(ROW([.A308]) - 1; COM.MICROSOFT.CONCAT(&quot; - &quot;; COLUMN([.A308]))))" office:value-type="string" office:string-value="Cell 307 - 1" calcext:value-type="string">
            <text:p>Cell 307 - 1</text:p>
          </table:table-cell>
          <table:table-cell table:formula="of:= COM.MICROSOFT.CONCAT(&quot;Cell &quot;; COM.MICROSOFT.CONCAT(ROW([.B308]) - 1; COM.MICROSOFT.CONCAT(&quot; - &quot;; COLUMN([.B308]))))" office:value-type="string" office:string-value="Cell 307 - 2" calcext:value-type="string">
            <text:p>Cell 307 - 2</text:p>
          </table:table-cell>
        </table:table-row>
        <table:table-row table:style-name="ro1">
          <table:table-cell table:formula="of:= COM.MICROSOFT.CONCAT(&quot;Cell &quot;; COM.MICROSOFT.CONCAT(ROW([.A309]) - 1; COM.MICROSOFT.CONCAT(&quot; - &quot;; COLUMN([.A309]))))" office:value-type="string" office:string-value="Cell 308 - 1" calcext:value-type="string">
            <text:p>Cell 308 - 1</text:p>
          </table:table-cell>
          <table:table-cell table:formula="of:= COM.MICROSOFT.CONCAT(&quot;Cell &quot;; COM.MICROSOFT.CONCAT(ROW([.B309]) - 1; COM.MICROSOFT.CONCAT(&quot; - &quot;; COLUMN([.B309]))))" office:value-type="string" office:string-value="Cell 308 - 2" calcext:value-type="string">
            <text:p>Cell 308 - 2</text:p>
          </table:table-cell>
        </table:table-row>
        <table:table-row table:style-name="ro1">
          <table:table-cell table:formula="of:= COM.MICROSOFT.CONCAT(&quot;Cell &quot;; COM.MICROSOFT.CONCAT(ROW([.A310]) - 1; COM.MICROSOFT.CONCAT(&quot; - &quot;; COLUMN([.A310]))))" office:value-type="string" office:string-value="Cell 309 - 1" calcext:value-type="string">
            <text:p>Cell 309 - 1</text:p>
          </table:table-cell>
          <table:table-cell table:formula="of:= COM.MICROSOFT.CONCAT(&quot;Cell &quot;; COM.MICROSOFT.CONCAT(ROW([.B310]) - 1; COM.MICROSOFT.CONCAT(&quot; - &quot;; COLUMN([.B310]))))" office:value-type="string" office:string-value="Cell 309 - 2" calcext:value-type="string">
            <text:p>Cell 309 - 2</text:p>
          </table:table-cell>
        </table:table-row>
        <table:table-row table:style-name="ro1">
          <table:table-cell table:formula="of:= COM.MICROSOFT.CONCAT(&quot;Cell &quot;; COM.MICROSOFT.CONCAT(ROW([.A311]) - 1; COM.MICROSOFT.CONCAT(&quot; - &quot;; COLUMN([.A311]))))" office:value-type="string" office:string-value="Cell 310 - 1" calcext:value-type="string">
            <text:p>Cell 310 - 1</text:p>
          </table:table-cell>
          <table:table-cell table:formula="of:= COM.MICROSOFT.CONCAT(&quot;Cell &quot;; COM.MICROSOFT.CONCAT(ROW([.B311]) - 1; COM.MICROSOFT.CONCAT(&quot; - &quot;; COLUMN([.B311]))))" office:value-type="string" office:string-value="Cell 310 - 2" calcext:value-type="string">
            <text:p>Cell 310 - 2</text:p>
          </table:table-cell>
        </table:table-row>
        <table:table-row table:style-name="ro1">
          <table:table-cell table:formula="of:= COM.MICROSOFT.CONCAT(&quot;Cell &quot;; COM.MICROSOFT.CONCAT(ROW([.A312]) - 1; COM.MICROSOFT.CONCAT(&quot; - &quot;; COLUMN([.A312]))))" office:value-type="string" office:string-value="Cell 311 - 1" calcext:value-type="string">
            <text:p>Cell 311 - 1</text:p>
          </table:table-cell>
          <table:table-cell table:formula="of:= COM.MICROSOFT.CONCAT(&quot;Cell &quot;; COM.MICROSOFT.CONCAT(ROW([.B312]) - 1; COM.MICROSOFT.CONCAT(&quot; - &quot;; COLUMN([.B312]))))" office:value-type="string" office:string-value="Cell 311 - 2" calcext:value-type="string">
            <text:p>Cell 311 - 2</text:p>
          </table:table-cell>
        </table:table-row>
        <table:table-row table:style-name="ro1">
          <table:table-cell table:formula="of:= COM.MICROSOFT.CONCAT(&quot;Cell &quot;; COM.MICROSOFT.CONCAT(ROW([.A313]) - 1; COM.MICROSOFT.CONCAT(&quot; - &quot;; COLUMN([.A313]))))" office:value-type="string" office:string-value="Cell 312 - 1" calcext:value-type="string">
            <text:p>Cell 312 - 1</text:p>
          </table:table-cell>
          <table:table-cell table:formula="of:= COM.MICROSOFT.CONCAT(&quot;Cell &quot;; COM.MICROSOFT.CONCAT(ROW([.B313]) - 1; COM.MICROSOFT.CONCAT(&quot; - &quot;; COLUMN([.B313]))))" office:value-type="string" office:string-value="Cell 312 - 2" calcext:value-type="string">
            <text:p>Cell 312 - 2</text:p>
          </table:table-cell>
        </table:table-row>
        <table:table-row table:style-name="ro1">
          <table:table-cell table:formula="of:= COM.MICROSOFT.CONCAT(&quot;Cell &quot;; COM.MICROSOFT.CONCAT(ROW([.A314]) - 1; COM.MICROSOFT.CONCAT(&quot; - &quot;; COLUMN([.A314]))))" office:value-type="string" office:string-value="Cell 313 - 1" calcext:value-type="string">
            <text:p>Cell 313 - 1</text:p>
          </table:table-cell>
          <table:table-cell table:formula="of:= COM.MICROSOFT.CONCAT(&quot;Cell &quot;; COM.MICROSOFT.CONCAT(ROW([.B314]) - 1; COM.MICROSOFT.CONCAT(&quot; - &quot;; COLUMN([.B314]))))" office:value-type="string" office:string-value="Cell 313 - 2" calcext:value-type="string">
            <text:p>Cell 313 - 2</text:p>
          </table:table-cell>
        </table:table-row>
        <table:table-row table:style-name="ro1">
          <table:table-cell table:formula="of:= COM.MICROSOFT.CONCAT(&quot;Cell &quot;; COM.MICROSOFT.CONCAT(ROW([.A315]) - 1; COM.MICROSOFT.CONCAT(&quot; - &quot;; COLUMN([.A315]))))" office:value-type="string" office:string-value="Cell 314 - 1" calcext:value-type="string">
            <text:p>Cell 314 - 1</text:p>
          </table:table-cell>
          <table:table-cell table:formula="of:= COM.MICROSOFT.CONCAT(&quot;Cell &quot;; COM.MICROSOFT.CONCAT(ROW([.B315]) - 1; COM.MICROSOFT.CONCAT(&quot; - &quot;; COLUMN([.B315]))))" office:value-type="string" office:string-value="Cell 314 - 2" calcext:value-type="string">
            <text:p>Cell 314 - 2</text:p>
          </table:table-cell>
        </table:table-row>
        <table:table-row table:style-name="ro1">
          <table:table-cell table:formula="of:= COM.MICROSOFT.CONCAT(&quot;Cell &quot;; COM.MICROSOFT.CONCAT(ROW([.A316]) - 1; COM.MICROSOFT.CONCAT(&quot; - &quot;; COLUMN([.A316]))))" office:value-type="string" office:string-value="Cell 315 - 1" calcext:value-type="string">
            <text:p>Cell 315 - 1</text:p>
          </table:table-cell>
          <table:table-cell table:formula="of:= COM.MICROSOFT.CONCAT(&quot;Cell &quot;; COM.MICROSOFT.CONCAT(ROW([.B316]) - 1; COM.MICROSOFT.CONCAT(&quot; - &quot;; COLUMN([.B316]))))" office:value-type="string" office:string-value="Cell 315 - 2" calcext:value-type="string">
            <text:p>Cell 315 - 2</text:p>
          </table:table-cell>
        </table:table-row>
        <table:table-row table:style-name="ro1">
          <table:table-cell table:formula="of:= COM.MICROSOFT.CONCAT(&quot;Cell &quot;; COM.MICROSOFT.CONCAT(ROW([.A317]) - 1; COM.MICROSOFT.CONCAT(&quot; - &quot;; COLUMN([.A317]))))" office:value-type="string" office:string-value="Cell 316 - 1" calcext:value-type="string">
            <text:p>Cell 316 - 1</text:p>
          </table:table-cell>
          <table:table-cell table:formula="of:= COM.MICROSOFT.CONCAT(&quot;Cell &quot;; COM.MICROSOFT.CONCAT(ROW([.B317]) - 1; COM.MICROSOFT.CONCAT(&quot; - &quot;; COLUMN([.B317]))))" office:value-type="string" office:string-value="Cell 316 - 2" calcext:value-type="string">
            <text:p>Cell 316 - 2</text:p>
          </table:table-cell>
        </table:table-row>
        <table:table-row table:style-name="ro1">
          <table:table-cell table:formula="of:= COM.MICROSOFT.CONCAT(&quot;Cell &quot;; COM.MICROSOFT.CONCAT(ROW([.A318]) - 1; COM.MICROSOFT.CONCAT(&quot; - &quot;; COLUMN([.A318]))))" office:value-type="string" office:string-value="Cell 317 - 1" calcext:value-type="string">
            <text:p>Cell 317 - 1</text:p>
          </table:table-cell>
          <table:table-cell table:formula="of:= COM.MICROSOFT.CONCAT(&quot;Cell &quot;; COM.MICROSOFT.CONCAT(ROW([.B318]) - 1; COM.MICROSOFT.CONCAT(&quot; - &quot;; COLUMN([.B318]))))" office:value-type="string" office:string-value="Cell 317 - 2" calcext:value-type="string">
            <text:p>Cell 317 - 2</text:p>
          </table:table-cell>
        </table:table-row>
        <table:table-row table:style-name="ro1">
          <table:table-cell table:formula="of:= COM.MICROSOFT.CONCAT(&quot;Cell &quot;; COM.MICROSOFT.CONCAT(ROW([.A319]) - 1; COM.MICROSOFT.CONCAT(&quot; - &quot;; COLUMN([.A319]))))" office:value-type="string" office:string-value="Cell 318 - 1" calcext:value-type="string">
            <text:p>Cell 318 - 1</text:p>
          </table:table-cell>
          <table:table-cell table:formula="of:= COM.MICROSOFT.CONCAT(&quot;Cell &quot;; COM.MICROSOFT.CONCAT(ROW([.B319]) - 1; COM.MICROSOFT.CONCAT(&quot; - &quot;; COLUMN([.B319]))))" office:value-type="string" office:string-value="Cell 318 - 2" calcext:value-type="string">
            <text:p>Cell 318 - 2</text:p>
          </table:table-cell>
        </table:table-row>
        <table:table-row table:style-name="ro1">
          <table:table-cell table:formula="of:= COM.MICROSOFT.CONCAT(&quot;Cell &quot;; COM.MICROSOFT.CONCAT(ROW([.A320]) - 1; COM.MICROSOFT.CONCAT(&quot; - &quot;; COLUMN([.A320]))))" office:value-type="string" office:string-value="Cell 319 - 1" calcext:value-type="string">
            <text:p>Cell 319 - 1</text:p>
          </table:table-cell>
          <table:table-cell table:formula="of:= COM.MICROSOFT.CONCAT(&quot;Cell &quot;; COM.MICROSOFT.CONCAT(ROW([.B320]) - 1; COM.MICROSOFT.CONCAT(&quot; - &quot;; COLUMN([.B320]))))" office:value-type="string" office:string-value="Cell 319 - 2" calcext:value-type="string">
            <text:p>Cell 319 - 2</text:p>
          </table:table-cell>
        </table:table-row>
        <table:table-row table:style-name="ro1">
          <table:table-cell table:formula="of:= COM.MICROSOFT.CONCAT(&quot;Cell &quot;; COM.MICROSOFT.CONCAT(ROW([.A321]) - 1; COM.MICROSOFT.CONCAT(&quot; - &quot;; COLUMN([.A321]))))" office:value-type="string" office:string-value="Cell 320 - 1" calcext:value-type="string">
            <text:p>Cell 320 - 1</text:p>
          </table:table-cell>
          <table:table-cell table:formula="of:= COM.MICROSOFT.CONCAT(&quot;Cell &quot;; COM.MICROSOFT.CONCAT(ROW([.B321]) - 1; COM.MICROSOFT.CONCAT(&quot; - &quot;; COLUMN([.B321]))))" office:value-type="string" office:string-value="Cell 320 - 2" calcext:value-type="string">
            <text:p>Cell 320 - 2</text:p>
          </table:table-cell>
        </table:table-row>
        <table:table-row table:style-name="ro1">
          <table:table-cell table:formula="of:= COM.MICROSOFT.CONCAT(&quot;Cell &quot;; COM.MICROSOFT.CONCAT(ROW([.A322]) - 1; COM.MICROSOFT.CONCAT(&quot; - &quot;; COLUMN([.A322]))))" office:value-type="string" office:string-value="Cell 321 - 1" calcext:value-type="string">
            <text:p>Cell 321 - 1</text:p>
          </table:table-cell>
          <table:table-cell table:formula="of:= COM.MICROSOFT.CONCAT(&quot;Cell &quot;; COM.MICROSOFT.CONCAT(ROW([.B322]) - 1; COM.MICROSOFT.CONCAT(&quot; - &quot;; COLUMN([.B322]))))" office:value-type="string" office:string-value="Cell 321 - 2" calcext:value-type="string">
            <text:p>Cell 321 - 2</text:p>
          </table:table-cell>
        </table:table-row>
        <table:table-row table:style-name="ro1">
          <table:table-cell table:formula="of:= COM.MICROSOFT.CONCAT(&quot;Cell &quot;; COM.MICROSOFT.CONCAT(ROW([.A323]) - 1; COM.MICROSOFT.CONCAT(&quot; - &quot;; COLUMN([.A323]))))" office:value-type="string" office:string-value="Cell 322 - 1" calcext:value-type="string">
            <text:p>Cell 322 - 1</text:p>
          </table:table-cell>
          <table:table-cell table:formula="of:= COM.MICROSOFT.CONCAT(&quot;Cell &quot;; COM.MICROSOFT.CONCAT(ROW([.B323]) - 1; COM.MICROSOFT.CONCAT(&quot; - &quot;; COLUMN([.B323]))))" office:value-type="string" office:string-value="Cell 322 - 2" calcext:value-type="string">
            <text:p>Cell 322 - 2</text:p>
          </table:table-cell>
        </table:table-row>
        <table:table-row table:style-name="ro1">
          <table:table-cell table:formula="of:= COM.MICROSOFT.CONCAT(&quot;Cell &quot;; COM.MICROSOFT.CONCAT(ROW([.A324]) - 1; COM.MICROSOFT.CONCAT(&quot; - &quot;; COLUMN([.A324]))))" office:value-type="string" office:string-value="Cell 323 - 1" calcext:value-type="string">
            <text:p>Cell 323 - 1</text:p>
          </table:table-cell>
          <table:table-cell table:formula="of:= COM.MICROSOFT.CONCAT(&quot;Cell &quot;; COM.MICROSOFT.CONCAT(ROW([.B324]) - 1; COM.MICROSOFT.CONCAT(&quot; - &quot;; COLUMN([.B324]))))" office:value-type="string" office:string-value="Cell 323 - 2" calcext:value-type="string">
            <text:p>Cell 323 - 2</text:p>
          </table:table-cell>
        </table:table-row>
        <table:table-row table:style-name="ro1">
          <table:table-cell table:formula="of:= COM.MICROSOFT.CONCAT(&quot;Cell &quot;; COM.MICROSOFT.CONCAT(ROW([.A325]) - 1; COM.MICROSOFT.CONCAT(&quot; - &quot;; COLUMN([.A325]))))" office:value-type="string" office:string-value="Cell 324 - 1" calcext:value-type="string">
            <text:p>Cell 324 - 1</text:p>
          </table:table-cell>
          <table:table-cell table:formula="of:= COM.MICROSOFT.CONCAT(&quot;Cell &quot;; COM.MICROSOFT.CONCAT(ROW([.B325]) - 1; COM.MICROSOFT.CONCAT(&quot; - &quot;; COLUMN([.B325]))))" office:value-type="string" office:string-value="Cell 324 - 2" calcext:value-type="string">
            <text:p>Cell 324 - 2</text:p>
          </table:table-cell>
        </table:table-row>
        <table:table-row table:style-name="ro1">
          <table:table-cell table:formula="of:= COM.MICROSOFT.CONCAT(&quot;Cell &quot;; COM.MICROSOFT.CONCAT(ROW([.A326]) - 1; COM.MICROSOFT.CONCAT(&quot; - &quot;; COLUMN([.A326]))))" office:value-type="string" office:string-value="Cell 325 - 1" calcext:value-type="string">
            <text:p>Cell 325 - 1</text:p>
          </table:table-cell>
          <table:table-cell table:formula="of:= COM.MICROSOFT.CONCAT(&quot;Cell &quot;; COM.MICROSOFT.CONCAT(ROW([.B326]) - 1; COM.MICROSOFT.CONCAT(&quot; - &quot;; COLUMN([.B326]))))" office:value-type="string" office:string-value="Cell 325 - 2" calcext:value-type="string">
            <text:p>Cell 325 - 2</text:p>
          </table:table-cell>
        </table:table-row>
        <table:table-row table:style-name="ro1">
          <table:table-cell table:formula="of:= COM.MICROSOFT.CONCAT(&quot;Cell &quot;; COM.MICROSOFT.CONCAT(ROW([.A327]) - 1; COM.MICROSOFT.CONCAT(&quot; - &quot;; COLUMN([.A327]))))" office:value-type="string" office:string-value="Cell 326 - 1" calcext:value-type="string">
            <text:p>Cell 326 - 1</text:p>
          </table:table-cell>
          <table:table-cell table:formula="of:= COM.MICROSOFT.CONCAT(&quot;Cell &quot;; COM.MICROSOFT.CONCAT(ROW([.B327]) - 1; COM.MICROSOFT.CONCAT(&quot; - &quot;; COLUMN([.B327]))))" office:value-type="string" office:string-value="Cell 326 - 2" calcext:value-type="string">
            <text:p>Cell 326 - 2</text:p>
          </table:table-cell>
        </table:table-row>
        <table:table-row table:style-name="ro1">
          <table:table-cell table:formula="of:= COM.MICROSOFT.CONCAT(&quot;Cell &quot;; COM.MICROSOFT.CONCAT(ROW([.A328]) - 1; COM.MICROSOFT.CONCAT(&quot; - &quot;; COLUMN([.A328]))))" office:value-type="string" office:string-value="Cell 327 - 1" calcext:value-type="string">
            <text:p>Cell 327 - 1</text:p>
          </table:table-cell>
          <table:table-cell table:formula="of:= COM.MICROSOFT.CONCAT(&quot;Cell &quot;; COM.MICROSOFT.CONCAT(ROW([.B328]) - 1; COM.MICROSOFT.CONCAT(&quot; - &quot;; COLUMN([.B328]))))" office:value-type="string" office:string-value="Cell 327 - 2" calcext:value-type="string">
            <text:p>Cell 327 - 2</text:p>
          </table:table-cell>
        </table:table-row>
        <table:table-row table:style-name="ro1">
          <table:table-cell table:formula="of:= COM.MICROSOFT.CONCAT(&quot;Cell &quot;; COM.MICROSOFT.CONCAT(ROW([.A329]) - 1; COM.MICROSOFT.CONCAT(&quot; - &quot;; COLUMN([.A329]))))" office:value-type="string" office:string-value="Cell 328 - 1" calcext:value-type="string">
            <text:p>Cell 328 - 1</text:p>
          </table:table-cell>
          <table:table-cell table:formula="of:= COM.MICROSOFT.CONCAT(&quot;Cell &quot;; COM.MICROSOFT.CONCAT(ROW([.B329]) - 1; COM.MICROSOFT.CONCAT(&quot; - &quot;; COLUMN([.B329]))))" office:value-type="string" office:string-value="Cell 328 - 2" calcext:value-type="string">
            <text:p>Cell 328 - 2</text:p>
          </table:table-cell>
        </table:table-row>
        <table:table-row table:style-name="ro1">
          <table:table-cell table:formula="of:= COM.MICROSOFT.CONCAT(&quot;Cell &quot;; COM.MICROSOFT.CONCAT(ROW([.A330]) - 1; COM.MICROSOFT.CONCAT(&quot; - &quot;; COLUMN([.A330]))))" office:value-type="string" office:string-value="Cell 329 - 1" calcext:value-type="string">
            <text:p>Cell 329 - 1</text:p>
          </table:table-cell>
          <table:table-cell table:formula="of:= COM.MICROSOFT.CONCAT(&quot;Cell &quot;; COM.MICROSOFT.CONCAT(ROW([.B330]) - 1; COM.MICROSOFT.CONCAT(&quot; - &quot;; COLUMN([.B330]))))" office:value-type="string" office:string-value="Cell 329 - 2" calcext:value-type="string">
            <text:p>Cell 329 - 2</text:p>
          </table:table-cell>
        </table:table-row>
        <table:table-row table:style-name="ro1">
          <table:table-cell table:formula="of:= COM.MICROSOFT.CONCAT(&quot;Cell &quot;; COM.MICROSOFT.CONCAT(ROW([.A331]) - 1; COM.MICROSOFT.CONCAT(&quot; - &quot;; COLUMN([.A331]))))" office:value-type="string" office:string-value="Cell 330 - 1" calcext:value-type="string">
            <text:p>Cell 330 - 1</text:p>
          </table:table-cell>
          <table:table-cell table:formula="of:= COM.MICROSOFT.CONCAT(&quot;Cell &quot;; COM.MICROSOFT.CONCAT(ROW([.B331]) - 1; COM.MICROSOFT.CONCAT(&quot; - &quot;; COLUMN([.B331]))))" office:value-type="string" office:string-value="Cell 330 - 2" calcext:value-type="string">
            <text:p>Cell 330 - 2</text:p>
          </table:table-cell>
        </table:table-row>
        <table:table-row table:style-name="ro1">
          <table:table-cell table:formula="of:= COM.MICROSOFT.CONCAT(&quot;Cell &quot;; COM.MICROSOFT.CONCAT(ROW([.A332]) - 1; COM.MICROSOFT.CONCAT(&quot; - &quot;; COLUMN([.A332]))))" office:value-type="string" office:string-value="Cell 331 - 1" calcext:value-type="string">
            <text:p>Cell 331 - 1</text:p>
          </table:table-cell>
          <table:table-cell table:formula="of:= COM.MICROSOFT.CONCAT(&quot;Cell &quot;; COM.MICROSOFT.CONCAT(ROW([.B332]) - 1; COM.MICROSOFT.CONCAT(&quot; - &quot;; COLUMN([.B332]))))" office:value-type="string" office:string-value="Cell 331 - 2" calcext:value-type="string">
            <text:p>Cell 331 - 2</text:p>
          </table:table-cell>
        </table:table-row>
        <table:table-row table:style-name="ro1">
          <table:table-cell table:formula="of:= COM.MICROSOFT.CONCAT(&quot;Cell &quot;; COM.MICROSOFT.CONCAT(ROW([.A333]) - 1; COM.MICROSOFT.CONCAT(&quot; - &quot;; COLUMN([.A333]))))" office:value-type="string" office:string-value="Cell 332 - 1" calcext:value-type="string">
            <text:p>Cell 332 - 1</text:p>
          </table:table-cell>
          <table:table-cell table:formula="of:= COM.MICROSOFT.CONCAT(&quot;Cell &quot;; COM.MICROSOFT.CONCAT(ROW([.B333]) - 1; COM.MICROSOFT.CONCAT(&quot; - &quot;; COLUMN([.B333]))))" office:value-type="string" office:string-value="Cell 332 - 2" calcext:value-type="string">
            <text:p>Cell 332 - 2</text:p>
          </table:table-cell>
        </table:table-row>
        <table:table-row table:style-name="ro1">
          <table:table-cell table:formula="of:= COM.MICROSOFT.CONCAT(&quot;Cell &quot;; COM.MICROSOFT.CONCAT(ROW([.A334]) - 1; COM.MICROSOFT.CONCAT(&quot; - &quot;; COLUMN([.A334]))))" office:value-type="string" office:string-value="Cell 333 - 1" calcext:value-type="string">
            <text:p>Cell 333 - 1</text:p>
          </table:table-cell>
          <table:table-cell table:formula="of:= COM.MICROSOFT.CONCAT(&quot;Cell &quot;; COM.MICROSOFT.CONCAT(ROW([.B334]) - 1; COM.MICROSOFT.CONCAT(&quot; - &quot;; COLUMN([.B334]))))" office:value-type="string" office:string-value="Cell 333 - 2" calcext:value-type="string">
            <text:p>Cell 333 - 2</text:p>
          </table:table-cell>
        </table:table-row>
        <table:table-row table:style-name="ro1">
          <table:table-cell table:formula="of:= COM.MICROSOFT.CONCAT(&quot;Cell &quot;; COM.MICROSOFT.CONCAT(ROW([.A335]) - 1; COM.MICROSOFT.CONCAT(&quot; - &quot;; COLUMN([.A335]))))" office:value-type="string" office:string-value="Cell 334 - 1" calcext:value-type="string">
            <text:p>Cell 334 - 1</text:p>
          </table:table-cell>
          <table:table-cell table:formula="of:= COM.MICROSOFT.CONCAT(&quot;Cell &quot;; COM.MICROSOFT.CONCAT(ROW([.B335]) - 1; COM.MICROSOFT.CONCAT(&quot; - &quot;; COLUMN([.B335]))))" office:value-type="string" office:string-value="Cell 334 - 2" calcext:value-type="string">
            <text:p>Cell 334 - 2</text:p>
          </table:table-cell>
        </table:table-row>
        <table:table-row table:style-name="ro1">
          <table:table-cell table:formula="of:= COM.MICROSOFT.CONCAT(&quot;Cell &quot;; COM.MICROSOFT.CONCAT(ROW([.A336]) - 1; COM.MICROSOFT.CONCAT(&quot; - &quot;; COLUMN([.A336]))))" office:value-type="string" office:string-value="Cell 335 - 1" calcext:value-type="string">
            <text:p>Cell 335 - 1</text:p>
          </table:table-cell>
          <table:table-cell table:formula="of:= COM.MICROSOFT.CONCAT(&quot;Cell &quot;; COM.MICROSOFT.CONCAT(ROW([.B336]) - 1; COM.MICROSOFT.CONCAT(&quot; - &quot;; COLUMN([.B336]))))" office:value-type="string" office:string-value="Cell 335 - 2" calcext:value-type="string">
            <text:p>Cell 335 - 2</text:p>
          </table:table-cell>
        </table:table-row>
        <table:table-row table:style-name="ro1">
          <table:table-cell table:formula="of:= COM.MICROSOFT.CONCAT(&quot;Cell &quot;; COM.MICROSOFT.CONCAT(ROW([.A337]) - 1; COM.MICROSOFT.CONCAT(&quot; - &quot;; COLUMN([.A337]))))" office:value-type="string" office:string-value="Cell 336 - 1" calcext:value-type="string">
            <text:p>Cell 336 - 1</text:p>
          </table:table-cell>
          <table:table-cell table:formula="of:= COM.MICROSOFT.CONCAT(&quot;Cell &quot;; COM.MICROSOFT.CONCAT(ROW([.B337]) - 1; COM.MICROSOFT.CONCAT(&quot; - &quot;; COLUMN([.B337]))))" office:value-type="string" office:string-value="Cell 336 - 2" calcext:value-type="string">
            <text:p>Cell 336 - 2</text:p>
          </table:table-cell>
        </table:table-row>
        <table:table-row table:style-name="ro1">
          <table:table-cell table:formula="of:= COM.MICROSOFT.CONCAT(&quot;Cell &quot;; COM.MICROSOFT.CONCAT(ROW([.A338]) - 1; COM.MICROSOFT.CONCAT(&quot; - &quot;; COLUMN([.A338]))))" office:value-type="string" office:string-value="Cell 337 - 1" calcext:value-type="string">
            <text:p>Cell 337 - 1</text:p>
          </table:table-cell>
          <table:table-cell table:formula="of:= COM.MICROSOFT.CONCAT(&quot;Cell &quot;; COM.MICROSOFT.CONCAT(ROW([.B338]) - 1; COM.MICROSOFT.CONCAT(&quot; - &quot;; COLUMN([.B338]))))" office:value-type="string" office:string-value="Cell 337 - 2" calcext:value-type="string">
            <text:p>Cell 337 - 2</text:p>
          </table:table-cell>
        </table:table-row>
        <table:table-row table:style-name="ro1">
          <table:table-cell table:formula="of:= COM.MICROSOFT.CONCAT(&quot;Cell &quot;; COM.MICROSOFT.CONCAT(ROW([.A339]) - 1; COM.MICROSOFT.CONCAT(&quot; - &quot;; COLUMN([.A339]))))" office:value-type="string" office:string-value="Cell 338 - 1" calcext:value-type="string">
            <text:p>Cell 338 - 1</text:p>
          </table:table-cell>
          <table:table-cell table:formula="of:= COM.MICROSOFT.CONCAT(&quot;Cell &quot;; COM.MICROSOFT.CONCAT(ROW([.B339]) - 1; COM.MICROSOFT.CONCAT(&quot; - &quot;; COLUMN([.B339]))))" office:value-type="string" office:string-value="Cell 338 - 2" calcext:value-type="string">
            <text:p>Cell 338 - 2</text:p>
          </table:table-cell>
        </table:table-row>
        <table:table-row table:style-name="ro1">
          <table:table-cell table:formula="of:= COM.MICROSOFT.CONCAT(&quot;Cell &quot;; COM.MICROSOFT.CONCAT(ROW([.A340]) - 1; COM.MICROSOFT.CONCAT(&quot; - &quot;; COLUMN([.A340]))))" office:value-type="string" office:string-value="Cell 339 - 1" calcext:value-type="string">
            <text:p>Cell 339 - 1</text:p>
          </table:table-cell>
          <table:table-cell table:formula="of:= COM.MICROSOFT.CONCAT(&quot;Cell &quot;; COM.MICROSOFT.CONCAT(ROW([.B340]) - 1; COM.MICROSOFT.CONCAT(&quot; - &quot;; COLUMN([.B340]))))" office:value-type="string" office:string-value="Cell 339 - 2" calcext:value-type="string">
            <text:p>Cell 339 - 2</text:p>
          </table:table-cell>
        </table:table-row>
        <table:table-row table:style-name="ro1">
          <table:table-cell table:formula="of:= COM.MICROSOFT.CONCAT(&quot;Cell &quot;; COM.MICROSOFT.CONCAT(ROW([.A341]) - 1; COM.MICROSOFT.CONCAT(&quot; - &quot;; COLUMN([.A341]))))" office:value-type="string" office:string-value="Cell 340 - 1" calcext:value-type="string">
            <text:p>Cell 340 - 1</text:p>
          </table:table-cell>
          <table:table-cell table:formula="of:= COM.MICROSOFT.CONCAT(&quot;Cell &quot;; COM.MICROSOFT.CONCAT(ROW([.B341]) - 1; COM.MICROSOFT.CONCAT(&quot; - &quot;; COLUMN([.B341]))))" office:value-type="string" office:string-value="Cell 340 - 2" calcext:value-type="string">
            <text:p>Cell 340 - 2</text:p>
          </table:table-cell>
        </table:table-row>
        <table:table-row table:style-name="ro1">
          <table:table-cell table:formula="of:= COM.MICROSOFT.CONCAT(&quot;Cell &quot;; COM.MICROSOFT.CONCAT(ROW([.A342]) - 1; COM.MICROSOFT.CONCAT(&quot; - &quot;; COLUMN([.A342]))))" office:value-type="string" office:string-value="Cell 341 - 1" calcext:value-type="string">
            <text:p>Cell 341 - 1</text:p>
          </table:table-cell>
          <table:table-cell table:formula="of:= COM.MICROSOFT.CONCAT(&quot;Cell &quot;; COM.MICROSOFT.CONCAT(ROW([.B342]) - 1; COM.MICROSOFT.CONCAT(&quot; - &quot;; COLUMN([.B342]))))" office:value-type="string" office:string-value="Cell 341 - 2" calcext:value-type="string">
            <text:p>Cell 341 - 2</text:p>
          </table:table-cell>
        </table:table-row>
        <table:table-row table:style-name="ro1">
          <table:table-cell table:formula="of:= COM.MICROSOFT.CONCAT(&quot;Cell &quot;; COM.MICROSOFT.CONCAT(ROW([.A343]) - 1; COM.MICROSOFT.CONCAT(&quot; - &quot;; COLUMN([.A343]))))" office:value-type="string" office:string-value="Cell 342 - 1" calcext:value-type="string">
            <text:p>Cell 342 - 1</text:p>
          </table:table-cell>
          <table:table-cell table:formula="of:= COM.MICROSOFT.CONCAT(&quot;Cell &quot;; COM.MICROSOFT.CONCAT(ROW([.B343]) - 1; COM.MICROSOFT.CONCAT(&quot; - &quot;; COLUMN([.B343]))))" office:value-type="string" office:string-value="Cell 342 - 2" calcext:value-type="string">
            <text:p>Cell 342 - 2</text:p>
          </table:table-cell>
        </table:table-row>
        <table:table-row table:style-name="ro1">
          <table:table-cell table:formula="of:= COM.MICROSOFT.CONCAT(&quot;Cell &quot;; COM.MICROSOFT.CONCAT(ROW([.A344]) - 1; COM.MICROSOFT.CONCAT(&quot; - &quot;; COLUMN([.A344]))))" office:value-type="string" office:string-value="Cell 343 - 1" calcext:value-type="string">
            <text:p>Cell 343 - 1</text:p>
          </table:table-cell>
          <table:table-cell table:formula="of:= COM.MICROSOFT.CONCAT(&quot;Cell &quot;; COM.MICROSOFT.CONCAT(ROW([.B344]) - 1; COM.MICROSOFT.CONCAT(&quot; - &quot;; COLUMN([.B344]))))" office:value-type="string" office:string-value="Cell 343 - 2" calcext:value-type="string">
            <text:p>Cell 343 - 2</text:p>
          </table:table-cell>
        </table:table-row>
        <table:table-row table:style-name="ro1">
          <table:table-cell table:formula="of:= COM.MICROSOFT.CONCAT(&quot;Cell &quot;; COM.MICROSOFT.CONCAT(ROW([.A345]) - 1; COM.MICROSOFT.CONCAT(&quot; - &quot;; COLUMN([.A345]))))" office:value-type="string" office:string-value="Cell 344 - 1" calcext:value-type="string">
            <text:p>Cell 344 - 1</text:p>
          </table:table-cell>
          <table:table-cell table:formula="of:= COM.MICROSOFT.CONCAT(&quot;Cell &quot;; COM.MICROSOFT.CONCAT(ROW([.B345]) - 1; COM.MICROSOFT.CONCAT(&quot; - &quot;; COLUMN([.B345]))))" office:value-type="string" office:string-value="Cell 344 - 2" calcext:value-type="string">
            <text:p>Cell 344 - 2</text:p>
          </table:table-cell>
        </table:table-row>
        <table:table-row table:style-name="ro1">
          <table:table-cell table:formula="of:= COM.MICROSOFT.CONCAT(&quot;Cell &quot;; COM.MICROSOFT.CONCAT(ROW([.A346]) - 1; COM.MICROSOFT.CONCAT(&quot; - &quot;; COLUMN([.A346]))))" office:value-type="string" office:string-value="Cell 345 - 1" calcext:value-type="string">
            <text:p>Cell 345 - 1</text:p>
          </table:table-cell>
          <table:table-cell table:formula="of:= COM.MICROSOFT.CONCAT(&quot;Cell &quot;; COM.MICROSOFT.CONCAT(ROW([.B346]) - 1; COM.MICROSOFT.CONCAT(&quot; - &quot;; COLUMN([.B346]))))" office:value-type="string" office:string-value="Cell 345 - 2" calcext:value-type="string">
            <text:p>Cell 345 - 2</text:p>
          </table:table-cell>
        </table:table-row>
        <table:table-row table:style-name="ro1">
          <table:table-cell table:formula="of:= COM.MICROSOFT.CONCAT(&quot;Cell &quot;; COM.MICROSOFT.CONCAT(ROW([.A347]) - 1; COM.MICROSOFT.CONCAT(&quot; - &quot;; COLUMN([.A347]))))" office:value-type="string" office:string-value="Cell 346 - 1" calcext:value-type="string">
            <text:p>Cell 346 - 1</text:p>
          </table:table-cell>
          <table:table-cell table:formula="of:= COM.MICROSOFT.CONCAT(&quot;Cell &quot;; COM.MICROSOFT.CONCAT(ROW([.B347]) - 1; COM.MICROSOFT.CONCAT(&quot; - &quot;; COLUMN([.B347]))))" office:value-type="string" office:string-value="Cell 346 - 2" calcext:value-type="string">
            <text:p>Cell 346 - 2</text:p>
          </table:table-cell>
        </table:table-row>
        <table:table-row table:style-name="ro1">
          <table:table-cell table:formula="of:= COM.MICROSOFT.CONCAT(&quot;Cell &quot;; COM.MICROSOFT.CONCAT(ROW([.A348]) - 1; COM.MICROSOFT.CONCAT(&quot; - &quot;; COLUMN([.A348]))))" office:value-type="string" office:string-value="Cell 347 - 1" calcext:value-type="string">
            <text:p>Cell 347 - 1</text:p>
          </table:table-cell>
          <table:table-cell table:formula="of:= COM.MICROSOFT.CONCAT(&quot;Cell &quot;; COM.MICROSOFT.CONCAT(ROW([.B348]) - 1; COM.MICROSOFT.CONCAT(&quot; - &quot;; COLUMN([.B348]))))" office:value-type="string" office:string-value="Cell 347 - 2" calcext:value-type="string">
            <text:p>Cell 347 - 2</text:p>
          </table:table-cell>
        </table:table-row>
        <table:table-row table:style-name="ro1">
          <table:table-cell table:formula="of:= COM.MICROSOFT.CONCAT(&quot;Cell &quot;; COM.MICROSOFT.CONCAT(ROW([.A349]) - 1; COM.MICROSOFT.CONCAT(&quot; - &quot;; COLUMN([.A349]))))" office:value-type="string" office:string-value="Cell 348 - 1" calcext:value-type="string">
            <text:p>Cell 348 - 1</text:p>
          </table:table-cell>
          <table:table-cell table:formula="of:= COM.MICROSOFT.CONCAT(&quot;Cell &quot;; COM.MICROSOFT.CONCAT(ROW([.B349]) - 1; COM.MICROSOFT.CONCAT(&quot; - &quot;; COLUMN([.B349]))))" office:value-type="string" office:string-value="Cell 348 - 2" calcext:value-type="string">
            <text:p>Cell 348 - 2</text:p>
          </table:table-cell>
        </table:table-row>
        <table:table-row table:style-name="ro1">
          <table:table-cell table:formula="of:= COM.MICROSOFT.CONCAT(&quot;Cell &quot;; COM.MICROSOFT.CONCAT(ROW([.A350]) - 1; COM.MICROSOFT.CONCAT(&quot; - &quot;; COLUMN([.A350]))))" office:value-type="string" office:string-value="Cell 349 - 1" calcext:value-type="string">
            <text:p>Cell 349 - 1</text:p>
          </table:table-cell>
          <table:table-cell table:formula="of:= COM.MICROSOFT.CONCAT(&quot;Cell &quot;; COM.MICROSOFT.CONCAT(ROW([.B350]) - 1; COM.MICROSOFT.CONCAT(&quot; - &quot;; COLUMN([.B350]))))" office:value-type="string" office:string-value="Cell 349 - 2" calcext:value-type="string">
            <text:p>Cell 349 - 2</text:p>
          </table:table-cell>
        </table:table-row>
        <table:table-row table:style-name="ro1">
          <table:table-cell table:formula="of:= COM.MICROSOFT.CONCAT(&quot;Cell &quot;; COM.MICROSOFT.CONCAT(ROW([.A351]) - 1; COM.MICROSOFT.CONCAT(&quot; - &quot;; COLUMN([.A351]))))" office:value-type="string" office:string-value="Cell 350 - 1" calcext:value-type="string">
            <text:p>Cell 350 - 1</text:p>
          </table:table-cell>
          <table:table-cell table:formula="of:= COM.MICROSOFT.CONCAT(&quot;Cell &quot;; COM.MICROSOFT.CONCAT(ROW([.B351]) - 1; COM.MICROSOFT.CONCAT(&quot; - &quot;; COLUMN([.B351]))))" office:value-type="string" office:string-value="Cell 350 - 2" calcext:value-type="string">
            <text:p>Cell 350 - 2</text:p>
          </table:table-cell>
        </table:table-row>
        <table:table-row table:style-name="ro1">
          <table:table-cell table:formula="of:= COM.MICROSOFT.CONCAT(&quot;Cell &quot;; COM.MICROSOFT.CONCAT(ROW([.A352]) - 1; COM.MICROSOFT.CONCAT(&quot; - &quot;; COLUMN([.A352]))))" office:value-type="string" office:string-value="Cell 351 - 1" calcext:value-type="string">
            <text:p>Cell 351 - 1</text:p>
          </table:table-cell>
          <table:table-cell table:formula="of:= COM.MICROSOFT.CONCAT(&quot;Cell &quot;; COM.MICROSOFT.CONCAT(ROW([.B352]) - 1; COM.MICROSOFT.CONCAT(&quot; - &quot;; COLUMN([.B352]))))" office:value-type="string" office:string-value="Cell 351 - 2" calcext:value-type="string">
            <text:p>Cell 351 - 2</text:p>
          </table:table-cell>
        </table:table-row>
        <table:table-row table:style-name="ro1">
          <table:table-cell table:formula="of:= COM.MICROSOFT.CONCAT(&quot;Cell &quot;; COM.MICROSOFT.CONCAT(ROW([.A353]) - 1; COM.MICROSOFT.CONCAT(&quot; - &quot;; COLUMN([.A353]))))" office:value-type="string" office:string-value="Cell 352 - 1" calcext:value-type="string">
            <text:p>Cell 352 - 1</text:p>
          </table:table-cell>
          <table:table-cell table:formula="of:= COM.MICROSOFT.CONCAT(&quot;Cell &quot;; COM.MICROSOFT.CONCAT(ROW([.B353]) - 1; COM.MICROSOFT.CONCAT(&quot; - &quot;; COLUMN([.B353]))))" office:value-type="string" office:string-value="Cell 352 - 2" calcext:value-type="string">
            <text:p>Cell 352 - 2</text:p>
          </table:table-cell>
        </table:table-row>
        <table:table-row table:style-name="ro1">
          <table:table-cell table:formula="of:= COM.MICROSOFT.CONCAT(&quot;Cell &quot;; COM.MICROSOFT.CONCAT(ROW([.A354]) - 1; COM.MICROSOFT.CONCAT(&quot; - &quot;; COLUMN([.A354]))))" office:value-type="string" office:string-value="Cell 353 - 1" calcext:value-type="string">
            <text:p>Cell 353 - 1</text:p>
          </table:table-cell>
          <table:table-cell table:formula="of:= COM.MICROSOFT.CONCAT(&quot;Cell &quot;; COM.MICROSOFT.CONCAT(ROW([.B354]) - 1; COM.MICROSOFT.CONCAT(&quot; - &quot;; COLUMN([.B354]))))" office:value-type="string" office:string-value="Cell 353 - 2" calcext:value-type="string">
            <text:p>Cell 353 - 2</text:p>
          </table:table-cell>
        </table:table-row>
        <table:table-row table:style-name="ro1">
          <table:table-cell table:formula="of:= COM.MICROSOFT.CONCAT(&quot;Cell &quot;; COM.MICROSOFT.CONCAT(ROW([.A355]) - 1; COM.MICROSOFT.CONCAT(&quot; - &quot;; COLUMN([.A355]))))" office:value-type="string" office:string-value="Cell 354 - 1" calcext:value-type="string">
            <text:p>Cell 354 - 1</text:p>
          </table:table-cell>
          <table:table-cell table:formula="of:= COM.MICROSOFT.CONCAT(&quot;Cell &quot;; COM.MICROSOFT.CONCAT(ROW([.B355]) - 1; COM.MICROSOFT.CONCAT(&quot; - &quot;; COLUMN([.B355]))))" office:value-type="string" office:string-value="Cell 354 - 2" calcext:value-type="string">
            <text:p>Cell 354 - 2</text:p>
          </table:table-cell>
        </table:table-row>
        <table:table-row table:style-name="ro1">
          <table:table-cell table:formula="of:= COM.MICROSOFT.CONCAT(&quot;Cell &quot;; COM.MICROSOFT.CONCAT(ROW([.A356]) - 1; COM.MICROSOFT.CONCAT(&quot; - &quot;; COLUMN([.A356]))))" office:value-type="string" office:string-value="Cell 355 - 1" calcext:value-type="string">
            <text:p>Cell 355 - 1</text:p>
          </table:table-cell>
          <table:table-cell table:formula="of:= COM.MICROSOFT.CONCAT(&quot;Cell &quot;; COM.MICROSOFT.CONCAT(ROW([.B356]) - 1; COM.MICROSOFT.CONCAT(&quot; - &quot;; COLUMN([.B356]))))" office:value-type="string" office:string-value="Cell 355 - 2" calcext:value-type="string">
            <text:p>Cell 355 - 2</text:p>
          </table:table-cell>
        </table:table-row>
        <table:table-row table:style-name="ro1">
          <table:table-cell table:formula="of:= COM.MICROSOFT.CONCAT(&quot;Cell &quot;; COM.MICROSOFT.CONCAT(ROW([.A357]) - 1; COM.MICROSOFT.CONCAT(&quot; - &quot;; COLUMN([.A357]))))" office:value-type="string" office:string-value="Cell 356 - 1" calcext:value-type="string">
            <text:p>Cell 356 - 1</text:p>
          </table:table-cell>
          <table:table-cell table:formula="of:= COM.MICROSOFT.CONCAT(&quot;Cell &quot;; COM.MICROSOFT.CONCAT(ROW([.B357]) - 1; COM.MICROSOFT.CONCAT(&quot; - &quot;; COLUMN([.B357]))))" office:value-type="string" office:string-value="Cell 356 - 2" calcext:value-type="string">
            <text:p>Cell 356 - 2</text:p>
          </table:table-cell>
        </table:table-row>
        <table:table-row table:style-name="ro1">
          <table:table-cell table:formula="of:= COM.MICROSOFT.CONCAT(&quot;Cell &quot;; COM.MICROSOFT.CONCAT(ROW([.A358]) - 1; COM.MICROSOFT.CONCAT(&quot; - &quot;; COLUMN([.A358]))))" office:value-type="string" office:string-value="Cell 357 - 1" calcext:value-type="string">
            <text:p>Cell 357 - 1</text:p>
          </table:table-cell>
          <table:table-cell table:formula="of:= COM.MICROSOFT.CONCAT(&quot;Cell &quot;; COM.MICROSOFT.CONCAT(ROW([.B358]) - 1; COM.MICROSOFT.CONCAT(&quot; - &quot;; COLUMN([.B358]))))" office:value-type="string" office:string-value="Cell 357 - 2" calcext:value-type="string">
            <text:p>Cell 357 - 2</text:p>
          </table:table-cell>
        </table:table-row>
        <table:table-row table:style-name="ro1">
          <table:table-cell table:formula="of:= COM.MICROSOFT.CONCAT(&quot;Cell &quot;; COM.MICROSOFT.CONCAT(ROW([.A359]) - 1; COM.MICROSOFT.CONCAT(&quot; - &quot;; COLUMN([.A359]))))" office:value-type="string" office:string-value="Cell 358 - 1" calcext:value-type="string">
            <text:p>Cell 358 - 1</text:p>
          </table:table-cell>
          <table:table-cell table:formula="of:= COM.MICROSOFT.CONCAT(&quot;Cell &quot;; COM.MICROSOFT.CONCAT(ROW([.B359]) - 1; COM.MICROSOFT.CONCAT(&quot; - &quot;; COLUMN([.B359]))))" office:value-type="string" office:string-value="Cell 358 - 2" calcext:value-type="string">
            <text:p>Cell 358 - 2</text:p>
          </table:table-cell>
        </table:table-row>
        <table:table-row table:style-name="ro1">
          <table:table-cell table:formula="of:= COM.MICROSOFT.CONCAT(&quot;Cell &quot;; COM.MICROSOFT.CONCAT(ROW([.A360]) - 1; COM.MICROSOFT.CONCAT(&quot; - &quot;; COLUMN([.A360]))))" office:value-type="string" office:string-value="Cell 359 - 1" calcext:value-type="string">
            <text:p>Cell 359 - 1</text:p>
          </table:table-cell>
          <table:table-cell table:formula="of:= COM.MICROSOFT.CONCAT(&quot;Cell &quot;; COM.MICROSOFT.CONCAT(ROW([.B360]) - 1; COM.MICROSOFT.CONCAT(&quot; - &quot;; COLUMN([.B360]))))" office:value-type="string" office:string-value="Cell 359 - 2" calcext:value-type="string">
            <text:p>Cell 359 - 2</text:p>
          </table:table-cell>
        </table:table-row>
        <table:table-row table:style-name="ro1">
          <table:table-cell table:formula="of:= COM.MICROSOFT.CONCAT(&quot;Cell &quot;; COM.MICROSOFT.CONCAT(ROW([.A361]) - 1; COM.MICROSOFT.CONCAT(&quot; - &quot;; COLUMN([.A361]))))" office:value-type="string" office:string-value="Cell 360 - 1" calcext:value-type="string">
            <text:p>Cell 360 - 1</text:p>
          </table:table-cell>
          <table:table-cell table:formula="of:= COM.MICROSOFT.CONCAT(&quot;Cell &quot;; COM.MICROSOFT.CONCAT(ROW([.B361]) - 1; COM.MICROSOFT.CONCAT(&quot; - &quot;; COLUMN([.B361]))))" office:value-type="string" office:string-value="Cell 360 - 2" calcext:value-type="string">
            <text:p>Cell 360 - 2</text:p>
          </table:table-cell>
        </table:table-row>
        <table:table-row table:style-name="ro1">
          <table:table-cell table:formula="of:= COM.MICROSOFT.CONCAT(&quot;Cell &quot;; COM.MICROSOFT.CONCAT(ROW([.A362]) - 1; COM.MICROSOFT.CONCAT(&quot; - &quot;; COLUMN([.A362]))))" office:value-type="string" office:string-value="Cell 361 - 1" calcext:value-type="string">
            <text:p>Cell 361 - 1</text:p>
          </table:table-cell>
          <table:table-cell table:formula="of:= COM.MICROSOFT.CONCAT(&quot;Cell &quot;; COM.MICROSOFT.CONCAT(ROW([.B362]) - 1; COM.MICROSOFT.CONCAT(&quot; - &quot;; COLUMN([.B362]))))" office:value-type="string" office:string-value="Cell 361 - 2" calcext:value-type="string">
            <text:p>Cell 361 - 2</text:p>
          </table:table-cell>
        </table:table-row>
        <table:table-row table:style-name="ro1">
          <table:table-cell table:formula="of:= COM.MICROSOFT.CONCAT(&quot;Cell &quot;; COM.MICROSOFT.CONCAT(ROW([.A363]) - 1; COM.MICROSOFT.CONCAT(&quot; - &quot;; COLUMN([.A363]))))" office:value-type="string" office:string-value="Cell 362 - 1" calcext:value-type="string">
            <text:p>Cell 362 - 1</text:p>
          </table:table-cell>
          <table:table-cell table:formula="of:= COM.MICROSOFT.CONCAT(&quot;Cell &quot;; COM.MICROSOFT.CONCAT(ROW([.B363]) - 1; COM.MICROSOFT.CONCAT(&quot; - &quot;; COLUMN([.B363]))))" office:value-type="string" office:string-value="Cell 362 - 2" calcext:value-type="string">
            <text:p>Cell 362 - 2</text:p>
          </table:table-cell>
        </table:table-row>
        <table:table-row table:style-name="ro1">
          <table:table-cell table:formula="of:= COM.MICROSOFT.CONCAT(&quot;Cell &quot;; COM.MICROSOFT.CONCAT(ROW([.A364]) - 1; COM.MICROSOFT.CONCAT(&quot; - &quot;; COLUMN([.A364]))))" office:value-type="string" office:string-value="Cell 363 - 1" calcext:value-type="string">
            <text:p>Cell 363 - 1</text:p>
          </table:table-cell>
          <table:table-cell table:formula="of:= COM.MICROSOFT.CONCAT(&quot;Cell &quot;; COM.MICROSOFT.CONCAT(ROW([.B364]) - 1; COM.MICROSOFT.CONCAT(&quot; - &quot;; COLUMN([.B364]))))" office:value-type="string" office:string-value="Cell 363 - 2" calcext:value-type="string">
            <text:p>Cell 363 - 2</text:p>
          </table:table-cell>
        </table:table-row>
        <table:table-row table:style-name="ro1">
          <table:table-cell table:formula="of:= COM.MICROSOFT.CONCAT(&quot;Cell &quot;; COM.MICROSOFT.CONCAT(ROW([.A365]) - 1; COM.MICROSOFT.CONCAT(&quot; - &quot;; COLUMN([.A365]))))" office:value-type="string" office:string-value="Cell 364 - 1" calcext:value-type="string">
            <text:p>Cell 364 - 1</text:p>
          </table:table-cell>
          <table:table-cell table:formula="of:= COM.MICROSOFT.CONCAT(&quot;Cell &quot;; COM.MICROSOFT.CONCAT(ROW([.B365]) - 1; COM.MICROSOFT.CONCAT(&quot; - &quot;; COLUMN([.B365]))))" office:value-type="string" office:string-value="Cell 364 - 2" calcext:value-type="string">
            <text:p>Cell 364 - 2</text:p>
          </table:table-cell>
        </table:table-row>
        <table:table-row table:style-name="ro1">
          <table:table-cell table:formula="of:= COM.MICROSOFT.CONCAT(&quot;Cell &quot;; COM.MICROSOFT.CONCAT(ROW([.A366]) - 1; COM.MICROSOFT.CONCAT(&quot; - &quot;; COLUMN([.A366]))))" office:value-type="string" office:string-value="Cell 365 - 1" calcext:value-type="string">
            <text:p>Cell 365 - 1</text:p>
          </table:table-cell>
          <table:table-cell table:formula="of:= COM.MICROSOFT.CONCAT(&quot;Cell &quot;; COM.MICROSOFT.CONCAT(ROW([.B366]) - 1; COM.MICROSOFT.CONCAT(&quot; - &quot;; COLUMN([.B366]))))" office:value-type="string" office:string-value="Cell 365 - 2" calcext:value-type="string">
            <text:p>Cell 365 - 2</text:p>
          </table:table-cell>
        </table:table-row>
        <table:table-row table:style-name="ro1">
          <table:table-cell table:formula="of:= COM.MICROSOFT.CONCAT(&quot;Cell &quot;; COM.MICROSOFT.CONCAT(ROW([.A367]) - 1; COM.MICROSOFT.CONCAT(&quot; - &quot;; COLUMN([.A367]))))" office:value-type="string" office:string-value="Cell 366 - 1" calcext:value-type="string">
            <text:p>Cell 366 - 1</text:p>
          </table:table-cell>
          <table:table-cell table:formula="of:= COM.MICROSOFT.CONCAT(&quot;Cell &quot;; COM.MICROSOFT.CONCAT(ROW([.B367]) - 1; COM.MICROSOFT.CONCAT(&quot; - &quot;; COLUMN([.B367]))))" office:value-type="string" office:string-value="Cell 366 - 2" calcext:value-type="string">
            <text:p>Cell 366 - 2</text:p>
          </table:table-cell>
        </table:table-row>
        <table:table-row table:style-name="ro1">
          <table:table-cell table:formula="of:= COM.MICROSOFT.CONCAT(&quot;Cell &quot;; COM.MICROSOFT.CONCAT(ROW([.A368]) - 1; COM.MICROSOFT.CONCAT(&quot; - &quot;; COLUMN([.A368]))))" office:value-type="string" office:string-value="Cell 367 - 1" calcext:value-type="string">
            <text:p>Cell 367 - 1</text:p>
          </table:table-cell>
          <table:table-cell table:formula="of:= COM.MICROSOFT.CONCAT(&quot;Cell &quot;; COM.MICROSOFT.CONCAT(ROW([.B368]) - 1; COM.MICROSOFT.CONCAT(&quot; - &quot;; COLUMN([.B368]))))" office:value-type="string" office:string-value="Cell 367 - 2" calcext:value-type="string">
            <text:p>Cell 367 - 2</text:p>
          </table:table-cell>
        </table:table-row>
        <table:table-row table:style-name="ro1">
          <table:table-cell table:formula="of:= COM.MICROSOFT.CONCAT(&quot;Cell &quot;; COM.MICROSOFT.CONCAT(ROW([.A369]) - 1; COM.MICROSOFT.CONCAT(&quot; - &quot;; COLUMN([.A369]))))" office:value-type="string" office:string-value="Cell 368 - 1" calcext:value-type="string">
            <text:p>Cell 368 - 1</text:p>
          </table:table-cell>
          <table:table-cell table:formula="of:= COM.MICROSOFT.CONCAT(&quot;Cell &quot;; COM.MICROSOFT.CONCAT(ROW([.B369]) - 1; COM.MICROSOFT.CONCAT(&quot; - &quot;; COLUMN([.B369]))))" office:value-type="string" office:string-value="Cell 368 - 2" calcext:value-type="string">
            <text:p>Cell 368 - 2</text:p>
          </table:table-cell>
        </table:table-row>
        <table:table-row table:style-name="ro1">
          <table:table-cell table:formula="of:= COM.MICROSOFT.CONCAT(&quot;Cell &quot;; COM.MICROSOFT.CONCAT(ROW([.A370]) - 1; COM.MICROSOFT.CONCAT(&quot; - &quot;; COLUMN([.A370]))))" office:value-type="string" office:string-value="Cell 369 - 1" calcext:value-type="string">
            <text:p>Cell 369 - 1</text:p>
          </table:table-cell>
          <table:table-cell table:formula="of:= COM.MICROSOFT.CONCAT(&quot;Cell &quot;; COM.MICROSOFT.CONCAT(ROW([.B370]) - 1; COM.MICROSOFT.CONCAT(&quot; - &quot;; COLUMN([.B370]))))" office:value-type="string" office:string-value="Cell 369 - 2" calcext:value-type="string">
            <text:p>Cell 369 - 2</text:p>
          </table:table-cell>
        </table:table-row>
        <table:table-row table:style-name="ro1">
          <table:table-cell table:formula="of:= COM.MICROSOFT.CONCAT(&quot;Cell &quot;; COM.MICROSOFT.CONCAT(ROW([.A371]) - 1; COM.MICROSOFT.CONCAT(&quot; - &quot;; COLUMN([.A371]))))" office:value-type="string" office:string-value="Cell 370 - 1" calcext:value-type="string">
            <text:p>Cell 370 - 1</text:p>
          </table:table-cell>
          <table:table-cell table:formula="of:= COM.MICROSOFT.CONCAT(&quot;Cell &quot;; COM.MICROSOFT.CONCAT(ROW([.B371]) - 1; COM.MICROSOFT.CONCAT(&quot; - &quot;; COLUMN([.B371]))))" office:value-type="string" office:string-value="Cell 370 - 2" calcext:value-type="string">
            <text:p>Cell 370 - 2</text:p>
          </table:table-cell>
        </table:table-row>
        <table:table-row table:style-name="ro1">
          <table:table-cell table:formula="of:= COM.MICROSOFT.CONCAT(&quot;Cell &quot;; COM.MICROSOFT.CONCAT(ROW([.A372]) - 1; COM.MICROSOFT.CONCAT(&quot; - &quot;; COLUMN([.A372]))))" office:value-type="string" office:string-value="Cell 371 - 1" calcext:value-type="string">
            <text:p>Cell 371 - 1</text:p>
          </table:table-cell>
          <table:table-cell table:formula="of:= COM.MICROSOFT.CONCAT(&quot;Cell &quot;; COM.MICROSOFT.CONCAT(ROW([.B372]) - 1; COM.MICROSOFT.CONCAT(&quot; - &quot;; COLUMN([.B372]))))" office:value-type="string" office:string-value="Cell 371 - 2" calcext:value-type="string">
            <text:p>Cell 371 - 2</text:p>
          </table:table-cell>
        </table:table-row>
        <table:table-row table:style-name="ro1">
          <table:table-cell table:formula="of:= COM.MICROSOFT.CONCAT(&quot;Cell &quot;; COM.MICROSOFT.CONCAT(ROW([.A373]) - 1; COM.MICROSOFT.CONCAT(&quot; - &quot;; COLUMN([.A373]))))" office:value-type="string" office:string-value="Cell 372 - 1" calcext:value-type="string">
            <text:p>Cell 372 - 1</text:p>
          </table:table-cell>
          <table:table-cell table:formula="of:= COM.MICROSOFT.CONCAT(&quot;Cell &quot;; COM.MICROSOFT.CONCAT(ROW([.B373]) - 1; COM.MICROSOFT.CONCAT(&quot; - &quot;; COLUMN([.B373]))))" office:value-type="string" office:string-value="Cell 372 - 2" calcext:value-type="string">
            <text:p>Cell 372 - 2</text:p>
          </table:table-cell>
        </table:table-row>
        <table:table-row table:style-name="ro1">
          <table:table-cell table:formula="of:= COM.MICROSOFT.CONCAT(&quot;Cell &quot;; COM.MICROSOFT.CONCAT(ROW([.A374]) - 1; COM.MICROSOFT.CONCAT(&quot; - &quot;; COLUMN([.A374]))))" office:value-type="string" office:string-value="Cell 373 - 1" calcext:value-type="string">
            <text:p>Cell 373 - 1</text:p>
          </table:table-cell>
          <table:table-cell table:formula="of:= COM.MICROSOFT.CONCAT(&quot;Cell &quot;; COM.MICROSOFT.CONCAT(ROW([.B374]) - 1; COM.MICROSOFT.CONCAT(&quot; - &quot;; COLUMN([.B374]))))" office:value-type="string" office:string-value="Cell 373 - 2" calcext:value-type="string">
            <text:p>Cell 373 - 2</text:p>
          </table:table-cell>
        </table:table-row>
        <table:table-row table:style-name="ro1">
          <table:table-cell table:formula="of:= COM.MICROSOFT.CONCAT(&quot;Cell &quot;; COM.MICROSOFT.CONCAT(ROW([.A375]) - 1; COM.MICROSOFT.CONCAT(&quot; - &quot;; COLUMN([.A375]))))" office:value-type="string" office:string-value="Cell 374 - 1" calcext:value-type="string">
            <text:p>Cell 374 - 1</text:p>
          </table:table-cell>
          <table:table-cell table:formula="of:= COM.MICROSOFT.CONCAT(&quot;Cell &quot;; COM.MICROSOFT.CONCAT(ROW([.B375]) - 1; COM.MICROSOFT.CONCAT(&quot; - &quot;; COLUMN([.B375]))))" office:value-type="string" office:string-value="Cell 374 - 2" calcext:value-type="string">
            <text:p>Cell 374 - 2</text:p>
          </table:table-cell>
        </table:table-row>
        <table:table-row table:style-name="ro1">
          <table:table-cell table:formula="of:= COM.MICROSOFT.CONCAT(&quot;Cell &quot;; COM.MICROSOFT.CONCAT(ROW([.A376]) - 1; COM.MICROSOFT.CONCAT(&quot; - &quot;; COLUMN([.A376]))))" office:value-type="string" office:string-value="Cell 375 - 1" calcext:value-type="string">
            <text:p>Cell 375 - 1</text:p>
          </table:table-cell>
          <table:table-cell table:formula="of:= COM.MICROSOFT.CONCAT(&quot;Cell &quot;; COM.MICROSOFT.CONCAT(ROW([.B376]) - 1; COM.MICROSOFT.CONCAT(&quot; - &quot;; COLUMN([.B376]))))" office:value-type="string" office:string-value="Cell 375 - 2" calcext:value-type="string">
            <text:p>Cell 375 - 2</text:p>
          </table:table-cell>
        </table:table-row>
        <table:table-row table:style-name="ro1">
          <table:table-cell table:formula="of:= COM.MICROSOFT.CONCAT(&quot;Cell &quot;; COM.MICROSOFT.CONCAT(ROW([.A377]) - 1; COM.MICROSOFT.CONCAT(&quot; - &quot;; COLUMN([.A377]))))" office:value-type="string" office:string-value="Cell 376 - 1" calcext:value-type="string">
            <text:p>Cell 376 - 1</text:p>
          </table:table-cell>
          <table:table-cell table:formula="of:= COM.MICROSOFT.CONCAT(&quot;Cell &quot;; COM.MICROSOFT.CONCAT(ROW([.B377]) - 1; COM.MICROSOFT.CONCAT(&quot; - &quot;; COLUMN([.B377]))))" office:value-type="string" office:string-value="Cell 376 - 2" calcext:value-type="string">
            <text:p>Cell 376 - 2</text:p>
          </table:table-cell>
        </table:table-row>
        <table:table-row table:style-name="ro1">
          <table:table-cell table:formula="of:= COM.MICROSOFT.CONCAT(&quot;Cell &quot;; COM.MICROSOFT.CONCAT(ROW([.A378]) - 1; COM.MICROSOFT.CONCAT(&quot; - &quot;; COLUMN([.A378]))))" office:value-type="string" office:string-value="Cell 377 - 1" calcext:value-type="string">
            <text:p>Cell 377 - 1</text:p>
          </table:table-cell>
          <table:table-cell table:formula="of:= COM.MICROSOFT.CONCAT(&quot;Cell &quot;; COM.MICROSOFT.CONCAT(ROW([.B378]) - 1; COM.MICROSOFT.CONCAT(&quot; - &quot;; COLUMN([.B378]))))" office:value-type="string" office:string-value="Cell 377 - 2" calcext:value-type="string">
            <text:p>Cell 377 - 2</text:p>
          </table:table-cell>
        </table:table-row>
        <table:table-row table:style-name="ro1">
          <table:table-cell table:formula="of:= COM.MICROSOFT.CONCAT(&quot;Cell &quot;; COM.MICROSOFT.CONCAT(ROW([.A379]) - 1; COM.MICROSOFT.CONCAT(&quot; - &quot;; COLUMN([.A379]))))" office:value-type="string" office:string-value="Cell 378 - 1" calcext:value-type="string">
            <text:p>Cell 378 - 1</text:p>
          </table:table-cell>
          <table:table-cell table:formula="of:= COM.MICROSOFT.CONCAT(&quot;Cell &quot;; COM.MICROSOFT.CONCAT(ROW([.B379]) - 1; COM.MICROSOFT.CONCAT(&quot; - &quot;; COLUMN([.B379]))))" office:value-type="string" office:string-value="Cell 378 - 2" calcext:value-type="string">
            <text:p>Cell 378 - 2</text:p>
          </table:table-cell>
        </table:table-row>
        <table:table-row table:style-name="ro1">
          <table:table-cell table:formula="of:= COM.MICROSOFT.CONCAT(&quot;Cell &quot;; COM.MICROSOFT.CONCAT(ROW([.A380]) - 1; COM.MICROSOFT.CONCAT(&quot; - &quot;; COLUMN([.A380]))))" office:value-type="string" office:string-value="Cell 379 - 1" calcext:value-type="string">
            <text:p>Cell 379 - 1</text:p>
          </table:table-cell>
          <table:table-cell table:formula="of:= COM.MICROSOFT.CONCAT(&quot;Cell &quot;; COM.MICROSOFT.CONCAT(ROW([.B380]) - 1; COM.MICROSOFT.CONCAT(&quot; - &quot;; COLUMN([.B380]))))" office:value-type="string" office:string-value="Cell 379 - 2" calcext:value-type="string">
            <text:p>Cell 379 - 2</text:p>
          </table:table-cell>
        </table:table-row>
        <table:table-row table:style-name="ro1">
          <table:table-cell table:formula="of:= COM.MICROSOFT.CONCAT(&quot;Cell &quot;; COM.MICROSOFT.CONCAT(ROW([.A381]) - 1; COM.MICROSOFT.CONCAT(&quot; - &quot;; COLUMN([.A381]))))" office:value-type="string" office:string-value="Cell 380 - 1" calcext:value-type="string">
            <text:p>Cell 380 - 1</text:p>
          </table:table-cell>
          <table:table-cell table:formula="of:= COM.MICROSOFT.CONCAT(&quot;Cell &quot;; COM.MICROSOFT.CONCAT(ROW([.B381]) - 1; COM.MICROSOFT.CONCAT(&quot; - &quot;; COLUMN([.B381]))))" office:value-type="string" office:string-value="Cell 380 - 2" calcext:value-type="string">
            <text:p>Cell 380 - 2</text:p>
          </table:table-cell>
        </table:table-row>
        <table:table-row table:style-name="ro1">
          <table:table-cell table:formula="of:= COM.MICROSOFT.CONCAT(&quot;Cell &quot;; COM.MICROSOFT.CONCAT(ROW([.A382]) - 1; COM.MICROSOFT.CONCAT(&quot; - &quot;; COLUMN([.A382]))))" office:value-type="string" office:string-value="Cell 381 - 1" calcext:value-type="string">
            <text:p>Cell 381 - 1</text:p>
          </table:table-cell>
          <table:table-cell table:formula="of:= COM.MICROSOFT.CONCAT(&quot;Cell &quot;; COM.MICROSOFT.CONCAT(ROW([.B382]) - 1; COM.MICROSOFT.CONCAT(&quot; - &quot;; COLUMN([.B382]))))" office:value-type="string" office:string-value="Cell 381 - 2" calcext:value-type="string">
            <text:p>Cell 381 - 2</text:p>
          </table:table-cell>
        </table:table-row>
        <table:table-row table:style-name="ro1">
          <table:table-cell table:formula="of:= COM.MICROSOFT.CONCAT(&quot;Cell &quot;; COM.MICROSOFT.CONCAT(ROW([.A383]) - 1; COM.MICROSOFT.CONCAT(&quot; - &quot;; COLUMN([.A383]))))" office:value-type="string" office:string-value="Cell 382 - 1" calcext:value-type="string">
            <text:p>Cell 382 - 1</text:p>
          </table:table-cell>
          <table:table-cell table:formula="of:= COM.MICROSOFT.CONCAT(&quot;Cell &quot;; COM.MICROSOFT.CONCAT(ROW([.B383]) - 1; COM.MICROSOFT.CONCAT(&quot; - &quot;; COLUMN([.B383]))))" office:value-type="string" office:string-value="Cell 382 - 2" calcext:value-type="string">
            <text:p>Cell 382 - 2</text:p>
          </table:table-cell>
        </table:table-row>
        <table:table-row table:style-name="ro1">
          <table:table-cell table:formula="of:= COM.MICROSOFT.CONCAT(&quot;Cell &quot;; COM.MICROSOFT.CONCAT(ROW([.A384]) - 1; COM.MICROSOFT.CONCAT(&quot; - &quot;; COLUMN([.A384]))))" office:value-type="string" office:string-value="Cell 383 - 1" calcext:value-type="string">
            <text:p>Cell 383 - 1</text:p>
          </table:table-cell>
          <table:table-cell table:formula="of:= COM.MICROSOFT.CONCAT(&quot;Cell &quot;; COM.MICROSOFT.CONCAT(ROW([.B384]) - 1; COM.MICROSOFT.CONCAT(&quot; - &quot;; COLUMN([.B384]))))" office:value-type="string" office:string-value="Cell 383 - 2" calcext:value-type="string">
            <text:p>Cell 383 - 2</text:p>
          </table:table-cell>
        </table:table-row>
        <table:table-row table:style-name="ro1">
          <table:table-cell table:formula="of:= COM.MICROSOFT.CONCAT(&quot;Cell &quot;; COM.MICROSOFT.CONCAT(ROW([.A385]) - 1; COM.MICROSOFT.CONCAT(&quot; - &quot;; COLUMN([.A385]))))" office:value-type="string" office:string-value="Cell 384 - 1" calcext:value-type="string">
            <text:p>Cell 384 - 1</text:p>
          </table:table-cell>
          <table:table-cell table:formula="of:= COM.MICROSOFT.CONCAT(&quot;Cell &quot;; COM.MICROSOFT.CONCAT(ROW([.B385]) - 1; COM.MICROSOFT.CONCAT(&quot; - &quot;; COLUMN([.B385]))))" office:value-type="string" office:string-value="Cell 384 - 2" calcext:value-type="string">
            <text:p>Cell 384 - 2</text:p>
          </table:table-cell>
        </table:table-row>
        <table:table-row table:style-name="ro1">
          <table:table-cell table:formula="of:= COM.MICROSOFT.CONCAT(&quot;Cell &quot;; COM.MICROSOFT.CONCAT(ROW([.A386]) - 1; COM.MICROSOFT.CONCAT(&quot; - &quot;; COLUMN([.A386]))))" office:value-type="string" office:string-value="Cell 385 - 1" calcext:value-type="string">
            <text:p>Cell 385 - 1</text:p>
          </table:table-cell>
          <table:table-cell table:formula="of:= COM.MICROSOFT.CONCAT(&quot;Cell &quot;; COM.MICROSOFT.CONCAT(ROW([.B386]) - 1; COM.MICROSOFT.CONCAT(&quot; - &quot;; COLUMN([.B386]))))" office:value-type="string" office:string-value="Cell 385 - 2" calcext:value-type="string">
            <text:p>Cell 385 - 2</text:p>
          </table:table-cell>
        </table:table-row>
        <table:table-row table:style-name="ro1">
          <table:table-cell table:formula="of:= COM.MICROSOFT.CONCAT(&quot;Cell &quot;; COM.MICROSOFT.CONCAT(ROW([.A387]) - 1; COM.MICROSOFT.CONCAT(&quot; - &quot;; COLUMN([.A387]))))" office:value-type="string" office:string-value="Cell 386 - 1" calcext:value-type="string">
            <text:p>Cell 386 - 1</text:p>
          </table:table-cell>
          <table:table-cell table:formula="of:= COM.MICROSOFT.CONCAT(&quot;Cell &quot;; COM.MICROSOFT.CONCAT(ROW([.B387]) - 1; COM.MICROSOFT.CONCAT(&quot; - &quot;; COLUMN([.B387]))))" office:value-type="string" office:string-value="Cell 386 - 2" calcext:value-type="string">
            <text:p>Cell 386 - 2</text:p>
          </table:table-cell>
        </table:table-row>
        <table:table-row table:style-name="ro1">
          <table:table-cell table:formula="of:= COM.MICROSOFT.CONCAT(&quot;Cell &quot;; COM.MICROSOFT.CONCAT(ROW([.A388]) - 1; COM.MICROSOFT.CONCAT(&quot; - &quot;; COLUMN([.A388]))))" office:value-type="string" office:string-value="Cell 387 - 1" calcext:value-type="string">
            <text:p>Cell 387 - 1</text:p>
          </table:table-cell>
          <table:table-cell table:formula="of:= COM.MICROSOFT.CONCAT(&quot;Cell &quot;; COM.MICROSOFT.CONCAT(ROW([.B388]) - 1; COM.MICROSOFT.CONCAT(&quot; - &quot;; COLUMN([.B388]))))" office:value-type="string" office:string-value="Cell 387 - 2" calcext:value-type="string">
            <text:p>Cell 387 - 2</text:p>
          </table:table-cell>
        </table:table-row>
        <table:table-row table:style-name="ro1">
          <table:table-cell table:formula="of:= COM.MICROSOFT.CONCAT(&quot;Cell &quot;; COM.MICROSOFT.CONCAT(ROW([.A389]) - 1; COM.MICROSOFT.CONCAT(&quot; - &quot;; COLUMN([.A389]))))" office:value-type="string" office:string-value="Cell 388 - 1" calcext:value-type="string">
            <text:p>Cell 388 - 1</text:p>
          </table:table-cell>
          <table:table-cell table:formula="of:= COM.MICROSOFT.CONCAT(&quot;Cell &quot;; COM.MICROSOFT.CONCAT(ROW([.B389]) - 1; COM.MICROSOFT.CONCAT(&quot; - &quot;; COLUMN([.B389]))))" office:value-type="string" office:string-value="Cell 388 - 2" calcext:value-type="string">
            <text:p>Cell 388 - 2</text:p>
          </table:table-cell>
        </table:table-row>
        <table:table-row table:style-name="ro1">
          <table:table-cell table:formula="of:= COM.MICROSOFT.CONCAT(&quot;Cell &quot;; COM.MICROSOFT.CONCAT(ROW([.A390]) - 1; COM.MICROSOFT.CONCAT(&quot; - &quot;; COLUMN([.A390]))))" office:value-type="string" office:string-value="Cell 389 - 1" calcext:value-type="string">
            <text:p>Cell 389 - 1</text:p>
          </table:table-cell>
          <table:table-cell table:formula="of:= COM.MICROSOFT.CONCAT(&quot;Cell &quot;; COM.MICROSOFT.CONCAT(ROW([.B390]) - 1; COM.MICROSOFT.CONCAT(&quot; - &quot;; COLUMN([.B390]))))" office:value-type="string" office:string-value="Cell 389 - 2" calcext:value-type="string">
            <text:p>Cell 389 - 2</text:p>
          </table:table-cell>
        </table:table-row>
        <table:table-row table:style-name="ro1">
          <table:table-cell table:formula="of:= COM.MICROSOFT.CONCAT(&quot;Cell &quot;; COM.MICROSOFT.CONCAT(ROW([.A391]) - 1; COM.MICROSOFT.CONCAT(&quot; - &quot;; COLUMN([.A391]))))" office:value-type="string" office:string-value="Cell 390 - 1" calcext:value-type="string">
            <text:p>Cell 390 - 1</text:p>
          </table:table-cell>
          <table:table-cell table:formula="of:= COM.MICROSOFT.CONCAT(&quot;Cell &quot;; COM.MICROSOFT.CONCAT(ROW([.B391]) - 1; COM.MICROSOFT.CONCAT(&quot; - &quot;; COLUMN([.B391]))))" office:value-type="string" office:string-value="Cell 390 - 2" calcext:value-type="string">
            <text:p>Cell 390 - 2</text:p>
          </table:table-cell>
        </table:table-row>
        <table:table-row table:style-name="ro1">
          <table:table-cell table:formula="of:= COM.MICROSOFT.CONCAT(&quot;Cell &quot;; COM.MICROSOFT.CONCAT(ROW([.A392]) - 1; COM.MICROSOFT.CONCAT(&quot; - &quot;; COLUMN([.A392]))))" office:value-type="string" office:string-value="Cell 391 - 1" calcext:value-type="string">
            <text:p>Cell 391 - 1</text:p>
          </table:table-cell>
          <table:table-cell table:formula="of:= COM.MICROSOFT.CONCAT(&quot;Cell &quot;; COM.MICROSOFT.CONCAT(ROW([.B392]) - 1; COM.MICROSOFT.CONCAT(&quot; - &quot;; COLUMN([.B392]))))" office:value-type="string" office:string-value="Cell 391 - 2" calcext:value-type="string">
            <text:p>Cell 391 - 2</text:p>
          </table:table-cell>
        </table:table-row>
        <table:table-row table:style-name="ro1">
          <table:table-cell table:formula="of:= COM.MICROSOFT.CONCAT(&quot;Cell &quot;; COM.MICROSOFT.CONCAT(ROW([.A393]) - 1; COM.MICROSOFT.CONCAT(&quot; - &quot;; COLUMN([.A393]))))" office:value-type="string" office:string-value="Cell 392 - 1" calcext:value-type="string">
            <text:p>Cell 392 - 1</text:p>
          </table:table-cell>
          <table:table-cell table:formula="of:= COM.MICROSOFT.CONCAT(&quot;Cell &quot;; COM.MICROSOFT.CONCAT(ROW([.B393]) - 1; COM.MICROSOFT.CONCAT(&quot; - &quot;; COLUMN([.B393]))))" office:value-type="string" office:string-value="Cell 392 - 2" calcext:value-type="string">
            <text:p>Cell 392 - 2</text:p>
          </table:table-cell>
        </table:table-row>
        <table:table-row table:style-name="ro1">
          <table:table-cell table:formula="of:= COM.MICROSOFT.CONCAT(&quot;Cell &quot;; COM.MICROSOFT.CONCAT(ROW([.A394]) - 1; COM.MICROSOFT.CONCAT(&quot; - &quot;; COLUMN([.A394]))))" office:value-type="string" office:string-value="Cell 393 - 1" calcext:value-type="string">
            <text:p>Cell 393 - 1</text:p>
          </table:table-cell>
          <table:table-cell table:formula="of:= COM.MICROSOFT.CONCAT(&quot;Cell &quot;; COM.MICROSOFT.CONCAT(ROW([.B394]) - 1; COM.MICROSOFT.CONCAT(&quot; - &quot;; COLUMN([.B394]))))" office:value-type="string" office:string-value="Cell 393 - 2" calcext:value-type="string">
            <text:p>Cell 393 - 2</text:p>
          </table:table-cell>
        </table:table-row>
        <table:table-row table:style-name="ro1">
          <table:table-cell table:formula="of:= COM.MICROSOFT.CONCAT(&quot;Cell &quot;; COM.MICROSOFT.CONCAT(ROW([.A395]) - 1; COM.MICROSOFT.CONCAT(&quot; - &quot;; COLUMN([.A395]))))" office:value-type="string" office:string-value="Cell 394 - 1" calcext:value-type="string">
            <text:p>Cell 394 - 1</text:p>
          </table:table-cell>
          <table:table-cell table:formula="of:= COM.MICROSOFT.CONCAT(&quot;Cell &quot;; COM.MICROSOFT.CONCAT(ROW([.B395]) - 1; COM.MICROSOFT.CONCAT(&quot; - &quot;; COLUMN([.B395]))))" office:value-type="string" office:string-value="Cell 394 - 2" calcext:value-type="string">
            <text:p>Cell 394 - 2</text:p>
          </table:table-cell>
        </table:table-row>
        <table:table-row table:style-name="ro1">
          <table:table-cell table:formula="of:= COM.MICROSOFT.CONCAT(&quot;Cell &quot;; COM.MICROSOFT.CONCAT(ROW([.A396]) - 1; COM.MICROSOFT.CONCAT(&quot; - &quot;; COLUMN([.A396]))))" office:value-type="string" office:string-value="Cell 395 - 1" calcext:value-type="string">
            <text:p>Cell 395 - 1</text:p>
          </table:table-cell>
          <table:table-cell table:formula="of:= COM.MICROSOFT.CONCAT(&quot;Cell &quot;; COM.MICROSOFT.CONCAT(ROW([.B396]) - 1; COM.MICROSOFT.CONCAT(&quot; - &quot;; COLUMN([.B396]))))" office:value-type="string" office:string-value="Cell 395 - 2" calcext:value-type="string">
            <text:p>Cell 395 - 2</text:p>
          </table:table-cell>
        </table:table-row>
        <table:table-row table:style-name="ro1">
          <table:table-cell table:formula="of:= COM.MICROSOFT.CONCAT(&quot;Cell &quot;; COM.MICROSOFT.CONCAT(ROW([.A397]) - 1; COM.MICROSOFT.CONCAT(&quot; - &quot;; COLUMN([.A397]))))" office:value-type="string" office:string-value="Cell 396 - 1" calcext:value-type="string">
            <text:p>Cell 396 - 1</text:p>
          </table:table-cell>
          <table:table-cell table:formula="of:= COM.MICROSOFT.CONCAT(&quot;Cell &quot;; COM.MICROSOFT.CONCAT(ROW([.B397]) - 1; COM.MICROSOFT.CONCAT(&quot; - &quot;; COLUMN([.B397]))))" office:value-type="string" office:string-value="Cell 396 - 2" calcext:value-type="string">
            <text:p>Cell 396 - 2</text:p>
          </table:table-cell>
        </table:table-row>
        <table:table-row table:style-name="ro1">
          <table:table-cell table:formula="of:= COM.MICROSOFT.CONCAT(&quot;Cell &quot;; COM.MICROSOFT.CONCAT(ROW([.A398]) - 1; COM.MICROSOFT.CONCAT(&quot; - &quot;; COLUMN([.A398]))))" office:value-type="string" office:string-value="Cell 397 - 1" calcext:value-type="string">
            <text:p>Cell 397 - 1</text:p>
          </table:table-cell>
          <table:table-cell table:formula="of:= COM.MICROSOFT.CONCAT(&quot;Cell &quot;; COM.MICROSOFT.CONCAT(ROW([.B398]) - 1; COM.MICROSOFT.CONCAT(&quot; - &quot;; COLUMN([.B398]))))" office:value-type="string" office:string-value="Cell 397 - 2" calcext:value-type="string">
            <text:p>Cell 397 - 2</text:p>
          </table:table-cell>
        </table:table-row>
        <table:table-row table:style-name="ro1">
          <table:table-cell table:formula="of:= COM.MICROSOFT.CONCAT(&quot;Cell &quot;; COM.MICROSOFT.CONCAT(ROW([.A399]) - 1; COM.MICROSOFT.CONCAT(&quot; - &quot;; COLUMN([.A399]))))" office:value-type="string" office:string-value="Cell 398 - 1" calcext:value-type="string">
            <text:p>Cell 398 - 1</text:p>
          </table:table-cell>
          <table:table-cell table:formula="of:= COM.MICROSOFT.CONCAT(&quot;Cell &quot;; COM.MICROSOFT.CONCAT(ROW([.B399]) - 1; COM.MICROSOFT.CONCAT(&quot; - &quot;; COLUMN([.B399]))))" office:value-type="string" office:string-value="Cell 398 - 2" calcext:value-type="string">
            <text:p>Cell 398 - 2</text:p>
          </table:table-cell>
        </table:table-row>
        <table:table-row table:style-name="ro1">
          <table:table-cell table:formula="of:= COM.MICROSOFT.CONCAT(&quot;Cell &quot;; COM.MICROSOFT.CONCAT(ROW([.A400]) - 1; COM.MICROSOFT.CONCAT(&quot; - &quot;; COLUMN([.A400]))))" office:value-type="string" office:string-value="Cell 399 - 1" calcext:value-type="string">
            <text:p>Cell 399 - 1</text:p>
          </table:table-cell>
          <table:table-cell table:formula="of:= COM.MICROSOFT.CONCAT(&quot;Cell &quot;; COM.MICROSOFT.CONCAT(ROW([.B400]) - 1; COM.MICROSOFT.CONCAT(&quot; - &quot;; COLUMN([.B400]))))" office:value-type="string" office:string-value="Cell 399 - 2" calcext:value-type="string">
            <text:p>Cell 399 - 2</text:p>
          </table:table-cell>
        </table:table-row>
        <table:table-row table:style-name="ro1">
          <table:table-cell table:formula="of:= COM.MICROSOFT.CONCAT(&quot;Cell &quot;; COM.MICROSOFT.CONCAT(ROW([.A401]) - 1; COM.MICROSOFT.CONCAT(&quot; - &quot;; COLUMN([.A401]))))" office:value-type="string" office:string-value="Cell 400 - 1" calcext:value-type="string">
            <text:p>Cell 400 - 1</text:p>
          </table:table-cell>
          <table:table-cell table:formula="of:= COM.MICROSOFT.CONCAT(&quot;Cell &quot;; COM.MICROSOFT.CONCAT(ROW([.B401]) - 1; COM.MICROSOFT.CONCAT(&quot; - &quot;; COLUMN([.B401]))))" office:value-type="string" office:string-value="Cell 400 - 2" calcext:value-type="string">
            <text:p>Cell 400 - 2</text:p>
          </table:table-cell>
        </table:table-row>
        <table:table-row table:style-name="ro1">
          <table:table-cell table:formula="of:= COM.MICROSOFT.CONCAT(&quot;Cell &quot;; COM.MICROSOFT.CONCAT(ROW([.A402]) - 1; COM.MICROSOFT.CONCAT(&quot; - &quot;; COLUMN([.A402]))))" office:value-type="string" office:string-value="Cell 401 - 1" calcext:value-type="string">
            <text:p>Cell 401 - 1</text:p>
          </table:table-cell>
          <table:table-cell table:formula="of:= COM.MICROSOFT.CONCAT(&quot;Cell &quot;; COM.MICROSOFT.CONCAT(ROW([.B402]) - 1; COM.MICROSOFT.CONCAT(&quot; - &quot;; COLUMN([.B402]))))" office:value-type="string" office:string-value="Cell 401 - 2" calcext:value-type="string">
            <text:p>Cell 401 - 2</text:p>
          </table:table-cell>
        </table:table-row>
        <table:table-row table:style-name="ro1">
          <table:table-cell table:formula="of:= COM.MICROSOFT.CONCAT(&quot;Cell &quot;; COM.MICROSOFT.CONCAT(ROW([.A403]) - 1; COM.MICROSOFT.CONCAT(&quot; - &quot;; COLUMN([.A403]))))" office:value-type="string" office:string-value="Cell 402 - 1" calcext:value-type="string">
            <text:p>Cell 402 - 1</text:p>
          </table:table-cell>
          <table:table-cell table:formula="of:= COM.MICROSOFT.CONCAT(&quot;Cell &quot;; COM.MICROSOFT.CONCAT(ROW([.B403]) - 1; COM.MICROSOFT.CONCAT(&quot; - &quot;; COLUMN([.B403]))))" office:value-type="string" office:string-value="Cell 402 - 2" calcext:value-type="string">
            <text:p>Cell 402 - 2</text:p>
          </table:table-cell>
        </table:table-row>
        <table:table-row table:style-name="ro1">
          <table:table-cell table:formula="of:= COM.MICROSOFT.CONCAT(&quot;Cell &quot;; COM.MICROSOFT.CONCAT(ROW([.A404]) - 1; COM.MICROSOFT.CONCAT(&quot; - &quot;; COLUMN([.A404]))))" office:value-type="string" office:string-value="Cell 403 - 1" calcext:value-type="string">
            <text:p>Cell 403 - 1</text:p>
          </table:table-cell>
          <table:table-cell table:formula="of:= COM.MICROSOFT.CONCAT(&quot;Cell &quot;; COM.MICROSOFT.CONCAT(ROW([.B404]) - 1; COM.MICROSOFT.CONCAT(&quot; - &quot;; COLUMN([.B404]))))" office:value-type="string" office:string-value="Cell 403 - 2" calcext:value-type="string">
            <text:p>Cell 403 - 2</text:p>
          </table:table-cell>
        </table:table-row>
        <table:table-row table:style-name="ro1">
          <table:table-cell table:formula="of:= COM.MICROSOFT.CONCAT(&quot;Cell &quot;; COM.MICROSOFT.CONCAT(ROW([.A405]) - 1; COM.MICROSOFT.CONCAT(&quot; - &quot;; COLUMN([.A405]))))" office:value-type="string" office:string-value="Cell 404 - 1" calcext:value-type="string">
            <text:p>Cell 404 - 1</text:p>
          </table:table-cell>
          <table:table-cell table:formula="of:= COM.MICROSOFT.CONCAT(&quot;Cell &quot;; COM.MICROSOFT.CONCAT(ROW([.B405]) - 1; COM.MICROSOFT.CONCAT(&quot; - &quot;; COLUMN([.B405]))))" office:value-type="string" office:string-value="Cell 404 - 2" calcext:value-type="string">
            <text:p>Cell 404 - 2</text:p>
          </table:table-cell>
        </table:table-row>
        <table:table-row table:style-name="ro1">
          <table:table-cell table:formula="of:= COM.MICROSOFT.CONCAT(&quot;Cell &quot;; COM.MICROSOFT.CONCAT(ROW([.A406]) - 1; COM.MICROSOFT.CONCAT(&quot; - &quot;; COLUMN([.A406]))))" office:value-type="string" office:string-value="Cell 405 - 1" calcext:value-type="string">
            <text:p>Cell 405 - 1</text:p>
          </table:table-cell>
          <table:table-cell table:formula="of:= COM.MICROSOFT.CONCAT(&quot;Cell &quot;; COM.MICROSOFT.CONCAT(ROW([.B406]) - 1; COM.MICROSOFT.CONCAT(&quot; - &quot;; COLUMN([.B406]))))" office:value-type="string" office:string-value="Cell 405 - 2" calcext:value-type="string">
            <text:p>Cell 405 - 2</text:p>
          </table:table-cell>
        </table:table-row>
        <table:table-row table:style-name="ro1">
          <table:table-cell table:formula="of:= COM.MICROSOFT.CONCAT(&quot;Cell &quot;; COM.MICROSOFT.CONCAT(ROW([.A407]) - 1; COM.MICROSOFT.CONCAT(&quot; - &quot;; COLUMN([.A407]))))" office:value-type="string" office:string-value="Cell 406 - 1" calcext:value-type="string">
            <text:p>Cell 406 - 1</text:p>
          </table:table-cell>
          <table:table-cell table:formula="of:= COM.MICROSOFT.CONCAT(&quot;Cell &quot;; COM.MICROSOFT.CONCAT(ROW([.B407]) - 1; COM.MICROSOFT.CONCAT(&quot; - &quot;; COLUMN([.B407]))))" office:value-type="string" office:string-value="Cell 406 - 2" calcext:value-type="string">
            <text:p>Cell 406 - 2</text:p>
          </table:table-cell>
        </table:table-row>
        <table:table-row table:style-name="ro1">
          <table:table-cell table:formula="of:= COM.MICROSOFT.CONCAT(&quot;Cell &quot;; COM.MICROSOFT.CONCAT(ROW([.A408]) - 1; COM.MICROSOFT.CONCAT(&quot; - &quot;; COLUMN([.A408]))))" office:value-type="string" office:string-value="Cell 407 - 1" calcext:value-type="string">
            <text:p>Cell 407 - 1</text:p>
          </table:table-cell>
          <table:table-cell table:formula="of:= COM.MICROSOFT.CONCAT(&quot;Cell &quot;; COM.MICROSOFT.CONCAT(ROW([.B408]) - 1; COM.MICROSOFT.CONCAT(&quot; - &quot;; COLUMN([.B408]))))" office:value-type="string" office:string-value="Cell 407 - 2" calcext:value-type="string">
            <text:p>Cell 407 - 2</text:p>
          </table:table-cell>
        </table:table-row>
        <table:table-row table:style-name="ro1">
          <table:table-cell table:formula="of:= COM.MICROSOFT.CONCAT(&quot;Cell &quot;; COM.MICROSOFT.CONCAT(ROW([.A409]) - 1; COM.MICROSOFT.CONCAT(&quot; - &quot;; COLUMN([.A409]))))" office:value-type="string" office:string-value="Cell 408 - 1" calcext:value-type="string">
            <text:p>Cell 408 - 1</text:p>
          </table:table-cell>
          <table:table-cell table:formula="of:= COM.MICROSOFT.CONCAT(&quot;Cell &quot;; COM.MICROSOFT.CONCAT(ROW([.B409]) - 1; COM.MICROSOFT.CONCAT(&quot; - &quot;; COLUMN([.B409]))))" office:value-type="string" office:string-value="Cell 408 - 2" calcext:value-type="string">
            <text:p>Cell 408 - 2</text:p>
          </table:table-cell>
        </table:table-row>
        <table:table-row table:style-name="ro1">
          <table:table-cell table:formula="of:= COM.MICROSOFT.CONCAT(&quot;Cell &quot;; COM.MICROSOFT.CONCAT(ROW([.A410]) - 1; COM.MICROSOFT.CONCAT(&quot; - &quot;; COLUMN([.A410]))))" office:value-type="string" office:string-value="Cell 409 - 1" calcext:value-type="string">
            <text:p>Cell 409 - 1</text:p>
          </table:table-cell>
          <table:table-cell table:formula="of:= COM.MICROSOFT.CONCAT(&quot;Cell &quot;; COM.MICROSOFT.CONCAT(ROW([.B410]) - 1; COM.MICROSOFT.CONCAT(&quot; - &quot;; COLUMN([.B410]))))" office:value-type="string" office:string-value="Cell 409 - 2" calcext:value-type="string">
            <text:p>Cell 409 - 2</text:p>
          </table:table-cell>
        </table:table-row>
        <table:table-row table:style-name="ro1">
          <table:table-cell table:formula="of:= COM.MICROSOFT.CONCAT(&quot;Cell &quot;; COM.MICROSOFT.CONCAT(ROW([.A411]) - 1; COM.MICROSOFT.CONCAT(&quot; - &quot;; COLUMN([.A411]))))" office:value-type="string" office:string-value="Cell 410 - 1" calcext:value-type="string">
            <text:p>Cell 410 - 1</text:p>
          </table:table-cell>
          <table:table-cell table:formula="of:= COM.MICROSOFT.CONCAT(&quot;Cell &quot;; COM.MICROSOFT.CONCAT(ROW([.B411]) - 1; COM.MICROSOFT.CONCAT(&quot; - &quot;; COLUMN([.B411]))))" office:value-type="string" office:string-value="Cell 410 - 2" calcext:value-type="string">
            <text:p>Cell 410 - 2</text:p>
          </table:table-cell>
        </table:table-row>
        <table:table-row table:style-name="ro1">
          <table:table-cell table:formula="of:= COM.MICROSOFT.CONCAT(&quot;Cell &quot;; COM.MICROSOFT.CONCAT(ROW([.A412]) - 1; COM.MICROSOFT.CONCAT(&quot; - &quot;; COLUMN([.A412]))))" office:value-type="string" office:string-value="Cell 411 - 1" calcext:value-type="string">
            <text:p>Cell 411 - 1</text:p>
          </table:table-cell>
          <table:table-cell table:formula="of:= COM.MICROSOFT.CONCAT(&quot;Cell &quot;; COM.MICROSOFT.CONCAT(ROW([.B412]) - 1; COM.MICROSOFT.CONCAT(&quot; - &quot;; COLUMN([.B412]))))" office:value-type="string" office:string-value="Cell 411 - 2" calcext:value-type="string">
            <text:p>Cell 411 - 2</text:p>
          </table:table-cell>
        </table:table-row>
        <table:table-row table:style-name="ro1">
          <table:table-cell table:formula="of:= COM.MICROSOFT.CONCAT(&quot;Cell &quot;; COM.MICROSOFT.CONCAT(ROW([.A413]) - 1; COM.MICROSOFT.CONCAT(&quot; - &quot;; COLUMN([.A413]))))" office:value-type="string" office:string-value="Cell 412 - 1" calcext:value-type="string">
            <text:p>Cell 412 - 1</text:p>
          </table:table-cell>
          <table:table-cell table:formula="of:= COM.MICROSOFT.CONCAT(&quot;Cell &quot;; COM.MICROSOFT.CONCAT(ROW([.B413]) - 1; COM.MICROSOFT.CONCAT(&quot; - &quot;; COLUMN([.B413]))))" office:value-type="string" office:string-value="Cell 412 - 2" calcext:value-type="string">
            <text:p>Cell 412 - 2</text:p>
          </table:table-cell>
        </table:table-row>
        <table:table-row table:style-name="ro1">
          <table:table-cell table:formula="of:= COM.MICROSOFT.CONCAT(&quot;Cell &quot;; COM.MICROSOFT.CONCAT(ROW([.A414]) - 1; COM.MICROSOFT.CONCAT(&quot; - &quot;; COLUMN([.A414]))))" office:value-type="string" office:string-value="Cell 413 - 1" calcext:value-type="string">
            <text:p>Cell 413 - 1</text:p>
          </table:table-cell>
          <table:table-cell table:formula="of:= COM.MICROSOFT.CONCAT(&quot;Cell &quot;; COM.MICROSOFT.CONCAT(ROW([.B414]) - 1; COM.MICROSOFT.CONCAT(&quot; - &quot;; COLUMN([.B414]))))" office:value-type="string" office:string-value="Cell 413 - 2" calcext:value-type="string">
            <text:p>Cell 413 - 2</text:p>
          </table:table-cell>
        </table:table-row>
        <table:table-row table:style-name="ro1">
          <table:table-cell table:formula="of:= COM.MICROSOFT.CONCAT(&quot;Cell &quot;; COM.MICROSOFT.CONCAT(ROW([.A415]) - 1; COM.MICROSOFT.CONCAT(&quot; - &quot;; COLUMN([.A415]))))" office:value-type="string" office:string-value="Cell 414 - 1" calcext:value-type="string">
            <text:p>Cell 414 - 1</text:p>
          </table:table-cell>
          <table:table-cell table:formula="of:= COM.MICROSOFT.CONCAT(&quot;Cell &quot;; COM.MICROSOFT.CONCAT(ROW([.B415]) - 1; COM.MICROSOFT.CONCAT(&quot; - &quot;; COLUMN([.B415]))))" office:value-type="string" office:string-value="Cell 414 - 2" calcext:value-type="string">
            <text:p>Cell 414 - 2</text:p>
          </table:table-cell>
        </table:table-row>
        <table:table-row table:style-name="ro1">
          <table:table-cell table:formula="of:= COM.MICROSOFT.CONCAT(&quot;Cell &quot;; COM.MICROSOFT.CONCAT(ROW([.A416]) - 1; COM.MICROSOFT.CONCAT(&quot; - &quot;; COLUMN([.A416]))))" office:value-type="string" office:string-value="Cell 415 - 1" calcext:value-type="string">
            <text:p>Cell 415 - 1</text:p>
          </table:table-cell>
          <table:table-cell table:formula="of:= COM.MICROSOFT.CONCAT(&quot;Cell &quot;; COM.MICROSOFT.CONCAT(ROW([.B416]) - 1; COM.MICROSOFT.CONCAT(&quot; - &quot;; COLUMN([.B416]))))" office:value-type="string" office:string-value="Cell 415 - 2" calcext:value-type="string">
            <text:p>Cell 415 - 2</text:p>
          </table:table-cell>
        </table:table-row>
        <table:table-row table:style-name="ro1">
          <table:table-cell table:formula="of:= COM.MICROSOFT.CONCAT(&quot;Cell &quot;; COM.MICROSOFT.CONCAT(ROW([.A417]) - 1; COM.MICROSOFT.CONCAT(&quot; - &quot;; COLUMN([.A417]))))" office:value-type="string" office:string-value="Cell 416 - 1" calcext:value-type="string">
            <text:p>Cell 416 - 1</text:p>
          </table:table-cell>
          <table:table-cell table:formula="of:= COM.MICROSOFT.CONCAT(&quot;Cell &quot;; COM.MICROSOFT.CONCAT(ROW([.B417]) - 1; COM.MICROSOFT.CONCAT(&quot; - &quot;; COLUMN([.B417]))))" office:value-type="string" office:string-value="Cell 416 - 2" calcext:value-type="string">
            <text:p>Cell 416 - 2</text:p>
          </table:table-cell>
        </table:table-row>
        <table:table-row table:style-name="ro1">
          <table:table-cell table:formula="of:= COM.MICROSOFT.CONCAT(&quot;Cell &quot;; COM.MICROSOFT.CONCAT(ROW([.A418]) - 1; COM.MICROSOFT.CONCAT(&quot; - &quot;; COLUMN([.A418]))))" office:value-type="string" office:string-value="Cell 417 - 1" calcext:value-type="string">
            <text:p>Cell 417 - 1</text:p>
          </table:table-cell>
          <table:table-cell table:formula="of:= COM.MICROSOFT.CONCAT(&quot;Cell &quot;; COM.MICROSOFT.CONCAT(ROW([.B418]) - 1; COM.MICROSOFT.CONCAT(&quot; - &quot;; COLUMN([.B418]))))" office:value-type="string" office:string-value="Cell 417 - 2" calcext:value-type="string">
            <text:p>Cell 417 - 2</text:p>
          </table:table-cell>
        </table:table-row>
        <table:table-row table:style-name="ro1">
          <table:table-cell table:formula="of:= COM.MICROSOFT.CONCAT(&quot;Cell &quot;; COM.MICROSOFT.CONCAT(ROW([.A419]) - 1; COM.MICROSOFT.CONCAT(&quot; - &quot;; COLUMN([.A419]))))" office:value-type="string" office:string-value="Cell 418 - 1" calcext:value-type="string">
            <text:p>Cell 418 - 1</text:p>
          </table:table-cell>
          <table:table-cell table:formula="of:= COM.MICROSOFT.CONCAT(&quot;Cell &quot;; COM.MICROSOFT.CONCAT(ROW([.B419]) - 1; COM.MICROSOFT.CONCAT(&quot; - &quot;; COLUMN([.B419]))))" office:value-type="string" office:string-value="Cell 418 - 2" calcext:value-type="string">
            <text:p>Cell 418 - 2</text:p>
          </table:table-cell>
        </table:table-row>
        <table:table-row table:style-name="ro1">
          <table:table-cell table:formula="of:= COM.MICROSOFT.CONCAT(&quot;Cell &quot;; COM.MICROSOFT.CONCAT(ROW([.A420]) - 1; COM.MICROSOFT.CONCAT(&quot; - &quot;; COLUMN([.A420]))))" office:value-type="string" office:string-value="Cell 419 - 1" calcext:value-type="string">
            <text:p>Cell 419 - 1</text:p>
          </table:table-cell>
          <table:table-cell table:formula="of:= COM.MICROSOFT.CONCAT(&quot;Cell &quot;; COM.MICROSOFT.CONCAT(ROW([.B420]) - 1; COM.MICROSOFT.CONCAT(&quot; - &quot;; COLUMN([.B420]))))" office:value-type="string" office:string-value="Cell 419 - 2" calcext:value-type="string">
            <text:p>Cell 419 - 2</text:p>
          </table:table-cell>
        </table:table-row>
        <table:table-row table:style-name="ro1">
          <table:table-cell table:formula="of:= COM.MICROSOFT.CONCAT(&quot;Cell &quot;; COM.MICROSOFT.CONCAT(ROW([.A421]) - 1; COM.MICROSOFT.CONCAT(&quot; - &quot;; COLUMN([.A421]))))" office:value-type="string" office:string-value="Cell 420 - 1" calcext:value-type="string">
            <text:p>Cell 420 - 1</text:p>
          </table:table-cell>
          <table:table-cell table:formula="of:= COM.MICROSOFT.CONCAT(&quot;Cell &quot;; COM.MICROSOFT.CONCAT(ROW([.B421]) - 1; COM.MICROSOFT.CONCAT(&quot; - &quot;; COLUMN([.B421]))))" office:value-type="string" office:string-value="Cell 420 - 2" calcext:value-type="string">
            <text:p>Cell 420 - 2</text:p>
          </table:table-cell>
        </table:table-row>
        <table:table-row table:style-name="ro1">
          <table:table-cell table:formula="of:= COM.MICROSOFT.CONCAT(&quot;Cell &quot;; COM.MICROSOFT.CONCAT(ROW([.A422]) - 1; COM.MICROSOFT.CONCAT(&quot; - &quot;; COLUMN([.A422]))))" office:value-type="string" office:string-value="Cell 421 - 1" calcext:value-type="string">
            <text:p>Cell 421 - 1</text:p>
          </table:table-cell>
          <table:table-cell table:formula="of:= COM.MICROSOFT.CONCAT(&quot;Cell &quot;; COM.MICROSOFT.CONCAT(ROW([.B422]) - 1; COM.MICROSOFT.CONCAT(&quot; - &quot;; COLUMN([.B422]))))" office:value-type="string" office:string-value="Cell 421 - 2" calcext:value-type="string">
            <text:p>Cell 421 - 2</text:p>
          </table:table-cell>
        </table:table-row>
        <table:table-row table:style-name="ro1">
          <table:table-cell table:formula="of:= COM.MICROSOFT.CONCAT(&quot;Cell &quot;; COM.MICROSOFT.CONCAT(ROW([.A423]) - 1; COM.MICROSOFT.CONCAT(&quot; - &quot;; COLUMN([.A423]))))" office:value-type="string" office:string-value="Cell 422 - 1" calcext:value-type="string">
            <text:p>Cell 422 - 1</text:p>
          </table:table-cell>
          <table:table-cell table:formula="of:= COM.MICROSOFT.CONCAT(&quot;Cell &quot;; COM.MICROSOFT.CONCAT(ROW([.B423]) - 1; COM.MICROSOFT.CONCAT(&quot; - &quot;; COLUMN([.B423]))))" office:value-type="string" office:string-value="Cell 422 - 2" calcext:value-type="string">
            <text:p>Cell 422 - 2</text:p>
          </table:table-cell>
        </table:table-row>
        <table:table-row table:style-name="ro1">
          <table:table-cell table:formula="of:= COM.MICROSOFT.CONCAT(&quot;Cell &quot;; COM.MICROSOFT.CONCAT(ROW([.A424]) - 1; COM.MICROSOFT.CONCAT(&quot; - &quot;; COLUMN([.A424]))))" office:value-type="string" office:string-value="Cell 423 - 1" calcext:value-type="string">
            <text:p>Cell 423 - 1</text:p>
          </table:table-cell>
          <table:table-cell table:formula="of:= COM.MICROSOFT.CONCAT(&quot;Cell &quot;; COM.MICROSOFT.CONCAT(ROW([.B424]) - 1; COM.MICROSOFT.CONCAT(&quot; - &quot;; COLUMN([.B424]))))" office:value-type="string" office:string-value="Cell 423 - 2" calcext:value-type="string">
            <text:p>Cell 423 - 2</text:p>
          </table:table-cell>
        </table:table-row>
        <table:table-row table:style-name="ro1">
          <table:table-cell table:formula="of:= COM.MICROSOFT.CONCAT(&quot;Cell &quot;; COM.MICROSOFT.CONCAT(ROW([.A425]) - 1; COM.MICROSOFT.CONCAT(&quot; - &quot;; COLUMN([.A425]))))" office:value-type="string" office:string-value="Cell 424 - 1" calcext:value-type="string">
            <text:p>Cell 424 - 1</text:p>
          </table:table-cell>
          <table:table-cell table:formula="of:= COM.MICROSOFT.CONCAT(&quot;Cell &quot;; COM.MICROSOFT.CONCAT(ROW([.B425]) - 1; COM.MICROSOFT.CONCAT(&quot; - &quot;; COLUMN([.B425]))))" office:value-type="string" office:string-value="Cell 424 - 2" calcext:value-type="string">
            <text:p>Cell 424 - 2</text:p>
          </table:table-cell>
        </table:table-row>
        <table:table-row table:style-name="ro1">
          <table:table-cell table:formula="of:= COM.MICROSOFT.CONCAT(&quot;Cell &quot;; COM.MICROSOFT.CONCAT(ROW([.A426]) - 1; COM.MICROSOFT.CONCAT(&quot; - &quot;; COLUMN([.A426]))))" office:value-type="string" office:string-value="Cell 425 - 1" calcext:value-type="string">
            <text:p>Cell 425 - 1</text:p>
          </table:table-cell>
          <table:table-cell table:formula="of:= COM.MICROSOFT.CONCAT(&quot;Cell &quot;; COM.MICROSOFT.CONCAT(ROW([.B426]) - 1; COM.MICROSOFT.CONCAT(&quot; - &quot;; COLUMN([.B426]))))" office:value-type="string" office:string-value="Cell 425 - 2" calcext:value-type="string">
            <text:p>Cell 425 - 2</text:p>
          </table:table-cell>
        </table:table-row>
        <table:table-row table:style-name="ro1">
          <table:table-cell table:formula="of:= COM.MICROSOFT.CONCAT(&quot;Cell &quot;; COM.MICROSOFT.CONCAT(ROW([.A427]) - 1; COM.MICROSOFT.CONCAT(&quot; - &quot;; COLUMN([.A427]))))" office:value-type="string" office:string-value="Cell 426 - 1" calcext:value-type="string">
            <text:p>Cell 426 - 1</text:p>
          </table:table-cell>
          <table:table-cell table:formula="of:= COM.MICROSOFT.CONCAT(&quot;Cell &quot;; COM.MICROSOFT.CONCAT(ROW([.B427]) - 1; COM.MICROSOFT.CONCAT(&quot; - &quot;; COLUMN([.B427]))))" office:value-type="string" office:string-value="Cell 426 - 2" calcext:value-type="string">
            <text:p>Cell 426 - 2</text:p>
          </table:table-cell>
        </table:table-row>
        <table:table-row table:style-name="ro1">
          <table:table-cell table:formula="of:= COM.MICROSOFT.CONCAT(&quot;Cell &quot;; COM.MICROSOFT.CONCAT(ROW([.A428]) - 1; COM.MICROSOFT.CONCAT(&quot; - &quot;; COLUMN([.A428]))))" office:value-type="string" office:string-value="Cell 427 - 1" calcext:value-type="string">
            <text:p>Cell 427 - 1</text:p>
          </table:table-cell>
          <table:table-cell table:formula="of:= COM.MICROSOFT.CONCAT(&quot;Cell &quot;; COM.MICROSOFT.CONCAT(ROW([.B428]) - 1; COM.MICROSOFT.CONCAT(&quot; - &quot;; COLUMN([.B428]))))" office:value-type="string" office:string-value="Cell 427 - 2" calcext:value-type="string">
            <text:p>Cell 427 - 2</text:p>
          </table:table-cell>
        </table:table-row>
        <table:table-row table:style-name="ro1">
          <table:table-cell table:formula="of:= COM.MICROSOFT.CONCAT(&quot;Cell &quot;; COM.MICROSOFT.CONCAT(ROW([.A429]) - 1; COM.MICROSOFT.CONCAT(&quot; - &quot;; COLUMN([.A429]))))" office:value-type="string" office:string-value="Cell 428 - 1" calcext:value-type="string">
            <text:p>Cell 428 - 1</text:p>
          </table:table-cell>
          <table:table-cell table:formula="of:= COM.MICROSOFT.CONCAT(&quot;Cell &quot;; COM.MICROSOFT.CONCAT(ROW([.B429]) - 1; COM.MICROSOFT.CONCAT(&quot; - &quot;; COLUMN([.B429]))))" office:value-type="string" office:string-value="Cell 428 - 2" calcext:value-type="string">
            <text:p>Cell 428 - 2</text:p>
          </table:table-cell>
        </table:table-row>
        <table:table-row table:style-name="ro1">
          <table:table-cell table:formula="of:= COM.MICROSOFT.CONCAT(&quot;Cell &quot;; COM.MICROSOFT.CONCAT(ROW([.A430]) - 1; COM.MICROSOFT.CONCAT(&quot; - &quot;; COLUMN([.A430]))))" office:value-type="string" office:string-value="Cell 429 - 1" calcext:value-type="string">
            <text:p>Cell 429 - 1</text:p>
          </table:table-cell>
          <table:table-cell table:formula="of:= COM.MICROSOFT.CONCAT(&quot;Cell &quot;; COM.MICROSOFT.CONCAT(ROW([.B430]) - 1; COM.MICROSOFT.CONCAT(&quot; - &quot;; COLUMN([.B430]))))" office:value-type="string" office:string-value="Cell 429 - 2" calcext:value-type="string">
            <text:p>Cell 429 - 2</text:p>
          </table:table-cell>
        </table:table-row>
        <table:table-row table:style-name="ro1">
          <table:table-cell table:formula="of:= COM.MICROSOFT.CONCAT(&quot;Cell &quot;; COM.MICROSOFT.CONCAT(ROW([.A431]) - 1; COM.MICROSOFT.CONCAT(&quot; - &quot;; COLUMN([.A431]))))" office:value-type="string" office:string-value="Cell 430 - 1" calcext:value-type="string">
            <text:p>Cell 430 - 1</text:p>
          </table:table-cell>
          <table:table-cell table:formula="of:= COM.MICROSOFT.CONCAT(&quot;Cell &quot;; COM.MICROSOFT.CONCAT(ROW([.B431]) - 1; COM.MICROSOFT.CONCAT(&quot; - &quot;; COLUMN([.B431]))))" office:value-type="string" office:string-value="Cell 430 - 2" calcext:value-type="string">
            <text:p>Cell 430 - 2</text:p>
          </table:table-cell>
        </table:table-row>
        <table:table-row table:style-name="ro1">
          <table:table-cell table:formula="of:= COM.MICROSOFT.CONCAT(&quot;Cell &quot;; COM.MICROSOFT.CONCAT(ROW([.A432]) - 1; COM.MICROSOFT.CONCAT(&quot; - &quot;; COLUMN([.A432]))))" office:value-type="string" office:string-value="Cell 431 - 1" calcext:value-type="string">
            <text:p>Cell 431 - 1</text:p>
          </table:table-cell>
          <table:table-cell table:formula="of:= COM.MICROSOFT.CONCAT(&quot;Cell &quot;; COM.MICROSOFT.CONCAT(ROW([.B432]) - 1; COM.MICROSOFT.CONCAT(&quot; - &quot;; COLUMN([.B432]))))" office:value-type="string" office:string-value="Cell 431 - 2" calcext:value-type="string">
            <text:p>Cell 431 - 2</text:p>
          </table:table-cell>
        </table:table-row>
        <table:table-row table:style-name="ro1">
          <table:table-cell table:formula="of:= COM.MICROSOFT.CONCAT(&quot;Cell &quot;; COM.MICROSOFT.CONCAT(ROW([.A433]) - 1; COM.MICROSOFT.CONCAT(&quot; - &quot;; COLUMN([.A433]))))" office:value-type="string" office:string-value="Cell 432 - 1" calcext:value-type="string">
            <text:p>Cell 432 - 1</text:p>
          </table:table-cell>
          <table:table-cell table:formula="of:= COM.MICROSOFT.CONCAT(&quot;Cell &quot;; COM.MICROSOFT.CONCAT(ROW([.B433]) - 1; COM.MICROSOFT.CONCAT(&quot; - &quot;; COLUMN([.B433]))))" office:value-type="string" office:string-value="Cell 432 - 2" calcext:value-type="string">
            <text:p>Cell 432 - 2</text:p>
          </table:table-cell>
        </table:table-row>
        <table:table-row table:style-name="ro1">
          <table:table-cell table:formula="of:= COM.MICROSOFT.CONCAT(&quot;Cell &quot;; COM.MICROSOFT.CONCAT(ROW([.A434]) - 1; COM.MICROSOFT.CONCAT(&quot; - &quot;; COLUMN([.A434]))))" office:value-type="string" office:string-value="Cell 433 - 1" calcext:value-type="string">
            <text:p>Cell 433 - 1</text:p>
          </table:table-cell>
          <table:table-cell table:formula="of:= COM.MICROSOFT.CONCAT(&quot;Cell &quot;; COM.MICROSOFT.CONCAT(ROW([.B434]) - 1; COM.MICROSOFT.CONCAT(&quot; - &quot;; COLUMN([.B434]))))" office:value-type="string" office:string-value="Cell 433 - 2" calcext:value-type="string">
            <text:p>Cell 433 - 2</text:p>
          </table:table-cell>
        </table:table-row>
        <table:table-row table:style-name="ro1">
          <table:table-cell table:formula="of:= COM.MICROSOFT.CONCAT(&quot;Cell &quot;; COM.MICROSOFT.CONCAT(ROW([.A435]) - 1; COM.MICROSOFT.CONCAT(&quot; - &quot;; COLUMN([.A435]))))" office:value-type="string" office:string-value="Cell 434 - 1" calcext:value-type="string">
            <text:p>Cell 434 - 1</text:p>
          </table:table-cell>
          <table:table-cell table:formula="of:= COM.MICROSOFT.CONCAT(&quot;Cell &quot;; COM.MICROSOFT.CONCAT(ROW([.B435]) - 1; COM.MICROSOFT.CONCAT(&quot; - &quot;; COLUMN([.B435]))))" office:value-type="string" office:string-value="Cell 434 - 2" calcext:value-type="string">
            <text:p>Cell 434 - 2</text:p>
          </table:table-cell>
        </table:table-row>
        <table:table-row table:style-name="ro1">
          <table:table-cell table:formula="of:= COM.MICROSOFT.CONCAT(&quot;Cell &quot;; COM.MICROSOFT.CONCAT(ROW([.A436]) - 1; COM.MICROSOFT.CONCAT(&quot; - &quot;; COLUMN([.A436]))))" office:value-type="string" office:string-value="Cell 435 - 1" calcext:value-type="string">
            <text:p>Cell 435 - 1</text:p>
          </table:table-cell>
          <table:table-cell table:formula="of:= COM.MICROSOFT.CONCAT(&quot;Cell &quot;; COM.MICROSOFT.CONCAT(ROW([.B436]) - 1; COM.MICROSOFT.CONCAT(&quot; - &quot;; COLUMN([.B436]))))" office:value-type="string" office:string-value="Cell 435 - 2" calcext:value-type="string">
            <text:p>Cell 435 - 2</text:p>
          </table:table-cell>
        </table:table-row>
        <table:table-row table:style-name="ro1">
          <table:table-cell table:formula="of:= COM.MICROSOFT.CONCAT(&quot;Cell &quot;; COM.MICROSOFT.CONCAT(ROW([.A437]) - 1; COM.MICROSOFT.CONCAT(&quot; - &quot;; COLUMN([.A437]))))" office:value-type="string" office:string-value="Cell 436 - 1" calcext:value-type="string">
            <text:p>Cell 436 - 1</text:p>
          </table:table-cell>
          <table:table-cell table:formula="of:= COM.MICROSOFT.CONCAT(&quot;Cell &quot;; COM.MICROSOFT.CONCAT(ROW([.B437]) - 1; COM.MICROSOFT.CONCAT(&quot; - &quot;; COLUMN([.B437]))))" office:value-type="string" office:string-value="Cell 436 - 2" calcext:value-type="string">
            <text:p>Cell 436 - 2</text:p>
          </table:table-cell>
        </table:table-row>
        <table:table-row table:style-name="ro1">
          <table:table-cell table:formula="of:= COM.MICROSOFT.CONCAT(&quot;Cell &quot;; COM.MICROSOFT.CONCAT(ROW([.A438]) - 1; COM.MICROSOFT.CONCAT(&quot; - &quot;; COLUMN([.A438]))))" office:value-type="string" office:string-value="Cell 437 - 1" calcext:value-type="string">
            <text:p>Cell 437 - 1</text:p>
          </table:table-cell>
          <table:table-cell table:formula="of:= COM.MICROSOFT.CONCAT(&quot;Cell &quot;; COM.MICROSOFT.CONCAT(ROW([.B438]) - 1; COM.MICROSOFT.CONCAT(&quot; - &quot;; COLUMN([.B438]))))" office:value-type="string" office:string-value="Cell 437 - 2" calcext:value-type="string">
            <text:p>Cell 437 - 2</text:p>
          </table:table-cell>
        </table:table-row>
        <table:table-row table:style-name="ro1">
          <table:table-cell table:formula="of:= COM.MICROSOFT.CONCAT(&quot;Cell &quot;; COM.MICROSOFT.CONCAT(ROW([.A439]) - 1; COM.MICROSOFT.CONCAT(&quot; - &quot;; COLUMN([.A439]))))" office:value-type="string" office:string-value="Cell 438 - 1" calcext:value-type="string">
            <text:p>Cell 438 - 1</text:p>
          </table:table-cell>
          <table:table-cell table:formula="of:= COM.MICROSOFT.CONCAT(&quot;Cell &quot;; COM.MICROSOFT.CONCAT(ROW([.B439]) - 1; COM.MICROSOFT.CONCAT(&quot; - &quot;; COLUMN([.B439]))))" office:value-type="string" office:string-value="Cell 438 - 2" calcext:value-type="string">
            <text:p>Cell 438 - 2</text:p>
          </table:table-cell>
        </table:table-row>
        <table:table-row table:style-name="ro1">
          <table:table-cell table:formula="of:= COM.MICROSOFT.CONCAT(&quot;Cell &quot;; COM.MICROSOFT.CONCAT(ROW([.A440]) - 1; COM.MICROSOFT.CONCAT(&quot; - &quot;; COLUMN([.A440]))))" office:value-type="string" office:string-value="Cell 439 - 1" calcext:value-type="string">
            <text:p>Cell 439 - 1</text:p>
          </table:table-cell>
          <table:table-cell table:formula="of:= COM.MICROSOFT.CONCAT(&quot;Cell &quot;; COM.MICROSOFT.CONCAT(ROW([.B440]) - 1; COM.MICROSOFT.CONCAT(&quot; - &quot;; COLUMN([.B440]))))" office:value-type="string" office:string-value="Cell 439 - 2" calcext:value-type="string">
            <text:p>Cell 439 - 2</text:p>
          </table:table-cell>
        </table:table-row>
        <table:table-row table:style-name="ro1">
          <table:table-cell table:formula="of:= COM.MICROSOFT.CONCAT(&quot;Cell &quot;; COM.MICROSOFT.CONCAT(ROW([.A441]) - 1; COM.MICROSOFT.CONCAT(&quot; - &quot;; COLUMN([.A441]))))" office:value-type="string" office:string-value="Cell 440 - 1" calcext:value-type="string">
            <text:p>Cell 440 - 1</text:p>
          </table:table-cell>
          <table:table-cell table:formula="of:= COM.MICROSOFT.CONCAT(&quot;Cell &quot;; COM.MICROSOFT.CONCAT(ROW([.B441]) - 1; COM.MICROSOFT.CONCAT(&quot; - &quot;; COLUMN([.B441]))))" office:value-type="string" office:string-value="Cell 440 - 2" calcext:value-type="string">
            <text:p>Cell 440 - 2</text:p>
          </table:table-cell>
        </table:table-row>
        <table:table-row table:style-name="ro1">
          <table:table-cell table:formula="of:= COM.MICROSOFT.CONCAT(&quot;Cell &quot;; COM.MICROSOFT.CONCAT(ROW([.A442]) - 1; COM.MICROSOFT.CONCAT(&quot; - &quot;; COLUMN([.A442]))))" office:value-type="string" office:string-value="Cell 441 - 1" calcext:value-type="string">
            <text:p>Cell 441 - 1</text:p>
          </table:table-cell>
          <table:table-cell table:formula="of:= COM.MICROSOFT.CONCAT(&quot;Cell &quot;; COM.MICROSOFT.CONCAT(ROW([.B442]) - 1; COM.MICROSOFT.CONCAT(&quot; - &quot;; COLUMN([.B442]))))" office:value-type="string" office:string-value="Cell 441 - 2" calcext:value-type="string">
            <text:p>Cell 441 - 2</text:p>
          </table:table-cell>
        </table:table-row>
        <table:table-row table:style-name="ro1">
          <table:table-cell table:formula="of:= COM.MICROSOFT.CONCAT(&quot;Cell &quot;; COM.MICROSOFT.CONCAT(ROW([.A443]) - 1; COM.MICROSOFT.CONCAT(&quot; - &quot;; COLUMN([.A443]))))" office:value-type="string" office:string-value="Cell 442 - 1" calcext:value-type="string">
            <text:p>Cell 442 - 1</text:p>
          </table:table-cell>
          <table:table-cell table:formula="of:= COM.MICROSOFT.CONCAT(&quot;Cell &quot;; COM.MICROSOFT.CONCAT(ROW([.B443]) - 1; COM.MICROSOFT.CONCAT(&quot; - &quot;; COLUMN([.B443]))))" office:value-type="string" office:string-value="Cell 442 - 2" calcext:value-type="string">
            <text:p>Cell 442 - 2</text:p>
          </table:table-cell>
        </table:table-row>
        <table:table-row table:style-name="ro1">
          <table:table-cell table:formula="of:= COM.MICROSOFT.CONCAT(&quot;Cell &quot;; COM.MICROSOFT.CONCAT(ROW([.A444]) - 1; COM.MICROSOFT.CONCAT(&quot; - &quot;; COLUMN([.A444]))))" office:value-type="string" office:string-value="Cell 443 - 1" calcext:value-type="string">
            <text:p>Cell 443 - 1</text:p>
          </table:table-cell>
          <table:table-cell table:formula="of:= COM.MICROSOFT.CONCAT(&quot;Cell &quot;; COM.MICROSOFT.CONCAT(ROW([.B444]) - 1; COM.MICROSOFT.CONCAT(&quot; - &quot;; COLUMN([.B444]))))" office:value-type="string" office:string-value="Cell 443 - 2" calcext:value-type="string">
            <text:p>Cell 443 - 2</text:p>
          </table:table-cell>
        </table:table-row>
        <table:table-row table:style-name="ro1">
          <table:table-cell table:formula="of:= COM.MICROSOFT.CONCAT(&quot;Cell &quot;; COM.MICROSOFT.CONCAT(ROW([.A445]) - 1; COM.MICROSOFT.CONCAT(&quot; - &quot;; COLUMN([.A445]))))" office:value-type="string" office:string-value="Cell 444 - 1" calcext:value-type="string">
            <text:p>Cell 444 - 1</text:p>
          </table:table-cell>
          <table:table-cell table:formula="of:= COM.MICROSOFT.CONCAT(&quot;Cell &quot;; COM.MICROSOFT.CONCAT(ROW([.B445]) - 1; COM.MICROSOFT.CONCAT(&quot; - &quot;; COLUMN([.B445]))))" office:value-type="string" office:string-value="Cell 444 - 2" calcext:value-type="string">
            <text:p>Cell 444 - 2</text:p>
          </table:table-cell>
        </table:table-row>
        <table:table-row table:style-name="ro1">
          <table:table-cell table:formula="of:= COM.MICROSOFT.CONCAT(&quot;Cell &quot;; COM.MICROSOFT.CONCAT(ROW([.A446]) - 1; COM.MICROSOFT.CONCAT(&quot; - &quot;; COLUMN([.A446]))))" office:value-type="string" office:string-value="Cell 445 - 1" calcext:value-type="string">
            <text:p>Cell 445 - 1</text:p>
          </table:table-cell>
          <table:table-cell table:formula="of:= COM.MICROSOFT.CONCAT(&quot;Cell &quot;; COM.MICROSOFT.CONCAT(ROW([.B446]) - 1; COM.MICROSOFT.CONCAT(&quot; - &quot;; COLUMN([.B446]))))" office:value-type="string" office:string-value="Cell 445 - 2" calcext:value-type="string">
            <text:p>Cell 445 - 2</text:p>
          </table:table-cell>
        </table:table-row>
        <table:table-row table:style-name="ro1">
          <table:table-cell table:formula="of:= COM.MICROSOFT.CONCAT(&quot;Cell &quot;; COM.MICROSOFT.CONCAT(ROW([.A447]) - 1; COM.MICROSOFT.CONCAT(&quot; - &quot;; COLUMN([.A447]))))" office:value-type="string" office:string-value="Cell 446 - 1" calcext:value-type="string">
            <text:p>Cell 446 - 1</text:p>
          </table:table-cell>
          <table:table-cell table:formula="of:= COM.MICROSOFT.CONCAT(&quot;Cell &quot;; COM.MICROSOFT.CONCAT(ROW([.B447]) - 1; COM.MICROSOFT.CONCAT(&quot; - &quot;; COLUMN([.B447]))))" office:value-type="string" office:string-value="Cell 446 - 2" calcext:value-type="string">
            <text:p>Cell 446 - 2</text:p>
          </table:table-cell>
        </table:table-row>
        <table:table-row table:style-name="ro1">
          <table:table-cell table:formula="of:= COM.MICROSOFT.CONCAT(&quot;Cell &quot;; COM.MICROSOFT.CONCAT(ROW([.A448]) - 1; COM.MICROSOFT.CONCAT(&quot; - &quot;; COLUMN([.A448]))))" office:value-type="string" office:string-value="Cell 447 - 1" calcext:value-type="string">
            <text:p>Cell 447 - 1</text:p>
          </table:table-cell>
          <table:table-cell table:formula="of:= COM.MICROSOFT.CONCAT(&quot;Cell &quot;; COM.MICROSOFT.CONCAT(ROW([.B448]) - 1; COM.MICROSOFT.CONCAT(&quot; - &quot;; COLUMN([.B448]))))" office:value-type="string" office:string-value="Cell 447 - 2" calcext:value-type="string">
            <text:p>Cell 447 - 2</text:p>
          </table:table-cell>
        </table:table-row>
        <table:table-row table:style-name="ro1">
          <table:table-cell table:formula="of:= COM.MICROSOFT.CONCAT(&quot;Cell &quot;; COM.MICROSOFT.CONCAT(ROW([.A449]) - 1; COM.MICROSOFT.CONCAT(&quot; - &quot;; COLUMN([.A449]))))" office:value-type="string" office:string-value="Cell 448 - 1" calcext:value-type="string">
            <text:p>Cell 448 - 1</text:p>
          </table:table-cell>
          <table:table-cell table:formula="of:= COM.MICROSOFT.CONCAT(&quot;Cell &quot;; COM.MICROSOFT.CONCAT(ROW([.B449]) - 1; COM.MICROSOFT.CONCAT(&quot; - &quot;; COLUMN([.B449]))))" office:value-type="string" office:string-value="Cell 448 - 2" calcext:value-type="string">
            <text:p>Cell 448 - 2</text:p>
          </table:table-cell>
        </table:table-row>
        <table:table-row table:style-name="ro1">
          <table:table-cell table:formula="of:= COM.MICROSOFT.CONCAT(&quot;Cell &quot;; COM.MICROSOFT.CONCAT(ROW([.A450]) - 1; COM.MICROSOFT.CONCAT(&quot; - &quot;; COLUMN([.A450]))))" office:value-type="string" office:string-value="Cell 449 - 1" calcext:value-type="string">
            <text:p>Cell 449 - 1</text:p>
          </table:table-cell>
          <table:table-cell table:formula="of:= COM.MICROSOFT.CONCAT(&quot;Cell &quot;; COM.MICROSOFT.CONCAT(ROW([.B450]) - 1; COM.MICROSOFT.CONCAT(&quot; - &quot;; COLUMN([.B450]))))" office:value-type="string" office:string-value="Cell 449 - 2" calcext:value-type="string">
            <text:p>Cell 449 - 2</text:p>
          </table:table-cell>
        </table:table-row>
        <table:table-row table:style-name="ro1">
          <table:table-cell table:formula="of:= COM.MICROSOFT.CONCAT(&quot;Cell &quot;; COM.MICROSOFT.CONCAT(ROW([.A451]) - 1; COM.MICROSOFT.CONCAT(&quot; - &quot;; COLUMN([.A451]))))" office:value-type="string" office:string-value="Cell 450 - 1" calcext:value-type="string">
            <text:p>Cell 450 - 1</text:p>
          </table:table-cell>
          <table:table-cell table:formula="of:= COM.MICROSOFT.CONCAT(&quot;Cell &quot;; COM.MICROSOFT.CONCAT(ROW([.B451]) - 1; COM.MICROSOFT.CONCAT(&quot; - &quot;; COLUMN([.B451]))))" office:value-type="string" office:string-value="Cell 450 - 2" calcext:value-type="string">
            <text:p>Cell 450 - 2</text:p>
          </table:table-cell>
        </table:table-row>
        <table:table-row table:style-name="ro1">
          <table:table-cell table:formula="of:= COM.MICROSOFT.CONCAT(&quot;Cell &quot;; COM.MICROSOFT.CONCAT(ROW([.A452]) - 1; COM.MICROSOFT.CONCAT(&quot; - &quot;; COLUMN([.A452]))))" office:value-type="string" office:string-value="Cell 451 - 1" calcext:value-type="string">
            <text:p>Cell 451 - 1</text:p>
          </table:table-cell>
          <table:table-cell table:formula="of:= COM.MICROSOFT.CONCAT(&quot;Cell &quot;; COM.MICROSOFT.CONCAT(ROW([.B452]) - 1; COM.MICROSOFT.CONCAT(&quot; - &quot;; COLUMN([.B452]))))" office:value-type="string" office:string-value="Cell 451 - 2" calcext:value-type="string">
            <text:p>Cell 451 - 2</text:p>
          </table:table-cell>
        </table:table-row>
        <table:table-row table:style-name="ro1">
          <table:table-cell table:formula="of:= COM.MICROSOFT.CONCAT(&quot;Cell &quot;; COM.MICROSOFT.CONCAT(ROW([.A453]) - 1; COM.MICROSOFT.CONCAT(&quot; - &quot;; COLUMN([.A453]))))" office:value-type="string" office:string-value="Cell 452 - 1" calcext:value-type="string">
            <text:p>Cell 452 - 1</text:p>
          </table:table-cell>
          <table:table-cell table:formula="of:= COM.MICROSOFT.CONCAT(&quot;Cell &quot;; COM.MICROSOFT.CONCAT(ROW([.B453]) - 1; COM.MICROSOFT.CONCAT(&quot; - &quot;; COLUMN([.B453]))))" office:value-type="string" office:string-value="Cell 452 - 2" calcext:value-type="string">
            <text:p>Cell 452 - 2</text:p>
          </table:table-cell>
        </table:table-row>
        <table:table-row table:style-name="ro1">
          <table:table-cell table:formula="of:= COM.MICROSOFT.CONCAT(&quot;Cell &quot;; COM.MICROSOFT.CONCAT(ROW([.A454]) - 1; COM.MICROSOFT.CONCAT(&quot; - &quot;; COLUMN([.A454]))))" office:value-type="string" office:string-value="Cell 453 - 1" calcext:value-type="string">
            <text:p>Cell 453 - 1</text:p>
          </table:table-cell>
          <table:table-cell table:formula="of:= COM.MICROSOFT.CONCAT(&quot;Cell &quot;; COM.MICROSOFT.CONCAT(ROW([.B454]) - 1; COM.MICROSOFT.CONCAT(&quot; - &quot;; COLUMN([.B454]))))" office:value-type="string" office:string-value="Cell 453 - 2" calcext:value-type="string">
            <text:p>Cell 453 - 2</text:p>
          </table:table-cell>
        </table:table-row>
        <table:table-row table:style-name="ro1">
          <table:table-cell table:formula="of:= COM.MICROSOFT.CONCAT(&quot;Cell &quot;; COM.MICROSOFT.CONCAT(ROW([.A455]) - 1; COM.MICROSOFT.CONCAT(&quot; - &quot;; COLUMN([.A455]))))" office:value-type="string" office:string-value="Cell 454 - 1" calcext:value-type="string">
            <text:p>Cell 454 - 1</text:p>
          </table:table-cell>
          <table:table-cell table:formula="of:= COM.MICROSOFT.CONCAT(&quot;Cell &quot;; COM.MICROSOFT.CONCAT(ROW([.B455]) - 1; COM.MICROSOFT.CONCAT(&quot; - &quot;; COLUMN([.B455]))))" office:value-type="string" office:string-value="Cell 454 - 2" calcext:value-type="string">
            <text:p>Cell 454 - 2</text:p>
          </table:table-cell>
        </table:table-row>
        <table:table-row table:style-name="ro1">
          <table:table-cell table:formula="of:= COM.MICROSOFT.CONCAT(&quot;Cell &quot;; COM.MICROSOFT.CONCAT(ROW([.A456]) - 1; COM.MICROSOFT.CONCAT(&quot; - &quot;; COLUMN([.A456]))))" office:value-type="string" office:string-value="Cell 455 - 1" calcext:value-type="string">
            <text:p>Cell 455 - 1</text:p>
          </table:table-cell>
          <table:table-cell table:formula="of:= COM.MICROSOFT.CONCAT(&quot;Cell &quot;; COM.MICROSOFT.CONCAT(ROW([.B456]) - 1; COM.MICROSOFT.CONCAT(&quot; - &quot;; COLUMN([.B456]))))" office:value-type="string" office:string-value="Cell 455 - 2" calcext:value-type="string">
            <text:p>Cell 455 - 2</text:p>
          </table:table-cell>
        </table:table-row>
        <table:table-row table:style-name="ro1">
          <table:table-cell table:formula="of:= COM.MICROSOFT.CONCAT(&quot;Cell &quot;; COM.MICROSOFT.CONCAT(ROW([.A457]) - 1; COM.MICROSOFT.CONCAT(&quot; - &quot;; COLUMN([.A457]))))" office:value-type="string" office:string-value="Cell 456 - 1" calcext:value-type="string">
            <text:p>Cell 456 - 1</text:p>
          </table:table-cell>
          <table:table-cell table:formula="of:= COM.MICROSOFT.CONCAT(&quot;Cell &quot;; COM.MICROSOFT.CONCAT(ROW([.B457]) - 1; COM.MICROSOFT.CONCAT(&quot; - &quot;; COLUMN([.B457]))))" office:value-type="string" office:string-value="Cell 456 - 2" calcext:value-type="string">
            <text:p>Cell 456 - 2</text:p>
          </table:table-cell>
        </table:table-row>
        <table:table-row table:style-name="ro1">
          <table:table-cell table:formula="of:= COM.MICROSOFT.CONCAT(&quot;Cell &quot;; COM.MICROSOFT.CONCAT(ROW([.A458]) - 1; COM.MICROSOFT.CONCAT(&quot; - &quot;; COLUMN([.A458]))))" office:value-type="string" office:string-value="Cell 457 - 1" calcext:value-type="string">
            <text:p>Cell 457 - 1</text:p>
          </table:table-cell>
          <table:table-cell table:formula="of:= COM.MICROSOFT.CONCAT(&quot;Cell &quot;; COM.MICROSOFT.CONCAT(ROW([.B458]) - 1; COM.MICROSOFT.CONCAT(&quot; - &quot;; COLUMN([.B458]))))" office:value-type="string" office:string-value="Cell 457 - 2" calcext:value-type="string">
            <text:p>Cell 457 - 2</text:p>
          </table:table-cell>
        </table:table-row>
        <table:table-row table:style-name="ro1">
          <table:table-cell table:formula="of:= COM.MICROSOFT.CONCAT(&quot;Cell &quot;; COM.MICROSOFT.CONCAT(ROW([.A459]) - 1; COM.MICROSOFT.CONCAT(&quot; - &quot;; COLUMN([.A459]))))" office:value-type="string" office:string-value="Cell 458 - 1" calcext:value-type="string">
            <text:p>Cell 458 - 1</text:p>
          </table:table-cell>
          <table:table-cell table:formula="of:= COM.MICROSOFT.CONCAT(&quot;Cell &quot;; COM.MICROSOFT.CONCAT(ROW([.B459]) - 1; COM.MICROSOFT.CONCAT(&quot; - &quot;; COLUMN([.B459]))))" office:value-type="string" office:string-value="Cell 458 - 2" calcext:value-type="string">
            <text:p>Cell 458 - 2</text:p>
          </table:table-cell>
        </table:table-row>
        <table:table-row table:style-name="ro1">
          <table:table-cell table:formula="of:= COM.MICROSOFT.CONCAT(&quot;Cell &quot;; COM.MICROSOFT.CONCAT(ROW([.A460]) - 1; COM.MICROSOFT.CONCAT(&quot; - &quot;; COLUMN([.A460]))))" office:value-type="string" office:string-value="Cell 459 - 1" calcext:value-type="string">
            <text:p>Cell 459 - 1</text:p>
          </table:table-cell>
          <table:table-cell table:formula="of:= COM.MICROSOFT.CONCAT(&quot;Cell &quot;; COM.MICROSOFT.CONCAT(ROW([.B460]) - 1; COM.MICROSOFT.CONCAT(&quot; - &quot;; COLUMN([.B460]))))" office:value-type="string" office:string-value="Cell 459 - 2" calcext:value-type="string">
            <text:p>Cell 459 - 2</text:p>
          </table:table-cell>
        </table:table-row>
        <table:table-row table:style-name="ro1">
          <table:table-cell table:formula="of:= COM.MICROSOFT.CONCAT(&quot;Cell &quot;; COM.MICROSOFT.CONCAT(ROW([.A461]) - 1; COM.MICROSOFT.CONCAT(&quot; - &quot;; COLUMN([.A461]))))" office:value-type="string" office:string-value="Cell 460 - 1" calcext:value-type="string">
            <text:p>Cell 460 - 1</text:p>
          </table:table-cell>
          <table:table-cell table:formula="of:= COM.MICROSOFT.CONCAT(&quot;Cell &quot;; COM.MICROSOFT.CONCAT(ROW([.B461]) - 1; COM.MICROSOFT.CONCAT(&quot; - &quot;; COLUMN([.B461]))))" office:value-type="string" office:string-value="Cell 460 - 2" calcext:value-type="string">
            <text:p>Cell 460 - 2</text:p>
          </table:table-cell>
        </table:table-row>
        <table:table-row table:style-name="ro1">
          <table:table-cell table:formula="of:= COM.MICROSOFT.CONCAT(&quot;Cell &quot;; COM.MICROSOFT.CONCAT(ROW([.A462]) - 1; COM.MICROSOFT.CONCAT(&quot; - &quot;; COLUMN([.A462]))))" office:value-type="string" office:string-value="Cell 461 - 1" calcext:value-type="string">
            <text:p>Cell 461 - 1</text:p>
          </table:table-cell>
          <table:table-cell table:formula="of:= COM.MICROSOFT.CONCAT(&quot;Cell &quot;; COM.MICROSOFT.CONCAT(ROW([.B462]) - 1; COM.MICROSOFT.CONCAT(&quot; - &quot;; COLUMN([.B462]))))" office:value-type="string" office:string-value="Cell 461 - 2" calcext:value-type="string">
            <text:p>Cell 461 - 2</text:p>
          </table:table-cell>
        </table:table-row>
        <table:table-row table:style-name="ro1">
          <table:table-cell table:formula="of:= COM.MICROSOFT.CONCAT(&quot;Cell &quot;; COM.MICROSOFT.CONCAT(ROW([.A463]) - 1; COM.MICROSOFT.CONCAT(&quot; - &quot;; COLUMN([.A463]))))" office:value-type="string" office:string-value="Cell 462 - 1" calcext:value-type="string">
            <text:p>Cell 462 - 1</text:p>
          </table:table-cell>
          <table:table-cell table:formula="of:= COM.MICROSOFT.CONCAT(&quot;Cell &quot;; COM.MICROSOFT.CONCAT(ROW([.B463]) - 1; COM.MICROSOFT.CONCAT(&quot; - &quot;; COLUMN([.B463]))))" office:value-type="string" office:string-value="Cell 462 - 2" calcext:value-type="string">
            <text:p>Cell 462 - 2</text:p>
          </table:table-cell>
        </table:table-row>
        <table:table-row table:style-name="ro1">
          <table:table-cell table:formula="of:= COM.MICROSOFT.CONCAT(&quot;Cell &quot;; COM.MICROSOFT.CONCAT(ROW([.A464]) - 1; COM.MICROSOFT.CONCAT(&quot; - &quot;; COLUMN([.A464]))))" office:value-type="string" office:string-value="Cell 463 - 1" calcext:value-type="string">
            <text:p>Cell 463 - 1</text:p>
          </table:table-cell>
          <table:table-cell table:formula="of:= COM.MICROSOFT.CONCAT(&quot;Cell &quot;; COM.MICROSOFT.CONCAT(ROW([.B464]) - 1; COM.MICROSOFT.CONCAT(&quot; - &quot;; COLUMN([.B464]))))" office:value-type="string" office:string-value="Cell 463 - 2" calcext:value-type="string">
            <text:p>Cell 463 - 2</text:p>
          </table:table-cell>
        </table:table-row>
        <table:table-row table:style-name="ro1">
          <table:table-cell table:formula="of:= COM.MICROSOFT.CONCAT(&quot;Cell &quot;; COM.MICROSOFT.CONCAT(ROW([.A465]) - 1; COM.MICROSOFT.CONCAT(&quot; - &quot;; COLUMN([.A465]))))" office:value-type="string" office:string-value="Cell 464 - 1" calcext:value-type="string">
            <text:p>Cell 464 - 1</text:p>
          </table:table-cell>
          <table:table-cell table:formula="of:= COM.MICROSOFT.CONCAT(&quot;Cell &quot;; COM.MICROSOFT.CONCAT(ROW([.B465]) - 1; COM.MICROSOFT.CONCAT(&quot; - &quot;; COLUMN([.B465]))))" office:value-type="string" office:string-value="Cell 464 - 2" calcext:value-type="string">
            <text:p>Cell 464 - 2</text:p>
          </table:table-cell>
        </table:table-row>
        <table:table-row table:style-name="ro1">
          <table:table-cell table:formula="of:= COM.MICROSOFT.CONCAT(&quot;Cell &quot;; COM.MICROSOFT.CONCAT(ROW([.A466]) - 1; COM.MICROSOFT.CONCAT(&quot; - &quot;; COLUMN([.A466]))))" office:value-type="string" office:string-value="Cell 465 - 1" calcext:value-type="string">
            <text:p>Cell 465 - 1</text:p>
          </table:table-cell>
          <table:table-cell table:formula="of:= COM.MICROSOFT.CONCAT(&quot;Cell &quot;; COM.MICROSOFT.CONCAT(ROW([.B466]) - 1; COM.MICROSOFT.CONCAT(&quot; - &quot;; COLUMN([.B466]))))" office:value-type="string" office:string-value="Cell 465 - 2" calcext:value-type="string">
            <text:p>Cell 465 - 2</text:p>
          </table:table-cell>
        </table:table-row>
        <table:table-row table:style-name="ro1">
          <table:table-cell table:formula="of:= COM.MICROSOFT.CONCAT(&quot;Cell &quot;; COM.MICROSOFT.CONCAT(ROW([.A467]) - 1; COM.MICROSOFT.CONCAT(&quot; - &quot;; COLUMN([.A467]))))" office:value-type="string" office:string-value="Cell 466 - 1" calcext:value-type="string">
            <text:p>Cell 466 - 1</text:p>
          </table:table-cell>
          <table:table-cell table:formula="of:= COM.MICROSOFT.CONCAT(&quot;Cell &quot;; COM.MICROSOFT.CONCAT(ROW([.B467]) - 1; COM.MICROSOFT.CONCAT(&quot; - &quot;; COLUMN([.B467]))))" office:value-type="string" office:string-value="Cell 466 - 2" calcext:value-type="string">
            <text:p>Cell 466 - 2</text:p>
          </table:table-cell>
        </table:table-row>
        <table:table-row table:style-name="ro1">
          <table:table-cell table:formula="of:= COM.MICROSOFT.CONCAT(&quot;Cell &quot;; COM.MICROSOFT.CONCAT(ROW([.A468]) - 1; COM.MICROSOFT.CONCAT(&quot; - &quot;; COLUMN([.A468]))))" office:value-type="string" office:string-value="Cell 467 - 1" calcext:value-type="string">
            <text:p>Cell 467 - 1</text:p>
          </table:table-cell>
          <table:table-cell table:formula="of:= COM.MICROSOFT.CONCAT(&quot;Cell &quot;; COM.MICROSOFT.CONCAT(ROW([.B468]) - 1; COM.MICROSOFT.CONCAT(&quot; - &quot;; COLUMN([.B468]))))" office:value-type="string" office:string-value="Cell 467 - 2" calcext:value-type="string">
            <text:p>Cell 467 - 2</text:p>
          </table:table-cell>
        </table:table-row>
        <table:table-row table:style-name="ro1">
          <table:table-cell table:formula="of:= COM.MICROSOFT.CONCAT(&quot;Cell &quot;; COM.MICROSOFT.CONCAT(ROW([.A469]) - 1; COM.MICROSOFT.CONCAT(&quot; - &quot;; COLUMN([.A469]))))" office:value-type="string" office:string-value="Cell 468 - 1" calcext:value-type="string">
            <text:p>Cell 468 - 1</text:p>
          </table:table-cell>
          <table:table-cell table:formula="of:= COM.MICROSOFT.CONCAT(&quot;Cell &quot;; COM.MICROSOFT.CONCAT(ROW([.B469]) - 1; COM.MICROSOFT.CONCAT(&quot; - &quot;; COLUMN([.B469]))))" office:value-type="string" office:string-value="Cell 468 - 2" calcext:value-type="string">
            <text:p>Cell 468 - 2</text:p>
          </table:table-cell>
        </table:table-row>
        <table:table-row table:style-name="ro1">
          <table:table-cell table:formula="of:= COM.MICROSOFT.CONCAT(&quot;Cell &quot;; COM.MICROSOFT.CONCAT(ROW([.A470]) - 1; COM.MICROSOFT.CONCAT(&quot; - &quot;; COLUMN([.A470]))))" office:value-type="string" office:string-value="Cell 469 - 1" calcext:value-type="string">
            <text:p>Cell 469 - 1</text:p>
          </table:table-cell>
          <table:table-cell table:formula="of:= COM.MICROSOFT.CONCAT(&quot;Cell &quot;; COM.MICROSOFT.CONCAT(ROW([.B470]) - 1; COM.MICROSOFT.CONCAT(&quot; - &quot;; COLUMN([.B470]))))" office:value-type="string" office:string-value="Cell 469 - 2" calcext:value-type="string">
            <text:p>Cell 469 - 2</text:p>
          </table:table-cell>
        </table:table-row>
        <table:table-row table:style-name="ro1">
          <table:table-cell table:formula="of:= COM.MICROSOFT.CONCAT(&quot;Cell &quot;; COM.MICROSOFT.CONCAT(ROW([.A471]) - 1; COM.MICROSOFT.CONCAT(&quot; - &quot;; COLUMN([.A471]))))" office:value-type="string" office:string-value="Cell 470 - 1" calcext:value-type="string">
            <text:p>Cell 470 - 1</text:p>
          </table:table-cell>
          <table:table-cell table:formula="of:= COM.MICROSOFT.CONCAT(&quot;Cell &quot;; COM.MICROSOFT.CONCAT(ROW([.B471]) - 1; COM.MICROSOFT.CONCAT(&quot; - &quot;; COLUMN([.B471]))))" office:value-type="string" office:string-value="Cell 470 - 2" calcext:value-type="string">
            <text:p>Cell 470 - 2</text:p>
          </table:table-cell>
        </table:table-row>
        <table:table-row table:style-name="ro1">
          <table:table-cell table:formula="of:= COM.MICROSOFT.CONCAT(&quot;Cell &quot;; COM.MICROSOFT.CONCAT(ROW([.A472]) - 1; COM.MICROSOFT.CONCAT(&quot; - &quot;; COLUMN([.A472]))))" office:value-type="string" office:string-value="Cell 471 - 1" calcext:value-type="string">
            <text:p>Cell 471 - 1</text:p>
          </table:table-cell>
          <table:table-cell table:formula="of:= COM.MICROSOFT.CONCAT(&quot;Cell &quot;; COM.MICROSOFT.CONCAT(ROW([.B472]) - 1; COM.MICROSOFT.CONCAT(&quot; - &quot;; COLUMN([.B472]))))" office:value-type="string" office:string-value="Cell 471 - 2" calcext:value-type="string">
            <text:p>Cell 471 - 2</text:p>
          </table:table-cell>
        </table:table-row>
        <table:table-row table:style-name="ro1">
          <table:table-cell table:formula="of:= COM.MICROSOFT.CONCAT(&quot;Cell &quot;; COM.MICROSOFT.CONCAT(ROW([.A473]) - 1; COM.MICROSOFT.CONCAT(&quot; - &quot;; COLUMN([.A473]))))" office:value-type="string" office:string-value="Cell 472 - 1" calcext:value-type="string">
            <text:p>Cell 472 - 1</text:p>
          </table:table-cell>
          <table:table-cell table:formula="of:= COM.MICROSOFT.CONCAT(&quot;Cell &quot;; COM.MICROSOFT.CONCAT(ROW([.B473]) - 1; COM.MICROSOFT.CONCAT(&quot; - &quot;; COLUMN([.B473]))))" office:value-type="string" office:string-value="Cell 472 - 2" calcext:value-type="string">
            <text:p>Cell 472 - 2</text:p>
          </table:table-cell>
        </table:table-row>
        <table:table-row table:style-name="ro1">
          <table:table-cell table:formula="of:= COM.MICROSOFT.CONCAT(&quot;Cell &quot;; COM.MICROSOFT.CONCAT(ROW([.A474]) - 1; COM.MICROSOFT.CONCAT(&quot; - &quot;; COLUMN([.A474]))))" office:value-type="string" office:string-value="Cell 473 - 1" calcext:value-type="string">
            <text:p>Cell 473 - 1</text:p>
          </table:table-cell>
          <table:table-cell table:formula="of:= COM.MICROSOFT.CONCAT(&quot;Cell &quot;; COM.MICROSOFT.CONCAT(ROW([.B474]) - 1; COM.MICROSOFT.CONCAT(&quot; - &quot;; COLUMN([.B474]))))" office:value-type="string" office:string-value="Cell 473 - 2" calcext:value-type="string">
            <text:p>Cell 473 - 2</text:p>
          </table:table-cell>
        </table:table-row>
        <table:table-row table:style-name="ro1">
          <table:table-cell table:formula="of:= COM.MICROSOFT.CONCAT(&quot;Cell &quot;; COM.MICROSOFT.CONCAT(ROW([.A475]) - 1; COM.MICROSOFT.CONCAT(&quot; - &quot;; COLUMN([.A475]))))" office:value-type="string" office:string-value="Cell 474 - 1" calcext:value-type="string">
            <text:p>Cell 474 - 1</text:p>
          </table:table-cell>
          <table:table-cell table:formula="of:= COM.MICROSOFT.CONCAT(&quot;Cell &quot;; COM.MICROSOFT.CONCAT(ROW([.B475]) - 1; COM.MICROSOFT.CONCAT(&quot; - &quot;; COLUMN([.B475]))))" office:value-type="string" office:string-value="Cell 474 - 2" calcext:value-type="string">
            <text:p>Cell 474 - 2</text:p>
          </table:table-cell>
        </table:table-row>
        <table:table-row table:style-name="ro1">
          <table:table-cell table:formula="of:= COM.MICROSOFT.CONCAT(&quot;Cell &quot;; COM.MICROSOFT.CONCAT(ROW([.A476]) - 1; COM.MICROSOFT.CONCAT(&quot; - &quot;; COLUMN([.A476]))))" office:value-type="string" office:string-value="Cell 475 - 1" calcext:value-type="string">
            <text:p>Cell 475 - 1</text:p>
          </table:table-cell>
          <table:table-cell table:formula="of:= COM.MICROSOFT.CONCAT(&quot;Cell &quot;; COM.MICROSOFT.CONCAT(ROW([.B476]) - 1; COM.MICROSOFT.CONCAT(&quot; - &quot;; COLUMN([.B476]))))" office:value-type="string" office:string-value="Cell 475 - 2" calcext:value-type="string">
            <text:p>Cell 475 - 2</text:p>
          </table:table-cell>
        </table:table-row>
        <table:table-row table:style-name="ro1">
          <table:table-cell table:formula="of:= COM.MICROSOFT.CONCAT(&quot;Cell &quot;; COM.MICROSOFT.CONCAT(ROW([.A477]) - 1; COM.MICROSOFT.CONCAT(&quot; - &quot;; COLUMN([.A477]))))" office:value-type="string" office:string-value="Cell 476 - 1" calcext:value-type="string">
            <text:p>Cell 476 - 1</text:p>
          </table:table-cell>
          <table:table-cell table:formula="of:= COM.MICROSOFT.CONCAT(&quot;Cell &quot;; COM.MICROSOFT.CONCAT(ROW([.B477]) - 1; COM.MICROSOFT.CONCAT(&quot; - &quot;; COLUMN([.B477]))))" office:value-type="string" office:string-value="Cell 476 - 2" calcext:value-type="string">
            <text:p>Cell 476 - 2</text:p>
          </table:table-cell>
        </table:table-row>
        <table:table-row table:style-name="ro1">
          <table:table-cell table:formula="of:= COM.MICROSOFT.CONCAT(&quot;Cell &quot;; COM.MICROSOFT.CONCAT(ROW([.A478]) - 1; COM.MICROSOFT.CONCAT(&quot; - &quot;; COLUMN([.A478]))))" office:value-type="string" office:string-value="Cell 477 - 1" calcext:value-type="string">
            <text:p>Cell 477 - 1</text:p>
          </table:table-cell>
          <table:table-cell table:formula="of:= COM.MICROSOFT.CONCAT(&quot;Cell &quot;; COM.MICROSOFT.CONCAT(ROW([.B478]) - 1; COM.MICROSOFT.CONCAT(&quot; - &quot;; COLUMN([.B478]))))" office:value-type="string" office:string-value="Cell 477 - 2" calcext:value-type="string">
            <text:p>Cell 477 - 2</text:p>
          </table:table-cell>
        </table:table-row>
        <table:table-row table:style-name="ro1">
          <table:table-cell table:formula="of:= COM.MICROSOFT.CONCAT(&quot;Cell &quot;; COM.MICROSOFT.CONCAT(ROW([.A479]) - 1; COM.MICROSOFT.CONCAT(&quot; - &quot;; COLUMN([.A479]))))" office:value-type="string" office:string-value="Cell 478 - 1" calcext:value-type="string">
            <text:p>Cell 478 - 1</text:p>
          </table:table-cell>
          <table:table-cell table:formula="of:= COM.MICROSOFT.CONCAT(&quot;Cell &quot;; COM.MICROSOFT.CONCAT(ROW([.B479]) - 1; COM.MICROSOFT.CONCAT(&quot; - &quot;; COLUMN([.B479]))))" office:value-type="string" office:string-value="Cell 478 - 2" calcext:value-type="string">
            <text:p>Cell 478 - 2</text:p>
          </table:table-cell>
        </table:table-row>
        <table:table-row table:style-name="ro1">
          <table:table-cell table:formula="of:= COM.MICROSOFT.CONCAT(&quot;Cell &quot;; COM.MICROSOFT.CONCAT(ROW([.A480]) - 1; COM.MICROSOFT.CONCAT(&quot; - &quot;; COLUMN([.A480]))))" office:value-type="string" office:string-value="Cell 479 - 1" calcext:value-type="string">
            <text:p>Cell 479 - 1</text:p>
          </table:table-cell>
          <table:table-cell table:formula="of:= COM.MICROSOFT.CONCAT(&quot;Cell &quot;; COM.MICROSOFT.CONCAT(ROW([.B480]) - 1; COM.MICROSOFT.CONCAT(&quot; - &quot;; COLUMN([.B480]))))" office:value-type="string" office:string-value="Cell 479 - 2" calcext:value-type="string">
            <text:p>Cell 479 - 2</text:p>
          </table:table-cell>
        </table:table-row>
        <table:table-row table:style-name="ro1">
          <table:table-cell table:formula="of:= COM.MICROSOFT.CONCAT(&quot;Cell &quot;; COM.MICROSOFT.CONCAT(ROW([.A481]) - 1; COM.MICROSOFT.CONCAT(&quot; - &quot;; COLUMN([.A481]))))" office:value-type="string" office:string-value="Cell 480 - 1" calcext:value-type="string">
            <text:p>Cell 480 - 1</text:p>
          </table:table-cell>
          <table:table-cell table:formula="of:= COM.MICROSOFT.CONCAT(&quot;Cell &quot;; COM.MICROSOFT.CONCAT(ROW([.B481]) - 1; COM.MICROSOFT.CONCAT(&quot; - &quot;; COLUMN([.B481]))))" office:value-type="string" office:string-value="Cell 480 - 2" calcext:value-type="string">
            <text:p>Cell 480 - 2</text:p>
          </table:table-cell>
        </table:table-row>
        <table:table-row table:style-name="ro1">
          <table:table-cell table:formula="of:= COM.MICROSOFT.CONCAT(&quot;Cell &quot;; COM.MICROSOFT.CONCAT(ROW([.A482]) - 1; COM.MICROSOFT.CONCAT(&quot; - &quot;; COLUMN([.A482]))))" office:value-type="string" office:string-value="Cell 481 - 1" calcext:value-type="string">
            <text:p>Cell 481 - 1</text:p>
          </table:table-cell>
          <table:table-cell table:formula="of:= COM.MICROSOFT.CONCAT(&quot;Cell &quot;; COM.MICROSOFT.CONCAT(ROW([.B482]) - 1; COM.MICROSOFT.CONCAT(&quot; - &quot;; COLUMN([.B482]))))" office:value-type="string" office:string-value="Cell 481 - 2" calcext:value-type="string">
            <text:p>Cell 481 - 2</text:p>
          </table:table-cell>
        </table:table-row>
        <table:table-row table:style-name="ro1">
          <table:table-cell table:formula="of:= COM.MICROSOFT.CONCAT(&quot;Cell &quot;; COM.MICROSOFT.CONCAT(ROW([.A483]) - 1; COM.MICROSOFT.CONCAT(&quot; - &quot;; COLUMN([.A483]))))" office:value-type="string" office:string-value="Cell 482 - 1" calcext:value-type="string">
            <text:p>Cell 482 - 1</text:p>
          </table:table-cell>
          <table:table-cell table:formula="of:= COM.MICROSOFT.CONCAT(&quot;Cell &quot;; COM.MICROSOFT.CONCAT(ROW([.B483]) - 1; COM.MICROSOFT.CONCAT(&quot; - &quot;; COLUMN([.B483]))))" office:value-type="string" office:string-value="Cell 482 - 2" calcext:value-type="string">
            <text:p>Cell 482 - 2</text:p>
          </table:table-cell>
        </table:table-row>
        <table:table-row table:style-name="ro1">
          <table:table-cell table:formula="of:= COM.MICROSOFT.CONCAT(&quot;Cell &quot;; COM.MICROSOFT.CONCAT(ROW([.A484]) - 1; COM.MICROSOFT.CONCAT(&quot; - &quot;; COLUMN([.A484]))))" office:value-type="string" office:string-value="Cell 483 - 1" calcext:value-type="string">
            <text:p>Cell 483 - 1</text:p>
          </table:table-cell>
          <table:table-cell table:formula="of:= COM.MICROSOFT.CONCAT(&quot;Cell &quot;; COM.MICROSOFT.CONCAT(ROW([.B484]) - 1; COM.MICROSOFT.CONCAT(&quot; - &quot;; COLUMN([.B484]))))" office:value-type="string" office:string-value="Cell 483 - 2" calcext:value-type="string">
            <text:p>Cell 483 - 2</text:p>
          </table:table-cell>
        </table:table-row>
        <table:table-row table:style-name="ro1">
          <table:table-cell table:formula="of:= COM.MICROSOFT.CONCAT(&quot;Cell &quot;; COM.MICROSOFT.CONCAT(ROW([.A485]) - 1; COM.MICROSOFT.CONCAT(&quot; - &quot;; COLUMN([.A485]))))" office:value-type="string" office:string-value="Cell 484 - 1" calcext:value-type="string">
            <text:p>Cell 484 - 1</text:p>
          </table:table-cell>
          <table:table-cell table:formula="of:= COM.MICROSOFT.CONCAT(&quot;Cell &quot;; COM.MICROSOFT.CONCAT(ROW([.B485]) - 1; COM.MICROSOFT.CONCAT(&quot; - &quot;; COLUMN([.B485]))))" office:value-type="string" office:string-value="Cell 484 - 2" calcext:value-type="string">
            <text:p>Cell 484 - 2</text:p>
          </table:table-cell>
        </table:table-row>
        <table:table-row table:style-name="ro1">
          <table:table-cell table:formula="of:= COM.MICROSOFT.CONCAT(&quot;Cell &quot;; COM.MICROSOFT.CONCAT(ROW([.A486]) - 1; COM.MICROSOFT.CONCAT(&quot; - &quot;; COLUMN([.A486]))))" office:value-type="string" office:string-value="Cell 485 - 1" calcext:value-type="string">
            <text:p>Cell 485 - 1</text:p>
          </table:table-cell>
          <table:table-cell table:formula="of:= COM.MICROSOFT.CONCAT(&quot;Cell &quot;; COM.MICROSOFT.CONCAT(ROW([.B486]) - 1; COM.MICROSOFT.CONCAT(&quot; - &quot;; COLUMN([.B486]))))" office:value-type="string" office:string-value="Cell 485 - 2" calcext:value-type="string">
            <text:p>Cell 485 - 2</text:p>
          </table:table-cell>
        </table:table-row>
        <table:table-row table:style-name="ro1">
          <table:table-cell table:formula="of:= COM.MICROSOFT.CONCAT(&quot;Cell &quot;; COM.MICROSOFT.CONCAT(ROW([.A487]) - 1; COM.MICROSOFT.CONCAT(&quot; - &quot;; COLUMN([.A487]))))" office:value-type="string" office:string-value="Cell 486 - 1" calcext:value-type="string">
            <text:p>Cell 486 - 1</text:p>
          </table:table-cell>
          <table:table-cell table:formula="of:= COM.MICROSOFT.CONCAT(&quot;Cell &quot;; COM.MICROSOFT.CONCAT(ROW([.B487]) - 1; COM.MICROSOFT.CONCAT(&quot; - &quot;; COLUMN([.B487]))))" office:value-type="string" office:string-value="Cell 486 - 2" calcext:value-type="string">
            <text:p>Cell 486 - 2</text:p>
          </table:table-cell>
        </table:table-row>
        <table:table-row table:style-name="ro1">
          <table:table-cell table:formula="of:= COM.MICROSOFT.CONCAT(&quot;Cell &quot;; COM.MICROSOFT.CONCAT(ROW([.A488]) - 1; COM.MICROSOFT.CONCAT(&quot; - &quot;; COLUMN([.A488]))))" office:value-type="string" office:string-value="Cell 487 - 1" calcext:value-type="string">
            <text:p>Cell 487 - 1</text:p>
          </table:table-cell>
          <table:table-cell table:formula="of:= COM.MICROSOFT.CONCAT(&quot;Cell &quot;; COM.MICROSOFT.CONCAT(ROW([.B488]) - 1; COM.MICROSOFT.CONCAT(&quot; - &quot;; COLUMN([.B488]))))" office:value-type="string" office:string-value="Cell 487 - 2" calcext:value-type="string">
            <text:p>Cell 487 - 2</text:p>
          </table:table-cell>
        </table:table-row>
        <table:table-row table:style-name="ro1">
          <table:table-cell table:formula="of:= COM.MICROSOFT.CONCAT(&quot;Cell &quot;; COM.MICROSOFT.CONCAT(ROW([.A489]) - 1; COM.MICROSOFT.CONCAT(&quot; - &quot;; COLUMN([.A489]))))" office:value-type="string" office:string-value="Cell 488 - 1" calcext:value-type="string">
            <text:p>Cell 488 - 1</text:p>
          </table:table-cell>
          <table:table-cell table:formula="of:= COM.MICROSOFT.CONCAT(&quot;Cell &quot;; COM.MICROSOFT.CONCAT(ROW([.B489]) - 1; COM.MICROSOFT.CONCAT(&quot; - &quot;; COLUMN([.B489]))))" office:value-type="string" office:string-value="Cell 488 - 2" calcext:value-type="string">
            <text:p>Cell 488 - 2</text:p>
          </table:table-cell>
        </table:table-row>
        <table:table-row table:style-name="ro1">
          <table:table-cell table:formula="of:= COM.MICROSOFT.CONCAT(&quot;Cell &quot;; COM.MICROSOFT.CONCAT(ROW([.A490]) - 1; COM.MICROSOFT.CONCAT(&quot; - &quot;; COLUMN([.A490]))))" office:value-type="string" office:string-value="Cell 489 - 1" calcext:value-type="string">
            <text:p>Cell 489 - 1</text:p>
          </table:table-cell>
          <table:table-cell table:formula="of:= COM.MICROSOFT.CONCAT(&quot;Cell &quot;; COM.MICROSOFT.CONCAT(ROW([.B490]) - 1; COM.MICROSOFT.CONCAT(&quot; - &quot;; COLUMN([.B490]))))" office:value-type="string" office:string-value="Cell 489 - 2" calcext:value-type="string">
            <text:p>Cell 489 - 2</text:p>
          </table:table-cell>
        </table:table-row>
        <table:table-row table:style-name="ro1">
          <table:table-cell table:formula="of:= COM.MICROSOFT.CONCAT(&quot;Cell &quot;; COM.MICROSOFT.CONCAT(ROW([.A491]) - 1; COM.MICROSOFT.CONCAT(&quot; - &quot;; COLUMN([.A491]))))" office:value-type="string" office:string-value="Cell 490 - 1" calcext:value-type="string">
            <text:p>Cell 490 - 1</text:p>
          </table:table-cell>
          <table:table-cell table:formula="of:= COM.MICROSOFT.CONCAT(&quot;Cell &quot;; COM.MICROSOFT.CONCAT(ROW([.B491]) - 1; COM.MICROSOFT.CONCAT(&quot; - &quot;; COLUMN([.B491]))))" office:value-type="string" office:string-value="Cell 490 - 2" calcext:value-type="string">
            <text:p>Cell 490 - 2</text:p>
          </table:table-cell>
        </table:table-row>
        <table:table-row table:style-name="ro1">
          <table:table-cell table:formula="of:= COM.MICROSOFT.CONCAT(&quot;Cell &quot;; COM.MICROSOFT.CONCAT(ROW([.A492]) - 1; COM.MICROSOFT.CONCAT(&quot; - &quot;; COLUMN([.A492]))))" office:value-type="string" office:string-value="Cell 491 - 1" calcext:value-type="string">
            <text:p>Cell 491 - 1</text:p>
          </table:table-cell>
          <table:table-cell table:formula="of:= COM.MICROSOFT.CONCAT(&quot;Cell &quot;; COM.MICROSOFT.CONCAT(ROW([.B492]) - 1; COM.MICROSOFT.CONCAT(&quot; - &quot;; COLUMN([.B492]))))" office:value-type="string" office:string-value="Cell 491 - 2" calcext:value-type="string">
            <text:p>Cell 491 - 2</text:p>
          </table:table-cell>
        </table:table-row>
        <table:table-row table:style-name="ro1">
          <table:table-cell table:formula="of:= COM.MICROSOFT.CONCAT(&quot;Cell &quot;; COM.MICROSOFT.CONCAT(ROW([.A493]) - 1; COM.MICROSOFT.CONCAT(&quot; - &quot;; COLUMN([.A493]))))" office:value-type="string" office:string-value="Cell 492 - 1" calcext:value-type="string">
            <text:p>Cell 492 - 1</text:p>
          </table:table-cell>
          <table:table-cell table:formula="of:= COM.MICROSOFT.CONCAT(&quot;Cell &quot;; COM.MICROSOFT.CONCAT(ROW([.B493]) - 1; COM.MICROSOFT.CONCAT(&quot; - &quot;; COLUMN([.B493]))))" office:value-type="string" office:string-value="Cell 492 - 2" calcext:value-type="string">
            <text:p>Cell 492 - 2</text:p>
          </table:table-cell>
        </table:table-row>
        <table:table-row table:style-name="ro1">
          <table:table-cell table:formula="of:= COM.MICROSOFT.CONCAT(&quot;Cell &quot;; COM.MICROSOFT.CONCAT(ROW([.A494]) - 1; COM.MICROSOFT.CONCAT(&quot; - &quot;; COLUMN([.A494]))))" office:value-type="string" office:string-value="Cell 493 - 1" calcext:value-type="string">
            <text:p>Cell 493 - 1</text:p>
          </table:table-cell>
          <table:table-cell table:formula="of:= COM.MICROSOFT.CONCAT(&quot;Cell &quot;; COM.MICROSOFT.CONCAT(ROW([.B494]) - 1; COM.MICROSOFT.CONCAT(&quot; - &quot;; COLUMN([.B494]))))" office:value-type="string" office:string-value="Cell 493 - 2" calcext:value-type="string">
            <text:p>Cell 493 - 2</text:p>
          </table:table-cell>
        </table:table-row>
        <table:table-row table:style-name="ro1">
          <table:table-cell table:formula="of:= COM.MICROSOFT.CONCAT(&quot;Cell &quot;; COM.MICROSOFT.CONCAT(ROW([.A495]) - 1; COM.MICROSOFT.CONCAT(&quot; - &quot;; COLUMN([.A495]))))" office:value-type="string" office:string-value="Cell 494 - 1" calcext:value-type="string">
            <text:p>Cell 494 - 1</text:p>
          </table:table-cell>
          <table:table-cell table:formula="of:= COM.MICROSOFT.CONCAT(&quot;Cell &quot;; COM.MICROSOFT.CONCAT(ROW([.B495]) - 1; COM.MICROSOFT.CONCAT(&quot; - &quot;; COLUMN([.B495]))))" office:value-type="string" office:string-value="Cell 494 - 2" calcext:value-type="string">
            <text:p>Cell 494 - 2</text:p>
          </table:table-cell>
        </table:table-row>
        <table:table-row table:style-name="ro1">
          <table:table-cell table:formula="of:= COM.MICROSOFT.CONCAT(&quot;Cell &quot;; COM.MICROSOFT.CONCAT(ROW([.A496]) - 1; COM.MICROSOFT.CONCAT(&quot; - &quot;; COLUMN([.A496]))))" office:value-type="string" office:string-value="Cell 495 - 1" calcext:value-type="string">
            <text:p>Cell 495 - 1</text:p>
          </table:table-cell>
          <table:table-cell table:formula="of:= COM.MICROSOFT.CONCAT(&quot;Cell &quot;; COM.MICROSOFT.CONCAT(ROW([.B496]) - 1; COM.MICROSOFT.CONCAT(&quot; - &quot;; COLUMN([.B496]))))" office:value-type="string" office:string-value="Cell 495 - 2" calcext:value-type="string">
            <text:p>Cell 495 - 2</text:p>
          </table:table-cell>
        </table:table-row>
        <table:table-row table:style-name="ro1">
          <table:table-cell table:formula="of:= COM.MICROSOFT.CONCAT(&quot;Cell &quot;; COM.MICROSOFT.CONCAT(ROW([.A497]) - 1; COM.MICROSOFT.CONCAT(&quot; - &quot;; COLUMN([.A497]))))" office:value-type="string" office:string-value="Cell 496 - 1" calcext:value-type="string">
            <text:p>Cell 496 - 1</text:p>
          </table:table-cell>
          <table:table-cell table:formula="of:= COM.MICROSOFT.CONCAT(&quot;Cell &quot;; COM.MICROSOFT.CONCAT(ROW([.B497]) - 1; COM.MICROSOFT.CONCAT(&quot; - &quot;; COLUMN([.B497]))))" office:value-type="string" office:string-value="Cell 496 - 2" calcext:value-type="string">
            <text:p>Cell 496 - 2</text:p>
          </table:table-cell>
        </table:table-row>
        <table:table-row table:style-name="ro1">
          <table:table-cell table:formula="of:= COM.MICROSOFT.CONCAT(&quot;Cell &quot;; COM.MICROSOFT.CONCAT(ROW([.A498]) - 1; COM.MICROSOFT.CONCAT(&quot; - &quot;; COLUMN([.A498]))))" office:value-type="string" office:string-value="Cell 497 - 1" calcext:value-type="string">
            <text:p>Cell 497 - 1</text:p>
          </table:table-cell>
          <table:table-cell table:formula="of:= COM.MICROSOFT.CONCAT(&quot;Cell &quot;; COM.MICROSOFT.CONCAT(ROW([.B498]) - 1; COM.MICROSOFT.CONCAT(&quot; - &quot;; COLUMN([.B498]))))" office:value-type="string" office:string-value="Cell 497 - 2" calcext:value-type="string">
            <text:p>Cell 497 - 2</text:p>
          </table:table-cell>
        </table:table-row>
        <table:table-row table:style-name="ro1">
          <table:table-cell table:formula="of:= COM.MICROSOFT.CONCAT(&quot;Cell &quot;; COM.MICROSOFT.CONCAT(ROW([.A499]) - 1; COM.MICROSOFT.CONCAT(&quot; - &quot;; COLUMN([.A499]))))" office:value-type="string" office:string-value="Cell 498 - 1" calcext:value-type="string">
            <text:p>Cell 498 - 1</text:p>
          </table:table-cell>
          <table:table-cell table:formula="of:= COM.MICROSOFT.CONCAT(&quot;Cell &quot;; COM.MICROSOFT.CONCAT(ROW([.B499]) - 1; COM.MICROSOFT.CONCAT(&quot; - &quot;; COLUMN([.B499]))))" office:value-type="string" office:string-value="Cell 498 - 2" calcext:value-type="string">
            <text:p>Cell 498 - 2</text:p>
          </table:table-cell>
        </table:table-row>
        <table:table-row table:style-name="ro1">
          <table:table-cell table:formula="of:= COM.MICROSOFT.CONCAT(&quot;Cell &quot;; COM.MICROSOFT.CONCAT(ROW([.A500]) - 1; COM.MICROSOFT.CONCAT(&quot; - &quot;; COLUMN([.A500]))))" office:value-type="string" office:string-value="Cell 499 - 1" calcext:value-type="string">
            <text:p>Cell 499 - 1</text:p>
          </table:table-cell>
          <table:table-cell table:formula="of:= COM.MICROSOFT.CONCAT(&quot;Cell &quot;; COM.MICROSOFT.CONCAT(ROW([.B500]) - 1; COM.MICROSOFT.CONCAT(&quot; - &quot;; COLUMN([.B500]))))" office:value-type="string" office:string-value="Cell 499 - 2" calcext:value-type="string">
            <text:p>Cell 499 - 2</text:p>
          </table:table-cell>
        </table:table-row>
        <table:table-row table:style-name="ro1">
          <table:table-cell table:formula="of:= COM.MICROSOFT.CONCAT(&quot;Cell &quot;; COM.MICROSOFT.CONCAT(ROW([.A501]) - 1; COM.MICROSOFT.CONCAT(&quot; - &quot;; COLUMN([.A501]))))" office:value-type="string" office:string-value="Cell 500 - 1" calcext:value-type="string">
            <text:p>Cell 500 - 1</text:p>
          </table:table-cell>
          <table:table-cell table:formula="of:= COM.MICROSOFT.CONCAT(&quot;Cell &quot;; COM.MICROSOFT.CONCAT(ROW([.B501]) - 1; COM.MICROSOFT.CONCAT(&quot; - &quot;; COLUMN([.B501]))))" office:value-type="string" office:string-value="Cell 500 - 2" calcext:value-type="string">
            <text:p>Cell 500 - 2</text:p>
          </table:table-cell>
        </table:table-row>
        <table:table-row table:style-name="ro1">
          <table:table-cell table:formula="of:= COM.MICROSOFT.CONCAT(&quot;Cell &quot;; COM.MICROSOFT.CONCAT(ROW([.A502]) - 1; COM.MICROSOFT.CONCAT(&quot; - &quot;; COLUMN([.A502]))))" office:value-type="string" office:string-value="Cell 501 - 1" calcext:value-type="string">
            <text:p>Cell 501 - 1</text:p>
          </table:table-cell>
          <table:table-cell table:formula="of:= COM.MICROSOFT.CONCAT(&quot;Cell &quot;; COM.MICROSOFT.CONCAT(ROW([.B502]) - 1; COM.MICROSOFT.CONCAT(&quot; - &quot;; COLUMN([.B502]))))" office:value-type="string" office:string-value="Cell 501 - 2" calcext:value-type="string">
            <text:p>Cell 501 - 2</text:p>
          </table:table-cell>
        </table:table-row>
        <table:table-row table:style-name="ro1">
          <table:table-cell table:formula="of:= COM.MICROSOFT.CONCAT(&quot;Cell &quot;; COM.MICROSOFT.CONCAT(ROW([.A503]) - 1; COM.MICROSOFT.CONCAT(&quot; - &quot;; COLUMN([.A503]))))" office:value-type="string" office:string-value="Cell 502 - 1" calcext:value-type="string">
            <text:p>Cell 502 - 1</text:p>
          </table:table-cell>
          <table:table-cell table:formula="of:= COM.MICROSOFT.CONCAT(&quot;Cell &quot;; COM.MICROSOFT.CONCAT(ROW([.B503]) - 1; COM.MICROSOFT.CONCAT(&quot; - &quot;; COLUMN([.B503]))))" office:value-type="string" office:string-value="Cell 502 - 2" calcext:value-type="string">
            <text:p>Cell 502 - 2</text:p>
          </table:table-cell>
        </table:table-row>
        <table:table-row table:style-name="ro1">
          <table:table-cell table:formula="of:= COM.MICROSOFT.CONCAT(&quot;Cell &quot;; COM.MICROSOFT.CONCAT(ROW([.A504]) - 1; COM.MICROSOFT.CONCAT(&quot; - &quot;; COLUMN([.A504]))))" office:value-type="string" office:string-value="Cell 503 - 1" calcext:value-type="string">
            <text:p>Cell 503 - 1</text:p>
          </table:table-cell>
          <table:table-cell table:formula="of:= COM.MICROSOFT.CONCAT(&quot;Cell &quot;; COM.MICROSOFT.CONCAT(ROW([.B504]) - 1; COM.MICROSOFT.CONCAT(&quot; - &quot;; COLUMN([.B504]))))" office:value-type="string" office:string-value="Cell 503 - 2" calcext:value-type="string">
            <text:p>Cell 503 - 2</text:p>
          </table:table-cell>
        </table:table-row>
        <table:table-row table:style-name="ro1">
          <table:table-cell table:formula="of:= COM.MICROSOFT.CONCAT(&quot;Cell &quot;; COM.MICROSOFT.CONCAT(ROW([.A505]) - 1; COM.MICROSOFT.CONCAT(&quot; - &quot;; COLUMN([.A505]))))" office:value-type="string" office:string-value="Cell 504 - 1" calcext:value-type="string">
            <text:p>Cell 504 - 1</text:p>
          </table:table-cell>
          <table:table-cell table:formula="of:= COM.MICROSOFT.CONCAT(&quot;Cell &quot;; COM.MICROSOFT.CONCAT(ROW([.B505]) - 1; COM.MICROSOFT.CONCAT(&quot; - &quot;; COLUMN([.B505]))))" office:value-type="string" office:string-value="Cell 504 - 2" calcext:value-type="string">
            <text:p>Cell 504 - 2</text:p>
          </table:table-cell>
        </table:table-row>
        <table:table-row table:style-name="ro1">
          <table:table-cell table:formula="of:= COM.MICROSOFT.CONCAT(&quot;Cell &quot;; COM.MICROSOFT.CONCAT(ROW([.A506]) - 1; COM.MICROSOFT.CONCAT(&quot; - &quot;; COLUMN([.A506]))))" office:value-type="string" office:string-value="Cell 505 - 1" calcext:value-type="string">
            <text:p>Cell 505 - 1</text:p>
          </table:table-cell>
          <table:table-cell table:formula="of:= COM.MICROSOFT.CONCAT(&quot;Cell &quot;; COM.MICROSOFT.CONCAT(ROW([.B506]) - 1; COM.MICROSOFT.CONCAT(&quot; - &quot;; COLUMN([.B506]))))" office:value-type="string" office:string-value="Cell 505 - 2" calcext:value-type="string">
            <text:p>Cell 505 - 2</text:p>
          </table:table-cell>
        </table:table-row>
        <table:table-row table:style-name="ro1">
          <table:table-cell table:formula="of:= COM.MICROSOFT.CONCAT(&quot;Cell &quot;; COM.MICROSOFT.CONCAT(ROW([.A507]) - 1; COM.MICROSOFT.CONCAT(&quot; - &quot;; COLUMN([.A507]))))" office:value-type="string" office:string-value="Cell 506 - 1" calcext:value-type="string">
            <text:p>Cell 506 - 1</text:p>
          </table:table-cell>
          <table:table-cell table:formula="of:= COM.MICROSOFT.CONCAT(&quot;Cell &quot;; COM.MICROSOFT.CONCAT(ROW([.B507]) - 1; COM.MICROSOFT.CONCAT(&quot; - &quot;; COLUMN([.B507]))))" office:value-type="string" office:string-value="Cell 506 - 2" calcext:value-type="string">
            <text:p>Cell 506 - 2</text:p>
          </table:table-cell>
        </table:table-row>
        <table:table-row table:style-name="ro1">
          <table:table-cell table:formula="of:= COM.MICROSOFT.CONCAT(&quot;Cell &quot;; COM.MICROSOFT.CONCAT(ROW([.A508]) - 1; COM.MICROSOFT.CONCAT(&quot; - &quot;; COLUMN([.A508]))))" office:value-type="string" office:string-value="Cell 507 - 1" calcext:value-type="string">
            <text:p>Cell 507 - 1</text:p>
          </table:table-cell>
          <table:table-cell table:formula="of:= COM.MICROSOFT.CONCAT(&quot;Cell &quot;; COM.MICROSOFT.CONCAT(ROW([.B508]) - 1; COM.MICROSOFT.CONCAT(&quot; - &quot;; COLUMN([.B508]))))" office:value-type="string" office:string-value="Cell 507 - 2" calcext:value-type="string">
            <text:p>Cell 507 - 2</text:p>
          </table:table-cell>
        </table:table-row>
        <table:table-row table:style-name="ro1">
          <table:table-cell table:formula="of:= COM.MICROSOFT.CONCAT(&quot;Cell &quot;; COM.MICROSOFT.CONCAT(ROW([.A509]) - 1; COM.MICROSOFT.CONCAT(&quot; - &quot;; COLUMN([.A509]))))" office:value-type="string" office:string-value="Cell 508 - 1" calcext:value-type="string">
            <text:p>Cell 508 - 1</text:p>
          </table:table-cell>
          <table:table-cell table:formula="of:= COM.MICROSOFT.CONCAT(&quot;Cell &quot;; COM.MICROSOFT.CONCAT(ROW([.B509]) - 1; COM.MICROSOFT.CONCAT(&quot; - &quot;; COLUMN([.B509]))))" office:value-type="string" office:string-value="Cell 508 - 2" calcext:value-type="string">
            <text:p>Cell 508 - 2</text:p>
          </table:table-cell>
        </table:table-row>
        <table:table-row table:style-name="ro1">
          <table:table-cell table:formula="of:= COM.MICROSOFT.CONCAT(&quot;Cell &quot;; COM.MICROSOFT.CONCAT(ROW([.A510]) - 1; COM.MICROSOFT.CONCAT(&quot; - &quot;; COLUMN([.A510]))))" office:value-type="string" office:string-value="Cell 509 - 1" calcext:value-type="string">
            <text:p>Cell 509 - 1</text:p>
          </table:table-cell>
          <table:table-cell table:formula="of:= COM.MICROSOFT.CONCAT(&quot;Cell &quot;; COM.MICROSOFT.CONCAT(ROW([.B510]) - 1; COM.MICROSOFT.CONCAT(&quot; - &quot;; COLUMN([.B510]))))" office:value-type="string" office:string-value="Cell 509 - 2" calcext:value-type="string">
            <text:p>Cell 509 - 2</text:p>
          </table:table-cell>
        </table:table-row>
        <table:table-row table:style-name="ro1">
          <table:table-cell table:formula="of:= COM.MICROSOFT.CONCAT(&quot;Cell &quot;; COM.MICROSOFT.CONCAT(ROW([.A511]) - 1; COM.MICROSOFT.CONCAT(&quot; - &quot;; COLUMN([.A511]))))" office:value-type="string" office:string-value="Cell 510 - 1" calcext:value-type="string">
            <text:p>Cell 510 - 1</text:p>
          </table:table-cell>
          <table:table-cell table:formula="of:= COM.MICROSOFT.CONCAT(&quot;Cell &quot;; COM.MICROSOFT.CONCAT(ROW([.B511]) - 1; COM.MICROSOFT.CONCAT(&quot; - &quot;; COLUMN([.B511]))))" office:value-type="string" office:string-value="Cell 510 - 2" calcext:value-type="string">
            <text:p>Cell 510 - 2</text:p>
          </table:table-cell>
        </table:table-row>
        <table:table-row table:style-name="ro1">
          <table:table-cell table:formula="of:= COM.MICROSOFT.CONCAT(&quot;Cell &quot;; COM.MICROSOFT.CONCAT(ROW([.A512]) - 1; COM.MICROSOFT.CONCAT(&quot; - &quot;; COLUMN([.A512]))))" office:value-type="string" office:string-value="Cell 511 - 1" calcext:value-type="string">
            <text:p>Cell 511 - 1</text:p>
          </table:table-cell>
          <table:table-cell table:formula="of:= COM.MICROSOFT.CONCAT(&quot;Cell &quot;; COM.MICROSOFT.CONCAT(ROW([.B512]) - 1; COM.MICROSOFT.CONCAT(&quot; - &quot;; COLUMN([.B512]))))" office:value-type="string" office:string-value="Cell 511 - 2" calcext:value-type="string">
            <text:p>Cell 511 - 2</text:p>
          </table:table-cell>
        </table:table-row>
        <table:table-row table:style-name="ro1">
          <table:table-cell table:formula="of:= COM.MICROSOFT.CONCAT(&quot;Cell &quot;; COM.MICROSOFT.CONCAT(ROW([.A513]) - 1; COM.MICROSOFT.CONCAT(&quot; - &quot;; COLUMN([.A513]))))" office:value-type="string" office:string-value="Cell 512 - 1" calcext:value-type="string">
            <text:p>Cell 512 - 1</text:p>
          </table:table-cell>
          <table:table-cell table:formula="of:= COM.MICROSOFT.CONCAT(&quot;Cell &quot;; COM.MICROSOFT.CONCAT(ROW([.B513]) - 1; COM.MICROSOFT.CONCAT(&quot; - &quot;; COLUMN([.B513]))))" office:value-type="string" office:string-value="Cell 512 - 2" calcext:value-type="string">
            <text:p>Cell 512 - 2</text:p>
          </table:table-cell>
        </table:table-row>
        <table:table-row table:style-name="ro1">
          <table:table-cell table:formula="of:= COM.MICROSOFT.CONCAT(&quot;Cell &quot;; COM.MICROSOFT.CONCAT(ROW([.A514]) - 1; COM.MICROSOFT.CONCAT(&quot; - &quot;; COLUMN([.A514]))))" office:value-type="string" office:string-value="Cell 513 - 1" calcext:value-type="string">
            <text:p>Cell 513 - 1</text:p>
          </table:table-cell>
          <table:table-cell table:formula="of:= COM.MICROSOFT.CONCAT(&quot;Cell &quot;; COM.MICROSOFT.CONCAT(ROW([.B514]) - 1; COM.MICROSOFT.CONCAT(&quot; - &quot;; COLUMN([.B514]))))" office:value-type="string" office:string-value="Cell 513 - 2" calcext:value-type="string">
            <text:p>Cell 513 - 2</text:p>
          </table:table-cell>
        </table:table-row>
        <table:table-row table:style-name="ro1">
          <table:table-cell table:formula="of:= COM.MICROSOFT.CONCAT(&quot;Cell &quot;; COM.MICROSOFT.CONCAT(ROW([.A515]) - 1; COM.MICROSOFT.CONCAT(&quot; - &quot;; COLUMN([.A515]))))" office:value-type="string" office:string-value="Cell 514 - 1" calcext:value-type="string">
            <text:p>Cell 514 - 1</text:p>
          </table:table-cell>
          <table:table-cell table:formula="of:= COM.MICROSOFT.CONCAT(&quot;Cell &quot;; COM.MICROSOFT.CONCAT(ROW([.B515]) - 1; COM.MICROSOFT.CONCAT(&quot; - &quot;; COLUMN([.B515]))))" office:value-type="string" office:string-value="Cell 514 - 2" calcext:value-type="string">
            <text:p>Cell 514 - 2</text:p>
          </table:table-cell>
        </table:table-row>
        <table:table-row table:style-name="ro1">
          <table:table-cell table:formula="of:= COM.MICROSOFT.CONCAT(&quot;Cell &quot;; COM.MICROSOFT.CONCAT(ROW([.A516]) - 1; COM.MICROSOFT.CONCAT(&quot; - &quot;; COLUMN([.A516]))))" office:value-type="string" office:string-value="Cell 515 - 1" calcext:value-type="string">
            <text:p>Cell 515 - 1</text:p>
          </table:table-cell>
          <table:table-cell table:formula="of:= COM.MICROSOFT.CONCAT(&quot;Cell &quot;; COM.MICROSOFT.CONCAT(ROW([.B516]) - 1; COM.MICROSOFT.CONCAT(&quot; - &quot;; COLUMN([.B516]))))" office:value-type="string" office:string-value="Cell 515 - 2" calcext:value-type="string">
            <text:p>Cell 515 - 2</text:p>
          </table:table-cell>
        </table:table-row>
        <table:table-row table:style-name="ro1">
          <table:table-cell table:formula="of:= COM.MICROSOFT.CONCAT(&quot;Cell &quot;; COM.MICROSOFT.CONCAT(ROW([.A517]) - 1; COM.MICROSOFT.CONCAT(&quot; - &quot;; COLUMN([.A517]))))" office:value-type="string" office:string-value="Cell 516 - 1" calcext:value-type="string">
            <text:p>Cell 516 - 1</text:p>
          </table:table-cell>
          <table:table-cell table:formula="of:= COM.MICROSOFT.CONCAT(&quot;Cell &quot;; COM.MICROSOFT.CONCAT(ROW([.B517]) - 1; COM.MICROSOFT.CONCAT(&quot; - &quot;; COLUMN([.B517]))))" office:value-type="string" office:string-value="Cell 516 - 2" calcext:value-type="string">
            <text:p>Cell 516 - 2</text:p>
          </table:table-cell>
        </table:table-row>
        <table:table-row table:style-name="ro1">
          <table:table-cell table:formula="of:= COM.MICROSOFT.CONCAT(&quot;Cell &quot;; COM.MICROSOFT.CONCAT(ROW([.A518]) - 1; COM.MICROSOFT.CONCAT(&quot; - &quot;; COLUMN([.A518]))))" office:value-type="string" office:string-value="Cell 517 - 1" calcext:value-type="string">
            <text:p>Cell 517 - 1</text:p>
          </table:table-cell>
          <table:table-cell table:formula="of:= COM.MICROSOFT.CONCAT(&quot;Cell &quot;; COM.MICROSOFT.CONCAT(ROW([.B518]) - 1; COM.MICROSOFT.CONCAT(&quot; - &quot;; COLUMN([.B518]))))" office:value-type="string" office:string-value="Cell 517 - 2" calcext:value-type="string">
            <text:p>Cell 517 - 2</text:p>
          </table:table-cell>
        </table:table-row>
        <table:table-row table:style-name="ro1">
          <table:table-cell table:formula="of:= COM.MICROSOFT.CONCAT(&quot;Cell &quot;; COM.MICROSOFT.CONCAT(ROW([.A519]) - 1; COM.MICROSOFT.CONCAT(&quot; - &quot;; COLUMN([.A519]))))" office:value-type="string" office:string-value="Cell 518 - 1" calcext:value-type="string">
            <text:p>Cell 518 - 1</text:p>
          </table:table-cell>
          <table:table-cell table:formula="of:= COM.MICROSOFT.CONCAT(&quot;Cell &quot;; COM.MICROSOFT.CONCAT(ROW([.B519]) - 1; COM.MICROSOFT.CONCAT(&quot; - &quot;; COLUMN([.B519]))))" office:value-type="string" office:string-value="Cell 518 - 2" calcext:value-type="string">
            <text:p>Cell 518 - 2</text:p>
          </table:table-cell>
        </table:table-row>
        <table:table-row table:style-name="ro1">
          <table:table-cell table:formula="of:= COM.MICROSOFT.CONCAT(&quot;Cell &quot;; COM.MICROSOFT.CONCAT(ROW([.A520]) - 1; COM.MICROSOFT.CONCAT(&quot; - &quot;; COLUMN([.A520]))))" office:value-type="string" office:string-value="Cell 519 - 1" calcext:value-type="string">
            <text:p>Cell 519 - 1</text:p>
          </table:table-cell>
          <table:table-cell table:formula="of:= COM.MICROSOFT.CONCAT(&quot;Cell &quot;; COM.MICROSOFT.CONCAT(ROW([.B520]) - 1; COM.MICROSOFT.CONCAT(&quot; - &quot;; COLUMN([.B520]))))" office:value-type="string" office:string-value="Cell 519 - 2" calcext:value-type="string">
            <text:p>Cell 519 - 2</text:p>
          </table:table-cell>
        </table:table-row>
        <table:table-row table:style-name="ro1">
          <table:table-cell table:formula="of:= COM.MICROSOFT.CONCAT(&quot;Cell &quot;; COM.MICROSOFT.CONCAT(ROW([.A521]) - 1; COM.MICROSOFT.CONCAT(&quot; - &quot;; COLUMN([.A521]))))" office:value-type="string" office:string-value="Cell 520 - 1" calcext:value-type="string">
            <text:p>Cell 520 - 1</text:p>
          </table:table-cell>
          <table:table-cell table:formula="of:= COM.MICROSOFT.CONCAT(&quot;Cell &quot;; COM.MICROSOFT.CONCAT(ROW([.B521]) - 1; COM.MICROSOFT.CONCAT(&quot; - &quot;; COLUMN([.B521]))))" office:value-type="string" office:string-value="Cell 520 - 2" calcext:value-type="string">
            <text:p>Cell 520 - 2</text:p>
          </table:table-cell>
        </table:table-row>
        <table:table-row table:style-name="ro1">
          <table:table-cell table:formula="of:= COM.MICROSOFT.CONCAT(&quot;Cell &quot;; COM.MICROSOFT.CONCAT(ROW([.A522]) - 1; COM.MICROSOFT.CONCAT(&quot; - &quot;; COLUMN([.A522]))))" office:value-type="string" office:string-value="Cell 521 - 1" calcext:value-type="string">
            <text:p>Cell 521 - 1</text:p>
          </table:table-cell>
          <table:table-cell table:formula="of:= COM.MICROSOFT.CONCAT(&quot;Cell &quot;; COM.MICROSOFT.CONCAT(ROW([.B522]) - 1; COM.MICROSOFT.CONCAT(&quot; - &quot;; COLUMN([.B522]))))" office:value-type="string" office:string-value="Cell 521 - 2" calcext:value-type="string">
            <text:p>Cell 521 - 2</text:p>
          </table:table-cell>
        </table:table-row>
        <table:table-row table:style-name="ro1">
          <table:table-cell table:formula="of:= COM.MICROSOFT.CONCAT(&quot;Cell &quot;; COM.MICROSOFT.CONCAT(ROW([.A523]) - 1; COM.MICROSOFT.CONCAT(&quot; - &quot;; COLUMN([.A523]))))" office:value-type="string" office:string-value="Cell 522 - 1" calcext:value-type="string">
            <text:p>Cell 522 - 1</text:p>
          </table:table-cell>
          <table:table-cell table:formula="of:= COM.MICROSOFT.CONCAT(&quot;Cell &quot;; COM.MICROSOFT.CONCAT(ROW([.B523]) - 1; COM.MICROSOFT.CONCAT(&quot; - &quot;; COLUMN([.B523]))))" office:value-type="string" office:string-value="Cell 522 - 2" calcext:value-type="string">
            <text:p>Cell 522 - 2</text:p>
          </table:table-cell>
        </table:table-row>
        <table:table-row table:style-name="ro1">
          <table:table-cell table:formula="of:= COM.MICROSOFT.CONCAT(&quot;Cell &quot;; COM.MICROSOFT.CONCAT(ROW([.A524]) - 1; COM.MICROSOFT.CONCAT(&quot; - &quot;; COLUMN([.A524]))))" office:value-type="string" office:string-value="Cell 523 - 1" calcext:value-type="string">
            <text:p>Cell 523 - 1</text:p>
          </table:table-cell>
          <table:table-cell table:formula="of:= COM.MICROSOFT.CONCAT(&quot;Cell &quot;; COM.MICROSOFT.CONCAT(ROW([.B524]) - 1; COM.MICROSOFT.CONCAT(&quot; - &quot;; COLUMN([.B524]))))" office:value-type="string" office:string-value="Cell 523 - 2" calcext:value-type="string">
            <text:p>Cell 523 - 2</text:p>
          </table:table-cell>
        </table:table-row>
        <table:table-row table:style-name="ro1">
          <table:table-cell table:formula="of:= COM.MICROSOFT.CONCAT(&quot;Cell &quot;; COM.MICROSOFT.CONCAT(ROW([.A525]) - 1; COM.MICROSOFT.CONCAT(&quot; - &quot;; COLUMN([.A525]))))" office:value-type="string" office:string-value="Cell 524 - 1" calcext:value-type="string">
            <text:p>Cell 524 - 1</text:p>
          </table:table-cell>
          <table:table-cell table:formula="of:= COM.MICROSOFT.CONCAT(&quot;Cell &quot;; COM.MICROSOFT.CONCAT(ROW([.B525]) - 1; COM.MICROSOFT.CONCAT(&quot; - &quot;; COLUMN([.B525]))))" office:value-type="string" office:string-value="Cell 524 - 2" calcext:value-type="string">
            <text:p>Cell 524 - 2</text:p>
          </table:table-cell>
        </table:table-row>
        <table:table-row table:style-name="ro1">
          <table:table-cell table:formula="of:= COM.MICROSOFT.CONCAT(&quot;Cell &quot;; COM.MICROSOFT.CONCAT(ROW([.A526]) - 1; COM.MICROSOFT.CONCAT(&quot; - &quot;; COLUMN([.A526]))))" office:value-type="string" office:string-value="Cell 525 - 1" calcext:value-type="string">
            <text:p>Cell 525 - 1</text:p>
          </table:table-cell>
          <table:table-cell table:formula="of:= COM.MICROSOFT.CONCAT(&quot;Cell &quot;; COM.MICROSOFT.CONCAT(ROW([.B526]) - 1; COM.MICROSOFT.CONCAT(&quot; - &quot;; COLUMN([.B526]))))" office:value-type="string" office:string-value="Cell 525 - 2" calcext:value-type="string">
            <text:p>Cell 525 - 2</text:p>
          </table:table-cell>
        </table:table-row>
        <table:table-row table:style-name="ro1">
          <table:table-cell table:formula="of:= COM.MICROSOFT.CONCAT(&quot;Cell &quot;; COM.MICROSOFT.CONCAT(ROW([.A527]) - 1; COM.MICROSOFT.CONCAT(&quot; - &quot;; COLUMN([.A527]))))" office:value-type="string" office:string-value="Cell 526 - 1" calcext:value-type="string">
            <text:p>Cell 526 - 1</text:p>
          </table:table-cell>
          <table:table-cell table:formula="of:= COM.MICROSOFT.CONCAT(&quot;Cell &quot;; COM.MICROSOFT.CONCAT(ROW([.B527]) - 1; COM.MICROSOFT.CONCAT(&quot; - &quot;; COLUMN([.B527]))))" office:value-type="string" office:string-value="Cell 526 - 2" calcext:value-type="string">
            <text:p>Cell 526 - 2</text:p>
          </table:table-cell>
        </table:table-row>
        <table:table-row table:style-name="ro1">
          <table:table-cell table:formula="of:= COM.MICROSOFT.CONCAT(&quot;Cell &quot;; COM.MICROSOFT.CONCAT(ROW([.A528]) - 1; COM.MICROSOFT.CONCAT(&quot; - &quot;; COLUMN([.A528]))))" office:value-type="string" office:string-value="Cell 527 - 1" calcext:value-type="string">
            <text:p>Cell 527 - 1</text:p>
          </table:table-cell>
          <table:table-cell table:formula="of:= COM.MICROSOFT.CONCAT(&quot;Cell &quot;; COM.MICROSOFT.CONCAT(ROW([.B528]) - 1; COM.MICROSOFT.CONCAT(&quot; - &quot;; COLUMN([.B528]))))" office:value-type="string" office:string-value="Cell 527 - 2" calcext:value-type="string">
            <text:p>Cell 527 - 2</text:p>
          </table:table-cell>
        </table:table-row>
        <table:table-row table:style-name="ro1">
          <table:table-cell table:formula="of:= COM.MICROSOFT.CONCAT(&quot;Cell &quot;; COM.MICROSOFT.CONCAT(ROW([.A529]) - 1; COM.MICROSOFT.CONCAT(&quot; - &quot;; COLUMN([.A529]))))" office:value-type="string" office:string-value="Cell 528 - 1" calcext:value-type="string">
            <text:p>Cell 528 - 1</text:p>
          </table:table-cell>
          <table:table-cell table:formula="of:= COM.MICROSOFT.CONCAT(&quot;Cell &quot;; COM.MICROSOFT.CONCAT(ROW([.B529]) - 1; COM.MICROSOFT.CONCAT(&quot; - &quot;; COLUMN([.B529]))))" office:value-type="string" office:string-value="Cell 528 - 2" calcext:value-type="string">
            <text:p>Cell 528 - 2</text:p>
          </table:table-cell>
        </table:table-row>
        <table:table-row table:style-name="ro1">
          <table:table-cell table:formula="of:= COM.MICROSOFT.CONCAT(&quot;Cell &quot;; COM.MICROSOFT.CONCAT(ROW([.A530]) - 1; COM.MICROSOFT.CONCAT(&quot; - &quot;; COLUMN([.A530]))))" office:value-type="string" office:string-value="Cell 529 - 1" calcext:value-type="string">
            <text:p>Cell 529 - 1</text:p>
          </table:table-cell>
          <table:table-cell table:formula="of:= COM.MICROSOFT.CONCAT(&quot;Cell &quot;; COM.MICROSOFT.CONCAT(ROW([.B530]) - 1; COM.MICROSOFT.CONCAT(&quot; - &quot;; COLUMN([.B530]))))" office:value-type="string" office:string-value="Cell 529 - 2" calcext:value-type="string">
            <text:p>Cell 529 - 2</text:p>
          </table:table-cell>
        </table:table-row>
        <table:table-row table:style-name="ro1">
          <table:table-cell table:formula="of:= COM.MICROSOFT.CONCAT(&quot;Cell &quot;; COM.MICROSOFT.CONCAT(ROW([.A531]) - 1; COM.MICROSOFT.CONCAT(&quot; - &quot;; COLUMN([.A531]))))" office:value-type="string" office:string-value="Cell 530 - 1" calcext:value-type="string">
            <text:p>Cell 530 - 1</text:p>
          </table:table-cell>
          <table:table-cell table:formula="of:= COM.MICROSOFT.CONCAT(&quot;Cell &quot;; COM.MICROSOFT.CONCAT(ROW([.B531]) - 1; COM.MICROSOFT.CONCAT(&quot; - &quot;; COLUMN([.B531]))))" office:value-type="string" office:string-value="Cell 530 - 2" calcext:value-type="string">
            <text:p>Cell 530 - 2</text:p>
          </table:table-cell>
        </table:table-row>
        <table:table-row table:style-name="ro1">
          <table:table-cell table:formula="of:= COM.MICROSOFT.CONCAT(&quot;Cell &quot;; COM.MICROSOFT.CONCAT(ROW([.A532]) - 1; COM.MICROSOFT.CONCAT(&quot; - &quot;; COLUMN([.A532]))))" office:value-type="string" office:string-value="Cell 531 - 1" calcext:value-type="string">
            <text:p>Cell 531 - 1</text:p>
          </table:table-cell>
          <table:table-cell table:formula="of:= COM.MICROSOFT.CONCAT(&quot;Cell &quot;; COM.MICROSOFT.CONCAT(ROW([.B532]) - 1; COM.MICROSOFT.CONCAT(&quot; - &quot;; COLUMN([.B532]))))" office:value-type="string" office:string-value="Cell 531 - 2" calcext:value-type="string">
            <text:p>Cell 531 - 2</text:p>
          </table:table-cell>
        </table:table-row>
        <table:table-row table:style-name="ro1">
          <table:table-cell table:formula="of:= COM.MICROSOFT.CONCAT(&quot;Cell &quot;; COM.MICROSOFT.CONCAT(ROW([.A533]) - 1; COM.MICROSOFT.CONCAT(&quot; - &quot;; COLUMN([.A533]))))" office:value-type="string" office:string-value="Cell 532 - 1" calcext:value-type="string">
            <text:p>Cell 532 - 1</text:p>
          </table:table-cell>
          <table:table-cell table:formula="of:= COM.MICROSOFT.CONCAT(&quot;Cell &quot;; COM.MICROSOFT.CONCAT(ROW([.B533]) - 1; COM.MICROSOFT.CONCAT(&quot; - &quot;; COLUMN([.B533]))))" office:value-type="string" office:string-value="Cell 532 - 2" calcext:value-type="string">
            <text:p>Cell 532 - 2</text:p>
          </table:table-cell>
        </table:table-row>
        <table:table-row table:style-name="ro1">
          <table:table-cell table:formula="of:= COM.MICROSOFT.CONCAT(&quot;Cell &quot;; COM.MICROSOFT.CONCAT(ROW([.A534]) - 1; COM.MICROSOFT.CONCAT(&quot; - &quot;; COLUMN([.A534]))))" office:value-type="string" office:string-value="Cell 533 - 1" calcext:value-type="string">
            <text:p>Cell 533 - 1</text:p>
          </table:table-cell>
          <table:table-cell table:formula="of:= COM.MICROSOFT.CONCAT(&quot;Cell &quot;; COM.MICROSOFT.CONCAT(ROW([.B534]) - 1; COM.MICROSOFT.CONCAT(&quot; - &quot;; COLUMN([.B534]))))" office:value-type="string" office:string-value="Cell 533 - 2" calcext:value-type="string">
            <text:p>Cell 533 - 2</text:p>
          </table:table-cell>
        </table:table-row>
        <table:table-row table:style-name="ro1">
          <table:table-cell table:formula="of:= COM.MICROSOFT.CONCAT(&quot;Cell &quot;; COM.MICROSOFT.CONCAT(ROW([.A535]) - 1; COM.MICROSOFT.CONCAT(&quot; - &quot;; COLUMN([.A535]))))" office:value-type="string" office:string-value="Cell 534 - 1" calcext:value-type="string">
            <text:p>Cell 534 - 1</text:p>
          </table:table-cell>
          <table:table-cell table:formula="of:= COM.MICROSOFT.CONCAT(&quot;Cell &quot;; COM.MICROSOFT.CONCAT(ROW([.B535]) - 1; COM.MICROSOFT.CONCAT(&quot; - &quot;; COLUMN([.B535]))))" office:value-type="string" office:string-value="Cell 534 - 2" calcext:value-type="string">
            <text:p>Cell 534 - 2</text:p>
          </table:table-cell>
        </table:table-row>
        <table:table-row table:style-name="ro1">
          <table:table-cell table:formula="of:= COM.MICROSOFT.CONCAT(&quot;Cell &quot;; COM.MICROSOFT.CONCAT(ROW([.A536]) - 1; COM.MICROSOFT.CONCAT(&quot; - &quot;; COLUMN([.A536]))))" office:value-type="string" office:string-value="Cell 535 - 1" calcext:value-type="string">
            <text:p>Cell 535 - 1</text:p>
          </table:table-cell>
          <table:table-cell table:formula="of:= COM.MICROSOFT.CONCAT(&quot;Cell &quot;; COM.MICROSOFT.CONCAT(ROW([.B536]) - 1; COM.MICROSOFT.CONCAT(&quot; - &quot;; COLUMN([.B536]))))" office:value-type="string" office:string-value="Cell 535 - 2" calcext:value-type="string">
            <text:p>Cell 535 - 2</text:p>
          </table:table-cell>
        </table:table-row>
        <table:table-row table:style-name="ro1">
          <table:table-cell table:formula="of:= COM.MICROSOFT.CONCAT(&quot;Cell &quot;; COM.MICROSOFT.CONCAT(ROW([.A537]) - 1; COM.MICROSOFT.CONCAT(&quot; - &quot;; COLUMN([.A537]))))" office:value-type="string" office:string-value="Cell 536 - 1" calcext:value-type="string">
            <text:p>Cell 536 - 1</text:p>
          </table:table-cell>
          <table:table-cell table:formula="of:= COM.MICROSOFT.CONCAT(&quot;Cell &quot;; COM.MICROSOFT.CONCAT(ROW([.B537]) - 1; COM.MICROSOFT.CONCAT(&quot; - &quot;; COLUMN([.B537]))))" office:value-type="string" office:string-value="Cell 536 - 2" calcext:value-type="string">
            <text:p>Cell 536 - 2</text:p>
          </table:table-cell>
        </table:table-row>
        <table:table-row table:style-name="ro1">
          <table:table-cell table:formula="of:= COM.MICROSOFT.CONCAT(&quot;Cell &quot;; COM.MICROSOFT.CONCAT(ROW([.A538]) - 1; COM.MICROSOFT.CONCAT(&quot; - &quot;; COLUMN([.A538]))))" office:value-type="string" office:string-value="Cell 537 - 1" calcext:value-type="string">
            <text:p>Cell 537 - 1</text:p>
          </table:table-cell>
          <table:table-cell table:formula="of:= COM.MICROSOFT.CONCAT(&quot;Cell &quot;; COM.MICROSOFT.CONCAT(ROW([.B538]) - 1; COM.MICROSOFT.CONCAT(&quot; - &quot;; COLUMN([.B538]))))" office:value-type="string" office:string-value="Cell 537 - 2" calcext:value-type="string">
            <text:p>Cell 537 - 2</text:p>
          </table:table-cell>
        </table:table-row>
        <table:table-row table:style-name="ro1">
          <table:table-cell table:formula="of:= COM.MICROSOFT.CONCAT(&quot;Cell &quot;; COM.MICROSOFT.CONCAT(ROW([.A539]) - 1; COM.MICROSOFT.CONCAT(&quot; - &quot;; COLUMN([.A539]))))" office:value-type="string" office:string-value="Cell 538 - 1" calcext:value-type="string">
            <text:p>Cell 538 - 1</text:p>
          </table:table-cell>
          <table:table-cell table:formula="of:= COM.MICROSOFT.CONCAT(&quot;Cell &quot;; COM.MICROSOFT.CONCAT(ROW([.B539]) - 1; COM.MICROSOFT.CONCAT(&quot; - &quot;; COLUMN([.B539]))))" office:value-type="string" office:string-value="Cell 538 - 2" calcext:value-type="string">
            <text:p>Cell 538 - 2</text:p>
          </table:table-cell>
        </table:table-row>
        <table:table-row table:style-name="ro1">
          <table:table-cell table:formula="of:= COM.MICROSOFT.CONCAT(&quot;Cell &quot;; COM.MICROSOFT.CONCAT(ROW([.A540]) - 1; COM.MICROSOFT.CONCAT(&quot; - &quot;; COLUMN([.A540]))))" office:value-type="string" office:string-value="Cell 539 - 1" calcext:value-type="string">
            <text:p>Cell 539 - 1</text:p>
          </table:table-cell>
          <table:table-cell table:formula="of:= COM.MICROSOFT.CONCAT(&quot;Cell &quot;; COM.MICROSOFT.CONCAT(ROW([.B540]) - 1; COM.MICROSOFT.CONCAT(&quot; - &quot;; COLUMN([.B540]))))" office:value-type="string" office:string-value="Cell 539 - 2" calcext:value-type="string">
            <text:p>Cell 539 - 2</text:p>
          </table:table-cell>
        </table:table-row>
        <table:table-row table:style-name="ro1">
          <table:table-cell table:formula="of:= COM.MICROSOFT.CONCAT(&quot;Cell &quot;; COM.MICROSOFT.CONCAT(ROW([.A541]) - 1; COM.MICROSOFT.CONCAT(&quot; - &quot;; COLUMN([.A541]))))" office:value-type="string" office:string-value="Cell 540 - 1" calcext:value-type="string">
            <text:p>Cell 540 - 1</text:p>
          </table:table-cell>
          <table:table-cell table:formula="of:= COM.MICROSOFT.CONCAT(&quot;Cell &quot;; COM.MICROSOFT.CONCAT(ROW([.B541]) - 1; COM.MICROSOFT.CONCAT(&quot; - &quot;; COLUMN([.B541]))))" office:value-type="string" office:string-value="Cell 540 - 2" calcext:value-type="string">
            <text:p>Cell 540 - 2</text:p>
          </table:table-cell>
        </table:table-row>
        <table:table-row table:style-name="ro1">
          <table:table-cell table:formula="of:= COM.MICROSOFT.CONCAT(&quot;Cell &quot;; COM.MICROSOFT.CONCAT(ROW([.A542]) - 1; COM.MICROSOFT.CONCAT(&quot; - &quot;; COLUMN([.A542]))))" office:value-type="string" office:string-value="Cell 541 - 1" calcext:value-type="string">
            <text:p>Cell 541 - 1</text:p>
          </table:table-cell>
          <table:table-cell table:formula="of:= COM.MICROSOFT.CONCAT(&quot;Cell &quot;; COM.MICROSOFT.CONCAT(ROW([.B542]) - 1; COM.MICROSOFT.CONCAT(&quot; - &quot;; COLUMN([.B542]))))" office:value-type="string" office:string-value="Cell 541 - 2" calcext:value-type="string">
            <text:p>Cell 541 - 2</text:p>
          </table:table-cell>
        </table:table-row>
        <table:table-row table:style-name="ro1">
          <table:table-cell table:formula="of:= COM.MICROSOFT.CONCAT(&quot;Cell &quot;; COM.MICROSOFT.CONCAT(ROW([.A543]) - 1; COM.MICROSOFT.CONCAT(&quot; - &quot;; COLUMN([.A543]))))" office:value-type="string" office:string-value="Cell 542 - 1" calcext:value-type="string">
            <text:p>Cell 542 - 1</text:p>
          </table:table-cell>
          <table:table-cell table:formula="of:= COM.MICROSOFT.CONCAT(&quot;Cell &quot;; COM.MICROSOFT.CONCAT(ROW([.B543]) - 1; COM.MICROSOFT.CONCAT(&quot; - &quot;; COLUMN([.B543]))))" office:value-type="string" office:string-value="Cell 542 - 2" calcext:value-type="string">
            <text:p>Cell 542 - 2</text:p>
          </table:table-cell>
        </table:table-row>
        <table:table-row table:style-name="ro1">
          <table:table-cell table:formula="of:= COM.MICROSOFT.CONCAT(&quot;Cell &quot;; COM.MICROSOFT.CONCAT(ROW([.A544]) - 1; COM.MICROSOFT.CONCAT(&quot; - &quot;; COLUMN([.A544]))))" office:value-type="string" office:string-value="Cell 543 - 1" calcext:value-type="string">
            <text:p>Cell 543 - 1</text:p>
          </table:table-cell>
          <table:table-cell table:formula="of:= COM.MICROSOFT.CONCAT(&quot;Cell &quot;; COM.MICROSOFT.CONCAT(ROW([.B544]) - 1; COM.MICROSOFT.CONCAT(&quot; - &quot;; COLUMN([.B544]))))" office:value-type="string" office:string-value="Cell 543 - 2" calcext:value-type="string">
            <text:p>Cell 543 - 2</text:p>
          </table:table-cell>
        </table:table-row>
        <table:table-row table:style-name="ro1">
          <table:table-cell table:formula="of:= COM.MICROSOFT.CONCAT(&quot;Cell &quot;; COM.MICROSOFT.CONCAT(ROW([.A545]) - 1; COM.MICROSOFT.CONCAT(&quot; - &quot;; COLUMN([.A545]))))" office:value-type="string" office:string-value="Cell 544 - 1" calcext:value-type="string">
            <text:p>Cell 544 - 1</text:p>
          </table:table-cell>
          <table:table-cell table:formula="of:= COM.MICROSOFT.CONCAT(&quot;Cell &quot;; COM.MICROSOFT.CONCAT(ROW([.B545]) - 1; COM.MICROSOFT.CONCAT(&quot; - &quot;; COLUMN([.B545]))))" office:value-type="string" office:string-value="Cell 544 - 2" calcext:value-type="string">
            <text:p>Cell 544 - 2</text:p>
          </table:table-cell>
        </table:table-row>
        <table:table-row table:style-name="ro1">
          <table:table-cell table:formula="of:= COM.MICROSOFT.CONCAT(&quot;Cell &quot;; COM.MICROSOFT.CONCAT(ROW([.A546]) - 1; COM.MICROSOFT.CONCAT(&quot; - &quot;; COLUMN([.A546]))))" office:value-type="string" office:string-value="Cell 545 - 1" calcext:value-type="string">
            <text:p>Cell 545 - 1</text:p>
          </table:table-cell>
          <table:table-cell table:formula="of:= COM.MICROSOFT.CONCAT(&quot;Cell &quot;; COM.MICROSOFT.CONCAT(ROW([.B546]) - 1; COM.MICROSOFT.CONCAT(&quot; - &quot;; COLUMN([.B546]))))" office:value-type="string" office:string-value="Cell 545 - 2" calcext:value-type="string">
            <text:p>Cell 545 - 2</text:p>
          </table:table-cell>
        </table:table-row>
        <table:table-row table:style-name="ro1">
          <table:table-cell table:formula="of:= COM.MICROSOFT.CONCAT(&quot;Cell &quot;; COM.MICROSOFT.CONCAT(ROW([.A547]) - 1; COM.MICROSOFT.CONCAT(&quot; - &quot;; COLUMN([.A547]))))" office:value-type="string" office:string-value="Cell 546 - 1" calcext:value-type="string">
            <text:p>Cell 546 - 1</text:p>
          </table:table-cell>
          <table:table-cell table:formula="of:= COM.MICROSOFT.CONCAT(&quot;Cell &quot;; COM.MICROSOFT.CONCAT(ROW([.B547]) - 1; COM.MICROSOFT.CONCAT(&quot; - &quot;; COLUMN([.B547]))))" office:value-type="string" office:string-value="Cell 546 - 2" calcext:value-type="string">
            <text:p>Cell 546 - 2</text:p>
          </table:table-cell>
        </table:table-row>
        <table:table-row table:style-name="ro1">
          <table:table-cell table:formula="of:= COM.MICROSOFT.CONCAT(&quot;Cell &quot;; COM.MICROSOFT.CONCAT(ROW([.A548]) - 1; COM.MICROSOFT.CONCAT(&quot; - &quot;; COLUMN([.A548]))))" office:value-type="string" office:string-value="Cell 547 - 1" calcext:value-type="string">
            <text:p>Cell 547 - 1</text:p>
          </table:table-cell>
          <table:table-cell table:formula="of:= COM.MICROSOFT.CONCAT(&quot;Cell &quot;; COM.MICROSOFT.CONCAT(ROW([.B548]) - 1; COM.MICROSOFT.CONCAT(&quot; - &quot;; COLUMN([.B548]))))" office:value-type="string" office:string-value="Cell 547 - 2" calcext:value-type="string">
            <text:p>Cell 547 - 2</text:p>
          </table:table-cell>
        </table:table-row>
        <table:table-row table:style-name="ro1">
          <table:table-cell table:formula="of:= COM.MICROSOFT.CONCAT(&quot;Cell &quot;; COM.MICROSOFT.CONCAT(ROW([.A549]) - 1; COM.MICROSOFT.CONCAT(&quot; - &quot;; COLUMN([.A549]))))" office:value-type="string" office:string-value="Cell 548 - 1" calcext:value-type="string">
            <text:p>Cell 548 - 1</text:p>
          </table:table-cell>
          <table:table-cell table:formula="of:= COM.MICROSOFT.CONCAT(&quot;Cell &quot;; COM.MICROSOFT.CONCAT(ROW([.B549]) - 1; COM.MICROSOFT.CONCAT(&quot; - &quot;; COLUMN([.B549]))))" office:value-type="string" office:string-value="Cell 548 - 2" calcext:value-type="string">
            <text:p>Cell 548 - 2</text:p>
          </table:table-cell>
        </table:table-row>
        <table:table-row table:style-name="ro1">
          <table:table-cell table:formula="of:= COM.MICROSOFT.CONCAT(&quot;Cell &quot;; COM.MICROSOFT.CONCAT(ROW([.A550]) - 1; COM.MICROSOFT.CONCAT(&quot; - &quot;; COLUMN([.A550]))))" office:value-type="string" office:string-value="Cell 549 - 1" calcext:value-type="string">
            <text:p>Cell 549 - 1</text:p>
          </table:table-cell>
          <table:table-cell table:formula="of:= COM.MICROSOFT.CONCAT(&quot;Cell &quot;; COM.MICROSOFT.CONCAT(ROW([.B550]) - 1; COM.MICROSOFT.CONCAT(&quot; - &quot;; COLUMN([.B550]))))" office:value-type="string" office:string-value="Cell 549 - 2" calcext:value-type="string">
            <text:p>Cell 549 - 2</text:p>
          </table:table-cell>
        </table:table-row>
        <table:table-row table:style-name="ro1">
          <table:table-cell table:formula="of:= COM.MICROSOFT.CONCAT(&quot;Cell &quot;; COM.MICROSOFT.CONCAT(ROW([.A551]) - 1; COM.MICROSOFT.CONCAT(&quot; - &quot;; COLUMN([.A551]))))" office:value-type="string" office:string-value="Cell 550 - 1" calcext:value-type="string">
            <text:p>Cell 550 - 1</text:p>
          </table:table-cell>
          <table:table-cell table:formula="of:= COM.MICROSOFT.CONCAT(&quot;Cell &quot;; COM.MICROSOFT.CONCAT(ROW([.B551]) - 1; COM.MICROSOFT.CONCAT(&quot; - &quot;; COLUMN([.B551]))))" office:value-type="string" office:string-value="Cell 550 - 2" calcext:value-type="string">
            <text:p>Cell 550 - 2</text:p>
          </table:table-cell>
        </table:table-row>
        <table:table-row table:style-name="ro1">
          <table:table-cell table:formula="of:= COM.MICROSOFT.CONCAT(&quot;Cell &quot;; COM.MICROSOFT.CONCAT(ROW([.A552]) - 1; COM.MICROSOFT.CONCAT(&quot; - &quot;; COLUMN([.A552]))))" office:value-type="string" office:string-value="Cell 551 - 1" calcext:value-type="string">
            <text:p>Cell 551 - 1</text:p>
          </table:table-cell>
          <table:table-cell table:formula="of:= COM.MICROSOFT.CONCAT(&quot;Cell &quot;; COM.MICROSOFT.CONCAT(ROW([.B552]) - 1; COM.MICROSOFT.CONCAT(&quot; - &quot;; COLUMN([.B552]))))" office:value-type="string" office:string-value="Cell 551 - 2" calcext:value-type="string">
            <text:p>Cell 551 - 2</text:p>
          </table:table-cell>
        </table:table-row>
        <table:table-row table:style-name="ro1">
          <table:table-cell table:formula="of:= COM.MICROSOFT.CONCAT(&quot;Cell &quot;; COM.MICROSOFT.CONCAT(ROW([.A553]) - 1; COM.MICROSOFT.CONCAT(&quot; - &quot;; COLUMN([.A553]))))" office:value-type="string" office:string-value="Cell 552 - 1" calcext:value-type="string">
            <text:p>Cell 552 - 1</text:p>
          </table:table-cell>
          <table:table-cell table:formula="of:= COM.MICROSOFT.CONCAT(&quot;Cell &quot;; COM.MICROSOFT.CONCAT(ROW([.B553]) - 1; COM.MICROSOFT.CONCAT(&quot; - &quot;; COLUMN([.B553]))))" office:value-type="string" office:string-value="Cell 552 - 2" calcext:value-type="string">
            <text:p>Cell 552 - 2</text:p>
          </table:table-cell>
        </table:table-row>
        <table:table-row table:style-name="ro1">
          <table:table-cell table:formula="of:= COM.MICROSOFT.CONCAT(&quot;Cell &quot;; COM.MICROSOFT.CONCAT(ROW([.A554]) - 1; COM.MICROSOFT.CONCAT(&quot; - &quot;; COLUMN([.A554]))))" office:value-type="string" office:string-value="Cell 553 - 1" calcext:value-type="string">
            <text:p>Cell 553 - 1</text:p>
          </table:table-cell>
          <table:table-cell table:formula="of:= COM.MICROSOFT.CONCAT(&quot;Cell &quot;; COM.MICROSOFT.CONCAT(ROW([.B554]) - 1; COM.MICROSOFT.CONCAT(&quot; - &quot;; COLUMN([.B554]))))" office:value-type="string" office:string-value="Cell 553 - 2" calcext:value-type="string">
            <text:p>Cell 553 - 2</text:p>
          </table:table-cell>
        </table:table-row>
        <table:table-row table:style-name="ro1">
          <table:table-cell table:formula="of:= COM.MICROSOFT.CONCAT(&quot;Cell &quot;; COM.MICROSOFT.CONCAT(ROW([.A555]) - 1; COM.MICROSOFT.CONCAT(&quot; - &quot;; COLUMN([.A555]))))" office:value-type="string" office:string-value="Cell 554 - 1" calcext:value-type="string">
            <text:p>Cell 554 - 1</text:p>
          </table:table-cell>
          <table:table-cell table:formula="of:= COM.MICROSOFT.CONCAT(&quot;Cell &quot;; COM.MICROSOFT.CONCAT(ROW([.B555]) - 1; COM.MICROSOFT.CONCAT(&quot; - &quot;; COLUMN([.B555]))))" office:value-type="string" office:string-value="Cell 554 - 2" calcext:value-type="string">
            <text:p>Cell 554 - 2</text:p>
          </table:table-cell>
        </table:table-row>
        <table:table-row table:style-name="ro1">
          <table:table-cell table:formula="of:= COM.MICROSOFT.CONCAT(&quot;Cell &quot;; COM.MICROSOFT.CONCAT(ROW([.A556]) - 1; COM.MICROSOFT.CONCAT(&quot; - &quot;; COLUMN([.A556]))))" office:value-type="string" office:string-value="Cell 555 - 1" calcext:value-type="string">
            <text:p>Cell 555 - 1</text:p>
          </table:table-cell>
          <table:table-cell table:formula="of:= COM.MICROSOFT.CONCAT(&quot;Cell &quot;; COM.MICROSOFT.CONCAT(ROW([.B556]) - 1; COM.MICROSOFT.CONCAT(&quot; - &quot;; COLUMN([.B556]))))" office:value-type="string" office:string-value="Cell 555 - 2" calcext:value-type="string">
            <text:p>Cell 555 - 2</text:p>
          </table:table-cell>
        </table:table-row>
        <table:table-row table:style-name="ro1">
          <table:table-cell table:formula="of:= COM.MICROSOFT.CONCAT(&quot;Cell &quot;; COM.MICROSOFT.CONCAT(ROW([.A557]) - 1; COM.MICROSOFT.CONCAT(&quot; - &quot;; COLUMN([.A557]))))" office:value-type="string" office:string-value="Cell 556 - 1" calcext:value-type="string">
            <text:p>Cell 556 - 1</text:p>
          </table:table-cell>
          <table:table-cell table:formula="of:= COM.MICROSOFT.CONCAT(&quot;Cell &quot;; COM.MICROSOFT.CONCAT(ROW([.B557]) - 1; COM.MICROSOFT.CONCAT(&quot; - &quot;; COLUMN([.B557]))))" office:value-type="string" office:string-value="Cell 556 - 2" calcext:value-type="string">
            <text:p>Cell 556 - 2</text:p>
          </table:table-cell>
        </table:table-row>
        <table:table-row table:style-name="ro1">
          <table:table-cell table:formula="of:= COM.MICROSOFT.CONCAT(&quot;Cell &quot;; COM.MICROSOFT.CONCAT(ROW([.A558]) - 1; COM.MICROSOFT.CONCAT(&quot; - &quot;; COLUMN([.A558]))))" office:value-type="string" office:string-value="Cell 557 - 1" calcext:value-type="string">
            <text:p>Cell 557 - 1</text:p>
          </table:table-cell>
          <table:table-cell table:formula="of:= COM.MICROSOFT.CONCAT(&quot;Cell &quot;; COM.MICROSOFT.CONCAT(ROW([.B558]) - 1; COM.MICROSOFT.CONCAT(&quot; - &quot;; COLUMN([.B558]))))" office:value-type="string" office:string-value="Cell 557 - 2" calcext:value-type="string">
            <text:p>Cell 557 - 2</text:p>
          </table:table-cell>
        </table:table-row>
        <table:table-row table:style-name="ro1">
          <table:table-cell table:formula="of:= COM.MICROSOFT.CONCAT(&quot;Cell &quot;; COM.MICROSOFT.CONCAT(ROW([.A559]) - 1; COM.MICROSOFT.CONCAT(&quot; - &quot;; COLUMN([.A559]))))" office:value-type="string" office:string-value="Cell 558 - 1" calcext:value-type="string">
            <text:p>Cell 558 - 1</text:p>
          </table:table-cell>
          <table:table-cell table:formula="of:= COM.MICROSOFT.CONCAT(&quot;Cell &quot;; COM.MICROSOFT.CONCAT(ROW([.B559]) - 1; COM.MICROSOFT.CONCAT(&quot; - &quot;; COLUMN([.B559]))))" office:value-type="string" office:string-value="Cell 558 - 2" calcext:value-type="string">
            <text:p>Cell 558 - 2</text:p>
          </table:table-cell>
        </table:table-row>
        <table:table-row table:style-name="ro1">
          <table:table-cell table:formula="of:= COM.MICROSOFT.CONCAT(&quot;Cell &quot;; COM.MICROSOFT.CONCAT(ROW([.A560]) - 1; COM.MICROSOFT.CONCAT(&quot; - &quot;; COLUMN([.A560]))))" office:value-type="string" office:string-value="Cell 559 - 1" calcext:value-type="string">
            <text:p>Cell 559 - 1</text:p>
          </table:table-cell>
          <table:table-cell table:formula="of:= COM.MICROSOFT.CONCAT(&quot;Cell &quot;; COM.MICROSOFT.CONCAT(ROW([.B560]) - 1; COM.MICROSOFT.CONCAT(&quot; - &quot;; COLUMN([.B560]))))" office:value-type="string" office:string-value="Cell 559 - 2" calcext:value-type="string">
            <text:p>Cell 559 - 2</text:p>
          </table:table-cell>
        </table:table-row>
        <table:table-row table:style-name="ro1">
          <table:table-cell table:formula="of:= COM.MICROSOFT.CONCAT(&quot;Cell &quot;; COM.MICROSOFT.CONCAT(ROW([.A561]) - 1; COM.MICROSOFT.CONCAT(&quot; - &quot;; COLUMN([.A561]))))" office:value-type="string" office:string-value="Cell 560 - 1" calcext:value-type="string">
            <text:p>Cell 560 - 1</text:p>
          </table:table-cell>
          <table:table-cell table:formula="of:= COM.MICROSOFT.CONCAT(&quot;Cell &quot;; COM.MICROSOFT.CONCAT(ROW([.B561]) - 1; COM.MICROSOFT.CONCAT(&quot; - &quot;; COLUMN([.B561]))))" office:value-type="string" office:string-value="Cell 560 - 2" calcext:value-type="string">
            <text:p>Cell 560 - 2</text:p>
          </table:table-cell>
        </table:table-row>
        <table:table-row table:style-name="ro1">
          <table:table-cell table:formula="of:= COM.MICROSOFT.CONCAT(&quot;Cell &quot;; COM.MICROSOFT.CONCAT(ROW([.A562]) - 1; COM.MICROSOFT.CONCAT(&quot; - &quot;; COLUMN([.A562]))))" office:value-type="string" office:string-value="Cell 561 - 1" calcext:value-type="string">
            <text:p>Cell 561 - 1</text:p>
          </table:table-cell>
          <table:table-cell table:formula="of:= COM.MICROSOFT.CONCAT(&quot;Cell &quot;; COM.MICROSOFT.CONCAT(ROW([.B562]) - 1; COM.MICROSOFT.CONCAT(&quot; - &quot;; COLUMN([.B562]))))" office:value-type="string" office:string-value="Cell 561 - 2" calcext:value-type="string">
            <text:p>Cell 561 - 2</text:p>
          </table:table-cell>
        </table:table-row>
        <table:table-row table:style-name="ro1">
          <table:table-cell table:formula="of:= COM.MICROSOFT.CONCAT(&quot;Cell &quot;; COM.MICROSOFT.CONCAT(ROW([.A563]) - 1; COM.MICROSOFT.CONCAT(&quot; - &quot;; COLUMN([.A563]))))" office:value-type="string" office:string-value="Cell 562 - 1" calcext:value-type="string">
            <text:p>Cell 562 - 1</text:p>
          </table:table-cell>
          <table:table-cell table:formula="of:= COM.MICROSOFT.CONCAT(&quot;Cell &quot;; COM.MICROSOFT.CONCAT(ROW([.B563]) - 1; COM.MICROSOFT.CONCAT(&quot; - &quot;; COLUMN([.B563]))))" office:value-type="string" office:string-value="Cell 562 - 2" calcext:value-type="string">
            <text:p>Cell 562 - 2</text:p>
          </table:table-cell>
        </table:table-row>
        <table:table-row table:style-name="ro1">
          <table:table-cell table:formula="of:= COM.MICROSOFT.CONCAT(&quot;Cell &quot;; COM.MICROSOFT.CONCAT(ROW([.A564]) - 1; COM.MICROSOFT.CONCAT(&quot; - &quot;; COLUMN([.A564]))))" office:value-type="string" office:string-value="Cell 563 - 1" calcext:value-type="string">
            <text:p>Cell 563 - 1</text:p>
          </table:table-cell>
          <table:table-cell table:formula="of:= COM.MICROSOFT.CONCAT(&quot;Cell &quot;; COM.MICROSOFT.CONCAT(ROW([.B564]) - 1; COM.MICROSOFT.CONCAT(&quot; - &quot;; COLUMN([.B564]))))" office:value-type="string" office:string-value="Cell 563 - 2" calcext:value-type="string">
            <text:p>Cell 563 - 2</text:p>
          </table:table-cell>
        </table:table-row>
        <table:table-row table:style-name="ro1">
          <table:table-cell table:formula="of:= COM.MICROSOFT.CONCAT(&quot;Cell &quot;; COM.MICROSOFT.CONCAT(ROW([.A565]) - 1; COM.MICROSOFT.CONCAT(&quot; - &quot;; COLUMN([.A565]))))" office:value-type="string" office:string-value="Cell 564 - 1" calcext:value-type="string">
            <text:p>Cell 564 - 1</text:p>
          </table:table-cell>
          <table:table-cell table:formula="of:= COM.MICROSOFT.CONCAT(&quot;Cell &quot;; COM.MICROSOFT.CONCAT(ROW([.B565]) - 1; COM.MICROSOFT.CONCAT(&quot; - &quot;; COLUMN([.B565]))))" office:value-type="string" office:string-value="Cell 564 - 2" calcext:value-type="string">
            <text:p>Cell 564 - 2</text:p>
          </table:table-cell>
        </table:table-row>
        <table:table-row table:style-name="ro1">
          <table:table-cell table:formula="of:= COM.MICROSOFT.CONCAT(&quot;Cell &quot;; COM.MICROSOFT.CONCAT(ROW([.A566]) - 1; COM.MICROSOFT.CONCAT(&quot; - &quot;; COLUMN([.A566]))))" office:value-type="string" office:string-value="Cell 565 - 1" calcext:value-type="string">
            <text:p>Cell 565 - 1</text:p>
          </table:table-cell>
          <table:table-cell table:formula="of:= COM.MICROSOFT.CONCAT(&quot;Cell &quot;; COM.MICROSOFT.CONCAT(ROW([.B566]) - 1; COM.MICROSOFT.CONCAT(&quot; - &quot;; COLUMN([.B566]))))" office:value-type="string" office:string-value="Cell 565 - 2" calcext:value-type="string">
            <text:p>Cell 565 - 2</text:p>
          </table:table-cell>
        </table:table-row>
        <table:table-row table:style-name="ro1">
          <table:table-cell table:formula="of:= COM.MICROSOFT.CONCAT(&quot;Cell &quot;; COM.MICROSOFT.CONCAT(ROW([.A567]) - 1; COM.MICROSOFT.CONCAT(&quot; - &quot;; COLUMN([.A567]))))" office:value-type="string" office:string-value="Cell 566 - 1" calcext:value-type="string">
            <text:p>Cell 566 - 1</text:p>
          </table:table-cell>
          <table:table-cell table:formula="of:= COM.MICROSOFT.CONCAT(&quot;Cell &quot;; COM.MICROSOFT.CONCAT(ROW([.B567]) - 1; COM.MICROSOFT.CONCAT(&quot; - &quot;; COLUMN([.B567]))))" office:value-type="string" office:string-value="Cell 566 - 2" calcext:value-type="string">
            <text:p>Cell 566 - 2</text:p>
          </table:table-cell>
        </table:table-row>
        <table:table-row table:style-name="ro1">
          <table:table-cell table:formula="of:= COM.MICROSOFT.CONCAT(&quot;Cell &quot;; COM.MICROSOFT.CONCAT(ROW([.A568]) - 1; COM.MICROSOFT.CONCAT(&quot; - &quot;; COLUMN([.A568]))))" office:value-type="string" office:string-value="Cell 567 - 1" calcext:value-type="string">
            <text:p>Cell 567 - 1</text:p>
          </table:table-cell>
          <table:table-cell table:formula="of:= COM.MICROSOFT.CONCAT(&quot;Cell &quot;; COM.MICROSOFT.CONCAT(ROW([.B568]) - 1; COM.MICROSOFT.CONCAT(&quot; - &quot;; COLUMN([.B568]))))" office:value-type="string" office:string-value="Cell 567 - 2" calcext:value-type="string">
            <text:p>Cell 567 - 2</text:p>
          </table:table-cell>
        </table:table-row>
        <table:table-row table:style-name="ro1">
          <table:table-cell table:formula="of:= COM.MICROSOFT.CONCAT(&quot;Cell &quot;; COM.MICROSOFT.CONCAT(ROW([.A569]) - 1; COM.MICROSOFT.CONCAT(&quot; - &quot;; COLUMN([.A569]))))" office:value-type="string" office:string-value="Cell 568 - 1" calcext:value-type="string">
            <text:p>Cell 568 - 1</text:p>
          </table:table-cell>
          <table:table-cell table:formula="of:= COM.MICROSOFT.CONCAT(&quot;Cell &quot;; COM.MICROSOFT.CONCAT(ROW([.B569]) - 1; COM.MICROSOFT.CONCAT(&quot; - &quot;; COLUMN([.B569]))))" office:value-type="string" office:string-value="Cell 568 - 2" calcext:value-type="string">
            <text:p>Cell 568 - 2</text:p>
          </table:table-cell>
        </table:table-row>
        <table:table-row table:style-name="ro1">
          <table:table-cell table:formula="of:= COM.MICROSOFT.CONCAT(&quot;Cell &quot;; COM.MICROSOFT.CONCAT(ROW([.A570]) - 1; COM.MICROSOFT.CONCAT(&quot; - &quot;; COLUMN([.A570]))))" office:value-type="string" office:string-value="Cell 569 - 1" calcext:value-type="string">
            <text:p>Cell 569 - 1</text:p>
          </table:table-cell>
          <table:table-cell table:formula="of:= COM.MICROSOFT.CONCAT(&quot;Cell &quot;; COM.MICROSOFT.CONCAT(ROW([.B570]) - 1; COM.MICROSOFT.CONCAT(&quot; - &quot;; COLUMN([.B570]))))" office:value-type="string" office:string-value="Cell 569 - 2" calcext:value-type="string">
            <text:p>Cell 569 - 2</text:p>
          </table:table-cell>
        </table:table-row>
        <table:table-row table:style-name="ro1">
          <table:table-cell table:formula="of:= COM.MICROSOFT.CONCAT(&quot;Cell &quot;; COM.MICROSOFT.CONCAT(ROW([.A571]) - 1; COM.MICROSOFT.CONCAT(&quot; - &quot;; COLUMN([.A571]))))" office:value-type="string" office:string-value="Cell 570 - 1" calcext:value-type="string">
            <text:p>Cell 570 - 1</text:p>
          </table:table-cell>
          <table:table-cell table:formula="of:= COM.MICROSOFT.CONCAT(&quot;Cell &quot;; COM.MICROSOFT.CONCAT(ROW([.B571]) - 1; COM.MICROSOFT.CONCAT(&quot; - &quot;; COLUMN([.B571]))))" office:value-type="string" office:string-value="Cell 570 - 2" calcext:value-type="string">
            <text:p>Cell 570 - 2</text:p>
          </table:table-cell>
        </table:table-row>
        <table:table-row table:style-name="ro1">
          <table:table-cell table:formula="of:= COM.MICROSOFT.CONCAT(&quot;Cell &quot;; COM.MICROSOFT.CONCAT(ROW([.A572]) - 1; COM.MICROSOFT.CONCAT(&quot; - &quot;; COLUMN([.A572]))))" office:value-type="string" office:string-value="Cell 571 - 1" calcext:value-type="string">
            <text:p>Cell 571 - 1</text:p>
          </table:table-cell>
          <table:table-cell table:formula="of:= COM.MICROSOFT.CONCAT(&quot;Cell &quot;; COM.MICROSOFT.CONCAT(ROW([.B572]) - 1; COM.MICROSOFT.CONCAT(&quot; - &quot;; COLUMN([.B572]))))" office:value-type="string" office:string-value="Cell 571 - 2" calcext:value-type="string">
            <text:p>Cell 571 - 2</text:p>
          </table:table-cell>
        </table:table-row>
        <table:table-row table:style-name="ro1">
          <table:table-cell table:formula="of:= COM.MICROSOFT.CONCAT(&quot;Cell &quot;; COM.MICROSOFT.CONCAT(ROW([.A573]) - 1; COM.MICROSOFT.CONCAT(&quot; - &quot;; COLUMN([.A573]))))" office:value-type="string" office:string-value="Cell 572 - 1" calcext:value-type="string">
            <text:p>Cell 572 - 1</text:p>
          </table:table-cell>
          <table:table-cell table:formula="of:= COM.MICROSOFT.CONCAT(&quot;Cell &quot;; COM.MICROSOFT.CONCAT(ROW([.B573]) - 1; COM.MICROSOFT.CONCAT(&quot; - &quot;; COLUMN([.B573]))))" office:value-type="string" office:string-value="Cell 572 - 2" calcext:value-type="string">
            <text:p>Cell 572 - 2</text:p>
          </table:table-cell>
        </table:table-row>
        <table:table-row table:style-name="ro1">
          <table:table-cell table:formula="of:= COM.MICROSOFT.CONCAT(&quot;Cell &quot;; COM.MICROSOFT.CONCAT(ROW([.A574]) - 1; COM.MICROSOFT.CONCAT(&quot; - &quot;; COLUMN([.A574]))))" office:value-type="string" office:string-value="Cell 573 - 1" calcext:value-type="string">
            <text:p>Cell 573 - 1</text:p>
          </table:table-cell>
          <table:table-cell table:formula="of:= COM.MICROSOFT.CONCAT(&quot;Cell &quot;; COM.MICROSOFT.CONCAT(ROW([.B574]) - 1; COM.MICROSOFT.CONCAT(&quot; - &quot;; COLUMN([.B574]))))" office:value-type="string" office:string-value="Cell 573 - 2" calcext:value-type="string">
            <text:p>Cell 573 - 2</text:p>
          </table:table-cell>
        </table:table-row>
        <table:table-row table:style-name="ro1">
          <table:table-cell table:formula="of:= COM.MICROSOFT.CONCAT(&quot;Cell &quot;; COM.MICROSOFT.CONCAT(ROW([.A575]) - 1; COM.MICROSOFT.CONCAT(&quot; - &quot;; COLUMN([.A575]))))" office:value-type="string" office:string-value="Cell 574 - 1" calcext:value-type="string">
            <text:p>Cell 574 - 1</text:p>
          </table:table-cell>
          <table:table-cell table:formula="of:= COM.MICROSOFT.CONCAT(&quot;Cell &quot;; COM.MICROSOFT.CONCAT(ROW([.B575]) - 1; COM.MICROSOFT.CONCAT(&quot; - &quot;; COLUMN([.B575]))))" office:value-type="string" office:string-value="Cell 574 - 2" calcext:value-type="string">
            <text:p>Cell 574 - 2</text:p>
          </table:table-cell>
        </table:table-row>
        <table:table-row table:style-name="ro1">
          <table:table-cell table:formula="of:= COM.MICROSOFT.CONCAT(&quot;Cell &quot;; COM.MICROSOFT.CONCAT(ROW([.A576]) - 1; COM.MICROSOFT.CONCAT(&quot; - &quot;; COLUMN([.A576]))))" office:value-type="string" office:string-value="Cell 575 - 1" calcext:value-type="string">
            <text:p>Cell 575 - 1</text:p>
          </table:table-cell>
          <table:table-cell table:formula="of:= COM.MICROSOFT.CONCAT(&quot;Cell &quot;; COM.MICROSOFT.CONCAT(ROW([.B576]) - 1; COM.MICROSOFT.CONCAT(&quot; - &quot;; COLUMN([.B576]))))" office:value-type="string" office:string-value="Cell 575 - 2" calcext:value-type="string">
            <text:p>Cell 575 - 2</text:p>
          </table:table-cell>
        </table:table-row>
        <table:table-row table:style-name="ro1">
          <table:table-cell table:formula="of:= COM.MICROSOFT.CONCAT(&quot;Cell &quot;; COM.MICROSOFT.CONCAT(ROW([.A577]) - 1; COM.MICROSOFT.CONCAT(&quot; - &quot;; COLUMN([.A577]))))" office:value-type="string" office:string-value="Cell 576 - 1" calcext:value-type="string">
            <text:p>Cell 576 - 1</text:p>
          </table:table-cell>
          <table:table-cell table:formula="of:= COM.MICROSOFT.CONCAT(&quot;Cell &quot;; COM.MICROSOFT.CONCAT(ROW([.B577]) - 1; COM.MICROSOFT.CONCAT(&quot; - &quot;; COLUMN([.B577]))))" office:value-type="string" office:string-value="Cell 576 - 2" calcext:value-type="string">
            <text:p>Cell 576 - 2</text:p>
          </table:table-cell>
        </table:table-row>
        <table:table-row table:style-name="ro1">
          <table:table-cell table:formula="of:= COM.MICROSOFT.CONCAT(&quot;Cell &quot;; COM.MICROSOFT.CONCAT(ROW([.A578]) - 1; COM.MICROSOFT.CONCAT(&quot; - &quot;; COLUMN([.A578]))))" office:value-type="string" office:string-value="Cell 577 - 1" calcext:value-type="string">
            <text:p>Cell 577 - 1</text:p>
          </table:table-cell>
          <table:table-cell table:formula="of:= COM.MICROSOFT.CONCAT(&quot;Cell &quot;; COM.MICROSOFT.CONCAT(ROW([.B578]) - 1; COM.MICROSOFT.CONCAT(&quot; - &quot;; COLUMN([.B578]))))" office:value-type="string" office:string-value="Cell 577 - 2" calcext:value-type="string">
            <text:p>Cell 577 - 2</text:p>
          </table:table-cell>
        </table:table-row>
        <table:table-row table:style-name="ro1">
          <table:table-cell table:formula="of:= COM.MICROSOFT.CONCAT(&quot;Cell &quot;; COM.MICROSOFT.CONCAT(ROW([.A579]) - 1; COM.MICROSOFT.CONCAT(&quot; - &quot;; COLUMN([.A579]))))" office:value-type="string" office:string-value="Cell 578 - 1" calcext:value-type="string">
            <text:p>Cell 578 - 1</text:p>
          </table:table-cell>
          <table:table-cell table:formula="of:= COM.MICROSOFT.CONCAT(&quot;Cell &quot;; COM.MICROSOFT.CONCAT(ROW([.B579]) - 1; COM.MICROSOFT.CONCAT(&quot; - &quot;; COLUMN([.B579]))))" office:value-type="string" office:string-value="Cell 578 - 2" calcext:value-type="string">
            <text:p>Cell 578 - 2</text:p>
          </table:table-cell>
        </table:table-row>
        <table:table-row table:style-name="ro1">
          <table:table-cell table:formula="of:= COM.MICROSOFT.CONCAT(&quot;Cell &quot;; COM.MICROSOFT.CONCAT(ROW([.A580]) - 1; COM.MICROSOFT.CONCAT(&quot; - &quot;; COLUMN([.A580]))))" office:value-type="string" office:string-value="Cell 579 - 1" calcext:value-type="string">
            <text:p>Cell 579 - 1</text:p>
          </table:table-cell>
          <table:table-cell table:formula="of:= COM.MICROSOFT.CONCAT(&quot;Cell &quot;; COM.MICROSOFT.CONCAT(ROW([.B580]) - 1; COM.MICROSOFT.CONCAT(&quot; - &quot;; COLUMN([.B580]))))" office:value-type="string" office:string-value="Cell 579 - 2" calcext:value-type="string">
            <text:p>Cell 579 - 2</text:p>
          </table:table-cell>
        </table:table-row>
        <table:table-row table:style-name="ro1">
          <table:table-cell table:formula="of:= COM.MICROSOFT.CONCAT(&quot;Cell &quot;; COM.MICROSOFT.CONCAT(ROW([.A581]) - 1; COM.MICROSOFT.CONCAT(&quot; - &quot;; COLUMN([.A581]))))" office:value-type="string" office:string-value="Cell 580 - 1" calcext:value-type="string">
            <text:p>Cell 580 - 1</text:p>
          </table:table-cell>
          <table:table-cell table:formula="of:= COM.MICROSOFT.CONCAT(&quot;Cell &quot;; COM.MICROSOFT.CONCAT(ROW([.B581]) - 1; COM.MICROSOFT.CONCAT(&quot; - &quot;; COLUMN([.B581]))))" office:value-type="string" office:string-value="Cell 580 - 2" calcext:value-type="string">
            <text:p>Cell 580 - 2</text:p>
          </table:table-cell>
        </table:table-row>
        <table:table-row table:style-name="ro1">
          <table:table-cell table:formula="of:= COM.MICROSOFT.CONCAT(&quot;Cell &quot;; COM.MICROSOFT.CONCAT(ROW([.A582]) - 1; COM.MICROSOFT.CONCAT(&quot; - &quot;; COLUMN([.A582]))))" office:value-type="string" office:string-value="Cell 581 - 1" calcext:value-type="string">
            <text:p>Cell 581 - 1</text:p>
          </table:table-cell>
          <table:table-cell table:formula="of:= COM.MICROSOFT.CONCAT(&quot;Cell &quot;; COM.MICROSOFT.CONCAT(ROW([.B582]) - 1; COM.MICROSOFT.CONCAT(&quot; - &quot;; COLUMN([.B582]))))" office:value-type="string" office:string-value="Cell 581 - 2" calcext:value-type="string">
            <text:p>Cell 581 - 2</text:p>
          </table:table-cell>
        </table:table-row>
        <table:table-row table:style-name="ro1">
          <table:table-cell table:formula="of:= COM.MICROSOFT.CONCAT(&quot;Cell &quot;; COM.MICROSOFT.CONCAT(ROW([.A583]) - 1; COM.MICROSOFT.CONCAT(&quot; - &quot;; COLUMN([.A583]))))" office:value-type="string" office:string-value="Cell 582 - 1" calcext:value-type="string">
            <text:p>Cell 582 - 1</text:p>
          </table:table-cell>
          <table:table-cell table:formula="of:= COM.MICROSOFT.CONCAT(&quot;Cell &quot;; COM.MICROSOFT.CONCAT(ROW([.B583]) - 1; COM.MICROSOFT.CONCAT(&quot; - &quot;; COLUMN([.B583]))))" office:value-type="string" office:string-value="Cell 582 - 2" calcext:value-type="string">
            <text:p>Cell 582 - 2</text:p>
          </table:table-cell>
        </table:table-row>
        <table:table-row table:style-name="ro1">
          <table:table-cell table:formula="of:= COM.MICROSOFT.CONCAT(&quot;Cell &quot;; COM.MICROSOFT.CONCAT(ROW([.A584]) - 1; COM.MICROSOFT.CONCAT(&quot; - &quot;; COLUMN([.A584]))))" office:value-type="string" office:string-value="Cell 583 - 1" calcext:value-type="string">
            <text:p>Cell 583 - 1</text:p>
          </table:table-cell>
          <table:table-cell table:formula="of:= COM.MICROSOFT.CONCAT(&quot;Cell &quot;; COM.MICROSOFT.CONCAT(ROW([.B584]) - 1; COM.MICROSOFT.CONCAT(&quot; - &quot;; COLUMN([.B584]))))" office:value-type="string" office:string-value="Cell 583 - 2" calcext:value-type="string">
            <text:p>Cell 583 - 2</text:p>
          </table:table-cell>
        </table:table-row>
        <table:table-row table:style-name="ro1">
          <table:table-cell table:formula="of:= COM.MICROSOFT.CONCAT(&quot;Cell &quot;; COM.MICROSOFT.CONCAT(ROW([.A585]) - 1; COM.MICROSOFT.CONCAT(&quot; - &quot;; COLUMN([.A585]))))" office:value-type="string" office:string-value="Cell 584 - 1" calcext:value-type="string">
            <text:p>Cell 584 - 1</text:p>
          </table:table-cell>
          <table:table-cell table:formula="of:= COM.MICROSOFT.CONCAT(&quot;Cell &quot;; COM.MICROSOFT.CONCAT(ROW([.B585]) - 1; COM.MICROSOFT.CONCAT(&quot; - &quot;; COLUMN([.B585]))))" office:value-type="string" office:string-value="Cell 584 - 2" calcext:value-type="string">
            <text:p>Cell 584 - 2</text:p>
          </table:table-cell>
        </table:table-row>
        <table:table-row table:style-name="ro1">
          <table:table-cell table:formula="of:= COM.MICROSOFT.CONCAT(&quot;Cell &quot;; COM.MICROSOFT.CONCAT(ROW([.A586]) - 1; COM.MICROSOFT.CONCAT(&quot; - &quot;; COLUMN([.A586]))))" office:value-type="string" office:string-value="Cell 585 - 1" calcext:value-type="string">
            <text:p>Cell 585 - 1</text:p>
          </table:table-cell>
          <table:table-cell table:formula="of:= COM.MICROSOFT.CONCAT(&quot;Cell &quot;; COM.MICROSOFT.CONCAT(ROW([.B586]) - 1; COM.MICROSOFT.CONCAT(&quot; - &quot;; COLUMN([.B586]))))" office:value-type="string" office:string-value="Cell 585 - 2" calcext:value-type="string">
            <text:p>Cell 585 - 2</text:p>
          </table:table-cell>
        </table:table-row>
        <table:table-row table:style-name="ro1">
          <table:table-cell table:formula="of:= COM.MICROSOFT.CONCAT(&quot;Cell &quot;; COM.MICROSOFT.CONCAT(ROW([.A587]) - 1; COM.MICROSOFT.CONCAT(&quot; - &quot;; COLUMN([.A587]))))" office:value-type="string" office:string-value="Cell 586 - 1" calcext:value-type="string">
            <text:p>Cell 586 - 1</text:p>
          </table:table-cell>
          <table:table-cell table:formula="of:= COM.MICROSOFT.CONCAT(&quot;Cell &quot;; COM.MICROSOFT.CONCAT(ROW([.B587]) - 1; COM.MICROSOFT.CONCAT(&quot; - &quot;; COLUMN([.B587]))))" office:value-type="string" office:string-value="Cell 586 - 2" calcext:value-type="string">
            <text:p>Cell 586 - 2</text:p>
          </table:table-cell>
        </table:table-row>
        <table:table-row table:style-name="ro1">
          <table:table-cell table:formula="of:= COM.MICROSOFT.CONCAT(&quot;Cell &quot;; COM.MICROSOFT.CONCAT(ROW([.A588]) - 1; COM.MICROSOFT.CONCAT(&quot; - &quot;; COLUMN([.A588]))))" office:value-type="string" office:string-value="Cell 587 - 1" calcext:value-type="string">
            <text:p>Cell 587 - 1</text:p>
          </table:table-cell>
          <table:table-cell table:formula="of:= COM.MICROSOFT.CONCAT(&quot;Cell &quot;; COM.MICROSOFT.CONCAT(ROW([.B588]) - 1; COM.MICROSOFT.CONCAT(&quot; - &quot;; COLUMN([.B588]))))" office:value-type="string" office:string-value="Cell 587 - 2" calcext:value-type="string">
            <text:p>Cell 587 - 2</text:p>
          </table:table-cell>
        </table:table-row>
        <table:table-row table:style-name="ro1">
          <table:table-cell table:formula="of:= COM.MICROSOFT.CONCAT(&quot;Cell &quot;; COM.MICROSOFT.CONCAT(ROW([.A589]) - 1; COM.MICROSOFT.CONCAT(&quot; - &quot;; COLUMN([.A589]))))" office:value-type="string" office:string-value="Cell 588 - 1" calcext:value-type="string">
            <text:p>Cell 588 - 1</text:p>
          </table:table-cell>
          <table:table-cell table:formula="of:= COM.MICROSOFT.CONCAT(&quot;Cell &quot;; COM.MICROSOFT.CONCAT(ROW([.B589]) - 1; COM.MICROSOFT.CONCAT(&quot; - &quot;; COLUMN([.B589]))))" office:value-type="string" office:string-value="Cell 588 - 2" calcext:value-type="string">
            <text:p>Cell 588 - 2</text:p>
          </table:table-cell>
        </table:table-row>
        <table:table-row table:style-name="ro1">
          <table:table-cell table:formula="of:= COM.MICROSOFT.CONCAT(&quot;Cell &quot;; COM.MICROSOFT.CONCAT(ROW([.A590]) - 1; COM.MICROSOFT.CONCAT(&quot; - &quot;; COLUMN([.A590]))))" office:value-type="string" office:string-value="Cell 589 - 1" calcext:value-type="string">
            <text:p>Cell 589 - 1</text:p>
          </table:table-cell>
          <table:table-cell table:formula="of:= COM.MICROSOFT.CONCAT(&quot;Cell &quot;; COM.MICROSOFT.CONCAT(ROW([.B590]) - 1; COM.MICROSOFT.CONCAT(&quot; - &quot;; COLUMN([.B590]))))" office:value-type="string" office:string-value="Cell 589 - 2" calcext:value-type="string">
            <text:p>Cell 589 - 2</text:p>
          </table:table-cell>
        </table:table-row>
        <table:table-row table:style-name="ro1">
          <table:table-cell table:formula="of:= COM.MICROSOFT.CONCAT(&quot;Cell &quot;; COM.MICROSOFT.CONCAT(ROW([.A591]) - 1; COM.MICROSOFT.CONCAT(&quot; - &quot;; COLUMN([.A591]))))" office:value-type="string" office:string-value="Cell 590 - 1" calcext:value-type="string">
            <text:p>Cell 590 - 1</text:p>
          </table:table-cell>
          <table:table-cell table:formula="of:= COM.MICROSOFT.CONCAT(&quot;Cell &quot;; COM.MICROSOFT.CONCAT(ROW([.B591]) - 1; COM.MICROSOFT.CONCAT(&quot; - &quot;; COLUMN([.B591]))))" office:value-type="string" office:string-value="Cell 590 - 2" calcext:value-type="string">
            <text:p>Cell 590 - 2</text:p>
          </table:table-cell>
        </table:table-row>
        <table:table-row table:style-name="ro1">
          <table:table-cell table:formula="of:= COM.MICROSOFT.CONCAT(&quot;Cell &quot;; COM.MICROSOFT.CONCAT(ROW([.A592]) - 1; COM.MICROSOFT.CONCAT(&quot; - &quot;; COLUMN([.A592]))))" office:value-type="string" office:string-value="Cell 591 - 1" calcext:value-type="string">
            <text:p>Cell 591 - 1</text:p>
          </table:table-cell>
          <table:table-cell table:formula="of:= COM.MICROSOFT.CONCAT(&quot;Cell &quot;; COM.MICROSOFT.CONCAT(ROW([.B592]) - 1; COM.MICROSOFT.CONCAT(&quot; - &quot;; COLUMN([.B592]))))" office:value-type="string" office:string-value="Cell 591 - 2" calcext:value-type="string">
            <text:p>Cell 591 - 2</text:p>
          </table:table-cell>
        </table:table-row>
        <table:table-row table:style-name="ro1">
          <table:table-cell table:formula="of:= COM.MICROSOFT.CONCAT(&quot;Cell &quot;; COM.MICROSOFT.CONCAT(ROW([.A593]) - 1; COM.MICROSOFT.CONCAT(&quot; - &quot;; COLUMN([.A593]))))" office:value-type="string" office:string-value="Cell 592 - 1" calcext:value-type="string">
            <text:p>Cell 592 - 1</text:p>
          </table:table-cell>
          <table:table-cell table:formula="of:= COM.MICROSOFT.CONCAT(&quot;Cell &quot;; COM.MICROSOFT.CONCAT(ROW([.B593]) - 1; COM.MICROSOFT.CONCAT(&quot; - &quot;; COLUMN([.B593]))))" office:value-type="string" office:string-value="Cell 592 - 2" calcext:value-type="string">
            <text:p>Cell 592 - 2</text:p>
          </table:table-cell>
        </table:table-row>
        <table:table-row table:style-name="ro1">
          <table:table-cell table:formula="of:= COM.MICROSOFT.CONCAT(&quot;Cell &quot;; COM.MICROSOFT.CONCAT(ROW([.A594]) - 1; COM.MICROSOFT.CONCAT(&quot; - &quot;; COLUMN([.A594]))))" office:value-type="string" office:string-value="Cell 593 - 1" calcext:value-type="string">
            <text:p>Cell 593 - 1</text:p>
          </table:table-cell>
          <table:table-cell table:formula="of:= COM.MICROSOFT.CONCAT(&quot;Cell &quot;; COM.MICROSOFT.CONCAT(ROW([.B594]) - 1; COM.MICROSOFT.CONCAT(&quot; - &quot;; COLUMN([.B594]))))" office:value-type="string" office:string-value="Cell 593 - 2" calcext:value-type="string">
            <text:p>Cell 593 - 2</text:p>
          </table:table-cell>
        </table:table-row>
        <table:table-row table:style-name="ro1">
          <table:table-cell table:formula="of:= COM.MICROSOFT.CONCAT(&quot;Cell &quot;; COM.MICROSOFT.CONCAT(ROW([.A595]) - 1; COM.MICROSOFT.CONCAT(&quot; - &quot;; COLUMN([.A595]))))" office:value-type="string" office:string-value="Cell 594 - 1" calcext:value-type="string">
            <text:p>Cell 594 - 1</text:p>
          </table:table-cell>
          <table:table-cell table:formula="of:= COM.MICROSOFT.CONCAT(&quot;Cell &quot;; COM.MICROSOFT.CONCAT(ROW([.B595]) - 1; COM.MICROSOFT.CONCAT(&quot; - &quot;; COLUMN([.B595]))))" office:value-type="string" office:string-value="Cell 594 - 2" calcext:value-type="string">
            <text:p>Cell 594 - 2</text:p>
          </table:table-cell>
        </table:table-row>
        <table:table-row table:style-name="ro1">
          <table:table-cell table:formula="of:= COM.MICROSOFT.CONCAT(&quot;Cell &quot;; COM.MICROSOFT.CONCAT(ROW([.A596]) - 1; COM.MICROSOFT.CONCAT(&quot; - &quot;; COLUMN([.A596]))))" office:value-type="string" office:string-value="Cell 595 - 1" calcext:value-type="string">
            <text:p>Cell 595 - 1</text:p>
          </table:table-cell>
          <table:table-cell table:formula="of:= COM.MICROSOFT.CONCAT(&quot;Cell &quot;; COM.MICROSOFT.CONCAT(ROW([.B596]) - 1; COM.MICROSOFT.CONCAT(&quot; - &quot;; COLUMN([.B596]))))" office:value-type="string" office:string-value="Cell 595 - 2" calcext:value-type="string">
            <text:p>Cell 595 - 2</text:p>
          </table:table-cell>
        </table:table-row>
        <table:table-row table:style-name="ro1">
          <table:table-cell table:formula="of:= COM.MICROSOFT.CONCAT(&quot;Cell &quot;; COM.MICROSOFT.CONCAT(ROW([.A597]) - 1; COM.MICROSOFT.CONCAT(&quot; - &quot;; COLUMN([.A597]))))" office:value-type="string" office:string-value="Cell 596 - 1" calcext:value-type="string">
            <text:p>Cell 596 - 1</text:p>
          </table:table-cell>
          <table:table-cell table:formula="of:= COM.MICROSOFT.CONCAT(&quot;Cell &quot;; COM.MICROSOFT.CONCAT(ROW([.B597]) - 1; COM.MICROSOFT.CONCAT(&quot; - &quot;; COLUMN([.B597]))))" office:value-type="string" office:string-value="Cell 596 - 2" calcext:value-type="string">
            <text:p>Cell 596 - 2</text:p>
          </table:table-cell>
        </table:table-row>
        <table:table-row table:style-name="ro1">
          <table:table-cell table:formula="of:= COM.MICROSOFT.CONCAT(&quot;Cell &quot;; COM.MICROSOFT.CONCAT(ROW([.A598]) - 1; COM.MICROSOFT.CONCAT(&quot; - &quot;; COLUMN([.A598]))))" office:value-type="string" office:string-value="Cell 597 - 1" calcext:value-type="string">
            <text:p>Cell 597 - 1</text:p>
          </table:table-cell>
          <table:table-cell table:formula="of:= COM.MICROSOFT.CONCAT(&quot;Cell &quot;; COM.MICROSOFT.CONCAT(ROW([.B598]) - 1; COM.MICROSOFT.CONCAT(&quot; - &quot;; COLUMN([.B598]))))" office:value-type="string" office:string-value="Cell 597 - 2" calcext:value-type="string">
            <text:p>Cell 597 - 2</text:p>
          </table:table-cell>
        </table:table-row>
        <table:table-row table:style-name="ro1">
          <table:table-cell table:formula="of:= COM.MICROSOFT.CONCAT(&quot;Cell &quot;; COM.MICROSOFT.CONCAT(ROW([.A599]) - 1; COM.MICROSOFT.CONCAT(&quot; - &quot;; COLUMN([.A599]))))" office:value-type="string" office:string-value="Cell 598 - 1" calcext:value-type="string">
            <text:p>Cell 598 - 1</text:p>
          </table:table-cell>
          <table:table-cell table:formula="of:= COM.MICROSOFT.CONCAT(&quot;Cell &quot;; COM.MICROSOFT.CONCAT(ROW([.B599]) - 1; COM.MICROSOFT.CONCAT(&quot; - &quot;; COLUMN([.B599]))))" office:value-type="string" office:string-value="Cell 598 - 2" calcext:value-type="string">
            <text:p>Cell 598 - 2</text:p>
          </table:table-cell>
        </table:table-row>
        <table:table-row table:style-name="ro1">
          <table:table-cell table:formula="of:= COM.MICROSOFT.CONCAT(&quot;Cell &quot;; COM.MICROSOFT.CONCAT(ROW([.A600]) - 1; COM.MICROSOFT.CONCAT(&quot; - &quot;; COLUMN([.A600]))))" office:value-type="string" office:string-value="Cell 599 - 1" calcext:value-type="string">
            <text:p>Cell 599 - 1</text:p>
          </table:table-cell>
          <table:table-cell table:formula="of:= COM.MICROSOFT.CONCAT(&quot;Cell &quot;; COM.MICROSOFT.CONCAT(ROW([.B600]) - 1; COM.MICROSOFT.CONCAT(&quot; - &quot;; COLUMN([.B600]))))" office:value-type="string" office:string-value="Cell 599 - 2" calcext:value-type="string">
            <text:p>Cell 599 - 2</text:p>
          </table:table-cell>
        </table:table-row>
        <table:table-row table:style-name="ro1">
          <table:table-cell table:formula="of:= COM.MICROSOFT.CONCAT(&quot;Cell &quot;; COM.MICROSOFT.CONCAT(ROW([.A601]) - 1; COM.MICROSOFT.CONCAT(&quot; - &quot;; COLUMN([.A601]))))" office:value-type="string" office:string-value="Cell 600 - 1" calcext:value-type="string">
            <text:p>Cell 600 - 1</text:p>
          </table:table-cell>
          <table:table-cell table:formula="of:= COM.MICROSOFT.CONCAT(&quot;Cell &quot;; COM.MICROSOFT.CONCAT(ROW([.B601]) - 1; COM.MICROSOFT.CONCAT(&quot; - &quot;; COLUMN([.B601]))))" office:value-type="string" office:string-value="Cell 600 - 2" calcext:value-type="string">
            <text:p>Cell 600 - 2</text:p>
          </table:table-cell>
        </table:table-row>
        <table:table-row table:style-name="ro1">
          <table:table-cell table:formula="of:= COM.MICROSOFT.CONCAT(&quot;Cell &quot;; COM.MICROSOFT.CONCAT(ROW([.A602]) - 1; COM.MICROSOFT.CONCAT(&quot; - &quot;; COLUMN([.A602]))))" office:value-type="string" office:string-value="Cell 601 - 1" calcext:value-type="string">
            <text:p>Cell 601 - 1</text:p>
          </table:table-cell>
          <table:table-cell table:formula="of:= COM.MICROSOFT.CONCAT(&quot;Cell &quot;; COM.MICROSOFT.CONCAT(ROW([.B602]) - 1; COM.MICROSOFT.CONCAT(&quot; - &quot;; COLUMN([.B602]))))" office:value-type="string" office:string-value="Cell 601 - 2" calcext:value-type="string">
            <text:p>Cell 601 - 2</text:p>
          </table:table-cell>
        </table:table-row>
        <table:table-row table:style-name="ro1">
          <table:table-cell table:formula="of:= COM.MICROSOFT.CONCAT(&quot;Cell &quot;; COM.MICROSOFT.CONCAT(ROW([.A603]) - 1; COM.MICROSOFT.CONCAT(&quot; - &quot;; COLUMN([.A603]))))" office:value-type="string" office:string-value="Cell 602 - 1" calcext:value-type="string">
            <text:p>Cell 602 - 1</text:p>
          </table:table-cell>
          <table:table-cell table:formula="of:= COM.MICROSOFT.CONCAT(&quot;Cell &quot;; COM.MICROSOFT.CONCAT(ROW([.B603]) - 1; COM.MICROSOFT.CONCAT(&quot; - &quot;; COLUMN([.B603]))))" office:value-type="string" office:string-value="Cell 602 - 2" calcext:value-type="string">
            <text:p>Cell 602 - 2</text:p>
          </table:table-cell>
        </table:table-row>
        <table:table-row table:style-name="ro1">
          <table:table-cell table:formula="of:= COM.MICROSOFT.CONCAT(&quot;Cell &quot;; COM.MICROSOFT.CONCAT(ROW([.A604]) - 1; COM.MICROSOFT.CONCAT(&quot; - &quot;; COLUMN([.A604]))))" office:value-type="string" office:string-value="Cell 603 - 1" calcext:value-type="string">
            <text:p>Cell 603 - 1</text:p>
          </table:table-cell>
          <table:table-cell table:formula="of:= COM.MICROSOFT.CONCAT(&quot;Cell &quot;; COM.MICROSOFT.CONCAT(ROW([.B604]) - 1; COM.MICROSOFT.CONCAT(&quot; - &quot;; COLUMN([.B604]))))" office:value-type="string" office:string-value="Cell 603 - 2" calcext:value-type="string">
            <text:p>Cell 603 - 2</text:p>
          </table:table-cell>
        </table:table-row>
        <table:table-row table:style-name="ro1">
          <table:table-cell table:formula="of:= COM.MICROSOFT.CONCAT(&quot;Cell &quot;; COM.MICROSOFT.CONCAT(ROW([.A605]) - 1; COM.MICROSOFT.CONCAT(&quot; - &quot;; COLUMN([.A605]))))" office:value-type="string" office:string-value="Cell 604 - 1" calcext:value-type="string">
            <text:p>Cell 604 - 1</text:p>
          </table:table-cell>
          <table:table-cell table:formula="of:= COM.MICROSOFT.CONCAT(&quot;Cell &quot;; COM.MICROSOFT.CONCAT(ROW([.B605]) - 1; COM.MICROSOFT.CONCAT(&quot; - &quot;; COLUMN([.B605]))))" office:value-type="string" office:string-value="Cell 604 - 2" calcext:value-type="string">
            <text:p>Cell 604 - 2</text:p>
          </table:table-cell>
        </table:table-row>
        <table:table-row table:style-name="ro1">
          <table:table-cell table:formula="of:= COM.MICROSOFT.CONCAT(&quot;Cell &quot;; COM.MICROSOFT.CONCAT(ROW([.A606]) - 1; COM.MICROSOFT.CONCAT(&quot; - &quot;; COLUMN([.A606]))))" office:value-type="string" office:string-value="Cell 605 - 1" calcext:value-type="string">
            <text:p>Cell 605 - 1</text:p>
          </table:table-cell>
          <table:table-cell table:formula="of:= COM.MICROSOFT.CONCAT(&quot;Cell &quot;; COM.MICROSOFT.CONCAT(ROW([.B606]) - 1; COM.MICROSOFT.CONCAT(&quot; - &quot;; COLUMN([.B606]))))" office:value-type="string" office:string-value="Cell 605 - 2" calcext:value-type="string">
            <text:p>Cell 605 - 2</text:p>
          </table:table-cell>
        </table:table-row>
        <table:table-row table:style-name="ro1">
          <table:table-cell table:formula="of:= COM.MICROSOFT.CONCAT(&quot;Cell &quot;; COM.MICROSOFT.CONCAT(ROW([.A607]) - 1; COM.MICROSOFT.CONCAT(&quot; - &quot;; COLUMN([.A607]))))" office:value-type="string" office:string-value="Cell 606 - 1" calcext:value-type="string">
            <text:p>Cell 606 - 1</text:p>
          </table:table-cell>
          <table:table-cell table:formula="of:= COM.MICROSOFT.CONCAT(&quot;Cell &quot;; COM.MICROSOFT.CONCAT(ROW([.B607]) - 1; COM.MICROSOFT.CONCAT(&quot; - &quot;; COLUMN([.B607]))))" office:value-type="string" office:string-value="Cell 606 - 2" calcext:value-type="string">
            <text:p>Cell 606 - 2</text:p>
          </table:table-cell>
        </table:table-row>
        <table:table-row table:style-name="ro1">
          <table:table-cell table:formula="of:= COM.MICROSOFT.CONCAT(&quot;Cell &quot;; COM.MICROSOFT.CONCAT(ROW([.A608]) - 1; COM.MICROSOFT.CONCAT(&quot; - &quot;; COLUMN([.A608]))))" office:value-type="string" office:string-value="Cell 607 - 1" calcext:value-type="string">
            <text:p>Cell 607 - 1</text:p>
          </table:table-cell>
          <table:table-cell table:formula="of:= COM.MICROSOFT.CONCAT(&quot;Cell &quot;; COM.MICROSOFT.CONCAT(ROW([.B608]) - 1; COM.MICROSOFT.CONCAT(&quot; - &quot;; COLUMN([.B608]))))" office:value-type="string" office:string-value="Cell 607 - 2" calcext:value-type="string">
            <text:p>Cell 607 - 2</text:p>
          </table:table-cell>
        </table:table-row>
        <table:table-row table:style-name="ro1">
          <table:table-cell table:formula="of:= COM.MICROSOFT.CONCAT(&quot;Cell &quot;; COM.MICROSOFT.CONCAT(ROW([.A609]) - 1; COM.MICROSOFT.CONCAT(&quot; - &quot;; COLUMN([.A609]))))" office:value-type="string" office:string-value="Cell 608 - 1" calcext:value-type="string">
            <text:p>Cell 608 - 1</text:p>
          </table:table-cell>
          <table:table-cell table:formula="of:= COM.MICROSOFT.CONCAT(&quot;Cell &quot;; COM.MICROSOFT.CONCAT(ROW([.B609]) - 1; COM.MICROSOFT.CONCAT(&quot; - &quot;; COLUMN([.B609]))))" office:value-type="string" office:string-value="Cell 608 - 2" calcext:value-type="string">
            <text:p>Cell 608 - 2</text:p>
          </table:table-cell>
        </table:table-row>
        <table:table-row table:style-name="ro1">
          <table:table-cell table:formula="of:= COM.MICROSOFT.CONCAT(&quot;Cell &quot;; COM.MICROSOFT.CONCAT(ROW([.A610]) - 1; COM.MICROSOFT.CONCAT(&quot; - &quot;; COLUMN([.A610]))))" office:value-type="string" office:string-value="Cell 609 - 1" calcext:value-type="string">
            <text:p>Cell 609 - 1</text:p>
          </table:table-cell>
          <table:table-cell table:formula="of:= COM.MICROSOFT.CONCAT(&quot;Cell &quot;; COM.MICROSOFT.CONCAT(ROW([.B610]) - 1; COM.MICROSOFT.CONCAT(&quot; - &quot;; COLUMN([.B610]))))" office:value-type="string" office:string-value="Cell 609 - 2" calcext:value-type="string">
            <text:p>Cell 609 - 2</text:p>
          </table:table-cell>
        </table:table-row>
        <table:table-row table:style-name="ro1">
          <table:table-cell table:formula="of:= COM.MICROSOFT.CONCAT(&quot;Cell &quot;; COM.MICROSOFT.CONCAT(ROW([.A611]) - 1; COM.MICROSOFT.CONCAT(&quot; - &quot;; COLUMN([.A611]))))" office:value-type="string" office:string-value="Cell 610 - 1" calcext:value-type="string">
            <text:p>Cell 610 - 1</text:p>
          </table:table-cell>
          <table:table-cell table:formula="of:= COM.MICROSOFT.CONCAT(&quot;Cell &quot;; COM.MICROSOFT.CONCAT(ROW([.B611]) - 1; COM.MICROSOFT.CONCAT(&quot; - &quot;; COLUMN([.B611]))))" office:value-type="string" office:string-value="Cell 610 - 2" calcext:value-type="string">
            <text:p>Cell 610 - 2</text:p>
          </table:table-cell>
        </table:table-row>
        <table:table-row table:style-name="ro1">
          <table:table-cell table:formula="of:= COM.MICROSOFT.CONCAT(&quot;Cell &quot;; COM.MICROSOFT.CONCAT(ROW([.A612]) - 1; COM.MICROSOFT.CONCAT(&quot; - &quot;; COLUMN([.A612]))))" office:value-type="string" office:string-value="Cell 611 - 1" calcext:value-type="string">
            <text:p>Cell 611 - 1</text:p>
          </table:table-cell>
          <table:table-cell table:formula="of:= COM.MICROSOFT.CONCAT(&quot;Cell &quot;; COM.MICROSOFT.CONCAT(ROW([.B612]) - 1; COM.MICROSOFT.CONCAT(&quot; - &quot;; COLUMN([.B612]))))" office:value-type="string" office:string-value="Cell 611 - 2" calcext:value-type="string">
            <text:p>Cell 611 - 2</text:p>
          </table:table-cell>
        </table:table-row>
        <table:table-row table:style-name="ro1">
          <table:table-cell table:formula="of:= COM.MICROSOFT.CONCAT(&quot;Cell &quot;; COM.MICROSOFT.CONCAT(ROW([.A613]) - 1; COM.MICROSOFT.CONCAT(&quot; - &quot;; COLUMN([.A613]))))" office:value-type="string" office:string-value="Cell 612 - 1" calcext:value-type="string">
            <text:p>Cell 612 - 1</text:p>
          </table:table-cell>
          <table:table-cell table:formula="of:= COM.MICROSOFT.CONCAT(&quot;Cell &quot;; COM.MICROSOFT.CONCAT(ROW([.B613]) - 1; COM.MICROSOFT.CONCAT(&quot; - &quot;; COLUMN([.B613]))))" office:value-type="string" office:string-value="Cell 612 - 2" calcext:value-type="string">
            <text:p>Cell 612 - 2</text:p>
          </table:table-cell>
        </table:table-row>
        <table:table-row table:style-name="ro1">
          <table:table-cell table:formula="of:= COM.MICROSOFT.CONCAT(&quot;Cell &quot;; COM.MICROSOFT.CONCAT(ROW([.A614]) - 1; COM.MICROSOFT.CONCAT(&quot; - &quot;; COLUMN([.A614]))))" office:value-type="string" office:string-value="Cell 613 - 1" calcext:value-type="string">
            <text:p>Cell 613 - 1</text:p>
          </table:table-cell>
          <table:table-cell table:formula="of:= COM.MICROSOFT.CONCAT(&quot;Cell &quot;; COM.MICROSOFT.CONCAT(ROW([.B614]) - 1; COM.MICROSOFT.CONCAT(&quot; - &quot;; COLUMN([.B614]))))" office:value-type="string" office:string-value="Cell 613 - 2" calcext:value-type="string">
            <text:p>Cell 613 - 2</text:p>
          </table:table-cell>
        </table:table-row>
        <table:table-row table:style-name="ro1">
          <table:table-cell table:formula="of:= COM.MICROSOFT.CONCAT(&quot;Cell &quot;; COM.MICROSOFT.CONCAT(ROW([.A615]) - 1; COM.MICROSOFT.CONCAT(&quot; - &quot;; COLUMN([.A615]))))" office:value-type="string" office:string-value="Cell 614 - 1" calcext:value-type="string">
            <text:p>Cell 614 - 1</text:p>
          </table:table-cell>
          <table:table-cell table:formula="of:= COM.MICROSOFT.CONCAT(&quot;Cell &quot;; COM.MICROSOFT.CONCAT(ROW([.B615]) - 1; COM.MICROSOFT.CONCAT(&quot; - &quot;; COLUMN([.B615]))))" office:value-type="string" office:string-value="Cell 614 - 2" calcext:value-type="string">
            <text:p>Cell 614 - 2</text:p>
          </table:table-cell>
        </table:table-row>
        <table:table-row table:style-name="ro1">
          <table:table-cell table:formula="of:= COM.MICROSOFT.CONCAT(&quot;Cell &quot;; COM.MICROSOFT.CONCAT(ROW([.A616]) - 1; COM.MICROSOFT.CONCAT(&quot; - &quot;; COLUMN([.A616]))))" office:value-type="string" office:string-value="Cell 615 - 1" calcext:value-type="string">
            <text:p>Cell 615 - 1</text:p>
          </table:table-cell>
          <table:table-cell table:formula="of:= COM.MICROSOFT.CONCAT(&quot;Cell &quot;; COM.MICROSOFT.CONCAT(ROW([.B616]) - 1; COM.MICROSOFT.CONCAT(&quot; - &quot;; COLUMN([.B616]))))" office:value-type="string" office:string-value="Cell 615 - 2" calcext:value-type="string">
            <text:p>Cell 615 - 2</text:p>
          </table:table-cell>
        </table:table-row>
        <table:table-row table:style-name="ro1">
          <table:table-cell table:formula="of:= COM.MICROSOFT.CONCAT(&quot;Cell &quot;; COM.MICROSOFT.CONCAT(ROW([.A617]) - 1; COM.MICROSOFT.CONCAT(&quot; - &quot;; COLUMN([.A617]))))" office:value-type="string" office:string-value="Cell 616 - 1" calcext:value-type="string">
            <text:p>Cell 616 - 1</text:p>
          </table:table-cell>
          <table:table-cell table:formula="of:= COM.MICROSOFT.CONCAT(&quot;Cell &quot;; COM.MICROSOFT.CONCAT(ROW([.B617]) - 1; COM.MICROSOFT.CONCAT(&quot; - &quot;; COLUMN([.B617]))))" office:value-type="string" office:string-value="Cell 616 - 2" calcext:value-type="string">
            <text:p>Cell 616 - 2</text:p>
          </table:table-cell>
        </table:table-row>
        <table:table-row table:style-name="ro1">
          <table:table-cell table:formula="of:= COM.MICROSOFT.CONCAT(&quot;Cell &quot;; COM.MICROSOFT.CONCAT(ROW([.A618]) - 1; COM.MICROSOFT.CONCAT(&quot; - &quot;; COLUMN([.A618]))))" office:value-type="string" office:string-value="Cell 617 - 1" calcext:value-type="string">
            <text:p>Cell 617 - 1</text:p>
          </table:table-cell>
          <table:table-cell table:formula="of:= COM.MICROSOFT.CONCAT(&quot;Cell &quot;; COM.MICROSOFT.CONCAT(ROW([.B618]) - 1; COM.MICROSOFT.CONCAT(&quot; - &quot;; COLUMN([.B618]))))" office:value-type="string" office:string-value="Cell 617 - 2" calcext:value-type="string">
            <text:p>Cell 617 - 2</text:p>
          </table:table-cell>
        </table:table-row>
        <table:table-row table:style-name="ro1">
          <table:table-cell table:formula="of:= COM.MICROSOFT.CONCAT(&quot;Cell &quot;; COM.MICROSOFT.CONCAT(ROW([.A619]) - 1; COM.MICROSOFT.CONCAT(&quot; - &quot;; COLUMN([.A619]))))" office:value-type="string" office:string-value="Cell 618 - 1" calcext:value-type="string">
            <text:p>Cell 618 - 1</text:p>
          </table:table-cell>
          <table:table-cell table:formula="of:= COM.MICROSOFT.CONCAT(&quot;Cell &quot;; COM.MICROSOFT.CONCAT(ROW([.B619]) - 1; COM.MICROSOFT.CONCAT(&quot; - &quot;; COLUMN([.B619]))))" office:value-type="string" office:string-value="Cell 618 - 2" calcext:value-type="string">
            <text:p>Cell 618 - 2</text:p>
          </table:table-cell>
        </table:table-row>
        <table:table-row table:style-name="ro1">
          <table:table-cell table:formula="of:= COM.MICROSOFT.CONCAT(&quot;Cell &quot;; COM.MICROSOFT.CONCAT(ROW([.A620]) - 1; COM.MICROSOFT.CONCAT(&quot; - &quot;; COLUMN([.A620]))))" office:value-type="string" office:string-value="Cell 619 - 1" calcext:value-type="string">
            <text:p>Cell 619 - 1</text:p>
          </table:table-cell>
          <table:table-cell table:formula="of:= COM.MICROSOFT.CONCAT(&quot;Cell &quot;; COM.MICROSOFT.CONCAT(ROW([.B620]) - 1; COM.MICROSOFT.CONCAT(&quot; - &quot;; COLUMN([.B620]))))" office:value-type="string" office:string-value="Cell 619 - 2" calcext:value-type="string">
            <text:p>Cell 619 - 2</text:p>
          </table:table-cell>
        </table:table-row>
        <table:table-row table:style-name="ro1">
          <table:table-cell table:formula="of:= COM.MICROSOFT.CONCAT(&quot;Cell &quot;; COM.MICROSOFT.CONCAT(ROW([.A621]) - 1; COM.MICROSOFT.CONCAT(&quot; - &quot;; COLUMN([.A621]))))" office:value-type="string" office:string-value="Cell 620 - 1" calcext:value-type="string">
            <text:p>Cell 620 - 1</text:p>
          </table:table-cell>
          <table:table-cell table:formula="of:= COM.MICROSOFT.CONCAT(&quot;Cell &quot;; COM.MICROSOFT.CONCAT(ROW([.B621]) - 1; COM.MICROSOFT.CONCAT(&quot; - &quot;; COLUMN([.B621]))))" office:value-type="string" office:string-value="Cell 620 - 2" calcext:value-type="string">
            <text:p>Cell 620 - 2</text:p>
          </table:table-cell>
        </table:table-row>
        <table:table-row table:style-name="ro1">
          <table:table-cell table:formula="of:= COM.MICROSOFT.CONCAT(&quot;Cell &quot;; COM.MICROSOFT.CONCAT(ROW([.A622]) - 1; COM.MICROSOFT.CONCAT(&quot; - &quot;; COLUMN([.A622]))))" office:value-type="string" office:string-value="Cell 621 - 1" calcext:value-type="string">
            <text:p>Cell 621 - 1</text:p>
          </table:table-cell>
          <table:table-cell table:formula="of:= COM.MICROSOFT.CONCAT(&quot;Cell &quot;; COM.MICROSOFT.CONCAT(ROW([.B622]) - 1; COM.MICROSOFT.CONCAT(&quot; - &quot;; COLUMN([.B622]))))" office:value-type="string" office:string-value="Cell 621 - 2" calcext:value-type="string">
            <text:p>Cell 621 - 2</text:p>
          </table:table-cell>
        </table:table-row>
        <table:table-row table:style-name="ro1">
          <table:table-cell table:formula="of:= COM.MICROSOFT.CONCAT(&quot;Cell &quot;; COM.MICROSOFT.CONCAT(ROW([.A623]) - 1; COM.MICROSOFT.CONCAT(&quot; - &quot;; COLUMN([.A623]))))" office:value-type="string" office:string-value="Cell 622 - 1" calcext:value-type="string">
            <text:p>Cell 622 - 1</text:p>
          </table:table-cell>
          <table:table-cell table:formula="of:= COM.MICROSOFT.CONCAT(&quot;Cell &quot;; COM.MICROSOFT.CONCAT(ROW([.B623]) - 1; COM.MICROSOFT.CONCAT(&quot; - &quot;; COLUMN([.B623]))))" office:value-type="string" office:string-value="Cell 622 - 2" calcext:value-type="string">
            <text:p>Cell 622 - 2</text:p>
          </table:table-cell>
        </table:table-row>
        <table:table-row table:style-name="ro1">
          <table:table-cell table:formula="of:= COM.MICROSOFT.CONCAT(&quot;Cell &quot;; COM.MICROSOFT.CONCAT(ROW([.A624]) - 1; COM.MICROSOFT.CONCAT(&quot; - &quot;; COLUMN([.A624]))))" office:value-type="string" office:string-value="Cell 623 - 1" calcext:value-type="string">
            <text:p>Cell 623 - 1</text:p>
          </table:table-cell>
          <table:table-cell table:formula="of:= COM.MICROSOFT.CONCAT(&quot;Cell &quot;; COM.MICROSOFT.CONCAT(ROW([.B624]) - 1; COM.MICROSOFT.CONCAT(&quot; - &quot;; COLUMN([.B624]))))" office:value-type="string" office:string-value="Cell 623 - 2" calcext:value-type="string">
            <text:p>Cell 623 - 2</text:p>
          </table:table-cell>
        </table:table-row>
        <table:table-row table:style-name="ro1">
          <table:table-cell table:formula="of:= COM.MICROSOFT.CONCAT(&quot;Cell &quot;; COM.MICROSOFT.CONCAT(ROW([.A625]) - 1; COM.MICROSOFT.CONCAT(&quot; - &quot;; COLUMN([.A625]))))" office:value-type="string" office:string-value="Cell 624 - 1" calcext:value-type="string">
            <text:p>Cell 624 - 1</text:p>
          </table:table-cell>
          <table:table-cell table:formula="of:= COM.MICROSOFT.CONCAT(&quot;Cell &quot;; COM.MICROSOFT.CONCAT(ROW([.B625]) - 1; COM.MICROSOFT.CONCAT(&quot; - &quot;; COLUMN([.B625]))))" office:value-type="string" office:string-value="Cell 624 - 2" calcext:value-type="string">
            <text:p>Cell 624 - 2</text:p>
          </table:table-cell>
        </table:table-row>
        <table:table-row table:style-name="ro1">
          <table:table-cell table:formula="of:= COM.MICROSOFT.CONCAT(&quot;Cell &quot;; COM.MICROSOFT.CONCAT(ROW([.A626]) - 1; COM.MICROSOFT.CONCAT(&quot; - &quot;; COLUMN([.A626]))))" office:value-type="string" office:string-value="Cell 625 - 1" calcext:value-type="string">
            <text:p>Cell 625 - 1</text:p>
          </table:table-cell>
          <table:table-cell table:formula="of:= COM.MICROSOFT.CONCAT(&quot;Cell &quot;; COM.MICROSOFT.CONCAT(ROW([.B626]) - 1; COM.MICROSOFT.CONCAT(&quot; - &quot;; COLUMN([.B626]))))" office:value-type="string" office:string-value="Cell 625 - 2" calcext:value-type="string">
            <text:p>Cell 625 - 2</text:p>
          </table:table-cell>
        </table:table-row>
        <table:table-row table:style-name="ro1">
          <table:table-cell table:formula="of:= COM.MICROSOFT.CONCAT(&quot;Cell &quot;; COM.MICROSOFT.CONCAT(ROW([.A627]) - 1; COM.MICROSOFT.CONCAT(&quot; - &quot;; COLUMN([.A627]))))" office:value-type="string" office:string-value="Cell 626 - 1" calcext:value-type="string">
            <text:p>Cell 626 - 1</text:p>
          </table:table-cell>
          <table:table-cell table:formula="of:= COM.MICROSOFT.CONCAT(&quot;Cell &quot;; COM.MICROSOFT.CONCAT(ROW([.B627]) - 1; COM.MICROSOFT.CONCAT(&quot; - &quot;; COLUMN([.B627]))))" office:value-type="string" office:string-value="Cell 626 - 2" calcext:value-type="string">
            <text:p>Cell 626 - 2</text:p>
          </table:table-cell>
        </table:table-row>
        <table:table-row table:style-name="ro1">
          <table:table-cell table:formula="of:= COM.MICROSOFT.CONCAT(&quot;Cell &quot;; COM.MICROSOFT.CONCAT(ROW([.A628]) - 1; COM.MICROSOFT.CONCAT(&quot; - &quot;; COLUMN([.A628]))))" office:value-type="string" office:string-value="Cell 627 - 1" calcext:value-type="string">
            <text:p>Cell 627 - 1</text:p>
          </table:table-cell>
          <table:table-cell table:formula="of:= COM.MICROSOFT.CONCAT(&quot;Cell &quot;; COM.MICROSOFT.CONCAT(ROW([.B628]) - 1; COM.MICROSOFT.CONCAT(&quot; - &quot;; COLUMN([.B628]))))" office:value-type="string" office:string-value="Cell 627 - 2" calcext:value-type="string">
            <text:p>Cell 627 - 2</text:p>
          </table:table-cell>
        </table:table-row>
        <table:table-row table:style-name="ro1">
          <table:table-cell table:formula="of:= COM.MICROSOFT.CONCAT(&quot;Cell &quot;; COM.MICROSOFT.CONCAT(ROW([.A629]) - 1; COM.MICROSOFT.CONCAT(&quot; - &quot;; COLUMN([.A629]))))" office:value-type="string" office:string-value="Cell 628 - 1" calcext:value-type="string">
            <text:p>Cell 628 - 1</text:p>
          </table:table-cell>
          <table:table-cell table:formula="of:= COM.MICROSOFT.CONCAT(&quot;Cell &quot;; COM.MICROSOFT.CONCAT(ROW([.B629]) - 1; COM.MICROSOFT.CONCAT(&quot; - &quot;; COLUMN([.B629]))))" office:value-type="string" office:string-value="Cell 628 - 2" calcext:value-type="string">
            <text:p>Cell 628 - 2</text:p>
          </table:table-cell>
        </table:table-row>
        <table:table-row table:style-name="ro1">
          <table:table-cell table:formula="of:= COM.MICROSOFT.CONCAT(&quot;Cell &quot;; COM.MICROSOFT.CONCAT(ROW([.A630]) - 1; COM.MICROSOFT.CONCAT(&quot; - &quot;; COLUMN([.A630]))))" office:value-type="string" office:string-value="Cell 629 - 1" calcext:value-type="string">
            <text:p>Cell 629 - 1</text:p>
          </table:table-cell>
          <table:table-cell table:formula="of:= COM.MICROSOFT.CONCAT(&quot;Cell &quot;; COM.MICROSOFT.CONCAT(ROW([.B630]) - 1; COM.MICROSOFT.CONCAT(&quot; - &quot;; COLUMN([.B630]))))" office:value-type="string" office:string-value="Cell 629 - 2" calcext:value-type="string">
            <text:p>Cell 629 - 2</text:p>
          </table:table-cell>
        </table:table-row>
        <table:table-row table:style-name="ro1">
          <table:table-cell table:formula="of:= COM.MICROSOFT.CONCAT(&quot;Cell &quot;; COM.MICROSOFT.CONCAT(ROW([.A631]) - 1; COM.MICROSOFT.CONCAT(&quot; - &quot;; COLUMN([.A631]))))" office:value-type="string" office:string-value="Cell 630 - 1" calcext:value-type="string">
            <text:p>Cell 630 - 1</text:p>
          </table:table-cell>
          <table:table-cell table:formula="of:= COM.MICROSOFT.CONCAT(&quot;Cell &quot;; COM.MICROSOFT.CONCAT(ROW([.B631]) - 1; COM.MICROSOFT.CONCAT(&quot; - &quot;; COLUMN([.B631]))))" office:value-type="string" office:string-value="Cell 630 - 2" calcext:value-type="string">
            <text:p>Cell 630 - 2</text:p>
          </table:table-cell>
        </table:table-row>
        <table:table-row table:style-name="ro1">
          <table:table-cell table:formula="of:= COM.MICROSOFT.CONCAT(&quot;Cell &quot;; COM.MICROSOFT.CONCAT(ROW([.A632]) - 1; COM.MICROSOFT.CONCAT(&quot; - &quot;; COLUMN([.A632]))))" office:value-type="string" office:string-value="Cell 631 - 1" calcext:value-type="string">
            <text:p>Cell 631 - 1</text:p>
          </table:table-cell>
          <table:table-cell table:formula="of:= COM.MICROSOFT.CONCAT(&quot;Cell &quot;; COM.MICROSOFT.CONCAT(ROW([.B632]) - 1; COM.MICROSOFT.CONCAT(&quot; - &quot;; COLUMN([.B632]))))" office:value-type="string" office:string-value="Cell 631 - 2" calcext:value-type="string">
            <text:p>Cell 631 - 2</text:p>
          </table:table-cell>
        </table:table-row>
        <table:table-row table:style-name="ro1">
          <table:table-cell table:formula="of:= COM.MICROSOFT.CONCAT(&quot;Cell &quot;; COM.MICROSOFT.CONCAT(ROW([.A633]) - 1; COM.MICROSOFT.CONCAT(&quot; - &quot;; COLUMN([.A633]))))" office:value-type="string" office:string-value="Cell 632 - 1" calcext:value-type="string">
            <text:p>Cell 632 - 1</text:p>
          </table:table-cell>
          <table:table-cell table:formula="of:= COM.MICROSOFT.CONCAT(&quot;Cell &quot;; COM.MICROSOFT.CONCAT(ROW([.B633]) - 1; COM.MICROSOFT.CONCAT(&quot; - &quot;; COLUMN([.B633]))))" office:value-type="string" office:string-value="Cell 632 - 2" calcext:value-type="string">
            <text:p>Cell 632 - 2</text:p>
          </table:table-cell>
        </table:table-row>
        <table:table-row table:style-name="ro1">
          <table:table-cell table:formula="of:= COM.MICROSOFT.CONCAT(&quot;Cell &quot;; COM.MICROSOFT.CONCAT(ROW([.A634]) - 1; COM.MICROSOFT.CONCAT(&quot; - &quot;; COLUMN([.A634]))))" office:value-type="string" office:string-value="Cell 633 - 1" calcext:value-type="string">
            <text:p>Cell 633 - 1</text:p>
          </table:table-cell>
          <table:table-cell table:formula="of:= COM.MICROSOFT.CONCAT(&quot;Cell &quot;; COM.MICROSOFT.CONCAT(ROW([.B634]) - 1; COM.MICROSOFT.CONCAT(&quot; - &quot;; COLUMN([.B634]))))" office:value-type="string" office:string-value="Cell 633 - 2" calcext:value-type="string">
            <text:p>Cell 633 - 2</text:p>
          </table:table-cell>
        </table:table-row>
        <table:table-row table:style-name="ro1">
          <table:table-cell table:formula="of:= COM.MICROSOFT.CONCAT(&quot;Cell &quot;; COM.MICROSOFT.CONCAT(ROW([.A635]) - 1; COM.MICROSOFT.CONCAT(&quot; - &quot;; COLUMN([.A635]))))" office:value-type="string" office:string-value="Cell 634 - 1" calcext:value-type="string">
            <text:p>Cell 634 - 1</text:p>
          </table:table-cell>
          <table:table-cell table:formula="of:= COM.MICROSOFT.CONCAT(&quot;Cell &quot;; COM.MICROSOFT.CONCAT(ROW([.B635]) - 1; COM.MICROSOFT.CONCAT(&quot; - &quot;; COLUMN([.B635]))))" office:value-type="string" office:string-value="Cell 634 - 2" calcext:value-type="string">
            <text:p>Cell 634 - 2</text:p>
          </table:table-cell>
        </table:table-row>
        <table:table-row table:style-name="ro1">
          <table:table-cell table:formula="of:= COM.MICROSOFT.CONCAT(&quot;Cell &quot;; COM.MICROSOFT.CONCAT(ROW([.A636]) - 1; COM.MICROSOFT.CONCAT(&quot; - &quot;; COLUMN([.A636]))))" office:value-type="string" office:string-value="Cell 635 - 1" calcext:value-type="string">
            <text:p>Cell 635 - 1</text:p>
          </table:table-cell>
          <table:table-cell table:formula="of:= COM.MICROSOFT.CONCAT(&quot;Cell &quot;; COM.MICROSOFT.CONCAT(ROW([.B636]) - 1; COM.MICROSOFT.CONCAT(&quot; - &quot;; COLUMN([.B636]))))" office:value-type="string" office:string-value="Cell 635 - 2" calcext:value-type="string">
            <text:p>Cell 635 - 2</text:p>
          </table:table-cell>
        </table:table-row>
        <table:table-row table:style-name="ro1">
          <table:table-cell table:formula="of:= COM.MICROSOFT.CONCAT(&quot;Cell &quot;; COM.MICROSOFT.CONCAT(ROW([.A637]) - 1; COM.MICROSOFT.CONCAT(&quot; - &quot;; COLUMN([.A637]))))" office:value-type="string" office:string-value="Cell 636 - 1" calcext:value-type="string">
            <text:p>Cell 636 - 1</text:p>
          </table:table-cell>
          <table:table-cell table:formula="of:= COM.MICROSOFT.CONCAT(&quot;Cell &quot;; COM.MICROSOFT.CONCAT(ROW([.B637]) - 1; COM.MICROSOFT.CONCAT(&quot; - &quot;; COLUMN([.B637]))))" office:value-type="string" office:string-value="Cell 636 - 2" calcext:value-type="string">
            <text:p>Cell 636 - 2</text:p>
          </table:table-cell>
        </table:table-row>
        <table:table-row table:style-name="ro1">
          <table:table-cell table:formula="of:= COM.MICROSOFT.CONCAT(&quot;Cell &quot;; COM.MICROSOFT.CONCAT(ROW([.A638]) - 1; COM.MICROSOFT.CONCAT(&quot; - &quot;; COLUMN([.A638]))))" office:value-type="string" office:string-value="Cell 637 - 1" calcext:value-type="string">
            <text:p>Cell 637 - 1</text:p>
          </table:table-cell>
          <table:table-cell table:formula="of:= COM.MICROSOFT.CONCAT(&quot;Cell &quot;; COM.MICROSOFT.CONCAT(ROW([.B638]) - 1; COM.MICROSOFT.CONCAT(&quot; - &quot;; COLUMN([.B638]))))" office:value-type="string" office:string-value="Cell 637 - 2" calcext:value-type="string">
            <text:p>Cell 637 - 2</text:p>
          </table:table-cell>
        </table:table-row>
        <table:table-row table:style-name="ro1">
          <table:table-cell table:formula="of:= COM.MICROSOFT.CONCAT(&quot;Cell &quot;; COM.MICROSOFT.CONCAT(ROW([.A639]) - 1; COM.MICROSOFT.CONCAT(&quot; - &quot;; COLUMN([.A639]))))" office:value-type="string" office:string-value="Cell 638 - 1" calcext:value-type="string">
            <text:p>Cell 638 - 1</text:p>
          </table:table-cell>
          <table:table-cell table:formula="of:= COM.MICROSOFT.CONCAT(&quot;Cell &quot;; COM.MICROSOFT.CONCAT(ROW([.B639]) - 1; COM.MICROSOFT.CONCAT(&quot; - &quot;; COLUMN([.B639]))))" office:value-type="string" office:string-value="Cell 638 - 2" calcext:value-type="string">
            <text:p>Cell 638 - 2</text:p>
          </table:table-cell>
        </table:table-row>
        <table:table-row table:style-name="ro1">
          <table:table-cell table:formula="of:= COM.MICROSOFT.CONCAT(&quot;Cell &quot;; COM.MICROSOFT.CONCAT(ROW([.A640]) - 1; COM.MICROSOFT.CONCAT(&quot; - &quot;; COLUMN([.A640]))))" office:value-type="string" office:string-value="Cell 639 - 1" calcext:value-type="string">
            <text:p>Cell 639 - 1</text:p>
          </table:table-cell>
          <table:table-cell table:formula="of:= COM.MICROSOFT.CONCAT(&quot;Cell &quot;; COM.MICROSOFT.CONCAT(ROW([.B640]) - 1; COM.MICROSOFT.CONCAT(&quot; - &quot;; COLUMN([.B640]))))" office:value-type="string" office:string-value="Cell 639 - 2" calcext:value-type="string">
            <text:p>Cell 639 - 2</text:p>
          </table:table-cell>
        </table:table-row>
        <table:table-row table:style-name="ro1">
          <table:table-cell table:formula="of:= COM.MICROSOFT.CONCAT(&quot;Cell &quot;; COM.MICROSOFT.CONCAT(ROW([.A641]) - 1; COM.MICROSOFT.CONCAT(&quot; - &quot;; COLUMN([.A641]))))" office:value-type="string" office:string-value="Cell 640 - 1" calcext:value-type="string">
            <text:p>Cell 640 - 1</text:p>
          </table:table-cell>
          <table:table-cell table:formula="of:= COM.MICROSOFT.CONCAT(&quot;Cell &quot;; COM.MICROSOFT.CONCAT(ROW([.B641]) - 1; COM.MICROSOFT.CONCAT(&quot; - &quot;; COLUMN([.B641]))))" office:value-type="string" office:string-value="Cell 640 - 2" calcext:value-type="string">
            <text:p>Cell 640 - 2</text:p>
          </table:table-cell>
        </table:table-row>
        <table:table-row table:style-name="ro1">
          <table:table-cell table:formula="of:= COM.MICROSOFT.CONCAT(&quot;Cell &quot;; COM.MICROSOFT.CONCAT(ROW([.A642]) - 1; COM.MICROSOFT.CONCAT(&quot; - &quot;; COLUMN([.A642]))))" office:value-type="string" office:string-value="Cell 641 - 1" calcext:value-type="string">
            <text:p>Cell 641 - 1</text:p>
          </table:table-cell>
          <table:table-cell table:formula="of:= COM.MICROSOFT.CONCAT(&quot;Cell &quot;; COM.MICROSOFT.CONCAT(ROW([.B642]) - 1; COM.MICROSOFT.CONCAT(&quot; - &quot;; COLUMN([.B642]))))" office:value-type="string" office:string-value="Cell 641 - 2" calcext:value-type="string">
            <text:p>Cell 641 - 2</text:p>
          </table:table-cell>
        </table:table-row>
        <table:table-row table:style-name="ro1">
          <table:table-cell table:formula="of:= COM.MICROSOFT.CONCAT(&quot;Cell &quot;; COM.MICROSOFT.CONCAT(ROW([.A643]) - 1; COM.MICROSOFT.CONCAT(&quot; - &quot;; COLUMN([.A643]))))" office:value-type="string" office:string-value="Cell 642 - 1" calcext:value-type="string">
            <text:p>Cell 642 - 1</text:p>
          </table:table-cell>
          <table:table-cell table:formula="of:= COM.MICROSOFT.CONCAT(&quot;Cell &quot;; COM.MICROSOFT.CONCAT(ROW([.B643]) - 1; COM.MICROSOFT.CONCAT(&quot; - &quot;; COLUMN([.B643]))))" office:value-type="string" office:string-value="Cell 642 - 2" calcext:value-type="string">
            <text:p>Cell 642 - 2</text:p>
          </table:table-cell>
        </table:table-row>
        <table:table-row table:style-name="ro1">
          <table:table-cell table:formula="of:= COM.MICROSOFT.CONCAT(&quot;Cell &quot;; COM.MICROSOFT.CONCAT(ROW([.A644]) - 1; COM.MICROSOFT.CONCAT(&quot; - &quot;; COLUMN([.A644]))))" office:value-type="string" office:string-value="Cell 643 - 1" calcext:value-type="string">
            <text:p>Cell 643 - 1</text:p>
          </table:table-cell>
          <table:table-cell table:formula="of:= COM.MICROSOFT.CONCAT(&quot;Cell &quot;; COM.MICROSOFT.CONCAT(ROW([.B644]) - 1; COM.MICROSOFT.CONCAT(&quot; - &quot;; COLUMN([.B644]))))" office:value-type="string" office:string-value="Cell 643 - 2" calcext:value-type="string">
            <text:p>Cell 643 - 2</text:p>
          </table:table-cell>
        </table:table-row>
        <table:table-row table:style-name="ro1">
          <table:table-cell table:formula="of:= COM.MICROSOFT.CONCAT(&quot;Cell &quot;; COM.MICROSOFT.CONCAT(ROW([.A645]) - 1; COM.MICROSOFT.CONCAT(&quot; - &quot;; COLUMN([.A645]))))" office:value-type="string" office:string-value="Cell 644 - 1" calcext:value-type="string">
            <text:p>Cell 644 - 1</text:p>
          </table:table-cell>
          <table:table-cell table:formula="of:= COM.MICROSOFT.CONCAT(&quot;Cell &quot;; COM.MICROSOFT.CONCAT(ROW([.B645]) - 1; COM.MICROSOFT.CONCAT(&quot; - &quot;; COLUMN([.B645]))))" office:value-type="string" office:string-value="Cell 644 - 2" calcext:value-type="string">
            <text:p>Cell 644 - 2</text:p>
          </table:table-cell>
        </table:table-row>
        <table:table-row table:style-name="ro1">
          <table:table-cell table:formula="of:= COM.MICROSOFT.CONCAT(&quot;Cell &quot;; COM.MICROSOFT.CONCAT(ROW([.A646]) - 1; COM.MICROSOFT.CONCAT(&quot; - &quot;; COLUMN([.A646]))))" office:value-type="string" office:string-value="Cell 645 - 1" calcext:value-type="string">
            <text:p>Cell 645 - 1</text:p>
          </table:table-cell>
          <table:table-cell table:formula="of:= COM.MICROSOFT.CONCAT(&quot;Cell &quot;; COM.MICROSOFT.CONCAT(ROW([.B646]) - 1; COM.MICROSOFT.CONCAT(&quot; - &quot;; COLUMN([.B646]))))" office:value-type="string" office:string-value="Cell 645 - 2" calcext:value-type="string">
            <text:p>Cell 645 - 2</text:p>
          </table:table-cell>
        </table:table-row>
        <table:table-row table:style-name="ro1">
          <table:table-cell table:formula="of:= COM.MICROSOFT.CONCAT(&quot;Cell &quot;; COM.MICROSOFT.CONCAT(ROW([.A647]) - 1; COM.MICROSOFT.CONCAT(&quot; - &quot;; COLUMN([.A647]))))" office:value-type="string" office:string-value="Cell 646 - 1" calcext:value-type="string">
            <text:p>Cell 646 - 1</text:p>
          </table:table-cell>
          <table:table-cell table:formula="of:= COM.MICROSOFT.CONCAT(&quot;Cell &quot;; COM.MICROSOFT.CONCAT(ROW([.B647]) - 1; COM.MICROSOFT.CONCAT(&quot; - &quot;; COLUMN([.B647]))))" office:value-type="string" office:string-value="Cell 646 - 2" calcext:value-type="string">
            <text:p>Cell 646 - 2</text:p>
          </table:table-cell>
        </table:table-row>
        <table:table-row table:style-name="ro1">
          <table:table-cell table:formula="of:= COM.MICROSOFT.CONCAT(&quot;Cell &quot;; COM.MICROSOFT.CONCAT(ROW([.A648]) - 1; COM.MICROSOFT.CONCAT(&quot; - &quot;; COLUMN([.A648]))))" office:value-type="string" office:string-value="Cell 647 - 1" calcext:value-type="string">
            <text:p>Cell 647 - 1</text:p>
          </table:table-cell>
          <table:table-cell table:formula="of:= COM.MICROSOFT.CONCAT(&quot;Cell &quot;; COM.MICROSOFT.CONCAT(ROW([.B648]) - 1; COM.MICROSOFT.CONCAT(&quot; - &quot;; COLUMN([.B648]))))" office:value-type="string" office:string-value="Cell 647 - 2" calcext:value-type="string">
            <text:p>Cell 647 - 2</text:p>
          </table:table-cell>
        </table:table-row>
        <table:table-row table:style-name="ro1">
          <table:table-cell table:formula="of:= COM.MICROSOFT.CONCAT(&quot;Cell &quot;; COM.MICROSOFT.CONCAT(ROW([.A649]) - 1; COM.MICROSOFT.CONCAT(&quot; - &quot;; COLUMN([.A649]))))" office:value-type="string" office:string-value="Cell 648 - 1" calcext:value-type="string">
            <text:p>Cell 648 - 1</text:p>
          </table:table-cell>
          <table:table-cell table:formula="of:= COM.MICROSOFT.CONCAT(&quot;Cell &quot;; COM.MICROSOFT.CONCAT(ROW([.B649]) - 1; COM.MICROSOFT.CONCAT(&quot; - &quot;; COLUMN([.B649]))))" office:value-type="string" office:string-value="Cell 648 - 2" calcext:value-type="string">
            <text:p>Cell 648 - 2</text:p>
          </table:table-cell>
        </table:table-row>
        <table:table-row table:style-name="ro1">
          <table:table-cell table:formula="of:= COM.MICROSOFT.CONCAT(&quot;Cell &quot;; COM.MICROSOFT.CONCAT(ROW([.A650]) - 1; COM.MICROSOFT.CONCAT(&quot; - &quot;; COLUMN([.A650]))))" office:value-type="string" office:string-value="Cell 649 - 1" calcext:value-type="string">
            <text:p>Cell 649 - 1</text:p>
          </table:table-cell>
          <table:table-cell table:formula="of:= COM.MICROSOFT.CONCAT(&quot;Cell &quot;; COM.MICROSOFT.CONCAT(ROW([.B650]) - 1; COM.MICROSOFT.CONCAT(&quot; - &quot;; COLUMN([.B650]))))" office:value-type="string" office:string-value="Cell 649 - 2" calcext:value-type="string">
            <text:p>Cell 649 - 2</text:p>
          </table:table-cell>
        </table:table-row>
        <table:table-row table:style-name="ro1">
          <table:table-cell table:formula="of:= COM.MICROSOFT.CONCAT(&quot;Cell &quot;; COM.MICROSOFT.CONCAT(ROW([.A651]) - 1; COM.MICROSOFT.CONCAT(&quot; - &quot;; COLUMN([.A651]))))" office:value-type="string" office:string-value="Cell 650 - 1" calcext:value-type="string">
            <text:p>Cell 650 - 1</text:p>
          </table:table-cell>
          <table:table-cell table:formula="of:= COM.MICROSOFT.CONCAT(&quot;Cell &quot;; COM.MICROSOFT.CONCAT(ROW([.B651]) - 1; COM.MICROSOFT.CONCAT(&quot; - &quot;; COLUMN([.B651]))))" office:value-type="string" office:string-value="Cell 650 - 2" calcext:value-type="string">
            <text:p>Cell 650 - 2</text:p>
          </table:table-cell>
        </table:table-row>
        <table:table-row table:style-name="ro1">
          <table:table-cell table:formula="of:= COM.MICROSOFT.CONCAT(&quot;Cell &quot;; COM.MICROSOFT.CONCAT(ROW([.A652]) - 1; COM.MICROSOFT.CONCAT(&quot; - &quot;; COLUMN([.A652]))))" office:value-type="string" office:string-value="Cell 651 - 1" calcext:value-type="string">
            <text:p>Cell 651 - 1</text:p>
          </table:table-cell>
          <table:table-cell table:formula="of:= COM.MICROSOFT.CONCAT(&quot;Cell &quot;; COM.MICROSOFT.CONCAT(ROW([.B652]) - 1; COM.MICROSOFT.CONCAT(&quot; - &quot;; COLUMN([.B652]))))" office:value-type="string" office:string-value="Cell 651 - 2" calcext:value-type="string">
            <text:p>Cell 651 - 2</text:p>
          </table:table-cell>
        </table:table-row>
        <table:table-row table:style-name="ro1">
          <table:table-cell table:formula="of:= COM.MICROSOFT.CONCAT(&quot;Cell &quot;; COM.MICROSOFT.CONCAT(ROW([.A653]) - 1; COM.MICROSOFT.CONCAT(&quot; - &quot;; COLUMN([.A653]))))" office:value-type="string" office:string-value="Cell 652 - 1" calcext:value-type="string">
            <text:p>Cell 652 - 1</text:p>
          </table:table-cell>
          <table:table-cell table:formula="of:= COM.MICROSOFT.CONCAT(&quot;Cell &quot;; COM.MICROSOFT.CONCAT(ROW([.B653]) - 1; COM.MICROSOFT.CONCAT(&quot; - &quot;; COLUMN([.B653]))))" office:value-type="string" office:string-value="Cell 652 - 2" calcext:value-type="string">
            <text:p>Cell 652 - 2</text:p>
          </table:table-cell>
        </table:table-row>
        <table:table-row table:style-name="ro1">
          <table:table-cell table:formula="of:= COM.MICROSOFT.CONCAT(&quot;Cell &quot;; COM.MICROSOFT.CONCAT(ROW([.A654]) - 1; COM.MICROSOFT.CONCAT(&quot; - &quot;; COLUMN([.A654]))))" office:value-type="string" office:string-value="Cell 653 - 1" calcext:value-type="string">
            <text:p>Cell 653 - 1</text:p>
          </table:table-cell>
          <table:table-cell table:formula="of:= COM.MICROSOFT.CONCAT(&quot;Cell &quot;; COM.MICROSOFT.CONCAT(ROW([.B654]) - 1; COM.MICROSOFT.CONCAT(&quot; - &quot;; COLUMN([.B654]))))" office:value-type="string" office:string-value="Cell 653 - 2" calcext:value-type="string">
            <text:p>Cell 653 - 2</text:p>
          </table:table-cell>
        </table:table-row>
        <table:table-row table:style-name="ro1">
          <table:table-cell table:formula="of:= COM.MICROSOFT.CONCAT(&quot;Cell &quot;; COM.MICROSOFT.CONCAT(ROW([.A655]) - 1; COM.MICROSOFT.CONCAT(&quot; - &quot;; COLUMN([.A655]))))" office:value-type="string" office:string-value="Cell 654 - 1" calcext:value-type="string">
            <text:p>Cell 654 - 1</text:p>
          </table:table-cell>
          <table:table-cell table:formula="of:= COM.MICROSOFT.CONCAT(&quot;Cell &quot;; COM.MICROSOFT.CONCAT(ROW([.B655]) - 1; COM.MICROSOFT.CONCAT(&quot; - &quot;; COLUMN([.B655]))))" office:value-type="string" office:string-value="Cell 654 - 2" calcext:value-type="string">
            <text:p>Cell 654 - 2</text:p>
          </table:table-cell>
        </table:table-row>
        <table:table-row table:style-name="ro1">
          <table:table-cell table:formula="of:= COM.MICROSOFT.CONCAT(&quot;Cell &quot;; COM.MICROSOFT.CONCAT(ROW([.A656]) - 1; COM.MICROSOFT.CONCAT(&quot; - &quot;; COLUMN([.A656]))))" office:value-type="string" office:string-value="Cell 655 - 1" calcext:value-type="string">
            <text:p>Cell 655 - 1</text:p>
          </table:table-cell>
          <table:table-cell table:formula="of:= COM.MICROSOFT.CONCAT(&quot;Cell &quot;; COM.MICROSOFT.CONCAT(ROW([.B656]) - 1; COM.MICROSOFT.CONCAT(&quot; - &quot;; COLUMN([.B656]))))" office:value-type="string" office:string-value="Cell 655 - 2" calcext:value-type="string">
            <text:p>Cell 655 - 2</text:p>
          </table:table-cell>
        </table:table-row>
        <table:table-row table:style-name="ro1">
          <table:table-cell table:formula="of:= COM.MICROSOFT.CONCAT(&quot;Cell &quot;; COM.MICROSOFT.CONCAT(ROW([.A657]) - 1; COM.MICROSOFT.CONCAT(&quot; - &quot;; COLUMN([.A657]))))" office:value-type="string" office:string-value="Cell 656 - 1" calcext:value-type="string">
            <text:p>Cell 656 - 1</text:p>
          </table:table-cell>
          <table:table-cell table:formula="of:= COM.MICROSOFT.CONCAT(&quot;Cell &quot;; COM.MICROSOFT.CONCAT(ROW([.B657]) - 1; COM.MICROSOFT.CONCAT(&quot; - &quot;; COLUMN([.B657]))))" office:value-type="string" office:string-value="Cell 656 - 2" calcext:value-type="string">
            <text:p>Cell 656 - 2</text:p>
          </table:table-cell>
        </table:table-row>
        <table:table-row table:style-name="ro1">
          <table:table-cell table:formula="of:= COM.MICROSOFT.CONCAT(&quot;Cell &quot;; COM.MICROSOFT.CONCAT(ROW([.A658]) - 1; COM.MICROSOFT.CONCAT(&quot; - &quot;; COLUMN([.A658]))))" office:value-type="string" office:string-value="Cell 657 - 1" calcext:value-type="string">
            <text:p>Cell 657 - 1</text:p>
          </table:table-cell>
          <table:table-cell table:formula="of:= COM.MICROSOFT.CONCAT(&quot;Cell &quot;; COM.MICROSOFT.CONCAT(ROW([.B658]) - 1; COM.MICROSOFT.CONCAT(&quot; - &quot;; COLUMN([.B658]))))" office:value-type="string" office:string-value="Cell 657 - 2" calcext:value-type="string">
            <text:p>Cell 657 - 2</text:p>
          </table:table-cell>
        </table:table-row>
        <table:table-row table:style-name="ro1">
          <table:table-cell table:formula="of:= COM.MICROSOFT.CONCAT(&quot;Cell &quot;; COM.MICROSOFT.CONCAT(ROW([.A659]) - 1; COM.MICROSOFT.CONCAT(&quot; - &quot;; COLUMN([.A659]))))" office:value-type="string" office:string-value="Cell 658 - 1" calcext:value-type="string">
            <text:p>Cell 658 - 1</text:p>
          </table:table-cell>
          <table:table-cell table:formula="of:= COM.MICROSOFT.CONCAT(&quot;Cell &quot;; COM.MICROSOFT.CONCAT(ROW([.B659]) - 1; COM.MICROSOFT.CONCAT(&quot; - &quot;; COLUMN([.B659]))))" office:value-type="string" office:string-value="Cell 658 - 2" calcext:value-type="string">
            <text:p>Cell 658 - 2</text:p>
          </table:table-cell>
        </table:table-row>
        <table:table-row table:style-name="ro1">
          <table:table-cell table:formula="of:= COM.MICROSOFT.CONCAT(&quot;Cell &quot;; COM.MICROSOFT.CONCAT(ROW([.A660]) - 1; COM.MICROSOFT.CONCAT(&quot; - &quot;; COLUMN([.A660]))))" office:value-type="string" office:string-value="Cell 659 - 1" calcext:value-type="string">
            <text:p>Cell 659 - 1</text:p>
          </table:table-cell>
          <table:table-cell table:formula="of:= COM.MICROSOFT.CONCAT(&quot;Cell &quot;; COM.MICROSOFT.CONCAT(ROW([.B660]) - 1; COM.MICROSOFT.CONCAT(&quot; - &quot;; COLUMN([.B660]))))" office:value-type="string" office:string-value="Cell 659 - 2" calcext:value-type="string">
            <text:p>Cell 659 - 2</text:p>
          </table:table-cell>
        </table:table-row>
        <table:table-row table:style-name="ro1">
          <table:table-cell table:formula="of:= COM.MICROSOFT.CONCAT(&quot;Cell &quot;; COM.MICROSOFT.CONCAT(ROW([.A661]) - 1; COM.MICROSOFT.CONCAT(&quot; - &quot;; COLUMN([.A661]))))" office:value-type="string" office:string-value="Cell 660 - 1" calcext:value-type="string">
            <text:p>Cell 660 - 1</text:p>
          </table:table-cell>
          <table:table-cell table:formula="of:= COM.MICROSOFT.CONCAT(&quot;Cell &quot;; COM.MICROSOFT.CONCAT(ROW([.B661]) - 1; COM.MICROSOFT.CONCAT(&quot; - &quot;; COLUMN([.B661]))))" office:value-type="string" office:string-value="Cell 660 - 2" calcext:value-type="string">
            <text:p>Cell 660 - 2</text:p>
          </table:table-cell>
        </table:table-row>
        <table:table-row table:style-name="ro1">
          <table:table-cell table:formula="of:= COM.MICROSOFT.CONCAT(&quot;Cell &quot;; COM.MICROSOFT.CONCAT(ROW([.A662]) - 1; COM.MICROSOFT.CONCAT(&quot; - &quot;; COLUMN([.A662]))))" office:value-type="string" office:string-value="Cell 661 - 1" calcext:value-type="string">
            <text:p>Cell 661 - 1</text:p>
          </table:table-cell>
          <table:table-cell table:formula="of:= COM.MICROSOFT.CONCAT(&quot;Cell &quot;; COM.MICROSOFT.CONCAT(ROW([.B662]) - 1; COM.MICROSOFT.CONCAT(&quot; - &quot;; COLUMN([.B662]))))" office:value-type="string" office:string-value="Cell 661 - 2" calcext:value-type="string">
            <text:p>Cell 661 - 2</text:p>
          </table:table-cell>
        </table:table-row>
        <table:table-row table:style-name="ro1">
          <table:table-cell table:formula="of:= COM.MICROSOFT.CONCAT(&quot;Cell &quot;; COM.MICROSOFT.CONCAT(ROW([.A663]) - 1; COM.MICROSOFT.CONCAT(&quot; - &quot;; COLUMN([.A663]))))" office:value-type="string" office:string-value="Cell 662 - 1" calcext:value-type="string">
            <text:p>Cell 662 - 1</text:p>
          </table:table-cell>
          <table:table-cell table:formula="of:= COM.MICROSOFT.CONCAT(&quot;Cell &quot;; COM.MICROSOFT.CONCAT(ROW([.B663]) - 1; COM.MICROSOFT.CONCAT(&quot; - &quot;; COLUMN([.B663]))))" office:value-type="string" office:string-value="Cell 662 - 2" calcext:value-type="string">
            <text:p>Cell 662 - 2</text:p>
          </table:table-cell>
        </table:table-row>
        <table:table-row table:style-name="ro1">
          <table:table-cell table:formula="of:= COM.MICROSOFT.CONCAT(&quot;Cell &quot;; COM.MICROSOFT.CONCAT(ROW([.A664]) - 1; COM.MICROSOFT.CONCAT(&quot; - &quot;; COLUMN([.A664]))))" office:value-type="string" office:string-value="Cell 663 - 1" calcext:value-type="string">
            <text:p>Cell 663 - 1</text:p>
          </table:table-cell>
          <table:table-cell table:formula="of:= COM.MICROSOFT.CONCAT(&quot;Cell &quot;; COM.MICROSOFT.CONCAT(ROW([.B664]) - 1; COM.MICROSOFT.CONCAT(&quot; - &quot;; COLUMN([.B664]))))" office:value-type="string" office:string-value="Cell 663 - 2" calcext:value-type="string">
            <text:p>Cell 663 - 2</text:p>
          </table:table-cell>
        </table:table-row>
        <table:table-row table:style-name="ro1">
          <table:table-cell table:formula="of:= COM.MICROSOFT.CONCAT(&quot;Cell &quot;; COM.MICROSOFT.CONCAT(ROW([.A665]) - 1; COM.MICROSOFT.CONCAT(&quot; - &quot;; COLUMN([.A665]))))" office:value-type="string" office:string-value="Cell 664 - 1" calcext:value-type="string">
            <text:p>Cell 664 - 1</text:p>
          </table:table-cell>
          <table:table-cell table:formula="of:= COM.MICROSOFT.CONCAT(&quot;Cell &quot;; COM.MICROSOFT.CONCAT(ROW([.B665]) - 1; COM.MICROSOFT.CONCAT(&quot; - &quot;; COLUMN([.B665]))))" office:value-type="string" office:string-value="Cell 664 - 2" calcext:value-type="string">
            <text:p>Cell 664 - 2</text:p>
          </table:table-cell>
        </table:table-row>
        <table:table-row table:style-name="ro1">
          <table:table-cell table:formula="of:= COM.MICROSOFT.CONCAT(&quot;Cell &quot;; COM.MICROSOFT.CONCAT(ROW([.A666]) - 1; COM.MICROSOFT.CONCAT(&quot; - &quot;; COLUMN([.A666]))))" office:value-type="string" office:string-value="Cell 665 - 1" calcext:value-type="string">
            <text:p>Cell 665 - 1</text:p>
          </table:table-cell>
          <table:table-cell table:formula="of:= COM.MICROSOFT.CONCAT(&quot;Cell &quot;; COM.MICROSOFT.CONCAT(ROW([.B666]) - 1; COM.MICROSOFT.CONCAT(&quot; - &quot;; COLUMN([.B666]))))" office:value-type="string" office:string-value="Cell 665 - 2" calcext:value-type="string">
            <text:p>Cell 665 - 2</text:p>
          </table:table-cell>
        </table:table-row>
        <table:table-row table:style-name="ro1">
          <table:table-cell table:formula="of:= COM.MICROSOFT.CONCAT(&quot;Cell &quot;; COM.MICROSOFT.CONCAT(ROW([.A667]) - 1; COM.MICROSOFT.CONCAT(&quot; - &quot;; COLUMN([.A667]))))" office:value-type="string" office:string-value="Cell 666 - 1" calcext:value-type="string">
            <text:p>Cell 666 - 1</text:p>
          </table:table-cell>
          <table:table-cell table:formula="of:= COM.MICROSOFT.CONCAT(&quot;Cell &quot;; COM.MICROSOFT.CONCAT(ROW([.B667]) - 1; COM.MICROSOFT.CONCAT(&quot; - &quot;; COLUMN([.B667]))))" office:value-type="string" office:string-value="Cell 666 - 2" calcext:value-type="string">
            <text:p>Cell 666 - 2</text:p>
          </table:table-cell>
        </table:table-row>
        <table:table-row table:style-name="ro1">
          <table:table-cell table:formula="of:= COM.MICROSOFT.CONCAT(&quot;Cell &quot;; COM.MICROSOFT.CONCAT(ROW([.A668]) - 1; COM.MICROSOFT.CONCAT(&quot; - &quot;; COLUMN([.A668]))))" office:value-type="string" office:string-value="Cell 667 - 1" calcext:value-type="string">
            <text:p>Cell 667 - 1</text:p>
          </table:table-cell>
          <table:table-cell table:formula="of:= COM.MICROSOFT.CONCAT(&quot;Cell &quot;; COM.MICROSOFT.CONCAT(ROW([.B668]) - 1; COM.MICROSOFT.CONCAT(&quot; - &quot;; COLUMN([.B668]))))" office:value-type="string" office:string-value="Cell 667 - 2" calcext:value-type="string">
            <text:p>Cell 667 - 2</text:p>
          </table:table-cell>
        </table:table-row>
        <table:table-row table:style-name="ro1">
          <table:table-cell table:formula="of:= COM.MICROSOFT.CONCAT(&quot;Cell &quot;; COM.MICROSOFT.CONCAT(ROW([.A669]) - 1; COM.MICROSOFT.CONCAT(&quot; - &quot;; COLUMN([.A669]))))" office:value-type="string" office:string-value="Cell 668 - 1" calcext:value-type="string">
            <text:p>Cell 668 - 1</text:p>
          </table:table-cell>
          <table:table-cell table:formula="of:= COM.MICROSOFT.CONCAT(&quot;Cell &quot;; COM.MICROSOFT.CONCAT(ROW([.B669]) - 1; COM.MICROSOFT.CONCAT(&quot; - &quot;; COLUMN([.B669]))))" office:value-type="string" office:string-value="Cell 668 - 2" calcext:value-type="string">
            <text:p>Cell 668 - 2</text:p>
          </table:table-cell>
        </table:table-row>
        <table:table-row table:style-name="ro1">
          <table:table-cell table:formula="of:= COM.MICROSOFT.CONCAT(&quot;Cell &quot;; COM.MICROSOFT.CONCAT(ROW([.A670]) - 1; COM.MICROSOFT.CONCAT(&quot; - &quot;; COLUMN([.A670]))))" office:value-type="string" office:string-value="Cell 669 - 1" calcext:value-type="string">
            <text:p>Cell 669 - 1</text:p>
          </table:table-cell>
          <table:table-cell table:formula="of:= COM.MICROSOFT.CONCAT(&quot;Cell &quot;; COM.MICROSOFT.CONCAT(ROW([.B670]) - 1; COM.MICROSOFT.CONCAT(&quot; - &quot;; COLUMN([.B670]))))" office:value-type="string" office:string-value="Cell 669 - 2" calcext:value-type="string">
            <text:p>Cell 669 - 2</text:p>
          </table:table-cell>
        </table:table-row>
        <table:table-row table:style-name="ro1">
          <table:table-cell table:formula="of:= COM.MICROSOFT.CONCAT(&quot;Cell &quot;; COM.MICROSOFT.CONCAT(ROW([.A671]) - 1; COM.MICROSOFT.CONCAT(&quot; - &quot;; COLUMN([.A671]))))" office:value-type="string" office:string-value="Cell 670 - 1" calcext:value-type="string">
            <text:p>Cell 670 - 1</text:p>
          </table:table-cell>
          <table:table-cell table:formula="of:= COM.MICROSOFT.CONCAT(&quot;Cell &quot;; COM.MICROSOFT.CONCAT(ROW([.B671]) - 1; COM.MICROSOFT.CONCAT(&quot; - &quot;; COLUMN([.B671]))))" office:value-type="string" office:string-value="Cell 670 - 2" calcext:value-type="string">
            <text:p>Cell 670 - 2</text:p>
          </table:table-cell>
        </table:table-row>
        <table:table-row table:style-name="ro1">
          <table:table-cell table:formula="of:= COM.MICROSOFT.CONCAT(&quot;Cell &quot;; COM.MICROSOFT.CONCAT(ROW([.A672]) - 1; COM.MICROSOFT.CONCAT(&quot; - &quot;; COLUMN([.A672]))))" office:value-type="string" office:string-value="Cell 671 - 1" calcext:value-type="string">
            <text:p>Cell 671 - 1</text:p>
          </table:table-cell>
          <table:table-cell table:formula="of:= COM.MICROSOFT.CONCAT(&quot;Cell &quot;; COM.MICROSOFT.CONCAT(ROW([.B672]) - 1; COM.MICROSOFT.CONCAT(&quot; - &quot;; COLUMN([.B672]))))" office:value-type="string" office:string-value="Cell 671 - 2" calcext:value-type="string">
            <text:p>Cell 671 - 2</text:p>
          </table:table-cell>
        </table:table-row>
        <table:table-row table:style-name="ro1">
          <table:table-cell table:formula="of:= COM.MICROSOFT.CONCAT(&quot;Cell &quot;; COM.MICROSOFT.CONCAT(ROW([.A673]) - 1; COM.MICROSOFT.CONCAT(&quot; - &quot;; COLUMN([.A673]))))" office:value-type="string" office:string-value="Cell 672 - 1" calcext:value-type="string">
            <text:p>Cell 672 - 1</text:p>
          </table:table-cell>
          <table:table-cell table:formula="of:= COM.MICROSOFT.CONCAT(&quot;Cell &quot;; COM.MICROSOFT.CONCAT(ROW([.B673]) - 1; COM.MICROSOFT.CONCAT(&quot; - &quot;; COLUMN([.B673]))))" office:value-type="string" office:string-value="Cell 672 - 2" calcext:value-type="string">
            <text:p>Cell 672 - 2</text:p>
          </table:table-cell>
        </table:table-row>
        <table:table-row table:style-name="ro1">
          <table:table-cell table:formula="of:= COM.MICROSOFT.CONCAT(&quot;Cell &quot;; COM.MICROSOFT.CONCAT(ROW([.A674]) - 1; COM.MICROSOFT.CONCAT(&quot; - &quot;; COLUMN([.A674]))))" office:value-type="string" office:string-value="Cell 673 - 1" calcext:value-type="string">
            <text:p>Cell 673 - 1</text:p>
          </table:table-cell>
          <table:table-cell table:formula="of:= COM.MICROSOFT.CONCAT(&quot;Cell &quot;; COM.MICROSOFT.CONCAT(ROW([.B674]) - 1; COM.MICROSOFT.CONCAT(&quot; - &quot;; COLUMN([.B674]))))" office:value-type="string" office:string-value="Cell 673 - 2" calcext:value-type="string">
            <text:p>Cell 673 - 2</text:p>
          </table:table-cell>
        </table:table-row>
        <table:table-row table:style-name="ro1">
          <table:table-cell table:formula="of:= COM.MICROSOFT.CONCAT(&quot;Cell &quot;; COM.MICROSOFT.CONCAT(ROW([.A675]) - 1; COM.MICROSOFT.CONCAT(&quot; - &quot;; COLUMN([.A675]))))" office:value-type="string" office:string-value="Cell 674 - 1" calcext:value-type="string">
            <text:p>Cell 674 - 1</text:p>
          </table:table-cell>
          <table:table-cell table:formula="of:= COM.MICROSOFT.CONCAT(&quot;Cell &quot;; COM.MICROSOFT.CONCAT(ROW([.B675]) - 1; COM.MICROSOFT.CONCAT(&quot; - &quot;; COLUMN([.B675]))))" office:value-type="string" office:string-value="Cell 674 - 2" calcext:value-type="string">
            <text:p>Cell 674 - 2</text:p>
          </table:table-cell>
        </table:table-row>
        <table:table-row table:style-name="ro1">
          <table:table-cell table:formula="of:= COM.MICROSOFT.CONCAT(&quot;Cell &quot;; COM.MICROSOFT.CONCAT(ROW([.A676]) - 1; COM.MICROSOFT.CONCAT(&quot; - &quot;; COLUMN([.A676]))))" office:value-type="string" office:string-value="Cell 675 - 1" calcext:value-type="string">
            <text:p>Cell 675 - 1</text:p>
          </table:table-cell>
          <table:table-cell table:formula="of:= COM.MICROSOFT.CONCAT(&quot;Cell &quot;; COM.MICROSOFT.CONCAT(ROW([.B676]) - 1; COM.MICROSOFT.CONCAT(&quot; - &quot;; COLUMN([.B676]))))" office:value-type="string" office:string-value="Cell 675 - 2" calcext:value-type="string">
            <text:p>Cell 675 - 2</text:p>
          </table:table-cell>
        </table:table-row>
        <table:table-row table:style-name="ro1">
          <table:table-cell table:formula="of:= COM.MICROSOFT.CONCAT(&quot;Cell &quot;; COM.MICROSOFT.CONCAT(ROW([.A677]) - 1; COM.MICROSOFT.CONCAT(&quot; - &quot;; COLUMN([.A677]))))" office:value-type="string" office:string-value="Cell 676 - 1" calcext:value-type="string">
            <text:p>Cell 676 - 1</text:p>
          </table:table-cell>
          <table:table-cell table:formula="of:= COM.MICROSOFT.CONCAT(&quot;Cell &quot;; COM.MICROSOFT.CONCAT(ROW([.B677]) - 1; COM.MICROSOFT.CONCAT(&quot; - &quot;; COLUMN([.B677]))))" office:value-type="string" office:string-value="Cell 676 - 2" calcext:value-type="string">
            <text:p>Cell 676 - 2</text:p>
          </table:table-cell>
        </table:table-row>
        <table:table-row table:style-name="ro1">
          <table:table-cell table:formula="of:= COM.MICROSOFT.CONCAT(&quot;Cell &quot;; COM.MICROSOFT.CONCAT(ROW([.A678]) - 1; COM.MICROSOFT.CONCAT(&quot; - &quot;; COLUMN([.A678]))))" office:value-type="string" office:string-value="Cell 677 - 1" calcext:value-type="string">
            <text:p>Cell 677 - 1</text:p>
          </table:table-cell>
          <table:table-cell table:formula="of:= COM.MICROSOFT.CONCAT(&quot;Cell &quot;; COM.MICROSOFT.CONCAT(ROW([.B678]) - 1; COM.MICROSOFT.CONCAT(&quot; - &quot;; COLUMN([.B678]))))" office:value-type="string" office:string-value="Cell 677 - 2" calcext:value-type="string">
            <text:p>Cell 677 - 2</text:p>
          </table:table-cell>
        </table:table-row>
        <table:table-row table:style-name="ro1">
          <table:table-cell table:formula="of:= COM.MICROSOFT.CONCAT(&quot;Cell &quot;; COM.MICROSOFT.CONCAT(ROW([.A679]) - 1; COM.MICROSOFT.CONCAT(&quot; - &quot;; COLUMN([.A679]))))" office:value-type="string" office:string-value="Cell 678 - 1" calcext:value-type="string">
            <text:p>Cell 678 - 1</text:p>
          </table:table-cell>
          <table:table-cell table:formula="of:= COM.MICROSOFT.CONCAT(&quot;Cell &quot;; COM.MICROSOFT.CONCAT(ROW([.B679]) - 1; COM.MICROSOFT.CONCAT(&quot; - &quot;; COLUMN([.B679]))))" office:value-type="string" office:string-value="Cell 678 - 2" calcext:value-type="string">
            <text:p>Cell 678 - 2</text:p>
          </table:table-cell>
        </table:table-row>
        <table:table-row table:style-name="ro1">
          <table:table-cell table:formula="of:= COM.MICROSOFT.CONCAT(&quot;Cell &quot;; COM.MICROSOFT.CONCAT(ROW([.A680]) - 1; COM.MICROSOFT.CONCAT(&quot; - &quot;; COLUMN([.A680]))))" office:value-type="string" office:string-value="Cell 679 - 1" calcext:value-type="string">
            <text:p>Cell 679 - 1</text:p>
          </table:table-cell>
          <table:table-cell table:formula="of:= COM.MICROSOFT.CONCAT(&quot;Cell &quot;; COM.MICROSOFT.CONCAT(ROW([.B680]) - 1; COM.MICROSOFT.CONCAT(&quot; - &quot;; COLUMN([.B680]))))" office:value-type="string" office:string-value="Cell 679 - 2" calcext:value-type="string">
            <text:p>Cell 679 - 2</text:p>
          </table:table-cell>
        </table:table-row>
        <table:table-row table:style-name="ro1">
          <table:table-cell table:formula="of:= COM.MICROSOFT.CONCAT(&quot;Cell &quot;; COM.MICROSOFT.CONCAT(ROW([.A681]) - 1; COM.MICROSOFT.CONCAT(&quot; - &quot;; COLUMN([.A681]))))" office:value-type="string" office:string-value="Cell 680 - 1" calcext:value-type="string">
            <text:p>Cell 680 - 1</text:p>
          </table:table-cell>
          <table:table-cell table:formula="of:= COM.MICROSOFT.CONCAT(&quot;Cell &quot;; COM.MICROSOFT.CONCAT(ROW([.B681]) - 1; COM.MICROSOFT.CONCAT(&quot; - &quot;; COLUMN([.B681]))))" office:value-type="string" office:string-value="Cell 680 - 2" calcext:value-type="string">
            <text:p>Cell 680 - 2</text:p>
          </table:table-cell>
        </table:table-row>
        <table:table-row table:style-name="ro1">
          <table:table-cell table:formula="of:= COM.MICROSOFT.CONCAT(&quot;Cell &quot;; COM.MICROSOFT.CONCAT(ROW([.A682]) - 1; COM.MICROSOFT.CONCAT(&quot; - &quot;; COLUMN([.A682]))))" office:value-type="string" office:string-value="Cell 681 - 1" calcext:value-type="string">
            <text:p>Cell 681 - 1</text:p>
          </table:table-cell>
          <table:table-cell table:formula="of:= COM.MICROSOFT.CONCAT(&quot;Cell &quot;; COM.MICROSOFT.CONCAT(ROW([.B682]) - 1; COM.MICROSOFT.CONCAT(&quot; - &quot;; COLUMN([.B682]))))" office:value-type="string" office:string-value="Cell 681 - 2" calcext:value-type="string">
            <text:p>Cell 681 - 2</text:p>
          </table:table-cell>
        </table:table-row>
        <table:table-row table:style-name="ro1">
          <table:table-cell table:formula="of:= COM.MICROSOFT.CONCAT(&quot;Cell &quot;; COM.MICROSOFT.CONCAT(ROW([.A683]) - 1; COM.MICROSOFT.CONCAT(&quot; - &quot;; COLUMN([.A683]))))" office:value-type="string" office:string-value="Cell 682 - 1" calcext:value-type="string">
            <text:p>Cell 682 - 1</text:p>
          </table:table-cell>
          <table:table-cell table:formula="of:= COM.MICROSOFT.CONCAT(&quot;Cell &quot;; COM.MICROSOFT.CONCAT(ROW([.B683]) - 1; COM.MICROSOFT.CONCAT(&quot; - &quot;; COLUMN([.B683]))))" office:value-type="string" office:string-value="Cell 682 - 2" calcext:value-type="string">
            <text:p>Cell 682 - 2</text:p>
          </table:table-cell>
        </table:table-row>
        <table:table-row table:style-name="ro1">
          <table:table-cell table:formula="of:= COM.MICROSOFT.CONCAT(&quot;Cell &quot;; COM.MICROSOFT.CONCAT(ROW([.A684]) - 1; COM.MICROSOFT.CONCAT(&quot; - &quot;; COLUMN([.A684]))))" office:value-type="string" office:string-value="Cell 683 - 1" calcext:value-type="string">
            <text:p>Cell 683 - 1</text:p>
          </table:table-cell>
          <table:table-cell table:formula="of:= COM.MICROSOFT.CONCAT(&quot;Cell &quot;; COM.MICROSOFT.CONCAT(ROW([.B684]) - 1; COM.MICROSOFT.CONCAT(&quot; - &quot;; COLUMN([.B684]))))" office:value-type="string" office:string-value="Cell 683 - 2" calcext:value-type="string">
            <text:p>Cell 683 - 2</text:p>
          </table:table-cell>
        </table:table-row>
        <table:table-row table:style-name="ro1">
          <table:table-cell table:formula="of:= COM.MICROSOFT.CONCAT(&quot;Cell &quot;; COM.MICROSOFT.CONCAT(ROW([.A685]) - 1; COM.MICROSOFT.CONCAT(&quot; - &quot;; COLUMN([.A685]))))" office:value-type="string" office:string-value="Cell 684 - 1" calcext:value-type="string">
            <text:p>Cell 684 - 1</text:p>
          </table:table-cell>
          <table:table-cell table:formula="of:= COM.MICROSOFT.CONCAT(&quot;Cell &quot;; COM.MICROSOFT.CONCAT(ROW([.B685]) - 1; COM.MICROSOFT.CONCAT(&quot; - &quot;; COLUMN([.B685]))))" office:value-type="string" office:string-value="Cell 684 - 2" calcext:value-type="string">
            <text:p>Cell 684 - 2</text:p>
          </table:table-cell>
        </table:table-row>
        <table:table-row table:style-name="ro1">
          <table:table-cell table:formula="of:= COM.MICROSOFT.CONCAT(&quot;Cell &quot;; COM.MICROSOFT.CONCAT(ROW([.A686]) - 1; COM.MICROSOFT.CONCAT(&quot; - &quot;; COLUMN([.A686]))))" office:value-type="string" office:string-value="Cell 685 - 1" calcext:value-type="string">
            <text:p>Cell 685 - 1</text:p>
          </table:table-cell>
          <table:table-cell table:formula="of:= COM.MICROSOFT.CONCAT(&quot;Cell &quot;; COM.MICROSOFT.CONCAT(ROW([.B686]) - 1; COM.MICROSOFT.CONCAT(&quot; - &quot;; COLUMN([.B686]))))" office:value-type="string" office:string-value="Cell 685 - 2" calcext:value-type="string">
            <text:p>Cell 685 - 2</text:p>
          </table:table-cell>
        </table:table-row>
        <table:table-row table:style-name="ro1">
          <table:table-cell table:formula="of:= COM.MICROSOFT.CONCAT(&quot;Cell &quot;; COM.MICROSOFT.CONCAT(ROW([.A687]) - 1; COM.MICROSOFT.CONCAT(&quot; - &quot;; COLUMN([.A687]))))" office:value-type="string" office:string-value="Cell 686 - 1" calcext:value-type="string">
            <text:p>Cell 686 - 1</text:p>
          </table:table-cell>
          <table:table-cell table:formula="of:= COM.MICROSOFT.CONCAT(&quot;Cell &quot;; COM.MICROSOFT.CONCAT(ROW([.B687]) - 1; COM.MICROSOFT.CONCAT(&quot; - &quot;; COLUMN([.B687]))))" office:value-type="string" office:string-value="Cell 686 - 2" calcext:value-type="string">
            <text:p>Cell 686 - 2</text:p>
          </table:table-cell>
        </table:table-row>
        <table:table-row table:style-name="ro1">
          <table:table-cell table:formula="of:= COM.MICROSOFT.CONCAT(&quot;Cell &quot;; COM.MICROSOFT.CONCAT(ROW([.A688]) - 1; COM.MICROSOFT.CONCAT(&quot; - &quot;; COLUMN([.A688]))))" office:value-type="string" office:string-value="Cell 687 - 1" calcext:value-type="string">
            <text:p>Cell 687 - 1</text:p>
          </table:table-cell>
          <table:table-cell table:formula="of:= COM.MICROSOFT.CONCAT(&quot;Cell &quot;; COM.MICROSOFT.CONCAT(ROW([.B688]) - 1; COM.MICROSOFT.CONCAT(&quot; - &quot;; COLUMN([.B688]))))" office:value-type="string" office:string-value="Cell 687 - 2" calcext:value-type="string">
            <text:p>Cell 687 - 2</text:p>
          </table:table-cell>
        </table:table-row>
        <table:table-row table:style-name="ro1">
          <table:table-cell table:formula="of:= COM.MICROSOFT.CONCAT(&quot;Cell &quot;; COM.MICROSOFT.CONCAT(ROW([.A689]) - 1; COM.MICROSOFT.CONCAT(&quot; - &quot;; COLUMN([.A689]))))" office:value-type="string" office:string-value="Cell 688 - 1" calcext:value-type="string">
            <text:p>Cell 688 - 1</text:p>
          </table:table-cell>
          <table:table-cell table:formula="of:= COM.MICROSOFT.CONCAT(&quot;Cell &quot;; COM.MICROSOFT.CONCAT(ROW([.B689]) - 1; COM.MICROSOFT.CONCAT(&quot; - &quot;; COLUMN([.B689]))))" office:value-type="string" office:string-value="Cell 688 - 2" calcext:value-type="string">
            <text:p>Cell 688 - 2</text:p>
          </table:table-cell>
        </table:table-row>
        <table:table-row table:style-name="ro1">
          <table:table-cell table:formula="of:= COM.MICROSOFT.CONCAT(&quot;Cell &quot;; COM.MICROSOFT.CONCAT(ROW([.A690]) - 1; COM.MICROSOFT.CONCAT(&quot; - &quot;; COLUMN([.A690]))))" office:value-type="string" office:string-value="Cell 689 - 1" calcext:value-type="string">
            <text:p>Cell 689 - 1</text:p>
          </table:table-cell>
          <table:table-cell table:formula="of:= COM.MICROSOFT.CONCAT(&quot;Cell &quot;; COM.MICROSOFT.CONCAT(ROW([.B690]) - 1; COM.MICROSOFT.CONCAT(&quot; - &quot;; COLUMN([.B690]))))" office:value-type="string" office:string-value="Cell 689 - 2" calcext:value-type="string">
            <text:p>Cell 689 - 2</text:p>
          </table:table-cell>
        </table:table-row>
        <table:table-row table:style-name="ro1">
          <table:table-cell table:formula="of:= COM.MICROSOFT.CONCAT(&quot;Cell &quot;; COM.MICROSOFT.CONCAT(ROW([.A691]) - 1; COM.MICROSOFT.CONCAT(&quot; - &quot;; COLUMN([.A691]))))" office:value-type="string" office:string-value="Cell 690 - 1" calcext:value-type="string">
            <text:p>Cell 690 - 1</text:p>
          </table:table-cell>
          <table:table-cell table:formula="of:= COM.MICROSOFT.CONCAT(&quot;Cell &quot;; COM.MICROSOFT.CONCAT(ROW([.B691]) - 1; COM.MICROSOFT.CONCAT(&quot; - &quot;; COLUMN([.B691]))))" office:value-type="string" office:string-value="Cell 690 - 2" calcext:value-type="string">
            <text:p>Cell 690 - 2</text:p>
          </table:table-cell>
        </table:table-row>
        <table:table-row table:style-name="ro1">
          <table:table-cell table:formula="of:= COM.MICROSOFT.CONCAT(&quot;Cell &quot;; COM.MICROSOFT.CONCAT(ROW([.A692]) - 1; COM.MICROSOFT.CONCAT(&quot; - &quot;; COLUMN([.A692]))))" office:value-type="string" office:string-value="Cell 691 - 1" calcext:value-type="string">
            <text:p>Cell 691 - 1</text:p>
          </table:table-cell>
          <table:table-cell table:formula="of:= COM.MICROSOFT.CONCAT(&quot;Cell &quot;; COM.MICROSOFT.CONCAT(ROW([.B692]) - 1; COM.MICROSOFT.CONCAT(&quot; - &quot;; COLUMN([.B692]))))" office:value-type="string" office:string-value="Cell 691 - 2" calcext:value-type="string">
            <text:p>Cell 691 - 2</text:p>
          </table:table-cell>
        </table:table-row>
        <table:table-row table:style-name="ro1">
          <table:table-cell table:formula="of:= COM.MICROSOFT.CONCAT(&quot;Cell &quot;; COM.MICROSOFT.CONCAT(ROW([.A693]) - 1; COM.MICROSOFT.CONCAT(&quot; - &quot;; COLUMN([.A693]))))" office:value-type="string" office:string-value="Cell 692 - 1" calcext:value-type="string">
            <text:p>Cell 692 - 1</text:p>
          </table:table-cell>
          <table:table-cell table:formula="of:= COM.MICROSOFT.CONCAT(&quot;Cell &quot;; COM.MICROSOFT.CONCAT(ROW([.B693]) - 1; COM.MICROSOFT.CONCAT(&quot; - &quot;; COLUMN([.B693]))))" office:value-type="string" office:string-value="Cell 692 - 2" calcext:value-type="string">
            <text:p>Cell 692 - 2</text:p>
          </table:table-cell>
        </table:table-row>
        <table:table-row table:style-name="ro1">
          <table:table-cell table:formula="of:= COM.MICROSOFT.CONCAT(&quot;Cell &quot;; COM.MICROSOFT.CONCAT(ROW([.A694]) - 1; COM.MICROSOFT.CONCAT(&quot; - &quot;; COLUMN([.A694]))))" office:value-type="string" office:string-value="Cell 693 - 1" calcext:value-type="string">
            <text:p>Cell 693 - 1</text:p>
          </table:table-cell>
          <table:table-cell table:formula="of:= COM.MICROSOFT.CONCAT(&quot;Cell &quot;; COM.MICROSOFT.CONCAT(ROW([.B694]) - 1; COM.MICROSOFT.CONCAT(&quot; - &quot;; COLUMN([.B694]))))" office:value-type="string" office:string-value="Cell 693 - 2" calcext:value-type="string">
            <text:p>Cell 693 - 2</text:p>
          </table:table-cell>
        </table:table-row>
        <table:table-row table:style-name="ro1">
          <table:table-cell table:formula="of:= COM.MICROSOFT.CONCAT(&quot;Cell &quot;; COM.MICROSOFT.CONCAT(ROW([.A695]) - 1; COM.MICROSOFT.CONCAT(&quot; - &quot;; COLUMN([.A695]))))" office:value-type="string" office:string-value="Cell 694 - 1" calcext:value-type="string">
            <text:p>Cell 694 - 1</text:p>
          </table:table-cell>
          <table:table-cell table:formula="of:= COM.MICROSOFT.CONCAT(&quot;Cell &quot;; COM.MICROSOFT.CONCAT(ROW([.B695]) - 1; COM.MICROSOFT.CONCAT(&quot; - &quot;; COLUMN([.B695]))))" office:value-type="string" office:string-value="Cell 694 - 2" calcext:value-type="string">
            <text:p>Cell 694 - 2</text:p>
          </table:table-cell>
        </table:table-row>
        <table:table-row table:style-name="ro1">
          <table:table-cell table:formula="of:= COM.MICROSOFT.CONCAT(&quot;Cell &quot;; COM.MICROSOFT.CONCAT(ROW([.A696]) - 1; COM.MICROSOFT.CONCAT(&quot; - &quot;; COLUMN([.A696]))))" office:value-type="string" office:string-value="Cell 695 - 1" calcext:value-type="string">
            <text:p>Cell 695 - 1</text:p>
          </table:table-cell>
          <table:table-cell table:formula="of:= COM.MICROSOFT.CONCAT(&quot;Cell &quot;; COM.MICROSOFT.CONCAT(ROW([.B696]) - 1; COM.MICROSOFT.CONCAT(&quot; - &quot;; COLUMN([.B696]))))" office:value-type="string" office:string-value="Cell 695 - 2" calcext:value-type="string">
            <text:p>Cell 695 - 2</text:p>
          </table:table-cell>
        </table:table-row>
        <table:table-row table:style-name="ro1">
          <table:table-cell table:formula="of:= COM.MICROSOFT.CONCAT(&quot;Cell &quot;; COM.MICROSOFT.CONCAT(ROW([.A697]) - 1; COM.MICROSOFT.CONCAT(&quot; - &quot;; COLUMN([.A697]))))" office:value-type="string" office:string-value="Cell 696 - 1" calcext:value-type="string">
            <text:p>Cell 696 - 1</text:p>
          </table:table-cell>
          <table:table-cell table:formula="of:= COM.MICROSOFT.CONCAT(&quot;Cell &quot;; COM.MICROSOFT.CONCAT(ROW([.B697]) - 1; COM.MICROSOFT.CONCAT(&quot; - &quot;; COLUMN([.B697]))))" office:value-type="string" office:string-value="Cell 696 - 2" calcext:value-type="string">
            <text:p>Cell 696 - 2</text:p>
          </table:table-cell>
        </table:table-row>
        <table:table-row table:style-name="ro1">
          <table:table-cell table:formula="of:= COM.MICROSOFT.CONCAT(&quot;Cell &quot;; COM.MICROSOFT.CONCAT(ROW([.A698]) - 1; COM.MICROSOFT.CONCAT(&quot; - &quot;; COLUMN([.A698]))))" office:value-type="string" office:string-value="Cell 697 - 1" calcext:value-type="string">
            <text:p>Cell 697 - 1</text:p>
          </table:table-cell>
          <table:table-cell table:formula="of:= COM.MICROSOFT.CONCAT(&quot;Cell &quot;; COM.MICROSOFT.CONCAT(ROW([.B698]) - 1; COM.MICROSOFT.CONCAT(&quot; - &quot;; COLUMN([.B698]))))" office:value-type="string" office:string-value="Cell 697 - 2" calcext:value-type="string">
            <text:p>Cell 697 - 2</text:p>
          </table:table-cell>
        </table:table-row>
        <table:table-row table:style-name="ro1">
          <table:table-cell table:formula="of:= COM.MICROSOFT.CONCAT(&quot;Cell &quot;; COM.MICROSOFT.CONCAT(ROW([.A699]) - 1; COM.MICROSOFT.CONCAT(&quot; - &quot;; COLUMN([.A699]))))" office:value-type="string" office:string-value="Cell 698 - 1" calcext:value-type="string">
            <text:p>Cell 698 - 1</text:p>
          </table:table-cell>
          <table:table-cell table:formula="of:= COM.MICROSOFT.CONCAT(&quot;Cell &quot;; COM.MICROSOFT.CONCAT(ROW([.B699]) - 1; COM.MICROSOFT.CONCAT(&quot; - &quot;; COLUMN([.B699]))))" office:value-type="string" office:string-value="Cell 698 - 2" calcext:value-type="string">
            <text:p>Cell 698 - 2</text:p>
          </table:table-cell>
        </table:table-row>
        <table:table-row table:style-name="ro1">
          <table:table-cell table:formula="of:= COM.MICROSOFT.CONCAT(&quot;Cell &quot;; COM.MICROSOFT.CONCAT(ROW([.A700]) - 1; COM.MICROSOFT.CONCAT(&quot; - &quot;; COLUMN([.A700]))))" office:value-type="string" office:string-value="Cell 699 - 1" calcext:value-type="string">
            <text:p>Cell 699 - 1</text:p>
          </table:table-cell>
          <table:table-cell table:formula="of:= COM.MICROSOFT.CONCAT(&quot;Cell &quot;; COM.MICROSOFT.CONCAT(ROW([.B700]) - 1; COM.MICROSOFT.CONCAT(&quot; - &quot;; COLUMN([.B700]))))" office:value-type="string" office:string-value="Cell 699 - 2" calcext:value-type="string">
            <text:p>Cell 699 - 2</text:p>
          </table:table-cell>
        </table:table-row>
        <table:table-row table:style-name="ro1">
          <table:table-cell table:formula="of:= COM.MICROSOFT.CONCAT(&quot;Cell &quot;; COM.MICROSOFT.CONCAT(ROW([.A701]) - 1; COM.MICROSOFT.CONCAT(&quot; - &quot;; COLUMN([.A701]))))" office:value-type="string" office:string-value="Cell 700 - 1" calcext:value-type="string">
            <text:p>Cell 700 - 1</text:p>
          </table:table-cell>
          <table:table-cell table:formula="of:= COM.MICROSOFT.CONCAT(&quot;Cell &quot;; COM.MICROSOFT.CONCAT(ROW([.B701]) - 1; COM.MICROSOFT.CONCAT(&quot; - &quot;; COLUMN([.B701]))))" office:value-type="string" office:string-value="Cell 700 - 2" calcext:value-type="string">
            <text:p>Cell 700 - 2</text:p>
          </table:table-cell>
        </table:table-row>
        <table:table-row table:style-name="ro1">
          <table:table-cell table:formula="of:= COM.MICROSOFT.CONCAT(&quot;Cell &quot;; COM.MICROSOFT.CONCAT(ROW([.A702]) - 1; COM.MICROSOFT.CONCAT(&quot; - &quot;; COLUMN([.A702]))))" office:value-type="string" office:string-value="Cell 701 - 1" calcext:value-type="string">
            <text:p>Cell 701 - 1</text:p>
          </table:table-cell>
          <table:table-cell table:formula="of:= COM.MICROSOFT.CONCAT(&quot;Cell &quot;; COM.MICROSOFT.CONCAT(ROW([.B702]) - 1; COM.MICROSOFT.CONCAT(&quot; - &quot;; COLUMN([.B702]))))" office:value-type="string" office:string-value="Cell 701 - 2" calcext:value-type="string">
            <text:p>Cell 701 - 2</text:p>
          </table:table-cell>
        </table:table-row>
        <table:table-row table:style-name="ro1">
          <table:table-cell table:formula="of:= COM.MICROSOFT.CONCAT(&quot;Cell &quot;; COM.MICROSOFT.CONCAT(ROW([.A703]) - 1; COM.MICROSOFT.CONCAT(&quot; - &quot;; COLUMN([.A703]))))" office:value-type="string" office:string-value="Cell 702 - 1" calcext:value-type="string">
            <text:p>Cell 702 - 1</text:p>
          </table:table-cell>
          <table:table-cell table:formula="of:= COM.MICROSOFT.CONCAT(&quot;Cell &quot;; COM.MICROSOFT.CONCAT(ROW([.B703]) - 1; COM.MICROSOFT.CONCAT(&quot; - &quot;; COLUMN([.B703]))))" office:value-type="string" office:string-value="Cell 702 - 2" calcext:value-type="string">
            <text:p>Cell 702 - 2</text:p>
          </table:table-cell>
        </table:table-row>
        <table:table-row table:style-name="ro1">
          <table:table-cell table:formula="of:= COM.MICROSOFT.CONCAT(&quot;Cell &quot;; COM.MICROSOFT.CONCAT(ROW([.A704]) - 1; COM.MICROSOFT.CONCAT(&quot; - &quot;; COLUMN([.A704]))))" office:value-type="string" office:string-value="Cell 703 - 1" calcext:value-type="string">
            <text:p>Cell 703 - 1</text:p>
          </table:table-cell>
          <table:table-cell table:formula="of:= COM.MICROSOFT.CONCAT(&quot;Cell &quot;; COM.MICROSOFT.CONCAT(ROW([.B704]) - 1; COM.MICROSOFT.CONCAT(&quot; - &quot;; COLUMN([.B704]))))" office:value-type="string" office:string-value="Cell 703 - 2" calcext:value-type="string">
            <text:p>Cell 703 - 2</text:p>
          </table:table-cell>
        </table:table-row>
        <table:table-row table:style-name="ro1">
          <table:table-cell table:formula="of:= COM.MICROSOFT.CONCAT(&quot;Cell &quot;; COM.MICROSOFT.CONCAT(ROW([.A705]) - 1; COM.MICROSOFT.CONCAT(&quot; - &quot;; COLUMN([.A705]))))" office:value-type="string" office:string-value="Cell 704 - 1" calcext:value-type="string">
            <text:p>Cell 704 - 1</text:p>
          </table:table-cell>
          <table:table-cell table:formula="of:= COM.MICROSOFT.CONCAT(&quot;Cell &quot;; COM.MICROSOFT.CONCAT(ROW([.B705]) - 1; COM.MICROSOFT.CONCAT(&quot; - &quot;; COLUMN([.B705]))))" office:value-type="string" office:string-value="Cell 704 - 2" calcext:value-type="string">
            <text:p>Cell 704 - 2</text:p>
          </table:table-cell>
        </table:table-row>
        <table:table-row table:style-name="ro1">
          <table:table-cell table:formula="of:= COM.MICROSOFT.CONCAT(&quot;Cell &quot;; COM.MICROSOFT.CONCAT(ROW([.A706]) - 1; COM.MICROSOFT.CONCAT(&quot; - &quot;; COLUMN([.A706]))))" office:value-type="string" office:string-value="Cell 705 - 1" calcext:value-type="string">
            <text:p>Cell 705 - 1</text:p>
          </table:table-cell>
          <table:table-cell table:formula="of:= COM.MICROSOFT.CONCAT(&quot;Cell &quot;; COM.MICROSOFT.CONCAT(ROW([.B706]) - 1; COM.MICROSOFT.CONCAT(&quot; - &quot;; COLUMN([.B706]))))" office:value-type="string" office:string-value="Cell 705 - 2" calcext:value-type="string">
            <text:p>Cell 705 - 2</text:p>
          </table:table-cell>
        </table:table-row>
        <table:table-row table:style-name="ro1">
          <table:table-cell table:formula="of:= COM.MICROSOFT.CONCAT(&quot;Cell &quot;; COM.MICROSOFT.CONCAT(ROW([.A707]) - 1; COM.MICROSOFT.CONCAT(&quot; - &quot;; COLUMN([.A707]))))" office:value-type="string" office:string-value="Cell 706 - 1" calcext:value-type="string">
            <text:p>Cell 706 - 1</text:p>
          </table:table-cell>
          <table:table-cell table:formula="of:= COM.MICROSOFT.CONCAT(&quot;Cell &quot;; COM.MICROSOFT.CONCAT(ROW([.B707]) - 1; COM.MICROSOFT.CONCAT(&quot; - &quot;; COLUMN([.B707]))))" office:value-type="string" office:string-value="Cell 706 - 2" calcext:value-type="string">
            <text:p>Cell 706 - 2</text:p>
          </table:table-cell>
        </table:table-row>
        <table:table-row table:style-name="ro1">
          <table:table-cell table:formula="of:= COM.MICROSOFT.CONCAT(&quot;Cell &quot;; COM.MICROSOFT.CONCAT(ROW([.A708]) - 1; COM.MICROSOFT.CONCAT(&quot; - &quot;; COLUMN([.A708]))))" office:value-type="string" office:string-value="Cell 707 - 1" calcext:value-type="string">
            <text:p>Cell 707 - 1</text:p>
          </table:table-cell>
          <table:table-cell table:formula="of:= COM.MICROSOFT.CONCAT(&quot;Cell &quot;; COM.MICROSOFT.CONCAT(ROW([.B708]) - 1; COM.MICROSOFT.CONCAT(&quot; - &quot;; COLUMN([.B708]))))" office:value-type="string" office:string-value="Cell 707 - 2" calcext:value-type="string">
            <text:p>Cell 707 - 2</text:p>
          </table:table-cell>
        </table:table-row>
        <table:table-row table:style-name="ro1">
          <table:table-cell table:formula="of:= COM.MICROSOFT.CONCAT(&quot;Cell &quot;; COM.MICROSOFT.CONCAT(ROW([.A709]) - 1; COM.MICROSOFT.CONCAT(&quot; - &quot;; COLUMN([.A709]))))" office:value-type="string" office:string-value="Cell 708 - 1" calcext:value-type="string">
            <text:p>Cell 708 - 1</text:p>
          </table:table-cell>
          <table:table-cell table:formula="of:= COM.MICROSOFT.CONCAT(&quot;Cell &quot;; COM.MICROSOFT.CONCAT(ROW([.B709]) - 1; COM.MICROSOFT.CONCAT(&quot; - &quot;; COLUMN([.B709]))))" office:value-type="string" office:string-value="Cell 708 - 2" calcext:value-type="string">
            <text:p>Cell 708 - 2</text:p>
          </table:table-cell>
        </table:table-row>
        <table:table-row table:style-name="ro1">
          <table:table-cell table:formula="of:= COM.MICROSOFT.CONCAT(&quot;Cell &quot;; COM.MICROSOFT.CONCAT(ROW([.A710]) - 1; COM.MICROSOFT.CONCAT(&quot; - &quot;; COLUMN([.A710]))))" office:value-type="string" office:string-value="Cell 709 - 1" calcext:value-type="string">
            <text:p>Cell 709 - 1</text:p>
          </table:table-cell>
          <table:table-cell table:formula="of:= COM.MICROSOFT.CONCAT(&quot;Cell &quot;; COM.MICROSOFT.CONCAT(ROW([.B710]) - 1; COM.MICROSOFT.CONCAT(&quot; - &quot;; COLUMN([.B710]))))" office:value-type="string" office:string-value="Cell 709 - 2" calcext:value-type="string">
            <text:p>Cell 709 - 2</text:p>
          </table:table-cell>
        </table:table-row>
        <table:table-row table:style-name="ro1">
          <table:table-cell table:formula="of:= COM.MICROSOFT.CONCAT(&quot;Cell &quot;; COM.MICROSOFT.CONCAT(ROW([.A711]) - 1; COM.MICROSOFT.CONCAT(&quot; - &quot;; COLUMN([.A711]))))" office:value-type="string" office:string-value="Cell 710 - 1" calcext:value-type="string">
            <text:p>Cell 710 - 1</text:p>
          </table:table-cell>
          <table:table-cell table:formula="of:= COM.MICROSOFT.CONCAT(&quot;Cell &quot;; COM.MICROSOFT.CONCAT(ROW([.B711]) - 1; COM.MICROSOFT.CONCAT(&quot; - &quot;; COLUMN([.B711]))))" office:value-type="string" office:string-value="Cell 710 - 2" calcext:value-type="string">
            <text:p>Cell 710 - 2</text:p>
          </table:table-cell>
        </table:table-row>
        <table:table-row table:style-name="ro1">
          <table:table-cell table:formula="of:= COM.MICROSOFT.CONCAT(&quot;Cell &quot;; COM.MICROSOFT.CONCAT(ROW([.A712]) - 1; COM.MICROSOFT.CONCAT(&quot; - &quot;; COLUMN([.A712]))))" office:value-type="string" office:string-value="Cell 711 - 1" calcext:value-type="string">
            <text:p>Cell 711 - 1</text:p>
          </table:table-cell>
          <table:table-cell table:formula="of:= COM.MICROSOFT.CONCAT(&quot;Cell &quot;; COM.MICROSOFT.CONCAT(ROW([.B712]) - 1; COM.MICROSOFT.CONCAT(&quot; - &quot;; COLUMN([.B712]))))" office:value-type="string" office:string-value="Cell 711 - 2" calcext:value-type="string">
            <text:p>Cell 711 - 2</text:p>
          </table:table-cell>
        </table:table-row>
        <table:table-row table:style-name="ro1">
          <table:table-cell table:formula="of:= COM.MICROSOFT.CONCAT(&quot;Cell &quot;; COM.MICROSOFT.CONCAT(ROW([.A713]) - 1; COM.MICROSOFT.CONCAT(&quot; - &quot;; COLUMN([.A713]))))" office:value-type="string" office:string-value="Cell 712 - 1" calcext:value-type="string">
            <text:p>Cell 712 - 1</text:p>
          </table:table-cell>
          <table:table-cell table:formula="of:= COM.MICROSOFT.CONCAT(&quot;Cell &quot;; COM.MICROSOFT.CONCAT(ROW([.B713]) - 1; COM.MICROSOFT.CONCAT(&quot; - &quot;; COLUMN([.B713]))))" office:value-type="string" office:string-value="Cell 712 - 2" calcext:value-type="string">
            <text:p>Cell 712 - 2</text:p>
          </table:table-cell>
        </table:table-row>
        <table:table-row table:style-name="ro1">
          <table:table-cell table:formula="of:= COM.MICROSOFT.CONCAT(&quot;Cell &quot;; COM.MICROSOFT.CONCAT(ROW([.A714]) - 1; COM.MICROSOFT.CONCAT(&quot; - &quot;; COLUMN([.A714]))))" office:value-type="string" office:string-value="Cell 713 - 1" calcext:value-type="string">
            <text:p>Cell 713 - 1</text:p>
          </table:table-cell>
          <table:table-cell table:formula="of:= COM.MICROSOFT.CONCAT(&quot;Cell &quot;; COM.MICROSOFT.CONCAT(ROW([.B714]) - 1; COM.MICROSOFT.CONCAT(&quot; - &quot;; COLUMN([.B714]))))" office:value-type="string" office:string-value="Cell 713 - 2" calcext:value-type="string">
            <text:p>Cell 713 - 2</text:p>
          </table:table-cell>
        </table:table-row>
        <table:table-row table:style-name="ro1">
          <table:table-cell table:formula="of:= COM.MICROSOFT.CONCAT(&quot;Cell &quot;; COM.MICROSOFT.CONCAT(ROW([.A715]) - 1; COM.MICROSOFT.CONCAT(&quot; - &quot;; COLUMN([.A715]))))" office:value-type="string" office:string-value="Cell 714 - 1" calcext:value-type="string">
            <text:p>Cell 714 - 1</text:p>
          </table:table-cell>
          <table:table-cell table:formula="of:= COM.MICROSOFT.CONCAT(&quot;Cell &quot;; COM.MICROSOFT.CONCAT(ROW([.B715]) - 1; COM.MICROSOFT.CONCAT(&quot; - &quot;; COLUMN([.B715]))))" office:value-type="string" office:string-value="Cell 714 - 2" calcext:value-type="string">
            <text:p>Cell 714 - 2</text:p>
          </table:table-cell>
        </table:table-row>
        <table:table-row table:style-name="ro1">
          <table:table-cell table:formula="of:= COM.MICROSOFT.CONCAT(&quot;Cell &quot;; COM.MICROSOFT.CONCAT(ROW([.A716]) - 1; COM.MICROSOFT.CONCAT(&quot; - &quot;; COLUMN([.A716]))))" office:value-type="string" office:string-value="Cell 715 - 1" calcext:value-type="string">
            <text:p>Cell 715 - 1</text:p>
          </table:table-cell>
          <table:table-cell table:formula="of:= COM.MICROSOFT.CONCAT(&quot;Cell &quot;; COM.MICROSOFT.CONCAT(ROW([.B716]) - 1; COM.MICROSOFT.CONCAT(&quot; - &quot;; COLUMN([.B716]))))" office:value-type="string" office:string-value="Cell 715 - 2" calcext:value-type="string">
            <text:p>Cell 715 - 2</text:p>
          </table:table-cell>
        </table:table-row>
        <table:table-row table:style-name="ro1">
          <table:table-cell table:formula="of:= COM.MICROSOFT.CONCAT(&quot;Cell &quot;; COM.MICROSOFT.CONCAT(ROW([.A717]) - 1; COM.MICROSOFT.CONCAT(&quot; - &quot;; COLUMN([.A717]))))" office:value-type="string" office:string-value="Cell 716 - 1" calcext:value-type="string">
            <text:p>Cell 716 - 1</text:p>
          </table:table-cell>
          <table:table-cell table:formula="of:= COM.MICROSOFT.CONCAT(&quot;Cell &quot;; COM.MICROSOFT.CONCAT(ROW([.B717]) - 1; COM.MICROSOFT.CONCAT(&quot; - &quot;; COLUMN([.B717]))))" office:value-type="string" office:string-value="Cell 716 - 2" calcext:value-type="string">
            <text:p>Cell 716 - 2</text:p>
          </table:table-cell>
        </table:table-row>
        <table:table-row table:style-name="ro1">
          <table:table-cell table:formula="of:= COM.MICROSOFT.CONCAT(&quot;Cell &quot;; COM.MICROSOFT.CONCAT(ROW([.A718]) - 1; COM.MICROSOFT.CONCAT(&quot; - &quot;; COLUMN([.A718]))))" office:value-type="string" office:string-value="Cell 717 - 1" calcext:value-type="string">
            <text:p>Cell 717 - 1</text:p>
          </table:table-cell>
          <table:table-cell table:formula="of:= COM.MICROSOFT.CONCAT(&quot;Cell &quot;; COM.MICROSOFT.CONCAT(ROW([.B718]) - 1; COM.MICROSOFT.CONCAT(&quot; - &quot;; COLUMN([.B718]))))" office:value-type="string" office:string-value="Cell 717 - 2" calcext:value-type="string">
            <text:p>Cell 717 - 2</text:p>
          </table:table-cell>
        </table:table-row>
        <table:table-row table:style-name="ro1">
          <table:table-cell table:formula="of:= COM.MICROSOFT.CONCAT(&quot;Cell &quot;; COM.MICROSOFT.CONCAT(ROW([.A719]) - 1; COM.MICROSOFT.CONCAT(&quot; - &quot;; COLUMN([.A719]))))" office:value-type="string" office:string-value="Cell 718 - 1" calcext:value-type="string">
            <text:p>Cell 718 - 1</text:p>
          </table:table-cell>
          <table:table-cell table:formula="of:= COM.MICROSOFT.CONCAT(&quot;Cell &quot;; COM.MICROSOFT.CONCAT(ROW([.B719]) - 1; COM.MICROSOFT.CONCAT(&quot; - &quot;; COLUMN([.B719]))))" office:value-type="string" office:string-value="Cell 718 - 2" calcext:value-type="string">
            <text:p>Cell 718 - 2</text:p>
          </table:table-cell>
        </table:table-row>
        <table:table-row table:style-name="ro1">
          <table:table-cell table:formula="of:= COM.MICROSOFT.CONCAT(&quot;Cell &quot;; COM.MICROSOFT.CONCAT(ROW([.A720]) - 1; COM.MICROSOFT.CONCAT(&quot; - &quot;; COLUMN([.A720]))))" office:value-type="string" office:string-value="Cell 719 - 1" calcext:value-type="string">
            <text:p>Cell 719 - 1</text:p>
          </table:table-cell>
          <table:table-cell table:formula="of:= COM.MICROSOFT.CONCAT(&quot;Cell &quot;; COM.MICROSOFT.CONCAT(ROW([.B720]) - 1; COM.MICROSOFT.CONCAT(&quot; - &quot;; COLUMN([.B720]))))" office:value-type="string" office:string-value="Cell 719 - 2" calcext:value-type="string">
            <text:p>Cell 719 - 2</text:p>
          </table:table-cell>
        </table:table-row>
        <table:table-row table:style-name="ro1">
          <table:table-cell table:formula="of:= COM.MICROSOFT.CONCAT(&quot;Cell &quot;; COM.MICROSOFT.CONCAT(ROW([.A721]) - 1; COM.MICROSOFT.CONCAT(&quot; - &quot;; COLUMN([.A721]))))" office:value-type="string" office:string-value="Cell 720 - 1" calcext:value-type="string">
            <text:p>Cell 720 - 1</text:p>
          </table:table-cell>
          <table:table-cell table:formula="of:= COM.MICROSOFT.CONCAT(&quot;Cell &quot;; COM.MICROSOFT.CONCAT(ROW([.B721]) - 1; COM.MICROSOFT.CONCAT(&quot; - &quot;; COLUMN([.B721]))))" office:value-type="string" office:string-value="Cell 720 - 2" calcext:value-type="string">
            <text:p>Cell 720 - 2</text:p>
          </table:table-cell>
        </table:table-row>
        <table:table-row table:style-name="ro1">
          <table:table-cell table:formula="of:= COM.MICROSOFT.CONCAT(&quot;Cell &quot;; COM.MICROSOFT.CONCAT(ROW([.A722]) - 1; COM.MICROSOFT.CONCAT(&quot; - &quot;; COLUMN([.A722]))))" office:value-type="string" office:string-value="Cell 721 - 1" calcext:value-type="string">
            <text:p>Cell 721 - 1</text:p>
          </table:table-cell>
          <table:table-cell table:formula="of:= COM.MICROSOFT.CONCAT(&quot;Cell &quot;; COM.MICROSOFT.CONCAT(ROW([.B722]) - 1; COM.MICROSOFT.CONCAT(&quot; - &quot;; COLUMN([.B722]))))" office:value-type="string" office:string-value="Cell 721 - 2" calcext:value-type="string">
            <text:p>Cell 721 - 2</text:p>
          </table:table-cell>
        </table:table-row>
        <table:table-row table:style-name="ro1">
          <table:table-cell table:formula="of:= COM.MICROSOFT.CONCAT(&quot;Cell &quot;; COM.MICROSOFT.CONCAT(ROW([.A723]) - 1; COM.MICROSOFT.CONCAT(&quot; - &quot;; COLUMN([.A723]))))" office:value-type="string" office:string-value="Cell 722 - 1" calcext:value-type="string">
            <text:p>Cell 722 - 1</text:p>
          </table:table-cell>
          <table:table-cell table:formula="of:= COM.MICROSOFT.CONCAT(&quot;Cell &quot;; COM.MICROSOFT.CONCAT(ROW([.B723]) - 1; COM.MICROSOFT.CONCAT(&quot; - &quot;; COLUMN([.B723]))))" office:value-type="string" office:string-value="Cell 722 - 2" calcext:value-type="string">
            <text:p>Cell 722 - 2</text:p>
          </table:table-cell>
        </table:table-row>
        <table:table-row table:style-name="ro1">
          <table:table-cell table:formula="of:= COM.MICROSOFT.CONCAT(&quot;Cell &quot;; COM.MICROSOFT.CONCAT(ROW([.A724]) - 1; COM.MICROSOFT.CONCAT(&quot; - &quot;; COLUMN([.A724]))))" office:value-type="string" office:string-value="Cell 723 - 1" calcext:value-type="string">
            <text:p>Cell 723 - 1</text:p>
          </table:table-cell>
          <table:table-cell table:formula="of:= COM.MICROSOFT.CONCAT(&quot;Cell &quot;; COM.MICROSOFT.CONCAT(ROW([.B724]) - 1; COM.MICROSOFT.CONCAT(&quot; - &quot;; COLUMN([.B724]))))" office:value-type="string" office:string-value="Cell 723 - 2" calcext:value-type="string">
            <text:p>Cell 723 - 2</text:p>
          </table:table-cell>
        </table:table-row>
        <table:table-row table:style-name="ro1">
          <table:table-cell table:formula="of:= COM.MICROSOFT.CONCAT(&quot;Cell &quot;; COM.MICROSOFT.CONCAT(ROW([.A725]) - 1; COM.MICROSOFT.CONCAT(&quot; - &quot;; COLUMN([.A725]))))" office:value-type="string" office:string-value="Cell 724 - 1" calcext:value-type="string">
            <text:p>Cell 724 - 1</text:p>
          </table:table-cell>
          <table:table-cell table:formula="of:= COM.MICROSOFT.CONCAT(&quot;Cell &quot;; COM.MICROSOFT.CONCAT(ROW([.B725]) - 1; COM.MICROSOFT.CONCAT(&quot; - &quot;; COLUMN([.B725]))))" office:value-type="string" office:string-value="Cell 724 - 2" calcext:value-type="string">
            <text:p>Cell 724 - 2</text:p>
          </table:table-cell>
        </table:table-row>
        <table:table-row table:style-name="ro1">
          <table:table-cell table:formula="of:= COM.MICROSOFT.CONCAT(&quot;Cell &quot;; COM.MICROSOFT.CONCAT(ROW([.A726]) - 1; COM.MICROSOFT.CONCAT(&quot; - &quot;; COLUMN([.A726]))))" office:value-type="string" office:string-value="Cell 725 - 1" calcext:value-type="string">
            <text:p>Cell 725 - 1</text:p>
          </table:table-cell>
          <table:table-cell table:formula="of:= COM.MICROSOFT.CONCAT(&quot;Cell &quot;; COM.MICROSOFT.CONCAT(ROW([.B726]) - 1; COM.MICROSOFT.CONCAT(&quot; - &quot;; COLUMN([.B726]))))" office:value-type="string" office:string-value="Cell 725 - 2" calcext:value-type="string">
            <text:p>Cell 725 - 2</text:p>
          </table:table-cell>
        </table:table-row>
        <table:table-row table:style-name="ro1">
          <table:table-cell table:formula="of:= COM.MICROSOFT.CONCAT(&quot;Cell &quot;; COM.MICROSOFT.CONCAT(ROW([.A727]) - 1; COM.MICROSOFT.CONCAT(&quot; - &quot;; COLUMN([.A727]))))" office:value-type="string" office:string-value="Cell 726 - 1" calcext:value-type="string">
            <text:p>Cell 726 - 1</text:p>
          </table:table-cell>
          <table:table-cell table:formula="of:= COM.MICROSOFT.CONCAT(&quot;Cell &quot;; COM.MICROSOFT.CONCAT(ROW([.B727]) - 1; COM.MICROSOFT.CONCAT(&quot; - &quot;; COLUMN([.B727]))))" office:value-type="string" office:string-value="Cell 726 - 2" calcext:value-type="string">
            <text:p>Cell 726 - 2</text:p>
          </table:table-cell>
        </table:table-row>
        <table:table-row table:style-name="ro1">
          <table:table-cell table:formula="of:= COM.MICROSOFT.CONCAT(&quot;Cell &quot;; COM.MICROSOFT.CONCAT(ROW([.A728]) - 1; COM.MICROSOFT.CONCAT(&quot; - &quot;; COLUMN([.A728]))))" office:value-type="string" office:string-value="Cell 727 - 1" calcext:value-type="string">
            <text:p>Cell 727 - 1</text:p>
          </table:table-cell>
          <table:table-cell table:formula="of:= COM.MICROSOFT.CONCAT(&quot;Cell &quot;; COM.MICROSOFT.CONCAT(ROW([.B728]) - 1; COM.MICROSOFT.CONCAT(&quot; - &quot;; COLUMN([.B728]))))" office:value-type="string" office:string-value="Cell 727 - 2" calcext:value-type="string">
            <text:p>Cell 727 - 2</text:p>
          </table:table-cell>
        </table:table-row>
        <table:table-row table:style-name="ro1">
          <table:table-cell table:formula="of:= COM.MICROSOFT.CONCAT(&quot;Cell &quot;; COM.MICROSOFT.CONCAT(ROW([.A729]) - 1; COM.MICROSOFT.CONCAT(&quot; - &quot;; COLUMN([.A729]))))" office:value-type="string" office:string-value="Cell 728 - 1" calcext:value-type="string">
            <text:p>Cell 728 - 1</text:p>
          </table:table-cell>
          <table:table-cell table:formula="of:= COM.MICROSOFT.CONCAT(&quot;Cell &quot;; COM.MICROSOFT.CONCAT(ROW([.B729]) - 1; COM.MICROSOFT.CONCAT(&quot; - &quot;; COLUMN([.B729]))))" office:value-type="string" office:string-value="Cell 728 - 2" calcext:value-type="string">
            <text:p>Cell 728 - 2</text:p>
          </table:table-cell>
        </table:table-row>
        <table:table-row table:style-name="ro1">
          <table:table-cell table:formula="of:= COM.MICROSOFT.CONCAT(&quot;Cell &quot;; COM.MICROSOFT.CONCAT(ROW([.A730]) - 1; COM.MICROSOFT.CONCAT(&quot; - &quot;; COLUMN([.A730]))))" office:value-type="string" office:string-value="Cell 729 - 1" calcext:value-type="string">
            <text:p>Cell 729 - 1</text:p>
          </table:table-cell>
          <table:table-cell table:formula="of:= COM.MICROSOFT.CONCAT(&quot;Cell &quot;; COM.MICROSOFT.CONCAT(ROW([.B730]) - 1; COM.MICROSOFT.CONCAT(&quot; - &quot;; COLUMN([.B730]))))" office:value-type="string" office:string-value="Cell 729 - 2" calcext:value-type="string">
            <text:p>Cell 729 - 2</text:p>
          </table:table-cell>
        </table:table-row>
        <table:table-row table:style-name="ro1">
          <table:table-cell table:formula="of:= COM.MICROSOFT.CONCAT(&quot;Cell &quot;; COM.MICROSOFT.CONCAT(ROW([.A731]) - 1; COM.MICROSOFT.CONCAT(&quot; - &quot;; COLUMN([.A731]))))" office:value-type="string" office:string-value="Cell 730 - 1" calcext:value-type="string">
            <text:p>Cell 730 - 1</text:p>
          </table:table-cell>
          <table:table-cell table:formula="of:= COM.MICROSOFT.CONCAT(&quot;Cell &quot;; COM.MICROSOFT.CONCAT(ROW([.B731]) - 1; COM.MICROSOFT.CONCAT(&quot; - &quot;; COLUMN([.B731]))))" office:value-type="string" office:string-value="Cell 730 - 2" calcext:value-type="string">
            <text:p>Cell 730 - 2</text:p>
          </table:table-cell>
        </table:table-row>
        <table:table-row table:style-name="ro1">
          <table:table-cell table:formula="of:= COM.MICROSOFT.CONCAT(&quot;Cell &quot;; COM.MICROSOFT.CONCAT(ROW([.A732]) - 1; COM.MICROSOFT.CONCAT(&quot; - &quot;; COLUMN([.A732]))))" office:value-type="string" office:string-value="Cell 731 - 1" calcext:value-type="string">
            <text:p>Cell 731 - 1</text:p>
          </table:table-cell>
          <table:table-cell table:formula="of:= COM.MICROSOFT.CONCAT(&quot;Cell &quot;; COM.MICROSOFT.CONCAT(ROW([.B732]) - 1; COM.MICROSOFT.CONCAT(&quot; - &quot;; COLUMN([.B732]))))" office:value-type="string" office:string-value="Cell 731 - 2" calcext:value-type="string">
            <text:p>Cell 731 - 2</text:p>
          </table:table-cell>
        </table:table-row>
        <table:table-row table:style-name="ro1">
          <table:table-cell table:formula="of:= COM.MICROSOFT.CONCAT(&quot;Cell &quot;; COM.MICROSOFT.CONCAT(ROW([.A733]) - 1; COM.MICROSOFT.CONCAT(&quot; - &quot;; COLUMN([.A733]))))" office:value-type="string" office:string-value="Cell 732 - 1" calcext:value-type="string">
            <text:p>Cell 732 - 1</text:p>
          </table:table-cell>
          <table:table-cell table:formula="of:= COM.MICROSOFT.CONCAT(&quot;Cell &quot;; COM.MICROSOFT.CONCAT(ROW([.B733]) - 1; COM.MICROSOFT.CONCAT(&quot; - &quot;; COLUMN([.B733]))))" office:value-type="string" office:string-value="Cell 732 - 2" calcext:value-type="string">
            <text:p>Cell 732 - 2</text:p>
          </table:table-cell>
        </table:table-row>
        <table:table-row table:style-name="ro1">
          <table:table-cell table:formula="of:= COM.MICROSOFT.CONCAT(&quot;Cell &quot;; COM.MICROSOFT.CONCAT(ROW([.A734]) - 1; COM.MICROSOFT.CONCAT(&quot; - &quot;; COLUMN([.A734]))))" office:value-type="string" office:string-value="Cell 733 - 1" calcext:value-type="string">
            <text:p>Cell 733 - 1</text:p>
          </table:table-cell>
          <table:table-cell table:formula="of:= COM.MICROSOFT.CONCAT(&quot;Cell &quot;; COM.MICROSOFT.CONCAT(ROW([.B734]) - 1; COM.MICROSOFT.CONCAT(&quot; - &quot;; COLUMN([.B734]))))" office:value-type="string" office:string-value="Cell 733 - 2" calcext:value-type="string">
            <text:p>Cell 733 - 2</text:p>
          </table:table-cell>
        </table:table-row>
        <table:table-row table:style-name="ro1">
          <table:table-cell table:formula="of:= COM.MICROSOFT.CONCAT(&quot;Cell &quot;; COM.MICROSOFT.CONCAT(ROW([.A735]) - 1; COM.MICROSOFT.CONCAT(&quot; - &quot;; COLUMN([.A735]))))" office:value-type="string" office:string-value="Cell 734 - 1" calcext:value-type="string">
            <text:p>Cell 734 - 1</text:p>
          </table:table-cell>
          <table:table-cell table:formula="of:= COM.MICROSOFT.CONCAT(&quot;Cell &quot;; COM.MICROSOFT.CONCAT(ROW([.B735]) - 1; COM.MICROSOFT.CONCAT(&quot; - &quot;; COLUMN([.B735]))))" office:value-type="string" office:string-value="Cell 734 - 2" calcext:value-type="string">
            <text:p>Cell 734 - 2</text:p>
          </table:table-cell>
        </table:table-row>
        <table:table-row table:style-name="ro1">
          <table:table-cell table:formula="of:= COM.MICROSOFT.CONCAT(&quot;Cell &quot;; COM.MICROSOFT.CONCAT(ROW([.A736]) - 1; COM.MICROSOFT.CONCAT(&quot; - &quot;; COLUMN([.A736]))))" office:value-type="string" office:string-value="Cell 735 - 1" calcext:value-type="string">
            <text:p>Cell 735 - 1</text:p>
          </table:table-cell>
          <table:table-cell table:formula="of:= COM.MICROSOFT.CONCAT(&quot;Cell &quot;; COM.MICROSOFT.CONCAT(ROW([.B736]) - 1; COM.MICROSOFT.CONCAT(&quot; - &quot;; COLUMN([.B736]))))" office:value-type="string" office:string-value="Cell 735 - 2" calcext:value-type="string">
            <text:p>Cell 735 - 2</text:p>
          </table:table-cell>
        </table:table-row>
        <table:table-row table:style-name="ro1">
          <table:table-cell table:formula="of:= COM.MICROSOFT.CONCAT(&quot;Cell &quot;; COM.MICROSOFT.CONCAT(ROW([.A737]) - 1; COM.MICROSOFT.CONCAT(&quot; - &quot;; COLUMN([.A737]))))" office:value-type="string" office:string-value="Cell 736 - 1" calcext:value-type="string">
            <text:p>Cell 736 - 1</text:p>
          </table:table-cell>
          <table:table-cell table:formula="of:= COM.MICROSOFT.CONCAT(&quot;Cell &quot;; COM.MICROSOFT.CONCAT(ROW([.B737]) - 1; COM.MICROSOFT.CONCAT(&quot; - &quot;; COLUMN([.B737]))))" office:value-type="string" office:string-value="Cell 736 - 2" calcext:value-type="string">
            <text:p>Cell 736 - 2</text:p>
          </table:table-cell>
        </table:table-row>
        <table:table-row table:style-name="ro1">
          <table:table-cell table:formula="of:= COM.MICROSOFT.CONCAT(&quot;Cell &quot;; COM.MICROSOFT.CONCAT(ROW([.A738]) - 1; COM.MICROSOFT.CONCAT(&quot; - &quot;; COLUMN([.A738]))))" office:value-type="string" office:string-value="Cell 737 - 1" calcext:value-type="string">
            <text:p>Cell 737 - 1</text:p>
          </table:table-cell>
          <table:table-cell table:formula="of:= COM.MICROSOFT.CONCAT(&quot;Cell &quot;; COM.MICROSOFT.CONCAT(ROW([.B738]) - 1; COM.MICROSOFT.CONCAT(&quot; - &quot;; COLUMN([.B738]))))" office:value-type="string" office:string-value="Cell 737 - 2" calcext:value-type="string">
            <text:p>Cell 737 - 2</text:p>
          </table:table-cell>
        </table:table-row>
        <table:table-row table:style-name="ro1">
          <table:table-cell table:formula="of:= COM.MICROSOFT.CONCAT(&quot;Cell &quot;; COM.MICROSOFT.CONCAT(ROW([.A739]) - 1; COM.MICROSOFT.CONCAT(&quot; - &quot;; COLUMN([.A739]))))" office:value-type="string" office:string-value="Cell 738 - 1" calcext:value-type="string">
            <text:p>Cell 738 - 1</text:p>
          </table:table-cell>
          <table:table-cell table:formula="of:= COM.MICROSOFT.CONCAT(&quot;Cell &quot;; COM.MICROSOFT.CONCAT(ROW([.B739]) - 1; COM.MICROSOFT.CONCAT(&quot; - &quot;; COLUMN([.B739]))))" office:value-type="string" office:string-value="Cell 738 - 2" calcext:value-type="string">
            <text:p>Cell 738 - 2</text:p>
          </table:table-cell>
        </table:table-row>
        <table:table-row table:style-name="ro1">
          <table:table-cell table:formula="of:= COM.MICROSOFT.CONCAT(&quot;Cell &quot;; COM.MICROSOFT.CONCAT(ROW([.A740]) - 1; COM.MICROSOFT.CONCAT(&quot; - &quot;; COLUMN([.A740]))))" office:value-type="string" office:string-value="Cell 739 - 1" calcext:value-type="string">
            <text:p>Cell 739 - 1</text:p>
          </table:table-cell>
          <table:table-cell table:formula="of:= COM.MICROSOFT.CONCAT(&quot;Cell &quot;; COM.MICROSOFT.CONCAT(ROW([.B740]) - 1; COM.MICROSOFT.CONCAT(&quot; - &quot;; COLUMN([.B740]))))" office:value-type="string" office:string-value="Cell 739 - 2" calcext:value-type="string">
            <text:p>Cell 739 - 2</text:p>
          </table:table-cell>
        </table:table-row>
        <table:table-row table:style-name="ro1">
          <table:table-cell table:formula="of:= COM.MICROSOFT.CONCAT(&quot;Cell &quot;; COM.MICROSOFT.CONCAT(ROW([.A741]) - 1; COM.MICROSOFT.CONCAT(&quot; - &quot;; COLUMN([.A741]))))" office:value-type="string" office:string-value="Cell 740 - 1" calcext:value-type="string">
            <text:p>Cell 740 - 1</text:p>
          </table:table-cell>
          <table:table-cell table:formula="of:= COM.MICROSOFT.CONCAT(&quot;Cell &quot;; COM.MICROSOFT.CONCAT(ROW([.B741]) - 1; COM.MICROSOFT.CONCAT(&quot; - &quot;; COLUMN([.B741]))))" office:value-type="string" office:string-value="Cell 740 - 2" calcext:value-type="string">
            <text:p>Cell 740 - 2</text:p>
          </table:table-cell>
        </table:table-row>
        <table:table-row table:style-name="ro1">
          <table:table-cell table:formula="of:= COM.MICROSOFT.CONCAT(&quot;Cell &quot;; COM.MICROSOFT.CONCAT(ROW([.A742]) - 1; COM.MICROSOFT.CONCAT(&quot; - &quot;; COLUMN([.A742]))))" office:value-type="string" office:string-value="Cell 741 - 1" calcext:value-type="string">
            <text:p>Cell 741 - 1</text:p>
          </table:table-cell>
          <table:table-cell table:formula="of:= COM.MICROSOFT.CONCAT(&quot;Cell &quot;; COM.MICROSOFT.CONCAT(ROW([.B742]) - 1; COM.MICROSOFT.CONCAT(&quot; - &quot;; COLUMN([.B742]))))" office:value-type="string" office:string-value="Cell 741 - 2" calcext:value-type="string">
            <text:p>Cell 741 - 2</text:p>
          </table:table-cell>
        </table:table-row>
        <table:table-row table:style-name="ro1">
          <table:table-cell table:formula="of:= COM.MICROSOFT.CONCAT(&quot;Cell &quot;; COM.MICROSOFT.CONCAT(ROW([.A743]) - 1; COM.MICROSOFT.CONCAT(&quot; - &quot;; COLUMN([.A743]))))" office:value-type="string" office:string-value="Cell 742 - 1" calcext:value-type="string">
            <text:p>Cell 742 - 1</text:p>
          </table:table-cell>
          <table:table-cell table:formula="of:= COM.MICROSOFT.CONCAT(&quot;Cell &quot;; COM.MICROSOFT.CONCAT(ROW([.B743]) - 1; COM.MICROSOFT.CONCAT(&quot; - &quot;; COLUMN([.B743]))))" office:value-type="string" office:string-value="Cell 742 - 2" calcext:value-type="string">
            <text:p>Cell 742 - 2</text:p>
          </table:table-cell>
        </table:table-row>
        <table:table-row table:style-name="ro1">
          <table:table-cell table:formula="of:= COM.MICROSOFT.CONCAT(&quot;Cell &quot;; COM.MICROSOFT.CONCAT(ROW([.A744]) - 1; COM.MICROSOFT.CONCAT(&quot; - &quot;; COLUMN([.A744]))))" office:value-type="string" office:string-value="Cell 743 - 1" calcext:value-type="string">
            <text:p>Cell 743 - 1</text:p>
          </table:table-cell>
          <table:table-cell table:formula="of:= COM.MICROSOFT.CONCAT(&quot;Cell &quot;; COM.MICROSOFT.CONCAT(ROW([.B744]) - 1; COM.MICROSOFT.CONCAT(&quot; - &quot;; COLUMN([.B744]))))" office:value-type="string" office:string-value="Cell 743 - 2" calcext:value-type="string">
            <text:p>Cell 743 - 2</text:p>
          </table:table-cell>
        </table:table-row>
        <table:table-row table:style-name="ro1">
          <table:table-cell table:formula="of:= COM.MICROSOFT.CONCAT(&quot;Cell &quot;; COM.MICROSOFT.CONCAT(ROW([.A745]) - 1; COM.MICROSOFT.CONCAT(&quot; - &quot;; COLUMN([.A745]))))" office:value-type="string" office:string-value="Cell 744 - 1" calcext:value-type="string">
            <text:p>Cell 744 - 1</text:p>
          </table:table-cell>
          <table:table-cell table:formula="of:= COM.MICROSOFT.CONCAT(&quot;Cell &quot;; COM.MICROSOFT.CONCAT(ROW([.B745]) - 1; COM.MICROSOFT.CONCAT(&quot; - &quot;; COLUMN([.B745]))))" office:value-type="string" office:string-value="Cell 744 - 2" calcext:value-type="string">
            <text:p>Cell 744 - 2</text:p>
          </table:table-cell>
        </table:table-row>
        <table:table-row table:style-name="ro1">
          <table:table-cell table:formula="of:= COM.MICROSOFT.CONCAT(&quot;Cell &quot;; COM.MICROSOFT.CONCAT(ROW([.A746]) - 1; COM.MICROSOFT.CONCAT(&quot; - &quot;; COLUMN([.A746]))))" office:value-type="string" office:string-value="Cell 745 - 1" calcext:value-type="string">
            <text:p>Cell 745 - 1</text:p>
          </table:table-cell>
          <table:table-cell table:formula="of:= COM.MICROSOFT.CONCAT(&quot;Cell &quot;; COM.MICROSOFT.CONCAT(ROW([.B746]) - 1; COM.MICROSOFT.CONCAT(&quot; - &quot;; COLUMN([.B746]))))" office:value-type="string" office:string-value="Cell 745 - 2" calcext:value-type="string">
            <text:p>Cell 745 - 2</text:p>
          </table:table-cell>
        </table:table-row>
        <table:table-row table:style-name="ro1">
          <table:table-cell table:formula="of:= COM.MICROSOFT.CONCAT(&quot;Cell &quot;; COM.MICROSOFT.CONCAT(ROW([.A747]) - 1; COM.MICROSOFT.CONCAT(&quot; - &quot;; COLUMN([.A747]))))" office:value-type="string" office:string-value="Cell 746 - 1" calcext:value-type="string">
            <text:p>Cell 746 - 1</text:p>
          </table:table-cell>
          <table:table-cell table:formula="of:= COM.MICROSOFT.CONCAT(&quot;Cell &quot;; COM.MICROSOFT.CONCAT(ROW([.B747]) - 1; COM.MICROSOFT.CONCAT(&quot; - &quot;; COLUMN([.B747]))))" office:value-type="string" office:string-value="Cell 746 - 2" calcext:value-type="string">
            <text:p>Cell 746 - 2</text:p>
          </table:table-cell>
        </table:table-row>
        <table:table-row table:style-name="ro1">
          <table:table-cell table:formula="of:= COM.MICROSOFT.CONCAT(&quot;Cell &quot;; COM.MICROSOFT.CONCAT(ROW([.A748]) - 1; COM.MICROSOFT.CONCAT(&quot; - &quot;; COLUMN([.A748]))))" office:value-type="string" office:string-value="Cell 747 - 1" calcext:value-type="string">
            <text:p>Cell 747 - 1</text:p>
          </table:table-cell>
          <table:table-cell table:formula="of:= COM.MICROSOFT.CONCAT(&quot;Cell &quot;; COM.MICROSOFT.CONCAT(ROW([.B748]) - 1; COM.MICROSOFT.CONCAT(&quot; - &quot;; COLUMN([.B748]))))" office:value-type="string" office:string-value="Cell 747 - 2" calcext:value-type="string">
            <text:p>Cell 747 - 2</text:p>
          </table:table-cell>
        </table:table-row>
        <table:table-row table:style-name="ro1">
          <table:table-cell table:formula="of:= COM.MICROSOFT.CONCAT(&quot;Cell &quot;; COM.MICROSOFT.CONCAT(ROW([.A749]) - 1; COM.MICROSOFT.CONCAT(&quot; - &quot;; COLUMN([.A749]))))" office:value-type="string" office:string-value="Cell 748 - 1" calcext:value-type="string">
            <text:p>Cell 748 - 1</text:p>
          </table:table-cell>
          <table:table-cell table:formula="of:= COM.MICROSOFT.CONCAT(&quot;Cell &quot;; COM.MICROSOFT.CONCAT(ROW([.B749]) - 1; COM.MICROSOFT.CONCAT(&quot; - &quot;; COLUMN([.B749]))))" office:value-type="string" office:string-value="Cell 748 - 2" calcext:value-type="string">
            <text:p>Cell 748 - 2</text:p>
          </table:table-cell>
        </table:table-row>
        <table:table-row table:style-name="ro1">
          <table:table-cell table:formula="of:= COM.MICROSOFT.CONCAT(&quot;Cell &quot;; COM.MICROSOFT.CONCAT(ROW([.A750]) - 1; COM.MICROSOFT.CONCAT(&quot; - &quot;; COLUMN([.A750]))))" office:value-type="string" office:string-value="Cell 749 - 1" calcext:value-type="string">
            <text:p>Cell 749 - 1</text:p>
          </table:table-cell>
          <table:table-cell table:formula="of:= COM.MICROSOFT.CONCAT(&quot;Cell &quot;; COM.MICROSOFT.CONCAT(ROW([.B750]) - 1; COM.MICROSOFT.CONCAT(&quot; - &quot;; COLUMN([.B750]))))" office:value-type="string" office:string-value="Cell 749 - 2" calcext:value-type="string">
            <text:p>Cell 749 - 2</text:p>
          </table:table-cell>
        </table:table-row>
        <table:table-row table:style-name="ro1">
          <table:table-cell table:formula="of:= COM.MICROSOFT.CONCAT(&quot;Cell &quot;; COM.MICROSOFT.CONCAT(ROW([.A751]) - 1; COM.MICROSOFT.CONCAT(&quot; - &quot;; COLUMN([.A751]))))" office:value-type="string" office:string-value="Cell 750 - 1" calcext:value-type="string">
            <text:p>Cell 750 - 1</text:p>
          </table:table-cell>
          <table:table-cell table:formula="of:= COM.MICROSOFT.CONCAT(&quot;Cell &quot;; COM.MICROSOFT.CONCAT(ROW([.B751]) - 1; COM.MICROSOFT.CONCAT(&quot; - &quot;; COLUMN([.B751]))))" office:value-type="string" office:string-value="Cell 750 - 2" calcext:value-type="string">
            <text:p>Cell 750 - 2</text:p>
          </table:table-cell>
        </table:table-row>
        <table:table-row table:style-name="ro1">
          <table:table-cell table:formula="of:= COM.MICROSOFT.CONCAT(&quot;Cell &quot;; COM.MICROSOFT.CONCAT(ROW([.A752]) - 1; COM.MICROSOFT.CONCAT(&quot; - &quot;; COLUMN([.A752]))))" office:value-type="string" office:string-value="Cell 751 - 1" calcext:value-type="string">
            <text:p>Cell 751 - 1</text:p>
          </table:table-cell>
          <table:table-cell table:formula="of:= COM.MICROSOFT.CONCAT(&quot;Cell &quot;; COM.MICROSOFT.CONCAT(ROW([.B752]) - 1; COM.MICROSOFT.CONCAT(&quot; - &quot;; COLUMN([.B752]))))" office:value-type="string" office:string-value="Cell 751 - 2" calcext:value-type="string">
            <text:p>Cell 751 - 2</text:p>
          </table:table-cell>
        </table:table-row>
        <table:table-row table:style-name="ro1">
          <table:table-cell table:formula="of:= COM.MICROSOFT.CONCAT(&quot;Cell &quot;; COM.MICROSOFT.CONCAT(ROW([.A753]) - 1; COM.MICROSOFT.CONCAT(&quot; - &quot;; COLUMN([.A753]))))" office:value-type="string" office:string-value="Cell 752 - 1" calcext:value-type="string">
            <text:p>Cell 752 - 1</text:p>
          </table:table-cell>
          <table:table-cell table:formula="of:= COM.MICROSOFT.CONCAT(&quot;Cell &quot;; COM.MICROSOFT.CONCAT(ROW([.B753]) - 1; COM.MICROSOFT.CONCAT(&quot; - &quot;; COLUMN([.B753]))))" office:value-type="string" office:string-value="Cell 752 - 2" calcext:value-type="string">
            <text:p>Cell 752 - 2</text:p>
          </table:table-cell>
        </table:table-row>
        <table:table-row table:style-name="ro1">
          <table:table-cell table:formula="of:= COM.MICROSOFT.CONCAT(&quot;Cell &quot;; COM.MICROSOFT.CONCAT(ROW([.A754]) - 1; COM.MICROSOFT.CONCAT(&quot; - &quot;; COLUMN([.A754]))))" office:value-type="string" office:string-value="Cell 753 - 1" calcext:value-type="string">
            <text:p>Cell 753 - 1</text:p>
          </table:table-cell>
          <table:table-cell table:formula="of:= COM.MICROSOFT.CONCAT(&quot;Cell &quot;; COM.MICROSOFT.CONCAT(ROW([.B754]) - 1; COM.MICROSOFT.CONCAT(&quot; - &quot;; COLUMN([.B754]))))" office:value-type="string" office:string-value="Cell 753 - 2" calcext:value-type="string">
            <text:p>Cell 753 - 2</text:p>
          </table:table-cell>
        </table:table-row>
        <table:table-row table:style-name="ro1">
          <table:table-cell table:formula="of:= COM.MICROSOFT.CONCAT(&quot;Cell &quot;; COM.MICROSOFT.CONCAT(ROW([.A755]) - 1; COM.MICROSOFT.CONCAT(&quot; - &quot;; COLUMN([.A755]))))" office:value-type="string" office:string-value="Cell 754 - 1" calcext:value-type="string">
            <text:p>Cell 754 - 1</text:p>
          </table:table-cell>
          <table:table-cell table:formula="of:= COM.MICROSOFT.CONCAT(&quot;Cell &quot;; COM.MICROSOFT.CONCAT(ROW([.B755]) - 1; COM.MICROSOFT.CONCAT(&quot; - &quot;; COLUMN([.B755]))))" office:value-type="string" office:string-value="Cell 754 - 2" calcext:value-type="string">
            <text:p>Cell 754 - 2</text:p>
          </table:table-cell>
        </table:table-row>
        <table:table-row table:style-name="ro1">
          <table:table-cell table:formula="of:= COM.MICROSOFT.CONCAT(&quot;Cell &quot;; COM.MICROSOFT.CONCAT(ROW([.A756]) - 1; COM.MICROSOFT.CONCAT(&quot; - &quot;; COLUMN([.A756]))))" office:value-type="string" office:string-value="Cell 755 - 1" calcext:value-type="string">
            <text:p>Cell 755 - 1</text:p>
          </table:table-cell>
          <table:table-cell table:formula="of:= COM.MICROSOFT.CONCAT(&quot;Cell &quot;; COM.MICROSOFT.CONCAT(ROW([.B756]) - 1; COM.MICROSOFT.CONCAT(&quot; - &quot;; COLUMN([.B756]))))" office:value-type="string" office:string-value="Cell 755 - 2" calcext:value-type="string">
            <text:p>Cell 755 - 2</text:p>
          </table:table-cell>
        </table:table-row>
        <table:table-row table:style-name="ro1">
          <table:table-cell table:formula="of:= COM.MICROSOFT.CONCAT(&quot;Cell &quot;; COM.MICROSOFT.CONCAT(ROW([.A757]) - 1; COM.MICROSOFT.CONCAT(&quot; - &quot;; COLUMN([.A757]))))" office:value-type="string" office:string-value="Cell 756 - 1" calcext:value-type="string">
            <text:p>Cell 756 - 1</text:p>
          </table:table-cell>
          <table:table-cell table:formula="of:= COM.MICROSOFT.CONCAT(&quot;Cell &quot;; COM.MICROSOFT.CONCAT(ROW([.B757]) - 1; COM.MICROSOFT.CONCAT(&quot; - &quot;; COLUMN([.B757]))))" office:value-type="string" office:string-value="Cell 756 - 2" calcext:value-type="string">
            <text:p>Cell 756 - 2</text:p>
          </table:table-cell>
        </table:table-row>
        <table:table-row table:style-name="ro1">
          <table:table-cell table:formula="of:= COM.MICROSOFT.CONCAT(&quot;Cell &quot;; COM.MICROSOFT.CONCAT(ROW([.A758]) - 1; COM.MICROSOFT.CONCAT(&quot; - &quot;; COLUMN([.A758]))))" office:value-type="string" office:string-value="Cell 757 - 1" calcext:value-type="string">
            <text:p>Cell 757 - 1</text:p>
          </table:table-cell>
          <table:table-cell table:formula="of:= COM.MICROSOFT.CONCAT(&quot;Cell &quot;; COM.MICROSOFT.CONCAT(ROW([.B758]) - 1; COM.MICROSOFT.CONCAT(&quot; - &quot;; COLUMN([.B758]))))" office:value-type="string" office:string-value="Cell 757 - 2" calcext:value-type="string">
            <text:p>Cell 757 - 2</text:p>
          </table:table-cell>
        </table:table-row>
        <table:table-row table:style-name="ro1">
          <table:table-cell table:formula="of:= COM.MICROSOFT.CONCAT(&quot;Cell &quot;; COM.MICROSOFT.CONCAT(ROW([.A759]) - 1; COM.MICROSOFT.CONCAT(&quot; - &quot;; COLUMN([.A759]))))" office:value-type="string" office:string-value="Cell 758 - 1" calcext:value-type="string">
            <text:p>Cell 758 - 1</text:p>
          </table:table-cell>
          <table:table-cell table:formula="of:= COM.MICROSOFT.CONCAT(&quot;Cell &quot;; COM.MICROSOFT.CONCAT(ROW([.B759]) - 1; COM.MICROSOFT.CONCAT(&quot; - &quot;; COLUMN([.B759]))))" office:value-type="string" office:string-value="Cell 758 - 2" calcext:value-type="string">
            <text:p>Cell 758 - 2</text:p>
          </table:table-cell>
        </table:table-row>
        <table:table-row table:style-name="ro1">
          <table:table-cell table:formula="of:= COM.MICROSOFT.CONCAT(&quot;Cell &quot;; COM.MICROSOFT.CONCAT(ROW([.A760]) - 1; COM.MICROSOFT.CONCAT(&quot; - &quot;; COLUMN([.A760]))))" office:value-type="string" office:string-value="Cell 759 - 1" calcext:value-type="string">
            <text:p>Cell 759 - 1</text:p>
          </table:table-cell>
          <table:table-cell table:formula="of:= COM.MICROSOFT.CONCAT(&quot;Cell &quot;; COM.MICROSOFT.CONCAT(ROW([.B760]) - 1; COM.MICROSOFT.CONCAT(&quot; - &quot;; COLUMN([.B760]))))" office:value-type="string" office:string-value="Cell 759 - 2" calcext:value-type="string">
            <text:p>Cell 759 - 2</text:p>
          </table:table-cell>
        </table:table-row>
        <table:table-row table:style-name="ro1">
          <table:table-cell table:formula="of:= COM.MICROSOFT.CONCAT(&quot;Cell &quot;; COM.MICROSOFT.CONCAT(ROW([.A761]) - 1; COM.MICROSOFT.CONCAT(&quot; - &quot;; COLUMN([.A761]))))" office:value-type="string" office:string-value="Cell 760 - 1" calcext:value-type="string">
            <text:p>Cell 760 - 1</text:p>
          </table:table-cell>
          <table:table-cell table:formula="of:= COM.MICROSOFT.CONCAT(&quot;Cell &quot;; COM.MICROSOFT.CONCAT(ROW([.B761]) - 1; COM.MICROSOFT.CONCAT(&quot; - &quot;; COLUMN([.B761]))))" office:value-type="string" office:string-value="Cell 760 - 2" calcext:value-type="string">
            <text:p>Cell 760 - 2</text:p>
          </table:table-cell>
        </table:table-row>
        <table:table-row table:style-name="ro1">
          <table:table-cell table:formula="of:= COM.MICROSOFT.CONCAT(&quot;Cell &quot;; COM.MICROSOFT.CONCAT(ROW([.A762]) - 1; COM.MICROSOFT.CONCAT(&quot; - &quot;; COLUMN([.A762]))))" office:value-type="string" office:string-value="Cell 761 - 1" calcext:value-type="string">
            <text:p>Cell 761 - 1</text:p>
          </table:table-cell>
          <table:table-cell table:formula="of:= COM.MICROSOFT.CONCAT(&quot;Cell &quot;; COM.MICROSOFT.CONCAT(ROW([.B762]) - 1; COM.MICROSOFT.CONCAT(&quot; - &quot;; COLUMN([.B762]))))" office:value-type="string" office:string-value="Cell 761 - 2" calcext:value-type="string">
            <text:p>Cell 761 - 2</text:p>
          </table:table-cell>
        </table:table-row>
        <table:table-row table:style-name="ro1">
          <table:table-cell table:formula="of:= COM.MICROSOFT.CONCAT(&quot;Cell &quot;; COM.MICROSOFT.CONCAT(ROW([.A763]) - 1; COM.MICROSOFT.CONCAT(&quot; - &quot;; COLUMN([.A763]))))" office:value-type="string" office:string-value="Cell 762 - 1" calcext:value-type="string">
            <text:p>Cell 762 - 1</text:p>
          </table:table-cell>
          <table:table-cell table:formula="of:= COM.MICROSOFT.CONCAT(&quot;Cell &quot;; COM.MICROSOFT.CONCAT(ROW([.B763]) - 1; COM.MICROSOFT.CONCAT(&quot; - &quot;; COLUMN([.B763]))))" office:value-type="string" office:string-value="Cell 762 - 2" calcext:value-type="string">
            <text:p>Cell 762 - 2</text:p>
          </table:table-cell>
        </table:table-row>
        <table:table-row table:style-name="ro1">
          <table:table-cell table:formula="of:= COM.MICROSOFT.CONCAT(&quot;Cell &quot;; COM.MICROSOFT.CONCAT(ROW([.A764]) - 1; COM.MICROSOFT.CONCAT(&quot; - &quot;; COLUMN([.A764]))))" office:value-type="string" office:string-value="Cell 763 - 1" calcext:value-type="string">
            <text:p>Cell 763 - 1</text:p>
          </table:table-cell>
          <table:table-cell table:formula="of:= COM.MICROSOFT.CONCAT(&quot;Cell &quot;; COM.MICROSOFT.CONCAT(ROW([.B764]) - 1; COM.MICROSOFT.CONCAT(&quot; - &quot;; COLUMN([.B764]))))" office:value-type="string" office:string-value="Cell 763 - 2" calcext:value-type="string">
            <text:p>Cell 763 - 2</text:p>
          </table:table-cell>
        </table:table-row>
        <table:table-row table:style-name="ro1">
          <table:table-cell table:formula="of:= COM.MICROSOFT.CONCAT(&quot;Cell &quot;; COM.MICROSOFT.CONCAT(ROW([.A765]) - 1; COM.MICROSOFT.CONCAT(&quot; - &quot;; COLUMN([.A765]))))" office:value-type="string" office:string-value="Cell 764 - 1" calcext:value-type="string">
            <text:p>Cell 764 - 1</text:p>
          </table:table-cell>
          <table:table-cell table:formula="of:= COM.MICROSOFT.CONCAT(&quot;Cell &quot;; COM.MICROSOFT.CONCAT(ROW([.B765]) - 1; COM.MICROSOFT.CONCAT(&quot; - &quot;; COLUMN([.B765]))))" office:value-type="string" office:string-value="Cell 764 - 2" calcext:value-type="string">
            <text:p>Cell 764 - 2</text:p>
          </table:table-cell>
        </table:table-row>
        <table:table-row table:style-name="ro1">
          <table:table-cell table:formula="of:= COM.MICROSOFT.CONCAT(&quot;Cell &quot;; COM.MICROSOFT.CONCAT(ROW([.A766]) - 1; COM.MICROSOFT.CONCAT(&quot; - &quot;; COLUMN([.A766]))))" office:value-type="string" office:string-value="Cell 765 - 1" calcext:value-type="string">
            <text:p>Cell 765 - 1</text:p>
          </table:table-cell>
          <table:table-cell table:formula="of:= COM.MICROSOFT.CONCAT(&quot;Cell &quot;; COM.MICROSOFT.CONCAT(ROW([.B766]) - 1; COM.MICROSOFT.CONCAT(&quot; - &quot;; COLUMN([.B766]))))" office:value-type="string" office:string-value="Cell 765 - 2" calcext:value-type="string">
            <text:p>Cell 765 - 2</text:p>
          </table:table-cell>
        </table:table-row>
        <table:table-row table:style-name="ro1">
          <table:table-cell table:formula="of:= COM.MICROSOFT.CONCAT(&quot;Cell &quot;; COM.MICROSOFT.CONCAT(ROW([.A767]) - 1; COM.MICROSOFT.CONCAT(&quot; - &quot;; COLUMN([.A767]))))" office:value-type="string" office:string-value="Cell 766 - 1" calcext:value-type="string">
            <text:p>Cell 766 - 1</text:p>
          </table:table-cell>
          <table:table-cell table:formula="of:= COM.MICROSOFT.CONCAT(&quot;Cell &quot;; COM.MICROSOFT.CONCAT(ROW([.B767]) - 1; COM.MICROSOFT.CONCAT(&quot; - &quot;; COLUMN([.B767]))))" office:value-type="string" office:string-value="Cell 766 - 2" calcext:value-type="string">
            <text:p>Cell 766 - 2</text:p>
          </table:table-cell>
        </table:table-row>
        <table:table-row table:style-name="ro1">
          <table:table-cell table:formula="of:= COM.MICROSOFT.CONCAT(&quot;Cell &quot;; COM.MICROSOFT.CONCAT(ROW([.A768]) - 1; COM.MICROSOFT.CONCAT(&quot; - &quot;; COLUMN([.A768]))))" office:value-type="string" office:string-value="Cell 767 - 1" calcext:value-type="string">
            <text:p>Cell 767 - 1</text:p>
          </table:table-cell>
          <table:table-cell table:formula="of:= COM.MICROSOFT.CONCAT(&quot;Cell &quot;; COM.MICROSOFT.CONCAT(ROW([.B768]) - 1; COM.MICROSOFT.CONCAT(&quot; - &quot;; COLUMN([.B768]))))" office:value-type="string" office:string-value="Cell 767 - 2" calcext:value-type="string">
            <text:p>Cell 767 - 2</text:p>
          </table:table-cell>
        </table:table-row>
        <table:table-row table:style-name="ro1">
          <table:table-cell table:formula="of:= COM.MICROSOFT.CONCAT(&quot;Cell &quot;; COM.MICROSOFT.CONCAT(ROW([.A769]) - 1; COM.MICROSOFT.CONCAT(&quot; - &quot;; COLUMN([.A769]))))" office:value-type="string" office:string-value="Cell 768 - 1" calcext:value-type="string">
            <text:p>Cell 768 - 1</text:p>
          </table:table-cell>
          <table:table-cell table:formula="of:= COM.MICROSOFT.CONCAT(&quot;Cell &quot;; COM.MICROSOFT.CONCAT(ROW([.B769]) - 1; COM.MICROSOFT.CONCAT(&quot; - &quot;; COLUMN([.B769]))))" office:value-type="string" office:string-value="Cell 768 - 2" calcext:value-type="string">
            <text:p>Cell 768 - 2</text:p>
          </table:table-cell>
        </table:table-row>
        <table:table-row table:style-name="ro1">
          <table:table-cell table:formula="of:= COM.MICROSOFT.CONCAT(&quot;Cell &quot;; COM.MICROSOFT.CONCAT(ROW([.A770]) - 1; COM.MICROSOFT.CONCAT(&quot; - &quot;; COLUMN([.A770]))))" office:value-type="string" office:string-value="Cell 769 - 1" calcext:value-type="string">
            <text:p>Cell 769 - 1</text:p>
          </table:table-cell>
          <table:table-cell table:formula="of:= COM.MICROSOFT.CONCAT(&quot;Cell &quot;; COM.MICROSOFT.CONCAT(ROW([.B770]) - 1; COM.MICROSOFT.CONCAT(&quot; - &quot;; COLUMN([.B770]))))" office:value-type="string" office:string-value="Cell 769 - 2" calcext:value-type="string">
            <text:p>Cell 769 - 2</text:p>
          </table:table-cell>
        </table:table-row>
        <table:table-row table:style-name="ro1">
          <table:table-cell table:formula="of:= COM.MICROSOFT.CONCAT(&quot;Cell &quot;; COM.MICROSOFT.CONCAT(ROW([.A771]) - 1; COM.MICROSOFT.CONCAT(&quot; - &quot;; COLUMN([.A771]))))" office:value-type="string" office:string-value="Cell 770 - 1" calcext:value-type="string">
            <text:p>Cell 770 - 1</text:p>
          </table:table-cell>
          <table:table-cell table:formula="of:= COM.MICROSOFT.CONCAT(&quot;Cell &quot;; COM.MICROSOFT.CONCAT(ROW([.B771]) - 1; COM.MICROSOFT.CONCAT(&quot; - &quot;; COLUMN([.B771]))))" office:value-type="string" office:string-value="Cell 770 - 2" calcext:value-type="string">
            <text:p>Cell 770 - 2</text:p>
          </table:table-cell>
        </table:table-row>
        <table:table-row table:style-name="ro1">
          <table:table-cell table:formula="of:= COM.MICROSOFT.CONCAT(&quot;Cell &quot;; COM.MICROSOFT.CONCAT(ROW([.A772]) - 1; COM.MICROSOFT.CONCAT(&quot; - &quot;; COLUMN([.A772]))))" office:value-type="string" office:string-value="Cell 771 - 1" calcext:value-type="string">
            <text:p>Cell 771 - 1</text:p>
          </table:table-cell>
          <table:table-cell table:formula="of:= COM.MICROSOFT.CONCAT(&quot;Cell &quot;; COM.MICROSOFT.CONCAT(ROW([.B772]) - 1; COM.MICROSOFT.CONCAT(&quot; - &quot;; COLUMN([.B772]))))" office:value-type="string" office:string-value="Cell 771 - 2" calcext:value-type="string">
            <text:p>Cell 771 - 2</text:p>
          </table:table-cell>
        </table:table-row>
        <table:table-row table:style-name="ro1">
          <table:table-cell table:formula="of:= COM.MICROSOFT.CONCAT(&quot;Cell &quot;; COM.MICROSOFT.CONCAT(ROW([.A773]) - 1; COM.MICROSOFT.CONCAT(&quot; - &quot;; COLUMN([.A773]))))" office:value-type="string" office:string-value="Cell 772 - 1" calcext:value-type="string">
            <text:p>Cell 772 - 1</text:p>
          </table:table-cell>
          <table:table-cell table:formula="of:= COM.MICROSOFT.CONCAT(&quot;Cell &quot;; COM.MICROSOFT.CONCAT(ROW([.B773]) - 1; COM.MICROSOFT.CONCAT(&quot; - &quot;; COLUMN([.B773]))))" office:value-type="string" office:string-value="Cell 772 - 2" calcext:value-type="string">
            <text:p>Cell 772 - 2</text:p>
          </table:table-cell>
        </table:table-row>
        <table:table-row table:style-name="ro1">
          <table:table-cell table:formula="of:= COM.MICROSOFT.CONCAT(&quot;Cell &quot;; COM.MICROSOFT.CONCAT(ROW([.A774]) - 1; COM.MICROSOFT.CONCAT(&quot; - &quot;; COLUMN([.A774]))))" office:value-type="string" office:string-value="Cell 773 - 1" calcext:value-type="string">
            <text:p>Cell 773 - 1</text:p>
          </table:table-cell>
          <table:table-cell table:formula="of:= COM.MICROSOFT.CONCAT(&quot;Cell &quot;; COM.MICROSOFT.CONCAT(ROW([.B774]) - 1; COM.MICROSOFT.CONCAT(&quot; - &quot;; COLUMN([.B774]))))" office:value-type="string" office:string-value="Cell 773 - 2" calcext:value-type="string">
            <text:p>Cell 773 - 2</text:p>
          </table:table-cell>
        </table:table-row>
        <table:table-row table:style-name="ro1">
          <table:table-cell table:formula="of:= COM.MICROSOFT.CONCAT(&quot;Cell &quot;; COM.MICROSOFT.CONCAT(ROW([.A775]) - 1; COM.MICROSOFT.CONCAT(&quot; - &quot;; COLUMN([.A775]))))" office:value-type="string" office:string-value="Cell 774 - 1" calcext:value-type="string">
            <text:p>Cell 774 - 1</text:p>
          </table:table-cell>
          <table:table-cell table:formula="of:= COM.MICROSOFT.CONCAT(&quot;Cell &quot;; COM.MICROSOFT.CONCAT(ROW([.B775]) - 1; COM.MICROSOFT.CONCAT(&quot; - &quot;; COLUMN([.B775]))))" office:value-type="string" office:string-value="Cell 774 - 2" calcext:value-type="string">
            <text:p>Cell 774 - 2</text:p>
          </table:table-cell>
        </table:table-row>
        <table:table-row table:style-name="ro1">
          <table:table-cell table:formula="of:= COM.MICROSOFT.CONCAT(&quot;Cell &quot;; COM.MICROSOFT.CONCAT(ROW([.A776]) - 1; COM.MICROSOFT.CONCAT(&quot; - &quot;; COLUMN([.A776]))))" office:value-type="string" office:string-value="Cell 775 - 1" calcext:value-type="string">
            <text:p>Cell 775 - 1</text:p>
          </table:table-cell>
          <table:table-cell table:formula="of:= COM.MICROSOFT.CONCAT(&quot;Cell &quot;; COM.MICROSOFT.CONCAT(ROW([.B776]) - 1; COM.MICROSOFT.CONCAT(&quot; - &quot;; COLUMN([.B776]))))" office:value-type="string" office:string-value="Cell 775 - 2" calcext:value-type="string">
            <text:p>Cell 775 - 2</text:p>
          </table:table-cell>
        </table:table-row>
        <table:table-row table:style-name="ro1">
          <table:table-cell table:formula="of:= COM.MICROSOFT.CONCAT(&quot;Cell &quot;; COM.MICROSOFT.CONCAT(ROW([.A777]) - 1; COM.MICROSOFT.CONCAT(&quot; - &quot;; COLUMN([.A777]))))" office:value-type="string" office:string-value="Cell 776 - 1" calcext:value-type="string">
            <text:p>Cell 776 - 1</text:p>
          </table:table-cell>
          <table:table-cell table:formula="of:= COM.MICROSOFT.CONCAT(&quot;Cell &quot;; COM.MICROSOFT.CONCAT(ROW([.B777]) - 1; COM.MICROSOFT.CONCAT(&quot; - &quot;; COLUMN([.B777]))))" office:value-type="string" office:string-value="Cell 776 - 2" calcext:value-type="string">
            <text:p>Cell 776 - 2</text:p>
          </table:table-cell>
        </table:table-row>
        <table:table-row table:style-name="ro1">
          <table:table-cell table:formula="of:= COM.MICROSOFT.CONCAT(&quot;Cell &quot;; COM.MICROSOFT.CONCAT(ROW([.A778]) - 1; COM.MICROSOFT.CONCAT(&quot; - &quot;; COLUMN([.A778]))))" office:value-type="string" office:string-value="Cell 777 - 1" calcext:value-type="string">
            <text:p>Cell 777 - 1</text:p>
          </table:table-cell>
          <table:table-cell table:formula="of:= COM.MICROSOFT.CONCAT(&quot;Cell &quot;; COM.MICROSOFT.CONCAT(ROW([.B778]) - 1; COM.MICROSOFT.CONCAT(&quot; - &quot;; COLUMN([.B778]))))" office:value-type="string" office:string-value="Cell 777 - 2" calcext:value-type="string">
            <text:p>Cell 777 - 2</text:p>
          </table:table-cell>
        </table:table-row>
        <table:table-row table:style-name="ro1">
          <table:table-cell table:formula="of:= COM.MICROSOFT.CONCAT(&quot;Cell &quot;; COM.MICROSOFT.CONCAT(ROW([.A779]) - 1; COM.MICROSOFT.CONCAT(&quot; - &quot;; COLUMN([.A779]))))" office:value-type="string" office:string-value="Cell 778 - 1" calcext:value-type="string">
            <text:p>Cell 778 - 1</text:p>
          </table:table-cell>
          <table:table-cell table:formula="of:= COM.MICROSOFT.CONCAT(&quot;Cell &quot;; COM.MICROSOFT.CONCAT(ROW([.B779]) - 1; COM.MICROSOFT.CONCAT(&quot; - &quot;; COLUMN([.B779]))))" office:value-type="string" office:string-value="Cell 778 - 2" calcext:value-type="string">
            <text:p>Cell 778 - 2</text:p>
          </table:table-cell>
        </table:table-row>
        <table:table-row table:style-name="ro1">
          <table:table-cell table:formula="of:= COM.MICROSOFT.CONCAT(&quot;Cell &quot;; COM.MICROSOFT.CONCAT(ROW([.A780]) - 1; COM.MICROSOFT.CONCAT(&quot; - &quot;; COLUMN([.A780]))))" office:value-type="string" office:string-value="Cell 779 - 1" calcext:value-type="string">
            <text:p>Cell 779 - 1</text:p>
          </table:table-cell>
          <table:table-cell table:formula="of:= COM.MICROSOFT.CONCAT(&quot;Cell &quot;; COM.MICROSOFT.CONCAT(ROW([.B780]) - 1; COM.MICROSOFT.CONCAT(&quot; - &quot;; COLUMN([.B780]))))" office:value-type="string" office:string-value="Cell 779 - 2" calcext:value-type="string">
            <text:p>Cell 779 - 2</text:p>
          </table:table-cell>
        </table:table-row>
        <table:table-row table:style-name="ro1">
          <table:table-cell table:formula="of:= COM.MICROSOFT.CONCAT(&quot;Cell &quot;; COM.MICROSOFT.CONCAT(ROW([.A781]) - 1; COM.MICROSOFT.CONCAT(&quot; - &quot;; COLUMN([.A781]))))" office:value-type="string" office:string-value="Cell 780 - 1" calcext:value-type="string">
            <text:p>Cell 780 - 1</text:p>
          </table:table-cell>
          <table:table-cell table:formula="of:= COM.MICROSOFT.CONCAT(&quot;Cell &quot;; COM.MICROSOFT.CONCAT(ROW([.B781]) - 1; COM.MICROSOFT.CONCAT(&quot; - &quot;; COLUMN([.B781]))))" office:value-type="string" office:string-value="Cell 780 - 2" calcext:value-type="string">
            <text:p>Cell 780 - 2</text:p>
          </table:table-cell>
        </table:table-row>
        <table:table-row table:style-name="ro1">
          <table:table-cell table:formula="of:= COM.MICROSOFT.CONCAT(&quot;Cell &quot;; COM.MICROSOFT.CONCAT(ROW([.A782]) - 1; COM.MICROSOFT.CONCAT(&quot; - &quot;; COLUMN([.A782]))))" office:value-type="string" office:string-value="Cell 781 - 1" calcext:value-type="string">
            <text:p>Cell 781 - 1</text:p>
          </table:table-cell>
          <table:table-cell table:formula="of:= COM.MICROSOFT.CONCAT(&quot;Cell &quot;; COM.MICROSOFT.CONCAT(ROW([.B782]) - 1; COM.MICROSOFT.CONCAT(&quot; - &quot;; COLUMN([.B782]))))" office:value-type="string" office:string-value="Cell 781 - 2" calcext:value-type="string">
            <text:p>Cell 781 - 2</text:p>
          </table:table-cell>
        </table:table-row>
        <table:table-row table:style-name="ro1">
          <table:table-cell table:formula="of:= COM.MICROSOFT.CONCAT(&quot;Cell &quot;; COM.MICROSOFT.CONCAT(ROW([.A783]) - 1; COM.MICROSOFT.CONCAT(&quot; - &quot;; COLUMN([.A783]))))" office:value-type="string" office:string-value="Cell 782 - 1" calcext:value-type="string">
            <text:p>Cell 782 - 1</text:p>
          </table:table-cell>
          <table:table-cell table:formula="of:= COM.MICROSOFT.CONCAT(&quot;Cell &quot;; COM.MICROSOFT.CONCAT(ROW([.B783]) - 1; COM.MICROSOFT.CONCAT(&quot; - &quot;; COLUMN([.B783]))))" office:value-type="string" office:string-value="Cell 782 - 2" calcext:value-type="string">
            <text:p>Cell 782 - 2</text:p>
          </table:table-cell>
        </table:table-row>
        <table:table-row table:style-name="ro1">
          <table:table-cell table:formula="of:= COM.MICROSOFT.CONCAT(&quot;Cell &quot;; COM.MICROSOFT.CONCAT(ROW([.A784]) - 1; COM.MICROSOFT.CONCAT(&quot; - &quot;; COLUMN([.A784]))))" office:value-type="string" office:string-value="Cell 783 - 1" calcext:value-type="string">
            <text:p>Cell 783 - 1</text:p>
          </table:table-cell>
          <table:table-cell table:formula="of:= COM.MICROSOFT.CONCAT(&quot;Cell &quot;; COM.MICROSOFT.CONCAT(ROW([.B784]) - 1; COM.MICROSOFT.CONCAT(&quot; - &quot;; COLUMN([.B784]))))" office:value-type="string" office:string-value="Cell 783 - 2" calcext:value-type="string">
            <text:p>Cell 783 - 2</text:p>
          </table:table-cell>
        </table:table-row>
        <table:table-row table:style-name="ro1">
          <table:table-cell table:formula="of:= COM.MICROSOFT.CONCAT(&quot;Cell &quot;; COM.MICROSOFT.CONCAT(ROW([.A785]) - 1; COM.MICROSOFT.CONCAT(&quot; - &quot;; COLUMN([.A785]))))" office:value-type="string" office:string-value="Cell 784 - 1" calcext:value-type="string">
            <text:p>Cell 784 - 1</text:p>
          </table:table-cell>
          <table:table-cell table:formula="of:= COM.MICROSOFT.CONCAT(&quot;Cell &quot;; COM.MICROSOFT.CONCAT(ROW([.B785]) - 1; COM.MICROSOFT.CONCAT(&quot; - &quot;; COLUMN([.B785]))))" office:value-type="string" office:string-value="Cell 784 - 2" calcext:value-type="string">
            <text:p>Cell 784 - 2</text:p>
          </table:table-cell>
        </table:table-row>
        <table:table-row table:style-name="ro1">
          <table:table-cell table:formula="of:= COM.MICROSOFT.CONCAT(&quot;Cell &quot;; COM.MICROSOFT.CONCAT(ROW([.A786]) - 1; COM.MICROSOFT.CONCAT(&quot; - &quot;; COLUMN([.A786]))))" office:value-type="string" office:string-value="Cell 785 - 1" calcext:value-type="string">
            <text:p>Cell 785 - 1</text:p>
          </table:table-cell>
          <table:table-cell table:formula="of:= COM.MICROSOFT.CONCAT(&quot;Cell &quot;; COM.MICROSOFT.CONCAT(ROW([.B786]) - 1; COM.MICROSOFT.CONCAT(&quot; - &quot;; COLUMN([.B786]))))" office:value-type="string" office:string-value="Cell 785 - 2" calcext:value-type="string">
            <text:p>Cell 785 - 2</text:p>
          </table:table-cell>
        </table:table-row>
        <table:table-row table:style-name="ro1">
          <table:table-cell table:formula="of:= COM.MICROSOFT.CONCAT(&quot;Cell &quot;; COM.MICROSOFT.CONCAT(ROW([.A787]) - 1; COM.MICROSOFT.CONCAT(&quot; - &quot;; COLUMN([.A787]))))" office:value-type="string" office:string-value="Cell 786 - 1" calcext:value-type="string">
            <text:p>Cell 786 - 1</text:p>
          </table:table-cell>
          <table:table-cell table:formula="of:= COM.MICROSOFT.CONCAT(&quot;Cell &quot;; COM.MICROSOFT.CONCAT(ROW([.B787]) - 1; COM.MICROSOFT.CONCAT(&quot; - &quot;; COLUMN([.B787]))))" office:value-type="string" office:string-value="Cell 786 - 2" calcext:value-type="string">
            <text:p>Cell 786 - 2</text:p>
          </table:table-cell>
        </table:table-row>
        <table:table-row table:style-name="ro1">
          <table:table-cell table:formula="of:= COM.MICROSOFT.CONCAT(&quot;Cell &quot;; COM.MICROSOFT.CONCAT(ROW([.A788]) - 1; COM.MICROSOFT.CONCAT(&quot; - &quot;; COLUMN([.A788]))))" office:value-type="string" office:string-value="Cell 787 - 1" calcext:value-type="string">
            <text:p>Cell 787 - 1</text:p>
          </table:table-cell>
          <table:table-cell table:formula="of:= COM.MICROSOFT.CONCAT(&quot;Cell &quot;; COM.MICROSOFT.CONCAT(ROW([.B788]) - 1; COM.MICROSOFT.CONCAT(&quot; - &quot;; COLUMN([.B788]))))" office:value-type="string" office:string-value="Cell 787 - 2" calcext:value-type="string">
            <text:p>Cell 787 - 2</text:p>
          </table:table-cell>
        </table:table-row>
        <table:table-row table:style-name="ro1">
          <table:table-cell table:formula="of:= COM.MICROSOFT.CONCAT(&quot;Cell &quot;; COM.MICROSOFT.CONCAT(ROW([.A789]) - 1; COM.MICROSOFT.CONCAT(&quot; - &quot;; COLUMN([.A789]))))" office:value-type="string" office:string-value="Cell 788 - 1" calcext:value-type="string">
            <text:p>Cell 788 - 1</text:p>
          </table:table-cell>
          <table:table-cell table:formula="of:= COM.MICROSOFT.CONCAT(&quot;Cell &quot;; COM.MICROSOFT.CONCAT(ROW([.B789]) - 1; COM.MICROSOFT.CONCAT(&quot; - &quot;; COLUMN([.B789]))))" office:value-type="string" office:string-value="Cell 788 - 2" calcext:value-type="string">
            <text:p>Cell 788 - 2</text:p>
          </table:table-cell>
        </table:table-row>
        <table:table-row table:style-name="ro1">
          <table:table-cell table:formula="of:= COM.MICROSOFT.CONCAT(&quot;Cell &quot;; COM.MICROSOFT.CONCAT(ROW([.A790]) - 1; COM.MICROSOFT.CONCAT(&quot; - &quot;; COLUMN([.A790]))))" office:value-type="string" office:string-value="Cell 789 - 1" calcext:value-type="string">
            <text:p>Cell 789 - 1</text:p>
          </table:table-cell>
          <table:table-cell table:formula="of:= COM.MICROSOFT.CONCAT(&quot;Cell &quot;; COM.MICROSOFT.CONCAT(ROW([.B790]) - 1; COM.MICROSOFT.CONCAT(&quot; - &quot;; COLUMN([.B790]))))" office:value-type="string" office:string-value="Cell 789 - 2" calcext:value-type="string">
            <text:p>Cell 789 - 2</text:p>
          </table:table-cell>
        </table:table-row>
        <table:table-row table:style-name="ro1">
          <table:table-cell table:formula="of:= COM.MICROSOFT.CONCAT(&quot;Cell &quot;; COM.MICROSOFT.CONCAT(ROW([.A791]) - 1; COM.MICROSOFT.CONCAT(&quot; - &quot;; COLUMN([.A791]))))" office:value-type="string" office:string-value="Cell 790 - 1" calcext:value-type="string">
            <text:p>Cell 790 - 1</text:p>
          </table:table-cell>
          <table:table-cell table:formula="of:= COM.MICROSOFT.CONCAT(&quot;Cell &quot;; COM.MICROSOFT.CONCAT(ROW([.B791]) - 1; COM.MICROSOFT.CONCAT(&quot; - &quot;; COLUMN([.B791]))))" office:value-type="string" office:string-value="Cell 790 - 2" calcext:value-type="string">
            <text:p>Cell 790 - 2</text:p>
          </table:table-cell>
        </table:table-row>
        <table:table-row table:style-name="ro1">
          <table:table-cell table:formula="of:= COM.MICROSOFT.CONCAT(&quot;Cell &quot;; COM.MICROSOFT.CONCAT(ROW([.A792]) - 1; COM.MICROSOFT.CONCAT(&quot; - &quot;; COLUMN([.A792]))))" office:value-type="string" office:string-value="Cell 791 - 1" calcext:value-type="string">
            <text:p>Cell 791 - 1</text:p>
          </table:table-cell>
          <table:table-cell table:formula="of:= COM.MICROSOFT.CONCAT(&quot;Cell &quot;; COM.MICROSOFT.CONCAT(ROW([.B792]) - 1; COM.MICROSOFT.CONCAT(&quot; - &quot;; COLUMN([.B792]))))" office:value-type="string" office:string-value="Cell 791 - 2" calcext:value-type="string">
            <text:p>Cell 791 - 2</text:p>
          </table:table-cell>
        </table:table-row>
        <table:table-row table:style-name="ro1">
          <table:table-cell table:formula="of:= COM.MICROSOFT.CONCAT(&quot;Cell &quot;; COM.MICROSOFT.CONCAT(ROW([.A793]) - 1; COM.MICROSOFT.CONCAT(&quot; - &quot;; COLUMN([.A793]))))" office:value-type="string" office:string-value="Cell 792 - 1" calcext:value-type="string">
            <text:p>Cell 792 - 1</text:p>
          </table:table-cell>
          <table:table-cell table:formula="of:= COM.MICROSOFT.CONCAT(&quot;Cell &quot;; COM.MICROSOFT.CONCAT(ROW([.B793]) - 1; COM.MICROSOFT.CONCAT(&quot; - &quot;; COLUMN([.B793]))))" office:value-type="string" office:string-value="Cell 792 - 2" calcext:value-type="string">
            <text:p>Cell 792 - 2</text:p>
          </table:table-cell>
        </table:table-row>
        <table:table-row table:style-name="ro1">
          <table:table-cell table:formula="of:= COM.MICROSOFT.CONCAT(&quot;Cell &quot;; COM.MICROSOFT.CONCAT(ROW([.A794]) - 1; COM.MICROSOFT.CONCAT(&quot; - &quot;; COLUMN([.A794]))))" office:value-type="string" office:string-value="Cell 793 - 1" calcext:value-type="string">
            <text:p>Cell 793 - 1</text:p>
          </table:table-cell>
          <table:table-cell table:formula="of:= COM.MICROSOFT.CONCAT(&quot;Cell &quot;; COM.MICROSOFT.CONCAT(ROW([.B794]) - 1; COM.MICROSOFT.CONCAT(&quot; - &quot;; COLUMN([.B794]))))" office:value-type="string" office:string-value="Cell 793 - 2" calcext:value-type="string">
            <text:p>Cell 793 - 2</text:p>
          </table:table-cell>
        </table:table-row>
        <table:table-row table:style-name="ro1">
          <table:table-cell table:formula="of:= COM.MICROSOFT.CONCAT(&quot;Cell &quot;; COM.MICROSOFT.CONCAT(ROW([.A795]) - 1; COM.MICROSOFT.CONCAT(&quot; - &quot;; COLUMN([.A795]))))" office:value-type="string" office:string-value="Cell 794 - 1" calcext:value-type="string">
            <text:p>Cell 794 - 1</text:p>
          </table:table-cell>
          <table:table-cell table:formula="of:= COM.MICROSOFT.CONCAT(&quot;Cell &quot;; COM.MICROSOFT.CONCAT(ROW([.B795]) - 1; COM.MICROSOFT.CONCAT(&quot; - &quot;; COLUMN([.B795]))))" office:value-type="string" office:string-value="Cell 794 - 2" calcext:value-type="string">
            <text:p>Cell 794 - 2</text:p>
          </table:table-cell>
        </table:table-row>
        <table:table-row table:style-name="ro1">
          <table:table-cell table:formula="of:= COM.MICROSOFT.CONCAT(&quot;Cell &quot;; COM.MICROSOFT.CONCAT(ROW([.A796]) - 1; COM.MICROSOFT.CONCAT(&quot; - &quot;; COLUMN([.A796]))))" office:value-type="string" office:string-value="Cell 795 - 1" calcext:value-type="string">
            <text:p>Cell 795 - 1</text:p>
          </table:table-cell>
          <table:table-cell table:formula="of:= COM.MICROSOFT.CONCAT(&quot;Cell &quot;; COM.MICROSOFT.CONCAT(ROW([.B796]) - 1; COM.MICROSOFT.CONCAT(&quot; - &quot;; COLUMN([.B796]))))" office:value-type="string" office:string-value="Cell 795 - 2" calcext:value-type="string">
            <text:p>Cell 795 - 2</text:p>
          </table:table-cell>
        </table:table-row>
        <table:table-row table:style-name="ro1">
          <table:table-cell table:formula="of:= COM.MICROSOFT.CONCAT(&quot;Cell &quot;; COM.MICROSOFT.CONCAT(ROW([.A797]) - 1; COM.MICROSOFT.CONCAT(&quot; - &quot;; COLUMN([.A797]))))" office:value-type="string" office:string-value="Cell 796 - 1" calcext:value-type="string">
            <text:p>Cell 796 - 1</text:p>
          </table:table-cell>
          <table:table-cell table:formula="of:= COM.MICROSOFT.CONCAT(&quot;Cell &quot;; COM.MICROSOFT.CONCAT(ROW([.B797]) - 1; COM.MICROSOFT.CONCAT(&quot; - &quot;; COLUMN([.B797]))))" office:value-type="string" office:string-value="Cell 796 - 2" calcext:value-type="string">
            <text:p>Cell 796 - 2</text:p>
          </table:table-cell>
        </table:table-row>
        <table:table-row table:style-name="ro1">
          <table:table-cell table:formula="of:= COM.MICROSOFT.CONCAT(&quot;Cell &quot;; COM.MICROSOFT.CONCAT(ROW([.A798]) - 1; COM.MICROSOFT.CONCAT(&quot; - &quot;; COLUMN([.A798]))))" office:value-type="string" office:string-value="Cell 797 - 1" calcext:value-type="string">
            <text:p>Cell 797 - 1</text:p>
          </table:table-cell>
          <table:table-cell table:formula="of:= COM.MICROSOFT.CONCAT(&quot;Cell &quot;; COM.MICROSOFT.CONCAT(ROW([.B798]) - 1; COM.MICROSOFT.CONCAT(&quot; - &quot;; COLUMN([.B798]))))" office:value-type="string" office:string-value="Cell 797 - 2" calcext:value-type="string">
            <text:p>Cell 797 - 2</text:p>
          </table:table-cell>
        </table:table-row>
        <table:table-row table:style-name="ro1">
          <table:table-cell table:formula="of:= COM.MICROSOFT.CONCAT(&quot;Cell &quot;; COM.MICROSOFT.CONCAT(ROW([.A799]) - 1; COM.MICROSOFT.CONCAT(&quot; - &quot;; COLUMN([.A799]))))" office:value-type="string" office:string-value="Cell 798 - 1" calcext:value-type="string">
            <text:p>Cell 798 - 1</text:p>
          </table:table-cell>
          <table:table-cell table:formula="of:= COM.MICROSOFT.CONCAT(&quot;Cell &quot;; COM.MICROSOFT.CONCAT(ROW([.B799]) - 1; COM.MICROSOFT.CONCAT(&quot; - &quot;; COLUMN([.B799]))))" office:value-type="string" office:string-value="Cell 798 - 2" calcext:value-type="string">
            <text:p>Cell 798 - 2</text:p>
          </table:table-cell>
        </table:table-row>
        <table:table-row table:style-name="ro1">
          <table:table-cell table:formula="of:= COM.MICROSOFT.CONCAT(&quot;Cell &quot;; COM.MICROSOFT.CONCAT(ROW([.A800]) - 1; COM.MICROSOFT.CONCAT(&quot; - &quot;; COLUMN([.A800]))))" office:value-type="string" office:string-value="Cell 799 - 1" calcext:value-type="string">
            <text:p>Cell 799 - 1</text:p>
          </table:table-cell>
          <table:table-cell table:formula="of:= COM.MICROSOFT.CONCAT(&quot;Cell &quot;; COM.MICROSOFT.CONCAT(ROW([.B800]) - 1; COM.MICROSOFT.CONCAT(&quot; - &quot;; COLUMN([.B800]))))" office:value-type="string" office:string-value="Cell 799 - 2" calcext:value-type="string">
            <text:p>Cell 799 - 2</text:p>
          </table:table-cell>
        </table:table-row>
        <table:table-row table:style-name="ro1">
          <table:table-cell table:formula="of:= COM.MICROSOFT.CONCAT(&quot;Cell &quot;; COM.MICROSOFT.CONCAT(ROW([.A801]) - 1; COM.MICROSOFT.CONCAT(&quot; - &quot;; COLUMN([.A801]))))" office:value-type="string" office:string-value="Cell 800 - 1" calcext:value-type="string">
            <text:p>Cell 800 - 1</text:p>
          </table:table-cell>
          <table:table-cell table:formula="of:= COM.MICROSOFT.CONCAT(&quot;Cell &quot;; COM.MICROSOFT.CONCAT(ROW([.B801]) - 1; COM.MICROSOFT.CONCAT(&quot; - &quot;; COLUMN([.B801]))))" office:value-type="string" office:string-value="Cell 800 - 2" calcext:value-type="string">
            <text:p>Cell 800 - 2</text:p>
          </table:table-cell>
        </table:table-row>
        <table:table-row table:style-name="ro1">
          <table:table-cell table:formula="of:= COM.MICROSOFT.CONCAT(&quot;Cell &quot;; COM.MICROSOFT.CONCAT(ROW([.A802]) - 1; COM.MICROSOFT.CONCAT(&quot; - &quot;; COLUMN([.A802]))))" office:value-type="string" office:string-value="Cell 801 - 1" calcext:value-type="string">
            <text:p>Cell 801 - 1</text:p>
          </table:table-cell>
          <table:table-cell table:formula="of:= COM.MICROSOFT.CONCAT(&quot;Cell &quot;; COM.MICROSOFT.CONCAT(ROW([.B802]) - 1; COM.MICROSOFT.CONCAT(&quot; - &quot;; COLUMN([.B802]))))" office:value-type="string" office:string-value="Cell 801 - 2" calcext:value-type="string">
            <text:p>Cell 801 - 2</text:p>
          </table:table-cell>
        </table:table-row>
        <table:table-row table:style-name="ro1">
          <table:table-cell table:formula="of:= COM.MICROSOFT.CONCAT(&quot;Cell &quot;; COM.MICROSOFT.CONCAT(ROW([.A803]) - 1; COM.MICROSOFT.CONCAT(&quot; - &quot;; COLUMN([.A803]))))" office:value-type="string" office:string-value="Cell 802 - 1" calcext:value-type="string">
            <text:p>Cell 802 - 1</text:p>
          </table:table-cell>
          <table:table-cell table:formula="of:= COM.MICROSOFT.CONCAT(&quot;Cell &quot;; COM.MICROSOFT.CONCAT(ROW([.B803]) - 1; COM.MICROSOFT.CONCAT(&quot; - &quot;; COLUMN([.B803]))))" office:value-type="string" office:string-value="Cell 802 - 2" calcext:value-type="string">
            <text:p>Cell 802 - 2</text:p>
          </table:table-cell>
        </table:table-row>
        <table:table-row table:style-name="ro1">
          <table:table-cell table:formula="of:= COM.MICROSOFT.CONCAT(&quot;Cell &quot;; COM.MICROSOFT.CONCAT(ROW([.A804]) - 1; COM.MICROSOFT.CONCAT(&quot; - &quot;; COLUMN([.A804]))))" office:value-type="string" office:string-value="Cell 803 - 1" calcext:value-type="string">
            <text:p>Cell 803 - 1</text:p>
          </table:table-cell>
          <table:table-cell table:formula="of:= COM.MICROSOFT.CONCAT(&quot;Cell &quot;; COM.MICROSOFT.CONCAT(ROW([.B804]) - 1; COM.MICROSOFT.CONCAT(&quot; - &quot;; COLUMN([.B804]))))" office:value-type="string" office:string-value="Cell 803 - 2" calcext:value-type="string">
            <text:p>Cell 803 - 2</text:p>
          </table:table-cell>
        </table:table-row>
        <table:table-row table:style-name="ro1">
          <table:table-cell table:formula="of:= COM.MICROSOFT.CONCAT(&quot;Cell &quot;; COM.MICROSOFT.CONCAT(ROW([.A805]) - 1; COM.MICROSOFT.CONCAT(&quot; - &quot;; COLUMN([.A805]))))" office:value-type="string" office:string-value="Cell 804 - 1" calcext:value-type="string">
            <text:p>Cell 804 - 1</text:p>
          </table:table-cell>
          <table:table-cell table:formula="of:= COM.MICROSOFT.CONCAT(&quot;Cell &quot;; COM.MICROSOFT.CONCAT(ROW([.B805]) - 1; COM.MICROSOFT.CONCAT(&quot; - &quot;; COLUMN([.B805]))))" office:value-type="string" office:string-value="Cell 804 - 2" calcext:value-type="string">
            <text:p>Cell 804 - 2</text:p>
          </table:table-cell>
        </table:table-row>
        <table:table-row table:style-name="ro1">
          <table:table-cell table:formula="of:= COM.MICROSOFT.CONCAT(&quot;Cell &quot;; COM.MICROSOFT.CONCAT(ROW([.A806]) - 1; COM.MICROSOFT.CONCAT(&quot; - &quot;; COLUMN([.A806]))))" office:value-type="string" office:string-value="Cell 805 - 1" calcext:value-type="string">
            <text:p>Cell 805 - 1</text:p>
          </table:table-cell>
          <table:table-cell table:formula="of:= COM.MICROSOFT.CONCAT(&quot;Cell &quot;; COM.MICROSOFT.CONCAT(ROW([.B806]) - 1; COM.MICROSOFT.CONCAT(&quot; - &quot;; COLUMN([.B806]))))" office:value-type="string" office:string-value="Cell 805 - 2" calcext:value-type="string">
            <text:p>Cell 805 - 2</text:p>
          </table:table-cell>
        </table:table-row>
        <table:table-row table:style-name="ro1">
          <table:table-cell table:formula="of:= COM.MICROSOFT.CONCAT(&quot;Cell &quot;; COM.MICROSOFT.CONCAT(ROW([.A807]) - 1; COM.MICROSOFT.CONCAT(&quot; - &quot;; COLUMN([.A807]))))" office:value-type="string" office:string-value="Cell 806 - 1" calcext:value-type="string">
            <text:p>Cell 806 - 1</text:p>
          </table:table-cell>
          <table:table-cell table:formula="of:= COM.MICROSOFT.CONCAT(&quot;Cell &quot;; COM.MICROSOFT.CONCAT(ROW([.B807]) - 1; COM.MICROSOFT.CONCAT(&quot; - &quot;; COLUMN([.B807]))))" office:value-type="string" office:string-value="Cell 806 - 2" calcext:value-type="string">
            <text:p>Cell 806 - 2</text:p>
          </table:table-cell>
        </table:table-row>
        <table:table-row table:style-name="ro1">
          <table:table-cell table:formula="of:= COM.MICROSOFT.CONCAT(&quot;Cell &quot;; COM.MICROSOFT.CONCAT(ROW([.A808]) - 1; COM.MICROSOFT.CONCAT(&quot; - &quot;; COLUMN([.A808]))))" office:value-type="string" office:string-value="Cell 807 - 1" calcext:value-type="string">
            <text:p>Cell 807 - 1</text:p>
          </table:table-cell>
          <table:table-cell table:formula="of:= COM.MICROSOFT.CONCAT(&quot;Cell &quot;; COM.MICROSOFT.CONCAT(ROW([.B808]) - 1; COM.MICROSOFT.CONCAT(&quot; - &quot;; COLUMN([.B808]))))" office:value-type="string" office:string-value="Cell 807 - 2" calcext:value-type="string">
            <text:p>Cell 807 - 2</text:p>
          </table:table-cell>
        </table:table-row>
        <table:table-row table:style-name="ro1">
          <table:table-cell table:formula="of:= COM.MICROSOFT.CONCAT(&quot;Cell &quot;; COM.MICROSOFT.CONCAT(ROW([.A809]) - 1; COM.MICROSOFT.CONCAT(&quot; - &quot;; COLUMN([.A809]))))" office:value-type="string" office:string-value="Cell 808 - 1" calcext:value-type="string">
            <text:p>Cell 808 - 1</text:p>
          </table:table-cell>
          <table:table-cell table:formula="of:= COM.MICROSOFT.CONCAT(&quot;Cell &quot;; COM.MICROSOFT.CONCAT(ROW([.B809]) - 1; COM.MICROSOFT.CONCAT(&quot; - &quot;; COLUMN([.B809]))))" office:value-type="string" office:string-value="Cell 808 - 2" calcext:value-type="string">
            <text:p>Cell 808 - 2</text:p>
          </table:table-cell>
        </table:table-row>
        <table:table-row table:style-name="ro1">
          <table:table-cell table:formula="of:= COM.MICROSOFT.CONCAT(&quot;Cell &quot;; COM.MICROSOFT.CONCAT(ROW([.A810]) - 1; COM.MICROSOFT.CONCAT(&quot; - &quot;; COLUMN([.A810]))))" office:value-type="string" office:string-value="Cell 809 - 1" calcext:value-type="string">
            <text:p>Cell 809 - 1</text:p>
          </table:table-cell>
          <table:table-cell table:formula="of:= COM.MICROSOFT.CONCAT(&quot;Cell &quot;; COM.MICROSOFT.CONCAT(ROW([.B810]) - 1; COM.MICROSOFT.CONCAT(&quot; - &quot;; COLUMN([.B810]))))" office:value-type="string" office:string-value="Cell 809 - 2" calcext:value-type="string">
            <text:p>Cell 809 - 2</text:p>
          </table:table-cell>
        </table:table-row>
        <table:table-row table:style-name="ro1">
          <table:table-cell table:formula="of:= COM.MICROSOFT.CONCAT(&quot;Cell &quot;; COM.MICROSOFT.CONCAT(ROW([.A811]) - 1; COM.MICROSOFT.CONCAT(&quot; - &quot;; COLUMN([.A811]))))" office:value-type="string" office:string-value="Cell 810 - 1" calcext:value-type="string">
            <text:p>Cell 810 - 1</text:p>
          </table:table-cell>
          <table:table-cell table:formula="of:= COM.MICROSOFT.CONCAT(&quot;Cell &quot;; COM.MICROSOFT.CONCAT(ROW([.B811]) - 1; COM.MICROSOFT.CONCAT(&quot; - &quot;; COLUMN([.B811]))))" office:value-type="string" office:string-value="Cell 810 - 2" calcext:value-type="string">
            <text:p>Cell 810 - 2</text:p>
          </table:table-cell>
        </table:table-row>
        <table:table-row table:style-name="ro1">
          <table:table-cell table:formula="of:= COM.MICROSOFT.CONCAT(&quot;Cell &quot;; COM.MICROSOFT.CONCAT(ROW([.A812]) - 1; COM.MICROSOFT.CONCAT(&quot; - &quot;; COLUMN([.A812]))))" office:value-type="string" office:string-value="Cell 811 - 1" calcext:value-type="string">
            <text:p>Cell 811 - 1</text:p>
          </table:table-cell>
          <table:table-cell table:formula="of:= COM.MICROSOFT.CONCAT(&quot;Cell &quot;; COM.MICROSOFT.CONCAT(ROW([.B812]) - 1; COM.MICROSOFT.CONCAT(&quot; - &quot;; COLUMN([.B812]))))" office:value-type="string" office:string-value="Cell 811 - 2" calcext:value-type="string">
            <text:p>Cell 811 - 2</text:p>
          </table:table-cell>
        </table:table-row>
        <table:table-row table:style-name="ro1">
          <table:table-cell table:formula="of:= COM.MICROSOFT.CONCAT(&quot;Cell &quot;; COM.MICROSOFT.CONCAT(ROW([.A813]) - 1; COM.MICROSOFT.CONCAT(&quot; - &quot;; COLUMN([.A813]))))" office:value-type="string" office:string-value="Cell 812 - 1" calcext:value-type="string">
            <text:p>Cell 812 - 1</text:p>
          </table:table-cell>
          <table:table-cell table:formula="of:= COM.MICROSOFT.CONCAT(&quot;Cell &quot;; COM.MICROSOFT.CONCAT(ROW([.B813]) - 1; COM.MICROSOFT.CONCAT(&quot; - &quot;; COLUMN([.B813]))))" office:value-type="string" office:string-value="Cell 812 - 2" calcext:value-type="string">
            <text:p>Cell 812 - 2</text:p>
          </table:table-cell>
        </table:table-row>
        <table:table-row table:style-name="ro1">
          <table:table-cell table:formula="of:= COM.MICROSOFT.CONCAT(&quot;Cell &quot;; COM.MICROSOFT.CONCAT(ROW([.A814]) - 1; COM.MICROSOFT.CONCAT(&quot; - &quot;; COLUMN([.A814]))))" office:value-type="string" office:string-value="Cell 813 - 1" calcext:value-type="string">
            <text:p>Cell 813 - 1</text:p>
          </table:table-cell>
          <table:table-cell table:formula="of:= COM.MICROSOFT.CONCAT(&quot;Cell &quot;; COM.MICROSOFT.CONCAT(ROW([.B814]) - 1; COM.MICROSOFT.CONCAT(&quot; - &quot;; COLUMN([.B814]))))" office:value-type="string" office:string-value="Cell 813 - 2" calcext:value-type="string">
            <text:p>Cell 813 - 2</text:p>
          </table:table-cell>
        </table:table-row>
        <table:table-row table:style-name="ro1">
          <table:table-cell table:formula="of:= COM.MICROSOFT.CONCAT(&quot;Cell &quot;; COM.MICROSOFT.CONCAT(ROW([.A815]) - 1; COM.MICROSOFT.CONCAT(&quot; - &quot;; COLUMN([.A815]))))" office:value-type="string" office:string-value="Cell 814 - 1" calcext:value-type="string">
            <text:p>Cell 814 - 1</text:p>
          </table:table-cell>
          <table:table-cell table:formula="of:= COM.MICROSOFT.CONCAT(&quot;Cell &quot;; COM.MICROSOFT.CONCAT(ROW([.B815]) - 1; COM.MICROSOFT.CONCAT(&quot; - &quot;; COLUMN([.B815]))))" office:value-type="string" office:string-value="Cell 814 - 2" calcext:value-type="string">
            <text:p>Cell 814 - 2</text:p>
          </table:table-cell>
        </table:table-row>
        <table:table-row table:style-name="ro1">
          <table:table-cell table:formula="of:= COM.MICROSOFT.CONCAT(&quot;Cell &quot;; COM.MICROSOFT.CONCAT(ROW([.A816]) - 1; COM.MICROSOFT.CONCAT(&quot; - &quot;; COLUMN([.A816]))))" office:value-type="string" office:string-value="Cell 815 - 1" calcext:value-type="string">
            <text:p>Cell 815 - 1</text:p>
          </table:table-cell>
          <table:table-cell table:formula="of:= COM.MICROSOFT.CONCAT(&quot;Cell &quot;; COM.MICROSOFT.CONCAT(ROW([.B816]) - 1; COM.MICROSOFT.CONCAT(&quot; - &quot;; COLUMN([.B816]))))" office:value-type="string" office:string-value="Cell 815 - 2" calcext:value-type="string">
            <text:p>Cell 815 - 2</text:p>
          </table:table-cell>
        </table:table-row>
        <table:table-row table:style-name="ro1">
          <table:table-cell table:formula="of:= COM.MICROSOFT.CONCAT(&quot;Cell &quot;; COM.MICROSOFT.CONCAT(ROW([.A817]) - 1; COM.MICROSOFT.CONCAT(&quot; - &quot;; COLUMN([.A817]))))" office:value-type="string" office:string-value="Cell 816 - 1" calcext:value-type="string">
            <text:p>Cell 816 - 1</text:p>
          </table:table-cell>
          <table:table-cell table:formula="of:= COM.MICROSOFT.CONCAT(&quot;Cell &quot;; COM.MICROSOFT.CONCAT(ROW([.B817]) - 1; COM.MICROSOFT.CONCAT(&quot; - &quot;; COLUMN([.B817]))))" office:value-type="string" office:string-value="Cell 816 - 2" calcext:value-type="string">
            <text:p>Cell 816 - 2</text:p>
          </table:table-cell>
        </table:table-row>
        <table:table-row table:style-name="ro1">
          <table:table-cell table:formula="of:= COM.MICROSOFT.CONCAT(&quot;Cell &quot;; COM.MICROSOFT.CONCAT(ROW([.A818]) - 1; COM.MICROSOFT.CONCAT(&quot; - &quot;; COLUMN([.A818]))))" office:value-type="string" office:string-value="Cell 817 - 1" calcext:value-type="string">
            <text:p>Cell 817 - 1</text:p>
          </table:table-cell>
          <table:table-cell table:formula="of:= COM.MICROSOFT.CONCAT(&quot;Cell &quot;; COM.MICROSOFT.CONCAT(ROW([.B818]) - 1; COM.MICROSOFT.CONCAT(&quot; - &quot;; COLUMN([.B818]))))" office:value-type="string" office:string-value="Cell 817 - 2" calcext:value-type="string">
            <text:p>Cell 817 - 2</text:p>
          </table:table-cell>
        </table:table-row>
        <table:table-row table:style-name="ro1">
          <table:table-cell table:formula="of:= COM.MICROSOFT.CONCAT(&quot;Cell &quot;; COM.MICROSOFT.CONCAT(ROW([.A819]) - 1; COM.MICROSOFT.CONCAT(&quot; - &quot;; COLUMN([.A819]))))" office:value-type="string" office:string-value="Cell 818 - 1" calcext:value-type="string">
            <text:p>Cell 818 - 1</text:p>
          </table:table-cell>
          <table:table-cell table:formula="of:= COM.MICROSOFT.CONCAT(&quot;Cell &quot;; COM.MICROSOFT.CONCAT(ROW([.B819]) - 1; COM.MICROSOFT.CONCAT(&quot; - &quot;; COLUMN([.B819]))))" office:value-type="string" office:string-value="Cell 818 - 2" calcext:value-type="string">
            <text:p>Cell 818 - 2</text:p>
          </table:table-cell>
        </table:table-row>
        <table:table-row table:style-name="ro1">
          <table:table-cell table:formula="of:= COM.MICROSOFT.CONCAT(&quot;Cell &quot;; COM.MICROSOFT.CONCAT(ROW([.A820]) - 1; COM.MICROSOFT.CONCAT(&quot; - &quot;; COLUMN([.A820]))))" office:value-type="string" office:string-value="Cell 819 - 1" calcext:value-type="string">
            <text:p>Cell 819 - 1</text:p>
          </table:table-cell>
          <table:table-cell table:formula="of:= COM.MICROSOFT.CONCAT(&quot;Cell &quot;; COM.MICROSOFT.CONCAT(ROW([.B820]) - 1; COM.MICROSOFT.CONCAT(&quot; - &quot;; COLUMN([.B820]))))" office:value-type="string" office:string-value="Cell 819 - 2" calcext:value-type="string">
            <text:p>Cell 819 - 2</text:p>
          </table:table-cell>
        </table:table-row>
        <table:table-row table:style-name="ro1">
          <table:table-cell table:formula="of:= COM.MICROSOFT.CONCAT(&quot;Cell &quot;; COM.MICROSOFT.CONCAT(ROW([.A821]) - 1; COM.MICROSOFT.CONCAT(&quot; - &quot;; COLUMN([.A821]))))" office:value-type="string" office:string-value="Cell 820 - 1" calcext:value-type="string">
            <text:p>Cell 820 - 1</text:p>
          </table:table-cell>
          <table:table-cell table:formula="of:= COM.MICROSOFT.CONCAT(&quot;Cell &quot;; COM.MICROSOFT.CONCAT(ROW([.B821]) - 1; COM.MICROSOFT.CONCAT(&quot; - &quot;; COLUMN([.B821]))))" office:value-type="string" office:string-value="Cell 820 - 2" calcext:value-type="string">
            <text:p>Cell 820 - 2</text:p>
          </table:table-cell>
        </table:table-row>
        <table:table-row table:style-name="ro1">
          <table:table-cell table:formula="of:= COM.MICROSOFT.CONCAT(&quot;Cell &quot;; COM.MICROSOFT.CONCAT(ROW([.A822]) - 1; COM.MICROSOFT.CONCAT(&quot; - &quot;; COLUMN([.A822]))))" office:value-type="string" office:string-value="Cell 821 - 1" calcext:value-type="string">
            <text:p>Cell 821 - 1</text:p>
          </table:table-cell>
          <table:table-cell table:formula="of:= COM.MICROSOFT.CONCAT(&quot;Cell &quot;; COM.MICROSOFT.CONCAT(ROW([.B822]) - 1; COM.MICROSOFT.CONCAT(&quot; - &quot;; COLUMN([.B822]))))" office:value-type="string" office:string-value="Cell 821 - 2" calcext:value-type="string">
            <text:p>Cell 821 - 2</text:p>
          </table:table-cell>
        </table:table-row>
        <table:table-row table:style-name="ro1">
          <table:table-cell table:formula="of:= COM.MICROSOFT.CONCAT(&quot;Cell &quot;; COM.MICROSOFT.CONCAT(ROW([.A823]) - 1; COM.MICROSOFT.CONCAT(&quot; - &quot;; COLUMN([.A823]))))" office:value-type="string" office:string-value="Cell 822 - 1" calcext:value-type="string">
            <text:p>Cell 822 - 1</text:p>
          </table:table-cell>
          <table:table-cell table:formula="of:= COM.MICROSOFT.CONCAT(&quot;Cell &quot;; COM.MICROSOFT.CONCAT(ROW([.B823]) - 1; COM.MICROSOFT.CONCAT(&quot; - &quot;; COLUMN([.B823]))))" office:value-type="string" office:string-value="Cell 822 - 2" calcext:value-type="string">
            <text:p>Cell 822 - 2</text:p>
          </table:table-cell>
        </table:table-row>
        <table:table-row table:style-name="ro1">
          <table:table-cell table:formula="of:= COM.MICROSOFT.CONCAT(&quot;Cell &quot;; COM.MICROSOFT.CONCAT(ROW([.A824]) - 1; COM.MICROSOFT.CONCAT(&quot; - &quot;; COLUMN([.A824]))))" office:value-type="string" office:string-value="Cell 823 - 1" calcext:value-type="string">
            <text:p>Cell 823 - 1</text:p>
          </table:table-cell>
          <table:table-cell table:formula="of:= COM.MICROSOFT.CONCAT(&quot;Cell &quot;; COM.MICROSOFT.CONCAT(ROW([.B824]) - 1; COM.MICROSOFT.CONCAT(&quot; - &quot;; COLUMN([.B824]))))" office:value-type="string" office:string-value="Cell 823 - 2" calcext:value-type="string">
            <text:p>Cell 823 - 2</text:p>
          </table:table-cell>
        </table:table-row>
        <table:table-row table:style-name="ro1">
          <table:table-cell table:formula="of:= COM.MICROSOFT.CONCAT(&quot;Cell &quot;; COM.MICROSOFT.CONCAT(ROW([.A825]) - 1; COM.MICROSOFT.CONCAT(&quot; - &quot;; COLUMN([.A825]))))" office:value-type="string" office:string-value="Cell 824 - 1" calcext:value-type="string">
            <text:p>Cell 824 - 1</text:p>
          </table:table-cell>
          <table:table-cell table:formula="of:= COM.MICROSOFT.CONCAT(&quot;Cell &quot;; COM.MICROSOFT.CONCAT(ROW([.B825]) - 1; COM.MICROSOFT.CONCAT(&quot; - &quot;; COLUMN([.B825]))))" office:value-type="string" office:string-value="Cell 824 - 2" calcext:value-type="string">
            <text:p>Cell 824 - 2</text:p>
          </table:table-cell>
        </table:table-row>
        <table:table-row table:style-name="ro1">
          <table:table-cell table:formula="of:= COM.MICROSOFT.CONCAT(&quot;Cell &quot;; COM.MICROSOFT.CONCAT(ROW([.A826]) - 1; COM.MICROSOFT.CONCAT(&quot; - &quot;; COLUMN([.A826]))))" office:value-type="string" office:string-value="Cell 825 - 1" calcext:value-type="string">
            <text:p>Cell 825 - 1</text:p>
          </table:table-cell>
          <table:table-cell table:formula="of:= COM.MICROSOFT.CONCAT(&quot;Cell &quot;; COM.MICROSOFT.CONCAT(ROW([.B826]) - 1; COM.MICROSOFT.CONCAT(&quot; - &quot;; COLUMN([.B826]))))" office:value-type="string" office:string-value="Cell 825 - 2" calcext:value-type="string">
            <text:p>Cell 825 - 2</text:p>
          </table:table-cell>
        </table:table-row>
        <table:table-row table:style-name="ro1">
          <table:table-cell table:formula="of:= COM.MICROSOFT.CONCAT(&quot;Cell &quot;; COM.MICROSOFT.CONCAT(ROW([.A827]) - 1; COM.MICROSOFT.CONCAT(&quot; - &quot;; COLUMN([.A827]))))" office:value-type="string" office:string-value="Cell 826 - 1" calcext:value-type="string">
            <text:p>Cell 826 - 1</text:p>
          </table:table-cell>
          <table:table-cell table:formula="of:= COM.MICROSOFT.CONCAT(&quot;Cell &quot;; COM.MICROSOFT.CONCAT(ROW([.B827]) - 1; COM.MICROSOFT.CONCAT(&quot; - &quot;; COLUMN([.B827]))))" office:value-type="string" office:string-value="Cell 826 - 2" calcext:value-type="string">
            <text:p>Cell 826 - 2</text:p>
          </table:table-cell>
        </table:table-row>
        <table:table-row table:style-name="ro1">
          <table:table-cell table:formula="of:= COM.MICROSOFT.CONCAT(&quot;Cell &quot;; COM.MICROSOFT.CONCAT(ROW([.A828]) - 1; COM.MICROSOFT.CONCAT(&quot; - &quot;; COLUMN([.A828]))))" office:value-type="string" office:string-value="Cell 827 - 1" calcext:value-type="string">
            <text:p>Cell 827 - 1</text:p>
          </table:table-cell>
          <table:table-cell table:formula="of:= COM.MICROSOFT.CONCAT(&quot;Cell &quot;; COM.MICROSOFT.CONCAT(ROW([.B828]) - 1; COM.MICROSOFT.CONCAT(&quot; - &quot;; COLUMN([.B828]))))" office:value-type="string" office:string-value="Cell 827 - 2" calcext:value-type="string">
            <text:p>Cell 827 - 2</text:p>
          </table:table-cell>
        </table:table-row>
        <table:table-row table:style-name="ro1">
          <table:table-cell table:formula="of:= COM.MICROSOFT.CONCAT(&quot;Cell &quot;; COM.MICROSOFT.CONCAT(ROW([.A829]) - 1; COM.MICROSOFT.CONCAT(&quot; - &quot;; COLUMN([.A829]))))" office:value-type="string" office:string-value="Cell 828 - 1" calcext:value-type="string">
            <text:p>Cell 828 - 1</text:p>
          </table:table-cell>
          <table:table-cell table:formula="of:= COM.MICROSOFT.CONCAT(&quot;Cell &quot;; COM.MICROSOFT.CONCAT(ROW([.B829]) - 1; COM.MICROSOFT.CONCAT(&quot; - &quot;; COLUMN([.B829]))))" office:value-type="string" office:string-value="Cell 828 - 2" calcext:value-type="string">
            <text:p>Cell 828 - 2</text:p>
          </table:table-cell>
        </table:table-row>
        <table:table-row table:style-name="ro1">
          <table:table-cell table:formula="of:= COM.MICROSOFT.CONCAT(&quot;Cell &quot;; COM.MICROSOFT.CONCAT(ROW([.A830]) - 1; COM.MICROSOFT.CONCAT(&quot; - &quot;; COLUMN([.A830]))))" office:value-type="string" office:string-value="Cell 829 - 1" calcext:value-type="string">
            <text:p>Cell 829 - 1</text:p>
          </table:table-cell>
          <table:table-cell table:formula="of:= COM.MICROSOFT.CONCAT(&quot;Cell &quot;; COM.MICROSOFT.CONCAT(ROW([.B830]) - 1; COM.MICROSOFT.CONCAT(&quot; - &quot;; COLUMN([.B830]))))" office:value-type="string" office:string-value="Cell 829 - 2" calcext:value-type="string">
            <text:p>Cell 829 - 2</text:p>
          </table:table-cell>
        </table:table-row>
        <table:table-row table:style-name="ro1">
          <table:table-cell table:formula="of:= COM.MICROSOFT.CONCAT(&quot;Cell &quot;; COM.MICROSOFT.CONCAT(ROW([.A831]) - 1; COM.MICROSOFT.CONCAT(&quot; - &quot;; COLUMN([.A831]))))" office:value-type="string" office:string-value="Cell 830 - 1" calcext:value-type="string">
            <text:p>Cell 830 - 1</text:p>
          </table:table-cell>
          <table:table-cell table:formula="of:= COM.MICROSOFT.CONCAT(&quot;Cell &quot;; COM.MICROSOFT.CONCAT(ROW([.B831]) - 1; COM.MICROSOFT.CONCAT(&quot; - &quot;; COLUMN([.B831]))))" office:value-type="string" office:string-value="Cell 830 - 2" calcext:value-type="string">
            <text:p>Cell 830 - 2</text:p>
          </table:table-cell>
        </table:table-row>
        <table:table-row table:style-name="ro1">
          <table:table-cell table:formula="of:= COM.MICROSOFT.CONCAT(&quot;Cell &quot;; COM.MICROSOFT.CONCAT(ROW([.A832]) - 1; COM.MICROSOFT.CONCAT(&quot; - &quot;; COLUMN([.A832]))))" office:value-type="string" office:string-value="Cell 831 - 1" calcext:value-type="string">
            <text:p>Cell 831 - 1</text:p>
          </table:table-cell>
          <table:table-cell table:formula="of:= COM.MICROSOFT.CONCAT(&quot;Cell &quot;; COM.MICROSOFT.CONCAT(ROW([.B832]) - 1; COM.MICROSOFT.CONCAT(&quot; - &quot;; COLUMN([.B832]))))" office:value-type="string" office:string-value="Cell 831 - 2" calcext:value-type="string">
            <text:p>Cell 831 - 2</text:p>
          </table:table-cell>
        </table:table-row>
        <table:table-row table:style-name="ro1">
          <table:table-cell table:formula="of:= COM.MICROSOFT.CONCAT(&quot;Cell &quot;; COM.MICROSOFT.CONCAT(ROW([.A833]) - 1; COM.MICROSOFT.CONCAT(&quot; - &quot;; COLUMN([.A833]))))" office:value-type="string" office:string-value="Cell 832 - 1" calcext:value-type="string">
            <text:p>Cell 832 - 1</text:p>
          </table:table-cell>
          <table:table-cell table:formula="of:= COM.MICROSOFT.CONCAT(&quot;Cell &quot;; COM.MICROSOFT.CONCAT(ROW([.B833]) - 1; COM.MICROSOFT.CONCAT(&quot; - &quot;; COLUMN([.B833]))))" office:value-type="string" office:string-value="Cell 832 - 2" calcext:value-type="string">
            <text:p>Cell 832 - 2</text:p>
          </table:table-cell>
        </table:table-row>
        <table:table-row table:style-name="ro1">
          <table:table-cell table:formula="of:= COM.MICROSOFT.CONCAT(&quot;Cell &quot;; COM.MICROSOFT.CONCAT(ROW([.A834]) - 1; COM.MICROSOFT.CONCAT(&quot; - &quot;; COLUMN([.A834]))))" office:value-type="string" office:string-value="Cell 833 - 1" calcext:value-type="string">
            <text:p>Cell 833 - 1</text:p>
          </table:table-cell>
          <table:table-cell table:formula="of:= COM.MICROSOFT.CONCAT(&quot;Cell &quot;; COM.MICROSOFT.CONCAT(ROW([.B834]) - 1; COM.MICROSOFT.CONCAT(&quot; - &quot;; COLUMN([.B834]))))" office:value-type="string" office:string-value="Cell 833 - 2" calcext:value-type="string">
            <text:p>Cell 833 - 2</text:p>
          </table:table-cell>
        </table:table-row>
        <table:table-row table:style-name="ro1">
          <table:table-cell table:formula="of:= COM.MICROSOFT.CONCAT(&quot;Cell &quot;; COM.MICROSOFT.CONCAT(ROW([.A835]) - 1; COM.MICROSOFT.CONCAT(&quot; - &quot;; COLUMN([.A835]))))" office:value-type="string" office:string-value="Cell 834 - 1" calcext:value-type="string">
            <text:p>Cell 834 - 1</text:p>
          </table:table-cell>
          <table:table-cell table:formula="of:= COM.MICROSOFT.CONCAT(&quot;Cell &quot;; COM.MICROSOFT.CONCAT(ROW([.B835]) - 1; COM.MICROSOFT.CONCAT(&quot; - &quot;; COLUMN([.B835]))))" office:value-type="string" office:string-value="Cell 834 - 2" calcext:value-type="string">
            <text:p>Cell 834 - 2</text:p>
          </table:table-cell>
        </table:table-row>
        <table:table-row table:style-name="ro1">
          <table:table-cell table:formula="of:= COM.MICROSOFT.CONCAT(&quot;Cell &quot;; COM.MICROSOFT.CONCAT(ROW([.A836]) - 1; COM.MICROSOFT.CONCAT(&quot; - &quot;; COLUMN([.A836]))))" office:value-type="string" office:string-value="Cell 835 - 1" calcext:value-type="string">
            <text:p>Cell 835 - 1</text:p>
          </table:table-cell>
          <table:table-cell table:formula="of:= COM.MICROSOFT.CONCAT(&quot;Cell &quot;; COM.MICROSOFT.CONCAT(ROW([.B836]) - 1; COM.MICROSOFT.CONCAT(&quot; - &quot;; COLUMN([.B836]))))" office:value-type="string" office:string-value="Cell 835 - 2" calcext:value-type="string">
            <text:p>Cell 835 - 2</text:p>
          </table:table-cell>
        </table:table-row>
        <table:table-row table:style-name="ro1">
          <table:table-cell table:formula="of:= COM.MICROSOFT.CONCAT(&quot;Cell &quot;; COM.MICROSOFT.CONCAT(ROW([.A837]) - 1; COM.MICROSOFT.CONCAT(&quot; - &quot;; COLUMN([.A837]))))" office:value-type="string" office:string-value="Cell 836 - 1" calcext:value-type="string">
            <text:p>Cell 836 - 1</text:p>
          </table:table-cell>
          <table:table-cell table:formula="of:= COM.MICROSOFT.CONCAT(&quot;Cell &quot;; COM.MICROSOFT.CONCAT(ROW([.B837]) - 1; COM.MICROSOFT.CONCAT(&quot; - &quot;; COLUMN([.B837]))))" office:value-type="string" office:string-value="Cell 836 - 2" calcext:value-type="string">
            <text:p>Cell 836 - 2</text:p>
          </table:table-cell>
        </table:table-row>
        <table:table-row table:style-name="ro1">
          <table:table-cell table:formula="of:= COM.MICROSOFT.CONCAT(&quot;Cell &quot;; COM.MICROSOFT.CONCAT(ROW([.A838]) - 1; COM.MICROSOFT.CONCAT(&quot; - &quot;; COLUMN([.A838]))))" office:value-type="string" office:string-value="Cell 837 - 1" calcext:value-type="string">
            <text:p>Cell 837 - 1</text:p>
          </table:table-cell>
          <table:table-cell table:formula="of:= COM.MICROSOFT.CONCAT(&quot;Cell &quot;; COM.MICROSOFT.CONCAT(ROW([.B838]) - 1; COM.MICROSOFT.CONCAT(&quot; - &quot;; COLUMN([.B838]))))" office:value-type="string" office:string-value="Cell 837 - 2" calcext:value-type="string">
            <text:p>Cell 837 - 2</text:p>
          </table:table-cell>
        </table:table-row>
        <table:table-row table:style-name="ro1">
          <table:table-cell table:formula="of:= COM.MICROSOFT.CONCAT(&quot;Cell &quot;; COM.MICROSOFT.CONCAT(ROW([.A839]) - 1; COM.MICROSOFT.CONCAT(&quot; - &quot;; COLUMN([.A839]))))" office:value-type="string" office:string-value="Cell 838 - 1" calcext:value-type="string">
            <text:p>Cell 838 - 1</text:p>
          </table:table-cell>
          <table:table-cell table:formula="of:= COM.MICROSOFT.CONCAT(&quot;Cell &quot;; COM.MICROSOFT.CONCAT(ROW([.B839]) - 1; COM.MICROSOFT.CONCAT(&quot; - &quot;; COLUMN([.B839]))))" office:value-type="string" office:string-value="Cell 838 - 2" calcext:value-type="string">
            <text:p>Cell 838 - 2</text:p>
          </table:table-cell>
        </table:table-row>
        <table:table-row table:style-name="ro1">
          <table:table-cell table:formula="of:= COM.MICROSOFT.CONCAT(&quot;Cell &quot;; COM.MICROSOFT.CONCAT(ROW([.A840]) - 1; COM.MICROSOFT.CONCAT(&quot; - &quot;; COLUMN([.A840]))))" office:value-type="string" office:string-value="Cell 839 - 1" calcext:value-type="string">
            <text:p>Cell 839 - 1</text:p>
          </table:table-cell>
          <table:table-cell table:formula="of:= COM.MICROSOFT.CONCAT(&quot;Cell &quot;; COM.MICROSOFT.CONCAT(ROW([.B840]) - 1; COM.MICROSOFT.CONCAT(&quot; - &quot;; COLUMN([.B840]))))" office:value-type="string" office:string-value="Cell 839 - 2" calcext:value-type="string">
            <text:p>Cell 839 - 2</text:p>
          </table:table-cell>
        </table:table-row>
        <table:table-row table:style-name="ro1">
          <table:table-cell table:formula="of:= COM.MICROSOFT.CONCAT(&quot;Cell &quot;; COM.MICROSOFT.CONCAT(ROW([.A841]) - 1; COM.MICROSOFT.CONCAT(&quot; - &quot;; COLUMN([.A841]))))" office:value-type="string" office:string-value="Cell 840 - 1" calcext:value-type="string">
            <text:p>Cell 840 - 1</text:p>
          </table:table-cell>
          <table:table-cell table:formula="of:= COM.MICROSOFT.CONCAT(&quot;Cell &quot;; COM.MICROSOFT.CONCAT(ROW([.B841]) - 1; COM.MICROSOFT.CONCAT(&quot; - &quot;; COLUMN([.B841]))))" office:value-type="string" office:string-value="Cell 840 - 2" calcext:value-type="string">
            <text:p>Cell 840 - 2</text:p>
          </table:table-cell>
        </table:table-row>
        <table:table-row table:style-name="ro1">
          <table:table-cell table:formula="of:= COM.MICROSOFT.CONCAT(&quot;Cell &quot;; COM.MICROSOFT.CONCAT(ROW([.A842]) - 1; COM.MICROSOFT.CONCAT(&quot; - &quot;; COLUMN([.A842]))))" office:value-type="string" office:string-value="Cell 841 - 1" calcext:value-type="string">
            <text:p>Cell 841 - 1</text:p>
          </table:table-cell>
          <table:table-cell table:formula="of:= COM.MICROSOFT.CONCAT(&quot;Cell &quot;; COM.MICROSOFT.CONCAT(ROW([.B842]) - 1; COM.MICROSOFT.CONCAT(&quot; - &quot;; COLUMN([.B842]))))" office:value-type="string" office:string-value="Cell 841 - 2" calcext:value-type="string">
            <text:p>Cell 841 - 2</text:p>
          </table:table-cell>
        </table:table-row>
        <table:table-row table:style-name="ro1">
          <table:table-cell table:formula="of:= COM.MICROSOFT.CONCAT(&quot;Cell &quot;; COM.MICROSOFT.CONCAT(ROW([.A843]) - 1; COM.MICROSOFT.CONCAT(&quot; - &quot;; COLUMN([.A843]))))" office:value-type="string" office:string-value="Cell 842 - 1" calcext:value-type="string">
            <text:p>Cell 842 - 1</text:p>
          </table:table-cell>
          <table:table-cell table:formula="of:= COM.MICROSOFT.CONCAT(&quot;Cell &quot;; COM.MICROSOFT.CONCAT(ROW([.B843]) - 1; COM.MICROSOFT.CONCAT(&quot; - &quot;; COLUMN([.B843]))))" office:value-type="string" office:string-value="Cell 842 - 2" calcext:value-type="string">
            <text:p>Cell 842 - 2</text:p>
          </table:table-cell>
        </table:table-row>
        <table:table-row table:style-name="ro1">
          <table:table-cell table:formula="of:= COM.MICROSOFT.CONCAT(&quot;Cell &quot;; COM.MICROSOFT.CONCAT(ROW([.A844]) - 1; COM.MICROSOFT.CONCAT(&quot; - &quot;; COLUMN([.A844]))))" office:value-type="string" office:string-value="Cell 843 - 1" calcext:value-type="string">
            <text:p>Cell 843 - 1</text:p>
          </table:table-cell>
          <table:table-cell table:formula="of:= COM.MICROSOFT.CONCAT(&quot;Cell &quot;; COM.MICROSOFT.CONCAT(ROW([.B844]) - 1; COM.MICROSOFT.CONCAT(&quot; - &quot;; COLUMN([.B844]))))" office:value-type="string" office:string-value="Cell 843 - 2" calcext:value-type="string">
            <text:p>Cell 843 - 2</text:p>
          </table:table-cell>
        </table:table-row>
        <table:table-row table:style-name="ro1">
          <table:table-cell table:formula="of:= COM.MICROSOFT.CONCAT(&quot;Cell &quot;; COM.MICROSOFT.CONCAT(ROW([.A845]) - 1; COM.MICROSOFT.CONCAT(&quot; - &quot;; COLUMN([.A845]))))" office:value-type="string" office:string-value="Cell 844 - 1" calcext:value-type="string">
            <text:p>Cell 844 - 1</text:p>
          </table:table-cell>
          <table:table-cell table:formula="of:= COM.MICROSOFT.CONCAT(&quot;Cell &quot;; COM.MICROSOFT.CONCAT(ROW([.B845]) - 1; COM.MICROSOFT.CONCAT(&quot; - &quot;; COLUMN([.B845]))))" office:value-type="string" office:string-value="Cell 844 - 2" calcext:value-type="string">
            <text:p>Cell 844 - 2</text:p>
          </table:table-cell>
        </table:table-row>
        <table:table-row table:style-name="ro1">
          <table:table-cell table:formula="of:= COM.MICROSOFT.CONCAT(&quot;Cell &quot;; COM.MICROSOFT.CONCAT(ROW([.A846]) - 1; COM.MICROSOFT.CONCAT(&quot; - &quot;; COLUMN([.A846]))))" office:value-type="string" office:string-value="Cell 845 - 1" calcext:value-type="string">
            <text:p>Cell 845 - 1</text:p>
          </table:table-cell>
          <table:table-cell table:formula="of:= COM.MICROSOFT.CONCAT(&quot;Cell &quot;; COM.MICROSOFT.CONCAT(ROW([.B846]) - 1; COM.MICROSOFT.CONCAT(&quot; - &quot;; COLUMN([.B846]))))" office:value-type="string" office:string-value="Cell 845 - 2" calcext:value-type="string">
            <text:p>Cell 845 - 2</text:p>
          </table:table-cell>
        </table:table-row>
        <table:table-row table:style-name="ro1">
          <table:table-cell table:formula="of:= COM.MICROSOFT.CONCAT(&quot;Cell &quot;; COM.MICROSOFT.CONCAT(ROW([.A847]) - 1; COM.MICROSOFT.CONCAT(&quot; - &quot;; COLUMN([.A847]))))" office:value-type="string" office:string-value="Cell 846 - 1" calcext:value-type="string">
            <text:p>Cell 846 - 1</text:p>
          </table:table-cell>
          <table:table-cell table:formula="of:= COM.MICROSOFT.CONCAT(&quot;Cell &quot;; COM.MICROSOFT.CONCAT(ROW([.B847]) - 1; COM.MICROSOFT.CONCAT(&quot; - &quot;; COLUMN([.B847]))))" office:value-type="string" office:string-value="Cell 846 - 2" calcext:value-type="string">
            <text:p>Cell 846 - 2</text:p>
          </table:table-cell>
        </table:table-row>
        <table:table-row table:style-name="ro1">
          <table:table-cell table:formula="of:= COM.MICROSOFT.CONCAT(&quot;Cell &quot;; COM.MICROSOFT.CONCAT(ROW([.A848]) - 1; COM.MICROSOFT.CONCAT(&quot; - &quot;; COLUMN([.A848]))))" office:value-type="string" office:string-value="Cell 847 - 1" calcext:value-type="string">
            <text:p>Cell 847 - 1</text:p>
          </table:table-cell>
          <table:table-cell table:formula="of:= COM.MICROSOFT.CONCAT(&quot;Cell &quot;; COM.MICROSOFT.CONCAT(ROW([.B848]) - 1; COM.MICROSOFT.CONCAT(&quot; - &quot;; COLUMN([.B848]))))" office:value-type="string" office:string-value="Cell 847 - 2" calcext:value-type="string">
            <text:p>Cell 847 - 2</text:p>
          </table:table-cell>
        </table:table-row>
        <table:table-row table:style-name="ro1">
          <table:table-cell table:formula="of:= COM.MICROSOFT.CONCAT(&quot;Cell &quot;; COM.MICROSOFT.CONCAT(ROW([.A849]) - 1; COM.MICROSOFT.CONCAT(&quot; - &quot;; COLUMN([.A849]))))" office:value-type="string" office:string-value="Cell 848 - 1" calcext:value-type="string">
            <text:p>Cell 848 - 1</text:p>
          </table:table-cell>
          <table:table-cell table:formula="of:= COM.MICROSOFT.CONCAT(&quot;Cell &quot;; COM.MICROSOFT.CONCAT(ROW([.B849]) - 1; COM.MICROSOFT.CONCAT(&quot; - &quot;; COLUMN([.B849]))))" office:value-type="string" office:string-value="Cell 848 - 2" calcext:value-type="string">
            <text:p>Cell 848 - 2</text:p>
          </table:table-cell>
        </table:table-row>
        <table:table-row table:style-name="ro1">
          <table:table-cell table:formula="of:= COM.MICROSOFT.CONCAT(&quot;Cell &quot;; COM.MICROSOFT.CONCAT(ROW([.A850]) - 1; COM.MICROSOFT.CONCAT(&quot; - &quot;; COLUMN([.A850]))))" office:value-type="string" office:string-value="Cell 849 - 1" calcext:value-type="string">
            <text:p>Cell 849 - 1</text:p>
          </table:table-cell>
          <table:table-cell table:formula="of:= COM.MICROSOFT.CONCAT(&quot;Cell &quot;; COM.MICROSOFT.CONCAT(ROW([.B850]) - 1; COM.MICROSOFT.CONCAT(&quot; - &quot;; COLUMN([.B850]))))" office:value-type="string" office:string-value="Cell 849 - 2" calcext:value-type="string">
            <text:p>Cell 849 - 2</text:p>
          </table:table-cell>
        </table:table-row>
        <table:table-row table:style-name="ro1">
          <table:table-cell table:formula="of:= COM.MICROSOFT.CONCAT(&quot;Cell &quot;; COM.MICROSOFT.CONCAT(ROW([.A851]) - 1; COM.MICROSOFT.CONCAT(&quot; - &quot;; COLUMN([.A851]))))" office:value-type="string" office:string-value="Cell 850 - 1" calcext:value-type="string">
            <text:p>Cell 850 - 1</text:p>
          </table:table-cell>
          <table:table-cell table:formula="of:= COM.MICROSOFT.CONCAT(&quot;Cell &quot;; COM.MICROSOFT.CONCAT(ROW([.B851]) - 1; COM.MICROSOFT.CONCAT(&quot; - &quot;; COLUMN([.B851]))))" office:value-type="string" office:string-value="Cell 850 - 2" calcext:value-type="string">
            <text:p>Cell 850 - 2</text:p>
          </table:table-cell>
        </table:table-row>
        <table:table-row table:style-name="ro1">
          <table:table-cell table:formula="of:= COM.MICROSOFT.CONCAT(&quot;Cell &quot;; COM.MICROSOFT.CONCAT(ROW([.A852]) - 1; COM.MICROSOFT.CONCAT(&quot; - &quot;; COLUMN([.A852]))))" office:value-type="string" office:string-value="Cell 851 - 1" calcext:value-type="string">
            <text:p>Cell 851 - 1</text:p>
          </table:table-cell>
          <table:table-cell table:formula="of:= COM.MICROSOFT.CONCAT(&quot;Cell &quot;; COM.MICROSOFT.CONCAT(ROW([.B852]) - 1; COM.MICROSOFT.CONCAT(&quot; - &quot;; COLUMN([.B852]))))" office:value-type="string" office:string-value="Cell 851 - 2" calcext:value-type="string">
            <text:p>Cell 851 - 2</text:p>
          </table:table-cell>
        </table:table-row>
        <table:table-row table:style-name="ro1">
          <table:table-cell table:formula="of:= COM.MICROSOFT.CONCAT(&quot;Cell &quot;; COM.MICROSOFT.CONCAT(ROW([.A853]) - 1; COM.MICROSOFT.CONCAT(&quot; - &quot;; COLUMN([.A853]))))" office:value-type="string" office:string-value="Cell 852 - 1" calcext:value-type="string">
            <text:p>Cell 852 - 1</text:p>
          </table:table-cell>
          <table:table-cell table:formula="of:= COM.MICROSOFT.CONCAT(&quot;Cell &quot;; COM.MICROSOFT.CONCAT(ROW([.B853]) - 1; COM.MICROSOFT.CONCAT(&quot; - &quot;; COLUMN([.B853]))))" office:value-type="string" office:string-value="Cell 852 - 2" calcext:value-type="string">
            <text:p>Cell 852 - 2</text:p>
          </table:table-cell>
        </table:table-row>
        <table:table-row table:style-name="ro1">
          <table:table-cell table:formula="of:= COM.MICROSOFT.CONCAT(&quot;Cell &quot;; COM.MICROSOFT.CONCAT(ROW([.A854]) - 1; COM.MICROSOFT.CONCAT(&quot; - &quot;; COLUMN([.A854]))))" office:value-type="string" office:string-value="Cell 853 - 1" calcext:value-type="string">
            <text:p>Cell 853 - 1</text:p>
          </table:table-cell>
          <table:table-cell table:formula="of:= COM.MICROSOFT.CONCAT(&quot;Cell &quot;; COM.MICROSOFT.CONCAT(ROW([.B854]) - 1; COM.MICROSOFT.CONCAT(&quot; - &quot;; COLUMN([.B854]))))" office:value-type="string" office:string-value="Cell 853 - 2" calcext:value-type="string">
            <text:p>Cell 853 - 2</text:p>
          </table:table-cell>
        </table:table-row>
        <table:table-row table:style-name="ro1">
          <table:table-cell table:formula="of:= COM.MICROSOFT.CONCAT(&quot;Cell &quot;; COM.MICROSOFT.CONCAT(ROW([.A855]) - 1; COM.MICROSOFT.CONCAT(&quot; - &quot;; COLUMN([.A855]))))" office:value-type="string" office:string-value="Cell 854 - 1" calcext:value-type="string">
            <text:p>Cell 854 - 1</text:p>
          </table:table-cell>
          <table:table-cell table:formula="of:= COM.MICROSOFT.CONCAT(&quot;Cell &quot;; COM.MICROSOFT.CONCAT(ROW([.B855]) - 1; COM.MICROSOFT.CONCAT(&quot; - &quot;; COLUMN([.B855]))))" office:value-type="string" office:string-value="Cell 854 - 2" calcext:value-type="string">
            <text:p>Cell 854 - 2</text:p>
          </table:table-cell>
        </table:table-row>
        <table:table-row table:style-name="ro1">
          <table:table-cell table:formula="of:= COM.MICROSOFT.CONCAT(&quot;Cell &quot;; COM.MICROSOFT.CONCAT(ROW([.A856]) - 1; COM.MICROSOFT.CONCAT(&quot; - &quot;; COLUMN([.A856]))))" office:value-type="string" office:string-value="Cell 855 - 1" calcext:value-type="string">
            <text:p>Cell 855 - 1</text:p>
          </table:table-cell>
          <table:table-cell table:formula="of:= COM.MICROSOFT.CONCAT(&quot;Cell &quot;; COM.MICROSOFT.CONCAT(ROW([.B856]) - 1; COM.MICROSOFT.CONCAT(&quot; - &quot;; COLUMN([.B856]))))" office:value-type="string" office:string-value="Cell 855 - 2" calcext:value-type="string">
            <text:p>Cell 855 - 2</text:p>
          </table:table-cell>
        </table:table-row>
        <table:table-row table:style-name="ro1">
          <table:table-cell table:formula="of:= COM.MICROSOFT.CONCAT(&quot;Cell &quot;; COM.MICROSOFT.CONCAT(ROW([.A857]) - 1; COM.MICROSOFT.CONCAT(&quot; - &quot;; COLUMN([.A857]))))" office:value-type="string" office:string-value="Cell 856 - 1" calcext:value-type="string">
            <text:p>Cell 856 - 1</text:p>
          </table:table-cell>
          <table:table-cell table:formula="of:= COM.MICROSOFT.CONCAT(&quot;Cell &quot;; COM.MICROSOFT.CONCAT(ROW([.B857]) - 1; COM.MICROSOFT.CONCAT(&quot; - &quot;; COLUMN([.B857]))))" office:value-type="string" office:string-value="Cell 856 - 2" calcext:value-type="string">
            <text:p>Cell 856 - 2</text:p>
          </table:table-cell>
        </table:table-row>
        <table:table-row table:style-name="ro1">
          <table:table-cell table:formula="of:= COM.MICROSOFT.CONCAT(&quot;Cell &quot;; COM.MICROSOFT.CONCAT(ROW([.A858]) - 1; COM.MICROSOFT.CONCAT(&quot; - &quot;; COLUMN([.A858]))))" office:value-type="string" office:string-value="Cell 857 - 1" calcext:value-type="string">
            <text:p>Cell 857 - 1</text:p>
          </table:table-cell>
          <table:table-cell table:formula="of:= COM.MICROSOFT.CONCAT(&quot;Cell &quot;; COM.MICROSOFT.CONCAT(ROW([.B858]) - 1; COM.MICROSOFT.CONCAT(&quot; - &quot;; COLUMN([.B858]))))" office:value-type="string" office:string-value="Cell 857 - 2" calcext:value-type="string">
            <text:p>Cell 857 - 2</text:p>
          </table:table-cell>
        </table:table-row>
        <table:table-row table:style-name="ro1">
          <table:table-cell table:formula="of:= COM.MICROSOFT.CONCAT(&quot;Cell &quot;; COM.MICROSOFT.CONCAT(ROW([.A859]) - 1; COM.MICROSOFT.CONCAT(&quot; - &quot;; COLUMN([.A859]))))" office:value-type="string" office:string-value="Cell 858 - 1" calcext:value-type="string">
            <text:p>Cell 858 - 1</text:p>
          </table:table-cell>
          <table:table-cell table:formula="of:= COM.MICROSOFT.CONCAT(&quot;Cell &quot;; COM.MICROSOFT.CONCAT(ROW([.B859]) - 1; COM.MICROSOFT.CONCAT(&quot; - &quot;; COLUMN([.B859]))))" office:value-type="string" office:string-value="Cell 858 - 2" calcext:value-type="string">
            <text:p>Cell 858 - 2</text:p>
          </table:table-cell>
        </table:table-row>
        <table:table-row table:style-name="ro1">
          <table:table-cell table:formula="of:= COM.MICROSOFT.CONCAT(&quot;Cell &quot;; COM.MICROSOFT.CONCAT(ROW([.A860]) - 1; COM.MICROSOFT.CONCAT(&quot; - &quot;; COLUMN([.A860]))))" office:value-type="string" office:string-value="Cell 859 - 1" calcext:value-type="string">
            <text:p>Cell 859 - 1</text:p>
          </table:table-cell>
          <table:table-cell table:formula="of:= COM.MICROSOFT.CONCAT(&quot;Cell &quot;; COM.MICROSOFT.CONCAT(ROW([.B860]) - 1; COM.MICROSOFT.CONCAT(&quot; - &quot;; COLUMN([.B860]))))" office:value-type="string" office:string-value="Cell 859 - 2" calcext:value-type="string">
            <text:p>Cell 859 - 2</text:p>
          </table:table-cell>
        </table:table-row>
        <table:table-row table:style-name="ro1">
          <table:table-cell table:formula="of:= COM.MICROSOFT.CONCAT(&quot;Cell &quot;; COM.MICROSOFT.CONCAT(ROW([.A861]) - 1; COM.MICROSOFT.CONCAT(&quot; - &quot;; COLUMN([.A861]))))" office:value-type="string" office:string-value="Cell 860 - 1" calcext:value-type="string">
            <text:p>Cell 860 - 1</text:p>
          </table:table-cell>
          <table:table-cell table:formula="of:= COM.MICROSOFT.CONCAT(&quot;Cell &quot;; COM.MICROSOFT.CONCAT(ROW([.B861]) - 1; COM.MICROSOFT.CONCAT(&quot; - &quot;; COLUMN([.B861]))))" office:value-type="string" office:string-value="Cell 860 - 2" calcext:value-type="string">
            <text:p>Cell 860 - 2</text:p>
          </table:table-cell>
        </table:table-row>
        <table:table-row table:style-name="ro1">
          <table:table-cell table:formula="of:= COM.MICROSOFT.CONCAT(&quot;Cell &quot;; COM.MICROSOFT.CONCAT(ROW([.A862]) - 1; COM.MICROSOFT.CONCAT(&quot; - &quot;; COLUMN([.A862]))))" office:value-type="string" office:string-value="Cell 861 - 1" calcext:value-type="string">
            <text:p>Cell 861 - 1</text:p>
          </table:table-cell>
          <table:table-cell table:formula="of:= COM.MICROSOFT.CONCAT(&quot;Cell &quot;; COM.MICROSOFT.CONCAT(ROW([.B862]) - 1; COM.MICROSOFT.CONCAT(&quot; - &quot;; COLUMN([.B862]))))" office:value-type="string" office:string-value="Cell 861 - 2" calcext:value-type="string">
            <text:p>Cell 861 - 2</text:p>
          </table:table-cell>
        </table:table-row>
        <table:table-row table:style-name="ro1">
          <table:table-cell table:formula="of:= COM.MICROSOFT.CONCAT(&quot;Cell &quot;; COM.MICROSOFT.CONCAT(ROW([.A863]) - 1; COM.MICROSOFT.CONCAT(&quot; - &quot;; COLUMN([.A863]))))" office:value-type="string" office:string-value="Cell 862 - 1" calcext:value-type="string">
            <text:p>Cell 862 - 1</text:p>
          </table:table-cell>
          <table:table-cell table:formula="of:= COM.MICROSOFT.CONCAT(&quot;Cell &quot;; COM.MICROSOFT.CONCAT(ROW([.B863]) - 1; COM.MICROSOFT.CONCAT(&quot; - &quot;; COLUMN([.B863]))))" office:value-type="string" office:string-value="Cell 862 - 2" calcext:value-type="string">
            <text:p>Cell 862 - 2</text:p>
          </table:table-cell>
        </table:table-row>
        <table:table-row table:style-name="ro1">
          <table:table-cell table:formula="of:= COM.MICROSOFT.CONCAT(&quot;Cell &quot;; COM.MICROSOFT.CONCAT(ROW([.A864]) - 1; COM.MICROSOFT.CONCAT(&quot; - &quot;; COLUMN([.A864]))))" office:value-type="string" office:string-value="Cell 863 - 1" calcext:value-type="string">
            <text:p>Cell 863 - 1</text:p>
          </table:table-cell>
          <table:table-cell table:formula="of:= COM.MICROSOFT.CONCAT(&quot;Cell &quot;; COM.MICROSOFT.CONCAT(ROW([.B864]) - 1; COM.MICROSOFT.CONCAT(&quot; - &quot;; COLUMN([.B864]))))" office:value-type="string" office:string-value="Cell 863 - 2" calcext:value-type="string">
            <text:p>Cell 863 - 2</text:p>
          </table:table-cell>
        </table:table-row>
        <table:table-row table:style-name="ro1">
          <table:table-cell table:formula="of:= COM.MICROSOFT.CONCAT(&quot;Cell &quot;; COM.MICROSOFT.CONCAT(ROW([.A865]) - 1; COM.MICROSOFT.CONCAT(&quot; - &quot;; COLUMN([.A865]))))" office:value-type="string" office:string-value="Cell 864 - 1" calcext:value-type="string">
            <text:p>Cell 864 - 1</text:p>
          </table:table-cell>
          <table:table-cell table:formula="of:= COM.MICROSOFT.CONCAT(&quot;Cell &quot;; COM.MICROSOFT.CONCAT(ROW([.B865]) - 1; COM.MICROSOFT.CONCAT(&quot; - &quot;; COLUMN([.B865]))))" office:value-type="string" office:string-value="Cell 864 - 2" calcext:value-type="string">
            <text:p>Cell 864 - 2</text:p>
          </table:table-cell>
        </table:table-row>
        <table:table-row table:style-name="ro1">
          <table:table-cell table:formula="of:= COM.MICROSOFT.CONCAT(&quot;Cell &quot;; COM.MICROSOFT.CONCAT(ROW([.A866]) - 1; COM.MICROSOFT.CONCAT(&quot; - &quot;; COLUMN([.A866]))))" office:value-type="string" office:string-value="Cell 865 - 1" calcext:value-type="string">
            <text:p>Cell 865 - 1</text:p>
          </table:table-cell>
          <table:table-cell table:formula="of:= COM.MICROSOFT.CONCAT(&quot;Cell &quot;; COM.MICROSOFT.CONCAT(ROW([.B866]) - 1; COM.MICROSOFT.CONCAT(&quot; - &quot;; COLUMN([.B866]))))" office:value-type="string" office:string-value="Cell 865 - 2" calcext:value-type="string">
            <text:p>Cell 865 - 2</text:p>
          </table:table-cell>
        </table:table-row>
        <table:table-row table:style-name="ro1">
          <table:table-cell table:formula="of:= COM.MICROSOFT.CONCAT(&quot;Cell &quot;; COM.MICROSOFT.CONCAT(ROW([.A867]) - 1; COM.MICROSOFT.CONCAT(&quot; - &quot;; COLUMN([.A867]))))" office:value-type="string" office:string-value="Cell 866 - 1" calcext:value-type="string">
            <text:p>Cell 866 - 1</text:p>
          </table:table-cell>
          <table:table-cell table:formula="of:= COM.MICROSOFT.CONCAT(&quot;Cell &quot;; COM.MICROSOFT.CONCAT(ROW([.B867]) - 1; COM.MICROSOFT.CONCAT(&quot; - &quot;; COLUMN([.B867]))))" office:value-type="string" office:string-value="Cell 866 - 2" calcext:value-type="string">
            <text:p>Cell 866 - 2</text:p>
          </table:table-cell>
        </table:table-row>
        <table:table-row table:style-name="ro1">
          <table:table-cell table:formula="of:= COM.MICROSOFT.CONCAT(&quot;Cell &quot;; COM.MICROSOFT.CONCAT(ROW([.A868]) - 1; COM.MICROSOFT.CONCAT(&quot; - &quot;; COLUMN([.A868]))))" office:value-type="string" office:string-value="Cell 867 - 1" calcext:value-type="string">
            <text:p>Cell 867 - 1</text:p>
          </table:table-cell>
          <table:table-cell table:formula="of:= COM.MICROSOFT.CONCAT(&quot;Cell &quot;; COM.MICROSOFT.CONCAT(ROW([.B868]) - 1; COM.MICROSOFT.CONCAT(&quot; - &quot;; COLUMN([.B868]))))" office:value-type="string" office:string-value="Cell 867 - 2" calcext:value-type="string">
            <text:p>Cell 867 - 2</text:p>
          </table:table-cell>
        </table:table-row>
        <table:table-row table:style-name="ro1">
          <table:table-cell table:formula="of:= COM.MICROSOFT.CONCAT(&quot;Cell &quot;; COM.MICROSOFT.CONCAT(ROW([.A869]) - 1; COM.MICROSOFT.CONCAT(&quot; - &quot;; COLUMN([.A869]))))" office:value-type="string" office:string-value="Cell 868 - 1" calcext:value-type="string">
            <text:p>Cell 868 - 1</text:p>
          </table:table-cell>
          <table:table-cell table:formula="of:= COM.MICROSOFT.CONCAT(&quot;Cell &quot;; COM.MICROSOFT.CONCAT(ROW([.B869]) - 1; COM.MICROSOFT.CONCAT(&quot; - &quot;; COLUMN([.B869]))))" office:value-type="string" office:string-value="Cell 868 - 2" calcext:value-type="string">
            <text:p>Cell 868 - 2</text:p>
          </table:table-cell>
        </table:table-row>
        <table:table-row table:style-name="ro1">
          <table:table-cell table:formula="of:= COM.MICROSOFT.CONCAT(&quot;Cell &quot;; COM.MICROSOFT.CONCAT(ROW([.A870]) - 1; COM.MICROSOFT.CONCAT(&quot; - &quot;; COLUMN([.A870]))))" office:value-type="string" office:string-value="Cell 869 - 1" calcext:value-type="string">
            <text:p>Cell 869 - 1</text:p>
          </table:table-cell>
          <table:table-cell table:formula="of:= COM.MICROSOFT.CONCAT(&quot;Cell &quot;; COM.MICROSOFT.CONCAT(ROW([.B870]) - 1; COM.MICROSOFT.CONCAT(&quot; - &quot;; COLUMN([.B870]))))" office:value-type="string" office:string-value="Cell 869 - 2" calcext:value-type="string">
            <text:p>Cell 869 - 2</text:p>
          </table:table-cell>
        </table:table-row>
        <table:table-row table:style-name="ro1">
          <table:table-cell table:formula="of:= COM.MICROSOFT.CONCAT(&quot;Cell &quot;; COM.MICROSOFT.CONCAT(ROW([.A871]) - 1; COM.MICROSOFT.CONCAT(&quot; - &quot;; COLUMN([.A871]))))" office:value-type="string" office:string-value="Cell 870 - 1" calcext:value-type="string">
            <text:p>Cell 870 - 1</text:p>
          </table:table-cell>
          <table:table-cell table:formula="of:= COM.MICROSOFT.CONCAT(&quot;Cell &quot;; COM.MICROSOFT.CONCAT(ROW([.B871]) - 1; COM.MICROSOFT.CONCAT(&quot; - &quot;; COLUMN([.B871]))))" office:value-type="string" office:string-value="Cell 870 - 2" calcext:value-type="string">
            <text:p>Cell 870 - 2</text:p>
          </table:table-cell>
        </table:table-row>
        <table:table-row table:style-name="ro1">
          <table:table-cell table:formula="of:= COM.MICROSOFT.CONCAT(&quot;Cell &quot;; COM.MICROSOFT.CONCAT(ROW([.A872]) - 1; COM.MICROSOFT.CONCAT(&quot; - &quot;; COLUMN([.A872]))))" office:value-type="string" office:string-value="Cell 871 - 1" calcext:value-type="string">
            <text:p>Cell 871 - 1</text:p>
          </table:table-cell>
          <table:table-cell table:formula="of:= COM.MICROSOFT.CONCAT(&quot;Cell &quot;; COM.MICROSOFT.CONCAT(ROW([.B872]) - 1; COM.MICROSOFT.CONCAT(&quot; - &quot;; COLUMN([.B872]))))" office:value-type="string" office:string-value="Cell 871 - 2" calcext:value-type="string">
            <text:p>Cell 871 - 2</text:p>
          </table:table-cell>
        </table:table-row>
        <table:table-row table:style-name="ro1">
          <table:table-cell table:formula="of:= COM.MICROSOFT.CONCAT(&quot;Cell &quot;; COM.MICROSOFT.CONCAT(ROW([.A873]) - 1; COM.MICROSOFT.CONCAT(&quot; - &quot;; COLUMN([.A873]))))" office:value-type="string" office:string-value="Cell 872 - 1" calcext:value-type="string">
            <text:p>Cell 872 - 1</text:p>
          </table:table-cell>
          <table:table-cell table:formula="of:= COM.MICROSOFT.CONCAT(&quot;Cell &quot;; COM.MICROSOFT.CONCAT(ROW([.B873]) - 1; COM.MICROSOFT.CONCAT(&quot; - &quot;; COLUMN([.B873]))))" office:value-type="string" office:string-value="Cell 872 - 2" calcext:value-type="string">
            <text:p>Cell 872 - 2</text:p>
          </table:table-cell>
        </table:table-row>
        <table:table-row table:style-name="ro1">
          <table:table-cell table:formula="of:= COM.MICROSOFT.CONCAT(&quot;Cell &quot;; COM.MICROSOFT.CONCAT(ROW([.A874]) - 1; COM.MICROSOFT.CONCAT(&quot; - &quot;; COLUMN([.A874]))))" office:value-type="string" office:string-value="Cell 873 - 1" calcext:value-type="string">
            <text:p>Cell 873 - 1</text:p>
          </table:table-cell>
          <table:table-cell table:formula="of:= COM.MICROSOFT.CONCAT(&quot;Cell &quot;; COM.MICROSOFT.CONCAT(ROW([.B874]) - 1; COM.MICROSOFT.CONCAT(&quot; - &quot;; COLUMN([.B874]))))" office:value-type="string" office:string-value="Cell 873 - 2" calcext:value-type="string">
            <text:p>Cell 873 - 2</text:p>
          </table:table-cell>
        </table:table-row>
        <table:table-row table:style-name="ro1">
          <table:table-cell table:formula="of:= COM.MICROSOFT.CONCAT(&quot;Cell &quot;; COM.MICROSOFT.CONCAT(ROW([.A875]) - 1; COM.MICROSOFT.CONCAT(&quot; - &quot;; COLUMN([.A875]))))" office:value-type="string" office:string-value="Cell 874 - 1" calcext:value-type="string">
            <text:p>Cell 874 - 1</text:p>
          </table:table-cell>
          <table:table-cell table:formula="of:= COM.MICROSOFT.CONCAT(&quot;Cell &quot;; COM.MICROSOFT.CONCAT(ROW([.B875]) - 1; COM.MICROSOFT.CONCAT(&quot; - &quot;; COLUMN([.B875]))))" office:value-type="string" office:string-value="Cell 874 - 2" calcext:value-type="string">
            <text:p>Cell 874 - 2</text:p>
          </table:table-cell>
        </table:table-row>
        <table:table-row table:style-name="ro1">
          <table:table-cell table:formula="of:= COM.MICROSOFT.CONCAT(&quot;Cell &quot;; COM.MICROSOFT.CONCAT(ROW([.A876]) - 1; COM.MICROSOFT.CONCAT(&quot; - &quot;; COLUMN([.A876]))))" office:value-type="string" office:string-value="Cell 875 - 1" calcext:value-type="string">
            <text:p>Cell 875 - 1</text:p>
          </table:table-cell>
          <table:table-cell table:formula="of:= COM.MICROSOFT.CONCAT(&quot;Cell &quot;; COM.MICROSOFT.CONCAT(ROW([.B876]) - 1; COM.MICROSOFT.CONCAT(&quot; - &quot;; COLUMN([.B876]))))" office:value-type="string" office:string-value="Cell 875 - 2" calcext:value-type="string">
            <text:p>Cell 875 - 2</text:p>
          </table:table-cell>
        </table:table-row>
        <table:table-row table:style-name="ro1">
          <table:table-cell table:formula="of:= COM.MICROSOFT.CONCAT(&quot;Cell &quot;; COM.MICROSOFT.CONCAT(ROW([.A877]) - 1; COM.MICROSOFT.CONCAT(&quot; - &quot;; COLUMN([.A877]))))" office:value-type="string" office:string-value="Cell 876 - 1" calcext:value-type="string">
            <text:p>Cell 876 - 1</text:p>
          </table:table-cell>
          <table:table-cell table:formula="of:= COM.MICROSOFT.CONCAT(&quot;Cell &quot;; COM.MICROSOFT.CONCAT(ROW([.B877]) - 1; COM.MICROSOFT.CONCAT(&quot; - &quot;; COLUMN([.B877]))))" office:value-type="string" office:string-value="Cell 876 - 2" calcext:value-type="string">
            <text:p>Cell 876 - 2</text:p>
          </table:table-cell>
        </table:table-row>
        <table:table-row table:style-name="ro1">
          <table:table-cell table:formula="of:= COM.MICROSOFT.CONCAT(&quot;Cell &quot;; COM.MICROSOFT.CONCAT(ROW([.A878]) - 1; COM.MICROSOFT.CONCAT(&quot; - &quot;; COLUMN([.A878]))))" office:value-type="string" office:string-value="Cell 877 - 1" calcext:value-type="string">
            <text:p>Cell 877 - 1</text:p>
          </table:table-cell>
          <table:table-cell table:formula="of:= COM.MICROSOFT.CONCAT(&quot;Cell &quot;; COM.MICROSOFT.CONCAT(ROW([.B878]) - 1; COM.MICROSOFT.CONCAT(&quot; - &quot;; COLUMN([.B878]))))" office:value-type="string" office:string-value="Cell 877 - 2" calcext:value-type="string">
            <text:p>Cell 877 - 2</text:p>
          </table:table-cell>
        </table:table-row>
        <table:table-row table:style-name="ro1">
          <table:table-cell table:formula="of:= COM.MICROSOFT.CONCAT(&quot;Cell &quot;; COM.MICROSOFT.CONCAT(ROW([.A879]) - 1; COM.MICROSOFT.CONCAT(&quot; - &quot;; COLUMN([.A879]))))" office:value-type="string" office:string-value="Cell 878 - 1" calcext:value-type="string">
            <text:p>Cell 878 - 1</text:p>
          </table:table-cell>
          <table:table-cell table:formula="of:= COM.MICROSOFT.CONCAT(&quot;Cell &quot;; COM.MICROSOFT.CONCAT(ROW([.B879]) - 1; COM.MICROSOFT.CONCAT(&quot; - &quot;; COLUMN([.B879]))))" office:value-type="string" office:string-value="Cell 878 - 2" calcext:value-type="string">
            <text:p>Cell 878 - 2</text:p>
          </table:table-cell>
        </table:table-row>
        <table:table-row table:style-name="ro1">
          <table:table-cell table:formula="of:= COM.MICROSOFT.CONCAT(&quot;Cell &quot;; COM.MICROSOFT.CONCAT(ROW([.A880]) - 1; COM.MICROSOFT.CONCAT(&quot; - &quot;; COLUMN([.A880]))))" office:value-type="string" office:string-value="Cell 879 - 1" calcext:value-type="string">
            <text:p>Cell 879 - 1</text:p>
          </table:table-cell>
          <table:table-cell table:formula="of:= COM.MICROSOFT.CONCAT(&quot;Cell &quot;; COM.MICROSOFT.CONCAT(ROW([.B880]) - 1; COM.MICROSOFT.CONCAT(&quot; - &quot;; COLUMN([.B880]))))" office:value-type="string" office:string-value="Cell 879 - 2" calcext:value-type="string">
            <text:p>Cell 879 - 2</text:p>
          </table:table-cell>
        </table:table-row>
        <table:table-row table:style-name="ro1">
          <table:table-cell table:formula="of:= COM.MICROSOFT.CONCAT(&quot;Cell &quot;; COM.MICROSOFT.CONCAT(ROW([.A881]) - 1; COM.MICROSOFT.CONCAT(&quot; - &quot;; COLUMN([.A881]))))" office:value-type="string" office:string-value="Cell 880 - 1" calcext:value-type="string">
            <text:p>Cell 880 - 1</text:p>
          </table:table-cell>
          <table:table-cell table:formula="of:= COM.MICROSOFT.CONCAT(&quot;Cell &quot;; COM.MICROSOFT.CONCAT(ROW([.B881]) - 1; COM.MICROSOFT.CONCAT(&quot; - &quot;; COLUMN([.B881]))))" office:value-type="string" office:string-value="Cell 880 - 2" calcext:value-type="string">
            <text:p>Cell 880 - 2</text:p>
          </table:table-cell>
        </table:table-row>
        <table:table-row table:style-name="ro1">
          <table:table-cell table:formula="of:= COM.MICROSOFT.CONCAT(&quot;Cell &quot;; COM.MICROSOFT.CONCAT(ROW([.A882]) - 1; COM.MICROSOFT.CONCAT(&quot; - &quot;; COLUMN([.A882]))))" office:value-type="string" office:string-value="Cell 881 - 1" calcext:value-type="string">
            <text:p>Cell 881 - 1</text:p>
          </table:table-cell>
          <table:table-cell table:formula="of:= COM.MICROSOFT.CONCAT(&quot;Cell &quot;; COM.MICROSOFT.CONCAT(ROW([.B882]) - 1; COM.MICROSOFT.CONCAT(&quot; - &quot;; COLUMN([.B882]))))" office:value-type="string" office:string-value="Cell 881 - 2" calcext:value-type="string">
            <text:p>Cell 881 - 2</text:p>
          </table:table-cell>
        </table:table-row>
        <table:table-row table:style-name="ro1">
          <table:table-cell table:formula="of:= COM.MICROSOFT.CONCAT(&quot;Cell &quot;; COM.MICROSOFT.CONCAT(ROW([.A883]) - 1; COM.MICROSOFT.CONCAT(&quot; - &quot;; COLUMN([.A883]))))" office:value-type="string" office:string-value="Cell 882 - 1" calcext:value-type="string">
            <text:p>Cell 882 - 1</text:p>
          </table:table-cell>
          <table:table-cell table:formula="of:= COM.MICROSOFT.CONCAT(&quot;Cell &quot;; COM.MICROSOFT.CONCAT(ROW([.B883]) - 1; COM.MICROSOFT.CONCAT(&quot; - &quot;; COLUMN([.B883]))))" office:value-type="string" office:string-value="Cell 882 - 2" calcext:value-type="string">
            <text:p>Cell 882 - 2</text:p>
          </table:table-cell>
        </table:table-row>
        <table:table-row table:style-name="ro1">
          <table:table-cell table:formula="of:= COM.MICROSOFT.CONCAT(&quot;Cell &quot;; COM.MICROSOFT.CONCAT(ROW([.A884]) - 1; COM.MICROSOFT.CONCAT(&quot; - &quot;; COLUMN([.A884]))))" office:value-type="string" office:string-value="Cell 883 - 1" calcext:value-type="string">
            <text:p>Cell 883 - 1</text:p>
          </table:table-cell>
          <table:table-cell table:formula="of:= COM.MICROSOFT.CONCAT(&quot;Cell &quot;; COM.MICROSOFT.CONCAT(ROW([.B884]) - 1; COM.MICROSOFT.CONCAT(&quot; - &quot;; COLUMN([.B884]))))" office:value-type="string" office:string-value="Cell 883 - 2" calcext:value-type="string">
            <text:p>Cell 883 - 2</text:p>
          </table:table-cell>
        </table:table-row>
        <table:table-row table:style-name="ro1">
          <table:table-cell table:formula="of:= COM.MICROSOFT.CONCAT(&quot;Cell &quot;; COM.MICROSOFT.CONCAT(ROW([.A885]) - 1; COM.MICROSOFT.CONCAT(&quot; - &quot;; COLUMN([.A885]))))" office:value-type="string" office:string-value="Cell 884 - 1" calcext:value-type="string">
            <text:p>Cell 884 - 1</text:p>
          </table:table-cell>
          <table:table-cell table:formula="of:= COM.MICROSOFT.CONCAT(&quot;Cell &quot;; COM.MICROSOFT.CONCAT(ROW([.B885]) - 1; COM.MICROSOFT.CONCAT(&quot; - &quot;; COLUMN([.B885]))))" office:value-type="string" office:string-value="Cell 884 - 2" calcext:value-type="string">
            <text:p>Cell 884 - 2</text:p>
          </table:table-cell>
        </table:table-row>
        <table:table-row table:style-name="ro1">
          <table:table-cell table:formula="of:= COM.MICROSOFT.CONCAT(&quot;Cell &quot;; COM.MICROSOFT.CONCAT(ROW([.A886]) - 1; COM.MICROSOFT.CONCAT(&quot; - &quot;; COLUMN([.A886]))))" office:value-type="string" office:string-value="Cell 885 - 1" calcext:value-type="string">
            <text:p>Cell 885 - 1</text:p>
          </table:table-cell>
          <table:table-cell table:formula="of:= COM.MICROSOFT.CONCAT(&quot;Cell &quot;; COM.MICROSOFT.CONCAT(ROW([.B886]) - 1; COM.MICROSOFT.CONCAT(&quot; - &quot;; COLUMN([.B886]))))" office:value-type="string" office:string-value="Cell 885 - 2" calcext:value-type="string">
            <text:p>Cell 885 - 2</text:p>
          </table:table-cell>
        </table:table-row>
        <table:table-row table:style-name="ro1">
          <table:table-cell table:formula="of:= COM.MICROSOFT.CONCAT(&quot;Cell &quot;; COM.MICROSOFT.CONCAT(ROW([.A887]) - 1; COM.MICROSOFT.CONCAT(&quot; - &quot;; COLUMN([.A887]))))" office:value-type="string" office:string-value="Cell 886 - 1" calcext:value-type="string">
            <text:p>Cell 886 - 1</text:p>
          </table:table-cell>
          <table:table-cell table:formula="of:= COM.MICROSOFT.CONCAT(&quot;Cell &quot;; COM.MICROSOFT.CONCAT(ROW([.B887]) - 1; COM.MICROSOFT.CONCAT(&quot; - &quot;; COLUMN([.B887]))))" office:value-type="string" office:string-value="Cell 886 - 2" calcext:value-type="string">
            <text:p>Cell 886 - 2</text:p>
          </table:table-cell>
        </table:table-row>
        <table:table-row table:style-name="ro1">
          <table:table-cell table:formula="of:= COM.MICROSOFT.CONCAT(&quot;Cell &quot;; COM.MICROSOFT.CONCAT(ROW([.A888]) - 1; COM.MICROSOFT.CONCAT(&quot; - &quot;; COLUMN([.A888]))))" office:value-type="string" office:string-value="Cell 887 - 1" calcext:value-type="string">
            <text:p>Cell 887 - 1</text:p>
          </table:table-cell>
          <table:table-cell table:formula="of:= COM.MICROSOFT.CONCAT(&quot;Cell &quot;; COM.MICROSOFT.CONCAT(ROW([.B888]) - 1; COM.MICROSOFT.CONCAT(&quot; - &quot;; COLUMN([.B888]))))" office:value-type="string" office:string-value="Cell 887 - 2" calcext:value-type="string">
            <text:p>Cell 887 - 2</text:p>
          </table:table-cell>
        </table:table-row>
        <table:table-row table:style-name="ro1">
          <table:table-cell table:formula="of:= COM.MICROSOFT.CONCAT(&quot;Cell &quot;; COM.MICROSOFT.CONCAT(ROW([.A889]) - 1; COM.MICROSOFT.CONCAT(&quot; - &quot;; COLUMN([.A889]))))" office:value-type="string" office:string-value="Cell 888 - 1" calcext:value-type="string">
            <text:p>Cell 888 - 1</text:p>
          </table:table-cell>
          <table:table-cell table:formula="of:= COM.MICROSOFT.CONCAT(&quot;Cell &quot;; COM.MICROSOFT.CONCAT(ROW([.B889]) - 1; COM.MICROSOFT.CONCAT(&quot; - &quot;; COLUMN([.B889]))))" office:value-type="string" office:string-value="Cell 888 - 2" calcext:value-type="string">
            <text:p>Cell 888 - 2</text:p>
          </table:table-cell>
        </table:table-row>
        <table:table-row table:style-name="ro1">
          <table:table-cell table:formula="of:= COM.MICROSOFT.CONCAT(&quot;Cell &quot;; COM.MICROSOFT.CONCAT(ROW([.A890]) - 1; COM.MICROSOFT.CONCAT(&quot; - &quot;; COLUMN([.A890]))))" office:value-type="string" office:string-value="Cell 889 - 1" calcext:value-type="string">
            <text:p>Cell 889 - 1</text:p>
          </table:table-cell>
          <table:table-cell table:formula="of:= COM.MICROSOFT.CONCAT(&quot;Cell &quot;; COM.MICROSOFT.CONCAT(ROW([.B890]) - 1; COM.MICROSOFT.CONCAT(&quot; - &quot;; COLUMN([.B890]))))" office:value-type="string" office:string-value="Cell 889 - 2" calcext:value-type="string">
            <text:p>Cell 889 - 2</text:p>
          </table:table-cell>
        </table:table-row>
        <table:table-row table:style-name="ro1">
          <table:table-cell table:formula="of:= COM.MICROSOFT.CONCAT(&quot;Cell &quot;; COM.MICROSOFT.CONCAT(ROW([.A891]) - 1; COM.MICROSOFT.CONCAT(&quot; - &quot;; COLUMN([.A891]))))" office:value-type="string" office:string-value="Cell 890 - 1" calcext:value-type="string">
            <text:p>Cell 890 - 1</text:p>
          </table:table-cell>
          <table:table-cell table:formula="of:= COM.MICROSOFT.CONCAT(&quot;Cell &quot;; COM.MICROSOFT.CONCAT(ROW([.B891]) - 1; COM.MICROSOFT.CONCAT(&quot; - &quot;; COLUMN([.B891]))))" office:value-type="string" office:string-value="Cell 890 - 2" calcext:value-type="string">
            <text:p>Cell 890 - 2</text:p>
          </table:table-cell>
        </table:table-row>
        <table:table-row table:style-name="ro1">
          <table:table-cell table:formula="of:= COM.MICROSOFT.CONCAT(&quot;Cell &quot;; COM.MICROSOFT.CONCAT(ROW([.A892]) - 1; COM.MICROSOFT.CONCAT(&quot; - &quot;; COLUMN([.A892]))))" office:value-type="string" office:string-value="Cell 891 - 1" calcext:value-type="string">
            <text:p>Cell 891 - 1</text:p>
          </table:table-cell>
          <table:table-cell table:formula="of:= COM.MICROSOFT.CONCAT(&quot;Cell &quot;; COM.MICROSOFT.CONCAT(ROW([.B892]) - 1; COM.MICROSOFT.CONCAT(&quot; - &quot;; COLUMN([.B892]))))" office:value-type="string" office:string-value="Cell 891 - 2" calcext:value-type="string">
            <text:p>Cell 891 - 2</text:p>
          </table:table-cell>
        </table:table-row>
        <table:table-row table:style-name="ro1">
          <table:table-cell table:formula="of:= COM.MICROSOFT.CONCAT(&quot;Cell &quot;; COM.MICROSOFT.CONCAT(ROW([.A893]) - 1; COM.MICROSOFT.CONCAT(&quot; - &quot;; COLUMN([.A893]))))" office:value-type="string" office:string-value="Cell 892 - 1" calcext:value-type="string">
            <text:p>Cell 892 - 1</text:p>
          </table:table-cell>
          <table:table-cell table:formula="of:= COM.MICROSOFT.CONCAT(&quot;Cell &quot;; COM.MICROSOFT.CONCAT(ROW([.B893]) - 1; COM.MICROSOFT.CONCAT(&quot; - &quot;; COLUMN([.B893]))))" office:value-type="string" office:string-value="Cell 892 - 2" calcext:value-type="string">
            <text:p>Cell 892 - 2</text:p>
          </table:table-cell>
        </table:table-row>
        <table:table-row table:style-name="ro1">
          <table:table-cell table:formula="of:= COM.MICROSOFT.CONCAT(&quot;Cell &quot;; COM.MICROSOFT.CONCAT(ROW([.A894]) - 1; COM.MICROSOFT.CONCAT(&quot; - &quot;; COLUMN([.A894]))))" office:value-type="string" office:string-value="Cell 893 - 1" calcext:value-type="string">
            <text:p>Cell 893 - 1</text:p>
          </table:table-cell>
          <table:table-cell table:formula="of:= COM.MICROSOFT.CONCAT(&quot;Cell &quot;; COM.MICROSOFT.CONCAT(ROW([.B894]) - 1; COM.MICROSOFT.CONCAT(&quot; - &quot;; COLUMN([.B894]))))" office:value-type="string" office:string-value="Cell 893 - 2" calcext:value-type="string">
            <text:p>Cell 893 - 2</text:p>
          </table:table-cell>
        </table:table-row>
        <table:table-row table:style-name="ro1">
          <table:table-cell table:formula="of:= COM.MICROSOFT.CONCAT(&quot;Cell &quot;; COM.MICROSOFT.CONCAT(ROW([.A895]) - 1; COM.MICROSOFT.CONCAT(&quot; - &quot;; COLUMN([.A895]))))" office:value-type="string" office:string-value="Cell 894 - 1" calcext:value-type="string">
            <text:p>Cell 894 - 1</text:p>
          </table:table-cell>
          <table:table-cell table:formula="of:= COM.MICROSOFT.CONCAT(&quot;Cell &quot;; COM.MICROSOFT.CONCAT(ROW([.B895]) - 1; COM.MICROSOFT.CONCAT(&quot; - &quot;; COLUMN([.B895]))))" office:value-type="string" office:string-value="Cell 894 - 2" calcext:value-type="string">
            <text:p>Cell 894 - 2</text:p>
          </table:table-cell>
        </table:table-row>
        <table:table-row table:style-name="ro1">
          <table:table-cell table:formula="of:= COM.MICROSOFT.CONCAT(&quot;Cell &quot;; COM.MICROSOFT.CONCAT(ROW([.A896]) - 1; COM.MICROSOFT.CONCAT(&quot; - &quot;; COLUMN([.A896]))))" office:value-type="string" office:string-value="Cell 895 - 1" calcext:value-type="string">
            <text:p>Cell 895 - 1</text:p>
          </table:table-cell>
          <table:table-cell table:formula="of:= COM.MICROSOFT.CONCAT(&quot;Cell &quot;; COM.MICROSOFT.CONCAT(ROW([.B896]) - 1; COM.MICROSOFT.CONCAT(&quot; - &quot;; COLUMN([.B896]))))" office:value-type="string" office:string-value="Cell 895 - 2" calcext:value-type="string">
            <text:p>Cell 895 - 2</text:p>
          </table:table-cell>
        </table:table-row>
        <table:table-row table:style-name="ro1">
          <table:table-cell table:formula="of:= COM.MICROSOFT.CONCAT(&quot;Cell &quot;; COM.MICROSOFT.CONCAT(ROW([.A897]) - 1; COM.MICROSOFT.CONCAT(&quot; - &quot;; COLUMN([.A897]))))" office:value-type="string" office:string-value="Cell 896 - 1" calcext:value-type="string">
            <text:p>Cell 896 - 1</text:p>
          </table:table-cell>
          <table:table-cell table:formula="of:= COM.MICROSOFT.CONCAT(&quot;Cell &quot;; COM.MICROSOFT.CONCAT(ROW([.B897]) - 1; COM.MICROSOFT.CONCAT(&quot; - &quot;; COLUMN([.B897]))))" office:value-type="string" office:string-value="Cell 896 - 2" calcext:value-type="string">
            <text:p>Cell 896 - 2</text:p>
          </table:table-cell>
        </table:table-row>
        <table:table-row table:style-name="ro1">
          <table:table-cell table:formula="of:= COM.MICROSOFT.CONCAT(&quot;Cell &quot;; COM.MICROSOFT.CONCAT(ROW([.A898]) - 1; COM.MICROSOFT.CONCAT(&quot; - &quot;; COLUMN([.A898]))))" office:value-type="string" office:string-value="Cell 897 - 1" calcext:value-type="string">
            <text:p>Cell 897 - 1</text:p>
          </table:table-cell>
          <table:table-cell table:formula="of:= COM.MICROSOFT.CONCAT(&quot;Cell &quot;; COM.MICROSOFT.CONCAT(ROW([.B898]) - 1; COM.MICROSOFT.CONCAT(&quot; - &quot;; COLUMN([.B898]))))" office:value-type="string" office:string-value="Cell 897 - 2" calcext:value-type="string">
            <text:p>Cell 897 - 2</text:p>
          </table:table-cell>
        </table:table-row>
        <table:table-row table:style-name="ro1">
          <table:table-cell table:formula="of:= COM.MICROSOFT.CONCAT(&quot;Cell &quot;; COM.MICROSOFT.CONCAT(ROW([.A899]) - 1; COM.MICROSOFT.CONCAT(&quot; - &quot;; COLUMN([.A899]))))" office:value-type="string" office:string-value="Cell 898 - 1" calcext:value-type="string">
            <text:p>Cell 898 - 1</text:p>
          </table:table-cell>
          <table:table-cell table:formula="of:= COM.MICROSOFT.CONCAT(&quot;Cell &quot;; COM.MICROSOFT.CONCAT(ROW([.B899]) - 1; COM.MICROSOFT.CONCAT(&quot; - &quot;; COLUMN([.B899]))))" office:value-type="string" office:string-value="Cell 898 - 2" calcext:value-type="string">
            <text:p>Cell 898 - 2</text:p>
          </table:table-cell>
        </table:table-row>
        <table:table-row table:style-name="ro1">
          <table:table-cell table:formula="of:= COM.MICROSOFT.CONCAT(&quot;Cell &quot;; COM.MICROSOFT.CONCAT(ROW([.A900]) - 1; COM.MICROSOFT.CONCAT(&quot; - &quot;; COLUMN([.A900]))))" office:value-type="string" office:string-value="Cell 899 - 1" calcext:value-type="string">
            <text:p>Cell 899 - 1</text:p>
          </table:table-cell>
          <table:table-cell table:formula="of:= COM.MICROSOFT.CONCAT(&quot;Cell &quot;; COM.MICROSOFT.CONCAT(ROW([.B900]) - 1; COM.MICROSOFT.CONCAT(&quot; - &quot;; COLUMN([.B900]))))" office:value-type="string" office:string-value="Cell 899 - 2" calcext:value-type="string">
            <text:p>Cell 899 - 2</text:p>
          </table:table-cell>
        </table:table-row>
        <table:table-row table:style-name="ro1">
          <table:table-cell table:formula="of:= COM.MICROSOFT.CONCAT(&quot;Cell &quot;; COM.MICROSOFT.CONCAT(ROW([.A901]) - 1; COM.MICROSOFT.CONCAT(&quot; - &quot;; COLUMN([.A901]))))" office:value-type="string" office:string-value="Cell 900 - 1" calcext:value-type="string">
            <text:p>Cell 900 - 1</text:p>
          </table:table-cell>
          <table:table-cell table:formula="of:= COM.MICROSOFT.CONCAT(&quot;Cell &quot;; COM.MICROSOFT.CONCAT(ROW([.B901]) - 1; COM.MICROSOFT.CONCAT(&quot; - &quot;; COLUMN([.B901]))))" office:value-type="string" office:string-value="Cell 900 - 2" calcext:value-type="string">
            <text:p>Cell 900 - 2</text:p>
          </table:table-cell>
        </table:table-row>
        <table:table-row table:style-name="ro1">
          <table:table-cell table:formula="of:= COM.MICROSOFT.CONCAT(&quot;Cell &quot;; COM.MICROSOFT.CONCAT(ROW([.A902]) - 1; COM.MICROSOFT.CONCAT(&quot; - &quot;; COLUMN([.A902]))))" office:value-type="string" office:string-value="Cell 901 - 1" calcext:value-type="string">
            <text:p>Cell 901 - 1</text:p>
          </table:table-cell>
          <table:table-cell table:formula="of:= COM.MICROSOFT.CONCAT(&quot;Cell &quot;; COM.MICROSOFT.CONCAT(ROW([.B902]) - 1; COM.MICROSOFT.CONCAT(&quot; - &quot;; COLUMN([.B902]))))" office:value-type="string" office:string-value="Cell 901 - 2" calcext:value-type="string">
            <text:p>Cell 901 - 2</text:p>
          </table:table-cell>
        </table:table-row>
        <table:table-row table:style-name="ro1">
          <table:table-cell table:formula="of:= COM.MICROSOFT.CONCAT(&quot;Cell &quot;; COM.MICROSOFT.CONCAT(ROW([.A903]) - 1; COM.MICROSOFT.CONCAT(&quot; - &quot;; COLUMN([.A903]))))" office:value-type="string" office:string-value="Cell 902 - 1" calcext:value-type="string">
            <text:p>Cell 902 - 1</text:p>
          </table:table-cell>
          <table:table-cell table:formula="of:= COM.MICROSOFT.CONCAT(&quot;Cell &quot;; COM.MICROSOFT.CONCAT(ROW([.B903]) - 1; COM.MICROSOFT.CONCAT(&quot; - &quot;; COLUMN([.B903]))))" office:value-type="string" office:string-value="Cell 902 - 2" calcext:value-type="string">
            <text:p>Cell 902 - 2</text:p>
          </table:table-cell>
        </table:table-row>
        <table:table-row table:style-name="ro1">
          <table:table-cell table:formula="of:= COM.MICROSOFT.CONCAT(&quot;Cell &quot;; COM.MICROSOFT.CONCAT(ROW([.A904]) - 1; COM.MICROSOFT.CONCAT(&quot; - &quot;; COLUMN([.A904]))))" office:value-type="string" office:string-value="Cell 903 - 1" calcext:value-type="string">
            <text:p>Cell 903 - 1</text:p>
          </table:table-cell>
          <table:table-cell table:formula="of:= COM.MICROSOFT.CONCAT(&quot;Cell &quot;; COM.MICROSOFT.CONCAT(ROW([.B904]) - 1; COM.MICROSOFT.CONCAT(&quot; - &quot;; COLUMN([.B904]))))" office:value-type="string" office:string-value="Cell 903 - 2" calcext:value-type="string">
            <text:p>Cell 903 - 2</text:p>
          </table:table-cell>
        </table:table-row>
        <table:table-row table:style-name="ro1">
          <table:table-cell table:formula="of:= COM.MICROSOFT.CONCAT(&quot;Cell &quot;; COM.MICROSOFT.CONCAT(ROW([.A905]) - 1; COM.MICROSOFT.CONCAT(&quot; - &quot;; COLUMN([.A905]))))" office:value-type="string" office:string-value="Cell 904 - 1" calcext:value-type="string">
            <text:p>Cell 904 - 1</text:p>
          </table:table-cell>
          <table:table-cell table:formula="of:= COM.MICROSOFT.CONCAT(&quot;Cell &quot;; COM.MICROSOFT.CONCAT(ROW([.B905]) - 1; COM.MICROSOFT.CONCAT(&quot; - &quot;; COLUMN([.B905]))))" office:value-type="string" office:string-value="Cell 904 - 2" calcext:value-type="string">
            <text:p>Cell 904 - 2</text:p>
          </table:table-cell>
        </table:table-row>
        <table:table-row table:style-name="ro1">
          <table:table-cell table:formula="of:= COM.MICROSOFT.CONCAT(&quot;Cell &quot;; COM.MICROSOFT.CONCAT(ROW([.A906]) - 1; COM.MICROSOFT.CONCAT(&quot; - &quot;; COLUMN([.A906]))))" office:value-type="string" office:string-value="Cell 905 - 1" calcext:value-type="string">
            <text:p>Cell 905 - 1</text:p>
          </table:table-cell>
          <table:table-cell table:formula="of:= COM.MICROSOFT.CONCAT(&quot;Cell &quot;; COM.MICROSOFT.CONCAT(ROW([.B906]) - 1; COM.MICROSOFT.CONCAT(&quot; - &quot;; COLUMN([.B906]))))" office:value-type="string" office:string-value="Cell 905 - 2" calcext:value-type="string">
            <text:p>Cell 905 - 2</text:p>
          </table:table-cell>
        </table:table-row>
        <table:table-row table:style-name="ro1">
          <table:table-cell table:formula="of:= COM.MICROSOFT.CONCAT(&quot;Cell &quot;; COM.MICROSOFT.CONCAT(ROW([.A907]) - 1; COM.MICROSOFT.CONCAT(&quot; - &quot;; COLUMN([.A907]))))" office:value-type="string" office:string-value="Cell 906 - 1" calcext:value-type="string">
            <text:p>Cell 906 - 1</text:p>
          </table:table-cell>
          <table:table-cell table:formula="of:= COM.MICROSOFT.CONCAT(&quot;Cell &quot;; COM.MICROSOFT.CONCAT(ROW([.B907]) - 1; COM.MICROSOFT.CONCAT(&quot; - &quot;; COLUMN([.B907]))))" office:value-type="string" office:string-value="Cell 906 - 2" calcext:value-type="string">
            <text:p>Cell 906 - 2</text:p>
          </table:table-cell>
        </table:table-row>
        <table:table-row table:style-name="ro1">
          <table:table-cell table:formula="of:= COM.MICROSOFT.CONCAT(&quot;Cell &quot;; COM.MICROSOFT.CONCAT(ROW([.A908]) - 1; COM.MICROSOFT.CONCAT(&quot; - &quot;; COLUMN([.A908]))))" office:value-type="string" office:string-value="Cell 907 - 1" calcext:value-type="string">
            <text:p>Cell 907 - 1</text:p>
          </table:table-cell>
          <table:table-cell table:formula="of:= COM.MICROSOFT.CONCAT(&quot;Cell &quot;; COM.MICROSOFT.CONCAT(ROW([.B908]) - 1; COM.MICROSOFT.CONCAT(&quot; - &quot;; COLUMN([.B908]))))" office:value-type="string" office:string-value="Cell 907 - 2" calcext:value-type="string">
            <text:p>Cell 907 - 2</text:p>
          </table:table-cell>
        </table:table-row>
        <table:table-row table:style-name="ro1">
          <table:table-cell table:formula="of:= COM.MICROSOFT.CONCAT(&quot;Cell &quot;; COM.MICROSOFT.CONCAT(ROW([.A909]) - 1; COM.MICROSOFT.CONCAT(&quot; - &quot;; COLUMN([.A909]))))" office:value-type="string" office:string-value="Cell 908 - 1" calcext:value-type="string">
            <text:p>Cell 908 - 1</text:p>
          </table:table-cell>
          <table:table-cell table:formula="of:= COM.MICROSOFT.CONCAT(&quot;Cell &quot;; COM.MICROSOFT.CONCAT(ROW([.B909]) - 1; COM.MICROSOFT.CONCAT(&quot; - &quot;; COLUMN([.B909]))))" office:value-type="string" office:string-value="Cell 908 - 2" calcext:value-type="string">
            <text:p>Cell 908 - 2</text:p>
          </table:table-cell>
        </table:table-row>
        <table:table-row table:style-name="ro1">
          <table:table-cell table:formula="of:= COM.MICROSOFT.CONCAT(&quot;Cell &quot;; COM.MICROSOFT.CONCAT(ROW([.A910]) - 1; COM.MICROSOFT.CONCAT(&quot; - &quot;; COLUMN([.A910]))))" office:value-type="string" office:string-value="Cell 909 - 1" calcext:value-type="string">
            <text:p>Cell 909 - 1</text:p>
          </table:table-cell>
          <table:table-cell table:formula="of:= COM.MICROSOFT.CONCAT(&quot;Cell &quot;; COM.MICROSOFT.CONCAT(ROW([.B910]) - 1; COM.MICROSOFT.CONCAT(&quot; - &quot;; COLUMN([.B910]))))" office:value-type="string" office:string-value="Cell 909 - 2" calcext:value-type="string">
            <text:p>Cell 909 - 2</text:p>
          </table:table-cell>
        </table:table-row>
        <table:table-row table:style-name="ro1">
          <table:table-cell table:formula="of:= COM.MICROSOFT.CONCAT(&quot;Cell &quot;; COM.MICROSOFT.CONCAT(ROW([.A911]) - 1; COM.MICROSOFT.CONCAT(&quot; - &quot;; COLUMN([.A911]))))" office:value-type="string" office:string-value="Cell 910 - 1" calcext:value-type="string">
            <text:p>Cell 910 - 1</text:p>
          </table:table-cell>
          <table:table-cell table:formula="of:= COM.MICROSOFT.CONCAT(&quot;Cell &quot;; COM.MICROSOFT.CONCAT(ROW([.B911]) - 1; COM.MICROSOFT.CONCAT(&quot; - &quot;; COLUMN([.B911]))))" office:value-type="string" office:string-value="Cell 910 - 2" calcext:value-type="string">
            <text:p>Cell 910 - 2</text:p>
          </table:table-cell>
        </table:table-row>
        <table:table-row table:style-name="ro1">
          <table:table-cell table:formula="of:= COM.MICROSOFT.CONCAT(&quot;Cell &quot;; COM.MICROSOFT.CONCAT(ROW([.A912]) - 1; COM.MICROSOFT.CONCAT(&quot; - &quot;; COLUMN([.A912]))))" office:value-type="string" office:string-value="Cell 911 - 1" calcext:value-type="string">
            <text:p>Cell 911 - 1</text:p>
          </table:table-cell>
          <table:table-cell table:formula="of:= COM.MICROSOFT.CONCAT(&quot;Cell &quot;; COM.MICROSOFT.CONCAT(ROW([.B912]) - 1; COM.MICROSOFT.CONCAT(&quot; - &quot;; COLUMN([.B912]))))" office:value-type="string" office:string-value="Cell 911 - 2" calcext:value-type="string">
            <text:p>Cell 911 - 2</text:p>
          </table:table-cell>
        </table:table-row>
        <table:table-row table:style-name="ro1">
          <table:table-cell table:formula="of:= COM.MICROSOFT.CONCAT(&quot;Cell &quot;; COM.MICROSOFT.CONCAT(ROW([.A913]) - 1; COM.MICROSOFT.CONCAT(&quot; - &quot;; COLUMN([.A913]))))" office:value-type="string" office:string-value="Cell 912 - 1" calcext:value-type="string">
            <text:p>Cell 912 - 1</text:p>
          </table:table-cell>
          <table:table-cell table:formula="of:= COM.MICROSOFT.CONCAT(&quot;Cell &quot;; COM.MICROSOFT.CONCAT(ROW([.B913]) - 1; COM.MICROSOFT.CONCAT(&quot; - &quot;; COLUMN([.B913]))))" office:value-type="string" office:string-value="Cell 912 - 2" calcext:value-type="string">
            <text:p>Cell 912 - 2</text:p>
          </table:table-cell>
        </table:table-row>
        <table:table-row table:style-name="ro1">
          <table:table-cell table:formula="of:= COM.MICROSOFT.CONCAT(&quot;Cell &quot;; COM.MICROSOFT.CONCAT(ROW([.A914]) - 1; COM.MICROSOFT.CONCAT(&quot; - &quot;; COLUMN([.A914]))))" office:value-type="string" office:string-value="Cell 913 - 1" calcext:value-type="string">
            <text:p>Cell 913 - 1</text:p>
          </table:table-cell>
          <table:table-cell table:formula="of:= COM.MICROSOFT.CONCAT(&quot;Cell &quot;; COM.MICROSOFT.CONCAT(ROW([.B914]) - 1; COM.MICROSOFT.CONCAT(&quot; - &quot;; COLUMN([.B914]))))" office:value-type="string" office:string-value="Cell 913 - 2" calcext:value-type="string">
            <text:p>Cell 913 - 2</text:p>
          </table:table-cell>
        </table:table-row>
        <table:table-row table:style-name="ro1">
          <table:table-cell table:formula="of:= COM.MICROSOFT.CONCAT(&quot;Cell &quot;; COM.MICROSOFT.CONCAT(ROW([.A915]) - 1; COM.MICROSOFT.CONCAT(&quot; - &quot;; COLUMN([.A915]))))" office:value-type="string" office:string-value="Cell 914 - 1" calcext:value-type="string">
            <text:p>Cell 914 - 1</text:p>
          </table:table-cell>
          <table:table-cell table:formula="of:= COM.MICROSOFT.CONCAT(&quot;Cell &quot;; COM.MICROSOFT.CONCAT(ROW([.B915]) - 1; COM.MICROSOFT.CONCAT(&quot; - &quot;; COLUMN([.B915]))))" office:value-type="string" office:string-value="Cell 914 - 2" calcext:value-type="string">
            <text:p>Cell 914 - 2</text:p>
          </table:table-cell>
        </table:table-row>
        <table:table-row table:style-name="ro1">
          <table:table-cell table:formula="of:= COM.MICROSOFT.CONCAT(&quot;Cell &quot;; COM.MICROSOFT.CONCAT(ROW([.A916]) - 1; COM.MICROSOFT.CONCAT(&quot; - &quot;; COLUMN([.A916]))))" office:value-type="string" office:string-value="Cell 915 - 1" calcext:value-type="string">
            <text:p>Cell 915 - 1</text:p>
          </table:table-cell>
          <table:table-cell table:formula="of:= COM.MICROSOFT.CONCAT(&quot;Cell &quot;; COM.MICROSOFT.CONCAT(ROW([.B916]) - 1; COM.MICROSOFT.CONCAT(&quot; - &quot;; COLUMN([.B916]))))" office:value-type="string" office:string-value="Cell 915 - 2" calcext:value-type="string">
            <text:p>Cell 915 - 2</text:p>
          </table:table-cell>
        </table:table-row>
        <table:table-row table:style-name="ro1">
          <table:table-cell table:formula="of:= COM.MICROSOFT.CONCAT(&quot;Cell &quot;; COM.MICROSOFT.CONCAT(ROW([.A917]) - 1; COM.MICROSOFT.CONCAT(&quot; - &quot;; COLUMN([.A917]))))" office:value-type="string" office:string-value="Cell 916 - 1" calcext:value-type="string">
            <text:p>Cell 916 - 1</text:p>
          </table:table-cell>
          <table:table-cell table:formula="of:= COM.MICROSOFT.CONCAT(&quot;Cell &quot;; COM.MICROSOFT.CONCAT(ROW([.B917]) - 1; COM.MICROSOFT.CONCAT(&quot; - &quot;; COLUMN([.B917]))))" office:value-type="string" office:string-value="Cell 916 - 2" calcext:value-type="string">
            <text:p>Cell 916 - 2</text:p>
          </table:table-cell>
        </table:table-row>
        <table:table-row table:style-name="ro1">
          <table:table-cell table:formula="of:= COM.MICROSOFT.CONCAT(&quot;Cell &quot;; COM.MICROSOFT.CONCAT(ROW([.A918]) - 1; COM.MICROSOFT.CONCAT(&quot; - &quot;; COLUMN([.A918]))))" office:value-type="string" office:string-value="Cell 917 - 1" calcext:value-type="string">
            <text:p>Cell 917 - 1</text:p>
          </table:table-cell>
          <table:table-cell table:formula="of:= COM.MICROSOFT.CONCAT(&quot;Cell &quot;; COM.MICROSOFT.CONCAT(ROW([.B918]) - 1; COM.MICROSOFT.CONCAT(&quot; - &quot;; COLUMN([.B918]))))" office:value-type="string" office:string-value="Cell 917 - 2" calcext:value-type="string">
            <text:p>Cell 917 - 2</text:p>
          </table:table-cell>
        </table:table-row>
        <table:table-row table:style-name="ro1">
          <table:table-cell table:formula="of:= COM.MICROSOFT.CONCAT(&quot;Cell &quot;; COM.MICROSOFT.CONCAT(ROW([.A919]) - 1; COM.MICROSOFT.CONCAT(&quot; - &quot;; COLUMN([.A919]))))" office:value-type="string" office:string-value="Cell 918 - 1" calcext:value-type="string">
            <text:p>Cell 918 - 1</text:p>
          </table:table-cell>
          <table:table-cell table:formula="of:= COM.MICROSOFT.CONCAT(&quot;Cell &quot;; COM.MICROSOFT.CONCAT(ROW([.B919]) - 1; COM.MICROSOFT.CONCAT(&quot; - &quot;; COLUMN([.B919]))))" office:value-type="string" office:string-value="Cell 918 - 2" calcext:value-type="string">
            <text:p>Cell 918 - 2</text:p>
          </table:table-cell>
        </table:table-row>
        <table:table-row table:style-name="ro1">
          <table:table-cell table:formula="of:= COM.MICROSOFT.CONCAT(&quot;Cell &quot;; COM.MICROSOFT.CONCAT(ROW([.A920]) - 1; COM.MICROSOFT.CONCAT(&quot; - &quot;; COLUMN([.A920]))))" office:value-type="string" office:string-value="Cell 919 - 1" calcext:value-type="string">
            <text:p>Cell 919 - 1</text:p>
          </table:table-cell>
          <table:table-cell table:formula="of:= COM.MICROSOFT.CONCAT(&quot;Cell &quot;; COM.MICROSOFT.CONCAT(ROW([.B920]) - 1; COM.MICROSOFT.CONCAT(&quot; - &quot;; COLUMN([.B920]))))" office:value-type="string" office:string-value="Cell 919 - 2" calcext:value-type="string">
            <text:p>Cell 919 - 2</text:p>
          </table:table-cell>
        </table:table-row>
        <table:table-row table:style-name="ro1">
          <table:table-cell table:formula="of:= COM.MICROSOFT.CONCAT(&quot;Cell &quot;; COM.MICROSOFT.CONCAT(ROW([.A921]) - 1; COM.MICROSOFT.CONCAT(&quot; - &quot;; COLUMN([.A921]))))" office:value-type="string" office:string-value="Cell 920 - 1" calcext:value-type="string">
            <text:p>Cell 920 - 1</text:p>
          </table:table-cell>
          <table:table-cell table:formula="of:= COM.MICROSOFT.CONCAT(&quot;Cell &quot;; COM.MICROSOFT.CONCAT(ROW([.B921]) - 1; COM.MICROSOFT.CONCAT(&quot; - &quot;; COLUMN([.B921]))))" office:value-type="string" office:string-value="Cell 920 - 2" calcext:value-type="string">
            <text:p>Cell 920 - 2</text:p>
          </table:table-cell>
        </table:table-row>
        <table:table-row table:style-name="ro1">
          <table:table-cell table:formula="of:= COM.MICROSOFT.CONCAT(&quot;Cell &quot;; COM.MICROSOFT.CONCAT(ROW([.A922]) - 1; COM.MICROSOFT.CONCAT(&quot; - &quot;; COLUMN([.A922]))))" office:value-type="string" office:string-value="Cell 921 - 1" calcext:value-type="string">
            <text:p>Cell 921 - 1</text:p>
          </table:table-cell>
          <table:table-cell table:formula="of:= COM.MICROSOFT.CONCAT(&quot;Cell &quot;; COM.MICROSOFT.CONCAT(ROW([.B922]) - 1; COM.MICROSOFT.CONCAT(&quot; - &quot;; COLUMN([.B922]))))" office:value-type="string" office:string-value="Cell 921 - 2" calcext:value-type="string">
            <text:p>Cell 921 - 2</text:p>
          </table:table-cell>
        </table:table-row>
        <table:table-row table:style-name="ro1">
          <table:table-cell table:formula="of:= COM.MICROSOFT.CONCAT(&quot;Cell &quot;; COM.MICROSOFT.CONCAT(ROW([.A923]) - 1; COM.MICROSOFT.CONCAT(&quot; - &quot;; COLUMN([.A923]))))" office:value-type="string" office:string-value="Cell 922 - 1" calcext:value-type="string">
            <text:p>Cell 922 - 1</text:p>
          </table:table-cell>
          <table:table-cell table:formula="of:= COM.MICROSOFT.CONCAT(&quot;Cell &quot;; COM.MICROSOFT.CONCAT(ROW([.B923]) - 1; COM.MICROSOFT.CONCAT(&quot; - &quot;; COLUMN([.B923]))))" office:value-type="string" office:string-value="Cell 922 - 2" calcext:value-type="string">
            <text:p>Cell 922 - 2</text:p>
          </table:table-cell>
        </table:table-row>
        <table:table-row table:style-name="ro1">
          <table:table-cell table:formula="of:= COM.MICROSOFT.CONCAT(&quot;Cell &quot;; COM.MICROSOFT.CONCAT(ROW([.A924]) - 1; COM.MICROSOFT.CONCAT(&quot; - &quot;; COLUMN([.A924]))))" office:value-type="string" office:string-value="Cell 923 - 1" calcext:value-type="string">
            <text:p>Cell 923 - 1</text:p>
          </table:table-cell>
          <table:table-cell table:formula="of:= COM.MICROSOFT.CONCAT(&quot;Cell &quot;; COM.MICROSOFT.CONCAT(ROW([.B924]) - 1; COM.MICROSOFT.CONCAT(&quot; - &quot;; COLUMN([.B924]))))" office:value-type="string" office:string-value="Cell 923 - 2" calcext:value-type="string">
            <text:p>Cell 923 - 2</text:p>
          </table:table-cell>
        </table:table-row>
        <table:table-row table:style-name="ro1">
          <table:table-cell table:formula="of:= COM.MICROSOFT.CONCAT(&quot;Cell &quot;; COM.MICROSOFT.CONCAT(ROW([.A925]) - 1; COM.MICROSOFT.CONCAT(&quot; - &quot;; COLUMN([.A925]))))" office:value-type="string" office:string-value="Cell 924 - 1" calcext:value-type="string">
            <text:p>Cell 924 - 1</text:p>
          </table:table-cell>
          <table:table-cell table:formula="of:= COM.MICROSOFT.CONCAT(&quot;Cell &quot;; COM.MICROSOFT.CONCAT(ROW([.B925]) - 1; COM.MICROSOFT.CONCAT(&quot; - &quot;; COLUMN([.B925]))))" office:value-type="string" office:string-value="Cell 924 - 2" calcext:value-type="string">
            <text:p>Cell 924 - 2</text:p>
          </table:table-cell>
        </table:table-row>
        <table:table-row table:style-name="ro1">
          <table:table-cell table:formula="of:= COM.MICROSOFT.CONCAT(&quot;Cell &quot;; COM.MICROSOFT.CONCAT(ROW([.A926]) - 1; COM.MICROSOFT.CONCAT(&quot; - &quot;; COLUMN([.A926]))))" office:value-type="string" office:string-value="Cell 925 - 1" calcext:value-type="string">
            <text:p>Cell 925 - 1</text:p>
          </table:table-cell>
          <table:table-cell table:formula="of:= COM.MICROSOFT.CONCAT(&quot;Cell &quot;; COM.MICROSOFT.CONCAT(ROW([.B926]) - 1; COM.MICROSOFT.CONCAT(&quot; - &quot;; COLUMN([.B926]))))" office:value-type="string" office:string-value="Cell 925 - 2" calcext:value-type="string">
            <text:p>Cell 925 - 2</text:p>
          </table:table-cell>
        </table:table-row>
        <table:table-row table:style-name="ro1">
          <table:table-cell table:formula="of:= COM.MICROSOFT.CONCAT(&quot;Cell &quot;; COM.MICROSOFT.CONCAT(ROW([.A927]) - 1; COM.MICROSOFT.CONCAT(&quot; - &quot;; COLUMN([.A927]))))" office:value-type="string" office:string-value="Cell 926 - 1" calcext:value-type="string">
            <text:p>Cell 926 - 1</text:p>
          </table:table-cell>
          <table:table-cell table:formula="of:= COM.MICROSOFT.CONCAT(&quot;Cell &quot;; COM.MICROSOFT.CONCAT(ROW([.B927]) - 1; COM.MICROSOFT.CONCAT(&quot; - &quot;; COLUMN([.B927]))))" office:value-type="string" office:string-value="Cell 926 - 2" calcext:value-type="string">
            <text:p>Cell 926 - 2</text:p>
          </table:table-cell>
        </table:table-row>
        <table:table-row table:style-name="ro1">
          <table:table-cell table:formula="of:= COM.MICROSOFT.CONCAT(&quot;Cell &quot;; COM.MICROSOFT.CONCAT(ROW([.A928]) - 1; COM.MICROSOFT.CONCAT(&quot; - &quot;; COLUMN([.A928]))))" office:value-type="string" office:string-value="Cell 927 - 1" calcext:value-type="string">
            <text:p>Cell 927 - 1</text:p>
          </table:table-cell>
          <table:table-cell table:formula="of:= COM.MICROSOFT.CONCAT(&quot;Cell &quot;; COM.MICROSOFT.CONCAT(ROW([.B928]) - 1; COM.MICROSOFT.CONCAT(&quot; - &quot;; COLUMN([.B928]))))" office:value-type="string" office:string-value="Cell 927 - 2" calcext:value-type="string">
            <text:p>Cell 927 - 2</text:p>
          </table:table-cell>
        </table:table-row>
        <table:table-row table:style-name="ro1">
          <table:table-cell table:formula="of:= COM.MICROSOFT.CONCAT(&quot;Cell &quot;; COM.MICROSOFT.CONCAT(ROW([.A929]) - 1; COM.MICROSOFT.CONCAT(&quot; - &quot;; COLUMN([.A929]))))" office:value-type="string" office:string-value="Cell 928 - 1" calcext:value-type="string">
            <text:p>Cell 928 - 1</text:p>
          </table:table-cell>
          <table:table-cell table:formula="of:= COM.MICROSOFT.CONCAT(&quot;Cell &quot;; COM.MICROSOFT.CONCAT(ROW([.B929]) - 1; COM.MICROSOFT.CONCAT(&quot; - &quot;; COLUMN([.B929]))))" office:value-type="string" office:string-value="Cell 928 - 2" calcext:value-type="string">
            <text:p>Cell 928 - 2</text:p>
          </table:table-cell>
        </table:table-row>
        <table:table-row table:style-name="ro1">
          <table:table-cell table:formula="of:= COM.MICROSOFT.CONCAT(&quot;Cell &quot;; COM.MICROSOFT.CONCAT(ROW([.A930]) - 1; COM.MICROSOFT.CONCAT(&quot; - &quot;; COLUMN([.A930]))))" office:value-type="string" office:string-value="Cell 929 - 1" calcext:value-type="string">
            <text:p>Cell 929 - 1</text:p>
          </table:table-cell>
          <table:table-cell table:formula="of:= COM.MICROSOFT.CONCAT(&quot;Cell &quot;; COM.MICROSOFT.CONCAT(ROW([.B930]) - 1; COM.MICROSOFT.CONCAT(&quot; - &quot;; COLUMN([.B930]))))" office:value-type="string" office:string-value="Cell 929 - 2" calcext:value-type="string">
            <text:p>Cell 929 - 2</text:p>
          </table:table-cell>
        </table:table-row>
        <table:table-row table:style-name="ro1">
          <table:table-cell table:formula="of:= COM.MICROSOFT.CONCAT(&quot;Cell &quot;; COM.MICROSOFT.CONCAT(ROW([.A931]) - 1; COM.MICROSOFT.CONCAT(&quot; - &quot;; COLUMN([.A931]))))" office:value-type="string" office:string-value="Cell 930 - 1" calcext:value-type="string">
            <text:p>Cell 930 - 1</text:p>
          </table:table-cell>
          <table:table-cell table:formula="of:= COM.MICROSOFT.CONCAT(&quot;Cell &quot;; COM.MICROSOFT.CONCAT(ROW([.B931]) - 1; COM.MICROSOFT.CONCAT(&quot; - &quot;; COLUMN([.B931]))))" office:value-type="string" office:string-value="Cell 930 - 2" calcext:value-type="string">
            <text:p>Cell 930 - 2</text:p>
          </table:table-cell>
        </table:table-row>
        <table:table-row table:style-name="ro1">
          <table:table-cell table:formula="of:= COM.MICROSOFT.CONCAT(&quot;Cell &quot;; COM.MICROSOFT.CONCAT(ROW([.A932]) - 1; COM.MICROSOFT.CONCAT(&quot; - &quot;; COLUMN([.A932]))))" office:value-type="string" office:string-value="Cell 931 - 1" calcext:value-type="string">
            <text:p>Cell 931 - 1</text:p>
          </table:table-cell>
          <table:table-cell table:formula="of:= COM.MICROSOFT.CONCAT(&quot;Cell &quot;; COM.MICROSOFT.CONCAT(ROW([.B932]) - 1; COM.MICROSOFT.CONCAT(&quot; - &quot;; COLUMN([.B932]))))" office:value-type="string" office:string-value="Cell 931 - 2" calcext:value-type="string">
            <text:p>Cell 931 - 2</text:p>
          </table:table-cell>
        </table:table-row>
        <table:table-row table:style-name="ro1">
          <table:table-cell table:formula="of:= COM.MICROSOFT.CONCAT(&quot;Cell &quot;; COM.MICROSOFT.CONCAT(ROW([.A933]) - 1; COM.MICROSOFT.CONCAT(&quot; - &quot;; COLUMN([.A933]))))" office:value-type="string" office:string-value="Cell 932 - 1" calcext:value-type="string">
            <text:p>Cell 932 - 1</text:p>
          </table:table-cell>
          <table:table-cell table:formula="of:= COM.MICROSOFT.CONCAT(&quot;Cell &quot;; COM.MICROSOFT.CONCAT(ROW([.B933]) - 1; COM.MICROSOFT.CONCAT(&quot; - &quot;; COLUMN([.B933]))))" office:value-type="string" office:string-value="Cell 932 - 2" calcext:value-type="string">
            <text:p>Cell 932 - 2</text:p>
          </table:table-cell>
        </table:table-row>
        <table:table-row table:style-name="ro1">
          <table:table-cell table:formula="of:= COM.MICROSOFT.CONCAT(&quot;Cell &quot;; COM.MICROSOFT.CONCAT(ROW([.A934]) - 1; COM.MICROSOFT.CONCAT(&quot; - &quot;; COLUMN([.A934]))))" office:value-type="string" office:string-value="Cell 933 - 1" calcext:value-type="string">
            <text:p>Cell 933 - 1</text:p>
          </table:table-cell>
          <table:table-cell table:formula="of:= COM.MICROSOFT.CONCAT(&quot;Cell &quot;; COM.MICROSOFT.CONCAT(ROW([.B934]) - 1; COM.MICROSOFT.CONCAT(&quot; - &quot;; COLUMN([.B934]))))" office:value-type="string" office:string-value="Cell 933 - 2" calcext:value-type="string">
            <text:p>Cell 933 - 2</text:p>
          </table:table-cell>
        </table:table-row>
        <table:table-row table:style-name="ro1">
          <table:table-cell table:formula="of:= COM.MICROSOFT.CONCAT(&quot;Cell &quot;; COM.MICROSOFT.CONCAT(ROW([.A935]) - 1; COM.MICROSOFT.CONCAT(&quot; - &quot;; COLUMN([.A935]))))" office:value-type="string" office:string-value="Cell 934 - 1" calcext:value-type="string">
            <text:p>Cell 934 - 1</text:p>
          </table:table-cell>
          <table:table-cell table:formula="of:= COM.MICROSOFT.CONCAT(&quot;Cell &quot;; COM.MICROSOFT.CONCAT(ROW([.B935]) - 1; COM.MICROSOFT.CONCAT(&quot; - &quot;; COLUMN([.B935]))))" office:value-type="string" office:string-value="Cell 934 - 2" calcext:value-type="string">
            <text:p>Cell 934 - 2</text:p>
          </table:table-cell>
        </table:table-row>
        <table:table-row table:style-name="ro1">
          <table:table-cell table:formula="of:= COM.MICROSOFT.CONCAT(&quot;Cell &quot;; COM.MICROSOFT.CONCAT(ROW([.A936]) - 1; COM.MICROSOFT.CONCAT(&quot; - &quot;; COLUMN([.A936]))))" office:value-type="string" office:string-value="Cell 935 - 1" calcext:value-type="string">
            <text:p>Cell 935 - 1</text:p>
          </table:table-cell>
          <table:table-cell table:formula="of:= COM.MICROSOFT.CONCAT(&quot;Cell &quot;; COM.MICROSOFT.CONCAT(ROW([.B936]) - 1; COM.MICROSOFT.CONCAT(&quot; - &quot;; COLUMN([.B936]))))" office:value-type="string" office:string-value="Cell 935 - 2" calcext:value-type="string">
            <text:p>Cell 935 - 2</text:p>
          </table:table-cell>
        </table:table-row>
        <table:table-row table:style-name="ro1">
          <table:table-cell table:formula="of:= COM.MICROSOFT.CONCAT(&quot;Cell &quot;; COM.MICROSOFT.CONCAT(ROW([.A937]) - 1; COM.MICROSOFT.CONCAT(&quot; - &quot;; COLUMN([.A937]))))" office:value-type="string" office:string-value="Cell 936 - 1" calcext:value-type="string">
            <text:p>Cell 936 - 1</text:p>
          </table:table-cell>
          <table:table-cell table:formula="of:= COM.MICROSOFT.CONCAT(&quot;Cell &quot;; COM.MICROSOFT.CONCAT(ROW([.B937]) - 1; COM.MICROSOFT.CONCAT(&quot; - &quot;; COLUMN([.B937]))))" office:value-type="string" office:string-value="Cell 936 - 2" calcext:value-type="string">
            <text:p>Cell 936 - 2</text:p>
          </table:table-cell>
        </table:table-row>
        <table:table-row table:style-name="ro1">
          <table:table-cell table:formula="of:= COM.MICROSOFT.CONCAT(&quot;Cell &quot;; COM.MICROSOFT.CONCAT(ROW([.A938]) - 1; COM.MICROSOFT.CONCAT(&quot; - &quot;; COLUMN([.A938]))))" office:value-type="string" office:string-value="Cell 937 - 1" calcext:value-type="string">
            <text:p>Cell 937 - 1</text:p>
          </table:table-cell>
          <table:table-cell table:formula="of:= COM.MICROSOFT.CONCAT(&quot;Cell &quot;; COM.MICROSOFT.CONCAT(ROW([.B938]) - 1; COM.MICROSOFT.CONCAT(&quot; - &quot;; COLUMN([.B938]))))" office:value-type="string" office:string-value="Cell 937 - 2" calcext:value-type="string">
            <text:p>Cell 937 - 2</text:p>
          </table:table-cell>
        </table:table-row>
        <table:table-row table:style-name="ro1">
          <table:table-cell table:formula="of:= COM.MICROSOFT.CONCAT(&quot;Cell &quot;; COM.MICROSOFT.CONCAT(ROW([.A939]) - 1; COM.MICROSOFT.CONCAT(&quot; - &quot;; COLUMN([.A939]))))" office:value-type="string" office:string-value="Cell 938 - 1" calcext:value-type="string">
            <text:p>Cell 938 - 1</text:p>
          </table:table-cell>
          <table:table-cell table:formula="of:= COM.MICROSOFT.CONCAT(&quot;Cell &quot;; COM.MICROSOFT.CONCAT(ROW([.B939]) - 1; COM.MICROSOFT.CONCAT(&quot; - &quot;; COLUMN([.B939]))))" office:value-type="string" office:string-value="Cell 938 - 2" calcext:value-type="string">
            <text:p>Cell 938 - 2</text:p>
          </table:table-cell>
        </table:table-row>
        <table:table-row table:style-name="ro1">
          <table:table-cell table:formula="of:= COM.MICROSOFT.CONCAT(&quot;Cell &quot;; COM.MICROSOFT.CONCAT(ROW([.A940]) - 1; COM.MICROSOFT.CONCAT(&quot; - &quot;; COLUMN([.A940]))))" office:value-type="string" office:string-value="Cell 939 - 1" calcext:value-type="string">
            <text:p>Cell 939 - 1</text:p>
          </table:table-cell>
          <table:table-cell table:formula="of:= COM.MICROSOFT.CONCAT(&quot;Cell &quot;; COM.MICROSOFT.CONCAT(ROW([.B940]) - 1; COM.MICROSOFT.CONCAT(&quot; - &quot;; COLUMN([.B940]))))" office:value-type="string" office:string-value="Cell 939 - 2" calcext:value-type="string">
            <text:p>Cell 939 - 2</text:p>
          </table:table-cell>
        </table:table-row>
        <table:table-row table:style-name="ro1">
          <table:table-cell table:formula="of:= COM.MICROSOFT.CONCAT(&quot;Cell &quot;; COM.MICROSOFT.CONCAT(ROW([.A941]) - 1; COM.MICROSOFT.CONCAT(&quot; - &quot;; COLUMN([.A941]))))" office:value-type="string" office:string-value="Cell 940 - 1" calcext:value-type="string">
            <text:p>Cell 940 - 1</text:p>
          </table:table-cell>
          <table:table-cell table:formula="of:= COM.MICROSOFT.CONCAT(&quot;Cell &quot;; COM.MICROSOFT.CONCAT(ROW([.B941]) - 1; COM.MICROSOFT.CONCAT(&quot; - &quot;; COLUMN([.B941]))))" office:value-type="string" office:string-value="Cell 940 - 2" calcext:value-type="string">
            <text:p>Cell 940 - 2</text:p>
          </table:table-cell>
        </table:table-row>
        <table:table-row table:style-name="ro1">
          <table:table-cell table:formula="of:= COM.MICROSOFT.CONCAT(&quot;Cell &quot;; COM.MICROSOFT.CONCAT(ROW([.A942]) - 1; COM.MICROSOFT.CONCAT(&quot; - &quot;; COLUMN([.A942]))))" office:value-type="string" office:string-value="Cell 941 - 1" calcext:value-type="string">
            <text:p>Cell 941 - 1</text:p>
          </table:table-cell>
          <table:table-cell table:formula="of:= COM.MICROSOFT.CONCAT(&quot;Cell &quot;; COM.MICROSOFT.CONCAT(ROW([.B942]) - 1; COM.MICROSOFT.CONCAT(&quot; - &quot;; COLUMN([.B942]))))" office:value-type="string" office:string-value="Cell 941 - 2" calcext:value-type="string">
            <text:p>Cell 941 - 2</text:p>
          </table:table-cell>
        </table:table-row>
        <table:table-row table:style-name="ro1">
          <table:table-cell table:formula="of:= COM.MICROSOFT.CONCAT(&quot;Cell &quot;; COM.MICROSOFT.CONCAT(ROW([.A943]) - 1; COM.MICROSOFT.CONCAT(&quot; - &quot;; COLUMN([.A943]))))" office:value-type="string" office:string-value="Cell 942 - 1" calcext:value-type="string">
            <text:p>Cell 942 - 1</text:p>
          </table:table-cell>
          <table:table-cell table:formula="of:= COM.MICROSOFT.CONCAT(&quot;Cell &quot;; COM.MICROSOFT.CONCAT(ROW([.B943]) - 1; COM.MICROSOFT.CONCAT(&quot; - &quot;; COLUMN([.B943]))))" office:value-type="string" office:string-value="Cell 942 - 2" calcext:value-type="string">
            <text:p>Cell 942 - 2</text:p>
          </table:table-cell>
        </table:table-row>
        <table:table-row table:style-name="ro1">
          <table:table-cell table:formula="of:= COM.MICROSOFT.CONCAT(&quot;Cell &quot;; COM.MICROSOFT.CONCAT(ROW([.A944]) - 1; COM.MICROSOFT.CONCAT(&quot; - &quot;; COLUMN([.A944]))))" office:value-type="string" office:string-value="Cell 943 - 1" calcext:value-type="string">
            <text:p>Cell 943 - 1</text:p>
          </table:table-cell>
          <table:table-cell table:formula="of:= COM.MICROSOFT.CONCAT(&quot;Cell &quot;; COM.MICROSOFT.CONCAT(ROW([.B944]) - 1; COM.MICROSOFT.CONCAT(&quot; - &quot;; COLUMN([.B944]))))" office:value-type="string" office:string-value="Cell 943 - 2" calcext:value-type="string">
            <text:p>Cell 943 - 2</text:p>
          </table:table-cell>
        </table:table-row>
        <table:table-row table:style-name="ro1">
          <table:table-cell table:formula="of:= COM.MICROSOFT.CONCAT(&quot;Cell &quot;; COM.MICROSOFT.CONCAT(ROW([.A945]) - 1; COM.MICROSOFT.CONCAT(&quot; - &quot;; COLUMN([.A945]))))" office:value-type="string" office:string-value="Cell 944 - 1" calcext:value-type="string">
            <text:p>Cell 944 - 1</text:p>
          </table:table-cell>
          <table:table-cell table:formula="of:= COM.MICROSOFT.CONCAT(&quot;Cell &quot;; COM.MICROSOFT.CONCAT(ROW([.B945]) - 1; COM.MICROSOFT.CONCAT(&quot; - &quot;; COLUMN([.B945]))))" office:value-type="string" office:string-value="Cell 944 - 2" calcext:value-type="string">
            <text:p>Cell 944 - 2</text:p>
          </table:table-cell>
        </table:table-row>
        <table:table-row table:style-name="ro1">
          <table:table-cell table:formula="of:= COM.MICROSOFT.CONCAT(&quot;Cell &quot;; COM.MICROSOFT.CONCAT(ROW([.A946]) - 1; COM.MICROSOFT.CONCAT(&quot; - &quot;; COLUMN([.A946]))))" office:value-type="string" office:string-value="Cell 945 - 1" calcext:value-type="string">
            <text:p>Cell 945 - 1</text:p>
          </table:table-cell>
          <table:table-cell table:formula="of:= COM.MICROSOFT.CONCAT(&quot;Cell &quot;; COM.MICROSOFT.CONCAT(ROW([.B946]) - 1; COM.MICROSOFT.CONCAT(&quot; - &quot;; COLUMN([.B946]))))" office:value-type="string" office:string-value="Cell 945 - 2" calcext:value-type="string">
            <text:p>Cell 945 - 2</text:p>
          </table:table-cell>
        </table:table-row>
        <table:table-row table:style-name="ro1">
          <table:table-cell table:formula="of:= COM.MICROSOFT.CONCAT(&quot;Cell &quot;; COM.MICROSOFT.CONCAT(ROW([.A947]) - 1; COM.MICROSOFT.CONCAT(&quot; - &quot;; COLUMN([.A947]))))" office:value-type="string" office:string-value="Cell 946 - 1" calcext:value-type="string">
            <text:p>Cell 946 - 1</text:p>
          </table:table-cell>
          <table:table-cell table:formula="of:= COM.MICROSOFT.CONCAT(&quot;Cell &quot;; COM.MICROSOFT.CONCAT(ROW([.B947]) - 1; COM.MICROSOFT.CONCAT(&quot; - &quot;; COLUMN([.B947]))))" office:value-type="string" office:string-value="Cell 946 - 2" calcext:value-type="string">
            <text:p>Cell 946 - 2</text:p>
          </table:table-cell>
        </table:table-row>
        <table:table-row table:style-name="ro1">
          <table:table-cell table:formula="of:= COM.MICROSOFT.CONCAT(&quot;Cell &quot;; COM.MICROSOFT.CONCAT(ROW([.A948]) - 1; COM.MICROSOFT.CONCAT(&quot; - &quot;; COLUMN([.A948]))))" office:value-type="string" office:string-value="Cell 947 - 1" calcext:value-type="string">
            <text:p>Cell 947 - 1</text:p>
          </table:table-cell>
          <table:table-cell table:formula="of:= COM.MICROSOFT.CONCAT(&quot;Cell &quot;; COM.MICROSOFT.CONCAT(ROW([.B948]) - 1; COM.MICROSOFT.CONCAT(&quot; - &quot;; COLUMN([.B948]))))" office:value-type="string" office:string-value="Cell 947 - 2" calcext:value-type="string">
            <text:p>Cell 947 - 2</text:p>
          </table:table-cell>
        </table:table-row>
        <table:table-row table:style-name="ro1">
          <table:table-cell table:formula="of:= COM.MICROSOFT.CONCAT(&quot;Cell &quot;; COM.MICROSOFT.CONCAT(ROW([.A949]) - 1; COM.MICROSOFT.CONCAT(&quot; - &quot;; COLUMN([.A949]))))" office:value-type="string" office:string-value="Cell 948 - 1" calcext:value-type="string">
            <text:p>Cell 948 - 1</text:p>
          </table:table-cell>
          <table:table-cell table:formula="of:= COM.MICROSOFT.CONCAT(&quot;Cell &quot;; COM.MICROSOFT.CONCAT(ROW([.B949]) - 1; COM.MICROSOFT.CONCAT(&quot; - &quot;; COLUMN([.B949]))))" office:value-type="string" office:string-value="Cell 948 - 2" calcext:value-type="string">
            <text:p>Cell 948 - 2</text:p>
          </table:table-cell>
        </table:table-row>
        <table:table-row table:style-name="ro1">
          <table:table-cell table:formula="of:= COM.MICROSOFT.CONCAT(&quot;Cell &quot;; COM.MICROSOFT.CONCAT(ROW([.A950]) - 1; COM.MICROSOFT.CONCAT(&quot; - &quot;; COLUMN([.A950]))))" office:value-type="string" office:string-value="Cell 949 - 1" calcext:value-type="string">
            <text:p>Cell 949 - 1</text:p>
          </table:table-cell>
          <table:table-cell table:formula="of:= COM.MICROSOFT.CONCAT(&quot;Cell &quot;; COM.MICROSOFT.CONCAT(ROW([.B950]) - 1; COM.MICROSOFT.CONCAT(&quot; - &quot;; COLUMN([.B950]))))" office:value-type="string" office:string-value="Cell 949 - 2" calcext:value-type="string">
            <text:p>Cell 949 - 2</text:p>
          </table:table-cell>
        </table:table-row>
        <table:table-row table:style-name="ro1">
          <table:table-cell table:formula="of:= COM.MICROSOFT.CONCAT(&quot;Cell &quot;; COM.MICROSOFT.CONCAT(ROW([.A951]) - 1; COM.MICROSOFT.CONCAT(&quot; - &quot;; COLUMN([.A951]))))" office:value-type="string" office:string-value="Cell 950 - 1" calcext:value-type="string">
            <text:p>Cell 950 - 1</text:p>
          </table:table-cell>
          <table:table-cell table:formula="of:= COM.MICROSOFT.CONCAT(&quot;Cell &quot;; COM.MICROSOFT.CONCAT(ROW([.B951]) - 1; COM.MICROSOFT.CONCAT(&quot; - &quot;; COLUMN([.B951]))))" office:value-type="string" office:string-value="Cell 950 - 2" calcext:value-type="string">
            <text:p>Cell 950 - 2</text:p>
          </table:table-cell>
        </table:table-row>
        <table:table-row table:style-name="ro1">
          <table:table-cell table:formula="of:= COM.MICROSOFT.CONCAT(&quot;Cell &quot;; COM.MICROSOFT.CONCAT(ROW([.A952]) - 1; COM.MICROSOFT.CONCAT(&quot; - &quot;; COLUMN([.A952]))))" office:value-type="string" office:string-value="Cell 951 - 1" calcext:value-type="string">
            <text:p>Cell 951 - 1</text:p>
          </table:table-cell>
          <table:table-cell table:formula="of:= COM.MICROSOFT.CONCAT(&quot;Cell &quot;; COM.MICROSOFT.CONCAT(ROW([.B952]) - 1; COM.MICROSOFT.CONCAT(&quot; - &quot;; COLUMN([.B952]))))" office:value-type="string" office:string-value="Cell 951 - 2" calcext:value-type="string">
            <text:p>Cell 951 - 2</text:p>
          </table:table-cell>
        </table:table-row>
        <table:table-row table:style-name="ro1">
          <table:table-cell table:formula="of:= COM.MICROSOFT.CONCAT(&quot;Cell &quot;; COM.MICROSOFT.CONCAT(ROW([.A953]) - 1; COM.MICROSOFT.CONCAT(&quot; - &quot;; COLUMN([.A953]))))" office:value-type="string" office:string-value="Cell 952 - 1" calcext:value-type="string">
            <text:p>Cell 952 - 1</text:p>
          </table:table-cell>
          <table:table-cell table:formula="of:= COM.MICROSOFT.CONCAT(&quot;Cell &quot;; COM.MICROSOFT.CONCAT(ROW([.B953]) - 1; COM.MICROSOFT.CONCAT(&quot; - &quot;; COLUMN([.B953]))))" office:value-type="string" office:string-value="Cell 952 - 2" calcext:value-type="string">
            <text:p>Cell 952 - 2</text:p>
          </table:table-cell>
        </table:table-row>
        <table:table-row table:style-name="ro1">
          <table:table-cell table:formula="of:= COM.MICROSOFT.CONCAT(&quot;Cell &quot;; COM.MICROSOFT.CONCAT(ROW([.A954]) - 1; COM.MICROSOFT.CONCAT(&quot; - &quot;; COLUMN([.A954]))))" office:value-type="string" office:string-value="Cell 953 - 1" calcext:value-type="string">
            <text:p>Cell 953 - 1</text:p>
          </table:table-cell>
          <table:table-cell table:formula="of:= COM.MICROSOFT.CONCAT(&quot;Cell &quot;; COM.MICROSOFT.CONCAT(ROW([.B954]) - 1; COM.MICROSOFT.CONCAT(&quot; - &quot;; COLUMN([.B954]))))" office:value-type="string" office:string-value="Cell 953 - 2" calcext:value-type="string">
            <text:p>Cell 953 - 2</text:p>
          </table:table-cell>
        </table:table-row>
        <table:table-row table:style-name="ro1">
          <table:table-cell table:formula="of:= COM.MICROSOFT.CONCAT(&quot;Cell &quot;; COM.MICROSOFT.CONCAT(ROW([.A955]) - 1; COM.MICROSOFT.CONCAT(&quot; - &quot;; COLUMN([.A955]))))" office:value-type="string" office:string-value="Cell 954 - 1" calcext:value-type="string">
            <text:p>Cell 954 - 1</text:p>
          </table:table-cell>
          <table:table-cell table:formula="of:= COM.MICROSOFT.CONCAT(&quot;Cell &quot;; COM.MICROSOFT.CONCAT(ROW([.B955]) - 1; COM.MICROSOFT.CONCAT(&quot; - &quot;; COLUMN([.B955]))))" office:value-type="string" office:string-value="Cell 954 - 2" calcext:value-type="string">
            <text:p>Cell 954 - 2</text:p>
          </table:table-cell>
        </table:table-row>
        <table:table-row table:style-name="ro1">
          <table:table-cell table:formula="of:= COM.MICROSOFT.CONCAT(&quot;Cell &quot;; COM.MICROSOFT.CONCAT(ROW([.A956]) - 1; COM.MICROSOFT.CONCAT(&quot; - &quot;; COLUMN([.A956]))))" office:value-type="string" office:string-value="Cell 955 - 1" calcext:value-type="string">
            <text:p>Cell 955 - 1</text:p>
          </table:table-cell>
          <table:table-cell table:formula="of:= COM.MICROSOFT.CONCAT(&quot;Cell &quot;; COM.MICROSOFT.CONCAT(ROW([.B956]) - 1; COM.MICROSOFT.CONCAT(&quot; - &quot;; COLUMN([.B956]))))" office:value-type="string" office:string-value="Cell 955 - 2" calcext:value-type="string">
            <text:p>Cell 955 - 2</text:p>
          </table:table-cell>
        </table:table-row>
        <table:table-row table:style-name="ro1">
          <table:table-cell table:formula="of:= COM.MICROSOFT.CONCAT(&quot;Cell &quot;; COM.MICROSOFT.CONCAT(ROW([.A957]) - 1; COM.MICROSOFT.CONCAT(&quot; - &quot;; COLUMN([.A957]))))" office:value-type="string" office:string-value="Cell 956 - 1" calcext:value-type="string">
            <text:p>Cell 956 - 1</text:p>
          </table:table-cell>
          <table:table-cell table:formula="of:= COM.MICROSOFT.CONCAT(&quot;Cell &quot;; COM.MICROSOFT.CONCAT(ROW([.B957]) - 1; COM.MICROSOFT.CONCAT(&quot; - &quot;; COLUMN([.B957]))))" office:value-type="string" office:string-value="Cell 956 - 2" calcext:value-type="string">
            <text:p>Cell 956 - 2</text:p>
          </table:table-cell>
        </table:table-row>
        <table:table-row table:style-name="ro1">
          <table:table-cell table:formula="of:= COM.MICROSOFT.CONCAT(&quot;Cell &quot;; COM.MICROSOFT.CONCAT(ROW([.A958]) - 1; COM.MICROSOFT.CONCAT(&quot; - &quot;; COLUMN([.A958]))))" office:value-type="string" office:string-value="Cell 957 - 1" calcext:value-type="string">
            <text:p>Cell 957 - 1</text:p>
          </table:table-cell>
          <table:table-cell table:formula="of:= COM.MICROSOFT.CONCAT(&quot;Cell &quot;; COM.MICROSOFT.CONCAT(ROW([.B958]) - 1; COM.MICROSOFT.CONCAT(&quot; - &quot;; COLUMN([.B958]))))" office:value-type="string" office:string-value="Cell 957 - 2" calcext:value-type="string">
            <text:p>Cell 957 - 2</text:p>
          </table:table-cell>
        </table:table-row>
        <table:table-row table:style-name="ro1">
          <table:table-cell table:formula="of:= COM.MICROSOFT.CONCAT(&quot;Cell &quot;; COM.MICROSOFT.CONCAT(ROW([.A959]) - 1; COM.MICROSOFT.CONCAT(&quot; - &quot;; COLUMN([.A959]))))" office:value-type="string" office:string-value="Cell 958 - 1" calcext:value-type="string">
            <text:p>Cell 958 - 1</text:p>
          </table:table-cell>
          <table:table-cell table:formula="of:= COM.MICROSOFT.CONCAT(&quot;Cell &quot;; COM.MICROSOFT.CONCAT(ROW([.B959]) - 1; COM.MICROSOFT.CONCAT(&quot; - &quot;; COLUMN([.B959]))))" office:value-type="string" office:string-value="Cell 958 - 2" calcext:value-type="string">
            <text:p>Cell 958 - 2</text:p>
          </table:table-cell>
        </table:table-row>
        <table:table-row table:style-name="ro1">
          <table:table-cell table:formula="of:= COM.MICROSOFT.CONCAT(&quot;Cell &quot;; COM.MICROSOFT.CONCAT(ROW([.A960]) - 1; COM.MICROSOFT.CONCAT(&quot; - &quot;; COLUMN([.A960]))))" office:value-type="string" office:string-value="Cell 959 - 1" calcext:value-type="string">
            <text:p>Cell 959 - 1</text:p>
          </table:table-cell>
          <table:table-cell table:formula="of:= COM.MICROSOFT.CONCAT(&quot;Cell &quot;; COM.MICROSOFT.CONCAT(ROW([.B960]) - 1; COM.MICROSOFT.CONCAT(&quot; - &quot;; COLUMN([.B960]))))" office:value-type="string" office:string-value="Cell 959 - 2" calcext:value-type="string">
            <text:p>Cell 959 - 2</text:p>
          </table:table-cell>
        </table:table-row>
        <table:table-row table:style-name="ro1">
          <table:table-cell table:formula="of:= COM.MICROSOFT.CONCAT(&quot;Cell &quot;; COM.MICROSOFT.CONCAT(ROW([.A961]) - 1; COM.MICROSOFT.CONCAT(&quot; - &quot;; COLUMN([.A961]))))" office:value-type="string" office:string-value="Cell 960 - 1" calcext:value-type="string">
            <text:p>Cell 960 - 1</text:p>
          </table:table-cell>
          <table:table-cell table:formula="of:= COM.MICROSOFT.CONCAT(&quot;Cell &quot;; COM.MICROSOFT.CONCAT(ROW([.B961]) - 1; COM.MICROSOFT.CONCAT(&quot; - &quot;; COLUMN([.B961]))))" office:value-type="string" office:string-value="Cell 960 - 2" calcext:value-type="string">
            <text:p>Cell 960 - 2</text:p>
          </table:table-cell>
        </table:table-row>
        <table:table-row table:style-name="ro1">
          <table:table-cell table:formula="of:= COM.MICROSOFT.CONCAT(&quot;Cell &quot;; COM.MICROSOFT.CONCAT(ROW([.A962]) - 1; COM.MICROSOFT.CONCAT(&quot; - &quot;; COLUMN([.A962]))))" office:value-type="string" office:string-value="Cell 961 - 1" calcext:value-type="string">
            <text:p>Cell 961 - 1</text:p>
          </table:table-cell>
          <table:table-cell table:formula="of:= COM.MICROSOFT.CONCAT(&quot;Cell &quot;; COM.MICROSOFT.CONCAT(ROW([.B962]) - 1; COM.MICROSOFT.CONCAT(&quot; - &quot;; COLUMN([.B962]))))" office:value-type="string" office:string-value="Cell 961 - 2" calcext:value-type="string">
            <text:p>Cell 961 - 2</text:p>
          </table:table-cell>
        </table:table-row>
        <table:table-row table:style-name="ro1">
          <table:table-cell table:formula="of:= COM.MICROSOFT.CONCAT(&quot;Cell &quot;; COM.MICROSOFT.CONCAT(ROW([.A963]) - 1; COM.MICROSOFT.CONCAT(&quot; - &quot;; COLUMN([.A963]))))" office:value-type="string" office:string-value="Cell 962 - 1" calcext:value-type="string">
            <text:p>Cell 962 - 1</text:p>
          </table:table-cell>
          <table:table-cell table:formula="of:= COM.MICROSOFT.CONCAT(&quot;Cell &quot;; COM.MICROSOFT.CONCAT(ROW([.B963]) - 1; COM.MICROSOFT.CONCAT(&quot; - &quot;; COLUMN([.B963]))))" office:value-type="string" office:string-value="Cell 962 - 2" calcext:value-type="string">
            <text:p>Cell 962 - 2</text:p>
          </table:table-cell>
        </table:table-row>
        <table:table-row table:style-name="ro1">
          <table:table-cell table:formula="of:= COM.MICROSOFT.CONCAT(&quot;Cell &quot;; COM.MICROSOFT.CONCAT(ROW([.A964]) - 1; COM.MICROSOFT.CONCAT(&quot; - &quot;; COLUMN([.A964]))))" office:value-type="string" office:string-value="Cell 963 - 1" calcext:value-type="string">
            <text:p>Cell 963 - 1</text:p>
          </table:table-cell>
          <table:table-cell table:formula="of:= COM.MICROSOFT.CONCAT(&quot;Cell &quot;; COM.MICROSOFT.CONCAT(ROW([.B964]) - 1; COM.MICROSOFT.CONCAT(&quot; - &quot;; COLUMN([.B964]))))" office:value-type="string" office:string-value="Cell 963 - 2" calcext:value-type="string">
            <text:p>Cell 963 - 2</text:p>
          </table:table-cell>
        </table:table-row>
        <table:table-row table:style-name="ro1">
          <table:table-cell table:formula="of:= COM.MICROSOFT.CONCAT(&quot;Cell &quot;; COM.MICROSOFT.CONCAT(ROW([.A965]) - 1; COM.MICROSOFT.CONCAT(&quot; - &quot;; COLUMN([.A965]))))" office:value-type="string" office:string-value="Cell 964 - 1" calcext:value-type="string">
            <text:p>Cell 964 - 1</text:p>
          </table:table-cell>
          <table:table-cell table:formula="of:= COM.MICROSOFT.CONCAT(&quot;Cell &quot;; COM.MICROSOFT.CONCAT(ROW([.B965]) - 1; COM.MICROSOFT.CONCAT(&quot; - &quot;; COLUMN([.B965]))))" office:value-type="string" office:string-value="Cell 964 - 2" calcext:value-type="string">
            <text:p>Cell 964 - 2</text:p>
          </table:table-cell>
        </table:table-row>
        <table:table-row table:style-name="ro1">
          <table:table-cell table:formula="of:= COM.MICROSOFT.CONCAT(&quot;Cell &quot;; COM.MICROSOFT.CONCAT(ROW([.A966]) - 1; COM.MICROSOFT.CONCAT(&quot; - &quot;; COLUMN([.A966]))))" office:value-type="string" office:string-value="Cell 965 - 1" calcext:value-type="string">
            <text:p>Cell 965 - 1</text:p>
          </table:table-cell>
          <table:table-cell table:formula="of:= COM.MICROSOFT.CONCAT(&quot;Cell &quot;; COM.MICROSOFT.CONCAT(ROW([.B966]) - 1; COM.MICROSOFT.CONCAT(&quot; - &quot;; COLUMN([.B966]))))" office:value-type="string" office:string-value="Cell 965 - 2" calcext:value-type="string">
            <text:p>Cell 965 - 2</text:p>
          </table:table-cell>
        </table:table-row>
        <table:table-row table:style-name="ro1">
          <table:table-cell table:formula="of:= COM.MICROSOFT.CONCAT(&quot;Cell &quot;; COM.MICROSOFT.CONCAT(ROW([.A967]) - 1; COM.MICROSOFT.CONCAT(&quot; - &quot;; COLUMN([.A967]))))" office:value-type="string" office:string-value="Cell 966 - 1" calcext:value-type="string">
            <text:p>Cell 966 - 1</text:p>
          </table:table-cell>
          <table:table-cell table:formula="of:= COM.MICROSOFT.CONCAT(&quot;Cell &quot;; COM.MICROSOFT.CONCAT(ROW([.B967]) - 1; COM.MICROSOFT.CONCAT(&quot; - &quot;; COLUMN([.B967]))))" office:value-type="string" office:string-value="Cell 966 - 2" calcext:value-type="string">
            <text:p>Cell 966 - 2</text:p>
          </table:table-cell>
        </table:table-row>
        <table:table-row table:style-name="ro1">
          <table:table-cell table:formula="of:= COM.MICROSOFT.CONCAT(&quot;Cell &quot;; COM.MICROSOFT.CONCAT(ROW([.A968]) - 1; COM.MICROSOFT.CONCAT(&quot; - &quot;; COLUMN([.A968]))))" office:value-type="string" office:string-value="Cell 967 - 1" calcext:value-type="string">
            <text:p>Cell 967 - 1</text:p>
          </table:table-cell>
          <table:table-cell table:formula="of:= COM.MICROSOFT.CONCAT(&quot;Cell &quot;; COM.MICROSOFT.CONCAT(ROW([.B968]) - 1; COM.MICROSOFT.CONCAT(&quot; - &quot;; COLUMN([.B968]))))" office:value-type="string" office:string-value="Cell 967 - 2" calcext:value-type="string">
            <text:p>Cell 967 - 2</text:p>
          </table:table-cell>
        </table:table-row>
        <table:table-row table:style-name="ro1">
          <table:table-cell table:formula="of:= COM.MICROSOFT.CONCAT(&quot;Cell &quot;; COM.MICROSOFT.CONCAT(ROW([.A969]) - 1; COM.MICROSOFT.CONCAT(&quot; - &quot;; COLUMN([.A969]))))" office:value-type="string" office:string-value="Cell 968 - 1" calcext:value-type="string">
            <text:p>Cell 968 - 1</text:p>
          </table:table-cell>
          <table:table-cell table:formula="of:= COM.MICROSOFT.CONCAT(&quot;Cell &quot;; COM.MICROSOFT.CONCAT(ROW([.B969]) - 1; COM.MICROSOFT.CONCAT(&quot; - &quot;; COLUMN([.B969]))))" office:value-type="string" office:string-value="Cell 968 - 2" calcext:value-type="string">
            <text:p>Cell 968 - 2</text:p>
          </table:table-cell>
        </table:table-row>
        <table:table-row table:style-name="ro1">
          <table:table-cell table:formula="of:= COM.MICROSOFT.CONCAT(&quot;Cell &quot;; COM.MICROSOFT.CONCAT(ROW([.A970]) - 1; COM.MICROSOFT.CONCAT(&quot; - &quot;; COLUMN([.A970]))))" office:value-type="string" office:string-value="Cell 969 - 1" calcext:value-type="string">
            <text:p>Cell 969 - 1</text:p>
          </table:table-cell>
          <table:table-cell table:formula="of:= COM.MICROSOFT.CONCAT(&quot;Cell &quot;; COM.MICROSOFT.CONCAT(ROW([.B970]) - 1; COM.MICROSOFT.CONCAT(&quot; - &quot;; COLUMN([.B970]))))" office:value-type="string" office:string-value="Cell 969 - 2" calcext:value-type="string">
            <text:p>Cell 969 - 2</text:p>
          </table:table-cell>
        </table:table-row>
        <table:table-row table:style-name="ro1">
          <table:table-cell table:formula="of:= COM.MICROSOFT.CONCAT(&quot;Cell &quot;; COM.MICROSOFT.CONCAT(ROW([.A971]) - 1; COM.MICROSOFT.CONCAT(&quot; - &quot;; COLUMN([.A971]))))" office:value-type="string" office:string-value="Cell 970 - 1" calcext:value-type="string">
            <text:p>Cell 970 - 1</text:p>
          </table:table-cell>
          <table:table-cell table:formula="of:= COM.MICROSOFT.CONCAT(&quot;Cell &quot;; COM.MICROSOFT.CONCAT(ROW([.B971]) - 1; COM.MICROSOFT.CONCAT(&quot; - &quot;; COLUMN([.B971]))))" office:value-type="string" office:string-value="Cell 970 - 2" calcext:value-type="string">
            <text:p>Cell 970 - 2</text:p>
          </table:table-cell>
        </table:table-row>
        <table:table-row table:style-name="ro1">
          <table:table-cell table:formula="of:= COM.MICROSOFT.CONCAT(&quot;Cell &quot;; COM.MICROSOFT.CONCAT(ROW([.A972]) - 1; COM.MICROSOFT.CONCAT(&quot; - &quot;; COLUMN([.A972]))))" office:value-type="string" office:string-value="Cell 971 - 1" calcext:value-type="string">
            <text:p>Cell 971 - 1</text:p>
          </table:table-cell>
          <table:table-cell table:formula="of:= COM.MICROSOFT.CONCAT(&quot;Cell &quot;; COM.MICROSOFT.CONCAT(ROW([.B972]) - 1; COM.MICROSOFT.CONCAT(&quot; - &quot;; COLUMN([.B972]))))" office:value-type="string" office:string-value="Cell 971 - 2" calcext:value-type="string">
            <text:p>Cell 971 - 2</text:p>
          </table:table-cell>
        </table:table-row>
        <table:table-row table:style-name="ro1">
          <table:table-cell table:formula="of:= COM.MICROSOFT.CONCAT(&quot;Cell &quot;; COM.MICROSOFT.CONCAT(ROW([.A973]) - 1; COM.MICROSOFT.CONCAT(&quot; - &quot;; COLUMN([.A973]))))" office:value-type="string" office:string-value="Cell 972 - 1" calcext:value-type="string">
            <text:p>Cell 972 - 1</text:p>
          </table:table-cell>
          <table:table-cell table:formula="of:= COM.MICROSOFT.CONCAT(&quot;Cell &quot;; COM.MICROSOFT.CONCAT(ROW([.B973]) - 1; COM.MICROSOFT.CONCAT(&quot; - &quot;; COLUMN([.B973]))))" office:value-type="string" office:string-value="Cell 972 - 2" calcext:value-type="string">
            <text:p>Cell 972 - 2</text:p>
          </table:table-cell>
        </table:table-row>
        <table:table-row table:style-name="ro1">
          <table:table-cell table:formula="of:= COM.MICROSOFT.CONCAT(&quot;Cell &quot;; COM.MICROSOFT.CONCAT(ROW([.A974]) - 1; COM.MICROSOFT.CONCAT(&quot; - &quot;; COLUMN([.A974]))))" office:value-type="string" office:string-value="Cell 973 - 1" calcext:value-type="string">
            <text:p>Cell 973 - 1</text:p>
          </table:table-cell>
          <table:table-cell table:formula="of:= COM.MICROSOFT.CONCAT(&quot;Cell &quot;; COM.MICROSOFT.CONCAT(ROW([.B974]) - 1; COM.MICROSOFT.CONCAT(&quot; - &quot;; COLUMN([.B974]))))" office:value-type="string" office:string-value="Cell 973 - 2" calcext:value-type="string">
            <text:p>Cell 973 - 2</text:p>
          </table:table-cell>
        </table:table-row>
        <table:table-row table:style-name="ro1">
          <table:table-cell table:formula="of:= COM.MICROSOFT.CONCAT(&quot;Cell &quot;; COM.MICROSOFT.CONCAT(ROW([.A975]) - 1; COM.MICROSOFT.CONCAT(&quot; - &quot;; COLUMN([.A975]))))" office:value-type="string" office:string-value="Cell 974 - 1" calcext:value-type="string">
            <text:p>Cell 974 - 1</text:p>
          </table:table-cell>
          <table:table-cell table:formula="of:= COM.MICROSOFT.CONCAT(&quot;Cell &quot;; COM.MICROSOFT.CONCAT(ROW([.B975]) - 1; COM.MICROSOFT.CONCAT(&quot; - &quot;; COLUMN([.B975]))))" office:value-type="string" office:string-value="Cell 974 - 2" calcext:value-type="string">
            <text:p>Cell 974 - 2</text:p>
          </table:table-cell>
        </table:table-row>
        <table:table-row table:style-name="ro1">
          <table:table-cell table:formula="of:= COM.MICROSOFT.CONCAT(&quot;Cell &quot;; COM.MICROSOFT.CONCAT(ROW([.A976]) - 1; COM.MICROSOFT.CONCAT(&quot; - &quot;; COLUMN([.A976]))))" office:value-type="string" office:string-value="Cell 975 - 1" calcext:value-type="string">
            <text:p>Cell 975 - 1</text:p>
          </table:table-cell>
          <table:table-cell table:formula="of:= COM.MICROSOFT.CONCAT(&quot;Cell &quot;; COM.MICROSOFT.CONCAT(ROW([.B976]) - 1; COM.MICROSOFT.CONCAT(&quot; - &quot;; COLUMN([.B976]))))" office:value-type="string" office:string-value="Cell 975 - 2" calcext:value-type="string">
            <text:p>Cell 975 - 2</text:p>
          </table:table-cell>
        </table:table-row>
        <table:table-row table:style-name="ro1">
          <table:table-cell table:formula="of:= COM.MICROSOFT.CONCAT(&quot;Cell &quot;; COM.MICROSOFT.CONCAT(ROW([.A977]) - 1; COM.MICROSOFT.CONCAT(&quot; - &quot;; COLUMN([.A977]))))" office:value-type="string" office:string-value="Cell 976 - 1" calcext:value-type="string">
            <text:p>Cell 976 - 1</text:p>
          </table:table-cell>
          <table:table-cell table:formula="of:= COM.MICROSOFT.CONCAT(&quot;Cell &quot;; COM.MICROSOFT.CONCAT(ROW([.B977]) - 1; COM.MICROSOFT.CONCAT(&quot; - &quot;; COLUMN([.B977]))))" office:value-type="string" office:string-value="Cell 976 - 2" calcext:value-type="string">
            <text:p>Cell 976 - 2</text:p>
          </table:table-cell>
        </table:table-row>
        <table:table-row table:style-name="ro1">
          <table:table-cell table:formula="of:= COM.MICROSOFT.CONCAT(&quot;Cell &quot;; COM.MICROSOFT.CONCAT(ROW([.A978]) - 1; COM.MICROSOFT.CONCAT(&quot; - &quot;; COLUMN([.A978]))))" office:value-type="string" office:string-value="Cell 977 - 1" calcext:value-type="string">
            <text:p>Cell 977 - 1</text:p>
          </table:table-cell>
          <table:table-cell table:formula="of:= COM.MICROSOFT.CONCAT(&quot;Cell &quot;; COM.MICROSOFT.CONCAT(ROW([.B978]) - 1; COM.MICROSOFT.CONCAT(&quot; - &quot;; COLUMN([.B978]))))" office:value-type="string" office:string-value="Cell 977 - 2" calcext:value-type="string">
            <text:p>Cell 977 - 2</text:p>
          </table:table-cell>
        </table:table-row>
        <table:table-row table:style-name="ro1">
          <table:table-cell table:formula="of:= COM.MICROSOFT.CONCAT(&quot;Cell &quot;; COM.MICROSOFT.CONCAT(ROW([.A979]) - 1; COM.MICROSOFT.CONCAT(&quot; - &quot;; COLUMN([.A979]))))" office:value-type="string" office:string-value="Cell 978 - 1" calcext:value-type="string">
            <text:p>Cell 978 - 1</text:p>
          </table:table-cell>
          <table:table-cell table:formula="of:= COM.MICROSOFT.CONCAT(&quot;Cell &quot;; COM.MICROSOFT.CONCAT(ROW([.B979]) - 1; COM.MICROSOFT.CONCAT(&quot; - &quot;; COLUMN([.B979]))))" office:value-type="string" office:string-value="Cell 978 - 2" calcext:value-type="string">
            <text:p>Cell 978 - 2</text:p>
          </table:table-cell>
        </table:table-row>
        <table:table-row table:style-name="ro1">
          <table:table-cell table:formula="of:= COM.MICROSOFT.CONCAT(&quot;Cell &quot;; COM.MICROSOFT.CONCAT(ROW([.A980]) - 1; COM.MICROSOFT.CONCAT(&quot; - &quot;; COLUMN([.A980]))))" office:value-type="string" office:string-value="Cell 979 - 1" calcext:value-type="string">
            <text:p>Cell 979 - 1</text:p>
          </table:table-cell>
          <table:table-cell table:formula="of:= COM.MICROSOFT.CONCAT(&quot;Cell &quot;; COM.MICROSOFT.CONCAT(ROW([.B980]) - 1; COM.MICROSOFT.CONCAT(&quot; - &quot;; COLUMN([.B980]))))" office:value-type="string" office:string-value="Cell 979 - 2" calcext:value-type="string">
            <text:p>Cell 979 - 2</text:p>
          </table:table-cell>
        </table:table-row>
        <table:table-row table:style-name="ro1">
          <table:table-cell table:formula="of:= COM.MICROSOFT.CONCAT(&quot;Cell &quot;; COM.MICROSOFT.CONCAT(ROW([.A981]) - 1; COM.MICROSOFT.CONCAT(&quot; - &quot;; COLUMN([.A981]))))" office:value-type="string" office:string-value="Cell 980 - 1" calcext:value-type="string">
            <text:p>Cell 980 - 1</text:p>
          </table:table-cell>
          <table:table-cell table:formula="of:= COM.MICROSOFT.CONCAT(&quot;Cell &quot;; COM.MICROSOFT.CONCAT(ROW([.B981]) - 1; COM.MICROSOFT.CONCAT(&quot; - &quot;; COLUMN([.B981]))))" office:value-type="string" office:string-value="Cell 980 - 2" calcext:value-type="string">
            <text:p>Cell 980 - 2</text:p>
          </table:table-cell>
        </table:table-row>
        <table:table-row table:style-name="ro1">
          <table:table-cell table:formula="of:= COM.MICROSOFT.CONCAT(&quot;Cell &quot;; COM.MICROSOFT.CONCAT(ROW([.A982]) - 1; COM.MICROSOFT.CONCAT(&quot; - &quot;; COLUMN([.A982]))))" office:value-type="string" office:string-value="Cell 981 - 1" calcext:value-type="string">
            <text:p>Cell 981 - 1</text:p>
          </table:table-cell>
          <table:table-cell table:formula="of:= COM.MICROSOFT.CONCAT(&quot;Cell &quot;; COM.MICROSOFT.CONCAT(ROW([.B982]) - 1; COM.MICROSOFT.CONCAT(&quot; - &quot;; COLUMN([.B982]))))" office:value-type="string" office:string-value="Cell 981 - 2" calcext:value-type="string">
            <text:p>Cell 981 - 2</text:p>
          </table:table-cell>
        </table:table-row>
        <table:table-row table:style-name="ro1">
          <table:table-cell table:formula="of:= COM.MICROSOFT.CONCAT(&quot;Cell &quot;; COM.MICROSOFT.CONCAT(ROW([.A983]) - 1; COM.MICROSOFT.CONCAT(&quot; - &quot;; COLUMN([.A983]))))" office:value-type="string" office:string-value="Cell 982 - 1" calcext:value-type="string">
            <text:p>Cell 982 - 1</text:p>
          </table:table-cell>
          <table:table-cell table:formula="of:= COM.MICROSOFT.CONCAT(&quot;Cell &quot;; COM.MICROSOFT.CONCAT(ROW([.B983]) - 1; COM.MICROSOFT.CONCAT(&quot; - &quot;; COLUMN([.B983]))))" office:value-type="string" office:string-value="Cell 982 - 2" calcext:value-type="string">
            <text:p>Cell 982 - 2</text:p>
          </table:table-cell>
        </table:table-row>
        <table:table-row table:style-name="ro1">
          <table:table-cell table:formula="of:= COM.MICROSOFT.CONCAT(&quot;Cell &quot;; COM.MICROSOFT.CONCAT(ROW([.A984]) - 1; COM.MICROSOFT.CONCAT(&quot; - &quot;; COLUMN([.A984]))))" office:value-type="string" office:string-value="Cell 983 - 1" calcext:value-type="string">
            <text:p>Cell 983 - 1</text:p>
          </table:table-cell>
          <table:table-cell table:formula="of:= COM.MICROSOFT.CONCAT(&quot;Cell &quot;; COM.MICROSOFT.CONCAT(ROW([.B984]) - 1; COM.MICROSOFT.CONCAT(&quot; - &quot;; COLUMN([.B984]))))" office:value-type="string" office:string-value="Cell 983 - 2" calcext:value-type="string">
            <text:p>Cell 983 - 2</text:p>
          </table:table-cell>
        </table:table-row>
        <table:table-row table:style-name="ro1">
          <table:table-cell table:formula="of:= COM.MICROSOFT.CONCAT(&quot;Cell &quot;; COM.MICROSOFT.CONCAT(ROW([.A985]) - 1; COM.MICROSOFT.CONCAT(&quot; - &quot;; COLUMN([.A985]))))" office:value-type="string" office:string-value="Cell 984 - 1" calcext:value-type="string">
            <text:p>Cell 984 - 1</text:p>
          </table:table-cell>
          <table:table-cell table:formula="of:= COM.MICROSOFT.CONCAT(&quot;Cell &quot;; COM.MICROSOFT.CONCAT(ROW([.B985]) - 1; COM.MICROSOFT.CONCAT(&quot; - &quot;; COLUMN([.B985]))))" office:value-type="string" office:string-value="Cell 984 - 2" calcext:value-type="string">
            <text:p>Cell 984 - 2</text:p>
          </table:table-cell>
        </table:table-row>
        <table:table-row table:style-name="ro1">
          <table:table-cell table:formula="of:= COM.MICROSOFT.CONCAT(&quot;Cell &quot;; COM.MICROSOFT.CONCAT(ROW([.A986]) - 1; COM.MICROSOFT.CONCAT(&quot; - &quot;; COLUMN([.A986]))))" office:value-type="string" office:string-value="Cell 985 - 1" calcext:value-type="string">
            <text:p>Cell 985 - 1</text:p>
          </table:table-cell>
          <table:table-cell table:formula="of:= COM.MICROSOFT.CONCAT(&quot;Cell &quot;; COM.MICROSOFT.CONCAT(ROW([.B986]) - 1; COM.MICROSOFT.CONCAT(&quot; - &quot;; COLUMN([.B986]))))" office:value-type="string" office:string-value="Cell 985 - 2" calcext:value-type="string">
            <text:p>Cell 985 - 2</text:p>
          </table:table-cell>
        </table:table-row>
        <table:table-row table:style-name="ro1">
          <table:table-cell table:formula="of:= COM.MICROSOFT.CONCAT(&quot;Cell &quot;; COM.MICROSOFT.CONCAT(ROW([.A987]) - 1; COM.MICROSOFT.CONCAT(&quot; - &quot;; COLUMN([.A987]))))" office:value-type="string" office:string-value="Cell 986 - 1" calcext:value-type="string">
            <text:p>Cell 986 - 1</text:p>
          </table:table-cell>
          <table:table-cell table:formula="of:= COM.MICROSOFT.CONCAT(&quot;Cell &quot;; COM.MICROSOFT.CONCAT(ROW([.B987]) - 1; COM.MICROSOFT.CONCAT(&quot; - &quot;; COLUMN([.B987]))))" office:value-type="string" office:string-value="Cell 986 - 2" calcext:value-type="string">
            <text:p>Cell 986 - 2</text:p>
          </table:table-cell>
        </table:table-row>
        <table:table-row table:style-name="ro1">
          <table:table-cell table:formula="of:= COM.MICROSOFT.CONCAT(&quot;Cell &quot;; COM.MICROSOFT.CONCAT(ROW([.A988]) - 1; COM.MICROSOFT.CONCAT(&quot; - &quot;; COLUMN([.A988]))))" office:value-type="string" office:string-value="Cell 987 - 1" calcext:value-type="string">
            <text:p>Cell 987 - 1</text:p>
          </table:table-cell>
          <table:table-cell table:formula="of:= COM.MICROSOFT.CONCAT(&quot;Cell &quot;; COM.MICROSOFT.CONCAT(ROW([.B988]) - 1; COM.MICROSOFT.CONCAT(&quot; - &quot;; COLUMN([.B988]))))" office:value-type="string" office:string-value="Cell 987 - 2" calcext:value-type="string">
            <text:p>Cell 987 - 2</text:p>
          </table:table-cell>
        </table:table-row>
        <table:table-row table:style-name="ro1">
          <table:table-cell table:formula="of:= COM.MICROSOFT.CONCAT(&quot;Cell &quot;; COM.MICROSOFT.CONCAT(ROW([.A989]) - 1; COM.MICROSOFT.CONCAT(&quot; - &quot;; COLUMN([.A989]))))" office:value-type="string" office:string-value="Cell 988 - 1" calcext:value-type="string">
            <text:p>Cell 988 - 1</text:p>
          </table:table-cell>
          <table:table-cell table:formula="of:= COM.MICROSOFT.CONCAT(&quot;Cell &quot;; COM.MICROSOFT.CONCAT(ROW([.B989]) - 1; COM.MICROSOFT.CONCAT(&quot; - &quot;; COLUMN([.B989]))))" office:value-type="string" office:string-value="Cell 988 - 2" calcext:value-type="string">
            <text:p>Cell 988 - 2</text:p>
          </table:table-cell>
        </table:table-row>
        <table:table-row table:style-name="ro1">
          <table:table-cell table:formula="of:= COM.MICROSOFT.CONCAT(&quot;Cell &quot;; COM.MICROSOFT.CONCAT(ROW([.A990]) - 1; COM.MICROSOFT.CONCAT(&quot; - &quot;; COLUMN([.A990]))))" office:value-type="string" office:string-value="Cell 989 - 1" calcext:value-type="string">
            <text:p>Cell 989 - 1</text:p>
          </table:table-cell>
          <table:table-cell table:formula="of:= COM.MICROSOFT.CONCAT(&quot;Cell &quot;; COM.MICROSOFT.CONCAT(ROW([.B990]) - 1; COM.MICROSOFT.CONCAT(&quot; - &quot;; COLUMN([.B990]))))" office:value-type="string" office:string-value="Cell 989 - 2" calcext:value-type="string">
            <text:p>Cell 989 - 2</text:p>
          </table:table-cell>
        </table:table-row>
        <table:table-row table:style-name="ro1">
          <table:table-cell table:formula="of:= COM.MICROSOFT.CONCAT(&quot;Cell &quot;; COM.MICROSOFT.CONCAT(ROW([.A991]) - 1; COM.MICROSOFT.CONCAT(&quot; - &quot;; COLUMN([.A991]))))" office:value-type="string" office:string-value="Cell 990 - 1" calcext:value-type="string">
            <text:p>Cell 990 - 1</text:p>
          </table:table-cell>
          <table:table-cell table:formula="of:= COM.MICROSOFT.CONCAT(&quot;Cell &quot;; COM.MICROSOFT.CONCAT(ROW([.B991]) - 1; COM.MICROSOFT.CONCAT(&quot; - &quot;; COLUMN([.B991]))))" office:value-type="string" office:string-value="Cell 990 - 2" calcext:value-type="string">
            <text:p>Cell 990 - 2</text:p>
          </table:table-cell>
        </table:table-row>
        <table:table-row table:style-name="ro1">
          <table:table-cell table:formula="of:= COM.MICROSOFT.CONCAT(&quot;Cell &quot;; COM.MICROSOFT.CONCAT(ROW([.A992]) - 1; COM.MICROSOFT.CONCAT(&quot; - &quot;; COLUMN([.A992]))))" office:value-type="string" office:string-value="Cell 991 - 1" calcext:value-type="string">
            <text:p>Cell 991 - 1</text:p>
          </table:table-cell>
          <table:table-cell table:formula="of:= COM.MICROSOFT.CONCAT(&quot;Cell &quot;; COM.MICROSOFT.CONCAT(ROW([.B992]) - 1; COM.MICROSOFT.CONCAT(&quot; - &quot;; COLUMN([.B992]))))" office:value-type="string" office:string-value="Cell 991 - 2" calcext:value-type="string">
            <text:p>Cell 991 - 2</text:p>
          </table:table-cell>
        </table:table-row>
        <table:table-row table:style-name="ro1">
          <table:table-cell table:formula="of:= COM.MICROSOFT.CONCAT(&quot;Cell &quot;; COM.MICROSOFT.CONCAT(ROW([.A993]) - 1; COM.MICROSOFT.CONCAT(&quot; - &quot;; COLUMN([.A993]))))" office:value-type="string" office:string-value="Cell 992 - 1" calcext:value-type="string">
            <text:p>Cell 992 - 1</text:p>
          </table:table-cell>
          <table:table-cell table:formula="of:= COM.MICROSOFT.CONCAT(&quot;Cell &quot;; COM.MICROSOFT.CONCAT(ROW([.B993]) - 1; COM.MICROSOFT.CONCAT(&quot; - &quot;; COLUMN([.B993]))))" office:value-type="string" office:string-value="Cell 992 - 2" calcext:value-type="string">
            <text:p>Cell 992 - 2</text:p>
          </table:table-cell>
        </table:table-row>
        <table:table-row table:style-name="ro1">
          <table:table-cell table:formula="of:= COM.MICROSOFT.CONCAT(&quot;Cell &quot;; COM.MICROSOFT.CONCAT(ROW([.A994]) - 1; COM.MICROSOFT.CONCAT(&quot; - &quot;; COLUMN([.A994]))))" office:value-type="string" office:string-value="Cell 993 - 1" calcext:value-type="string">
            <text:p>Cell 993 - 1</text:p>
          </table:table-cell>
          <table:table-cell table:formula="of:= COM.MICROSOFT.CONCAT(&quot;Cell &quot;; COM.MICROSOFT.CONCAT(ROW([.B994]) - 1; COM.MICROSOFT.CONCAT(&quot; - &quot;; COLUMN([.B994]))))" office:value-type="string" office:string-value="Cell 993 - 2" calcext:value-type="string">
            <text:p>Cell 993 - 2</text:p>
          </table:table-cell>
        </table:table-row>
        <table:table-row table:style-name="ro1">
          <table:table-cell table:formula="of:= COM.MICROSOFT.CONCAT(&quot;Cell &quot;; COM.MICROSOFT.CONCAT(ROW([.A995]) - 1; COM.MICROSOFT.CONCAT(&quot; - &quot;; COLUMN([.A995]))))" office:value-type="string" office:string-value="Cell 994 - 1" calcext:value-type="string">
            <text:p>Cell 994 - 1</text:p>
          </table:table-cell>
          <table:table-cell table:formula="of:= COM.MICROSOFT.CONCAT(&quot;Cell &quot;; COM.MICROSOFT.CONCAT(ROW([.B995]) - 1; COM.MICROSOFT.CONCAT(&quot; - &quot;; COLUMN([.B995]))))" office:value-type="string" office:string-value="Cell 994 - 2" calcext:value-type="string">
            <text:p>Cell 994 - 2</text:p>
          </table:table-cell>
        </table:table-row>
        <table:table-row table:style-name="ro1">
          <table:table-cell table:formula="of:= COM.MICROSOFT.CONCAT(&quot;Cell &quot;; COM.MICROSOFT.CONCAT(ROW([.A996]) - 1; COM.MICROSOFT.CONCAT(&quot; - &quot;; COLUMN([.A996]))))" office:value-type="string" office:string-value="Cell 995 - 1" calcext:value-type="string">
            <text:p>Cell 995 - 1</text:p>
          </table:table-cell>
          <table:table-cell table:formula="of:= COM.MICROSOFT.CONCAT(&quot;Cell &quot;; COM.MICROSOFT.CONCAT(ROW([.B996]) - 1; COM.MICROSOFT.CONCAT(&quot; - &quot;; COLUMN([.B996]))))" office:value-type="string" office:string-value="Cell 995 - 2" calcext:value-type="string">
            <text:p>Cell 995 - 2</text:p>
          </table:table-cell>
        </table:table-row>
        <table:table-row table:style-name="ro1">
          <table:table-cell table:formula="of:= COM.MICROSOFT.CONCAT(&quot;Cell &quot;; COM.MICROSOFT.CONCAT(ROW([.A997]) - 1; COM.MICROSOFT.CONCAT(&quot; - &quot;; COLUMN([.A997]))))" office:value-type="string" office:string-value="Cell 996 - 1" calcext:value-type="string">
            <text:p>Cell 996 - 1</text:p>
          </table:table-cell>
          <table:table-cell table:formula="of:= COM.MICROSOFT.CONCAT(&quot;Cell &quot;; COM.MICROSOFT.CONCAT(ROW([.B997]) - 1; COM.MICROSOFT.CONCAT(&quot; - &quot;; COLUMN([.B997]))))" office:value-type="string" office:string-value="Cell 996 - 2" calcext:value-type="string">
            <text:p>Cell 996 - 2</text:p>
          </table:table-cell>
        </table:table-row>
        <table:table-row table:style-name="ro1">
          <table:table-cell table:formula="of:= COM.MICROSOFT.CONCAT(&quot;Cell &quot;; COM.MICROSOFT.CONCAT(ROW([.A998]) - 1; COM.MICROSOFT.CONCAT(&quot; - &quot;; COLUMN([.A998]))))" office:value-type="string" office:string-value="Cell 997 - 1" calcext:value-type="string">
            <text:p>Cell 997 - 1</text:p>
          </table:table-cell>
          <table:table-cell table:formula="of:= COM.MICROSOFT.CONCAT(&quot;Cell &quot;; COM.MICROSOFT.CONCAT(ROW([.B998]) - 1; COM.MICROSOFT.CONCAT(&quot; - &quot;; COLUMN([.B998]))))" office:value-type="string" office:string-value="Cell 997 - 2" calcext:value-type="string">
            <text:p>Cell 997 - 2</text:p>
          </table:table-cell>
        </table:table-row>
        <table:table-row table:style-name="ro1">
          <table:table-cell table:formula="of:= COM.MICROSOFT.CONCAT(&quot;Cell &quot;; COM.MICROSOFT.CONCAT(ROW([.A999]) - 1; COM.MICROSOFT.CONCAT(&quot; - &quot;; COLUMN([.A999]))))" office:value-type="string" office:string-value="Cell 998 - 1" calcext:value-type="string">
            <text:p>Cell 998 - 1</text:p>
          </table:table-cell>
          <table:table-cell table:formula="of:= COM.MICROSOFT.CONCAT(&quot;Cell &quot;; COM.MICROSOFT.CONCAT(ROW([.B999]) - 1; COM.MICROSOFT.CONCAT(&quot; - &quot;; COLUMN([.B999]))))" office:value-type="string" office:string-value="Cell 998 - 2" calcext:value-type="string">
            <text:p>Cell 998 - 2</text:p>
          </table:table-cell>
        </table:table-row>
        <table:table-row table:style-name="ro1">
          <table:table-cell table:formula="of:= COM.MICROSOFT.CONCAT(&quot;Cell &quot;; COM.MICROSOFT.CONCAT(ROW([.A1000]) - 1; COM.MICROSOFT.CONCAT(&quot; - &quot;; COLUMN([.A1000]))))" office:value-type="string" office:string-value="Cell 999 - 1" calcext:value-type="string">
            <text:p>Cell 999 - 1</text:p>
          </table:table-cell>
          <table:table-cell table:formula="of:= COM.MICROSOFT.CONCAT(&quot;Cell &quot;; COM.MICROSOFT.CONCAT(ROW([.B1000]) - 1; COM.MICROSOFT.CONCAT(&quot; - &quot;; COLUMN([.B1000]))))" office:value-type="string" office:string-value="Cell 999 - 2" calcext:value-type="string">
            <text:p>Cell 999 - 2</text:p>
          </table:table-cell>
        </table:table-row>
        <table:table-row table:style-name="ro1">
          <table:table-cell table:formula="of:= COM.MICROSOFT.CONCAT(&quot;Cell &quot;; COM.MICROSOFT.CONCAT(ROW([.A1001]) - 1; COM.MICROSOFT.CONCAT(&quot; - &quot;; COLUMN([.A1001]))))" office:value-type="string" office:string-value="Cell 1000 - 1" calcext:value-type="string">
            <text:p>Cell 1000 - 1</text:p>
          </table:table-cell>
          <table:table-cell table:formula="of:= COM.MICROSOFT.CONCAT(&quot;Cell &quot;; COM.MICROSOFT.CONCAT(ROW([.B1001]) - 1; COM.MICROSOFT.CONCAT(&quot; - &quot;; COLUMN([.B1001]))))" office:value-type="string" office:string-value="Cell 1000 - 2" calcext:value-type="string">
            <text:p>Cell 1000 - 2</text:p>
          </table:table-cell>
        </table:table-row>
        <table:table-row table:style-name="ro1">
          <table:table-cell table:formula="of:= COM.MICROSOFT.CONCAT(&quot;Cell &quot;; COM.MICROSOFT.CONCAT(ROW([.A1002]) - 1; COM.MICROSOFT.CONCAT(&quot; - &quot;; COLUMN([.A1002]))))" office:value-type="string" office:string-value="Cell 1001 - 1" calcext:value-type="string">
            <text:p>Cell 1001 - 1</text:p>
          </table:table-cell>
          <table:table-cell table:formula="of:= COM.MICROSOFT.CONCAT(&quot;Cell &quot;; COM.MICROSOFT.CONCAT(ROW([.B1002]) - 1; COM.MICROSOFT.CONCAT(&quot; - &quot;; COLUMN([.B1002]))))" office:value-type="string" office:string-value="Cell 1001 - 2" calcext:value-type="string">
            <text:p>Cell 1001 - 2</text:p>
          </table:table-cell>
        </table:table-row>
        <table:table-row table:style-name="ro1">
          <table:table-cell table:formula="of:= COM.MICROSOFT.CONCAT(&quot;Cell &quot;; COM.MICROSOFT.CONCAT(ROW([.A1003]) - 1; COM.MICROSOFT.CONCAT(&quot; - &quot;; COLUMN([.A1003]))))" office:value-type="string" office:string-value="Cell 1002 - 1" calcext:value-type="string">
            <text:p>Cell 1002 - 1</text:p>
          </table:table-cell>
          <table:table-cell table:formula="of:= COM.MICROSOFT.CONCAT(&quot;Cell &quot;; COM.MICROSOFT.CONCAT(ROW([.B1003]) - 1; COM.MICROSOFT.CONCAT(&quot; - &quot;; COLUMN([.B1003]))))" office:value-type="string" office:string-value="Cell 1002 - 2" calcext:value-type="string">
            <text:p>Cell 1002 - 2</text:p>
          </table:table-cell>
        </table:table-row>
        <table:table-row table:style-name="ro1">
          <table:table-cell table:formula="of:= COM.MICROSOFT.CONCAT(&quot;Cell &quot;; COM.MICROSOFT.CONCAT(ROW([.A1004]) - 1; COM.MICROSOFT.CONCAT(&quot; - &quot;; COLUMN([.A1004]))))" office:value-type="string" office:string-value="Cell 1003 - 1" calcext:value-type="string">
            <text:p>Cell 1003 - 1</text:p>
          </table:table-cell>
          <table:table-cell table:formula="of:= COM.MICROSOFT.CONCAT(&quot;Cell &quot;; COM.MICROSOFT.CONCAT(ROW([.B1004]) - 1; COM.MICROSOFT.CONCAT(&quot; - &quot;; COLUMN([.B1004]))))" office:value-type="string" office:string-value="Cell 1003 - 2" calcext:value-type="string">
            <text:p>Cell 1003 - 2</text:p>
          </table:table-cell>
        </table:table-row>
        <table:table-row table:style-name="ro1">
          <table:table-cell table:formula="of:= COM.MICROSOFT.CONCAT(&quot;Cell &quot;; COM.MICROSOFT.CONCAT(ROW([.A1005]) - 1; COM.MICROSOFT.CONCAT(&quot; - &quot;; COLUMN([.A1005]))))" office:value-type="string" office:string-value="Cell 1004 - 1" calcext:value-type="string">
            <text:p>Cell 1004 - 1</text:p>
          </table:table-cell>
          <table:table-cell table:formula="of:= COM.MICROSOFT.CONCAT(&quot;Cell &quot;; COM.MICROSOFT.CONCAT(ROW([.B1005]) - 1; COM.MICROSOFT.CONCAT(&quot; - &quot;; COLUMN([.B1005]))))" office:value-type="string" office:string-value="Cell 1004 - 2" calcext:value-type="string">
            <text:p>Cell 1004 - 2</text:p>
          </table:table-cell>
        </table:table-row>
        <table:table-row table:style-name="ro1">
          <table:table-cell table:formula="of:= COM.MICROSOFT.CONCAT(&quot;Cell &quot;; COM.MICROSOFT.CONCAT(ROW([.A1006]) - 1; COM.MICROSOFT.CONCAT(&quot; - &quot;; COLUMN([.A1006]))))" office:value-type="string" office:string-value="Cell 1005 - 1" calcext:value-type="string">
            <text:p>Cell 1005 - 1</text:p>
          </table:table-cell>
          <table:table-cell table:formula="of:= COM.MICROSOFT.CONCAT(&quot;Cell &quot;; COM.MICROSOFT.CONCAT(ROW([.B1006]) - 1; COM.MICROSOFT.CONCAT(&quot; - &quot;; COLUMN([.B1006]))))" office:value-type="string" office:string-value="Cell 1005 - 2" calcext:value-type="string">
            <text:p>Cell 1005 - 2</text:p>
          </table:table-cell>
        </table:table-row>
        <table:table-row table:style-name="ro1">
          <table:table-cell table:formula="of:= COM.MICROSOFT.CONCAT(&quot;Cell &quot;; COM.MICROSOFT.CONCAT(ROW([.A1007]) - 1; COM.MICROSOFT.CONCAT(&quot; - &quot;; COLUMN([.A1007]))))" office:value-type="string" office:string-value="Cell 1006 - 1" calcext:value-type="string">
            <text:p>Cell 1006 - 1</text:p>
          </table:table-cell>
          <table:table-cell table:formula="of:= COM.MICROSOFT.CONCAT(&quot;Cell &quot;; COM.MICROSOFT.CONCAT(ROW([.B1007]) - 1; COM.MICROSOFT.CONCAT(&quot; - &quot;; COLUMN([.B1007]))))" office:value-type="string" office:string-value="Cell 1006 - 2" calcext:value-type="string">
            <text:p>Cell 1006 - 2</text:p>
          </table:table-cell>
        </table:table-row>
        <table:table-row table:style-name="ro1">
          <table:table-cell table:formula="of:= COM.MICROSOFT.CONCAT(&quot;Cell &quot;; COM.MICROSOFT.CONCAT(ROW([.A1008]) - 1; COM.MICROSOFT.CONCAT(&quot; - &quot;; COLUMN([.A1008]))))" office:value-type="string" office:string-value="Cell 1007 - 1" calcext:value-type="string">
            <text:p>Cell 1007 - 1</text:p>
          </table:table-cell>
          <table:table-cell table:formula="of:= COM.MICROSOFT.CONCAT(&quot;Cell &quot;; COM.MICROSOFT.CONCAT(ROW([.B1008]) - 1; COM.MICROSOFT.CONCAT(&quot; - &quot;; COLUMN([.B1008]))))" office:value-type="string" office:string-value="Cell 1007 - 2" calcext:value-type="string">
            <text:p>Cell 1007 - 2</text:p>
          </table:table-cell>
        </table:table-row>
        <table:table-row table:style-name="ro1">
          <table:table-cell table:formula="of:= COM.MICROSOFT.CONCAT(&quot;Cell &quot;; COM.MICROSOFT.CONCAT(ROW([.A1009]) - 1; COM.MICROSOFT.CONCAT(&quot; - &quot;; COLUMN([.A1009]))))" office:value-type="string" office:string-value="Cell 1008 - 1" calcext:value-type="string">
            <text:p>Cell 1008 - 1</text:p>
          </table:table-cell>
          <table:table-cell table:formula="of:= COM.MICROSOFT.CONCAT(&quot;Cell &quot;; COM.MICROSOFT.CONCAT(ROW([.B1009]) - 1; COM.MICROSOFT.CONCAT(&quot; - &quot;; COLUMN([.B1009]))))" office:value-type="string" office:string-value="Cell 1008 - 2" calcext:value-type="string">
            <text:p>Cell 1008 - 2</text:p>
          </table:table-cell>
        </table:table-row>
        <table:table-row table:style-name="ro1">
          <table:table-cell table:formula="of:= COM.MICROSOFT.CONCAT(&quot;Cell &quot;; COM.MICROSOFT.CONCAT(ROW([.A1010]) - 1; COM.MICROSOFT.CONCAT(&quot; - &quot;; COLUMN([.A1010]))))" office:value-type="string" office:string-value="Cell 1009 - 1" calcext:value-type="string">
            <text:p>Cell 1009 - 1</text:p>
          </table:table-cell>
          <table:table-cell table:formula="of:= COM.MICROSOFT.CONCAT(&quot;Cell &quot;; COM.MICROSOFT.CONCAT(ROW([.B1010]) - 1; COM.MICROSOFT.CONCAT(&quot; - &quot;; COLUMN([.B1010]))))" office:value-type="string" office:string-value="Cell 1009 - 2" calcext:value-type="string">
            <text:p>Cell 1009 - 2</text:p>
          </table:table-cell>
        </table:table-row>
        <table:table-row table:style-name="ro1">
          <table:table-cell table:formula="of:= COM.MICROSOFT.CONCAT(&quot;Cell &quot;; COM.MICROSOFT.CONCAT(ROW([.A1011]) - 1; COM.MICROSOFT.CONCAT(&quot; - &quot;; COLUMN([.A1011]))))" office:value-type="string" office:string-value="Cell 1010 - 1" calcext:value-type="string">
            <text:p>Cell 1010 - 1</text:p>
          </table:table-cell>
          <table:table-cell table:formula="of:= COM.MICROSOFT.CONCAT(&quot;Cell &quot;; COM.MICROSOFT.CONCAT(ROW([.B1011]) - 1; COM.MICROSOFT.CONCAT(&quot; - &quot;; COLUMN([.B1011]))))" office:value-type="string" office:string-value="Cell 1010 - 2" calcext:value-type="string">
            <text:p>Cell 1010 - 2</text:p>
          </table:table-cell>
        </table:table-row>
        <table:table-row table:style-name="ro1">
          <table:table-cell table:formula="of:= COM.MICROSOFT.CONCAT(&quot;Cell &quot;; COM.MICROSOFT.CONCAT(ROW([.A1012]) - 1; COM.MICROSOFT.CONCAT(&quot; - &quot;; COLUMN([.A1012]))))" office:value-type="string" office:string-value="Cell 1011 - 1" calcext:value-type="string">
            <text:p>Cell 1011 - 1</text:p>
          </table:table-cell>
          <table:table-cell table:formula="of:= COM.MICROSOFT.CONCAT(&quot;Cell &quot;; COM.MICROSOFT.CONCAT(ROW([.B1012]) - 1; COM.MICROSOFT.CONCAT(&quot; - &quot;; COLUMN([.B1012]))))" office:value-type="string" office:string-value="Cell 1011 - 2" calcext:value-type="string">
            <text:p>Cell 1011 - 2</text:p>
          </table:table-cell>
        </table:table-row>
        <table:table-row table:style-name="ro1">
          <table:table-cell table:formula="of:= COM.MICROSOFT.CONCAT(&quot;Cell &quot;; COM.MICROSOFT.CONCAT(ROW([.A1013]) - 1; COM.MICROSOFT.CONCAT(&quot; - &quot;; COLUMN([.A1013]))))" office:value-type="string" office:string-value="Cell 1012 - 1" calcext:value-type="string">
            <text:p>Cell 1012 - 1</text:p>
          </table:table-cell>
          <table:table-cell table:formula="of:= COM.MICROSOFT.CONCAT(&quot;Cell &quot;; COM.MICROSOFT.CONCAT(ROW([.B1013]) - 1; COM.MICROSOFT.CONCAT(&quot; - &quot;; COLUMN([.B1013]))))" office:value-type="string" office:string-value="Cell 1012 - 2" calcext:value-type="string">
            <text:p>Cell 1012 - 2</text:p>
          </table:table-cell>
        </table:table-row>
        <table:table-row table:style-name="ro1">
          <table:table-cell table:formula="of:= COM.MICROSOFT.CONCAT(&quot;Cell &quot;; COM.MICROSOFT.CONCAT(ROW([.A1014]) - 1; COM.MICROSOFT.CONCAT(&quot; - &quot;; COLUMN([.A1014]))))" office:value-type="string" office:string-value="Cell 1013 - 1" calcext:value-type="string">
            <text:p>Cell 1013 - 1</text:p>
          </table:table-cell>
          <table:table-cell table:formula="of:= COM.MICROSOFT.CONCAT(&quot;Cell &quot;; COM.MICROSOFT.CONCAT(ROW([.B1014]) - 1; COM.MICROSOFT.CONCAT(&quot; - &quot;; COLUMN([.B1014]))))" office:value-type="string" office:string-value="Cell 1013 - 2" calcext:value-type="string">
            <text:p>Cell 1013 - 2</text:p>
          </table:table-cell>
        </table:table-row>
        <table:table-row table:style-name="ro1">
          <table:table-cell table:formula="of:= COM.MICROSOFT.CONCAT(&quot;Cell &quot;; COM.MICROSOFT.CONCAT(ROW([.A1015]) - 1; COM.MICROSOFT.CONCAT(&quot; - &quot;; COLUMN([.A1015]))))" office:value-type="string" office:string-value="Cell 1014 - 1" calcext:value-type="string">
            <text:p>Cell 1014 - 1</text:p>
          </table:table-cell>
          <table:table-cell table:formula="of:= COM.MICROSOFT.CONCAT(&quot;Cell &quot;; COM.MICROSOFT.CONCAT(ROW([.B1015]) - 1; COM.MICROSOFT.CONCAT(&quot; - &quot;; COLUMN([.B1015]))))" office:value-type="string" office:string-value="Cell 1014 - 2" calcext:value-type="string">
            <text:p>Cell 1014 - 2</text:p>
          </table:table-cell>
        </table:table-row>
        <table:table-row table:style-name="ro1">
          <table:table-cell table:formula="of:= COM.MICROSOFT.CONCAT(&quot;Cell &quot;; COM.MICROSOFT.CONCAT(ROW([.A1016]) - 1; COM.MICROSOFT.CONCAT(&quot; - &quot;; COLUMN([.A1016]))))" office:value-type="string" office:string-value="Cell 1015 - 1" calcext:value-type="string">
            <text:p>Cell 1015 - 1</text:p>
          </table:table-cell>
          <table:table-cell table:formula="of:= COM.MICROSOFT.CONCAT(&quot;Cell &quot;; COM.MICROSOFT.CONCAT(ROW([.B1016]) - 1; COM.MICROSOFT.CONCAT(&quot; - &quot;; COLUMN([.B1016]))))" office:value-type="string" office:string-value="Cell 1015 - 2" calcext:value-type="string">
            <text:p>Cell 1015 - 2</text:p>
          </table:table-cell>
        </table:table-row>
        <table:table-row table:style-name="ro1">
          <table:table-cell table:formula="of:= COM.MICROSOFT.CONCAT(&quot;Cell &quot;; COM.MICROSOFT.CONCAT(ROW([.A1017]) - 1; COM.MICROSOFT.CONCAT(&quot; - &quot;; COLUMN([.A1017]))))" office:value-type="string" office:string-value="Cell 1016 - 1" calcext:value-type="string">
            <text:p>Cell 1016 - 1</text:p>
          </table:table-cell>
          <table:table-cell table:formula="of:= COM.MICROSOFT.CONCAT(&quot;Cell &quot;; COM.MICROSOFT.CONCAT(ROW([.B1017]) - 1; COM.MICROSOFT.CONCAT(&quot; - &quot;; COLUMN([.B1017]))))" office:value-type="string" office:string-value="Cell 1016 - 2" calcext:value-type="string">
            <text:p>Cell 1016 - 2</text:p>
          </table:table-cell>
        </table:table-row>
        <table:table-row table:style-name="ro1">
          <table:table-cell table:formula="of:= COM.MICROSOFT.CONCAT(&quot;Cell &quot;; COM.MICROSOFT.CONCAT(ROW([.A1018]) - 1; COM.MICROSOFT.CONCAT(&quot; - &quot;; COLUMN([.A1018]))))" office:value-type="string" office:string-value="Cell 1017 - 1" calcext:value-type="string">
            <text:p>Cell 1017 - 1</text:p>
          </table:table-cell>
          <table:table-cell table:formula="of:= COM.MICROSOFT.CONCAT(&quot;Cell &quot;; COM.MICROSOFT.CONCAT(ROW([.B1018]) - 1; COM.MICROSOFT.CONCAT(&quot; - &quot;; COLUMN([.B1018]))))" office:value-type="string" office:string-value="Cell 1017 - 2" calcext:value-type="string">
            <text:p>Cell 1017 - 2</text:p>
          </table:table-cell>
        </table:table-row>
        <table:table-row table:style-name="ro1">
          <table:table-cell table:formula="of:= COM.MICROSOFT.CONCAT(&quot;Cell &quot;; COM.MICROSOFT.CONCAT(ROW([.A1019]) - 1; COM.MICROSOFT.CONCAT(&quot; - &quot;; COLUMN([.A1019]))))" office:value-type="string" office:string-value="Cell 1018 - 1" calcext:value-type="string">
            <text:p>Cell 1018 - 1</text:p>
          </table:table-cell>
          <table:table-cell table:formula="of:= COM.MICROSOFT.CONCAT(&quot;Cell &quot;; COM.MICROSOFT.CONCAT(ROW([.B1019]) - 1; COM.MICROSOFT.CONCAT(&quot; - &quot;; COLUMN([.B1019]))))" office:value-type="string" office:string-value="Cell 1018 - 2" calcext:value-type="string">
            <text:p>Cell 1018 - 2</text:p>
          </table:table-cell>
        </table:table-row>
        <table:table-row table:style-name="ro1">
          <table:table-cell table:formula="of:= COM.MICROSOFT.CONCAT(&quot;Cell &quot;; COM.MICROSOFT.CONCAT(ROW([.A1020]) - 1; COM.MICROSOFT.CONCAT(&quot; - &quot;; COLUMN([.A1020]))))" office:value-type="string" office:string-value="Cell 1019 - 1" calcext:value-type="string">
            <text:p>Cell 1019 - 1</text:p>
          </table:table-cell>
          <table:table-cell table:formula="of:= COM.MICROSOFT.CONCAT(&quot;Cell &quot;; COM.MICROSOFT.CONCAT(ROW([.B1020]) - 1; COM.MICROSOFT.CONCAT(&quot; - &quot;; COLUMN([.B1020]))))" office:value-type="string" office:string-value="Cell 1019 - 2" calcext:value-type="string">
            <text:p>Cell 1019 - 2</text:p>
          </table:table-cell>
        </table:table-row>
        <table:table-row table:style-name="ro1">
          <table:table-cell table:formula="of:= COM.MICROSOFT.CONCAT(&quot;Cell &quot;; COM.MICROSOFT.CONCAT(ROW([.A1021]) - 1; COM.MICROSOFT.CONCAT(&quot; - &quot;; COLUMN([.A1021]))))" office:value-type="string" office:string-value="Cell 1020 - 1" calcext:value-type="string">
            <text:p>Cell 1020 - 1</text:p>
          </table:table-cell>
          <table:table-cell table:formula="of:= COM.MICROSOFT.CONCAT(&quot;Cell &quot;; COM.MICROSOFT.CONCAT(ROW([.B1021]) - 1; COM.MICROSOFT.CONCAT(&quot; - &quot;; COLUMN([.B1021]))))" office:value-type="string" office:string-value="Cell 1020 - 2" calcext:value-type="string">
            <text:p>Cell 1020 - 2</text:p>
          </table:table-cell>
        </table:table-row>
        <table:table-row table:style-name="ro1">
          <table:table-cell table:formula="of:= COM.MICROSOFT.CONCAT(&quot;Cell &quot;; COM.MICROSOFT.CONCAT(ROW([.A1022]) - 1; COM.MICROSOFT.CONCAT(&quot; - &quot;; COLUMN([.A1022]))))" office:value-type="string" office:string-value="Cell 1021 - 1" calcext:value-type="string">
            <text:p>Cell 1021 - 1</text:p>
          </table:table-cell>
          <table:table-cell table:formula="of:= COM.MICROSOFT.CONCAT(&quot;Cell &quot;; COM.MICROSOFT.CONCAT(ROW([.B1022]) - 1; COM.MICROSOFT.CONCAT(&quot; - &quot;; COLUMN([.B1022]))))" office:value-type="string" office:string-value="Cell 1021 - 2" calcext:value-type="string">
            <text:p>Cell 1021 - 2</text:p>
          </table:table-cell>
        </table:table-row>
        <table:table-row table:style-name="ro1">
          <table:table-cell table:formula="of:= COM.MICROSOFT.CONCAT(&quot;Cell &quot;; COM.MICROSOFT.CONCAT(ROW([.A1023]) - 1; COM.MICROSOFT.CONCAT(&quot; - &quot;; COLUMN([.A1023]))))" office:value-type="string" office:string-value="Cell 1022 - 1" calcext:value-type="string">
            <text:p>Cell 1022 - 1</text:p>
          </table:table-cell>
          <table:table-cell table:formula="of:= COM.MICROSOFT.CONCAT(&quot;Cell &quot;; COM.MICROSOFT.CONCAT(ROW([.B1023]) - 1; COM.MICROSOFT.CONCAT(&quot; - &quot;; COLUMN([.B1023]))))" office:value-type="string" office:string-value="Cell 1022 - 2" calcext:value-type="string">
            <text:p>Cell 1022 - 2</text:p>
          </table:table-cell>
        </table:table-row>
        <table:table-row table:style-name="ro1">
          <table:table-cell table:formula="of:= COM.MICROSOFT.CONCAT(&quot;Cell &quot;; COM.MICROSOFT.CONCAT(ROW([.A1024]) - 1; COM.MICROSOFT.CONCAT(&quot; - &quot;; COLUMN([.A1024]))))" office:value-type="string" office:string-value="Cell 1023 - 1" calcext:value-type="string">
            <text:p>Cell 1023 - 1</text:p>
          </table:table-cell>
          <table:table-cell table:formula="of:= COM.MICROSOFT.CONCAT(&quot;Cell &quot;; COM.MICROSOFT.CONCAT(ROW([.B1024]) - 1; COM.MICROSOFT.CONCAT(&quot; - &quot;; COLUMN([.B1024]))))" office:value-type="string" office:string-value="Cell 1023 - 2" calcext:value-type="string">
            <text:p>Cell 1023 - 2</text:p>
          </table:table-cell>
        </table:table-row>
        <table:table-row table:style-name="ro1">
          <table:table-cell table:formula="of:= COM.MICROSOFT.CONCAT(&quot;Cell &quot;; COM.MICROSOFT.CONCAT(ROW([.A1025]) - 1; COM.MICROSOFT.CONCAT(&quot; - &quot;; COLUMN([.A1025]))))" office:value-type="string" office:string-value="Cell 1024 - 1" calcext:value-type="string">
            <text:p>Cell 1024 - 1</text:p>
          </table:table-cell>
          <table:table-cell table:formula="of:= COM.MICROSOFT.CONCAT(&quot;Cell &quot;; COM.MICROSOFT.CONCAT(ROW([.B1025]) - 1; COM.MICROSOFT.CONCAT(&quot; - &quot;; COLUMN([.B1025]))))" office:value-type="string" office:string-value="Cell 1024 - 2" calcext:value-type="string">
            <text:p>Cell 1024 - 2</text:p>
          </table:table-cell>
        </table:table-row>
        <table:table-row table:style-name="ro1">
          <table:table-cell table:formula="of:= COM.MICROSOFT.CONCAT(&quot;Cell &quot;; COM.MICROSOFT.CONCAT(ROW([.A1026]) - 1; COM.MICROSOFT.CONCAT(&quot; - &quot;; COLUMN([.A1026]))))" office:value-type="string" office:string-value="Cell 1025 - 1" calcext:value-type="string">
            <text:p>Cell 1025 - 1</text:p>
          </table:table-cell>
          <table:table-cell table:formula="of:= COM.MICROSOFT.CONCAT(&quot;Cell &quot;; COM.MICROSOFT.CONCAT(ROW([.B1026]) - 1; COM.MICROSOFT.CONCAT(&quot; - &quot;; COLUMN([.B1026]))))" office:value-type="string" office:string-value="Cell 1025 - 2" calcext:value-type="string">
            <text:p>Cell 1025 - 2</text:p>
          </table:table-cell>
        </table:table-row>
        <table:table-row table:style-name="ro1">
          <table:table-cell table:formula="of:= COM.MICROSOFT.CONCAT(&quot;Cell &quot;; COM.MICROSOFT.CONCAT(ROW([.A1027]) - 1; COM.MICROSOFT.CONCAT(&quot; - &quot;; COLUMN([.A1027]))))" office:value-type="string" office:string-value="Cell 1026 - 1" calcext:value-type="string">
            <text:p>Cell 1026 - 1</text:p>
          </table:table-cell>
          <table:table-cell table:formula="of:= COM.MICROSOFT.CONCAT(&quot;Cell &quot;; COM.MICROSOFT.CONCAT(ROW([.B1027]) - 1; COM.MICROSOFT.CONCAT(&quot; - &quot;; COLUMN([.B1027]))))" office:value-type="string" office:string-value="Cell 1026 - 2" calcext:value-type="string">
            <text:p>Cell 1026 - 2</text:p>
          </table:table-cell>
        </table:table-row>
        <table:table-row table:style-name="ro1">
          <table:table-cell table:formula="of:= COM.MICROSOFT.CONCAT(&quot;Cell &quot;; COM.MICROSOFT.CONCAT(ROW([.A1028]) - 1; COM.MICROSOFT.CONCAT(&quot; - &quot;; COLUMN([.A1028]))))" office:value-type="string" office:string-value="Cell 1027 - 1" calcext:value-type="string">
            <text:p>Cell 1027 - 1</text:p>
          </table:table-cell>
          <table:table-cell table:formula="of:= COM.MICROSOFT.CONCAT(&quot;Cell &quot;; COM.MICROSOFT.CONCAT(ROW([.B1028]) - 1; COM.MICROSOFT.CONCAT(&quot; - &quot;; COLUMN([.B1028]))))" office:value-type="string" office:string-value="Cell 1027 - 2" calcext:value-type="string">
            <text:p>Cell 1027 - 2</text:p>
          </table:table-cell>
        </table:table-row>
        <table:table-row table:style-name="ro1">
          <table:table-cell table:formula="of:= COM.MICROSOFT.CONCAT(&quot;Cell &quot;; COM.MICROSOFT.CONCAT(ROW([.A1029]) - 1; COM.MICROSOFT.CONCAT(&quot; - &quot;; COLUMN([.A1029]))))" office:value-type="string" office:string-value="Cell 1028 - 1" calcext:value-type="string">
            <text:p>Cell 1028 - 1</text:p>
          </table:table-cell>
          <table:table-cell table:formula="of:= COM.MICROSOFT.CONCAT(&quot;Cell &quot;; COM.MICROSOFT.CONCAT(ROW([.B1029]) - 1; COM.MICROSOFT.CONCAT(&quot; - &quot;; COLUMN([.B1029]))))" office:value-type="string" office:string-value="Cell 1028 - 2" calcext:value-type="string">
            <text:p>Cell 1028 - 2</text:p>
          </table:table-cell>
        </table:table-row>
        <table:table-row table:style-name="ro1">
          <table:table-cell table:formula="of:= COM.MICROSOFT.CONCAT(&quot;Cell &quot;; COM.MICROSOFT.CONCAT(ROW([.A1030]) - 1; COM.MICROSOFT.CONCAT(&quot; - &quot;; COLUMN([.A1030]))))" office:value-type="string" office:string-value="Cell 1029 - 1" calcext:value-type="string">
            <text:p>Cell 1029 - 1</text:p>
          </table:table-cell>
          <table:table-cell table:formula="of:= COM.MICROSOFT.CONCAT(&quot;Cell &quot;; COM.MICROSOFT.CONCAT(ROW([.B1030]) - 1; COM.MICROSOFT.CONCAT(&quot; - &quot;; COLUMN([.B1030]))))" office:value-type="string" office:string-value="Cell 1029 - 2" calcext:value-type="string">
            <text:p>Cell 1029 - 2</text:p>
          </table:table-cell>
        </table:table-row>
        <table:table-row table:style-name="ro1">
          <table:table-cell table:formula="of:= COM.MICROSOFT.CONCAT(&quot;Cell &quot;; COM.MICROSOFT.CONCAT(ROW([.A1031]) - 1; COM.MICROSOFT.CONCAT(&quot; - &quot;; COLUMN([.A1031]))))" office:value-type="string" office:string-value="Cell 1030 - 1" calcext:value-type="string">
            <text:p>Cell 1030 - 1</text:p>
          </table:table-cell>
          <table:table-cell table:formula="of:= COM.MICROSOFT.CONCAT(&quot;Cell &quot;; COM.MICROSOFT.CONCAT(ROW([.B1031]) - 1; COM.MICROSOFT.CONCAT(&quot; - &quot;; COLUMN([.B1031]))))" office:value-type="string" office:string-value="Cell 1030 - 2" calcext:value-type="string">
            <text:p>Cell 1030 - 2</text:p>
          </table:table-cell>
        </table:table-row>
        <table:table-row table:style-name="ro1">
          <table:table-cell table:formula="of:= COM.MICROSOFT.CONCAT(&quot;Cell &quot;; COM.MICROSOFT.CONCAT(ROW([.A1032]) - 1; COM.MICROSOFT.CONCAT(&quot; - &quot;; COLUMN([.A1032]))))" office:value-type="string" office:string-value="Cell 1031 - 1" calcext:value-type="string">
            <text:p>Cell 1031 - 1</text:p>
          </table:table-cell>
          <table:table-cell table:formula="of:= COM.MICROSOFT.CONCAT(&quot;Cell &quot;; COM.MICROSOFT.CONCAT(ROW([.B1032]) - 1; COM.MICROSOFT.CONCAT(&quot; - &quot;; COLUMN([.B1032]))))" office:value-type="string" office:string-value="Cell 1031 - 2" calcext:value-type="string">
            <text:p>Cell 1031 - 2</text:p>
          </table:table-cell>
        </table:table-row>
        <table:table-row table:style-name="ro1">
          <table:table-cell table:formula="of:= COM.MICROSOFT.CONCAT(&quot;Cell &quot;; COM.MICROSOFT.CONCAT(ROW([.A1033]) - 1; COM.MICROSOFT.CONCAT(&quot; - &quot;; COLUMN([.A1033]))))" office:value-type="string" office:string-value="Cell 1032 - 1" calcext:value-type="string">
            <text:p>Cell 1032 - 1</text:p>
          </table:table-cell>
          <table:table-cell table:formula="of:= COM.MICROSOFT.CONCAT(&quot;Cell &quot;; COM.MICROSOFT.CONCAT(ROW([.B1033]) - 1; COM.MICROSOFT.CONCAT(&quot; - &quot;; COLUMN([.B1033]))))" office:value-type="string" office:string-value="Cell 1032 - 2" calcext:value-type="string">
            <text:p>Cell 1032 - 2</text:p>
          </table:table-cell>
        </table:table-row>
        <table:table-row table:style-name="ro1">
          <table:table-cell table:formula="of:= COM.MICROSOFT.CONCAT(&quot;Cell &quot;; COM.MICROSOFT.CONCAT(ROW([.A1034]) - 1; COM.MICROSOFT.CONCAT(&quot; - &quot;; COLUMN([.A1034]))))" office:value-type="string" office:string-value="Cell 1033 - 1" calcext:value-type="string">
            <text:p>Cell 1033 - 1</text:p>
          </table:table-cell>
          <table:table-cell table:formula="of:= COM.MICROSOFT.CONCAT(&quot;Cell &quot;; COM.MICROSOFT.CONCAT(ROW([.B1034]) - 1; COM.MICROSOFT.CONCAT(&quot; - &quot;; COLUMN([.B1034]))))" office:value-type="string" office:string-value="Cell 1033 - 2" calcext:value-type="string">
            <text:p>Cell 1033 - 2</text:p>
          </table:table-cell>
        </table:table-row>
        <table:table-row table:style-name="ro1">
          <table:table-cell table:formula="of:= COM.MICROSOFT.CONCAT(&quot;Cell &quot;; COM.MICROSOFT.CONCAT(ROW([.A1035]) - 1; COM.MICROSOFT.CONCAT(&quot; - &quot;; COLUMN([.A1035]))))" office:value-type="string" office:string-value="Cell 1034 - 1" calcext:value-type="string">
            <text:p>Cell 1034 - 1</text:p>
          </table:table-cell>
          <table:table-cell table:formula="of:= COM.MICROSOFT.CONCAT(&quot;Cell &quot;; COM.MICROSOFT.CONCAT(ROW([.B1035]) - 1; COM.MICROSOFT.CONCAT(&quot; - &quot;; COLUMN([.B1035]))))" office:value-type="string" office:string-value="Cell 1034 - 2" calcext:value-type="string">
            <text:p>Cell 1034 - 2</text:p>
          </table:table-cell>
        </table:table-row>
        <table:table-row table:style-name="ro1">
          <table:table-cell table:formula="of:= COM.MICROSOFT.CONCAT(&quot;Cell &quot;; COM.MICROSOFT.CONCAT(ROW([.A1036]) - 1; COM.MICROSOFT.CONCAT(&quot; - &quot;; COLUMN([.A1036]))))" office:value-type="string" office:string-value="Cell 1035 - 1" calcext:value-type="string">
            <text:p>Cell 1035 - 1</text:p>
          </table:table-cell>
          <table:table-cell table:formula="of:= COM.MICROSOFT.CONCAT(&quot;Cell &quot;; COM.MICROSOFT.CONCAT(ROW([.B1036]) - 1; COM.MICROSOFT.CONCAT(&quot; - &quot;; COLUMN([.B1036]))))" office:value-type="string" office:string-value="Cell 1035 - 2" calcext:value-type="string">
            <text:p>Cell 1035 - 2</text:p>
          </table:table-cell>
        </table:table-row>
        <table:table-row table:style-name="ro1">
          <table:table-cell table:formula="of:= COM.MICROSOFT.CONCAT(&quot;Cell &quot;; COM.MICROSOFT.CONCAT(ROW([.A1037]) - 1; COM.MICROSOFT.CONCAT(&quot; - &quot;; COLUMN([.A1037]))))" office:value-type="string" office:string-value="Cell 1036 - 1" calcext:value-type="string">
            <text:p>Cell 1036 - 1</text:p>
          </table:table-cell>
          <table:table-cell table:formula="of:= COM.MICROSOFT.CONCAT(&quot;Cell &quot;; COM.MICROSOFT.CONCAT(ROW([.B1037]) - 1; COM.MICROSOFT.CONCAT(&quot; - &quot;; COLUMN([.B1037]))))" office:value-type="string" office:string-value="Cell 1036 - 2" calcext:value-type="string">
            <text:p>Cell 1036 - 2</text:p>
          </table:table-cell>
        </table:table-row>
        <table:table-row table:style-name="ro1">
          <table:table-cell table:formula="of:= COM.MICROSOFT.CONCAT(&quot;Cell &quot;; COM.MICROSOFT.CONCAT(ROW([.A1038]) - 1; COM.MICROSOFT.CONCAT(&quot; - &quot;; COLUMN([.A1038]))))" office:value-type="string" office:string-value="Cell 1037 - 1" calcext:value-type="string">
            <text:p>Cell 1037 - 1</text:p>
          </table:table-cell>
          <table:table-cell table:formula="of:= COM.MICROSOFT.CONCAT(&quot;Cell &quot;; COM.MICROSOFT.CONCAT(ROW([.B1038]) - 1; COM.MICROSOFT.CONCAT(&quot; - &quot;; COLUMN([.B1038]))))" office:value-type="string" office:string-value="Cell 1037 - 2" calcext:value-type="string">
            <text:p>Cell 1037 - 2</text:p>
          </table:table-cell>
        </table:table-row>
        <table:table-row table:style-name="ro1">
          <table:table-cell table:formula="of:= COM.MICROSOFT.CONCAT(&quot;Cell &quot;; COM.MICROSOFT.CONCAT(ROW([.A1039]) - 1; COM.MICROSOFT.CONCAT(&quot; - &quot;; COLUMN([.A1039]))))" office:value-type="string" office:string-value="Cell 1038 - 1" calcext:value-type="string">
            <text:p>Cell 1038 - 1</text:p>
          </table:table-cell>
          <table:table-cell table:formula="of:= COM.MICROSOFT.CONCAT(&quot;Cell &quot;; COM.MICROSOFT.CONCAT(ROW([.B1039]) - 1; COM.MICROSOFT.CONCAT(&quot; - &quot;; COLUMN([.B1039]))))" office:value-type="string" office:string-value="Cell 1038 - 2" calcext:value-type="string">
            <text:p>Cell 1038 - 2</text:p>
          </table:table-cell>
        </table:table-row>
        <table:table-row table:style-name="ro1">
          <table:table-cell table:formula="of:= COM.MICROSOFT.CONCAT(&quot;Cell &quot;; COM.MICROSOFT.CONCAT(ROW([.A1040]) - 1; COM.MICROSOFT.CONCAT(&quot; - &quot;; COLUMN([.A1040]))))" office:value-type="string" office:string-value="Cell 1039 - 1" calcext:value-type="string">
            <text:p>Cell 1039 - 1</text:p>
          </table:table-cell>
          <table:table-cell table:formula="of:= COM.MICROSOFT.CONCAT(&quot;Cell &quot;; COM.MICROSOFT.CONCAT(ROW([.B1040]) - 1; COM.MICROSOFT.CONCAT(&quot; - &quot;; COLUMN([.B1040]))))" office:value-type="string" office:string-value="Cell 1039 - 2" calcext:value-type="string">
            <text:p>Cell 1039 - 2</text:p>
          </table:table-cell>
        </table:table-row>
        <table:table-row table:style-name="ro1">
          <table:table-cell table:formula="of:= COM.MICROSOFT.CONCAT(&quot;Cell &quot;; COM.MICROSOFT.CONCAT(ROW([.A1041]) - 1; COM.MICROSOFT.CONCAT(&quot; - &quot;; COLUMN([.A1041]))))" office:value-type="string" office:string-value="Cell 1040 - 1" calcext:value-type="string">
            <text:p>Cell 1040 - 1</text:p>
          </table:table-cell>
          <table:table-cell table:formula="of:= COM.MICROSOFT.CONCAT(&quot;Cell &quot;; COM.MICROSOFT.CONCAT(ROW([.B1041]) - 1; COM.MICROSOFT.CONCAT(&quot; - &quot;; COLUMN([.B1041]))))" office:value-type="string" office:string-value="Cell 1040 - 2" calcext:value-type="string">
            <text:p>Cell 1040 - 2</text:p>
          </table:table-cell>
        </table:table-row>
        <table:table-row table:style-name="ro1">
          <table:table-cell table:formula="of:= COM.MICROSOFT.CONCAT(&quot;Cell &quot;; COM.MICROSOFT.CONCAT(ROW([.A1042]) - 1; COM.MICROSOFT.CONCAT(&quot; - &quot;; COLUMN([.A1042]))))" office:value-type="string" office:string-value="Cell 1041 - 1" calcext:value-type="string">
            <text:p>Cell 1041 - 1</text:p>
          </table:table-cell>
          <table:table-cell table:formula="of:= COM.MICROSOFT.CONCAT(&quot;Cell &quot;; COM.MICROSOFT.CONCAT(ROW([.B1042]) - 1; COM.MICROSOFT.CONCAT(&quot; - &quot;; COLUMN([.B1042]))))" office:value-type="string" office:string-value="Cell 1041 - 2" calcext:value-type="string">
            <text:p>Cell 1041 - 2</text:p>
          </table:table-cell>
        </table:table-row>
        <table:table-row table:style-name="ro1">
          <table:table-cell table:formula="of:= COM.MICROSOFT.CONCAT(&quot;Cell &quot;; COM.MICROSOFT.CONCAT(ROW([.A1043]) - 1; COM.MICROSOFT.CONCAT(&quot; - &quot;; COLUMN([.A1043]))))" office:value-type="string" office:string-value="Cell 1042 - 1" calcext:value-type="string">
            <text:p>Cell 1042 - 1</text:p>
          </table:table-cell>
          <table:table-cell table:formula="of:= COM.MICROSOFT.CONCAT(&quot;Cell &quot;; COM.MICROSOFT.CONCAT(ROW([.B1043]) - 1; COM.MICROSOFT.CONCAT(&quot; - &quot;; COLUMN([.B1043]))))" office:value-type="string" office:string-value="Cell 1042 - 2" calcext:value-type="string">
            <text:p>Cell 1042 - 2</text:p>
          </table:table-cell>
        </table:table-row>
        <table:table-row table:style-name="ro1">
          <table:table-cell table:formula="of:= COM.MICROSOFT.CONCAT(&quot;Cell &quot;; COM.MICROSOFT.CONCAT(ROW([.A1044]) - 1; COM.MICROSOFT.CONCAT(&quot; - &quot;; COLUMN([.A1044]))))" office:value-type="string" office:string-value="Cell 1043 - 1" calcext:value-type="string">
            <text:p>Cell 1043 - 1</text:p>
          </table:table-cell>
          <table:table-cell table:formula="of:= COM.MICROSOFT.CONCAT(&quot;Cell &quot;; COM.MICROSOFT.CONCAT(ROW([.B1044]) - 1; COM.MICROSOFT.CONCAT(&quot; - &quot;; COLUMN([.B1044]))))" office:value-type="string" office:string-value="Cell 1043 - 2" calcext:value-type="string">
            <text:p>Cell 1043 - 2</text:p>
          </table:table-cell>
        </table:table-row>
        <table:table-row table:style-name="ro1">
          <table:table-cell table:formula="of:= COM.MICROSOFT.CONCAT(&quot;Cell &quot;; COM.MICROSOFT.CONCAT(ROW([.A1045]) - 1; COM.MICROSOFT.CONCAT(&quot; - &quot;; COLUMN([.A1045]))))" office:value-type="string" office:string-value="Cell 1044 - 1" calcext:value-type="string">
            <text:p>Cell 1044 - 1</text:p>
          </table:table-cell>
          <table:table-cell table:formula="of:= COM.MICROSOFT.CONCAT(&quot;Cell &quot;; COM.MICROSOFT.CONCAT(ROW([.B1045]) - 1; COM.MICROSOFT.CONCAT(&quot; - &quot;; COLUMN([.B1045]))))" office:value-type="string" office:string-value="Cell 1044 - 2" calcext:value-type="string">
            <text:p>Cell 1044 - 2</text:p>
          </table:table-cell>
        </table:table-row>
        <table:table-row table:style-name="ro1">
          <table:table-cell table:formula="of:= COM.MICROSOFT.CONCAT(&quot;Cell &quot;; COM.MICROSOFT.CONCAT(ROW([.A1046]) - 1; COM.MICROSOFT.CONCAT(&quot; - &quot;; COLUMN([.A1046]))))" office:value-type="string" office:string-value="Cell 1045 - 1" calcext:value-type="string">
            <text:p>Cell 1045 - 1</text:p>
          </table:table-cell>
          <table:table-cell table:formula="of:= COM.MICROSOFT.CONCAT(&quot;Cell &quot;; COM.MICROSOFT.CONCAT(ROW([.B1046]) - 1; COM.MICROSOFT.CONCAT(&quot; - &quot;; COLUMN([.B1046]))))" office:value-type="string" office:string-value="Cell 1045 - 2" calcext:value-type="string">
            <text:p>Cell 1045 - 2</text:p>
          </table:table-cell>
        </table:table-row>
        <table:table-row table:style-name="ro1">
          <table:table-cell table:formula="of:= COM.MICROSOFT.CONCAT(&quot;Cell &quot;; COM.MICROSOFT.CONCAT(ROW([.A1047]) - 1; COM.MICROSOFT.CONCAT(&quot; - &quot;; COLUMN([.A1047]))))" office:value-type="string" office:string-value="Cell 1046 - 1" calcext:value-type="string">
            <text:p>Cell 1046 - 1</text:p>
          </table:table-cell>
          <table:table-cell table:formula="of:= COM.MICROSOFT.CONCAT(&quot;Cell &quot;; COM.MICROSOFT.CONCAT(ROW([.B1047]) - 1; COM.MICROSOFT.CONCAT(&quot; - &quot;; COLUMN([.B1047]))))" office:value-type="string" office:string-value="Cell 1046 - 2" calcext:value-type="string">
            <text:p>Cell 1046 - 2</text:p>
          </table:table-cell>
        </table:table-row>
        <table:table-row table:style-name="ro1">
          <table:table-cell table:formula="of:= COM.MICROSOFT.CONCAT(&quot;Cell &quot;; COM.MICROSOFT.CONCAT(ROW([.A1048]) - 1; COM.MICROSOFT.CONCAT(&quot; - &quot;; COLUMN([.A1048]))))" office:value-type="string" office:string-value="Cell 1047 - 1" calcext:value-type="string">
            <text:p>Cell 1047 - 1</text:p>
          </table:table-cell>
          <table:table-cell table:formula="of:= COM.MICROSOFT.CONCAT(&quot;Cell &quot;; COM.MICROSOFT.CONCAT(ROW([.B1048]) - 1; COM.MICROSOFT.CONCAT(&quot; - &quot;; COLUMN([.B1048]))))" office:value-type="string" office:string-value="Cell 1047 - 2" calcext:value-type="string">
            <text:p>Cell 1047 - 2</text:p>
          </table:table-cell>
        </table:table-row>
        <table:table-row table:style-name="ro1">
          <table:table-cell table:formula="of:= COM.MICROSOFT.CONCAT(&quot;Cell &quot;; COM.MICROSOFT.CONCAT(ROW([.A1049]) - 1; COM.MICROSOFT.CONCAT(&quot; - &quot;; COLUMN([.A1049]))))" office:value-type="string" office:string-value="Cell 1048 - 1" calcext:value-type="string">
            <text:p>Cell 1048 - 1</text:p>
          </table:table-cell>
          <table:table-cell table:formula="of:= COM.MICROSOFT.CONCAT(&quot;Cell &quot;; COM.MICROSOFT.CONCAT(ROW([.B1049]) - 1; COM.MICROSOFT.CONCAT(&quot; - &quot;; COLUMN([.B1049]))))" office:value-type="string" office:string-value="Cell 1048 - 2" calcext:value-type="string">
            <text:p>Cell 1048 - 2</text:p>
          </table:table-cell>
        </table:table-row>
        <table:table-row table:style-name="ro1">
          <table:table-cell table:formula="of:= COM.MICROSOFT.CONCAT(&quot;Cell &quot;; COM.MICROSOFT.CONCAT(ROW([.A1050]) - 1; COM.MICROSOFT.CONCAT(&quot; - &quot;; COLUMN([.A1050]))))" office:value-type="string" office:string-value="Cell 1049 - 1" calcext:value-type="string">
            <text:p>Cell 1049 - 1</text:p>
          </table:table-cell>
          <table:table-cell table:formula="of:= COM.MICROSOFT.CONCAT(&quot;Cell &quot;; COM.MICROSOFT.CONCAT(ROW([.B1050]) - 1; COM.MICROSOFT.CONCAT(&quot; - &quot;; COLUMN([.B1050]))))" office:value-type="string" office:string-value="Cell 1049 - 2" calcext:value-type="string">
            <text:p>Cell 1049 - 2</text:p>
          </table:table-cell>
        </table:table-row>
        <table:table-row table:style-name="ro1">
          <table:table-cell table:formula="of:= COM.MICROSOFT.CONCAT(&quot;Cell &quot;; COM.MICROSOFT.CONCAT(ROW([.A1051]) - 1; COM.MICROSOFT.CONCAT(&quot; - &quot;; COLUMN([.A1051]))))" office:value-type="string" office:string-value="Cell 1050 - 1" calcext:value-type="string">
            <text:p>Cell 1050 - 1</text:p>
          </table:table-cell>
          <table:table-cell table:formula="of:= COM.MICROSOFT.CONCAT(&quot;Cell &quot;; COM.MICROSOFT.CONCAT(ROW([.B1051]) - 1; COM.MICROSOFT.CONCAT(&quot; - &quot;; COLUMN([.B1051]))))" office:value-type="string" office:string-value="Cell 1050 - 2" calcext:value-type="string">
            <text:p>Cell 1050 - 2</text:p>
          </table:table-cell>
        </table:table-row>
        <table:table-row table:style-name="ro1">
          <table:table-cell table:formula="of:= COM.MICROSOFT.CONCAT(&quot;Cell &quot;; COM.MICROSOFT.CONCAT(ROW([.A1052]) - 1; COM.MICROSOFT.CONCAT(&quot; - &quot;; COLUMN([.A1052]))))" office:value-type="string" office:string-value="Cell 1051 - 1" calcext:value-type="string">
            <text:p>Cell 1051 - 1</text:p>
          </table:table-cell>
          <table:table-cell table:formula="of:= COM.MICROSOFT.CONCAT(&quot;Cell &quot;; COM.MICROSOFT.CONCAT(ROW([.B1052]) - 1; COM.MICROSOFT.CONCAT(&quot; - &quot;; COLUMN([.B1052]))))" office:value-type="string" office:string-value="Cell 1051 - 2" calcext:value-type="string">
            <text:p>Cell 1051 - 2</text:p>
          </table:table-cell>
        </table:table-row>
        <table:table-row table:style-name="ro1">
          <table:table-cell table:formula="of:= COM.MICROSOFT.CONCAT(&quot;Cell &quot;; COM.MICROSOFT.CONCAT(ROW([.A1053]) - 1; COM.MICROSOFT.CONCAT(&quot; - &quot;; COLUMN([.A1053]))))" office:value-type="string" office:string-value="Cell 1052 - 1" calcext:value-type="string">
            <text:p>Cell 1052 - 1</text:p>
          </table:table-cell>
          <table:table-cell table:formula="of:= COM.MICROSOFT.CONCAT(&quot;Cell &quot;; COM.MICROSOFT.CONCAT(ROW([.B1053]) - 1; COM.MICROSOFT.CONCAT(&quot; - &quot;; COLUMN([.B1053]))))" office:value-type="string" office:string-value="Cell 1052 - 2" calcext:value-type="string">
            <text:p>Cell 1052 - 2</text:p>
          </table:table-cell>
        </table:table-row>
        <table:table-row table:style-name="ro1">
          <table:table-cell table:formula="of:= COM.MICROSOFT.CONCAT(&quot;Cell &quot;; COM.MICROSOFT.CONCAT(ROW([.A1054]) - 1; COM.MICROSOFT.CONCAT(&quot; - &quot;; COLUMN([.A1054]))))" office:value-type="string" office:string-value="Cell 1053 - 1" calcext:value-type="string">
            <text:p>Cell 1053 - 1</text:p>
          </table:table-cell>
          <table:table-cell table:formula="of:= COM.MICROSOFT.CONCAT(&quot;Cell &quot;; COM.MICROSOFT.CONCAT(ROW([.B1054]) - 1; COM.MICROSOFT.CONCAT(&quot; - &quot;; COLUMN([.B1054]))))" office:value-type="string" office:string-value="Cell 1053 - 2" calcext:value-type="string">
            <text:p>Cell 1053 - 2</text:p>
          </table:table-cell>
        </table:table-row>
        <table:table-row table:style-name="ro1">
          <table:table-cell table:formula="of:= COM.MICROSOFT.CONCAT(&quot;Cell &quot;; COM.MICROSOFT.CONCAT(ROW([.A1055]) - 1; COM.MICROSOFT.CONCAT(&quot; - &quot;; COLUMN([.A1055]))))" office:value-type="string" office:string-value="Cell 1054 - 1" calcext:value-type="string">
            <text:p>Cell 1054 - 1</text:p>
          </table:table-cell>
          <table:table-cell table:formula="of:= COM.MICROSOFT.CONCAT(&quot;Cell &quot;; COM.MICROSOFT.CONCAT(ROW([.B1055]) - 1; COM.MICROSOFT.CONCAT(&quot; - &quot;; COLUMN([.B1055]))))" office:value-type="string" office:string-value="Cell 1054 - 2" calcext:value-type="string">
            <text:p>Cell 1054 - 2</text:p>
          </table:table-cell>
        </table:table-row>
        <table:table-row table:style-name="ro1">
          <table:table-cell table:formula="of:= COM.MICROSOFT.CONCAT(&quot;Cell &quot;; COM.MICROSOFT.CONCAT(ROW([.A1056]) - 1; COM.MICROSOFT.CONCAT(&quot; - &quot;; COLUMN([.A1056]))))" office:value-type="string" office:string-value="Cell 1055 - 1" calcext:value-type="string">
            <text:p>Cell 1055 - 1</text:p>
          </table:table-cell>
          <table:table-cell table:formula="of:= COM.MICROSOFT.CONCAT(&quot;Cell &quot;; COM.MICROSOFT.CONCAT(ROW([.B1056]) - 1; COM.MICROSOFT.CONCAT(&quot; - &quot;; COLUMN([.B1056]))))" office:value-type="string" office:string-value="Cell 1055 - 2" calcext:value-type="string">
            <text:p>Cell 1055 - 2</text:p>
          </table:table-cell>
        </table:table-row>
        <table:table-row table:style-name="ro1">
          <table:table-cell table:formula="of:= COM.MICROSOFT.CONCAT(&quot;Cell &quot;; COM.MICROSOFT.CONCAT(ROW([.A1057]) - 1; COM.MICROSOFT.CONCAT(&quot; - &quot;; COLUMN([.A1057]))))" office:value-type="string" office:string-value="Cell 1056 - 1" calcext:value-type="string">
            <text:p>Cell 1056 - 1</text:p>
          </table:table-cell>
          <table:table-cell table:formula="of:= COM.MICROSOFT.CONCAT(&quot;Cell &quot;; COM.MICROSOFT.CONCAT(ROW([.B1057]) - 1; COM.MICROSOFT.CONCAT(&quot; - &quot;; COLUMN([.B1057]))))" office:value-type="string" office:string-value="Cell 1056 - 2" calcext:value-type="string">
            <text:p>Cell 1056 - 2</text:p>
          </table:table-cell>
        </table:table-row>
        <table:table-row table:style-name="ro1">
          <table:table-cell table:formula="of:= COM.MICROSOFT.CONCAT(&quot;Cell &quot;; COM.MICROSOFT.CONCAT(ROW([.A1058]) - 1; COM.MICROSOFT.CONCAT(&quot; - &quot;; COLUMN([.A1058]))))" office:value-type="string" office:string-value="Cell 1057 - 1" calcext:value-type="string">
            <text:p>Cell 1057 - 1</text:p>
          </table:table-cell>
          <table:table-cell table:formula="of:= COM.MICROSOFT.CONCAT(&quot;Cell &quot;; COM.MICROSOFT.CONCAT(ROW([.B1058]) - 1; COM.MICROSOFT.CONCAT(&quot; - &quot;; COLUMN([.B1058]))))" office:value-type="string" office:string-value="Cell 1057 - 2" calcext:value-type="string">
            <text:p>Cell 1057 - 2</text:p>
          </table:table-cell>
        </table:table-row>
        <table:table-row table:style-name="ro1">
          <table:table-cell table:formula="of:= COM.MICROSOFT.CONCAT(&quot;Cell &quot;; COM.MICROSOFT.CONCAT(ROW([.A1059]) - 1; COM.MICROSOFT.CONCAT(&quot; - &quot;; COLUMN([.A1059]))))" office:value-type="string" office:string-value="Cell 1058 - 1" calcext:value-type="string">
            <text:p>Cell 1058 - 1</text:p>
          </table:table-cell>
          <table:table-cell table:formula="of:= COM.MICROSOFT.CONCAT(&quot;Cell &quot;; COM.MICROSOFT.CONCAT(ROW([.B1059]) - 1; COM.MICROSOFT.CONCAT(&quot; - &quot;; COLUMN([.B1059]))))" office:value-type="string" office:string-value="Cell 1058 - 2" calcext:value-type="string">
            <text:p>Cell 1058 - 2</text:p>
          </table:table-cell>
        </table:table-row>
        <table:table-row table:style-name="ro1">
          <table:table-cell table:formula="of:= COM.MICROSOFT.CONCAT(&quot;Cell &quot;; COM.MICROSOFT.CONCAT(ROW([.A1060]) - 1; COM.MICROSOFT.CONCAT(&quot; - &quot;; COLUMN([.A1060]))))" office:value-type="string" office:string-value="Cell 1059 - 1" calcext:value-type="string">
            <text:p>Cell 1059 - 1</text:p>
          </table:table-cell>
          <table:table-cell table:formula="of:= COM.MICROSOFT.CONCAT(&quot;Cell &quot;; COM.MICROSOFT.CONCAT(ROW([.B1060]) - 1; COM.MICROSOFT.CONCAT(&quot; - &quot;; COLUMN([.B1060]))))" office:value-type="string" office:string-value="Cell 1059 - 2" calcext:value-type="string">
            <text:p>Cell 1059 - 2</text:p>
          </table:table-cell>
        </table:table-row>
        <table:table-row table:style-name="ro1">
          <table:table-cell table:formula="of:= COM.MICROSOFT.CONCAT(&quot;Cell &quot;; COM.MICROSOFT.CONCAT(ROW([.A1061]) - 1; COM.MICROSOFT.CONCAT(&quot; - &quot;; COLUMN([.A1061]))))" office:value-type="string" office:string-value="Cell 1060 - 1" calcext:value-type="string">
            <text:p>Cell 1060 - 1</text:p>
          </table:table-cell>
          <table:table-cell table:formula="of:= COM.MICROSOFT.CONCAT(&quot;Cell &quot;; COM.MICROSOFT.CONCAT(ROW([.B1061]) - 1; COM.MICROSOFT.CONCAT(&quot; - &quot;; COLUMN([.B1061]))))" office:value-type="string" office:string-value="Cell 1060 - 2" calcext:value-type="string">
            <text:p>Cell 1060 - 2</text:p>
          </table:table-cell>
        </table:table-row>
        <table:table-row table:style-name="ro1">
          <table:table-cell table:formula="of:= COM.MICROSOFT.CONCAT(&quot;Cell &quot;; COM.MICROSOFT.CONCAT(ROW([.A1062]) - 1; COM.MICROSOFT.CONCAT(&quot; - &quot;; COLUMN([.A1062]))))" office:value-type="string" office:string-value="Cell 1061 - 1" calcext:value-type="string">
            <text:p>Cell 1061 - 1</text:p>
          </table:table-cell>
          <table:table-cell table:formula="of:= COM.MICROSOFT.CONCAT(&quot;Cell &quot;; COM.MICROSOFT.CONCAT(ROW([.B1062]) - 1; COM.MICROSOFT.CONCAT(&quot; - &quot;; COLUMN([.B1062]))))" office:value-type="string" office:string-value="Cell 1061 - 2" calcext:value-type="string">
            <text:p>Cell 1061 - 2</text:p>
          </table:table-cell>
        </table:table-row>
        <table:table-row table:style-name="ro1">
          <table:table-cell table:formula="of:= COM.MICROSOFT.CONCAT(&quot;Cell &quot;; COM.MICROSOFT.CONCAT(ROW([.A1063]) - 1; COM.MICROSOFT.CONCAT(&quot; - &quot;; COLUMN([.A1063]))))" office:value-type="string" office:string-value="Cell 1062 - 1" calcext:value-type="string">
            <text:p>Cell 1062 - 1</text:p>
          </table:table-cell>
          <table:table-cell table:formula="of:= COM.MICROSOFT.CONCAT(&quot;Cell &quot;; COM.MICROSOFT.CONCAT(ROW([.B1063]) - 1; COM.MICROSOFT.CONCAT(&quot; - &quot;; COLUMN([.B1063]))))" office:value-type="string" office:string-value="Cell 1062 - 2" calcext:value-type="string">
            <text:p>Cell 1062 - 2</text:p>
          </table:table-cell>
        </table:table-row>
        <table:table-row table:style-name="ro1">
          <table:table-cell table:formula="of:= COM.MICROSOFT.CONCAT(&quot;Cell &quot;; COM.MICROSOFT.CONCAT(ROW([.A1064]) - 1; COM.MICROSOFT.CONCAT(&quot; - &quot;; COLUMN([.A1064]))))" office:value-type="string" office:string-value="Cell 1063 - 1" calcext:value-type="string">
            <text:p>Cell 1063 - 1</text:p>
          </table:table-cell>
          <table:table-cell table:formula="of:= COM.MICROSOFT.CONCAT(&quot;Cell &quot;; COM.MICROSOFT.CONCAT(ROW([.B1064]) - 1; COM.MICROSOFT.CONCAT(&quot; - &quot;; COLUMN([.B1064]))))" office:value-type="string" office:string-value="Cell 1063 - 2" calcext:value-type="string">
            <text:p>Cell 1063 - 2</text:p>
          </table:table-cell>
        </table:table-row>
        <table:table-row table:style-name="ro1">
          <table:table-cell table:formula="of:= COM.MICROSOFT.CONCAT(&quot;Cell &quot;; COM.MICROSOFT.CONCAT(ROW([.A1065]) - 1; COM.MICROSOFT.CONCAT(&quot; - &quot;; COLUMN([.A1065]))))" office:value-type="string" office:string-value="Cell 1064 - 1" calcext:value-type="string">
            <text:p>Cell 1064 - 1</text:p>
          </table:table-cell>
          <table:table-cell table:formula="of:= COM.MICROSOFT.CONCAT(&quot;Cell &quot;; COM.MICROSOFT.CONCAT(ROW([.B1065]) - 1; COM.MICROSOFT.CONCAT(&quot; - &quot;; COLUMN([.B1065]))))" office:value-type="string" office:string-value="Cell 1064 - 2" calcext:value-type="string">
            <text:p>Cell 1064 - 2</text:p>
          </table:table-cell>
        </table:table-row>
        <table:table-row table:style-name="ro1">
          <table:table-cell table:formula="of:= COM.MICROSOFT.CONCAT(&quot;Cell &quot;; COM.MICROSOFT.CONCAT(ROW([.A1066]) - 1; COM.MICROSOFT.CONCAT(&quot; - &quot;; COLUMN([.A1066]))))" office:value-type="string" office:string-value="Cell 1065 - 1" calcext:value-type="string">
            <text:p>Cell 1065 - 1</text:p>
          </table:table-cell>
          <table:table-cell table:formula="of:= COM.MICROSOFT.CONCAT(&quot;Cell &quot;; COM.MICROSOFT.CONCAT(ROW([.B1066]) - 1; COM.MICROSOFT.CONCAT(&quot; - &quot;; COLUMN([.B1066]))))" office:value-type="string" office:string-value="Cell 1065 - 2" calcext:value-type="string">
            <text:p>Cell 1065 - 2</text:p>
          </table:table-cell>
        </table:table-row>
        <table:table-row table:style-name="ro1">
          <table:table-cell table:formula="of:= COM.MICROSOFT.CONCAT(&quot;Cell &quot;; COM.MICROSOFT.CONCAT(ROW([.A1067]) - 1; COM.MICROSOFT.CONCAT(&quot; - &quot;; COLUMN([.A1067]))))" office:value-type="string" office:string-value="Cell 1066 - 1" calcext:value-type="string">
            <text:p>Cell 1066 - 1</text:p>
          </table:table-cell>
          <table:table-cell table:formula="of:= COM.MICROSOFT.CONCAT(&quot;Cell &quot;; COM.MICROSOFT.CONCAT(ROW([.B1067]) - 1; COM.MICROSOFT.CONCAT(&quot; - &quot;; COLUMN([.B1067]))))" office:value-type="string" office:string-value="Cell 1066 - 2" calcext:value-type="string">
            <text:p>Cell 1066 - 2</text:p>
          </table:table-cell>
        </table:table-row>
        <table:table-row table:style-name="ro1">
          <table:table-cell table:formula="of:= COM.MICROSOFT.CONCAT(&quot;Cell &quot;; COM.MICROSOFT.CONCAT(ROW([.A1068]) - 1; COM.MICROSOFT.CONCAT(&quot; - &quot;; COLUMN([.A1068]))))" office:value-type="string" office:string-value="Cell 1067 - 1" calcext:value-type="string">
            <text:p>Cell 1067 - 1</text:p>
          </table:table-cell>
          <table:table-cell table:formula="of:= COM.MICROSOFT.CONCAT(&quot;Cell &quot;; COM.MICROSOFT.CONCAT(ROW([.B1068]) - 1; COM.MICROSOFT.CONCAT(&quot; - &quot;; COLUMN([.B1068]))))" office:value-type="string" office:string-value="Cell 1067 - 2" calcext:value-type="string">
            <text:p>Cell 1067 - 2</text:p>
          </table:table-cell>
        </table:table-row>
        <table:table-row table:style-name="ro1">
          <table:table-cell table:formula="of:= COM.MICROSOFT.CONCAT(&quot;Cell &quot;; COM.MICROSOFT.CONCAT(ROW([.A1069]) - 1; COM.MICROSOFT.CONCAT(&quot; - &quot;; COLUMN([.A1069]))))" office:value-type="string" office:string-value="Cell 1068 - 1" calcext:value-type="string">
            <text:p>Cell 1068 - 1</text:p>
          </table:table-cell>
          <table:table-cell table:formula="of:= COM.MICROSOFT.CONCAT(&quot;Cell &quot;; COM.MICROSOFT.CONCAT(ROW([.B1069]) - 1; COM.MICROSOFT.CONCAT(&quot; - &quot;; COLUMN([.B1069]))))" office:value-type="string" office:string-value="Cell 1068 - 2" calcext:value-type="string">
            <text:p>Cell 1068 - 2</text:p>
          </table:table-cell>
        </table:table-row>
        <table:table-row table:style-name="ro1">
          <table:table-cell table:formula="of:= COM.MICROSOFT.CONCAT(&quot;Cell &quot;; COM.MICROSOFT.CONCAT(ROW([.A1070]) - 1; COM.MICROSOFT.CONCAT(&quot; - &quot;; COLUMN([.A1070]))))" office:value-type="string" office:string-value="Cell 1069 - 1" calcext:value-type="string">
            <text:p>Cell 1069 - 1</text:p>
          </table:table-cell>
          <table:table-cell table:formula="of:= COM.MICROSOFT.CONCAT(&quot;Cell &quot;; COM.MICROSOFT.CONCAT(ROW([.B1070]) - 1; COM.MICROSOFT.CONCAT(&quot; - &quot;; COLUMN([.B1070]))))" office:value-type="string" office:string-value="Cell 1069 - 2" calcext:value-type="string">
            <text:p>Cell 1069 - 2</text:p>
          </table:table-cell>
        </table:table-row>
        <table:table-row table:style-name="ro1">
          <table:table-cell table:formula="of:= COM.MICROSOFT.CONCAT(&quot;Cell &quot;; COM.MICROSOFT.CONCAT(ROW([.A1071]) - 1; COM.MICROSOFT.CONCAT(&quot; - &quot;; COLUMN([.A1071]))))" office:value-type="string" office:string-value="Cell 1070 - 1" calcext:value-type="string">
            <text:p>Cell 1070 - 1</text:p>
          </table:table-cell>
          <table:table-cell table:formula="of:= COM.MICROSOFT.CONCAT(&quot;Cell &quot;; COM.MICROSOFT.CONCAT(ROW([.B1071]) - 1; COM.MICROSOFT.CONCAT(&quot; - &quot;; COLUMN([.B1071]))))" office:value-type="string" office:string-value="Cell 1070 - 2" calcext:value-type="string">
            <text:p>Cell 1070 - 2</text:p>
          </table:table-cell>
        </table:table-row>
        <table:table-row table:style-name="ro1">
          <table:table-cell table:formula="of:= COM.MICROSOFT.CONCAT(&quot;Cell &quot;; COM.MICROSOFT.CONCAT(ROW([.A1072]) - 1; COM.MICROSOFT.CONCAT(&quot; - &quot;; COLUMN([.A1072]))))" office:value-type="string" office:string-value="Cell 1071 - 1" calcext:value-type="string">
            <text:p>Cell 1071 - 1</text:p>
          </table:table-cell>
          <table:table-cell table:formula="of:= COM.MICROSOFT.CONCAT(&quot;Cell &quot;; COM.MICROSOFT.CONCAT(ROW([.B1072]) - 1; COM.MICROSOFT.CONCAT(&quot; - &quot;; COLUMN([.B1072]))))" office:value-type="string" office:string-value="Cell 1071 - 2" calcext:value-type="string">
            <text:p>Cell 1071 - 2</text:p>
          </table:table-cell>
        </table:table-row>
        <table:table-row table:style-name="ro1">
          <table:table-cell table:formula="of:= COM.MICROSOFT.CONCAT(&quot;Cell &quot;; COM.MICROSOFT.CONCAT(ROW([.A1073]) - 1; COM.MICROSOFT.CONCAT(&quot; - &quot;; COLUMN([.A1073]))))" office:value-type="string" office:string-value="Cell 1072 - 1" calcext:value-type="string">
            <text:p>Cell 1072 - 1</text:p>
          </table:table-cell>
          <table:table-cell table:formula="of:= COM.MICROSOFT.CONCAT(&quot;Cell &quot;; COM.MICROSOFT.CONCAT(ROW([.B1073]) - 1; COM.MICROSOFT.CONCAT(&quot; - &quot;; COLUMN([.B1073]))))" office:value-type="string" office:string-value="Cell 1072 - 2" calcext:value-type="string">
            <text:p>Cell 1072 - 2</text:p>
          </table:table-cell>
        </table:table-row>
        <table:table-row table:style-name="ro1">
          <table:table-cell table:formula="of:= COM.MICROSOFT.CONCAT(&quot;Cell &quot;; COM.MICROSOFT.CONCAT(ROW([.A1074]) - 1; COM.MICROSOFT.CONCAT(&quot; - &quot;; COLUMN([.A1074]))))" office:value-type="string" office:string-value="Cell 1073 - 1" calcext:value-type="string">
            <text:p>Cell 1073 - 1</text:p>
          </table:table-cell>
          <table:table-cell table:formula="of:= COM.MICROSOFT.CONCAT(&quot;Cell &quot;; COM.MICROSOFT.CONCAT(ROW([.B1074]) - 1; COM.MICROSOFT.CONCAT(&quot; - &quot;; COLUMN([.B1074]))))" office:value-type="string" office:string-value="Cell 1073 - 2" calcext:value-type="string">
            <text:p>Cell 1073 - 2</text:p>
          </table:table-cell>
        </table:table-row>
        <table:table-row table:style-name="ro1">
          <table:table-cell table:formula="of:= COM.MICROSOFT.CONCAT(&quot;Cell &quot;; COM.MICROSOFT.CONCAT(ROW([.A1075]) - 1; COM.MICROSOFT.CONCAT(&quot; - &quot;; COLUMN([.A1075]))))" office:value-type="string" office:string-value="Cell 1074 - 1" calcext:value-type="string">
            <text:p>Cell 1074 - 1</text:p>
          </table:table-cell>
          <table:table-cell table:formula="of:= COM.MICROSOFT.CONCAT(&quot;Cell &quot;; COM.MICROSOFT.CONCAT(ROW([.B1075]) - 1; COM.MICROSOFT.CONCAT(&quot; - &quot;; COLUMN([.B1075]))))" office:value-type="string" office:string-value="Cell 1074 - 2" calcext:value-type="string">
            <text:p>Cell 1074 - 2</text:p>
          </table:table-cell>
        </table:table-row>
        <table:table-row table:style-name="ro1">
          <table:table-cell table:formula="of:= COM.MICROSOFT.CONCAT(&quot;Cell &quot;; COM.MICROSOFT.CONCAT(ROW([.A1076]) - 1; COM.MICROSOFT.CONCAT(&quot; - &quot;; COLUMN([.A1076]))))" office:value-type="string" office:string-value="Cell 1075 - 1" calcext:value-type="string">
            <text:p>Cell 1075 - 1</text:p>
          </table:table-cell>
          <table:table-cell table:formula="of:= COM.MICROSOFT.CONCAT(&quot;Cell &quot;; COM.MICROSOFT.CONCAT(ROW([.B1076]) - 1; COM.MICROSOFT.CONCAT(&quot; - &quot;; COLUMN([.B1076]))))" office:value-type="string" office:string-value="Cell 1075 - 2" calcext:value-type="string">
            <text:p>Cell 1075 - 2</text:p>
          </table:table-cell>
        </table:table-row>
        <table:table-row table:style-name="ro1">
          <table:table-cell table:formula="of:= COM.MICROSOFT.CONCAT(&quot;Cell &quot;; COM.MICROSOFT.CONCAT(ROW([.A1077]) - 1; COM.MICROSOFT.CONCAT(&quot; - &quot;; COLUMN([.A1077]))))" office:value-type="string" office:string-value="Cell 1076 - 1" calcext:value-type="string">
            <text:p>Cell 1076 - 1</text:p>
          </table:table-cell>
          <table:table-cell table:formula="of:= COM.MICROSOFT.CONCAT(&quot;Cell &quot;; COM.MICROSOFT.CONCAT(ROW([.B1077]) - 1; COM.MICROSOFT.CONCAT(&quot; - &quot;; COLUMN([.B1077]))))" office:value-type="string" office:string-value="Cell 1076 - 2" calcext:value-type="string">
            <text:p>Cell 1076 - 2</text:p>
          </table:table-cell>
        </table:table-row>
        <table:table-row table:style-name="ro1">
          <table:table-cell table:formula="of:= COM.MICROSOFT.CONCAT(&quot;Cell &quot;; COM.MICROSOFT.CONCAT(ROW([.A1078]) - 1; COM.MICROSOFT.CONCAT(&quot; - &quot;; COLUMN([.A1078]))))" office:value-type="string" office:string-value="Cell 1077 - 1" calcext:value-type="string">
            <text:p>Cell 1077 - 1</text:p>
          </table:table-cell>
          <table:table-cell table:formula="of:= COM.MICROSOFT.CONCAT(&quot;Cell &quot;; COM.MICROSOFT.CONCAT(ROW([.B1078]) - 1; COM.MICROSOFT.CONCAT(&quot; - &quot;; COLUMN([.B1078]))))" office:value-type="string" office:string-value="Cell 1077 - 2" calcext:value-type="string">
            <text:p>Cell 1077 - 2</text:p>
          </table:table-cell>
        </table:table-row>
        <table:table-row table:style-name="ro1">
          <table:table-cell table:formula="of:= COM.MICROSOFT.CONCAT(&quot;Cell &quot;; COM.MICROSOFT.CONCAT(ROW([.A1079]) - 1; COM.MICROSOFT.CONCAT(&quot; - &quot;; COLUMN([.A1079]))))" office:value-type="string" office:string-value="Cell 1078 - 1" calcext:value-type="string">
            <text:p>Cell 1078 - 1</text:p>
          </table:table-cell>
          <table:table-cell table:formula="of:= COM.MICROSOFT.CONCAT(&quot;Cell &quot;; COM.MICROSOFT.CONCAT(ROW([.B1079]) - 1; COM.MICROSOFT.CONCAT(&quot; - &quot;; COLUMN([.B1079]))))" office:value-type="string" office:string-value="Cell 1078 - 2" calcext:value-type="string">
            <text:p>Cell 1078 - 2</text:p>
          </table:table-cell>
        </table:table-row>
        <table:table-row table:style-name="ro1">
          <table:table-cell table:formula="of:= COM.MICROSOFT.CONCAT(&quot;Cell &quot;; COM.MICROSOFT.CONCAT(ROW([.A1080]) - 1; COM.MICROSOFT.CONCAT(&quot; - &quot;; COLUMN([.A1080]))))" office:value-type="string" office:string-value="Cell 1079 - 1" calcext:value-type="string">
            <text:p>Cell 1079 - 1</text:p>
          </table:table-cell>
          <table:table-cell table:formula="of:= COM.MICROSOFT.CONCAT(&quot;Cell &quot;; COM.MICROSOFT.CONCAT(ROW([.B1080]) - 1; COM.MICROSOFT.CONCAT(&quot; - &quot;; COLUMN([.B1080]))))" office:value-type="string" office:string-value="Cell 1079 - 2" calcext:value-type="string">
            <text:p>Cell 1079 - 2</text:p>
          </table:table-cell>
        </table:table-row>
        <table:table-row table:style-name="ro1">
          <table:table-cell table:formula="of:= COM.MICROSOFT.CONCAT(&quot;Cell &quot;; COM.MICROSOFT.CONCAT(ROW([.A1081]) - 1; COM.MICROSOFT.CONCAT(&quot; - &quot;; COLUMN([.A1081]))))" office:value-type="string" office:string-value="Cell 1080 - 1" calcext:value-type="string">
            <text:p>Cell 1080 - 1</text:p>
          </table:table-cell>
          <table:table-cell table:formula="of:= COM.MICROSOFT.CONCAT(&quot;Cell &quot;; COM.MICROSOFT.CONCAT(ROW([.B1081]) - 1; COM.MICROSOFT.CONCAT(&quot; - &quot;; COLUMN([.B1081]))))" office:value-type="string" office:string-value="Cell 1080 - 2" calcext:value-type="string">
            <text:p>Cell 1080 - 2</text:p>
          </table:table-cell>
        </table:table-row>
        <table:table-row table:style-name="ro1">
          <table:table-cell table:formula="of:= COM.MICROSOFT.CONCAT(&quot;Cell &quot;; COM.MICROSOFT.CONCAT(ROW([.A1082]) - 1; COM.MICROSOFT.CONCAT(&quot; - &quot;; COLUMN([.A1082]))))" office:value-type="string" office:string-value="Cell 1081 - 1" calcext:value-type="string">
            <text:p>Cell 1081 - 1</text:p>
          </table:table-cell>
          <table:table-cell table:formula="of:= COM.MICROSOFT.CONCAT(&quot;Cell &quot;; COM.MICROSOFT.CONCAT(ROW([.B1082]) - 1; COM.MICROSOFT.CONCAT(&quot; - &quot;; COLUMN([.B1082]))))" office:value-type="string" office:string-value="Cell 1081 - 2" calcext:value-type="string">
            <text:p>Cell 1081 - 2</text:p>
          </table:table-cell>
        </table:table-row>
        <table:table-row table:style-name="ro1">
          <table:table-cell table:formula="of:= COM.MICROSOFT.CONCAT(&quot;Cell &quot;; COM.MICROSOFT.CONCAT(ROW([.A1083]) - 1; COM.MICROSOFT.CONCAT(&quot; - &quot;; COLUMN([.A1083]))))" office:value-type="string" office:string-value="Cell 1082 - 1" calcext:value-type="string">
            <text:p>Cell 1082 - 1</text:p>
          </table:table-cell>
          <table:table-cell table:formula="of:= COM.MICROSOFT.CONCAT(&quot;Cell &quot;; COM.MICROSOFT.CONCAT(ROW([.B1083]) - 1; COM.MICROSOFT.CONCAT(&quot; - &quot;; COLUMN([.B1083]))))" office:value-type="string" office:string-value="Cell 1082 - 2" calcext:value-type="string">
            <text:p>Cell 1082 - 2</text:p>
          </table:table-cell>
        </table:table-row>
        <table:table-row table:style-name="ro1">
          <table:table-cell table:formula="of:= COM.MICROSOFT.CONCAT(&quot;Cell &quot;; COM.MICROSOFT.CONCAT(ROW([.A1084]) - 1; COM.MICROSOFT.CONCAT(&quot; - &quot;; COLUMN([.A1084]))))" office:value-type="string" office:string-value="Cell 1083 - 1" calcext:value-type="string">
            <text:p>Cell 1083 - 1</text:p>
          </table:table-cell>
          <table:table-cell table:formula="of:= COM.MICROSOFT.CONCAT(&quot;Cell &quot;; COM.MICROSOFT.CONCAT(ROW([.B1084]) - 1; COM.MICROSOFT.CONCAT(&quot; - &quot;; COLUMN([.B1084]))))" office:value-type="string" office:string-value="Cell 1083 - 2" calcext:value-type="string">
            <text:p>Cell 1083 - 2</text:p>
          </table:table-cell>
        </table:table-row>
        <table:table-row table:style-name="ro1">
          <table:table-cell table:formula="of:= COM.MICROSOFT.CONCAT(&quot;Cell &quot;; COM.MICROSOFT.CONCAT(ROW([.A1085]) - 1; COM.MICROSOFT.CONCAT(&quot; - &quot;; COLUMN([.A1085]))))" office:value-type="string" office:string-value="Cell 1084 - 1" calcext:value-type="string">
            <text:p>Cell 1084 - 1</text:p>
          </table:table-cell>
          <table:table-cell table:formula="of:= COM.MICROSOFT.CONCAT(&quot;Cell &quot;; COM.MICROSOFT.CONCAT(ROW([.B1085]) - 1; COM.MICROSOFT.CONCAT(&quot; - &quot;; COLUMN([.B1085]))))" office:value-type="string" office:string-value="Cell 1084 - 2" calcext:value-type="string">
            <text:p>Cell 1084 - 2</text:p>
          </table:table-cell>
        </table:table-row>
        <table:table-row table:style-name="ro1">
          <table:table-cell table:formula="of:= COM.MICROSOFT.CONCAT(&quot;Cell &quot;; COM.MICROSOFT.CONCAT(ROW([.A1086]) - 1; COM.MICROSOFT.CONCAT(&quot; - &quot;; COLUMN([.A1086]))))" office:value-type="string" office:string-value="Cell 1085 - 1" calcext:value-type="string">
            <text:p>Cell 1085 - 1</text:p>
          </table:table-cell>
          <table:table-cell table:formula="of:= COM.MICROSOFT.CONCAT(&quot;Cell &quot;; COM.MICROSOFT.CONCAT(ROW([.B1086]) - 1; COM.MICROSOFT.CONCAT(&quot; - &quot;; COLUMN([.B1086]))))" office:value-type="string" office:string-value="Cell 1085 - 2" calcext:value-type="string">
            <text:p>Cell 1085 - 2</text:p>
          </table:table-cell>
        </table:table-row>
        <table:table-row table:style-name="ro1">
          <table:table-cell table:formula="of:= COM.MICROSOFT.CONCAT(&quot;Cell &quot;; COM.MICROSOFT.CONCAT(ROW([.A1087]) - 1; COM.MICROSOFT.CONCAT(&quot; - &quot;; COLUMN([.A1087]))))" office:value-type="string" office:string-value="Cell 1086 - 1" calcext:value-type="string">
            <text:p>Cell 1086 - 1</text:p>
          </table:table-cell>
          <table:table-cell table:formula="of:= COM.MICROSOFT.CONCAT(&quot;Cell &quot;; COM.MICROSOFT.CONCAT(ROW([.B1087]) - 1; COM.MICROSOFT.CONCAT(&quot; - &quot;; COLUMN([.B1087]))))" office:value-type="string" office:string-value="Cell 1086 - 2" calcext:value-type="string">
            <text:p>Cell 1086 - 2</text:p>
          </table:table-cell>
        </table:table-row>
        <table:table-row table:style-name="ro1">
          <table:table-cell table:formula="of:= COM.MICROSOFT.CONCAT(&quot;Cell &quot;; COM.MICROSOFT.CONCAT(ROW([.A1088]) - 1; COM.MICROSOFT.CONCAT(&quot; - &quot;; COLUMN([.A1088]))))" office:value-type="string" office:string-value="Cell 1087 - 1" calcext:value-type="string">
            <text:p>Cell 1087 - 1</text:p>
          </table:table-cell>
          <table:table-cell table:formula="of:= COM.MICROSOFT.CONCAT(&quot;Cell &quot;; COM.MICROSOFT.CONCAT(ROW([.B1088]) - 1; COM.MICROSOFT.CONCAT(&quot; - &quot;; COLUMN([.B1088]))))" office:value-type="string" office:string-value="Cell 1087 - 2" calcext:value-type="string">
            <text:p>Cell 1087 - 2</text:p>
          </table:table-cell>
        </table:table-row>
        <table:table-row table:style-name="ro1">
          <table:table-cell table:formula="of:= COM.MICROSOFT.CONCAT(&quot;Cell &quot;; COM.MICROSOFT.CONCAT(ROW([.A1089]) - 1; COM.MICROSOFT.CONCAT(&quot; - &quot;; COLUMN([.A1089]))))" office:value-type="string" office:string-value="Cell 1088 - 1" calcext:value-type="string">
            <text:p>Cell 1088 - 1</text:p>
          </table:table-cell>
          <table:table-cell table:formula="of:= COM.MICROSOFT.CONCAT(&quot;Cell &quot;; COM.MICROSOFT.CONCAT(ROW([.B1089]) - 1; COM.MICROSOFT.CONCAT(&quot; - &quot;; COLUMN([.B1089]))))" office:value-type="string" office:string-value="Cell 1088 - 2" calcext:value-type="string">
            <text:p>Cell 1088 - 2</text:p>
          </table:table-cell>
        </table:table-row>
        <table:table-row table:style-name="ro1">
          <table:table-cell table:formula="of:= COM.MICROSOFT.CONCAT(&quot;Cell &quot;; COM.MICROSOFT.CONCAT(ROW([.A1090]) - 1; COM.MICROSOFT.CONCAT(&quot; - &quot;; COLUMN([.A1090]))))" office:value-type="string" office:string-value="Cell 1089 - 1" calcext:value-type="string">
            <text:p>Cell 1089 - 1</text:p>
          </table:table-cell>
          <table:table-cell table:formula="of:= COM.MICROSOFT.CONCAT(&quot;Cell &quot;; COM.MICROSOFT.CONCAT(ROW([.B1090]) - 1; COM.MICROSOFT.CONCAT(&quot; - &quot;; COLUMN([.B1090]))))" office:value-type="string" office:string-value="Cell 1089 - 2" calcext:value-type="string">
            <text:p>Cell 1089 - 2</text:p>
          </table:table-cell>
        </table:table-row>
        <table:table-row table:style-name="ro1">
          <table:table-cell table:formula="of:= COM.MICROSOFT.CONCAT(&quot;Cell &quot;; COM.MICROSOFT.CONCAT(ROW([.A1091]) - 1; COM.MICROSOFT.CONCAT(&quot; - &quot;; COLUMN([.A1091]))))" office:value-type="string" office:string-value="Cell 1090 - 1" calcext:value-type="string">
            <text:p>Cell 1090 - 1</text:p>
          </table:table-cell>
          <table:table-cell table:formula="of:= COM.MICROSOFT.CONCAT(&quot;Cell &quot;; COM.MICROSOFT.CONCAT(ROW([.B1091]) - 1; COM.MICROSOFT.CONCAT(&quot; - &quot;; COLUMN([.B1091]))))" office:value-type="string" office:string-value="Cell 1090 - 2" calcext:value-type="string">
            <text:p>Cell 1090 - 2</text:p>
          </table:table-cell>
        </table:table-row>
        <table:table-row table:style-name="ro1">
          <table:table-cell table:formula="of:= COM.MICROSOFT.CONCAT(&quot;Cell &quot;; COM.MICROSOFT.CONCAT(ROW([.A1092]) - 1; COM.MICROSOFT.CONCAT(&quot; - &quot;; COLUMN([.A1092]))))" office:value-type="string" office:string-value="Cell 1091 - 1" calcext:value-type="string">
            <text:p>Cell 1091 - 1</text:p>
          </table:table-cell>
          <table:table-cell table:formula="of:= COM.MICROSOFT.CONCAT(&quot;Cell &quot;; COM.MICROSOFT.CONCAT(ROW([.B1092]) - 1; COM.MICROSOFT.CONCAT(&quot; - &quot;; COLUMN([.B1092]))))" office:value-type="string" office:string-value="Cell 1091 - 2" calcext:value-type="string">
            <text:p>Cell 1091 - 2</text:p>
          </table:table-cell>
        </table:table-row>
        <table:table-row table:style-name="ro1">
          <table:table-cell table:formula="of:= COM.MICROSOFT.CONCAT(&quot;Cell &quot;; COM.MICROSOFT.CONCAT(ROW([.A1093]) - 1; COM.MICROSOFT.CONCAT(&quot; - &quot;; COLUMN([.A1093]))))" office:value-type="string" office:string-value="Cell 1092 - 1" calcext:value-type="string">
            <text:p>Cell 1092 - 1</text:p>
          </table:table-cell>
          <table:table-cell table:formula="of:= COM.MICROSOFT.CONCAT(&quot;Cell &quot;; COM.MICROSOFT.CONCAT(ROW([.B1093]) - 1; COM.MICROSOFT.CONCAT(&quot; - &quot;; COLUMN([.B1093]))))" office:value-type="string" office:string-value="Cell 1092 - 2" calcext:value-type="string">
            <text:p>Cell 1092 - 2</text:p>
          </table:table-cell>
        </table:table-row>
        <table:table-row table:style-name="ro1">
          <table:table-cell table:formula="of:= COM.MICROSOFT.CONCAT(&quot;Cell &quot;; COM.MICROSOFT.CONCAT(ROW([.A1094]) - 1; COM.MICROSOFT.CONCAT(&quot; - &quot;; COLUMN([.A1094]))))" office:value-type="string" office:string-value="Cell 1093 - 1" calcext:value-type="string">
            <text:p>Cell 1093 - 1</text:p>
          </table:table-cell>
          <table:table-cell table:formula="of:= COM.MICROSOFT.CONCAT(&quot;Cell &quot;; COM.MICROSOFT.CONCAT(ROW([.B1094]) - 1; COM.MICROSOFT.CONCAT(&quot; - &quot;; COLUMN([.B1094]))))" office:value-type="string" office:string-value="Cell 1093 - 2" calcext:value-type="string">
            <text:p>Cell 1093 - 2</text:p>
          </table:table-cell>
        </table:table-row>
        <table:table-row table:style-name="ro1">
          <table:table-cell table:formula="of:= COM.MICROSOFT.CONCAT(&quot;Cell &quot;; COM.MICROSOFT.CONCAT(ROW([.A1095]) - 1; COM.MICROSOFT.CONCAT(&quot; - &quot;; COLUMN([.A1095]))))" office:value-type="string" office:string-value="Cell 1094 - 1" calcext:value-type="string">
            <text:p>Cell 1094 - 1</text:p>
          </table:table-cell>
          <table:table-cell table:formula="of:= COM.MICROSOFT.CONCAT(&quot;Cell &quot;; COM.MICROSOFT.CONCAT(ROW([.B1095]) - 1; COM.MICROSOFT.CONCAT(&quot; - &quot;; COLUMN([.B1095]))))" office:value-type="string" office:string-value="Cell 1094 - 2" calcext:value-type="string">
            <text:p>Cell 1094 - 2</text:p>
          </table:table-cell>
        </table:table-row>
        <table:table-row table:style-name="ro1">
          <table:table-cell table:formula="of:= COM.MICROSOFT.CONCAT(&quot;Cell &quot;; COM.MICROSOFT.CONCAT(ROW([.A1096]) - 1; COM.MICROSOFT.CONCAT(&quot; - &quot;; COLUMN([.A1096]))))" office:value-type="string" office:string-value="Cell 1095 - 1" calcext:value-type="string">
            <text:p>Cell 1095 - 1</text:p>
          </table:table-cell>
          <table:table-cell table:formula="of:= COM.MICROSOFT.CONCAT(&quot;Cell &quot;; COM.MICROSOFT.CONCAT(ROW([.B1096]) - 1; COM.MICROSOFT.CONCAT(&quot; - &quot;; COLUMN([.B1096]))))" office:value-type="string" office:string-value="Cell 1095 - 2" calcext:value-type="string">
            <text:p>Cell 1095 - 2</text:p>
          </table:table-cell>
        </table:table-row>
        <table:table-row table:style-name="ro1">
          <table:table-cell table:formula="of:= COM.MICROSOFT.CONCAT(&quot;Cell &quot;; COM.MICROSOFT.CONCAT(ROW([.A1097]) - 1; COM.MICROSOFT.CONCAT(&quot; - &quot;; COLUMN([.A1097]))))" office:value-type="string" office:string-value="Cell 1096 - 1" calcext:value-type="string">
            <text:p>Cell 1096 - 1</text:p>
          </table:table-cell>
          <table:table-cell table:formula="of:= COM.MICROSOFT.CONCAT(&quot;Cell &quot;; COM.MICROSOFT.CONCAT(ROW([.B1097]) - 1; COM.MICROSOFT.CONCAT(&quot; - &quot;; COLUMN([.B1097]))))" office:value-type="string" office:string-value="Cell 1096 - 2" calcext:value-type="string">
            <text:p>Cell 1096 - 2</text:p>
          </table:table-cell>
        </table:table-row>
        <table:table-row table:style-name="ro1">
          <table:table-cell table:formula="of:= COM.MICROSOFT.CONCAT(&quot;Cell &quot;; COM.MICROSOFT.CONCAT(ROW([.A1098]) - 1; COM.MICROSOFT.CONCAT(&quot; - &quot;; COLUMN([.A1098]))))" office:value-type="string" office:string-value="Cell 1097 - 1" calcext:value-type="string">
            <text:p>Cell 1097 - 1</text:p>
          </table:table-cell>
          <table:table-cell table:formula="of:= COM.MICROSOFT.CONCAT(&quot;Cell &quot;; COM.MICROSOFT.CONCAT(ROW([.B1098]) - 1; COM.MICROSOFT.CONCAT(&quot; - &quot;; COLUMN([.B1098]))))" office:value-type="string" office:string-value="Cell 1097 - 2" calcext:value-type="string">
            <text:p>Cell 1097 - 2</text:p>
          </table:table-cell>
        </table:table-row>
        <table:table-row table:style-name="ro1">
          <table:table-cell table:formula="of:= COM.MICROSOFT.CONCAT(&quot;Cell &quot;; COM.MICROSOFT.CONCAT(ROW([.A1099]) - 1; COM.MICROSOFT.CONCAT(&quot; - &quot;; COLUMN([.A1099]))))" office:value-type="string" office:string-value="Cell 1098 - 1" calcext:value-type="string">
            <text:p>Cell 1098 - 1</text:p>
          </table:table-cell>
          <table:table-cell table:formula="of:= COM.MICROSOFT.CONCAT(&quot;Cell &quot;; COM.MICROSOFT.CONCAT(ROW([.B1099]) - 1; COM.MICROSOFT.CONCAT(&quot; - &quot;; COLUMN([.B1099]))))" office:value-type="string" office:string-value="Cell 1098 - 2" calcext:value-type="string">
            <text:p>Cell 1098 - 2</text:p>
          </table:table-cell>
        </table:table-row>
        <table:table-row table:style-name="ro1">
          <table:table-cell table:formula="of:= COM.MICROSOFT.CONCAT(&quot;Cell &quot;; COM.MICROSOFT.CONCAT(ROW([.A1100]) - 1; COM.MICROSOFT.CONCAT(&quot; - &quot;; COLUMN([.A1100]))))" office:value-type="string" office:string-value="Cell 1099 - 1" calcext:value-type="string">
            <text:p>Cell 1099 - 1</text:p>
          </table:table-cell>
          <table:table-cell table:formula="of:= COM.MICROSOFT.CONCAT(&quot;Cell &quot;; COM.MICROSOFT.CONCAT(ROW([.B1100]) - 1; COM.MICROSOFT.CONCAT(&quot; - &quot;; COLUMN([.B1100]))))" office:value-type="string" office:string-value="Cell 1099 - 2" calcext:value-type="string">
            <text:p>Cell 1099 - 2</text:p>
          </table:table-cell>
        </table:table-row>
        <table:table-row table:style-name="ro1">
          <table:table-cell table:formula="of:= COM.MICROSOFT.CONCAT(&quot;Cell &quot;; COM.MICROSOFT.CONCAT(ROW([.A1101]) - 1; COM.MICROSOFT.CONCAT(&quot; - &quot;; COLUMN([.A1101]))))" office:value-type="string" office:string-value="Cell 1100 - 1" calcext:value-type="string">
            <text:p>Cell 1100 - 1</text:p>
          </table:table-cell>
          <table:table-cell table:formula="of:= COM.MICROSOFT.CONCAT(&quot;Cell &quot;; COM.MICROSOFT.CONCAT(ROW([.B1101]) - 1; COM.MICROSOFT.CONCAT(&quot; - &quot;; COLUMN([.B1101]))))" office:value-type="string" office:string-value="Cell 1100 - 2" calcext:value-type="string">
            <text:p>Cell 1100 - 2</text:p>
          </table:table-cell>
        </table:table-row>
        <table:table-row table:style-name="ro1">
          <table:table-cell table:formula="of:= COM.MICROSOFT.CONCAT(&quot;Cell &quot;; COM.MICROSOFT.CONCAT(ROW([.A1102]) - 1; COM.MICROSOFT.CONCAT(&quot; - &quot;; COLUMN([.A1102]))))" office:value-type="string" office:string-value="Cell 1101 - 1" calcext:value-type="string">
            <text:p>Cell 1101 - 1</text:p>
          </table:table-cell>
          <table:table-cell table:formula="of:= COM.MICROSOFT.CONCAT(&quot;Cell &quot;; COM.MICROSOFT.CONCAT(ROW([.B1102]) - 1; COM.MICROSOFT.CONCAT(&quot; - &quot;; COLUMN([.B1102]))))" office:value-type="string" office:string-value="Cell 1101 - 2" calcext:value-type="string">
            <text:p>Cell 1101 - 2</text:p>
          </table:table-cell>
        </table:table-row>
        <table:table-row table:style-name="ro1">
          <table:table-cell table:formula="of:= COM.MICROSOFT.CONCAT(&quot;Cell &quot;; COM.MICROSOFT.CONCAT(ROW([.A1103]) - 1; COM.MICROSOFT.CONCAT(&quot; - &quot;; COLUMN([.A1103]))))" office:value-type="string" office:string-value="Cell 1102 - 1" calcext:value-type="string">
            <text:p>Cell 1102 - 1</text:p>
          </table:table-cell>
          <table:table-cell table:formula="of:= COM.MICROSOFT.CONCAT(&quot;Cell &quot;; COM.MICROSOFT.CONCAT(ROW([.B1103]) - 1; COM.MICROSOFT.CONCAT(&quot; - &quot;; COLUMN([.B1103]))))" office:value-type="string" office:string-value="Cell 1102 - 2" calcext:value-type="string">
            <text:p>Cell 1102 - 2</text:p>
          </table:table-cell>
        </table:table-row>
        <table:table-row table:style-name="ro1">
          <table:table-cell table:formula="of:= COM.MICROSOFT.CONCAT(&quot;Cell &quot;; COM.MICROSOFT.CONCAT(ROW([.A1104]) - 1; COM.MICROSOFT.CONCAT(&quot; - &quot;; COLUMN([.A1104]))))" office:value-type="string" office:string-value="Cell 1103 - 1" calcext:value-type="string">
            <text:p>Cell 1103 - 1</text:p>
          </table:table-cell>
          <table:table-cell table:formula="of:= COM.MICROSOFT.CONCAT(&quot;Cell &quot;; COM.MICROSOFT.CONCAT(ROW([.B1104]) - 1; COM.MICROSOFT.CONCAT(&quot; - &quot;; COLUMN([.B1104]))))" office:value-type="string" office:string-value="Cell 1103 - 2" calcext:value-type="string">
            <text:p>Cell 1103 - 2</text:p>
          </table:table-cell>
        </table:table-row>
        <table:table-row table:style-name="ro1">
          <table:table-cell table:formula="of:= COM.MICROSOFT.CONCAT(&quot;Cell &quot;; COM.MICROSOFT.CONCAT(ROW([.A1105]) - 1; COM.MICROSOFT.CONCAT(&quot; - &quot;; COLUMN([.A1105]))))" office:value-type="string" office:string-value="Cell 1104 - 1" calcext:value-type="string">
            <text:p>Cell 1104 - 1</text:p>
          </table:table-cell>
          <table:table-cell table:formula="of:= COM.MICROSOFT.CONCAT(&quot;Cell &quot;; COM.MICROSOFT.CONCAT(ROW([.B1105]) - 1; COM.MICROSOFT.CONCAT(&quot; - &quot;; COLUMN([.B1105]))))" office:value-type="string" office:string-value="Cell 1104 - 2" calcext:value-type="string">
            <text:p>Cell 1104 - 2</text:p>
          </table:table-cell>
        </table:table-row>
        <table:table-row table:style-name="ro1">
          <table:table-cell table:formula="of:= COM.MICROSOFT.CONCAT(&quot;Cell &quot;; COM.MICROSOFT.CONCAT(ROW([.A1106]) - 1; COM.MICROSOFT.CONCAT(&quot; - &quot;; COLUMN([.A1106]))))" office:value-type="string" office:string-value="Cell 1105 - 1" calcext:value-type="string">
            <text:p>Cell 1105 - 1</text:p>
          </table:table-cell>
          <table:table-cell table:formula="of:= COM.MICROSOFT.CONCAT(&quot;Cell &quot;; COM.MICROSOFT.CONCAT(ROW([.B1106]) - 1; COM.MICROSOFT.CONCAT(&quot; - &quot;; COLUMN([.B1106]))))" office:value-type="string" office:string-value="Cell 1105 - 2" calcext:value-type="string">
            <text:p>Cell 1105 - 2</text:p>
          </table:table-cell>
        </table:table-row>
        <table:table-row table:style-name="ro1">
          <table:table-cell table:formula="of:= COM.MICROSOFT.CONCAT(&quot;Cell &quot;; COM.MICROSOFT.CONCAT(ROW([.A1107]) - 1; COM.MICROSOFT.CONCAT(&quot; - &quot;; COLUMN([.A1107]))))" office:value-type="string" office:string-value="Cell 1106 - 1" calcext:value-type="string">
            <text:p>Cell 1106 - 1</text:p>
          </table:table-cell>
          <table:table-cell table:formula="of:= COM.MICROSOFT.CONCAT(&quot;Cell &quot;; COM.MICROSOFT.CONCAT(ROW([.B1107]) - 1; COM.MICROSOFT.CONCAT(&quot; - &quot;; COLUMN([.B1107]))))" office:value-type="string" office:string-value="Cell 1106 - 2" calcext:value-type="string">
            <text:p>Cell 1106 - 2</text:p>
          </table:table-cell>
        </table:table-row>
        <table:table-row table:style-name="ro1">
          <table:table-cell table:formula="of:= COM.MICROSOFT.CONCAT(&quot;Cell &quot;; COM.MICROSOFT.CONCAT(ROW([.A1108]) - 1; COM.MICROSOFT.CONCAT(&quot; - &quot;; COLUMN([.A1108]))))" office:value-type="string" office:string-value="Cell 1107 - 1" calcext:value-type="string">
            <text:p>Cell 1107 - 1</text:p>
          </table:table-cell>
          <table:table-cell table:formula="of:= COM.MICROSOFT.CONCAT(&quot;Cell &quot;; COM.MICROSOFT.CONCAT(ROW([.B1108]) - 1; COM.MICROSOFT.CONCAT(&quot; - &quot;; COLUMN([.B1108]))))" office:value-type="string" office:string-value="Cell 1107 - 2" calcext:value-type="string">
            <text:p>Cell 1107 - 2</text:p>
          </table:table-cell>
        </table:table-row>
        <table:table-row table:style-name="ro1">
          <table:table-cell table:formula="of:= COM.MICROSOFT.CONCAT(&quot;Cell &quot;; COM.MICROSOFT.CONCAT(ROW([.A1109]) - 1; COM.MICROSOFT.CONCAT(&quot; - &quot;; COLUMN([.A1109]))))" office:value-type="string" office:string-value="Cell 1108 - 1" calcext:value-type="string">
            <text:p>Cell 1108 - 1</text:p>
          </table:table-cell>
          <table:table-cell table:formula="of:= COM.MICROSOFT.CONCAT(&quot;Cell &quot;; COM.MICROSOFT.CONCAT(ROW([.B1109]) - 1; COM.MICROSOFT.CONCAT(&quot; - &quot;; COLUMN([.B1109]))))" office:value-type="string" office:string-value="Cell 1108 - 2" calcext:value-type="string">
            <text:p>Cell 1108 - 2</text:p>
          </table:table-cell>
        </table:table-row>
        <table:table-row table:style-name="ro1">
          <table:table-cell table:formula="of:= COM.MICROSOFT.CONCAT(&quot;Cell &quot;; COM.MICROSOFT.CONCAT(ROW([.A1110]) - 1; COM.MICROSOFT.CONCAT(&quot; - &quot;; COLUMN([.A1110]))))" office:value-type="string" office:string-value="Cell 1109 - 1" calcext:value-type="string">
            <text:p>Cell 1109 - 1</text:p>
          </table:table-cell>
          <table:table-cell table:formula="of:= COM.MICROSOFT.CONCAT(&quot;Cell &quot;; COM.MICROSOFT.CONCAT(ROW([.B1110]) - 1; COM.MICROSOFT.CONCAT(&quot; - &quot;; COLUMN([.B1110]))))" office:value-type="string" office:string-value="Cell 1109 - 2" calcext:value-type="string">
            <text:p>Cell 1109 - 2</text:p>
          </table:table-cell>
        </table:table-row>
        <table:table-row table:style-name="ro1">
          <table:table-cell table:formula="of:= COM.MICROSOFT.CONCAT(&quot;Cell &quot;; COM.MICROSOFT.CONCAT(ROW([.A1111]) - 1; COM.MICROSOFT.CONCAT(&quot; - &quot;; COLUMN([.A1111]))))" office:value-type="string" office:string-value="Cell 1110 - 1" calcext:value-type="string">
            <text:p>Cell 1110 - 1</text:p>
          </table:table-cell>
          <table:table-cell table:formula="of:= COM.MICROSOFT.CONCAT(&quot;Cell &quot;; COM.MICROSOFT.CONCAT(ROW([.B1111]) - 1; COM.MICROSOFT.CONCAT(&quot; - &quot;; COLUMN([.B1111]))))" office:value-type="string" office:string-value="Cell 1110 - 2" calcext:value-type="string">
            <text:p>Cell 1110 - 2</text:p>
          </table:table-cell>
        </table:table-row>
        <table:table-row table:style-name="ro1">
          <table:table-cell table:formula="of:= COM.MICROSOFT.CONCAT(&quot;Cell &quot;; COM.MICROSOFT.CONCAT(ROW([.A1112]) - 1; COM.MICROSOFT.CONCAT(&quot; - &quot;; COLUMN([.A1112]))))" office:value-type="string" office:string-value="Cell 1111 - 1" calcext:value-type="string">
            <text:p>Cell 1111 - 1</text:p>
          </table:table-cell>
          <table:table-cell table:formula="of:= COM.MICROSOFT.CONCAT(&quot;Cell &quot;; COM.MICROSOFT.CONCAT(ROW([.B1112]) - 1; COM.MICROSOFT.CONCAT(&quot; - &quot;; COLUMN([.B1112]))))" office:value-type="string" office:string-value="Cell 1111 - 2" calcext:value-type="string">
            <text:p>Cell 1111 - 2</text:p>
          </table:table-cell>
        </table:table-row>
        <table:table-row table:style-name="ro1">
          <table:table-cell table:formula="of:= COM.MICROSOFT.CONCAT(&quot;Cell &quot;; COM.MICROSOFT.CONCAT(ROW([.A1113]) - 1; COM.MICROSOFT.CONCAT(&quot; - &quot;; COLUMN([.A1113]))))" office:value-type="string" office:string-value="Cell 1112 - 1" calcext:value-type="string">
            <text:p>Cell 1112 - 1</text:p>
          </table:table-cell>
          <table:table-cell table:formula="of:= COM.MICROSOFT.CONCAT(&quot;Cell &quot;; COM.MICROSOFT.CONCAT(ROW([.B1113]) - 1; COM.MICROSOFT.CONCAT(&quot; - &quot;; COLUMN([.B1113]))))" office:value-type="string" office:string-value="Cell 1112 - 2" calcext:value-type="string">
            <text:p>Cell 1112 - 2</text:p>
          </table:table-cell>
        </table:table-row>
        <table:table-row table:style-name="ro1">
          <table:table-cell table:formula="of:= COM.MICROSOFT.CONCAT(&quot;Cell &quot;; COM.MICROSOFT.CONCAT(ROW([.A1114]) - 1; COM.MICROSOFT.CONCAT(&quot; - &quot;; COLUMN([.A1114]))))" office:value-type="string" office:string-value="Cell 1113 - 1" calcext:value-type="string">
            <text:p>Cell 1113 - 1</text:p>
          </table:table-cell>
          <table:table-cell table:formula="of:= COM.MICROSOFT.CONCAT(&quot;Cell &quot;; COM.MICROSOFT.CONCAT(ROW([.B1114]) - 1; COM.MICROSOFT.CONCAT(&quot; - &quot;; COLUMN([.B1114]))))" office:value-type="string" office:string-value="Cell 1113 - 2" calcext:value-type="string">
            <text:p>Cell 1113 - 2</text:p>
          </table:table-cell>
        </table:table-row>
        <table:table-row table:style-name="ro1">
          <table:table-cell table:formula="of:= COM.MICROSOFT.CONCAT(&quot;Cell &quot;; COM.MICROSOFT.CONCAT(ROW([.A1115]) - 1; COM.MICROSOFT.CONCAT(&quot; - &quot;; COLUMN([.A1115]))))" office:value-type="string" office:string-value="Cell 1114 - 1" calcext:value-type="string">
            <text:p>Cell 1114 - 1</text:p>
          </table:table-cell>
          <table:table-cell table:formula="of:= COM.MICROSOFT.CONCAT(&quot;Cell &quot;; COM.MICROSOFT.CONCAT(ROW([.B1115]) - 1; COM.MICROSOFT.CONCAT(&quot; - &quot;; COLUMN([.B1115]))))" office:value-type="string" office:string-value="Cell 1114 - 2" calcext:value-type="string">
            <text:p>Cell 1114 - 2</text:p>
          </table:table-cell>
        </table:table-row>
        <table:table-row table:style-name="ro1">
          <table:table-cell table:formula="of:= COM.MICROSOFT.CONCAT(&quot;Cell &quot;; COM.MICROSOFT.CONCAT(ROW([.A1116]) - 1; COM.MICROSOFT.CONCAT(&quot; - &quot;; COLUMN([.A1116]))))" office:value-type="string" office:string-value="Cell 1115 - 1" calcext:value-type="string">
            <text:p>Cell 1115 - 1</text:p>
          </table:table-cell>
          <table:table-cell table:formula="of:= COM.MICROSOFT.CONCAT(&quot;Cell &quot;; COM.MICROSOFT.CONCAT(ROW([.B1116]) - 1; COM.MICROSOFT.CONCAT(&quot; - &quot;; COLUMN([.B1116]))))" office:value-type="string" office:string-value="Cell 1115 - 2" calcext:value-type="string">
            <text:p>Cell 1115 - 2</text:p>
          </table:table-cell>
        </table:table-row>
        <table:table-row table:style-name="ro1">
          <table:table-cell table:formula="of:= COM.MICROSOFT.CONCAT(&quot;Cell &quot;; COM.MICROSOFT.CONCAT(ROW([.A1117]) - 1; COM.MICROSOFT.CONCAT(&quot; - &quot;; COLUMN([.A1117]))))" office:value-type="string" office:string-value="Cell 1116 - 1" calcext:value-type="string">
            <text:p>Cell 1116 - 1</text:p>
          </table:table-cell>
          <table:table-cell table:formula="of:= COM.MICROSOFT.CONCAT(&quot;Cell &quot;; COM.MICROSOFT.CONCAT(ROW([.B1117]) - 1; COM.MICROSOFT.CONCAT(&quot; - &quot;; COLUMN([.B1117]))))" office:value-type="string" office:string-value="Cell 1116 - 2" calcext:value-type="string">
            <text:p>Cell 1116 - 2</text:p>
          </table:table-cell>
        </table:table-row>
        <table:table-row table:style-name="ro1">
          <table:table-cell table:formula="of:= COM.MICROSOFT.CONCAT(&quot;Cell &quot;; COM.MICROSOFT.CONCAT(ROW([.A1118]) - 1; COM.MICROSOFT.CONCAT(&quot; - &quot;; COLUMN([.A1118]))))" office:value-type="string" office:string-value="Cell 1117 - 1" calcext:value-type="string">
            <text:p>Cell 1117 - 1</text:p>
          </table:table-cell>
          <table:table-cell table:formula="of:= COM.MICROSOFT.CONCAT(&quot;Cell &quot;; COM.MICROSOFT.CONCAT(ROW([.B1118]) - 1; COM.MICROSOFT.CONCAT(&quot; - &quot;; COLUMN([.B1118]))))" office:value-type="string" office:string-value="Cell 1117 - 2" calcext:value-type="string">
            <text:p>Cell 1117 - 2</text:p>
          </table:table-cell>
        </table:table-row>
        <table:table-row table:style-name="ro1">
          <table:table-cell table:formula="of:= COM.MICROSOFT.CONCAT(&quot;Cell &quot;; COM.MICROSOFT.CONCAT(ROW([.A1119]) - 1; COM.MICROSOFT.CONCAT(&quot; - &quot;; COLUMN([.A1119]))))" office:value-type="string" office:string-value="Cell 1118 - 1" calcext:value-type="string">
            <text:p>Cell 1118 - 1</text:p>
          </table:table-cell>
          <table:table-cell table:formula="of:= COM.MICROSOFT.CONCAT(&quot;Cell &quot;; COM.MICROSOFT.CONCAT(ROW([.B1119]) - 1; COM.MICROSOFT.CONCAT(&quot; - &quot;; COLUMN([.B1119]))))" office:value-type="string" office:string-value="Cell 1118 - 2" calcext:value-type="string">
            <text:p>Cell 1118 - 2</text:p>
          </table:table-cell>
        </table:table-row>
        <table:table-row table:style-name="ro1">
          <table:table-cell table:formula="of:= COM.MICROSOFT.CONCAT(&quot;Cell &quot;; COM.MICROSOFT.CONCAT(ROW([.A1120]) - 1; COM.MICROSOFT.CONCAT(&quot; - &quot;; COLUMN([.A1120]))))" office:value-type="string" office:string-value="Cell 1119 - 1" calcext:value-type="string">
            <text:p>Cell 1119 - 1</text:p>
          </table:table-cell>
          <table:table-cell table:formula="of:= COM.MICROSOFT.CONCAT(&quot;Cell &quot;; COM.MICROSOFT.CONCAT(ROW([.B1120]) - 1; COM.MICROSOFT.CONCAT(&quot; - &quot;; COLUMN([.B1120]))))" office:value-type="string" office:string-value="Cell 1119 - 2" calcext:value-type="string">
            <text:p>Cell 1119 - 2</text:p>
          </table:table-cell>
        </table:table-row>
        <table:table-row table:style-name="ro1">
          <table:table-cell table:formula="of:= COM.MICROSOFT.CONCAT(&quot;Cell &quot;; COM.MICROSOFT.CONCAT(ROW([.A1121]) - 1; COM.MICROSOFT.CONCAT(&quot; - &quot;; COLUMN([.A1121]))))" office:value-type="string" office:string-value="Cell 1120 - 1" calcext:value-type="string">
            <text:p>Cell 1120 - 1</text:p>
          </table:table-cell>
          <table:table-cell table:formula="of:= COM.MICROSOFT.CONCAT(&quot;Cell &quot;; COM.MICROSOFT.CONCAT(ROW([.B1121]) - 1; COM.MICROSOFT.CONCAT(&quot; - &quot;; COLUMN([.B1121]))))" office:value-type="string" office:string-value="Cell 1120 - 2" calcext:value-type="string">
            <text:p>Cell 1120 - 2</text:p>
          </table:table-cell>
        </table:table-row>
        <table:table-row table:style-name="ro1">
          <table:table-cell table:formula="of:= COM.MICROSOFT.CONCAT(&quot;Cell &quot;; COM.MICROSOFT.CONCAT(ROW([.A1122]) - 1; COM.MICROSOFT.CONCAT(&quot; - &quot;; COLUMN([.A1122]))))" office:value-type="string" office:string-value="Cell 1121 - 1" calcext:value-type="string">
            <text:p>Cell 1121 - 1</text:p>
          </table:table-cell>
          <table:table-cell table:formula="of:= COM.MICROSOFT.CONCAT(&quot;Cell &quot;; COM.MICROSOFT.CONCAT(ROW([.B1122]) - 1; COM.MICROSOFT.CONCAT(&quot; - &quot;; COLUMN([.B1122]))))" office:value-type="string" office:string-value="Cell 1121 - 2" calcext:value-type="string">
            <text:p>Cell 1121 - 2</text:p>
          </table:table-cell>
        </table:table-row>
        <table:table-row table:style-name="ro1">
          <table:table-cell table:formula="of:= COM.MICROSOFT.CONCAT(&quot;Cell &quot;; COM.MICROSOFT.CONCAT(ROW([.A1123]) - 1; COM.MICROSOFT.CONCAT(&quot; - &quot;; COLUMN([.A1123]))))" office:value-type="string" office:string-value="Cell 1122 - 1" calcext:value-type="string">
            <text:p>Cell 1122 - 1</text:p>
          </table:table-cell>
          <table:table-cell table:formula="of:= COM.MICROSOFT.CONCAT(&quot;Cell &quot;; COM.MICROSOFT.CONCAT(ROW([.B1123]) - 1; COM.MICROSOFT.CONCAT(&quot; - &quot;; COLUMN([.B1123]))))" office:value-type="string" office:string-value="Cell 1122 - 2" calcext:value-type="string">
            <text:p>Cell 1122 - 2</text:p>
          </table:table-cell>
        </table:table-row>
        <table:table-row table:style-name="ro1">
          <table:table-cell table:formula="of:= COM.MICROSOFT.CONCAT(&quot;Cell &quot;; COM.MICROSOFT.CONCAT(ROW([.A1124]) - 1; COM.MICROSOFT.CONCAT(&quot; - &quot;; COLUMN([.A1124]))))" office:value-type="string" office:string-value="Cell 1123 - 1" calcext:value-type="string">
            <text:p>Cell 1123 - 1</text:p>
          </table:table-cell>
          <table:table-cell table:formula="of:= COM.MICROSOFT.CONCAT(&quot;Cell &quot;; COM.MICROSOFT.CONCAT(ROW([.B1124]) - 1; COM.MICROSOFT.CONCAT(&quot; - &quot;; COLUMN([.B1124]))))" office:value-type="string" office:string-value="Cell 1123 - 2" calcext:value-type="string">
            <text:p>Cell 1123 - 2</text:p>
          </table:table-cell>
        </table:table-row>
        <table:table-row table:style-name="ro1">
          <table:table-cell table:formula="of:= COM.MICROSOFT.CONCAT(&quot;Cell &quot;; COM.MICROSOFT.CONCAT(ROW([.A1125]) - 1; COM.MICROSOFT.CONCAT(&quot; - &quot;; COLUMN([.A1125]))))" office:value-type="string" office:string-value="Cell 1124 - 1" calcext:value-type="string">
            <text:p>Cell 1124 - 1</text:p>
          </table:table-cell>
          <table:table-cell table:formula="of:= COM.MICROSOFT.CONCAT(&quot;Cell &quot;; COM.MICROSOFT.CONCAT(ROW([.B1125]) - 1; COM.MICROSOFT.CONCAT(&quot; - &quot;; COLUMN([.B1125]))))" office:value-type="string" office:string-value="Cell 1124 - 2" calcext:value-type="string">
            <text:p>Cell 1124 - 2</text:p>
          </table:table-cell>
        </table:table-row>
        <table:table-row table:style-name="ro1">
          <table:table-cell table:formula="of:= COM.MICROSOFT.CONCAT(&quot;Cell &quot;; COM.MICROSOFT.CONCAT(ROW([.A1126]) - 1; COM.MICROSOFT.CONCAT(&quot; - &quot;; COLUMN([.A1126]))))" office:value-type="string" office:string-value="Cell 1125 - 1" calcext:value-type="string">
            <text:p>Cell 1125 - 1</text:p>
          </table:table-cell>
          <table:table-cell table:formula="of:= COM.MICROSOFT.CONCAT(&quot;Cell &quot;; COM.MICROSOFT.CONCAT(ROW([.B1126]) - 1; COM.MICROSOFT.CONCAT(&quot; - &quot;; COLUMN([.B1126]))))" office:value-type="string" office:string-value="Cell 1125 - 2" calcext:value-type="string">
            <text:p>Cell 1125 - 2</text:p>
          </table:table-cell>
        </table:table-row>
        <table:table-row table:style-name="ro1">
          <table:table-cell table:formula="of:= COM.MICROSOFT.CONCAT(&quot;Cell &quot;; COM.MICROSOFT.CONCAT(ROW([.A1127]) - 1; COM.MICROSOFT.CONCAT(&quot; - &quot;; COLUMN([.A1127]))))" office:value-type="string" office:string-value="Cell 1126 - 1" calcext:value-type="string">
            <text:p>Cell 1126 - 1</text:p>
          </table:table-cell>
          <table:table-cell table:formula="of:= COM.MICROSOFT.CONCAT(&quot;Cell &quot;; COM.MICROSOFT.CONCAT(ROW([.B1127]) - 1; COM.MICROSOFT.CONCAT(&quot; - &quot;; COLUMN([.B1127]))))" office:value-type="string" office:string-value="Cell 1126 - 2" calcext:value-type="string">
            <text:p>Cell 1126 - 2</text:p>
          </table:table-cell>
        </table:table-row>
        <table:table-row table:style-name="ro1">
          <table:table-cell table:formula="of:= COM.MICROSOFT.CONCAT(&quot;Cell &quot;; COM.MICROSOFT.CONCAT(ROW([.A1128]) - 1; COM.MICROSOFT.CONCAT(&quot; - &quot;; COLUMN([.A1128]))))" office:value-type="string" office:string-value="Cell 1127 - 1" calcext:value-type="string">
            <text:p>Cell 1127 - 1</text:p>
          </table:table-cell>
          <table:table-cell table:formula="of:= COM.MICROSOFT.CONCAT(&quot;Cell &quot;; COM.MICROSOFT.CONCAT(ROW([.B1128]) - 1; COM.MICROSOFT.CONCAT(&quot; - &quot;; COLUMN([.B1128]))))" office:value-type="string" office:string-value="Cell 1127 - 2" calcext:value-type="string">
            <text:p>Cell 1127 - 2</text:p>
          </table:table-cell>
        </table:table-row>
        <table:table-row table:style-name="ro1">
          <table:table-cell table:formula="of:= COM.MICROSOFT.CONCAT(&quot;Cell &quot;; COM.MICROSOFT.CONCAT(ROW([.A1129]) - 1; COM.MICROSOFT.CONCAT(&quot; - &quot;; COLUMN([.A1129]))))" office:value-type="string" office:string-value="Cell 1128 - 1" calcext:value-type="string">
            <text:p>Cell 1128 - 1</text:p>
          </table:table-cell>
          <table:table-cell table:formula="of:= COM.MICROSOFT.CONCAT(&quot;Cell &quot;; COM.MICROSOFT.CONCAT(ROW([.B1129]) - 1; COM.MICROSOFT.CONCAT(&quot; - &quot;; COLUMN([.B1129]))))" office:value-type="string" office:string-value="Cell 1128 - 2" calcext:value-type="string">
            <text:p>Cell 1128 - 2</text:p>
          </table:table-cell>
        </table:table-row>
        <table:table-row table:style-name="ro1">
          <table:table-cell table:formula="of:= COM.MICROSOFT.CONCAT(&quot;Cell &quot;; COM.MICROSOFT.CONCAT(ROW([.A1130]) - 1; COM.MICROSOFT.CONCAT(&quot; - &quot;; COLUMN([.A1130]))))" office:value-type="string" office:string-value="Cell 1129 - 1" calcext:value-type="string">
            <text:p>Cell 1129 - 1</text:p>
          </table:table-cell>
          <table:table-cell table:formula="of:= COM.MICROSOFT.CONCAT(&quot;Cell &quot;; COM.MICROSOFT.CONCAT(ROW([.B1130]) - 1; COM.MICROSOFT.CONCAT(&quot; - &quot;; COLUMN([.B1130]))))" office:value-type="string" office:string-value="Cell 1129 - 2" calcext:value-type="string">
            <text:p>Cell 1129 - 2</text:p>
          </table:table-cell>
        </table:table-row>
        <table:table-row table:style-name="ro1">
          <table:table-cell table:formula="of:= COM.MICROSOFT.CONCAT(&quot;Cell &quot;; COM.MICROSOFT.CONCAT(ROW([.A1131]) - 1; COM.MICROSOFT.CONCAT(&quot; - &quot;; COLUMN([.A1131]))))" office:value-type="string" office:string-value="Cell 1130 - 1" calcext:value-type="string">
            <text:p>Cell 1130 - 1</text:p>
          </table:table-cell>
          <table:table-cell table:formula="of:= COM.MICROSOFT.CONCAT(&quot;Cell &quot;; COM.MICROSOFT.CONCAT(ROW([.B1131]) - 1; COM.MICROSOFT.CONCAT(&quot; - &quot;; COLUMN([.B1131]))))" office:value-type="string" office:string-value="Cell 1130 - 2" calcext:value-type="string">
            <text:p>Cell 1130 - 2</text:p>
          </table:table-cell>
        </table:table-row>
        <table:table-row table:style-name="ro1">
          <table:table-cell table:formula="of:= COM.MICROSOFT.CONCAT(&quot;Cell &quot;; COM.MICROSOFT.CONCAT(ROW([.A1132]) - 1; COM.MICROSOFT.CONCAT(&quot; - &quot;; COLUMN([.A1132]))))" office:value-type="string" office:string-value="Cell 1131 - 1" calcext:value-type="string">
            <text:p>Cell 1131 - 1</text:p>
          </table:table-cell>
          <table:table-cell table:formula="of:= COM.MICROSOFT.CONCAT(&quot;Cell &quot;; COM.MICROSOFT.CONCAT(ROW([.B1132]) - 1; COM.MICROSOFT.CONCAT(&quot; - &quot;; COLUMN([.B1132]))))" office:value-type="string" office:string-value="Cell 1131 - 2" calcext:value-type="string">
            <text:p>Cell 1131 - 2</text:p>
          </table:table-cell>
        </table:table-row>
        <table:table-row table:style-name="ro1">
          <table:table-cell table:formula="of:= COM.MICROSOFT.CONCAT(&quot;Cell &quot;; COM.MICROSOFT.CONCAT(ROW([.A1133]) - 1; COM.MICROSOFT.CONCAT(&quot; - &quot;; COLUMN([.A1133]))))" office:value-type="string" office:string-value="Cell 1132 - 1" calcext:value-type="string">
            <text:p>Cell 1132 - 1</text:p>
          </table:table-cell>
          <table:table-cell table:formula="of:= COM.MICROSOFT.CONCAT(&quot;Cell &quot;; COM.MICROSOFT.CONCAT(ROW([.B1133]) - 1; COM.MICROSOFT.CONCAT(&quot; - &quot;; COLUMN([.B1133]))))" office:value-type="string" office:string-value="Cell 1132 - 2" calcext:value-type="string">
            <text:p>Cell 1132 - 2</text:p>
          </table:table-cell>
        </table:table-row>
        <table:table-row table:style-name="ro1">
          <table:table-cell table:formula="of:= COM.MICROSOFT.CONCAT(&quot;Cell &quot;; COM.MICROSOFT.CONCAT(ROW([.A1134]) - 1; COM.MICROSOFT.CONCAT(&quot; - &quot;; COLUMN([.A1134]))))" office:value-type="string" office:string-value="Cell 1133 - 1" calcext:value-type="string">
            <text:p>Cell 1133 - 1</text:p>
          </table:table-cell>
          <table:table-cell table:formula="of:= COM.MICROSOFT.CONCAT(&quot;Cell &quot;; COM.MICROSOFT.CONCAT(ROW([.B1134]) - 1; COM.MICROSOFT.CONCAT(&quot; - &quot;; COLUMN([.B1134]))))" office:value-type="string" office:string-value="Cell 1133 - 2" calcext:value-type="string">
            <text:p>Cell 1133 - 2</text:p>
          </table:table-cell>
        </table:table-row>
        <table:table-row table:style-name="ro1">
          <table:table-cell table:formula="of:= COM.MICROSOFT.CONCAT(&quot;Cell &quot;; COM.MICROSOFT.CONCAT(ROW([.A1135]) - 1; COM.MICROSOFT.CONCAT(&quot; - &quot;; COLUMN([.A1135]))))" office:value-type="string" office:string-value="Cell 1134 - 1" calcext:value-type="string">
            <text:p>Cell 1134 - 1</text:p>
          </table:table-cell>
          <table:table-cell table:formula="of:= COM.MICROSOFT.CONCAT(&quot;Cell &quot;; COM.MICROSOFT.CONCAT(ROW([.B1135]) - 1; COM.MICROSOFT.CONCAT(&quot; - &quot;; COLUMN([.B1135]))))" office:value-type="string" office:string-value="Cell 1134 - 2" calcext:value-type="string">
            <text:p>Cell 1134 - 2</text:p>
          </table:table-cell>
        </table:table-row>
        <table:table-row table:style-name="ro1">
          <table:table-cell table:formula="of:= COM.MICROSOFT.CONCAT(&quot;Cell &quot;; COM.MICROSOFT.CONCAT(ROW([.A1136]) - 1; COM.MICROSOFT.CONCAT(&quot; - &quot;; COLUMN([.A1136]))))" office:value-type="string" office:string-value="Cell 1135 - 1" calcext:value-type="string">
            <text:p>Cell 1135 - 1</text:p>
          </table:table-cell>
          <table:table-cell table:formula="of:= COM.MICROSOFT.CONCAT(&quot;Cell &quot;; COM.MICROSOFT.CONCAT(ROW([.B1136]) - 1; COM.MICROSOFT.CONCAT(&quot; - &quot;; COLUMN([.B1136]))))" office:value-type="string" office:string-value="Cell 1135 - 2" calcext:value-type="string">
            <text:p>Cell 1135 - 2</text:p>
          </table:table-cell>
        </table:table-row>
        <table:table-row table:style-name="ro1">
          <table:table-cell table:formula="of:= COM.MICROSOFT.CONCAT(&quot;Cell &quot;; COM.MICROSOFT.CONCAT(ROW([.A1137]) - 1; COM.MICROSOFT.CONCAT(&quot; - &quot;; COLUMN([.A1137]))))" office:value-type="string" office:string-value="Cell 1136 - 1" calcext:value-type="string">
            <text:p>Cell 1136 - 1</text:p>
          </table:table-cell>
          <table:table-cell table:formula="of:= COM.MICROSOFT.CONCAT(&quot;Cell &quot;; COM.MICROSOFT.CONCAT(ROW([.B1137]) - 1; COM.MICROSOFT.CONCAT(&quot; - &quot;; COLUMN([.B1137]))))" office:value-type="string" office:string-value="Cell 1136 - 2" calcext:value-type="string">
            <text:p>Cell 1136 - 2</text:p>
          </table:table-cell>
        </table:table-row>
        <table:table-row table:style-name="ro1">
          <table:table-cell table:formula="of:= COM.MICROSOFT.CONCAT(&quot;Cell &quot;; COM.MICROSOFT.CONCAT(ROW([.A1138]) - 1; COM.MICROSOFT.CONCAT(&quot; - &quot;; COLUMN([.A1138]))))" office:value-type="string" office:string-value="Cell 1137 - 1" calcext:value-type="string">
            <text:p>Cell 1137 - 1</text:p>
          </table:table-cell>
          <table:table-cell table:formula="of:= COM.MICROSOFT.CONCAT(&quot;Cell &quot;; COM.MICROSOFT.CONCAT(ROW([.B1138]) - 1; COM.MICROSOFT.CONCAT(&quot; - &quot;; COLUMN([.B1138]))))" office:value-type="string" office:string-value="Cell 1137 - 2" calcext:value-type="string">
            <text:p>Cell 1137 - 2</text:p>
          </table:table-cell>
        </table:table-row>
        <table:table-row table:style-name="ro1">
          <table:table-cell table:formula="of:= COM.MICROSOFT.CONCAT(&quot;Cell &quot;; COM.MICROSOFT.CONCAT(ROW([.A1139]) - 1; COM.MICROSOFT.CONCAT(&quot; - &quot;; COLUMN([.A1139]))))" office:value-type="string" office:string-value="Cell 1138 - 1" calcext:value-type="string">
            <text:p>Cell 1138 - 1</text:p>
          </table:table-cell>
          <table:table-cell table:formula="of:= COM.MICROSOFT.CONCAT(&quot;Cell &quot;; COM.MICROSOFT.CONCAT(ROW([.B1139]) - 1; COM.MICROSOFT.CONCAT(&quot; - &quot;; COLUMN([.B1139]))))" office:value-type="string" office:string-value="Cell 1138 - 2" calcext:value-type="string">
            <text:p>Cell 1138 - 2</text:p>
          </table:table-cell>
        </table:table-row>
        <table:table-row table:style-name="ro1">
          <table:table-cell table:formula="of:= COM.MICROSOFT.CONCAT(&quot;Cell &quot;; COM.MICROSOFT.CONCAT(ROW([.A1140]) - 1; COM.MICROSOFT.CONCAT(&quot; - &quot;; COLUMN([.A1140]))))" office:value-type="string" office:string-value="Cell 1139 - 1" calcext:value-type="string">
            <text:p>Cell 1139 - 1</text:p>
          </table:table-cell>
          <table:table-cell table:formula="of:= COM.MICROSOFT.CONCAT(&quot;Cell &quot;; COM.MICROSOFT.CONCAT(ROW([.B1140]) - 1; COM.MICROSOFT.CONCAT(&quot; - &quot;; COLUMN([.B1140]))))" office:value-type="string" office:string-value="Cell 1139 - 2" calcext:value-type="string">
            <text:p>Cell 1139 - 2</text:p>
          </table:table-cell>
        </table:table-row>
        <table:table-row table:style-name="ro1">
          <table:table-cell table:formula="of:= COM.MICROSOFT.CONCAT(&quot;Cell &quot;; COM.MICROSOFT.CONCAT(ROW([.A1141]) - 1; COM.MICROSOFT.CONCAT(&quot; - &quot;; COLUMN([.A1141]))))" office:value-type="string" office:string-value="Cell 1140 - 1" calcext:value-type="string">
            <text:p>Cell 1140 - 1</text:p>
          </table:table-cell>
          <table:table-cell table:formula="of:= COM.MICROSOFT.CONCAT(&quot;Cell &quot;; COM.MICROSOFT.CONCAT(ROW([.B1141]) - 1; COM.MICROSOFT.CONCAT(&quot; - &quot;; COLUMN([.B1141]))))" office:value-type="string" office:string-value="Cell 1140 - 2" calcext:value-type="string">
            <text:p>Cell 1140 - 2</text:p>
          </table:table-cell>
        </table:table-row>
        <table:table-row table:style-name="ro1">
          <table:table-cell table:formula="of:= COM.MICROSOFT.CONCAT(&quot;Cell &quot;; COM.MICROSOFT.CONCAT(ROW([.A1142]) - 1; COM.MICROSOFT.CONCAT(&quot; - &quot;; COLUMN([.A1142]))))" office:value-type="string" office:string-value="Cell 1141 - 1" calcext:value-type="string">
            <text:p>Cell 1141 - 1</text:p>
          </table:table-cell>
          <table:table-cell table:formula="of:= COM.MICROSOFT.CONCAT(&quot;Cell &quot;; COM.MICROSOFT.CONCAT(ROW([.B1142]) - 1; COM.MICROSOFT.CONCAT(&quot; - &quot;; COLUMN([.B1142]))))" office:value-type="string" office:string-value="Cell 1141 - 2" calcext:value-type="string">
            <text:p>Cell 1141 - 2</text:p>
          </table:table-cell>
        </table:table-row>
        <table:table-row table:style-name="ro1">
          <table:table-cell table:formula="of:= COM.MICROSOFT.CONCAT(&quot;Cell &quot;; COM.MICROSOFT.CONCAT(ROW([.A1143]) - 1; COM.MICROSOFT.CONCAT(&quot; - &quot;; COLUMN([.A1143]))))" office:value-type="string" office:string-value="Cell 1142 - 1" calcext:value-type="string">
            <text:p>Cell 1142 - 1</text:p>
          </table:table-cell>
          <table:table-cell table:formula="of:= COM.MICROSOFT.CONCAT(&quot;Cell &quot;; COM.MICROSOFT.CONCAT(ROW([.B1143]) - 1; COM.MICROSOFT.CONCAT(&quot; - &quot;; COLUMN([.B1143]))))" office:value-type="string" office:string-value="Cell 1142 - 2" calcext:value-type="string">
            <text:p>Cell 1142 - 2</text:p>
          </table:table-cell>
        </table:table-row>
        <table:table-row table:style-name="ro1">
          <table:table-cell table:formula="of:= COM.MICROSOFT.CONCAT(&quot;Cell &quot;; COM.MICROSOFT.CONCAT(ROW([.A1144]) - 1; COM.MICROSOFT.CONCAT(&quot; - &quot;; COLUMN([.A1144]))))" office:value-type="string" office:string-value="Cell 1143 - 1" calcext:value-type="string">
            <text:p>Cell 1143 - 1</text:p>
          </table:table-cell>
          <table:table-cell table:formula="of:= COM.MICROSOFT.CONCAT(&quot;Cell &quot;; COM.MICROSOFT.CONCAT(ROW([.B1144]) - 1; COM.MICROSOFT.CONCAT(&quot; - &quot;; COLUMN([.B1144]))))" office:value-type="string" office:string-value="Cell 1143 - 2" calcext:value-type="string">
            <text:p>Cell 1143 - 2</text:p>
          </table:table-cell>
        </table:table-row>
        <table:table-row table:style-name="ro1">
          <table:table-cell table:formula="of:= COM.MICROSOFT.CONCAT(&quot;Cell &quot;; COM.MICROSOFT.CONCAT(ROW([.A1145]) - 1; COM.MICROSOFT.CONCAT(&quot; - &quot;; COLUMN([.A1145]))))" office:value-type="string" office:string-value="Cell 1144 - 1" calcext:value-type="string">
            <text:p>Cell 1144 - 1</text:p>
          </table:table-cell>
          <table:table-cell table:formula="of:= COM.MICROSOFT.CONCAT(&quot;Cell &quot;; COM.MICROSOFT.CONCAT(ROW([.B1145]) - 1; COM.MICROSOFT.CONCAT(&quot; - &quot;; COLUMN([.B1145]))))" office:value-type="string" office:string-value="Cell 1144 - 2" calcext:value-type="string">
            <text:p>Cell 1144 - 2</text:p>
          </table:table-cell>
        </table:table-row>
        <table:table-row table:style-name="ro1">
          <table:table-cell table:formula="of:= COM.MICROSOFT.CONCAT(&quot;Cell &quot;; COM.MICROSOFT.CONCAT(ROW([.A1146]) - 1; COM.MICROSOFT.CONCAT(&quot; - &quot;; COLUMN([.A1146]))))" office:value-type="string" office:string-value="Cell 1145 - 1" calcext:value-type="string">
            <text:p>Cell 1145 - 1</text:p>
          </table:table-cell>
          <table:table-cell table:formula="of:= COM.MICROSOFT.CONCAT(&quot;Cell &quot;; COM.MICROSOFT.CONCAT(ROW([.B1146]) - 1; COM.MICROSOFT.CONCAT(&quot; - &quot;; COLUMN([.B1146]))))" office:value-type="string" office:string-value="Cell 1145 - 2" calcext:value-type="string">
            <text:p>Cell 1145 - 2</text:p>
          </table:table-cell>
        </table:table-row>
        <table:table-row table:style-name="ro1">
          <table:table-cell table:formula="of:= COM.MICROSOFT.CONCAT(&quot;Cell &quot;; COM.MICROSOFT.CONCAT(ROW([.A1147]) - 1; COM.MICROSOFT.CONCAT(&quot; - &quot;; COLUMN([.A1147]))))" office:value-type="string" office:string-value="Cell 1146 - 1" calcext:value-type="string">
            <text:p>Cell 1146 - 1</text:p>
          </table:table-cell>
          <table:table-cell table:formula="of:= COM.MICROSOFT.CONCAT(&quot;Cell &quot;; COM.MICROSOFT.CONCAT(ROW([.B1147]) - 1; COM.MICROSOFT.CONCAT(&quot; - &quot;; COLUMN([.B1147]))))" office:value-type="string" office:string-value="Cell 1146 - 2" calcext:value-type="string">
            <text:p>Cell 1146 - 2</text:p>
          </table:table-cell>
        </table:table-row>
        <table:table-row table:style-name="ro1">
          <table:table-cell table:formula="of:= COM.MICROSOFT.CONCAT(&quot;Cell &quot;; COM.MICROSOFT.CONCAT(ROW([.A1148]) - 1; COM.MICROSOFT.CONCAT(&quot; - &quot;; COLUMN([.A1148]))))" office:value-type="string" office:string-value="Cell 1147 - 1" calcext:value-type="string">
            <text:p>Cell 1147 - 1</text:p>
          </table:table-cell>
          <table:table-cell table:formula="of:= COM.MICROSOFT.CONCAT(&quot;Cell &quot;; COM.MICROSOFT.CONCAT(ROW([.B1148]) - 1; COM.MICROSOFT.CONCAT(&quot; - &quot;; COLUMN([.B1148]))))" office:value-type="string" office:string-value="Cell 1147 - 2" calcext:value-type="string">
            <text:p>Cell 1147 - 2</text:p>
          </table:table-cell>
        </table:table-row>
        <table:table-row table:style-name="ro1">
          <table:table-cell table:formula="of:= COM.MICROSOFT.CONCAT(&quot;Cell &quot;; COM.MICROSOFT.CONCAT(ROW([.A1149]) - 1; COM.MICROSOFT.CONCAT(&quot; - &quot;; COLUMN([.A1149]))))" office:value-type="string" office:string-value="Cell 1148 - 1" calcext:value-type="string">
            <text:p>Cell 1148 - 1</text:p>
          </table:table-cell>
          <table:table-cell table:formula="of:= COM.MICROSOFT.CONCAT(&quot;Cell &quot;; COM.MICROSOFT.CONCAT(ROW([.B1149]) - 1; COM.MICROSOFT.CONCAT(&quot; - &quot;; COLUMN([.B1149]))))" office:value-type="string" office:string-value="Cell 1148 - 2" calcext:value-type="string">
            <text:p>Cell 1148 - 2</text:p>
          </table:table-cell>
        </table:table-row>
        <table:table-row table:style-name="ro1">
          <table:table-cell table:formula="of:= COM.MICROSOFT.CONCAT(&quot;Cell &quot;; COM.MICROSOFT.CONCAT(ROW([.A1150]) - 1; COM.MICROSOFT.CONCAT(&quot; - &quot;; COLUMN([.A1150]))))" office:value-type="string" office:string-value="Cell 1149 - 1" calcext:value-type="string">
            <text:p>Cell 1149 - 1</text:p>
          </table:table-cell>
          <table:table-cell table:formula="of:= COM.MICROSOFT.CONCAT(&quot;Cell &quot;; COM.MICROSOFT.CONCAT(ROW([.B1150]) - 1; COM.MICROSOFT.CONCAT(&quot; - &quot;; COLUMN([.B1150]))))" office:value-type="string" office:string-value="Cell 1149 - 2" calcext:value-type="string">
            <text:p>Cell 1149 - 2</text:p>
          </table:table-cell>
        </table:table-row>
        <table:table-row table:style-name="ro1">
          <table:table-cell table:formula="of:= COM.MICROSOFT.CONCAT(&quot;Cell &quot;; COM.MICROSOFT.CONCAT(ROW([.A1151]) - 1; COM.MICROSOFT.CONCAT(&quot; - &quot;; COLUMN([.A1151]))))" office:value-type="string" office:string-value="Cell 1150 - 1" calcext:value-type="string">
            <text:p>Cell 1150 - 1</text:p>
          </table:table-cell>
          <table:table-cell table:formula="of:= COM.MICROSOFT.CONCAT(&quot;Cell &quot;; COM.MICROSOFT.CONCAT(ROW([.B1151]) - 1; COM.MICROSOFT.CONCAT(&quot; - &quot;; COLUMN([.B1151]))))" office:value-type="string" office:string-value="Cell 1150 - 2" calcext:value-type="string">
            <text:p>Cell 1150 - 2</text:p>
          </table:table-cell>
        </table:table-row>
        <table:table-row table:style-name="ro1">
          <table:table-cell table:formula="of:= COM.MICROSOFT.CONCAT(&quot;Cell &quot;; COM.MICROSOFT.CONCAT(ROW([.A1152]) - 1; COM.MICROSOFT.CONCAT(&quot; - &quot;; COLUMN([.A1152]))))" office:value-type="string" office:string-value="Cell 1151 - 1" calcext:value-type="string">
            <text:p>Cell 1151 - 1</text:p>
          </table:table-cell>
          <table:table-cell table:formula="of:= COM.MICROSOFT.CONCAT(&quot;Cell &quot;; COM.MICROSOFT.CONCAT(ROW([.B1152]) - 1; COM.MICROSOFT.CONCAT(&quot; - &quot;; COLUMN([.B1152]))))" office:value-type="string" office:string-value="Cell 1151 - 2" calcext:value-type="string">
            <text:p>Cell 1151 - 2</text:p>
          </table:table-cell>
        </table:table-row>
        <table:table-row table:style-name="ro1">
          <table:table-cell table:formula="of:= COM.MICROSOFT.CONCAT(&quot;Cell &quot;; COM.MICROSOFT.CONCAT(ROW([.A1153]) - 1; COM.MICROSOFT.CONCAT(&quot; - &quot;; COLUMN([.A1153]))))" office:value-type="string" office:string-value="Cell 1152 - 1" calcext:value-type="string">
            <text:p>Cell 1152 - 1</text:p>
          </table:table-cell>
          <table:table-cell table:formula="of:= COM.MICROSOFT.CONCAT(&quot;Cell &quot;; COM.MICROSOFT.CONCAT(ROW([.B1153]) - 1; COM.MICROSOFT.CONCAT(&quot; - &quot;; COLUMN([.B1153]))))" office:value-type="string" office:string-value="Cell 1152 - 2" calcext:value-type="string">
            <text:p>Cell 1152 - 2</text:p>
          </table:table-cell>
        </table:table-row>
        <table:table-row table:style-name="ro1">
          <table:table-cell table:formula="of:= COM.MICROSOFT.CONCAT(&quot;Cell &quot;; COM.MICROSOFT.CONCAT(ROW([.A1154]) - 1; COM.MICROSOFT.CONCAT(&quot; - &quot;; COLUMN([.A1154]))))" office:value-type="string" office:string-value="Cell 1153 - 1" calcext:value-type="string">
            <text:p>Cell 1153 - 1</text:p>
          </table:table-cell>
          <table:table-cell table:formula="of:= COM.MICROSOFT.CONCAT(&quot;Cell &quot;; COM.MICROSOFT.CONCAT(ROW([.B1154]) - 1; COM.MICROSOFT.CONCAT(&quot; - &quot;; COLUMN([.B1154]))))" office:value-type="string" office:string-value="Cell 1153 - 2" calcext:value-type="string">
            <text:p>Cell 1153 - 2</text:p>
          </table:table-cell>
        </table:table-row>
        <table:table-row table:style-name="ro1">
          <table:table-cell table:formula="of:= COM.MICROSOFT.CONCAT(&quot;Cell &quot;; COM.MICROSOFT.CONCAT(ROW([.A1155]) - 1; COM.MICROSOFT.CONCAT(&quot; - &quot;; COLUMN([.A1155]))))" office:value-type="string" office:string-value="Cell 1154 - 1" calcext:value-type="string">
            <text:p>Cell 1154 - 1</text:p>
          </table:table-cell>
          <table:table-cell table:formula="of:= COM.MICROSOFT.CONCAT(&quot;Cell &quot;; COM.MICROSOFT.CONCAT(ROW([.B1155]) - 1; COM.MICROSOFT.CONCAT(&quot; - &quot;; COLUMN([.B1155]))))" office:value-type="string" office:string-value="Cell 1154 - 2" calcext:value-type="string">
            <text:p>Cell 1154 - 2</text:p>
          </table:table-cell>
        </table:table-row>
        <table:table-row table:style-name="ro1">
          <table:table-cell table:formula="of:= COM.MICROSOFT.CONCAT(&quot;Cell &quot;; COM.MICROSOFT.CONCAT(ROW([.A1156]) - 1; COM.MICROSOFT.CONCAT(&quot; - &quot;; COLUMN([.A1156]))))" office:value-type="string" office:string-value="Cell 1155 - 1" calcext:value-type="string">
            <text:p>Cell 1155 - 1</text:p>
          </table:table-cell>
          <table:table-cell table:formula="of:= COM.MICROSOFT.CONCAT(&quot;Cell &quot;; COM.MICROSOFT.CONCAT(ROW([.B1156]) - 1; COM.MICROSOFT.CONCAT(&quot; - &quot;; COLUMN([.B1156]))))" office:value-type="string" office:string-value="Cell 1155 - 2" calcext:value-type="string">
            <text:p>Cell 1155 - 2</text:p>
          </table:table-cell>
        </table:table-row>
        <table:table-row table:style-name="ro1">
          <table:table-cell table:formula="of:= COM.MICROSOFT.CONCAT(&quot;Cell &quot;; COM.MICROSOFT.CONCAT(ROW([.A1157]) - 1; COM.MICROSOFT.CONCAT(&quot; - &quot;; COLUMN([.A1157]))))" office:value-type="string" office:string-value="Cell 1156 - 1" calcext:value-type="string">
            <text:p>Cell 1156 - 1</text:p>
          </table:table-cell>
          <table:table-cell table:formula="of:= COM.MICROSOFT.CONCAT(&quot;Cell &quot;; COM.MICROSOFT.CONCAT(ROW([.B1157]) - 1; COM.MICROSOFT.CONCAT(&quot; - &quot;; COLUMN([.B1157]))))" office:value-type="string" office:string-value="Cell 1156 - 2" calcext:value-type="string">
            <text:p>Cell 1156 - 2</text:p>
          </table:table-cell>
        </table:table-row>
        <table:table-row table:style-name="ro1">
          <table:table-cell table:formula="of:= COM.MICROSOFT.CONCAT(&quot;Cell &quot;; COM.MICROSOFT.CONCAT(ROW([.A1158]) - 1; COM.MICROSOFT.CONCAT(&quot; - &quot;; COLUMN([.A1158]))))" office:value-type="string" office:string-value="Cell 1157 - 1" calcext:value-type="string">
            <text:p>Cell 1157 - 1</text:p>
          </table:table-cell>
          <table:table-cell table:formula="of:= COM.MICROSOFT.CONCAT(&quot;Cell &quot;; COM.MICROSOFT.CONCAT(ROW([.B1158]) - 1; COM.MICROSOFT.CONCAT(&quot; - &quot;; COLUMN([.B1158]))))" office:value-type="string" office:string-value="Cell 1157 - 2" calcext:value-type="string">
            <text:p>Cell 1157 - 2</text:p>
          </table:table-cell>
        </table:table-row>
        <table:table-row table:style-name="ro1">
          <table:table-cell table:formula="of:= COM.MICROSOFT.CONCAT(&quot;Cell &quot;; COM.MICROSOFT.CONCAT(ROW([.A1159]) - 1; COM.MICROSOFT.CONCAT(&quot; - &quot;; COLUMN([.A1159]))))" office:value-type="string" office:string-value="Cell 1158 - 1" calcext:value-type="string">
            <text:p>Cell 1158 - 1</text:p>
          </table:table-cell>
          <table:table-cell table:formula="of:= COM.MICROSOFT.CONCAT(&quot;Cell &quot;; COM.MICROSOFT.CONCAT(ROW([.B1159]) - 1; COM.MICROSOFT.CONCAT(&quot; - &quot;; COLUMN([.B1159]))))" office:value-type="string" office:string-value="Cell 1158 - 2" calcext:value-type="string">
            <text:p>Cell 1158 - 2</text:p>
          </table:table-cell>
        </table:table-row>
        <table:table-row table:style-name="ro1">
          <table:table-cell table:formula="of:= COM.MICROSOFT.CONCAT(&quot;Cell &quot;; COM.MICROSOFT.CONCAT(ROW([.A1160]) - 1; COM.MICROSOFT.CONCAT(&quot; - &quot;; COLUMN([.A1160]))))" office:value-type="string" office:string-value="Cell 1159 - 1" calcext:value-type="string">
            <text:p>Cell 1159 - 1</text:p>
          </table:table-cell>
          <table:table-cell table:formula="of:= COM.MICROSOFT.CONCAT(&quot;Cell &quot;; COM.MICROSOFT.CONCAT(ROW([.B1160]) - 1; COM.MICROSOFT.CONCAT(&quot; - &quot;; COLUMN([.B1160]))))" office:value-type="string" office:string-value="Cell 1159 - 2" calcext:value-type="string">
            <text:p>Cell 1159 - 2</text:p>
          </table:table-cell>
        </table:table-row>
        <table:table-row table:style-name="ro1">
          <table:table-cell table:formula="of:= COM.MICROSOFT.CONCAT(&quot;Cell &quot;; COM.MICROSOFT.CONCAT(ROW([.A1161]) - 1; COM.MICROSOFT.CONCAT(&quot; - &quot;; COLUMN([.A1161]))))" office:value-type="string" office:string-value="Cell 1160 - 1" calcext:value-type="string">
            <text:p>Cell 1160 - 1</text:p>
          </table:table-cell>
          <table:table-cell table:formula="of:= COM.MICROSOFT.CONCAT(&quot;Cell &quot;; COM.MICROSOFT.CONCAT(ROW([.B1161]) - 1; COM.MICROSOFT.CONCAT(&quot; - &quot;; COLUMN([.B1161]))))" office:value-type="string" office:string-value="Cell 1160 - 2" calcext:value-type="string">
            <text:p>Cell 1160 - 2</text:p>
          </table:table-cell>
        </table:table-row>
        <table:table-row table:style-name="ro1">
          <table:table-cell table:formula="of:= COM.MICROSOFT.CONCAT(&quot;Cell &quot;; COM.MICROSOFT.CONCAT(ROW([.A1162]) - 1; COM.MICROSOFT.CONCAT(&quot; - &quot;; COLUMN([.A1162]))))" office:value-type="string" office:string-value="Cell 1161 - 1" calcext:value-type="string">
            <text:p>Cell 1161 - 1</text:p>
          </table:table-cell>
          <table:table-cell table:formula="of:= COM.MICROSOFT.CONCAT(&quot;Cell &quot;; COM.MICROSOFT.CONCAT(ROW([.B1162]) - 1; COM.MICROSOFT.CONCAT(&quot; - &quot;; COLUMN([.B1162]))))" office:value-type="string" office:string-value="Cell 1161 - 2" calcext:value-type="string">
            <text:p>Cell 1161 - 2</text:p>
          </table:table-cell>
        </table:table-row>
        <table:table-row table:style-name="ro1">
          <table:table-cell table:formula="of:= COM.MICROSOFT.CONCAT(&quot;Cell &quot;; COM.MICROSOFT.CONCAT(ROW([.A1163]) - 1; COM.MICROSOFT.CONCAT(&quot; - &quot;; COLUMN([.A1163]))))" office:value-type="string" office:string-value="Cell 1162 - 1" calcext:value-type="string">
            <text:p>Cell 1162 - 1</text:p>
          </table:table-cell>
          <table:table-cell table:formula="of:= COM.MICROSOFT.CONCAT(&quot;Cell &quot;; COM.MICROSOFT.CONCAT(ROW([.B1163]) - 1; COM.MICROSOFT.CONCAT(&quot; - &quot;; COLUMN([.B1163]))))" office:value-type="string" office:string-value="Cell 1162 - 2" calcext:value-type="string">
            <text:p>Cell 1162 - 2</text:p>
          </table:table-cell>
        </table:table-row>
        <table:table-row table:style-name="ro1">
          <table:table-cell table:formula="of:= COM.MICROSOFT.CONCAT(&quot;Cell &quot;; COM.MICROSOFT.CONCAT(ROW([.A1164]) - 1; COM.MICROSOFT.CONCAT(&quot; - &quot;; COLUMN([.A1164]))))" office:value-type="string" office:string-value="Cell 1163 - 1" calcext:value-type="string">
            <text:p>Cell 1163 - 1</text:p>
          </table:table-cell>
          <table:table-cell table:formula="of:= COM.MICROSOFT.CONCAT(&quot;Cell &quot;; COM.MICROSOFT.CONCAT(ROW([.B1164]) - 1; COM.MICROSOFT.CONCAT(&quot; - &quot;; COLUMN([.B1164]))))" office:value-type="string" office:string-value="Cell 1163 - 2" calcext:value-type="string">
            <text:p>Cell 1163 - 2</text:p>
          </table:table-cell>
        </table:table-row>
        <table:table-row table:style-name="ro1">
          <table:table-cell table:formula="of:= COM.MICROSOFT.CONCAT(&quot;Cell &quot;; COM.MICROSOFT.CONCAT(ROW([.A1165]) - 1; COM.MICROSOFT.CONCAT(&quot; - &quot;; COLUMN([.A1165]))))" office:value-type="string" office:string-value="Cell 1164 - 1" calcext:value-type="string">
            <text:p>Cell 1164 - 1</text:p>
          </table:table-cell>
          <table:table-cell table:formula="of:= COM.MICROSOFT.CONCAT(&quot;Cell &quot;; COM.MICROSOFT.CONCAT(ROW([.B1165]) - 1; COM.MICROSOFT.CONCAT(&quot; - &quot;; COLUMN([.B1165]))))" office:value-type="string" office:string-value="Cell 1164 - 2" calcext:value-type="string">
            <text:p>Cell 1164 - 2</text:p>
          </table:table-cell>
        </table:table-row>
        <table:table-row table:style-name="ro1">
          <table:table-cell table:formula="of:= COM.MICROSOFT.CONCAT(&quot;Cell &quot;; COM.MICROSOFT.CONCAT(ROW([.A1166]) - 1; COM.MICROSOFT.CONCAT(&quot; - &quot;; COLUMN([.A1166]))))" office:value-type="string" office:string-value="Cell 1165 - 1" calcext:value-type="string">
            <text:p>Cell 1165 - 1</text:p>
          </table:table-cell>
          <table:table-cell table:formula="of:= COM.MICROSOFT.CONCAT(&quot;Cell &quot;; COM.MICROSOFT.CONCAT(ROW([.B1166]) - 1; COM.MICROSOFT.CONCAT(&quot; - &quot;; COLUMN([.B1166]))))" office:value-type="string" office:string-value="Cell 1165 - 2" calcext:value-type="string">
            <text:p>Cell 1165 - 2</text:p>
          </table:table-cell>
        </table:table-row>
        <table:table-row table:style-name="ro1">
          <table:table-cell table:formula="of:= COM.MICROSOFT.CONCAT(&quot;Cell &quot;; COM.MICROSOFT.CONCAT(ROW([.A1167]) - 1; COM.MICROSOFT.CONCAT(&quot; - &quot;; COLUMN([.A1167]))))" office:value-type="string" office:string-value="Cell 1166 - 1" calcext:value-type="string">
            <text:p>Cell 1166 - 1</text:p>
          </table:table-cell>
          <table:table-cell table:formula="of:= COM.MICROSOFT.CONCAT(&quot;Cell &quot;; COM.MICROSOFT.CONCAT(ROW([.B1167]) - 1; COM.MICROSOFT.CONCAT(&quot; - &quot;; COLUMN([.B1167]))))" office:value-type="string" office:string-value="Cell 1166 - 2" calcext:value-type="string">
            <text:p>Cell 1166 - 2</text:p>
          </table:table-cell>
        </table:table-row>
        <table:table-row table:style-name="ro1">
          <table:table-cell table:formula="of:= COM.MICROSOFT.CONCAT(&quot;Cell &quot;; COM.MICROSOFT.CONCAT(ROW([.A1168]) - 1; COM.MICROSOFT.CONCAT(&quot; - &quot;; COLUMN([.A1168]))))" office:value-type="string" office:string-value="Cell 1167 - 1" calcext:value-type="string">
            <text:p>Cell 1167 - 1</text:p>
          </table:table-cell>
          <table:table-cell table:formula="of:= COM.MICROSOFT.CONCAT(&quot;Cell &quot;; COM.MICROSOFT.CONCAT(ROW([.B1168]) - 1; COM.MICROSOFT.CONCAT(&quot; - &quot;; COLUMN([.B1168]))))" office:value-type="string" office:string-value="Cell 1167 - 2" calcext:value-type="string">
            <text:p>Cell 1167 - 2</text:p>
          </table:table-cell>
        </table:table-row>
        <table:table-row table:style-name="ro1">
          <table:table-cell table:formula="of:= COM.MICROSOFT.CONCAT(&quot;Cell &quot;; COM.MICROSOFT.CONCAT(ROW([.A1169]) - 1; COM.MICROSOFT.CONCAT(&quot; - &quot;; COLUMN([.A1169]))))" office:value-type="string" office:string-value="Cell 1168 - 1" calcext:value-type="string">
            <text:p>Cell 1168 - 1</text:p>
          </table:table-cell>
          <table:table-cell table:formula="of:= COM.MICROSOFT.CONCAT(&quot;Cell &quot;; COM.MICROSOFT.CONCAT(ROW([.B1169]) - 1; COM.MICROSOFT.CONCAT(&quot; - &quot;; COLUMN([.B1169]))))" office:value-type="string" office:string-value="Cell 1168 - 2" calcext:value-type="string">
            <text:p>Cell 1168 - 2</text:p>
          </table:table-cell>
        </table:table-row>
        <table:table-row table:style-name="ro1">
          <table:table-cell table:formula="of:= COM.MICROSOFT.CONCAT(&quot;Cell &quot;; COM.MICROSOFT.CONCAT(ROW([.A1170]) - 1; COM.MICROSOFT.CONCAT(&quot; - &quot;; COLUMN([.A1170]))))" office:value-type="string" office:string-value="Cell 1169 - 1" calcext:value-type="string">
            <text:p>Cell 1169 - 1</text:p>
          </table:table-cell>
          <table:table-cell table:formula="of:= COM.MICROSOFT.CONCAT(&quot;Cell &quot;; COM.MICROSOFT.CONCAT(ROW([.B1170]) - 1; COM.MICROSOFT.CONCAT(&quot; - &quot;; COLUMN([.B1170]))))" office:value-type="string" office:string-value="Cell 1169 - 2" calcext:value-type="string">
            <text:p>Cell 1169 - 2</text:p>
          </table:table-cell>
        </table:table-row>
        <table:table-row table:style-name="ro1">
          <table:table-cell table:formula="of:= COM.MICROSOFT.CONCAT(&quot;Cell &quot;; COM.MICROSOFT.CONCAT(ROW([.A1171]) - 1; COM.MICROSOFT.CONCAT(&quot; - &quot;; COLUMN([.A1171]))))" office:value-type="string" office:string-value="Cell 1170 - 1" calcext:value-type="string">
            <text:p>Cell 1170 - 1</text:p>
          </table:table-cell>
          <table:table-cell table:formula="of:= COM.MICROSOFT.CONCAT(&quot;Cell &quot;; COM.MICROSOFT.CONCAT(ROW([.B1171]) - 1; COM.MICROSOFT.CONCAT(&quot; - &quot;; COLUMN([.B1171]))))" office:value-type="string" office:string-value="Cell 1170 - 2" calcext:value-type="string">
            <text:p>Cell 1170 - 2</text:p>
          </table:table-cell>
        </table:table-row>
        <table:table-row table:style-name="ro1">
          <table:table-cell table:formula="of:= COM.MICROSOFT.CONCAT(&quot;Cell &quot;; COM.MICROSOFT.CONCAT(ROW([.A1172]) - 1; COM.MICROSOFT.CONCAT(&quot; - &quot;; COLUMN([.A1172]))))" office:value-type="string" office:string-value="Cell 1171 - 1" calcext:value-type="string">
            <text:p>Cell 1171 - 1</text:p>
          </table:table-cell>
          <table:table-cell table:formula="of:= COM.MICROSOFT.CONCAT(&quot;Cell &quot;; COM.MICROSOFT.CONCAT(ROW([.B1172]) - 1; COM.MICROSOFT.CONCAT(&quot; - &quot;; COLUMN([.B1172]))))" office:value-type="string" office:string-value="Cell 1171 - 2" calcext:value-type="string">
            <text:p>Cell 1171 - 2</text:p>
          </table:table-cell>
        </table:table-row>
        <table:table-row table:style-name="ro1">
          <table:table-cell table:formula="of:= COM.MICROSOFT.CONCAT(&quot;Cell &quot;; COM.MICROSOFT.CONCAT(ROW([.A1173]) - 1; COM.MICROSOFT.CONCAT(&quot; - &quot;; COLUMN([.A1173]))))" office:value-type="string" office:string-value="Cell 1172 - 1" calcext:value-type="string">
            <text:p>Cell 1172 - 1</text:p>
          </table:table-cell>
          <table:table-cell table:formula="of:= COM.MICROSOFT.CONCAT(&quot;Cell &quot;; COM.MICROSOFT.CONCAT(ROW([.B1173]) - 1; COM.MICROSOFT.CONCAT(&quot; - &quot;; COLUMN([.B1173]))))" office:value-type="string" office:string-value="Cell 1172 - 2" calcext:value-type="string">
            <text:p>Cell 1172 - 2</text:p>
          </table:table-cell>
        </table:table-row>
        <table:table-row table:style-name="ro1">
          <table:table-cell table:formula="of:= COM.MICROSOFT.CONCAT(&quot;Cell &quot;; COM.MICROSOFT.CONCAT(ROW([.A1174]) - 1; COM.MICROSOFT.CONCAT(&quot; - &quot;; COLUMN([.A1174]))))" office:value-type="string" office:string-value="Cell 1173 - 1" calcext:value-type="string">
            <text:p>Cell 1173 - 1</text:p>
          </table:table-cell>
          <table:table-cell table:formula="of:= COM.MICROSOFT.CONCAT(&quot;Cell &quot;; COM.MICROSOFT.CONCAT(ROW([.B1174]) - 1; COM.MICROSOFT.CONCAT(&quot; - &quot;; COLUMN([.B1174]))))" office:value-type="string" office:string-value="Cell 1173 - 2" calcext:value-type="string">
            <text:p>Cell 1173 - 2</text:p>
          </table:table-cell>
        </table:table-row>
        <table:table-row table:style-name="ro1">
          <table:table-cell table:formula="of:= COM.MICROSOFT.CONCAT(&quot;Cell &quot;; COM.MICROSOFT.CONCAT(ROW([.A1175]) - 1; COM.MICROSOFT.CONCAT(&quot; - &quot;; COLUMN([.A1175]))))" office:value-type="string" office:string-value="Cell 1174 - 1" calcext:value-type="string">
            <text:p>Cell 1174 - 1</text:p>
          </table:table-cell>
          <table:table-cell table:formula="of:= COM.MICROSOFT.CONCAT(&quot;Cell &quot;; COM.MICROSOFT.CONCAT(ROW([.B1175]) - 1; COM.MICROSOFT.CONCAT(&quot; - &quot;; COLUMN([.B1175]))))" office:value-type="string" office:string-value="Cell 1174 - 2" calcext:value-type="string">
            <text:p>Cell 1174 - 2</text:p>
          </table:table-cell>
        </table:table-row>
        <table:table-row table:style-name="ro1">
          <table:table-cell table:formula="of:= COM.MICROSOFT.CONCAT(&quot;Cell &quot;; COM.MICROSOFT.CONCAT(ROW([.A1176]) - 1; COM.MICROSOFT.CONCAT(&quot; - &quot;; COLUMN([.A1176]))))" office:value-type="string" office:string-value="Cell 1175 - 1" calcext:value-type="string">
            <text:p>Cell 1175 - 1</text:p>
          </table:table-cell>
          <table:table-cell table:formula="of:= COM.MICROSOFT.CONCAT(&quot;Cell &quot;; COM.MICROSOFT.CONCAT(ROW([.B1176]) - 1; COM.MICROSOFT.CONCAT(&quot; - &quot;; COLUMN([.B1176]))))" office:value-type="string" office:string-value="Cell 1175 - 2" calcext:value-type="string">
            <text:p>Cell 1175 - 2</text:p>
          </table:table-cell>
        </table:table-row>
        <table:table-row table:style-name="ro1">
          <table:table-cell table:formula="of:= COM.MICROSOFT.CONCAT(&quot;Cell &quot;; COM.MICROSOFT.CONCAT(ROW([.A1177]) - 1; COM.MICROSOFT.CONCAT(&quot; - &quot;; COLUMN([.A1177]))))" office:value-type="string" office:string-value="Cell 1176 - 1" calcext:value-type="string">
            <text:p>Cell 1176 - 1</text:p>
          </table:table-cell>
          <table:table-cell table:formula="of:= COM.MICROSOFT.CONCAT(&quot;Cell &quot;; COM.MICROSOFT.CONCAT(ROW([.B1177]) - 1; COM.MICROSOFT.CONCAT(&quot; - &quot;; COLUMN([.B1177]))))" office:value-type="string" office:string-value="Cell 1176 - 2" calcext:value-type="string">
            <text:p>Cell 1176 - 2</text:p>
          </table:table-cell>
        </table:table-row>
        <table:table-row table:style-name="ro1">
          <table:table-cell table:formula="of:= COM.MICROSOFT.CONCAT(&quot;Cell &quot;; COM.MICROSOFT.CONCAT(ROW([.A1178]) - 1; COM.MICROSOFT.CONCAT(&quot; - &quot;; COLUMN([.A1178]))))" office:value-type="string" office:string-value="Cell 1177 - 1" calcext:value-type="string">
            <text:p>Cell 1177 - 1</text:p>
          </table:table-cell>
          <table:table-cell table:formula="of:= COM.MICROSOFT.CONCAT(&quot;Cell &quot;; COM.MICROSOFT.CONCAT(ROW([.B1178]) - 1; COM.MICROSOFT.CONCAT(&quot; - &quot;; COLUMN([.B1178]))))" office:value-type="string" office:string-value="Cell 1177 - 2" calcext:value-type="string">
            <text:p>Cell 1177 - 2</text:p>
          </table:table-cell>
        </table:table-row>
        <table:table-row table:style-name="ro1">
          <table:table-cell table:formula="of:= COM.MICROSOFT.CONCAT(&quot;Cell &quot;; COM.MICROSOFT.CONCAT(ROW([.A1179]) - 1; COM.MICROSOFT.CONCAT(&quot; - &quot;; COLUMN([.A1179]))))" office:value-type="string" office:string-value="Cell 1178 - 1" calcext:value-type="string">
            <text:p>Cell 1178 - 1</text:p>
          </table:table-cell>
          <table:table-cell table:formula="of:= COM.MICROSOFT.CONCAT(&quot;Cell &quot;; COM.MICROSOFT.CONCAT(ROW([.B1179]) - 1; COM.MICROSOFT.CONCAT(&quot; - &quot;; COLUMN([.B1179]))))" office:value-type="string" office:string-value="Cell 1178 - 2" calcext:value-type="string">
            <text:p>Cell 1178 - 2</text:p>
          </table:table-cell>
        </table:table-row>
        <table:table-row table:style-name="ro1">
          <table:table-cell table:formula="of:= COM.MICROSOFT.CONCAT(&quot;Cell &quot;; COM.MICROSOFT.CONCAT(ROW([.A1180]) - 1; COM.MICROSOFT.CONCAT(&quot; - &quot;; COLUMN([.A1180]))))" office:value-type="string" office:string-value="Cell 1179 - 1" calcext:value-type="string">
            <text:p>Cell 1179 - 1</text:p>
          </table:table-cell>
          <table:table-cell table:formula="of:= COM.MICROSOFT.CONCAT(&quot;Cell &quot;; COM.MICROSOFT.CONCAT(ROW([.B1180]) - 1; COM.MICROSOFT.CONCAT(&quot; - &quot;; COLUMN([.B1180]))))" office:value-type="string" office:string-value="Cell 1179 - 2" calcext:value-type="string">
            <text:p>Cell 1179 - 2</text:p>
          </table:table-cell>
        </table:table-row>
        <table:table-row table:style-name="ro1">
          <table:table-cell table:formula="of:= COM.MICROSOFT.CONCAT(&quot;Cell &quot;; COM.MICROSOFT.CONCAT(ROW([.A1181]) - 1; COM.MICROSOFT.CONCAT(&quot; - &quot;; COLUMN([.A1181]))))" office:value-type="string" office:string-value="Cell 1180 - 1" calcext:value-type="string">
            <text:p>Cell 1180 - 1</text:p>
          </table:table-cell>
          <table:table-cell table:formula="of:= COM.MICROSOFT.CONCAT(&quot;Cell &quot;; COM.MICROSOFT.CONCAT(ROW([.B1181]) - 1; COM.MICROSOFT.CONCAT(&quot; - &quot;; COLUMN([.B1181]))))" office:value-type="string" office:string-value="Cell 1180 - 2" calcext:value-type="string">
            <text:p>Cell 1180 - 2</text:p>
          </table:table-cell>
        </table:table-row>
        <table:table-row table:style-name="ro1">
          <table:table-cell table:formula="of:= COM.MICROSOFT.CONCAT(&quot;Cell &quot;; COM.MICROSOFT.CONCAT(ROW([.A1182]) - 1; COM.MICROSOFT.CONCAT(&quot; - &quot;; COLUMN([.A1182]))))" office:value-type="string" office:string-value="Cell 1181 - 1" calcext:value-type="string">
            <text:p>Cell 1181 - 1</text:p>
          </table:table-cell>
          <table:table-cell table:formula="of:= COM.MICROSOFT.CONCAT(&quot;Cell &quot;; COM.MICROSOFT.CONCAT(ROW([.B1182]) - 1; COM.MICROSOFT.CONCAT(&quot; - &quot;; COLUMN([.B1182]))))" office:value-type="string" office:string-value="Cell 1181 - 2" calcext:value-type="string">
            <text:p>Cell 1181 - 2</text:p>
          </table:table-cell>
        </table:table-row>
        <table:table-row table:style-name="ro1">
          <table:table-cell table:formula="of:= COM.MICROSOFT.CONCAT(&quot;Cell &quot;; COM.MICROSOFT.CONCAT(ROW([.A1183]) - 1; COM.MICROSOFT.CONCAT(&quot; - &quot;; COLUMN([.A1183]))))" office:value-type="string" office:string-value="Cell 1182 - 1" calcext:value-type="string">
            <text:p>Cell 1182 - 1</text:p>
          </table:table-cell>
          <table:table-cell table:formula="of:= COM.MICROSOFT.CONCAT(&quot;Cell &quot;; COM.MICROSOFT.CONCAT(ROW([.B1183]) - 1; COM.MICROSOFT.CONCAT(&quot; - &quot;; COLUMN([.B1183]))))" office:value-type="string" office:string-value="Cell 1182 - 2" calcext:value-type="string">
            <text:p>Cell 1182 - 2</text:p>
          </table:table-cell>
        </table:table-row>
        <table:table-row table:style-name="ro1">
          <table:table-cell table:formula="of:= COM.MICROSOFT.CONCAT(&quot;Cell &quot;; COM.MICROSOFT.CONCAT(ROW([.A1184]) - 1; COM.MICROSOFT.CONCAT(&quot; - &quot;; COLUMN([.A1184]))))" office:value-type="string" office:string-value="Cell 1183 - 1" calcext:value-type="string">
            <text:p>Cell 1183 - 1</text:p>
          </table:table-cell>
          <table:table-cell table:formula="of:= COM.MICROSOFT.CONCAT(&quot;Cell &quot;; COM.MICROSOFT.CONCAT(ROW([.B1184]) - 1; COM.MICROSOFT.CONCAT(&quot; - &quot;; COLUMN([.B1184]))))" office:value-type="string" office:string-value="Cell 1183 - 2" calcext:value-type="string">
            <text:p>Cell 1183 - 2</text:p>
          </table:table-cell>
        </table:table-row>
        <table:table-row table:style-name="ro1">
          <table:table-cell table:formula="of:= COM.MICROSOFT.CONCAT(&quot;Cell &quot;; COM.MICROSOFT.CONCAT(ROW([.A1185]) - 1; COM.MICROSOFT.CONCAT(&quot; - &quot;; COLUMN([.A1185]))))" office:value-type="string" office:string-value="Cell 1184 - 1" calcext:value-type="string">
            <text:p>Cell 1184 - 1</text:p>
          </table:table-cell>
          <table:table-cell table:formula="of:= COM.MICROSOFT.CONCAT(&quot;Cell &quot;; COM.MICROSOFT.CONCAT(ROW([.B1185]) - 1; COM.MICROSOFT.CONCAT(&quot; - &quot;; COLUMN([.B1185]))))" office:value-type="string" office:string-value="Cell 1184 - 2" calcext:value-type="string">
            <text:p>Cell 1184 - 2</text:p>
          </table:table-cell>
        </table:table-row>
        <table:table-row table:style-name="ro1">
          <table:table-cell table:formula="of:= COM.MICROSOFT.CONCAT(&quot;Cell &quot;; COM.MICROSOFT.CONCAT(ROW([.A1186]) - 1; COM.MICROSOFT.CONCAT(&quot; - &quot;; COLUMN([.A1186]))))" office:value-type="string" office:string-value="Cell 1185 - 1" calcext:value-type="string">
            <text:p>Cell 1185 - 1</text:p>
          </table:table-cell>
          <table:table-cell table:formula="of:= COM.MICROSOFT.CONCAT(&quot;Cell &quot;; COM.MICROSOFT.CONCAT(ROW([.B1186]) - 1; COM.MICROSOFT.CONCAT(&quot; - &quot;; COLUMN([.B1186]))))" office:value-type="string" office:string-value="Cell 1185 - 2" calcext:value-type="string">
            <text:p>Cell 1185 - 2</text:p>
          </table:table-cell>
        </table:table-row>
        <table:table-row table:style-name="ro1">
          <table:table-cell table:formula="of:= COM.MICROSOFT.CONCAT(&quot;Cell &quot;; COM.MICROSOFT.CONCAT(ROW([.A1187]) - 1; COM.MICROSOFT.CONCAT(&quot; - &quot;; COLUMN([.A1187]))))" office:value-type="string" office:string-value="Cell 1186 - 1" calcext:value-type="string">
            <text:p>Cell 1186 - 1</text:p>
          </table:table-cell>
          <table:table-cell table:formula="of:= COM.MICROSOFT.CONCAT(&quot;Cell &quot;; COM.MICROSOFT.CONCAT(ROW([.B1187]) - 1; COM.MICROSOFT.CONCAT(&quot; - &quot;; COLUMN([.B1187]))))" office:value-type="string" office:string-value="Cell 1186 - 2" calcext:value-type="string">
            <text:p>Cell 1186 - 2</text:p>
          </table:table-cell>
        </table:table-row>
        <table:table-row table:style-name="ro1">
          <table:table-cell table:formula="of:= COM.MICROSOFT.CONCAT(&quot;Cell &quot;; COM.MICROSOFT.CONCAT(ROW([.A1188]) - 1; COM.MICROSOFT.CONCAT(&quot; - &quot;; COLUMN([.A1188]))))" office:value-type="string" office:string-value="Cell 1187 - 1" calcext:value-type="string">
            <text:p>Cell 1187 - 1</text:p>
          </table:table-cell>
          <table:table-cell table:formula="of:= COM.MICROSOFT.CONCAT(&quot;Cell &quot;; COM.MICROSOFT.CONCAT(ROW([.B1188]) - 1; COM.MICROSOFT.CONCAT(&quot; - &quot;; COLUMN([.B1188]))))" office:value-type="string" office:string-value="Cell 1187 - 2" calcext:value-type="string">
            <text:p>Cell 1187 - 2</text:p>
          </table:table-cell>
        </table:table-row>
        <table:table-row table:style-name="ro1">
          <table:table-cell table:formula="of:= COM.MICROSOFT.CONCAT(&quot;Cell &quot;; COM.MICROSOFT.CONCAT(ROW([.A1189]) - 1; COM.MICROSOFT.CONCAT(&quot; - &quot;; COLUMN([.A1189]))))" office:value-type="string" office:string-value="Cell 1188 - 1" calcext:value-type="string">
            <text:p>Cell 1188 - 1</text:p>
          </table:table-cell>
          <table:table-cell table:formula="of:= COM.MICROSOFT.CONCAT(&quot;Cell &quot;; COM.MICROSOFT.CONCAT(ROW([.B1189]) - 1; COM.MICROSOFT.CONCAT(&quot; - &quot;; COLUMN([.B1189]))))" office:value-type="string" office:string-value="Cell 1188 - 2" calcext:value-type="string">
            <text:p>Cell 1188 - 2</text:p>
          </table:table-cell>
        </table:table-row>
        <table:table-row table:style-name="ro1">
          <table:table-cell table:formula="of:= COM.MICROSOFT.CONCAT(&quot;Cell &quot;; COM.MICROSOFT.CONCAT(ROW([.A1190]) - 1; COM.MICROSOFT.CONCAT(&quot; - &quot;; COLUMN([.A1190]))))" office:value-type="string" office:string-value="Cell 1189 - 1" calcext:value-type="string">
            <text:p>Cell 1189 - 1</text:p>
          </table:table-cell>
          <table:table-cell table:formula="of:= COM.MICROSOFT.CONCAT(&quot;Cell &quot;; COM.MICROSOFT.CONCAT(ROW([.B1190]) - 1; COM.MICROSOFT.CONCAT(&quot; - &quot;; COLUMN([.B1190]))))" office:value-type="string" office:string-value="Cell 1189 - 2" calcext:value-type="string">
            <text:p>Cell 1189 - 2</text:p>
          </table:table-cell>
        </table:table-row>
        <table:table-row table:style-name="ro1">
          <table:table-cell table:formula="of:= COM.MICROSOFT.CONCAT(&quot;Cell &quot;; COM.MICROSOFT.CONCAT(ROW([.A1191]) - 1; COM.MICROSOFT.CONCAT(&quot; - &quot;; COLUMN([.A1191]))))" office:value-type="string" office:string-value="Cell 1190 - 1" calcext:value-type="string">
            <text:p>Cell 1190 - 1</text:p>
          </table:table-cell>
          <table:table-cell table:formula="of:= COM.MICROSOFT.CONCAT(&quot;Cell &quot;; COM.MICROSOFT.CONCAT(ROW([.B1191]) - 1; COM.MICROSOFT.CONCAT(&quot; - &quot;; COLUMN([.B1191]))))" office:value-type="string" office:string-value="Cell 1190 - 2" calcext:value-type="string">
            <text:p>Cell 1190 - 2</text:p>
          </table:table-cell>
        </table:table-row>
        <table:table-row table:style-name="ro1">
          <table:table-cell table:formula="of:= COM.MICROSOFT.CONCAT(&quot;Cell &quot;; COM.MICROSOFT.CONCAT(ROW([.A1192]) - 1; COM.MICROSOFT.CONCAT(&quot; - &quot;; COLUMN([.A1192]))))" office:value-type="string" office:string-value="Cell 1191 - 1" calcext:value-type="string">
            <text:p>Cell 1191 - 1</text:p>
          </table:table-cell>
          <table:table-cell table:formula="of:= COM.MICROSOFT.CONCAT(&quot;Cell &quot;; COM.MICROSOFT.CONCAT(ROW([.B1192]) - 1; COM.MICROSOFT.CONCAT(&quot; - &quot;; COLUMN([.B1192]))))" office:value-type="string" office:string-value="Cell 1191 - 2" calcext:value-type="string">
            <text:p>Cell 1191 - 2</text:p>
          </table:table-cell>
        </table:table-row>
        <table:table-row table:style-name="ro1">
          <table:table-cell table:formula="of:= COM.MICROSOFT.CONCAT(&quot;Cell &quot;; COM.MICROSOFT.CONCAT(ROW([.A1193]) - 1; COM.MICROSOFT.CONCAT(&quot; - &quot;; COLUMN([.A1193]))))" office:value-type="string" office:string-value="Cell 1192 - 1" calcext:value-type="string">
            <text:p>Cell 1192 - 1</text:p>
          </table:table-cell>
          <table:table-cell table:formula="of:= COM.MICROSOFT.CONCAT(&quot;Cell &quot;; COM.MICROSOFT.CONCAT(ROW([.B1193]) - 1; COM.MICROSOFT.CONCAT(&quot; - &quot;; COLUMN([.B1193]))))" office:value-type="string" office:string-value="Cell 1192 - 2" calcext:value-type="string">
            <text:p>Cell 1192 - 2</text:p>
          </table:table-cell>
        </table:table-row>
        <table:table-row table:style-name="ro1">
          <table:table-cell table:formula="of:= COM.MICROSOFT.CONCAT(&quot;Cell &quot;; COM.MICROSOFT.CONCAT(ROW([.A1194]) - 1; COM.MICROSOFT.CONCAT(&quot; - &quot;; COLUMN([.A1194]))))" office:value-type="string" office:string-value="Cell 1193 - 1" calcext:value-type="string">
            <text:p>Cell 1193 - 1</text:p>
          </table:table-cell>
          <table:table-cell table:formula="of:= COM.MICROSOFT.CONCAT(&quot;Cell &quot;; COM.MICROSOFT.CONCAT(ROW([.B1194]) - 1; COM.MICROSOFT.CONCAT(&quot; - &quot;; COLUMN([.B1194]))))" office:value-type="string" office:string-value="Cell 1193 - 2" calcext:value-type="string">
            <text:p>Cell 1193 - 2</text:p>
          </table:table-cell>
        </table:table-row>
        <table:table-row table:style-name="ro1">
          <table:table-cell table:formula="of:= COM.MICROSOFT.CONCAT(&quot;Cell &quot;; COM.MICROSOFT.CONCAT(ROW([.A1195]) - 1; COM.MICROSOFT.CONCAT(&quot; - &quot;; COLUMN([.A1195]))))" office:value-type="string" office:string-value="Cell 1194 - 1" calcext:value-type="string">
            <text:p>Cell 1194 - 1</text:p>
          </table:table-cell>
          <table:table-cell table:formula="of:= COM.MICROSOFT.CONCAT(&quot;Cell &quot;; COM.MICROSOFT.CONCAT(ROW([.B1195]) - 1; COM.MICROSOFT.CONCAT(&quot; - &quot;; COLUMN([.B1195]))))" office:value-type="string" office:string-value="Cell 1194 - 2" calcext:value-type="string">
            <text:p>Cell 1194 - 2</text:p>
          </table:table-cell>
        </table:table-row>
        <table:table-row table:style-name="ro1">
          <table:table-cell table:formula="of:= COM.MICROSOFT.CONCAT(&quot;Cell &quot;; COM.MICROSOFT.CONCAT(ROW([.A1196]) - 1; COM.MICROSOFT.CONCAT(&quot; - &quot;; COLUMN([.A1196]))))" office:value-type="string" office:string-value="Cell 1195 - 1" calcext:value-type="string">
            <text:p>Cell 1195 - 1</text:p>
          </table:table-cell>
          <table:table-cell table:formula="of:= COM.MICROSOFT.CONCAT(&quot;Cell &quot;; COM.MICROSOFT.CONCAT(ROW([.B1196]) - 1; COM.MICROSOFT.CONCAT(&quot; - &quot;; COLUMN([.B1196]))))" office:value-type="string" office:string-value="Cell 1195 - 2" calcext:value-type="string">
            <text:p>Cell 1195 - 2</text:p>
          </table:table-cell>
        </table:table-row>
        <table:table-row table:style-name="ro1">
          <table:table-cell table:formula="of:= COM.MICROSOFT.CONCAT(&quot;Cell &quot;; COM.MICROSOFT.CONCAT(ROW([.A1197]) - 1; COM.MICROSOFT.CONCAT(&quot; - &quot;; COLUMN([.A1197]))))" office:value-type="string" office:string-value="Cell 1196 - 1" calcext:value-type="string">
            <text:p>Cell 1196 - 1</text:p>
          </table:table-cell>
          <table:table-cell table:formula="of:= COM.MICROSOFT.CONCAT(&quot;Cell &quot;; COM.MICROSOFT.CONCAT(ROW([.B1197]) - 1; COM.MICROSOFT.CONCAT(&quot; - &quot;; COLUMN([.B1197]))))" office:value-type="string" office:string-value="Cell 1196 - 2" calcext:value-type="string">
            <text:p>Cell 1196 - 2</text:p>
          </table:table-cell>
        </table:table-row>
        <table:table-row table:style-name="ro1">
          <table:table-cell table:formula="of:= COM.MICROSOFT.CONCAT(&quot;Cell &quot;; COM.MICROSOFT.CONCAT(ROW([.A1198]) - 1; COM.MICROSOFT.CONCAT(&quot; - &quot;; COLUMN([.A1198]))))" office:value-type="string" office:string-value="Cell 1197 - 1" calcext:value-type="string">
            <text:p>Cell 1197 - 1</text:p>
          </table:table-cell>
          <table:table-cell table:formula="of:= COM.MICROSOFT.CONCAT(&quot;Cell &quot;; COM.MICROSOFT.CONCAT(ROW([.B1198]) - 1; COM.MICROSOFT.CONCAT(&quot; - &quot;; COLUMN([.B1198]))))" office:value-type="string" office:string-value="Cell 1197 - 2" calcext:value-type="string">
            <text:p>Cell 1197 - 2</text:p>
          </table:table-cell>
        </table:table-row>
        <table:table-row table:style-name="ro1">
          <table:table-cell table:formula="of:= COM.MICROSOFT.CONCAT(&quot;Cell &quot;; COM.MICROSOFT.CONCAT(ROW([.A1199]) - 1; COM.MICROSOFT.CONCAT(&quot; - &quot;; COLUMN([.A1199]))))" office:value-type="string" office:string-value="Cell 1198 - 1" calcext:value-type="string">
            <text:p>Cell 1198 - 1</text:p>
          </table:table-cell>
          <table:table-cell table:formula="of:= COM.MICROSOFT.CONCAT(&quot;Cell &quot;; COM.MICROSOFT.CONCAT(ROW([.B1199]) - 1; COM.MICROSOFT.CONCAT(&quot; - &quot;; COLUMN([.B1199]))))" office:value-type="string" office:string-value="Cell 1198 - 2" calcext:value-type="string">
            <text:p>Cell 1198 - 2</text:p>
          </table:table-cell>
        </table:table-row>
        <table:table-row table:style-name="ro1">
          <table:table-cell table:formula="of:= COM.MICROSOFT.CONCAT(&quot;Cell &quot;; COM.MICROSOFT.CONCAT(ROW([.A1200]) - 1; COM.MICROSOFT.CONCAT(&quot; - &quot;; COLUMN([.A1200]))))" office:value-type="string" office:string-value="Cell 1199 - 1" calcext:value-type="string">
            <text:p>Cell 1199 - 1</text:p>
          </table:table-cell>
          <table:table-cell table:formula="of:= COM.MICROSOFT.CONCAT(&quot;Cell &quot;; COM.MICROSOFT.CONCAT(ROW([.B1200]) - 1; COM.MICROSOFT.CONCAT(&quot; - &quot;; COLUMN([.B1200]))))" office:value-type="string" office:string-value="Cell 1199 - 2" calcext:value-type="string">
            <text:p>Cell 1199 - 2</text:p>
          </table:table-cell>
        </table:table-row>
        <table:table-row table:style-name="ro1">
          <table:table-cell table:formula="of:= COM.MICROSOFT.CONCAT(&quot;Cell &quot;; COM.MICROSOFT.CONCAT(ROW([.A1201]) - 1; COM.MICROSOFT.CONCAT(&quot; - &quot;; COLUMN([.A1201]))))" office:value-type="string" office:string-value="Cell 1200 - 1" calcext:value-type="string">
            <text:p>Cell 1200 - 1</text:p>
          </table:table-cell>
          <table:table-cell table:formula="of:= COM.MICROSOFT.CONCAT(&quot;Cell &quot;; COM.MICROSOFT.CONCAT(ROW([.B1201]) - 1; COM.MICROSOFT.CONCAT(&quot; - &quot;; COLUMN([.B1201]))))" office:value-type="string" office:string-value="Cell 1200 - 2" calcext:value-type="string">
            <text:p>Cell 1200 - 2</text:p>
          </table:table-cell>
        </table:table-row>
        <table:table-row table:style-name="ro1">
          <table:table-cell table:formula="of:= COM.MICROSOFT.CONCAT(&quot;Cell &quot;; COM.MICROSOFT.CONCAT(ROW([.A1202]) - 1; COM.MICROSOFT.CONCAT(&quot; - &quot;; COLUMN([.A1202]))))" office:value-type="string" office:string-value="Cell 1201 - 1" calcext:value-type="string">
            <text:p>Cell 1201 - 1</text:p>
          </table:table-cell>
          <table:table-cell table:formula="of:= COM.MICROSOFT.CONCAT(&quot;Cell &quot;; COM.MICROSOFT.CONCAT(ROW([.B1202]) - 1; COM.MICROSOFT.CONCAT(&quot; - &quot;; COLUMN([.B1202]))))" office:value-type="string" office:string-value="Cell 1201 - 2" calcext:value-type="string">
            <text:p>Cell 1201 - 2</text:p>
          </table:table-cell>
        </table:table-row>
        <table:table-row table:style-name="ro1">
          <table:table-cell table:formula="of:= COM.MICROSOFT.CONCAT(&quot;Cell &quot;; COM.MICROSOFT.CONCAT(ROW([.A1203]) - 1; COM.MICROSOFT.CONCAT(&quot; - &quot;; COLUMN([.A1203]))))" office:value-type="string" office:string-value="Cell 1202 - 1" calcext:value-type="string">
            <text:p>Cell 1202 - 1</text:p>
          </table:table-cell>
          <table:table-cell table:formula="of:= COM.MICROSOFT.CONCAT(&quot;Cell &quot;; COM.MICROSOFT.CONCAT(ROW([.B1203]) - 1; COM.MICROSOFT.CONCAT(&quot; - &quot;; COLUMN([.B1203]))))" office:value-type="string" office:string-value="Cell 1202 - 2" calcext:value-type="string">
            <text:p>Cell 1202 - 2</text:p>
          </table:table-cell>
        </table:table-row>
        <table:table-row table:style-name="ro1">
          <table:table-cell table:formula="of:= COM.MICROSOFT.CONCAT(&quot;Cell &quot;; COM.MICROSOFT.CONCAT(ROW([.A1204]) - 1; COM.MICROSOFT.CONCAT(&quot; - &quot;; COLUMN([.A1204]))))" office:value-type="string" office:string-value="Cell 1203 - 1" calcext:value-type="string">
            <text:p>Cell 1203 - 1</text:p>
          </table:table-cell>
          <table:table-cell table:formula="of:= COM.MICROSOFT.CONCAT(&quot;Cell &quot;; COM.MICROSOFT.CONCAT(ROW([.B1204]) - 1; COM.MICROSOFT.CONCAT(&quot; - &quot;; COLUMN([.B1204]))))" office:value-type="string" office:string-value="Cell 1203 - 2" calcext:value-type="string">
            <text:p>Cell 1203 - 2</text:p>
          </table:table-cell>
        </table:table-row>
        <table:table-row table:style-name="ro1">
          <table:table-cell table:formula="of:= COM.MICROSOFT.CONCAT(&quot;Cell &quot;; COM.MICROSOFT.CONCAT(ROW([.A1205]) - 1; COM.MICROSOFT.CONCAT(&quot; - &quot;; COLUMN([.A1205]))))" office:value-type="string" office:string-value="Cell 1204 - 1" calcext:value-type="string">
            <text:p>Cell 1204 - 1</text:p>
          </table:table-cell>
          <table:table-cell table:formula="of:= COM.MICROSOFT.CONCAT(&quot;Cell &quot;; COM.MICROSOFT.CONCAT(ROW([.B1205]) - 1; COM.MICROSOFT.CONCAT(&quot; - &quot;; COLUMN([.B1205]))))" office:value-type="string" office:string-value="Cell 1204 - 2" calcext:value-type="string">
            <text:p>Cell 1204 - 2</text:p>
          </table:table-cell>
        </table:table-row>
        <table:table-row table:style-name="ro1">
          <table:table-cell table:formula="of:= COM.MICROSOFT.CONCAT(&quot;Cell &quot;; COM.MICROSOFT.CONCAT(ROW([.A1206]) - 1; COM.MICROSOFT.CONCAT(&quot; - &quot;; COLUMN([.A1206]))))" office:value-type="string" office:string-value="Cell 1205 - 1" calcext:value-type="string">
            <text:p>Cell 1205 - 1</text:p>
          </table:table-cell>
          <table:table-cell table:formula="of:= COM.MICROSOFT.CONCAT(&quot;Cell &quot;; COM.MICROSOFT.CONCAT(ROW([.B1206]) - 1; COM.MICROSOFT.CONCAT(&quot; - &quot;; COLUMN([.B1206]))))" office:value-type="string" office:string-value="Cell 1205 - 2" calcext:value-type="string">
            <text:p>Cell 1205 - 2</text:p>
          </table:table-cell>
        </table:table-row>
        <table:table-row table:style-name="ro1">
          <table:table-cell table:formula="of:= COM.MICROSOFT.CONCAT(&quot;Cell &quot;; COM.MICROSOFT.CONCAT(ROW([.A1207]) - 1; COM.MICROSOFT.CONCAT(&quot; - &quot;; COLUMN([.A1207]))))" office:value-type="string" office:string-value="Cell 1206 - 1" calcext:value-type="string">
            <text:p>Cell 1206 - 1</text:p>
          </table:table-cell>
          <table:table-cell table:formula="of:= COM.MICROSOFT.CONCAT(&quot;Cell &quot;; COM.MICROSOFT.CONCAT(ROW([.B1207]) - 1; COM.MICROSOFT.CONCAT(&quot; - &quot;; COLUMN([.B1207]))))" office:value-type="string" office:string-value="Cell 1206 - 2" calcext:value-type="string">
            <text:p>Cell 1206 - 2</text:p>
          </table:table-cell>
        </table:table-row>
        <table:table-row table:style-name="ro1">
          <table:table-cell table:formula="of:= COM.MICROSOFT.CONCAT(&quot;Cell &quot;; COM.MICROSOFT.CONCAT(ROW([.A1208]) - 1; COM.MICROSOFT.CONCAT(&quot; - &quot;; COLUMN([.A1208]))))" office:value-type="string" office:string-value="Cell 1207 - 1" calcext:value-type="string">
            <text:p>Cell 1207 - 1</text:p>
          </table:table-cell>
          <table:table-cell table:formula="of:= COM.MICROSOFT.CONCAT(&quot;Cell &quot;; COM.MICROSOFT.CONCAT(ROW([.B1208]) - 1; COM.MICROSOFT.CONCAT(&quot; - &quot;; COLUMN([.B1208]))))" office:value-type="string" office:string-value="Cell 1207 - 2" calcext:value-type="string">
            <text:p>Cell 1207 - 2</text:p>
          </table:table-cell>
        </table:table-row>
        <table:table-row table:style-name="ro1">
          <table:table-cell table:formula="of:= COM.MICROSOFT.CONCAT(&quot;Cell &quot;; COM.MICROSOFT.CONCAT(ROW([.A1209]) - 1; COM.MICROSOFT.CONCAT(&quot; - &quot;; COLUMN([.A1209]))))" office:value-type="string" office:string-value="Cell 1208 - 1" calcext:value-type="string">
            <text:p>Cell 1208 - 1</text:p>
          </table:table-cell>
          <table:table-cell table:formula="of:= COM.MICROSOFT.CONCAT(&quot;Cell &quot;; COM.MICROSOFT.CONCAT(ROW([.B1209]) - 1; COM.MICROSOFT.CONCAT(&quot; - &quot;; COLUMN([.B1209]))))" office:value-type="string" office:string-value="Cell 1208 - 2" calcext:value-type="string">
            <text:p>Cell 1208 - 2</text:p>
          </table:table-cell>
        </table:table-row>
        <table:table-row table:style-name="ro1">
          <table:table-cell table:formula="of:= COM.MICROSOFT.CONCAT(&quot;Cell &quot;; COM.MICROSOFT.CONCAT(ROW([.A1210]) - 1; COM.MICROSOFT.CONCAT(&quot; - &quot;; COLUMN([.A1210]))))" office:value-type="string" office:string-value="Cell 1209 - 1" calcext:value-type="string">
            <text:p>Cell 1209 - 1</text:p>
          </table:table-cell>
          <table:table-cell table:formula="of:= COM.MICROSOFT.CONCAT(&quot;Cell &quot;; COM.MICROSOFT.CONCAT(ROW([.B1210]) - 1; COM.MICROSOFT.CONCAT(&quot; - &quot;; COLUMN([.B1210]))))" office:value-type="string" office:string-value="Cell 1209 - 2" calcext:value-type="string">
            <text:p>Cell 1209 - 2</text:p>
          </table:table-cell>
        </table:table-row>
        <table:table-row table:style-name="ro1">
          <table:table-cell table:formula="of:= COM.MICROSOFT.CONCAT(&quot;Cell &quot;; COM.MICROSOFT.CONCAT(ROW([.A1211]) - 1; COM.MICROSOFT.CONCAT(&quot; - &quot;; COLUMN([.A1211]))))" office:value-type="string" office:string-value="Cell 1210 - 1" calcext:value-type="string">
            <text:p>Cell 1210 - 1</text:p>
          </table:table-cell>
          <table:table-cell table:formula="of:= COM.MICROSOFT.CONCAT(&quot;Cell &quot;; COM.MICROSOFT.CONCAT(ROW([.B1211]) - 1; COM.MICROSOFT.CONCAT(&quot; - &quot;; COLUMN([.B1211]))))" office:value-type="string" office:string-value="Cell 1210 - 2" calcext:value-type="string">
            <text:p>Cell 1210 - 2</text:p>
          </table:table-cell>
        </table:table-row>
        <table:table-row table:style-name="ro1">
          <table:table-cell table:formula="of:= COM.MICROSOFT.CONCAT(&quot;Cell &quot;; COM.MICROSOFT.CONCAT(ROW([.A1212]) - 1; COM.MICROSOFT.CONCAT(&quot; - &quot;; COLUMN([.A1212]))))" office:value-type="string" office:string-value="Cell 1211 - 1" calcext:value-type="string">
            <text:p>Cell 1211 - 1</text:p>
          </table:table-cell>
          <table:table-cell table:formula="of:= COM.MICROSOFT.CONCAT(&quot;Cell &quot;; COM.MICROSOFT.CONCAT(ROW([.B1212]) - 1; COM.MICROSOFT.CONCAT(&quot; - &quot;; COLUMN([.B1212]))))" office:value-type="string" office:string-value="Cell 1211 - 2" calcext:value-type="string">
            <text:p>Cell 1211 - 2</text:p>
          </table:table-cell>
        </table:table-row>
        <table:table-row table:style-name="ro1">
          <table:table-cell table:formula="of:= COM.MICROSOFT.CONCAT(&quot;Cell &quot;; COM.MICROSOFT.CONCAT(ROW([.A1213]) - 1; COM.MICROSOFT.CONCAT(&quot; - &quot;; COLUMN([.A1213]))))" office:value-type="string" office:string-value="Cell 1212 - 1" calcext:value-type="string">
            <text:p>Cell 1212 - 1</text:p>
          </table:table-cell>
          <table:table-cell table:formula="of:= COM.MICROSOFT.CONCAT(&quot;Cell &quot;; COM.MICROSOFT.CONCAT(ROW([.B1213]) - 1; COM.MICROSOFT.CONCAT(&quot; - &quot;; COLUMN([.B1213]))))" office:value-type="string" office:string-value="Cell 1212 - 2" calcext:value-type="string">
            <text:p>Cell 1212 - 2</text:p>
          </table:table-cell>
        </table:table-row>
        <table:table-row table:style-name="ro1">
          <table:table-cell table:formula="of:= COM.MICROSOFT.CONCAT(&quot;Cell &quot;; COM.MICROSOFT.CONCAT(ROW([.A1214]) - 1; COM.MICROSOFT.CONCAT(&quot; - &quot;; COLUMN([.A1214]))))" office:value-type="string" office:string-value="Cell 1213 - 1" calcext:value-type="string">
            <text:p>Cell 1213 - 1</text:p>
          </table:table-cell>
          <table:table-cell table:formula="of:= COM.MICROSOFT.CONCAT(&quot;Cell &quot;; COM.MICROSOFT.CONCAT(ROW([.B1214]) - 1; COM.MICROSOFT.CONCAT(&quot; - &quot;; COLUMN([.B1214]))))" office:value-type="string" office:string-value="Cell 1213 - 2" calcext:value-type="string">
            <text:p>Cell 1213 - 2</text:p>
          </table:table-cell>
        </table:table-row>
        <table:table-row table:style-name="ro1">
          <table:table-cell table:formula="of:= COM.MICROSOFT.CONCAT(&quot;Cell &quot;; COM.MICROSOFT.CONCAT(ROW([.A1215]) - 1; COM.MICROSOFT.CONCAT(&quot; - &quot;; COLUMN([.A1215]))))" office:value-type="string" office:string-value="Cell 1214 - 1" calcext:value-type="string">
            <text:p>Cell 1214 - 1</text:p>
          </table:table-cell>
          <table:table-cell table:formula="of:= COM.MICROSOFT.CONCAT(&quot;Cell &quot;; COM.MICROSOFT.CONCAT(ROW([.B1215]) - 1; COM.MICROSOFT.CONCAT(&quot; - &quot;; COLUMN([.B1215]))))" office:value-type="string" office:string-value="Cell 1214 - 2" calcext:value-type="string">
            <text:p>Cell 1214 - 2</text:p>
          </table:table-cell>
        </table:table-row>
        <table:table-row table:style-name="ro1">
          <table:table-cell table:formula="of:= COM.MICROSOFT.CONCAT(&quot;Cell &quot;; COM.MICROSOFT.CONCAT(ROW([.A1216]) - 1; COM.MICROSOFT.CONCAT(&quot; - &quot;; COLUMN([.A1216]))))" office:value-type="string" office:string-value="Cell 1215 - 1" calcext:value-type="string">
            <text:p>Cell 1215 - 1</text:p>
          </table:table-cell>
          <table:table-cell table:formula="of:= COM.MICROSOFT.CONCAT(&quot;Cell &quot;; COM.MICROSOFT.CONCAT(ROW([.B1216]) - 1; COM.MICROSOFT.CONCAT(&quot; - &quot;; COLUMN([.B1216]))))" office:value-type="string" office:string-value="Cell 1215 - 2" calcext:value-type="string">
            <text:p>Cell 1215 - 2</text:p>
          </table:table-cell>
        </table:table-row>
        <table:table-row table:style-name="ro1">
          <table:table-cell table:formula="of:= COM.MICROSOFT.CONCAT(&quot;Cell &quot;; COM.MICROSOFT.CONCAT(ROW([.A1217]) - 1; COM.MICROSOFT.CONCAT(&quot; - &quot;; COLUMN([.A1217]))))" office:value-type="string" office:string-value="Cell 1216 - 1" calcext:value-type="string">
            <text:p>Cell 1216 - 1</text:p>
          </table:table-cell>
          <table:table-cell table:formula="of:= COM.MICROSOFT.CONCAT(&quot;Cell &quot;; COM.MICROSOFT.CONCAT(ROW([.B1217]) - 1; COM.MICROSOFT.CONCAT(&quot; - &quot;; COLUMN([.B1217]))))" office:value-type="string" office:string-value="Cell 1216 - 2" calcext:value-type="string">
            <text:p>Cell 1216 - 2</text:p>
          </table:table-cell>
        </table:table-row>
        <table:table-row table:style-name="ro1">
          <table:table-cell table:formula="of:= COM.MICROSOFT.CONCAT(&quot;Cell &quot;; COM.MICROSOFT.CONCAT(ROW([.A1218]) - 1; COM.MICROSOFT.CONCAT(&quot; - &quot;; COLUMN([.A1218]))))" office:value-type="string" office:string-value="Cell 1217 - 1" calcext:value-type="string">
            <text:p>Cell 1217 - 1</text:p>
          </table:table-cell>
          <table:table-cell table:formula="of:= COM.MICROSOFT.CONCAT(&quot;Cell &quot;; COM.MICROSOFT.CONCAT(ROW([.B1218]) - 1; COM.MICROSOFT.CONCAT(&quot; - &quot;; COLUMN([.B1218]))))" office:value-type="string" office:string-value="Cell 1217 - 2" calcext:value-type="string">
            <text:p>Cell 1217 - 2</text:p>
          </table:table-cell>
        </table:table-row>
        <table:table-row table:style-name="ro1">
          <table:table-cell table:formula="of:= COM.MICROSOFT.CONCAT(&quot;Cell &quot;; COM.MICROSOFT.CONCAT(ROW([.A1219]) - 1; COM.MICROSOFT.CONCAT(&quot; - &quot;; COLUMN([.A1219]))))" office:value-type="string" office:string-value="Cell 1218 - 1" calcext:value-type="string">
            <text:p>Cell 1218 - 1</text:p>
          </table:table-cell>
          <table:table-cell table:formula="of:= COM.MICROSOFT.CONCAT(&quot;Cell &quot;; COM.MICROSOFT.CONCAT(ROW([.B1219]) - 1; COM.MICROSOFT.CONCAT(&quot; - &quot;; COLUMN([.B1219]))))" office:value-type="string" office:string-value="Cell 1218 - 2" calcext:value-type="string">
            <text:p>Cell 1218 - 2</text:p>
          </table:table-cell>
        </table:table-row>
        <table:table-row table:style-name="ro1">
          <table:table-cell table:formula="of:= COM.MICROSOFT.CONCAT(&quot;Cell &quot;; COM.MICROSOFT.CONCAT(ROW([.A1220]) - 1; COM.MICROSOFT.CONCAT(&quot; - &quot;; COLUMN([.A1220]))))" office:value-type="string" office:string-value="Cell 1219 - 1" calcext:value-type="string">
            <text:p>Cell 1219 - 1</text:p>
          </table:table-cell>
          <table:table-cell table:formula="of:= COM.MICROSOFT.CONCAT(&quot;Cell &quot;; COM.MICROSOFT.CONCAT(ROW([.B1220]) - 1; COM.MICROSOFT.CONCAT(&quot; - &quot;; COLUMN([.B1220]))))" office:value-type="string" office:string-value="Cell 1219 - 2" calcext:value-type="string">
            <text:p>Cell 1219 - 2</text:p>
          </table:table-cell>
        </table:table-row>
        <table:table-row table:style-name="ro1">
          <table:table-cell table:formula="of:= COM.MICROSOFT.CONCAT(&quot;Cell &quot;; COM.MICROSOFT.CONCAT(ROW([.A1221]) - 1; COM.MICROSOFT.CONCAT(&quot; - &quot;; COLUMN([.A1221]))))" office:value-type="string" office:string-value="Cell 1220 - 1" calcext:value-type="string">
            <text:p>Cell 1220 - 1</text:p>
          </table:table-cell>
          <table:table-cell table:formula="of:= COM.MICROSOFT.CONCAT(&quot;Cell &quot;; COM.MICROSOFT.CONCAT(ROW([.B1221]) - 1; COM.MICROSOFT.CONCAT(&quot; - &quot;; COLUMN([.B1221]))))" office:value-type="string" office:string-value="Cell 1220 - 2" calcext:value-type="string">
            <text:p>Cell 1220 - 2</text:p>
          </table:table-cell>
        </table:table-row>
        <table:table-row table:style-name="ro1">
          <table:table-cell table:formula="of:= COM.MICROSOFT.CONCAT(&quot;Cell &quot;; COM.MICROSOFT.CONCAT(ROW([.A1222]) - 1; COM.MICROSOFT.CONCAT(&quot; - &quot;; COLUMN([.A1222]))))" office:value-type="string" office:string-value="Cell 1221 - 1" calcext:value-type="string">
            <text:p>Cell 1221 - 1</text:p>
          </table:table-cell>
          <table:table-cell table:formula="of:= COM.MICROSOFT.CONCAT(&quot;Cell &quot;; COM.MICROSOFT.CONCAT(ROW([.B1222]) - 1; COM.MICROSOFT.CONCAT(&quot; - &quot;; COLUMN([.B1222]))))" office:value-type="string" office:string-value="Cell 1221 - 2" calcext:value-type="string">
            <text:p>Cell 1221 - 2</text:p>
          </table:table-cell>
        </table:table-row>
        <table:table-row table:style-name="ro1">
          <table:table-cell table:formula="of:= COM.MICROSOFT.CONCAT(&quot;Cell &quot;; COM.MICROSOFT.CONCAT(ROW([.A1223]) - 1; COM.MICROSOFT.CONCAT(&quot; - &quot;; COLUMN([.A1223]))))" office:value-type="string" office:string-value="Cell 1222 - 1" calcext:value-type="string">
            <text:p>Cell 1222 - 1</text:p>
          </table:table-cell>
          <table:table-cell table:formula="of:= COM.MICROSOFT.CONCAT(&quot;Cell &quot;; COM.MICROSOFT.CONCAT(ROW([.B1223]) - 1; COM.MICROSOFT.CONCAT(&quot; - &quot;; COLUMN([.B1223]))))" office:value-type="string" office:string-value="Cell 1222 - 2" calcext:value-type="string">
            <text:p>Cell 1222 - 2</text:p>
          </table:table-cell>
        </table:table-row>
        <table:table-row table:style-name="ro1">
          <table:table-cell table:formula="of:= COM.MICROSOFT.CONCAT(&quot;Cell &quot;; COM.MICROSOFT.CONCAT(ROW([.A1224]) - 1; COM.MICROSOFT.CONCAT(&quot; - &quot;; COLUMN([.A1224]))))" office:value-type="string" office:string-value="Cell 1223 - 1" calcext:value-type="string">
            <text:p>Cell 1223 - 1</text:p>
          </table:table-cell>
          <table:table-cell table:formula="of:= COM.MICROSOFT.CONCAT(&quot;Cell &quot;; COM.MICROSOFT.CONCAT(ROW([.B1224]) - 1; COM.MICROSOFT.CONCAT(&quot; - &quot;; COLUMN([.B1224]))))" office:value-type="string" office:string-value="Cell 1223 - 2" calcext:value-type="string">
            <text:p>Cell 1223 - 2</text:p>
          </table:table-cell>
        </table:table-row>
        <table:table-row table:style-name="ro1">
          <table:table-cell table:formula="of:= COM.MICROSOFT.CONCAT(&quot;Cell &quot;; COM.MICROSOFT.CONCAT(ROW([.A1225]) - 1; COM.MICROSOFT.CONCAT(&quot; - &quot;; COLUMN([.A1225]))))" office:value-type="string" office:string-value="Cell 1224 - 1" calcext:value-type="string">
            <text:p>Cell 1224 - 1</text:p>
          </table:table-cell>
          <table:table-cell table:formula="of:= COM.MICROSOFT.CONCAT(&quot;Cell &quot;; COM.MICROSOFT.CONCAT(ROW([.B1225]) - 1; COM.MICROSOFT.CONCAT(&quot; - &quot;; COLUMN([.B1225]))))" office:value-type="string" office:string-value="Cell 1224 - 2" calcext:value-type="string">
            <text:p>Cell 1224 - 2</text:p>
          </table:table-cell>
        </table:table-row>
        <table:table-row table:style-name="ro1">
          <table:table-cell table:formula="of:= COM.MICROSOFT.CONCAT(&quot;Cell &quot;; COM.MICROSOFT.CONCAT(ROW([.A1226]) - 1; COM.MICROSOFT.CONCAT(&quot; - &quot;; COLUMN([.A1226]))))" office:value-type="string" office:string-value="Cell 1225 - 1" calcext:value-type="string">
            <text:p>Cell 1225 - 1</text:p>
          </table:table-cell>
          <table:table-cell table:formula="of:= COM.MICROSOFT.CONCAT(&quot;Cell &quot;; COM.MICROSOFT.CONCAT(ROW([.B1226]) - 1; COM.MICROSOFT.CONCAT(&quot; - &quot;; COLUMN([.B1226]))))" office:value-type="string" office:string-value="Cell 1225 - 2" calcext:value-type="string">
            <text:p>Cell 1225 - 2</text:p>
          </table:table-cell>
        </table:table-row>
        <table:table-row table:style-name="ro1">
          <table:table-cell table:formula="of:= COM.MICROSOFT.CONCAT(&quot;Cell &quot;; COM.MICROSOFT.CONCAT(ROW([.A1227]) - 1; COM.MICROSOFT.CONCAT(&quot; - &quot;; COLUMN([.A1227]))))" office:value-type="string" office:string-value="Cell 1226 - 1" calcext:value-type="string">
            <text:p>Cell 1226 - 1</text:p>
          </table:table-cell>
          <table:table-cell table:formula="of:= COM.MICROSOFT.CONCAT(&quot;Cell &quot;; COM.MICROSOFT.CONCAT(ROW([.B1227]) - 1; COM.MICROSOFT.CONCAT(&quot; - &quot;; COLUMN([.B1227]))))" office:value-type="string" office:string-value="Cell 1226 - 2" calcext:value-type="string">
            <text:p>Cell 1226 - 2</text:p>
          </table:table-cell>
        </table:table-row>
        <table:table-row table:style-name="ro1">
          <table:table-cell table:formula="of:= COM.MICROSOFT.CONCAT(&quot;Cell &quot;; COM.MICROSOFT.CONCAT(ROW([.A1228]) - 1; COM.MICROSOFT.CONCAT(&quot; - &quot;; COLUMN([.A1228]))))" office:value-type="string" office:string-value="Cell 1227 - 1" calcext:value-type="string">
            <text:p>Cell 1227 - 1</text:p>
          </table:table-cell>
          <table:table-cell table:formula="of:= COM.MICROSOFT.CONCAT(&quot;Cell &quot;; COM.MICROSOFT.CONCAT(ROW([.B1228]) - 1; COM.MICROSOFT.CONCAT(&quot; - &quot;; COLUMN([.B1228]))))" office:value-type="string" office:string-value="Cell 1227 - 2" calcext:value-type="string">
            <text:p>Cell 1227 - 2</text:p>
          </table:table-cell>
        </table:table-row>
        <table:table-row table:style-name="ro1">
          <table:table-cell table:formula="of:= COM.MICROSOFT.CONCAT(&quot;Cell &quot;; COM.MICROSOFT.CONCAT(ROW([.A1229]) - 1; COM.MICROSOFT.CONCAT(&quot; - &quot;; COLUMN([.A1229]))))" office:value-type="string" office:string-value="Cell 1228 - 1" calcext:value-type="string">
            <text:p>Cell 1228 - 1</text:p>
          </table:table-cell>
          <table:table-cell table:formula="of:= COM.MICROSOFT.CONCAT(&quot;Cell &quot;; COM.MICROSOFT.CONCAT(ROW([.B1229]) - 1; COM.MICROSOFT.CONCAT(&quot; - &quot;; COLUMN([.B1229]))))" office:value-type="string" office:string-value="Cell 1228 - 2" calcext:value-type="string">
            <text:p>Cell 1228 - 2</text:p>
          </table:table-cell>
        </table:table-row>
        <table:table-row table:style-name="ro1">
          <table:table-cell table:formula="of:= COM.MICROSOFT.CONCAT(&quot;Cell &quot;; COM.MICROSOFT.CONCAT(ROW([.A1230]) - 1; COM.MICROSOFT.CONCAT(&quot; - &quot;; COLUMN([.A1230]))))" office:value-type="string" office:string-value="Cell 1229 - 1" calcext:value-type="string">
            <text:p>Cell 1229 - 1</text:p>
          </table:table-cell>
          <table:table-cell table:formula="of:= COM.MICROSOFT.CONCAT(&quot;Cell &quot;; COM.MICROSOFT.CONCAT(ROW([.B1230]) - 1; COM.MICROSOFT.CONCAT(&quot; - &quot;; COLUMN([.B1230]))))" office:value-type="string" office:string-value="Cell 1229 - 2" calcext:value-type="string">
            <text:p>Cell 1229 - 2</text:p>
          </table:table-cell>
        </table:table-row>
        <table:table-row table:style-name="ro1">
          <table:table-cell table:formula="of:= COM.MICROSOFT.CONCAT(&quot;Cell &quot;; COM.MICROSOFT.CONCAT(ROW([.A1231]) - 1; COM.MICROSOFT.CONCAT(&quot; - &quot;; COLUMN([.A1231]))))" office:value-type="string" office:string-value="Cell 1230 - 1" calcext:value-type="string">
            <text:p>Cell 1230 - 1</text:p>
          </table:table-cell>
          <table:table-cell table:formula="of:= COM.MICROSOFT.CONCAT(&quot;Cell &quot;; COM.MICROSOFT.CONCAT(ROW([.B1231]) - 1; COM.MICROSOFT.CONCAT(&quot; - &quot;; COLUMN([.B1231]))))" office:value-type="string" office:string-value="Cell 1230 - 2" calcext:value-type="string">
            <text:p>Cell 1230 - 2</text:p>
          </table:table-cell>
        </table:table-row>
        <table:table-row table:style-name="ro1">
          <table:table-cell table:formula="of:= COM.MICROSOFT.CONCAT(&quot;Cell &quot;; COM.MICROSOFT.CONCAT(ROW([.A1232]) - 1; COM.MICROSOFT.CONCAT(&quot; - &quot;; COLUMN([.A1232]))))" office:value-type="string" office:string-value="Cell 1231 - 1" calcext:value-type="string">
            <text:p>Cell 1231 - 1</text:p>
          </table:table-cell>
          <table:table-cell table:formula="of:= COM.MICROSOFT.CONCAT(&quot;Cell &quot;; COM.MICROSOFT.CONCAT(ROW([.B1232]) - 1; COM.MICROSOFT.CONCAT(&quot; - &quot;; COLUMN([.B1232]))))" office:value-type="string" office:string-value="Cell 1231 - 2" calcext:value-type="string">
            <text:p>Cell 1231 - 2</text:p>
          </table:table-cell>
        </table:table-row>
        <table:table-row table:style-name="ro1">
          <table:table-cell table:formula="of:= COM.MICROSOFT.CONCAT(&quot;Cell &quot;; COM.MICROSOFT.CONCAT(ROW([.A1233]) - 1; COM.MICROSOFT.CONCAT(&quot; - &quot;; COLUMN([.A1233]))))" office:value-type="string" office:string-value="Cell 1232 - 1" calcext:value-type="string">
            <text:p>Cell 1232 - 1</text:p>
          </table:table-cell>
          <table:table-cell table:formula="of:= COM.MICROSOFT.CONCAT(&quot;Cell &quot;; COM.MICROSOFT.CONCAT(ROW([.B1233]) - 1; COM.MICROSOFT.CONCAT(&quot; - &quot;; COLUMN([.B1233]))))" office:value-type="string" office:string-value="Cell 1232 - 2" calcext:value-type="string">
            <text:p>Cell 1232 - 2</text:p>
          </table:table-cell>
        </table:table-row>
        <table:table-row table:style-name="ro1">
          <table:table-cell table:formula="of:= COM.MICROSOFT.CONCAT(&quot;Cell &quot;; COM.MICROSOFT.CONCAT(ROW([.A1234]) - 1; COM.MICROSOFT.CONCAT(&quot; - &quot;; COLUMN([.A1234]))))" office:value-type="string" office:string-value="Cell 1233 - 1" calcext:value-type="string">
            <text:p>Cell 1233 - 1</text:p>
          </table:table-cell>
          <table:table-cell table:formula="of:= COM.MICROSOFT.CONCAT(&quot;Cell &quot;; COM.MICROSOFT.CONCAT(ROW([.B1234]) - 1; COM.MICROSOFT.CONCAT(&quot; - &quot;; COLUMN([.B1234]))))" office:value-type="string" office:string-value="Cell 1233 - 2" calcext:value-type="string">
            <text:p>Cell 1233 - 2</text:p>
          </table:table-cell>
        </table:table-row>
        <table:table-row table:style-name="ro1">
          <table:table-cell table:formula="of:= COM.MICROSOFT.CONCAT(&quot;Cell &quot;; COM.MICROSOFT.CONCAT(ROW([.A1235]) - 1; COM.MICROSOFT.CONCAT(&quot; - &quot;; COLUMN([.A1235]))))" office:value-type="string" office:string-value="Cell 1234 - 1" calcext:value-type="string">
            <text:p>Cell 1234 - 1</text:p>
          </table:table-cell>
          <table:table-cell table:formula="of:= COM.MICROSOFT.CONCAT(&quot;Cell &quot;; COM.MICROSOFT.CONCAT(ROW([.B1235]) - 1; COM.MICROSOFT.CONCAT(&quot; - &quot;; COLUMN([.B1235]))))" office:value-type="string" office:string-value="Cell 1234 - 2" calcext:value-type="string">
            <text:p>Cell 1234 - 2</text:p>
          </table:table-cell>
        </table:table-row>
        <table:table-row table:style-name="ro1">
          <table:table-cell table:formula="of:= COM.MICROSOFT.CONCAT(&quot;Cell &quot;; COM.MICROSOFT.CONCAT(ROW([.A1236]) - 1; COM.MICROSOFT.CONCAT(&quot; - &quot;; COLUMN([.A1236]))))" office:value-type="string" office:string-value="Cell 1235 - 1" calcext:value-type="string">
            <text:p>Cell 1235 - 1</text:p>
          </table:table-cell>
          <table:table-cell table:formula="of:= COM.MICROSOFT.CONCAT(&quot;Cell &quot;; COM.MICROSOFT.CONCAT(ROW([.B1236]) - 1; COM.MICROSOFT.CONCAT(&quot; - &quot;; COLUMN([.B1236]))))" office:value-type="string" office:string-value="Cell 1235 - 2" calcext:value-type="string">
            <text:p>Cell 1235 - 2</text:p>
          </table:table-cell>
        </table:table-row>
        <table:table-row table:style-name="ro1">
          <table:table-cell table:formula="of:= COM.MICROSOFT.CONCAT(&quot;Cell &quot;; COM.MICROSOFT.CONCAT(ROW([.A1237]) - 1; COM.MICROSOFT.CONCAT(&quot; - &quot;; COLUMN([.A1237]))))" office:value-type="string" office:string-value="Cell 1236 - 1" calcext:value-type="string">
            <text:p>Cell 1236 - 1</text:p>
          </table:table-cell>
          <table:table-cell table:formula="of:= COM.MICROSOFT.CONCAT(&quot;Cell &quot;; COM.MICROSOFT.CONCAT(ROW([.B1237]) - 1; COM.MICROSOFT.CONCAT(&quot; - &quot;; COLUMN([.B1237]))))" office:value-type="string" office:string-value="Cell 1236 - 2" calcext:value-type="string">
            <text:p>Cell 1236 - 2</text:p>
          </table:table-cell>
        </table:table-row>
        <table:table-row table:style-name="ro1">
          <table:table-cell table:formula="of:= COM.MICROSOFT.CONCAT(&quot;Cell &quot;; COM.MICROSOFT.CONCAT(ROW([.A1238]) - 1; COM.MICROSOFT.CONCAT(&quot; - &quot;; COLUMN([.A1238]))))" office:value-type="string" office:string-value="Cell 1237 - 1" calcext:value-type="string">
            <text:p>Cell 1237 - 1</text:p>
          </table:table-cell>
          <table:table-cell table:formula="of:= COM.MICROSOFT.CONCAT(&quot;Cell &quot;; COM.MICROSOFT.CONCAT(ROW([.B1238]) - 1; COM.MICROSOFT.CONCAT(&quot; - &quot;; COLUMN([.B1238]))))" office:value-type="string" office:string-value="Cell 1237 - 2" calcext:value-type="string">
            <text:p>Cell 1237 - 2</text:p>
          </table:table-cell>
        </table:table-row>
        <table:table-row table:style-name="ro1">
          <table:table-cell table:formula="of:= COM.MICROSOFT.CONCAT(&quot;Cell &quot;; COM.MICROSOFT.CONCAT(ROW([.A1239]) - 1; COM.MICROSOFT.CONCAT(&quot; - &quot;; COLUMN([.A1239]))))" office:value-type="string" office:string-value="Cell 1238 - 1" calcext:value-type="string">
            <text:p>Cell 1238 - 1</text:p>
          </table:table-cell>
          <table:table-cell table:formula="of:= COM.MICROSOFT.CONCAT(&quot;Cell &quot;; COM.MICROSOFT.CONCAT(ROW([.B1239]) - 1; COM.MICROSOFT.CONCAT(&quot; - &quot;; COLUMN([.B1239]))))" office:value-type="string" office:string-value="Cell 1238 - 2" calcext:value-type="string">
            <text:p>Cell 1238 - 2</text:p>
          </table:table-cell>
        </table:table-row>
        <table:table-row table:style-name="ro1">
          <table:table-cell table:formula="of:= COM.MICROSOFT.CONCAT(&quot;Cell &quot;; COM.MICROSOFT.CONCAT(ROW([.A1240]) - 1; COM.MICROSOFT.CONCAT(&quot; - &quot;; COLUMN([.A1240]))))" office:value-type="string" office:string-value="Cell 1239 - 1" calcext:value-type="string">
            <text:p>Cell 1239 - 1</text:p>
          </table:table-cell>
          <table:table-cell table:formula="of:= COM.MICROSOFT.CONCAT(&quot;Cell &quot;; COM.MICROSOFT.CONCAT(ROW([.B1240]) - 1; COM.MICROSOFT.CONCAT(&quot; - &quot;; COLUMN([.B1240]))))" office:value-type="string" office:string-value="Cell 1239 - 2" calcext:value-type="string">
            <text:p>Cell 1239 - 2</text:p>
          </table:table-cell>
        </table:table-row>
        <table:table-row table:style-name="ro1">
          <table:table-cell table:formula="of:= COM.MICROSOFT.CONCAT(&quot;Cell &quot;; COM.MICROSOFT.CONCAT(ROW([.A1241]) - 1; COM.MICROSOFT.CONCAT(&quot; - &quot;; COLUMN([.A1241]))))" office:value-type="string" office:string-value="Cell 1240 - 1" calcext:value-type="string">
            <text:p>Cell 1240 - 1</text:p>
          </table:table-cell>
          <table:table-cell table:formula="of:= COM.MICROSOFT.CONCAT(&quot;Cell &quot;; COM.MICROSOFT.CONCAT(ROW([.B1241]) - 1; COM.MICROSOFT.CONCAT(&quot; - &quot;; COLUMN([.B1241]))))" office:value-type="string" office:string-value="Cell 1240 - 2" calcext:value-type="string">
            <text:p>Cell 1240 - 2</text:p>
          </table:table-cell>
        </table:table-row>
        <table:table-row table:style-name="ro1">
          <table:table-cell table:formula="of:= COM.MICROSOFT.CONCAT(&quot;Cell &quot;; COM.MICROSOFT.CONCAT(ROW([.A1242]) - 1; COM.MICROSOFT.CONCAT(&quot; - &quot;; COLUMN([.A1242]))))" office:value-type="string" office:string-value="Cell 1241 - 1" calcext:value-type="string">
            <text:p>Cell 1241 - 1</text:p>
          </table:table-cell>
          <table:table-cell table:formula="of:= COM.MICROSOFT.CONCAT(&quot;Cell &quot;; COM.MICROSOFT.CONCAT(ROW([.B1242]) - 1; COM.MICROSOFT.CONCAT(&quot; - &quot;; COLUMN([.B1242]))))" office:value-type="string" office:string-value="Cell 1241 - 2" calcext:value-type="string">
            <text:p>Cell 1241 - 2</text:p>
          </table:table-cell>
        </table:table-row>
        <table:table-row table:style-name="ro1">
          <table:table-cell table:formula="of:= COM.MICROSOFT.CONCAT(&quot;Cell &quot;; COM.MICROSOFT.CONCAT(ROW([.A1243]) - 1; COM.MICROSOFT.CONCAT(&quot; - &quot;; COLUMN([.A1243]))))" office:value-type="string" office:string-value="Cell 1242 - 1" calcext:value-type="string">
            <text:p>Cell 1242 - 1</text:p>
          </table:table-cell>
          <table:table-cell table:formula="of:= COM.MICROSOFT.CONCAT(&quot;Cell &quot;; COM.MICROSOFT.CONCAT(ROW([.B1243]) - 1; COM.MICROSOFT.CONCAT(&quot; - &quot;; COLUMN([.B1243]))))" office:value-type="string" office:string-value="Cell 1242 - 2" calcext:value-type="string">
            <text:p>Cell 1242 - 2</text:p>
          </table:table-cell>
        </table:table-row>
        <table:table-row table:style-name="ro1">
          <table:table-cell table:formula="of:= COM.MICROSOFT.CONCAT(&quot;Cell &quot;; COM.MICROSOFT.CONCAT(ROW([.A1244]) - 1; COM.MICROSOFT.CONCAT(&quot; - &quot;; COLUMN([.A1244]))))" office:value-type="string" office:string-value="Cell 1243 - 1" calcext:value-type="string">
            <text:p>Cell 1243 - 1</text:p>
          </table:table-cell>
          <table:table-cell table:formula="of:= COM.MICROSOFT.CONCAT(&quot;Cell &quot;; COM.MICROSOFT.CONCAT(ROW([.B1244]) - 1; COM.MICROSOFT.CONCAT(&quot; - &quot;; COLUMN([.B1244]))))" office:value-type="string" office:string-value="Cell 1243 - 2" calcext:value-type="string">
            <text:p>Cell 1243 - 2</text:p>
          </table:table-cell>
        </table:table-row>
        <table:table-row table:style-name="ro1">
          <table:table-cell table:formula="of:= COM.MICROSOFT.CONCAT(&quot;Cell &quot;; COM.MICROSOFT.CONCAT(ROW([.A1245]) - 1; COM.MICROSOFT.CONCAT(&quot; - &quot;; COLUMN([.A1245]))))" office:value-type="string" office:string-value="Cell 1244 - 1" calcext:value-type="string">
            <text:p>Cell 1244 - 1</text:p>
          </table:table-cell>
          <table:table-cell table:formula="of:= COM.MICROSOFT.CONCAT(&quot;Cell &quot;; COM.MICROSOFT.CONCAT(ROW([.B1245]) - 1; COM.MICROSOFT.CONCAT(&quot; - &quot;; COLUMN([.B1245]))))" office:value-type="string" office:string-value="Cell 1244 - 2" calcext:value-type="string">
            <text:p>Cell 1244 - 2</text:p>
          </table:table-cell>
        </table:table-row>
        <table:table-row table:style-name="ro1">
          <table:table-cell table:formula="of:= COM.MICROSOFT.CONCAT(&quot;Cell &quot;; COM.MICROSOFT.CONCAT(ROW([.A1246]) - 1; COM.MICROSOFT.CONCAT(&quot; - &quot;; COLUMN([.A1246]))))" office:value-type="string" office:string-value="Cell 1245 - 1" calcext:value-type="string">
            <text:p>Cell 1245 - 1</text:p>
          </table:table-cell>
          <table:table-cell table:formula="of:= COM.MICROSOFT.CONCAT(&quot;Cell &quot;; COM.MICROSOFT.CONCAT(ROW([.B1246]) - 1; COM.MICROSOFT.CONCAT(&quot; - &quot;; COLUMN([.B1246]))))" office:value-type="string" office:string-value="Cell 1245 - 2" calcext:value-type="string">
            <text:p>Cell 1245 - 2</text:p>
          </table:table-cell>
        </table:table-row>
        <table:table-row table:style-name="ro1">
          <table:table-cell table:formula="of:= COM.MICROSOFT.CONCAT(&quot;Cell &quot;; COM.MICROSOFT.CONCAT(ROW([.A1247]) - 1; COM.MICROSOFT.CONCAT(&quot; - &quot;; COLUMN([.A1247]))))" office:value-type="string" office:string-value="Cell 1246 - 1" calcext:value-type="string">
            <text:p>Cell 1246 - 1</text:p>
          </table:table-cell>
          <table:table-cell table:formula="of:= COM.MICROSOFT.CONCAT(&quot;Cell &quot;; COM.MICROSOFT.CONCAT(ROW([.B1247]) - 1; COM.MICROSOFT.CONCAT(&quot; - &quot;; COLUMN([.B1247]))))" office:value-type="string" office:string-value="Cell 1246 - 2" calcext:value-type="string">
            <text:p>Cell 1246 - 2</text:p>
          </table:table-cell>
        </table:table-row>
        <table:table-row table:style-name="ro1">
          <table:table-cell table:formula="of:= COM.MICROSOFT.CONCAT(&quot;Cell &quot;; COM.MICROSOFT.CONCAT(ROW([.A1248]) - 1; COM.MICROSOFT.CONCAT(&quot; - &quot;; COLUMN([.A1248]))))" office:value-type="string" office:string-value="Cell 1247 - 1" calcext:value-type="string">
            <text:p>Cell 1247 - 1</text:p>
          </table:table-cell>
          <table:table-cell table:formula="of:= COM.MICROSOFT.CONCAT(&quot;Cell &quot;; COM.MICROSOFT.CONCAT(ROW([.B1248]) - 1; COM.MICROSOFT.CONCAT(&quot; - &quot;; COLUMN([.B1248]))))" office:value-type="string" office:string-value="Cell 1247 - 2" calcext:value-type="string">
            <text:p>Cell 1247 - 2</text:p>
          </table:table-cell>
        </table:table-row>
        <table:table-row table:style-name="ro1">
          <table:table-cell table:formula="of:= COM.MICROSOFT.CONCAT(&quot;Cell &quot;; COM.MICROSOFT.CONCAT(ROW([.A1249]) - 1; COM.MICROSOFT.CONCAT(&quot; - &quot;; COLUMN([.A1249]))))" office:value-type="string" office:string-value="Cell 1248 - 1" calcext:value-type="string">
            <text:p>Cell 1248 - 1</text:p>
          </table:table-cell>
          <table:table-cell table:formula="of:= COM.MICROSOFT.CONCAT(&quot;Cell &quot;; COM.MICROSOFT.CONCAT(ROW([.B1249]) - 1; COM.MICROSOFT.CONCAT(&quot; - &quot;; COLUMN([.B1249]))))" office:value-type="string" office:string-value="Cell 1248 - 2" calcext:value-type="string">
            <text:p>Cell 1248 - 2</text:p>
          </table:table-cell>
        </table:table-row>
        <table:table-row table:style-name="ro1">
          <table:table-cell table:formula="of:= COM.MICROSOFT.CONCAT(&quot;Cell &quot;; COM.MICROSOFT.CONCAT(ROW([.A1250]) - 1; COM.MICROSOFT.CONCAT(&quot; - &quot;; COLUMN([.A1250]))))" office:value-type="string" office:string-value="Cell 1249 - 1" calcext:value-type="string">
            <text:p>Cell 1249 - 1</text:p>
          </table:table-cell>
          <table:table-cell table:formula="of:= COM.MICROSOFT.CONCAT(&quot;Cell &quot;; COM.MICROSOFT.CONCAT(ROW([.B1250]) - 1; COM.MICROSOFT.CONCAT(&quot; - &quot;; COLUMN([.B1250]))))" office:value-type="string" office:string-value="Cell 1249 - 2" calcext:value-type="string">
            <text:p>Cell 1249 - 2</text:p>
          </table:table-cell>
        </table:table-row>
        <table:table-row table:style-name="ro1">
          <table:table-cell table:formula="of:= COM.MICROSOFT.CONCAT(&quot;Cell &quot;; COM.MICROSOFT.CONCAT(ROW([.A1251]) - 1; COM.MICROSOFT.CONCAT(&quot; - &quot;; COLUMN([.A1251]))))" office:value-type="string" office:string-value="Cell 1250 - 1" calcext:value-type="string">
            <text:p>Cell 1250 - 1</text:p>
          </table:table-cell>
          <table:table-cell table:formula="of:= COM.MICROSOFT.CONCAT(&quot;Cell &quot;; COM.MICROSOFT.CONCAT(ROW([.B1251]) - 1; COM.MICROSOFT.CONCAT(&quot; - &quot;; COLUMN([.B1251]))))" office:value-type="string" office:string-value="Cell 1250 - 2" calcext:value-type="string">
            <text:p>Cell 1250 - 2</text:p>
          </table:table-cell>
        </table:table-row>
        <table:table-row table:style-name="ro1">
          <table:table-cell table:formula="of:= COM.MICROSOFT.CONCAT(&quot;Cell &quot;; COM.MICROSOFT.CONCAT(ROW([.A1252]) - 1; COM.MICROSOFT.CONCAT(&quot; - &quot;; COLUMN([.A1252]))))" office:value-type="string" office:string-value="Cell 1251 - 1" calcext:value-type="string">
            <text:p>Cell 1251 - 1</text:p>
          </table:table-cell>
          <table:table-cell table:formula="of:= COM.MICROSOFT.CONCAT(&quot;Cell &quot;; COM.MICROSOFT.CONCAT(ROW([.B1252]) - 1; COM.MICROSOFT.CONCAT(&quot; - &quot;; COLUMN([.B1252]))))" office:value-type="string" office:string-value="Cell 1251 - 2" calcext:value-type="string">
            <text:p>Cell 1251 - 2</text:p>
          </table:table-cell>
        </table:table-row>
        <table:table-row table:style-name="ro1">
          <table:table-cell table:formula="of:= COM.MICROSOFT.CONCAT(&quot;Cell &quot;; COM.MICROSOFT.CONCAT(ROW([.A1253]) - 1; COM.MICROSOFT.CONCAT(&quot; - &quot;; COLUMN([.A1253]))))" office:value-type="string" office:string-value="Cell 1252 - 1" calcext:value-type="string">
            <text:p>Cell 1252 - 1</text:p>
          </table:table-cell>
          <table:table-cell table:formula="of:= COM.MICROSOFT.CONCAT(&quot;Cell &quot;; COM.MICROSOFT.CONCAT(ROW([.B1253]) - 1; COM.MICROSOFT.CONCAT(&quot; - &quot;; COLUMN([.B1253]))))" office:value-type="string" office:string-value="Cell 1252 - 2" calcext:value-type="string">
            <text:p>Cell 1252 - 2</text:p>
          </table:table-cell>
        </table:table-row>
        <table:table-row table:style-name="ro1">
          <table:table-cell table:formula="of:= COM.MICROSOFT.CONCAT(&quot;Cell &quot;; COM.MICROSOFT.CONCAT(ROW([.A1254]) - 1; COM.MICROSOFT.CONCAT(&quot; - &quot;; COLUMN([.A1254]))))" office:value-type="string" office:string-value="Cell 1253 - 1" calcext:value-type="string">
            <text:p>Cell 1253 - 1</text:p>
          </table:table-cell>
          <table:table-cell table:formula="of:= COM.MICROSOFT.CONCAT(&quot;Cell &quot;; COM.MICROSOFT.CONCAT(ROW([.B1254]) - 1; COM.MICROSOFT.CONCAT(&quot; - &quot;; COLUMN([.B1254]))))" office:value-type="string" office:string-value="Cell 1253 - 2" calcext:value-type="string">
            <text:p>Cell 1253 - 2</text:p>
          </table:table-cell>
        </table:table-row>
        <table:table-row table:style-name="ro1">
          <table:table-cell table:formula="of:= COM.MICROSOFT.CONCAT(&quot;Cell &quot;; COM.MICROSOFT.CONCAT(ROW([.A1255]) - 1; COM.MICROSOFT.CONCAT(&quot; - &quot;; COLUMN([.A1255]))))" office:value-type="string" office:string-value="Cell 1254 - 1" calcext:value-type="string">
            <text:p>Cell 1254 - 1</text:p>
          </table:table-cell>
          <table:table-cell table:formula="of:= COM.MICROSOFT.CONCAT(&quot;Cell &quot;; COM.MICROSOFT.CONCAT(ROW([.B1255]) - 1; COM.MICROSOFT.CONCAT(&quot; - &quot;; COLUMN([.B1255]))))" office:value-type="string" office:string-value="Cell 1254 - 2" calcext:value-type="string">
            <text:p>Cell 1254 - 2</text:p>
          </table:table-cell>
        </table:table-row>
        <table:table-row table:style-name="ro1">
          <table:table-cell table:formula="of:= COM.MICROSOFT.CONCAT(&quot;Cell &quot;; COM.MICROSOFT.CONCAT(ROW([.A1256]) - 1; COM.MICROSOFT.CONCAT(&quot; - &quot;; COLUMN([.A1256]))))" office:value-type="string" office:string-value="Cell 1255 - 1" calcext:value-type="string">
            <text:p>Cell 1255 - 1</text:p>
          </table:table-cell>
          <table:table-cell table:formula="of:= COM.MICROSOFT.CONCAT(&quot;Cell &quot;; COM.MICROSOFT.CONCAT(ROW([.B1256]) - 1; COM.MICROSOFT.CONCAT(&quot; - &quot;; COLUMN([.B1256]))))" office:value-type="string" office:string-value="Cell 1255 - 2" calcext:value-type="string">
            <text:p>Cell 1255 - 2</text:p>
          </table:table-cell>
        </table:table-row>
        <table:table-row table:style-name="ro1">
          <table:table-cell table:formula="of:= COM.MICROSOFT.CONCAT(&quot;Cell &quot;; COM.MICROSOFT.CONCAT(ROW([.A1257]) - 1; COM.MICROSOFT.CONCAT(&quot; - &quot;; COLUMN([.A1257]))))" office:value-type="string" office:string-value="Cell 1256 - 1" calcext:value-type="string">
            <text:p>Cell 1256 - 1</text:p>
          </table:table-cell>
          <table:table-cell table:formula="of:= COM.MICROSOFT.CONCAT(&quot;Cell &quot;; COM.MICROSOFT.CONCAT(ROW([.B1257]) - 1; COM.MICROSOFT.CONCAT(&quot; - &quot;; COLUMN([.B1257]))))" office:value-type="string" office:string-value="Cell 1256 - 2" calcext:value-type="string">
            <text:p>Cell 1256 - 2</text:p>
          </table:table-cell>
        </table:table-row>
        <table:table-row table:style-name="ro1">
          <table:table-cell table:formula="of:= COM.MICROSOFT.CONCAT(&quot;Cell &quot;; COM.MICROSOFT.CONCAT(ROW([.A1258]) - 1; COM.MICROSOFT.CONCAT(&quot; - &quot;; COLUMN([.A1258]))))" office:value-type="string" office:string-value="Cell 1257 - 1" calcext:value-type="string">
            <text:p>Cell 1257 - 1</text:p>
          </table:table-cell>
          <table:table-cell table:formula="of:= COM.MICROSOFT.CONCAT(&quot;Cell &quot;; COM.MICROSOFT.CONCAT(ROW([.B1258]) - 1; COM.MICROSOFT.CONCAT(&quot; - &quot;; COLUMN([.B1258]))))" office:value-type="string" office:string-value="Cell 1257 - 2" calcext:value-type="string">
            <text:p>Cell 1257 - 2</text:p>
          </table:table-cell>
        </table:table-row>
        <table:table-row table:style-name="ro1">
          <table:table-cell table:formula="of:= COM.MICROSOFT.CONCAT(&quot;Cell &quot;; COM.MICROSOFT.CONCAT(ROW([.A1259]) - 1; COM.MICROSOFT.CONCAT(&quot; - &quot;; COLUMN([.A1259]))))" office:value-type="string" office:string-value="Cell 1258 - 1" calcext:value-type="string">
            <text:p>Cell 1258 - 1</text:p>
          </table:table-cell>
          <table:table-cell table:formula="of:= COM.MICROSOFT.CONCAT(&quot;Cell &quot;; COM.MICROSOFT.CONCAT(ROW([.B1259]) - 1; COM.MICROSOFT.CONCAT(&quot; - &quot;; COLUMN([.B1259]))))" office:value-type="string" office:string-value="Cell 1258 - 2" calcext:value-type="string">
            <text:p>Cell 1258 - 2</text:p>
          </table:table-cell>
        </table:table-row>
        <table:table-row table:style-name="ro1">
          <table:table-cell table:formula="of:= COM.MICROSOFT.CONCAT(&quot;Cell &quot;; COM.MICROSOFT.CONCAT(ROW([.A1260]) - 1; COM.MICROSOFT.CONCAT(&quot; - &quot;; COLUMN([.A1260]))))" office:value-type="string" office:string-value="Cell 1259 - 1" calcext:value-type="string">
            <text:p>Cell 1259 - 1</text:p>
          </table:table-cell>
          <table:table-cell table:formula="of:= COM.MICROSOFT.CONCAT(&quot;Cell &quot;; COM.MICROSOFT.CONCAT(ROW([.B1260]) - 1; COM.MICROSOFT.CONCAT(&quot; - &quot;; COLUMN([.B1260]))))" office:value-type="string" office:string-value="Cell 1259 - 2" calcext:value-type="string">
            <text:p>Cell 1259 - 2</text:p>
          </table:table-cell>
        </table:table-row>
        <table:table-row table:style-name="ro1">
          <table:table-cell table:formula="of:= COM.MICROSOFT.CONCAT(&quot;Cell &quot;; COM.MICROSOFT.CONCAT(ROW([.A1261]) - 1; COM.MICROSOFT.CONCAT(&quot; - &quot;; COLUMN([.A1261]))))" office:value-type="string" office:string-value="Cell 1260 - 1" calcext:value-type="string">
            <text:p>Cell 1260 - 1</text:p>
          </table:table-cell>
          <table:table-cell table:formula="of:= COM.MICROSOFT.CONCAT(&quot;Cell &quot;; COM.MICROSOFT.CONCAT(ROW([.B1261]) - 1; COM.MICROSOFT.CONCAT(&quot; - &quot;; COLUMN([.B1261]))))" office:value-type="string" office:string-value="Cell 1260 - 2" calcext:value-type="string">
            <text:p>Cell 1260 - 2</text:p>
          </table:table-cell>
        </table:table-row>
        <table:table-row table:style-name="ro1">
          <table:table-cell table:formula="of:= COM.MICROSOFT.CONCAT(&quot;Cell &quot;; COM.MICROSOFT.CONCAT(ROW([.A1262]) - 1; COM.MICROSOFT.CONCAT(&quot; - &quot;; COLUMN([.A1262]))))" office:value-type="string" office:string-value="Cell 1261 - 1" calcext:value-type="string">
            <text:p>Cell 1261 - 1</text:p>
          </table:table-cell>
          <table:table-cell table:formula="of:= COM.MICROSOFT.CONCAT(&quot;Cell &quot;; COM.MICROSOFT.CONCAT(ROW([.B1262]) - 1; COM.MICROSOFT.CONCAT(&quot; - &quot;; COLUMN([.B1262]))))" office:value-type="string" office:string-value="Cell 1261 - 2" calcext:value-type="string">
            <text:p>Cell 1261 - 2</text:p>
          </table:table-cell>
        </table:table-row>
        <table:table-row table:style-name="ro1">
          <table:table-cell table:formula="of:= COM.MICROSOFT.CONCAT(&quot;Cell &quot;; COM.MICROSOFT.CONCAT(ROW([.A1263]) - 1; COM.MICROSOFT.CONCAT(&quot; - &quot;; COLUMN([.A1263]))))" office:value-type="string" office:string-value="Cell 1262 - 1" calcext:value-type="string">
            <text:p>Cell 1262 - 1</text:p>
          </table:table-cell>
          <table:table-cell table:formula="of:= COM.MICROSOFT.CONCAT(&quot;Cell &quot;; COM.MICROSOFT.CONCAT(ROW([.B1263]) - 1; COM.MICROSOFT.CONCAT(&quot; - &quot;; COLUMN([.B1263]))))" office:value-type="string" office:string-value="Cell 1262 - 2" calcext:value-type="string">
            <text:p>Cell 1262 - 2</text:p>
          </table:table-cell>
        </table:table-row>
        <table:table-row table:style-name="ro1">
          <table:table-cell table:formula="of:= COM.MICROSOFT.CONCAT(&quot;Cell &quot;; COM.MICROSOFT.CONCAT(ROW([.A1264]) - 1; COM.MICROSOFT.CONCAT(&quot; - &quot;; COLUMN([.A1264]))))" office:value-type="string" office:string-value="Cell 1263 - 1" calcext:value-type="string">
            <text:p>Cell 1263 - 1</text:p>
          </table:table-cell>
          <table:table-cell table:formula="of:= COM.MICROSOFT.CONCAT(&quot;Cell &quot;; COM.MICROSOFT.CONCAT(ROW([.B1264]) - 1; COM.MICROSOFT.CONCAT(&quot; - &quot;; COLUMN([.B1264]))))" office:value-type="string" office:string-value="Cell 1263 - 2" calcext:value-type="string">
            <text:p>Cell 1263 - 2</text:p>
          </table:table-cell>
        </table:table-row>
        <table:table-row table:style-name="ro1">
          <table:table-cell table:formula="of:= COM.MICROSOFT.CONCAT(&quot;Cell &quot;; COM.MICROSOFT.CONCAT(ROW([.A1265]) - 1; COM.MICROSOFT.CONCAT(&quot; - &quot;; COLUMN([.A1265]))))" office:value-type="string" office:string-value="Cell 1264 - 1" calcext:value-type="string">
            <text:p>Cell 1264 - 1</text:p>
          </table:table-cell>
          <table:table-cell table:formula="of:= COM.MICROSOFT.CONCAT(&quot;Cell &quot;; COM.MICROSOFT.CONCAT(ROW([.B1265]) - 1; COM.MICROSOFT.CONCAT(&quot; - &quot;; COLUMN([.B1265]))))" office:value-type="string" office:string-value="Cell 1264 - 2" calcext:value-type="string">
            <text:p>Cell 1264 - 2</text:p>
          </table:table-cell>
        </table:table-row>
        <table:table-row table:style-name="ro1">
          <table:table-cell table:formula="of:= COM.MICROSOFT.CONCAT(&quot;Cell &quot;; COM.MICROSOFT.CONCAT(ROW([.A1266]) - 1; COM.MICROSOFT.CONCAT(&quot; - &quot;; COLUMN([.A1266]))))" office:value-type="string" office:string-value="Cell 1265 - 1" calcext:value-type="string">
            <text:p>Cell 1265 - 1</text:p>
          </table:table-cell>
          <table:table-cell table:formula="of:= COM.MICROSOFT.CONCAT(&quot;Cell &quot;; COM.MICROSOFT.CONCAT(ROW([.B1266]) - 1; COM.MICROSOFT.CONCAT(&quot; - &quot;; COLUMN([.B1266]))))" office:value-type="string" office:string-value="Cell 1265 - 2" calcext:value-type="string">
            <text:p>Cell 1265 - 2</text:p>
          </table:table-cell>
        </table:table-row>
        <table:table-row table:style-name="ro1">
          <table:table-cell table:formula="of:= COM.MICROSOFT.CONCAT(&quot;Cell &quot;; COM.MICROSOFT.CONCAT(ROW([.A1267]) - 1; COM.MICROSOFT.CONCAT(&quot; - &quot;; COLUMN([.A1267]))))" office:value-type="string" office:string-value="Cell 1266 - 1" calcext:value-type="string">
            <text:p>Cell 1266 - 1</text:p>
          </table:table-cell>
          <table:table-cell table:formula="of:= COM.MICROSOFT.CONCAT(&quot;Cell &quot;; COM.MICROSOFT.CONCAT(ROW([.B1267]) - 1; COM.MICROSOFT.CONCAT(&quot; - &quot;; COLUMN([.B1267]))))" office:value-type="string" office:string-value="Cell 1266 - 2" calcext:value-type="string">
            <text:p>Cell 1266 - 2</text:p>
          </table:table-cell>
        </table:table-row>
        <table:table-row table:style-name="ro1">
          <table:table-cell table:formula="of:= COM.MICROSOFT.CONCAT(&quot;Cell &quot;; COM.MICROSOFT.CONCAT(ROW([.A1268]) - 1; COM.MICROSOFT.CONCAT(&quot; - &quot;; COLUMN([.A1268]))))" office:value-type="string" office:string-value="Cell 1267 - 1" calcext:value-type="string">
            <text:p>Cell 1267 - 1</text:p>
          </table:table-cell>
          <table:table-cell table:formula="of:= COM.MICROSOFT.CONCAT(&quot;Cell &quot;; COM.MICROSOFT.CONCAT(ROW([.B1268]) - 1; COM.MICROSOFT.CONCAT(&quot; - &quot;; COLUMN([.B1268]))))" office:value-type="string" office:string-value="Cell 1267 - 2" calcext:value-type="string">
            <text:p>Cell 1267 - 2</text:p>
          </table:table-cell>
        </table:table-row>
        <table:table-row table:style-name="ro1">
          <table:table-cell table:formula="of:= COM.MICROSOFT.CONCAT(&quot;Cell &quot;; COM.MICROSOFT.CONCAT(ROW([.A1269]) - 1; COM.MICROSOFT.CONCAT(&quot; - &quot;; COLUMN([.A1269]))))" office:value-type="string" office:string-value="Cell 1268 - 1" calcext:value-type="string">
            <text:p>Cell 1268 - 1</text:p>
          </table:table-cell>
          <table:table-cell table:formula="of:= COM.MICROSOFT.CONCAT(&quot;Cell &quot;; COM.MICROSOFT.CONCAT(ROW([.B1269]) - 1; COM.MICROSOFT.CONCAT(&quot; - &quot;; COLUMN([.B1269]))))" office:value-type="string" office:string-value="Cell 1268 - 2" calcext:value-type="string">
            <text:p>Cell 1268 - 2</text:p>
          </table:table-cell>
        </table:table-row>
        <table:table-row table:style-name="ro1">
          <table:table-cell table:formula="of:= COM.MICROSOFT.CONCAT(&quot;Cell &quot;; COM.MICROSOFT.CONCAT(ROW([.A1270]) - 1; COM.MICROSOFT.CONCAT(&quot; - &quot;; COLUMN([.A1270]))))" office:value-type="string" office:string-value="Cell 1269 - 1" calcext:value-type="string">
            <text:p>Cell 1269 - 1</text:p>
          </table:table-cell>
          <table:table-cell table:formula="of:= COM.MICROSOFT.CONCAT(&quot;Cell &quot;; COM.MICROSOFT.CONCAT(ROW([.B1270]) - 1; COM.MICROSOFT.CONCAT(&quot; - &quot;; COLUMN([.B1270]))))" office:value-type="string" office:string-value="Cell 1269 - 2" calcext:value-type="string">
            <text:p>Cell 1269 - 2</text:p>
          </table:table-cell>
        </table:table-row>
        <table:table-row table:style-name="ro1">
          <table:table-cell table:formula="of:= COM.MICROSOFT.CONCAT(&quot;Cell &quot;; COM.MICROSOFT.CONCAT(ROW([.A1271]) - 1; COM.MICROSOFT.CONCAT(&quot; - &quot;; COLUMN([.A1271]))))" office:value-type="string" office:string-value="Cell 1270 - 1" calcext:value-type="string">
            <text:p>Cell 1270 - 1</text:p>
          </table:table-cell>
          <table:table-cell table:formula="of:= COM.MICROSOFT.CONCAT(&quot;Cell &quot;; COM.MICROSOFT.CONCAT(ROW([.B1271]) - 1; COM.MICROSOFT.CONCAT(&quot; - &quot;; COLUMN([.B1271]))))" office:value-type="string" office:string-value="Cell 1270 - 2" calcext:value-type="string">
            <text:p>Cell 1270 - 2</text:p>
          </table:table-cell>
        </table:table-row>
        <table:table-row table:style-name="ro1">
          <table:table-cell table:formula="of:= COM.MICROSOFT.CONCAT(&quot;Cell &quot;; COM.MICROSOFT.CONCAT(ROW([.A1272]) - 1; COM.MICROSOFT.CONCAT(&quot; - &quot;; COLUMN([.A1272]))))" office:value-type="string" office:string-value="Cell 1271 - 1" calcext:value-type="string">
            <text:p>Cell 1271 - 1</text:p>
          </table:table-cell>
          <table:table-cell table:formula="of:= COM.MICROSOFT.CONCAT(&quot;Cell &quot;; COM.MICROSOFT.CONCAT(ROW([.B1272]) - 1; COM.MICROSOFT.CONCAT(&quot; - &quot;; COLUMN([.B1272]))))" office:value-type="string" office:string-value="Cell 1271 - 2" calcext:value-type="string">
            <text:p>Cell 1271 - 2</text:p>
          </table:table-cell>
        </table:table-row>
        <table:table-row table:style-name="ro1">
          <table:table-cell table:formula="of:= COM.MICROSOFT.CONCAT(&quot;Cell &quot;; COM.MICROSOFT.CONCAT(ROW([.A1273]) - 1; COM.MICROSOFT.CONCAT(&quot; - &quot;; COLUMN([.A1273]))))" office:value-type="string" office:string-value="Cell 1272 - 1" calcext:value-type="string">
            <text:p>Cell 1272 - 1</text:p>
          </table:table-cell>
          <table:table-cell table:formula="of:= COM.MICROSOFT.CONCAT(&quot;Cell &quot;; COM.MICROSOFT.CONCAT(ROW([.B1273]) - 1; COM.MICROSOFT.CONCAT(&quot; - &quot;; COLUMN([.B1273]))))" office:value-type="string" office:string-value="Cell 1272 - 2" calcext:value-type="string">
            <text:p>Cell 1272 - 2</text:p>
          </table:table-cell>
        </table:table-row>
        <table:table-row table:style-name="ro1">
          <table:table-cell table:formula="of:= COM.MICROSOFT.CONCAT(&quot;Cell &quot;; COM.MICROSOFT.CONCAT(ROW([.A1274]) - 1; COM.MICROSOFT.CONCAT(&quot; - &quot;; COLUMN([.A1274]))))" office:value-type="string" office:string-value="Cell 1273 - 1" calcext:value-type="string">
            <text:p>Cell 1273 - 1</text:p>
          </table:table-cell>
          <table:table-cell table:formula="of:= COM.MICROSOFT.CONCAT(&quot;Cell &quot;; COM.MICROSOFT.CONCAT(ROW([.B1274]) - 1; COM.MICROSOFT.CONCAT(&quot; - &quot;; COLUMN([.B1274]))))" office:value-type="string" office:string-value="Cell 1273 - 2" calcext:value-type="string">
            <text:p>Cell 1273 - 2</text:p>
          </table:table-cell>
        </table:table-row>
        <table:table-row table:style-name="ro1">
          <table:table-cell table:formula="of:= COM.MICROSOFT.CONCAT(&quot;Cell &quot;; COM.MICROSOFT.CONCAT(ROW([.A1275]) - 1; COM.MICROSOFT.CONCAT(&quot; - &quot;; COLUMN([.A1275]))))" office:value-type="string" office:string-value="Cell 1274 - 1" calcext:value-type="string">
            <text:p>Cell 1274 - 1</text:p>
          </table:table-cell>
          <table:table-cell table:formula="of:= COM.MICROSOFT.CONCAT(&quot;Cell &quot;; COM.MICROSOFT.CONCAT(ROW([.B1275]) - 1; COM.MICROSOFT.CONCAT(&quot; - &quot;; COLUMN([.B1275]))))" office:value-type="string" office:string-value="Cell 1274 - 2" calcext:value-type="string">
            <text:p>Cell 1274 - 2</text:p>
          </table:table-cell>
        </table:table-row>
        <table:table-row table:style-name="ro1">
          <table:table-cell table:formula="of:= COM.MICROSOFT.CONCAT(&quot;Cell &quot;; COM.MICROSOFT.CONCAT(ROW([.A1276]) - 1; COM.MICROSOFT.CONCAT(&quot; - &quot;; COLUMN([.A1276]))))" office:value-type="string" office:string-value="Cell 1275 - 1" calcext:value-type="string">
            <text:p>Cell 1275 - 1</text:p>
          </table:table-cell>
          <table:table-cell table:formula="of:= COM.MICROSOFT.CONCAT(&quot;Cell &quot;; COM.MICROSOFT.CONCAT(ROW([.B1276]) - 1; COM.MICROSOFT.CONCAT(&quot; - &quot;; COLUMN([.B1276]))))" office:value-type="string" office:string-value="Cell 1275 - 2" calcext:value-type="string">
            <text:p>Cell 1275 - 2</text:p>
          </table:table-cell>
        </table:table-row>
        <table:table-row table:style-name="ro1">
          <table:table-cell table:formula="of:= COM.MICROSOFT.CONCAT(&quot;Cell &quot;; COM.MICROSOFT.CONCAT(ROW([.A1277]) - 1; COM.MICROSOFT.CONCAT(&quot; - &quot;; COLUMN([.A1277]))))" office:value-type="string" office:string-value="Cell 1276 - 1" calcext:value-type="string">
            <text:p>Cell 1276 - 1</text:p>
          </table:table-cell>
          <table:table-cell table:formula="of:= COM.MICROSOFT.CONCAT(&quot;Cell &quot;; COM.MICROSOFT.CONCAT(ROW([.B1277]) - 1; COM.MICROSOFT.CONCAT(&quot; - &quot;; COLUMN([.B1277]))))" office:value-type="string" office:string-value="Cell 1276 - 2" calcext:value-type="string">
            <text:p>Cell 1276 - 2</text:p>
          </table:table-cell>
        </table:table-row>
        <table:table-row table:style-name="ro1">
          <table:table-cell table:formula="of:= COM.MICROSOFT.CONCAT(&quot;Cell &quot;; COM.MICROSOFT.CONCAT(ROW([.A1278]) - 1; COM.MICROSOFT.CONCAT(&quot; - &quot;; COLUMN([.A1278]))))" office:value-type="string" office:string-value="Cell 1277 - 1" calcext:value-type="string">
            <text:p>Cell 1277 - 1</text:p>
          </table:table-cell>
          <table:table-cell table:formula="of:= COM.MICROSOFT.CONCAT(&quot;Cell &quot;; COM.MICROSOFT.CONCAT(ROW([.B1278]) - 1; COM.MICROSOFT.CONCAT(&quot; - &quot;; COLUMN([.B1278]))))" office:value-type="string" office:string-value="Cell 1277 - 2" calcext:value-type="string">
            <text:p>Cell 1277 - 2</text:p>
          </table:table-cell>
        </table:table-row>
        <table:table-row table:style-name="ro1">
          <table:table-cell table:formula="of:= COM.MICROSOFT.CONCAT(&quot;Cell &quot;; COM.MICROSOFT.CONCAT(ROW([.A1279]) - 1; COM.MICROSOFT.CONCAT(&quot; - &quot;; COLUMN([.A1279]))))" office:value-type="string" office:string-value="Cell 1278 - 1" calcext:value-type="string">
            <text:p>Cell 1278 - 1</text:p>
          </table:table-cell>
          <table:table-cell table:formula="of:= COM.MICROSOFT.CONCAT(&quot;Cell &quot;; COM.MICROSOFT.CONCAT(ROW([.B1279]) - 1; COM.MICROSOFT.CONCAT(&quot; - &quot;; COLUMN([.B1279]))))" office:value-type="string" office:string-value="Cell 1278 - 2" calcext:value-type="string">
            <text:p>Cell 1278 - 2</text:p>
          </table:table-cell>
        </table:table-row>
        <table:table-row table:style-name="ro1">
          <table:table-cell table:formula="of:= COM.MICROSOFT.CONCAT(&quot;Cell &quot;; COM.MICROSOFT.CONCAT(ROW([.A1280]) - 1; COM.MICROSOFT.CONCAT(&quot; - &quot;; COLUMN([.A1280]))))" office:value-type="string" office:string-value="Cell 1279 - 1" calcext:value-type="string">
            <text:p>Cell 1279 - 1</text:p>
          </table:table-cell>
          <table:table-cell table:formula="of:= COM.MICROSOFT.CONCAT(&quot;Cell &quot;; COM.MICROSOFT.CONCAT(ROW([.B1280]) - 1; COM.MICROSOFT.CONCAT(&quot; - &quot;; COLUMN([.B1280]))))" office:value-type="string" office:string-value="Cell 1279 - 2" calcext:value-type="string">
            <text:p>Cell 1279 - 2</text:p>
          </table:table-cell>
        </table:table-row>
        <table:table-row table:style-name="ro1">
          <table:table-cell table:formula="of:= COM.MICROSOFT.CONCAT(&quot;Cell &quot;; COM.MICROSOFT.CONCAT(ROW([.A1281]) - 1; COM.MICROSOFT.CONCAT(&quot; - &quot;; COLUMN([.A1281]))))" office:value-type="string" office:string-value="Cell 1280 - 1" calcext:value-type="string">
            <text:p>Cell 1280 - 1</text:p>
          </table:table-cell>
          <table:table-cell table:formula="of:= COM.MICROSOFT.CONCAT(&quot;Cell &quot;; COM.MICROSOFT.CONCAT(ROW([.B1281]) - 1; COM.MICROSOFT.CONCAT(&quot; - &quot;; COLUMN([.B1281]))))" office:value-type="string" office:string-value="Cell 1280 - 2" calcext:value-type="string">
            <text:p>Cell 1280 - 2</text:p>
          </table:table-cell>
        </table:table-row>
        <table:table-row table:style-name="ro1">
          <table:table-cell table:formula="of:= COM.MICROSOFT.CONCAT(&quot;Cell &quot;; COM.MICROSOFT.CONCAT(ROW([.A1282]) - 1; COM.MICROSOFT.CONCAT(&quot; - &quot;; COLUMN([.A1282]))))" office:value-type="string" office:string-value="Cell 1281 - 1" calcext:value-type="string">
            <text:p>Cell 1281 - 1</text:p>
          </table:table-cell>
          <table:table-cell table:formula="of:= COM.MICROSOFT.CONCAT(&quot;Cell &quot;; COM.MICROSOFT.CONCAT(ROW([.B1282]) - 1; COM.MICROSOFT.CONCAT(&quot; - &quot;; COLUMN([.B1282]))))" office:value-type="string" office:string-value="Cell 1281 - 2" calcext:value-type="string">
            <text:p>Cell 1281 - 2</text:p>
          </table:table-cell>
        </table:table-row>
        <table:table-row table:style-name="ro1">
          <table:table-cell table:formula="of:= COM.MICROSOFT.CONCAT(&quot;Cell &quot;; COM.MICROSOFT.CONCAT(ROW([.A1283]) - 1; COM.MICROSOFT.CONCAT(&quot; - &quot;; COLUMN([.A1283]))))" office:value-type="string" office:string-value="Cell 1282 - 1" calcext:value-type="string">
            <text:p>Cell 1282 - 1</text:p>
          </table:table-cell>
          <table:table-cell table:formula="of:= COM.MICROSOFT.CONCAT(&quot;Cell &quot;; COM.MICROSOFT.CONCAT(ROW([.B1283]) - 1; COM.MICROSOFT.CONCAT(&quot; - &quot;; COLUMN([.B1283]))))" office:value-type="string" office:string-value="Cell 1282 - 2" calcext:value-type="string">
            <text:p>Cell 1282 - 2</text:p>
          </table:table-cell>
        </table:table-row>
        <table:table-row table:style-name="ro1">
          <table:table-cell table:formula="of:= COM.MICROSOFT.CONCAT(&quot;Cell &quot;; COM.MICROSOFT.CONCAT(ROW([.A1284]) - 1; COM.MICROSOFT.CONCAT(&quot; - &quot;; COLUMN([.A1284]))))" office:value-type="string" office:string-value="Cell 1283 - 1" calcext:value-type="string">
            <text:p>Cell 1283 - 1</text:p>
          </table:table-cell>
          <table:table-cell table:formula="of:= COM.MICROSOFT.CONCAT(&quot;Cell &quot;; COM.MICROSOFT.CONCAT(ROW([.B1284]) - 1; COM.MICROSOFT.CONCAT(&quot; - &quot;; COLUMN([.B1284]))))" office:value-type="string" office:string-value="Cell 1283 - 2" calcext:value-type="string">
            <text:p>Cell 1283 - 2</text:p>
          </table:table-cell>
        </table:table-row>
        <table:table-row table:style-name="ro1">
          <table:table-cell table:formula="of:= COM.MICROSOFT.CONCAT(&quot;Cell &quot;; COM.MICROSOFT.CONCAT(ROW([.A1285]) - 1; COM.MICROSOFT.CONCAT(&quot; - &quot;; COLUMN([.A1285]))))" office:value-type="string" office:string-value="Cell 1284 - 1" calcext:value-type="string">
            <text:p>Cell 1284 - 1</text:p>
          </table:table-cell>
          <table:table-cell table:formula="of:= COM.MICROSOFT.CONCAT(&quot;Cell &quot;; COM.MICROSOFT.CONCAT(ROW([.B1285]) - 1; COM.MICROSOFT.CONCAT(&quot; - &quot;; COLUMN([.B1285]))))" office:value-type="string" office:string-value="Cell 1284 - 2" calcext:value-type="string">
            <text:p>Cell 1284 - 2</text:p>
          </table:table-cell>
        </table:table-row>
        <table:table-row table:style-name="ro1">
          <table:table-cell table:formula="of:= COM.MICROSOFT.CONCAT(&quot;Cell &quot;; COM.MICROSOFT.CONCAT(ROW([.A1286]) - 1; COM.MICROSOFT.CONCAT(&quot; - &quot;; COLUMN([.A1286]))))" office:value-type="string" office:string-value="Cell 1285 - 1" calcext:value-type="string">
            <text:p>Cell 1285 - 1</text:p>
          </table:table-cell>
          <table:table-cell table:formula="of:= COM.MICROSOFT.CONCAT(&quot;Cell &quot;; COM.MICROSOFT.CONCAT(ROW([.B1286]) - 1; COM.MICROSOFT.CONCAT(&quot; - &quot;; COLUMN([.B1286]))))" office:value-type="string" office:string-value="Cell 1285 - 2" calcext:value-type="string">
            <text:p>Cell 1285 - 2</text:p>
          </table:table-cell>
        </table:table-row>
        <table:table-row table:style-name="ro1">
          <table:table-cell table:formula="of:= COM.MICROSOFT.CONCAT(&quot;Cell &quot;; COM.MICROSOFT.CONCAT(ROW([.A1287]) - 1; COM.MICROSOFT.CONCAT(&quot; - &quot;; COLUMN([.A1287]))))" office:value-type="string" office:string-value="Cell 1286 - 1" calcext:value-type="string">
            <text:p>Cell 1286 - 1</text:p>
          </table:table-cell>
          <table:table-cell table:formula="of:= COM.MICROSOFT.CONCAT(&quot;Cell &quot;; COM.MICROSOFT.CONCAT(ROW([.B1287]) - 1; COM.MICROSOFT.CONCAT(&quot; - &quot;; COLUMN([.B1287]))))" office:value-type="string" office:string-value="Cell 1286 - 2" calcext:value-type="string">
            <text:p>Cell 1286 - 2</text:p>
          </table:table-cell>
        </table:table-row>
        <table:table-row table:style-name="ro1">
          <table:table-cell table:formula="of:= COM.MICROSOFT.CONCAT(&quot;Cell &quot;; COM.MICROSOFT.CONCAT(ROW([.A1288]) - 1; COM.MICROSOFT.CONCAT(&quot; - &quot;; COLUMN([.A1288]))))" office:value-type="string" office:string-value="Cell 1287 - 1" calcext:value-type="string">
            <text:p>Cell 1287 - 1</text:p>
          </table:table-cell>
          <table:table-cell table:formula="of:= COM.MICROSOFT.CONCAT(&quot;Cell &quot;; COM.MICROSOFT.CONCAT(ROW([.B1288]) - 1; COM.MICROSOFT.CONCAT(&quot; - &quot;; COLUMN([.B1288]))))" office:value-type="string" office:string-value="Cell 1287 - 2" calcext:value-type="string">
            <text:p>Cell 1287 - 2</text:p>
          </table:table-cell>
        </table:table-row>
        <table:table-row table:style-name="ro1">
          <table:table-cell table:formula="of:= COM.MICROSOFT.CONCAT(&quot;Cell &quot;; COM.MICROSOFT.CONCAT(ROW([.A1289]) - 1; COM.MICROSOFT.CONCAT(&quot; - &quot;; COLUMN([.A1289]))))" office:value-type="string" office:string-value="Cell 1288 - 1" calcext:value-type="string">
            <text:p>Cell 1288 - 1</text:p>
          </table:table-cell>
          <table:table-cell table:formula="of:= COM.MICROSOFT.CONCAT(&quot;Cell &quot;; COM.MICROSOFT.CONCAT(ROW([.B1289]) - 1; COM.MICROSOFT.CONCAT(&quot; - &quot;; COLUMN([.B1289]))))" office:value-type="string" office:string-value="Cell 1288 - 2" calcext:value-type="string">
            <text:p>Cell 1288 - 2</text:p>
          </table:table-cell>
        </table:table-row>
        <table:table-row table:style-name="ro1">
          <table:table-cell table:formula="of:= COM.MICROSOFT.CONCAT(&quot;Cell &quot;; COM.MICROSOFT.CONCAT(ROW([.A1290]) - 1; COM.MICROSOFT.CONCAT(&quot; - &quot;; COLUMN([.A1290]))))" office:value-type="string" office:string-value="Cell 1289 - 1" calcext:value-type="string">
            <text:p>Cell 1289 - 1</text:p>
          </table:table-cell>
          <table:table-cell table:formula="of:= COM.MICROSOFT.CONCAT(&quot;Cell &quot;; COM.MICROSOFT.CONCAT(ROW([.B1290]) - 1; COM.MICROSOFT.CONCAT(&quot; - &quot;; COLUMN([.B1290]))))" office:value-type="string" office:string-value="Cell 1289 - 2" calcext:value-type="string">
            <text:p>Cell 1289 - 2</text:p>
          </table:table-cell>
        </table:table-row>
        <table:table-row table:style-name="ro1">
          <table:table-cell table:formula="of:= COM.MICROSOFT.CONCAT(&quot;Cell &quot;; COM.MICROSOFT.CONCAT(ROW([.A1291]) - 1; COM.MICROSOFT.CONCAT(&quot; - &quot;; COLUMN([.A1291]))))" office:value-type="string" office:string-value="Cell 1290 - 1" calcext:value-type="string">
            <text:p>Cell 1290 - 1</text:p>
          </table:table-cell>
          <table:table-cell table:formula="of:= COM.MICROSOFT.CONCAT(&quot;Cell &quot;; COM.MICROSOFT.CONCAT(ROW([.B1291]) - 1; COM.MICROSOFT.CONCAT(&quot; - &quot;; COLUMN([.B1291]))))" office:value-type="string" office:string-value="Cell 1290 - 2" calcext:value-type="string">
            <text:p>Cell 1290 - 2</text:p>
          </table:table-cell>
        </table:table-row>
        <table:table-row table:style-name="ro1">
          <table:table-cell table:formula="of:= COM.MICROSOFT.CONCAT(&quot;Cell &quot;; COM.MICROSOFT.CONCAT(ROW([.A1292]) - 1; COM.MICROSOFT.CONCAT(&quot; - &quot;; COLUMN([.A1292]))))" office:value-type="string" office:string-value="Cell 1291 - 1" calcext:value-type="string">
            <text:p>Cell 1291 - 1</text:p>
          </table:table-cell>
          <table:table-cell table:formula="of:= COM.MICROSOFT.CONCAT(&quot;Cell &quot;; COM.MICROSOFT.CONCAT(ROW([.B1292]) - 1; COM.MICROSOFT.CONCAT(&quot; - &quot;; COLUMN([.B1292]))))" office:value-type="string" office:string-value="Cell 1291 - 2" calcext:value-type="string">
            <text:p>Cell 1291 - 2</text:p>
          </table:table-cell>
        </table:table-row>
        <table:table-row table:style-name="ro1">
          <table:table-cell table:formula="of:= COM.MICROSOFT.CONCAT(&quot;Cell &quot;; COM.MICROSOFT.CONCAT(ROW([.A1293]) - 1; COM.MICROSOFT.CONCAT(&quot; - &quot;; COLUMN([.A1293]))))" office:value-type="string" office:string-value="Cell 1292 - 1" calcext:value-type="string">
            <text:p>Cell 1292 - 1</text:p>
          </table:table-cell>
          <table:table-cell table:formula="of:= COM.MICROSOFT.CONCAT(&quot;Cell &quot;; COM.MICROSOFT.CONCAT(ROW([.B1293]) - 1; COM.MICROSOFT.CONCAT(&quot; - &quot;; COLUMN([.B1293]))))" office:value-type="string" office:string-value="Cell 1292 - 2" calcext:value-type="string">
            <text:p>Cell 1292 - 2</text:p>
          </table:table-cell>
        </table:table-row>
        <table:table-row table:style-name="ro1">
          <table:table-cell table:formula="of:= COM.MICROSOFT.CONCAT(&quot;Cell &quot;; COM.MICROSOFT.CONCAT(ROW([.A1294]) - 1; COM.MICROSOFT.CONCAT(&quot; - &quot;; COLUMN([.A1294]))))" office:value-type="string" office:string-value="Cell 1293 - 1" calcext:value-type="string">
            <text:p>Cell 1293 - 1</text:p>
          </table:table-cell>
          <table:table-cell table:formula="of:= COM.MICROSOFT.CONCAT(&quot;Cell &quot;; COM.MICROSOFT.CONCAT(ROW([.B1294]) - 1; COM.MICROSOFT.CONCAT(&quot; - &quot;; COLUMN([.B1294]))))" office:value-type="string" office:string-value="Cell 1293 - 2" calcext:value-type="string">
            <text:p>Cell 1293 - 2</text:p>
          </table:table-cell>
        </table:table-row>
        <table:table-row table:style-name="ro1">
          <table:table-cell table:formula="of:= COM.MICROSOFT.CONCAT(&quot;Cell &quot;; COM.MICROSOFT.CONCAT(ROW([.A1295]) - 1; COM.MICROSOFT.CONCAT(&quot; - &quot;; COLUMN([.A1295]))))" office:value-type="string" office:string-value="Cell 1294 - 1" calcext:value-type="string">
            <text:p>Cell 1294 - 1</text:p>
          </table:table-cell>
          <table:table-cell table:formula="of:= COM.MICROSOFT.CONCAT(&quot;Cell &quot;; COM.MICROSOFT.CONCAT(ROW([.B1295]) - 1; COM.MICROSOFT.CONCAT(&quot; - &quot;; COLUMN([.B1295]))))" office:value-type="string" office:string-value="Cell 1294 - 2" calcext:value-type="string">
            <text:p>Cell 1294 - 2</text:p>
          </table:table-cell>
        </table:table-row>
        <table:table-row table:style-name="ro1">
          <table:table-cell table:formula="of:= COM.MICROSOFT.CONCAT(&quot;Cell &quot;; COM.MICROSOFT.CONCAT(ROW([.A1296]) - 1; COM.MICROSOFT.CONCAT(&quot; - &quot;; COLUMN([.A1296]))))" office:value-type="string" office:string-value="Cell 1295 - 1" calcext:value-type="string">
            <text:p>Cell 1295 - 1</text:p>
          </table:table-cell>
          <table:table-cell table:formula="of:= COM.MICROSOFT.CONCAT(&quot;Cell &quot;; COM.MICROSOFT.CONCAT(ROW([.B1296]) - 1; COM.MICROSOFT.CONCAT(&quot; - &quot;; COLUMN([.B1296]))))" office:value-type="string" office:string-value="Cell 1295 - 2" calcext:value-type="string">
            <text:p>Cell 1295 - 2</text:p>
          </table:table-cell>
        </table:table-row>
        <table:table-row table:style-name="ro1">
          <table:table-cell table:formula="of:= COM.MICROSOFT.CONCAT(&quot;Cell &quot;; COM.MICROSOFT.CONCAT(ROW([.A1297]) - 1; COM.MICROSOFT.CONCAT(&quot; - &quot;; COLUMN([.A1297]))))" office:value-type="string" office:string-value="Cell 1296 - 1" calcext:value-type="string">
            <text:p>Cell 1296 - 1</text:p>
          </table:table-cell>
          <table:table-cell table:formula="of:= COM.MICROSOFT.CONCAT(&quot;Cell &quot;; COM.MICROSOFT.CONCAT(ROW([.B1297]) - 1; COM.MICROSOFT.CONCAT(&quot; - &quot;; COLUMN([.B1297]))))" office:value-type="string" office:string-value="Cell 1296 - 2" calcext:value-type="string">
            <text:p>Cell 1296 - 2</text:p>
          </table:table-cell>
        </table:table-row>
        <table:table-row table:style-name="ro1">
          <table:table-cell table:formula="of:= COM.MICROSOFT.CONCAT(&quot;Cell &quot;; COM.MICROSOFT.CONCAT(ROW([.A1298]) - 1; COM.MICROSOFT.CONCAT(&quot; - &quot;; COLUMN([.A1298]))))" office:value-type="string" office:string-value="Cell 1297 - 1" calcext:value-type="string">
            <text:p>Cell 1297 - 1</text:p>
          </table:table-cell>
          <table:table-cell table:formula="of:= COM.MICROSOFT.CONCAT(&quot;Cell &quot;; COM.MICROSOFT.CONCAT(ROW([.B1298]) - 1; COM.MICROSOFT.CONCAT(&quot; - &quot;; COLUMN([.B1298]))))" office:value-type="string" office:string-value="Cell 1297 - 2" calcext:value-type="string">
            <text:p>Cell 1297 - 2</text:p>
          </table:table-cell>
        </table:table-row>
        <table:table-row table:style-name="ro1">
          <table:table-cell table:formula="of:= COM.MICROSOFT.CONCAT(&quot;Cell &quot;; COM.MICROSOFT.CONCAT(ROW([.A1299]) - 1; COM.MICROSOFT.CONCAT(&quot; - &quot;; COLUMN([.A1299]))))" office:value-type="string" office:string-value="Cell 1298 - 1" calcext:value-type="string">
            <text:p>Cell 1298 - 1</text:p>
          </table:table-cell>
          <table:table-cell table:formula="of:= COM.MICROSOFT.CONCAT(&quot;Cell &quot;; COM.MICROSOFT.CONCAT(ROW([.B1299]) - 1; COM.MICROSOFT.CONCAT(&quot; - &quot;; COLUMN([.B1299]))))" office:value-type="string" office:string-value="Cell 1298 - 2" calcext:value-type="string">
            <text:p>Cell 1298 - 2</text:p>
          </table:table-cell>
        </table:table-row>
        <table:table-row table:style-name="ro1">
          <table:table-cell table:formula="of:= COM.MICROSOFT.CONCAT(&quot;Cell &quot;; COM.MICROSOFT.CONCAT(ROW([.A1300]) - 1; COM.MICROSOFT.CONCAT(&quot; - &quot;; COLUMN([.A1300]))))" office:value-type="string" office:string-value="Cell 1299 - 1" calcext:value-type="string">
            <text:p>Cell 1299 - 1</text:p>
          </table:table-cell>
          <table:table-cell table:formula="of:= COM.MICROSOFT.CONCAT(&quot;Cell &quot;; COM.MICROSOFT.CONCAT(ROW([.B1300]) - 1; COM.MICROSOFT.CONCAT(&quot; - &quot;; COLUMN([.B1300]))))" office:value-type="string" office:string-value="Cell 1299 - 2" calcext:value-type="string">
            <text:p>Cell 1299 - 2</text:p>
          </table:table-cell>
        </table:table-row>
        <table:table-row table:style-name="ro1">
          <table:table-cell table:formula="of:= COM.MICROSOFT.CONCAT(&quot;Cell &quot;; COM.MICROSOFT.CONCAT(ROW([.A1301]) - 1; COM.MICROSOFT.CONCAT(&quot; - &quot;; COLUMN([.A1301]))))" office:value-type="string" office:string-value="Cell 1300 - 1" calcext:value-type="string">
            <text:p>Cell 1300 - 1</text:p>
          </table:table-cell>
          <table:table-cell table:formula="of:= COM.MICROSOFT.CONCAT(&quot;Cell &quot;; COM.MICROSOFT.CONCAT(ROW([.B1301]) - 1; COM.MICROSOFT.CONCAT(&quot; - &quot;; COLUMN([.B1301]))))" office:value-type="string" office:string-value="Cell 1300 - 2" calcext:value-type="string">
            <text:p>Cell 1300 - 2</text:p>
          </table:table-cell>
        </table:table-row>
        <table:table-row table:style-name="ro1">
          <table:table-cell table:formula="of:= COM.MICROSOFT.CONCAT(&quot;Cell &quot;; COM.MICROSOFT.CONCAT(ROW([.A1302]) - 1; COM.MICROSOFT.CONCAT(&quot; - &quot;; COLUMN([.A1302]))))" office:value-type="string" office:string-value="Cell 1301 - 1" calcext:value-type="string">
            <text:p>Cell 1301 - 1</text:p>
          </table:table-cell>
          <table:table-cell table:formula="of:= COM.MICROSOFT.CONCAT(&quot;Cell &quot;; COM.MICROSOFT.CONCAT(ROW([.B1302]) - 1; COM.MICROSOFT.CONCAT(&quot; - &quot;; COLUMN([.B1302]))))" office:value-type="string" office:string-value="Cell 1301 - 2" calcext:value-type="string">
            <text:p>Cell 1301 - 2</text:p>
          </table:table-cell>
        </table:table-row>
        <table:table-row table:style-name="ro1">
          <table:table-cell table:formula="of:= COM.MICROSOFT.CONCAT(&quot;Cell &quot;; COM.MICROSOFT.CONCAT(ROW([.A1303]) - 1; COM.MICROSOFT.CONCAT(&quot; - &quot;; COLUMN([.A1303]))))" office:value-type="string" office:string-value="Cell 1302 - 1" calcext:value-type="string">
            <text:p>Cell 1302 - 1</text:p>
          </table:table-cell>
          <table:table-cell table:formula="of:= COM.MICROSOFT.CONCAT(&quot;Cell &quot;; COM.MICROSOFT.CONCAT(ROW([.B1303]) - 1; COM.MICROSOFT.CONCAT(&quot; - &quot;; COLUMN([.B1303]))))" office:value-type="string" office:string-value="Cell 1302 - 2" calcext:value-type="string">
            <text:p>Cell 1302 - 2</text:p>
          </table:table-cell>
        </table:table-row>
        <table:table-row table:style-name="ro1">
          <table:table-cell table:formula="of:= COM.MICROSOFT.CONCAT(&quot;Cell &quot;; COM.MICROSOFT.CONCAT(ROW([.A1304]) - 1; COM.MICROSOFT.CONCAT(&quot; - &quot;; COLUMN([.A1304]))))" office:value-type="string" office:string-value="Cell 1303 - 1" calcext:value-type="string">
            <text:p>Cell 1303 - 1</text:p>
          </table:table-cell>
          <table:table-cell table:formula="of:= COM.MICROSOFT.CONCAT(&quot;Cell &quot;; COM.MICROSOFT.CONCAT(ROW([.B1304]) - 1; COM.MICROSOFT.CONCAT(&quot; - &quot;; COLUMN([.B1304]))))" office:value-type="string" office:string-value="Cell 1303 - 2" calcext:value-type="string">
            <text:p>Cell 1303 - 2</text:p>
          </table:table-cell>
        </table:table-row>
        <table:table-row table:style-name="ro1">
          <table:table-cell table:formula="of:= COM.MICROSOFT.CONCAT(&quot;Cell &quot;; COM.MICROSOFT.CONCAT(ROW([.A1305]) - 1; COM.MICROSOFT.CONCAT(&quot; - &quot;; COLUMN([.A1305]))))" office:value-type="string" office:string-value="Cell 1304 - 1" calcext:value-type="string">
            <text:p>Cell 1304 - 1</text:p>
          </table:table-cell>
          <table:table-cell table:formula="of:= COM.MICROSOFT.CONCAT(&quot;Cell &quot;; COM.MICROSOFT.CONCAT(ROW([.B1305]) - 1; COM.MICROSOFT.CONCAT(&quot; - &quot;; COLUMN([.B1305]))))" office:value-type="string" office:string-value="Cell 1304 - 2" calcext:value-type="string">
            <text:p>Cell 1304 - 2</text:p>
          </table:table-cell>
        </table:table-row>
        <table:table-row table:style-name="ro1">
          <table:table-cell table:formula="of:= COM.MICROSOFT.CONCAT(&quot;Cell &quot;; COM.MICROSOFT.CONCAT(ROW([.A1306]) - 1; COM.MICROSOFT.CONCAT(&quot; - &quot;; COLUMN([.A1306]))))" office:value-type="string" office:string-value="Cell 1305 - 1" calcext:value-type="string">
            <text:p>Cell 1305 - 1</text:p>
          </table:table-cell>
          <table:table-cell table:formula="of:= COM.MICROSOFT.CONCAT(&quot;Cell &quot;; COM.MICROSOFT.CONCAT(ROW([.B1306]) - 1; COM.MICROSOFT.CONCAT(&quot; - &quot;; COLUMN([.B1306]))))" office:value-type="string" office:string-value="Cell 1305 - 2" calcext:value-type="string">
            <text:p>Cell 1305 - 2</text:p>
          </table:table-cell>
        </table:table-row>
        <table:table-row table:style-name="ro1">
          <table:table-cell table:formula="of:= COM.MICROSOFT.CONCAT(&quot;Cell &quot;; COM.MICROSOFT.CONCAT(ROW([.A1307]) - 1; COM.MICROSOFT.CONCAT(&quot; - &quot;; COLUMN([.A1307]))))" office:value-type="string" office:string-value="Cell 1306 - 1" calcext:value-type="string">
            <text:p>Cell 1306 - 1</text:p>
          </table:table-cell>
          <table:table-cell table:formula="of:= COM.MICROSOFT.CONCAT(&quot;Cell &quot;; COM.MICROSOFT.CONCAT(ROW([.B1307]) - 1; COM.MICROSOFT.CONCAT(&quot; - &quot;; COLUMN([.B1307]))))" office:value-type="string" office:string-value="Cell 1306 - 2" calcext:value-type="string">
            <text:p>Cell 1306 - 2</text:p>
          </table:table-cell>
        </table:table-row>
        <table:table-row table:style-name="ro1">
          <table:table-cell table:formula="of:= COM.MICROSOFT.CONCAT(&quot;Cell &quot;; COM.MICROSOFT.CONCAT(ROW([.A1308]) - 1; COM.MICROSOFT.CONCAT(&quot; - &quot;; COLUMN([.A1308]))))" office:value-type="string" office:string-value="Cell 1307 - 1" calcext:value-type="string">
            <text:p>Cell 1307 - 1</text:p>
          </table:table-cell>
          <table:table-cell table:formula="of:= COM.MICROSOFT.CONCAT(&quot;Cell &quot;; COM.MICROSOFT.CONCAT(ROW([.B1308]) - 1; COM.MICROSOFT.CONCAT(&quot; - &quot;; COLUMN([.B1308]))))" office:value-type="string" office:string-value="Cell 1307 - 2" calcext:value-type="string">
            <text:p>Cell 1307 - 2</text:p>
          </table:table-cell>
        </table:table-row>
        <table:table-row table:style-name="ro1">
          <table:table-cell table:formula="of:= COM.MICROSOFT.CONCAT(&quot;Cell &quot;; COM.MICROSOFT.CONCAT(ROW([.A1309]) - 1; COM.MICROSOFT.CONCAT(&quot; - &quot;; COLUMN([.A1309]))))" office:value-type="string" office:string-value="Cell 1308 - 1" calcext:value-type="string">
            <text:p>Cell 1308 - 1</text:p>
          </table:table-cell>
          <table:table-cell table:formula="of:= COM.MICROSOFT.CONCAT(&quot;Cell &quot;; COM.MICROSOFT.CONCAT(ROW([.B1309]) - 1; COM.MICROSOFT.CONCAT(&quot; - &quot;; COLUMN([.B1309]))))" office:value-type="string" office:string-value="Cell 1308 - 2" calcext:value-type="string">
            <text:p>Cell 1308 - 2</text:p>
          </table:table-cell>
        </table:table-row>
        <table:table-row table:style-name="ro1">
          <table:table-cell table:formula="of:= COM.MICROSOFT.CONCAT(&quot;Cell &quot;; COM.MICROSOFT.CONCAT(ROW([.A1310]) - 1; COM.MICROSOFT.CONCAT(&quot; - &quot;; COLUMN([.A1310]))))" office:value-type="string" office:string-value="Cell 1309 - 1" calcext:value-type="string">
            <text:p>Cell 1309 - 1</text:p>
          </table:table-cell>
          <table:table-cell table:formula="of:= COM.MICROSOFT.CONCAT(&quot;Cell &quot;; COM.MICROSOFT.CONCAT(ROW([.B1310]) - 1; COM.MICROSOFT.CONCAT(&quot; - &quot;; COLUMN([.B1310]))))" office:value-type="string" office:string-value="Cell 1309 - 2" calcext:value-type="string">
            <text:p>Cell 1309 - 2</text:p>
          </table:table-cell>
        </table:table-row>
        <table:table-row table:style-name="ro1">
          <table:table-cell table:formula="of:= COM.MICROSOFT.CONCAT(&quot;Cell &quot;; COM.MICROSOFT.CONCAT(ROW([.A1311]) - 1; COM.MICROSOFT.CONCAT(&quot; - &quot;; COLUMN([.A1311]))))" office:value-type="string" office:string-value="Cell 1310 - 1" calcext:value-type="string">
            <text:p>Cell 1310 - 1</text:p>
          </table:table-cell>
          <table:table-cell table:formula="of:= COM.MICROSOFT.CONCAT(&quot;Cell &quot;; COM.MICROSOFT.CONCAT(ROW([.B1311]) - 1; COM.MICROSOFT.CONCAT(&quot; - &quot;; COLUMN([.B1311]))))" office:value-type="string" office:string-value="Cell 1310 - 2" calcext:value-type="string">
            <text:p>Cell 1310 - 2</text:p>
          </table:table-cell>
        </table:table-row>
        <table:table-row table:style-name="ro1">
          <table:table-cell table:formula="of:= COM.MICROSOFT.CONCAT(&quot;Cell &quot;; COM.MICROSOFT.CONCAT(ROW([.A1312]) - 1; COM.MICROSOFT.CONCAT(&quot; - &quot;; COLUMN([.A1312]))))" office:value-type="string" office:string-value="Cell 1311 - 1" calcext:value-type="string">
            <text:p>Cell 1311 - 1</text:p>
          </table:table-cell>
          <table:table-cell table:formula="of:= COM.MICROSOFT.CONCAT(&quot;Cell &quot;; COM.MICROSOFT.CONCAT(ROW([.B1312]) - 1; COM.MICROSOFT.CONCAT(&quot; - &quot;; COLUMN([.B1312]))))" office:value-type="string" office:string-value="Cell 1311 - 2" calcext:value-type="string">
            <text:p>Cell 1311 - 2</text:p>
          </table:table-cell>
        </table:table-row>
        <table:table-row table:style-name="ro1">
          <table:table-cell table:formula="of:= COM.MICROSOFT.CONCAT(&quot;Cell &quot;; COM.MICROSOFT.CONCAT(ROW([.A1313]) - 1; COM.MICROSOFT.CONCAT(&quot; - &quot;; COLUMN([.A1313]))))" office:value-type="string" office:string-value="Cell 1312 - 1" calcext:value-type="string">
            <text:p>Cell 1312 - 1</text:p>
          </table:table-cell>
          <table:table-cell table:formula="of:= COM.MICROSOFT.CONCAT(&quot;Cell &quot;; COM.MICROSOFT.CONCAT(ROW([.B1313]) - 1; COM.MICROSOFT.CONCAT(&quot; - &quot;; COLUMN([.B1313]))))" office:value-type="string" office:string-value="Cell 1312 - 2" calcext:value-type="string">
            <text:p>Cell 1312 - 2</text:p>
          </table:table-cell>
        </table:table-row>
        <table:table-row table:style-name="ro1">
          <table:table-cell table:formula="of:= COM.MICROSOFT.CONCAT(&quot;Cell &quot;; COM.MICROSOFT.CONCAT(ROW([.A1314]) - 1; COM.MICROSOFT.CONCAT(&quot; - &quot;; COLUMN([.A1314]))))" office:value-type="string" office:string-value="Cell 1313 - 1" calcext:value-type="string">
            <text:p>Cell 1313 - 1</text:p>
          </table:table-cell>
          <table:table-cell table:formula="of:= COM.MICROSOFT.CONCAT(&quot;Cell &quot;; COM.MICROSOFT.CONCAT(ROW([.B1314]) - 1; COM.MICROSOFT.CONCAT(&quot; - &quot;; COLUMN([.B1314]))))" office:value-type="string" office:string-value="Cell 1313 - 2" calcext:value-type="string">
            <text:p>Cell 1313 - 2</text:p>
          </table:table-cell>
        </table:table-row>
        <table:table-row table:style-name="ro1">
          <table:table-cell table:formula="of:= COM.MICROSOFT.CONCAT(&quot;Cell &quot;; COM.MICROSOFT.CONCAT(ROW([.A1315]) - 1; COM.MICROSOFT.CONCAT(&quot; - &quot;; COLUMN([.A1315]))))" office:value-type="string" office:string-value="Cell 1314 - 1" calcext:value-type="string">
            <text:p>Cell 1314 - 1</text:p>
          </table:table-cell>
          <table:table-cell table:formula="of:= COM.MICROSOFT.CONCAT(&quot;Cell &quot;; COM.MICROSOFT.CONCAT(ROW([.B1315]) - 1; COM.MICROSOFT.CONCAT(&quot; - &quot;; COLUMN([.B1315]))))" office:value-type="string" office:string-value="Cell 1314 - 2" calcext:value-type="string">
            <text:p>Cell 1314 - 2</text:p>
          </table:table-cell>
        </table:table-row>
        <table:table-row table:style-name="ro1">
          <table:table-cell table:formula="of:= COM.MICROSOFT.CONCAT(&quot;Cell &quot;; COM.MICROSOFT.CONCAT(ROW([.A1316]) - 1; COM.MICROSOFT.CONCAT(&quot; - &quot;; COLUMN([.A1316]))))" office:value-type="string" office:string-value="Cell 1315 - 1" calcext:value-type="string">
            <text:p>Cell 1315 - 1</text:p>
          </table:table-cell>
          <table:table-cell table:formula="of:= COM.MICROSOFT.CONCAT(&quot;Cell &quot;; COM.MICROSOFT.CONCAT(ROW([.B1316]) - 1; COM.MICROSOFT.CONCAT(&quot; - &quot;; COLUMN([.B1316]))))" office:value-type="string" office:string-value="Cell 1315 - 2" calcext:value-type="string">
            <text:p>Cell 1315 - 2</text:p>
          </table:table-cell>
        </table:table-row>
        <table:table-row table:style-name="ro1">
          <table:table-cell table:formula="of:= COM.MICROSOFT.CONCAT(&quot;Cell &quot;; COM.MICROSOFT.CONCAT(ROW([.A1317]) - 1; COM.MICROSOFT.CONCAT(&quot; - &quot;; COLUMN([.A1317]))))" office:value-type="string" office:string-value="Cell 1316 - 1" calcext:value-type="string">
            <text:p>Cell 1316 - 1</text:p>
          </table:table-cell>
          <table:table-cell table:formula="of:= COM.MICROSOFT.CONCAT(&quot;Cell &quot;; COM.MICROSOFT.CONCAT(ROW([.B1317]) - 1; COM.MICROSOFT.CONCAT(&quot; - &quot;; COLUMN([.B1317]))))" office:value-type="string" office:string-value="Cell 1316 - 2" calcext:value-type="string">
            <text:p>Cell 1316 - 2</text:p>
          </table:table-cell>
        </table:table-row>
        <table:table-row table:style-name="ro1">
          <table:table-cell table:formula="of:= COM.MICROSOFT.CONCAT(&quot;Cell &quot;; COM.MICROSOFT.CONCAT(ROW([.A1318]) - 1; COM.MICROSOFT.CONCAT(&quot; - &quot;; COLUMN([.A1318]))))" office:value-type="string" office:string-value="Cell 1317 - 1" calcext:value-type="string">
            <text:p>Cell 1317 - 1</text:p>
          </table:table-cell>
          <table:table-cell table:formula="of:= COM.MICROSOFT.CONCAT(&quot;Cell &quot;; COM.MICROSOFT.CONCAT(ROW([.B1318]) - 1; COM.MICROSOFT.CONCAT(&quot; - &quot;; COLUMN([.B1318]))))" office:value-type="string" office:string-value="Cell 1317 - 2" calcext:value-type="string">
            <text:p>Cell 1317 - 2</text:p>
          </table:table-cell>
        </table:table-row>
        <table:table-row table:style-name="ro1">
          <table:table-cell table:formula="of:= COM.MICROSOFT.CONCAT(&quot;Cell &quot;; COM.MICROSOFT.CONCAT(ROW([.A1319]) - 1; COM.MICROSOFT.CONCAT(&quot; - &quot;; COLUMN([.A1319]))))" office:value-type="string" office:string-value="Cell 1318 - 1" calcext:value-type="string">
            <text:p>Cell 1318 - 1</text:p>
          </table:table-cell>
          <table:table-cell table:formula="of:= COM.MICROSOFT.CONCAT(&quot;Cell &quot;; COM.MICROSOFT.CONCAT(ROW([.B1319]) - 1; COM.MICROSOFT.CONCAT(&quot; - &quot;; COLUMN([.B1319]))))" office:value-type="string" office:string-value="Cell 1318 - 2" calcext:value-type="string">
            <text:p>Cell 1318 - 2</text:p>
          </table:table-cell>
        </table:table-row>
        <table:table-row table:style-name="ro1">
          <table:table-cell table:formula="of:= COM.MICROSOFT.CONCAT(&quot;Cell &quot;; COM.MICROSOFT.CONCAT(ROW([.A1320]) - 1; COM.MICROSOFT.CONCAT(&quot; - &quot;; COLUMN([.A1320]))))" office:value-type="string" office:string-value="Cell 1319 - 1" calcext:value-type="string">
            <text:p>Cell 1319 - 1</text:p>
          </table:table-cell>
          <table:table-cell table:formula="of:= COM.MICROSOFT.CONCAT(&quot;Cell &quot;; COM.MICROSOFT.CONCAT(ROW([.B1320]) - 1; COM.MICROSOFT.CONCAT(&quot; - &quot;; COLUMN([.B1320]))))" office:value-type="string" office:string-value="Cell 1319 - 2" calcext:value-type="string">
            <text:p>Cell 1319 - 2</text:p>
          </table:table-cell>
        </table:table-row>
        <table:table-row table:style-name="ro1">
          <table:table-cell table:formula="of:= COM.MICROSOFT.CONCAT(&quot;Cell &quot;; COM.MICROSOFT.CONCAT(ROW([.A1321]) - 1; COM.MICROSOFT.CONCAT(&quot; - &quot;; COLUMN([.A1321]))))" office:value-type="string" office:string-value="Cell 1320 - 1" calcext:value-type="string">
            <text:p>Cell 1320 - 1</text:p>
          </table:table-cell>
          <table:table-cell table:formula="of:= COM.MICROSOFT.CONCAT(&quot;Cell &quot;; COM.MICROSOFT.CONCAT(ROW([.B1321]) - 1; COM.MICROSOFT.CONCAT(&quot; - &quot;; COLUMN([.B1321]))))" office:value-type="string" office:string-value="Cell 1320 - 2" calcext:value-type="string">
            <text:p>Cell 1320 - 2</text:p>
          </table:table-cell>
        </table:table-row>
        <table:table-row table:style-name="ro1">
          <table:table-cell table:formula="of:= COM.MICROSOFT.CONCAT(&quot;Cell &quot;; COM.MICROSOFT.CONCAT(ROW([.A1322]) - 1; COM.MICROSOFT.CONCAT(&quot; - &quot;; COLUMN([.A1322]))))" office:value-type="string" office:string-value="Cell 1321 - 1" calcext:value-type="string">
            <text:p>Cell 1321 - 1</text:p>
          </table:table-cell>
          <table:table-cell table:formula="of:= COM.MICROSOFT.CONCAT(&quot;Cell &quot;; COM.MICROSOFT.CONCAT(ROW([.B1322]) - 1; COM.MICROSOFT.CONCAT(&quot; - &quot;; COLUMN([.B1322]))))" office:value-type="string" office:string-value="Cell 1321 - 2" calcext:value-type="string">
            <text:p>Cell 1321 - 2</text:p>
          </table:table-cell>
        </table:table-row>
        <table:table-row table:style-name="ro1">
          <table:table-cell table:formula="of:= COM.MICROSOFT.CONCAT(&quot;Cell &quot;; COM.MICROSOFT.CONCAT(ROW([.A1323]) - 1; COM.MICROSOFT.CONCAT(&quot; - &quot;; COLUMN([.A1323]))))" office:value-type="string" office:string-value="Cell 1322 - 1" calcext:value-type="string">
            <text:p>Cell 1322 - 1</text:p>
          </table:table-cell>
          <table:table-cell table:formula="of:= COM.MICROSOFT.CONCAT(&quot;Cell &quot;; COM.MICROSOFT.CONCAT(ROW([.B1323]) - 1; COM.MICROSOFT.CONCAT(&quot; - &quot;; COLUMN([.B1323]))))" office:value-type="string" office:string-value="Cell 1322 - 2" calcext:value-type="string">
            <text:p>Cell 1322 - 2</text:p>
          </table:table-cell>
        </table:table-row>
        <table:table-row table:style-name="ro1">
          <table:table-cell table:formula="of:= COM.MICROSOFT.CONCAT(&quot;Cell &quot;; COM.MICROSOFT.CONCAT(ROW([.A1324]) - 1; COM.MICROSOFT.CONCAT(&quot; - &quot;; COLUMN([.A1324]))))" office:value-type="string" office:string-value="Cell 1323 - 1" calcext:value-type="string">
            <text:p>Cell 1323 - 1</text:p>
          </table:table-cell>
          <table:table-cell table:formula="of:= COM.MICROSOFT.CONCAT(&quot;Cell &quot;; COM.MICROSOFT.CONCAT(ROW([.B1324]) - 1; COM.MICROSOFT.CONCAT(&quot; - &quot;; COLUMN([.B1324]))))" office:value-type="string" office:string-value="Cell 1323 - 2" calcext:value-type="string">
            <text:p>Cell 1323 - 2</text:p>
          </table:table-cell>
        </table:table-row>
        <table:table-row table:style-name="ro1">
          <table:table-cell table:formula="of:= COM.MICROSOFT.CONCAT(&quot;Cell &quot;; COM.MICROSOFT.CONCAT(ROW([.A1325]) - 1; COM.MICROSOFT.CONCAT(&quot; - &quot;; COLUMN([.A1325]))))" office:value-type="string" office:string-value="Cell 1324 - 1" calcext:value-type="string">
            <text:p>Cell 1324 - 1</text:p>
          </table:table-cell>
          <table:table-cell table:formula="of:= COM.MICROSOFT.CONCAT(&quot;Cell &quot;; COM.MICROSOFT.CONCAT(ROW([.B1325]) - 1; COM.MICROSOFT.CONCAT(&quot; - &quot;; COLUMN([.B1325]))))" office:value-type="string" office:string-value="Cell 1324 - 2" calcext:value-type="string">
            <text:p>Cell 1324 - 2</text:p>
          </table:table-cell>
        </table:table-row>
        <table:table-row table:style-name="ro1">
          <table:table-cell table:formula="of:= COM.MICROSOFT.CONCAT(&quot;Cell &quot;; COM.MICROSOFT.CONCAT(ROW([.A1326]) - 1; COM.MICROSOFT.CONCAT(&quot; - &quot;; COLUMN([.A1326]))))" office:value-type="string" office:string-value="Cell 1325 - 1" calcext:value-type="string">
            <text:p>Cell 1325 - 1</text:p>
          </table:table-cell>
          <table:table-cell table:formula="of:= COM.MICROSOFT.CONCAT(&quot;Cell &quot;; COM.MICROSOFT.CONCAT(ROW([.B1326]) - 1; COM.MICROSOFT.CONCAT(&quot; - &quot;; COLUMN([.B1326]))))" office:value-type="string" office:string-value="Cell 1325 - 2" calcext:value-type="string">
            <text:p>Cell 1325 - 2</text:p>
          </table:table-cell>
        </table:table-row>
        <table:table-row table:style-name="ro1">
          <table:table-cell table:formula="of:= COM.MICROSOFT.CONCAT(&quot;Cell &quot;; COM.MICROSOFT.CONCAT(ROW([.A1327]) - 1; COM.MICROSOFT.CONCAT(&quot; - &quot;; COLUMN([.A1327]))))" office:value-type="string" office:string-value="Cell 1326 - 1" calcext:value-type="string">
            <text:p>Cell 1326 - 1</text:p>
          </table:table-cell>
          <table:table-cell table:formula="of:= COM.MICROSOFT.CONCAT(&quot;Cell &quot;; COM.MICROSOFT.CONCAT(ROW([.B1327]) - 1; COM.MICROSOFT.CONCAT(&quot; - &quot;; COLUMN([.B1327]))))" office:value-type="string" office:string-value="Cell 1326 - 2" calcext:value-type="string">
            <text:p>Cell 1326 - 2</text:p>
          </table:table-cell>
        </table:table-row>
        <table:table-row table:style-name="ro1">
          <table:table-cell table:formula="of:= COM.MICROSOFT.CONCAT(&quot;Cell &quot;; COM.MICROSOFT.CONCAT(ROW([.A1328]) - 1; COM.MICROSOFT.CONCAT(&quot; - &quot;; COLUMN([.A1328]))))" office:value-type="string" office:string-value="Cell 1327 - 1" calcext:value-type="string">
            <text:p>Cell 1327 - 1</text:p>
          </table:table-cell>
          <table:table-cell table:formula="of:= COM.MICROSOFT.CONCAT(&quot;Cell &quot;; COM.MICROSOFT.CONCAT(ROW([.B1328]) - 1; COM.MICROSOFT.CONCAT(&quot; - &quot;; COLUMN([.B1328]))))" office:value-type="string" office:string-value="Cell 1327 - 2" calcext:value-type="string">
            <text:p>Cell 1327 - 2</text:p>
          </table:table-cell>
        </table:table-row>
        <table:table-row table:style-name="ro1">
          <table:table-cell table:formula="of:= COM.MICROSOFT.CONCAT(&quot;Cell &quot;; COM.MICROSOFT.CONCAT(ROW([.A1329]) - 1; COM.MICROSOFT.CONCAT(&quot; - &quot;; COLUMN([.A1329]))))" office:value-type="string" office:string-value="Cell 1328 - 1" calcext:value-type="string">
            <text:p>Cell 1328 - 1</text:p>
          </table:table-cell>
          <table:table-cell table:formula="of:= COM.MICROSOFT.CONCAT(&quot;Cell &quot;; COM.MICROSOFT.CONCAT(ROW([.B1329]) - 1; COM.MICROSOFT.CONCAT(&quot; - &quot;; COLUMN([.B1329]))))" office:value-type="string" office:string-value="Cell 1328 - 2" calcext:value-type="string">
            <text:p>Cell 1328 - 2</text:p>
          </table:table-cell>
        </table:table-row>
        <table:table-row table:style-name="ro1">
          <table:table-cell table:formula="of:= COM.MICROSOFT.CONCAT(&quot;Cell &quot;; COM.MICROSOFT.CONCAT(ROW([.A1330]) - 1; COM.MICROSOFT.CONCAT(&quot; - &quot;; COLUMN([.A1330]))))" office:value-type="string" office:string-value="Cell 1329 - 1" calcext:value-type="string">
            <text:p>Cell 1329 - 1</text:p>
          </table:table-cell>
          <table:table-cell table:formula="of:= COM.MICROSOFT.CONCAT(&quot;Cell &quot;; COM.MICROSOFT.CONCAT(ROW([.B1330]) - 1; COM.MICROSOFT.CONCAT(&quot; - &quot;; COLUMN([.B1330]))))" office:value-type="string" office:string-value="Cell 1329 - 2" calcext:value-type="string">
            <text:p>Cell 1329 - 2</text:p>
          </table:table-cell>
        </table:table-row>
        <table:table-row table:style-name="ro1">
          <table:table-cell table:formula="of:= COM.MICROSOFT.CONCAT(&quot;Cell &quot;; COM.MICROSOFT.CONCAT(ROW([.A1331]) - 1; COM.MICROSOFT.CONCAT(&quot; - &quot;; COLUMN([.A1331]))))" office:value-type="string" office:string-value="Cell 1330 - 1" calcext:value-type="string">
            <text:p>Cell 1330 - 1</text:p>
          </table:table-cell>
          <table:table-cell table:formula="of:= COM.MICROSOFT.CONCAT(&quot;Cell &quot;; COM.MICROSOFT.CONCAT(ROW([.B1331]) - 1; COM.MICROSOFT.CONCAT(&quot; - &quot;; COLUMN([.B1331]))))" office:value-type="string" office:string-value="Cell 1330 - 2" calcext:value-type="string">
            <text:p>Cell 1330 - 2</text:p>
          </table:table-cell>
        </table:table-row>
        <table:table-row table:style-name="ro1">
          <table:table-cell table:formula="of:= COM.MICROSOFT.CONCAT(&quot;Cell &quot;; COM.MICROSOFT.CONCAT(ROW([.A1332]) - 1; COM.MICROSOFT.CONCAT(&quot; - &quot;; COLUMN([.A1332]))))" office:value-type="string" office:string-value="Cell 1331 - 1" calcext:value-type="string">
            <text:p>Cell 1331 - 1</text:p>
          </table:table-cell>
          <table:table-cell table:formula="of:= COM.MICROSOFT.CONCAT(&quot;Cell &quot;; COM.MICROSOFT.CONCAT(ROW([.B1332]) - 1; COM.MICROSOFT.CONCAT(&quot; - &quot;; COLUMN([.B1332]))))" office:value-type="string" office:string-value="Cell 1331 - 2" calcext:value-type="string">
            <text:p>Cell 1331 - 2</text:p>
          </table:table-cell>
        </table:table-row>
        <table:table-row table:style-name="ro1">
          <table:table-cell table:formula="of:= COM.MICROSOFT.CONCAT(&quot;Cell &quot;; COM.MICROSOFT.CONCAT(ROW([.A1333]) - 1; COM.MICROSOFT.CONCAT(&quot; - &quot;; COLUMN([.A1333]))))" office:value-type="string" office:string-value="Cell 1332 - 1" calcext:value-type="string">
            <text:p>Cell 1332 - 1</text:p>
          </table:table-cell>
          <table:table-cell table:formula="of:= COM.MICROSOFT.CONCAT(&quot;Cell &quot;; COM.MICROSOFT.CONCAT(ROW([.B1333]) - 1; COM.MICROSOFT.CONCAT(&quot; - &quot;; COLUMN([.B1333]))))" office:value-type="string" office:string-value="Cell 1332 - 2" calcext:value-type="string">
            <text:p>Cell 1332 - 2</text:p>
          </table:table-cell>
        </table:table-row>
        <table:table-row table:style-name="ro1">
          <table:table-cell table:formula="of:= COM.MICROSOFT.CONCAT(&quot;Cell &quot;; COM.MICROSOFT.CONCAT(ROW([.A1334]) - 1; COM.MICROSOFT.CONCAT(&quot; - &quot;; COLUMN([.A1334]))))" office:value-type="string" office:string-value="Cell 1333 - 1" calcext:value-type="string">
            <text:p>Cell 1333 - 1</text:p>
          </table:table-cell>
          <table:table-cell table:formula="of:= COM.MICROSOFT.CONCAT(&quot;Cell &quot;; COM.MICROSOFT.CONCAT(ROW([.B1334]) - 1; COM.MICROSOFT.CONCAT(&quot; - &quot;; COLUMN([.B1334]))))" office:value-type="string" office:string-value="Cell 1333 - 2" calcext:value-type="string">
            <text:p>Cell 1333 - 2</text:p>
          </table:table-cell>
        </table:table-row>
        <table:table-row table:style-name="ro1">
          <table:table-cell table:formula="of:= COM.MICROSOFT.CONCAT(&quot;Cell &quot;; COM.MICROSOFT.CONCAT(ROW([.A1335]) - 1; COM.MICROSOFT.CONCAT(&quot; - &quot;; COLUMN([.A1335]))))" office:value-type="string" office:string-value="Cell 1334 - 1" calcext:value-type="string">
            <text:p>Cell 1334 - 1</text:p>
          </table:table-cell>
          <table:table-cell table:formula="of:= COM.MICROSOFT.CONCAT(&quot;Cell &quot;; COM.MICROSOFT.CONCAT(ROW([.B1335]) - 1; COM.MICROSOFT.CONCAT(&quot; - &quot;; COLUMN([.B1335]))))" office:value-type="string" office:string-value="Cell 1334 - 2" calcext:value-type="string">
            <text:p>Cell 1334 - 2</text:p>
          </table:table-cell>
        </table:table-row>
        <table:table-row table:style-name="ro1">
          <table:table-cell table:formula="of:= COM.MICROSOFT.CONCAT(&quot;Cell &quot;; COM.MICROSOFT.CONCAT(ROW([.A1336]) - 1; COM.MICROSOFT.CONCAT(&quot; - &quot;; COLUMN([.A1336]))))" office:value-type="string" office:string-value="Cell 1335 - 1" calcext:value-type="string">
            <text:p>Cell 1335 - 1</text:p>
          </table:table-cell>
          <table:table-cell table:formula="of:= COM.MICROSOFT.CONCAT(&quot;Cell &quot;; COM.MICROSOFT.CONCAT(ROW([.B1336]) - 1; COM.MICROSOFT.CONCAT(&quot; - &quot;; COLUMN([.B1336]))))" office:value-type="string" office:string-value="Cell 1335 - 2" calcext:value-type="string">
            <text:p>Cell 1335 - 2</text:p>
          </table:table-cell>
        </table:table-row>
        <table:table-row table:style-name="ro1">
          <table:table-cell table:formula="of:= COM.MICROSOFT.CONCAT(&quot;Cell &quot;; COM.MICROSOFT.CONCAT(ROW([.A1337]) - 1; COM.MICROSOFT.CONCAT(&quot; - &quot;; COLUMN([.A1337]))))" office:value-type="string" office:string-value="Cell 1336 - 1" calcext:value-type="string">
            <text:p>Cell 1336 - 1</text:p>
          </table:table-cell>
          <table:table-cell table:formula="of:= COM.MICROSOFT.CONCAT(&quot;Cell &quot;; COM.MICROSOFT.CONCAT(ROW([.B1337]) - 1; COM.MICROSOFT.CONCAT(&quot; - &quot;; COLUMN([.B1337]))))" office:value-type="string" office:string-value="Cell 1336 - 2" calcext:value-type="string">
            <text:p>Cell 1336 - 2</text:p>
          </table:table-cell>
        </table:table-row>
        <table:table-row table:style-name="ro1">
          <table:table-cell table:formula="of:= COM.MICROSOFT.CONCAT(&quot;Cell &quot;; COM.MICROSOFT.CONCAT(ROW([.A1338]) - 1; COM.MICROSOFT.CONCAT(&quot; - &quot;; COLUMN([.A1338]))))" office:value-type="string" office:string-value="Cell 1337 - 1" calcext:value-type="string">
            <text:p>Cell 1337 - 1</text:p>
          </table:table-cell>
          <table:table-cell table:formula="of:= COM.MICROSOFT.CONCAT(&quot;Cell &quot;; COM.MICROSOFT.CONCAT(ROW([.B1338]) - 1; COM.MICROSOFT.CONCAT(&quot; - &quot;; COLUMN([.B1338]))))" office:value-type="string" office:string-value="Cell 1337 - 2" calcext:value-type="string">
            <text:p>Cell 1337 - 2</text:p>
          </table:table-cell>
        </table:table-row>
        <table:table-row table:style-name="ro1">
          <table:table-cell table:formula="of:= COM.MICROSOFT.CONCAT(&quot;Cell &quot;; COM.MICROSOFT.CONCAT(ROW([.A1339]) - 1; COM.MICROSOFT.CONCAT(&quot; - &quot;; COLUMN([.A1339]))))" office:value-type="string" office:string-value="Cell 1338 - 1" calcext:value-type="string">
            <text:p>Cell 1338 - 1</text:p>
          </table:table-cell>
          <table:table-cell table:formula="of:= COM.MICROSOFT.CONCAT(&quot;Cell &quot;; COM.MICROSOFT.CONCAT(ROW([.B1339]) - 1; COM.MICROSOFT.CONCAT(&quot; - &quot;; COLUMN([.B1339]))))" office:value-type="string" office:string-value="Cell 1338 - 2" calcext:value-type="string">
            <text:p>Cell 1338 - 2</text:p>
          </table:table-cell>
        </table:table-row>
        <table:table-row table:style-name="ro1">
          <table:table-cell table:formula="of:= COM.MICROSOFT.CONCAT(&quot;Cell &quot;; COM.MICROSOFT.CONCAT(ROW([.A1340]) - 1; COM.MICROSOFT.CONCAT(&quot; - &quot;; COLUMN([.A1340]))))" office:value-type="string" office:string-value="Cell 1339 - 1" calcext:value-type="string">
            <text:p>Cell 1339 - 1</text:p>
          </table:table-cell>
          <table:table-cell table:formula="of:= COM.MICROSOFT.CONCAT(&quot;Cell &quot;; COM.MICROSOFT.CONCAT(ROW([.B1340]) - 1; COM.MICROSOFT.CONCAT(&quot; - &quot;; COLUMN([.B1340]))))" office:value-type="string" office:string-value="Cell 1339 - 2" calcext:value-type="string">
            <text:p>Cell 1339 - 2</text:p>
          </table:table-cell>
        </table:table-row>
        <table:table-row table:style-name="ro1">
          <table:table-cell table:formula="of:= COM.MICROSOFT.CONCAT(&quot;Cell &quot;; COM.MICROSOFT.CONCAT(ROW([.A1341]) - 1; COM.MICROSOFT.CONCAT(&quot; - &quot;; COLUMN([.A1341]))))" office:value-type="string" office:string-value="Cell 1340 - 1" calcext:value-type="string">
            <text:p>Cell 1340 - 1</text:p>
          </table:table-cell>
          <table:table-cell table:formula="of:= COM.MICROSOFT.CONCAT(&quot;Cell &quot;; COM.MICROSOFT.CONCAT(ROW([.B1341]) - 1; COM.MICROSOFT.CONCAT(&quot; - &quot;; COLUMN([.B1341]))))" office:value-type="string" office:string-value="Cell 1340 - 2" calcext:value-type="string">
            <text:p>Cell 1340 - 2</text:p>
          </table:table-cell>
        </table:table-row>
        <table:table-row table:style-name="ro1">
          <table:table-cell table:formula="of:= COM.MICROSOFT.CONCAT(&quot;Cell &quot;; COM.MICROSOFT.CONCAT(ROW([.A1342]) - 1; COM.MICROSOFT.CONCAT(&quot; - &quot;; COLUMN([.A1342]))))" office:value-type="string" office:string-value="Cell 1341 - 1" calcext:value-type="string">
            <text:p>Cell 1341 - 1</text:p>
          </table:table-cell>
          <table:table-cell table:formula="of:= COM.MICROSOFT.CONCAT(&quot;Cell &quot;; COM.MICROSOFT.CONCAT(ROW([.B1342]) - 1; COM.MICROSOFT.CONCAT(&quot; - &quot;; COLUMN([.B1342]))))" office:value-type="string" office:string-value="Cell 1341 - 2" calcext:value-type="string">
            <text:p>Cell 1341 - 2</text:p>
          </table:table-cell>
        </table:table-row>
        <table:table-row table:style-name="ro1">
          <table:table-cell table:formula="of:= COM.MICROSOFT.CONCAT(&quot;Cell &quot;; COM.MICROSOFT.CONCAT(ROW([.A1343]) - 1; COM.MICROSOFT.CONCAT(&quot; - &quot;; COLUMN([.A1343]))))" office:value-type="string" office:string-value="Cell 1342 - 1" calcext:value-type="string">
            <text:p>Cell 1342 - 1</text:p>
          </table:table-cell>
          <table:table-cell table:formula="of:= COM.MICROSOFT.CONCAT(&quot;Cell &quot;; COM.MICROSOFT.CONCAT(ROW([.B1343]) - 1; COM.MICROSOFT.CONCAT(&quot; - &quot;; COLUMN([.B1343]))))" office:value-type="string" office:string-value="Cell 1342 - 2" calcext:value-type="string">
            <text:p>Cell 1342 - 2</text:p>
          </table:table-cell>
        </table:table-row>
        <table:table-row table:style-name="ro1">
          <table:table-cell table:formula="of:= COM.MICROSOFT.CONCAT(&quot;Cell &quot;; COM.MICROSOFT.CONCAT(ROW([.A1344]) - 1; COM.MICROSOFT.CONCAT(&quot; - &quot;; COLUMN([.A1344]))))" office:value-type="string" office:string-value="Cell 1343 - 1" calcext:value-type="string">
            <text:p>Cell 1343 - 1</text:p>
          </table:table-cell>
          <table:table-cell table:formula="of:= COM.MICROSOFT.CONCAT(&quot;Cell &quot;; COM.MICROSOFT.CONCAT(ROW([.B1344]) - 1; COM.MICROSOFT.CONCAT(&quot; - &quot;; COLUMN([.B1344]))))" office:value-type="string" office:string-value="Cell 1343 - 2" calcext:value-type="string">
            <text:p>Cell 1343 - 2</text:p>
          </table:table-cell>
        </table:table-row>
        <table:table-row table:style-name="ro1">
          <table:table-cell table:formula="of:= COM.MICROSOFT.CONCAT(&quot;Cell &quot;; COM.MICROSOFT.CONCAT(ROW([.A1345]) - 1; COM.MICROSOFT.CONCAT(&quot; - &quot;; COLUMN([.A1345]))))" office:value-type="string" office:string-value="Cell 1344 - 1" calcext:value-type="string">
            <text:p>Cell 1344 - 1</text:p>
          </table:table-cell>
          <table:table-cell table:formula="of:= COM.MICROSOFT.CONCAT(&quot;Cell &quot;; COM.MICROSOFT.CONCAT(ROW([.B1345]) - 1; COM.MICROSOFT.CONCAT(&quot; - &quot;; COLUMN([.B1345]))))" office:value-type="string" office:string-value="Cell 1344 - 2" calcext:value-type="string">
            <text:p>Cell 1344 - 2</text:p>
          </table:table-cell>
        </table:table-row>
        <table:table-row table:style-name="ro1">
          <table:table-cell table:formula="of:= COM.MICROSOFT.CONCAT(&quot;Cell &quot;; COM.MICROSOFT.CONCAT(ROW([.A1346]) - 1; COM.MICROSOFT.CONCAT(&quot; - &quot;; COLUMN([.A1346]))))" office:value-type="string" office:string-value="Cell 1345 - 1" calcext:value-type="string">
            <text:p>Cell 1345 - 1</text:p>
          </table:table-cell>
          <table:table-cell table:formula="of:= COM.MICROSOFT.CONCAT(&quot;Cell &quot;; COM.MICROSOFT.CONCAT(ROW([.B1346]) - 1; COM.MICROSOFT.CONCAT(&quot; - &quot;; COLUMN([.B1346]))))" office:value-type="string" office:string-value="Cell 1345 - 2" calcext:value-type="string">
            <text:p>Cell 1345 - 2</text:p>
          </table:table-cell>
        </table:table-row>
        <table:table-row table:style-name="ro1">
          <table:table-cell table:formula="of:= COM.MICROSOFT.CONCAT(&quot;Cell &quot;; COM.MICROSOFT.CONCAT(ROW([.A1347]) - 1; COM.MICROSOFT.CONCAT(&quot; - &quot;; COLUMN([.A1347]))))" office:value-type="string" office:string-value="Cell 1346 - 1" calcext:value-type="string">
            <text:p>Cell 1346 - 1</text:p>
          </table:table-cell>
          <table:table-cell table:formula="of:= COM.MICROSOFT.CONCAT(&quot;Cell &quot;; COM.MICROSOFT.CONCAT(ROW([.B1347]) - 1; COM.MICROSOFT.CONCAT(&quot; - &quot;; COLUMN([.B1347]))))" office:value-type="string" office:string-value="Cell 1346 - 2" calcext:value-type="string">
            <text:p>Cell 1346 - 2</text:p>
          </table:table-cell>
        </table:table-row>
        <table:table-row table:style-name="ro1">
          <table:table-cell table:formula="of:= COM.MICROSOFT.CONCAT(&quot;Cell &quot;; COM.MICROSOFT.CONCAT(ROW([.A1348]) - 1; COM.MICROSOFT.CONCAT(&quot; - &quot;; COLUMN([.A1348]))))" office:value-type="string" office:string-value="Cell 1347 - 1" calcext:value-type="string">
            <text:p>Cell 1347 - 1</text:p>
          </table:table-cell>
          <table:table-cell table:formula="of:= COM.MICROSOFT.CONCAT(&quot;Cell &quot;; COM.MICROSOFT.CONCAT(ROW([.B1348]) - 1; COM.MICROSOFT.CONCAT(&quot; - &quot;; COLUMN([.B1348]))))" office:value-type="string" office:string-value="Cell 1347 - 2" calcext:value-type="string">
            <text:p>Cell 1347 - 2</text:p>
          </table:table-cell>
        </table:table-row>
        <table:table-row table:style-name="ro1">
          <table:table-cell table:formula="of:= COM.MICROSOFT.CONCAT(&quot;Cell &quot;; COM.MICROSOFT.CONCAT(ROW([.A1349]) - 1; COM.MICROSOFT.CONCAT(&quot; - &quot;; COLUMN([.A1349]))))" office:value-type="string" office:string-value="Cell 1348 - 1" calcext:value-type="string">
            <text:p>Cell 1348 - 1</text:p>
          </table:table-cell>
          <table:table-cell table:formula="of:= COM.MICROSOFT.CONCAT(&quot;Cell &quot;; COM.MICROSOFT.CONCAT(ROW([.B1349]) - 1; COM.MICROSOFT.CONCAT(&quot; - &quot;; COLUMN([.B1349]))))" office:value-type="string" office:string-value="Cell 1348 - 2" calcext:value-type="string">
            <text:p>Cell 1348 - 2</text:p>
          </table:table-cell>
        </table:table-row>
        <table:table-row table:style-name="ro1">
          <table:table-cell table:formula="of:= COM.MICROSOFT.CONCAT(&quot;Cell &quot;; COM.MICROSOFT.CONCAT(ROW([.A1350]) - 1; COM.MICROSOFT.CONCAT(&quot; - &quot;; COLUMN([.A1350]))))" office:value-type="string" office:string-value="Cell 1349 - 1" calcext:value-type="string">
            <text:p>Cell 1349 - 1</text:p>
          </table:table-cell>
          <table:table-cell table:formula="of:= COM.MICROSOFT.CONCAT(&quot;Cell &quot;; COM.MICROSOFT.CONCAT(ROW([.B1350]) - 1; COM.MICROSOFT.CONCAT(&quot; - &quot;; COLUMN([.B1350]))))" office:value-type="string" office:string-value="Cell 1349 - 2" calcext:value-type="string">
            <text:p>Cell 1349 - 2</text:p>
          </table:table-cell>
        </table:table-row>
        <table:table-row table:style-name="ro1">
          <table:table-cell table:formula="of:= COM.MICROSOFT.CONCAT(&quot;Cell &quot;; COM.MICROSOFT.CONCAT(ROW([.A1351]) - 1; COM.MICROSOFT.CONCAT(&quot; - &quot;; COLUMN([.A1351]))))" office:value-type="string" office:string-value="Cell 1350 - 1" calcext:value-type="string">
            <text:p>Cell 1350 - 1</text:p>
          </table:table-cell>
          <table:table-cell table:formula="of:= COM.MICROSOFT.CONCAT(&quot;Cell &quot;; COM.MICROSOFT.CONCAT(ROW([.B1351]) - 1; COM.MICROSOFT.CONCAT(&quot; - &quot;; COLUMN([.B1351]))))" office:value-type="string" office:string-value="Cell 1350 - 2" calcext:value-type="string">
            <text:p>Cell 1350 - 2</text:p>
          </table:table-cell>
        </table:table-row>
        <table:table-row table:style-name="ro1">
          <table:table-cell table:formula="of:= COM.MICROSOFT.CONCAT(&quot;Cell &quot;; COM.MICROSOFT.CONCAT(ROW([.A1352]) - 1; COM.MICROSOFT.CONCAT(&quot; - &quot;; COLUMN([.A1352]))))" office:value-type="string" office:string-value="Cell 1351 - 1" calcext:value-type="string">
            <text:p>Cell 1351 - 1</text:p>
          </table:table-cell>
          <table:table-cell table:formula="of:= COM.MICROSOFT.CONCAT(&quot;Cell &quot;; COM.MICROSOFT.CONCAT(ROW([.B1352]) - 1; COM.MICROSOFT.CONCAT(&quot; - &quot;; COLUMN([.B1352]))))" office:value-type="string" office:string-value="Cell 1351 - 2" calcext:value-type="string">
            <text:p>Cell 1351 - 2</text:p>
          </table:table-cell>
        </table:table-row>
        <table:table-row table:style-name="ro1">
          <table:table-cell table:formula="of:= COM.MICROSOFT.CONCAT(&quot;Cell &quot;; COM.MICROSOFT.CONCAT(ROW([.A1353]) - 1; COM.MICROSOFT.CONCAT(&quot; - &quot;; COLUMN([.A1353]))))" office:value-type="string" office:string-value="Cell 1352 - 1" calcext:value-type="string">
            <text:p>Cell 1352 - 1</text:p>
          </table:table-cell>
          <table:table-cell table:formula="of:= COM.MICROSOFT.CONCAT(&quot;Cell &quot;; COM.MICROSOFT.CONCAT(ROW([.B1353]) - 1; COM.MICROSOFT.CONCAT(&quot; - &quot;; COLUMN([.B1353]))))" office:value-type="string" office:string-value="Cell 1352 - 2" calcext:value-type="string">
            <text:p>Cell 1352 - 2</text:p>
          </table:table-cell>
        </table:table-row>
        <table:table-row table:style-name="ro1">
          <table:table-cell table:formula="of:= COM.MICROSOFT.CONCAT(&quot;Cell &quot;; COM.MICROSOFT.CONCAT(ROW([.A1354]) - 1; COM.MICROSOFT.CONCAT(&quot; - &quot;; COLUMN([.A1354]))))" office:value-type="string" office:string-value="Cell 1353 - 1" calcext:value-type="string">
            <text:p>Cell 1353 - 1</text:p>
          </table:table-cell>
          <table:table-cell table:formula="of:= COM.MICROSOFT.CONCAT(&quot;Cell &quot;; COM.MICROSOFT.CONCAT(ROW([.B1354]) - 1; COM.MICROSOFT.CONCAT(&quot; - &quot;; COLUMN([.B1354]))))" office:value-type="string" office:string-value="Cell 1353 - 2" calcext:value-type="string">
            <text:p>Cell 1353 - 2</text:p>
          </table:table-cell>
        </table:table-row>
        <table:table-row table:style-name="ro1">
          <table:table-cell table:formula="of:= COM.MICROSOFT.CONCAT(&quot;Cell &quot;; COM.MICROSOFT.CONCAT(ROW([.A1355]) - 1; COM.MICROSOFT.CONCAT(&quot; - &quot;; COLUMN([.A1355]))))" office:value-type="string" office:string-value="Cell 1354 - 1" calcext:value-type="string">
            <text:p>Cell 1354 - 1</text:p>
          </table:table-cell>
          <table:table-cell table:formula="of:= COM.MICROSOFT.CONCAT(&quot;Cell &quot;; COM.MICROSOFT.CONCAT(ROW([.B1355]) - 1; COM.MICROSOFT.CONCAT(&quot; - &quot;; COLUMN([.B1355]))))" office:value-type="string" office:string-value="Cell 1354 - 2" calcext:value-type="string">
            <text:p>Cell 1354 - 2</text:p>
          </table:table-cell>
        </table:table-row>
        <table:table-row table:style-name="ro1">
          <table:table-cell table:formula="of:= COM.MICROSOFT.CONCAT(&quot;Cell &quot;; COM.MICROSOFT.CONCAT(ROW([.A1356]) - 1; COM.MICROSOFT.CONCAT(&quot; - &quot;; COLUMN([.A1356]))))" office:value-type="string" office:string-value="Cell 1355 - 1" calcext:value-type="string">
            <text:p>Cell 1355 - 1</text:p>
          </table:table-cell>
          <table:table-cell table:formula="of:= COM.MICROSOFT.CONCAT(&quot;Cell &quot;; COM.MICROSOFT.CONCAT(ROW([.B1356]) - 1; COM.MICROSOFT.CONCAT(&quot; - &quot;; COLUMN([.B1356]))))" office:value-type="string" office:string-value="Cell 1355 - 2" calcext:value-type="string">
            <text:p>Cell 1355 - 2</text:p>
          </table:table-cell>
        </table:table-row>
        <table:table-row table:style-name="ro1">
          <table:table-cell table:formula="of:= COM.MICROSOFT.CONCAT(&quot;Cell &quot;; COM.MICROSOFT.CONCAT(ROW([.A1357]) - 1; COM.MICROSOFT.CONCAT(&quot; - &quot;; COLUMN([.A1357]))))" office:value-type="string" office:string-value="Cell 1356 - 1" calcext:value-type="string">
            <text:p>Cell 1356 - 1</text:p>
          </table:table-cell>
          <table:table-cell table:formula="of:= COM.MICROSOFT.CONCAT(&quot;Cell &quot;; COM.MICROSOFT.CONCAT(ROW([.B1357]) - 1; COM.MICROSOFT.CONCAT(&quot; - &quot;; COLUMN([.B1357]))))" office:value-type="string" office:string-value="Cell 1356 - 2" calcext:value-type="string">
            <text:p>Cell 1356 - 2</text:p>
          </table:table-cell>
        </table:table-row>
        <table:table-row table:style-name="ro1">
          <table:table-cell table:formula="of:= COM.MICROSOFT.CONCAT(&quot;Cell &quot;; COM.MICROSOFT.CONCAT(ROW([.A1358]) - 1; COM.MICROSOFT.CONCAT(&quot; - &quot;; COLUMN([.A1358]))))" office:value-type="string" office:string-value="Cell 1357 - 1" calcext:value-type="string">
            <text:p>Cell 1357 - 1</text:p>
          </table:table-cell>
          <table:table-cell table:formula="of:= COM.MICROSOFT.CONCAT(&quot;Cell &quot;; COM.MICROSOFT.CONCAT(ROW([.B1358]) - 1; COM.MICROSOFT.CONCAT(&quot; - &quot;; COLUMN([.B1358]))))" office:value-type="string" office:string-value="Cell 1357 - 2" calcext:value-type="string">
            <text:p>Cell 1357 - 2</text:p>
          </table:table-cell>
        </table:table-row>
        <table:table-row table:style-name="ro1">
          <table:table-cell table:formula="of:= COM.MICROSOFT.CONCAT(&quot;Cell &quot;; COM.MICROSOFT.CONCAT(ROW([.A1359]) - 1; COM.MICROSOFT.CONCAT(&quot; - &quot;; COLUMN([.A1359]))))" office:value-type="string" office:string-value="Cell 1358 - 1" calcext:value-type="string">
            <text:p>Cell 1358 - 1</text:p>
          </table:table-cell>
          <table:table-cell table:formula="of:= COM.MICROSOFT.CONCAT(&quot;Cell &quot;; COM.MICROSOFT.CONCAT(ROW([.B1359]) - 1; COM.MICROSOFT.CONCAT(&quot; - &quot;; COLUMN([.B1359]))))" office:value-type="string" office:string-value="Cell 1358 - 2" calcext:value-type="string">
            <text:p>Cell 1358 - 2</text:p>
          </table:table-cell>
        </table:table-row>
        <table:table-row table:style-name="ro1">
          <table:table-cell table:formula="of:= COM.MICROSOFT.CONCAT(&quot;Cell &quot;; COM.MICROSOFT.CONCAT(ROW([.A1360]) - 1; COM.MICROSOFT.CONCAT(&quot; - &quot;; COLUMN([.A1360]))))" office:value-type="string" office:string-value="Cell 1359 - 1" calcext:value-type="string">
            <text:p>Cell 1359 - 1</text:p>
          </table:table-cell>
          <table:table-cell table:formula="of:= COM.MICROSOFT.CONCAT(&quot;Cell &quot;; COM.MICROSOFT.CONCAT(ROW([.B1360]) - 1; COM.MICROSOFT.CONCAT(&quot; - &quot;; COLUMN([.B1360]))))" office:value-type="string" office:string-value="Cell 1359 - 2" calcext:value-type="string">
            <text:p>Cell 1359 - 2</text:p>
          </table:table-cell>
        </table:table-row>
        <table:table-row table:style-name="ro1">
          <table:table-cell table:formula="of:= COM.MICROSOFT.CONCAT(&quot;Cell &quot;; COM.MICROSOFT.CONCAT(ROW([.A1361]) - 1; COM.MICROSOFT.CONCAT(&quot; - &quot;; COLUMN([.A1361]))))" office:value-type="string" office:string-value="Cell 1360 - 1" calcext:value-type="string">
            <text:p>Cell 1360 - 1</text:p>
          </table:table-cell>
          <table:table-cell table:formula="of:= COM.MICROSOFT.CONCAT(&quot;Cell &quot;; COM.MICROSOFT.CONCAT(ROW([.B1361]) - 1; COM.MICROSOFT.CONCAT(&quot; - &quot;; COLUMN([.B1361]))))" office:value-type="string" office:string-value="Cell 1360 - 2" calcext:value-type="string">
            <text:p>Cell 1360 - 2</text:p>
          </table:table-cell>
        </table:table-row>
        <table:table-row table:style-name="ro1">
          <table:table-cell table:formula="of:= COM.MICROSOFT.CONCAT(&quot;Cell &quot;; COM.MICROSOFT.CONCAT(ROW([.A1362]) - 1; COM.MICROSOFT.CONCAT(&quot; - &quot;; COLUMN([.A1362]))))" office:value-type="string" office:string-value="Cell 1361 - 1" calcext:value-type="string">
            <text:p>Cell 1361 - 1</text:p>
          </table:table-cell>
          <table:table-cell table:formula="of:= COM.MICROSOFT.CONCAT(&quot;Cell &quot;; COM.MICROSOFT.CONCAT(ROW([.B1362]) - 1; COM.MICROSOFT.CONCAT(&quot; - &quot;; COLUMN([.B1362]))))" office:value-type="string" office:string-value="Cell 1361 - 2" calcext:value-type="string">
            <text:p>Cell 1361 - 2</text:p>
          </table:table-cell>
        </table:table-row>
        <table:table-row table:style-name="ro1">
          <table:table-cell table:formula="of:= COM.MICROSOFT.CONCAT(&quot;Cell &quot;; COM.MICROSOFT.CONCAT(ROW([.A1363]) - 1; COM.MICROSOFT.CONCAT(&quot; - &quot;; COLUMN([.A1363]))))" office:value-type="string" office:string-value="Cell 1362 - 1" calcext:value-type="string">
            <text:p>Cell 1362 - 1</text:p>
          </table:table-cell>
          <table:table-cell table:formula="of:= COM.MICROSOFT.CONCAT(&quot;Cell &quot;; COM.MICROSOFT.CONCAT(ROW([.B1363]) - 1; COM.MICROSOFT.CONCAT(&quot; - &quot;; COLUMN([.B1363]))))" office:value-type="string" office:string-value="Cell 1362 - 2" calcext:value-type="string">
            <text:p>Cell 1362 - 2</text:p>
          </table:table-cell>
        </table:table-row>
        <table:table-row table:style-name="ro1">
          <table:table-cell table:formula="of:= COM.MICROSOFT.CONCAT(&quot;Cell &quot;; COM.MICROSOFT.CONCAT(ROW([.A1364]) - 1; COM.MICROSOFT.CONCAT(&quot; - &quot;; COLUMN([.A1364]))))" office:value-type="string" office:string-value="Cell 1363 - 1" calcext:value-type="string">
            <text:p>Cell 1363 - 1</text:p>
          </table:table-cell>
          <table:table-cell table:formula="of:= COM.MICROSOFT.CONCAT(&quot;Cell &quot;; COM.MICROSOFT.CONCAT(ROW([.B1364]) - 1; COM.MICROSOFT.CONCAT(&quot; - &quot;; COLUMN([.B1364]))))" office:value-type="string" office:string-value="Cell 1363 - 2" calcext:value-type="string">
            <text:p>Cell 1363 - 2</text:p>
          </table:table-cell>
        </table:table-row>
        <table:table-row table:style-name="ro1">
          <table:table-cell table:formula="of:= COM.MICROSOFT.CONCAT(&quot;Cell &quot;; COM.MICROSOFT.CONCAT(ROW([.A1365]) - 1; COM.MICROSOFT.CONCAT(&quot; - &quot;; COLUMN([.A1365]))))" office:value-type="string" office:string-value="Cell 1364 - 1" calcext:value-type="string">
            <text:p>Cell 1364 - 1</text:p>
          </table:table-cell>
          <table:table-cell table:formula="of:= COM.MICROSOFT.CONCAT(&quot;Cell &quot;; COM.MICROSOFT.CONCAT(ROW([.B1365]) - 1; COM.MICROSOFT.CONCAT(&quot; - &quot;; COLUMN([.B1365]))))" office:value-type="string" office:string-value="Cell 1364 - 2" calcext:value-type="string">
            <text:p>Cell 1364 - 2</text:p>
          </table:table-cell>
        </table:table-row>
        <table:table-row table:style-name="ro1">
          <table:table-cell table:formula="of:= COM.MICROSOFT.CONCAT(&quot;Cell &quot;; COM.MICROSOFT.CONCAT(ROW([.A1366]) - 1; COM.MICROSOFT.CONCAT(&quot; - &quot;; COLUMN([.A1366]))))" office:value-type="string" office:string-value="Cell 1365 - 1" calcext:value-type="string">
            <text:p>Cell 1365 - 1</text:p>
          </table:table-cell>
          <table:table-cell table:formula="of:= COM.MICROSOFT.CONCAT(&quot;Cell &quot;; COM.MICROSOFT.CONCAT(ROW([.B1366]) - 1; COM.MICROSOFT.CONCAT(&quot; - &quot;; COLUMN([.B1366]))))" office:value-type="string" office:string-value="Cell 1365 - 2" calcext:value-type="string">
            <text:p>Cell 1365 - 2</text:p>
          </table:table-cell>
        </table:table-row>
        <table:table-row table:style-name="ro1">
          <table:table-cell table:formula="of:= COM.MICROSOFT.CONCAT(&quot;Cell &quot;; COM.MICROSOFT.CONCAT(ROW([.A1367]) - 1; COM.MICROSOFT.CONCAT(&quot; - &quot;; COLUMN([.A1367]))))" office:value-type="string" office:string-value="Cell 1366 - 1" calcext:value-type="string">
            <text:p>Cell 1366 - 1</text:p>
          </table:table-cell>
          <table:table-cell table:formula="of:= COM.MICROSOFT.CONCAT(&quot;Cell &quot;; COM.MICROSOFT.CONCAT(ROW([.B1367]) - 1; COM.MICROSOFT.CONCAT(&quot; - &quot;; COLUMN([.B1367]))))" office:value-type="string" office:string-value="Cell 1366 - 2" calcext:value-type="string">
            <text:p>Cell 1366 - 2</text:p>
          </table:table-cell>
        </table:table-row>
        <table:table-row table:style-name="ro1">
          <table:table-cell table:formula="of:= COM.MICROSOFT.CONCAT(&quot;Cell &quot;; COM.MICROSOFT.CONCAT(ROW([.A1368]) - 1; COM.MICROSOFT.CONCAT(&quot; - &quot;; COLUMN([.A1368]))))" office:value-type="string" office:string-value="Cell 1367 - 1" calcext:value-type="string">
            <text:p>Cell 1367 - 1</text:p>
          </table:table-cell>
          <table:table-cell table:formula="of:= COM.MICROSOFT.CONCAT(&quot;Cell &quot;; COM.MICROSOFT.CONCAT(ROW([.B1368]) - 1; COM.MICROSOFT.CONCAT(&quot; - &quot;; COLUMN([.B1368]))))" office:value-type="string" office:string-value="Cell 1367 - 2" calcext:value-type="string">
            <text:p>Cell 1367 - 2</text:p>
          </table:table-cell>
        </table:table-row>
        <table:table-row table:style-name="ro1">
          <table:table-cell table:formula="of:= COM.MICROSOFT.CONCAT(&quot;Cell &quot;; COM.MICROSOFT.CONCAT(ROW([.A1369]) - 1; COM.MICROSOFT.CONCAT(&quot; - &quot;; COLUMN([.A1369]))))" office:value-type="string" office:string-value="Cell 1368 - 1" calcext:value-type="string">
            <text:p>Cell 1368 - 1</text:p>
          </table:table-cell>
          <table:table-cell table:formula="of:= COM.MICROSOFT.CONCAT(&quot;Cell &quot;; COM.MICROSOFT.CONCAT(ROW([.B1369]) - 1; COM.MICROSOFT.CONCAT(&quot; - &quot;; COLUMN([.B1369]))))" office:value-type="string" office:string-value="Cell 1368 - 2" calcext:value-type="string">
            <text:p>Cell 1368 - 2</text:p>
          </table:table-cell>
        </table:table-row>
        <table:table-row table:style-name="ro1">
          <table:table-cell table:formula="of:= COM.MICROSOFT.CONCAT(&quot;Cell &quot;; COM.MICROSOFT.CONCAT(ROW([.A1370]) - 1; COM.MICROSOFT.CONCAT(&quot; - &quot;; COLUMN([.A1370]))))" office:value-type="string" office:string-value="Cell 1369 - 1" calcext:value-type="string">
            <text:p>Cell 1369 - 1</text:p>
          </table:table-cell>
          <table:table-cell table:formula="of:= COM.MICROSOFT.CONCAT(&quot;Cell &quot;; COM.MICROSOFT.CONCAT(ROW([.B1370]) - 1; COM.MICROSOFT.CONCAT(&quot; - &quot;; COLUMN([.B1370]))))" office:value-type="string" office:string-value="Cell 1369 - 2" calcext:value-type="string">
            <text:p>Cell 1369 - 2</text:p>
          </table:table-cell>
        </table:table-row>
        <table:table-row table:style-name="ro1">
          <table:table-cell table:formula="of:= COM.MICROSOFT.CONCAT(&quot;Cell &quot;; COM.MICROSOFT.CONCAT(ROW([.A1371]) - 1; COM.MICROSOFT.CONCAT(&quot; - &quot;; COLUMN([.A1371]))))" office:value-type="string" office:string-value="Cell 1370 - 1" calcext:value-type="string">
            <text:p>Cell 1370 - 1</text:p>
          </table:table-cell>
          <table:table-cell table:formula="of:= COM.MICROSOFT.CONCAT(&quot;Cell &quot;; COM.MICROSOFT.CONCAT(ROW([.B1371]) - 1; COM.MICROSOFT.CONCAT(&quot; - &quot;; COLUMN([.B1371]))))" office:value-type="string" office:string-value="Cell 1370 - 2" calcext:value-type="string">
            <text:p>Cell 1370 - 2</text:p>
          </table:table-cell>
        </table:table-row>
        <table:table-row table:style-name="ro1">
          <table:table-cell table:formula="of:= COM.MICROSOFT.CONCAT(&quot;Cell &quot;; COM.MICROSOFT.CONCAT(ROW([.A1372]) - 1; COM.MICROSOFT.CONCAT(&quot; - &quot;; COLUMN([.A1372]))))" office:value-type="string" office:string-value="Cell 1371 - 1" calcext:value-type="string">
            <text:p>Cell 1371 - 1</text:p>
          </table:table-cell>
          <table:table-cell table:formula="of:= COM.MICROSOFT.CONCAT(&quot;Cell &quot;; COM.MICROSOFT.CONCAT(ROW([.B1372]) - 1; COM.MICROSOFT.CONCAT(&quot; - &quot;; COLUMN([.B1372]))))" office:value-type="string" office:string-value="Cell 1371 - 2" calcext:value-type="string">
            <text:p>Cell 1371 - 2</text:p>
          </table:table-cell>
        </table:table-row>
        <table:table-row table:style-name="ro1">
          <table:table-cell table:formula="of:= COM.MICROSOFT.CONCAT(&quot;Cell &quot;; COM.MICROSOFT.CONCAT(ROW([.A1373]) - 1; COM.MICROSOFT.CONCAT(&quot; - &quot;; COLUMN([.A1373]))))" office:value-type="string" office:string-value="Cell 1372 - 1" calcext:value-type="string">
            <text:p>Cell 1372 - 1</text:p>
          </table:table-cell>
          <table:table-cell table:formula="of:= COM.MICROSOFT.CONCAT(&quot;Cell &quot;; COM.MICROSOFT.CONCAT(ROW([.B1373]) - 1; COM.MICROSOFT.CONCAT(&quot; - &quot;; COLUMN([.B1373]))))" office:value-type="string" office:string-value="Cell 1372 - 2" calcext:value-type="string">
            <text:p>Cell 1372 - 2</text:p>
          </table:table-cell>
        </table:table-row>
        <table:table-row table:style-name="ro1">
          <table:table-cell table:formula="of:= COM.MICROSOFT.CONCAT(&quot;Cell &quot;; COM.MICROSOFT.CONCAT(ROW([.A1374]) - 1; COM.MICROSOFT.CONCAT(&quot; - &quot;; COLUMN([.A1374]))))" office:value-type="string" office:string-value="Cell 1373 - 1" calcext:value-type="string">
            <text:p>Cell 1373 - 1</text:p>
          </table:table-cell>
          <table:table-cell table:formula="of:= COM.MICROSOFT.CONCAT(&quot;Cell &quot;; COM.MICROSOFT.CONCAT(ROW([.B1374]) - 1; COM.MICROSOFT.CONCAT(&quot; - &quot;; COLUMN([.B1374]))))" office:value-type="string" office:string-value="Cell 1373 - 2" calcext:value-type="string">
            <text:p>Cell 1373 - 2</text:p>
          </table:table-cell>
        </table:table-row>
        <table:table-row table:style-name="ro1">
          <table:table-cell table:formula="of:= COM.MICROSOFT.CONCAT(&quot;Cell &quot;; COM.MICROSOFT.CONCAT(ROW([.A1375]) - 1; COM.MICROSOFT.CONCAT(&quot; - &quot;; COLUMN([.A1375]))))" office:value-type="string" office:string-value="Cell 1374 - 1" calcext:value-type="string">
            <text:p>Cell 1374 - 1</text:p>
          </table:table-cell>
          <table:table-cell table:formula="of:= COM.MICROSOFT.CONCAT(&quot;Cell &quot;; COM.MICROSOFT.CONCAT(ROW([.B1375]) - 1; COM.MICROSOFT.CONCAT(&quot; - &quot;; COLUMN([.B1375]))))" office:value-type="string" office:string-value="Cell 1374 - 2" calcext:value-type="string">
            <text:p>Cell 1374 - 2</text:p>
          </table:table-cell>
        </table:table-row>
        <table:table-row table:style-name="ro1">
          <table:table-cell table:formula="of:= COM.MICROSOFT.CONCAT(&quot;Cell &quot;; COM.MICROSOFT.CONCAT(ROW([.A1376]) - 1; COM.MICROSOFT.CONCAT(&quot; - &quot;; COLUMN([.A1376]))))" office:value-type="string" office:string-value="Cell 1375 - 1" calcext:value-type="string">
            <text:p>Cell 1375 - 1</text:p>
          </table:table-cell>
          <table:table-cell table:formula="of:= COM.MICROSOFT.CONCAT(&quot;Cell &quot;; COM.MICROSOFT.CONCAT(ROW([.B1376]) - 1; COM.MICROSOFT.CONCAT(&quot; - &quot;; COLUMN([.B1376]))))" office:value-type="string" office:string-value="Cell 1375 - 2" calcext:value-type="string">
            <text:p>Cell 1375 - 2</text:p>
          </table:table-cell>
        </table:table-row>
        <table:table-row table:style-name="ro1">
          <table:table-cell table:formula="of:= COM.MICROSOFT.CONCAT(&quot;Cell &quot;; COM.MICROSOFT.CONCAT(ROW([.A1377]) - 1; COM.MICROSOFT.CONCAT(&quot; - &quot;; COLUMN([.A1377]))))" office:value-type="string" office:string-value="Cell 1376 - 1" calcext:value-type="string">
            <text:p>Cell 1376 - 1</text:p>
          </table:table-cell>
          <table:table-cell table:formula="of:= COM.MICROSOFT.CONCAT(&quot;Cell &quot;; COM.MICROSOFT.CONCAT(ROW([.B1377]) - 1; COM.MICROSOFT.CONCAT(&quot; - &quot;; COLUMN([.B1377]))))" office:value-type="string" office:string-value="Cell 1376 - 2" calcext:value-type="string">
            <text:p>Cell 1376 - 2</text:p>
          </table:table-cell>
        </table:table-row>
        <table:table-row table:style-name="ro1">
          <table:table-cell table:formula="of:= COM.MICROSOFT.CONCAT(&quot;Cell &quot;; COM.MICROSOFT.CONCAT(ROW([.A1378]) - 1; COM.MICROSOFT.CONCAT(&quot; - &quot;; COLUMN([.A1378]))))" office:value-type="string" office:string-value="Cell 1377 - 1" calcext:value-type="string">
            <text:p>Cell 1377 - 1</text:p>
          </table:table-cell>
          <table:table-cell table:formula="of:= COM.MICROSOFT.CONCAT(&quot;Cell &quot;; COM.MICROSOFT.CONCAT(ROW([.B1378]) - 1; COM.MICROSOFT.CONCAT(&quot; - &quot;; COLUMN([.B1378]))))" office:value-type="string" office:string-value="Cell 1377 - 2" calcext:value-type="string">
            <text:p>Cell 1377 - 2</text:p>
          </table:table-cell>
        </table:table-row>
        <table:table-row table:style-name="ro1">
          <table:table-cell table:formula="of:= COM.MICROSOFT.CONCAT(&quot;Cell &quot;; COM.MICROSOFT.CONCAT(ROW([.A1379]) - 1; COM.MICROSOFT.CONCAT(&quot; - &quot;; COLUMN([.A1379]))))" office:value-type="string" office:string-value="Cell 1378 - 1" calcext:value-type="string">
            <text:p>Cell 1378 - 1</text:p>
          </table:table-cell>
          <table:table-cell table:formula="of:= COM.MICROSOFT.CONCAT(&quot;Cell &quot;; COM.MICROSOFT.CONCAT(ROW([.B1379]) - 1; COM.MICROSOFT.CONCAT(&quot; - &quot;; COLUMN([.B1379]))))" office:value-type="string" office:string-value="Cell 1378 - 2" calcext:value-type="string">
            <text:p>Cell 1378 - 2</text:p>
          </table:table-cell>
        </table:table-row>
        <table:table-row table:style-name="ro1">
          <table:table-cell table:formula="of:= COM.MICROSOFT.CONCAT(&quot;Cell &quot;; COM.MICROSOFT.CONCAT(ROW([.A1380]) - 1; COM.MICROSOFT.CONCAT(&quot; - &quot;; COLUMN([.A1380]))))" office:value-type="string" office:string-value="Cell 1379 - 1" calcext:value-type="string">
            <text:p>Cell 1379 - 1</text:p>
          </table:table-cell>
          <table:table-cell table:formula="of:= COM.MICROSOFT.CONCAT(&quot;Cell &quot;; COM.MICROSOFT.CONCAT(ROW([.B1380]) - 1; COM.MICROSOFT.CONCAT(&quot; - &quot;; COLUMN([.B1380]))))" office:value-type="string" office:string-value="Cell 1379 - 2" calcext:value-type="string">
            <text:p>Cell 1379 - 2</text:p>
          </table:table-cell>
        </table:table-row>
        <table:table-row table:style-name="ro1">
          <table:table-cell table:formula="of:= COM.MICROSOFT.CONCAT(&quot;Cell &quot;; COM.MICROSOFT.CONCAT(ROW([.A1381]) - 1; COM.MICROSOFT.CONCAT(&quot; - &quot;; COLUMN([.A1381]))))" office:value-type="string" office:string-value="Cell 1380 - 1" calcext:value-type="string">
            <text:p>Cell 1380 - 1</text:p>
          </table:table-cell>
          <table:table-cell table:formula="of:= COM.MICROSOFT.CONCAT(&quot;Cell &quot;; COM.MICROSOFT.CONCAT(ROW([.B1381]) - 1; COM.MICROSOFT.CONCAT(&quot; - &quot;; COLUMN([.B1381]))))" office:value-type="string" office:string-value="Cell 1380 - 2" calcext:value-type="string">
            <text:p>Cell 1380 - 2</text:p>
          </table:table-cell>
        </table:table-row>
        <table:table-row table:style-name="ro1">
          <table:table-cell table:formula="of:= COM.MICROSOFT.CONCAT(&quot;Cell &quot;; COM.MICROSOFT.CONCAT(ROW([.A1382]) - 1; COM.MICROSOFT.CONCAT(&quot; - &quot;; COLUMN([.A1382]))))" office:value-type="string" office:string-value="Cell 1381 - 1" calcext:value-type="string">
            <text:p>Cell 1381 - 1</text:p>
          </table:table-cell>
          <table:table-cell table:formula="of:= COM.MICROSOFT.CONCAT(&quot;Cell &quot;; COM.MICROSOFT.CONCAT(ROW([.B1382]) - 1; COM.MICROSOFT.CONCAT(&quot; - &quot;; COLUMN([.B1382]))))" office:value-type="string" office:string-value="Cell 1381 - 2" calcext:value-type="string">
            <text:p>Cell 1381 - 2</text:p>
          </table:table-cell>
        </table:table-row>
        <table:table-row table:style-name="ro1">
          <table:table-cell table:formula="of:= COM.MICROSOFT.CONCAT(&quot;Cell &quot;; COM.MICROSOFT.CONCAT(ROW([.A1383]) - 1; COM.MICROSOFT.CONCAT(&quot; - &quot;; COLUMN([.A1383]))))" office:value-type="string" office:string-value="Cell 1382 - 1" calcext:value-type="string">
            <text:p>Cell 1382 - 1</text:p>
          </table:table-cell>
          <table:table-cell table:formula="of:= COM.MICROSOFT.CONCAT(&quot;Cell &quot;; COM.MICROSOFT.CONCAT(ROW([.B1383]) - 1; COM.MICROSOFT.CONCAT(&quot; - &quot;; COLUMN([.B1383]))))" office:value-type="string" office:string-value="Cell 1382 - 2" calcext:value-type="string">
            <text:p>Cell 1382 - 2</text:p>
          </table:table-cell>
        </table:table-row>
        <table:table-row table:style-name="ro1">
          <table:table-cell table:formula="of:= COM.MICROSOFT.CONCAT(&quot;Cell &quot;; COM.MICROSOFT.CONCAT(ROW([.A1384]) - 1; COM.MICROSOFT.CONCAT(&quot; - &quot;; COLUMN([.A1384]))))" office:value-type="string" office:string-value="Cell 1383 - 1" calcext:value-type="string">
            <text:p>Cell 1383 - 1</text:p>
          </table:table-cell>
          <table:table-cell table:formula="of:= COM.MICROSOFT.CONCAT(&quot;Cell &quot;; COM.MICROSOFT.CONCAT(ROW([.B1384]) - 1; COM.MICROSOFT.CONCAT(&quot; - &quot;; COLUMN([.B1384]))))" office:value-type="string" office:string-value="Cell 1383 - 2" calcext:value-type="string">
            <text:p>Cell 1383 - 2</text:p>
          </table:table-cell>
        </table:table-row>
        <table:table-row table:style-name="ro1">
          <table:table-cell table:formula="of:= COM.MICROSOFT.CONCAT(&quot;Cell &quot;; COM.MICROSOFT.CONCAT(ROW([.A1385]) - 1; COM.MICROSOFT.CONCAT(&quot; - &quot;; COLUMN([.A1385]))))" office:value-type="string" office:string-value="Cell 1384 - 1" calcext:value-type="string">
            <text:p>Cell 1384 - 1</text:p>
          </table:table-cell>
          <table:table-cell table:formula="of:= COM.MICROSOFT.CONCAT(&quot;Cell &quot;; COM.MICROSOFT.CONCAT(ROW([.B1385]) - 1; COM.MICROSOFT.CONCAT(&quot; - &quot;; COLUMN([.B1385]))))" office:value-type="string" office:string-value="Cell 1384 - 2" calcext:value-type="string">
            <text:p>Cell 1384 - 2</text:p>
          </table:table-cell>
        </table:table-row>
        <table:table-row table:style-name="ro1">
          <table:table-cell table:formula="of:= COM.MICROSOFT.CONCAT(&quot;Cell &quot;; COM.MICROSOFT.CONCAT(ROW([.A1386]) - 1; COM.MICROSOFT.CONCAT(&quot; - &quot;; COLUMN([.A1386]))))" office:value-type="string" office:string-value="Cell 1385 - 1" calcext:value-type="string">
            <text:p>Cell 1385 - 1</text:p>
          </table:table-cell>
          <table:table-cell table:formula="of:= COM.MICROSOFT.CONCAT(&quot;Cell &quot;; COM.MICROSOFT.CONCAT(ROW([.B1386]) - 1; COM.MICROSOFT.CONCAT(&quot; - &quot;; COLUMN([.B1386]))))" office:value-type="string" office:string-value="Cell 1385 - 2" calcext:value-type="string">
            <text:p>Cell 1385 - 2</text:p>
          </table:table-cell>
        </table:table-row>
        <table:table-row table:style-name="ro1">
          <table:table-cell table:formula="of:= COM.MICROSOFT.CONCAT(&quot;Cell &quot;; COM.MICROSOFT.CONCAT(ROW([.A1387]) - 1; COM.MICROSOFT.CONCAT(&quot; - &quot;; COLUMN([.A1387]))))" office:value-type="string" office:string-value="Cell 1386 - 1" calcext:value-type="string">
            <text:p>Cell 1386 - 1</text:p>
          </table:table-cell>
          <table:table-cell table:formula="of:= COM.MICROSOFT.CONCAT(&quot;Cell &quot;; COM.MICROSOFT.CONCAT(ROW([.B1387]) - 1; COM.MICROSOFT.CONCAT(&quot; - &quot;; COLUMN([.B1387]))))" office:value-type="string" office:string-value="Cell 1386 - 2" calcext:value-type="string">
            <text:p>Cell 1386 - 2</text:p>
          </table:table-cell>
        </table:table-row>
        <table:table-row table:style-name="ro1">
          <table:table-cell table:formula="of:= COM.MICROSOFT.CONCAT(&quot;Cell &quot;; COM.MICROSOFT.CONCAT(ROW([.A1388]) - 1; COM.MICROSOFT.CONCAT(&quot; - &quot;; COLUMN([.A1388]))))" office:value-type="string" office:string-value="Cell 1387 - 1" calcext:value-type="string">
            <text:p>Cell 1387 - 1</text:p>
          </table:table-cell>
          <table:table-cell table:formula="of:= COM.MICROSOFT.CONCAT(&quot;Cell &quot;; COM.MICROSOFT.CONCAT(ROW([.B1388]) - 1; COM.MICROSOFT.CONCAT(&quot; - &quot;; COLUMN([.B1388]))))" office:value-type="string" office:string-value="Cell 1387 - 2" calcext:value-type="string">
            <text:p>Cell 1387 - 2</text:p>
          </table:table-cell>
        </table:table-row>
        <table:table-row table:style-name="ro1">
          <table:table-cell table:formula="of:= COM.MICROSOFT.CONCAT(&quot;Cell &quot;; COM.MICROSOFT.CONCAT(ROW([.A1389]) - 1; COM.MICROSOFT.CONCAT(&quot; - &quot;; COLUMN([.A1389]))))" office:value-type="string" office:string-value="Cell 1388 - 1" calcext:value-type="string">
            <text:p>Cell 1388 - 1</text:p>
          </table:table-cell>
          <table:table-cell table:formula="of:= COM.MICROSOFT.CONCAT(&quot;Cell &quot;; COM.MICROSOFT.CONCAT(ROW([.B1389]) - 1; COM.MICROSOFT.CONCAT(&quot; - &quot;; COLUMN([.B1389]))))" office:value-type="string" office:string-value="Cell 1388 - 2" calcext:value-type="string">
            <text:p>Cell 1388 - 2</text:p>
          </table:table-cell>
        </table:table-row>
        <table:table-row table:style-name="ro1">
          <table:table-cell table:formula="of:= COM.MICROSOFT.CONCAT(&quot;Cell &quot;; COM.MICROSOFT.CONCAT(ROW([.A1390]) - 1; COM.MICROSOFT.CONCAT(&quot; - &quot;; COLUMN([.A1390]))))" office:value-type="string" office:string-value="Cell 1389 - 1" calcext:value-type="string">
            <text:p>Cell 1389 - 1</text:p>
          </table:table-cell>
          <table:table-cell table:formula="of:= COM.MICROSOFT.CONCAT(&quot;Cell &quot;; COM.MICROSOFT.CONCAT(ROW([.B1390]) - 1; COM.MICROSOFT.CONCAT(&quot; - &quot;; COLUMN([.B1390]))))" office:value-type="string" office:string-value="Cell 1389 - 2" calcext:value-type="string">
            <text:p>Cell 1389 - 2</text:p>
          </table:table-cell>
        </table:table-row>
        <table:table-row table:style-name="ro1">
          <table:table-cell table:formula="of:= COM.MICROSOFT.CONCAT(&quot;Cell &quot;; COM.MICROSOFT.CONCAT(ROW([.A1391]) - 1; COM.MICROSOFT.CONCAT(&quot; - &quot;; COLUMN([.A1391]))))" office:value-type="string" office:string-value="Cell 1390 - 1" calcext:value-type="string">
            <text:p>Cell 1390 - 1</text:p>
          </table:table-cell>
          <table:table-cell table:formula="of:= COM.MICROSOFT.CONCAT(&quot;Cell &quot;; COM.MICROSOFT.CONCAT(ROW([.B1391]) - 1; COM.MICROSOFT.CONCAT(&quot; - &quot;; COLUMN([.B1391]))))" office:value-type="string" office:string-value="Cell 1390 - 2" calcext:value-type="string">
            <text:p>Cell 1390 - 2</text:p>
          </table:table-cell>
        </table:table-row>
        <table:table-row table:style-name="ro1">
          <table:table-cell table:formula="of:= COM.MICROSOFT.CONCAT(&quot;Cell &quot;; COM.MICROSOFT.CONCAT(ROW([.A1392]) - 1; COM.MICROSOFT.CONCAT(&quot; - &quot;; COLUMN([.A1392]))))" office:value-type="string" office:string-value="Cell 1391 - 1" calcext:value-type="string">
            <text:p>Cell 1391 - 1</text:p>
          </table:table-cell>
          <table:table-cell table:formula="of:= COM.MICROSOFT.CONCAT(&quot;Cell &quot;; COM.MICROSOFT.CONCAT(ROW([.B1392]) - 1; COM.MICROSOFT.CONCAT(&quot; - &quot;; COLUMN([.B1392]))))" office:value-type="string" office:string-value="Cell 1391 - 2" calcext:value-type="string">
            <text:p>Cell 1391 - 2</text:p>
          </table:table-cell>
        </table:table-row>
        <table:table-row table:style-name="ro1">
          <table:table-cell table:formula="of:= COM.MICROSOFT.CONCAT(&quot;Cell &quot;; COM.MICROSOFT.CONCAT(ROW([.A1393]) - 1; COM.MICROSOFT.CONCAT(&quot; - &quot;; COLUMN([.A1393]))))" office:value-type="string" office:string-value="Cell 1392 - 1" calcext:value-type="string">
            <text:p>Cell 1392 - 1</text:p>
          </table:table-cell>
          <table:table-cell table:formula="of:= COM.MICROSOFT.CONCAT(&quot;Cell &quot;; COM.MICROSOFT.CONCAT(ROW([.B1393]) - 1; COM.MICROSOFT.CONCAT(&quot; - &quot;; COLUMN([.B1393]))))" office:value-type="string" office:string-value="Cell 1392 - 2" calcext:value-type="string">
            <text:p>Cell 1392 - 2</text:p>
          </table:table-cell>
        </table:table-row>
        <table:table-row table:style-name="ro1">
          <table:table-cell table:formula="of:= COM.MICROSOFT.CONCAT(&quot;Cell &quot;; COM.MICROSOFT.CONCAT(ROW([.A1394]) - 1; COM.MICROSOFT.CONCAT(&quot; - &quot;; COLUMN([.A1394]))))" office:value-type="string" office:string-value="Cell 1393 - 1" calcext:value-type="string">
            <text:p>Cell 1393 - 1</text:p>
          </table:table-cell>
          <table:table-cell table:formula="of:= COM.MICROSOFT.CONCAT(&quot;Cell &quot;; COM.MICROSOFT.CONCAT(ROW([.B1394]) - 1; COM.MICROSOFT.CONCAT(&quot; - &quot;; COLUMN([.B1394]))))" office:value-type="string" office:string-value="Cell 1393 - 2" calcext:value-type="string">
            <text:p>Cell 1393 - 2</text:p>
          </table:table-cell>
        </table:table-row>
        <table:table-row table:style-name="ro1">
          <table:table-cell table:formula="of:= COM.MICROSOFT.CONCAT(&quot;Cell &quot;; COM.MICROSOFT.CONCAT(ROW([.A1395]) - 1; COM.MICROSOFT.CONCAT(&quot; - &quot;; COLUMN([.A1395]))))" office:value-type="string" office:string-value="Cell 1394 - 1" calcext:value-type="string">
            <text:p>Cell 1394 - 1</text:p>
          </table:table-cell>
          <table:table-cell table:formula="of:= COM.MICROSOFT.CONCAT(&quot;Cell &quot;; COM.MICROSOFT.CONCAT(ROW([.B1395]) - 1; COM.MICROSOFT.CONCAT(&quot; - &quot;; COLUMN([.B1395]))))" office:value-type="string" office:string-value="Cell 1394 - 2" calcext:value-type="string">
            <text:p>Cell 1394 - 2</text:p>
          </table:table-cell>
        </table:table-row>
        <table:table-row table:style-name="ro1">
          <table:table-cell table:formula="of:= COM.MICROSOFT.CONCAT(&quot;Cell &quot;; COM.MICROSOFT.CONCAT(ROW([.A1396]) - 1; COM.MICROSOFT.CONCAT(&quot; - &quot;; COLUMN([.A1396]))))" office:value-type="string" office:string-value="Cell 1395 - 1" calcext:value-type="string">
            <text:p>Cell 1395 - 1</text:p>
          </table:table-cell>
          <table:table-cell table:formula="of:= COM.MICROSOFT.CONCAT(&quot;Cell &quot;; COM.MICROSOFT.CONCAT(ROW([.B1396]) - 1; COM.MICROSOFT.CONCAT(&quot; - &quot;; COLUMN([.B1396]))))" office:value-type="string" office:string-value="Cell 1395 - 2" calcext:value-type="string">
            <text:p>Cell 1395 - 2</text:p>
          </table:table-cell>
        </table:table-row>
        <table:table-row table:style-name="ro1">
          <table:table-cell table:formula="of:= COM.MICROSOFT.CONCAT(&quot;Cell &quot;; COM.MICROSOFT.CONCAT(ROW([.A1397]) - 1; COM.MICROSOFT.CONCAT(&quot; - &quot;; COLUMN([.A1397]))))" office:value-type="string" office:string-value="Cell 1396 - 1" calcext:value-type="string">
            <text:p>Cell 1396 - 1</text:p>
          </table:table-cell>
          <table:table-cell table:formula="of:= COM.MICROSOFT.CONCAT(&quot;Cell &quot;; COM.MICROSOFT.CONCAT(ROW([.B1397]) - 1; COM.MICROSOFT.CONCAT(&quot; - &quot;; COLUMN([.B1397]))))" office:value-type="string" office:string-value="Cell 1396 - 2" calcext:value-type="string">
            <text:p>Cell 1396 - 2</text:p>
          </table:table-cell>
        </table:table-row>
        <table:table-row table:style-name="ro1">
          <table:table-cell table:formula="of:= COM.MICROSOFT.CONCAT(&quot;Cell &quot;; COM.MICROSOFT.CONCAT(ROW([.A1398]) - 1; COM.MICROSOFT.CONCAT(&quot; - &quot;; COLUMN([.A1398]))))" office:value-type="string" office:string-value="Cell 1397 - 1" calcext:value-type="string">
            <text:p>Cell 1397 - 1</text:p>
          </table:table-cell>
          <table:table-cell table:formula="of:= COM.MICROSOFT.CONCAT(&quot;Cell &quot;; COM.MICROSOFT.CONCAT(ROW([.B1398]) - 1; COM.MICROSOFT.CONCAT(&quot; - &quot;; COLUMN([.B1398]))))" office:value-type="string" office:string-value="Cell 1397 - 2" calcext:value-type="string">
            <text:p>Cell 1397 - 2</text:p>
          </table:table-cell>
        </table:table-row>
        <table:table-row table:style-name="ro1">
          <table:table-cell table:formula="of:= COM.MICROSOFT.CONCAT(&quot;Cell &quot;; COM.MICROSOFT.CONCAT(ROW([.A1399]) - 1; COM.MICROSOFT.CONCAT(&quot; - &quot;; COLUMN([.A1399]))))" office:value-type="string" office:string-value="Cell 1398 - 1" calcext:value-type="string">
            <text:p>Cell 1398 - 1</text:p>
          </table:table-cell>
          <table:table-cell table:formula="of:= COM.MICROSOFT.CONCAT(&quot;Cell &quot;; COM.MICROSOFT.CONCAT(ROW([.B1399]) - 1; COM.MICROSOFT.CONCAT(&quot; - &quot;; COLUMN([.B1399]))))" office:value-type="string" office:string-value="Cell 1398 - 2" calcext:value-type="string">
            <text:p>Cell 1398 - 2</text:p>
          </table:table-cell>
        </table:table-row>
        <table:table-row table:style-name="ro1">
          <table:table-cell table:formula="of:= COM.MICROSOFT.CONCAT(&quot;Cell &quot;; COM.MICROSOFT.CONCAT(ROW([.A1400]) - 1; COM.MICROSOFT.CONCAT(&quot; - &quot;; COLUMN([.A1400]))))" office:value-type="string" office:string-value="Cell 1399 - 1" calcext:value-type="string">
            <text:p>Cell 1399 - 1</text:p>
          </table:table-cell>
          <table:table-cell table:formula="of:= COM.MICROSOFT.CONCAT(&quot;Cell &quot;; COM.MICROSOFT.CONCAT(ROW([.B1400]) - 1; COM.MICROSOFT.CONCAT(&quot; - &quot;; COLUMN([.B1400]))))" office:value-type="string" office:string-value="Cell 1399 - 2" calcext:value-type="string">
            <text:p>Cell 1399 - 2</text:p>
          </table:table-cell>
        </table:table-row>
        <table:table-row table:style-name="ro1">
          <table:table-cell table:formula="of:= COM.MICROSOFT.CONCAT(&quot;Cell &quot;; COM.MICROSOFT.CONCAT(ROW([.A1401]) - 1; COM.MICROSOFT.CONCAT(&quot; - &quot;; COLUMN([.A1401]))))" office:value-type="string" office:string-value="Cell 1400 - 1" calcext:value-type="string">
            <text:p>Cell 1400 - 1</text:p>
          </table:table-cell>
          <table:table-cell table:formula="of:= COM.MICROSOFT.CONCAT(&quot;Cell &quot;; COM.MICROSOFT.CONCAT(ROW([.B1401]) - 1; COM.MICROSOFT.CONCAT(&quot; - &quot;; COLUMN([.B1401]))))" office:value-type="string" office:string-value="Cell 1400 - 2" calcext:value-type="string">
            <text:p>Cell 1400 - 2</text:p>
          </table:table-cell>
        </table:table-row>
        <table:table-row table:style-name="ro1">
          <table:table-cell table:formula="of:= COM.MICROSOFT.CONCAT(&quot;Cell &quot;; COM.MICROSOFT.CONCAT(ROW([.A1402]) - 1; COM.MICROSOFT.CONCAT(&quot; - &quot;; COLUMN([.A1402]))))" office:value-type="string" office:string-value="Cell 1401 - 1" calcext:value-type="string">
            <text:p>Cell 1401 - 1</text:p>
          </table:table-cell>
          <table:table-cell table:formula="of:= COM.MICROSOFT.CONCAT(&quot;Cell &quot;; COM.MICROSOFT.CONCAT(ROW([.B1402]) - 1; COM.MICROSOFT.CONCAT(&quot; - &quot;; COLUMN([.B1402]))))" office:value-type="string" office:string-value="Cell 1401 - 2" calcext:value-type="string">
            <text:p>Cell 1401 - 2</text:p>
          </table:table-cell>
        </table:table-row>
        <table:table-row table:style-name="ro1">
          <table:table-cell table:formula="of:= COM.MICROSOFT.CONCAT(&quot;Cell &quot;; COM.MICROSOFT.CONCAT(ROW([.A1403]) - 1; COM.MICROSOFT.CONCAT(&quot; - &quot;; COLUMN([.A1403]))))" office:value-type="string" office:string-value="Cell 1402 - 1" calcext:value-type="string">
            <text:p>Cell 1402 - 1</text:p>
          </table:table-cell>
          <table:table-cell table:formula="of:= COM.MICROSOFT.CONCAT(&quot;Cell &quot;; COM.MICROSOFT.CONCAT(ROW([.B1403]) - 1; COM.MICROSOFT.CONCAT(&quot; - &quot;; COLUMN([.B1403]))))" office:value-type="string" office:string-value="Cell 1402 - 2" calcext:value-type="string">
            <text:p>Cell 1402 - 2</text:p>
          </table:table-cell>
        </table:table-row>
        <table:table-row table:style-name="ro1">
          <table:table-cell table:formula="of:= COM.MICROSOFT.CONCAT(&quot;Cell &quot;; COM.MICROSOFT.CONCAT(ROW([.A1404]) - 1; COM.MICROSOFT.CONCAT(&quot; - &quot;; COLUMN([.A1404]))))" office:value-type="string" office:string-value="Cell 1403 - 1" calcext:value-type="string">
            <text:p>Cell 1403 - 1</text:p>
          </table:table-cell>
          <table:table-cell table:formula="of:= COM.MICROSOFT.CONCAT(&quot;Cell &quot;; COM.MICROSOFT.CONCAT(ROW([.B1404]) - 1; COM.MICROSOFT.CONCAT(&quot; - &quot;; COLUMN([.B1404]))))" office:value-type="string" office:string-value="Cell 1403 - 2" calcext:value-type="string">
            <text:p>Cell 1403 - 2</text:p>
          </table:table-cell>
        </table:table-row>
        <table:table-row table:style-name="ro1">
          <table:table-cell table:formula="of:= COM.MICROSOFT.CONCAT(&quot;Cell &quot;; COM.MICROSOFT.CONCAT(ROW([.A1405]) - 1; COM.MICROSOFT.CONCAT(&quot; - &quot;; COLUMN([.A1405]))))" office:value-type="string" office:string-value="Cell 1404 - 1" calcext:value-type="string">
            <text:p>Cell 1404 - 1</text:p>
          </table:table-cell>
          <table:table-cell table:formula="of:= COM.MICROSOFT.CONCAT(&quot;Cell &quot;; COM.MICROSOFT.CONCAT(ROW([.B1405]) - 1; COM.MICROSOFT.CONCAT(&quot; - &quot;; COLUMN([.B1405]))))" office:value-type="string" office:string-value="Cell 1404 - 2" calcext:value-type="string">
            <text:p>Cell 1404 - 2</text:p>
          </table:table-cell>
        </table:table-row>
        <table:table-row table:style-name="ro1">
          <table:table-cell table:formula="of:= COM.MICROSOFT.CONCAT(&quot;Cell &quot;; COM.MICROSOFT.CONCAT(ROW([.A1406]) - 1; COM.MICROSOFT.CONCAT(&quot; - &quot;; COLUMN([.A1406]))))" office:value-type="string" office:string-value="Cell 1405 - 1" calcext:value-type="string">
            <text:p>Cell 1405 - 1</text:p>
          </table:table-cell>
          <table:table-cell table:formula="of:= COM.MICROSOFT.CONCAT(&quot;Cell &quot;; COM.MICROSOFT.CONCAT(ROW([.B1406]) - 1; COM.MICROSOFT.CONCAT(&quot; - &quot;; COLUMN([.B1406]))))" office:value-type="string" office:string-value="Cell 1405 - 2" calcext:value-type="string">
            <text:p>Cell 1405 - 2</text:p>
          </table:table-cell>
        </table:table-row>
        <table:table-row table:style-name="ro1">
          <table:table-cell table:formula="of:= COM.MICROSOFT.CONCAT(&quot;Cell &quot;; COM.MICROSOFT.CONCAT(ROW([.A1407]) - 1; COM.MICROSOFT.CONCAT(&quot; - &quot;; COLUMN([.A1407]))))" office:value-type="string" office:string-value="Cell 1406 - 1" calcext:value-type="string">
            <text:p>Cell 1406 - 1</text:p>
          </table:table-cell>
          <table:table-cell table:formula="of:= COM.MICROSOFT.CONCAT(&quot;Cell &quot;; COM.MICROSOFT.CONCAT(ROW([.B1407]) - 1; COM.MICROSOFT.CONCAT(&quot; - &quot;; COLUMN([.B1407]))))" office:value-type="string" office:string-value="Cell 1406 - 2" calcext:value-type="string">
            <text:p>Cell 1406 - 2</text:p>
          </table:table-cell>
        </table:table-row>
        <table:table-row table:style-name="ro1">
          <table:table-cell table:formula="of:= COM.MICROSOFT.CONCAT(&quot;Cell &quot;; COM.MICROSOFT.CONCAT(ROW([.A1408]) - 1; COM.MICROSOFT.CONCAT(&quot; - &quot;; COLUMN([.A1408]))))" office:value-type="string" office:string-value="Cell 1407 - 1" calcext:value-type="string">
            <text:p>Cell 1407 - 1</text:p>
          </table:table-cell>
          <table:table-cell table:formula="of:= COM.MICROSOFT.CONCAT(&quot;Cell &quot;; COM.MICROSOFT.CONCAT(ROW([.B1408]) - 1; COM.MICROSOFT.CONCAT(&quot; - &quot;; COLUMN([.B1408]))))" office:value-type="string" office:string-value="Cell 1407 - 2" calcext:value-type="string">
            <text:p>Cell 1407 - 2</text:p>
          </table:table-cell>
        </table:table-row>
        <table:table-row table:style-name="ro1">
          <table:table-cell table:formula="of:= COM.MICROSOFT.CONCAT(&quot;Cell &quot;; COM.MICROSOFT.CONCAT(ROW([.A1409]) - 1; COM.MICROSOFT.CONCAT(&quot; - &quot;; COLUMN([.A1409]))))" office:value-type="string" office:string-value="Cell 1408 - 1" calcext:value-type="string">
            <text:p>Cell 1408 - 1</text:p>
          </table:table-cell>
          <table:table-cell table:formula="of:= COM.MICROSOFT.CONCAT(&quot;Cell &quot;; COM.MICROSOFT.CONCAT(ROW([.B1409]) - 1; COM.MICROSOFT.CONCAT(&quot; - &quot;; COLUMN([.B1409]))))" office:value-type="string" office:string-value="Cell 1408 - 2" calcext:value-type="string">
            <text:p>Cell 1408 - 2</text:p>
          </table:table-cell>
        </table:table-row>
        <table:table-row table:style-name="ro1">
          <table:table-cell table:formula="of:= COM.MICROSOFT.CONCAT(&quot;Cell &quot;; COM.MICROSOFT.CONCAT(ROW([.A1410]) - 1; COM.MICROSOFT.CONCAT(&quot; - &quot;; COLUMN([.A1410]))))" office:value-type="string" office:string-value="Cell 1409 - 1" calcext:value-type="string">
            <text:p>Cell 1409 - 1</text:p>
          </table:table-cell>
          <table:table-cell table:formula="of:= COM.MICROSOFT.CONCAT(&quot;Cell &quot;; COM.MICROSOFT.CONCAT(ROW([.B1410]) - 1; COM.MICROSOFT.CONCAT(&quot; - &quot;; COLUMN([.B1410]))))" office:value-type="string" office:string-value="Cell 1409 - 2" calcext:value-type="string">
            <text:p>Cell 1409 - 2</text:p>
          </table:table-cell>
        </table:table-row>
        <table:table-row table:style-name="ro1">
          <table:table-cell table:formula="of:= COM.MICROSOFT.CONCAT(&quot;Cell &quot;; COM.MICROSOFT.CONCAT(ROW([.A1411]) - 1; COM.MICROSOFT.CONCAT(&quot; - &quot;; COLUMN([.A1411]))))" office:value-type="string" office:string-value="Cell 1410 - 1" calcext:value-type="string">
            <text:p>Cell 1410 - 1</text:p>
          </table:table-cell>
          <table:table-cell table:formula="of:= COM.MICROSOFT.CONCAT(&quot;Cell &quot;; COM.MICROSOFT.CONCAT(ROW([.B1411]) - 1; COM.MICROSOFT.CONCAT(&quot; - &quot;; COLUMN([.B1411]))))" office:value-type="string" office:string-value="Cell 1410 - 2" calcext:value-type="string">
            <text:p>Cell 1410 - 2</text:p>
          </table:table-cell>
        </table:table-row>
        <table:table-row table:style-name="ro1">
          <table:table-cell table:formula="of:= COM.MICROSOFT.CONCAT(&quot;Cell &quot;; COM.MICROSOFT.CONCAT(ROW([.A1412]) - 1; COM.MICROSOFT.CONCAT(&quot; - &quot;; COLUMN([.A1412]))))" office:value-type="string" office:string-value="Cell 1411 - 1" calcext:value-type="string">
            <text:p>Cell 1411 - 1</text:p>
          </table:table-cell>
          <table:table-cell table:formula="of:= COM.MICROSOFT.CONCAT(&quot;Cell &quot;; COM.MICROSOFT.CONCAT(ROW([.B1412]) - 1; COM.MICROSOFT.CONCAT(&quot; - &quot;; COLUMN([.B1412]))))" office:value-type="string" office:string-value="Cell 1411 - 2" calcext:value-type="string">
            <text:p>Cell 1411 - 2</text:p>
          </table:table-cell>
        </table:table-row>
        <table:table-row table:style-name="ro1">
          <table:table-cell table:formula="of:= COM.MICROSOFT.CONCAT(&quot;Cell &quot;; COM.MICROSOFT.CONCAT(ROW([.A1413]) - 1; COM.MICROSOFT.CONCAT(&quot; - &quot;; COLUMN([.A1413]))))" office:value-type="string" office:string-value="Cell 1412 - 1" calcext:value-type="string">
            <text:p>Cell 1412 - 1</text:p>
          </table:table-cell>
          <table:table-cell table:formula="of:= COM.MICROSOFT.CONCAT(&quot;Cell &quot;; COM.MICROSOFT.CONCAT(ROW([.B1413]) - 1; COM.MICROSOFT.CONCAT(&quot; - &quot;; COLUMN([.B1413]))))" office:value-type="string" office:string-value="Cell 1412 - 2" calcext:value-type="string">
            <text:p>Cell 1412 - 2</text:p>
          </table:table-cell>
        </table:table-row>
        <table:table-row table:style-name="ro1">
          <table:table-cell table:formula="of:= COM.MICROSOFT.CONCAT(&quot;Cell &quot;; COM.MICROSOFT.CONCAT(ROW([.A1414]) - 1; COM.MICROSOFT.CONCAT(&quot; - &quot;; COLUMN([.A1414]))))" office:value-type="string" office:string-value="Cell 1413 - 1" calcext:value-type="string">
            <text:p>Cell 1413 - 1</text:p>
          </table:table-cell>
          <table:table-cell table:formula="of:= COM.MICROSOFT.CONCAT(&quot;Cell &quot;; COM.MICROSOFT.CONCAT(ROW([.B1414]) - 1; COM.MICROSOFT.CONCAT(&quot; - &quot;; COLUMN([.B1414]))))" office:value-type="string" office:string-value="Cell 1413 - 2" calcext:value-type="string">
            <text:p>Cell 1413 - 2</text:p>
          </table:table-cell>
        </table:table-row>
        <table:table-row table:style-name="ro1">
          <table:table-cell table:formula="of:= COM.MICROSOFT.CONCAT(&quot;Cell &quot;; COM.MICROSOFT.CONCAT(ROW([.A1415]) - 1; COM.MICROSOFT.CONCAT(&quot; - &quot;; COLUMN([.A1415]))))" office:value-type="string" office:string-value="Cell 1414 - 1" calcext:value-type="string">
            <text:p>Cell 1414 - 1</text:p>
          </table:table-cell>
          <table:table-cell table:formula="of:= COM.MICROSOFT.CONCAT(&quot;Cell &quot;; COM.MICROSOFT.CONCAT(ROW([.B1415]) - 1; COM.MICROSOFT.CONCAT(&quot; - &quot;; COLUMN([.B1415]))))" office:value-type="string" office:string-value="Cell 1414 - 2" calcext:value-type="string">
            <text:p>Cell 1414 - 2</text:p>
          </table:table-cell>
        </table:table-row>
        <table:table-row table:style-name="ro1">
          <table:table-cell table:formula="of:= COM.MICROSOFT.CONCAT(&quot;Cell &quot;; COM.MICROSOFT.CONCAT(ROW([.A1416]) - 1; COM.MICROSOFT.CONCAT(&quot; - &quot;; COLUMN([.A1416]))))" office:value-type="string" office:string-value="Cell 1415 - 1" calcext:value-type="string">
            <text:p>Cell 1415 - 1</text:p>
          </table:table-cell>
          <table:table-cell table:formula="of:= COM.MICROSOFT.CONCAT(&quot;Cell &quot;; COM.MICROSOFT.CONCAT(ROW([.B1416]) - 1; COM.MICROSOFT.CONCAT(&quot; - &quot;; COLUMN([.B1416]))))" office:value-type="string" office:string-value="Cell 1415 - 2" calcext:value-type="string">
            <text:p>Cell 1415 - 2</text:p>
          </table:table-cell>
        </table:table-row>
        <table:table-row table:style-name="ro1">
          <table:table-cell table:formula="of:= COM.MICROSOFT.CONCAT(&quot;Cell &quot;; COM.MICROSOFT.CONCAT(ROW([.A1417]) - 1; COM.MICROSOFT.CONCAT(&quot; - &quot;; COLUMN([.A1417]))))" office:value-type="string" office:string-value="Cell 1416 - 1" calcext:value-type="string">
            <text:p>Cell 1416 - 1</text:p>
          </table:table-cell>
          <table:table-cell table:formula="of:= COM.MICROSOFT.CONCAT(&quot;Cell &quot;; COM.MICROSOFT.CONCAT(ROW([.B1417]) - 1; COM.MICROSOFT.CONCAT(&quot; - &quot;; COLUMN([.B1417]))))" office:value-type="string" office:string-value="Cell 1416 - 2" calcext:value-type="string">
            <text:p>Cell 1416 - 2</text:p>
          </table:table-cell>
        </table:table-row>
        <table:table-row table:style-name="ro1">
          <table:table-cell table:formula="of:= COM.MICROSOFT.CONCAT(&quot;Cell &quot;; COM.MICROSOFT.CONCAT(ROW([.A1418]) - 1; COM.MICROSOFT.CONCAT(&quot; - &quot;; COLUMN([.A1418]))))" office:value-type="string" office:string-value="Cell 1417 - 1" calcext:value-type="string">
            <text:p>Cell 1417 - 1</text:p>
          </table:table-cell>
          <table:table-cell table:formula="of:= COM.MICROSOFT.CONCAT(&quot;Cell &quot;; COM.MICROSOFT.CONCAT(ROW([.B1418]) - 1; COM.MICROSOFT.CONCAT(&quot; - &quot;; COLUMN([.B1418]))))" office:value-type="string" office:string-value="Cell 1417 - 2" calcext:value-type="string">
            <text:p>Cell 1417 - 2</text:p>
          </table:table-cell>
        </table:table-row>
        <table:table-row table:style-name="ro1">
          <table:table-cell table:formula="of:= COM.MICROSOFT.CONCAT(&quot;Cell &quot;; COM.MICROSOFT.CONCAT(ROW([.A1419]) - 1; COM.MICROSOFT.CONCAT(&quot; - &quot;; COLUMN([.A1419]))))" office:value-type="string" office:string-value="Cell 1418 - 1" calcext:value-type="string">
            <text:p>Cell 1418 - 1</text:p>
          </table:table-cell>
          <table:table-cell table:formula="of:= COM.MICROSOFT.CONCAT(&quot;Cell &quot;; COM.MICROSOFT.CONCAT(ROW([.B1419]) - 1; COM.MICROSOFT.CONCAT(&quot; - &quot;; COLUMN([.B1419]))))" office:value-type="string" office:string-value="Cell 1418 - 2" calcext:value-type="string">
            <text:p>Cell 1418 - 2</text:p>
          </table:table-cell>
        </table:table-row>
        <table:table-row table:style-name="ro1">
          <table:table-cell table:formula="of:= COM.MICROSOFT.CONCAT(&quot;Cell &quot;; COM.MICROSOFT.CONCAT(ROW([.A1420]) - 1; COM.MICROSOFT.CONCAT(&quot; - &quot;; COLUMN([.A1420]))))" office:value-type="string" office:string-value="Cell 1419 - 1" calcext:value-type="string">
            <text:p>Cell 1419 - 1</text:p>
          </table:table-cell>
          <table:table-cell table:formula="of:= COM.MICROSOFT.CONCAT(&quot;Cell &quot;; COM.MICROSOFT.CONCAT(ROW([.B1420]) - 1; COM.MICROSOFT.CONCAT(&quot; - &quot;; COLUMN([.B1420]))))" office:value-type="string" office:string-value="Cell 1419 - 2" calcext:value-type="string">
            <text:p>Cell 1419 - 2</text:p>
          </table:table-cell>
        </table:table-row>
        <table:table-row table:style-name="ro1">
          <table:table-cell table:formula="of:= COM.MICROSOFT.CONCAT(&quot;Cell &quot;; COM.MICROSOFT.CONCAT(ROW([.A1421]) - 1; COM.MICROSOFT.CONCAT(&quot; - &quot;; COLUMN([.A1421]))))" office:value-type="string" office:string-value="Cell 1420 - 1" calcext:value-type="string">
            <text:p>Cell 1420 - 1</text:p>
          </table:table-cell>
          <table:table-cell table:formula="of:= COM.MICROSOFT.CONCAT(&quot;Cell &quot;; COM.MICROSOFT.CONCAT(ROW([.B1421]) - 1; COM.MICROSOFT.CONCAT(&quot; - &quot;; COLUMN([.B1421]))))" office:value-type="string" office:string-value="Cell 1420 - 2" calcext:value-type="string">
            <text:p>Cell 1420 - 2</text:p>
          </table:table-cell>
        </table:table-row>
        <table:table-row table:style-name="ro1">
          <table:table-cell table:formula="of:= COM.MICROSOFT.CONCAT(&quot;Cell &quot;; COM.MICROSOFT.CONCAT(ROW([.A1422]) - 1; COM.MICROSOFT.CONCAT(&quot; - &quot;; COLUMN([.A1422]))))" office:value-type="string" office:string-value="Cell 1421 - 1" calcext:value-type="string">
            <text:p>Cell 1421 - 1</text:p>
          </table:table-cell>
          <table:table-cell table:formula="of:= COM.MICROSOFT.CONCAT(&quot;Cell &quot;; COM.MICROSOFT.CONCAT(ROW([.B1422]) - 1; COM.MICROSOFT.CONCAT(&quot; - &quot;; COLUMN([.B1422]))))" office:value-type="string" office:string-value="Cell 1421 - 2" calcext:value-type="string">
            <text:p>Cell 1421 - 2</text:p>
          </table:table-cell>
        </table:table-row>
        <table:table-row table:style-name="ro1">
          <table:table-cell table:formula="of:= COM.MICROSOFT.CONCAT(&quot;Cell &quot;; COM.MICROSOFT.CONCAT(ROW([.A1423]) - 1; COM.MICROSOFT.CONCAT(&quot; - &quot;; COLUMN([.A1423]))))" office:value-type="string" office:string-value="Cell 1422 - 1" calcext:value-type="string">
            <text:p>Cell 1422 - 1</text:p>
          </table:table-cell>
          <table:table-cell table:formula="of:= COM.MICROSOFT.CONCAT(&quot;Cell &quot;; COM.MICROSOFT.CONCAT(ROW([.B1423]) - 1; COM.MICROSOFT.CONCAT(&quot; - &quot;; COLUMN([.B1423]))))" office:value-type="string" office:string-value="Cell 1422 - 2" calcext:value-type="string">
            <text:p>Cell 1422 - 2</text:p>
          </table:table-cell>
        </table:table-row>
        <table:table-row table:style-name="ro1">
          <table:table-cell table:formula="of:= COM.MICROSOFT.CONCAT(&quot;Cell &quot;; COM.MICROSOFT.CONCAT(ROW([.A1424]) - 1; COM.MICROSOFT.CONCAT(&quot; - &quot;; COLUMN([.A1424]))))" office:value-type="string" office:string-value="Cell 1423 - 1" calcext:value-type="string">
            <text:p>Cell 1423 - 1</text:p>
          </table:table-cell>
          <table:table-cell table:formula="of:= COM.MICROSOFT.CONCAT(&quot;Cell &quot;; COM.MICROSOFT.CONCAT(ROW([.B1424]) - 1; COM.MICROSOFT.CONCAT(&quot; - &quot;; COLUMN([.B1424]))))" office:value-type="string" office:string-value="Cell 1423 - 2" calcext:value-type="string">
            <text:p>Cell 1423 - 2</text:p>
          </table:table-cell>
        </table:table-row>
        <table:table-row table:style-name="ro1">
          <table:table-cell table:formula="of:= COM.MICROSOFT.CONCAT(&quot;Cell &quot;; COM.MICROSOFT.CONCAT(ROW([.A1425]) - 1; COM.MICROSOFT.CONCAT(&quot; - &quot;; COLUMN([.A1425]))))" office:value-type="string" office:string-value="Cell 1424 - 1" calcext:value-type="string">
            <text:p>Cell 1424 - 1</text:p>
          </table:table-cell>
          <table:table-cell table:formula="of:= COM.MICROSOFT.CONCAT(&quot;Cell &quot;; COM.MICROSOFT.CONCAT(ROW([.B1425]) - 1; COM.MICROSOFT.CONCAT(&quot; - &quot;; COLUMN([.B1425]))))" office:value-type="string" office:string-value="Cell 1424 - 2" calcext:value-type="string">
            <text:p>Cell 1424 - 2</text:p>
          </table:table-cell>
        </table:table-row>
        <table:table-row table:style-name="ro1">
          <table:table-cell table:formula="of:= COM.MICROSOFT.CONCAT(&quot;Cell &quot;; COM.MICROSOFT.CONCAT(ROW([.A1426]) - 1; COM.MICROSOFT.CONCAT(&quot; - &quot;; COLUMN([.A1426]))))" office:value-type="string" office:string-value="Cell 1425 - 1" calcext:value-type="string">
            <text:p>Cell 1425 - 1</text:p>
          </table:table-cell>
          <table:table-cell table:formula="of:= COM.MICROSOFT.CONCAT(&quot;Cell &quot;; COM.MICROSOFT.CONCAT(ROW([.B1426]) - 1; COM.MICROSOFT.CONCAT(&quot; - &quot;; COLUMN([.B1426]))))" office:value-type="string" office:string-value="Cell 1425 - 2" calcext:value-type="string">
            <text:p>Cell 1425 - 2</text:p>
          </table:table-cell>
        </table:table-row>
        <table:table-row table:style-name="ro1">
          <table:table-cell table:formula="of:= COM.MICROSOFT.CONCAT(&quot;Cell &quot;; COM.MICROSOFT.CONCAT(ROW([.A1427]) - 1; COM.MICROSOFT.CONCAT(&quot; - &quot;; COLUMN([.A1427]))))" office:value-type="string" office:string-value="Cell 1426 - 1" calcext:value-type="string">
            <text:p>Cell 1426 - 1</text:p>
          </table:table-cell>
          <table:table-cell table:formula="of:= COM.MICROSOFT.CONCAT(&quot;Cell &quot;; COM.MICROSOFT.CONCAT(ROW([.B1427]) - 1; COM.MICROSOFT.CONCAT(&quot; - &quot;; COLUMN([.B1427]))))" office:value-type="string" office:string-value="Cell 1426 - 2" calcext:value-type="string">
            <text:p>Cell 1426 - 2</text:p>
          </table:table-cell>
        </table:table-row>
        <table:table-row table:style-name="ro1">
          <table:table-cell table:formula="of:= COM.MICROSOFT.CONCAT(&quot;Cell &quot;; COM.MICROSOFT.CONCAT(ROW([.A1428]) - 1; COM.MICROSOFT.CONCAT(&quot; - &quot;; COLUMN([.A1428]))))" office:value-type="string" office:string-value="Cell 1427 - 1" calcext:value-type="string">
            <text:p>Cell 1427 - 1</text:p>
          </table:table-cell>
          <table:table-cell table:formula="of:= COM.MICROSOFT.CONCAT(&quot;Cell &quot;; COM.MICROSOFT.CONCAT(ROW([.B1428]) - 1; COM.MICROSOFT.CONCAT(&quot; - &quot;; COLUMN([.B1428]))))" office:value-type="string" office:string-value="Cell 1427 - 2" calcext:value-type="string">
            <text:p>Cell 1427 - 2</text:p>
          </table:table-cell>
        </table:table-row>
        <table:table-row table:style-name="ro1">
          <table:table-cell table:formula="of:= COM.MICROSOFT.CONCAT(&quot;Cell &quot;; COM.MICROSOFT.CONCAT(ROW([.A1429]) - 1; COM.MICROSOFT.CONCAT(&quot; - &quot;; COLUMN([.A1429]))))" office:value-type="string" office:string-value="Cell 1428 - 1" calcext:value-type="string">
            <text:p>Cell 1428 - 1</text:p>
          </table:table-cell>
          <table:table-cell table:formula="of:= COM.MICROSOFT.CONCAT(&quot;Cell &quot;; COM.MICROSOFT.CONCAT(ROW([.B1429]) - 1; COM.MICROSOFT.CONCAT(&quot; - &quot;; COLUMN([.B1429]))))" office:value-type="string" office:string-value="Cell 1428 - 2" calcext:value-type="string">
            <text:p>Cell 1428 - 2</text:p>
          </table:table-cell>
        </table:table-row>
        <table:table-row table:style-name="ro1">
          <table:table-cell table:formula="of:= COM.MICROSOFT.CONCAT(&quot;Cell &quot;; COM.MICROSOFT.CONCAT(ROW([.A1430]) - 1; COM.MICROSOFT.CONCAT(&quot; - &quot;; COLUMN([.A1430]))))" office:value-type="string" office:string-value="Cell 1429 - 1" calcext:value-type="string">
            <text:p>Cell 1429 - 1</text:p>
          </table:table-cell>
          <table:table-cell table:formula="of:= COM.MICROSOFT.CONCAT(&quot;Cell &quot;; COM.MICROSOFT.CONCAT(ROW([.B1430]) - 1; COM.MICROSOFT.CONCAT(&quot; - &quot;; COLUMN([.B1430]))))" office:value-type="string" office:string-value="Cell 1429 - 2" calcext:value-type="string">
            <text:p>Cell 1429 - 2</text:p>
          </table:table-cell>
        </table:table-row>
        <table:table-row table:style-name="ro1">
          <table:table-cell table:formula="of:= COM.MICROSOFT.CONCAT(&quot;Cell &quot;; COM.MICROSOFT.CONCAT(ROW([.A1431]) - 1; COM.MICROSOFT.CONCAT(&quot; - &quot;; COLUMN([.A1431]))))" office:value-type="string" office:string-value="Cell 1430 - 1" calcext:value-type="string">
            <text:p>Cell 1430 - 1</text:p>
          </table:table-cell>
          <table:table-cell table:formula="of:= COM.MICROSOFT.CONCAT(&quot;Cell &quot;; COM.MICROSOFT.CONCAT(ROW([.B1431]) - 1; COM.MICROSOFT.CONCAT(&quot; - &quot;; COLUMN([.B1431]))))" office:value-type="string" office:string-value="Cell 1430 - 2" calcext:value-type="string">
            <text:p>Cell 1430 - 2</text:p>
          </table:table-cell>
        </table:table-row>
        <table:table-row table:style-name="ro1">
          <table:table-cell table:formula="of:= COM.MICROSOFT.CONCAT(&quot;Cell &quot;; COM.MICROSOFT.CONCAT(ROW([.A1432]) - 1; COM.MICROSOFT.CONCAT(&quot; - &quot;; COLUMN([.A1432]))))" office:value-type="string" office:string-value="Cell 1431 - 1" calcext:value-type="string">
            <text:p>Cell 1431 - 1</text:p>
          </table:table-cell>
          <table:table-cell table:formula="of:= COM.MICROSOFT.CONCAT(&quot;Cell &quot;; COM.MICROSOFT.CONCAT(ROW([.B1432]) - 1; COM.MICROSOFT.CONCAT(&quot; - &quot;; COLUMN([.B1432]))))" office:value-type="string" office:string-value="Cell 1431 - 2" calcext:value-type="string">
            <text:p>Cell 1431 - 2</text:p>
          </table:table-cell>
        </table:table-row>
        <table:table-row table:style-name="ro1">
          <table:table-cell table:formula="of:= COM.MICROSOFT.CONCAT(&quot;Cell &quot;; COM.MICROSOFT.CONCAT(ROW([.A1433]) - 1; COM.MICROSOFT.CONCAT(&quot; - &quot;; COLUMN([.A1433]))))" office:value-type="string" office:string-value="Cell 1432 - 1" calcext:value-type="string">
            <text:p>Cell 1432 - 1</text:p>
          </table:table-cell>
          <table:table-cell table:formula="of:= COM.MICROSOFT.CONCAT(&quot;Cell &quot;; COM.MICROSOFT.CONCAT(ROW([.B1433]) - 1; COM.MICROSOFT.CONCAT(&quot; - &quot;; COLUMN([.B1433]))))" office:value-type="string" office:string-value="Cell 1432 - 2" calcext:value-type="string">
            <text:p>Cell 1432 - 2</text:p>
          </table:table-cell>
        </table:table-row>
        <table:table-row table:style-name="ro1">
          <table:table-cell table:formula="of:= COM.MICROSOFT.CONCAT(&quot;Cell &quot;; COM.MICROSOFT.CONCAT(ROW([.A1434]) - 1; COM.MICROSOFT.CONCAT(&quot; - &quot;; COLUMN([.A1434]))))" office:value-type="string" office:string-value="Cell 1433 - 1" calcext:value-type="string">
            <text:p>Cell 1433 - 1</text:p>
          </table:table-cell>
          <table:table-cell table:formula="of:= COM.MICROSOFT.CONCAT(&quot;Cell &quot;; COM.MICROSOFT.CONCAT(ROW([.B1434]) - 1; COM.MICROSOFT.CONCAT(&quot; - &quot;; COLUMN([.B1434]))))" office:value-type="string" office:string-value="Cell 1433 - 2" calcext:value-type="string">
            <text:p>Cell 1433 - 2</text:p>
          </table:table-cell>
        </table:table-row>
        <table:table-row table:style-name="ro1">
          <table:table-cell table:formula="of:= COM.MICROSOFT.CONCAT(&quot;Cell &quot;; COM.MICROSOFT.CONCAT(ROW([.A1435]) - 1; COM.MICROSOFT.CONCAT(&quot; - &quot;; COLUMN([.A1435]))))" office:value-type="string" office:string-value="Cell 1434 - 1" calcext:value-type="string">
            <text:p>Cell 1434 - 1</text:p>
          </table:table-cell>
          <table:table-cell table:formula="of:= COM.MICROSOFT.CONCAT(&quot;Cell &quot;; COM.MICROSOFT.CONCAT(ROW([.B1435]) - 1; COM.MICROSOFT.CONCAT(&quot; - &quot;; COLUMN([.B1435]))))" office:value-type="string" office:string-value="Cell 1434 - 2" calcext:value-type="string">
            <text:p>Cell 1434 - 2</text:p>
          </table:table-cell>
        </table:table-row>
        <table:table-row table:style-name="ro1">
          <table:table-cell table:formula="of:= COM.MICROSOFT.CONCAT(&quot;Cell &quot;; COM.MICROSOFT.CONCAT(ROW([.A1436]) - 1; COM.MICROSOFT.CONCAT(&quot; - &quot;; COLUMN([.A1436]))))" office:value-type="string" office:string-value="Cell 1435 - 1" calcext:value-type="string">
            <text:p>Cell 1435 - 1</text:p>
          </table:table-cell>
          <table:table-cell table:formula="of:= COM.MICROSOFT.CONCAT(&quot;Cell &quot;; COM.MICROSOFT.CONCAT(ROW([.B1436]) - 1; COM.MICROSOFT.CONCAT(&quot; - &quot;; COLUMN([.B1436]))))" office:value-type="string" office:string-value="Cell 1435 - 2" calcext:value-type="string">
            <text:p>Cell 1435 - 2</text:p>
          </table:table-cell>
        </table:table-row>
        <table:table-row table:style-name="ro1">
          <table:table-cell table:formula="of:= COM.MICROSOFT.CONCAT(&quot;Cell &quot;; COM.MICROSOFT.CONCAT(ROW([.A1437]) - 1; COM.MICROSOFT.CONCAT(&quot; - &quot;; COLUMN([.A1437]))))" office:value-type="string" office:string-value="Cell 1436 - 1" calcext:value-type="string">
            <text:p>Cell 1436 - 1</text:p>
          </table:table-cell>
          <table:table-cell table:formula="of:= COM.MICROSOFT.CONCAT(&quot;Cell &quot;; COM.MICROSOFT.CONCAT(ROW([.B1437]) - 1; COM.MICROSOFT.CONCAT(&quot; - &quot;; COLUMN([.B1437]))))" office:value-type="string" office:string-value="Cell 1436 - 2" calcext:value-type="string">
            <text:p>Cell 1436 - 2</text:p>
          </table:table-cell>
        </table:table-row>
        <table:table-row table:style-name="ro1">
          <table:table-cell table:formula="of:= COM.MICROSOFT.CONCAT(&quot;Cell &quot;; COM.MICROSOFT.CONCAT(ROW([.A1438]) - 1; COM.MICROSOFT.CONCAT(&quot; - &quot;; COLUMN([.A1438]))))" office:value-type="string" office:string-value="Cell 1437 - 1" calcext:value-type="string">
            <text:p>Cell 1437 - 1</text:p>
          </table:table-cell>
          <table:table-cell table:formula="of:= COM.MICROSOFT.CONCAT(&quot;Cell &quot;; COM.MICROSOFT.CONCAT(ROW([.B1438]) - 1; COM.MICROSOFT.CONCAT(&quot; - &quot;; COLUMN([.B1438]))))" office:value-type="string" office:string-value="Cell 1437 - 2" calcext:value-type="string">
            <text:p>Cell 1437 - 2</text:p>
          </table:table-cell>
        </table:table-row>
        <table:table-row table:style-name="ro1">
          <table:table-cell table:formula="of:= COM.MICROSOFT.CONCAT(&quot;Cell &quot;; COM.MICROSOFT.CONCAT(ROW([.A1439]) - 1; COM.MICROSOFT.CONCAT(&quot; - &quot;; COLUMN([.A1439]))))" office:value-type="string" office:string-value="Cell 1438 - 1" calcext:value-type="string">
            <text:p>Cell 1438 - 1</text:p>
          </table:table-cell>
          <table:table-cell table:formula="of:= COM.MICROSOFT.CONCAT(&quot;Cell &quot;; COM.MICROSOFT.CONCAT(ROW([.B1439]) - 1; COM.MICROSOFT.CONCAT(&quot; - &quot;; COLUMN([.B1439]))))" office:value-type="string" office:string-value="Cell 1438 - 2" calcext:value-type="string">
            <text:p>Cell 1438 - 2</text:p>
          </table:table-cell>
        </table:table-row>
        <table:table-row table:style-name="ro1">
          <table:table-cell table:formula="of:= COM.MICROSOFT.CONCAT(&quot;Cell &quot;; COM.MICROSOFT.CONCAT(ROW([.A1440]) - 1; COM.MICROSOFT.CONCAT(&quot; - &quot;; COLUMN([.A1440]))))" office:value-type="string" office:string-value="Cell 1439 - 1" calcext:value-type="string">
            <text:p>Cell 1439 - 1</text:p>
          </table:table-cell>
          <table:table-cell table:formula="of:= COM.MICROSOFT.CONCAT(&quot;Cell &quot;; COM.MICROSOFT.CONCAT(ROW([.B1440]) - 1; COM.MICROSOFT.CONCAT(&quot; - &quot;; COLUMN([.B1440]))))" office:value-type="string" office:string-value="Cell 1439 - 2" calcext:value-type="string">
            <text:p>Cell 1439 - 2</text:p>
          </table:table-cell>
        </table:table-row>
        <table:table-row table:style-name="ro1">
          <table:table-cell table:formula="of:= COM.MICROSOFT.CONCAT(&quot;Cell &quot;; COM.MICROSOFT.CONCAT(ROW([.A1441]) - 1; COM.MICROSOFT.CONCAT(&quot; - &quot;; COLUMN([.A1441]))))" office:value-type="string" office:string-value="Cell 1440 - 1" calcext:value-type="string">
            <text:p>Cell 1440 - 1</text:p>
          </table:table-cell>
          <table:table-cell table:formula="of:= COM.MICROSOFT.CONCAT(&quot;Cell &quot;; COM.MICROSOFT.CONCAT(ROW([.B1441]) - 1; COM.MICROSOFT.CONCAT(&quot; - &quot;; COLUMN([.B1441]))))" office:value-type="string" office:string-value="Cell 1440 - 2" calcext:value-type="string">
            <text:p>Cell 1440 - 2</text:p>
          </table:table-cell>
        </table:table-row>
        <table:table-row table:style-name="ro1">
          <table:table-cell table:formula="of:= COM.MICROSOFT.CONCAT(&quot;Cell &quot;; COM.MICROSOFT.CONCAT(ROW([.A1442]) - 1; COM.MICROSOFT.CONCAT(&quot; - &quot;; COLUMN([.A1442]))))" office:value-type="string" office:string-value="Cell 1441 - 1" calcext:value-type="string">
            <text:p>Cell 1441 - 1</text:p>
          </table:table-cell>
          <table:table-cell table:formula="of:= COM.MICROSOFT.CONCAT(&quot;Cell &quot;; COM.MICROSOFT.CONCAT(ROW([.B1442]) - 1; COM.MICROSOFT.CONCAT(&quot; - &quot;; COLUMN([.B1442]))))" office:value-type="string" office:string-value="Cell 1441 - 2" calcext:value-type="string">
            <text:p>Cell 1441 - 2</text:p>
          </table:table-cell>
        </table:table-row>
        <table:table-row table:style-name="ro1">
          <table:table-cell table:formula="of:= COM.MICROSOFT.CONCAT(&quot;Cell &quot;; COM.MICROSOFT.CONCAT(ROW([.A1443]) - 1; COM.MICROSOFT.CONCAT(&quot; - &quot;; COLUMN([.A1443]))))" office:value-type="string" office:string-value="Cell 1442 - 1" calcext:value-type="string">
            <text:p>Cell 1442 - 1</text:p>
          </table:table-cell>
          <table:table-cell table:formula="of:= COM.MICROSOFT.CONCAT(&quot;Cell &quot;; COM.MICROSOFT.CONCAT(ROW([.B1443]) - 1; COM.MICROSOFT.CONCAT(&quot; - &quot;; COLUMN([.B1443]))))" office:value-type="string" office:string-value="Cell 1442 - 2" calcext:value-type="string">
            <text:p>Cell 1442 - 2</text:p>
          </table:table-cell>
        </table:table-row>
        <table:table-row table:style-name="ro1">
          <table:table-cell table:formula="of:= COM.MICROSOFT.CONCAT(&quot;Cell &quot;; COM.MICROSOFT.CONCAT(ROW([.A1444]) - 1; COM.MICROSOFT.CONCAT(&quot; - &quot;; COLUMN([.A1444]))))" office:value-type="string" office:string-value="Cell 1443 - 1" calcext:value-type="string">
            <text:p>Cell 1443 - 1</text:p>
          </table:table-cell>
          <table:table-cell table:formula="of:= COM.MICROSOFT.CONCAT(&quot;Cell &quot;; COM.MICROSOFT.CONCAT(ROW([.B1444]) - 1; COM.MICROSOFT.CONCAT(&quot; - &quot;; COLUMN([.B1444]))))" office:value-type="string" office:string-value="Cell 1443 - 2" calcext:value-type="string">
            <text:p>Cell 1443 - 2</text:p>
          </table:table-cell>
        </table:table-row>
        <table:table-row table:style-name="ro1">
          <table:table-cell table:formula="of:= COM.MICROSOFT.CONCAT(&quot;Cell &quot;; COM.MICROSOFT.CONCAT(ROW([.A1445]) - 1; COM.MICROSOFT.CONCAT(&quot; - &quot;; COLUMN([.A1445]))))" office:value-type="string" office:string-value="Cell 1444 - 1" calcext:value-type="string">
            <text:p>Cell 1444 - 1</text:p>
          </table:table-cell>
          <table:table-cell table:formula="of:= COM.MICROSOFT.CONCAT(&quot;Cell &quot;; COM.MICROSOFT.CONCAT(ROW([.B1445]) - 1; COM.MICROSOFT.CONCAT(&quot; - &quot;; COLUMN([.B1445]))))" office:value-type="string" office:string-value="Cell 1444 - 2" calcext:value-type="string">
            <text:p>Cell 1444 - 2</text:p>
          </table:table-cell>
        </table:table-row>
        <table:table-row table:style-name="ro1">
          <table:table-cell table:formula="of:= COM.MICROSOFT.CONCAT(&quot;Cell &quot;; COM.MICROSOFT.CONCAT(ROW([.A1446]) - 1; COM.MICROSOFT.CONCAT(&quot; - &quot;; COLUMN([.A1446]))))" office:value-type="string" office:string-value="Cell 1445 - 1" calcext:value-type="string">
            <text:p>Cell 1445 - 1</text:p>
          </table:table-cell>
          <table:table-cell table:formula="of:= COM.MICROSOFT.CONCAT(&quot;Cell &quot;; COM.MICROSOFT.CONCAT(ROW([.B1446]) - 1; COM.MICROSOFT.CONCAT(&quot; - &quot;; COLUMN([.B1446]))))" office:value-type="string" office:string-value="Cell 1445 - 2" calcext:value-type="string">
            <text:p>Cell 1445 - 2</text:p>
          </table:table-cell>
        </table:table-row>
        <table:table-row table:style-name="ro1">
          <table:table-cell table:formula="of:= COM.MICROSOFT.CONCAT(&quot;Cell &quot;; COM.MICROSOFT.CONCAT(ROW([.A1447]) - 1; COM.MICROSOFT.CONCAT(&quot; - &quot;; COLUMN([.A1447]))))" office:value-type="string" office:string-value="Cell 1446 - 1" calcext:value-type="string">
            <text:p>Cell 1446 - 1</text:p>
          </table:table-cell>
          <table:table-cell table:formula="of:= COM.MICROSOFT.CONCAT(&quot;Cell &quot;; COM.MICROSOFT.CONCAT(ROW([.B1447]) - 1; COM.MICROSOFT.CONCAT(&quot; - &quot;; COLUMN([.B1447]))))" office:value-type="string" office:string-value="Cell 1446 - 2" calcext:value-type="string">
            <text:p>Cell 1446 - 2</text:p>
          </table:table-cell>
        </table:table-row>
        <table:table-row table:style-name="ro1">
          <table:table-cell table:formula="of:= COM.MICROSOFT.CONCAT(&quot;Cell &quot;; COM.MICROSOFT.CONCAT(ROW([.A1448]) - 1; COM.MICROSOFT.CONCAT(&quot; - &quot;; COLUMN([.A1448]))))" office:value-type="string" office:string-value="Cell 1447 - 1" calcext:value-type="string">
            <text:p>Cell 1447 - 1</text:p>
          </table:table-cell>
          <table:table-cell table:formula="of:= COM.MICROSOFT.CONCAT(&quot;Cell &quot;; COM.MICROSOFT.CONCAT(ROW([.B1448]) - 1; COM.MICROSOFT.CONCAT(&quot; - &quot;; COLUMN([.B1448]))))" office:value-type="string" office:string-value="Cell 1447 - 2" calcext:value-type="string">
            <text:p>Cell 1447 - 2</text:p>
          </table:table-cell>
        </table:table-row>
        <table:table-row table:style-name="ro1">
          <table:table-cell table:formula="of:= COM.MICROSOFT.CONCAT(&quot;Cell &quot;; COM.MICROSOFT.CONCAT(ROW([.A1449]) - 1; COM.MICROSOFT.CONCAT(&quot; - &quot;; COLUMN([.A1449]))))" office:value-type="string" office:string-value="Cell 1448 - 1" calcext:value-type="string">
            <text:p>Cell 1448 - 1</text:p>
          </table:table-cell>
          <table:table-cell table:formula="of:= COM.MICROSOFT.CONCAT(&quot;Cell &quot;; COM.MICROSOFT.CONCAT(ROW([.B1449]) - 1; COM.MICROSOFT.CONCAT(&quot; - &quot;; COLUMN([.B1449]))))" office:value-type="string" office:string-value="Cell 1448 - 2" calcext:value-type="string">
            <text:p>Cell 1448 - 2</text:p>
          </table:table-cell>
        </table:table-row>
        <table:table-row table:style-name="ro1">
          <table:table-cell table:formula="of:= COM.MICROSOFT.CONCAT(&quot;Cell &quot;; COM.MICROSOFT.CONCAT(ROW([.A1450]) - 1; COM.MICROSOFT.CONCAT(&quot; - &quot;; COLUMN([.A1450]))))" office:value-type="string" office:string-value="Cell 1449 - 1" calcext:value-type="string">
            <text:p>Cell 1449 - 1</text:p>
          </table:table-cell>
          <table:table-cell table:formula="of:= COM.MICROSOFT.CONCAT(&quot;Cell &quot;; COM.MICROSOFT.CONCAT(ROW([.B1450]) - 1; COM.MICROSOFT.CONCAT(&quot; - &quot;; COLUMN([.B1450]))))" office:value-type="string" office:string-value="Cell 1449 - 2" calcext:value-type="string">
            <text:p>Cell 1449 - 2</text:p>
          </table:table-cell>
        </table:table-row>
        <table:table-row table:style-name="ro1">
          <table:table-cell table:formula="of:= COM.MICROSOFT.CONCAT(&quot;Cell &quot;; COM.MICROSOFT.CONCAT(ROW([.A1451]) - 1; COM.MICROSOFT.CONCAT(&quot; - &quot;; COLUMN([.A1451]))))" office:value-type="string" office:string-value="Cell 1450 - 1" calcext:value-type="string">
            <text:p>Cell 1450 - 1</text:p>
          </table:table-cell>
          <table:table-cell table:formula="of:= COM.MICROSOFT.CONCAT(&quot;Cell &quot;; COM.MICROSOFT.CONCAT(ROW([.B1451]) - 1; COM.MICROSOFT.CONCAT(&quot; - &quot;; COLUMN([.B1451]))))" office:value-type="string" office:string-value="Cell 1450 - 2" calcext:value-type="string">
            <text:p>Cell 1450 - 2</text:p>
          </table:table-cell>
        </table:table-row>
        <table:table-row table:style-name="ro1">
          <table:table-cell table:formula="of:= COM.MICROSOFT.CONCAT(&quot;Cell &quot;; COM.MICROSOFT.CONCAT(ROW([.A1452]) - 1; COM.MICROSOFT.CONCAT(&quot; - &quot;; COLUMN([.A1452]))))" office:value-type="string" office:string-value="Cell 1451 - 1" calcext:value-type="string">
            <text:p>Cell 1451 - 1</text:p>
          </table:table-cell>
          <table:table-cell table:formula="of:= COM.MICROSOFT.CONCAT(&quot;Cell &quot;; COM.MICROSOFT.CONCAT(ROW([.B1452]) - 1; COM.MICROSOFT.CONCAT(&quot; - &quot;; COLUMN([.B1452]))))" office:value-type="string" office:string-value="Cell 1451 - 2" calcext:value-type="string">
            <text:p>Cell 1451 - 2</text:p>
          </table:table-cell>
        </table:table-row>
        <table:table-row table:style-name="ro1">
          <table:table-cell table:formula="of:= COM.MICROSOFT.CONCAT(&quot;Cell &quot;; COM.MICROSOFT.CONCAT(ROW([.A1453]) - 1; COM.MICROSOFT.CONCAT(&quot; - &quot;; COLUMN([.A1453]))))" office:value-type="string" office:string-value="Cell 1452 - 1" calcext:value-type="string">
            <text:p>Cell 1452 - 1</text:p>
          </table:table-cell>
          <table:table-cell table:formula="of:= COM.MICROSOFT.CONCAT(&quot;Cell &quot;; COM.MICROSOFT.CONCAT(ROW([.B1453]) - 1; COM.MICROSOFT.CONCAT(&quot; - &quot;; COLUMN([.B1453]))))" office:value-type="string" office:string-value="Cell 1452 - 2" calcext:value-type="string">
            <text:p>Cell 1452 - 2</text:p>
          </table:table-cell>
        </table:table-row>
        <table:table-row table:style-name="ro1">
          <table:table-cell table:formula="of:= COM.MICROSOFT.CONCAT(&quot;Cell &quot;; COM.MICROSOFT.CONCAT(ROW([.A1454]) - 1; COM.MICROSOFT.CONCAT(&quot; - &quot;; COLUMN([.A1454]))))" office:value-type="string" office:string-value="Cell 1453 - 1" calcext:value-type="string">
            <text:p>Cell 1453 - 1</text:p>
          </table:table-cell>
          <table:table-cell table:formula="of:= COM.MICROSOFT.CONCAT(&quot;Cell &quot;; COM.MICROSOFT.CONCAT(ROW([.B1454]) - 1; COM.MICROSOFT.CONCAT(&quot; - &quot;; COLUMN([.B1454]))))" office:value-type="string" office:string-value="Cell 1453 - 2" calcext:value-type="string">
            <text:p>Cell 1453 - 2</text:p>
          </table:table-cell>
        </table:table-row>
        <table:table-row table:style-name="ro1">
          <table:table-cell table:formula="of:= COM.MICROSOFT.CONCAT(&quot;Cell &quot;; COM.MICROSOFT.CONCAT(ROW([.A1455]) - 1; COM.MICROSOFT.CONCAT(&quot; - &quot;; COLUMN([.A1455]))))" office:value-type="string" office:string-value="Cell 1454 - 1" calcext:value-type="string">
            <text:p>Cell 1454 - 1</text:p>
          </table:table-cell>
          <table:table-cell table:formula="of:= COM.MICROSOFT.CONCAT(&quot;Cell &quot;; COM.MICROSOFT.CONCAT(ROW([.B1455]) - 1; COM.MICROSOFT.CONCAT(&quot; - &quot;; COLUMN([.B1455]))))" office:value-type="string" office:string-value="Cell 1454 - 2" calcext:value-type="string">
            <text:p>Cell 1454 - 2</text:p>
          </table:table-cell>
        </table:table-row>
        <table:table-row table:style-name="ro1">
          <table:table-cell table:formula="of:= COM.MICROSOFT.CONCAT(&quot;Cell &quot;; COM.MICROSOFT.CONCAT(ROW([.A1456]) - 1; COM.MICROSOFT.CONCAT(&quot; - &quot;; COLUMN([.A1456]))))" office:value-type="string" office:string-value="Cell 1455 - 1" calcext:value-type="string">
            <text:p>Cell 1455 - 1</text:p>
          </table:table-cell>
          <table:table-cell table:formula="of:= COM.MICROSOFT.CONCAT(&quot;Cell &quot;; COM.MICROSOFT.CONCAT(ROW([.B1456]) - 1; COM.MICROSOFT.CONCAT(&quot; - &quot;; COLUMN([.B1456]))))" office:value-type="string" office:string-value="Cell 1455 - 2" calcext:value-type="string">
            <text:p>Cell 1455 - 2</text:p>
          </table:table-cell>
        </table:table-row>
        <table:table-row table:style-name="ro1">
          <table:table-cell table:formula="of:= COM.MICROSOFT.CONCAT(&quot;Cell &quot;; COM.MICROSOFT.CONCAT(ROW([.A1457]) - 1; COM.MICROSOFT.CONCAT(&quot; - &quot;; COLUMN([.A1457]))))" office:value-type="string" office:string-value="Cell 1456 - 1" calcext:value-type="string">
            <text:p>Cell 1456 - 1</text:p>
          </table:table-cell>
          <table:table-cell table:formula="of:= COM.MICROSOFT.CONCAT(&quot;Cell &quot;; COM.MICROSOFT.CONCAT(ROW([.B1457]) - 1; COM.MICROSOFT.CONCAT(&quot; - &quot;; COLUMN([.B1457]))))" office:value-type="string" office:string-value="Cell 1456 - 2" calcext:value-type="string">
            <text:p>Cell 1456 - 2</text:p>
          </table:table-cell>
        </table:table-row>
        <table:table-row table:style-name="ro1">
          <table:table-cell table:formula="of:= COM.MICROSOFT.CONCAT(&quot;Cell &quot;; COM.MICROSOFT.CONCAT(ROW([.A1458]) - 1; COM.MICROSOFT.CONCAT(&quot; - &quot;; COLUMN([.A1458]))))" office:value-type="string" office:string-value="Cell 1457 - 1" calcext:value-type="string">
            <text:p>Cell 1457 - 1</text:p>
          </table:table-cell>
          <table:table-cell table:formula="of:= COM.MICROSOFT.CONCAT(&quot;Cell &quot;; COM.MICROSOFT.CONCAT(ROW([.B1458]) - 1; COM.MICROSOFT.CONCAT(&quot; - &quot;; COLUMN([.B1458]))))" office:value-type="string" office:string-value="Cell 1457 - 2" calcext:value-type="string">
            <text:p>Cell 1457 - 2</text:p>
          </table:table-cell>
        </table:table-row>
        <table:table-row table:style-name="ro1">
          <table:table-cell table:formula="of:= COM.MICROSOFT.CONCAT(&quot;Cell &quot;; COM.MICROSOFT.CONCAT(ROW([.A1459]) - 1; COM.MICROSOFT.CONCAT(&quot; - &quot;; COLUMN([.A1459]))))" office:value-type="string" office:string-value="Cell 1458 - 1" calcext:value-type="string">
            <text:p>Cell 1458 - 1</text:p>
          </table:table-cell>
          <table:table-cell table:formula="of:= COM.MICROSOFT.CONCAT(&quot;Cell &quot;; COM.MICROSOFT.CONCAT(ROW([.B1459]) - 1; COM.MICROSOFT.CONCAT(&quot; - &quot;; COLUMN([.B1459]))))" office:value-type="string" office:string-value="Cell 1458 - 2" calcext:value-type="string">
            <text:p>Cell 1458 - 2</text:p>
          </table:table-cell>
        </table:table-row>
        <table:table-row table:style-name="ro1">
          <table:table-cell table:formula="of:= COM.MICROSOFT.CONCAT(&quot;Cell &quot;; COM.MICROSOFT.CONCAT(ROW([.A1460]) - 1; COM.MICROSOFT.CONCAT(&quot; - &quot;; COLUMN([.A1460]))))" office:value-type="string" office:string-value="Cell 1459 - 1" calcext:value-type="string">
            <text:p>Cell 1459 - 1</text:p>
          </table:table-cell>
          <table:table-cell table:formula="of:= COM.MICROSOFT.CONCAT(&quot;Cell &quot;; COM.MICROSOFT.CONCAT(ROW([.B1460]) - 1; COM.MICROSOFT.CONCAT(&quot; - &quot;; COLUMN([.B1460]))))" office:value-type="string" office:string-value="Cell 1459 - 2" calcext:value-type="string">
            <text:p>Cell 1459 - 2</text:p>
          </table:table-cell>
        </table:table-row>
        <table:table-row table:style-name="ro1">
          <table:table-cell table:formula="of:= COM.MICROSOFT.CONCAT(&quot;Cell &quot;; COM.MICROSOFT.CONCAT(ROW([.A1461]) - 1; COM.MICROSOFT.CONCAT(&quot; - &quot;; COLUMN([.A1461]))))" office:value-type="string" office:string-value="Cell 1460 - 1" calcext:value-type="string">
            <text:p>Cell 1460 - 1</text:p>
          </table:table-cell>
          <table:table-cell table:formula="of:= COM.MICROSOFT.CONCAT(&quot;Cell &quot;; COM.MICROSOFT.CONCAT(ROW([.B1461]) - 1; COM.MICROSOFT.CONCAT(&quot; - &quot;; COLUMN([.B1461]))))" office:value-type="string" office:string-value="Cell 1460 - 2" calcext:value-type="string">
            <text:p>Cell 1460 - 2</text:p>
          </table:table-cell>
        </table:table-row>
        <table:table-row table:style-name="ro1">
          <table:table-cell table:formula="of:= COM.MICROSOFT.CONCAT(&quot;Cell &quot;; COM.MICROSOFT.CONCAT(ROW([.A1462]) - 1; COM.MICROSOFT.CONCAT(&quot; - &quot;; COLUMN([.A1462]))))" office:value-type="string" office:string-value="Cell 1461 - 1" calcext:value-type="string">
            <text:p>Cell 1461 - 1</text:p>
          </table:table-cell>
          <table:table-cell table:formula="of:= COM.MICROSOFT.CONCAT(&quot;Cell &quot;; COM.MICROSOFT.CONCAT(ROW([.B1462]) - 1; COM.MICROSOFT.CONCAT(&quot; - &quot;; COLUMN([.B1462]))))" office:value-type="string" office:string-value="Cell 1461 - 2" calcext:value-type="string">
            <text:p>Cell 1461 - 2</text:p>
          </table:table-cell>
        </table:table-row>
        <table:table-row table:style-name="ro1">
          <table:table-cell table:formula="of:= COM.MICROSOFT.CONCAT(&quot;Cell &quot;; COM.MICROSOFT.CONCAT(ROW([.A1463]) - 1; COM.MICROSOFT.CONCAT(&quot; - &quot;; COLUMN([.A1463]))))" office:value-type="string" office:string-value="Cell 1462 - 1" calcext:value-type="string">
            <text:p>Cell 1462 - 1</text:p>
          </table:table-cell>
          <table:table-cell table:formula="of:= COM.MICROSOFT.CONCAT(&quot;Cell &quot;; COM.MICROSOFT.CONCAT(ROW([.B1463]) - 1; COM.MICROSOFT.CONCAT(&quot; - &quot;; COLUMN([.B1463]))))" office:value-type="string" office:string-value="Cell 1462 - 2" calcext:value-type="string">
            <text:p>Cell 1462 - 2</text:p>
          </table:table-cell>
        </table:table-row>
        <table:table-row table:style-name="ro1">
          <table:table-cell table:formula="of:= COM.MICROSOFT.CONCAT(&quot;Cell &quot;; COM.MICROSOFT.CONCAT(ROW([.A1464]) - 1; COM.MICROSOFT.CONCAT(&quot; - &quot;; COLUMN([.A1464]))))" office:value-type="string" office:string-value="Cell 1463 - 1" calcext:value-type="string">
            <text:p>Cell 1463 - 1</text:p>
          </table:table-cell>
          <table:table-cell table:formula="of:= COM.MICROSOFT.CONCAT(&quot;Cell &quot;; COM.MICROSOFT.CONCAT(ROW([.B1464]) - 1; COM.MICROSOFT.CONCAT(&quot; - &quot;; COLUMN([.B1464]))))" office:value-type="string" office:string-value="Cell 1463 - 2" calcext:value-type="string">
            <text:p>Cell 1463 - 2</text:p>
          </table:table-cell>
        </table:table-row>
        <table:table-row table:style-name="ro1">
          <table:table-cell table:formula="of:= COM.MICROSOFT.CONCAT(&quot;Cell &quot;; COM.MICROSOFT.CONCAT(ROW([.A1465]) - 1; COM.MICROSOFT.CONCAT(&quot; - &quot;; COLUMN([.A1465]))))" office:value-type="string" office:string-value="Cell 1464 - 1" calcext:value-type="string">
            <text:p>Cell 1464 - 1</text:p>
          </table:table-cell>
          <table:table-cell table:formula="of:= COM.MICROSOFT.CONCAT(&quot;Cell &quot;; COM.MICROSOFT.CONCAT(ROW([.B1465]) - 1; COM.MICROSOFT.CONCAT(&quot; - &quot;; COLUMN([.B1465]))))" office:value-type="string" office:string-value="Cell 1464 - 2" calcext:value-type="string">
            <text:p>Cell 1464 - 2</text:p>
          </table:table-cell>
        </table:table-row>
        <table:table-row table:style-name="ro1">
          <table:table-cell table:formula="of:= COM.MICROSOFT.CONCAT(&quot;Cell &quot;; COM.MICROSOFT.CONCAT(ROW([.A1466]) - 1; COM.MICROSOFT.CONCAT(&quot; - &quot;; COLUMN([.A1466]))))" office:value-type="string" office:string-value="Cell 1465 - 1" calcext:value-type="string">
            <text:p>Cell 1465 - 1</text:p>
          </table:table-cell>
          <table:table-cell table:formula="of:= COM.MICROSOFT.CONCAT(&quot;Cell &quot;; COM.MICROSOFT.CONCAT(ROW([.B1466]) - 1; COM.MICROSOFT.CONCAT(&quot; - &quot;; COLUMN([.B1466]))))" office:value-type="string" office:string-value="Cell 1465 - 2" calcext:value-type="string">
            <text:p>Cell 1465 - 2</text:p>
          </table:table-cell>
        </table:table-row>
        <table:table-row table:style-name="ro1">
          <table:table-cell table:formula="of:= COM.MICROSOFT.CONCAT(&quot;Cell &quot;; COM.MICROSOFT.CONCAT(ROW([.A1467]) - 1; COM.MICROSOFT.CONCAT(&quot; - &quot;; COLUMN([.A1467]))))" office:value-type="string" office:string-value="Cell 1466 - 1" calcext:value-type="string">
            <text:p>Cell 1466 - 1</text:p>
          </table:table-cell>
          <table:table-cell table:formula="of:= COM.MICROSOFT.CONCAT(&quot;Cell &quot;; COM.MICROSOFT.CONCAT(ROW([.B1467]) - 1; COM.MICROSOFT.CONCAT(&quot; - &quot;; COLUMN([.B1467]))))" office:value-type="string" office:string-value="Cell 1466 - 2" calcext:value-type="string">
            <text:p>Cell 1466 - 2</text:p>
          </table:table-cell>
        </table:table-row>
        <table:table-row table:style-name="ro1">
          <table:table-cell table:formula="of:= COM.MICROSOFT.CONCAT(&quot;Cell &quot;; COM.MICROSOFT.CONCAT(ROW([.A1468]) - 1; COM.MICROSOFT.CONCAT(&quot; - &quot;; COLUMN([.A1468]))))" office:value-type="string" office:string-value="Cell 1467 - 1" calcext:value-type="string">
            <text:p>Cell 1467 - 1</text:p>
          </table:table-cell>
          <table:table-cell table:formula="of:= COM.MICROSOFT.CONCAT(&quot;Cell &quot;; COM.MICROSOFT.CONCAT(ROW([.B1468]) - 1; COM.MICROSOFT.CONCAT(&quot; - &quot;; COLUMN([.B1468]))))" office:value-type="string" office:string-value="Cell 1467 - 2" calcext:value-type="string">
            <text:p>Cell 1467 - 2</text:p>
          </table:table-cell>
        </table:table-row>
        <table:table-row table:style-name="ro1">
          <table:table-cell table:formula="of:= COM.MICROSOFT.CONCAT(&quot;Cell &quot;; COM.MICROSOFT.CONCAT(ROW([.A1469]) - 1; COM.MICROSOFT.CONCAT(&quot; - &quot;; COLUMN([.A1469]))))" office:value-type="string" office:string-value="Cell 1468 - 1" calcext:value-type="string">
            <text:p>Cell 1468 - 1</text:p>
          </table:table-cell>
          <table:table-cell table:formula="of:= COM.MICROSOFT.CONCAT(&quot;Cell &quot;; COM.MICROSOFT.CONCAT(ROW([.B1469]) - 1; COM.MICROSOFT.CONCAT(&quot; - &quot;; COLUMN([.B1469]))))" office:value-type="string" office:string-value="Cell 1468 - 2" calcext:value-type="string">
            <text:p>Cell 1468 - 2</text:p>
          </table:table-cell>
        </table:table-row>
        <table:table-row table:style-name="ro1">
          <table:table-cell table:formula="of:= COM.MICROSOFT.CONCAT(&quot;Cell &quot;; COM.MICROSOFT.CONCAT(ROW([.A1470]) - 1; COM.MICROSOFT.CONCAT(&quot; - &quot;; COLUMN([.A1470]))))" office:value-type="string" office:string-value="Cell 1469 - 1" calcext:value-type="string">
            <text:p>Cell 1469 - 1</text:p>
          </table:table-cell>
          <table:table-cell table:formula="of:= COM.MICROSOFT.CONCAT(&quot;Cell &quot;; COM.MICROSOFT.CONCAT(ROW([.B1470]) - 1; COM.MICROSOFT.CONCAT(&quot; - &quot;; COLUMN([.B1470]))))" office:value-type="string" office:string-value="Cell 1469 - 2" calcext:value-type="string">
            <text:p>Cell 1469 - 2</text:p>
          </table:table-cell>
        </table:table-row>
        <table:table-row table:style-name="ro1">
          <table:table-cell table:formula="of:= COM.MICROSOFT.CONCAT(&quot;Cell &quot;; COM.MICROSOFT.CONCAT(ROW([.A1471]) - 1; COM.MICROSOFT.CONCAT(&quot; - &quot;; COLUMN([.A1471]))))" office:value-type="string" office:string-value="Cell 1470 - 1" calcext:value-type="string">
            <text:p>Cell 1470 - 1</text:p>
          </table:table-cell>
          <table:table-cell table:formula="of:= COM.MICROSOFT.CONCAT(&quot;Cell &quot;; COM.MICROSOFT.CONCAT(ROW([.B1471]) - 1; COM.MICROSOFT.CONCAT(&quot; - &quot;; COLUMN([.B1471]))))" office:value-type="string" office:string-value="Cell 1470 - 2" calcext:value-type="string">
            <text:p>Cell 1470 - 2</text:p>
          </table:table-cell>
        </table:table-row>
        <table:table-row table:style-name="ro1">
          <table:table-cell table:formula="of:= COM.MICROSOFT.CONCAT(&quot;Cell &quot;; COM.MICROSOFT.CONCAT(ROW([.A1472]) - 1; COM.MICROSOFT.CONCAT(&quot; - &quot;; COLUMN([.A1472]))))" office:value-type="string" office:string-value="Cell 1471 - 1" calcext:value-type="string">
            <text:p>Cell 1471 - 1</text:p>
          </table:table-cell>
          <table:table-cell table:formula="of:= COM.MICROSOFT.CONCAT(&quot;Cell &quot;; COM.MICROSOFT.CONCAT(ROW([.B1472]) - 1; COM.MICROSOFT.CONCAT(&quot; - &quot;; COLUMN([.B1472]))))" office:value-type="string" office:string-value="Cell 1471 - 2" calcext:value-type="string">
            <text:p>Cell 1471 - 2</text:p>
          </table:table-cell>
        </table:table-row>
        <table:table-row table:style-name="ro1">
          <table:table-cell table:formula="of:= COM.MICROSOFT.CONCAT(&quot;Cell &quot;; COM.MICROSOFT.CONCAT(ROW([.A1473]) - 1; COM.MICROSOFT.CONCAT(&quot; - &quot;; COLUMN([.A1473]))))" office:value-type="string" office:string-value="Cell 1472 - 1" calcext:value-type="string">
            <text:p>Cell 1472 - 1</text:p>
          </table:table-cell>
          <table:table-cell table:formula="of:= COM.MICROSOFT.CONCAT(&quot;Cell &quot;; COM.MICROSOFT.CONCAT(ROW([.B1473]) - 1; COM.MICROSOFT.CONCAT(&quot; - &quot;; COLUMN([.B1473]))))" office:value-type="string" office:string-value="Cell 1472 - 2" calcext:value-type="string">
            <text:p>Cell 1472 - 2</text:p>
          </table:table-cell>
        </table:table-row>
        <table:table-row table:style-name="ro1">
          <table:table-cell table:formula="of:= COM.MICROSOFT.CONCAT(&quot;Cell &quot;; COM.MICROSOFT.CONCAT(ROW([.A1474]) - 1; COM.MICROSOFT.CONCAT(&quot; - &quot;; COLUMN([.A1474]))))" office:value-type="string" office:string-value="Cell 1473 - 1" calcext:value-type="string">
            <text:p>Cell 1473 - 1</text:p>
          </table:table-cell>
          <table:table-cell table:formula="of:= COM.MICROSOFT.CONCAT(&quot;Cell &quot;; COM.MICROSOFT.CONCAT(ROW([.B1474]) - 1; COM.MICROSOFT.CONCAT(&quot; - &quot;; COLUMN([.B1474]))))" office:value-type="string" office:string-value="Cell 1473 - 2" calcext:value-type="string">
            <text:p>Cell 1473 - 2</text:p>
          </table:table-cell>
        </table:table-row>
        <table:table-row table:style-name="ro1">
          <table:table-cell table:formula="of:= COM.MICROSOFT.CONCAT(&quot;Cell &quot;; COM.MICROSOFT.CONCAT(ROW([.A1475]) - 1; COM.MICROSOFT.CONCAT(&quot; - &quot;; COLUMN([.A1475]))))" office:value-type="string" office:string-value="Cell 1474 - 1" calcext:value-type="string">
            <text:p>Cell 1474 - 1</text:p>
          </table:table-cell>
          <table:table-cell table:formula="of:= COM.MICROSOFT.CONCAT(&quot;Cell &quot;; COM.MICROSOFT.CONCAT(ROW([.B1475]) - 1; COM.MICROSOFT.CONCAT(&quot; - &quot;; COLUMN([.B1475]))))" office:value-type="string" office:string-value="Cell 1474 - 2" calcext:value-type="string">
            <text:p>Cell 1474 - 2</text:p>
          </table:table-cell>
        </table:table-row>
        <table:table-row table:style-name="ro1">
          <table:table-cell table:formula="of:= COM.MICROSOFT.CONCAT(&quot;Cell &quot;; COM.MICROSOFT.CONCAT(ROW([.A1476]) - 1; COM.MICROSOFT.CONCAT(&quot; - &quot;; COLUMN([.A1476]))))" office:value-type="string" office:string-value="Cell 1475 - 1" calcext:value-type="string">
            <text:p>Cell 1475 - 1</text:p>
          </table:table-cell>
          <table:table-cell table:formula="of:= COM.MICROSOFT.CONCAT(&quot;Cell &quot;; COM.MICROSOFT.CONCAT(ROW([.B1476]) - 1; COM.MICROSOFT.CONCAT(&quot; - &quot;; COLUMN([.B1476]))))" office:value-type="string" office:string-value="Cell 1475 - 2" calcext:value-type="string">
            <text:p>Cell 1475 - 2</text:p>
          </table:table-cell>
        </table:table-row>
        <table:table-row table:style-name="ro1">
          <table:table-cell table:formula="of:= COM.MICROSOFT.CONCAT(&quot;Cell &quot;; COM.MICROSOFT.CONCAT(ROW([.A1477]) - 1; COM.MICROSOFT.CONCAT(&quot; - &quot;; COLUMN([.A1477]))))" office:value-type="string" office:string-value="Cell 1476 - 1" calcext:value-type="string">
            <text:p>Cell 1476 - 1</text:p>
          </table:table-cell>
          <table:table-cell table:formula="of:= COM.MICROSOFT.CONCAT(&quot;Cell &quot;; COM.MICROSOFT.CONCAT(ROW([.B1477]) - 1; COM.MICROSOFT.CONCAT(&quot; - &quot;; COLUMN([.B1477]))))" office:value-type="string" office:string-value="Cell 1476 - 2" calcext:value-type="string">
            <text:p>Cell 1476 - 2</text:p>
          </table:table-cell>
        </table:table-row>
        <table:table-row table:style-name="ro1">
          <table:table-cell table:formula="of:= COM.MICROSOFT.CONCAT(&quot;Cell &quot;; COM.MICROSOFT.CONCAT(ROW([.A1478]) - 1; COM.MICROSOFT.CONCAT(&quot; - &quot;; COLUMN([.A1478]))))" office:value-type="string" office:string-value="Cell 1477 - 1" calcext:value-type="string">
            <text:p>Cell 1477 - 1</text:p>
          </table:table-cell>
          <table:table-cell table:formula="of:= COM.MICROSOFT.CONCAT(&quot;Cell &quot;; COM.MICROSOFT.CONCAT(ROW([.B1478]) - 1; COM.MICROSOFT.CONCAT(&quot; - &quot;; COLUMN([.B1478]))))" office:value-type="string" office:string-value="Cell 1477 - 2" calcext:value-type="string">
            <text:p>Cell 1477 - 2</text:p>
          </table:table-cell>
        </table:table-row>
        <table:table-row table:style-name="ro1">
          <table:table-cell table:formula="of:= COM.MICROSOFT.CONCAT(&quot;Cell &quot;; COM.MICROSOFT.CONCAT(ROW([.A1479]) - 1; COM.MICROSOFT.CONCAT(&quot; - &quot;; COLUMN([.A1479]))))" office:value-type="string" office:string-value="Cell 1478 - 1" calcext:value-type="string">
            <text:p>Cell 1478 - 1</text:p>
          </table:table-cell>
          <table:table-cell table:formula="of:= COM.MICROSOFT.CONCAT(&quot;Cell &quot;; COM.MICROSOFT.CONCAT(ROW([.B1479]) - 1; COM.MICROSOFT.CONCAT(&quot; - &quot;; COLUMN([.B1479]))))" office:value-type="string" office:string-value="Cell 1478 - 2" calcext:value-type="string">
            <text:p>Cell 1478 - 2</text:p>
          </table:table-cell>
        </table:table-row>
        <table:table-row table:style-name="ro1">
          <table:table-cell table:formula="of:= COM.MICROSOFT.CONCAT(&quot;Cell &quot;; COM.MICROSOFT.CONCAT(ROW([.A1480]) - 1; COM.MICROSOFT.CONCAT(&quot; - &quot;; COLUMN([.A1480]))))" office:value-type="string" office:string-value="Cell 1479 - 1" calcext:value-type="string">
            <text:p>Cell 1479 - 1</text:p>
          </table:table-cell>
          <table:table-cell table:formula="of:= COM.MICROSOFT.CONCAT(&quot;Cell &quot;; COM.MICROSOFT.CONCAT(ROW([.B1480]) - 1; COM.MICROSOFT.CONCAT(&quot; - &quot;; COLUMN([.B1480]))))" office:value-type="string" office:string-value="Cell 1479 - 2" calcext:value-type="string">
            <text:p>Cell 1479 - 2</text:p>
          </table:table-cell>
        </table:table-row>
        <table:table-row table:style-name="ro1">
          <table:table-cell table:formula="of:= COM.MICROSOFT.CONCAT(&quot;Cell &quot;; COM.MICROSOFT.CONCAT(ROW([.A1481]) - 1; COM.MICROSOFT.CONCAT(&quot; - &quot;; COLUMN([.A1481]))))" office:value-type="string" office:string-value="Cell 1480 - 1" calcext:value-type="string">
            <text:p>Cell 1480 - 1</text:p>
          </table:table-cell>
          <table:table-cell table:formula="of:= COM.MICROSOFT.CONCAT(&quot;Cell &quot;; COM.MICROSOFT.CONCAT(ROW([.B1481]) - 1; COM.MICROSOFT.CONCAT(&quot; - &quot;; COLUMN([.B1481]))))" office:value-type="string" office:string-value="Cell 1480 - 2" calcext:value-type="string">
            <text:p>Cell 1480 - 2</text:p>
          </table:table-cell>
        </table:table-row>
        <table:table-row table:style-name="ro1">
          <table:table-cell table:formula="of:= COM.MICROSOFT.CONCAT(&quot;Cell &quot;; COM.MICROSOFT.CONCAT(ROW([.A1482]) - 1; COM.MICROSOFT.CONCAT(&quot; - &quot;; COLUMN([.A1482]))))" office:value-type="string" office:string-value="Cell 1481 - 1" calcext:value-type="string">
            <text:p>Cell 1481 - 1</text:p>
          </table:table-cell>
          <table:table-cell table:formula="of:= COM.MICROSOFT.CONCAT(&quot;Cell &quot;; COM.MICROSOFT.CONCAT(ROW([.B1482]) - 1; COM.MICROSOFT.CONCAT(&quot; - &quot;; COLUMN([.B1482]))))" office:value-type="string" office:string-value="Cell 1481 - 2" calcext:value-type="string">
            <text:p>Cell 1481 - 2</text:p>
          </table:table-cell>
        </table:table-row>
        <table:table-row table:style-name="ro1">
          <table:table-cell table:formula="of:= COM.MICROSOFT.CONCAT(&quot;Cell &quot;; COM.MICROSOFT.CONCAT(ROW([.A1483]) - 1; COM.MICROSOFT.CONCAT(&quot; - &quot;; COLUMN([.A1483]))))" office:value-type="string" office:string-value="Cell 1482 - 1" calcext:value-type="string">
            <text:p>Cell 1482 - 1</text:p>
          </table:table-cell>
          <table:table-cell table:formula="of:= COM.MICROSOFT.CONCAT(&quot;Cell &quot;; COM.MICROSOFT.CONCAT(ROW([.B1483]) - 1; COM.MICROSOFT.CONCAT(&quot; - &quot;; COLUMN([.B1483]))))" office:value-type="string" office:string-value="Cell 1482 - 2" calcext:value-type="string">
            <text:p>Cell 1482 - 2</text:p>
          </table:table-cell>
        </table:table-row>
        <table:table-row table:style-name="ro1">
          <table:table-cell table:formula="of:= COM.MICROSOFT.CONCAT(&quot;Cell &quot;; COM.MICROSOFT.CONCAT(ROW([.A1484]) - 1; COM.MICROSOFT.CONCAT(&quot; - &quot;; COLUMN([.A1484]))))" office:value-type="string" office:string-value="Cell 1483 - 1" calcext:value-type="string">
            <text:p>Cell 1483 - 1</text:p>
          </table:table-cell>
          <table:table-cell table:formula="of:= COM.MICROSOFT.CONCAT(&quot;Cell &quot;; COM.MICROSOFT.CONCAT(ROW([.B1484]) - 1; COM.MICROSOFT.CONCAT(&quot; - &quot;; COLUMN([.B1484]))))" office:value-type="string" office:string-value="Cell 1483 - 2" calcext:value-type="string">
            <text:p>Cell 1483 - 2</text:p>
          </table:table-cell>
        </table:table-row>
        <table:table-row table:style-name="ro1">
          <table:table-cell table:formula="of:= COM.MICROSOFT.CONCAT(&quot;Cell &quot;; COM.MICROSOFT.CONCAT(ROW([.A1485]) - 1; COM.MICROSOFT.CONCAT(&quot; - &quot;; COLUMN([.A1485]))))" office:value-type="string" office:string-value="Cell 1484 - 1" calcext:value-type="string">
            <text:p>Cell 1484 - 1</text:p>
          </table:table-cell>
          <table:table-cell table:formula="of:= COM.MICROSOFT.CONCAT(&quot;Cell &quot;; COM.MICROSOFT.CONCAT(ROW([.B1485]) - 1; COM.MICROSOFT.CONCAT(&quot; - &quot;; COLUMN([.B1485]))))" office:value-type="string" office:string-value="Cell 1484 - 2" calcext:value-type="string">
            <text:p>Cell 1484 - 2</text:p>
          </table:table-cell>
        </table:table-row>
        <table:table-row table:style-name="ro1">
          <table:table-cell table:formula="of:= COM.MICROSOFT.CONCAT(&quot;Cell &quot;; COM.MICROSOFT.CONCAT(ROW([.A1486]) - 1; COM.MICROSOFT.CONCAT(&quot; - &quot;; COLUMN([.A1486]))))" office:value-type="string" office:string-value="Cell 1485 - 1" calcext:value-type="string">
            <text:p>Cell 1485 - 1</text:p>
          </table:table-cell>
          <table:table-cell table:formula="of:= COM.MICROSOFT.CONCAT(&quot;Cell &quot;; COM.MICROSOFT.CONCAT(ROW([.B1486]) - 1; COM.MICROSOFT.CONCAT(&quot; - &quot;; COLUMN([.B1486]))))" office:value-type="string" office:string-value="Cell 1485 - 2" calcext:value-type="string">
            <text:p>Cell 1485 - 2</text:p>
          </table:table-cell>
        </table:table-row>
        <table:table-row table:style-name="ro1">
          <table:table-cell table:formula="of:= COM.MICROSOFT.CONCAT(&quot;Cell &quot;; COM.MICROSOFT.CONCAT(ROW([.A1487]) - 1; COM.MICROSOFT.CONCAT(&quot; - &quot;; COLUMN([.A1487]))))" office:value-type="string" office:string-value="Cell 1486 - 1" calcext:value-type="string">
            <text:p>Cell 1486 - 1</text:p>
          </table:table-cell>
          <table:table-cell table:formula="of:= COM.MICROSOFT.CONCAT(&quot;Cell &quot;; COM.MICROSOFT.CONCAT(ROW([.B1487]) - 1; COM.MICROSOFT.CONCAT(&quot; - &quot;; COLUMN([.B1487]))))" office:value-type="string" office:string-value="Cell 1486 - 2" calcext:value-type="string">
            <text:p>Cell 1486 - 2</text:p>
          </table:table-cell>
        </table:table-row>
        <table:table-row table:style-name="ro1">
          <table:table-cell table:formula="of:= COM.MICROSOFT.CONCAT(&quot;Cell &quot;; COM.MICROSOFT.CONCAT(ROW([.A1488]) - 1; COM.MICROSOFT.CONCAT(&quot; - &quot;; COLUMN([.A1488]))))" office:value-type="string" office:string-value="Cell 1487 - 1" calcext:value-type="string">
            <text:p>Cell 1487 - 1</text:p>
          </table:table-cell>
          <table:table-cell table:formula="of:= COM.MICROSOFT.CONCAT(&quot;Cell &quot;; COM.MICROSOFT.CONCAT(ROW([.B1488]) - 1; COM.MICROSOFT.CONCAT(&quot; - &quot;; COLUMN([.B1488]))))" office:value-type="string" office:string-value="Cell 1487 - 2" calcext:value-type="string">
            <text:p>Cell 1487 - 2</text:p>
          </table:table-cell>
        </table:table-row>
        <table:table-row table:style-name="ro1">
          <table:table-cell table:formula="of:= COM.MICROSOFT.CONCAT(&quot;Cell &quot;; COM.MICROSOFT.CONCAT(ROW([.A1489]) - 1; COM.MICROSOFT.CONCAT(&quot; - &quot;; COLUMN([.A1489]))))" office:value-type="string" office:string-value="Cell 1488 - 1" calcext:value-type="string">
            <text:p>Cell 1488 - 1</text:p>
          </table:table-cell>
          <table:table-cell table:formula="of:= COM.MICROSOFT.CONCAT(&quot;Cell &quot;; COM.MICROSOFT.CONCAT(ROW([.B1489]) - 1; COM.MICROSOFT.CONCAT(&quot; - &quot;; COLUMN([.B1489]))))" office:value-type="string" office:string-value="Cell 1488 - 2" calcext:value-type="string">
            <text:p>Cell 1488 - 2</text:p>
          </table:table-cell>
        </table:table-row>
        <table:table-row table:style-name="ro1">
          <table:table-cell table:formula="of:= COM.MICROSOFT.CONCAT(&quot;Cell &quot;; COM.MICROSOFT.CONCAT(ROW([.A1490]) - 1; COM.MICROSOFT.CONCAT(&quot; - &quot;; COLUMN([.A1490]))))" office:value-type="string" office:string-value="Cell 1489 - 1" calcext:value-type="string">
            <text:p>Cell 1489 - 1</text:p>
          </table:table-cell>
          <table:table-cell table:formula="of:= COM.MICROSOFT.CONCAT(&quot;Cell &quot;; COM.MICROSOFT.CONCAT(ROW([.B1490]) - 1; COM.MICROSOFT.CONCAT(&quot; - &quot;; COLUMN([.B1490]))))" office:value-type="string" office:string-value="Cell 1489 - 2" calcext:value-type="string">
            <text:p>Cell 1489 - 2</text:p>
          </table:table-cell>
        </table:table-row>
        <table:table-row table:style-name="ro1">
          <table:table-cell table:formula="of:= COM.MICROSOFT.CONCAT(&quot;Cell &quot;; COM.MICROSOFT.CONCAT(ROW([.A1491]) - 1; COM.MICROSOFT.CONCAT(&quot; - &quot;; COLUMN([.A1491]))))" office:value-type="string" office:string-value="Cell 1490 - 1" calcext:value-type="string">
            <text:p>Cell 1490 - 1</text:p>
          </table:table-cell>
          <table:table-cell table:formula="of:= COM.MICROSOFT.CONCAT(&quot;Cell &quot;; COM.MICROSOFT.CONCAT(ROW([.B1491]) - 1; COM.MICROSOFT.CONCAT(&quot; - &quot;; COLUMN([.B1491]))))" office:value-type="string" office:string-value="Cell 1490 - 2" calcext:value-type="string">
            <text:p>Cell 1490 - 2</text:p>
          </table:table-cell>
        </table:table-row>
        <table:table-row table:style-name="ro1">
          <table:table-cell table:formula="of:= COM.MICROSOFT.CONCAT(&quot;Cell &quot;; COM.MICROSOFT.CONCAT(ROW([.A1492]) - 1; COM.MICROSOFT.CONCAT(&quot; - &quot;; COLUMN([.A1492]))))" office:value-type="string" office:string-value="Cell 1491 - 1" calcext:value-type="string">
            <text:p>Cell 1491 - 1</text:p>
          </table:table-cell>
          <table:table-cell table:formula="of:= COM.MICROSOFT.CONCAT(&quot;Cell &quot;; COM.MICROSOFT.CONCAT(ROW([.B1492]) - 1; COM.MICROSOFT.CONCAT(&quot; - &quot;; COLUMN([.B1492]))))" office:value-type="string" office:string-value="Cell 1491 - 2" calcext:value-type="string">
            <text:p>Cell 1491 - 2</text:p>
          </table:table-cell>
        </table:table-row>
        <table:table-row table:style-name="ro1">
          <table:table-cell table:formula="of:= COM.MICROSOFT.CONCAT(&quot;Cell &quot;; COM.MICROSOFT.CONCAT(ROW([.A1493]) - 1; COM.MICROSOFT.CONCAT(&quot; - &quot;; COLUMN([.A1493]))))" office:value-type="string" office:string-value="Cell 1492 - 1" calcext:value-type="string">
            <text:p>Cell 1492 - 1</text:p>
          </table:table-cell>
          <table:table-cell table:formula="of:= COM.MICROSOFT.CONCAT(&quot;Cell &quot;; COM.MICROSOFT.CONCAT(ROW([.B1493]) - 1; COM.MICROSOFT.CONCAT(&quot; - &quot;; COLUMN([.B1493]))))" office:value-type="string" office:string-value="Cell 1492 - 2" calcext:value-type="string">
            <text:p>Cell 1492 - 2</text:p>
          </table:table-cell>
        </table:table-row>
        <table:table-row table:style-name="ro1">
          <table:table-cell table:formula="of:= COM.MICROSOFT.CONCAT(&quot;Cell &quot;; COM.MICROSOFT.CONCAT(ROW([.A1494]) - 1; COM.MICROSOFT.CONCAT(&quot; - &quot;; COLUMN([.A1494]))))" office:value-type="string" office:string-value="Cell 1493 - 1" calcext:value-type="string">
            <text:p>Cell 1493 - 1</text:p>
          </table:table-cell>
          <table:table-cell table:formula="of:= COM.MICROSOFT.CONCAT(&quot;Cell &quot;; COM.MICROSOFT.CONCAT(ROW([.B1494]) - 1; COM.MICROSOFT.CONCAT(&quot; - &quot;; COLUMN([.B1494]))))" office:value-type="string" office:string-value="Cell 1493 - 2" calcext:value-type="string">
            <text:p>Cell 1493 - 2</text:p>
          </table:table-cell>
        </table:table-row>
        <table:table-row table:style-name="ro1">
          <table:table-cell table:formula="of:= COM.MICROSOFT.CONCAT(&quot;Cell &quot;; COM.MICROSOFT.CONCAT(ROW([.A1495]) - 1; COM.MICROSOFT.CONCAT(&quot; - &quot;; COLUMN([.A1495]))))" office:value-type="string" office:string-value="Cell 1494 - 1" calcext:value-type="string">
            <text:p>Cell 1494 - 1</text:p>
          </table:table-cell>
          <table:table-cell table:formula="of:= COM.MICROSOFT.CONCAT(&quot;Cell &quot;; COM.MICROSOFT.CONCAT(ROW([.B1495]) - 1; COM.MICROSOFT.CONCAT(&quot; - &quot;; COLUMN([.B1495]))))" office:value-type="string" office:string-value="Cell 1494 - 2" calcext:value-type="string">
            <text:p>Cell 1494 - 2</text:p>
          </table:table-cell>
        </table:table-row>
        <table:table-row table:style-name="ro1">
          <table:table-cell table:formula="of:= COM.MICROSOFT.CONCAT(&quot;Cell &quot;; COM.MICROSOFT.CONCAT(ROW([.A1496]) - 1; COM.MICROSOFT.CONCAT(&quot; - &quot;; COLUMN([.A1496]))))" office:value-type="string" office:string-value="Cell 1495 - 1" calcext:value-type="string">
            <text:p>Cell 1495 - 1</text:p>
          </table:table-cell>
          <table:table-cell table:formula="of:= COM.MICROSOFT.CONCAT(&quot;Cell &quot;; COM.MICROSOFT.CONCAT(ROW([.B1496]) - 1; COM.MICROSOFT.CONCAT(&quot; - &quot;; COLUMN([.B1496]))))" office:value-type="string" office:string-value="Cell 1495 - 2" calcext:value-type="string">
            <text:p>Cell 1495 - 2</text:p>
          </table:table-cell>
        </table:table-row>
        <table:table-row table:style-name="ro1">
          <table:table-cell table:formula="of:= COM.MICROSOFT.CONCAT(&quot;Cell &quot;; COM.MICROSOFT.CONCAT(ROW([.A1497]) - 1; COM.MICROSOFT.CONCAT(&quot; - &quot;; COLUMN([.A1497]))))" office:value-type="string" office:string-value="Cell 1496 - 1" calcext:value-type="string">
            <text:p>Cell 1496 - 1</text:p>
          </table:table-cell>
          <table:table-cell table:formula="of:= COM.MICROSOFT.CONCAT(&quot;Cell &quot;; COM.MICROSOFT.CONCAT(ROW([.B1497]) - 1; COM.MICROSOFT.CONCAT(&quot; - &quot;; COLUMN([.B1497]))))" office:value-type="string" office:string-value="Cell 1496 - 2" calcext:value-type="string">
            <text:p>Cell 1496 - 2</text:p>
          </table:table-cell>
        </table:table-row>
        <table:table-row table:style-name="ro1">
          <table:table-cell table:formula="of:= COM.MICROSOFT.CONCAT(&quot;Cell &quot;; COM.MICROSOFT.CONCAT(ROW([.A1498]) - 1; COM.MICROSOFT.CONCAT(&quot; - &quot;; COLUMN([.A1498]))))" office:value-type="string" office:string-value="Cell 1497 - 1" calcext:value-type="string">
            <text:p>Cell 1497 - 1</text:p>
          </table:table-cell>
          <table:table-cell table:formula="of:= COM.MICROSOFT.CONCAT(&quot;Cell &quot;; COM.MICROSOFT.CONCAT(ROW([.B1498]) - 1; COM.MICROSOFT.CONCAT(&quot; - &quot;; COLUMN([.B1498]))))" office:value-type="string" office:string-value="Cell 1497 - 2" calcext:value-type="string">
            <text:p>Cell 1497 - 2</text:p>
          </table:table-cell>
        </table:table-row>
        <table:table-row table:style-name="ro1">
          <table:table-cell table:formula="of:= COM.MICROSOFT.CONCAT(&quot;Cell &quot;; COM.MICROSOFT.CONCAT(ROW([.A1499]) - 1; COM.MICROSOFT.CONCAT(&quot; - &quot;; COLUMN([.A1499]))))" office:value-type="string" office:string-value="Cell 1498 - 1" calcext:value-type="string">
            <text:p>Cell 1498 - 1</text:p>
          </table:table-cell>
          <table:table-cell table:formula="of:= COM.MICROSOFT.CONCAT(&quot;Cell &quot;; COM.MICROSOFT.CONCAT(ROW([.B1499]) - 1; COM.MICROSOFT.CONCAT(&quot; - &quot;; COLUMN([.B1499]))))" office:value-type="string" office:string-value="Cell 1498 - 2" calcext:value-type="string">
            <text:p>Cell 1498 - 2</text:p>
          </table:table-cell>
        </table:table-row>
        <table:table-row table:style-name="ro1">
          <table:table-cell table:formula="of:= COM.MICROSOFT.CONCAT(&quot;Cell &quot;; COM.MICROSOFT.CONCAT(ROW([.A1500]) - 1; COM.MICROSOFT.CONCAT(&quot; - &quot;; COLUMN([.A1500]))))" office:value-type="string" office:string-value="Cell 1499 - 1" calcext:value-type="string">
            <text:p>Cell 1499 - 1</text:p>
          </table:table-cell>
          <table:table-cell table:formula="of:= COM.MICROSOFT.CONCAT(&quot;Cell &quot;; COM.MICROSOFT.CONCAT(ROW([.B1500]) - 1; COM.MICROSOFT.CONCAT(&quot; - &quot;; COLUMN([.B1500]))))" office:value-type="string" office:string-value="Cell 1499 - 2" calcext:value-type="string">
            <text:p>Cell 1499 - 2</text:p>
          </table:table-cell>
        </table:table-row>
        <table:table-row table:style-name="ro1">
          <table:table-cell table:formula="of:= COM.MICROSOFT.CONCAT(&quot;Cell &quot;; COM.MICROSOFT.CONCAT(ROW([.A1501]) - 1; COM.MICROSOFT.CONCAT(&quot; - &quot;; COLUMN([.A1501]))))" office:value-type="string" office:string-value="Cell 1500 - 1" calcext:value-type="string">
            <text:p>Cell 1500 - 1</text:p>
          </table:table-cell>
          <table:table-cell table:formula="of:= COM.MICROSOFT.CONCAT(&quot;Cell &quot;; COM.MICROSOFT.CONCAT(ROW([.B1501]) - 1; COM.MICROSOFT.CONCAT(&quot; - &quot;; COLUMN([.B1501]))))" office:value-type="string" office:string-value="Cell 1500 - 2" calcext:value-type="string">
            <text:p>Cell 1500 - 2</text:p>
          </table:table-cell>
        </table:table-row>
        <table:table-row table:style-name="ro1">
          <table:table-cell table:formula="of:= COM.MICROSOFT.CONCAT(&quot;Cell &quot;; COM.MICROSOFT.CONCAT(ROW([.A1502]) - 1; COM.MICROSOFT.CONCAT(&quot; - &quot;; COLUMN([.A1502]))))" office:value-type="string" office:string-value="Cell 1501 - 1" calcext:value-type="string">
            <text:p>Cell 1501 - 1</text:p>
          </table:table-cell>
          <table:table-cell table:formula="of:= COM.MICROSOFT.CONCAT(&quot;Cell &quot;; COM.MICROSOFT.CONCAT(ROW([.B1502]) - 1; COM.MICROSOFT.CONCAT(&quot; - &quot;; COLUMN([.B1502]))))" office:value-type="string" office:string-value="Cell 1501 - 2" calcext:value-type="string">
            <text:p>Cell 1501 - 2</text:p>
          </table:table-cell>
        </table:table-row>
        <table:table-row table:style-name="ro1">
          <table:table-cell table:formula="of:= COM.MICROSOFT.CONCAT(&quot;Cell &quot;; COM.MICROSOFT.CONCAT(ROW([.A1503]) - 1; COM.MICROSOFT.CONCAT(&quot; - &quot;; COLUMN([.A1503]))))" office:value-type="string" office:string-value="Cell 1502 - 1" calcext:value-type="string">
            <text:p>Cell 1502 - 1</text:p>
          </table:table-cell>
          <table:table-cell table:formula="of:= COM.MICROSOFT.CONCAT(&quot;Cell &quot;; COM.MICROSOFT.CONCAT(ROW([.B1503]) - 1; COM.MICROSOFT.CONCAT(&quot; - &quot;; COLUMN([.B1503]))))" office:value-type="string" office:string-value="Cell 1502 - 2" calcext:value-type="string">
            <text:p>Cell 1502 - 2</text:p>
          </table:table-cell>
        </table:table-row>
        <table:table-row table:style-name="ro1">
          <table:table-cell table:formula="of:= COM.MICROSOFT.CONCAT(&quot;Cell &quot;; COM.MICROSOFT.CONCAT(ROW([.A1504]) - 1; COM.MICROSOFT.CONCAT(&quot; - &quot;; COLUMN([.A1504]))))" office:value-type="string" office:string-value="Cell 1503 - 1" calcext:value-type="string">
            <text:p>Cell 1503 - 1</text:p>
          </table:table-cell>
          <table:table-cell table:formula="of:= COM.MICROSOFT.CONCAT(&quot;Cell &quot;; COM.MICROSOFT.CONCAT(ROW([.B1504]) - 1; COM.MICROSOFT.CONCAT(&quot; - &quot;; COLUMN([.B1504]))))" office:value-type="string" office:string-value="Cell 1503 - 2" calcext:value-type="string">
            <text:p>Cell 1503 - 2</text:p>
          </table:table-cell>
        </table:table-row>
        <table:table-row table:style-name="ro1">
          <table:table-cell table:formula="of:= COM.MICROSOFT.CONCAT(&quot;Cell &quot;; COM.MICROSOFT.CONCAT(ROW([.A1505]) - 1; COM.MICROSOFT.CONCAT(&quot; - &quot;; COLUMN([.A1505]))))" office:value-type="string" office:string-value="Cell 1504 - 1" calcext:value-type="string">
            <text:p>Cell 1504 - 1</text:p>
          </table:table-cell>
          <table:table-cell table:formula="of:= COM.MICROSOFT.CONCAT(&quot;Cell &quot;; COM.MICROSOFT.CONCAT(ROW([.B1505]) - 1; COM.MICROSOFT.CONCAT(&quot; - &quot;; COLUMN([.B1505]))))" office:value-type="string" office:string-value="Cell 1504 - 2" calcext:value-type="string">
            <text:p>Cell 1504 - 2</text:p>
          </table:table-cell>
        </table:table-row>
        <table:table-row table:style-name="ro1">
          <table:table-cell table:formula="of:= COM.MICROSOFT.CONCAT(&quot;Cell &quot;; COM.MICROSOFT.CONCAT(ROW([.A1506]) - 1; COM.MICROSOFT.CONCAT(&quot; - &quot;; COLUMN([.A1506]))))" office:value-type="string" office:string-value="Cell 1505 - 1" calcext:value-type="string">
            <text:p>Cell 1505 - 1</text:p>
          </table:table-cell>
          <table:table-cell table:formula="of:= COM.MICROSOFT.CONCAT(&quot;Cell &quot;; COM.MICROSOFT.CONCAT(ROW([.B1506]) - 1; COM.MICROSOFT.CONCAT(&quot; - &quot;; COLUMN([.B1506]))))" office:value-type="string" office:string-value="Cell 1505 - 2" calcext:value-type="string">
            <text:p>Cell 1505 - 2</text:p>
          </table:table-cell>
        </table:table-row>
        <table:table-row table:style-name="ro1">
          <table:table-cell table:formula="of:= COM.MICROSOFT.CONCAT(&quot;Cell &quot;; COM.MICROSOFT.CONCAT(ROW([.A1507]) - 1; COM.MICROSOFT.CONCAT(&quot; - &quot;; COLUMN([.A1507]))))" office:value-type="string" office:string-value="Cell 1506 - 1" calcext:value-type="string">
            <text:p>Cell 1506 - 1</text:p>
          </table:table-cell>
          <table:table-cell table:formula="of:= COM.MICROSOFT.CONCAT(&quot;Cell &quot;; COM.MICROSOFT.CONCAT(ROW([.B1507]) - 1; COM.MICROSOFT.CONCAT(&quot; - &quot;; COLUMN([.B1507]))))" office:value-type="string" office:string-value="Cell 1506 - 2" calcext:value-type="string">
            <text:p>Cell 1506 - 2</text:p>
          </table:table-cell>
        </table:table-row>
        <table:table-row table:style-name="ro1">
          <table:table-cell table:formula="of:= COM.MICROSOFT.CONCAT(&quot;Cell &quot;; COM.MICROSOFT.CONCAT(ROW([.A1508]) - 1; COM.MICROSOFT.CONCAT(&quot; - &quot;; COLUMN([.A1508]))))" office:value-type="string" office:string-value="Cell 1507 - 1" calcext:value-type="string">
            <text:p>Cell 1507 - 1</text:p>
          </table:table-cell>
          <table:table-cell table:formula="of:= COM.MICROSOFT.CONCAT(&quot;Cell &quot;; COM.MICROSOFT.CONCAT(ROW([.B1508]) - 1; COM.MICROSOFT.CONCAT(&quot; - &quot;; COLUMN([.B1508]))))" office:value-type="string" office:string-value="Cell 1507 - 2" calcext:value-type="string">
            <text:p>Cell 1507 - 2</text:p>
          </table:table-cell>
        </table:table-row>
        <table:table-row table:style-name="ro1">
          <table:table-cell table:formula="of:= COM.MICROSOFT.CONCAT(&quot;Cell &quot;; COM.MICROSOFT.CONCAT(ROW([.A1509]) - 1; COM.MICROSOFT.CONCAT(&quot; - &quot;; COLUMN([.A1509]))))" office:value-type="string" office:string-value="Cell 1508 - 1" calcext:value-type="string">
            <text:p>Cell 1508 - 1</text:p>
          </table:table-cell>
          <table:table-cell table:formula="of:= COM.MICROSOFT.CONCAT(&quot;Cell &quot;; COM.MICROSOFT.CONCAT(ROW([.B1509]) - 1; COM.MICROSOFT.CONCAT(&quot; - &quot;; COLUMN([.B1509]))))" office:value-type="string" office:string-value="Cell 1508 - 2" calcext:value-type="string">
            <text:p>Cell 1508 - 2</text:p>
          </table:table-cell>
        </table:table-row>
        <table:table-row table:style-name="ro1">
          <table:table-cell table:formula="of:= COM.MICROSOFT.CONCAT(&quot;Cell &quot;; COM.MICROSOFT.CONCAT(ROW([.A1510]) - 1; COM.MICROSOFT.CONCAT(&quot; - &quot;; COLUMN([.A1510]))))" office:value-type="string" office:string-value="Cell 1509 - 1" calcext:value-type="string">
            <text:p>Cell 1509 - 1</text:p>
          </table:table-cell>
          <table:table-cell table:formula="of:= COM.MICROSOFT.CONCAT(&quot;Cell &quot;; COM.MICROSOFT.CONCAT(ROW([.B1510]) - 1; COM.MICROSOFT.CONCAT(&quot; - &quot;; COLUMN([.B1510]))))" office:value-type="string" office:string-value="Cell 1509 - 2" calcext:value-type="string">
            <text:p>Cell 1509 - 2</text:p>
          </table:table-cell>
        </table:table-row>
        <table:table-row table:style-name="ro1">
          <table:table-cell table:formula="of:= COM.MICROSOFT.CONCAT(&quot;Cell &quot;; COM.MICROSOFT.CONCAT(ROW([.A1511]) - 1; COM.MICROSOFT.CONCAT(&quot; - &quot;; COLUMN([.A1511]))))" office:value-type="string" office:string-value="Cell 1510 - 1" calcext:value-type="string">
            <text:p>Cell 1510 - 1</text:p>
          </table:table-cell>
          <table:table-cell table:formula="of:= COM.MICROSOFT.CONCAT(&quot;Cell &quot;; COM.MICROSOFT.CONCAT(ROW([.B1511]) - 1; COM.MICROSOFT.CONCAT(&quot; - &quot;; COLUMN([.B1511]))))" office:value-type="string" office:string-value="Cell 1510 - 2" calcext:value-type="string">
            <text:p>Cell 1510 - 2</text:p>
          </table:table-cell>
        </table:table-row>
        <table:table-row table:style-name="ro1">
          <table:table-cell table:formula="of:= COM.MICROSOFT.CONCAT(&quot;Cell &quot;; COM.MICROSOFT.CONCAT(ROW([.A1512]) - 1; COM.MICROSOFT.CONCAT(&quot; - &quot;; COLUMN([.A1512]))))" office:value-type="string" office:string-value="Cell 1511 - 1" calcext:value-type="string">
            <text:p>Cell 1511 - 1</text:p>
          </table:table-cell>
          <table:table-cell table:formula="of:= COM.MICROSOFT.CONCAT(&quot;Cell &quot;; COM.MICROSOFT.CONCAT(ROW([.B1512]) - 1; COM.MICROSOFT.CONCAT(&quot; - &quot;; COLUMN([.B1512]))))" office:value-type="string" office:string-value="Cell 1511 - 2" calcext:value-type="string">
            <text:p>Cell 1511 - 2</text:p>
          </table:table-cell>
        </table:table-row>
        <table:table-row table:style-name="ro1">
          <table:table-cell table:formula="of:= COM.MICROSOFT.CONCAT(&quot;Cell &quot;; COM.MICROSOFT.CONCAT(ROW([.A1513]) - 1; COM.MICROSOFT.CONCAT(&quot; - &quot;; COLUMN([.A1513]))))" office:value-type="string" office:string-value="Cell 1512 - 1" calcext:value-type="string">
            <text:p>Cell 1512 - 1</text:p>
          </table:table-cell>
          <table:table-cell table:formula="of:= COM.MICROSOFT.CONCAT(&quot;Cell &quot;; COM.MICROSOFT.CONCAT(ROW([.B1513]) - 1; COM.MICROSOFT.CONCAT(&quot; - &quot;; COLUMN([.B1513]))))" office:value-type="string" office:string-value="Cell 1512 - 2" calcext:value-type="string">
            <text:p>Cell 1512 - 2</text:p>
          </table:table-cell>
        </table:table-row>
        <table:table-row table:style-name="ro1">
          <table:table-cell table:formula="of:= COM.MICROSOFT.CONCAT(&quot;Cell &quot;; COM.MICROSOFT.CONCAT(ROW([.A1514]) - 1; COM.MICROSOFT.CONCAT(&quot; - &quot;; COLUMN([.A1514]))))" office:value-type="string" office:string-value="Cell 1513 - 1" calcext:value-type="string">
            <text:p>Cell 1513 - 1</text:p>
          </table:table-cell>
          <table:table-cell table:formula="of:= COM.MICROSOFT.CONCAT(&quot;Cell &quot;; COM.MICROSOFT.CONCAT(ROW([.B1514]) - 1; COM.MICROSOFT.CONCAT(&quot; - &quot;; COLUMN([.B1514]))))" office:value-type="string" office:string-value="Cell 1513 - 2" calcext:value-type="string">
            <text:p>Cell 1513 - 2</text:p>
          </table:table-cell>
        </table:table-row>
        <table:table-row table:style-name="ro1">
          <table:table-cell table:formula="of:= COM.MICROSOFT.CONCAT(&quot;Cell &quot;; COM.MICROSOFT.CONCAT(ROW([.A1515]) - 1; COM.MICROSOFT.CONCAT(&quot; - &quot;; COLUMN([.A1515]))))" office:value-type="string" office:string-value="Cell 1514 - 1" calcext:value-type="string">
            <text:p>Cell 1514 - 1</text:p>
          </table:table-cell>
          <table:table-cell table:formula="of:= COM.MICROSOFT.CONCAT(&quot;Cell &quot;; COM.MICROSOFT.CONCAT(ROW([.B1515]) - 1; COM.MICROSOFT.CONCAT(&quot; - &quot;; COLUMN([.B1515]))))" office:value-type="string" office:string-value="Cell 1514 - 2" calcext:value-type="string">
            <text:p>Cell 1514 - 2</text:p>
          </table:table-cell>
        </table:table-row>
        <table:table-row table:style-name="ro1">
          <table:table-cell table:formula="of:= COM.MICROSOFT.CONCAT(&quot;Cell &quot;; COM.MICROSOFT.CONCAT(ROW([.A1516]) - 1; COM.MICROSOFT.CONCAT(&quot; - &quot;; COLUMN([.A1516]))))" office:value-type="string" office:string-value="Cell 1515 - 1" calcext:value-type="string">
            <text:p>Cell 1515 - 1</text:p>
          </table:table-cell>
          <table:table-cell table:formula="of:= COM.MICROSOFT.CONCAT(&quot;Cell &quot;; COM.MICROSOFT.CONCAT(ROW([.B1516]) - 1; COM.MICROSOFT.CONCAT(&quot; - &quot;; COLUMN([.B1516]))))" office:value-type="string" office:string-value="Cell 1515 - 2" calcext:value-type="string">
            <text:p>Cell 1515 - 2</text:p>
          </table:table-cell>
        </table:table-row>
        <table:table-row table:style-name="ro1">
          <table:table-cell table:formula="of:= COM.MICROSOFT.CONCAT(&quot;Cell &quot;; COM.MICROSOFT.CONCAT(ROW([.A1517]) - 1; COM.MICROSOFT.CONCAT(&quot; - &quot;; COLUMN([.A1517]))))" office:value-type="string" office:string-value="Cell 1516 - 1" calcext:value-type="string">
            <text:p>Cell 1516 - 1</text:p>
          </table:table-cell>
          <table:table-cell table:formula="of:= COM.MICROSOFT.CONCAT(&quot;Cell &quot;; COM.MICROSOFT.CONCAT(ROW([.B1517]) - 1; COM.MICROSOFT.CONCAT(&quot; - &quot;; COLUMN([.B1517]))))" office:value-type="string" office:string-value="Cell 1516 - 2" calcext:value-type="string">
            <text:p>Cell 1516 - 2</text:p>
          </table:table-cell>
        </table:table-row>
        <table:table-row table:style-name="ro1">
          <table:table-cell table:formula="of:= COM.MICROSOFT.CONCAT(&quot;Cell &quot;; COM.MICROSOFT.CONCAT(ROW([.A1518]) - 1; COM.MICROSOFT.CONCAT(&quot; - &quot;; COLUMN([.A1518]))))" office:value-type="string" office:string-value="Cell 1517 - 1" calcext:value-type="string">
            <text:p>Cell 1517 - 1</text:p>
          </table:table-cell>
          <table:table-cell table:formula="of:= COM.MICROSOFT.CONCAT(&quot;Cell &quot;; COM.MICROSOFT.CONCAT(ROW([.B1518]) - 1; COM.MICROSOFT.CONCAT(&quot; - &quot;; COLUMN([.B1518]))))" office:value-type="string" office:string-value="Cell 1517 - 2" calcext:value-type="string">
            <text:p>Cell 1517 - 2</text:p>
          </table:table-cell>
        </table:table-row>
        <table:table-row table:style-name="ro1">
          <table:table-cell table:formula="of:= COM.MICROSOFT.CONCAT(&quot;Cell &quot;; COM.MICROSOFT.CONCAT(ROW([.A1519]) - 1; COM.MICROSOFT.CONCAT(&quot; - &quot;; COLUMN([.A1519]))))" office:value-type="string" office:string-value="Cell 1518 - 1" calcext:value-type="string">
            <text:p>Cell 1518 - 1</text:p>
          </table:table-cell>
          <table:table-cell table:formula="of:= COM.MICROSOFT.CONCAT(&quot;Cell &quot;; COM.MICROSOFT.CONCAT(ROW([.B1519]) - 1; COM.MICROSOFT.CONCAT(&quot; - &quot;; COLUMN([.B1519]))))" office:value-type="string" office:string-value="Cell 1518 - 2" calcext:value-type="string">
            <text:p>Cell 1518 - 2</text:p>
          </table:table-cell>
        </table:table-row>
        <table:table-row table:style-name="ro1">
          <table:table-cell table:formula="of:= COM.MICROSOFT.CONCAT(&quot;Cell &quot;; COM.MICROSOFT.CONCAT(ROW([.A1520]) - 1; COM.MICROSOFT.CONCAT(&quot; - &quot;; COLUMN([.A1520]))))" office:value-type="string" office:string-value="Cell 1519 - 1" calcext:value-type="string">
            <text:p>Cell 1519 - 1</text:p>
          </table:table-cell>
          <table:table-cell table:formula="of:= COM.MICROSOFT.CONCAT(&quot;Cell &quot;; COM.MICROSOFT.CONCAT(ROW([.B1520]) - 1; COM.MICROSOFT.CONCAT(&quot; - &quot;; COLUMN([.B1520]))))" office:value-type="string" office:string-value="Cell 1519 - 2" calcext:value-type="string">
            <text:p>Cell 1519 - 2</text:p>
          </table:table-cell>
        </table:table-row>
        <table:table-row table:style-name="ro1">
          <table:table-cell table:formula="of:= COM.MICROSOFT.CONCAT(&quot;Cell &quot;; COM.MICROSOFT.CONCAT(ROW([.A1521]) - 1; COM.MICROSOFT.CONCAT(&quot; - &quot;; COLUMN([.A1521]))))" office:value-type="string" office:string-value="Cell 1520 - 1" calcext:value-type="string">
            <text:p>Cell 1520 - 1</text:p>
          </table:table-cell>
          <table:table-cell table:formula="of:= COM.MICROSOFT.CONCAT(&quot;Cell &quot;; COM.MICROSOFT.CONCAT(ROW([.B1521]) - 1; COM.MICROSOFT.CONCAT(&quot; - &quot;; COLUMN([.B1521]))))" office:value-type="string" office:string-value="Cell 1520 - 2" calcext:value-type="string">
            <text:p>Cell 1520 - 2</text:p>
          </table:table-cell>
        </table:table-row>
        <table:table-row table:style-name="ro1">
          <table:table-cell table:formula="of:= COM.MICROSOFT.CONCAT(&quot;Cell &quot;; COM.MICROSOFT.CONCAT(ROW([.A1522]) - 1; COM.MICROSOFT.CONCAT(&quot; - &quot;; COLUMN([.A1522]))))" office:value-type="string" office:string-value="Cell 1521 - 1" calcext:value-type="string">
            <text:p>Cell 1521 - 1</text:p>
          </table:table-cell>
          <table:table-cell table:formula="of:= COM.MICROSOFT.CONCAT(&quot;Cell &quot;; COM.MICROSOFT.CONCAT(ROW([.B1522]) - 1; COM.MICROSOFT.CONCAT(&quot; - &quot;; COLUMN([.B1522]))))" office:value-type="string" office:string-value="Cell 1521 - 2" calcext:value-type="string">
            <text:p>Cell 1521 - 2</text:p>
          </table:table-cell>
        </table:table-row>
        <table:table-row table:style-name="ro1">
          <table:table-cell table:formula="of:= COM.MICROSOFT.CONCAT(&quot;Cell &quot;; COM.MICROSOFT.CONCAT(ROW([.A1523]) - 1; COM.MICROSOFT.CONCAT(&quot; - &quot;; COLUMN([.A1523]))))" office:value-type="string" office:string-value="Cell 1522 - 1" calcext:value-type="string">
            <text:p>Cell 1522 - 1</text:p>
          </table:table-cell>
          <table:table-cell table:formula="of:= COM.MICROSOFT.CONCAT(&quot;Cell &quot;; COM.MICROSOFT.CONCAT(ROW([.B1523]) - 1; COM.MICROSOFT.CONCAT(&quot; - &quot;; COLUMN([.B1523]))))" office:value-type="string" office:string-value="Cell 1522 - 2" calcext:value-type="string">
            <text:p>Cell 1522 - 2</text:p>
          </table:table-cell>
        </table:table-row>
        <table:table-row table:style-name="ro1">
          <table:table-cell table:formula="of:= COM.MICROSOFT.CONCAT(&quot;Cell &quot;; COM.MICROSOFT.CONCAT(ROW([.A1524]) - 1; COM.MICROSOFT.CONCAT(&quot; - &quot;; COLUMN([.A1524]))))" office:value-type="string" office:string-value="Cell 1523 - 1" calcext:value-type="string">
            <text:p>Cell 1523 - 1</text:p>
          </table:table-cell>
          <table:table-cell table:formula="of:= COM.MICROSOFT.CONCAT(&quot;Cell &quot;; COM.MICROSOFT.CONCAT(ROW([.B1524]) - 1; COM.MICROSOFT.CONCAT(&quot; - &quot;; COLUMN([.B1524]))))" office:value-type="string" office:string-value="Cell 1523 - 2" calcext:value-type="string">
            <text:p>Cell 1523 - 2</text:p>
          </table:table-cell>
        </table:table-row>
        <table:table-row table:style-name="ro1">
          <table:table-cell table:formula="of:= COM.MICROSOFT.CONCAT(&quot;Cell &quot;; COM.MICROSOFT.CONCAT(ROW([.A1525]) - 1; COM.MICROSOFT.CONCAT(&quot; - &quot;; COLUMN([.A1525]))))" office:value-type="string" office:string-value="Cell 1524 - 1" calcext:value-type="string">
            <text:p>Cell 1524 - 1</text:p>
          </table:table-cell>
          <table:table-cell table:formula="of:= COM.MICROSOFT.CONCAT(&quot;Cell &quot;; COM.MICROSOFT.CONCAT(ROW([.B1525]) - 1; COM.MICROSOFT.CONCAT(&quot; - &quot;; COLUMN([.B1525]))))" office:value-type="string" office:string-value="Cell 1524 - 2" calcext:value-type="string">
            <text:p>Cell 1524 - 2</text:p>
          </table:table-cell>
        </table:table-row>
        <table:table-row table:style-name="ro1">
          <table:table-cell table:formula="of:= COM.MICROSOFT.CONCAT(&quot;Cell &quot;; COM.MICROSOFT.CONCAT(ROW([.A1526]) - 1; COM.MICROSOFT.CONCAT(&quot; - &quot;; COLUMN([.A1526]))))" office:value-type="string" office:string-value="Cell 1525 - 1" calcext:value-type="string">
            <text:p>Cell 1525 - 1</text:p>
          </table:table-cell>
          <table:table-cell table:formula="of:= COM.MICROSOFT.CONCAT(&quot;Cell &quot;; COM.MICROSOFT.CONCAT(ROW([.B1526]) - 1; COM.MICROSOFT.CONCAT(&quot; - &quot;; COLUMN([.B1526]))))" office:value-type="string" office:string-value="Cell 1525 - 2" calcext:value-type="string">
            <text:p>Cell 1525 - 2</text:p>
          </table:table-cell>
        </table:table-row>
        <table:table-row table:style-name="ro1">
          <table:table-cell table:formula="of:= COM.MICROSOFT.CONCAT(&quot;Cell &quot;; COM.MICROSOFT.CONCAT(ROW([.A1527]) - 1; COM.MICROSOFT.CONCAT(&quot; - &quot;; COLUMN([.A1527]))))" office:value-type="string" office:string-value="Cell 1526 - 1" calcext:value-type="string">
            <text:p>Cell 1526 - 1</text:p>
          </table:table-cell>
          <table:table-cell table:formula="of:= COM.MICROSOFT.CONCAT(&quot;Cell &quot;; COM.MICROSOFT.CONCAT(ROW([.B1527]) - 1; COM.MICROSOFT.CONCAT(&quot; - &quot;; COLUMN([.B1527]))))" office:value-type="string" office:string-value="Cell 1526 - 2" calcext:value-type="string">
            <text:p>Cell 1526 - 2</text:p>
          </table:table-cell>
        </table:table-row>
        <table:table-row table:style-name="ro1">
          <table:table-cell table:formula="of:= COM.MICROSOFT.CONCAT(&quot;Cell &quot;; COM.MICROSOFT.CONCAT(ROW([.A1528]) - 1; COM.MICROSOFT.CONCAT(&quot; - &quot;; COLUMN([.A1528]))))" office:value-type="string" office:string-value="Cell 1527 - 1" calcext:value-type="string">
            <text:p>Cell 1527 - 1</text:p>
          </table:table-cell>
          <table:table-cell table:formula="of:= COM.MICROSOFT.CONCAT(&quot;Cell &quot;; COM.MICROSOFT.CONCAT(ROW([.B1528]) - 1; COM.MICROSOFT.CONCAT(&quot; - &quot;; COLUMN([.B1528]))))" office:value-type="string" office:string-value="Cell 1527 - 2" calcext:value-type="string">
            <text:p>Cell 1527 - 2</text:p>
          </table:table-cell>
        </table:table-row>
        <table:table-row table:style-name="ro1">
          <table:table-cell table:formula="of:= COM.MICROSOFT.CONCAT(&quot;Cell &quot;; COM.MICROSOFT.CONCAT(ROW([.A1529]) - 1; COM.MICROSOFT.CONCAT(&quot; - &quot;; COLUMN([.A1529]))))" office:value-type="string" office:string-value="Cell 1528 - 1" calcext:value-type="string">
            <text:p>Cell 1528 - 1</text:p>
          </table:table-cell>
          <table:table-cell table:formula="of:= COM.MICROSOFT.CONCAT(&quot;Cell &quot;; COM.MICROSOFT.CONCAT(ROW([.B1529]) - 1; COM.MICROSOFT.CONCAT(&quot; - &quot;; COLUMN([.B1529]))))" office:value-type="string" office:string-value="Cell 1528 - 2" calcext:value-type="string">
            <text:p>Cell 1528 - 2</text:p>
          </table:table-cell>
        </table:table-row>
        <table:table-row table:style-name="ro1">
          <table:table-cell table:formula="of:= COM.MICROSOFT.CONCAT(&quot;Cell &quot;; COM.MICROSOFT.CONCAT(ROW([.A1530]) - 1; COM.MICROSOFT.CONCAT(&quot; - &quot;; COLUMN([.A1530]))))" office:value-type="string" office:string-value="Cell 1529 - 1" calcext:value-type="string">
            <text:p>Cell 1529 - 1</text:p>
          </table:table-cell>
          <table:table-cell table:formula="of:= COM.MICROSOFT.CONCAT(&quot;Cell &quot;; COM.MICROSOFT.CONCAT(ROW([.B1530]) - 1; COM.MICROSOFT.CONCAT(&quot; - &quot;; COLUMN([.B1530]))))" office:value-type="string" office:string-value="Cell 1529 - 2" calcext:value-type="string">
            <text:p>Cell 1529 - 2</text:p>
          </table:table-cell>
        </table:table-row>
        <table:table-row table:style-name="ro1">
          <table:table-cell table:formula="of:= COM.MICROSOFT.CONCAT(&quot;Cell &quot;; COM.MICROSOFT.CONCAT(ROW([.A1531]) - 1; COM.MICROSOFT.CONCAT(&quot; - &quot;; COLUMN([.A1531]))))" office:value-type="string" office:string-value="Cell 1530 - 1" calcext:value-type="string">
            <text:p>Cell 1530 - 1</text:p>
          </table:table-cell>
          <table:table-cell table:formula="of:= COM.MICROSOFT.CONCAT(&quot;Cell &quot;; COM.MICROSOFT.CONCAT(ROW([.B1531]) - 1; COM.MICROSOFT.CONCAT(&quot; - &quot;; COLUMN([.B1531]))))" office:value-type="string" office:string-value="Cell 1530 - 2" calcext:value-type="string">
            <text:p>Cell 1530 - 2</text:p>
          </table:table-cell>
        </table:table-row>
        <table:table-row table:style-name="ro1">
          <table:table-cell table:formula="of:= COM.MICROSOFT.CONCAT(&quot;Cell &quot;; COM.MICROSOFT.CONCAT(ROW([.A1532]) - 1; COM.MICROSOFT.CONCAT(&quot; - &quot;; COLUMN([.A1532]))))" office:value-type="string" office:string-value="Cell 1531 - 1" calcext:value-type="string">
            <text:p>Cell 1531 - 1</text:p>
          </table:table-cell>
          <table:table-cell table:formula="of:= COM.MICROSOFT.CONCAT(&quot;Cell &quot;; COM.MICROSOFT.CONCAT(ROW([.B1532]) - 1; COM.MICROSOFT.CONCAT(&quot; - &quot;; COLUMN([.B1532]))))" office:value-type="string" office:string-value="Cell 1531 - 2" calcext:value-type="string">
            <text:p>Cell 1531 - 2</text:p>
          </table:table-cell>
        </table:table-row>
        <table:table-row table:style-name="ro1">
          <table:table-cell table:formula="of:= COM.MICROSOFT.CONCAT(&quot;Cell &quot;; COM.MICROSOFT.CONCAT(ROW([.A1533]) - 1; COM.MICROSOFT.CONCAT(&quot; - &quot;; COLUMN([.A1533]))))" office:value-type="string" office:string-value="Cell 1532 - 1" calcext:value-type="string">
            <text:p>Cell 1532 - 1</text:p>
          </table:table-cell>
          <table:table-cell table:formula="of:= COM.MICROSOFT.CONCAT(&quot;Cell &quot;; COM.MICROSOFT.CONCAT(ROW([.B1533]) - 1; COM.MICROSOFT.CONCAT(&quot; - &quot;; COLUMN([.B1533]))))" office:value-type="string" office:string-value="Cell 1532 - 2" calcext:value-type="string">
            <text:p>Cell 1532 - 2</text:p>
          </table:table-cell>
        </table:table-row>
        <table:table-row table:style-name="ro1">
          <table:table-cell table:formula="of:= COM.MICROSOFT.CONCAT(&quot;Cell &quot;; COM.MICROSOFT.CONCAT(ROW([.A1534]) - 1; COM.MICROSOFT.CONCAT(&quot; - &quot;; COLUMN([.A1534]))))" office:value-type="string" office:string-value="Cell 1533 - 1" calcext:value-type="string">
            <text:p>Cell 1533 - 1</text:p>
          </table:table-cell>
          <table:table-cell table:formula="of:= COM.MICROSOFT.CONCAT(&quot;Cell &quot;; COM.MICROSOFT.CONCAT(ROW([.B1534]) - 1; COM.MICROSOFT.CONCAT(&quot; - &quot;; COLUMN([.B1534]))))" office:value-type="string" office:string-value="Cell 1533 - 2" calcext:value-type="string">
            <text:p>Cell 1533 - 2</text:p>
          </table:table-cell>
        </table:table-row>
        <table:table-row table:style-name="ro1">
          <table:table-cell table:formula="of:= COM.MICROSOFT.CONCAT(&quot;Cell &quot;; COM.MICROSOFT.CONCAT(ROW([.A1535]) - 1; COM.MICROSOFT.CONCAT(&quot; - &quot;; COLUMN([.A1535]))))" office:value-type="string" office:string-value="Cell 1534 - 1" calcext:value-type="string">
            <text:p>Cell 1534 - 1</text:p>
          </table:table-cell>
          <table:table-cell table:formula="of:= COM.MICROSOFT.CONCAT(&quot;Cell &quot;; COM.MICROSOFT.CONCAT(ROW([.B1535]) - 1; COM.MICROSOFT.CONCAT(&quot; - &quot;; COLUMN([.B1535]))))" office:value-type="string" office:string-value="Cell 1534 - 2" calcext:value-type="string">
            <text:p>Cell 1534 - 2</text:p>
          </table:table-cell>
        </table:table-row>
        <table:table-row table:style-name="ro1">
          <table:table-cell table:formula="of:= COM.MICROSOFT.CONCAT(&quot;Cell &quot;; COM.MICROSOFT.CONCAT(ROW([.A1536]) - 1; COM.MICROSOFT.CONCAT(&quot; - &quot;; COLUMN([.A1536]))))" office:value-type="string" office:string-value="Cell 1535 - 1" calcext:value-type="string">
            <text:p>Cell 1535 - 1</text:p>
          </table:table-cell>
          <table:table-cell table:formula="of:= COM.MICROSOFT.CONCAT(&quot;Cell &quot;; COM.MICROSOFT.CONCAT(ROW([.B1536]) - 1; COM.MICROSOFT.CONCAT(&quot; - &quot;; COLUMN([.B1536]))))" office:value-type="string" office:string-value="Cell 1535 - 2" calcext:value-type="string">
            <text:p>Cell 1535 - 2</text:p>
          </table:table-cell>
        </table:table-row>
        <table:table-row table:style-name="ro1">
          <table:table-cell table:formula="of:= COM.MICROSOFT.CONCAT(&quot;Cell &quot;; COM.MICROSOFT.CONCAT(ROW([.A1537]) - 1; COM.MICROSOFT.CONCAT(&quot; - &quot;; COLUMN([.A1537]))))" office:value-type="string" office:string-value="Cell 1536 - 1" calcext:value-type="string">
            <text:p>Cell 1536 - 1</text:p>
          </table:table-cell>
          <table:table-cell table:formula="of:= COM.MICROSOFT.CONCAT(&quot;Cell &quot;; COM.MICROSOFT.CONCAT(ROW([.B1537]) - 1; COM.MICROSOFT.CONCAT(&quot; - &quot;; COLUMN([.B1537]))))" office:value-type="string" office:string-value="Cell 1536 - 2" calcext:value-type="string">
            <text:p>Cell 1536 - 2</text:p>
          </table:table-cell>
        </table:table-row>
        <table:table-row table:style-name="ro1">
          <table:table-cell table:formula="of:= COM.MICROSOFT.CONCAT(&quot;Cell &quot;; COM.MICROSOFT.CONCAT(ROW([.A1538]) - 1; COM.MICROSOFT.CONCAT(&quot; - &quot;; COLUMN([.A1538]))))" office:value-type="string" office:string-value="Cell 1537 - 1" calcext:value-type="string">
            <text:p>Cell 1537 - 1</text:p>
          </table:table-cell>
          <table:table-cell table:formula="of:= COM.MICROSOFT.CONCAT(&quot;Cell &quot;; COM.MICROSOFT.CONCAT(ROW([.B1538]) - 1; COM.MICROSOFT.CONCAT(&quot; - &quot;; COLUMN([.B1538]))))" office:value-type="string" office:string-value="Cell 1537 - 2" calcext:value-type="string">
            <text:p>Cell 1537 - 2</text:p>
          </table:table-cell>
        </table:table-row>
        <table:table-row table:style-name="ro1">
          <table:table-cell table:formula="of:= COM.MICROSOFT.CONCAT(&quot;Cell &quot;; COM.MICROSOFT.CONCAT(ROW([.A1539]) - 1; COM.MICROSOFT.CONCAT(&quot; - &quot;; COLUMN([.A1539]))))" office:value-type="string" office:string-value="Cell 1538 - 1" calcext:value-type="string">
            <text:p>Cell 1538 - 1</text:p>
          </table:table-cell>
          <table:table-cell table:formula="of:= COM.MICROSOFT.CONCAT(&quot;Cell &quot;; COM.MICROSOFT.CONCAT(ROW([.B1539]) - 1; COM.MICROSOFT.CONCAT(&quot; - &quot;; COLUMN([.B1539]))))" office:value-type="string" office:string-value="Cell 1538 - 2" calcext:value-type="string">
            <text:p>Cell 1538 - 2</text:p>
          </table:table-cell>
        </table:table-row>
        <table:table-row table:style-name="ro1">
          <table:table-cell table:formula="of:= COM.MICROSOFT.CONCAT(&quot;Cell &quot;; COM.MICROSOFT.CONCAT(ROW([.A1540]) - 1; COM.MICROSOFT.CONCAT(&quot; - &quot;; COLUMN([.A1540]))))" office:value-type="string" office:string-value="Cell 1539 - 1" calcext:value-type="string">
            <text:p>Cell 1539 - 1</text:p>
          </table:table-cell>
          <table:table-cell table:formula="of:= COM.MICROSOFT.CONCAT(&quot;Cell &quot;; COM.MICROSOFT.CONCAT(ROW([.B1540]) - 1; COM.MICROSOFT.CONCAT(&quot; - &quot;; COLUMN([.B1540]))))" office:value-type="string" office:string-value="Cell 1539 - 2" calcext:value-type="string">
            <text:p>Cell 1539 - 2</text:p>
          </table:table-cell>
        </table:table-row>
        <table:table-row table:style-name="ro1">
          <table:table-cell table:formula="of:= COM.MICROSOFT.CONCAT(&quot;Cell &quot;; COM.MICROSOFT.CONCAT(ROW([.A1541]) - 1; COM.MICROSOFT.CONCAT(&quot; - &quot;; COLUMN([.A1541]))))" office:value-type="string" office:string-value="Cell 1540 - 1" calcext:value-type="string">
            <text:p>Cell 1540 - 1</text:p>
          </table:table-cell>
          <table:table-cell table:formula="of:= COM.MICROSOFT.CONCAT(&quot;Cell &quot;; COM.MICROSOFT.CONCAT(ROW([.B1541]) - 1; COM.MICROSOFT.CONCAT(&quot; - &quot;; COLUMN([.B1541]))))" office:value-type="string" office:string-value="Cell 1540 - 2" calcext:value-type="string">
            <text:p>Cell 1540 - 2</text:p>
          </table:table-cell>
        </table:table-row>
        <table:table-row table:style-name="ro1">
          <table:table-cell table:formula="of:= COM.MICROSOFT.CONCAT(&quot;Cell &quot;; COM.MICROSOFT.CONCAT(ROW([.A1542]) - 1; COM.MICROSOFT.CONCAT(&quot; - &quot;; COLUMN([.A1542]))))" office:value-type="string" office:string-value="Cell 1541 - 1" calcext:value-type="string">
            <text:p>Cell 1541 - 1</text:p>
          </table:table-cell>
          <table:table-cell table:formula="of:= COM.MICROSOFT.CONCAT(&quot;Cell &quot;; COM.MICROSOFT.CONCAT(ROW([.B1542]) - 1; COM.MICROSOFT.CONCAT(&quot; - &quot;; COLUMN([.B1542]))))" office:value-type="string" office:string-value="Cell 1541 - 2" calcext:value-type="string">
            <text:p>Cell 1541 - 2</text:p>
          </table:table-cell>
        </table:table-row>
        <table:table-row table:style-name="ro1">
          <table:table-cell table:formula="of:= COM.MICROSOFT.CONCAT(&quot;Cell &quot;; COM.MICROSOFT.CONCAT(ROW([.A1543]) - 1; COM.MICROSOFT.CONCAT(&quot; - &quot;; COLUMN([.A1543]))))" office:value-type="string" office:string-value="Cell 1542 - 1" calcext:value-type="string">
            <text:p>Cell 1542 - 1</text:p>
          </table:table-cell>
          <table:table-cell table:formula="of:= COM.MICROSOFT.CONCAT(&quot;Cell &quot;; COM.MICROSOFT.CONCAT(ROW([.B1543]) - 1; COM.MICROSOFT.CONCAT(&quot; - &quot;; COLUMN([.B1543]))))" office:value-type="string" office:string-value="Cell 1542 - 2" calcext:value-type="string">
            <text:p>Cell 1542 - 2</text:p>
          </table:table-cell>
        </table:table-row>
        <table:table-row table:style-name="ro1">
          <table:table-cell table:formula="of:= COM.MICROSOFT.CONCAT(&quot;Cell &quot;; COM.MICROSOFT.CONCAT(ROW([.A1544]) - 1; COM.MICROSOFT.CONCAT(&quot; - &quot;; COLUMN([.A1544]))))" office:value-type="string" office:string-value="Cell 1543 - 1" calcext:value-type="string">
            <text:p>Cell 1543 - 1</text:p>
          </table:table-cell>
          <table:table-cell table:formula="of:= COM.MICROSOFT.CONCAT(&quot;Cell &quot;; COM.MICROSOFT.CONCAT(ROW([.B1544]) - 1; COM.MICROSOFT.CONCAT(&quot; - &quot;; COLUMN([.B1544]))))" office:value-type="string" office:string-value="Cell 1543 - 2" calcext:value-type="string">
            <text:p>Cell 1543 - 2</text:p>
          </table:table-cell>
        </table:table-row>
        <table:table-row table:style-name="ro1">
          <table:table-cell table:formula="of:= COM.MICROSOFT.CONCAT(&quot;Cell &quot;; COM.MICROSOFT.CONCAT(ROW([.A1545]) - 1; COM.MICROSOFT.CONCAT(&quot; - &quot;; COLUMN([.A1545]))))" office:value-type="string" office:string-value="Cell 1544 - 1" calcext:value-type="string">
            <text:p>Cell 1544 - 1</text:p>
          </table:table-cell>
          <table:table-cell table:formula="of:= COM.MICROSOFT.CONCAT(&quot;Cell &quot;; COM.MICROSOFT.CONCAT(ROW([.B1545]) - 1; COM.MICROSOFT.CONCAT(&quot; - &quot;; COLUMN([.B1545]))))" office:value-type="string" office:string-value="Cell 1544 - 2" calcext:value-type="string">
            <text:p>Cell 1544 - 2</text:p>
          </table:table-cell>
        </table:table-row>
        <table:table-row table:style-name="ro1">
          <table:table-cell table:formula="of:= COM.MICROSOFT.CONCAT(&quot;Cell &quot;; COM.MICROSOFT.CONCAT(ROW([.A1546]) - 1; COM.MICROSOFT.CONCAT(&quot; - &quot;; COLUMN([.A1546]))))" office:value-type="string" office:string-value="Cell 1545 - 1" calcext:value-type="string">
            <text:p>Cell 1545 - 1</text:p>
          </table:table-cell>
          <table:table-cell table:formula="of:= COM.MICROSOFT.CONCAT(&quot;Cell &quot;; COM.MICROSOFT.CONCAT(ROW([.B1546]) - 1; COM.MICROSOFT.CONCAT(&quot; - &quot;; COLUMN([.B1546]))))" office:value-type="string" office:string-value="Cell 1545 - 2" calcext:value-type="string">
            <text:p>Cell 1545 - 2</text:p>
          </table:table-cell>
        </table:table-row>
        <table:table-row table:style-name="ro1">
          <table:table-cell table:formula="of:= COM.MICROSOFT.CONCAT(&quot;Cell &quot;; COM.MICROSOFT.CONCAT(ROW([.A1547]) - 1; COM.MICROSOFT.CONCAT(&quot; - &quot;; COLUMN([.A1547]))))" office:value-type="string" office:string-value="Cell 1546 - 1" calcext:value-type="string">
            <text:p>Cell 1546 - 1</text:p>
          </table:table-cell>
          <table:table-cell table:formula="of:= COM.MICROSOFT.CONCAT(&quot;Cell &quot;; COM.MICROSOFT.CONCAT(ROW([.B1547]) - 1; COM.MICROSOFT.CONCAT(&quot; - &quot;; COLUMN([.B1547]))))" office:value-type="string" office:string-value="Cell 1546 - 2" calcext:value-type="string">
            <text:p>Cell 1546 - 2</text:p>
          </table:table-cell>
        </table:table-row>
        <table:table-row table:style-name="ro1">
          <table:table-cell table:formula="of:= COM.MICROSOFT.CONCAT(&quot;Cell &quot;; COM.MICROSOFT.CONCAT(ROW([.A1548]) - 1; COM.MICROSOFT.CONCAT(&quot; - &quot;; COLUMN([.A1548]))))" office:value-type="string" office:string-value="Cell 1547 - 1" calcext:value-type="string">
            <text:p>Cell 1547 - 1</text:p>
          </table:table-cell>
          <table:table-cell table:formula="of:= COM.MICROSOFT.CONCAT(&quot;Cell &quot;; COM.MICROSOFT.CONCAT(ROW([.B1548]) - 1; COM.MICROSOFT.CONCAT(&quot; - &quot;; COLUMN([.B1548]))))" office:value-type="string" office:string-value="Cell 1547 - 2" calcext:value-type="string">
            <text:p>Cell 1547 - 2</text:p>
          </table:table-cell>
        </table:table-row>
        <table:table-row table:style-name="ro1">
          <table:table-cell table:formula="of:= COM.MICROSOFT.CONCAT(&quot;Cell &quot;; COM.MICROSOFT.CONCAT(ROW([.A1549]) - 1; COM.MICROSOFT.CONCAT(&quot; - &quot;; COLUMN([.A1549]))))" office:value-type="string" office:string-value="Cell 1548 - 1" calcext:value-type="string">
            <text:p>Cell 1548 - 1</text:p>
          </table:table-cell>
          <table:table-cell table:formula="of:= COM.MICROSOFT.CONCAT(&quot;Cell &quot;; COM.MICROSOFT.CONCAT(ROW([.B1549]) - 1; COM.MICROSOFT.CONCAT(&quot; - &quot;; COLUMN([.B1549]))))" office:value-type="string" office:string-value="Cell 1548 - 2" calcext:value-type="string">
            <text:p>Cell 1548 - 2</text:p>
          </table:table-cell>
        </table:table-row>
        <table:table-row table:style-name="ro1">
          <table:table-cell table:formula="of:= COM.MICROSOFT.CONCAT(&quot;Cell &quot;; COM.MICROSOFT.CONCAT(ROW([.A1550]) - 1; COM.MICROSOFT.CONCAT(&quot; - &quot;; COLUMN([.A1550]))))" office:value-type="string" office:string-value="Cell 1549 - 1" calcext:value-type="string">
            <text:p>Cell 1549 - 1</text:p>
          </table:table-cell>
          <table:table-cell table:formula="of:= COM.MICROSOFT.CONCAT(&quot;Cell &quot;; COM.MICROSOFT.CONCAT(ROW([.B1550]) - 1; COM.MICROSOFT.CONCAT(&quot; - &quot;; COLUMN([.B1550]))))" office:value-type="string" office:string-value="Cell 1549 - 2" calcext:value-type="string">
            <text:p>Cell 1549 - 2</text:p>
          </table:table-cell>
        </table:table-row>
        <table:table-row table:style-name="ro1">
          <table:table-cell table:formula="of:= COM.MICROSOFT.CONCAT(&quot;Cell &quot;; COM.MICROSOFT.CONCAT(ROW([.A1551]) - 1; COM.MICROSOFT.CONCAT(&quot; - &quot;; COLUMN([.A1551]))))" office:value-type="string" office:string-value="Cell 1550 - 1" calcext:value-type="string">
            <text:p>Cell 1550 - 1</text:p>
          </table:table-cell>
          <table:table-cell table:formula="of:= COM.MICROSOFT.CONCAT(&quot;Cell &quot;; COM.MICROSOFT.CONCAT(ROW([.B1551]) - 1; COM.MICROSOFT.CONCAT(&quot; - &quot;; COLUMN([.B1551]))))" office:value-type="string" office:string-value="Cell 1550 - 2" calcext:value-type="string">
            <text:p>Cell 1550 - 2</text:p>
          </table:table-cell>
        </table:table-row>
        <table:table-row table:style-name="ro1">
          <table:table-cell table:formula="of:= COM.MICROSOFT.CONCAT(&quot;Cell &quot;; COM.MICROSOFT.CONCAT(ROW([.A1552]) - 1; COM.MICROSOFT.CONCAT(&quot; - &quot;; COLUMN([.A1552]))))" office:value-type="string" office:string-value="Cell 1551 - 1" calcext:value-type="string">
            <text:p>Cell 1551 - 1</text:p>
          </table:table-cell>
          <table:table-cell table:formula="of:= COM.MICROSOFT.CONCAT(&quot;Cell &quot;; COM.MICROSOFT.CONCAT(ROW([.B1552]) - 1; COM.MICROSOFT.CONCAT(&quot; - &quot;; COLUMN([.B1552]))))" office:value-type="string" office:string-value="Cell 1551 - 2" calcext:value-type="string">
            <text:p>Cell 1551 - 2</text:p>
          </table:table-cell>
        </table:table-row>
        <table:table-row table:style-name="ro1">
          <table:table-cell table:formula="of:= COM.MICROSOFT.CONCAT(&quot;Cell &quot;; COM.MICROSOFT.CONCAT(ROW([.A1553]) - 1; COM.MICROSOFT.CONCAT(&quot; - &quot;; COLUMN([.A1553]))))" office:value-type="string" office:string-value="Cell 1552 - 1" calcext:value-type="string">
            <text:p>Cell 1552 - 1</text:p>
          </table:table-cell>
          <table:table-cell table:formula="of:= COM.MICROSOFT.CONCAT(&quot;Cell &quot;; COM.MICROSOFT.CONCAT(ROW([.B1553]) - 1; COM.MICROSOFT.CONCAT(&quot; - &quot;; COLUMN([.B1553]))))" office:value-type="string" office:string-value="Cell 1552 - 2" calcext:value-type="string">
            <text:p>Cell 1552 - 2</text:p>
          </table:table-cell>
        </table:table-row>
        <table:table-row table:style-name="ro1">
          <table:table-cell table:formula="of:= COM.MICROSOFT.CONCAT(&quot;Cell &quot;; COM.MICROSOFT.CONCAT(ROW([.A1554]) - 1; COM.MICROSOFT.CONCAT(&quot; - &quot;; COLUMN([.A1554]))))" office:value-type="string" office:string-value="Cell 1553 - 1" calcext:value-type="string">
            <text:p>Cell 1553 - 1</text:p>
          </table:table-cell>
          <table:table-cell table:formula="of:= COM.MICROSOFT.CONCAT(&quot;Cell &quot;; COM.MICROSOFT.CONCAT(ROW([.B1554]) - 1; COM.MICROSOFT.CONCAT(&quot; - &quot;; COLUMN([.B1554]))))" office:value-type="string" office:string-value="Cell 1553 - 2" calcext:value-type="string">
            <text:p>Cell 1553 - 2</text:p>
          </table:table-cell>
        </table:table-row>
        <table:table-row table:style-name="ro1">
          <table:table-cell table:formula="of:= COM.MICROSOFT.CONCAT(&quot;Cell &quot;; COM.MICROSOFT.CONCAT(ROW([.A1555]) - 1; COM.MICROSOFT.CONCAT(&quot; - &quot;; COLUMN([.A1555]))))" office:value-type="string" office:string-value="Cell 1554 - 1" calcext:value-type="string">
            <text:p>Cell 1554 - 1</text:p>
          </table:table-cell>
          <table:table-cell table:formula="of:= COM.MICROSOFT.CONCAT(&quot;Cell &quot;; COM.MICROSOFT.CONCAT(ROW([.B1555]) - 1; COM.MICROSOFT.CONCAT(&quot; - &quot;; COLUMN([.B1555]))))" office:value-type="string" office:string-value="Cell 1554 - 2" calcext:value-type="string">
            <text:p>Cell 1554 - 2</text:p>
          </table:table-cell>
        </table:table-row>
        <table:table-row table:style-name="ro1">
          <table:table-cell table:formula="of:= COM.MICROSOFT.CONCAT(&quot;Cell &quot;; COM.MICROSOFT.CONCAT(ROW([.A1556]) - 1; COM.MICROSOFT.CONCAT(&quot; - &quot;; COLUMN([.A1556]))))" office:value-type="string" office:string-value="Cell 1555 - 1" calcext:value-type="string">
            <text:p>Cell 1555 - 1</text:p>
          </table:table-cell>
          <table:table-cell table:formula="of:= COM.MICROSOFT.CONCAT(&quot;Cell &quot;; COM.MICROSOFT.CONCAT(ROW([.B1556]) - 1; COM.MICROSOFT.CONCAT(&quot; - &quot;; COLUMN([.B1556]))))" office:value-type="string" office:string-value="Cell 1555 - 2" calcext:value-type="string">
            <text:p>Cell 1555 - 2</text:p>
          </table:table-cell>
        </table:table-row>
        <table:table-row table:style-name="ro1">
          <table:table-cell table:formula="of:= COM.MICROSOFT.CONCAT(&quot;Cell &quot;; COM.MICROSOFT.CONCAT(ROW([.A1557]) - 1; COM.MICROSOFT.CONCAT(&quot; - &quot;; COLUMN([.A1557]))))" office:value-type="string" office:string-value="Cell 1556 - 1" calcext:value-type="string">
            <text:p>Cell 1556 - 1</text:p>
          </table:table-cell>
          <table:table-cell table:formula="of:= COM.MICROSOFT.CONCAT(&quot;Cell &quot;; COM.MICROSOFT.CONCAT(ROW([.B1557]) - 1; COM.MICROSOFT.CONCAT(&quot; - &quot;; COLUMN([.B1557]))))" office:value-type="string" office:string-value="Cell 1556 - 2" calcext:value-type="string">
            <text:p>Cell 1556 - 2</text:p>
          </table:table-cell>
        </table:table-row>
        <table:table-row table:style-name="ro1">
          <table:table-cell table:formula="of:= COM.MICROSOFT.CONCAT(&quot;Cell &quot;; COM.MICROSOFT.CONCAT(ROW([.A1558]) - 1; COM.MICROSOFT.CONCAT(&quot; - &quot;; COLUMN([.A1558]))))" office:value-type="string" office:string-value="Cell 1557 - 1" calcext:value-type="string">
            <text:p>Cell 1557 - 1</text:p>
          </table:table-cell>
          <table:table-cell table:formula="of:= COM.MICROSOFT.CONCAT(&quot;Cell &quot;; COM.MICROSOFT.CONCAT(ROW([.B1558]) - 1; COM.MICROSOFT.CONCAT(&quot; - &quot;; COLUMN([.B1558]))))" office:value-type="string" office:string-value="Cell 1557 - 2" calcext:value-type="string">
            <text:p>Cell 1557 - 2</text:p>
          </table:table-cell>
        </table:table-row>
        <table:table-row table:style-name="ro1">
          <table:table-cell table:formula="of:= COM.MICROSOFT.CONCAT(&quot;Cell &quot;; COM.MICROSOFT.CONCAT(ROW([.A1559]) - 1; COM.MICROSOFT.CONCAT(&quot; - &quot;; COLUMN([.A1559]))))" office:value-type="string" office:string-value="Cell 1558 - 1" calcext:value-type="string">
            <text:p>Cell 1558 - 1</text:p>
          </table:table-cell>
          <table:table-cell table:formula="of:= COM.MICROSOFT.CONCAT(&quot;Cell &quot;; COM.MICROSOFT.CONCAT(ROW([.B1559]) - 1; COM.MICROSOFT.CONCAT(&quot; - &quot;; COLUMN([.B1559]))))" office:value-type="string" office:string-value="Cell 1558 - 2" calcext:value-type="string">
            <text:p>Cell 1558 - 2</text:p>
          </table:table-cell>
        </table:table-row>
        <table:table-row table:style-name="ro1">
          <table:table-cell table:formula="of:= COM.MICROSOFT.CONCAT(&quot;Cell &quot;; COM.MICROSOFT.CONCAT(ROW([.A1560]) - 1; COM.MICROSOFT.CONCAT(&quot; - &quot;; COLUMN([.A1560]))))" office:value-type="string" office:string-value="Cell 1559 - 1" calcext:value-type="string">
            <text:p>Cell 1559 - 1</text:p>
          </table:table-cell>
          <table:table-cell table:formula="of:= COM.MICROSOFT.CONCAT(&quot;Cell &quot;; COM.MICROSOFT.CONCAT(ROW([.B1560]) - 1; COM.MICROSOFT.CONCAT(&quot; - &quot;; COLUMN([.B1560]))))" office:value-type="string" office:string-value="Cell 1559 - 2" calcext:value-type="string">
            <text:p>Cell 1559 - 2</text:p>
          </table:table-cell>
        </table:table-row>
        <table:table-row table:style-name="ro1">
          <table:table-cell table:formula="of:= COM.MICROSOFT.CONCAT(&quot;Cell &quot;; COM.MICROSOFT.CONCAT(ROW([.A1561]) - 1; COM.MICROSOFT.CONCAT(&quot; - &quot;; COLUMN([.A1561]))))" office:value-type="string" office:string-value="Cell 1560 - 1" calcext:value-type="string">
            <text:p>Cell 1560 - 1</text:p>
          </table:table-cell>
          <table:table-cell table:formula="of:= COM.MICROSOFT.CONCAT(&quot;Cell &quot;; COM.MICROSOFT.CONCAT(ROW([.B1561]) - 1; COM.MICROSOFT.CONCAT(&quot; - &quot;; COLUMN([.B1561]))))" office:value-type="string" office:string-value="Cell 1560 - 2" calcext:value-type="string">
            <text:p>Cell 1560 - 2</text:p>
          </table:table-cell>
        </table:table-row>
        <table:table-row table:style-name="ro1">
          <table:table-cell table:formula="of:= COM.MICROSOFT.CONCAT(&quot;Cell &quot;; COM.MICROSOFT.CONCAT(ROW([.A1562]) - 1; COM.MICROSOFT.CONCAT(&quot; - &quot;; COLUMN([.A1562]))))" office:value-type="string" office:string-value="Cell 1561 - 1" calcext:value-type="string">
            <text:p>Cell 1561 - 1</text:p>
          </table:table-cell>
          <table:table-cell table:formula="of:= COM.MICROSOFT.CONCAT(&quot;Cell &quot;; COM.MICROSOFT.CONCAT(ROW([.B1562]) - 1; COM.MICROSOFT.CONCAT(&quot; - &quot;; COLUMN([.B1562]))))" office:value-type="string" office:string-value="Cell 1561 - 2" calcext:value-type="string">
            <text:p>Cell 1561 - 2</text:p>
          </table:table-cell>
        </table:table-row>
        <table:table-row table:style-name="ro1">
          <table:table-cell table:formula="of:= COM.MICROSOFT.CONCAT(&quot;Cell &quot;; COM.MICROSOFT.CONCAT(ROW([.A1563]) - 1; COM.MICROSOFT.CONCAT(&quot; - &quot;; COLUMN([.A1563]))))" office:value-type="string" office:string-value="Cell 1562 - 1" calcext:value-type="string">
            <text:p>Cell 1562 - 1</text:p>
          </table:table-cell>
          <table:table-cell table:formula="of:= COM.MICROSOFT.CONCAT(&quot;Cell &quot;; COM.MICROSOFT.CONCAT(ROW([.B1563]) - 1; COM.MICROSOFT.CONCAT(&quot; - &quot;; COLUMN([.B1563]))))" office:value-type="string" office:string-value="Cell 1562 - 2" calcext:value-type="string">
            <text:p>Cell 1562 - 2</text:p>
          </table:table-cell>
        </table:table-row>
        <table:table-row table:style-name="ro1">
          <table:table-cell table:formula="of:= COM.MICROSOFT.CONCAT(&quot;Cell &quot;; COM.MICROSOFT.CONCAT(ROW([.A1564]) - 1; COM.MICROSOFT.CONCAT(&quot; - &quot;; COLUMN([.A1564]))))" office:value-type="string" office:string-value="Cell 1563 - 1" calcext:value-type="string">
            <text:p>Cell 1563 - 1</text:p>
          </table:table-cell>
          <table:table-cell table:formula="of:= COM.MICROSOFT.CONCAT(&quot;Cell &quot;; COM.MICROSOFT.CONCAT(ROW([.B1564]) - 1; COM.MICROSOFT.CONCAT(&quot; - &quot;; COLUMN([.B1564]))))" office:value-type="string" office:string-value="Cell 1563 - 2" calcext:value-type="string">
            <text:p>Cell 1563 - 2</text:p>
          </table:table-cell>
        </table:table-row>
        <table:table-row table:style-name="ro1">
          <table:table-cell table:formula="of:= COM.MICROSOFT.CONCAT(&quot;Cell &quot;; COM.MICROSOFT.CONCAT(ROW([.A1565]) - 1; COM.MICROSOFT.CONCAT(&quot; - &quot;; COLUMN([.A1565]))))" office:value-type="string" office:string-value="Cell 1564 - 1" calcext:value-type="string">
            <text:p>Cell 1564 - 1</text:p>
          </table:table-cell>
          <table:table-cell table:formula="of:= COM.MICROSOFT.CONCAT(&quot;Cell &quot;; COM.MICROSOFT.CONCAT(ROW([.B1565]) - 1; COM.MICROSOFT.CONCAT(&quot; - &quot;; COLUMN([.B1565]))))" office:value-type="string" office:string-value="Cell 1564 - 2" calcext:value-type="string">
            <text:p>Cell 1564 - 2</text:p>
          </table:table-cell>
        </table:table-row>
        <table:table-row table:style-name="ro1">
          <table:table-cell table:formula="of:= COM.MICROSOFT.CONCAT(&quot;Cell &quot;; COM.MICROSOFT.CONCAT(ROW([.A1566]) - 1; COM.MICROSOFT.CONCAT(&quot; - &quot;; COLUMN([.A1566]))))" office:value-type="string" office:string-value="Cell 1565 - 1" calcext:value-type="string">
            <text:p>Cell 1565 - 1</text:p>
          </table:table-cell>
          <table:table-cell table:formula="of:= COM.MICROSOFT.CONCAT(&quot;Cell &quot;; COM.MICROSOFT.CONCAT(ROW([.B1566]) - 1; COM.MICROSOFT.CONCAT(&quot; - &quot;; COLUMN([.B1566]))))" office:value-type="string" office:string-value="Cell 1565 - 2" calcext:value-type="string">
            <text:p>Cell 1565 - 2</text:p>
          </table:table-cell>
        </table:table-row>
        <table:table-row table:style-name="ro1">
          <table:table-cell table:formula="of:= COM.MICROSOFT.CONCAT(&quot;Cell &quot;; COM.MICROSOFT.CONCAT(ROW([.A1567]) - 1; COM.MICROSOFT.CONCAT(&quot; - &quot;; COLUMN([.A1567]))))" office:value-type="string" office:string-value="Cell 1566 - 1" calcext:value-type="string">
            <text:p>Cell 1566 - 1</text:p>
          </table:table-cell>
          <table:table-cell table:formula="of:= COM.MICROSOFT.CONCAT(&quot;Cell &quot;; COM.MICROSOFT.CONCAT(ROW([.B1567]) - 1; COM.MICROSOFT.CONCAT(&quot; - &quot;; COLUMN([.B1567]))))" office:value-type="string" office:string-value="Cell 1566 - 2" calcext:value-type="string">
            <text:p>Cell 1566 - 2</text:p>
          </table:table-cell>
        </table:table-row>
        <table:table-row table:style-name="ro1">
          <table:table-cell table:formula="of:= COM.MICROSOFT.CONCAT(&quot;Cell &quot;; COM.MICROSOFT.CONCAT(ROW([.A1568]) - 1; COM.MICROSOFT.CONCAT(&quot; - &quot;; COLUMN([.A1568]))))" office:value-type="string" office:string-value="Cell 1567 - 1" calcext:value-type="string">
            <text:p>Cell 1567 - 1</text:p>
          </table:table-cell>
          <table:table-cell table:formula="of:= COM.MICROSOFT.CONCAT(&quot;Cell &quot;; COM.MICROSOFT.CONCAT(ROW([.B1568]) - 1; COM.MICROSOFT.CONCAT(&quot; - &quot;; COLUMN([.B1568]))))" office:value-type="string" office:string-value="Cell 1567 - 2" calcext:value-type="string">
            <text:p>Cell 1567 - 2</text:p>
          </table:table-cell>
        </table:table-row>
        <table:table-row table:style-name="ro1">
          <table:table-cell table:formula="of:= COM.MICROSOFT.CONCAT(&quot;Cell &quot;; COM.MICROSOFT.CONCAT(ROW([.A1569]) - 1; COM.MICROSOFT.CONCAT(&quot; - &quot;; COLUMN([.A1569]))))" office:value-type="string" office:string-value="Cell 1568 - 1" calcext:value-type="string">
            <text:p>Cell 1568 - 1</text:p>
          </table:table-cell>
          <table:table-cell table:formula="of:= COM.MICROSOFT.CONCAT(&quot;Cell &quot;; COM.MICROSOFT.CONCAT(ROW([.B1569]) - 1; COM.MICROSOFT.CONCAT(&quot; - &quot;; COLUMN([.B1569]))))" office:value-type="string" office:string-value="Cell 1568 - 2" calcext:value-type="string">
            <text:p>Cell 1568 - 2</text:p>
          </table:table-cell>
        </table:table-row>
        <table:table-row table:style-name="ro1">
          <table:table-cell table:formula="of:= COM.MICROSOFT.CONCAT(&quot;Cell &quot;; COM.MICROSOFT.CONCAT(ROW([.A1570]) - 1; COM.MICROSOFT.CONCAT(&quot; - &quot;; COLUMN([.A1570]))))" office:value-type="string" office:string-value="Cell 1569 - 1" calcext:value-type="string">
            <text:p>Cell 1569 - 1</text:p>
          </table:table-cell>
          <table:table-cell table:formula="of:= COM.MICROSOFT.CONCAT(&quot;Cell &quot;; COM.MICROSOFT.CONCAT(ROW([.B1570]) - 1; COM.MICROSOFT.CONCAT(&quot; - &quot;; COLUMN([.B1570]))))" office:value-type="string" office:string-value="Cell 1569 - 2" calcext:value-type="string">
            <text:p>Cell 1569 - 2</text:p>
          </table:table-cell>
        </table:table-row>
        <table:table-row table:style-name="ro1">
          <table:table-cell table:formula="of:= COM.MICROSOFT.CONCAT(&quot;Cell &quot;; COM.MICROSOFT.CONCAT(ROW([.A1571]) - 1; COM.MICROSOFT.CONCAT(&quot; - &quot;; COLUMN([.A1571]))))" office:value-type="string" office:string-value="Cell 1570 - 1" calcext:value-type="string">
            <text:p>Cell 1570 - 1</text:p>
          </table:table-cell>
          <table:table-cell table:formula="of:= COM.MICROSOFT.CONCAT(&quot;Cell &quot;; COM.MICROSOFT.CONCAT(ROW([.B1571]) - 1; COM.MICROSOFT.CONCAT(&quot; - &quot;; COLUMN([.B1571]))))" office:value-type="string" office:string-value="Cell 1570 - 2" calcext:value-type="string">
            <text:p>Cell 1570 - 2</text:p>
          </table:table-cell>
        </table:table-row>
        <table:table-row table:style-name="ro1">
          <table:table-cell table:formula="of:= COM.MICROSOFT.CONCAT(&quot;Cell &quot;; COM.MICROSOFT.CONCAT(ROW([.A1572]) - 1; COM.MICROSOFT.CONCAT(&quot; - &quot;; COLUMN([.A1572]))))" office:value-type="string" office:string-value="Cell 1571 - 1" calcext:value-type="string">
            <text:p>Cell 1571 - 1</text:p>
          </table:table-cell>
          <table:table-cell table:formula="of:= COM.MICROSOFT.CONCAT(&quot;Cell &quot;; COM.MICROSOFT.CONCAT(ROW([.B1572]) - 1; COM.MICROSOFT.CONCAT(&quot; - &quot;; COLUMN([.B1572]))))" office:value-type="string" office:string-value="Cell 1571 - 2" calcext:value-type="string">
            <text:p>Cell 1571 - 2</text:p>
          </table:table-cell>
        </table:table-row>
        <table:table-row table:style-name="ro1">
          <table:table-cell table:formula="of:= COM.MICROSOFT.CONCAT(&quot;Cell &quot;; COM.MICROSOFT.CONCAT(ROW([.A1573]) - 1; COM.MICROSOFT.CONCAT(&quot; - &quot;; COLUMN([.A1573]))))" office:value-type="string" office:string-value="Cell 1572 - 1" calcext:value-type="string">
            <text:p>Cell 1572 - 1</text:p>
          </table:table-cell>
          <table:table-cell table:formula="of:= COM.MICROSOFT.CONCAT(&quot;Cell &quot;; COM.MICROSOFT.CONCAT(ROW([.B1573]) - 1; COM.MICROSOFT.CONCAT(&quot; - &quot;; COLUMN([.B1573]))))" office:value-type="string" office:string-value="Cell 1572 - 2" calcext:value-type="string">
            <text:p>Cell 1572 - 2</text:p>
          </table:table-cell>
        </table:table-row>
        <table:table-row table:style-name="ro1">
          <table:table-cell table:formula="of:= COM.MICROSOFT.CONCAT(&quot;Cell &quot;; COM.MICROSOFT.CONCAT(ROW([.A1574]) - 1; COM.MICROSOFT.CONCAT(&quot; - &quot;; COLUMN([.A1574]))))" office:value-type="string" office:string-value="Cell 1573 - 1" calcext:value-type="string">
            <text:p>Cell 1573 - 1</text:p>
          </table:table-cell>
          <table:table-cell table:formula="of:= COM.MICROSOFT.CONCAT(&quot;Cell &quot;; COM.MICROSOFT.CONCAT(ROW([.B1574]) - 1; COM.MICROSOFT.CONCAT(&quot; - &quot;; COLUMN([.B1574]))))" office:value-type="string" office:string-value="Cell 1573 - 2" calcext:value-type="string">
            <text:p>Cell 1573 - 2</text:p>
          </table:table-cell>
        </table:table-row>
        <table:table-row table:style-name="ro1">
          <table:table-cell table:formula="of:= COM.MICROSOFT.CONCAT(&quot;Cell &quot;; COM.MICROSOFT.CONCAT(ROW([.A1575]) - 1; COM.MICROSOFT.CONCAT(&quot; - &quot;; COLUMN([.A1575]))))" office:value-type="string" office:string-value="Cell 1574 - 1" calcext:value-type="string">
            <text:p>Cell 1574 - 1</text:p>
          </table:table-cell>
          <table:table-cell table:formula="of:= COM.MICROSOFT.CONCAT(&quot;Cell &quot;; COM.MICROSOFT.CONCAT(ROW([.B1575]) - 1; COM.MICROSOFT.CONCAT(&quot; - &quot;; COLUMN([.B1575]))))" office:value-type="string" office:string-value="Cell 1574 - 2" calcext:value-type="string">
            <text:p>Cell 1574 - 2</text:p>
          </table:table-cell>
        </table:table-row>
        <table:table-row table:style-name="ro1">
          <table:table-cell table:formula="of:= COM.MICROSOFT.CONCAT(&quot;Cell &quot;; COM.MICROSOFT.CONCAT(ROW([.A1576]) - 1; COM.MICROSOFT.CONCAT(&quot; - &quot;; COLUMN([.A1576]))))" office:value-type="string" office:string-value="Cell 1575 - 1" calcext:value-type="string">
            <text:p>Cell 1575 - 1</text:p>
          </table:table-cell>
          <table:table-cell table:formula="of:= COM.MICROSOFT.CONCAT(&quot;Cell &quot;; COM.MICROSOFT.CONCAT(ROW([.B1576]) - 1; COM.MICROSOFT.CONCAT(&quot; - &quot;; COLUMN([.B1576]))))" office:value-type="string" office:string-value="Cell 1575 - 2" calcext:value-type="string">
            <text:p>Cell 1575 - 2</text:p>
          </table:table-cell>
        </table:table-row>
        <table:table-row table:style-name="ro1">
          <table:table-cell table:formula="of:= COM.MICROSOFT.CONCAT(&quot;Cell &quot;; COM.MICROSOFT.CONCAT(ROW([.A1577]) - 1; COM.MICROSOFT.CONCAT(&quot; - &quot;; COLUMN([.A1577]))))" office:value-type="string" office:string-value="Cell 1576 - 1" calcext:value-type="string">
            <text:p>Cell 1576 - 1</text:p>
          </table:table-cell>
          <table:table-cell table:formula="of:= COM.MICROSOFT.CONCAT(&quot;Cell &quot;; COM.MICROSOFT.CONCAT(ROW([.B1577]) - 1; COM.MICROSOFT.CONCAT(&quot; - &quot;; COLUMN([.B1577]))))" office:value-type="string" office:string-value="Cell 1576 - 2" calcext:value-type="string">
            <text:p>Cell 1576 - 2</text:p>
          </table:table-cell>
        </table:table-row>
        <table:table-row table:style-name="ro1">
          <table:table-cell table:formula="of:= COM.MICROSOFT.CONCAT(&quot;Cell &quot;; COM.MICROSOFT.CONCAT(ROW([.A1578]) - 1; COM.MICROSOFT.CONCAT(&quot; - &quot;; COLUMN([.A1578]))))" office:value-type="string" office:string-value="Cell 1577 - 1" calcext:value-type="string">
            <text:p>Cell 1577 - 1</text:p>
          </table:table-cell>
          <table:table-cell table:formula="of:= COM.MICROSOFT.CONCAT(&quot;Cell &quot;; COM.MICROSOFT.CONCAT(ROW([.B1578]) - 1; COM.MICROSOFT.CONCAT(&quot; - &quot;; COLUMN([.B1578]))))" office:value-type="string" office:string-value="Cell 1577 - 2" calcext:value-type="string">
            <text:p>Cell 1577 - 2</text:p>
          </table:table-cell>
        </table:table-row>
        <table:table-row table:style-name="ro1">
          <table:table-cell table:formula="of:= COM.MICROSOFT.CONCAT(&quot;Cell &quot;; COM.MICROSOFT.CONCAT(ROW([.A1579]) - 1; COM.MICROSOFT.CONCAT(&quot; - &quot;; COLUMN([.A1579]))))" office:value-type="string" office:string-value="Cell 1578 - 1" calcext:value-type="string">
            <text:p>Cell 1578 - 1</text:p>
          </table:table-cell>
          <table:table-cell table:formula="of:= COM.MICROSOFT.CONCAT(&quot;Cell &quot;; COM.MICROSOFT.CONCAT(ROW([.B1579]) - 1; COM.MICROSOFT.CONCAT(&quot; - &quot;; COLUMN([.B1579]))))" office:value-type="string" office:string-value="Cell 1578 - 2" calcext:value-type="string">
            <text:p>Cell 1578 - 2</text:p>
          </table:table-cell>
        </table:table-row>
        <table:table-row table:style-name="ro1">
          <table:table-cell table:formula="of:= COM.MICROSOFT.CONCAT(&quot;Cell &quot;; COM.MICROSOFT.CONCAT(ROW([.A1580]) - 1; COM.MICROSOFT.CONCAT(&quot; - &quot;; COLUMN([.A1580]))))" office:value-type="string" office:string-value="Cell 1579 - 1" calcext:value-type="string">
            <text:p>Cell 1579 - 1</text:p>
          </table:table-cell>
          <table:table-cell table:formula="of:= COM.MICROSOFT.CONCAT(&quot;Cell &quot;; COM.MICROSOFT.CONCAT(ROW([.B1580]) - 1; COM.MICROSOFT.CONCAT(&quot; - &quot;; COLUMN([.B1580]))))" office:value-type="string" office:string-value="Cell 1579 - 2" calcext:value-type="string">
            <text:p>Cell 1579 - 2</text:p>
          </table:table-cell>
        </table:table-row>
        <table:table-row table:style-name="ro1">
          <table:table-cell table:formula="of:= COM.MICROSOFT.CONCAT(&quot;Cell &quot;; COM.MICROSOFT.CONCAT(ROW([.A1581]) - 1; COM.MICROSOFT.CONCAT(&quot; - &quot;; COLUMN([.A1581]))))" office:value-type="string" office:string-value="Cell 1580 - 1" calcext:value-type="string">
            <text:p>Cell 1580 - 1</text:p>
          </table:table-cell>
          <table:table-cell table:formula="of:= COM.MICROSOFT.CONCAT(&quot;Cell &quot;; COM.MICROSOFT.CONCAT(ROW([.B1581]) - 1; COM.MICROSOFT.CONCAT(&quot; - &quot;; COLUMN([.B1581]))))" office:value-type="string" office:string-value="Cell 1580 - 2" calcext:value-type="string">
            <text:p>Cell 1580 - 2</text:p>
          </table:table-cell>
        </table:table-row>
        <table:table-row table:style-name="ro1">
          <table:table-cell table:formula="of:= COM.MICROSOFT.CONCAT(&quot;Cell &quot;; COM.MICROSOFT.CONCAT(ROW([.A1582]) - 1; COM.MICROSOFT.CONCAT(&quot; - &quot;; COLUMN([.A1582]))))" office:value-type="string" office:string-value="Cell 1581 - 1" calcext:value-type="string">
            <text:p>Cell 1581 - 1</text:p>
          </table:table-cell>
          <table:table-cell table:formula="of:= COM.MICROSOFT.CONCAT(&quot;Cell &quot;; COM.MICROSOFT.CONCAT(ROW([.B1582]) - 1; COM.MICROSOFT.CONCAT(&quot; - &quot;; COLUMN([.B1582]))))" office:value-type="string" office:string-value="Cell 1581 - 2" calcext:value-type="string">
            <text:p>Cell 1581 - 2</text:p>
          </table:table-cell>
        </table:table-row>
        <table:table-row table:style-name="ro1">
          <table:table-cell table:formula="of:= COM.MICROSOFT.CONCAT(&quot;Cell &quot;; COM.MICROSOFT.CONCAT(ROW([.A1583]) - 1; COM.MICROSOFT.CONCAT(&quot; - &quot;; COLUMN([.A1583]))))" office:value-type="string" office:string-value="Cell 1582 - 1" calcext:value-type="string">
            <text:p>Cell 1582 - 1</text:p>
          </table:table-cell>
          <table:table-cell table:formula="of:= COM.MICROSOFT.CONCAT(&quot;Cell &quot;; COM.MICROSOFT.CONCAT(ROW([.B1583]) - 1; COM.MICROSOFT.CONCAT(&quot; - &quot;; COLUMN([.B1583]))))" office:value-type="string" office:string-value="Cell 1582 - 2" calcext:value-type="string">
            <text:p>Cell 1582 - 2</text:p>
          </table:table-cell>
        </table:table-row>
        <table:table-row table:style-name="ro1">
          <table:table-cell table:formula="of:= COM.MICROSOFT.CONCAT(&quot;Cell &quot;; COM.MICROSOFT.CONCAT(ROW([.A1584]) - 1; COM.MICROSOFT.CONCAT(&quot; - &quot;; COLUMN([.A1584]))))" office:value-type="string" office:string-value="Cell 1583 - 1" calcext:value-type="string">
            <text:p>Cell 1583 - 1</text:p>
          </table:table-cell>
          <table:table-cell table:formula="of:= COM.MICROSOFT.CONCAT(&quot;Cell &quot;; COM.MICROSOFT.CONCAT(ROW([.B1584]) - 1; COM.MICROSOFT.CONCAT(&quot; - &quot;; COLUMN([.B1584]))))" office:value-type="string" office:string-value="Cell 1583 - 2" calcext:value-type="string">
            <text:p>Cell 1583 - 2</text:p>
          </table:table-cell>
        </table:table-row>
        <table:table-row table:style-name="ro1">
          <table:table-cell table:formula="of:= COM.MICROSOFT.CONCAT(&quot;Cell &quot;; COM.MICROSOFT.CONCAT(ROW([.A1585]) - 1; COM.MICROSOFT.CONCAT(&quot; - &quot;; COLUMN([.A1585]))))" office:value-type="string" office:string-value="Cell 1584 - 1" calcext:value-type="string">
            <text:p>Cell 1584 - 1</text:p>
          </table:table-cell>
          <table:table-cell table:formula="of:= COM.MICROSOFT.CONCAT(&quot;Cell &quot;; COM.MICROSOFT.CONCAT(ROW([.B1585]) - 1; COM.MICROSOFT.CONCAT(&quot; - &quot;; COLUMN([.B1585]))))" office:value-type="string" office:string-value="Cell 1584 - 2" calcext:value-type="string">
            <text:p>Cell 1584 - 2</text:p>
          </table:table-cell>
        </table:table-row>
        <table:table-row table:style-name="ro1">
          <table:table-cell table:formula="of:= COM.MICROSOFT.CONCAT(&quot;Cell &quot;; COM.MICROSOFT.CONCAT(ROW([.A1586]) - 1; COM.MICROSOFT.CONCAT(&quot; - &quot;; COLUMN([.A1586]))))" office:value-type="string" office:string-value="Cell 1585 - 1" calcext:value-type="string">
            <text:p>Cell 1585 - 1</text:p>
          </table:table-cell>
          <table:table-cell table:formula="of:= COM.MICROSOFT.CONCAT(&quot;Cell &quot;; COM.MICROSOFT.CONCAT(ROW([.B1586]) - 1; COM.MICROSOFT.CONCAT(&quot; - &quot;; COLUMN([.B1586]))))" office:value-type="string" office:string-value="Cell 1585 - 2" calcext:value-type="string">
            <text:p>Cell 1585 - 2</text:p>
          </table:table-cell>
        </table:table-row>
        <table:table-row table:style-name="ro1">
          <table:table-cell table:formula="of:= COM.MICROSOFT.CONCAT(&quot;Cell &quot;; COM.MICROSOFT.CONCAT(ROW([.A1587]) - 1; COM.MICROSOFT.CONCAT(&quot; - &quot;; COLUMN([.A1587]))))" office:value-type="string" office:string-value="Cell 1586 - 1" calcext:value-type="string">
            <text:p>Cell 1586 - 1</text:p>
          </table:table-cell>
          <table:table-cell table:formula="of:= COM.MICROSOFT.CONCAT(&quot;Cell &quot;; COM.MICROSOFT.CONCAT(ROW([.B1587]) - 1; COM.MICROSOFT.CONCAT(&quot; - &quot;; COLUMN([.B1587]))))" office:value-type="string" office:string-value="Cell 1586 - 2" calcext:value-type="string">
            <text:p>Cell 1586 - 2</text:p>
          </table:table-cell>
        </table:table-row>
        <table:table-row table:style-name="ro1">
          <table:table-cell table:formula="of:= COM.MICROSOFT.CONCAT(&quot;Cell &quot;; COM.MICROSOFT.CONCAT(ROW([.A1588]) - 1; COM.MICROSOFT.CONCAT(&quot; - &quot;; COLUMN([.A1588]))))" office:value-type="string" office:string-value="Cell 1587 - 1" calcext:value-type="string">
            <text:p>Cell 1587 - 1</text:p>
          </table:table-cell>
          <table:table-cell table:formula="of:= COM.MICROSOFT.CONCAT(&quot;Cell &quot;; COM.MICROSOFT.CONCAT(ROW([.B1588]) - 1; COM.MICROSOFT.CONCAT(&quot; - &quot;; COLUMN([.B1588]))))" office:value-type="string" office:string-value="Cell 1587 - 2" calcext:value-type="string">
            <text:p>Cell 1587 - 2</text:p>
          </table:table-cell>
        </table:table-row>
        <table:table-row table:style-name="ro1">
          <table:table-cell table:formula="of:= COM.MICROSOFT.CONCAT(&quot;Cell &quot;; COM.MICROSOFT.CONCAT(ROW([.A1589]) - 1; COM.MICROSOFT.CONCAT(&quot; - &quot;; COLUMN([.A1589]))))" office:value-type="string" office:string-value="Cell 1588 - 1" calcext:value-type="string">
            <text:p>Cell 1588 - 1</text:p>
          </table:table-cell>
          <table:table-cell table:formula="of:= COM.MICROSOFT.CONCAT(&quot;Cell &quot;; COM.MICROSOFT.CONCAT(ROW([.B1589]) - 1; COM.MICROSOFT.CONCAT(&quot; - &quot;; COLUMN([.B1589]))))" office:value-type="string" office:string-value="Cell 1588 - 2" calcext:value-type="string">
            <text:p>Cell 1588 - 2</text:p>
          </table:table-cell>
        </table:table-row>
        <table:table-row table:style-name="ro1">
          <table:table-cell table:formula="of:= COM.MICROSOFT.CONCAT(&quot;Cell &quot;; COM.MICROSOFT.CONCAT(ROW([.A1590]) - 1; COM.MICROSOFT.CONCAT(&quot; - &quot;; COLUMN([.A1590]))))" office:value-type="string" office:string-value="Cell 1589 - 1" calcext:value-type="string">
            <text:p>Cell 1589 - 1</text:p>
          </table:table-cell>
          <table:table-cell table:formula="of:= COM.MICROSOFT.CONCAT(&quot;Cell &quot;; COM.MICROSOFT.CONCAT(ROW([.B1590]) - 1; COM.MICROSOFT.CONCAT(&quot; - &quot;; COLUMN([.B1590]))))" office:value-type="string" office:string-value="Cell 1589 - 2" calcext:value-type="string">
            <text:p>Cell 1589 - 2</text:p>
          </table:table-cell>
        </table:table-row>
        <table:table-row table:style-name="ro1">
          <table:table-cell table:formula="of:= COM.MICROSOFT.CONCAT(&quot;Cell &quot;; COM.MICROSOFT.CONCAT(ROW([.A1591]) - 1; COM.MICROSOFT.CONCAT(&quot; - &quot;; COLUMN([.A1591]))))" office:value-type="string" office:string-value="Cell 1590 - 1" calcext:value-type="string">
            <text:p>Cell 1590 - 1</text:p>
          </table:table-cell>
          <table:table-cell table:formula="of:= COM.MICROSOFT.CONCAT(&quot;Cell &quot;; COM.MICROSOFT.CONCAT(ROW([.B1591]) - 1; COM.MICROSOFT.CONCAT(&quot; - &quot;; COLUMN([.B1591]))))" office:value-type="string" office:string-value="Cell 1590 - 2" calcext:value-type="string">
            <text:p>Cell 1590 - 2</text:p>
          </table:table-cell>
        </table:table-row>
        <table:table-row table:style-name="ro1">
          <table:table-cell table:formula="of:= COM.MICROSOFT.CONCAT(&quot;Cell &quot;; COM.MICROSOFT.CONCAT(ROW([.A1592]) - 1; COM.MICROSOFT.CONCAT(&quot; - &quot;; COLUMN([.A1592]))))" office:value-type="string" office:string-value="Cell 1591 - 1" calcext:value-type="string">
            <text:p>Cell 1591 - 1</text:p>
          </table:table-cell>
          <table:table-cell table:formula="of:= COM.MICROSOFT.CONCAT(&quot;Cell &quot;; COM.MICROSOFT.CONCAT(ROW([.B1592]) - 1; COM.MICROSOFT.CONCAT(&quot; - &quot;; COLUMN([.B1592]))))" office:value-type="string" office:string-value="Cell 1591 - 2" calcext:value-type="string">
            <text:p>Cell 1591 - 2</text:p>
          </table:table-cell>
        </table:table-row>
        <table:table-row table:style-name="ro1">
          <table:table-cell table:formula="of:= COM.MICROSOFT.CONCAT(&quot;Cell &quot;; COM.MICROSOFT.CONCAT(ROW([.A1593]) - 1; COM.MICROSOFT.CONCAT(&quot; - &quot;; COLUMN([.A1593]))))" office:value-type="string" office:string-value="Cell 1592 - 1" calcext:value-type="string">
            <text:p>Cell 1592 - 1</text:p>
          </table:table-cell>
          <table:table-cell table:formula="of:= COM.MICROSOFT.CONCAT(&quot;Cell &quot;; COM.MICROSOFT.CONCAT(ROW([.B1593]) - 1; COM.MICROSOFT.CONCAT(&quot; - &quot;; COLUMN([.B1593]))))" office:value-type="string" office:string-value="Cell 1592 - 2" calcext:value-type="string">
            <text:p>Cell 1592 - 2</text:p>
          </table:table-cell>
        </table:table-row>
        <table:table-row table:style-name="ro1">
          <table:table-cell table:formula="of:= COM.MICROSOFT.CONCAT(&quot;Cell &quot;; COM.MICROSOFT.CONCAT(ROW([.A1594]) - 1; COM.MICROSOFT.CONCAT(&quot; - &quot;; COLUMN([.A1594]))))" office:value-type="string" office:string-value="Cell 1593 - 1" calcext:value-type="string">
            <text:p>Cell 1593 - 1</text:p>
          </table:table-cell>
          <table:table-cell table:formula="of:= COM.MICROSOFT.CONCAT(&quot;Cell &quot;; COM.MICROSOFT.CONCAT(ROW([.B1594]) - 1; COM.MICROSOFT.CONCAT(&quot; - &quot;; COLUMN([.B1594]))))" office:value-type="string" office:string-value="Cell 1593 - 2" calcext:value-type="string">
            <text:p>Cell 1593 - 2</text:p>
          </table:table-cell>
        </table:table-row>
        <table:table-row table:style-name="ro1">
          <table:table-cell table:formula="of:= COM.MICROSOFT.CONCAT(&quot;Cell &quot;; COM.MICROSOFT.CONCAT(ROW([.A1595]) - 1; COM.MICROSOFT.CONCAT(&quot; - &quot;; COLUMN([.A1595]))))" office:value-type="string" office:string-value="Cell 1594 - 1" calcext:value-type="string">
            <text:p>Cell 1594 - 1</text:p>
          </table:table-cell>
          <table:table-cell table:formula="of:= COM.MICROSOFT.CONCAT(&quot;Cell &quot;; COM.MICROSOFT.CONCAT(ROW([.B1595]) - 1; COM.MICROSOFT.CONCAT(&quot; - &quot;; COLUMN([.B1595]))))" office:value-type="string" office:string-value="Cell 1594 - 2" calcext:value-type="string">
            <text:p>Cell 1594 - 2</text:p>
          </table:table-cell>
        </table:table-row>
        <table:table-row table:style-name="ro1">
          <table:table-cell table:formula="of:= COM.MICROSOFT.CONCAT(&quot;Cell &quot;; COM.MICROSOFT.CONCAT(ROW([.A1596]) - 1; COM.MICROSOFT.CONCAT(&quot; - &quot;; COLUMN([.A1596]))))" office:value-type="string" office:string-value="Cell 1595 - 1" calcext:value-type="string">
            <text:p>Cell 1595 - 1</text:p>
          </table:table-cell>
          <table:table-cell table:formula="of:= COM.MICROSOFT.CONCAT(&quot;Cell &quot;; COM.MICROSOFT.CONCAT(ROW([.B1596]) - 1; COM.MICROSOFT.CONCAT(&quot; - &quot;; COLUMN([.B1596]))))" office:value-type="string" office:string-value="Cell 1595 - 2" calcext:value-type="string">
            <text:p>Cell 1595 - 2</text:p>
          </table:table-cell>
        </table:table-row>
        <table:table-row table:style-name="ro1">
          <table:table-cell table:formula="of:= COM.MICROSOFT.CONCAT(&quot;Cell &quot;; COM.MICROSOFT.CONCAT(ROW([.A1597]) - 1; COM.MICROSOFT.CONCAT(&quot; - &quot;; COLUMN([.A1597]))))" office:value-type="string" office:string-value="Cell 1596 - 1" calcext:value-type="string">
            <text:p>Cell 1596 - 1</text:p>
          </table:table-cell>
          <table:table-cell table:formula="of:= COM.MICROSOFT.CONCAT(&quot;Cell &quot;; COM.MICROSOFT.CONCAT(ROW([.B1597]) - 1; COM.MICROSOFT.CONCAT(&quot; - &quot;; COLUMN([.B1597]))))" office:value-type="string" office:string-value="Cell 1596 - 2" calcext:value-type="string">
            <text:p>Cell 1596 - 2</text:p>
          </table:table-cell>
        </table:table-row>
        <table:table-row table:style-name="ro1">
          <table:table-cell table:formula="of:= COM.MICROSOFT.CONCAT(&quot;Cell &quot;; COM.MICROSOFT.CONCAT(ROW([.A1598]) - 1; COM.MICROSOFT.CONCAT(&quot; - &quot;; COLUMN([.A1598]))))" office:value-type="string" office:string-value="Cell 1597 - 1" calcext:value-type="string">
            <text:p>Cell 1597 - 1</text:p>
          </table:table-cell>
          <table:table-cell table:formula="of:= COM.MICROSOFT.CONCAT(&quot;Cell &quot;; COM.MICROSOFT.CONCAT(ROW([.B1598]) - 1; COM.MICROSOFT.CONCAT(&quot; - &quot;; COLUMN([.B1598]))))" office:value-type="string" office:string-value="Cell 1597 - 2" calcext:value-type="string">
            <text:p>Cell 1597 - 2</text:p>
          </table:table-cell>
        </table:table-row>
        <table:table-row table:style-name="ro1">
          <table:table-cell table:formula="of:= COM.MICROSOFT.CONCAT(&quot;Cell &quot;; COM.MICROSOFT.CONCAT(ROW([.A1599]) - 1; COM.MICROSOFT.CONCAT(&quot; - &quot;; COLUMN([.A1599]))))" office:value-type="string" office:string-value="Cell 1598 - 1" calcext:value-type="string">
            <text:p>Cell 1598 - 1</text:p>
          </table:table-cell>
          <table:table-cell table:formula="of:= COM.MICROSOFT.CONCAT(&quot;Cell &quot;; COM.MICROSOFT.CONCAT(ROW([.B1599]) - 1; COM.MICROSOFT.CONCAT(&quot; - &quot;; COLUMN([.B1599]))))" office:value-type="string" office:string-value="Cell 1598 - 2" calcext:value-type="string">
            <text:p>Cell 1598 - 2</text:p>
          </table:table-cell>
        </table:table-row>
        <table:table-row table:style-name="ro1">
          <table:table-cell table:formula="of:= COM.MICROSOFT.CONCAT(&quot;Cell &quot;; COM.MICROSOFT.CONCAT(ROW([.A1600]) - 1; COM.MICROSOFT.CONCAT(&quot; - &quot;; COLUMN([.A1600]))))" office:value-type="string" office:string-value="Cell 1599 - 1" calcext:value-type="string">
            <text:p>Cell 1599 - 1</text:p>
          </table:table-cell>
          <table:table-cell table:formula="of:= COM.MICROSOFT.CONCAT(&quot;Cell &quot;; COM.MICROSOFT.CONCAT(ROW([.B1600]) - 1; COM.MICROSOFT.CONCAT(&quot; - &quot;; COLUMN([.B1600]))))" office:value-type="string" office:string-value="Cell 1599 - 2" calcext:value-type="string">
            <text:p>Cell 1599 - 2</text:p>
          </table:table-cell>
        </table:table-row>
        <table:table-row table:style-name="ro1">
          <table:table-cell table:formula="of:= COM.MICROSOFT.CONCAT(&quot;Cell &quot;; COM.MICROSOFT.CONCAT(ROW([.A1601]) - 1; COM.MICROSOFT.CONCAT(&quot; - &quot;; COLUMN([.A1601]))))" office:value-type="string" office:string-value="Cell 1600 - 1" calcext:value-type="string">
            <text:p>Cell 1600 - 1</text:p>
          </table:table-cell>
          <table:table-cell table:formula="of:= COM.MICROSOFT.CONCAT(&quot;Cell &quot;; COM.MICROSOFT.CONCAT(ROW([.B1601]) - 1; COM.MICROSOFT.CONCAT(&quot; - &quot;; COLUMN([.B1601]))))" office:value-type="string" office:string-value="Cell 1600 - 2" calcext:value-type="string">
            <text:p>Cell 1600 - 2</text:p>
          </table:table-cell>
        </table:table-row>
        <table:table-row table:style-name="ro1">
          <table:table-cell table:formula="of:= COM.MICROSOFT.CONCAT(&quot;Cell &quot;; COM.MICROSOFT.CONCAT(ROW([.A1602]) - 1; COM.MICROSOFT.CONCAT(&quot; - &quot;; COLUMN([.A1602]))))" office:value-type="string" office:string-value="Cell 1601 - 1" calcext:value-type="string">
            <text:p>Cell 1601 - 1</text:p>
          </table:table-cell>
          <table:table-cell table:formula="of:= COM.MICROSOFT.CONCAT(&quot;Cell &quot;; COM.MICROSOFT.CONCAT(ROW([.B1602]) - 1; COM.MICROSOFT.CONCAT(&quot; - &quot;; COLUMN([.B1602]))))" office:value-type="string" office:string-value="Cell 1601 - 2" calcext:value-type="string">
            <text:p>Cell 1601 - 2</text:p>
          </table:table-cell>
        </table:table-row>
        <table:table-row table:style-name="ro1">
          <table:table-cell table:formula="of:= COM.MICROSOFT.CONCAT(&quot;Cell &quot;; COM.MICROSOFT.CONCAT(ROW([.A1603]) - 1; COM.MICROSOFT.CONCAT(&quot; - &quot;; COLUMN([.A1603]))))" office:value-type="string" office:string-value="Cell 1602 - 1" calcext:value-type="string">
            <text:p>Cell 1602 - 1</text:p>
          </table:table-cell>
          <table:table-cell table:formula="of:= COM.MICROSOFT.CONCAT(&quot;Cell &quot;; COM.MICROSOFT.CONCAT(ROW([.B1603]) - 1; COM.MICROSOFT.CONCAT(&quot; - &quot;; COLUMN([.B1603]))))" office:value-type="string" office:string-value="Cell 1602 - 2" calcext:value-type="string">
            <text:p>Cell 1602 - 2</text:p>
          </table:table-cell>
        </table:table-row>
        <table:table-row table:style-name="ro1">
          <table:table-cell table:formula="of:= COM.MICROSOFT.CONCAT(&quot;Cell &quot;; COM.MICROSOFT.CONCAT(ROW([.A1604]) - 1; COM.MICROSOFT.CONCAT(&quot; - &quot;; COLUMN([.A1604]))))" office:value-type="string" office:string-value="Cell 1603 - 1" calcext:value-type="string">
            <text:p>Cell 1603 - 1</text:p>
          </table:table-cell>
          <table:table-cell table:formula="of:= COM.MICROSOFT.CONCAT(&quot;Cell &quot;; COM.MICROSOFT.CONCAT(ROW([.B1604]) - 1; COM.MICROSOFT.CONCAT(&quot; - &quot;; COLUMN([.B1604]))))" office:value-type="string" office:string-value="Cell 1603 - 2" calcext:value-type="string">
            <text:p>Cell 1603 - 2</text:p>
          </table:table-cell>
        </table:table-row>
        <table:table-row table:style-name="ro1">
          <table:table-cell table:formula="of:= COM.MICROSOFT.CONCAT(&quot;Cell &quot;; COM.MICROSOFT.CONCAT(ROW([.A1605]) - 1; COM.MICROSOFT.CONCAT(&quot; - &quot;; COLUMN([.A1605]))))" office:value-type="string" office:string-value="Cell 1604 - 1" calcext:value-type="string">
            <text:p>Cell 1604 - 1</text:p>
          </table:table-cell>
          <table:table-cell table:formula="of:= COM.MICROSOFT.CONCAT(&quot;Cell &quot;; COM.MICROSOFT.CONCAT(ROW([.B1605]) - 1; COM.MICROSOFT.CONCAT(&quot; - &quot;; COLUMN([.B1605]))))" office:value-type="string" office:string-value="Cell 1604 - 2" calcext:value-type="string">
            <text:p>Cell 1604 - 2</text:p>
          </table:table-cell>
        </table:table-row>
        <table:table-row table:style-name="ro1">
          <table:table-cell table:formula="of:= COM.MICROSOFT.CONCAT(&quot;Cell &quot;; COM.MICROSOFT.CONCAT(ROW([.A1606]) - 1; COM.MICROSOFT.CONCAT(&quot; - &quot;; COLUMN([.A1606]))))" office:value-type="string" office:string-value="Cell 1605 - 1" calcext:value-type="string">
            <text:p>Cell 1605 - 1</text:p>
          </table:table-cell>
          <table:table-cell table:formula="of:= COM.MICROSOFT.CONCAT(&quot;Cell &quot;; COM.MICROSOFT.CONCAT(ROW([.B1606]) - 1; COM.MICROSOFT.CONCAT(&quot; - &quot;; COLUMN([.B1606]))))" office:value-type="string" office:string-value="Cell 1605 - 2" calcext:value-type="string">
            <text:p>Cell 1605 - 2</text:p>
          </table:table-cell>
        </table:table-row>
        <table:table-row table:style-name="ro1">
          <table:table-cell table:formula="of:= COM.MICROSOFT.CONCAT(&quot;Cell &quot;; COM.MICROSOFT.CONCAT(ROW([.A1607]) - 1; COM.MICROSOFT.CONCAT(&quot; - &quot;; COLUMN([.A1607]))))" office:value-type="string" office:string-value="Cell 1606 - 1" calcext:value-type="string">
            <text:p>Cell 1606 - 1</text:p>
          </table:table-cell>
          <table:table-cell table:formula="of:= COM.MICROSOFT.CONCAT(&quot;Cell &quot;; COM.MICROSOFT.CONCAT(ROW([.B1607]) - 1; COM.MICROSOFT.CONCAT(&quot; - &quot;; COLUMN([.B1607]))))" office:value-type="string" office:string-value="Cell 1606 - 2" calcext:value-type="string">
            <text:p>Cell 1606 - 2</text:p>
          </table:table-cell>
        </table:table-row>
        <table:table-row table:style-name="ro1">
          <table:table-cell table:formula="of:= COM.MICROSOFT.CONCAT(&quot;Cell &quot;; COM.MICROSOFT.CONCAT(ROW([.A1608]) - 1; COM.MICROSOFT.CONCAT(&quot; - &quot;; COLUMN([.A1608]))))" office:value-type="string" office:string-value="Cell 1607 - 1" calcext:value-type="string">
            <text:p>Cell 1607 - 1</text:p>
          </table:table-cell>
          <table:table-cell table:formula="of:= COM.MICROSOFT.CONCAT(&quot;Cell &quot;; COM.MICROSOFT.CONCAT(ROW([.B1608]) - 1; COM.MICROSOFT.CONCAT(&quot; - &quot;; COLUMN([.B1608]))))" office:value-type="string" office:string-value="Cell 1607 - 2" calcext:value-type="string">
            <text:p>Cell 1607 - 2</text:p>
          </table:table-cell>
        </table:table-row>
        <table:table-row table:style-name="ro1">
          <table:table-cell table:formula="of:= COM.MICROSOFT.CONCAT(&quot;Cell &quot;; COM.MICROSOFT.CONCAT(ROW([.A1609]) - 1; COM.MICROSOFT.CONCAT(&quot; - &quot;; COLUMN([.A1609]))))" office:value-type="string" office:string-value="Cell 1608 - 1" calcext:value-type="string">
            <text:p>Cell 1608 - 1</text:p>
          </table:table-cell>
          <table:table-cell table:formula="of:= COM.MICROSOFT.CONCAT(&quot;Cell &quot;; COM.MICROSOFT.CONCAT(ROW([.B1609]) - 1; COM.MICROSOFT.CONCAT(&quot; - &quot;; COLUMN([.B1609]))))" office:value-type="string" office:string-value="Cell 1608 - 2" calcext:value-type="string">
            <text:p>Cell 1608 - 2</text:p>
          </table:table-cell>
        </table:table-row>
        <table:table-row table:style-name="ro1">
          <table:table-cell table:formula="of:= COM.MICROSOFT.CONCAT(&quot;Cell &quot;; COM.MICROSOFT.CONCAT(ROW([.A1610]) - 1; COM.MICROSOFT.CONCAT(&quot; - &quot;; COLUMN([.A1610]))))" office:value-type="string" office:string-value="Cell 1609 - 1" calcext:value-type="string">
            <text:p>Cell 1609 - 1</text:p>
          </table:table-cell>
          <table:table-cell table:formula="of:= COM.MICROSOFT.CONCAT(&quot;Cell &quot;; COM.MICROSOFT.CONCAT(ROW([.B1610]) - 1; COM.MICROSOFT.CONCAT(&quot; - &quot;; COLUMN([.B1610]))))" office:value-type="string" office:string-value="Cell 1609 - 2" calcext:value-type="string">
            <text:p>Cell 1609 - 2</text:p>
          </table:table-cell>
        </table:table-row>
        <table:table-row table:style-name="ro1">
          <table:table-cell table:formula="of:= COM.MICROSOFT.CONCAT(&quot;Cell &quot;; COM.MICROSOFT.CONCAT(ROW([.A1611]) - 1; COM.MICROSOFT.CONCAT(&quot; - &quot;; COLUMN([.A1611]))))" office:value-type="string" office:string-value="Cell 1610 - 1" calcext:value-type="string">
            <text:p>Cell 1610 - 1</text:p>
          </table:table-cell>
          <table:table-cell table:formula="of:= COM.MICROSOFT.CONCAT(&quot;Cell &quot;; COM.MICROSOFT.CONCAT(ROW([.B1611]) - 1; COM.MICROSOFT.CONCAT(&quot; - &quot;; COLUMN([.B1611]))))" office:value-type="string" office:string-value="Cell 1610 - 2" calcext:value-type="string">
            <text:p>Cell 1610 - 2</text:p>
          </table:table-cell>
        </table:table-row>
        <table:table-row table:style-name="ro1">
          <table:table-cell table:formula="of:= COM.MICROSOFT.CONCAT(&quot;Cell &quot;; COM.MICROSOFT.CONCAT(ROW([.A1612]) - 1; COM.MICROSOFT.CONCAT(&quot; - &quot;; COLUMN([.A1612]))))" office:value-type="string" office:string-value="Cell 1611 - 1" calcext:value-type="string">
            <text:p>Cell 1611 - 1</text:p>
          </table:table-cell>
          <table:table-cell table:formula="of:= COM.MICROSOFT.CONCAT(&quot;Cell &quot;; COM.MICROSOFT.CONCAT(ROW([.B1612]) - 1; COM.MICROSOFT.CONCAT(&quot; - &quot;; COLUMN([.B1612]))))" office:value-type="string" office:string-value="Cell 1611 - 2" calcext:value-type="string">
            <text:p>Cell 1611 - 2</text:p>
          </table:table-cell>
        </table:table-row>
        <table:table-row table:style-name="ro1">
          <table:table-cell table:formula="of:= COM.MICROSOFT.CONCAT(&quot;Cell &quot;; COM.MICROSOFT.CONCAT(ROW([.A1613]) - 1; COM.MICROSOFT.CONCAT(&quot; - &quot;; COLUMN([.A1613]))))" office:value-type="string" office:string-value="Cell 1612 - 1" calcext:value-type="string">
            <text:p>Cell 1612 - 1</text:p>
          </table:table-cell>
          <table:table-cell table:formula="of:= COM.MICROSOFT.CONCAT(&quot;Cell &quot;; COM.MICROSOFT.CONCAT(ROW([.B1613]) - 1; COM.MICROSOFT.CONCAT(&quot; - &quot;; COLUMN([.B1613]))))" office:value-type="string" office:string-value="Cell 1612 - 2" calcext:value-type="string">
            <text:p>Cell 1612 - 2</text:p>
          </table:table-cell>
        </table:table-row>
        <table:table-row table:style-name="ro1">
          <table:table-cell table:formula="of:= COM.MICROSOFT.CONCAT(&quot;Cell &quot;; COM.MICROSOFT.CONCAT(ROW([.A1614]) - 1; COM.MICROSOFT.CONCAT(&quot; - &quot;; COLUMN([.A1614]))))" office:value-type="string" office:string-value="Cell 1613 - 1" calcext:value-type="string">
            <text:p>Cell 1613 - 1</text:p>
          </table:table-cell>
          <table:table-cell table:formula="of:= COM.MICROSOFT.CONCAT(&quot;Cell &quot;; COM.MICROSOFT.CONCAT(ROW([.B1614]) - 1; COM.MICROSOFT.CONCAT(&quot; - &quot;; COLUMN([.B1614]))))" office:value-type="string" office:string-value="Cell 1613 - 2" calcext:value-type="string">
            <text:p>Cell 1613 - 2</text:p>
          </table:table-cell>
        </table:table-row>
        <table:table-row table:style-name="ro1">
          <table:table-cell table:formula="of:= COM.MICROSOFT.CONCAT(&quot;Cell &quot;; COM.MICROSOFT.CONCAT(ROW([.A1615]) - 1; COM.MICROSOFT.CONCAT(&quot; - &quot;; COLUMN([.A1615]))))" office:value-type="string" office:string-value="Cell 1614 - 1" calcext:value-type="string">
            <text:p>Cell 1614 - 1</text:p>
          </table:table-cell>
          <table:table-cell table:formula="of:= COM.MICROSOFT.CONCAT(&quot;Cell &quot;; COM.MICROSOFT.CONCAT(ROW([.B1615]) - 1; COM.MICROSOFT.CONCAT(&quot; - &quot;; COLUMN([.B1615]))))" office:value-type="string" office:string-value="Cell 1614 - 2" calcext:value-type="string">
            <text:p>Cell 1614 - 2</text:p>
          </table:table-cell>
        </table:table-row>
        <table:table-row table:style-name="ro1">
          <table:table-cell table:formula="of:= COM.MICROSOFT.CONCAT(&quot;Cell &quot;; COM.MICROSOFT.CONCAT(ROW([.A1616]) - 1; COM.MICROSOFT.CONCAT(&quot; - &quot;; COLUMN([.A1616]))))" office:value-type="string" office:string-value="Cell 1615 - 1" calcext:value-type="string">
            <text:p>Cell 1615 - 1</text:p>
          </table:table-cell>
          <table:table-cell table:formula="of:= COM.MICROSOFT.CONCAT(&quot;Cell &quot;; COM.MICROSOFT.CONCAT(ROW([.B1616]) - 1; COM.MICROSOFT.CONCAT(&quot; - &quot;; COLUMN([.B1616]))))" office:value-type="string" office:string-value="Cell 1615 - 2" calcext:value-type="string">
            <text:p>Cell 1615 - 2</text:p>
          </table:table-cell>
        </table:table-row>
        <table:table-row table:style-name="ro1">
          <table:table-cell table:formula="of:= COM.MICROSOFT.CONCAT(&quot;Cell &quot;; COM.MICROSOFT.CONCAT(ROW([.A1617]) - 1; COM.MICROSOFT.CONCAT(&quot; - &quot;; COLUMN([.A1617]))))" office:value-type="string" office:string-value="Cell 1616 - 1" calcext:value-type="string">
            <text:p>Cell 1616 - 1</text:p>
          </table:table-cell>
          <table:table-cell table:formula="of:= COM.MICROSOFT.CONCAT(&quot;Cell &quot;; COM.MICROSOFT.CONCAT(ROW([.B1617]) - 1; COM.MICROSOFT.CONCAT(&quot; - &quot;; COLUMN([.B1617]))))" office:value-type="string" office:string-value="Cell 1616 - 2" calcext:value-type="string">
            <text:p>Cell 1616 - 2</text:p>
          </table:table-cell>
        </table:table-row>
        <table:table-row table:style-name="ro1">
          <table:table-cell table:formula="of:= COM.MICROSOFT.CONCAT(&quot;Cell &quot;; COM.MICROSOFT.CONCAT(ROW([.A1618]) - 1; COM.MICROSOFT.CONCAT(&quot; - &quot;; COLUMN([.A1618]))))" office:value-type="string" office:string-value="Cell 1617 - 1" calcext:value-type="string">
            <text:p>Cell 1617 - 1</text:p>
          </table:table-cell>
          <table:table-cell table:formula="of:= COM.MICROSOFT.CONCAT(&quot;Cell &quot;; COM.MICROSOFT.CONCAT(ROW([.B1618]) - 1; COM.MICROSOFT.CONCAT(&quot; - &quot;; COLUMN([.B1618]))))" office:value-type="string" office:string-value="Cell 1617 - 2" calcext:value-type="string">
            <text:p>Cell 1617 - 2</text:p>
          </table:table-cell>
        </table:table-row>
        <table:table-row table:style-name="ro1">
          <table:table-cell table:formula="of:= COM.MICROSOFT.CONCAT(&quot;Cell &quot;; COM.MICROSOFT.CONCAT(ROW([.A1619]) - 1; COM.MICROSOFT.CONCAT(&quot; - &quot;; COLUMN([.A1619]))))" office:value-type="string" office:string-value="Cell 1618 - 1" calcext:value-type="string">
            <text:p>Cell 1618 - 1</text:p>
          </table:table-cell>
          <table:table-cell table:formula="of:= COM.MICROSOFT.CONCAT(&quot;Cell &quot;; COM.MICROSOFT.CONCAT(ROW([.B1619]) - 1; COM.MICROSOFT.CONCAT(&quot; - &quot;; COLUMN([.B1619]))))" office:value-type="string" office:string-value="Cell 1618 - 2" calcext:value-type="string">
            <text:p>Cell 1618 - 2</text:p>
          </table:table-cell>
        </table:table-row>
        <table:table-row table:style-name="ro1">
          <table:table-cell table:formula="of:= COM.MICROSOFT.CONCAT(&quot;Cell &quot;; COM.MICROSOFT.CONCAT(ROW([.A1620]) - 1; COM.MICROSOFT.CONCAT(&quot; - &quot;; COLUMN([.A1620]))))" office:value-type="string" office:string-value="Cell 1619 - 1" calcext:value-type="string">
            <text:p>Cell 1619 - 1</text:p>
          </table:table-cell>
          <table:table-cell table:formula="of:= COM.MICROSOFT.CONCAT(&quot;Cell &quot;; COM.MICROSOFT.CONCAT(ROW([.B1620]) - 1; COM.MICROSOFT.CONCAT(&quot; - &quot;; COLUMN([.B1620]))))" office:value-type="string" office:string-value="Cell 1619 - 2" calcext:value-type="string">
            <text:p>Cell 1619 - 2</text:p>
          </table:table-cell>
        </table:table-row>
        <table:table-row table:style-name="ro1">
          <table:table-cell table:formula="of:= COM.MICROSOFT.CONCAT(&quot;Cell &quot;; COM.MICROSOFT.CONCAT(ROW([.A1621]) - 1; COM.MICROSOFT.CONCAT(&quot; - &quot;; COLUMN([.A1621]))))" office:value-type="string" office:string-value="Cell 1620 - 1" calcext:value-type="string">
            <text:p>Cell 1620 - 1</text:p>
          </table:table-cell>
          <table:table-cell table:formula="of:= COM.MICROSOFT.CONCAT(&quot;Cell &quot;; COM.MICROSOFT.CONCAT(ROW([.B1621]) - 1; COM.MICROSOFT.CONCAT(&quot; - &quot;; COLUMN([.B1621]))))" office:value-type="string" office:string-value="Cell 1620 - 2" calcext:value-type="string">
            <text:p>Cell 1620 - 2</text:p>
          </table:table-cell>
        </table:table-row>
        <table:table-row table:style-name="ro1">
          <table:table-cell table:formula="of:= COM.MICROSOFT.CONCAT(&quot;Cell &quot;; COM.MICROSOFT.CONCAT(ROW([.A1622]) - 1; COM.MICROSOFT.CONCAT(&quot; - &quot;; COLUMN([.A1622]))))" office:value-type="string" office:string-value="Cell 1621 - 1" calcext:value-type="string">
            <text:p>Cell 1621 - 1</text:p>
          </table:table-cell>
          <table:table-cell table:formula="of:= COM.MICROSOFT.CONCAT(&quot;Cell &quot;; COM.MICROSOFT.CONCAT(ROW([.B1622]) - 1; COM.MICROSOFT.CONCAT(&quot; - &quot;; COLUMN([.B1622]))))" office:value-type="string" office:string-value="Cell 1621 - 2" calcext:value-type="string">
            <text:p>Cell 1621 - 2</text:p>
          </table:table-cell>
        </table:table-row>
        <table:table-row table:style-name="ro1">
          <table:table-cell table:formula="of:= COM.MICROSOFT.CONCAT(&quot;Cell &quot;; COM.MICROSOFT.CONCAT(ROW([.A1623]) - 1; COM.MICROSOFT.CONCAT(&quot; - &quot;; COLUMN([.A1623]))))" office:value-type="string" office:string-value="Cell 1622 - 1" calcext:value-type="string">
            <text:p>Cell 1622 - 1</text:p>
          </table:table-cell>
          <table:table-cell table:formula="of:= COM.MICROSOFT.CONCAT(&quot;Cell &quot;; COM.MICROSOFT.CONCAT(ROW([.B1623]) - 1; COM.MICROSOFT.CONCAT(&quot; - &quot;; COLUMN([.B1623]))))" office:value-type="string" office:string-value="Cell 1622 - 2" calcext:value-type="string">
            <text:p>Cell 1622 - 2</text:p>
          </table:table-cell>
        </table:table-row>
        <table:table-row table:style-name="ro1">
          <table:table-cell table:formula="of:= COM.MICROSOFT.CONCAT(&quot;Cell &quot;; COM.MICROSOFT.CONCAT(ROW([.A1624]) - 1; COM.MICROSOFT.CONCAT(&quot; - &quot;; COLUMN([.A1624]))))" office:value-type="string" office:string-value="Cell 1623 - 1" calcext:value-type="string">
            <text:p>Cell 1623 - 1</text:p>
          </table:table-cell>
          <table:table-cell table:formula="of:= COM.MICROSOFT.CONCAT(&quot;Cell &quot;; COM.MICROSOFT.CONCAT(ROW([.B1624]) - 1; COM.MICROSOFT.CONCAT(&quot; - &quot;; COLUMN([.B1624]))))" office:value-type="string" office:string-value="Cell 1623 - 2" calcext:value-type="string">
            <text:p>Cell 1623 - 2</text:p>
          </table:table-cell>
        </table:table-row>
        <table:table-row table:style-name="ro1">
          <table:table-cell table:formula="of:= COM.MICROSOFT.CONCAT(&quot;Cell &quot;; COM.MICROSOFT.CONCAT(ROW([.A1625]) - 1; COM.MICROSOFT.CONCAT(&quot; - &quot;; COLUMN([.A1625]))))" office:value-type="string" office:string-value="Cell 1624 - 1" calcext:value-type="string">
            <text:p>Cell 1624 - 1</text:p>
          </table:table-cell>
          <table:table-cell table:formula="of:= COM.MICROSOFT.CONCAT(&quot;Cell &quot;; COM.MICROSOFT.CONCAT(ROW([.B1625]) - 1; COM.MICROSOFT.CONCAT(&quot; - &quot;; COLUMN([.B1625]))))" office:value-type="string" office:string-value="Cell 1624 - 2" calcext:value-type="string">
            <text:p>Cell 1624 - 2</text:p>
          </table:table-cell>
        </table:table-row>
        <table:table-row table:style-name="ro1">
          <table:table-cell table:formula="of:= COM.MICROSOFT.CONCAT(&quot;Cell &quot;; COM.MICROSOFT.CONCAT(ROW([.A1626]) - 1; COM.MICROSOFT.CONCAT(&quot; - &quot;; COLUMN([.A1626]))))" office:value-type="string" office:string-value="Cell 1625 - 1" calcext:value-type="string">
            <text:p>Cell 1625 - 1</text:p>
          </table:table-cell>
          <table:table-cell table:formula="of:= COM.MICROSOFT.CONCAT(&quot;Cell &quot;; COM.MICROSOFT.CONCAT(ROW([.B1626]) - 1; COM.MICROSOFT.CONCAT(&quot; - &quot;; COLUMN([.B1626]))))" office:value-type="string" office:string-value="Cell 1625 - 2" calcext:value-type="string">
            <text:p>Cell 1625 - 2</text:p>
          </table:table-cell>
        </table:table-row>
        <table:table-row table:style-name="ro1">
          <table:table-cell table:formula="of:= COM.MICROSOFT.CONCAT(&quot;Cell &quot;; COM.MICROSOFT.CONCAT(ROW([.A1627]) - 1; COM.MICROSOFT.CONCAT(&quot; - &quot;; COLUMN([.A1627]))))" office:value-type="string" office:string-value="Cell 1626 - 1" calcext:value-type="string">
            <text:p>Cell 1626 - 1</text:p>
          </table:table-cell>
          <table:table-cell table:formula="of:= COM.MICROSOFT.CONCAT(&quot;Cell &quot;; COM.MICROSOFT.CONCAT(ROW([.B1627]) - 1; COM.MICROSOFT.CONCAT(&quot; - &quot;; COLUMN([.B1627]))))" office:value-type="string" office:string-value="Cell 1626 - 2" calcext:value-type="string">
            <text:p>Cell 1626 - 2</text:p>
          </table:table-cell>
        </table:table-row>
        <table:table-row table:style-name="ro1">
          <table:table-cell table:formula="of:= COM.MICROSOFT.CONCAT(&quot;Cell &quot;; COM.MICROSOFT.CONCAT(ROW([.A1628]) - 1; COM.MICROSOFT.CONCAT(&quot; - &quot;; COLUMN([.A1628]))))" office:value-type="string" office:string-value="Cell 1627 - 1" calcext:value-type="string">
            <text:p>Cell 1627 - 1</text:p>
          </table:table-cell>
          <table:table-cell table:formula="of:= COM.MICROSOFT.CONCAT(&quot;Cell &quot;; COM.MICROSOFT.CONCAT(ROW([.B1628]) - 1; COM.MICROSOFT.CONCAT(&quot; - &quot;; COLUMN([.B1628]))))" office:value-type="string" office:string-value="Cell 1627 - 2" calcext:value-type="string">
            <text:p>Cell 1627 - 2</text:p>
          </table:table-cell>
        </table:table-row>
        <table:table-row table:style-name="ro1">
          <table:table-cell table:formula="of:= COM.MICROSOFT.CONCAT(&quot;Cell &quot;; COM.MICROSOFT.CONCAT(ROW([.A1629]) - 1; COM.MICROSOFT.CONCAT(&quot; - &quot;; COLUMN([.A1629]))))" office:value-type="string" office:string-value="Cell 1628 - 1" calcext:value-type="string">
            <text:p>Cell 1628 - 1</text:p>
          </table:table-cell>
          <table:table-cell table:formula="of:= COM.MICROSOFT.CONCAT(&quot;Cell &quot;; COM.MICROSOFT.CONCAT(ROW([.B1629]) - 1; COM.MICROSOFT.CONCAT(&quot; - &quot;; COLUMN([.B1629]))))" office:value-type="string" office:string-value="Cell 1628 - 2" calcext:value-type="string">
            <text:p>Cell 1628 - 2</text:p>
          </table:table-cell>
        </table:table-row>
        <table:table-row table:style-name="ro1">
          <table:table-cell table:formula="of:= COM.MICROSOFT.CONCAT(&quot;Cell &quot;; COM.MICROSOFT.CONCAT(ROW([.A1630]) - 1; COM.MICROSOFT.CONCAT(&quot; - &quot;; COLUMN([.A1630]))))" office:value-type="string" office:string-value="Cell 1629 - 1" calcext:value-type="string">
            <text:p>Cell 1629 - 1</text:p>
          </table:table-cell>
          <table:table-cell table:formula="of:= COM.MICROSOFT.CONCAT(&quot;Cell &quot;; COM.MICROSOFT.CONCAT(ROW([.B1630]) - 1; COM.MICROSOFT.CONCAT(&quot; - &quot;; COLUMN([.B1630]))))" office:value-type="string" office:string-value="Cell 1629 - 2" calcext:value-type="string">
            <text:p>Cell 1629 - 2</text:p>
          </table:table-cell>
        </table:table-row>
        <table:table-row table:style-name="ro1">
          <table:table-cell table:formula="of:= COM.MICROSOFT.CONCAT(&quot;Cell &quot;; COM.MICROSOFT.CONCAT(ROW([.A1631]) - 1; COM.MICROSOFT.CONCAT(&quot; - &quot;; COLUMN([.A1631]))))" office:value-type="string" office:string-value="Cell 1630 - 1" calcext:value-type="string">
            <text:p>Cell 1630 - 1</text:p>
          </table:table-cell>
          <table:table-cell table:formula="of:= COM.MICROSOFT.CONCAT(&quot;Cell &quot;; COM.MICROSOFT.CONCAT(ROW([.B1631]) - 1; COM.MICROSOFT.CONCAT(&quot; - &quot;; COLUMN([.B1631]))))" office:value-type="string" office:string-value="Cell 1630 - 2" calcext:value-type="string">
            <text:p>Cell 1630 - 2</text:p>
          </table:table-cell>
        </table:table-row>
        <table:table-row table:style-name="ro1">
          <table:table-cell table:formula="of:= COM.MICROSOFT.CONCAT(&quot;Cell &quot;; COM.MICROSOFT.CONCAT(ROW([.A1632]) - 1; COM.MICROSOFT.CONCAT(&quot; - &quot;; COLUMN([.A1632]))))" office:value-type="string" office:string-value="Cell 1631 - 1" calcext:value-type="string">
            <text:p>Cell 1631 - 1</text:p>
          </table:table-cell>
          <table:table-cell table:formula="of:= COM.MICROSOFT.CONCAT(&quot;Cell &quot;; COM.MICROSOFT.CONCAT(ROW([.B1632]) - 1; COM.MICROSOFT.CONCAT(&quot; - &quot;; COLUMN([.B1632]))))" office:value-type="string" office:string-value="Cell 1631 - 2" calcext:value-type="string">
            <text:p>Cell 1631 - 2</text:p>
          </table:table-cell>
        </table:table-row>
        <table:table-row table:style-name="ro1">
          <table:table-cell table:formula="of:= COM.MICROSOFT.CONCAT(&quot;Cell &quot;; COM.MICROSOFT.CONCAT(ROW([.A1633]) - 1; COM.MICROSOFT.CONCAT(&quot; - &quot;; COLUMN([.A1633]))))" office:value-type="string" office:string-value="Cell 1632 - 1" calcext:value-type="string">
            <text:p>Cell 1632 - 1</text:p>
          </table:table-cell>
          <table:table-cell table:formula="of:= COM.MICROSOFT.CONCAT(&quot;Cell &quot;; COM.MICROSOFT.CONCAT(ROW([.B1633]) - 1; COM.MICROSOFT.CONCAT(&quot; - &quot;; COLUMN([.B1633]))))" office:value-type="string" office:string-value="Cell 1632 - 2" calcext:value-type="string">
            <text:p>Cell 1632 - 2</text:p>
          </table:table-cell>
        </table:table-row>
        <table:table-row table:style-name="ro1">
          <table:table-cell table:formula="of:= COM.MICROSOFT.CONCAT(&quot;Cell &quot;; COM.MICROSOFT.CONCAT(ROW([.A1634]) - 1; COM.MICROSOFT.CONCAT(&quot; - &quot;; COLUMN([.A1634]))))" office:value-type="string" office:string-value="Cell 1633 - 1" calcext:value-type="string">
            <text:p>Cell 1633 - 1</text:p>
          </table:table-cell>
          <table:table-cell table:formula="of:= COM.MICROSOFT.CONCAT(&quot;Cell &quot;; COM.MICROSOFT.CONCAT(ROW([.B1634]) - 1; COM.MICROSOFT.CONCAT(&quot; - &quot;; COLUMN([.B1634]))))" office:value-type="string" office:string-value="Cell 1633 - 2" calcext:value-type="string">
            <text:p>Cell 1633 - 2</text:p>
          </table:table-cell>
        </table:table-row>
        <table:table-row table:style-name="ro1">
          <table:table-cell table:formula="of:= COM.MICROSOFT.CONCAT(&quot;Cell &quot;; COM.MICROSOFT.CONCAT(ROW([.A1635]) - 1; COM.MICROSOFT.CONCAT(&quot; - &quot;; COLUMN([.A1635]))))" office:value-type="string" office:string-value="Cell 1634 - 1" calcext:value-type="string">
            <text:p>Cell 1634 - 1</text:p>
          </table:table-cell>
          <table:table-cell table:formula="of:= COM.MICROSOFT.CONCAT(&quot;Cell &quot;; COM.MICROSOFT.CONCAT(ROW([.B1635]) - 1; COM.MICROSOFT.CONCAT(&quot; - &quot;; COLUMN([.B1635]))))" office:value-type="string" office:string-value="Cell 1634 - 2" calcext:value-type="string">
            <text:p>Cell 1634 - 2</text:p>
          </table:table-cell>
        </table:table-row>
        <table:table-row table:style-name="ro1">
          <table:table-cell table:formula="of:= COM.MICROSOFT.CONCAT(&quot;Cell &quot;; COM.MICROSOFT.CONCAT(ROW([.A1636]) - 1; COM.MICROSOFT.CONCAT(&quot; - &quot;; COLUMN([.A1636]))))" office:value-type="string" office:string-value="Cell 1635 - 1" calcext:value-type="string">
            <text:p>Cell 1635 - 1</text:p>
          </table:table-cell>
          <table:table-cell table:formula="of:= COM.MICROSOFT.CONCAT(&quot;Cell &quot;; COM.MICROSOFT.CONCAT(ROW([.B1636]) - 1; COM.MICROSOFT.CONCAT(&quot; - &quot;; COLUMN([.B1636]))))" office:value-type="string" office:string-value="Cell 1635 - 2" calcext:value-type="string">
            <text:p>Cell 1635 - 2</text:p>
          </table:table-cell>
        </table:table-row>
        <table:table-row table:style-name="ro1">
          <table:table-cell table:formula="of:= COM.MICROSOFT.CONCAT(&quot;Cell &quot;; COM.MICROSOFT.CONCAT(ROW([.A1637]) - 1; COM.MICROSOFT.CONCAT(&quot; - &quot;; COLUMN([.A1637]))))" office:value-type="string" office:string-value="Cell 1636 - 1" calcext:value-type="string">
            <text:p>Cell 1636 - 1</text:p>
          </table:table-cell>
          <table:table-cell table:formula="of:= COM.MICROSOFT.CONCAT(&quot;Cell &quot;; COM.MICROSOFT.CONCAT(ROW([.B1637]) - 1; COM.MICROSOFT.CONCAT(&quot; - &quot;; COLUMN([.B1637]))))" office:value-type="string" office:string-value="Cell 1636 - 2" calcext:value-type="string">
            <text:p>Cell 1636 - 2</text:p>
          </table:table-cell>
        </table:table-row>
        <table:table-row table:style-name="ro1">
          <table:table-cell table:formula="of:= COM.MICROSOFT.CONCAT(&quot;Cell &quot;; COM.MICROSOFT.CONCAT(ROW([.A1638]) - 1; COM.MICROSOFT.CONCAT(&quot; - &quot;; COLUMN([.A1638]))))" office:value-type="string" office:string-value="Cell 1637 - 1" calcext:value-type="string">
            <text:p>Cell 1637 - 1</text:p>
          </table:table-cell>
          <table:table-cell table:formula="of:= COM.MICROSOFT.CONCAT(&quot;Cell &quot;; COM.MICROSOFT.CONCAT(ROW([.B1638]) - 1; COM.MICROSOFT.CONCAT(&quot; - &quot;; COLUMN([.B1638]))))" office:value-type="string" office:string-value="Cell 1637 - 2" calcext:value-type="string">
            <text:p>Cell 1637 - 2</text:p>
          </table:table-cell>
        </table:table-row>
        <table:table-row table:style-name="ro1">
          <table:table-cell table:formula="of:= COM.MICROSOFT.CONCAT(&quot;Cell &quot;; COM.MICROSOFT.CONCAT(ROW([.A1639]) - 1; COM.MICROSOFT.CONCAT(&quot; - &quot;; COLUMN([.A1639]))))" office:value-type="string" office:string-value="Cell 1638 - 1" calcext:value-type="string">
            <text:p>Cell 1638 - 1</text:p>
          </table:table-cell>
          <table:table-cell table:formula="of:= COM.MICROSOFT.CONCAT(&quot;Cell &quot;; COM.MICROSOFT.CONCAT(ROW([.B1639]) - 1; COM.MICROSOFT.CONCAT(&quot; - &quot;; COLUMN([.B1639]))))" office:value-type="string" office:string-value="Cell 1638 - 2" calcext:value-type="string">
            <text:p>Cell 1638 - 2</text:p>
          </table:table-cell>
        </table:table-row>
        <table:table-row table:style-name="ro1">
          <table:table-cell table:formula="of:= COM.MICROSOFT.CONCAT(&quot;Cell &quot;; COM.MICROSOFT.CONCAT(ROW([.A1640]) - 1; COM.MICROSOFT.CONCAT(&quot; - &quot;; COLUMN([.A1640]))))" office:value-type="string" office:string-value="Cell 1639 - 1" calcext:value-type="string">
            <text:p>Cell 1639 - 1</text:p>
          </table:table-cell>
          <table:table-cell table:formula="of:= COM.MICROSOFT.CONCAT(&quot;Cell &quot;; COM.MICROSOFT.CONCAT(ROW([.B1640]) - 1; COM.MICROSOFT.CONCAT(&quot; - &quot;; COLUMN([.B1640]))))" office:value-type="string" office:string-value="Cell 1639 - 2" calcext:value-type="string">
            <text:p>Cell 1639 - 2</text:p>
          </table:table-cell>
        </table:table-row>
        <table:table-row table:style-name="ro1">
          <table:table-cell table:formula="of:= COM.MICROSOFT.CONCAT(&quot;Cell &quot;; COM.MICROSOFT.CONCAT(ROW([.A1641]) - 1; COM.MICROSOFT.CONCAT(&quot; - &quot;; COLUMN([.A1641]))))" office:value-type="string" office:string-value="Cell 1640 - 1" calcext:value-type="string">
            <text:p>Cell 1640 - 1</text:p>
          </table:table-cell>
          <table:table-cell table:formula="of:= COM.MICROSOFT.CONCAT(&quot;Cell &quot;; COM.MICROSOFT.CONCAT(ROW([.B1641]) - 1; COM.MICROSOFT.CONCAT(&quot; - &quot;; COLUMN([.B1641]))))" office:value-type="string" office:string-value="Cell 1640 - 2" calcext:value-type="string">
            <text:p>Cell 1640 - 2</text:p>
          </table:table-cell>
        </table:table-row>
        <table:table-row table:style-name="ro1">
          <table:table-cell table:formula="of:= COM.MICROSOFT.CONCAT(&quot;Cell &quot;; COM.MICROSOFT.CONCAT(ROW([.A1642]) - 1; COM.MICROSOFT.CONCAT(&quot; - &quot;; COLUMN([.A1642]))))" office:value-type="string" office:string-value="Cell 1641 - 1" calcext:value-type="string">
            <text:p>Cell 1641 - 1</text:p>
          </table:table-cell>
          <table:table-cell table:formula="of:= COM.MICROSOFT.CONCAT(&quot;Cell &quot;; COM.MICROSOFT.CONCAT(ROW([.B1642]) - 1; COM.MICROSOFT.CONCAT(&quot; - &quot;; COLUMN([.B1642]))))" office:value-type="string" office:string-value="Cell 1641 - 2" calcext:value-type="string">
            <text:p>Cell 1641 - 2</text:p>
          </table:table-cell>
        </table:table-row>
        <table:table-row table:style-name="ro1">
          <table:table-cell table:formula="of:= COM.MICROSOFT.CONCAT(&quot;Cell &quot;; COM.MICROSOFT.CONCAT(ROW([.A1643]) - 1; COM.MICROSOFT.CONCAT(&quot; - &quot;; COLUMN([.A1643]))))" office:value-type="string" office:string-value="Cell 1642 - 1" calcext:value-type="string">
            <text:p>Cell 1642 - 1</text:p>
          </table:table-cell>
          <table:table-cell table:formula="of:= COM.MICROSOFT.CONCAT(&quot;Cell &quot;; COM.MICROSOFT.CONCAT(ROW([.B1643]) - 1; COM.MICROSOFT.CONCAT(&quot; - &quot;; COLUMN([.B1643]))))" office:value-type="string" office:string-value="Cell 1642 - 2" calcext:value-type="string">
            <text:p>Cell 1642 - 2</text:p>
          </table:table-cell>
        </table:table-row>
        <table:table-row table:style-name="ro1">
          <table:table-cell table:formula="of:= COM.MICROSOFT.CONCAT(&quot;Cell &quot;; COM.MICROSOFT.CONCAT(ROW([.A1644]) - 1; COM.MICROSOFT.CONCAT(&quot; - &quot;; COLUMN([.A1644]))))" office:value-type="string" office:string-value="Cell 1643 - 1" calcext:value-type="string">
            <text:p>Cell 1643 - 1</text:p>
          </table:table-cell>
          <table:table-cell table:formula="of:= COM.MICROSOFT.CONCAT(&quot;Cell &quot;; COM.MICROSOFT.CONCAT(ROW([.B1644]) - 1; COM.MICROSOFT.CONCAT(&quot; - &quot;; COLUMN([.B1644]))))" office:value-type="string" office:string-value="Cell 1643 - 2" calcext:value-type="string">
            <text:p>Cell 1643 - 2</text:p>
          </table:table-cell>
        </table:table-row>
        <table:table-row table:style-name="ro1">
          <table:table-cell table:formula="of:= COM.MICROSOFT.CONCAT(&quot;Cell &quot;; COM.MICROSOFT.CONCAT(ROW([.A1645]) - 1; COM.MICROSOFT.CONCAT(&quot; - &quot;; COLUMN([.A1645]))))" office:value-type="string" office:string-value="Cell 1644 - 1" calcext:value-type="string">
            <text:p>Cell 1644 - 1</text:p>
          </table:table-cell>
          <table:table-cell table:formula="of:= COM.MICROSOFT.CONCAT(&quot;Cell &quot;; COM.MICROSOFT.CONCAT(ROW([.B1645]) - 1; COM.MICROSOFT.CONCAT(&quot; - &quot;; COLUMN([.B1645]))))" office:value-type="string" office:string-value="Cell 1644 - 2" calcext:value-type="string">
            <text:p>Cell 1644 - 2</text:p>
          </table:table-cell>
        </table:table-row>
        <table:table-row table:style-name="ro1">
          <table:table-cell table:formula="of:= COM.MICROSOFT.CONCAT(&quot;Cell &quot;; COM.MICROSOFT.CONCAT(ROW([.A1646]) - 1; COM.MICROSOFT.CONCAT(&quot; - &quot;; COLUMN([.A1646]))))" office:value-type="string" office:string-value="Cell 1645 - 1" calcext:value-type="string">
            <text:p>Cell 1645 - 1</text:p>
          </table:table-cell>
          <table:table-cell table:formula="of:= COM.MICROSOFT.CONCAT(&quot;Cell &quot;; COM.MICROSOFT.CONCAT(ROW([.B1646]) - 1; COM.MICROSOFT.CONCAT(&quot; - &quot;; COLUMN([.B1646]))))" office:value-type="string" office:string-value="Cell 1645 - 2" calcext:value-type="string">
            <text:p>Cell 1645 - 2</text:p>
          </table:table-cell>
        </table:table-row>
        <table:table-row table:style-name="ro1">
          <table:table-cell table:formula="of:= COM.MICROSOFT.CONCAT(&quot;Cell &quot;; COM.MICROSOFT.CONCAT(ROW([.A1647]) - 1; COM.MICROSOFT.CONCAT(&quot; - &quot;; COLUMN([.A1647]))))" office:value-type="string" office:string-value="Cell 1646 - 1" calcext:value-type="string">
            <text:p>Cell 1646 - 1</text:p>
          </table:table-cell>
          <table:table-cell table:formula="of:= COM.MICROSOFT.CONCAT(&quot;Cell &quot;; COM.MICROSOFT.CONCAT(ROW([.B1647]) - 1; COM.MICROSOFT.CONCAT(&quot; - &quot;; COLUMN([.B1647]))))" office:value-type="string" office:string-value="Cell 1646 - 2" calcext:value-type="string">
            <text:p>Cell 1646 - 2</text:p>
          </table:table-cell>
        </table:table-row>
        <table:table-row table:style-name="ro1">
          <table:table-cell table:formula="of:= COM.MICROSOFT.CONCAT(&quot;Cell &quot;; COM.MICROSOFT.CONCAT(ROW([.A1648]) - 1; COM.MICROSOFT.CONCAT(&quot; - &quot;; COLUMN([.A1648]))))" office:value-type="string" office:string-value="Cell 1647 - 1" calcext:value-type="string">
            <text:p>Cell 1647 - 1</text:p>
          </table:table-cell>
          <table:table-cell table:formula="of:= COM.MICROSOFT.CONCAT(&quot;Cell &quot;; COM.MICROSOFT.CONCAT(ROW([.B1648]) - 1; COM.MICROSOFT.CONCAT(&quot; - &quot;; COLUMN([.B1648]))))" office:value-type="string" office:string-value="Cell 1647 - 2" calcext:value-type="string">
            <text:p>Cell 1647 - 2</text:p>
          </table:table-cell>
        </table:table-row>
        <table:table-row table:style-name="ro1">
          <table:table-cell table:formula="of:= COM.MICROSOFT.CONCAT(&quot;Cell &quot;; COM.MICROSOFT.CONCAT(ROW([.A1649]) - 1; COM.MICROSOFT.CONCAT(&quot; - &quot;; COLUMN([.A1649]))))" office:value-type="string" office:string-value="Cell 1648 - 1" calcext:value-type="string">
            <text:p>Cell 1648 - 1</text:p>
          </table:table-cell>
          <table:table-cell table:formula="of:= COM.MICROSOFT.CONCAT(&quot;Cell &quot;; COM.MICROSOFT.CONCAT(ROW([.B1649]) - 1; COM.MICROSOFT.CONCAT(&quot; - &quot;; COLUMN([.B1649]))))" office:value-type="string" office:string-value="Cell 1648 - 2" calcext:value-type="string">
            <text:p>Cell 1648 - 2</text:p>
          </table:table-cell>
        </table:table-row>
        <table:table-row table:style-name="ro1">
          <table:table-cell table:formula="of:= COM.MICROSOFT.CONCAT(&quot;Cell &quot;; COM.MICROSOFT.CONCAT(ROW([.A1650]) - 1; COM.MICROSOFT.CONCAT(&quot; - &quot;; COLUMN([.A1650]))))" office:value-type="string" office:string-value="Cell 1649 - 1" calcext:value-type="string">
            <text:p>Cell 1649 - 1</text:p>
          </table:table-cell>
          <table:table-cell table:formula="of:= COM.MICROSOFT.CONCAT(&quot;Cell &quot;; COM.MICROSOFT.CONCAT(ROW([.B1650]) - 1; COM.MICROSOFT.CONCAT(&quot; - &quot;; COLUMN([.B1650]))))" office:value-type="string" office:string-value="Cell 1649 - 2" calcext:value-type="string">
            <text:p>Cell 1649 - 2</text:p>
          </table:table-cell>
        </table:table-row>
        <table:table-row table:style-name="ro1">
          <table:table-cell table:formula="of:= COM.MICROSOFT.CONCAT(&quot;Cell &quot;; COM.MICROSOFT.CONCAT(ROW([.A1651]) - 1; COM.MICROSOFT.CONCAT(&quot; - &quot;; COLUMN([.A1651]))))" office:value-type="string" office:string-value="Cell 1650 - 1" calcext:value-type="string">
            <text:p>Cell 1650 - 1</text:p>
          </table:table-cell>
          <table:table-cell table:formula="of:= COM.MICROSOFT.CONCAT(&quot;Cell &quot;; COM.MICROSOFT.CONCAT(ROW([.B1651]) - 1; COM.MICROSOFT.CONCAT(&quot; - &quot;; COLUMN([.B1651]))))" office:value-type="string" office:string-value="Cell 1650 - 2" calcext:value-type="string">
            <text:p>Cell 1650 - 2</text:p>
          </table:table-cell>
        </table:table-row>
        <table:table-row table:style-name="ro1">
          <table:table-cell table:formula="of:= COM.MICROSOFT.CONCAT(&quot;Cell &quot;; COM.MICROSOFT.CONCAT(ROW([.A1652]) - 1; COM.MICROSOFT.CONCAT(&quot; - &quot;; COLUMN([.A1652]))))" office:value-type="string" office:string-value="Cell 1651 - 1" calcext:value-type="string">
            <text:p>Cell 1651 - 1</text:p>
          </table:table-cell>
          <table:table-cell table:formula="of:= COM.MICROSOFT.CONCAT(&quot;Cell &quot;; COM.MICROSOFT.CONCAT(ROW([.B1652]) - 1; COM.MICROSOFT.CONCAT(&quot; - &quot;; COLUMN([.B1652]))))" office:value-type="string" office:string-value="Cell 1651 - 2" calcext:value-type="string">
            <text:p>Cell 1651 - 2</text:p>
          </table:table-cell>
        </table:table-row>
        <table:table-row table:style-name="ro1">
          <table:table-cell table:formula="of:= COM.MICROSOFT.CONCAT(&quot;Cell &quot;; COM.MICROSOFT.CONCAT(ROW([.A1653]) - 1; COM.MICROSOFT.CONCAT(&quot; - &quot;; COLUMN([.A1653]))))" office:value-type="string" office:string-value="Cell 1652 - 1" calcext:value-type="string">
            <text:p>Cell 1652 - 1</text:p>
          </table:table-cell>
          <table:table-cell table:formula="of:= COM.MICROSOFT.CONCAT(&quot;Cell &quot;; COM.MICROSOFT.CONCAT(ROW([.B1653]) - 1; COM.MICROSOFT.CONCAT(&quot; - &quot;; COLUMN([.B1653]))))" office:value-type="string" office:string-value="Cell 1652 - 2" calcext:value-type="string">
            <text:p>Cell 1652 - 2</text:p>
          </table:table-cell>
        </table:table-row>
        <table:table-row table:style-name="ro1">
          <table:table-cell table:formula="of:= COM.MICROSOFT.CONCAT(&quot;Cell &quot;; COM.MICROSOFT.CONCAT(ROW([.A1654]) - 1; COM.MICROSOFT.CONCAT(&quot; - &quot;; COLUMN([.A1654]))))" office:value-type="string" office:string-value="Cell 1653 - 1" calcext:value-type="string">
            <text:p>Cell 1653 - 1</text:p>
          </table:table-cell>
          <table:table-cell table:formula="of:= COM.MICROSOFT.CONCAT(&quot;Cell &quot;; COM.MICROSOFT.CONCAT(ROW([.B1654]) - 1; COM.MICROSOFT.CONCAT(&quot; - &quot;; COLUMN([.B1654]))))" office:value-type="string" office:string-value="Cell 1653 - 2" calcext:value-type="string">
            <text:p>Cell 1653 - 2</text:p>
          </table:table-cell>
        </table:table-row>
        <table:table-row table:style-name="ro1">
          <table:table-cell table:formula="of:= COM.MICROSOFT.CONCAT(&quot;Cell &quot;; COM.MICROSOFT.CONCAT(ROW([.A1655]) - 1; COM.MICROSOFT.CONCAT(&quot; - &quot;; COLUMN([.A1655]))))" office:value-type="string" office:string-value="Cell 1654 - 1" calcext:value-type="string">
            <text:p>Cell 1654 - 1</text:p>
          </table:table-cell>
          <table:table-cell table:formula="of:= COM.MICROSOFT.CONCAT(&quot;Cell &quot;; COM.MICROSOFT.CONCAT(ROW([.B1655]) - 1; COM.MICROSOFT.CONCAT(&quot; - &quot;; COLUMN([.B1655]))))" office:value-type="string" office:string-value="Cell 1654 - 2" calcext:value-type="string">
            <text:p>Cell 1654 - 2</text:p>
          </table:table-cell>
        </table:table-row>
        <table:table-row table:style-name="ro1">
          <table:table-cell table:formula="of:= COM.MICROSOFT.CONCAT(&quot;Cell &quot;; COM.MICROSOFT.CONCAT(ROW([.A1656]) - 1; COM.MICROSOFT.CONCAT(&quot; - &quot;; COLUMN([.A1656]))))" office:value-type="string" office:string-value="Cell 1655 - 1" calcext:value-type="string">
            <text:p>Cell 1655 - 1</text:p>
          </table:table-cell>
          <table:table-cell table:formula="of:= COM.MICROSOFT.CONCAT(&quot;Cell &quot;; COM.MICROSOFT.CONCAT(ROW([.B1656]) - 1; COM.MICROSOFT.CONCAT(&quot; - &quot;; COLUMN([.B1656]))))" office:value-type="string" office:string-value="Cell 1655 - 2" calcext:value-type="string">
            <text:p>Cell 1655 - 2</text:p>
          </table:table-cell>
        </table:table-row>
        <table:table-row table:style-name="ro1">
          <table:table-cell table:formula="of:= COM.MICROSOFT.CONCAT(&quot;Cell &quot;; COM.MICROSOFT.CONCAT(ROW([.A1657]) - 1; COM.MICROSOFT.CONCAT(&quot; - &quot;; COLUMN([.A1657]))))" office:value-type="string" office:string-value="Cell 1656 - 1" calcext:value-type="string">
            <text:p>Cell 1656 - 1</text:p>
          </table:table-cell>
          <table:table-cell table:formula="of:= COM.MICROSOFT.CONCAT(&quot;Cell &quot;; COM.MICROSOFT.CONCAT(ROW([.B1657]) - 1; COM.MICROSOFT.CONCAT(&quot; - &quot;; COLUMN([.B1657]))))" office:value-type="string" office:string-value="Cell 1656 - 2" calcext:value-type="string">
            <text:p>Cell 1656 - 2</text:p>
          </table:table-cell>
        </table:table-row>
        <table:table-row table:style-name="ro1">
          <table:table-cell table:formula="of:= COM.MICROSOFT.CONCAT(&quot;Cell &quot;; COM.MICROSOFT.CONCAT(ROW([.A1658]) - 1; COM.MICROSOFT.CONCAT(&quot; - &quot;; COLUMN([.A1658]))))" office:value-type="string" office:string-value="Cell 1657 - 1" calcext:value-type="string">
            <text:p>Cell 1657 - 1</text:p>
          </table:table-cell>
          <table:table-cell table:formula="of:= COM.MICROSOFT.CONCAT(&quot;Cell &quot;; COM.MICROSOFT.CONCAT(ROW([.B1658]) - 1; COM.MICROSOFT.CONCAT(&quot; - &quot;; COLUMN([.B1658]))))" office:value-type="string" office:string-value="Cell 1657 - 2" calcext:value-type="string">
            <text:p>Cell 1657 - 2</text:p>
          </table:table-cell>
        </table:table-row>
        <table:table-row table:style-name="ro1">
          <table:table-cell table:formula="of:= COM.MICROSOFT.CONCAT(&quot;Cell &quot;; COM.MICROSOFT.CONCAT(ROW([.A1659]) - 1; COM.MICROSOFT.CONCAT(&quot; - &quot;; COLUMN([.A1659]))))" office:value-type="string" office:string-value="Cell 1658 - 1" calcext:value-type="string">
            <text:p>Cell 1658 - 1</text:p>
          </table:table-cell>
          <table:table-cell table:formula="of:= COM.MICROSOFT.CONCAT(&quot;Cell &quot;; COM.MICROSOFT.CONCAT(ROW([.B1659]) - 1; COM.MICROSOFT.CONCAT(&quot; - &quot;; COLUMN([.B1659]))))" office:value-type="string" office:string-value="Cell 1658 - 2" calcext:value-type="string">
            <text:p>Cell 1658 - 2</text:p>
          </table:table-cell>
        </table:table-row>
        <table:table-row table:style-name="ro1">
          <table:table-cell table:formula="of:= COM.MICROSOFT.CONCAT(&quot;Cell &quot;; COM.MICROSOFT.CONCAT(ROW([.A1660]) - 1; COM.MICROSOFT.CONCAT(&quot; - &quot;; COLUMN([.A1660]))))" office:value-type="string" office:string-value="Cell 1659 - 1" calcext:value-type="string">
            <text:p>Cell 1659 - 1</text:p>
          </table:table-cell>
          <table:table-cell table:formula="of:= COM.MICROSOFT.CONCAT(&quot;Cell &quot;; COM.MICROSOFT.CONCAT(ROW([.B1660]) - 1; COM.MICROSOFT.CONCAT(&quot; - &quot;; COLUMN([.B1660]))))" office:value-type="string" office:string-value="Cell 1659 - 2" calcext:value-type="string">
            <text:p>Cell 1659 - 2</text:p>
          </table:table-cell>
        </table:table-row>
        <table:table-row table:style-name="ro1">
          <table:table-cell table:formula="of:= COM.MICROSOFT.CONCAT(&quot;Cell &quot;; COM.MICROSOFT.CONCAT(ROW([.A1661]) - 1; COM.MICROSOFT.CONCAT(&quot; - &quot;; COLUMN([.A1661]))))" office:value-type="string" office:string-value="Cell 1660 - 1" calcext:value-type="string">
            <text:p>Cell 1660 - 1</text:p>
          </table:table-cell>
          <table:table-cell table:formula="of:= COM.MICROSOFT.CONCAT(&quot;Cell &quot;; COM.MICROSOFT.CONCAT(ROW([.B1661]) - 1; COM.MICROSOFT.CONCAT(&quot; - &quot;; COLUMN([.B1661]))))" office:value-type="string" office:string-value="Cell 1660 - 2" calcext:value-type="string">
            <text:p>Cell 1660 - 2</text:p>
          </table:table-cell>
        </table:table-row>
        <table:table-row table:style-name="ro1">
          <table:table-cell table:formula="of:= COM.MICROSOFT.CONCAT(&quot;Cell &quot;; COM.MICROSOFT.CONCAT(ROW([.A1662]) - 1; COM.MICROSOFT.CONCAT(&quot; - &quot;; COLUMN([.A1662]))))" office:value-type="string" office:string-value="Cell 1661 - 1" calcext:value-type="string">
            <text:p>Cell 1661 - 1</text:p>
          </table:table-cell>
          <table:table-cell table:formula="of:= COM.MICROSOFT.CONCAT(&quot;Cell &quot;; COM.MICROSOFT.CONCAT(ROW([.B1662]) - 1; COM.MICROSOFT.CONCAT(&quot; - &quot;; COLUMN([.B1662]))))" office:value-type="string" office:string-value="Cell 1661 - 2" calcext:value-type="string">
            <text:p>Cell 1661 - 2</text:p>
          </table:table-cell>
        </table:table-row>
        <table:table-row table:style-name="ro1">
          <table:table-cell table:formula="of:= COM.MICROSOFT.CONCAT(&quot;Cell &quot;; COM.MICROSOFT.CONCAT(ROW([.A1663]) - 1; COM.MICROSOFT.CONCAT(&quot; - &quot;; COLUMN([.A1663]))))" office:value-type="string" office:string-value="Cell 1662 - 1" calcext:value-type="string">
            <text:p>Cell 1662 - 1</text:p>
          </table:table-cell>
          <table:table-cell table:formula="of:= COM.MICROSOFT.CONCAT(&quot;Cell &quot;; COM.MICROSOFT.CONCAT(ROW([.B1663]) - 1; COM.MICROSOFT.CONCAT(&quot; - &quot;; COLUMN([.B1663]))))" office:value-type="string" office:string-value="Cell 1662 - 2" calcext:value-type="string">
            <text:p>Cell 1662 - 2</text:p>
          </table:table-cell>
        </table:table-row>
        <table:table-row table:style-name="ro1">
          <table:table-cell table:formula="of:= COM.MICROSOFT.CONCAT(&quot;Cell &quot;; COM.MICROSOFT.CONCAT(ROW([.A1664]) - 1; COM.MICROSOFT.CONCAT(&quot; - &quot;; COLUMN([.A1664]))))" office:value-type="string" office:string-value="Cell 1663 - 1" calcext:value-type="string">
            <text:p>Cell 1663 - 1</text:p>
          </table:table-cell>
          <table:table-cell table:formula="of:= COM.MICROSOFT.CONCAT(&quot;Cell &quot;; COM.MICROSOFT.CONCAT(ROW([.B1664]) - 1; COM.MICROSOFT.CONCAT(&quot; - &quot;; COLUMN([.B1664]))))" office:value-type="string" office:string-value="Cell 1663 - 2" calcext:value-type="string">
            <text:p>Cell 1663 - 2</text:p>
          </table:table-cell>
        </table:table-row>
        <table:table-row table:style-name="ro1">
          <table:table-cell table:formula="of:= COM.MICROSOFT.CONCAT(&quot;Cell &quot;; COM.MICROSOFT.CONCAT(ROW([.A1665]) - 1; COM.MICROSOFT.CONCAT(&quot; - &quot;; COLUMN([.A1665]))))" office:value-type="string" office:string-value="Cell 1664 - 1" calcext:value-type="string">
            <text:p>Cell 1664 - 1</text:p>
          </table:table-cell>
          <table:table-cell table:formula="of:= COM.MICROSOFT.CONCAT(&quot;Cell &quot;; COM.MICROSOFT.CONCAT(ROW([.B1665]) - 1; COM.MICROSOFT.CONCAT(&quot; - &quot;; COLUMN([.B1665]))))" office:value-type="string" office:string-value="Cell 1664 - 2" calcext:value-type="string">
            <text:p>Cell 1664 - 2</text:p>
          </table:table-cell>
        </table:table-row>
        <table:table-row table:style-name="ro1">
          <table:table-cell table:formula="of:= COM.MICROSOFT.CONCAT(&quot;Cell &quot;; COM.MICROSOFT.CONCAT(ROW([.A1666]) - 1; COM.MICROSOFT.CONCAT(&quot; - &quot;; COLUMN([.A1666]))))" office:value-type="string" office:string-value="Cell 1665 - 1" calcext:value-type="string">
            <text:p>Cell 1665 - 1</text:p>
          </table:table-cell>
          <table:table-cell table:formula="of:= COM.MICROSOFT.CONCAT(&quot;Cell &quot;; COM.MICROSOFT.CONCAT(ROW([.B1666]) - 1; COM.MICROSOFT.CONCAT(&quot; - &quot;; COLUMN([.B1666]))))" office:value-type="string" office:string-value="Cell 1665 - 2" calcext:value-type="string">
            <text:p>Cell 1665 - 2</text:p>
          </table:table-cell>
        </table:table-row>
        <table:table-row table:style-name="ro1">
          <table:table-cell table:formula="of:= COM.MICROSOFT.CONCAT(&quot;Cell &quot;; COM.MICROSOFT.CONCAT(ROW([.A1667]) - 1; COM.MICROSOFT.CONCAT(&quot; - &quot;; COLUMN([.A1667]))))" office:value-type="string" office:string-value="Cell 1666 - 1" calcext:value-type="string">
            <text:p>Cell 1666 - 1</text:p>
          </table:table-cell>
          <table:table-cell table:formula="of:= COM.MICROSOFT.CONCAT(&quot;Cell &quot;; COM.MICROSOFT.CONCAT(ROW([.B1667]) - 1; COM.MICROSOFT.CONCAT(&quot; - &quot;; COLUMN([.B1667]))))" office:value-type="string" office:string-value="Cell 1666 - 2" calcext:value-type="string">
            <text:p>Cell 1666 - 2</text:p>
          </table:table-cell>
        </table:table-row>
        <table:table-row table:style-name="ro1">
          <table:table-cell table:formula="of:= COM.MICROSOFT.CONCAT(&quot;Cell &quot;; COM.MICROSOFT.CONCAT(ROW([.A1668]) - 1; COM.MICROSOFT.CONCAT(&quot; - &quot;; COLUMN([.A1668]))))" office:value-type="string" office:string-value="Cell 1667 - 1" calcext:value-type="string">
            <text:p>Cell 1667 - 1</text:p>
          </table:table-cell>
          <table:table-cell table:formula="of:= COM.MICROSOFT.CONCAT(&quot;Cell &quot;; COM.MICROSOFT.CONCAT(ROW([.B1668]) - 1; COM.MICROSOFT.CONCAT(&quot; - &quot;; COLUMN([.B1668]))))" office:value-type="string" office:string-value="Cell 1667 - 2" calcext:value-type="string">
            <text:p>Cell 1667 - 2</text:p>
          </table:table-cell>
        </table:table-row>
        <table:table-row table:style-name="ro1">
          <table:table-cell table:formula="of:= COM.MICROSOFT.CONCAT(&quot;Cell &quot;; COM.MICROSOFT.CONCAT(ROW([.A1669]) - 1; COM.MICROSOFT.CONCAT(&quot; - &quot;; COLUMN([.A1669]))))" office:value-type="string" office:string-value="Cell 1668 - 1" calcext:value-type="string">
            <text:p>Cell 1668 - 1</text:p>
          </table:table-cell>
          <table:table-cell table:formula="of:= COM.MICROSOFT.CONCAT(&quot;Cell &quot;; COM.MICROSOFT.CONCAT(ROW([.B1669]) - 1; COM.MICROSOFT.CONCAT(&quot; - &quot;; COLUMN([.B1669]))))" office:value-type="string" office:string-value="Cell 1668 - 2" calcext:value-type="string">
            <text:p>Cell 1668 - 2</text:p>
          </table:table-cell>
        </table:table-row>
        <table:table-row table:style-name="ro1">
          <table:table-cell table:formula="of:= COM.MICROSOFT.CONCAT(&quot;Cell &quot;; COM.MICROSOFT.CONCAT(ROW([.A1670]) - 1; COM.MICROSOFT.CONCAT(&quot; - &quot;; COLUMN([.A1670]))))" office:value-type="string" office:string-value="Cell 1669 - 1" calcext:value-type="string">
            <text:p>Cell 1669 - 1</text:p>
          </table:table-cell>
          <table:table-cell table:formula="of:= COM.MICROSOFT.CONCAT(&quot;Cell &quot;; COM.MICROSOFT.CONCAT(ROW([.B1670]) - 1; COM.MICROSOFT.CONCAT(&quot; - &quot;; COLUMN([.B1670]))))" office:value-type="string" office:string-value="Cell 1669 - 2" calcext:value-type="string">
            <text:p>Cell 1669 - 2</text:p>
          </table:table-cell>
        </table:table-row>
        <table:table-row table:style-name="ro1">
          <table:table-cell table:formula="of:= COM.MICROSOFT.CONCAT(&quot;Cell &quot;; COM.MICROSOFT.CONCAT(ROW([.A1671]) - 1; COM.MICROSOFT.CONCAT(&quot; - &quot;; COLUMN([.A1671]))))" office:value-type="string" office:string-value="Cell 1670 - 1" calcext:value-type="string">
            <text:p>Cell 1670 - 1</text:p>
          </table:table-cell>
          <table:table-cell table:formula="of:= COM.MICROSOFT.CONCAT(&quot;Cell &quot;; COM.MICROSOFT.CONCAT(ROW([.B1671]) - 1; COM.MICROSOFT.CONCAT(&quot; - &quot;; COLUMN([.B1671]))))" office:value-type="string" office:string-value="Cell 1670 - 2" calcext:value-type="string">
            <text:p>Cell 1670 - 2</text:p>
          </table:table-cell>
        </table:table-row>
        <table:table-row table:style-name="ro1">
          <table:table-cell table:formula="of:= COM.MICROSOFT.CONCAT(&quot;Cell &quot;; COM.MICROSOFT.CONCAT(ROW([.A1672]) - 1; COM.MICROSOFT.CONCAT(&quot; - &quot;; COLUMN([.A1672]))))" office:value-type="string" office:string-value="Cell 1671 - 1" calcext:value-type="string">
            <text:p>Cell 1671 - 1</text:p>
          </table:table-cell>
          <table:table-cell table:formula="of:= COM.MICROSOFT.CONCAT(&quot;Cell &quot;; COM.MICROSOFT.CONCAT(ROW([.B1672]) - 1; COM.MICROSOFT.CONCAT(&quot; - &quot;; COLUMN([.B1672]))))" office:value-type="string" office:string-value="Cell 1671 - 2" calcext:value-type="string">
            <text:p>Cell 1671 - 2</text:p>
          </table:table-cell>
        </table:table-row>
        <table:table-row table:style-name="ro1">
          <table:table-cell table:formula="of:= COM.MICROSOFT.CONCAT(&quot;Cell &quot;; COM.MICROSOFT.CONCAT(ROW([.A1673]) - 1; COM.MICROSOFT.CONCAT(&quot; - &quot;; COLUMN([.A1673]))))" office:value-type="string" office:string-value="Cell 1672 - 1" calcext:value-type="string">
            <text:p>Cell 1672 - 1</text:p>
          </table:table-cell>
          <table:table-cell table:formula="of:= COM.MICROSOFT.CONCAT(&quot;Cell &quot;; COM.MICROSOFT.CONCAT(ROW([.B1673]) - 1; COM.MICROSOFT.CONCAT(&quot; - &quot;; COLUMN([.B1673]))))" office:value-type="string" office:string-value="Cell 1672 - 2" calcext:value-type="string">
            <text:p>Cell 1672 - 2</text:p>
          </table:table-cell>
        </table:table-row>
        <table:table-row table:style-name="ro1">
          <table:table-cell table:formula="of:= COM.MICROSOFT.CONCAT(&quot;Cell &quot;; COM.MICROSOFT.CONCAT(ROW([.A1674]) - 1; COM.MICROSOFT.CONCAT(&quot; - &quot;; COLUMN([.A1674]))))" office:value-type="string" office:string-value="Cell 1673 - 1" calcext:value-type="string">
            <text:p>Cell 1673 - 1</text:p>
          </table:table-cell>
          <table:table-cell table:formula="of:= COM.MICROSOFT.CONCAT(&quot;Cell &quot;; COM.MICROSOFT.CONCAT(ROW([.B1674]) - 1; COM.MICROSOFT.CONCAT(&quot; - &quot;; COLUMN([.B1674]))))" office:value-type="string" office:string-value="Cell 1673 - 2" calcext:value-type="string">
            <text:p>Cell 1673 - 2</text:p>
          </table:table-cell>
        </table:table-row>
        <table:table-row table:style-name="ro1">
          <table:table-cell table:formula="of:= COM.MICROSOFT.CONCAT(&quot;Cell &quot;; COM.MICROSOFT.CONCAT(ROW([.A1675]) - 1; COM.MICROSOFT.CONCAT(&quot; - &quot;; COLUMN([.A1675]))))" office:value-type="string" office:string-value="Cell 1674 - 1" calcext:value-type="string">
            <text:p>Cell 1674 - 1</text:p>
          </table:table-cell>
          <table:table-cell table:formula="of:= COM.MICROSOFT.CONCAT(&quot;Cell &quot;; COM.MICROSOFT.CONCAT(ROW([.B1675]) - 1; COM.MICROSOFT.CONCAT(&quot; - &quot;; COLUMN([.B1675]))))" office:value-type="string" office:string-value="Cell 1674 - 2" calcext:value-type="string">
            <text:p>Cell 1674 - 2</text:p>
          </table:table-cell>
        </table:table-row>
        <table:table-row table:style-name="ro1">
          <table:table-cell table:formula="of:= COM.MICROSOFT.CONCAT(&quot;Cell &quot;; COM.MICROSOFT.CONCAT(ROW([.A1676]) - 1; COM.MICROSOFT.CONCAT(&quot; - &quot;; COLUMN([.A1676]))))" office:value-type="string" office:string-value="Cell 1675 - 1" calcext:value-type="string">
            <text:p>Cell 1675 - 1</text:p>
          </table:table-cell>
          <table:table-cell table:formula="of:= COM.MICROSOFT.CONCAT(&quot;Cell &quot;; COM.MICROSOFT.CONCAT(ROW([.B1676]) - 1; COM.MICROSOFT.CONCAT(&quot; - &quot;; COLUMN([.B1676]))))" office:value-type="string" office:string-value="Cell 1675 - 2" calcext:value-type="string">
            <text:p>Cell 1675 - 2</text:p>
          </table:table-cell>
        </table:table-row>
        <table:table-row table:style-name="ro1">
          <table:table-cell table:formula="of:= COM.MICROSOFT.CONCAT(&quot;Cell &quot;; COM.MICROSOFT.CONCAT(ROW([.A1677]) - 1; COM.MICROSOFT.CONCAT(&quot; - &quot;; COLUMN([.A1677]))))" office:value-type="string" office:string-value="Cell 1676 - 1" calcext:value-type="string">
            <text:p>Cell 1676 - 1</text:p>
          </table:table-cell>
          <table:table-cell table:formula="of:= COM.MICROSOFT.CONCAT(&quot;Cell &quot;; COM.MICROSOFT.CONCAT(ROW([.B1677]) - 1; COM.MICROSOFT.CONCAT(&quot; - &quot;; COLUMN([.B1677]))))" office:value-type="string" office:string-value="Cell 1676 - 2" calcext:value-type="string">
            <text:p>Cell 1676 - 2</text:p>
          </table:table-cell>
        </table:table-row>
        <table:table-row table:style-name="ro1">
          <table:table-cell table:formula="of:= COM.MICROSOFT.CONCAT(&quot;Cell &quot;; COM.MICROSOFT.CONCAT(ROW([.A1678]) - 1; COM.MICROSOFT.CONCAT(&quot; - &quot;; COLUMN([.A1678]))))" office:value-type="string" office:string-value="Cell 1677 - 1" calcext:value-type="string">
            <text:p>Cell 1677 - 1</text:p>
          </table:table-cell>
          <table:table-cell table:formula="of:= COM.MICROSOFT.CONCAT(&quot;Cell &quot;; COM.MICROSOFT.CONCAT(ROW([.B1678]) - 1; COM.MICROSOFT.CONCAT(&quot; - &quot;; COLUMN([.B1678]))))" office:value-type="string" office:string-value="Cell 1677 - 2" calcext:value-type="string">
            <text:p>Cell 1677 - 2</text:p>
          </table:table-cell>
        </table:table-row>
        <table:table-row table:style-name="ro1">
          <table:table-cell table:formula="of:= COM.MICROSOFT.CONCAT(&quot;Cell &quot;; COM.MICROSOFT.CONCAT(ROW([.A1679]) - 1; COM.MICROSOFT.CONCAT(&quot; - &quot;; COLUMN([.A1679]))))" office:value-type="string" office:string-value="Cell 1678 - 1" calcext:value-type="string">
            <text:p>Cell 1678 - 1</text:p>
          </table:table-cell>
          <table:table-cell table:formula="of:= COM.MICROSOFT.CONCAT(&quot;Cell &quot;; COM.MICROSOFT.CONCAT(ROW([.B1679]) - 1; COM.MICROSOFT.CONCAT(&quot; - &quot;; COLUMN([.B1679]))))" office:value-type="string" office:string-value="Cell 1678 - 2" calcext:value-type="string">
            <text:p>Cell 1678 - 2</text:p>
          </table:table-cell>
        </table:table-row>
        <table:table-row table:style-name="ro1">
          <table:table-cell table:formula="of:= COM.MICROSOFT.CONCAT(&quot;Cell &quot;; COM.MICROSOFT.CONCAT(ROW([.A1680]) - 1; COM.MICROSOFT.CONCAT(&quot; - &quot;; COLUMN([.A1680]))))" office:value-type="string" office:string-value="Cell 1679 - 1" calcext:value-type="string">
            <text:p>Cell 1679 - 1</text:p>
          </table:table-cell>
          <table:table-cell table:formula="of:= COM.MICROSOFT.CONCAT(&quot;Cell &quot;; COM.MICROSOFT.CONCAT(ROW([.B1680]) - 1; COM.MICROSOFT.CONCAT(&quot; - &quot;; COLUMN([.B1680]))))" office:value-type="string" office:string-value="Cell 1679 - 2" calcext:value-type="string">
            <text:p>Cell 1679 - 2</text:p>
          </table:table-cell>
        </table:table-row>
        <table:table-row table:style-name="ro1">
          <table:table-cell table:formula="of:= COM.MICROSOFT.CONCAT(&quot;Cell &quot;; COM.MICROSOFT.CONCAT(ROW([.A1681]) - 1; COM.MICROSOFT.CONCAT(&quot; - &quot;; COLUMN([.A1681]))))" office:value-type="string" office:string-value="Cell 1680 - 1" calcext:value-type="string">
            <text:p>Cell 1680 - 1</text:p>
          </table:table-cell>
          <table:table-cell table:formula="of:= COM.MICROSOFT.CONCAT(&quot;Cell &quot;; COM.MICROSOFT.CONCAT(ROW([.B1681]) - 1; COM.MICROSOFT.CONCAT(&quot; - &quot;; COLUMN([.B1681]))))" office:value-type="string" office:string-value="Cell 1680 - 2" calcext:value-type="string">
            <text:p>Cell 1680 - 2</text:p>
          </table:table-cell>
        </table:table-row>
        <table:table-row table:style-name="ro1">
          <table:table-cell table:formula="of:= COM.MICROSOFT.CONCAT(&quot;Cell &quot;; COM.MICROSOFT.CONCAT(ROW([.A1682]) - 1; COM.MICROSOFT.CONCAT(&quot; - &quot;; COLUMN([.A1682]))))" office:value-type="string" office:string-value="Cell 1681 - 1" calcext:value-type="string">
            <text:p>Cell 1681 - 1</text:p>
          </table:table-cell>
          <table:table-cell table:formula="of:= COM.MICROSOFT.CONCAT(&quot;Cell &quot;; COM.MICROSOFT.CONCAT(ROW([.B1682]) - 1; COM.MICROSOFT.CONCAT(&quot; - &quot;; COLUMN([.B1682]))))" office:value-type="string" office:string-value="Cell 1681 - 2" calcext:value-type="string">
            <text:p>Cell 1681 - 2</text:p>
          </table:table-cell>
        </table:table-row>
        <table:table-row table:style-name="ro1">
          <table:table-cell table:formula="of:= COM.MICROSOFT.CONCAT(&quot;Cell &quot;; COM.MICROSOFT.CONCAT(ROW([.A1683]) - 1; COM.MICROSOFT.CONCAT(&quot; - &quot;; COLUMN([.A1683]))))" office:value-type="string" office:string-value="Cell 1682 - 1" calcext:value-type="string">
            <text:p>Cell 1682 - 1</text:p>
          </table:table-cell>
          <table:table-cell table:formula="of:= COM.MICROSOFT.CONCAT(&quot;Cell &quot;; COM.MICROSOFT.CONCAT(ROW([.B1683]) - 1; COM.MICROSOFT.CONCAT(&quot; - &quot;; COLUMN([.B1683]))))" office:value-type="string" office:string-value="Cell 1682 - 2" calcext:value-type="string">
            <text:p>Cell 1682 - 2</text:p>
          </table:table-cell>
        </table:table-row>
        <table:table-row table:style-name="ro1">
          <table:table-cell table:formula="of:= COM.MICROSOFT.CONCAT(&quot;Cell &quot;; COM.MICROSOFT.CONCAT(ROW([.A1684]) - 1; COM.MICROSOFT.CONCAT(&quot; - &quot;; COLUMN([.A1684]))))" office:value-type="string" office:string-value="Cell 1683 - 1" calcext:value-type="string">
            <text:p>Cell 1683 - 1</text:p>
          </table:table-cell>
          <table:table-cell table:formula="of:= COM.MICROSOFT.CONCAT(&quot;Cell &quot;; COM.MICROSOFT.CONCAT(ROW([.B1684]) - 1; COM.MICROSOFT.CONCAT(&quot; - &quot;; COLUMN([.B1684]))))" office:value-type="string" office:string-value="Cell 1683 - 2" calcext:value-type="string">
            <text:p>Cell 1683 - 2</text:p>
          </table:table-cell>
        </table:table-row>
        <table:table-row table:style-name="ro1">
          <table:table-cell table:formula="of:= COM.MICROSOFT.CONCAT(&quot;Cell &quot;; COM.MICROSOFT.CONCAT(ROW([.A1685]) - 1; COM.MICROSOFT.CONCAT(&quot; - &quot;; COLUMN([.A1685]))))" office:value-type="string" office:string-value="Cell 1684 - 1" calcext:value-type="string">
            <text:p>Cell 1684 - 1</text:p>
          </table:table-cell>
          <table:table-cell table:formula="of:= COM.MICROSOFT.CONCAT(&quot;Cell &quot;; COM.MICROSOFT.CONCAT(ROW([.B1685]) - 1; COM.MICROSOFT.CONCAT(&quot; - &quot;; COLUMN([.B1685]))))" office:value-type="string" office:string-value="Cell 1684 - 2" calcext:value-type="string">
            <text:p>Cell 1684 - 2</text:p>
          </table:table-cell>
        </table:table-row>
        <table:table-row table:style-name="ro1">
          <table:table-cell table:formula="of:= COM.MICROSOFT.CONCAT(&quot;Cell &quot;; COM.MICROSOFT.CONCAT(ROW([.A1686]) - 1; COM.MICROSOFT.CONCAT(&quot; - &quot;; COLUMN([.A1686]))))" office:value-type="string" office:string-value="Cell 1685 - 1" calcext:value-type="string">
            <text:p>Cell 1685 - 1</text:p>
          </table:table-cell>
          <table:table-cell table:formula="of:= COM.MICROSOFT.CONCAT(&quot;Cell &quot;; COM.MICROSOFT.CONCAT(ROW([.B1686]) - 1; COM.MICROSOFT.CONCAT(&quot; - &quot;; COLUMN([.B1686]))))" office:value-type="string" office:string-value="Cell 1685 - 2" calcext:value-type="string">
            <text:p>Cell 1685 - 2</text:p>
          </table:table-cell>
        </table:table-row>
        <table:table-row table:style-name="ro1">
          <table:table-cell table:formula="of:= COM.MICROSOFT.CONCAT(&quot;Cell &quot;; COM.MICROSOFT.CONCAT(ROW([.A1687]) - 1; COM.MICROSOFT.CONCAT(&quot; - &quot;; COLUMN([.A1687]))))" office:value-type="string" office:string-value="Cell 1686 - 1" calcext:value-type="string">
            <text:p>Cell 1686 - 1</text:p>
          </table:table-cell>
          <table:table-cell table:formula="of:= COM.MICROSOFT.CONCAT(&quot;Cell &quot;; COM.MICROSOFT.CONCAT(ROW([.B1687]) - 1; COM.MICROSOFT.CONCAT(&quot; - &quot;; COLUMN([.B1687]))))" office:value-type="string" office:string-value="Cell 1686 - 2" calcext:value-type="string">
            <text:p>Cell 1686 - 2</text:p>
          </table:table-cell>
        </table:table-row>
        <table:table-row table:style-name="ro1">
          <table:table-cell table:formula="of:= COM.MICROSOFT.CONCAT(&quot;Cell &quot;; COM.MICROSOFT.CONCAT(ROW([.A1688]) - 1; COM.MICROSOFT.CONCAT(&quot; - &quot;; COLUMN([.A1688]))))" office:value-type="string" office:string-value="Cell 1687 - 1" calcext:value-type="string">
            <text:p>Cell 1687 - 1</text:p>
          </table:table-cell>
          <table:table-cell table:formula="of:= COM.MICROSOFT.CONCAT(&quot;Cell &quot;; COM.MICROSOFT.CONCAT(ROW([.B1688]) - 1; COM.MICROSOFT.CONCAT(&quot; - &quot;; COLUMN([.B1688]))))" office:value-type="string" office:string-value="Cell 1687 - 2" calcext:value-type="string">
            <text:p>Cell 1687 - 2</text:p>
          </table:table-cell>
        </table:table-row>
        <table:table-row table:style-name="ro1">
          <table:table-cell table:formula="of:= COM.MICROSOFT.CONCAT(&quot;Cell &quot;; COM.MICROSOFT.CONCAT(ROW([.A1689]) - 1; COM.MICROSOFT.CONCAT(&quot; - &quot;; COLUMN([.A1689]))))" office:value-type="string" office:string-value="Cell 1688 - 1" calcext:value-type="string">
            <text:p>Cell 1688 - 1</text:p>
          </table:table-cell>
          <table:table-cell table:formula="of:= COM.MICROSOFT.CONCAT(&quot;Cell &quot;; COM.MICROSOFT.CONCAT(ROW([.B1689]) - 1; COM.MICROSOFT.CONCAT(&quot; - &quot;; COLUMN([.B1689]))))" office:value-type="string" office:string-value="Cell 1688 - 2" calcext:value-type="string">
            <text:p>Cell 1688 - 2</text:p>
          </table:table-cell>
        </table:table-row>
        <table:table-row table:style-name="ro1">
          <table:table-cell table:formula="of:= COM.MICROSOFT.CONCAT(&quot;Cell &quot;; COM.MICROSOFT.CONCAT(ROW([.A1690]) - 1; COM.MICROSOFT.CONCAT(&quot; - &quot;; COLUMN([.A1690]))))" office:value-type="string" office:string-value="Cell 1689 - 1" calcext:value-type="string">
            <text:p>Cell 1689 - 1</text:p>
          </table:table-cell>
          <table:table-cell table:formula="of:= COM.MICROSOFT.CONCAT(&quot;Cell &quot;; COM.MICROSOFT.CONCAT(ROW([.B1690]) - 1; COM.MICROSOFT.CONCAT(&quot; - &quot;; COLUMN([.B1690]))))" office:value-type="string" office:string-value="Cell 1689 - 2" calcext:value-type="string">
            <text:p>Cell 1689 - 2</text:p>
          </table:table-cell>
        </table:table-row>
        <table:table-row table:style-name="ro1">
          <table:table-cell table:formula="of:= COM.MICROSOFT.CONCAT(&quot;Cell &quot;; COM.MICROSOFT.CONCAT(ROW([.A1691]) - 1; COM.MICROSOFT.CONCAT(&quot; - &quot;; COLUMN([.A1691]))))" office:value-type="string" office:string-value="Cell 1690 - 1" calcext:value-type="string">
            <text:p>Cell 1690 - 1</text:p>
          </table:table-cell>
          <table:table-cell table:formula="of:= COM.MICROSOFT.CONCAT(&quot;Cell &quot;; COM.MICROSOFT.CONCAT(ROW([.B1691]) - 1; COM.MICROSOFT.CONCAT(&quot; - &quot;; COLUMN([.B1691]))))" office:value-type="string" office:string-value="Cell 1690 - 2" calcext:value-type="string">
            <text:p>Cell 1690 - 2</text:p>
          </table:table-cell>
        </table:table-row>
        <table:table-row table:style-name="ro1">
          <table:table-cell table:formula="of:= COM.MICROSOFT.CONCAT(&quot;Cell &quot;; COM.MICROSOFT.CONCAT(ROW([.A1692]) - 1; COM.MICROSOFT.CONCAT(&quot; - &quot;; COLUMN([.A1692]))))" office:value-type="string" office:string-value="Cell 1691 - 1" calcext:value-type="string">
            <text:p>Cell 1691 - 1</text:p>
          </table:table-cell>
          <table:table-cell table:formula="of:= COM.MICROSOFT.CONCAT(&quot;Cell &quot;; COM.MICROSOFT.CONCAT(ROW([.B1692]) - 1; COM.MICROSOFT.CONCAT(&quot; - &quot;; COLUMN([.B1692]))))" office:value-type="string" office:string-value="Cell 1691 - 2" calcext:value-type="string">
            <text:p>Cell 1691 - 2</text:p>
          </table:table-cell>
        </table:table-row>
        <table:table-row table:style-name="ro1">
          <table:table-cell table:formula="of:= COM.MICROSOFT.CONCAT(&quot;Cell &quot;; COM.MICROSOFT.CONCAT(ROW([.A1693]) - 1; COM.MICROSOFT.CONCAT(&quot; - &quot;; COLUMN([.A1693]))))" office:value-type="string" office:string-value="Cell 1692 - 1" calcext:value-type="string">
            <text:p>Cell 1692 - 1</text:p>
          </table:table-cell>
          <table:table-cell table:formula="of:= COM.MICROSOFT.CONCAT(&quot;Cell &quot;; COM.MICROSOFT.CONCAT(ROW([.B1693]) - 1; COM.MICROSOFT.CONCAT(&quot; - &quot;; COLUMN([.B1693]))))" office:value-type="string" office:string-value="Cell 1692 - 2" calcext:value-type="string">
            <text:p>Cell 1692 - 2</text:p>
          </table:table-cell>
        </table:table-row>
        <table:table-row table:style-name="ro1">
          <table:table-cell table:formula="of:= COM.MICROSOFT.CONCAT(&quot;Cell &quot;; COM.MICROSOFT.CONCAT(ROW([.A1694]) - 1; COM.MICROSOFT.CONCAT(&quot; - &quot;; COLUMN([.A1694]))))" office:value-type="string" office:string-value="Cell 1693 - 1" calcext:value-type="string">
            <text:p>Cell 1693 - 1</text:p>
          </table:table-cell>
          <table:table-cell table:formula="of:= COM.MICROSOFT.CONCAT(&quot;Cell &quot;; COM.MICROSOFT.CONCAT(ROW([.B1694]) - 1; COM.MICROSOFT.CONCAT(&quot; - &quot;; COLUMN([.B1694]))))" office:value-type="string" office:string-value="Cell 1693 - 2" calcext:value-type="string">
            <text:p>Cell 1693 - 2</text:p>
          </table:table-cell>
        </table:table-row>
        <table:table-row table:style-name="ro1">
          <table:table-cell table:formula="of:= COM.MICROSOFT.CONCAT(&quot;Cell &quot;; COM.MICROSOFT.CONCAT(ROW([.A1695]) - 1; COM.MICROSOFT.CONCAT(&quot; - &quot;; COLUMN([.A1695]))))" office:value-type="string" office:string-value="Cell 1694 - 1" calcext:value-type="string">
            <text:p>Cell 1694 - 1</text:p>
          </table:table-cell>
          <table:table-cell table:formula="of:= COM.MICROSOFT.CONCAT(&quot;Cell &quot;; COM.MICROSOFT.CONCAT(ROW([.B1695]) - 1; COM.MICROSOFT.CONCAT(&quot; - &quot;; COLUMN([.B1695]))))" office:value-type="string" office:string-value="Cell 1694 - 2" calcext:value-type="string">
            <text:p>Cell 1694 - 2</text:p>
          </table:table-cell>
        </table:table-row>
        <table:table-row table:style-name="ro1">
          <table:table-cell table:formula="of:= COM.MICROSOFT.CONCAT(&quot;Cell &quot;; COM.MICROSOFT.CONCAT(ROW([.A1696]) - 1; COM.MICROSOFT.CONCAT(&quot; - &quot;; COLUMN([.A1696]))))" office:value-type="string" office:string-value="Cell 1695 - 1" calcext:value-type="string">
            <text:p>Cell 1695 - 1</text:p>
          </table:table-cell>
          <table:table-cell table:formula="of:= COM.MICROSOFT.CONCAT(&quot;Cell &quot;; COM.MICROSOFT.CONCAT(ROW([.B1696]) - 1; COM.MICROSOFT.CONCAT(&quot; - &quot;; COLUMN([.B1696]))))" office:value-type="string" office:string-value="Cell 1695 - 2" calcext:value-type="string">
            <text:p>Cell 1695 - 2</text:p>
          </table:table-cell>
        </table:table-row>
        <table:table-row table:style-name="ro1">
          <table:table-cell table:formula="of:= COM.MICROSOFT.CONCAT(&quot;Cell &quot;; COM.MICROSOFT.CONCAT(ROW([.A1697]) - 1; COM.MICROSOFT.CONCAT(&quot; - &quot;; COLUMN([.A1697]))))" office:value-type="string" office:string-value="Cell 1696 - 1" calcext:value-type="string">
            <text:p>Cell 1696 - 1</text:p>
          </table:table-cell>
          <table:table-cell table:formula="of:= COM.MICROSOFT.CONCAT(&quot;Cell &quot;; COM.MICROSOFT.CONCAT(ROW([.B1697]) - 1; COM.MICROSOFT.CONCAT(&quot; - &quot;; COLUMN([.B1697]))))" office:value-type="string" office:string-value="Cell 1696 - 2" calcext:value-type="string">
            <text:p>Cell 1696 - 2</text:p>
          </table:table-cell>
        </table:table-row>
        <table:table-row table:style-name="ro1">
          <table:table-cell table:formula="of:= COM.MICROSOFT.CONCAT(&quot;Cell &quot;; COM.MICROSOFT.CONCAT(ROW([.A1698]) - 1; COM.MICROSOFT.CONCAT(&quot; - &quot;; COLUMN([.A1698]))))" office:value-type="string" office:string-value="Cell 1697 - 1" calcext:value-type="string">
            <text:p>Cell 1697 - 1</text:p>
          </table:table-cell>
          <table:table-cell table:formula="of:= COM.MICROSOFT.CONCAT(&quot;Cell &quot;; COM.MICROSOFT.CONCAT(ROW([.B1698]) - 1; COM.MICROSOFT.CONCAT(&quot; - &quot;; COLUMN([.B1698]))))" office:value-type="string" office:string-value="Cell 1697 - 2" calcext:value-type="string">
            <text:p>Cell 1697 - 2</text:p>
          </table:table-cell>
        </table:table-row>
        <table:table-row table:style-name="ro1">
          <table:table-cell table:formula="of:= COM.MICROSOFT.CONCAT(&quot;Cell &quot;; COM.MICROSOFT.CONCAT(ROW([.A1699]) - 1; COM.MICROSOFT.CONCAT(&quot; - &quot;; COLUMN([.A1699]))))" office:value-type="string" office:string-value="Cell 1698 - 1" calcext:value-type="string">
            <text:p>Cell 1698 - 1</text:p>
          </table:table-cell>
          <table:table-cell table:formula="of:= COM.MICROSOFT.CONCAT(&quot;Cell &quot;; COM.MICROSOFT.CONCAT(ROW([.B1699]) - 1; COM.MICROSOFT.CONCAT(&quot; - &quot;; COLUMN([.B1699]))))" office:value-type="string" office:string-value="Cell 1698 - 2" calcext:value-type="string">
            <text:p>Cell 1698 - 2</text:p>
          </table:table-cell>
        </table:table-row>
        <table:table-row table:style-name="ro1">
          <table:table-cell table:formula="of:= COM.MICROSOFT.CONCAT(&quot;Cell &quot;; COM.MICROSOFT.CONCAT(ROW([.A1700]) - 1; COM.MICROSOFT.CONCAT(&quot; - &quot;; COLUMN([.A1700]))))" office:value-type="string" office:string-value="Cell 1699 - 1" calcext:value-type="string">
            <text:p>Cell 1699 - 1</text:p>
          </table:table-cell>
          <table:table-cell table:formula="of:= COM.MICROSOFT.CONCAT(&quot;Cell &quot;; COM.MICROSOFT.CONCAT(ROW([.B1700]) - 1; COM.MICROSOFT.CONCAT(&quot; - &quot;; COLUMN([.B1700]))))" office:value-type="string" office:string-value="Cell 1699 - 2" calcext:value-type="string">
            <text:p>Cell 1699 - 2</text:p>
          </table:table-cell>
        </table:table-row>
        <table:table-row table:style-name="ro1">
          <table:table-cell table:formula="of:= COM.MICROSOFT.CONCAT(&quot;Cell &quot;; COM.MICROSOFT.CONCAT(ROW([.A1701]) - 1; COM.MICROSOFT.CONCAT(&quot; - &quot;; COLUMN([.A1701]))))" office:value-type="string" office:string-value="Cell 1700 - 1" calcext:value-type="string">
            <text:p>Cell 1700 - 1</text:p>
          </table:table-cell>
          <table:table-cell table:formula="of:= COM.MICROSOFT.CONCAT(&quot;Cell &quot;; COM.MICROSOFT.CONCAT(ROW([.B1701]) - 1; COM.MICROSOFT.CONCAT(&quot; - &quot;; COLUMN([.B1701]))))" office:value-type="string" office:string-value="Cell 1700 - 2" calcext:value-type="string">
            <text:p>Cell 1700 - 2</text:p>
          </table:table-cell>
        </table:table-row>
        <table:table-row table:style-name="ro1">
          <table:table-cell table:formula="of:= COM.MICROSOFT.CONCAT(&quot;Cell &quot;; COM.MICROSOFT.CONCAT(ROW([.A1702]) - 1; COM.MICROSOFT.CONCAT(&quot; - &quot;; COLUMN([.A1702]))))" office:value-type="string" office:string-value="Cell 1701 - 1" calcext:value-type="string">
            <text:p>Cell 1701 - 1</text:p>
          </table:table-cell>
          <table:table-cell table:formula="of:= COM.MICROSOFT.CONCAT(&quot;Cell &quot;; COM.MICROSOFT.CONCAT(ROW([.B1702]) - 1; COM.MICROSOFT.CONCAT(&quot; - &quot;; COLUMN([.B1702]))))" office:value-type="string" office:string-value="Cell 1701 - 2" calcext:value-type="string">
            <text:p>Cell 1701 - 2</text:p>
          </table:table-cell>
        </table:table-row>
        <table:table-row table:style-name="ro1">
          <table:table-cell table:formula="of:= COM.MICROSOFT.CONCAT(&quot;Cell &quot;; COM.MICROSOFT.CONCAT(ROW([.A1703]) - 1; COM.MICROSOFT.CONCAT(&quot; - &quot;; COLUMN([.A1703]))))" office:value-type="string" office:string-value="Cell 1702 - 1" calcext:value-type="string">
            <text:p>Cell 1702 - 1</text:p>
          </table:table-cell>
          <table:table-cell table:formula="of:= COM.MICROSOFT.CONCAT(&quot;Cell &quot;; COM.MICROSOFT.CONCAT(ROW([.B1703]) - 1; COM.MICROSOFT.CONCAT(&quot; - &quot;; COLUMN([.B1703]))))" office:value-type="string" office:string-value="Cell 1702 - 2" calcext:value-type="string">
            <text:p>Cell 1702 - 2</text:p>
          </table:table-cell>
        </table:table-row>
        <table:table-row table:style-name="ro1">
          <table:table-cell table:formula="of:= COM.MICROSOFT.CONCAT(&quot;Cell &quot;; COM.MICROSOFT.CONCAT(ROW([.A1704]) - 1; COM.MICROSOFT.CONCAT(&quot; - &quot;; COLUMN([.A1704]))))" office:value-type="string" office:string-value="Cell 1703 - 1" calcext:value-type="string">
            <text:p>Cell 1703 - 1</text:p>
          </table:table-cell>
          <table:table-cell table:formula="of:= COM.MICROSOFT.CONCAT(&quot;Cell &quot;; COM.MICROSOFT.CONCAT(ROW([.B1704]) - 1; COM.MICROSOFT.CONCAT(&quot; - &quot;; COLUMN([.B1704]))))" office:value-type="string" office:string-value="Cell 1703 - 2" calcext:value-type="string">
            <text:p>Cell 1703 - 2</text:p>
          </table:table-cell>
        </table:table-row>
        <table:table-row table:style-name="ro1">
          <table:table-cell table:formula="of:= COM.MICROSOFT.CONCAT(&quot;Cell &quot;; COM.MICROSOFT.CONCAT(ROW([.A1705]) - 1; COM.MICROSOFT.CONCAT(&quot; - &quot;; COLUMN([.A1705]))))" office:value-type="string" office:string-value="Cell 1704 - 1" calcext:value-type="string">
            <text:p>Cell 1704 - 1</text:p>
          </table:table-cell>
          <table:table-cell table:formula="of:= COM.MICROSOFT.CONCAT(&quot;Cell &quot;; COM.MICROSOFT.CONCAT(ROW([.B1705]) - 1; COM.MICROSOFT.CONCAT(&quot; - &quot;; COLUMN([.B1705]))))" office:value-type="string" office:string-value="Cell 1704 - 2" calcext:value-type="string">
            <text:p>Cell 1704 - 2</text:p>
          </table:table-cell>
        </table:table-row>
        <table:table-row table:style-name="ro1">
          <table:table-cell table:formula="of:= COM.MICROSOFT.CONCAT(&quot;Cell &quot;; COM.MICROSOFT.CONCAT(ROW([.A1706]) - 1; COM.MICROSOFT.CONCAT(&quot; - &quot;; COLUMN([.A1706]))))" office:value-type="string" office:string-value="Cell 1705 - 1" calcext:value-type="string">
            <text:p>Cell 1705 - 1</text:p>
          </table:table-cell>
          <table:table-cell table:formula="of:= COM.MICROSOFT.CONCAT(&quot;Cell &quot;; COM.MICROSOFT.CONCAT(ROW([.B1706]) - 1; COM.MICROSOFT.CONCAT(&quot; - &quot;; COLUMN([.B1706]))))" office:value-type="string" office:string-value="Cell 1705 - 2" calcext:value-type="string">
            <text:p>Cell 1705 - 2</text:p>
          </table:table-cell>
        </table:table-row>
        <table:table-row table:style-name="ro1">
          <table:table-cell table:formula="of:= COM.MICROSOFT.CONCAT(&quot;Cell &quot;; COM.MICROSOFT.CONCAT(ROW([.A1707]) - 1; COM.MICROSOFT.CONCAT(&quot; - &quot;; COLUMN([.A1707]))))" office:value-type="string" office:string-value="Cell 1706 - 1" calcext:value-type="string">
            <text:p>Cell 1706 - 1</text:p>
          </table:table-cell>
          <table:table-cell table:formula="of:= COM.MICROSOFT.CONCAT(&quot;Cell &quot;; COM.MICROSOFT.CONCAT(ROW([.B1707]) - 1; COM.MICROSOFT.CONCAT(&quot; - &quot;; COLUMN([.B1707]))))" office:value-type="string" office:string-value="Cell 1706 - 2" calcext:value-type="string">
            <text:p>Cell 1706 - 2</text:p>
          </table:table-cell>
        </table:table-row>
        <table:table-row table:style-name="ro1">
          <table:table-cell table:formula="of:= COM.MICROSOFT.CONCAT(&quot;Cell &quot;; COM.MICROSOFT.CONCAT(ROW([.A1708]) - 1; COM.MICROSOFT.CONCAT(&quot; - &quot;; COLUMN([.A1708]))))" office:value-type="string" office:string-value="Cell 1707 - 1" calcext:value-type="string">
            <text:p>Cell 1707 - 1</text:p>
          </table:table-cell>
          <table:table-cell table:formula="of:= COM.MICROSOFT.CONCAT(&quot;Cell &quot;; COM.MICROSOFT.CONCAT(ROW([.B1708]) - 1; COM.MICROSOFT.CONCAT(&quot; - &quot;; COLUMN([.B1708]))))" office:value-type="string" office:string-value="Cell 1707 - 2" calcext:value-type="string">
            <text:p>Cell 1707 - 2</text:p>
          </table:table-cell>
        </table:table-row>
        <table:table-row table:style-name="ro1">
          <table:table-cell table:formula="of:= COM.MICROSOFT.CONCAT(&quot;Cell &quot;; COM.MICROSOFT.CONCAT(ROW([.A1709]) - 1; COM.MICROSOFT.CONCAT(&quot; - &quot;; COLUMN([.A1709]))))" office:value-type="string" office:string-value="Cell 1708 - 1" calcext:value-type="string">
            <text:p>Cell 1708 - 1</text:p>
          </table:table-cell>
          <table:table-cell table:formula="of:= COM.MICROSOFT.CONCAT(&quot;Cell &quot;; COM.MICROSOFT.CONCAT(ROW([.B1709]) - 1; COM.MICROSOFT.CONCAT(&quot; - &quot;; COLUMN([.B1709]))))" office:value-type="string" office:string-value="Cell 1708 - 2" calcext:value-type="string">
            <text:p>Cell 1708 - 2</text:p>
          </table:table-cell>
        </table:table-row>
        <table:table-row table:style-name="ro1">
          <table:table-cell table:formula="of:= COM.MICROSOFT.CONCAT(&quot;Cell &quot;; COM.MICROSOFT.CONCAT(ROW([.A1710]) - 1; COM.MICROSOFT.CONCAT(&quot; - &quot;; COLUMN([.A1710]))))" office:value-type="string" office:string-value="Cell 1709 - 1" calcext:value-type="string">
            <text:p>Cell 1709 - 1</text:p>
          </table:table-cell>
          <table:table-cell table:formula="of:= COM.MICROSOFT.CONCAT(&quot;Cell &quot;; COM.MICROSOFT.CONCAT(ROW([.B1710]) - 1; COM.MICROSOFT.CONCAT(&quot; - &quot;; COLUMN([.B1710]))))" office:value-type="string" office:string-value="Cell 1709 - 2" calcext:value-type="string">
            <text:p>Cell 1709 - 2</text:p>
          </table:table-cell>
        </table:table-row>
        <table:table-row table:style-name="ro1">
          <table:table-cell table:formula="of:= COM.MICROSOFT.CONCAT(&quot;Cell &quot;; COM.MICROSOFT.CONCAT(ROW([.A1711]) - 1; COM.MICROSOFT.CONCAT(&quot; - &quot;; COLUMN([.A1711]))))" office:value-type="string" office:string-value="Cell 1710 - 1" calcext:value-type="string">
            <text:p>Cell 1710 - 1</text:p>
          </table:table-cell>
          <table:table-cell table:formula="of:= COM.MICROSOFT.CONCAT(&quot;Cell &quot;; COM.MICROSOFT.CONCAT(ROW([.B1711]) - 1; COM.MICROSOFT.CONCAT(&quot; - &quot;; COLUMN([.B1711]))))" office:value-type="string" office:string-value="Cell 1710 - 2" calcext:value-type="string">
            <text:p>Cell 1710 - 2</text:p>
          </table:table-cell>
        </table:table-row>
        <table:table-row table:style-name="ro1">
          <table:table-cell table:formula="of:= COM.MICROSOFT.CONCAT(&quot;Cell &quot;; COM.MICROSOFT.CONCAT(ROW([.A1712]) - 1; COM.MICROSOFT.CONCAT(&quot; - &quot;; COLUMN([.A1712]))))" office:value-type="string" office:string-value="Cell 1711 - 1" calcext:value-type="string">
            <text:p>Cell 1711 - 1</text:p>
          </table:table-cell>
          <table:table-cell table:formula="of:= COM.MICROSOFT.CONCAT(&quot;Cell &quot;; COM.MICROSOFT.CONCAT(ROW([.B1712]) - 1; COM.MICROSOFT.CONCAT(&quot; - &quot;; COLUMN([.B1712]))))" office:value-type="string" office:string-value="Cell 1711 - 2" calcext:value-type="string">
            <text:p>Cell 1711 - 2</text:p>
          </table:table-cell>
        </table:table-row>
        <table:table-row table:style-name="ro1">
          <table:table-cell table:formula="of:= COM.MICROSOFT.CONCAT(&quot;Cell &quot;; COM.MICROSOFT.CONCAT(ROW([.A1713]) - 1; COM.MICROSOFT.CONCAT(&quot; - &quot;; COLUMN([.A1713]))))" office:value-type="string" office:string-value="Cell 1712 - 1" calcext:value-type="string">
            <text:p>Cell 1712 - 1</text:p>
          </table:table-cell>
          <table:table-cell table:formula="of:= COM.MICROSOFT.CONCAT(&quot;Cell &quot;; COM.MICROSOFT.CONCAT(ROW([.B1713]) - 1; COM.MICROSOFT.CONCAT(&quot; - &quot;; COLUMN([.B1713]))))" office:value-type="string" office:string-value="Cell 1712 - 2" calcext:value-type="string">
            <text:p>Cell 1712 - 2</text:p>
          </table:table-cell>
        </table:table-row>
        <table:table-row table:style-name="ro1">
          <table:table-cell table:formula="of:= COM.MICROSOFT.CONCAT(&quot;Cell &quot;; COM.MICROSOFT.CONCAT(ROW([.A1714]) - 1; COM.MICROSOFT.CONCAT(&quot; - &quot;; COLUMN([.A1714]))))" office:value-type="string" office:string-value="Cell 1713 - 1" calcext:value-type="string">
            <text:p>Cell 1713 - 1</text:p>
          </table:table-cell>
          <table:table-cell table:formula="of:= COM.MICROSOFT.CONCAT(&quot;Cell &quot;; COM.MICROSOFT.CONCAT(ROW([.B1714]) - 1; COM.MICROSOFT.CONCAT(&quot; - &quot;; COLUMN([.B1714]))))" office:value-type="string" office:string-value="Cell 1713 - 2" calcext:value-type="string">
            <text:p>Cell 1713 - 2</text:p>
          </table:table-cell>
        </table:table-row>
        <table:table-row table:style-name="ro1">
          <table:table-cell table:formula="of:= COM.MICROSOFT.CONCAT(&quot;Cell &quot;; COM.MICROSOFT.CONCAT(ROW([.A1715]) - 1; COM.MICROSOFT.CONCAT(&quot; - &quot;; COLUMN([.A1715]))))" office:value-type="string" office:string-value="Cell 1714 - 1" calcext:value-type="string">
            <text:p>Cell 1714 - 1</text:p>
          </table:table-cell>
          <table:table-cell table:formula="of:= COM.MICROSOFT.CONCAT(&quot;Cell &quot;; COM.MICROSOFT.CONCAT(ROW([.B1715]) - 1; COM.MICROSOFT.CONCAT(&quot; - &quot;; COLUMN([.B1715]))))" office:value-type="string" office:string-value="Cell 1714 - 2" calcext:value-type="string">
            <text:p>Cell 1714 - 2</text:p>
          </table:table-cell>
        </table:table-row>
        <table:table-row table:style-name="ro1">
          <table:table-cell table:formula="of:= COM.MICROSOFT.CONCAT(&quot;Cell &quot;; COM.MICROSOFT.CONCAT(ROW([.A1716]) - 1; COM.MICROSOFT.CONCAT(&quot; - &quot;; COLUMN([.A1716]))))" office:value-type="string" office:string-value="Cell 1715 - 1" calcext:value-type="string">
            <text:p>Cell 1715 - 1</text:p>
          </table:table-cell>
          <table:table-cell table:formula="of:= COM.MICROSOFT.CONCAT(&quot;Cell &quot;; COM.MICROSOFT.CONCAT(ROW([.B1716]) - 1; COM.MICROSOFT.CONCAT(&quot; - &quot;; COLUMN([.B1716]))))" office:value-type="string" office:string-value="Cell 1715 - 2" calcext:value-type="string">
            <text:p>Cell 1715 - 2</text:p>
          </table:table-cell>
        </table:table-row>
        <table:table-row table:style-name="ro1">
          <table:table-cell table:formula="of:= COM.MICROSOFT.CONCAT(&quot;Cell &quot;; COM.MICROSOFT.CONCAT(ROW([.A1717]) - 1; COM.MICROSOFT.CONCAT(&quot; - &quot;; COLUMN([.A1717]))))" office:value-type="string" office:string-value="Cell 1716 - 1" calcext:value-type="string">
            <text:p>Cell 1716 - 1</text:p>
          </table:table-cell>
          <table:table-cell table:formula="of:= COM.MICROSOFT.CONCAT(&quot;Cell &quot;; COM.MICROSOFT.CONCAT(ROW([.B1717]) - 1; COM.MICROSOFT.CONCAT(&quot; - &quot;; COLUMN([.B1717]))))" office:value-type="string" office:string-value="Cell 1716 - 2" calcext:value-type="string">
            <text:p>Cell 1716 - 2</text:p>
          </table:table-cell>
        </table:table-row>
        <table:table-row table:style-name="ro1">
          <table:table-cell table:formula="of:= COM.MICROSOFT.CONCAT(&quot;Cell &quot;; COM.MICROSOFT.CONCAT(ROW([.A1718]) - 1; COM.MICROSOFT.CONCAT(&quot; - &quot;; COLUMN([.A1718]))))" office:value-type="string" office:string-value="Cell 1717 - 1" calcext:value-type="string">
            <text:p>Cell 1717 - 1</text:p>
          </table:table-cell>
          <table:table-cell table:formula="of:= COM.MICROSOFT.CONCAT(&quot;Cell &quot;; COM.MICROSOFT.CONCAT(ROW([.B1718]) - 1; COM.MICROSOFT.CONCAT(&quot; - &quot;; COLUMN([.B1718]))))" office:value-type="string" office:string-value="Cell 1717 - 2" calcext:value-type="string">
            <text:p>Cell 1717 - 2</text:p>
          </table:table-cell>
        </table:table-row>
        <table:table-row table:style-name="ro1">
          <table:table-cell table:formula="of:= COM.MICROSOFT.CONCAT(&quot;Cell &quot;; COM.MICROSOFT.CONCAT(ROW([.A1719]) - 1; COM.MICROSOFT.CONCAT(&quot; - &quot;; COLUMN([.A1719]))))" office:value-type="string" office:string-value="Cell 1718 - 1" calcext:value-type="string">
            <text:p>Cell 1718 - 1</text:p>
          </table:table-cell>
          <table:table-cell table:formula="of:= COM.MICROSOFT.CONCAT(&quot;Cell &quot;; COM.MICROSOFT.CONCAT(ROW([.B1719]) - 1; COM.MICROSOFT.CONCAT(&quot; - &quot;; COLUMN([.B1719]))))" office:value-type="string" office:string-value="Cell 1718 - 2" calcext:value-type="string">
            <text:p>Cell 1718 - 2</text:p>
          </table:table-cell>
        </table:table-row>
        <table:table-row table:style-name="ro1">
          <table:table-cell table:formula="of:= COM.MICROSOFT.CONCAT(&quot;Cell &quot;; COM.MICROSOFT.CONCAT(ROW([.A1720]) - 1; COM.MICROSOFT.CONCAT(&quot; - &quot;; COLUMN([.A1720]))))" office:value-type="string" office:string-value="Cell 1719 - 1" calcext:value-type="string">
            <text:p>Cell 1719 - 1</text:p>
          </table:table-cell>
          <table:table-cell table:formula="of:= COM.MICROSOFT.CONCAT(&quot;Cell &quot;; COM.MICROSOFT.CONCAT(ROW([.B1720]) - 1; COM.MICROSOFT.CONCAT(&quot; - &quot;; COLUMN([.B1720]))))" office:value-type="string" office:string-value="Cell 1719 - 2" calcext:value-type="string">
            <text:p>Cell 1719 - 2</text:p>
          </table:table-cell>
        </table:table-row>
        <table:table-row table:style-name="ro1">
          <table:table-cell table:formula="of:= COM.MICROSOFT.CONCAT(&quot;Cell &quot;; COM.MICROSOFT.CONCAT(ROW([.A1721]) - 1; COM.MICROSOFT.CONCAT(&quot; - &quot;; COLUMN([.A1721]))))" office:value-type="string" office:string-value="Cell 1720 - 1" calcext:value-type="string">
            <text:p>Cell 1720 - 1</text:p>
          </table:table-cell>
          <table:table-cell table:formula="of:= COM.MICROSOFT.CONCAT(&quot;Cell &quot;; COM.MICROSOFT.CONCAT(ROW([.B1721]) - 1; COM.MICROSOFT.CONCAT(&quot; - &quot;; COLUMN([.B1721]))))" office:value-type="string" office:string-value="Cell 1720 - 2" calcext:value-type="string">
            <text:p>Cell 1720 - 2</text:p>
          </table:table-cell>
        </table:table-row>
        <table:table-row table:style-name="ro1">
          <table:table-cell table:formula="of:= COM.MICROSOFT.CONCAT(&quot;Cell &quot;; COM.MICROSOFT.CONCAT(ROW([.A1722]) - 1; COM.MICROSOFT.CONCAT(&quot; - &quot;; COLUMN([.A1722]))))" office:value-type="string" office:string-value="Cell 1721 - 1" calcext:value-type="string">
            <text:p>Cell 1721 - 1</text:p>
          </table:table-cell>
          <table:table-cell table:formula="of:= COM.MICROSOFT.CONCAT(&quot;Cell &quot;; COM.MICROSOFT.CONCAT(ROW([.B1722]) - 1; COM.MICROSOFT.CONCAT(&quot; - &quot;; COLUMN([.B1722]))))" office:value-type="string" office:string-value="Cell 1721 - 2" calcext:value-type="string">
            <text:p>Cell 1721 - 2</text:p>
          </table:table-cell>
        </table:table-row>
        <table:table-row table:style-name="ro1">
          <table:table-cell table:formula="of:= COM.MICROSOFT.CONCAT(&quot;Cell &quot;; COM.MICROSOFT.CONCAT(ROW([.A1723]) - 1; COM.MICROSOFT.CONCAT(&quot; - &quot;; COLUMN([.A1723]))))" office:value-type="string" office:string-value="Cell 1722 - 1" calcext:value-type="string">
            <text:p>Cell 1722 - 1</text:p>
          </table:table-cell>
          <table:table-cell table:formula="of:= COM.MICROSOFT.CONCAT(&quot;Cell &quot;; COM.MICROSOFT.CONCAT(ROW([.B1723]) - 1; COM.MICROSOFT.CONCAT(&quot; - &quot;; COLUMN([.B1723]))))" office:value-type="string" office:string-value="Cell 1722 - 2" calcext:value-type="string">
            <text:p>Cell 1722 - 2</text:p>
          </table:table-cell>
        </table:table-row>
        <table:table-row table:style-name="ro1">
          <table:table-cell table:formula="of:= COM.MICROSOFT.CONCAT(&quot;Cell &quot;; COM.MICROSOFT.CONCAT(ROW([.A1724]) - 1; COM.MICROSOFT.CONCAT(&quot; - &quot;; COLUMN([.A1724]))))" office:value-type="string" office:string-value="Cell 1723 - 1" calcext:value-type="string">
            <text:p>Cell 1723 - 1</text:p>
          </table:table-cell>
          <table:table-cell table:formula="of:= COM.MICROSOFT.CONCAT(&quot;Cell &quot;; COM.MICROSOFT.CONCAT(ROW([.B1724]) - 1; COM.MICROSOFT.CONCAT(&quot; - &quot;; COLUMN([.B1724]))))" office:value-type="string" office:string-value="Cell 1723 - 2" calcext:value-type="string">
            <text:p>Cell 1723 - 2</text:p>
          </table:table-cell>
        </table:table-row>
        <table:table-row table:style-name="ro1">
          <table:table-cell table:formula="of:= COM.MICROSOFT.CONCAT(&quot;Cell &quot;; COM.MICROSOFT.CONCAT(ROW([.A1725]) - 1; COM.MICROSOFT.CONCAT(&quot; - &quot;; COLUMN([.A1725]))))" office:value-type="string" office:string-value="Cell 1724 - 1" calcext:value-type="string">
            <text:p>Cell 1724 - 1</text:p>
          </table:table-cell>
          <table:table-cell table:formula="of:= COM.MICROSOFT.CONCAT(&quot;Cell &quot;; COM.MICROSOFT.CONCAT(ROW([.B1725]) - 1; COM.MICROSOFT.CONCAT(&quot; - &quot;; COLUMN([.B1725]))))" office:value-type="string" office:string-value="Cell 1724 - 2" calcext:value-type="string">
            <text:p>Cell 1724 - 2</text:p>
          </table:table-cell>
        </table:table-row>
        <table:table-row table:style-name="ro1">
          <table:table-cell table:formula="of:= COM.MICROSOFT.CONCAT(&quot;Cell &quot;; COM.MICROSOFT.CONCAT(ROW([.A1726]) - 1; COM.MICROSOFT.CONCAT(&quot; - &quot;; COLUMN([.A1726]))))" office:value-type="string" office:string-value="Cell 1725 - 1" calcext:value-type="string">
            <text:p>Cell 1725 - 1</text:p>
          </table:table-cell>
          <table:table-cell table:formula="of:= COM.MICROSOFT.CONCAT(&quot;Cell &quot;; COM.MICROSOFT.CONCAT(ROW([.B1726]) - 1; COM.MICROSOFT.CONCAT(&quot; - &quot;; COLUMN([.B1726]))))" office:value-type="string" office:string-value="Cell 1725 - 2" calcext:value-type="string">
            <text:p>Cell 1725 - 2</text:p>
          </table:table-cell>
        </table:table-row>
        <table:table-row table:style-name="ro1">
          <table:table-cell table:formula="of:= COM.MICROSOFT.CONCAT(&quot;Cell &quot;; COM.MICROSOFT.CONCAT(ROW([.A1727]) - 1; COM.MICROSOFT.CONCAT(&quot; - &quot;; COLUMN([.A1727]))))" office:value-type="string" office:string-value="Cell 1726 - 1" calcext:value-type="string">
            <text:p>Cell 1726 - 1</text:p>
          </table:table-cell>
          <table:table-cell table:formula="of:= COM.MICROSOFT.CONCAT(&quot;Cell &quot;; COM.MICROSOFT.CONCAT(ROW([.B1727]) - 1; COM.MICROSOFT.CONCAT(&quot; - &quot;; COLUMN([.B1727]))))" office:value-type="string" office:string-value="Cell 1726 - 2" calcext:value-type="string">
            <text:p>Cell 1726 - 2</text:p>
          </table:table-cell>
        </table:table-row>
        <table:table-row table:style-name="ro1">
          <table:table-cell table:formula="of:= COM.MICROSOFT.CONCAT(&quot;Cell &quot;; COM.MICROSOFT.CONCAT(ROW([.A1728]) - 1; COM.MICROSOFT.CONCAT(&quot; - &quot;; COLUMN([.A1728]))))" office:value-type="string" office:string-value="Cell 1727 - 1" calcext:value-type="string">
            <text:p>Cell 1727 - 1</text:p>
          </table:table-cell>
          <table:table-cell table:formula="of:= COM.MICROSOFT.CONCAT(&quot;Cell &quot;; COM.MICROSOFT.CONCAT(ROW([.B1728]) - 1; COM.MICROSOFT.CONCAT(&quot; - &quot;; COLUMN([.B1728]))))" office:value-type="string" office:string-value="Cell 1727 - 2" calcext:value-type="string">
            <text:p>Cell 1727 - 2</text:p>
          </table:table-cell>
        </table:table-row>
        <table:table-row table:style-name="ro1">
          <table:table-cell table:formula="of:= COM.MICROSOFT.CONCAT(&quot;Cell &quot;; COM.MICROSOFT.CONCAT(ROW([.A1729]) - 1; COM.MICROSOFT.CONCAT(&quot; - &quot;; COLUMN([.A1729]))))" office:value-type="string" office:string-value="Cell 1728 - 1" calcext:value-type="string">
            <text:p>Cell 1728 - 1</text:p>
          </table:table-cell>
          <table:table-cell table:formula="of:= COM.MICROSOFT.CONCAT(&quot;Cell &quot;; COM.MICROSOFT.CONCAT(ROW([.B1729]) - 1; COM.MICROSOFT.CONCAT(&quot; - &quot;; COLUMN([.B1729]))))" office:value-type="string" office:string-value="Cell 1728 - 2" calcext:value-type="string">
            <text:p>Cell 1728 - 2</text:p>
          </table:table-cell>
        </table:table-row>
        <table:table-row table:style-name="ro1">
          <table:table-cell table:formula="of:= COM.MICROSOFT.CONCAT(&quot;Cell &quot;; COM.MICROSOFT.CONCAT(ROW([.A1730]) - 1; COM.MICROSOFT.CONCAT(&quot; - &quot;; COLUMN([.A1730]))))" office:value-type="string" office:string-value="Cell 1729 - 1" calcext:value-type="string">
            <text:p>Cell 1729 - 1</text:p>
          </table:table-cell>
          <table:table-cell table:formula="of:= COM.MICROSOFT.CONCAT(&quot;Cell &quot;; COM.MICROSOFT.CONCAT(ROW([.B1730]) - 1; COM.MICROSOFT.CONCAT(&quot; - &quot;; COLUMN([.B1730]))))" office:value-type="string" office:string-value="Cell 1729 - 2" calcext:value-type="string">
            <text:p>Cell 1729 - 2</text:p>
          </table:table-cell>
        </table:table-row>
        <table:table-row table:style-name="ro1">
          <table:table-cell table:formula="of:= COM.MICROSOFT.CONCAT(&quot;Cell &quot;; COM.MICROSOFT.CONCAT(ROW([.A1731]) - 1; COM.MICROSOFT.CONCAT(&quot; - &quot;; COLUMN([.A1731]))))" office:value-type="string" office:string-value="Cell 1730 - 1" calcext:value-type="string">
            <text:p>Cell 1730 - 1</text:p>
          </table:table-cell>
          <table:table-cell table:formula="of:= COM.MICROSOFT.CONCAT(&quot;Cell &quot;; COM.MICROSOFT.CONCAT(ROW([.B1731]) - 1; COM.MICROSOFT.CONCAT(&quot; - &quot;; COLUMN([.B1731]))))" office:value-type="string" office:string-value="Cell 1730 - 2" calcext:value-type="string">
            <text:p>Cell 1730 - 2</text:p>
          </table:table-cell>
        </table:table-row>
        <table:table-row table:style-name="ro1">
          <table:table-cell table:formula="of:= COM.MICROSOFT.CONCAT(&quot;Cell &quot;; COM.MICROSOFT.CONCAT(ROW([.A1732]) - 1; COM.MICROSOFT.CONCAT(&quot; - &quot;; COLUMN([.A1732]))))" office:value-type="string" office:string-value="Cell 1731 - 1" calcext:value-type="string">
            <text:p>Cell 1731 - 1</text:p>
          </table:table-cell>
          <table:table-cell table:formula="of:= COM.MICROSOFT.CONCAT(&quot;Cell &quot;; COM.MICROSOFT.CONCAT(ROW([.B1732]) - 1; COM.MICROSOFT.CONCAT(&quot; - &quot;; COLUMN([.B1732]))))" office:value-type="string" office:string-value="Cell 1731 - 2" calcext:value-type="string">
            <text:p>Cell 1731 - 2</text:p>
          </table:table-cell>
        </table:table-row>
        <table:table-row table:style-name="ro1">
          <table:table-cell table:formula="of:= COM.MICROSOFT.CONCAT(&quot;Cell &quot;; COM.MICROSOFT.CONCAT(ROW([.A1733]) - 1; COM.MICROSOFT.CONCAT(&quot; - &quot;; COLUMN([.A1733]))))" office:value-type="string" office:string-value="Cell 1732 - 1" calcext:value-type="string">
            <text:p>Cell 1732 - 1</text:p>
          </table:table-cell>
          <table:table-cell table:formula="of:= COM.MICROSOFT.CONCAT(&quot;Cell &quot;; COM.MICROSOFT.CONCAT(ROW([.B1733]) - 1; COM.MICROSOFT.CONCAT(&quot; - &quot;; COLUMN([.B1733]))))" office:value-type="string" office:string-value="Cell 1732 - 2" calcext:value-type="string">
            <text:p>Cell 1732 - 2</text:p>
          </table:table-cell>
        </table:table-row>
        <table:table-row table:style-name="ro1">
          <table:table-cell table:formula="of:= COM.MICROSOFT.CONCAT(&quot;Cell &quot;; COM.MICROSOFT.CONCAT(ROW([.A1734]) - 1; COM.MICROSOFT.CONCAT(&quot; - &quot;; COLUMN([.A1734]))))" office:value-type="string" office:string-value="Cell 1733 - 1" calcext:value-type="string">
            <text:p>Cell 1733 - 1</text:p>
          </table:table-cell>
          <table:table-cell table:formula="of:= COM.MICROSOFT.CONCAT(&quot;Cell &quot;; COM.MICROSOFT.CONCAT(ROW([.B1734]) - 1; COM.MICROSOFT.CONCAT(&quot; - &quot;; COLUMN([.B1734]))))" office:value-type="string" office:string-value="Cell 1733 - 2" calcext:value-type="string">
            <text:p>Cell 1733 - 2</text:p>
          </table:table-cell>
        </table:table-row>
        <table:table-row table:style-name="ro1">
          <table:table-cell table:formula="of:= COM.MICROSOFT.CONCAT(&quot;Cell &quot;; COM.MICROSOFT.CONCAT(ROW([.A1735]) - 1; COM.MICROSOFT.CONCAT(&quot; - &quot;; COLUMN([.A1735]))))" office:value-type="string" office:string-value="Cell 1734 - 1" calcext:value-type="string">
            <text:p>Cell 1734 - 1</text:p>
          </table:table-cell>
          <table:table-cell table:formula="of:= COM.MICROSOFT.CONCAT(&quot;Cell &quot;; COM.MICROSOFT.CONCAT(ROW([.B1735]) - 1; COM.MICROSOFT.CONCAT(&quot; - &quot;; COLUMN([.B1735]))))" office:value-type="string" office:string-value="Cell 1734 - 2" calcext:value-type="string">
            <text:p>Cell 1734 - 2</text:p>
          </table:table-cell>
        </table:table-row>
        <table:table-row table:style-name="ro1">
          <table:table-cell table:formula="of:= COM.MICROSOFT.CONCAT(&quot;Cell &quot;; COM.MICROSOFT.CONCAT(ROW([.A1736]) - 1; COM.MICROSOFT.CONCAT(&quot; - &quot;; COLUMN([.A1736]))))" office:value-type="string" office:string-value="Cell 1735 - 1" calcext:value-type="string">
            <text:p>Cell 1735 - 1</text:p>
          </table:table-cell>
          <table:table-cell table:formula="of:= COM.MICROSOFT.CONCAT(&quot;Cell &quot;; COM.MICROSOFT.CONCAT(ROW([.B1736]) - 1; COM.MICROSOFT.CONCAT(&quot; - &quot;; COLUMN([.B1736]))))" office:value-type="string" office:string-value="Cell 1735 - 2" calcext:value-type="string">
            <text:p>Cell 1735 - 2</text:p>
          </table:table-cell>
        </table:table-row>
        <table:table-row table:style-name="ro1">
          <table:table-cell table:formula="of:= COM.MICROSOFT.CONCAT(&quot;Cell &quot;; COM.MICROSOFT.CONCAT(ROW([.A1737]) - 1; COM.MICROSOFT.CONCAT(&quot; - &quot;; COLUMN([.A1737]))))" office:value-type="string" office:string-value="Cell 1736 - 1" calcext:value-type="string">
            <text:p>Cell 1736 - 1</text:p>
          </table:table-cell>
          <table:table-cell table:formula="of:= COM.MICROSOFT.CONCAT(&quot;Cell &quot;; COM.MICROSOFT.CONCAT(ROW([.B1737]) - 1; COM.MICROSOFT.CONCAT(&quot; - &quot;; COLUMN([.B1737]))))" office:value-type="string" office:string-value="Cell 1736 - 2" calcext:value-type="string">
            <text:p>Cell 1736 - 2</text:p>
          </table:table-cell>
        </table:table-row>
        <table:table-row table:style-name="ro1">
          <table:table-cell table:formula="of:= COM.MICROSOFT.CONCAT(&quot;Cell &quot;; COM.MICROSOFT.CONCAT(ROW([.A1738]) - 1; COM.MICROSOFT.CONCAT(&quot; - &quot;; COLUMN([.A1738]))))" office:value-type="string" office:string-value="Cell 1737 - 1" calcext:value-type="string">
            <text:p>Cell 1737 - 1</text:p>
          </table:table-cell>
          <table:table-cell table:formula="of:= COM.MICROSOFT.CONCAT(&quot;Cell &quot;; COM.MICROSOFT.CONCAT(ROW([.B1738]) - 1; COM.MICROSOFT.CONCAT(&quot; - &quot;; COLUMN([.B1738]))))" office:value-type="string" office:string-value="Cell 1737 - 2" calcext:value-type="string">
            <text:p>Cell 1737 - 2</text:p>
          </table:table-cell>
        </table:table-row>
        <table:table-row table:style-name="ro1">
          <table:table-cell table:formula="of:= COM.MICROSOFT.CONCAT(&quot;Cell &quot;; COM.MICROSOFT.CONCAT(ROW([.A1739]) - 1; COM.MICROSOFT.CONCAT(&quot; - &quot;; COLUMN([.A1739]))))" office:value-type="string" office:string-value="Cell 1738 - 1" calcext:value-type="string">
            <text:p>Cell 1738 - 1</text:p>
          </table:table-cell>
          <table:table-cell table:formula="of:= COM.MICROSOFT.CONCAT(&quot;Cell &quot;; COM.MICROSOFT.CONCAT(ROW([.B1739]) - 1; COM.MICROSOFT.CONCAT(&quot; - &quot;; COLUMN([.B1739]))))" office:value-type="string" office:string-value="Cell 1738 - 2" calcext:value-type="string">
            <text:p>Cell 1738 - 2</text:p>
          </table:table-cell>
        </table:table-row>
        <table:table-row table:style-name="ro1">
          <table:table-cell table:formula="of:= COM.MICROSOFT.CONCAT(&quot;Cell &quot;; COM.MICROSOFT.CONCAT(ROW([.A1740]) - 1; COM.MICROSOFT.CONCAT(&quot; - &quot;; COLUMN([.A1740]))))" office:value-type="string" office:string-value="Cell 1739 - 1" calcext:value-type="string">
            <text:p>Cell 1739 - 1</text:p>
          </table:table-cell>
          <table:table-cell table:formula="of:= COM.MICROSOFT.CONCAT(&quot;Cell &quot;; COM.MICROSOFT.CONCAT(ROW([.B1740]) - 1; COM.MICROSOFT.CONCAT(&quot; - &quot;; COLUMN([.B1740]))))" office:value-type="string" office:string-value="Cell 1739 - 2" calcext:value-type="string">
            <text:p>Cell 1739 - 2</text:p>
          </table:table-cell>
        </table:table-row>
        <table:table-row table:style-name="ro1">
          <table:table-cell table:formula="of:= COM.MICROSOFT.CONCAT(&quot;Cell &quot;; COM.MICROSOFT.CONCAT(ROW([.A1741]) - 1; COM.MICROSOFT.CONCAT(&quot; - &quot;; COLUMN([.A1741]))))" office:value-type="string" office:string-value="Cell 1740 - 1" calcext:value-type="string">
            <text:p>Cell 1740 - 1</text:p>
          </table:table-cell>
          <table:table-cell table:formula="of:= COM.MICROSOFT.CONCAT(&quot;Cell &quot;; COM.MICROSOFT.CONCAT(ROW([.B1741]) - 1; COM.MICROSOFT.CONCAT(&quot; - &quot;; COLUMN([.B1741]))))" office:value-type="string" office:string-value="Cell 1740 - 2" calcext:value-type="string">
            <text:p>Cell 1740 - 2</text:p>
          </table:table-cell>
        </table:table-row>
        <table:table-row table:style-name="ro1">
          <table:table-cell table:formula="of:= COM.MICROSOFT.CONCAT(&quot;Cell &quot;; COM.MICROSOFT.CONCAT(ROW([.A1742]) - 1; COM.MICROSOFT.CONCAT(&quot; - &quot;; COLUMN([.A1742]))))" office:value-type="string" office:string-value="Cell 1741 - 1" calcext:value-type="string">
            <text:p>Cell 1741 - 1</text:p>
          </table:table-cell>
          <table:table-cell table:formula="of:= COM.MICROSOFT.CONCAT(&quot;Cell &quot;; COM.MICROSOFT.CONCAT(ROW([.B1742]) - 1; COM.MICROSOFT.CONCAT(&quot; - &quot;; COLUMN([.B1742]))))" office:value-type="string" office:string-value="Cell 1741 - 2" calcext:value-type="string">
            <text:p>Cell 1741 - 2</text:p>
          </table:table-cell>
        </table:table-row>
        <table:table-row table:style-name="ro1">
          <table:table-cell table:formula="of:= COM.MICROSOFT.CONCAT(&quot;Cell &quot;; COM.MICROSOFT.CONCAT(ROW([.A1743]) - 1; COM.MICROSOFT.CONCAT(&quot; - &quot;; COLUMN([.A1743]))))" office:value-type="string" office:string-value="Cell 1742 - 1" calcext:value-type="string">
            <text:p>Cell 1742 - 1</text:p>
          </table:table-cell>
          <table:table-cell table:formula="of:= COM.MICROSOFT.CONCAT(&quot;Cell &quot;; COM.MICROSOFT.CONCAT(ROW([.B1743]) - 1; COM.MICROSOFT.CONCAT(&quot; - &quot;; COLUMN([.B1743]))))" office:value-type="string" office:string-value="Cell 1742 - 2" calcext:value-type="string">
            <text:p>Cell 1742 - 2</text:p>
          </table:table-cell>
        </table:table-row>
        <table:table-row table:style-name="ro1">
          <table:table-cell table:formula="of:= COM.MICROSOFT.CONCAT(&quot;Cell &quot;; COM.MICROSOFT.CONCAT(ROW([.A1744]) - 1; COM.MICROSOFT.CONCAT(&quot; - &quot;; COLUMN([.A1744]))))" office:value-type="string" office:string-value="Cell 1743 - 1" calcext:value-type="string">
            <text:p>Cell 1743 - 1</text:p>
          </table:table-cell>
          <table:table-cell table:formula="of:= COM.MICROSOFT.CONCAT(&quot;Cell &quot;; COM.MICROSOFT.CONCAT(ROW([.B1744]) - 1; COM.MICROSOFT.CONCAT(&quot; - &quot;; COLUMN([.B1744]))))" office:value-type="string" office:string-value="Cell 1743 - 2" calcext:value-type="string">
            <text:p>Cell 1743 - 2</text:p>
          </table:table-cell>
        </table:table-row>
        <table:table-row table:style-name="ro1">
          <table:table-cell table:formula="of:= COM.MICROSOFT.CONCAT(&quot;Cell &quot;; COM.MICROSOFT.CONCAT(ROW([.A1745]) - 1; COM.MICROSOFT.CONCAT(&quot; - &quot;; COLUMN([.A1745]))))" office:value-type="string" office:string-value="Cell 1744 - 1" calcext:value-type="string">
            <text:p>Cell 1744 - 1</text:p>
          </table:table-cell>
          <table:table-cell table:formula="of:= COM.MICROSOFT.CONCAT(&quot;Cell &quot;; COM.MICROSOFT.CONCAT(ROW([.B1745]) - 1; COM.MICROSOFT.CONCAT(&quot; - &quot;; COLUMN([.B1745]))))" office:value-type="string" office:string-value="Cell 1744 - 2" calcext:value-type="string">
            <text:p>Cell 1744 - 2</text:p>
          </table:table-cell>
        </table:table-row>
        <table:table-row table:style-name="ro1">
          <table:table-cell table:formula="of:= COM.MICROSOFT.CONCAT(&quot;Cell &quot;; COM.MICROSOFT.CONCAT(ROW([.A1746]) - 1; COM.MICROSOFT.CONCAT(&quot; - &quot;; COLUMN([.A1746]))))" office:value-type="string" office:string-value="Cell 1745 - 1" calcext:value-type="string">
            <text:p>Cell 1745 - 1</text:p>
          </table:table-cell>
          <table:table-cell table:formula="of:= COM.MICROSOFT.CONCAT(&quot;Cell &quot;; COM.MICROSOFT.CONCAT(ROW([.B1746]) - 1; COM.MICROSOFT.CONCAT(&quot; - &quot;; COLUMN([.B1746]))))" office:value-type="string" office:string-value="Cell 1745 - 2" calcext:value-type="string">
            <text:p>Cell 1745 - 2</text:p>
          </table:table-cell>
        </table:table-row>
        <table:table-row table:style-name="ro1">
          <table:table-cell table:formula="of:= COM.MICROSOFT.CONCAT(&quot;Cell &quot;; COM.MICROSOFT.CONCAT(ROW([.A1747]) - 1; COM.MICROSOFT.CONCAT(&quot; - &quot;; COLUMN([.A1747]))))" office:value-type="string" office:string-value="Cell 1746 - 1" calcext:value-type="string">
            <text:p>Cell 1746 - 1</text:p>
          </table:table-cell>
          <table:table-cell table:formula="of:= COM.MICROSOFT.CONCAT(&quot;Cell &quot;; COM.MICROSOFT.CONCAT(ROW([.B1747]) - 1; COM.MICROSOFT.CONCAT(&quot; - &quot;; COLUMN([.B1747]))))" office:value-type="string" office:string-value="Cell 1746 - 2" calcext:value-type="string">
            <text:p>Cell 1746 - 2</text:p>
          </table:table-cell>
        </table:table-row>
        <table:table-row table:style-name="ro1">
          <table:table-cell table:formula="of:= COM.MICROSOFT.CONCAT(&quot;Cell &quot;; COM.MICROSOFT.CONCAT(ROW([.A1748]) - 1; COM.MICROSOFT.CONCAT(&quot; - &quot;; COLUMN([.A1748]))))" office:value-type="string" office:string-value="Cell 1747 - 1" calcext:value-type="string">
            <text:p>Cell 1747 - 1</text:p>
          </table:table-cell>
          <table:table-cell table:formula="of:= COM.MICROSOFT.CONCAT(&quot;Cell &quot;; COM.MICROSOFT.CONCAT(ROW([.B1748]) - 1; COM.MICROSOFT.CONCAT(&quot; - &quot;; COLUMN([.B1748]))))" office:value-type="string" office:string-value="Cell 1747 - 2" calcext:value-type="string">
            <text:p>Cell 1747 - 2</text:p>
          </table:table-cell>
        </table:table-row>
        <table:table-row table:style-name="ro1">
          <table:table-cell table:formula="of:= COM.MICROSOFT.CONCAT(&quot;Cell &quot;; COM.MICROSOFT.CONCAT(ROW([.A1749]) - 1; COM.MICROSOFT.CONCAT(&quot; - &quot;; COLUMN([.A1749]))))" office:value-type="string" office:string-value="Cell 1748 - 1" calcext:value-type="string">
            <text:p>Cell 1748 - 1</text:p>
          </table:table-cell>
          <table:table-cell table:formula="of:= COM.MICROSOFT.CONCAT(&quot;Cell &quot;; COM.MICROSOFT.CONCAT(ROW([.B1749]) - 1; COM.MICROSOFT.CONCAT(&quot; - &quot;; COLUMN([.B1749]))))" office:value-type="string" office:string-value="Cell 1748 - 2" calcext:value-type="string">
            <text:p>Cell 1748 - 2</text:p>
          </table:table-cell>
        </table:table-row>
        <table:table-row table:style-name="ro1">
          <table:table-cell table:formula="of:= COM.MICROSOFT.CONCAT(&quot;Cell &quot;; COM.MICROSOFT.CONCAT(ROW([.A1750]) - 1; COM.MICROSOFT.CONCAT(&quot; - &quot;; COLUMN([.A1750]))))" office:value-type="string" office:string-value="Cell 1749 - 1" calcext:value-type="string">
            <text:p>Cell 1749 - 1</text:p>
          </table:table-cell>
          <table:table-cell table:formula="of:= COM.MICROSOFT.CONCAT(&quot;Cell &quot;; COM.MICROSOFT.CONCAT(ROW([.B1750]) - 1; COM.MICROSOFT.CONCAT(&quot; - &quot;; COLUMN([.B1750]))))" office:value-type="string" office:string-value="Cell 1749 - 2" calcext:value-type="string">
            <text:p>Cell 1749 - 2</text:p>
          </table:table-cell>
        </table:table-row>
        <table:table-row table:style-name="ro1">
          <table:table-cell table:formula="of:= COM.MICROSOFT.CONCAT(&quot;Cell &quot;; COM.MICROSOFT.CONCAT(ROW([.A1751]) - 1; COM.MICROSOFT.CONCAT(&quot; - &quot;; COLUMN([.A1751]))))" office:value-type="string" office:string-value="Cell 1750 - 1" calcext:value-type="string">
            <text:p>Cell 1750 - 1</text:p>
          </table:table-cell>
          <table:table-cell table:formula="of:= COM.MICROSOFT.CONCAT(&quot;Cell &quot;; COM.MICROSOFT.CONCAT(ROW([.B1751]) - 1; COM.MICROSOFT.CONCAT(&quot; - &quot;; COLUMN([.B1751]))))" office:value-type="string" office:string-value="Cell 1750 - 2" calcext:value-type="string">
            <text:p>Cell 1750 - 2</text:p>
          </table:table-cell>
        </table:table-row>
        <table:table-row table:style-name="ro1">
          <table:table-cell table:formula="of:= COM.MICROSOFT.CONCAT(&quot;Cell &quot;; COM.MICROSOFT.CONCAT(ROW([.A1752]) - 1; COM.MICROSOFT.CONCAT(&quot; - &quot;; COLUMN([.A1752]))))" office:value-type="string" office:string-value="Cell 1751 - 1" calcext:value-type="string">
            <text:p>Cell 1751 - 1</text:p>
          </table:table-cell>
          <table:table-cell table:formula="of:= COM.MICROSOFT.CONCAT(&quot;Cell &quot;; COM.MICROSOFT.CONCAT(ROW([.B1752]) - 1; COM.MICROSOFT.CONCAT(&quot; - &quot;; COLUMN([.B1752]))))" office:value-type="string" office:string-value="Cell 1751 - 2" calcext:value-type="string">
            <text:p>Cell 1751 - 2</text:p>
          </table:table-cell>
        </table:table-row>
        <table:table-row table:style-name="ro1">
          <table:table-cell table:formula="of:= COM.MICROSOFT.CONCAT(&quot;Cell &quot;; COM.MICROSOFT.CONCAT(ROW([.A1753]) - 1; COM.MICROSOFT.CONCAT(&quot; - &quot;; COLUMN([.A1753]))))" office:value-type="string" office:string-value="Cell 1752 - 1" calcext:value-type="string">
            <text:p>Cell 1752 - 1</text:p>
          </table:table-cell>
          <table:table-cell table:formula="of:= COM.MICROSOFT.CONCAT(&quot;Cell &quot;; COM.MICROSOFT.CONCAT(ROW([.B1753]) - 1; COM.MICROSOFT.CONCAT(&quot; - &quot;; COLUMN([.B1753]))))" office:value-type="string" office:string-value="Cell 1752 - 2" calcext:value-type="string">
            <text:p>Cell 1752 - 2</text:p>
          </table:table-cell>
        </table:table-row>
        <table:table-row table:style-name="ro1">
          <table:table-cell table:formula="of:= COM.MICROSOFT.CONCAT(&quot;Cell &quot;; COM.MICROSOFT.CONCAT(ROW([.A1754]) - 1; COM.MICROSOFT.CONCAT(&quot; - &quot;; COLUMN([.A1754]))))" office:value-type="string" office:string-value="Cell 1753 - 1" calcext:value-type="string">
            <text:p>Cell 1753 - 1</text:p>
          </table:table-cell>
          <table:table-cell table:formula="of:= COM.MICROSOFT.CONCAT(&quot;Cell &quot;; COM.MICROSOFT.CONCAT(ROW([.B1754]) - 1; COM.MICROSOFT.CONCAT(&quot; - &quot;; COLUMN([.B1754]))))" office:value-type="string" office:string-value="Cell 1753 - 2" calcext:value-type="string">
            <text:p>Cell 1753 - 2</text:p>
          </table:table-cell>
        </table:table-row>
        <table:table-row table:style-name="ro1">
          <table:table-cell table:formula="of:= COM.MICROSOFT.CONCAT(&quot;Cell &quot;; COM.MICROSOFT.CONCAT(ROW([.A1755]) - 1; COM.MICROSOFT.CONCAT(&quot; - &quot;; COLUMN([.A1755]))))" office:value-type="string" office:string-value="Cell 1754 - 1" calcext:value-type="string">
            <text:p>Cell 1754 - 1</text:p>
          </table:table-cell>
          <table:table-cell table:formula="of:= COM.MICROSOFT.CONCAT(&quot;Cell &quot;; COM.MICROSOFT.CONCAT(ROW([.B1755]) - 1; COM.MICROSOFT.CONCAT(&quot; - &quot;; COLUMN([.B1755]))))" office:value-type="string" office:string-value="Cell 1754 - 2" calcext:value-type="string">
            <text:p>Cell 1754 - 2</text:p>
          </table:table-cell>
        </table:table-row>
        <table:table-row table:style-name="ro1">
          <table:table-cell table:formula="of:= COM.MICROSOFT.CONCAT(&quot;Cell &quot;; COM.MICROSOFT.CONCAT(ROW([.A1756]) - 1; COM.MICROSOFT.CONCAT(&quot; - &quot;; COLUMN([.A1756]))))" office:value-type="string" office:string-value="Cell 1755 - 1" calcext:value-type="string">
            <text:p>Cell 1755 - 1</text:p>
          </table:table-cell>
          <table:table-cell table:formula="of:= COM.MICROSOFT.CONCAT(&quot;Cell &quot;; COM.MICROSOFT.CONCAT(ROW([.B1756]) - 1; COM.MICROSOFT.CONCAT(&quot; - &quot;; COLUMN([.B1756]))))" office:value-type="string" office:string-value="Cell 1755 - 2" calcext:value-type="string">
            <text:p>Cell 1755 - 2</text:p>
          </table:table-cell>
        </table:table-row>
        <table:table-row table:style-name="ro1">
          <table:table-cell table:formula="of:= COM.MICROSOFT.CONCAT(&quot;Cell &quot;; COM.MICROSOFT.CONCAT(ROW([.A1757]) - 1; COM.MICROSOFT.CONCAT(&quot; - &quot;; COLUMN([.A1757]))))" office:value-type="string" office:string-value="Cell 1756 - 1" calcext:value-type="string">
            <text:p>Cell 1756 - 1</text:p>
          </table:table-cell>
          <table:table-cell table:formula="of:= COM.MICROSOFT.CONCAT(&quot;Cell &quot;; COM.MICROSOFT.CONCAT(ROW([.B1757]) - 1; COM.MICROSOFT.CONCAT(&quot; - &quot;; COLUMN([.B1757]))))" office:value-type="string" office:string-value="Cell 1756 - 2" calcext:value-type="string">
            <text:p>Cell 1756 - 2</text:p>
          </table:table-cell>
        </table:table-row>
        <table:table-row table:style-name="ro1">
          <table:table-cell table:formula="of:= COM.MICROSOFT.CONCAT(&quot;Cell &quot;; COM.MICROSOFT.CONCAT(ROW([.A1758]) - 1; COM.MICROSOFT.CONCAT(&quot; - &quot;; COLUMN([.A1758]))))" office:value-type="string" office:string-value="Cell 1757 - 1" calcext:value-type="string">
            <text:p>Cell 1757 - 1</text:p>
          </table:table-cell>
          <table:table-cell table:formula="of:= COM.MICROSOFT.CONCAT(&quot;Cell &quot;; COM.MICROSOFT.CONCAT(ROW([.B1758]) - 1; COM.MICROSOFT.CONCAT(&quot; - &quot;; COLUMN([.B1758]))))" office:value-type="string" office:string-value="Cell 1757 - 2" calcext:value-type="string">
            <text:p>Cell 1757 - 2</text:p>
          </table:table-cell>
        </table:table-row>
        <table:table-row table:style-name="ro1">
          <table:table-cell table:formula="of:= COM.MICROSOFT.CONCAT(&quot;Cell &quot;; COM.MICROSOFT.CONCAT(ROW([.A1759]) - 1; COM.MICROSOFT.CONCAT(&quot; - &quot;; COLUMN([.A1759]))))" office:value-type="string" office:string-value="Cell 1758 - 1" calcext:value-type="string">
            <text:p>Cell 1758 - 1</text:p>
          </table:table-cell>
          <table:table-cell table:formula="of:= COM.MICROSOFT.CONCAT(&quot;Cell &quot;; COM.MICROSOFT.CONCAT(ROW([.B1759]) - 1; COM.MICROSOFT.CONCAT(&quot; - &quot;; COLUMN([.B1759]))))" office:value-type="string" office:string-value="Cell 1758 - 2" calcext:value-type="string">
            <text:p>Cell 1758 - 2</text:p>
          </table:table-cell>
        </table:table-row>
        <table:table-row table:style-name="ro1">
          <table:table-cell table:formula="of:= COM.MICROSOFT.CONCAT(&quot;Cell &quot;; COM.MICROSOFT.CONCAT(ROW([.A1760]) - 1; COM.MICROSOFT.CONCAT(&quot; - &quot;; COLUMN([.A1760]))))" office:value-type="string" office:string-value="Cell 1759 - 1" calcext:value-type="string">
            <text:p>Cell 1759 - 1</text:p>
          </table:table-cell>
          <table:table-cell table:formula="of:= COM.MICROSOFT.CONCAT(&quot;Cell &quot;; COM.MICROSOFT.CONCAT(ROW([.B1760]) - 1; COM.MICROSOFT.CONCAT(&quot; - &quot;; COLUMN([.B1760]))))" office:value-type="string" office:string-value="Cell 1759 - 2" calcext:value-type="string">
            <text:p>Cell 1759 - 2</text:p>
          </table:table-cell>
        </table:table-row>
        <table:table-row table:style-name="ro1">
          <table:table-cell table:formula="of:= COM.MICROSOFT.CONCAT(&quot;Cell &quot;; COM.MICROSOFT.CONCAT(ROW([.A1761]) - 1; COM.MICROSOFT.CONCAT(&quot; - &quot;; COLUMN([.A1761]))))" office:value-type="string" office:string-value="Cell 1760 - 1" calcext:value-type="string">
            <text:p>Cell 1760 - 1</text:p>
          </table:table-cell>
          <table:table-cell table:formula="of:= COM.MICROSOFT.CONCAT(&quot;Cell &quot;; COM.MICROSOFT.CONCAT(ROW([.B1761]) - 1; COM.MICROSOFT.CONCAT(&quot; - &quot;; COLUMN([.B1761]))))" office:value-type="string" office:string-value="Cell 1760 - 2" calcext:value-type="string">
            <text:p>Cell 1760 - 2</text:p>
          </table:table-cell>
        </table:table-row>
        <table:table-row table:style-name="ro1">
          <table:table-cell table:formula="of:= COM.MICROSOFT.CONCAT(&quot;Cell &quot;; COM.MICROSOFT.CONCAT(ROW([.A1762]) - 1; COM.MICROSOFT.CONCAT(&quot; - &quot;; COLUMN([.A1762]))))" office:value-type="string" office:string-value="Cell 1761 - 1" calcext:value-type="string">
            <text:p>Cell 1761 - 1</text:p>
          </table:table-cell>
          <table:table-cell table:formula="of:= COM.MICROSOFT.CONCAT(&quot;Cell &quot;; COM.MICROSOFT.CONCAT(ROW([.B1762]) - 1; COM.MICROSOFT.CONCAT(&quot; - &quot;; COLUMN([.B1762]))))" office:value-type="string" office:string-value="Cell 1761 - 2" calcext:value-type="string">
            <text:p>Cell 1761 - 2</text:p>
          </table:table-cell>
        </table:table-row>
        <table:table-row table:style-name="ro1">
          <table:table-cell table:formula="of:= COM.MICROSOFT.CONCAT(&quot;Cell &quot;; COM.MICROSOFT.CONCAT(ROW([.A1763]) - 1; COM.MICROSOFT.CONCAT(&quot; - &quot;; COLUMN([.A1763]))))" office:value-type="string" office:string-value="Cell 1762 - 1" calcext:value-type="string">
            <text:p>Cell 1762 - 1</text:p>
          </table:table-cell>
          <table:table-cell table:formula="of:= COM.MICROSOFT.CONCAT(&quot;Cell &quot;; COM.MICROSOFT.CONCAT(ROW([.B1763]) - 1; COM.MICROSOFT.CONCAT(&quot; - &quot;; COLUMN([.B1763]))))" office:value-type="string" office:string-value="Cell 1762 - 2" calcext:value-type="string">
            <text:p>Cell 1762 - 2</text:p>
          </table:table-cell>
        </table:table-row>
        <table:table-row table:style-name="ro1">
          <table:table-cell table:formula="of:= COM.MICROSOFT.CONCAT(&quot;Cell &quot;; COM.MICROSOFT.CONCAT(ROW([.A1764]) - 1; COM.MICROSOFT.CONCAT(&quot; - &quot;; COLUMN([.A1764]))))" office:value-type="string" office:string-value="Cell 1763 - 1" calcext:value-type="string">
            <text:p>Cell 1763 - 1</text:p>
          </table:table-cell>
          <table:table-cell table:formula="of:= COM.MICROSOFT.CONCAT(&quot;Cell &quot;; COM.MICROSOFT.CONCAT(ROW([.B1764]) - 1; COM.MICROSOFT.CONCAT(&quot; - &quot;; COLUMN([.B1764]))))" office:value-type="string" office:string-value="Cell 1763 - 2" calcext:value-type="string">
            <text:p>Cell 1763 - 2</text:p>
          </table:table-cell>
        </table:table-row>
        <table:table-row table:style-name="ro1">
          <table:table-cell table:formula="of:= COM.MICROSOFT.CONCAT(&quot;Cell &quot;; COM.MICROSOFT.CONCAT(ROW([.A1765]) - 1; COM.MICROSOFT.CONCAT(&quot; - &quot;; COLUMN([.A1765]))))" office:value-type="string" office:string-value="Cell 1764 - 1" calcext:value-type="string">
            <text:p>Cell 1764 - 1</text:p>
          </table:table-cell>
          <table:table-cell table:formula="of:= COM.MICROSOFT.CONCAT(&quot;Cell &quot;; COM.MICROSOFT.CONCAT(ROW([.B1765]) - 1; COM.MICROSOFT.CONCAT(&quot; - &quot;; COLUMN([.B1765]))))" office:value-type="string" office:string-value="Cell 1764 - 2" calcext:value-type="string">
            <text:p>Cell 1764 - 2</text:p>
          </table:table-cell>
        </table:table-row>
        <table:table-row table:style-name="ro1">
          <table:table-cell table:formula="of:= COM.MICROSOFT.CONCAT(&quot;Cell &quot;; COM.MICROSOFT.CONCAT(ROW([.A1766]) - 1; COM.MICROSOFT.CONCAT(&quot; - &quot;; COLUMN([.A1766]))))" office:value-type="string" office:string-value="Cell 1765 - 1" calcext:value-type="string">
            <text:p>Cell 1765 - 1</text:p>
          </table:table-cell>
          <table:table-cell table:formula="of:= COM.MICROSOFT.CONCAT(&quot;Cell &quot;; COM.MICROSOFT.CONCAT(ROW([.B1766]) - 1; COM.MICROSOFT.CONCAT(&quot; - &quot;; COLUMN([.B1766]))))" office:value-type="string" office:string-value="Cell 1765 - 2" calcext:value-type="string">
            <text:p>Cell 1765 - 2</text:p>
          </table:table-cell>
        </table:table-row>
        <table:table-row table:style-name="ro1">
          <table:table-cell table:formula="of:= COM.MICROSOFT.CONCAT(&quot;Cell &quot;; COM.MICROSOFT.CONCAT(ROW([.A1767]) - 1; COM.MICROSOFT.CONCAT(&quot; - &quot;; COLUMN([.A1767]))))" office:value-type="string" office:string-value="Cell 1766 - 1" calcext:value-type="string">
            <text:p>Cell 1766 - 1</text:p>
          </table:table-cell>
          <table:table-cell table:formula="of:= COM.MICROSOFT.CONCAT(&quot;Cell &quot;; COM.MICROSOFT.CONCAT(ROW([.B1767]) - 1; COM.MICROSOFT.CONCAT(&quot; - &quot;; COLUMN([.B1767]))))" office:value-type="string" office:string-value="Cell 1766 - 2" calcext:value-type="string">
            <text:p>Cell 1766 - 2</text:p>
          </table:table-cell>
        </table:table-row>
        <table:table-row table:style-name="ro1">
          <table:table-cell table:formula="of:= COM.MICROSOFT.CONCAT(&quot;Cell &quot;; COM.MICROSOFT.CONCAT(ROW([.A1768]) - 1; COM.MICROSOFT.CONCAT(&quot; - &quot;; COLUMN([.A1768]))))" office:value-type="string" office:string-value="Cell 1767 - 1" calcext:value-type="string">
            <text:p>Cell 1767 - 1</text:p>
          </table:table-cell>
          <table:table-cell table:formula="of:= COM.MICROSOFT.CONCAT(&quot;Cell &quot;; COM.MICROSOFT.CONCAT(ROW([.B1768]) - 1; COM.MICROSOFT.CONCAT(&quot; - &quot;; COLUMN([.B1768]))))" office:value-type="string" office:string-value="Cell 1767 - 2" calcext:value-type="string">
            <text:p>Cell 1767 - 2</text:p>
          </table:table-cell>
        </table:table-row>
        <table:table-row table:style-name="ro1">
          <table:table-cell table:formula="of:= COM.MICROSOFT.CONCAT(&quot;Cell &quot;; COM.MICROSOFT.CONCAT(ROW([.A1769]) - 1; COM.MICROSOFT.CONCAT(&quot; - &quot;; COLUMN([.A1769]))))" office:value-type="string" office:string-value="Cell 1768 - 1" calcext:value-type="string">
            <text:p>Cell 1768 - 1</text:p>
          </table:table-cell>
          <table:table-cell table:formula="of:= COM.MICROSOFT.CONCAT(&quot;Cell &quot;; COM.MICROSOFT.CONCAT(ROW([.B1769]) - 1; COM.MICROSOFT.CONCAT(&quot; - &quot;; COLUMN([.B1769]))))" office:value-type="string" office:string-value="Cell 1768 - 2" calcext:value-type="string">
            <text:p>Cell 1768 - 2</text:p>
          </table:table-cell>
        </table:table-row>
        <table:table-row table:style-name="ro1">
          <table:table-cell table:formula="of:= COM.MICROSOFT.CONCAT(&quot;Cell &quot;; COM.MICROSOFT.CONCAT(ROW([.A1770]) - 1; COM.MICROSOFT.CONCAT(&quot; - &quot;; COLUMN([.A1770]))))" office:value-type="string" office:string-value="Cell 1769 - 1" calcext:value-type="string">
            <text:p>Cell 1769 - 1</text:p>
          </table:table-cell>
          <table:table-cell table:formula="of:= COM.MICROSOFT.CONCAT(&quot;Cell &quot;; COM.MICROSOFT.CONCAT(ROW([.B1770]) - 1; COM.MICROSOFT.CONCAT(&quot; - &quot;; COLUMN([.B1770]))))" office:value-type="string" office:string-value="Cell 1769 - 2" calcext:value-type="string">
            <text:p>Cell 1769 - 2</text:p>
          </table:table-cell>
        </table:table-row>
        <table:table-row table:style-name="ro1">
          <table:table-cell table:formula="of:= COM.MICROSOFT.CONCAT(&quot;Cell &quot;; COM.MICROSOFT.CONCAT(ROW([.A1771]) - 1; COM.MICROSOFT.CONCAT(&quot; - &quot;; COLUMN([.A1771]))))" office:value-type="string" office:string-value="Cell 1770 - 1" calcext:value-type="string">
            <text:p>Cell 1770 - 1</text:p>
          </table:table-cell>
          <table:table-cell table:formula="of:= COM.MICROSOFT.CONCAT(&quot;Cell &quot;; COM.MICROSOFT.CONCAT(ROW([.B1771]) - 1; COM.MICROSOFT.CONCAT(&quot; - &quot;; COLUMN([.B1771]))))" office:value-type="string" office:string-value="Cell 1770 - 2" calcext:value-type="string">
            <text:p>Cell 1770 - 2</text:p>
          </table:table-cell>
        </table:table-row>
        <table:table-row table:style-name="ro1">
          <table:table-cell table:formula="of:= COM.MICROSOFT.CONCAT(&quot;Cell &quot;; COM.MICROSOFT.CONCAT(ROW([.A1772]) - 1; COM.MICROSOFT.CONCAT(&quot; - &quot;; COLUMN([.A1772]))))" office:value-type="string" office:string-value="Cell 1771 - 1" calcext:value-type="string">
            <text:p>Cell 1771 - 1</text:p>
          </table:table-cell>
          <table:table-cell table:formula="of:= COM.MICROSOFT.CONCAT(&quot;Cell &quot;; COM.MICROSOFT.CONCAT(ROW([.B1772]) - 1; COM.MICROSOFT.CONCAT(&quot; - &quot;; COLUMN([.B1772]))))" office:value-type="string" office:string-value="Cell 1771 - 2" calcext:value-type="string">
            <text:p>Cell 1771 - 2</text:p>
          </table:table-cell>
        </table:table-row>
        <table:table-row table:style-name="ro1">
          <table:table-cell table:formula="of:= COM.MICROSOFT.CONCAT(&quot;Cell &quot;; COM.MICROSOFT.CONCAT(ROW([.A1773]) - 1; COM.MICROSOFT.CONCAT(&quot; - &quot;; COLUMN([.A1773]))))" office:value-type="string" office:string-value="Cell 1772 - 1" calcext:value-type="string">
            <text:p>Cell 1772 - 1</text:p>
          </table:table-cell>
          <table:table-cell table:formula="of:= COM.MICROSOFT.CONCAT(&quot;Cell &quot;; COM.MICROSOFT.CONCAT(ROW([.B1773]) - 1; COM.MICROSOFT.CONCAT(&quot; - &quot;; COLUMN([.B1773]))))" office:value-type="string" office:string-value="Cell 1772 - 2" calcext:value-type="string">
            <text:p>Cell 1772 - 2</text:p>
          </table:table-cell>
        </table:table-row>
        <table:table-row table:style-name="ro1">
          <table:table-cell table:formula="of:= COM.MICROSOFT.CONCAT(&quot;Cell &quot;; COM.MICROSOFT.CONCAT(ROW([.A1774]) - 1; COM.MICROSOFT.CONCAT(&quot; - &quot;; COLUMN([.A1774]))))" office:value-type="string" office:string-value="Cell 1773 - 1" calcext:value-type="string">
            <text:p>Cell 1773 - 1</text:p>
          </table:table-cell>
          <table:table-cell table:formula="of:= COM.MICROSOFT.CONCAT(&quot;Cell &quot;; COM.MICROSOFT.CONCAT(ROW([.B1774]) - 1; COM.MICROSOFT.CONCAT(&quot; - &quot;; COLUMN([.B1774]))))" office:value-type="string" office:string-value="Cell 1773 - 2" calcext:value-type="string">
            <text:p>Cell 1773 - 2</text:p>
          </table:table-cell>
        </table:table-row>
        <table:table-row table:style-name="ro1">
          <table:table-cell table:formula="of:= COM.MICROSOFT.CONCAT(&quot;Cell &quot;; COM.MICROSOFT.CONCAT(ROW([.A1775]) - 1; COM.MICROSOFT.CONCAT(&quot; - &quot;; COLUMN([.A1775]))))" office:value-type="string" office:string-value="Cell 1774 - 1" calcext:value-type="string">
            <text:p>Cell 1774 - 1</text:p>
          </table:table-cell>
          <table:table-cell table:formula="of:= COM.MICROSOFT.CONCAT(&quot;Cell &quot;; COM.MICROSOFT.CONCAT(ROW([.B1775]) - 1; COM.MICROSOFT.CONCAT(&quot; - &quot;; COLUMN([.B1775]))))" office:value-type="string" office:string-value="Cell 1774 - 2" calcext:value-type="string">
            <text:p>Cell 1774 - 2</text:p>
          </table:table-cell>
        </table:table-row>
        <table:table-row table:style-name="ro1">
          <table:table-cell table:formula="of:= COM.MICROSOFT.CONCAT(&quot;Cell &quot;; COM.MICROSOFT.CONCAT(ROW([.A1776]) - 1; COM.MICROSOFT.CONCAT(&quot; - &quot;; COLUMN([.A1776]))))" office:value-type="string" office:string-value="Cell 1775 - 1" calcext:value-type="string">
            <text:p>Cell 1775 - 1</text:p>
          </table:table-cell>
          <table:table-cell table:formula="of:= COM.MICROSOFT.CONCAT(&quot;Cell &quot;; COM.MICROSOFT.CONCAT(ROW([.B1776]) - 1; COM.MICROSOFT.CONCAT(&quot; - &quot;; COLUMN([.B1776]))))" office:value-type="string" office:string-value="Cell 1775 - 2" calcext:value-type="string">
            <text:p>Cell 1775 - 2</text:p>
          </table:table-cell>
        </table:table-row>
        <table:table-row table:style-name="ro1">
          <table:table-cell table:formula="of:= COM.MICROSOFT.CONCAT(&quot;Cell &quot;; COM.MICROSOFT.CONCAT(ROW([.A1777]) - 1; COM.MICROSOFT.CONCAT(&quot; - &quot;; COLUMN([.A1777]))))" office:value-type="string" office:string-value="Cell 1776 - 1" calcext:value-type="string">
            <text:p>Cell 1776 - 1</text:p>
          </table:table-cell>
          <table:table-cell table:formula="of:= COM.MICROSOFT.CONCAT(&quot;Cell &quot;; COM.MICROSOFT.CONCAT(ROW([.B1777]) - 1; COM.MICROSOFT.CONCAT(&quot; - &quot;; COLUMN([.B1777]))))" office:value-type="string" office:string-value="Cell 1776 - 2" calcext:value-type="string">
            <text:p>Cell 1776 - 2</text:p>
          </table:table-cell>
        </table:table-row>
        <table:table-row table:style-name="ro1">
          <table:table-cell table:formula="of:= COM.MICROSOFT.CONCAT(&quot;Cell &quot;; COM.MICROSOFT.CONCAT(ROW([.A1778]) - 1; COM.MICROSOFT.CONCAT(&quot; - &quot;; COLUMN([.A1778]))))" office:value-type="string" office:string-value="Cell 1777 - 1" calcext:value-type="string">
            <text:p>Cell 1777 - 1</text:p>
          </table:table-cell>
          <table:table-cell table:formula="of:= COM.MICROSOFT.CONCAT(&quot;Cell &quot;; COM.MICROSOFT.CONCAT(ROW([.B1778]) - 1; COM.MICROSOFT.CONCAT(&quot; - &quot;; COLUMN([.B1778]))))" office:value-type="string" office:string-value="Cell 1777 - 2" calcext:value-type="string">
            <text:p>Cell 1777 - 2</text:p>
          </table:table-cell>
        </table:table-row>
        <table:table-row table:style-name="ro1">
          <table:table-cell table:formula="of:= COM.MICROSOFT.CONCAT(&quot;Cell &quot;; COM.MICROSOFT.CONCAT(ROW([.A1779]) - 1; COM.MICROSOFT.CONCAT(&quot; - &quot;; COLUMN([.A1779]))))" office:value-type="string" office:string-value="Cell 1778 - 1" calcext:value-type="string">
            <text:p>Cell 1778 - 1</text:p>
          </table:table-cell>
          <table:table-cell table:formula="of:= COM.MICROSOFT.CONCAT(&quot;Cell &quot;; COM.MICROSOFT.CONCAT(ROW([.B1779]) - 1; COM.MICROSOFT.CONCAT(&quot; - &quot;; COLUMN([.B1779]))))" office:value-type="string" office:string-value="Cell 1778 - 2" calcext:value-type="string">
            <text:p>Cell 1778 - 2</text:p>
          </table:table-cell>
        </table:table-row>
        <table:table-row table:style-name="ro1">
          <table:table-cell table:formula="of:= COM.MICROSOFT.CONCAT(&quot;Cell &quot;; COM.MICROSOFT.CONCAT(ROW([.A1780]) - 1; COM.MICROSOFT.CONCAT(&quot; - &quot;; COLUMN([.A1780]))))" office:value-type="string" office:string-value="Cell 1779 - 1" calcext:value-type="string">
            <text:p>Cell 1779 - 1</text:p>
          </table:table-cell>
          <table:table-cell table:formula="of:= COM.MICROSOFT.CONCAT(&quot;Cell &quot;; COM.MICROSOFT.CONCAT(ROW([.B1780]) - 1; COM.MICROSOFT.CONCAT(&quot; - &quot;; COLUMN([.B1780]))))" office:value-type="string" office:string-value="Cell 1779 - 2" calcext:value-type="string">
            <text:p>Cell 1779 - 2</text:p>
          </table:table-cell>
        </table:table-row>
        <table:table-row table:style-name="ro1">
          <table:table-cell table:formula="of:= COM.MICROSOFT.CONCAT(&quot;Cell &quot;; COM.MICROSOFT.CONCAT(ROW([.A1781]) - 1; COM.MICROSOFT.CONCAT(&quot; - &quot;; COLUMN([.A1781]))))" office:value-type="string" office:string-value="Cell 1780 - 1" calcext:value-type="string">
            <text:p>Cell 1780 - 1</text:p>
          </table:table-cell>
          <table:table-cell table:formula="of:= COM.MICROSOFT.CONCAT(&quot;Cell &quot;; COM.MICROSOFT.CONCAT(ROW([.B1781]) - 1; COM.MICROSOFT.CONCAT(&quot; - &quot;; COLUMN([.B1781]))))" office:value-type="string" office:string-value="Cell 1780 - 2" calcext:value-type="string">
            <text:p>Cell 1780 - 2</text:p>
          </table:table-cell>
        </table:table-row>
        <table:table-row table:style-name="ro1">
          <table:table-cell table:formula="of:= COM.MICROSOFT.CONCAT(&quot;Cell &quot;; COM.MICROSOFT.CONCAT(ROW([.A1782]) - 1; COM.MICROSOFT.CONCAT(&quot; - &quot;; COLUMN([.A1782]))))" office:value-type="string" office:string-value="Cell 1781 - 1" calcext:value-type="string">
            <text:p>Cell 1781 - 1</text:p>
          </table:table-cell>
          <table:table-cell table:formula="of:= COM.MICROSOFT.CONCAT(&quot;Cell &quot;; COM.MICROSOFT.CONCAT(ROW([.B1782]) - 1; COM.MICROSOFT.CONCAT(&quot; - &quot;; COLUMN([.B1782]))))" office:value-type="string" office:string-value="Cell 1781 - 2" calcext:value-type="string">
            <text:p>Cell 1781 - 2</text:p>
          </table:table-cell>
        </table:table-row>
        <table:table-row table:style-name="ro1">
          <table:table-cell table:formula="of:= COM.MICROSOFT.CONCAT(&quot;Cell &quot;; COM.MICROSOFT.CONCAT(ROW([.A1783]) - 1; COM.MICROSOFT.CONCAT(&quot; - &quot;; COLUMN([.A1783]))))" office:value-type="string" office:string-value="Cell 1782 - 1" calcext:value-type="string">
            <text:p>Cell 1782 - 1</text:p>
          </table:table-cell>
          <table:table-cell table:formula="of:= COM.MICROSOFT.CONCAT(&quot;Cell &quot;; COM.MICROSOFT.CONCAT(ROW([.B1783]) - 1; COM.MICROSOFT.CONCAT(&quot; - &quot;; COLUMN([.B1783]))))" office:value-type="string" office:string-value="Cell 1782 - 2" calcext:value-type="string">
            <text:p>Cell 1782 - 2</text:p>
          </table:table-cell>
        </table:table-row>
        <table:table-row table:style-name="ro1">
          <table:table-cell table:formula="of:= COM.MICROSOFT.CONCAT(&quot;Cell &quot;; COM.MICROSOFT.CONCAT(ROW([.A1784]) - 1; COM.MICROSOFT.CONCAT(&quot; - &quot;; COLUMN([.A1784]))))" office:value-type="string" office:string-value="Cell 1783 - 1" calcext:value-type="string">
            <text:p>Cell 1783 - 1</text:p>
          </table:table-cell>
          <table:table-cell table:formula="of:= COM.MICROSOFT.CONCAT(&quot;Cell &quot;; COM.MICROSOFT.CONCAT(ROW([.B1784]) - 1; COM.MICROSOFT.CONCAT(&quot; - &quot;; COLUMN([.B1784]))))" office:value-type="string" office:string-value="Cell 1783 - 2" calcext:value-type="string">
            <text:p>Cell 1783 - 2</text:p>
          </table:table-cell>
        </table:table-row>
        <table:table-row table:style-name="ro1">
          <table:table-cell table:formula="of:= COM.MICROSOFT.CONCAT(&quot;Cell &quot;; COM.MICROSOFT.CONCAT(ROW([.A1785]) - 1; COM.MICROSOFT.CONCAT(&quot; - &quot;; COLUMN([.A1785]))))" office:value-type="string" office:string-value="Cell 1784 - 1" calcext:value-type="string">
            <text:p>Cell 1784 - 1</text:p>
          </table:table-cell>
          <table:table-cell table:formula="of:= COM.MICROSOFT.CONCAT(&quot;Cell &quot;; COM.MICROSOFT.CONCAT(ROW([.B1785]) - 1; COM.MICROSOFT.CONCAT(&quot; - &quot;; COLUMN([.B1785]))))" office:value-type="string" office:string-value="Cell 1784 - 2" calcext:value-type="string">
            <text:p>Cell 1784 - 2</text:p>
          </table:table-cell>
        </table:table-row>
        <table:table-row table:style-name="ro1">
          <table:table-cell table:formula="of:= COM.MICROSOFT.CONCAT(&quot;Cell &quot;; COM.MICROSOFT.CONCAT(ROW([.A1786]) - 1; COM.MICROSOFT.CONCAT(&quot; - &quot;; COLUMN([.A1786]))))" office:value-type="string" office:string-value="Cell 1785 - 1" calcext:value-type="string">
            <text:p>Cell 1785 - 1</text:p>
          </table:table-cell>
          <table:table-cell table:formula="of:= COM.MICROSOFT.CONCAT(&quot;Cell &quot;; COM.MICROSOFT.CONCAT(ROW([.B1786]) - 1; COM.MICROSOFT.CONCAT(&quot; - &quot;; COLUMN([.B1786]))))" office:value-type="string" office:string-value="Cell 1785 - 2" calcext:value-type="string">
            <text:p>Cell 1785 - 2</text:p>
          </table:table-cell>
        </table:table-row>
        <table:table-row table:style-name="ro1">
          <table:table-cell table:formula="of:= COM.MICROSOFT.CONCAT(&quot;Cell &quot;; COM.MICROSOFT.CONCAT(ROW([.A1787]) - 1; COM.MICROSOFT.CONCAT(&quot; - &quot;; COLUMN([.A1787]))))" office:value-type="string" office:string-value="Cell 1786 - 1" calcext:value-type="string">
            <text:p>Cell 1786 - 1</text:p>
          </table:table-cell>
          <table:table-cell table:formula="of:= COM.MICROSOFT.CONCAT(&quot;Cell &quot;; COM.MICROSOFT.CONCAT(ROW([.B1787]) - 1; COM.MICROSOFT.CONCAT(&quot; - &quot;; COLUMN([.B1787]))))" office:value-type="string" office:string-value="Cell 1786 - 2" calcext:value-type="string">
            <text:p>Cell 1786 - 2</text:p>
          </table:table-cell>
        </table:table-row>
        <table:table-row table:style-name="ro1">
          <table:table-cell table:formula="of:= COM.MICROSOFT.CONCAT(&quot;Cell &quot;; COM.MICROSOFT.CONCAT(ROW([.A1788]) - 1; COM.MICROSOFT.CONCAT(&quot; - &quot;; COLUMN([.A1788]))))" office:value-type="string" office:string-value="Cell 1787 - 1" calcext:value-type="string">
            <text:p>Cell 1787 - 1</text:p>
          </table:table-cell>
          <table:table-cell table:formula="of:= COM.MICROSOFT.CONCAT(&quot;Cell &quot;; COM.MICROSOFT.CONCAT(ROW([.B1788]) - 1; COM.MICROSOFT.CONCAT(&quot; - &quot;; COLUMN([.B1788]))))" office:value-type="string" office:string-value="Cell 1787 - 2" calcext:value-type="string">
            <text:p>Cell 1787 - 2</text:p>
          </table:table-cell>
        </table:table-row>
        <table:table-row table:style-name="ro1">
          <table:table-cell table:formula="of:= COM.MICROSOFT.CONCAT(&quot;Cell &quot;; COM.MICROSOFT.CONCAT(ROW([.A1789]) - 1; COM.MICROSOFT.CONCAT(&quot; - &quot;; COLUMN([.A1789]))))" office:value-type="string" office:string-value="Cell 1788 - 1" calcext:value-type="string">
            <text:p>Cell 1788 - 1</text:p>
          </table:table-cell>
          <table:table-cell table:formula="of:= COM.MICROSOFT.CONCAT(&quot;Cell &quot;; COM.MICROSOFT.CONCAT(ROW([.B1789]) - 1; COM.MICROSOFT.CONCAT(&quot; - &quot;; COLUMN([.B1789]))))" office:value-type="string" office:string-value="Cell 1788 - 2" calcext:value-type="string">
            <text:p>Cell 1788 - 2</text:p>
          </table:table-cell>
        </table:table-row>
        <table:table-row table:style-name="ro1">
          <table:table-cell table:formula="of:= COM.MICROSOFT.CONCAT(&quot;Cell &quot;; COM.MICROSOFT.CONCAT(ROW([.A1790]) - 1; COM.MICROSOFT.CONCAT(&quot; - &quot;; COLUMN([.A1790]))))" office:value-type="string" office:string-value="Cell 1789 - 1" calcext:value-type="string">
            <text:p>Cell 1789 - 1</text:p>
          </table:table-cell>
          <table:table-cell table:formula="of:= COM.MICROSOFT.CONCAT(&quot;Cell &quot;; COM.MICROSOFT.CONCAT(ROW([.B1790]) - 1; COM.MICROSOFT.CONCAT(&quot; - &quot;; COLUMN([.B1790]))))" office:value-type="string" office:string-value="Cell 1789 - 2" calcext:value-type="string">
            <text:p>Cell 1789 - 2</text:p>
          </table:table-cell>
        </table:table-row>
        <table:table-row table:style-name="ro1">
          <table:table-cell table:formula="of:= COM.MICROSOFT.CONCAT(&quot;Cell &quot;; COM.MICROSOFT.CONCAT(ROW([.A1791]) - 1; COM.MICROSOFT.CONCAT(&quot; - &quot;; COLUMN([.A1791]))))" office:value-type="string" office:string-value="Cell 1790 - 1" calcext:value-type="string">
            <text:p>Cell 1790 - 1</text:p>
          </table:table-cell>
          <table:table-cell table:formula="of:= COM.MICROSOFT.CONCAT(&quot;Cell &quot;; COM.MICROSOFT.CONCAT(ROW([.B1791]) - 1; COM.MICROSOFT.CONCAT(&quot; - &quot;; COLUMN([.B1791]))))" office:value-type="string" office:string-value="Cell 1790 - 2" calcext:value-type="string">
            <text:p>Cell 1790 - 2</text:p>
          </table:table-cell>
        </table:table-row>
        <table:table-row table:style-name="ro1">
          <table:table-cell table:formula="of:= COM.MICROSOFT.CONCAT(&quot;Cell &quot;; COM.MICROSOFT.CONCAT(ROW([.A1792]) - 1; COM.MICROSOFT.CONCAT(&quot; - &quot;; COLUMN([.A1792]))))" office:value-type="string" office:string-value="Cell 1791 - 1" calcext:value-type="string">
            <text:p>Cell 1791 - 1</text:p>
          </table:table-cell>
          <table:table-cell table:formula="of:= COM.MICROSOFT.CONCAT(&quot;Cell &quot;; COM.MICROSOFT.CONCAT(ROW([.B1792]) - 1; COM.MICROSOFT.CONCAT(&quot; - &quot;; COLUMN([.B1792]))))" office:value-type="string" office:string-value="Cell 1791 - 2" calcext:value-type="string">
            <text:p>Cell 1791 - 2</text:p>
          </table:table-cell>
        </table:table-row>
        <table:table-row table:style-name="ro1">
          <table:table-cell table:formula="of:= COM.MICROSOFT.CONCAT(&quot;Cell &quot;; COM.MICROSOFT.CONCAT(ROW([.A1793]) - 1; COM.MICROSOFT.CONCAT(&quot; - &quot;; COLUMN([.A1793]))))" office:value-type="string" office:string-value="Cell 1792 - 1" calcext:value-type="string">
            <text:p>Cell 1792 - 1</text:p>
          </table:table-cell>
          <table:table-cell table:formula="of:= COM.MICROSOFT.CONCAT(&quot;Cell &quot;; COM.MICROSOFT.CONCAT(ROW([.B1793]) - 1; COM.MICROSOFT.CONCAT(&quot; - &quot;; COLUMN([.B1793]))))" office:value-type="string" office:string-value="Cell 1792 - 2" calcext:value-type="string">
            <text:p>Cell 1792 - 2</text:p>
          </table:table-cell>
        </table:table-row>
        <table:table-row table:style-name="ro1">
          <table:table-cell table:formula="of:= COM.MICROSOFT.CONCAT(&quot;Cell &quot;; COM.MICROSOFT.CONCAT(ROW([.A1794]) - 1; COM.MICROSOFT.CONCAT(&quot; - &quot;; COLUMN([.A1794]))))" office:value-type="string" office:string-value="Cell 1793 - 1" calcext:value-type="string">
            <text:p>Cell 1793 - 1</text:p>
          </table:table-cell>
          <table:table-cell table:formula="of:= COM.MICROSOFT.CONCAT(&quot;Cell &quot;; COM.MICROSOFT.CONCAT(ROW([.B1794]) - 1; COM.MICROSOFT.CONCAT(&quot; - &quot;; COLUMN([.B1794]))))" office:value-type="string" office:string-value="Cell 1793 - 2" calcext:value-type="string">
            <text:p>Cell 1793 - 2</text:p>
          </table:table-cell>
        </table:table-row>
        <table:table-row table:style-name="ro1">
          <table:table-cell table:formula="of:= COM.MICROSOFT.CONCAT(&quot;Cell &quot;; COM.MICROSOFT.CONCAT(ROW([.A1795]) - 1; COM.MICROSOFT.CONCAT(&quot; - &quot;; COLUMN([.A1795]))))" office:value-type="string" office:string-value="Cell 1794 - 1" calcext:value-type="string">
            <text:p>Cell 1794 - 1</text:p>
          </table:table-cell>
          <table:table-cell table:formula="of:= COM.MICROSOFT.CONCAT(&quot;Cell &quot;; COM.MICROSOFT.CONCAT(ROW([.B1795]) - 1; COM.MICROSOFT.CONCAT(&quot; - &quot;; COLUMN([.B1795]))))" office:value-type="string" office:string-value="Cell 1794 - 2" calcext:value-type="string">
            <text:p>Cell 1794 - 2</text:p>
          </table:table-cell>
        </table:table-row>
        <table:table-row table:style-name="ro1">
          <table:table-cell table:formula="of:= COM.MICROSOFT.CONCAT(&quot;Cell &quot;; COM.MICROSOFT.CONCAT(ROW([.A1796]) - 1; COM.MICROSOFT.CONCAT(&quot; - &quot;; COLUMN([.A1796]))))" office:value-type="string" office:string-value="Cell 1795 - 1" calcext:value-type="string">
            <text:p>Cell 1795 - 1</text:p>
          </table:table-cell>
          <table:table-cell table:formula="of:= COM.MICROSOFT.CONCAT(&quot;Cell &quot;; COM.MICROSOFT.CONCAT(ROW([.B1796]) - 1; COM.MICROSOFT.CONCAT(&quot; - &quot;; COLUMN([.B1796]))))" office:value-type="string" office:string-value="Cell 1795 - 2" calcext:value-type="string">
            <text:p>Cell 1795 - 2</text:p>
          </table:table-cell>
        </table:table-row>
        <table:table-row table:style-name="ro1">
          <table:table-cell table:formula="of:= COM.MICROSOFT.CONCAT(&quot;Cell &quot;; COM.MICROSOFT.CONCAT(ROW([.A1797]) - 1; COM.MICROSOFT.CONCAT(&quot; - &quot;; COLUMN([.A1797]))))" office:value-type="string" office:string-value="Cell 1796 - 1" calcext:value-type="string">
            <text:p>Cell 1796 - 1</text:p>
          </table:table-cell>
          <table:table-cell table:formula="of:= COM.MICROSOFT.CONCAT(&quot;Cell &quot;; COM.MICROSOFT.CONCAT(ROW([.B1797]) - 1; COM.MICROSOFT.CONCAT(&quot; - &quot;; COLUMN([.B1797]))))" office:value-type="string" office:string-value="Cell 1796 - 2" calcext:value-type="string">
            <text:p>Cell 1796 - 2</text:p>
          </table:table-cell>
        </table:table-row>
        <table:table-row table:style-name="ro1">
          <table:table-cell table:formula="of:= COM.MICROSOFT.CONCAT(&quot;Cell &quot;; COM.MICROSOFT.CONCAT(ROW([.A1798]) - 1; COM.MICROSOFT.CONCAT(&quot; - &quot;; COLUMN([.A1798]))))" office:value-type="string" office:string-value="Cell 1797 - 1" calcext:value-type="string">
            <text:p>Cell 1797 - 1</text:p>
          </table:table-cell>
          <table:table-cell table:formula="of:= COM.MICROSOFT.CONCAT(&quot;Cell &quot;; COM.MICROSOFT.CONCAT(ROW([.B1798]) - 1; COM.MICROSOFT.CONCAT(&quot; - &quot;; COLUMN([.B1798]))))" office:value-type="string" office:string-value="Cell 1797 - 2" calcext:value-type="string">
            <text:p>Cell 1797 - 2</text:p>
          </table:table-cell>
        </table:table-row>
        <table:table-row table:style-name="ro1">
          <table:table-cell table:formula="of:= COM.MICROSOFT.CONCAT(&quot;Cell &quot;; COM.MICROSOFT.CONCAT(ROW([.A1799]) - 1; COM.MICROSOFT.CONCAT(&quot; - &quot;; COLUMN([.A1799]))))" office:value-type="string" office:string-value="Cell 1798 - 1" calcext:value-type="string">
            <text:p>Cell 1798 - 1</text:p>
          </table:table-cell>
          <table:table-cell table:formula="of:= COM.MICROSOFT.CONCAT(&quot;Cell &quot;; COM.MICROSOFT.CONCAT(ROW([.B1799]) - 1; COM.MICROSOFT.CONCAT(&quot; - &quot;; COLUMN([.B1799]))))" office:value-type="string" office:string-value="Cell 1798 - 2" calcext:value-type="string">
            <text:p>Cell 1798 - 2</text:p>
          </table:table-cell>
        </table:table-row>
        <table:table-row table:style-name="ro1">
          <table:table-cell table:formula="of:= COM.MICROSOFT.CONCAT(&quot;Cell &quot;; COM.MICROSOFT.CONCAT(ROW([.A1800]) - 1; COM.MICROSOFT.CONCAT(&quot; - &quot;; COLUMN([.A1800]))))" office:value-type="string" office:string-value="Cell 1799 - 1" calcext:value-type="string">
            <text:p>Cell 1799 - 1</text:p>
          </table:table-cell>
          <table:table-cell table:formula="of:= COM.MICROSOFT.CONCAT(&quot;Cell &quot;; COM.MICROSOFT.CONCAT(ROW([.B1800]) - 1; COM.MICROSOFT.CONCAT(&quot; - &quot;; COLUMN([.B1800]))))" office:value-type="string" office:string-value="Cell 1799 - 2" calcext:value-type="string">
            <text:p>Cell 1799 - 2</text:p>
          </table:table-cell>
        </table:table-row>
        <table:table-row table:style-name="ro1">
          <table:table-cell table:formula="of:= COM.MICROSOFT.CONCAT(&quot;Cell &quot;; COM.MICROSOFT.CONCAT(ROW([.A1801]) - 1; COM.MICROSOFT.CONCAT(&quot; - &quot;; COLUMN([.A1801]))))" office:value-type="string" office:string-value="Cell 1800 - 1" calcext:value-type="string">
            <text:p>Cell 1800 - 1</text:p>
          </table:table-cell>
          <table:table-cell table:formula="of:= COM.MICROSOFT.CONCAT(&quot;Cell &quot;; COM.MICROSOFT.CONCAT(ROW([.B1801]) - 1; COM.MICROSOFT.CONCAT(&quot; - &quot;; COLUMN([.B1801]))))" office:value-type="string" office:string-value="Cell 1800 - 2" calcext:value-type="string">
            <text:p>Cell 1800 - 2</text:p>
          </table:table-cell>
        </table:table-row>
        <table:table-row table:style-name="ro1">
          <table:table-cell table:formula="of:= COM.MICROSOFT.CONCAT(&quot;Cell &quot;; COM.MICROSOFT.CONCAT(ROW([.A1802]) - 1; COM.MICROSOFT.CONCAT(&quot; - &quot;; COLUMN([.A1802]))))" office:value-type="string" office:string-value="Cell 1801 - 1" calcext:value-type="string">
            <text:p>Cell 1801 - 1</text:p>
          </table:table-cell>
          <table:table-cell table:formula="of:= COM.MICROSOFT.CONCAT(&quot;Cell &quot;; COM.MICROSOFT.CONCAT(ROW([.B1802]) - 1; COM.MICROSOFT.CONCAT(&quot; - &quot;; COLUMN([.B1802]))))" office:value-type="string" office:string-value="Cell 1801 - 2" calcext:value-type="string">
            <text:p>Cell 1801 - 2</text:p>
          </table:table-cell>
        </table:table-row>
        <table:table-row table:style-name="ro1">
          <table:table-cell table:formula="of:= COM.MICROSOFT.CONCAT(&quot;Cell &quot;; COM.MICROSOFT.CONCAT(ROW([.A1803]) - 1; COM.MICROSOFT.CONCAT(&quot; - &quot;; COLUMN([.A1803]))))" office:value-type="string" office:string-value="Cell 1802 - 1" calcext:value-type="string">
            <text:p>Cell 1802 - 1</text:p>
          </table:table-cell>
          <table:table-cell table:formula="of:= COM.MICROSOFT.CONCAT(&quot;Cell &quot;; COM.MICROSOFT.CONCAT(ROW([.B1803]) - 1; COM.MICROSOFT.CONCAT(&quot; - &quot;; COLUMN([.B1803]))))" office:value-type="string" office:string-value="Cell 1802 - 2" calcext:value-type="string">
            <text:p>Cell 1802 - 2</text:p>
          </table:table-cell>
        </table:table-row>
        <table:table-row table:style-name="ro1">
          <table:table-cell table:formula="of:= COM.MICROSOFT.CONCAT(&quot;Cell &quot;; COM.MICROSOFT.CONCAT(ROW([.A1804]) - 1; COM.MICROSOFT.CONCAT(&quot; - &quot;; COLUMN([.A1804]))))" office:value-type="string" office:string-value="Cell 1803 - 1" calcext:value-type="string">
            <text:p>Cell 1803 - 1</text:p>
          </table:table-cell>
          <table:table-cell table:formula="of:= COM.MICROSOFT.CONCAT(&quot;Cell &quot;; COM.MICROSOFT.CONCAT(ROW([.B1804]) - 1; COM.MICROSOFT.CONCAT(&quot; - &quot;; COLUMN([.B1804]))))" office:value-type="string" office:string-value="Cell 1803 - 2" calcext:value-type="string">
            <text:p>Cell 1803 - 2</text:p>
          </table:table-cell>
        </table:table-row>
        <table:table-row table:style-name="ro1">
          <table:table-cell table:formula="of:= COM.MICROSOFT.CONCAT(&quot;Cell &quot;; COM.MICROSOFT.CONCAT(ROW([.A1805]) - 1; COM.MICROSOFT.CONCAT(&quot; - &quot;; COLUMN([.A1805]))))" office:value-type="string" office:string-value="Cell 1804 - 1" calcext:value-type="string">
            <text:p>Cell 1804 - 1</text:p>
          </table:table-cell>
          <table:table-cell table:formula="of:= COM.MICROSOFT.CONCAT(&quot;Cell &quot;; COM.MICROSOFT.CONCAT(ROW([.B1805]) - 1; COM.MICROSOFT.CONCAT(&quot; - &quot;; COLUMN([.B1805]))))" office:value-type="string" office:string-value="Cell 1804 - 2" calcext:value-type="string">
            <text:p>Cell 1804 - 2</text:p>
          </table:table-cell>
        </table:table-row>
        <table:table-row table:style-name="ro1">
          <table:table-cell table:formula="of:= COM.MICROSOFT.CONCAT(&quot;Cell &quot;; COM.MICROSOFT.CONCAT(ROW([.A1806]) - 1; COM.MICROSOFT.CONCAT(&quot; - &quot;; COLUMN([.A1806]))))" office:value-type="string" office:string-value="Cell 1805 - 1" calcext:value-type="string">
            <text:p>Cell 1805 - 1</text:p>
          </table:table-cell>
          <table:table-cell table:formula="of:= COM.MICROSOFT.CONCAT(&quot;Cell &quot;; COM.MICROSOFT.CONCAT(ROW([.B1806]) - 1; COM.MICROSOFT.CONCAT(&quot; - &quot;; COLUMN([.B1806]))))" office:value-type="string" office:string-value="Cell 1805 - 2" calcext:value-type="string">
            <text:p>Cell 1805 - 2</text:p>
          </table:table-cell>
        </table:table-row>
        <table:table-row table:style-name="ro1">
          <table:table-cell table:formula="of:= COM.MICROSOFT.CONCAT(&quot;Cell &quot;; COM.MICROSOFT.CONCAT(ROW([.A1807]) - 1; COM.MICROSOFT.CONCAT(&quot; - &quot;; COLUMN([.A1807]))))" office:value-type="string" office:string-value="Cell 1806 - 1" calcext:value-type="string">
            <text:p>Cell 1806 - 1</text:p>
          </table:table-cell>
          <table:table-cell table:formula="of:= COM.MICROSOFT.CONCAT(&quot;Cell &quot;; COM.MICROSOFT.CONCAT(ROW([.B1807]) - 1; COM.MICROSOFT.CONCAT(&quot; - &quot;; COLUMN([.B1807]))))" office:value-type="string" office:string-value="Cell 1806 - 2" calcext:value-type="string">
            <text:p>Cell 1806 - 2</text:p>
          </table:table-cell>
        </table:table-row>
        <table:table-row table:style-name="ro1">
          <table:table-cell table:formula="of:= COM.MICROSOFT.CONCAT(&quot;Cell &quot;; COM.MICROSOFT.CONCAT(ROW([.A1808]) - 1; COM.MICROSOFT.CONCAT(&quot; - &quot;; COLUMN([.A1808]))))" office:value-type="string" office:string-value="Cell 1807 - 1" calcext:value-type="string">
            <text:p>Cell 1807 - 1</text:p>
          </table:table-cell>
          <table:table-cell table:formula="of:= COM.MICROSOFT.CONCAT(&quot;Cell &quot;; COM.MICROSOFT.CONCAT(ROW([.B1808]) - 1; COM.MICROSOFT.CONCAT(&quot; - &quot;; COLUMN([.B1808]))))" office:value-type="string" office:string-value="Cell 1807 - 2" calcext:value-type="string">
            <text:p>Cell 1807 - 2</text:p>
          </table:table-cell>
        </table:table-row>
        <table:table-row table:style-name="ro1">
          <table:table-cell table:formula="of:= COM.MICROSOFT.CONCAT(&quot;Cell &quot;; COM.MICROSOFT.CONCAT(ROW([.A1809]) - 1; COM.MICROSOFT.CONCAT(&quot; - &quot;; COLUMN([.A1809]))))" office:value-type="string" office:string-value="Cell 1808 - 1" calcext:value-type="string">
            <text:p>Cell 1808 - 1</text:p>
          </table:table-cell>
          <table:table-cell table:formula="of:= COM.MICROSOFT.CONCAT(&quot;Cell &quot;; COM.MICROSOFT.CONCAT(ROW([.B1809]) - 1; COM.MICROSOFT.CONCAT(&quot; - &quot;; COLUMN([.B1809]))))" office:value-type="string" office:string-value="Cell 1808 - 2" calcext:value-type="string">
            <text:p>Cell 1808 - 2</text:p>
          </table:table-cell>
        </table:table-row>
        <table:table-row table:style-name="ro1">
          <table:table-cell table:formula="of:= COM.MICROSOFT.CONCAT(&quot;Cell &quot;; COM.MICROSOFT.CONCAT(ROW([.A1810]) - 1; COM.MICROSOFT.CONCAT(&quot; - &quot;; COLUMN([.A1810]))))" office:value-type="string" office:string-value="Cell 1809 - 1" calcext:value-type="string">
            <text:p>Cell 1809 - 1</text:p>
          </table:table-cell>
          <table:table-cell table:formula="of:= COM.MICROSOFT.CONCAT(&quot;Cell &quot;; COM.MICROSOFT.CONCAT(ROW([.B1810]) - 1; COM.MICROSOFT.CONCAT(&quot; - &quot;; COLUMN([.B1810]))))" office:value-type="string" office:string-value="Cell 1809 - 2" calcext:value-type="string">
            <text:p>Cell 1809 - 2</text:p>
          </table:table-cell>
        </table:table-row>
        <table:table-row table:style-name="ro1">
          <table:table-cell table:formula="of:= COM.MICROSOFT.CONCAT(&quot;Cell &quot;; COM.MICROSOFT.CONCAT(ROW([.A1811]) - 1; COM.MICROSOFT.CONCAT(&quot; - &quot;; COLUMN([.A1811]))))" office:value-type="string" office:string-value="Cell 1810 - 1" calcext:value-type="string">
            <text:p>Cell 1810 - 1</text:p>
          </table:table-cell>
          <table:table-cell table:formula="of:= COM.MICROSOFT.CONCAT(&quot;Cell &quot;; COM.MICROSOFT.CONCAT(ROW([.B1811]) - 1; COM.MICROSOFT.CONCAT(&quot; - &quot;; COLUMN([.B1811]))))" office:value-type="string" office:string-value="Cell 1810 - 2" calcext:value-type="string">
            <text:p>Cell 1810 - 2</text:p>
          </table:table-cell>
        </table:table-row>
        <table:table-row table:style-name="ro1">
          <table:table-cell table:formula="of:= COM.MICROSOFT.CONCAT(&quot;Cell &quot;; COM.MICROSOFT.CONCAT(ROW([.A1812]) - 1; COM.MICROSOFT.CONCAT(&quot; - &quot;; COLUMN([.A1812]))))" office:value-type="string" office:string-value="Cell 1811 - 1" calcext:value-type="string">
            <text:p>Cell 1811 - 1</text:p>
          </table:table-cell>
          <table:table-cell table:formula="of:= COM.MICROSOFT.CONCAT(&quot;Cell &quot;; COM.MICROSOFT.CONCAT(ROW([.B1812]) - 1; COM.MICROSOFT.CONCAT(&quot; - &quot;; COLUMN([.B1812]))))" office:value-type="string" office:string-value="Cell 1811 - 2" calcext:value-type="string">
            <text:p>Cell 1811 - 2</text:p>
          </table:table-cell>
        </table:table-row>
        <table:table-row table:style-name="ro1">
          <table:table-cell table:formula="of:= COM.MICROSOFT.CONCAT(&quot;Cell &quot;; COM.MICROSOFT.CONCAT(ROW([.A1813]) - 1; COM.MICROSOFT.CONCAT(&quot; - &quot;; COLUMN([.A1813]))))" office:value-type="string" office:string-value="Cell 1812 - 1" calcext:value-type="string">
            <text:p>Cell 1812 - 1</text:p>
          </table:table-cell>
          <table:table-cell table:formula="of:= COM.MICROSOFT.CONCAT(&quot;Cell &quot;; COM.MICROSOFT.CONCAT(ROW([.B1813]) - 1; COM.MICROSOFT.CONCAT(&quot; - &quot;; COLUMN([.B1813]))))" office:value-type="string" office:string-value="Cell 1812 - 2" calcext:value-type="string">
            <text:p>Cell 1812 - 2</text:p>
          </table:table-cell>
        </table:table-row>
        <table:table-row table:style-name="ro1">
          <table:table-cell table:formula="of:= COM.MICROSOFT.CONCAT(&quot;Cell &quot;; COM.MICROSOFT.CONCAT(ROW([.A1814]) - 1; COM.MICROSOFT.CONCAT(&quot; - &quot;; COLUMN([.A1814]))))" office:value-type="string" office:string-value="Cell 1813 - 1" calcext:value-type="string">
            <text:p>Cell 1813 - 1</text:p>
          </table:table-cell>
          <table:table-cell table:formula="of:= COM.MICROSOFT.CONCAT(&quot;Cell &quot;; COM.MICROSOFT.CONCAT(ROW([.B1814]) - 1; COM.MICROSOFT.CONCAT(&quot; - &quot;; COLUMN([.B1814]))))" office:value-type="string" office:string-value="Cell 1813 - 2" calcext:value-type="string">
            <text:p>Cell 1813 - 2</text:p>
          </table:table-cell>
        </table:table-row>
        <table:table-row table:style-name="ro1">
          <table:table-cell table:formula="of:= COM.MICROSOFT.CONCAT(&quot;Cell &quot;; COM.MICROSOFT.CONCAT(ROW([.A1815]) - 1; COM.MICROSOFT.CONCAT(&quot; - &quot;; COLUMN([.A1815]))))" office:value-type="string" office:string-value="Cell 1814 - 1" calcext:value-type="string">
            <text:p>Cell 1814 - 1</text:p>
          </table:table-cell>
          <table:table-cell table:formula="of:= COM.MICROSOFT.CONCAT(&quot;Cell &quot;; COM.MICROSOFT.CONCAT(ROW([.B1815]) - 1; COM.MICROSOFT.CONCAT(&quot; - &quot;; COLUMN([.B1815]))))" office:value-type="string" office:string-value="Cell 1814 - 2" calcext:value-type="string">
            <text:p>Cell 1814 - 2</text:p>
          </table:table-cell>
        </table:table-row>
        <table:table-row table:style-name="ro1">
          <table:table-cell table:formula="of:= COM.MICROSOFT.CONCAT(&quot;Cell &quot;; COM.MICROSOFT.CONCAT(ROW([.A1816]) - 1; COM.MICROSOFT.CONCAT(&quot; - &quot;; COLUMN([.A1816]))))" office:value-type="string" office:string-value="Cell 1815 - 1" calcext:value-type="string">
            <text:p>Cell 1815 - 1</text:p>
          </table:table-cell>
          <table:table-cell table:formula="of:= COM.MICROSOFT.CONCAT(&quot;Cell &quot;; COM.MICROSOFT.CONCAT(ROW([.B1816]) - 1; COM.MICROSOFT.CONCAT(&quot; - &quot;; COLUMN([.B1816]))))" office:value-type="string" office:string-value="Cell 1815 - 2" calcext:value-type="string">
            <text:p>Cell 1815 - 2</text:p>
          </table:table-cell>
        </table:table-row>
        <table:table-row table:style-name="ro1">
          <table:table-cell table:formula="of:= COM.MICROSOFT.CONCAT(&quot;Cell &quot;; COM.MICROSOFT.CONCAT(ROW([.A1817]) - 1; COM.MICROSOFT.CONCAT(&quot; - &quot;; COLUMN([.A1817]))))" office:value-type="string" office:string-value="Cell 1816 - 1" calcext:value-type="string">
            <text:p>Cell 1816 - 1</text:p>
          </table:table-cell>
          <table:table-cell table:formula="of:= COM.MICROSOFT.CONCAT(&quot;Cell &quot;; COM.MICROSOFT.CONCAT(ROW([.B1817]) - 1; COM.MICROSOFT.CONCAT(&quot; - &quot;; COLUMN([.B1817]))))" office:value-type="string" office:string-value="Cell 1816 - 2" calcext:value-type="string">
            <text:p>Cell 1816 - 2</text:p>
          </table:table-cell>
        </table:table-row>
        <table:table-row table:style-name="ro1">
          <table:table-cell table:formula="of:= COM.MICROSOFT.CONCAT(&quot;Cell &quot;; COM.MICROSOFT.CONCAT(ROW([.A1818]) - 1; COM.MICROSOFT.CONCAT(&quot; - &quot;; COLUMN([.A1818]))))" office:value-type="string" office:string-value="Cell 1817 - 1" calcext:value-type="string">
            <text:p>Cell 1817 - 1</text:p>
          </table:table-cell>
          <table:table-cell table:formula="of:= COM.MICROSOFT.CONCAT(&quot;Cell &quot;; COM.MICROSOFT.CONCAT(ROW([.B1818]) - 1; COM.MICROSOFT.CONCAT(&quot; - &quot;; COLUMN([.B1818]))))" office:value-type="string" office:string-value="Cell 1817 - 2" calcext:value-type="string">
            <text:p>Cell 1817 - 2</text:p>
          </table:table-cell>
        </table:table-row>
        <table:table-row table:style-name="ro1">
          <table:table-cell table:formula="of:= COM.MICROSOFT.CONCAT(&quot;Cell &quot;; COM.MICROSOFT.CONCAT(ROW([.A1819]) - 1; COM.MICROSOFT.CONCAT(&quot; - &quot;; COLUMN([.A1819]))))" office:value-type="string" office:string-value="Cell 1818 - 1" calcext:value-type="string">
            <text:p>Cell 1818 - 1</text:p>
          </table:table-cell>
          <table:table-cell table:formula="of:= COM.MICROSOFT.CONCAT(&quot;Cell &quot;; COM.MICROSOFT.CONCAT(ROW([.B1819]) - 1; COM.MICROSOFT.CONCAT(&quot; - &quot;; COLUMN([.B1819]))))" office:value-type="string" office:string-value="Cell 1818 - 2" calcext:value-type="string">
            <text:p>Cell 1818 - 2</text:p>
          </table:table-cell>
        </table:table-row>
        <table:table-row table:style-name="ro1">
          <table:table-cell table:formula="of:= COM.MICROSOFT.CONCAT(&quot;Cell &quot;; COM.MICROSOFT.CONCAT(ROW([.A1820]) - 1; COM.MICROSOFT.CONCAT(&quot; - &quot;; COLUMN([.A1820]))))" office:value-type="string" office:string-value="Cell 1819 - 1" calcext:value-type="string">
            <text:p>Cell 1819 - 1</text:p>
          </table:table-cell>
          <table:table-cell table:formula="of:= COM.MICROSOFT.CONCAT(&quot;Cell &quot;; COM.MICROSOFT.CONCAT(ROW([.B1820]) - 1; COM.MICROSOFT.CONCAT(&quot; - &quot;; COLUMN([.B1820]))))" office:value-type="string" office:string-value="Cell 1819 - 2" calcext:value-type="string">
            <text:p>Cell 1819 - 2</text:p>
          </table:table-cell>
        </table:table-row>
        <table:table-row table:style-name="ro1">
          <table:table-cell table:formula="of:= COM.MICROSOFT.CONCAT(&quot;Cell &quot;; COM.MICROSOFT.CONCAT(ROW([.A1821]) - 1; COM.MICROSOFT.CONCAT(&quot; - &quot;; COLUMN([.A1821]))))" office:value-type="string" office:string-value="Cell 1820 - 1" calcext:value-type="string">
            <text:p>Cell 1820 - 1</text:p>
          </table:table-cell>
          <table:table-cell table:formula="of:= COM.MICROSOFT.CONCAT(&quot;Cell &quot;; COM.MICROSOFT.CONCAT(ROW([.B1821]) - 1; COM.MICROSOFT.CONCAT(&quot; - &quot;; COLUMN([.B1821]))))" office:value-type="string" office:string-value="Cell 1820 - 2" calcext:value-type="string">
            <text:p>Cell 1820 - 2</text:p>
          </table:table-cell>
        </table:table-row>
        <table:table-row table:style-name="ro1">
          <table:table-cell table:formula="of:= COM.MICROSOFT.CONCAT(&quot;Cell &quot;; COM.MICROSOFT.CONCAT(ROW([.A1822]) - 1; COM.MICROSOFT.CONCAT(&quot; - &quot;; COLUMN([.A1822]))))" office:value-type="string" office:string-value="Cell 1821 - 1" calcext:value-type="string">
            <text:p>Cell 1821 - 1</text:p>
          </table:table-cell>
          <table:table-cell table:formula="of:= COM.MICROSOFT.CONCAT(&quot;Cell &quot;; COM.MICROSOFT.CONCAT(ROW([.B1822]) - 1; COM.MICROSOFT.CONCAT(&quot; - &quot;; COLUMN([.B1822]))))" office:value-type="string" office:string-value="Cell 1821 - 2" calcext:value-type="string">
            <text:p>Cell 1821 - 2</text:p>
          </table:table-cell>
        </table:table-row>
        <table:table-row table:style-name="ro1">
          <table:table-cell table:formula="of:= COM.MICROSOFT.CONCAT(&quot;Cell &quot;; COM.MICROSOFT.CONCAT(ROW([.A1823]) - 1; COM.MICROSOFT.CONCAT(&quot; - &quot;; COLUMN([.A1823]))))" office:value-type="string" office:string-value="Cell 1822 - 1" calcext:value-type="string">
            <text:p>Cell 1822 - 1</text:p>
          </table:table-cell>
          <table:table-cell table:formula="of:= COM.MICROSOFT.CONCAT(&quot;Cell &quot;; COM.MICROSOFT.CONCAT(ROW([.B1823]) - 1; COM.MICROSOFT.CONCAT(&quot; - &quot;; COLUMN([.B1823]))))" office:value-type="string" office:string-value="Cell 1822 - 2" calcext:value-type="string">
            <text:p>Cell 1822 - 2</text:p>
          </table:table-cell>
        </table:table-row>
        <table:table-row table:style-name="ro1">
          <table:table-cell table:formula="of:= COM.MICROSOFT.CONCAT(&quot;Cell &quot;; COM.MICROSOFT.CONCAT(ROW([.A1824]) - 1; COM.MICROSOFT.CONCAT(&quot; - &quot;; COLUMN([.A1824]))))" office:value-type="string" office:string-value="Cell 1823 - 1" calcext:value-type="string">
            <text:p>Cell 1823 - 1</text:p>
          </table:table-cell>
          <table:table-cell table:formula="of:= COM.MICROSOFT.CONCAT(&quot;Cell &quot;; COM.MICROSOFT.CONCAT(ROW([.B1824]) - 1; COM.MICROSOFT.CONCAT(&quot; - &quot;; COLUMN([.B1824]))))" office:value-type="string" office:string-value="Cell 1823 - 2" calcext:value-type="string">
            <text:p>Cell 1823 - 2</text:p>
          </table:table-cell>
        </table:table-row>
        <table:table-row table:style-name="ro1">
          <table:table-cell table:formula="of:= COM.MICROSOFT.CONCAT(&quot;Cell &quot;; COM.MICROSOFT.CONCAT(ROW([.A1825]) - 1; COM.MICROSOFT.CONCAT(&quot; - &quot;; COLUMN([.A1825]))))" office:value-type="string" office:string-value="Cell 1824 - 1" calcext:value-type="string">
            <text:p>Cell 1824 - 1</text:p>
          </table:table-cell>
          <table:table-cell table:formula="of:= COM.MICROSOFT.CONCAT(&quot;Cell &quot;; COM.MICROSOFT.CONCAT(ROW([.B1825]) - 1; COM.MICROSOFT.CONCAT(&quot; - &quot;; COLUMN([.B1825]))))" office:value-type="string" office:string-value="Cell 1824 - 2" calcext:value-type="string">
            <text:p>Cell 1824 - 2</text:p>
          </table:table-cell>
        </table:table-row>
        <table:table-row table:style-name="ro1">
          <table:table-cell table:formula="of:= COM.MICROSOFT.CONCAT(&quot;Cell &quot;; COM.MICROSOFT.CONCAT(ROW([.A1826]) - 1; COM.MICROSOFT.CONCAT(&quot; - &quot;; COLUMN([.A1826]))))" office:value-type="string" office:string-value="Cell 1825 - 1" calcext:value-type="string">
            <text:p>Cell 1825 - 1</text:p>
          </table:table-cell>
          <table:table-cell table:formula="of:= COM.MICROSOFT.CONCAT(&quot;Cell &quot;; COM.MICROSOFT.CONCAT(ROW([.B1826]) - 1; COM.MICROSOFT.CONCAT(&quot; - &quot;; COLUMN([.B1826]))))" office:value-type="string" office:string-value="Cell 1825 - 2" calcext:value-type="string">
            <text:p>Cell 1825 - 2</text:p>
          </table:table-cell>
        </table:table-row>
        <table:table-row table:style-name="ro1">
          <table:table-cell table:formula="of:= COM.MICROSOFT.CONCAT(&quot;Cell &quot;; COM.MICROSOFT.CONCAT(ROW([.A1827]) - 1; COM.MICROSOFT.CONCAT(&quot; - &quot;; COLUMN([.A1827]))))" office:value-type="string" office:string-value="Cell 1826 - 1" calcext:value-type="string">
            <text:p>Cell 1826 - 1</text:p>
          </table:table-cell>
          <table:table-cell table:formula="of:= COM.MICROSOFT.CONCAT(&quot;Cell &quot;; COM.MICROSOFT.CONCAT(ROW([.B1827]) - 1; COM.MICROSOFT.CONCAT(&quot; - &quot;; COLUMN([.B1827]))))" office:value-type="string" office:string-value="Cell 1826 - 2" calcext:value-type="string">
            <text:p>Cell 1826 - 2</text:p>
          </table:table-cell>
        </table:table-row>
        <table:table-row table:style-name="ro1">
          <table:table-cell table:formula="of:= COM.MICROSOFT.CONCAT(&quot;Cell &quot;; COM.MICROSOFT.CONCAT(ROW([.A1828]) - 1; COM.MICROSOFT.CONCAT(&quot; - &quot;; COLUMN([.A1828]))))" office:value-type="string" office:string-value="Cell 1827 - 1" calcext:value-type="string">
            <text:p>Cell 1827 - 1</text:p>
          </table:table-cell>
          <table:table-cell table:formula="of:= COM.MICROSOFT.CONCAT(&quot;Cell &quot;; COM.MICROSOFT.CONCAT(ROW([.B1828]) - 1; COM.MICROSOFT.CONCAT(&quot; - &quot;; COLUMN([.B1828]))))" office:value-type="string" office:string-value="Cell 1827 - 2" calcext:value-type="string">
            <text:p>Cell 1827 - 2</text:p>
          </table:table-cell>
        </table:table-row>
        <table:table-row table:style-name="ro1">
          <table:table-cell table:formula="of:= COM.MICROSOFT.CONCAT(&quot;Cell &quot;; COM.MICROSOFT.CONCAT(ROW([.A1829]) - 1; COM.MICROSOFT.CONCAT(&quot; - &quot;; COLUMN([.A1829]))))" office:value-type="string" office:string-value="Cell 1828 - 1" calcext:value-type="string">
            <text:p>Cell 1828 - 1</text:p>
          </table:table-cell>
          <table:table-cell table:formula="of:= COM.MICROSOFT.CONCAT(&quot;Cell &quot;; COM.MICROSOFT.CONCAT(ROW([.B1829]) - 1; COM.MICROSOFT.CONCAT(&quot; - &quot;; COLUMN([.B1829]))))" office:value-type="string" office:string-value="Cell 1828 - 2" calcext:value-type="string">
            <text:p>Cell 1828 - 2</text:p>
          </table:table-cell>
        </table:table-row>
        <table:table-row table:style-name="ro1">
          <table:table-cell table:formula="of:= COM.MICROSOFT.CONCAT(&quot;Cell &quot;; COM.MICROSOFT.CONCAT(ROW([.A1830]) - 1; COM.MICROSOFT.CONCAT(&quot; - &quot;; COLUMN([.A1830]))))" office:value-type="string" office:string-value="Cell 1829 - 1" calcext:value-type="string">
            <text:p>Cell 1829 - 1</text:p>
          </table:table-cell>
          <table:table-cell table:formula="of:= COM.MICROSOFT.CONCAT(&quot;Cell &quot;; COM.MICROSOFT.CONCAT(ROW([.B1830]) - 1; COM.MICROSOFT.CONCAT(&quot; - &quot;; COLUMN([.B1830]))))" office:value-type="string" office:string-value="Cell 1829 - 2" calcext:value-type="string">
            <text:p>Cell 1829 - 2</text:p>
          </table:table-cell>
        </table:table-row>
        <table:table-row table:style-name="ro1">
          <table:table-cell table:formula="of:= COM.MICROSOFT.CONCAT(&quot;Cell &quot;; COM.MICROSOFT.CONCAT(ROW([.A1831]) - 1; COM.MICROSOFT.CONCAT(&quot; - &quot;; COLUMN([.A1831]))))" office:value-type="string" office:string-value="Cell 1830 - 1" calcext:value-type="string">
            <text:p>Cell 1830 - 1</text:p>
          </table:table-cell>
          <table:table-cell table:formula="of:= COM.MICROSOFT.CONCAT(&quot;Cell &quot;; COM.MICROSOFT.CONCAT(ROW([.B1831]) - 1; COM.MICROSOFT.CONCAT(&quot; - &quot;; COLUMN([.B1831]))))" office:value-type="string" office:string-value="Cell 1830 - 2" calcext:value-type="string">
            <text:p>Cell 1830 - 2</text:p>
          </table:table-cell>
        </table:table-row>
        <table:table-row table:style-name="ro1">
          <table:table-cell table:formula="of:= COM.MICROSOFT.CONCAT(&quot;Cell &quot;; COM.MICROSOFT.CONCAT(ROW([.A1832]) - 1; COM.MICROSOFT.CONCAT(&quot; - &quot;; COLUMN([.A1832]))))" office:value-type="string" office:string-value="Cell 1831 - 1" calcext:value-type="string">
            <text:p>Cell 1831 - 1</text:p>
          </table:table-cell>
          <table:table-cell table:formula="of:= COM.MICROSOFT.CONCAT(&quot;Cell &quot;; COM.MICROSOFT.CONCAT(ROW([.B1832]) - 1; COM.MICROSOFT.CONCAT(&quot; - &quot;; COLUMN([.B1832]))))" office:value-type="string" office:string-value="Cell 1831 - 2" calcext:value-type="string">
            <text:p>Cell 1831 - 2</text:p>
          </table:table-cell>
        </table:table-row>
        <table:table-row table:style-name="ro1">
          <table:table-cell table:formula="of:= COM.MICROSOFT.CONCAT(&quot;Cell &quot;; COM.MICROSOFT.CONCAT(ROW([.A1833]) - 1; COM.MICROSOFT.CONCAT(&quot; - &quot;; COLUMN([.A1833]))))" office:value-type="string" office:string-value="Cell 1832 - 1" calcext:value-type="string">
            <text:p>Cell 1832 - 1</text:p>
          </table:table-cell>
          <table:table-cell table:formula="of:= COM.MICROSOFT.CONCAT(&quot;Cell &quot;; COM.MICROSOFT.CONCAT(ROW([.B1833]) - 1; COM.MICROSOFT.CONCAT(&quot; - &quot;; COLUMN([.B1833]))))" office:value-type="string" office:string-value="Cell 1832 - 2" calcext:value-type="string">
            <text:p>Cell 1832 - 2</text:p>
          </table:table-cell>
        </table:table-row>
        <table:table-row table:style-name="ro1">
          <table:table-cell table:formula="of:= COM.MICROSOFT.CONCAT(&quot;Cell &quot;; COM.MICROSOFT.CONCAT(ROW([.A1834]) - 1; COM.MICROSOFT.CONCAT(&quot; - &quot;; COLUMN([.A1834]))))" office:value-type="string" office:string-value="Cell 1833 - 1" calcext:value-type="string">
            <text:p>Cell 1833 - 1</text:p>
          </table:table-cell>
          <table:table-cell table:formula="of:= COM.MICROSOFT.CONCAT(&quot;Cell &quot;; COM.MICROSOFT.CONCAT(ROW([.B1834]) - 1; COM.MICROSOFT.CONCAT(&quot; - &quot;; COLUMN([.B1834]))))" office:value-type="string" office:string-value="Cell 1833 - 2" calcext:value-type="string">
            <text:p>Cell 1833 - 2</text:p>
          </table:table-cell>
        </table:table-row>
        <table:table-row table:style-name="ro1">
          <table:table-cell table:formula="of:= COM.MICROSOFT.CONCAT(&quot;Cell &quot;; COM.MICROSOFT.CONCAT(ROW([.A1835]) - 1; COM.MICROSOFT.CONCAT(&quot; - &quot;; COLUMN([.A1835]))))" office:value-type="string" office:string-value="Cell 1834 - 1" calcext:value-type="string">
            <text:p>Cell 1834 - 1</text:p>
          </table:table-cell>
          <table:table-cell table:formula="of:= COM.MICROSOFT.CONCAT(&quot;Cell &quot;; COM.MICROSOFT.CONCAT(ROW([.B1835]) - 1; COM.MICROSOFT.CONCAT(&quot; - &quot;; COLUMN([.B1835]))))" office:value-type="string" office:string-value="Cell 1834 - 2" calcext:value-type="string">
            <text:p>Cell 1834 - 2</text:p>
          </table:table-cell>
        </table:table-row>
        <table:table-row table:style-name="ro1">
          <table:table-cell table:formula="of:= COM.MICROSOFT.CONCAT(&quot;Cell &quot;; COM.MICROSOFT.CONCAT(ROW([.A1836]) - 1; COM.MICROSOFT.CONCAT(&quot; - &quot;; COLUMN([.A1836]))))" office:value-type="string" office:string-value="Cell 1835 - 1" calcext:value-type="string">
            <text:p>Cell 1835 - 1</text:p>
          </table:table-cell>
          <table:table-cell table:formula="of:= COM.MICROSOFT.CONCAT(&quot;Cell &quot;; COM.MICROSOFT.CONCAT(ROW([.B1836]) - 1; COM.MICROSOFT.CONCAT(&quot; - &quot;; COLUMN([.B1836]))))" office:value-type="string" office:string-value="Cell 1835 - 2" calcext:value-type="string">
            <text:p>Cell 1835 - 2</text:p>
          </table:table-cell>
        </table:table-row>
        <table:table-row table:style-name="ro1">
          <table:table-cell table:formula="of:= COM.MICROSOFT.CONCAT(&quot;Cell &quot;; COM.MICROSOFT.CONCAT(ROW([.A1837]) - 1; COM.MICROSOFT.CONCAT(&quot; - &quot;; COLUMN([.A1837]))))" office:value-type="string" office:string-value="Cell 1836 - 1" calcext:value-type="string">
            <text:p>Cell 1836 - 1</text:p>
          </table:table-cell>
          <table:table-cell table:formula="of:= COM.MICROSOFT.CONCAT(&quot;Cell &quot;; COM.MICROSOFT.CONCAT(ROW([.B1837]) - 1; COM.MICROSOFT.CONCAT(&quot; - &quot;; COLUMN([.B1837]))))" office:value-type="string" office:string-value="Cell 1836 - 2" calcext:value-type="string">
            <text:p>Cell 1836 - 2</text:p>
          </table:table-cell>
        </table:table-row>
        <table:table-row table:style-name="ro1">
          <table:table-cell table:formula="of:= COM.MICROSOFT.CONCAT(&quot;Cell &quot;; COM.MICROSOFT.CONCAT(ROW([.A1838]) - 1; COM.MICROSOFT.CONCAT(&quot; - &quot;; COLUMN([.A1838]))))" office:value-type="string" office:string-value="Cell 1837 - 1" calcext:value-type="string">
            <text:p>Cell 1837 - 1</text:p>
          </table:table-cell>
          <table:table-cell table:formula="of:= COM.MICROSOFT.CONCAT(&quot;Cell &quot;; COM.MICROSOFT.CONCAT(ROW([.B1838]) - 1; COM.MICROSOFT.CONCAT(&quot; - &quot;; COLUMN([.B1838]))))" office:value-type="string" office:string-value="Cell 1837 - 2" calcext:value-type="string">
            <text:p>Cell 1837 - 2</text:p>
          </table:table-cell>
        </table:table-row>
        <table:table-row table:style-name="ro1">
          <table:table-cell table:formula="of:= COM.MICROSOFT.CONCAT(&quot;Cell &quot;; COM.MICROSOFT.CONCAT(ROW([.A1839]) - 1; COM.MICROSOFT.CONCAT(&quot; - &quot;; COLUMN([.A1839]))))" office:value-type="string" office:string-value="Cell 1838 - 1" calcext:value-type="string">
            <text:p>Cell 1838 - 1</text:p>
          </table:table-cell>
          <table:table-cell table:formula="of:= COM.MICROSOFT.CONCAT(&quot;Cell &quot;; COM.MICROSOFT.CONCAT(ROW([.B1839]) - 1; COM.MICROSOFT.CONCAT(&quot; - &quot;; COLUMN([.B1839]))))" office:value-type="string" office:string-value="Cell 1838 - 2" calcext:value-type="string">
            <text:p>Cell 1838 - 2</text:p>
          </table:table-cell>
        </table:table-row>
        <table:table-row table:style-name="ro1">
          <table:table-cell table:formula="of:= COM.MICROSOFT.CONCAT(&quot;Cell &quot;; COM.MICROSOFT.CONCAT(ROW([.A1840]) - 1; COM.MICROSOFT.CONCAT(&quot; - &quot;; COLUMN([.A1840]))))" office:value-type="string" office:string-value="Cell 1839 - 1" calcext:value-type="string">
            <text:p>Cell 1839 - 1</text:p>
          </table:table-cell>
          <table:table-cell table:formula="of:= COM.MICROSOFT.CONCAT(&quot;Cell &quot;; COM.MICROSOFT.CONCAT(ROW([.B1840]) - 1; COM.MICROSOFT.CONCAT(&quot; - &quot;; COLUMN([.B1840]))))" office:value-type="string" office:string-value="Cell 1839 - 2" calcext:value-type="string">
            <text:p>Cell 1839 - 2</text:p>
          </table:table-cell>
        </table:table-row>
        <table:table-row table:style-name="ro1">
          <table:table-cell table:formula="of:= COM.MICROSOFT.CONCAT(&quot;Cell &quot;; COM.MICROSOFT.CONCAT(ROW([.A1841]) - 1; COM.MICROSOFT.CONCAT(&quot; - &quot;; COLUMN([.A1841]))))" office:value-type="string" office:string-value="Cell 1840 - 1" calcext:value-type="string">
            <text:p>Cell 1840 - 1</text:p>
          </table:table-cell>
          <table:table-cell table:formula="of:= COM.MICROSOFT.CONCAT(&quot;Cell &quot;; COM.MICROSOFT.CONCAT(ROW([.B1841]) - 1; COM.MICROSOFT.CONCAT(&quot; - &quot;; COLUMN([.B1841]))))" office:value-type="string" office:string-value="Cell 1840 - 2" calcext:value-type="string">
            <text:p>Cell 1840 - 2</text:p>
          </table:table-cell>
        </table:table-row>
        <table:table-row table:style-name="ro1">
          <table:table-cell table:formula="of:= COM.MICROSOFT.CONCAT(&quot;Cell &quot;; COM.MICROSOFT.CONCAT(ROW([.A1842]) - 1; COM.MICROSOFT.CONCAT(&quot; - &quot;; COLUMN([.A1842]))))" office:value-type="string" office:string-value="Cell 1841 - 1" calcext:value-type="string">
            <text:p>Cell 1841 - 1</text:p>
          </table:table-cell>
          <table:table-cell table:formula="of:= COM.MICROSOFT.CONCAT(&quot;Cell &quot;; COM.MICROSOFT.CONCAT(ROW([.B1842]) - 1; COM.MICROSOFT.CONCAT(&quot; - &quot;; COLUMN([.B1842]))))" office:value-type="string" office:string-value="Cell 1841 - 2" calcext:value-type="string">
            <text:p>Cell 1841 - 2</text:p>
          </table:table-cell>
        </table:table-row>
        <table:table-row table:style-name="ro1">
          <table:table-cell table:formula="of:= COM.MICROSOFT.CONCAT(&quot;Cell &quot;; COM.MICROSOFT.CONCAT(ROW([.A1843]) - 1; COM.MICROSOFT.CONCAT(&quot; - &quot;; COLUMN([.A1843]))))" office:value-type="string" office:string-value="Cell 1842 - 1" calcext:value-type="string">
            <text:p>Cell 1842 - 1</text:p>
          </table:table-cell>
          <table:table-cell table:formula="of:= COM.MICROSOFT.CONCAT(&quot;Cell &quot;; COM.MICROSOFT.CONCAT(ROW([.B1843]) - 1; COM.MICROSOFT.CONCAT(&quot; - &quot;; COLUMN([.B1843]))))" office:value-type="string" office:string-value="Cell 1842 - 2" calcext:value-type="string">
            <text:p>Cell 1842 - 2</text:p>
          </table:table-cell>
        </table:table-row>
        <table:table-row table:style-name="ro1">
          <table:table-cell table:formula="of:= COM.MICROSOFT.CONCAT(&quot;Cell &quot;; COM.MICROSOFT.CONCAT(ROW([.A1844]) - 1; COM.MICROSOFT.CONCAT(&quot; - &quot;; COLUMN([.A1844]))))" office:value-type="string" office:string-value="Cell 1843 - 1" calcext:value-type="string">
            <text:p>Cell 1843 - 1</text:p>
          </table:table-cell>
          <table:table-cell table:formula="of:= COM.MICROSOFT.CONCAT(&quot;Cell &quot;; COM.MICROSOFT.CONCAT(ROW([.B1844]) - 1; COM.MICROSOFT.CONCAT(&quot; - &quot;; COLUMN([.B1844]))))" office:value-type="string" office:string-value="Cell 1843 - 2" calcext:value-type="string">
            <text:p>Cell 1843 - 2</text:p>
          </table:table-cell>
        </table:table-row>
        <table:table-row table:style-name="ro1">
          <table:table-cell table:formula="of:= COM.MICROSOFT.CONCAT(&quot;Cell &quot;; COM.MICROSOFT.CONCAT(ROW([.A1845]) - 1; COM.MICROSOFT.CONCAT(&quot; - &quot;; COLUMN([.A1845]))))" office:value-type="string" office:string-value="Cell 1844 - 1" calcext:value-type="string">
            <text:p>Cell 1844 - 1</text:p>
          </table:table-cell>
          <table:table-cell table:formula="of:= COM.MICROSOFT.CONCAT(&quot;Cell &quot;; COM.MICROSOFT.CONCAT(ROW([.B1845]) - 1; COM.MICROSOFT.CONCAT(&quot; - &quot;; COLUMN([.B1845]))))" office:value-type="string" office:string-value="Cell 1844 - 2" calcext:value-type="string">
            <text:p>Cell 1844 - 2</text:p>
          </table:table-cell>
        </table:table-row>
        <table:table-row table:style-name="ro1">
          <table:table-cell table:formula="of:= COM.MICROSOFT.CONCAT(&quot;Cell &quot;; COM.MICROSOFT.CONCAT(ROW([.A1846]) - 1; COM.MICROSOFT.CONCAT(&quot; - &quot;; COLUMN([.A1846]))))" office:value-type="string" office:string-value="Cell 1845 - 1" calcext:value-type="string">
            <text:p>Cell 1845 - 1</text:p>
          </table:table-cell>
          <table:table-cell table:formula="of:= COM.MICROSOFT.CONCAT(&quot;Cell &quot;; COM.MICROSOFT.CONCAT(ROW([.B1846]) - 1; COM.MICROSOFT.CONCAT(&quot; - &quot;; COLUMN([.B1846]))))" office:value-type="string" office:string-value="Cell 1845 - 2" calcext:value-type="string">
            <text:p>Cell 1845 - 2</text:p>
          </table:table-cell>
        </table:table-row>
        <table:table-row table:style-name="ro1">
          <table:table-cell table:formula="of:= COM.MICROSOFT.CONCAT(&quot;Cell &quot;; COM.MICROSOFT.CONCAT(ROW([.A1847]) - 1; COM.MICROSOFT.CONCAT(&quot; - &quot;; COLUMN([.A1847]))))" office:value-type="string" office:string-value="Cell 1846 - 1" calcext:value-type="string">
            <text:p>Cell 1846 - 1</text:p>
          </table:table-cell>
          <table:table-cell table:formula="of:= COM.MICROSOFT.CONCAT(&quot;Cell &quot;; COM.MICROSOFT.CONCAT(ROW([.B1847]) - 1; COM.MICROSOFT.CONCAT(&quot; - &quot;; COLUMN([.B1847]))))" office:value-type="string" office:string-value="Cell 1846 - 2" calcext:value-type="string">
            <text:p>Cell 1846 - 2</text:p>
          </table:table-cell>
        </table:table-row>
        <table:table-row table:style-name="ro1">
          <table:table-cell table:formula="of:= COM.MICROSOFT.CONCAT(&quot;Cell &quot;; COM.MICROSOFT.CONCAT(ROW([.A1848]) - 1; COM.MICROSOFT.CONCAT(&quot; - &quot;; COLUMN([.A1848]))))" office:value-type="string" office:string-value="Cell 1847 - 1" calcext:value-type="string">
            <text:p>Cell 1847 - 1</text:p>
          </table:table-cell>
          <table:table-cell table:formula="of:= COM.MICROSOFT.CONCAT(&quot;Cell &quot;; COM.MICROSOFT.CONCAT(ROW([.B1848]) - 1; COM.MICROSOFT.CONCAT(&quot; - &quot;; COLUMN([.B1848]))))" office:value-type="string" office:string-value="Cell 1847 - 2" calcext:value-type="string">
            <text:p>Cell 1847 - 2</text:p>
          </table:table-cell>
        </table:table-row>
        <table:table-row table:style-name="ro1">
          <table:table-cell table:formula="of:= COM.MICROSOFT.CONCAT(&quot;Cell &quot;; COM.MICROSOFT.CONCAT(ROW([.A1849]) - 1; COM.MICROSOFT.CONCAT(&quot; - &quot;; COLUMN([.A1849]))))" office:value-type="string" office:string-value="Cell 1848 - 1" calcext:value-type="string">
            <text:p>Cell 1848 - 1</text:p>
          </table:table-cell>
          <table:table-cell table:formula="of:= COM.MICROSOFT.CONCAT(&quot;Cell &quot;; COM.MICROSOFT.CONCAT(ROW([.B1849]) - 1; COM.MICROSOFT.CONCAT(&quot; - &quot;; COLUMN([.B1849]))))" office:value-type="string" office:string-value="Cell 1848 - 2" calcext:value-type="string">
            <text:p>Cell 1848 - 2</text:p>
          </table:table-cell>
        </table:table-row>
        <table:table-row table:style-name="ro1">
          <table:table-cell table:formula="of:= COM.MICROSOFT.CONCAT(&quot;Cell &quot;; COM.MICROSOFT.CONCAT(ROW([.A1850]) - 1; COM.MICROSOFT.CONCAT(&quot; - &quot;; COLUMN([.A1850]))))" office:value-type="string" office:string-value="Cell 1849 - 1" calcext:value-type="string">
            <text:p>Cell 1849 - 1</text:p>
          </table:table-cell>
          <table:table-cell table:formula="of:= COM.MICROSOFT.CONCAT(&quot;Cell &quot;; COM.MICROSOFT.CONCAT(ROW([.B1850]) - 1; COM.MICROSOFT.CONCAT(&quot; - &quot;; COLUMN([.B1850]))))" office:value-type="string" office:string-value="Cell 1849 - 2" calcext:value-type="string">
            <text:p>Cell 1849 - 2</text:p>
          </table:table-cell>
        </table:table-row>
        <table:table-row table:style-name="ro1">
          <table:table-cell table:formula="of:= COM.MICROSOFT.CONCAT(&quot;Cell &quot;; COM.MICROSOFT.CONCAT(ROW([.A1851]) - 1; COM.MICROSOFT.CONCAT(&quot; - &quot;; COLUMN([.A1851]))))" office:value-type="string" office:string-value="Cell 1850 - 1" calcext:value-type="string">
            <text:p>Cell 1850 - 1</text:p>
          </table:table-cell>
          <table:table-cell table:formula="of:= COM.MICROSOFT.CONCAT(&quot;Cell &quot;; COM.MICROSOFT.CONCAT(ROW([.B1851]) - 1; COM.MICROSOFT.CONCAT(&quot; - &quot;; COLUMN([.B1851]))))" office:value-type="string" office:string-value="Cell 1850 - 2" calcext:value-type="string">
            <text:p>Cell 1850 - 2</text:p>
          </table:table-cell>
        </table:table-row>
        <table:table-row table:style-name="ro1">
          <table:table-cell table:formula="of:= COM.MICROSOFT.CONCAT(&quot;Cell &quot;; COM.MICROSOFT.CONCAT(ROW([.A1852]) - 1; COM.MICROSOFT.CONCAT(&quot; - &quot;; COLUMN([.A1852]))))" office:value-type="string" office:string-value="Cell 1851 - 1" calcext:value-type="string">
            <text:p>Cell 1851 - 1</text:p>
          </table:table-cell>
          <table:table-cell table:formula="of:= COM.MICROSOFT.CONCAT(&quot;Cell &quot;; COM.MICROSOFT.CONCAT(ROW([.B1852]) - 1; COM.MICROSOFT.CONCAT(&quot; - &quot;; COLUMN([.B1852]))))" office:value-type="string" office:string-value="Cell 1851 - 2" calcext:value-type="string">
            <text:p>Cell 1851 - 2</text:p>
          </table:table-cell>
        </table:table-row>
        <table:table-row table:style-name="ro1">
          <table:table-cell table:formula="of:= COM.MICROSOFT.CONCAT(&quot;Cell &quot;; COM.MICROSOFT.CONCAT(ROW([.A1853]) - 1; COM.MICROSOFT.CONCAT(&quot; - &quot;; COLUMN([.A1853]))))" office:value-type="string" office:string-value="Cell 1852 - 1" calcext:value-type="string">
            <text:p>Cell 1852 - 1</text:p>
          </table:table-cell>
          <table:table-cell table:formula="of:= COM.MICROSOFT.CONCAT(&quot;Cell &quot;; COM.MICROSOFT.CONCAT(ROW([.B1853]) - 1; COM.MICROSOFT.CONCAT(&quot; - &quot;; COLUMN([.B1853]))))" office:value-type="string" office:string-value="Cell 1852 - 2" calcext:value-type="string">
            <text:p>Cell 1852 - 2</text:p>
          </table:table-cell>
        </table:table-row>
        <table:table-row table:style-name="ro1">
          <table:table-cell table:formula="of:= COM.MICROSOFT.CONCAT(&quot;Cell &quot;; COM.MICROSOFT.CONCAT(ROW([.A1854]) - 1; COM.MICROSOFT.CONCAT(&quot; - &quot;; COLUMN([.A1854]))))" office:value-type="string" office:string-value="Cell 1853 - 1" calcext:value-type="string">
            <text:p>Cell 1853 - 1</text:p>
          </table:table-cell>
          <table:table-cell table:formula="of:= COM.MICROSOFT.CONCAT(&quot;Cell &quot;; COM.MICROSOFT.CONCAT(ROW([.B1854]) - 1; COM.MICROSOFT.CONCAT(&quot; - &quot;; COLUMN([.B1854]))))" office:value-type="string" office:string-value="Cell 1853 - 2" calcext:value-type="string">
            <text:p>Cell 1853 - 2</text:p>
          </table:table-cell>
        </table:table-row>
        <table:table-row table:style-name="ro1">
          <table:table-cell table:formula="of:= COM.MICROSOFT.CONCAT(&quot;Cell &quot;; COM.MICROSOFT.CONCAT(ROW([.A1855]) - 1; COM.MICROSOFT.CONCAT(&quot; - &quot;; COLUMN([.A1855]))))" office:value-type="string" office:string-value="Cell 1854 - 1" calcext:value-type="string">
            <text:p>Cell 1854 - 1</text:p>
          </table:table-cell>
          <table:table-cell table:formula="of:= COM.MICROSOFT.CONCAT(&quot;Cell &quot;; COM.MICROSOFT.CONCAT(ROW([.B1855]) - 1; COM.MICROSOFT.CONCAT(&quot; - &quot;; COLUMN([.B1855]))))" office:value-type="string" office:string-value="Cell 1854 - 2" calcext:value-type="string">
            <text:p>Cell 1854 - 2</text:p>
          </table:table-cell>
        </table:table-row>
        <table:table-row table:style-name="ro1">
          <table:table-cell table:formula="of:= COM.MICROSOFT.CONCAT(&quot;Cell &quot;; COM.MICROSOFT.CONCAT(ROW([.A1856]) - 1; COM.MICROSOFT.CONCAT(&quot; - &quot;; COLUMN([.A1856]))))" office:value-type="string" office:string-value="Cell 1855 - 1" calcext:value-type="string">
            <text:p>Cell 1855 - 1</text:p>
          </table:table-cell>
          <table:table-cell table:formula="of:= COM.MICROSOFT.CONCAT(&quot;Cell &quot;; COM.MICROSOFT.CONCAT(ROW([.B1856]) - 1; COM.MICROSOFT.CONCAT(&quot; - &quot;; COLUMN([.B1856]))))" office:value-type="string" office:string-value="Cell 1855 - 2" calcext:value-type="string">
            <text:p>Cell 1855 - 2</text:p>
          </table:table-cell>
        </table:table-row>
        <table:table-row table:style-name="ro1">
          <table:table-cell table:formula="of:= COM.MICROSOFT.CONCAT(&quot;Cell &quot;; COM.MICROSOFT.CONCAT(ROW([.A1857]) - 1; COM.MICROSOFT.CONCAT(&quot; - &quot;; COLUMN([.A1857]))))" office:value-type="string" office:string-value="Cell 1856 - 1" calcext:value-type="string">
            <text:p>Cell 1856 - 1</text:p>
          </table:table-cell>
          <table:table-cell table:formula="of:= COM.MICROSOFT.CONCAT(&quot;Cell &quot;; COM.MICROSOFT.CONCAT(ROW([.B1857]) - 1; COM.MICROSOFT.CONCAT(&quot; - &quot;; COLUMN([.B1857]))))" office:value-type="string" office:string-value="Cell 1856 - 2" calcext:value-type="string">
            <text:p>Cell 1856 - 2</text:p>
          </table:table-cell>
        </table:table-row>
        <table:table-row table:style-name="ro1">
          <table:table-cell table:formula="of:= COM.MICROSOFT.CONCAT(&quot;Cell &quot;; COM.MICROSOFT.CONCAT(ROW([.A1858]) - 1; COM.MICROSOFT.CONCAT(&quot; - &quot;; COLUMN([.A1858]))))" office:value-type="string" office:string-value="Cell 1857 - 1" calcext:value-type="string">
            <text:p>Cell 1857 - 1</text:p>
          </table:table-cell>
          <table:table-cell table:formula="of:= COM.MICROSOFT.CONCAT(&quot;Cell &quot;; COM.MICROSOFT.CONCAT(ROW([.B1858]) - 1; COM.MICROSOFT.CONCAT(&quot; - &quot;; COLUMN([.B1858]))))" office:value-type="string" office:string-value="Cell 1857 - 2" calcext:value-type="string">
            <text:p>Cell 1857 - 2</text:p>
          </table:table-cell>
        </table:table-row>
        <table:table-row table:style-name="ro1">
          <table:table-cell table:formula="of:= COM.MICROSOFT.CONCAT(&quot;Cell &quot;; COM.MICROSOFT.CONCAT(ROW([.A1859]) - 1; COM.MICROSOFT.CONCAT(&quot; - &quot;; COLUMN([.A1859]))))" office:value-type="string" office:string-value="Cell 1858 - 1" calcext:value-type="string">
            <text:p>Cell 1858 - 1</text:p>
          </table:table-cell>
          <table:table-cell table:formula="of:= COM.MICROSOFT.CONCAT(&quot;Cell &quot;; COM.MICROSOFT.CONCAT(ROW([.B1859]) - 1; COM.MICROSOFT.CONCAT(&quot; - &quot;; COLUMN([.B1859]))))" office:value-type="string" office:string-value="Cell 1858 - 2" calcext:value-type="string">
            <text:p>Cell 1858 - 2</text:p>
          </table:table-cell>
        </table:table-row>
        <table:table-row table:style-name="ro1">
          <table:table-cell table:formula="of:= COM.MICROSOFT.CONCAT(&quot;Cell &quot;; COM.MICROSOFT.CONCAT(ROW([.A1860]) - 1; COM.MICROSOFT.CONCAT(&quot; - &quot;; COLUMN([.A1860]))))" office:value-type="string" office:string-value="Cell 1859 - 1" calcext:value-type="string">
            <text:p>Cell 1859 - 1</text:p>
          </table:table-cell>
          <table:table-cell table:formula="of:= COM.MICROSOFT.CONCAT(&quot;Cell &quot;; COM.MICROSOFT.CONCAT(ROW([.B1860]) - 1; COM.MICROSOFT.CONCAT(&quot; - &quot;; COLUMN([.B1860]))))" office:value-type="string" office:string-value="Cell 1859 - 2" calcext:value-type="string">
            <text:p>Cell 1859 - 2</text:p>
          </table:table-cell>
        </table:table-row>
        <table:table-row table:style-name="ro1">
          <table:table-cell table:formula="of:= COM.MICROSOFT.CONCAT(&quot;Cell &quot;; COM.MICROSOFT.CONCAT(ROW([.A1861]) - 1; COM.MICROSOFT.CONCAT(&quot; - &quot;; COLUMN([.A1861]))))" office:value-type="string" office:string-value="Cell 1860 - 1" calcext:value-type="string">
            <text:p>Cell 1860 - 1</text:p>
          </table:table-cell>
          <table:table-cell table:formula="of:= COM.MICROSOFT.CONCAT(&quot;Cell &quot;; COM.MICROSOFT.CONCAT(ROW([.B1861]) - 1; COM.MICROSOFT.CONCAT(&quot; - &quot;; COLUMN([.B1861]))))" office:value-type="string" office:string-value="Cell 1860 - 2" calcext:value-type="string">
            <text:p>Cell 1860 - 2</text:p>
          </table:table-cell>
        </table:table-row>
        <table:table-row table:style-name="ro1">
          <table:table-cell table:formula="of:= COM.MICROSOFT.CONCAT(&quot;Cell &quot;; COM.MICROSOFT.CONCAT(ROW([.A1862]) - 1; COM.MICROSOFT.CONCAT(&quot; - &quot;; COLUMN([.A1862]))))" office:value-type="string" office:string-value="Cell 1861 - 1" calcext:value-type="string">
            <text:p>Cell 1861 - 1</text:p>
          </table:table-cell>
          <table:table-cell table:formula="of:= COM.MICROSOFT.CONCAT(&quot;Cell &quot;; COM.MICROSOFT.CONCAT(ROW([.B1862]) - 1; COM.MICROSOFT.CONCAT(&quot; - &quot;; COLUMN([.B1862]))))" office:value-type="string" office:string-value="Cell 1861 - 2" calcext:value-type="string">
            <text:p>Cell 1861 - 2</text:p>
          </table:table-cell>
        </table:table-row>
        <table:table-row table:style-name="ro1">
          <table:table-cell table:formula="of:= COM.MICROSOFT.CONCAT(&quot;Cell &quot;; COM.MICROSOFT.CONCAT(ROW([.A1863]) - 1; COM.MICROSOFT.CONCAT(&quot; - &quot;; COLUMN([.A1863]))))" office:value-type="string" office:string-value="Cell 1862 - 1" calcext:value-type="string">
            <text:p>Cell 1862 - 1</text:p>
          </table:table-cell>
          <table:table-cell table:formula="of:= COM.MICROSOFT.CONCAT(&quot;Cell &quot;; COM.MICROSOFT.CONCAT(ROW([.B1863]) - 1; COM.MICROSOFT.CONCAT(&quot; - &quot;; COLUMN([.B1863]))))" office:value-type="string" office:string-value="Cell 1862 - 2" calcext:value-type="string">
            <text:p>Cell 1862 - 2</text:p>
          </table:table-cell>
        </table:table-row>
        <table:table-row table:style-name="ro1">
          <table:table-cell table:formula="of:= COM.MICROSOFT.CONCAT(&quot;Cell &quot;; COM.MICROSOFT.CONCAT(ROW([.A1864]) - 1; COM.MICROSOFT.CONCAT(&quot; - &quot;; COLUMN([.A1864]))))" office:value-type="string" office:string-value="Cell 1863 - 1" calcext:value-type="string">
            <text:p>Cell 1863 - 1</text:p>
          </table:table-cell>
          <table:table-cell table:formula="of:= COM.MICROSOFT.CONCAT(&quot;Cell &quot;; COM.MICROSOFT.CONCAT(ROW([.B1864]) - 1; COM.MICROSOFT.CONCAT(&quot; - &quot;; COLUMN([.B1864]))))" office:value-type="string" office:string-value="Cell 1863 - 2" calcext:value-type="string">
            <text:p>Cell 1863 - 2</text:p>
          </table:table-cell>
        </table:table-row>
        <table:table-row table:style-name="ro1">
          <table:table-cell table:formula="of:= COM.MICROSOFT.CONCAT(&quot;Cell &quot;; COM.MICROSOFT.CONCAT(ROW([.A1865]) - 1; COM.MICROSOFT.CONCAT(&quot; - &quot;; COLUMN([.A1865]))))" office:value-type="string" office:string-value="Cell 1864 - 1" calcext:value-type="string">
            <text:p>Cell 1864 - 1</text:p>
          </table:table-cell>
          <table:table-cell table:formula="of:= COM.MICROSOFT.CONCAT(&quot;Cell &quot;; COM.MICROSOFT.CONCAT(ROW([.B1865]) - 1; COM.MICROSOFT.CONCAT(&quot; - &quot;; COLUMN([.B1865]))))" office:value-type="string" office:string-value="Cell 1864 - 2" calcext:value-type="string">
            <text:p>Cell 1864 - 2</text:p>
          </table:table-cell>
        </table:table-row>
        <table:table-row table:style-name="ro1">
          <table:table-cell table:formula="of:= COM.MICROSOFT.CONCAT(&quot;Cell &quot;; COM.MICROSOFT.CONCAT(ROW([.A1866]) - 1; COM.MICROSOFT.CONCAT(&quot; - &quot;; COLUMN([.A1866]))))" office:value-type="string" office:string-value="Cell 1865 - 1" calcext:value-type="string">
            <text:p>Cell 1865 - 1</text:p>
          </table:table-cell>
          <table:table-cell table:formula="of:= COM.MICROSOFT.CONCAT(&quot;Cell &quot;; COM.MICROSOFT.CONCAT(ROW([.B1866]) - 1; COM.MICROSOFT.CONCAT(&quot; - &quot;; COLUMN([.B1866]))))" office:value-type="string" office:string-value="Cell 1865 - 2" calcext:value-type="string">
            <text:p>Cell 1865 - 2</text:p>
          </table:table-cell>
        </table:table-row>
        <table:table-row table:style-name="ro1">
          <table:table-cell table:formula="of:= COM.MICROSOFT.CONCAT(&quot;Cell &quot;; COM.MICROSOFT.CONCAT(ROW([.A1867]) - 1; COM.MICROSOFT.CONCAT(&quot; - &quot;; COLUMN([.A1867]))))" office:value-type="string" office:string-value="Cell 1866 - 1" calcext:value-type="string">
            <text:p>Cell 1866 - 1</text:p>
          </table:table-cell>
          <table:table-cell table:formula="of:= COM.MICROSOFT.CONCAT(&quot;Cell &quot;; COM.MICROSOFT.CONCAT(ROW([.B1867]) - 1; COM.MICROSOFT.CONCAT(&quot; - &quot;; COLUMN([.B1867]))))" office:value-type="string" office:string-value="Cell 1866 - 2" calcext:value-type="string">
            <text:p>Cell 1866 - 2</text:p>
          </table:table-cell>
        </table:table-row>
        <table:table-row table:style-name="ro1">
          <table:table-cell table:formula="of:= COM.MICROSOFT.CONCAT(&quot;Cell &quot;; COM.MICROSOFT.CONCAT(ROW([.A1868]) - 1; COM.MICROSOFT.CONCAT(&quot; - &quot;; COLUMN([.A1868]))))" office:value-type="string" office:string-value="Cell 1867 - 1" calcext:value-type="string">
            <text:p>Cell 1867 - 1</text:p>
          </table:table-cell>
          <table:table-cell table:formula="of:= COM.MICROSOFT.CONCAT(&quot;Cell &quot;; COM.MICROSOFT.CONCAT(ROW([.B1868]) - 1; COM.MICROSOFT.CONCAT(&quot; - &quot;; COLUMN([.B1868]))))" office:value-type="string" office:string-value="Cell 1867 - 2" calcext:value-type="string">
            <text:p>Cell 1867 - 2</text:p>
          </table:table-cell>
        </table:table-row>
        <table:table-row table:style-name="ro1">
          <table:table-cell table:formula="of:= COM.MICROSOFT.CONCAT(&quot;Cell &quot;; COM.MICROSOFT.CONCAT(ROW([.A1869]) - 1; COM.MICROSOFT.CONCAT(&quot; - &quot;; COLUMN([.A1869]))))" office:value-type="string" office:string-value="Cell 1868 - 1" calcext:value-type="string">
            <text:p>Cell 1868 - 1</text:p>
          </table:table-cell>
          <table:table-cell table:formula="of:= COM.MICROSOFT.CONCAT(&quot;Cell &quot;; COM.MICROSOFT.CONCAT(ROW([.B1869]) - 1; COM.MICROSOFT.CONCAT(&quot; - &quot;; COLUMN([.B1869]))))" office:value-type="string" office:string-value="Cell 1868 - 2" calcext:value-type="string">
            <text:p>Cell 1868 - 2</text:p>
          </table:table-cell>
        </table:table-row>
        <table:table-row table:style-name="ro1">
          <table:table-cell table:formula="of:= COM.MICROSOFT.CONCAT(&quot;Cell &quot;; COM.MICROSOFT.CONCAT(ROW([.A1870]) - 1; COM.MICROSOFT.CONCAT(&quot; - &quot;; COLUMN([.A1870]))))" office:value-type="string" office:string-value="Cell 1869 - 1" calcext:value-type="string">
            <text:p>Cell 1869 - 1</text:p>
          </table:table-cell>
          <table:table-cell table:formula="of:= COM.MICROSOFT.CONCAT(&quot;Cell &quot;; COM.MICROSOFT.CONCAT(ROW([.B1870]) - 1; COM.MICROSOFT.CONCAT(&quot; - &quot;; COLUMN([.B1870]))))" office:value-type="string" office:string-value="Cell 1869 - 2" calcext:value-type="string">
            <text:p>Cell 1869 - 2</text:p>
          </table:table-cell>
        </table:table-row>
        <table:table-row table:style-name="ro1">
          <table:table-cell table:formula="of:= COM.MICROSOFT.CONCAT(&quot;Cell &quot;; COM.MICROSOFT.CONCAT(ROW([.A1871]) - 1; COM.MICROSOFT.CONCAT(&quot; - &quot;; COLUMN([.A1871]))))" office:value-type="string" office:string-value="Cell 1870 - 1" calcext:value-type="string">
            <text:p>Cell 1870 - 1</text:p>
          </table:table-cell>
          <table:table-cell table:formula="of:= COM.MICROSOFT.CONCAT(&quot;Cell &quot;; COM.MICROSOFT.CONCAT(ROW([.B1871]) - 1; COM.MICROSOFT.CONCAT(&quot; - &quot;; COLUMN([.B1871]))))" office:value-type="string" office:string-value="Cell 1870 - 2" calcext:value-type="string">
            <text:p>Cell 1870 - 2</text:p>
          </table:table-cell>
        </table:table-row>
        <table:table-row table:style-name="ro1">
          <table:table-cell table:formula="of:= COM.MICROSOFT.CONCAT(&quot;Cell &quot;; COM.MICROSOFT.CONCAT(ROW([.A1872]) - 1; COM.MICROSOFT.CONCAT(&quot; - &quot;; COLUMN([.A1872]))))" office:value-type="string" office:string-value="Cell 1871 - 1" calcext:value-type="string">
            <text:p>Cell 1871 - 1</text:p>
          </table:table-cell>
          <table:table-cell table:formula="of:= COM.MICROSOFT.CONCAT(&quot;Cell &quot;; COM.MICROSOFT.CONCAT(ROW([.B1872]) - 1; COM.MICROSOFT.CONCAT(&quot; - &quot;; COLUMN([.B1872]))))" office:value-type="string" office:string-value="Cell 1871 - 2" calcext:value-type="string">
            <text:p>Cell 1871 - 2</text:p>
          </table:table-cell>
        </table:table-row>
        <table:table-row table:style-name="ro1">
          <table:table-cell table:formula="of:= COM.MICROSOFT.CONCAT(&quot;Cell &quot;; COM.MICROSOFT.CONCAT(ROW([.A1873]) - 1; COM.MICROSOFT.CONCAT(&quot; - &quot;; COLUMN([.A1873]))))" office:value-type="string" office:string-value="Cell 1872 - 1" calcext:value-type="string">
            <text:p>Cell 1872 - 1</text:p>
          </table:table-cell>
          <table:table-cell table:formula="of:= COM.MICROSOFT.CONCAT(&quot;Cell &quot;; COM.MICROSOFT.CONCAT(ROW([.B1873]) - 1; COM.MICROSOFT.CONCAT(&quot; - &quot;; COLUMN([.B1873]))))" office:value-type="string" office:string-value="Cell 1872 - 2" calcext:value-type="string">
            <text:p>Cell 1872 - 2</text:p>
          </table:table-cell>
        </table:table-row>
        <table:table-row table:style-name="ro1">
          <table:table-cell table:formula="of:= COM.MICROSOFT.CONCAT(&quot;Cell &quot;; COM.MICROSOFT.CONCAT(ROW([.A1874]) - 1; COM.MICROSOFT.CONCAT(&quot; - &quot;; COLUMN([.A1874]))))" office:value-type="string" office:string-value="Cell 1873 - 1" calcext:value-type="string">
            <text:p>Cell 1873 - 1</text:p>
          </table:table-cell>
          <table:table-cell table:formula="of:= COM.MICROSOFT.CONCAT(&quot;Cell &quot;; COM.MICROSOFT.CONCAT(ROW([.B1874]) - 1; COM.MICROSOFT.CONCAT(&quot; - &quot;; COLUMN([.B1874]))))" office:value-type="string" office:string-value="Cell 1873 - 2" calcext:value-type="string">
            <text:p>Cell 1873 - 2</text:p>
          </table:table-cell>
        </table:table-row>
        <table:table-row table:style-name="ro1">
          <table:table-cell table:formula="of:= COM.MICROSOFT.CONCAT(&quot;Cell &quot;; COM.MICROSOFT.CONCAT(ROW([.A1875]) - 1; COM.MICROSOFT.CONCAT(&quot; - &quot;; COLUMN([.A1875]))))" office:value-type="string" office:string-value="Cell 1874 - 1" calcext:value-type="string">
            <text:p>Cell 1874 - 1</text:p>
          </table:table-cell>
          <table:table-cell table:formula="of:= COM.MICROSOFT.CONCAT(&quot;Cell &quot;; COM.MICROSOFT.CONCAT(ROW([.B1875]) - 1; COM.MICROSOFT.CONCAT(&quot; - &quot;; COLUMN([.B1875]))))" office:value-type="string" office:string-value="Cell 1874 - 2" calcext:value-type="string">
            <text:p>Cell 1874 - 2</text:p>
          </table:table-cell>
        </table:table-row>
        <table:table-row table:style-name="ro1">
          <table:table-cell table:formula="of:= COM.MICROSOFT.CONCAT(&quot;Cell &quot;; COM.MICROSOFT.CONCAT(ROW([.A1876]) - 1; COM.MICROSOFT.CONCAT(&quot; - &quot;; COLUMN([.A1876]))))" office:value-type="string" office:string-value="Cell 1875 - 1" calcext:value-type="string">
            <text:p>Cell 1875 - 1</text:p>
          </table:table-cell>
          <table:table-cell table:formula="of:= COM.MICROSOFT.CONCAT(&quot;Cell &quot;; COM.MICROSOFT.CONCAT(ROW([.B1876]) - 1; COM.MICROSOFT.CONCAT(&quot; - &quot;; COLUMN([.B1876]))))" office:value-type="string" office:string-value="Cell 1875 - 2" calcext:value-type="string">
            <text:p>Cell 1875 - 2</text:p>
          </table:table-cell>
        </table:table-row>
        <table:table-row table:style-name="ro1">
          <table:table-cell table:formula="of:= COM.MICROSOFT.CONCAT(&quot;Cell &quot;; COM.MICROSOFT.CONCAT(ROW([.A1877]) - 1; COM.MICROSOFT.CONCAT(&quot; - &quot;; COLUMN([.A1877]))))" office:value-type="string" office:string-value="Cell 1876 - 1" calcext:value-type="string">
            <text:p>Cell 1876 - 1</text:p>
          </table:table-cell>
          <table:table-cell table:formula="of:= COM.MICROSOFT.CONCAT(&quot;Cell &quot;; COM.MICROSOFT.CONCAT(ROW([.B1877]) - 1; COM.MICROSOFT.CONCAT(&quot; - &quot;; COLUMN([.B1877]))))" office:value-type="string" office:string-value="Cell 1876 - 2" calcext:value-type="string">
            <text:p>Cell 1876 - 2</text:p>
          </table:table-cell>
        </table:table-row>
        <table:table-row table:style-name="ro1">
          <table:table-cell table:formula="of:= COM.MICROSOFT.CONCAT(&quot;Cell &quot;; COM.MICROSOFT.CONCAT(ROW([.A1878]) - 1; COM.MICROSOFT.CONCAT(&quot; - &quot;; COLUMN([.A1878]))))" office:value-type="string" office:string-value="Cell 1877 - 1" calcext:value-type="string">
            <text:p>Cell 1877 - 1</text:p>
          </table:table-cell>
          <table:table-cell table:formula="of:= COM.MICROSOFT.CONCAT(&quot;Cell &quot;; COM.MICROSOFT.CONCAT(ROW([.B1878]) - 1; COM.MICROSOFT.CONCAT(&quot; - &quot;; COLUMN([.B1878]))))" office:value-type="string" office:string-value="Cell 1877 - 2" calcext:value-type="string">
            <text:p>Cell 1877 - 2</text:p>
          </table:table-cell>
        </table:table-row>
        <table:table-row table:style-name="ro1">
          <table:table-cell table:formula="of:= COM.MICROSOFT.CONCAT(&quot;Cell &quot;; COM.MICROSOFT.CONCAT(ROW([.A1879]) - 1; COM.MICROSOFT.CONCAT(&quot; - &quot;; COLUMN([.A1879]))))" office:value-type="string" office:string-value="Cell 1878 - 1" calcext:value-type="string">
            <text:p>Cell 1878 - 1</text:p>
          </table:table-cell>
          <table:table-cell table:formula="of:= COM.MICROSOFT.CONCAT(&quot;Cell &quot;; COM.MICROSOFT.CONCAT(ROW([.B1879]) - 1; COM.MICROSOFT.CONCAT(&quot; - &quot;; COLUMN([.B1879]))))" office:value-type="string" office:string-value="Cell 1878 - 2" calcext:value-type="string">
            <text:p>Cell 1878 - 2</text:p>
          </table:table-cell>
        </table:table-row>
        <table:table-row table:style-name="ro1">
          <table:table-cell table:formula="of:= COM.MICROSOFT.CONCAT(&quot;Cell &quot;; COM.MICROSOFT.CONCAT(ROW([.A1880]) - 1; COM.MICROSOFT.CONCAT(&quot; - &quot;; COLUMN([.A1880]))))" office:value-type="string" office:string-value="Cell 1879 - 1" calcext:value-type="string">
            <text:p>Cell 1879 - 1</text:p>
          </table:table-cell>
          <table:table-cell table:formula="of:= COM.MICROSOFT.CONCAT(&quot;Cell &quot;; COM.MICROSOFT.CONCAT(ROW([.B1880]) - 1; COM.MICROSOFT.CONCAT(&quot; - &quot;; COLUMN([.B1880]))))" office:value-type="string" office:string-value="Cell 1879 - 2" calcext:value-type="string">
            <text:p>Cell 1879 - 2</text:p>
          </table:table-cell>
        </table:table-row>
        <table:table-row table:style-name="ro1">
          <table:table-cell table:formula="of:= COM.MICROSOFT.CONCAT(&quot;Cell &quot;; COM.MICROSOFT.CONCAT(ROW([.A1881]) - 1; COM.MICROSOFT.CONCAT(&quot; - &quot;; COLUMN([.A1881]))))" office:value-type="string" office:string-value="Cell 1880 - 1" calcext:value-type="string">
            <text:p>Cell 1880 - 1</text:p>
          </table:table-cell>
          <table:table-cell table:formula="of:= COM.MICROSOFT.CONCAT(&quot;Cell &quot;; COM.MICROSOFT.CONCAT(ROW([.B1881]) - 1; COM.MICROSOFT.CONCAT(&quot; - &quot;; COLUMN([.B1881]))))" office:value-type="string" office:string-value="Cell 1880 - 2" calcext:value-type="string">
            <text:p>Cell 1880 - 2</text:p>
          </table:table-cell>
        </table:table-row>
        <table:table-row table:style-name="ro1">
          <table:table-cell table:formula="of:= COM.MICROSOFT.CONCAT(&quot;Cell &quot;; COM.MICROSOFT.CONCAT(ROW([.A1882]) - 1; COM.MICROSOFT.CONCAT(&quot; - &quot;; COLUMN([.A1882]))))" office:value-type="string" office:string-value="Cell 1881 - 1" calcext:value-type="string">
            <text:p>Cell 1881 - 1</text:p>
          </table:table-cell>
          <table:table-cell table:formula="of:= COM.MICROSOFT.CONCAT(&quot;Cell &quot;; COM.MICROSOFT.CONCAT(ROW([.B1882]) - 1; COM.MICROSOFT.CONCAT(&quot; - &quot;; COLUMN([.B1882]))))" office:value-type="string" office:string-value="Cell 1881 - 2" calcext:value-type="string">
            <text:p>Cell 1881 - 2</text:p>
          </table:table-cell>
        </table:table-row>
        <table:table-row table:style-name="ro1">
          <table:table-cell table:formula="of:= COM.MICROSOFT.CONCAT(&quot;Cell &quot;; COM.MICROSOFT.CONCAT(ROW([.A1883]) - 1; COM.MICROSOFT.CONCAT(&quot; - &quot;; COLUMN([.A1883]))))" office:value-type="string" office:string-value="Cell 1882 - 1" calcext:value-type="string">
            <text:p>Cell 1882 - 1</text:p>
          </table:table-cell>
          <table:table-cell table:formula="of:= COM.MICROSOFT.CONCAT(&quot;Cell &quot;; COM.MICROSOFT.CONCAT(ROW([.B1883]) - 1; COM.MICROSOFT.CONCAT(&quot; - &quot;; COLUMN([.B1883]))))" office:value-type="string" office:string-value="Cell 1882 - 2" calcext:value-type="string">
            <text:p>Cell 1882 - 2</text:p>
          </table:table-cell>
        </table:table-row>
        <table:table-row table:style-name="ro1">
          <table:table-cell table:formula="of:= COM.MICROSOFT.CONCAT(&quot;Cell &quot;; COM.MICROSOFT.CONCAT(ROW([.A1884]) - 1; COM.MICROSOFT.CONCAT(&quot; - &quot;; COLUMN([.A1884]))))" office:value-type="string" office:string-value="Cell 1883 - 1" calcext:value-type="string">
            <text:p>Cell 1883 - 1</text:p>
          </table:table-cell>
          <table:table-cell table:formula="of:= COM.MICROSOFT.CONCAT(&quot;Cell &quot;; COM.MICROSOFT.CONCAT(ROW([.B1884]) - 1; COM.MICROSOFT.CONCAT(&quot; - &quot;; COLUMN([.B1884]))))" office:value-type="string" office:string-value="Cell 1883 - 2" calcext:value-type="string">
            <text:p>Cell 1883 - 2</text:p>
          </table:table-cell>
        </table:table-row>
        <table:table-row table:style-name="ro1">
          <table:table-cell table:formula="of:= COM.MICROSOFT.CONCAT(&quot;Cell &quot;; COM.MICROSOFT.CONCAT(ROW([.A1885]) - 1; COM.MICROSOFT.CONCAT(&quot; - &quot;; COLUMN([.A1885]))))" office:value-type="string" office:string-value="Cell 1884 - 1" calcext:value-type="string">
            <text:p>Cell 1884 - 1</text:p>
          </table:table-cell>
          <table:table-cell table:formula="of:= COM.MICROSOFT.CONCAT(&quot;Cell &quot;; COM.MICROSOFT.CONCAT(ROW([.B1885]) - 1; COM.MICROSOFT.CONCAT(&quot; - &quot;; COLUMN([.B1885]))))" office:value-type="string" office:string-value="Cell 1884 - 2" calcext:value-type="string">
            <text:p>Cell 1884 - 2</text:p>
          </table:table-cell>
        </table:table-row>
        <table:table-row table:style-name="ro1">
          <table:table-cell table:formula="of:= COM.MICROSOFT.CONCAT(&quot;Cell &quot;; COM.MICROSOFT.CONCAT(ROW([.A1886]) - 1; COM.MICROSOFT.CONCAT(&quot; - &quot;; COLUMN([.A1886]))))" office:value-type="string" office:string-value="Cell 1885 - 1" calcext:value-type="string">
            <text:p>Cell 1885 - 1</text:p>
          </table:table-cell>
          <table:table-cell table:formula="of:= COM.MICROSOFT.CONCAT(&quot;Cell &quot;; COM.MICROSOFT.CONCAT(ROW([.B1886]) - 1; COM.MICROSOFT.CONCAT(&quot; - &quot;; COLUMN([.B1886]))))" office:value-type="string" office:string-value="Cell 1885 - 2" calcext:value-type="string">
            <text:p>Cell 1885 - 2</text:p>
          </table:table-cell>
        </table:table-row>
        <table:table-row table:style-name="ro1">
          <table:table-cell table:formula="of:= COM.MICROSOFT.CONCAT(&quot;Cell &quot;; COM.MICROSOFT.CONCAT(ROW([.A1887]) - 1; COM.MICROSOFT.CONCAT(&quot; - &quot;; COLUMN([.A1887]))))" office:value-type="string" office:string-value="Cell 1886 - 1" calcext:value-type="string">
            <text:p>Cell 1886 - 1</text:p>
          </table:table-cell>
          <table:table-cell table:formula="of:= COM.MICROSOFT.CONCAT(&quot;Cell &quot;; COM.MICROSOFT.CONCAT(ROW([.B1887]) - 1; COM.MICROSOFT.CONCAT(&quot; - &quot;; COLUMN([.B1887]))))" office:value-type="string" office:string-value="Cell 1886 - 2" calcext:value-type="string">
            <text:p>Cell 1886 - 2</text:p>
          </table:table-cell>
        </table:table-row>
        <table:table-row table:style-name="ro1">
          <table:table-cell table:formula="of:= COM.MICROSOFT.CONCAT(&quot;Cell &quot;; COM.MICROSOFT.CONCAT(ROW([.A1888]) - 1; COM.MICROSOFT.CONCAT(&quot; - &quot;; COLUMN([.A1888]))))" office:value-type="string" office:string-value="Cell 1887 - 1" calcext:value-type="string">
            <text:p>Cell 1887 - 1</text:p>
          </table:table-cell>
          <table:table-cell table:formula="of:= COM.MICROSOFT.CONCAT(&quot;Cell &quot;; COM.MICROSOFT.CONCAT(ROW([.B1888]) - 1; COM.MICROSOFT.CONCAT(&quot; - &quot;; COLUMN([.B1888]))))" office:value-type="string" office:string-value="Cell 1887 - 2" calcext:value-type="string">
            <text:p>Cell 1887 - 2</text:p>
          </table:table-cell>
        </table:table-row>
        <table:table-row table:style-name="ro1">
          <table:table-cell table:formula="of:= COM.MICROSOFT.CONCAT(&quot;Cell &quot;; COM.MICROSOFT.CONCAT(ROW([.A1889]) - 1; COM.MICROSOFT.CONCAT(&quot; - &quot;; COLUMN([.A1889]))))" office:value-type="string" office:string-value="Cell 1888 - 1" calcext:value-type="string">
            <text:p>Cell 1888 - 1</text:p>
          </table:table-cell>
          <table:table-cell table:formula="of:= COM.MICROSOFT.CONCAT(&quot;Cell &quot;; COM.MICROSOFT.CONCAT(ROW([.B1889]) - 1; COM.MICROSOFT.CONCAT(&quot; - &quot;; COLUMN([.B1889]))))" office:value-type="string" office:string-value="Cell 1888 - 2" calcext:value-type="string">
            <text:p>Cell 1888 - 2</text:p>
          </table:table-cell>
        </table:table-row>
        <table:table-row table:style-name="ro1">
          <table:table-cell table:formula="of:= COM.MICROSOFT.CONCAT(&quot;Cell &quot;; COM.MICROSOFT.CONCAT(ROW([.A1890]) - 1; COM.MICROSOFT.CONCAT(&quot; - &quot;; COLUMN([.A1890]))))" office:value-type="string" office:string-value="Cell 1889 - 1" calcext:value-type="string">
            <text:p>Cell 1889 - 1</text:p>
          </table:table-cell>
          <table:table-cell table:formula="of:= COM.MICROSOFT.CONCAT(&quot;Cell &quot;; COM.MICROSOFT.CONCAT(ROW([.B1890]) - 1; COM.MICROSOFT.CONCAT(&quot; - &quot;; COLUMN([.B1890]))))" office:value-type="string" office:string-value="Cell 1889 - 2" calcext:value-type="string">
            <text:p>Cell 1889 - 2</text:p>
          </table:table-cell>
        </table:table-row>
        <table:table-row table:style-name="ro1">
          <table:table-cell table:formula="of:= COM.MICROSOFT.CONCAT(&quot;Cell &quot;; COM.MICROSOFT.CONCAT(ROW([.A1891]) - 1; COM.MICROSOFT.CONCAT(&quot; - &quot;; COLUMN([.A1891]))))" office:value-type="string" office:string-value="Cell 1890 - 1" calcext:value-type="string">
            <text:p>Cell 1890 - 1</text:p>
          </table:table-cell>
          <table:table-cell table:formula="of:= COM.MICROSOFT.CONCAT(&quot;Cell &quot;; COM.MICROSOFT.CONCAT(ROW([.B1891]) - 1; COM.MICROSOFT.CONCAT(&quot; - &quot;; COLUMN([.B1891]))))" office:value-type="string" office:string-value="Cell 1890 - 2" calcext:value-type="string">
            <text:p>Cell 1890 - 2</text:p>
          </table:table-cell>
        </table:table-row>
        <table:table-row table:style-name="ro1">
          <table:table-cell table:formula="of:= COM.MICROSOFT.CONCAT(&quot;Cell &quot;; COM.MICROSOFT.CONCAT(ROW([.A1892]) - 1; COM.MICROSOFT.CONCAT(&quot; - &quot;; COLUMN([.A1892]))))" office:value-type="string" office:string-value="Cell 1891 - 1" calcext:value-type="string">
            <text:p>Cell 1891 - 1</text:p>
          </table:table-cell>
          <table:table-cell table:formula="of:= COM.MICROSOFT.CONCAT(&quot;Cell &quot;; COM.MICROSOFT.CONCAT(ROW([.B1892]) - 1; COM.MICROSOFT.CONCAT(&quot; - &quot;; COLUMN([.B1892]))))" office:value-type="string" office:string-value="Cell 1891 - 2" calcext:value-type="string">
            <text:p>Cell 1891 - 2</text:p>
          </table:table-cell>
        </table:table-row>
        <table:table-row table:style-name="ro1">
          <table:table-cell table:formula="of:= COM.MICROSOFT.CONCAT(&quot;Cell &quot;; COM.MICROSOFT.CONCAT(ROW([.A1893]) - 1; COM.MICROSOFT.CONCAT(&quot; - &quot;; COLUMN([.A1893]))))" office:value-type="string" office:string-value="Cell 1892 - 1" calcext:value-type="string">
            <text:p>Cell 1892 - 1</text:p>
          </table:table-cell>
          <table:table-cell table:formula="of:= COM.MICROSOFT.CONCAT(&quot;Cell &quot;; COM.MICROSOFT.CONCAT(ROW([.B1893]) - 1; COM.MICROSOFT.CONCAT(&quot; - &quot;; COLUMN([.B1893]))))" office:value-type="string" office:string-value="Cell 1892 - 2" calcext:value-type="string">
            <text:p>Cell 1892 - 2</text:p>
          </table:table-cell>
        </table:table-row>
        <table:table-row table:style-name="ro1">
          <table:table-cell table:formula="of:= COM.MICROSOFT.CONCAT(&quot;Cell &quot;; COM.MICROSOFT.CONCAT(ROW([.A1894]) - 1; COM.MICROSOFT.CONCAT(&quot; - &quot;; COLUMN([.A1894]))))" office:value-type="string" office:string-value="Cell 1893 - 1" calcext:value-type="string">
            <text:p>Cell 1893 - 1</text:p>
          </table:table-cell>
          <table:table-cell table:formula="of:= COM.MICROSOFT.CONCAT(&quot;Cell &quot;; COM.MICROSOFT.CONCAT(ROW([.B1894]) - 1; COM.MICROSOFT.CONCAT(&quot; - &quot;; COLUMN([.B1894]))))" office:value-type="string" office:string-value="Cell 1893 - 2" calcext:value-type="string">
            <text:p>Cell 1893 - 2</text:p>
          </table:table-cell>
        </table:table-row>
        <table:table-row table:style-name="ro1">
          <table:table-cell table:formula="of:= COM.MICROSOFT.CONCAT(&quot;Cell &quot;; COM.MICROSOFT.CONCAT(ROW([.A1895]) - 1; COM.MICROSOFT.CONCAT(&quot; - &quot;; COLUMN([.A1895]))))" office:value-type="string" office:string-value="Cell 1894 - 1" calcext:value-type="string">
            <text:p>Cell 1894 - 1</text:p>
          </table:table-cell>
          <table:table-cell table:formula="of:= COM.MICROSOFT.CONCAT(&quot;Cell &quot;; COM.MICROSOFT.CONCAT(ROW([.B1895]) - 1; COM.MICROSOFT.CONCAT(&quot; - &quot;; COLUMN([.B1895]))))" office:value-type="string" office:string-value="Cell 1894 - 2" calcext:value-type="string">
            <text:p>Cell 1894 - 2</text:p>
          </table:table-cell>
        </table:table-row>
        <table:table-row table:style-name="ro1">
          <table:table-cell table:formula="of:= COM.MICROSOFT.CONCAT(&quot;Cell &quot;; COM.MICROSOFT.CONCAT(ROW([.A1896]) - 1; COM.MICROSOFT.CONCAT(&quot; - &quot;; COLUMN([.A1896]))))" office:value-type="string" office:string-value="Cell 1895 - 1" calcext:value-type="string">
            <text:p>Cell 1895 - 1</text:p>
          </table:table-cell>
          <table:table-cell table:formula="of:= COM.MICROSOFT.CONCAT(&quot;Cell &quot;; COM.MICROSOFT.CONCAT(ROW([.B1896]) - 1; COM.MICROSOFT.CONCAT(&quot; - &quot;; COLUMN([.B1896]))))" office:value-type="string" office:string-value="Cell 1895 - 2" calcext:value-type="string">
            <text:p>Cell 1895 - 2</text:p>
          </table:table-cell>
        </table:table-row>
        <table:table-row table:style-name="ro1">
          <table:table-cell table:formula="of:= COM.MICROSOFT.CONCAT(&quot;Cell &quot;; COM.MICROSOFT.CONCAT(ROW([.A1897]) - 1; COM.MICROSOFT.CONCAT(&quot; - &quot;; COLUMN([.A1897]))))" office:value-type="string" office:string-value="Cell 1896 - 1" calcext:value-type="string">
            <text:p>Cell 1896 - 1</text:p>
          </table:table-cell>
          <table:table-cell table:formula="of:= COM.MICROSOFT.CONCAT(&quot;Cell &quot;; COM.MICROSOFT.CONCAT(ROW([.B1897]) - 1; COM.MICROSOFT.CONCAT(&quot; - &quot;; COLUMN([.B1897]))))" office:value-type="string" office:string-value="Cell 1896 - 2" calcext:value-type="string">
            <text:p>Cell 1896 - 2</text:p>
          </table:table-cell>
        </table:table-row>
        <table:table-row table:style-name="ro1">
          <table:table-cell table:formula="of:= COM.MICROSOFT.CONCAT(&quot;Cell &quot;; COM.MICROSOFT.CONCAT(ROW([.A1898]) - 1; COM.MICROSOFT.CONCAT(&quot; - &quot;; COLUMN([.A1898]))))" office:value-type="string" office:string-value="Cell 1897 - 1" calcext:value-type="string">
            <text:p>Cell 1897 - 1</text:p>
          </table:table-cell>
          <table:table-cell table:formula="of:= COM.MICROSOFT.CONCAT(&quot;Cell &quot;; COM.MICROSOFT.CONCAT(ROW([.B1898]) - 1; COM.MICROSOFT.CONCAT(&quot; - &quot;; COLUMN([.B1898]))))" office:value-type="string" office:string-value="Cell 1897 - 2" calcext:value-type="string">
            <text:p>Cell 1897 - 2</text:p>
          </table:table-cell>
        </table:table-row>
        <table:table-row table:style-name="ro1">
          <table:table-cell table:formula="of:= COM.MICROSOFT.CONCAT(&quot;Cell &quot;; COM.MICROSOFT.CONCAT(ROW([.A1899]) - 1; COM.MICROSOFT.CONCAT(&quot; - &quot;; COLUMN([.A1899]))))" office:value-type="string" office:string-value="Cell 1898 - 1" calcext:value-type="string">
            <text:p>Cell 1898 - 1</text:p>
          </table:table-cell>
          <table:table-cell table:formula="of:= COM.MICROSOFT.CONCAT(&quot;Cell &quot;; COM.MICROSOFT.CONCAT(ROW([.B1899]) - 1; COM.MICROSOFT.CONCAT(&quot; - &quot;; COLUMN([.B1899]))))" office:value-type="string" office:string-value="Cell 1898 - 2" calcext:value-type="string">
            <text:p>Cell 1898 - 2</text:p>
          </table:table-cell>
        </table:table-row>
        <table:table-row table:style-name="ro1">
          <table:table-cell table:formula="of:= COM.MICROSOFT.CONCAT(&quot;Cell &quot;; COM.MICROSOFT.CONCAT(ROW([.A1900]) - 1; COM.MICROSOFT.CONCAT(&quot; - &quot;; COLUMN([.A1900]))))" office:value-type="string" office:string-value="Cell 1899 - 1" calcext:value-type="string">
            <text:p>Cell 1899 - 1</text:p>
          </table:table-cell>
          <table:table-cell table:formula="of:= COM.MICROSOFT.CONCAT(&quot;Cell &quot;; COM.MICROSOFT.CONCAT(ROW([.B1900]) - 1; COM.MICROSOFT.CONCAT(&quot; - &quot;; COLUMN([.B1900]))))" office:value-type="string" office:string-value="Cell 1899 - 2" calcext:value-type="string">
            <text:p>Cell 1899 - 2</text:p>
          </table:table-cell>
        </table:table-row>
        <table:table-row table:style-name="ro1">
          <table:table-cell table:formula="of:= COM.MICROSOFT.CONCAT(&quot;Cell &quot;; COM.MICROSOFT.CONCAT(ROW([.A1901]) - 1; COM.MICROSOFT.CONCAT(&quot; - &quot;; COLUMN([.A1901]))))" office:value-type="string" office:string-value="Cell 1900 - 1" calcext:value-type="string">
            <text:p>Cell 1900 - 1</text:p>
          </table:table-cell>
          <table:table-cell table:formula="of:= COM.MICROSOFT.CONCAT(&quot;Cell &quot;; COM.MICROSOFT.CONCAT(ROW([.B1901]) - 1; COM.MICROSOFT.CONCAT(&quot; - &quot;; COLUMN([.B1901]))))" office:value-type="string" office:string-value="Cell 1900 - 2" calcext:value-type="string">
            <text:p>Cell 1900 - 2</text:p>
          </table:table-cell>
        </table:table-row>
        <table:table-row table:style-name="ro1">
          <table:table-cell table:formula="of:= COM.MICROSOFT.CONCAT(&quot;Cell &quot;; COM.MICROSOFT.CONCAT(ROW([.A1902]) - 1; COM.MICROSOFT.CONCAT(&quot; - &quot;; COLUMN([.A1902]))))" office:value-type="string" office:string-value="Cell 1901 - 1" calcext:value-type="string">
            <text:p>Cell 1901 - 1</text:p>
          </table:table-cell>
          <table:table-cell table:formula="of:= COM.MICROSOFT.CONCAT(&quot;Cell &quot;; COM.MICROSOFT.CONCAT(ROW([.B1902]) - 1; COM.MICROSOFT.CONCAT(&quot; - &quot;; COLUMN([.B1902]))))" office:value-type="string" office:string-value="Cell 1901 - 2" calcext:value-type="string">
            <text:p>Cell 1901 - 2</text:p>
          </table:table-cell>
        </table:table-row>
        <table:table-row table:style-name="ro1">
          <table:table-cell table:formula="of:= COM.MICROSOFT.CONCAT(&quot;Cell &quot;; COM.MICROSOFT.CONCAT(ROW([.A1903]) - 1; COM.MICROSOFT.CONCAT(&quot; - &quot;; COLUMN([.A1903]))))" office:value-type="string" office:string-value="Cell 1902 - 1" calcext:value-type="string">
            <text:p>Cell 1902 - 1</text:p>
          </table:table-cell>
          <table:table-cell table:formula="of:= COM.MICROSOFT.CONCAT(&quot;Cell &quot;; COM.MICROSOFT.CONCAT(ROW([.B1903]) - 1; COM.MICROSOFT.CONCAT(&quot; - &quot;; COLUMN([.B1903]))))" office:value-type="string" office:string-value="Cell 1902 - 2" calcext:value-type="string">
            <text:p>Cell 1902 - 2</text:p>
          </table:table-cell>
        </table:table-row>
        <table:table-row table:style-name="ro1">
          <table:table-cell table:formula="of:= COM.MICROSOFT.CONCAT(&quot;Cell &quot;; COM.MICROSOFT.CONCAT(ROW([.A1904]) - 1; COM.MICROSOFT.CONCAT(&quot; - &quot;; COLUMN([.A1904]))))" office:value-type="string" office:string-value="Cell 1903 - 1" calcext:value-type="string">
            <text:p>Cell 1903 - 1</text:p>
          </table:table-cell>
          <table:table-cell table:formula="of:= COM.MICROSOFT.CONCAT(&quot;Cell &quot;; COM.MICROSOFT.CONCAT(ROW([.B1904]) - 1; COM.MICROSOFT.CONCAT(&quot; - &quot;; COLUMN([.B1904]))))" office:value-type="string" office:string-value="Cell 1903 - 2" calcext:value-type="string">
            <text:p>Cell 1903 - 2</text:p>
          </table:table-cell>
        </table:table-row>
        <table:table-row table:style-name="ro1">
          <table:table-cell table:formula="of:= COM.MICROSOFT.CONCAT(&quot;Cell &quot;; COM.MICROSOFT.CONCAT(ROW([.A1905]) - 1; COM.MICROSOFT.CONCAT(&quot; - &quot;; COLUMN([.A1905]))))" office:value-type="string" office:string-value="Cell 1904 - 1" calcext:value-type="string">
            <text:p>Cell 1904 - 1</text:p>
          </table:table-cell>
          <table:table-cell table:formula="of:= COM.MICROSOFT.CONCAT(&quot;Cell &quot;; COM.MICROSOFT.CONCAT(ROW([.B1905]) - 1; COM.MICROSOFT.CONCAT(&quot; - &quot;; COLUMN([.B1905]))))" office:value-type="string" office:string-value="Cell 1904 - 2" calcext:value-type="string">
            <text:p>Cell 1904 - 2</text:p>
          </table:table-cell>
        </table:table-row>
        <table:table-row table:style-name="ro1">
          <table:table-cell table:formula="of:= COM.MICROSOFT.CONCAT(&quot;Cell &quot;; COM.MICROSOFT.CONCAT(ROW([.A1906]) - 1; COM.MICROSOFT.CONCAT(&quot; - &quot;; COLUMN([.A1906]))))" office:value-type="string" office:string-value="Cell 1905 - 1" calcext:value-type="string">
            <text:p>Cell 1905 - 1</text:p>
          </table:table-cell>
          <table:table-cell table:formula="of:= COM.MICROSOFT.CONCAT(&quot;Cell &quot;; COM.MICROSOFT.CONCAT(ROW([.B1906]) - 1; COM.MICROSOFT.CONCAT(&quot; - &quot;; COLUMN([.B1906]))))" office:value-type="string" office:string-value="Cell 1905 - 2" calcext:value-type="string">
            <text:p>Cell 1905 - 2</text:p>
          </table:table-cell>
        </table:table-row>
        <table:table-row table:style-name="ro1">
          <table:table-cell table:formula="of:= COM.MICROSOFT.CONCAT(&quot;Cell &quot;; COM.MICROSOFT.CONCAT(ROW([.A1907]) - 1; COM.MICROSOFT.CONCAT(&quot; - &quot;; COLUMN([.A1907]))))" office:value-type="string" office:string-value="Cell 1906 - 1" calcext:value-type="string">
            <text:p>Cell 1906 - 1</text:p>
          </table:table-cell>
          <table:table-cell table:formula="of:= COM.MICROSOFT.CONCAT(&quot;Cell &quot;; COM.MICROSOFT.CONCAT(ROW([.B1907]) - 1; COM.MICROSOFT.CONCAT(&quot; - &quot;; COLUMN([.B1907]))))" office:value-type="string" office:string-value="Cell 1906 - 2" calcext:value-type="string">
            <text:p>Cell 1906 - 2</text:p>
          </table:table-cell>
        </table:table-row>
        <table:table-row table:style-name="ro1">
          <table:table-cell table:formula="of:= COM.MICROSOFT.CONCAT(&quot;Cell &quot;; COM.MICROSOFT.CONCAT(ROW([.A1908]) - 1; COM.MICROSOFT.CONCAT(&quot; - &quot;; COLUMN([.A1908]))))" office:value-type="string" office:string-value="Cell 1907 - 1" calcext:value-type="string">
            <text:p>Cell 1907 - 1</text:p>
          </table:table-cell>
          <table:table-cell table:formula="of:= COM.MICROSOFT.CONCAT(&quot;Cell &quot;; COM.MICROSOFT.CONCAT(ROW([.B1908]) - 1; COM.MICROSOFT.CONCAT(&quot; - &quot;; COLUMN([.B1908]))))" office:value-type="string" office:string-value="Cell 1907 - 2" calcext:value-type="string">
            <text:p>Cell 1907 - 2</text:p>
          </table:table-cell>
        </table:table-row>
        <table:table-row table:style-name="ro1">
          <table:table-cell table:formula="of:= COM.MICROSOFT.CONCAT(&quot;Cell &quot;; COM.MICROSOFT.CONCAT(ROW([.A1909]) - 1; COM.MICROSOFT.CONCAT(&quot; - &quot;; COLUMN([.A1909]))))" office:value-type="string" office:string-value="Cell 1908 - 1" calcext:value-type="string">
            <text:p>Cell 1908 - 1</text:p>
          </table:table-cell>
          <table:table-cell table:formula="of:= COM.MICROSOFT.CONCAT(&quot;Cell &quot;; COM.MICROSOFT.CONCAT(ROW([.B1909]) - 1; COM.MICROSOFT.CONCAT(&quot; - &quot;; COLUMN([.B1909]))))" office:value-type="string" office:string-value="Cell 1908 - 2" calcext:value-type="string">
            <text:p>Cell 1908 - 2</text:p>
          </table:table-cell>
        </table:table-row>
        <table:table-row table:style-name="ro1">
          <table:table-cell table:formula="of:= COM.MICROSOFT.CONCAT(&quot;Cell &quot;; COM.MICROSOFT.CONCAT(ROW([.A1910]) - 1; COM.MICROSOFT.CONCAT(&quot; - &quot;; COLUMN([.A1910]))))" office:value-type="string" office:string-value="Cell 1909 - 1" calcext:value-type="string">
            <text:p>Cell 1909 - 1</text:p>
          </table:table-cell>
          <table:table-cell table:formula="of:= COM.MICROSOFT.CONCAT(&quot;Cell &quot;; COM.MICROSOFT.CONCAT(ROW([.B1910]) - 1; COM.MICROSOFT.CONCAT(&quot; - &quot;; COLUMN([.B1910]))))" office:value-type="string" office:string-value="Cell 1909 - 2" calcext:value-type="string">
            <text:p>Cell 1909 - 2</text:p>
          </table:table-cell>
        </table:table-row>
        <table:table-row table:style-name="ro1">
          <table:table-cell table:formula="of:= COM.MICROSOFT.CONCAT(&quot;Cell &quot;; COM.MICROSOFT.CONCAT(ROW([.A1911]) - 1; COM.MICROSOFT.CONCAT(&quot; - &quot;; COLUMN([.A1911]))))" office:value-type="string" office:string-value="Cell 1910 - 1" calcext:value-type="string">
            <text:p>Cell 1910 - 1</text:p>
          </table:table-cell>
          <table:table-cell table:formula="of:= COM.MICROSOFT.CONCAT(&quot;Cell &quot;; COM.MICROSOFT.CONCAT(ROW([.B1911]) - 1; COM.MICROSOFT.CONCAT(&quot; - &quot;; COLUMN([.B1911]))))" office:value-type="string" office:string-value="Cell 1910 - 2" calcext:value-type="string">
            <text:p>Cell 1910 - 2</text:p>
          </table:table-cell>
        </table:table-row>
        <table:table-row table:style-name="ro1">
          <table:table-cell table:formula="of:= COM.MICROSOFT.CONCAT(&quot;Cell &quot;; COM.MICROSOFT.CONCAT(ROW([.A1912]) - 1; COM.MICROSOFT.CONCAT(&quot; - &quot;; COLUMN([.A1912]))))" office:value-type="string" office:string-value="Cell 1911 - 1" calcext:value-type="string">
            <text:p>Cell 1911 - 1</text:p>
          </table:table-cell>
          <table:table-cell table:formula="of:= COM.MICROSOFT.CONCAT(&quot;Cell &quot;; COM.MICROSOFT.CONCAT(ROW([.B1912]) - 1; COM.MICROSOFT.CONCAT(&quot; - &quot;; COLUMN([.B1912]))))" office:value-type="string" office:string-value="Cell 1911 - 2" calcext:value-type="string">
            <text:p>Cell 1911 - 2</text:p>
          </table:table-cell>
        </table:table-row>
        <table:table-row table:style-name="ro1">
          <table:table-cell table:formula="of:= COM.MICROSOFT.CONCAT(&quot;Cell &quot;; COM.MICROSOFT.CONCAT(ROW([.A1913]) - 1; COM.MICROSOFT.CONCAT(&quot; - &quot;; COLUMN([.A1913]))))" office:value-type="string" office:string-value="Cell 1912 - 1" calcext:value-type="string">
            <text:p>Cell 1912 - 1</text:p>
          </table:table-cell>
          <table:table-cell table:formula="of:= COM.MICROSOFT.CONCAT(&quot;Cell &quot;; COM.MICROSOFT.CONCAT(ROW([.B1913]) - 1; COM.MICROSOFT.CONCAT(&quot; - &quot;; COLUMN([.B1913]))))" office:value-type="string" office:string-value="Cell 1912 - 2" calcext:value-type="string">
            <text:p>Cell 1912 - 2</text:p>
          </table:table-cell>
        </table:table-row>
        <table:table-row table:style-name="ro1">
          <table:table-cell table:formula="of:= COM.MICROSOFT.CONCAT(&quot;Cell &quot;; COM.MICROSOFT.CONCAT(ROW([.A1914]) - 1; COM.MICROSOFT.CONCAT(&quot; - &quot;; COLUMN([.A1914]))))" office:value-type="string" office:string-value="Cell 1913 - 1" calcext:value-type="string">
            <text:p>Cell 1913 - 1</text:p>
          </table:table-cell>
          <table:table-cell table:formula="of:= COM.MICROSOFT.CONCAT(&quot;Cell &quot;; COM.MICROSOFT.CONCAT(ROW([.B1914]) - 1; COM.MICROSOFT.CONCAT(&quot; - &quot;; COLUMN([.B1914]))))" office:value-type="string" office:string-value="Cell 1913 - 2" calcext:value-type="string">
            <text:p>Cell 1913 - 2</text:p>
          </table:table-cell>
        </table:table-row>
        <table:table-row table:style-name="ro1">
          <table:table-cell table:formula="of:= COM.MICROSOFT.CONCAT(&quot;Cell &quot;; COM.MICROSOFT.CONCAT(ROW([.A1915]) - 1; COM.MICROSOFT.CONCAT(&quot; - &quot;; COLUMN([.A1915]))))" office:value-type="string" office:string-value="Cell 1914 - 1" calcext:value-type="string">
            <text:p>Cell 1914 - 1</text:p>
          </table:table-cell>
          <table:table-cell table:formula="of:= COM.MICROSOFT.CONCAT(&quot;Cell &quot;; COM.MICROSOFT.CONCAT(ROW([.B1915]) - 1; COM.MICROSOFT.CONCAT(&quot; - &quot;; COLUMN([.B1915]))))" office:value-type="string" office:string-value="Cell 1914 - 2" calcext:value-type="string">
            <text:p>Cell 1914 - 2</text:p>
          </table:table-cell>
        </table:table-row>
        <table:table-row table:style-name="ro1">
          <table:table-cell table:formula="of:= COM.MICROSOFT.CONCAT(&quot;Cell &quot;; COM.MICROSOFT.CONCAT(ROW([.A1916]) - 1; COM.MICROSOFT.CONCAT(&quot; - &quot;; COLUMN([.A1916]))))" office:value-type="string" office:string-value="Cell 1915 - 1" calcext:value-type="string">
            <text:p>Cell 1915 - 1</text:p>
          </table:table-cell>
          <table:table-cell table:formula="of:= COM.MICROSOFT.CONCAT(&quot;Cell &quot;; COM.MICROSOFT.CONCAT(ROW([.B1916]) - 1; COM.MICROSOFT.CONCAT(&quot; - &quot;; COLUMN([.B1916]))))" office:value-type="string" office:string-value="Cell 1915 - 2" calcext:value-type="string">
            <text:p>Cell 1915 - 2</text:p>
          </table:table-cell>
        </table:table-row>
        <table:table-row table:style-name="ro1">
          <table:table-cell table:formula="of:= COM.MICROSOFT.CONCAT(&quot;Cell &quot;; COM.MICROSOFT.CONCAT(ROW([.A1917]) - 1; COM.MICROSOFT.CONCAT(&quot; - &quot;; COLUMN([.A1917]))))" office:value-type="string" office:string-value="Cell 1916 - 1" calcext:value-type="string">
            <text:p>Cell 1916 - 1</text:p>
          </table:table-cell>
          <table:table-cell table:formula="of:= COM.MICROSOFT.CONCAT(&quot;Cell &quot;; COM.MICROSOFT.CONCAT(ROW([.B1917]) - 1; COM.MICROSOFT.CONCAT(&quot; - &quot;; COLUMN([.B1917]))))" office:value-type="string" office:string-value="Cell 1916 - 2" calcext:value-type="string">
            <text:p>Cell 1916 - 2</text:p>
          </table:table-cell>
        </table:table-row>
        <table:table-row table:style-name="ro1">
          <table:table-cell table:formula="of:= COM.MICROSOFT.CONCAT(&quot;Cell &quot;; COM.MICROSOFT.CONCAT(ROW([.A1918]) - 1; COM.MICROSOFT.CONCAT(&quot; - &quot;; COLUMN([.A1918]))))" office:value-type="string" office:string-value="Cell 1917 - 1" calcext:value-type="string">
            <text:p>Cell 1917 - 1</text:p>
          </table:table-cell>
          <table:table-cell table:formula="of:= COM.MICROSOFT.CONCAT(&quot;Cell &quot;; COM.MICROSOFT.CONCAT(ROW([.B1918]) - 1; COM.MICROSOFT.CONCAT(&quot; - &quot;; COLUMN([.B1918]))))" office:value-type="string" office:string-value="Cell 1917 - 2" calcext:value-type="string">
            <text:p>Cell 1917 - 2</text:p>
          </table:table-cell>
        </table:table-row>
        <table:table-row table:style-name="ro1">
          <table:table-cell table:formula="of:= COM.MICROSOFT.CONCAT(&quot;Cell &quot;; COM.MICROSOFT.CONCAT(ROW([.A1919]) - 1; COM.MICROSOFT.CONCAT(&quot; - &quot;; COLUMN([.A1919]))))" office:value-type="string" office:string-value="Cell 1918 - 1" calcext:value-type="string">
            <text:p>Cell 1918 - 1</text:p>
          </table:table-cell>
          <table:table-cell table:formula="of:= COM.MICROSOFT.CONCAT(&quot;Cell &quot;; COM.MICROSOFT.CONCAT(ROW([.B1919]) - 1; COM.MICROSOFT.CONCAT(&quot; - &quot;; COLUMN([.B1919]))))" office:value-type="string" office:string-value="Cell 1918 - 2" calcext:value-type="string">
            <text:p>Cell 1918 - 2</text:p>
          </table:table-cell>
        </table:table-row>
        <table:table-row table:style-name="ro1">
          <table:table-cell table:formula="of:= COM.MICROSOFT.CONCAT(&quot;Cell &quot;; COM.MICROSOFT.CONCAT(ROW([.A1920]) - 1; COM.MICROSOFT.CONCAT(&quot; - &quot;; COLUMN([.A1920]))))" office:value-type="string" office:string-value="Cell 1919 - 1" calcext:value-type="string">
            <text:p>Cell 1919 - 1</text:p>
          </table:table-cell>
          <table:table-cell table:formula="of:= COM.MICROSOFT.CONCAT(&quot;Cell &quot;; COM.MICROSOFT.CONCAT(ROW([.B1920]) - 1; COM.MICROSOFT.CONCAT(&quot; - &quot;; COLUMN([.B1920]))))" office:value-type="string" office:string-value="Cell 1919 - 2" calcext:value-type="string">
            <text:p>Cell 1919 - 2</text:p>
          </table:table-cell>
        </table:table-row>
        <table:table-row table:style-name="ro1">
          <table:table-cell table:formula="of:= COM.MICROSOFT.CONCAT(&quot;Cell &quot;; COM.MICROSOFT.CONCAT(ROW([.A1921]) - 1; COM.MICROSOFT.CONCAT(&quot; - &quot;; COLUMN([.A1921]))))" office:value-type="string" office:string-value="Cell 1920 - 1" calcext:value-type="string">
            <text:p>Cell 1920 - 1</text:p>
          </table:table-cell>
          <table:table-cell table:formula="of:= COM.MICROSOFT.CONCAT(&quot;Cell &quot;; COM.MICROSOFT.CONCAT(ROW([.B1921]) - 1; COM.MICROSOFT.CONCAT(&quot; - &quot;; COLUMN([.B1921]))))" office:value-type="string" office:string-value="Cell 1920 - 2" calcext:value-type="string">
            <text:p>Cell 1920 - 2</text:p>
          </table:table-cell>
        </table:table-row>
        <table:table-row table:style-name="ro1">
          <table:table-cell table:formula="of:= COM.MICROSOFT.CONCAT(&quot;Cell &quot;; COM.MICROSOFT.CONCAT(ROW([.A1922]) - 1; COM.MICROSOFT.CONCAT(&quot; - &quot;; COLUMN([.A1922]))))" office:value-type="string" office:string-value="Cell 1921 - 1" calcext:value-type="string">
            <text:p>Cell 1921 - 1</text:p>
          </table:table-cell>
          <table:table-cell table:formula="of:= COM.MICROSOFT.CONCAT(&quot;Cell &quot;; COM.MICROSOFT.CONCAT(ROW([.B1922]) - 1; COM.MICROSOFT.CONCAT(&quot; - &quot;; COLUMN([.B1922]))))" office:value-type="string" office:string-value="Cell 1921 - 2" calcext:value-type="string">
            <text:p>Cell 1921 - 2</text:p>
          </table:table-cell>
        </table:table-row>
        <table:table-row table:style-name="ro1">
          <table:table-cell table:formula="of:= COM.MICROSOFT.CONCAT(&quot;Cell &quot;; COM.MICROSOFT.CONCAT(ROW([.A1923]) - 1; COM.MICROSOFT.CONCAT(&quot; - &quot;; COLUMN([.A1923]))))" office:value-type="string" office:string-value="Cell 1922 - 1" calcext:value-type="string">
            <text:p>Cell 1922 - 1</text:p>
          </table:table-cell>
          <table:table-cell table:formula="of:= COM.MICROSOFT.CONCAT(&quot;Cell &quot;; COM.MICROSOFT.CONCAT(ROW([.B1923]) - 1; COM.MICROSOFT.CONCAT(&quot; - &quot;; COLUMN([.B1923]))))" office:value-type="string" office:string-value="Cell 1922 - 2" calcext:value-type="string">
            <text:p>Cell 1922 - 2</text:p>
          </table:table-cell>
        </table:table-row>
        <table:table-row table:style-name="ro1">
          <table:table-cell table:formula="of:= COM.MICROSOFT.CONCAT(&quot;Cell &quot;; COM.MICROSOFT.CONCAT(ROW([.A1924]) - 1; COM.MICROSOFT.CONCAT(&quot; - &quot;; COLUMN([.A1924]))))" office:value-type="string" office:string-value="Cell 1923 - 1" calcext:value-type="string">
            <text:p>Cell 1923 - 1</text:p>
          </table:table-cell>
          <table:table-cell table:formula="of:= COM.MICROSOFT.CONCAT(&quot;Cell &quot;; COM.MICROSOFT.CONCAT(ROW([.B1924]) - 1; COM.MICROSOFT.CONCAT(&quot; - &quot;; COLUMN([.B1924]))))" office:value-type="string" office:string-value="Cell 1923 - 2" calcext:value-type="string">
            <text:p>Cell 1923 - 2</text:p>
          </table:table-cell>
        </table:table-row>
        <table:table-row table:style-name="ro1">
          <table:table-cell table:formula="of:= COM.MICROSOFT.CONCAT(&quot;Cell &quot;; COM.MICROSOFT.CONCAT(ROW([.A1925]) - 1; COM.MICROSOFT.CONCAT(&quot; - &quot;; COLUMN([.A1925]))))" office:value-type="string" office:string-value="Cell 1924 - 1" calcext:value-type="string">
            <text:p>Cell 1924 - 1</text:p>
          </table:table-cell>
          <table:table-cell table:formula="of:= COM.MICROSOFT.CONCAT(&quot;Cell &quot;; COM.MICROSOFT.CONCAT(ROW([.B1925]) - 1; COM.MICROSOFT.CONCAT(&quot; - &quot;; COLUMN([.B1925]))))" office:value-type="string" office:string-value="Cell 1924 - 2" calcext:value-type="string">
            <text:p>Cell 1924 - 2</text:p>
          </table:table-cell>
        </table:table-row>
        <table:table-row table:style-name="ro1">
          <table:table-cell table:formula="of:= COM.MICROSOFT.CONCAT(&quot;Cell &quot;; COM.MICROSOFT.CONCAT(ROW([.A1926]) - 1; COM.MICROSOFT.CONCAT(&quot; - &quot;; COLUMN([.A1926]))))" office:value-type="string" office:string-value="Cell 1925 - 1" calcext:value-type="string">
            <text:p>Cell 1925 - 1</text:p>
          </table:table-cell>
          <table:table-cell table:formula="of:= COM.MICROSOFT.CONCAT(&quot;Cell &quot;; COM.MICROSOFT.CONCAT(ROW([.B1926]) - 1; COM.MICROSOFT.CONCAT(&quot; - &quot;; COLUMN([.B1926]))))" office:value-type="string" office:string-value="Cell 1925 - 2" calcext:value-type="string">
            <text:p>Cell 1925 - 2</text:p>
          </table:table-cell>
        </table:table-row>
        <table:table-row table:style-name="ro1">
          <table:table-cell table:formula="of:= COM.MICROSOFT.CONCAT(&quot;Cell &quot;; COM.MICROSOFT.CONCAT(ROW([.A1927]) - 1; COM.MICROSOFT.CONCAT(&quot; - &quot;; COLUMN([.A1927]))))" office:value-type="string" office:string-value="Cell 1926 - 1" calcext:value-type="string">
            <text:p>Cell 1926 - 1</text:p>
          </table:table-cell>
          <table:table-cell table:formula="of:= COM.MICROSOFT.CONCAT(&quot;Cell &quot;; COM.MICROSOFT.CONCAT(ROW([.B1927]) - 1; COM.MICROSOFT.CONCAT(&quot; - &quot;; COLUMN([.B1927]))))" office:value-type="string" office:string-value="Cell 1926 - 2" calcext:value-type="string">
            <text:p>Cell 1926 - 2</text:p>
          </table:table-cell>
        </table:table-row>
        <table:table-row table:style-name="ro1">
          <table:table-cell table:formula="of:= COM.MICROSOFT.CONCAT(&quot;Cell &quot;; COM.MICROSOFT.CONCAT(ROW([.A1928]) - 1; COM.MICROSOFT.CONCAT(&quot; - &quot;; COLUMN([.A1928]))))" office:value-type="string" office:string-value="Cell 1927 - 1" calcext:value-type="string">
            <text:p>Cell 1927 - 1</text:p>
          </table:table-cell>
          <table:table-cell table:formula="of:= COM.MICROSOFT.CONCAT(&quot;Cell &quot;; COM.MICROSOFT.CONCAT(ROW([.B1928]) - 1; COM.MICROSOFT.CONCAT(&quot; - &quot;; COLUMN([.B1928]))))" office:value-type="string" office:string-value="Cell 1927 - 2" calcext:value-type="string">
            <text:p>Cell 1927 - 2</text:p>
          </table:table-cell>
        </table:table-row>
        <table:table-row table:style-name="ro1">
          <table:table-cell table:formula="of:= COM.MICROSOFT.CONCAT(&quot;Cell &quot;; COM.MICROSOFT.CONCAT(ROW([.A1929]) - 1; COM.MICROSOFT.CONCAT(&quot; - &quot;; COLUMN([.A1929]))))" office:value-type="string" office:string-value="Cell 1928 - 1" calcext:value-type="string">
            <text:p>Cell 1928 - 1</text:p>
          </table:table-cell>
          <table:table-cell table:formula="of:= COM.MICROSOFT.CONCAT(&quot;Cell &quot;; COM.MICROSOFT.CONCAT(ROW([.B1929]) - 1; COM.MICROSOFT.CONCAT(&quot; - &quot;; COLUMN([.B1929]))))" office:value-type="string" office:string-value="Cell 1928 - 2" calcext:value-type="string">
            <text:p>Cell 1928 - 2</text:p>
          </table:table-cell>
        </table:table-row>
        <table:table-row table:style-name="ro1">
          <table:table-cell table:formula="of:= COM.MICROSOFT.CONCAT(&quot;Cell &quot;; COM.MICROSOFT.CONCAT(ROW([.A1930]) - 1; COM.MICROSOFT.CONCAT(&quot; - &quot;; COLUMN([.A1930]))))" office:value-type="string" office:string-value="Cell 1929 - 1" calcext:value-type="string">
            <text:p>Cell 1929 - 1</text:p>
          </table:table-cell>
          <table:table-cell table:formula="of:= COM.MICROSOFT.CONCAT(&quot;Cell &quot;; COM.MICROSOFT.CONCAT(ROW([.B1930]) - 1; COM.MICROSOFT.CONCAT(&quot; - &quot;; COLUMN([.B1930]))))" office:value-type="string" office:string-value="Cell 1929 - 2" calcext:value-type="string">
            <text:p>Cell 1929 - 2</text:p>
          </table:table-cell>
        </table:table-row>
        <table:table-row table:style-name="ro1">
          <table:table-cell table:formula="of:= COM.MICROSOFT.CONCAT(&quot;Cell &quot;; COM.MICROSOFT.CONCAT(ROW([.A1931]) - 1; COM.MICROSOFT.CONCAT(&quot; - &quot;; COLUMN([.A1931]))))" office:value-type="string" office:string-value="Cell 1930 - 1" calcext:value-type="string">
            <text:p>Cell 1930 - 1</text:p>
          </table:table-cell>
          <table:table-cell table:formula="of:= COM.MICROSOFT.CONCAT(&quot;Cell &quot;; COM.MICROSOFT.CONCAT(ROW([.B1931]) - 1; COM.MICROSOFT.CONCAT(&quot; - &quot;; COLUMN([.B1931]))))" office:value-type="string" office:string-value="Cell 1930 - 2" calcext:value-type="string">
            <text:p>Cell 1930 - 2</text:p>
          </table:table-cell>
        </table:table-row>
        <table:table-row table:style-name="ro1">
          <table:table-cell table:formula="of:= COM.MICROSOFT.CONCAT(&quot;Cell &quot;; COM.MICROSOFT.CONCAT(ROW([.A1932]) - 1; COM.MICROSOFT.CONCAT(&quot; - &quot;; COLUMN([.A1932]))))" office:value-type="string" office:string-value="Cell 1931 - 1" calcext:value-type="string">
            <text:p>Cell 1931 - 1</text:p>
          </table:table-cell>
          <table:table-cell table:formula="of:= COM.MICROSOFT.CONCAT(&quot;Cell &quot;; COM.MICROSOFT.CONCAT(ROW([.B1932]) - 1; COM.MICROSOFT.CONCAT(&quot; - &quot;; COLUMN([.B1932]))))" office:value-type="string" office:string-value="Cell 1931 - 2" calcext:value-type="string">
            <text:p>Cell 1931 - 2</text:p>
          </table:table-cell>
        </table:table-row>
        <table:table-row table:style-name="ro1">
          <table:table-cell table:formula="of:= COM.MICROSOFT.CONCAT(&quot;Cell &quot;; COM.MICROSOFT.CONCAT(ROW([.A1933]) - 1; COM.MICROSOFT.CONCAT(&quot; - &quot;; COLUMN([.A1933]))))" office:value-type="string" office:string-value="Cell 1932 - 1" calcext:value-type="string">
            <text:p>Cell 1932 - 1</text:p>
          </table:table-cell>
          <table:table-cell table:formula="of:= COM.MICROSOFT.CONCAT(&quot;Cell &quot;; COM.MICROSOFT.CONCAT(ROW([.B1933]) - 1; COM.MICROSOFT.CONCAT(&quot; - &quot;; COLUMN([.B1933]))))" office:value-type="string" office:string-value="Cell 1932 - 2" calcext:value-type="string">
            <text:p>Cell 1932 - 2</text:p>
          </table:table-cell>
        </table:table-row>
        <table:table-row table:style-name="ro1">
          <table:table-cell table:formula="of:= COM.MICROSOFT.CONCAT(&quot;Cell &quot;; COM.MICROSOFT.CONCAT(ROW([.A1934]) - 1; COM.MICROSOFT.CONCAT(&quot; - &quot;; COLUMN([.A1934]))))" office:value-type="string" office:string-value="Cell 1933 - 1" calcext:value-type="string">
            <text:p>Cell 1933 - 1</text:p>
          </table:table-cell>
          <table:table-cell table:formula="of:= COM.MICROSOFT.CONCAT(&quot;Cell &quot;; COM.MICROSOFT.CONCAT(ROW([.B1934]) - 1; COM.MICROSOFT.CONCAT(&quot; - &quot;; COLUMN([.B1934]))))" office:value-type="string" office:string-value="Cell 1933 - 2" calcext:value-type="string">
            <text:p>Cell 1933 - 2</text:p>
          </table:table-cell>
        </table:table-row>
        <table:table-row table:style-name="ro1">
          <table:table-cell table:formula="of:= COM.MICROSOFT.CONCAT(&quot;Cell &quot;; COM.MICROSOFT.CONCAT(ROW([.A1935]) - 1; COM.MICROSOFT.CONCAT(&quot; - &quot;; COLUMN([.A1935]))))" office:value-type="string" office:string-value="Cell 1934 - 1" calcext:value-type="string">
            <text:p>Cell 1934 - 1</text:p>
          </table:table-cell>
          <table:table-cell table:formula="of:= COM.MICROSOFT.CONCAT(&quot;Cell &quot;; COM.MICROSOFT.CONCAT(ROW([.B1935]) - 1; COM.MICROSOFT.CONCAT(&quot; - &quot;; COLUMN([.B1935]))))" office:value-type="string" office:string-value="Cell 1934 - 2" calcext:value-type="string">
            <text:p>Cell 1934 - 2</text:p>
          </table:table-cell>
        </table:table-row>
        <table:table-row table:style-name="ro1">
          <table:table-cell table:formula="of:= COM.MICROSOFT.CONCAT(&quot;Cell &quot;; COM.MICROSOFT.CONCAT(ROW([.A1936]) - 1; COM.MICROSOFT.CONCAT(&quot; - &quot;; COLUMN([.A1936]))))" office:value-type="string" office:string-value="Cell 1935 - 1" calcext:value-type="string">
            <text:p>Cell 1935 - 1</text:p>
          </table:table-cell>
          <table:table-cell table:formula="of:= COM.MICROSOFT.CONCAT(&quot;Cell &quot;; COM.MICROSOFT.CONCAT(ROW([.B1936]) - 1; COM.MICROSOFT.CONCAT(&quot; - &quot;; COLUMN([.B1936]))))" office:value-type="string" office:string-value="Cell 1935 - 2" calcext:value-type="string">
            <text:p>Cell 1935 - 2</text:p>
          </table:table-cell>
        </table:table-row>
        <table:table-row table:style-name="ro1">
          <table:table-cell table:formula="of:= COM.MICROSOFT.CONCAT(&quot;Cell &quot;; COM.MICROSOFT.CONCAT(ROW([.A1937]) - 1; COM.MICROSOFT.CONCAT(&quot; - &quot;; COLUMN([.A1937]))))" office:value-type="string" office:string-value="Cell 1936 - 1" calcext:value-type="string">
            <text:p>Cell 1936 - 1</text:p>
          </table:table-cell>
          <table:table-cell table:formula="of:= COM.MICROSOFT.CONCAT(&quot;Cell &quot;; COM.MICROSOFT.CONCAT(ROW([.B1937]) - 1; COM.MICROSOFT.CONCAT(&quot; - &quot;; COLUMN([.B1937]))))" office:value-type="string" office:string-value="Cell 1936 - 2" calcext:value-type="string">
            <text:p>Cell 1936 - 2</text:p>
          </table:table-cell>
        </table:table-row>
        <table:table-row table:style-name="ro1">
          <table:table-cell table:formula="of:= COM.MICROSOFT.CONCAT(&quot;Cell &quot;; COM.MICROSOFT.CONCAT(ROW([.A1938]) - 1; COM.MICROSOFT.CONCAT(&quot; - &quot;; COLUMN([.A1938]))))" office:value-type="string" office:string-value="Cell 1937 - 1" calcext:value-type="string">
            <text:p>Cell 1937 - 1</text:p>
          </table:table-cell>
          <table:table-cell table:formula="of:= COM.MICROSOFT.CONCAT(&quot;Cell &quot;; COM.MICROSOFT.CONCAT(ROW([.B1938]) - 1; COM.MICROSOFT.CONCAT(&quot; - &quot;; COLUMN([.B1938]))))" office:value-type="string" office:string-value="Cell 1937 - 2" calcext:value-type="string">
            <text:p>Cell 1937 - 2</text:p>
          </table:table-cell>
        </table:table-row>
        <table:table-row table:style-name="ro1">
          <table:table-cell table:formula="of:= COM.MICROSOFT.CONCAT(&quot;Cell &quot;; COM.MICROSOFT.CONCAT(ROW([.A1939]) - 1; COM.MICROSOFT.CONCAT(&quot; - &quot;; COLUMN([.A1939]))))" office:value-type="string" office:string-value="Cell 1938 - 1" calcext:value-type="string">
            <text:p>Cell 1938 - 1</text:p>
          </table:table-cell>
          <table:table-cell table:formula="of:= COM.MICROSOFT.CONCAT(&quot;Cell &quot;; COM.MICROSOFT.CONCAT(ROW([.B1939]) - 1; COM.MICROSOFT.CONCAT(&quot; - &quot;; COLUMN([.B1939]))))" office:value-type="string" office:string-value="Cell 1938 - 2" calcext:value-type="string">
            <text:p>Cell 1938 - 2</text:p>
          </table:table-cell>
        </table:table-row>
        <table:table-row table:style-name="ro1">
          <table:table-cell table:formula="of:= COM.MICROSOFT.CONCAT(&quot;Cell &quot;; COM.MICROSOFT.CONCAT(ROW([.A1940]) - 1; COM.MICROSOFT.CONCAT(&quot; - &quot;; COLUMN([.A1940]))))" office:value-type="string" office:string-value="Cell 1939 - 1" calcext:value-type="string">
            <text:p>Cell 1939 - 1</text:p>
          </table:table-cell>
          <table:table-cell table:formula="of:= COM.MICROSOFT.CONCAT(&quot;Cell &quot;; COM.MICROSOFT.CONCAT(ROW([.B1940]) - 1; COM.MICROSOFT.CONCAT(&quot; - &quot;; COLUMN([.B1940]))))" office:value-type="string" office:string-value="Cell 1939 - 2" calcext:value-type="string">
            <text:p>Cell 1939 - 2</text:p>
          </table:table-cell>
        </table:table-row>
        <table:table-row table:style-name="ro1">
          <table:table-cell table:formula="of:= COM.MICROSOFT.CONCAT(&quot;Cell &quot;; COM.MICROSOFT.CONCAT(ROW([.A1941]) - 1; COM.MICROSOFT.CONCAT(&quot; - &quot;; COLUMN([.A1941]))))" office:value-type="string" office:string-value="Cell 1940 - 1" calcext:value-type="string">
            <text:p>Cell 1940 - 1</text:p>
          </table:table-cell>
          <table:table-cell table:formula="of:= COM.MICROSOFT.CONCAT(&quot;Cell &quot;; COM.MICROSOFT.CONCAT(ROW([.B1941]) - 1; COM.MICROSOFT.CONCAT(&quot; - &quot;; COLUMN([.B1941]))))" office:value-type="string" office:string-value="Cell 1940 - 2" calcext:value-type="string">
            <text:p>Cell 1940 - 2</text:p>
          </table:table-cell>
        </table:table-row>
        <table:table-row table:style-name="ro1">
          <table:table-cell table:formula="of:= COM.MICROSOFT.CONCAT(&quot;Cell &quot;; COM.MICROSOFT.CONCAT(ROW([.A1942]) - 1; COM.MICROSOFT.CONCAT(&quot; - &quot;; COLUMN([.A1942]))))" office:value-type="string" office:string-value="Cell 1941 - 1" calcext:value-type="string">
            <text:p>Cell 1941 - 1</text:p>
          </table:table-cell>
          <table:table-cell table:formula="of:= COM.MICROSOFT.CONCAT(&quot;Cell &quot;; COM.MICROSOFT.CONCAT(ROW([.B1942]) - 1; COM.MICROSOFT.CONCAT(&quot; - &quot;; COLUMN([.B1942]))))" office:value-type="string" office:string-value="Cell 1941 - 2" calcext:value-type="string">
            <text:p>Cell 1941 - 2</text:p>
          </table:table-cell>
        </table:table-row>
        <table:table-row table:style-name="ro1">
          <table:table-cell table:formula="of:= COM.MICROSOFT.CONCAT(&quot;Cell &quot;; COM.MICROSOFT.CONCAT(ROW([.A1943]) - 1; COM.MICROSOFT.CONCAT(&quot; - &quot;; COLUMN([.A1943]))))" office:value-type="string" office:string-value="Cell 1942 - 1" calcext:value-type="string">
            <text:p>Cell 1942 - 1</text:p>
          </table:table-cell>
          <table:table-cell table:formula="of:= COM.MICROSOFT.CONCAT(&quot;Cell &quot;; COM.MICROSOFT.CONCAT(ROW([.B1943]) - 1; COM.MICROSOFT.CONCAT(&quot; - &quot;; COLUMN([.B1943]))))" office:value-type="string" office:string-value="Cell 1942 - 2" calcext:value-type="string">
            <text:p>Cell 1942 - 2</text:p>
          </table:table-cell>
        </table:table-row>
        <table:table-row table:style-name="ro1">
          <table:table-cell table:formula="of:= COM.MICROSOFT.CONCAT(&quot;Cell &quot;; COM.MICROSOFT.CONCAT(ROW([.A1944]) - 1; COM.MICROSOFT.CONCAT(&quot; - &quot;; COLUMN([.A1944]))))" office:value-type="string" office:string-value="Cell 1943 - 1" calcext:value-type="string">
            <text:p>Cell 1943 - 1</text:p>
          </table:table-cell>
          <table:table-cell table:formula="of:= COM.MICROSOFT.CONCAT(&quot;Cell &quot;; COM.MICROSOFT.CONCAT(ROW([.B1944]) - 1; COM.MICROSOFT.CONCAT(&quot; - &quot;; COLUMN([.B1944]))))" office:value-type="string" office:string-value="Cell 1943 - 2" calcext:value-type="string">
            <text:p>Cell 1943 - 2</text:p>
          </table:table-cell>
        </table:table-row>
        <table:table-row table:style-name="ro1">
          <table:table-cell table:formula="of:= COM.MICROSOFT.CONCAT(&quot;Cell &quot;; COM.MICROSOFT.CONCAT(ROW([.A1945]) - 1; COM.MICROSOFT.CONCAT(&quot; - &quot;; COLUMN([.A1945]))))" office:value-type="string" office:string-value="Cell 1944 - 1" calcext:value-type="string">
            <text:p>Cell 1944 - 1</text:p>
          </table:table-cell>
          <table:table-cell table:formula="of:= COM.MICROSOFT.CONCAT(&quot;Cell &quot;; COM.MICROSOFT.CONCAT(ROW([.B1945]) - 1; COM.MICROSOFT.CONCAT(&quot; - &quot;; COLUMN([.B1945]))))" office:value-type="string" office:string-value="Cell 1944 - 2" calcext:value-type="string">
            <text:p>Cell 1944 - 2</text:p>
          </table:table-cell>
        </table:table-row>
        <table:table-row table:style-name="ro1">
          <table:table-cell table:formula="of:= COM.MICROSOFT.CONCAT(&quot;Cell &quot;; COM.MICROSOFT.CONCAT(ROW([.A1946]) - 1; COM.MICROSOFT.CONCAT(&quot; - &quot;; COLUMN([.A1946]))))" office:value-type="string" office:string-value="Cell 1945 - 1" calcext:value-type="string">
            <text:p>Cell 1945 - 1</text:p>
          </table:table-cell>
          <table:table-cell table:formula="of:= COM.MICROSOFT.CONCAT(&quot;Cell &quot;; COM.MICROSOFT.CONCAT(ROW([.B1946]) - 1; COM.MICROSOFT.CONCAT(&quot; - &quot;; COLUMN([.B1946]))))" office:value-type="string" office:string-value="Cell 1945 - 2" calcext:value-type="string">
            <text:p>Cell 1945 - 2</text:p>
          </table:table-cell>
        </table:table-row>
        <table:table-row table:style-name="ro1">
          <table:table-cell table:formula="of:= COM.MICROSOFT.CONCAT(&quot;Cell &quot;; COM.MICROSOFT.CONCAT(ROW([.A1947]) - 1; COM.MICROSOFT.CONCAT(&quot; - &quot;; COLUMN([.A1947]))))" office:value-type="string" office:string-value="Cell 1946 - 1" calcext:value-type="string">
            <text:p>Cell 1946 - 1</text:p>
          </table:table-cell>
          <table:table-cell table:formula="of:= COM.MICROSOFT.CONCAT(&quot;Cell &quot;; COM.MICROSOFT.CONCAT(ROW([.B1947]) - 1; COM.MICROSOFT.CONCAT(&quot; - &quot;; COLUMN([.B1947]))))" office:value-type="string" office:string-value="Cell 1946 - 2" calcext:value-type="string">
            <text:p>Cell 1946 - 2</text:p>
          </table:table-cell>
        </table:table-row>
        <table:table-row table:style-name="ro1">
          <table:table-cell table:formula="of:= COM.MICROSOFT.CONCAT(&quot;Cell &quot;; COM.MICROSOFT.CONCAT(ROW([.A1948]) - 1; COM.MICROSOFT.CONCAT(&quot; - &quot;; COLUMN([.A1948]))))" office:value-type="string" office:string-value="Cell 1947 - 1" calcext:value-type="string">
            <text:p>Cell 1947 - 1</text:p>
          </table:table-cell>
          <table:table-cell table:formula="of:= COM.MICROSOFT.CONCAT(&quot;Cell &quot;; COM.MICROSOFT.CONCAT(ROW([.B1948]) - 1; COM.MICROSOFT.CONCAT(&quot; - &quot;; COLUMN([.B1948]))))" office:value-type="string" office:string-value="Cell 1947 - 2" calcext:value-type="string">
            <text:p>Cell 1947 - 2</text:p>
          </table:table-cell>
        </table:table-row>
        <table:table-row table:style-name="ro1">
          <table:table-cell table:formula="of:= COM.MICROSOFT.CONCAT(&quot;Cell &quot;; COM.MICROSOFT.CONCAT(ROW([.A1949]) - 1; COM.MICROSOFT.CONCAT(&quot; - &quot;; COLUMN([.A1949]))))" office:value-type="string" office:string-value="Cell 1948 - 1" calcext:value-type="string">
            <text:p>Cell 1948 - 1</text:p>
          </table:table-cell>
          <table:table-cell table:formula="of:= COM.MICROSOFT.CONCAT(&quot;Cell &quot;; COM.MICROSOFT.CONCAT(ROW([.B1949]) - 1; COM.MICROSOFT.CONCAT(&quot; - &quot;; COLUMN([.B1949]))))" office:value-type="string" office:string-value="Cell 1948 - 2" calcext:value-type="string">
            <text:p>Cell 1948 - 2</text:p>
          </table:table-cell>
        </table:table-row>
        <table:table-row table:style-name="ro1">
          <table:table-cell table:formula="of:= COM.MICROSOFT.CONCAT(&quot;Cell &quot;; COM.MICROSOFT.CONCAT(ROW([.A1950]) - 1; COM.MICROSOFT.CONCAT(&quot; - &quot;; COLUMN([.A1950]))))" office:value-type="string" office:string-value="Cell 1949 - 1" calcext:value-type="string">
            <text:p>Cell 1949 - 1</text:p>
          </table:table-cell>
          <table:table-cell table:formula="of:= COM.MICROSOFT.CONCAT(&quot;Cell &quot;; COM.MICROSOFT.CONCAT(ROW([.B1950]) - 1; COM.MICROSOFT.CONCAT(&quot; - &quot;; COLUMN([.B1950]))))" office:value-type="string" office:string-value="Cell 1949 - 2" calcext:value-type="string">
            <text:p>Cell 1949 - 2</text:p>
          </table:table-cell>
        </table:table-row>
        <table:table-row table:style-name="ro1">
          <table:table-cell table:formula="of:= COM.MICROSOFT.CONCAT(&quot;Cell &quot;; COM.MICROSOFT.CONCAT(ROW([.A1951]) - 1; COM.MICROSOFT.CONCAT(&quot; - &quot;; COLUMN([.A1951]))))" office:value-type="string" office:string-value="Cell 1950 - 1" calcext:value-type="string">
            <text:p>Cell 1950 - 1</text:p>
          </table:table-cell>
          <table:table-cell table:formula="of:= COM.MICROSOFT.CONCAT(&quot;Cell &quot;; COM.MICROSOFT.CONCAT(ROW([.B1951]) - 1; COM.MICROSOFT.CONCAT(&quot; - &quot;; COLUMN([.B1951]))))" office:value-type="string" office:string-value="Cell 1950 - 2" calcext:value-type="string">
            <text:p>Cell 1950 - 2</text:p>
          </table:table-cell>
        </table:table-row>
        <table:table-row table:style-name="ro1">
          <table:table-cell table:formula="of:= COM.MICROSOFT.CONCAT(&quot;Cell &quot;; COM.MICROSOFT.CONCAT(ROW([.A1952]) - 1; COM.MICROSOFT.CONCAT(&quot; - &quot;; COLUMN([.A1952]))))" office:value-type="string" office:string-value="Cell 1951 - 1" calcext:value-type="string">
            <text:p>Cell 1951 - 1</text:p>
          </table:table-cell>
          <table:table-cell table:formula="of:= COM.MICROSOFT.CONCAT(&quot;Cell &quot;; COM.MICROSOFT.CONCAT(ROW([.B1952]) - 1; COM.MICROSOFT.CONCAT(&quot; - &quot;; COLUMN([.B1952]))))" office:value-type="string" office:string-value="Cell 1951 - 2" calcext:value-type="string">
            <text:p>Cell 1951 - 2</text:p>
          </table:table-cell>
        </table:table-row>
        <table:table-row table:style-name="ro1">
          <table:table-cell table:formula="of:= COM.MICROSOFT.CONCAT(&quot;Cell &quot;; COM.MICROSOFT.CONCAT(ROW([.A1953]) - 1; COM.MICROSOFT.CONCAT(&quot; - &quot;; COLUMN([.A1953]))))" office:value-type="string" office:string-value="Cell 1952 - 1" calcext:value-type="string">
            <text:p>Cell 1952 - 1</text:p>
          </table:table-cell>
          <table:table-cell table:formula="of:= COM.MICROSOFT.CONCAT(&quot;Cell &quot;; COM.MICROSOFT.CONCAT(ROW([.B1953]) - 1; COM.MICROSOFT.CONCAT(&quot; - &quot;; COLUMN([.B1953]))))" office:value-type="string" office:string-value="Cell 1952 - 2" calcext:value-type="string">
            <text:p>Cell 1952 - 2</text:p>
          </table:table-cell>
        </table:table-row>
        <table:table-row table:style-name="ro1">
          <table:table-cell table:formula="of:= COM.MICROSOFT.CONCAT(&quot;Cell &quot;; COM.MICROSOFT.CONCAT(ROW([.A1954]) - 1; COM.MICROSOFT.CONCAT(&quot; - &quot;; COLUMN([.A1954]))))" office:value-type="string" office:string-value="Cell 1953 - 1" calcext:value-type="string">
            <text:p>Cell 1953 - 1</text:p>
          </table:table-cell>
          <table:table-cell table:formula="of:= COM.MICROSOFT.CONCAT(&quot;Cell &quot;; COM.MICROSOFT.CONCAT(ROW([.B1954]) - 1; COM.MICROSOFT.CONCAT(&quot; - &quot;; COLUMN([.B1954]))))" office:value-type="string" office:string-value="Cell 1953 - 2" calcext:value-type="string">
            <text:p>Cell 1953 - 2</text:p>
          </table:table-cell>
        </table:table-row>
        <table:table-row table:style-name="ro1">
          <table:table-cell table:formula="of:= COM.MICROSOFT.CONCAT(&quot;Cell &quot;; COM.MICROSOFT.CONCAT(ROW([.A1955]) - 1; COM.MICROSOFT.CONCAT(&quot; - &quot;; COLUMN([.A1955]))))" office:value-type="string" office:string-value="Cell 1954 - 1" calcext:value-type="string">
            <text:p>Cell 1954 - 1</text:p>
          </table:table-cell>
          <table:table-cell table:formula="of:= COM.MICROSOFT.CONCAT(&quot;Cell &quot;; COM.MICROSOFT.CONCAT(ROW([.B1955]) - 1; COM.MICROSOFT.CONCAT(&quot; - &quot;; COLUMN([.B1955]))))" office:value-type="string" office:string-value="Cell 1954 - 2" calcext:value-type="string">
            <text:p>Cell 1954 - 2</text:p>
          </table:table-cell>
        </table:table-row>
        <table:table-row table:style-name="ro1">
          <table:table-cell table:formula="of:= COM.MICROSOFT.CONCAT(&quot;Cell &quot;; COM.MICROSOFT.CONCAT(ROW([.A1956]) - 1; COM.MICROSOFT.CONCAT(&quot; - &quot;; COLUMN([.A1956]))))" office:value-type="string" office:string-value="Cell 1955 - 1" calcext:value-type="string">
            <text:p>Cell 1955 - 1</text:p>
          </table:table-cell>
          <table:table-cell table:formula="of:= COM.MICROSOFT.CONCAT(&quot;Cell &quot;; COM.MICROSOFT.CONCAT(ROW([.B1956]) - 1; COM.MICROSOFT.CONCAT(&quot; - &quot;; COLUMN([.B1956]))))" office:value-type="string" office:string-value="Cell 1955 - 2" calcext:value-type="string">
            <text:p>Cell 1955 - 2</text:p>
          </table:table-cell>
        </table:table-row>
        <table:table-row table:style-name="ro1">
          <table:table-cell table:formula="of:= COM.MICROSOFT.CONCAT(&quot;Cell &quot;; COM.MICROSOFT.CONCAT(ROW([.A1957]) - 1; COM.MICROSOFT.CONCAT(&quot; - &quot;; COLUMN([.A1957]))))" office:value-type="string" office:string-value="Cell 1956 - 1" calcext:value-type="string">
            <text:p>Cell 1956 - 1</text:p>
          </table:table-cell>
          <table:table-cell table:formula="of:= COM.MICROSOFT.CONCAT(&quot;Cell &quot;; COM.MICROSOFT.CONCAT(ROW([.B1957]) - 1; COM.MICROSOFT.CONCAT(&quot; - &quot;; COLUMN([.B1957]))))" office:value-type="string" office:string-value="Cell 1956 - 2" calcext:value-type="string">
            <text:p>Cell 1956 - 2</text:p>
          </table:table-cell>
        </table:table-row>
        <table:table-row table:style-name="ro1">
          <table:table-cell table:formula="of:= COM.MICROSOFT.CONCAT(&quot;Cell &quot;; COM.MICROSOFT.CONCAT(ROW([.A1958]) - 1; COM.MICROSOFT.CONCAT(&quot; - &quot;; COLUMN([.A1958]))))" office:value-type="string" office:string-value="Cell 1957 - 1" calcext:value-type="string">
            <text:p>Cell 1957 - 1</text:p>
          </table:table-cell>
          <table:table-cell table:formula="of:= COM.MICROSOFT.CONCAT(&quot;Cell &quot;; COM.MICROSOFT.CONCAT(ROW([.B1958]) - 1; COM.MICROSOFT.CONCAT(&quot; - &quot;; COLUMN([.B1958]))))" office:value-type="string" office:string-value="Cell 1957 - 2" calcext:value-type="string">
            <text:p>Cell 1957 - 2</text:p>
          </table:table-cell>
        </table:table-row>
        <table:table-row table:style-name="ro1">
          <table:table-cell table:formula="of:= COM.MICROSOFT.CONCAT(&quot;Cell &quot;; COM.MICROSOFT.CONCAT(ROW([.A1959]) - 1; COM.MICROSOFT.CONCAT(&quot; - &quot;; COLUMN([.A1959]))))" office:value-type="string" office:string-value="Cell 1958 - 1" calcext:value-type="string">
            <text:p>Cell 1958 - 1</text:p>
          </table:table-cell>
          <table:table-cell table:formula="of:= COM.MICROSOFT.CONCAT(&quot;Cell &quot;; COM.MICROSOFT.CONCAT(ROW([.B1959]) - 1; COM.MICROSOFT.CONCAT(&quot; - &quot;; COLUMN([.B1959]))))" office:value-type="string" office:string-value="Cell 1958 - 2" calcext:value-type="string">
            <text:p>Cell 1958 - 2</text:p>
          </table:table-cell>
        </table:table-row>
        <table:table-row table:style-name="ro1">
          <table:table-cell table:formula="of:= COM.MICROSOFT.CONCAT(&quot;Cell &quot;; COM.MICROSOFT.CONCAT(ROW([.A1960]) - 1; COM.MICROSOFT.CONCAT(&quot; - &quot;; COLUMN([.A1960]))))" office:value-type="string" office:string-value="Cell 1959 - 1" calcext:value-type="string">
            <text:p>Cell 1959 - 1</text:p>
          </table:table-cell>
          <table:table-cell table:formula="of:= COM.MICROSOFT.CONCAT(&quot;Cell &quot;; COM.MICROSOFT.CONCAT(ROW([.B1960]) - 1; COM.MICROSOFT.CONCAT(&quot; - &quot;; COLUMN([.B1960]))))" office:value-type="string" office:string-value="Cell 1959 - 2" calcext:value-type="string">
            <text:p>Cell 1959 - 2</text:p>
          </table:table-cell>
        </table:table-row>
        <table:table-row table:style-name="ro1">
          <table:table-cell table:formula="of:= COM.MICROSOFT.CONCAT(&quot;Cell &quot;; COM.MICROSOFT.CONCAT(ROW([.A1961]) - 1; COM.MICROSOFT.CONCAT(&quot; - &quot;; COLUMN([.A1961]))))" office:value-type="string" office:string-value="Cell 1960 - 1" calcext:value-type="string">
            <text:p>Cell 1960 - 1</text:p>
          </table:table-cell>
          <table:table-cell table:formula="of:= COM.MICROSOFT.CONCAT(&quot;Cell &quot;; COM.MICROSOFT.CONCAT(ROW([.B1961]) - 1; COM.MICROSOFT.CONCAT(&quot; - &quot;; COLUMN([.B1961]))))" office:value-type="string" office:string-value="Cell 1960 - 2" calcext:value-type="string">
            <text:p>Cell 1960 - 2</text:p>
          </table:table-cell>
        </table:table-row>
        <table:table-row table:style-name="ro1">
          <table:table-cell table:formula="of:= COM.MICROSOFT.CONCAT(&quot;Cell &quot;; COM.MICROSOFT.CONCAT(ROW([.A1962]) - 1; COM.MICROSOFT.CONCAT(&quot; - &quot;; COLUMN([.A1962]))))" office:value-type="string" office:string-value="Cell 1961 - 1" calcext:value-type="string">
            <text:p>Cell 1961 - 1</text:p>
          </table:table-cell>
          <table:table-cell table:formula="of:= COM.MICROSOFT.CONCAT(&quot;Cell &quot;; COM.MICROSOFT.CONCAT(ROW([.B1962]) - 1; COM.MICROSOFT.CONCAT(&quot; - &quot;; COLUMN([.B1962]))))" office:value-type="string" office:string-value="Cell 1961 - 2" calcext:value-type="string">
            <text:p>Cell 1961 - 2</text:p>
          </table:table-cell>
        </table:table-row>
        <table:table-row table:style-name="ro1">
          <table:table-cell table:formula="of:= COM.MICROSOFT.CONCAT(&quot;Cell &quot;; COM.MICROSOFT.CONCAT(ROW([.A1963]) - 1; COM.MICROSOFT.CONCAT(&quot; - &quot;; COLUMN([.A1963]))))" office:value-type="string" office:string-value="Cell 1962 - 1" calcext:value-type="string">
            <text:p>Cell 1962 - 1</text:p>
          </table:table-cell>
          <table:table-cell table:formula="of:= COM.MICROSOFT.CONCAT(&quot;Cell &quot;; COM.MICROSOFT.CONCAT(ROW([.B1963]) - 1; COM.MICROSOFT.CONCAT(&quot; - &quot;; COLUMN([.B1963]))))" office:value-type="string" office:string-value="Cell 1962 - 2" calcext:value-type="string">
            <text:p>Cell 1962 - 2</text:p>
          </table:table-cell>
        </table:table-row>
        <table:table-row table:style-name="ro1">
          <table:table-cell table:formula="of:= COM.MICROSOFT.CONCAT(&quot;Cell &quot;; COM.MICROSOFT.CONCAT(ROW([.A1964]) - 1; COM.MICROSOFT.CONCAT(&quot; - &quot;; COLUMN([.A1964]))))" office:value-type="string" office:string-value="Cell 1963 - 1" calcext:value-type="string">
            <text:p>Cell 1963 - 1</text:p>
          </table:table-cell>
          <table:table-cell table:formula="of:= COM.MICROSOFT.CONCAT(&quot;Cell &quot;; COM.MICROSOFT.CONCAT(ROW([.B1964]) - 1; COM.MICROSOFT.CONCAT(&quot; - &quot;; COLUMN([.B1964]))))" office:value-type="string" office:string-value="Cell 1963 - 2" calcext:value-type="string">
            <text:p>Cell 1963 - 2</text:p>
          </table:table-cell>
        </table:table-row>
        <table:table-row table:style-name="ro1">
          <table:table-cell table:formula="of:= COM.MICROSOFT.CONCAT(&quot;Cell &quot;; COM.MICROSOFT.CONCAT(ROW([.A1965]) - 1; COM.MICROSOFT.CONCAT(&quot; - &quot;; COLUMN([.A1965]))))" office:value-type="string" office:string-value="Cell 1964 - 1" calcext:value-type="string">
            <text:p>Cell 1964 - 1</text:p>
          </table:table-cell>
          <table:table-cell table:formula="of:= COM.MICROSOFT.CONCAT(&quot;Cell &quot;; COM.MICROSOFT.CONCAT(ROW([.B1965]) - 1; COM.MICROSOFT.CONCAT(&quot; - &quot;; COLUMN([.B1965]))))" office:value-type="string" office:string-value="Cell 1964 - 2" calcext:value-type="string">
            <text:p>Cell 1964 - 2</text:p>
          </table:table-cell>
        </table:table-row>
        <table:table-row table:style-name="ro1">
          <table:table-cell table:formula="of:= COM.MICROSOFT.CONCAT(&quot;Cell &quot;; COM.MICROSOFT.CONCAT(ROW([.A1966]) - 1; COM.MICROSOFT.CONCAT(&quot; - &quot;; COLUMN([.A1966]))))" office:value-type="string" office:string-value="Cell 1965 - 1" calcext:value-type="string">
            <text:p>Cell 1965 - 1</text:p>
          </table:table-cell>
          <table:table-cell table:formula="of:= COM.MICROSOFT.CONCAT(&quot;Cell &quot;; COM.MICROSOFT.CONCAT(ROW([.B1966]) - 1; COM.MICROSOFT.CONCAT(&quot; - &quot;; COLUMN([.B1966]))))" office:value-type="string" office:string-value="Cell 1965 - 2" calcext:value-type="string">
            <text:p>Cell 1965 - 2</text:p>
          </table:table-cell>
        </table:table-row>
        <table:table-row table:style-name="ro1">
          <table:table-cell table:formula="of:= COM.MICROSOFT.CONCAT(&quot;Cell &quot;; COM.MICROSOFT.CONCAT(ROW([.A1967]) - 1; COM.MICROSOFT.CONCAT(&quot; - &quot;; COLUMN([.A1967]))))" office:value-type="string" office:string-value="Cell 1966 - 1" calcext:value-type="string">
            <text:p>Cell 1966 - 1</text:p>
          </table:table-cell>
          <table:table-cell table:formula="of:= COM.MICROSOFT.CONCAT(&quot;Cell &quot;; COM.MICROSOFT.CONCAT(ROW([.B1967]) - 1; COM.MICROSOFT.CONCAT(&quot; - &quot;; COLUMN([.B1967]))))" office:value-type="string" office:string-value="Cell 1966 - 2" calcext:value-type="string">
            <text:p>Cell 1966 - 2</text:p>
          </table:table-cell>
        </table:table-row>
        <table:table-row table:style-name="ro1">
          <table:table-cell table:formula="of:= COM.MICROSOFT.CONCAT(&quot;Cell &quot;; COM.MICROSOFT.CONCAT(ROW([.A1968]) - 1; COM.MICROSOFT.CONCAT(&quot; - &quot;; COLUMN([.A1968]))))" office:value-type="string" office:string-value="Cell 1967 - 1" calcext:value-type="string">
            <text:p>Cell 1967 - 1</text:p>
          </table:table-cell>
          <table:table-cell table:formula="of:= COM.MICROSOFT.CONCAT(&quot;Cell &quot;; COM.MICROSOFT.CONCAT(ROW([.B1968]) - 1; COM.MICROSOFT.CONCAT(&quot; - &quot;; COLUMN([.B1968]))))" office:value-type="string" office:string-value="Cell 1967 - 2" calcext:value-type="string">
            <text:p>Cell 1967 - 2</text:p>
          </table:table-cell>
        </table:table-row>
        <table:table-row table:style-name="ro1">
          <table:table-cell table:formula="of:= COM.MICROSOFT.CONCAT(&quot;Cell &quot;; COM.MICROSOFT.CONCAT(ROW([.A1969]) - 1; COM.MICROSOFT.CONCAT(&quot; - &quot;; COLUMN([.A1969]))))" office:value-type="string" office:string-value="Cell 1968 - 1" calcext:value-type="string">
            <text:p>Cell 1968 - 1</text:p>
          </table:table-cell>
          <table:table-cell table:formula="of:= COM.MICROSOFT.CONCAT(&quot;Cell &quot;; COM.MICROSOFT.CONCAT(ROW([.B1969]) - 1; COM.MICROSOFT.CONCAT(&quot; - &quot;; COLUMN([.B1969]))))" office:value-type="string" office:string-value="Cell 1968 - 2" calcext:value-type="string">
            <text:p>Cell 1968 - 2</text:p>
          </table:table-cell>
        </table:table-row>
        <table:table-row table:style-name="ro1">
          <table:table-cell table:formula="of:= COM.MICROSOFT.CONCAT(&quot;Cell &quot;; COM.MICROSOFT.CONCAT(ROW([.A1970]) - 1; COM.MICROSOFT.CONCAT(&quot; - &quot;; COLUMN([.A1970]))))" office:value-type="string" office:string-value="Cell 1969 - 1" calcext:value-type="string">
            <text:p>Cell 1969 - 1</text:p>
          </table:table-cell>
          <table:table-cell table:formula="of:= COM.MICROSOFT.CONCAT(&quot;Cell &quot;; COM.MICROSOFT.CONCAT(ROW([.B1970]) - 1; COM.MICROSOFT.CONCAT(&quot; - &quot;; COLUMN([.B1970]))))" office:value-type="string" office:string-value="Cell 1969 - 2" calcext:value-type="string">
            <text:p>Cell 1969 - 2</text:p>
          </table:table-cell>
        </table:table-row>
        <table:table-row table:style-name="ro1">
          <table:table-cell table:formula="of:= COM.MICROSOFT.CONCAT(&quot;Cell &quot;; COM.MICROSOFT.CONCAT(ROW([.A1971]) - 1; COM.MICROSOFT.CONCAT(&quot; - &quot;; COLUMN([.A1971]))))" office:value-type="string" office:string-value="Cell 1970 - 1" calcext:value-type="string">
            <text:p>Cell 1970 - 1</text:p>
          </table:table-cell>
          <table:table-cell table:formula="of:= COM.MICROSOFT.CONCAT(&quot;Cell &quot;; COM.MICROSOFT.CONCAT(ROW([.B1971]) - 1; COM.MICROSOFT.CONCAT(&quot; - &quot;; COLUMN([.B1971]))))" office:value-type="string" office:string-value="Cell 1970 - 2" calcext:value-type="string">
            <text:p>Cell 1970 - 2</text:p>
          </table:table-cell>
        </table:table-row>
        <table:table-row table:style-name="ro1">
          <table:table-cell table:formula="of:= COM.MICROSOFT.CONCAT(&quot;Cell &quot;; COM.MICROSOFT.CONCAT(ROW([.A1972]) - 1; COM.MICROSOFT.CONCAT(&quot; - &quot;; COLUMN([.A1972]))))" office:value-type="string" office:string-value="Cell 1971 - 1" calcext:value-type="string">
            <text:p>Cell 1971 - 1</text:p>
          </table:table-cell>
          <table:table-cell table:formula="of:= COM.MICROSOFT.CONCAT(&quot;Cell &quot;; COM.MICROSOFT.CONCAT(ROW([.B1972]) - 1; COM.MICROSOFT.CONCAT(&quot; - &quot;; COLUMN([.B1972]))))" office:value-type="string" office:string-value="Cell 1971 - 2" calcext:value-type="string">
            <text:p>Cell 1971 - 2</text:p>
          </table:table-cell>
        </table:table-row>
        <table:table-row table:style-name="ro1">
          <table:table-cell table:formula="of:= COM.MICROSOFT.CONCAT(&quot;Cell &quot;; COM.MICROSOFT.CONCAT(ROW([.A1973]) - 1; COM.MICROSOFT.CONCAT(&quot; - &quot;; COLUMN([.A1973]))))" office:value-type="string" office:string-value="Cell 1972 - 1" calcext:value-type="string">
            <text:p>Cell 1972 - 1</text:p>
          </table:table-cell>
          <table:table-cell table:formula="of:= COM.MICROSOFT.CONCAT(&quot;Cell &quot;; COM.MICROSOFT.CONCAT(ROW([.B1973]) - 1; COM.MICROSOFT.CONCAT(&quot; - &quot;; COLUMN([.B1973]))))" office:value-type="string" office:string-value="Cell 1972 - 2" calcext:value-type="string">
            <text:p>Cell 1972 - 2</text:p>
          </table:table-cell>
        </table:table-row>
        <table:table-row table:style-name="ro1">
          <table:table-cell table:formula="of:= COM.MICROSOFT.CONCAT(&quot;Cell &quot;; COM.MICROSOFT.CONCAT(ROW([.A1974]) - 1; COM.MICROSOFT.CONCAT(&quot; - &quot;; COLUMN([.A1974]))))" office:value-type="string" office:string-value="Cell 1973 - 1" calcext:value-type="string">
            <text:p>Cell 1973 - 1</text:p>
          </table:table-cell>
          <table:table-cell table:formula="of:= COM.MICROSOFT.CONCAT(&quot;Cell &quot;; COM.MICROSOFT.CONCAT(ROW([.B1974]) - 1; COM.MICROSOFT.CONCAT(&quot; - &quot;; COLUMN([.B1974]))))" office:value-type="string" office:string-value="Cell 1973 - 2" calcext:value-type="string">
            <text:p>Cell 1973 - 2</text:p>
          </table:table-cell>
        </table:table-row>
        <table:table-row table:style-name="ro1">
          <table:table-cell table:formula="of:= COM.MICROSOFT.CONCAT(&quot;Cell &quot;; COM.MICROSOFT.CONCAT(ROW([.A1975]) - 1; COM.MICROSOFT.CONCAT(&quot; - &quot;; COLUMN([.A1975]))))" office:value-type="string" office:string-value="Cell 1974 - 1" calcext:value-type="string">
            <text:p>Cell 1974 - 1</text:p>
          </table:table-cell>
          <table:table-cell table:formula="of:= COM.MICROSOFT.CONCAT(&quot;Cell &quot;; COM.MICROSOFT.CONCAT(ROW([.B1975]) - 1; COM.MICROSOFT.CONCAT(&quot; - &quot;; COLUMN([.B1975]))))" office:value-type="string" office:string-value="Cell 1974 - 2" calcext:value-type="string">
            <text:p>Cell 1974 - 2</text:p>
          </table:table-cell>
        </table:table-row>
        <table:table-row table:style-name="ro1">
          <table:table-cell table:formula="of:= COM.MICROSOFT.CONCAT(&quot;Cell &quot;; COM.MICROSOFT.CONCAT(ROW([.A1976]) - 1; COM.MICROSOFT.CONCAT(&quot; - &quot;; COLUMN([.A1976]))))" office:value-type="string" office:string-value="Cell 1975 - 1" calcext:value-type="string">
            <text:p>Cell 1975 - 1</text:p>
          </table:table-cell>
          <table:table-cell table:formula="of:= COM.MICROSOFT.CONCAT(&quot;Cell &quot;; COM.MICROSOFT.CONCAT(ROW([.B1976]) - 1; COM.MICROSOFT.CONCAT(&quot; - &quot;; COLUMN([.B1976]))))" office:value-type="string" office:string-value="Cell 1975 - 2" calcext:value-type="string">
            <text:p>Cell 1975 - 2</text:p>
          </table:table-cell>
        </table:table-row>
        <table:table-row table:style-name="ro1">
          <table:table-cell table:formula="of:= COM.MICROSOFT.CONCAT(&quot;Cell &quot;; COM.MICROSOFT.CONCAT(ROW([.A1977]) - 1; COM.MICROSOFT.CONCAT(&quot; - &quot;; COLUMN([.A1977]))))" office:value-type="string" office:string-value="Cell 1976 - 1" calcext:value-type="string">
            <text:p>Cell 1976 - 1</text:p>
          </table:table-cell>
          <table:table-cell table:formula="of:= COM.MICROSOFT.CONCAT(&quot;Cell &quot;; COM.MICROSOFT.CONCAT(ROW([.B1977]) - 1; COM.MICROSOFT.CONCAT(&quot; - &quot;; COLUMN([.B1977]))))" office:value-type="string" office:string-value="Cell 1976 - 2" calcext:value-type="string">
            <text:p>Cell 1976 - 2</text:p>
          </table:table-cell>
        </table:table-row>
        <table:table-row table:style-name="ro1">
          <table:table-cell table:formula="of:= COM.MICROSOFT.CONCAT(&quot;Cell &quot;; COM.MICROSOFT.CONCAT(ROW([.A1978]) - 1; COM.MICROSOFT.CONCAT(&quot; - &quot;; COLUMN([.A1978]))))" office:value-type="string" office:string-value="Cell 1977 - 1" calcext:value-type="string">
            <text:p>Cell 1977 - 1</text:p>
          </table:table-cell>
          <table:table-cell table:formula="of:= COM.MICROSOFT.CONCAT(&quot;Cell &quot;; COM.MICROSOFT.CONCAT(ROW([.B1978]) - 1; COM.MICROSOFT.CONCAT(&quot; - &quot;; COLUMN([.B1978]))))" office:value-type="string" office:string-value="Cell 1977 - 2" calcext:value-type="string">
            <text:p>Cell 1977 - 2</text:p>
          </table:table-cell>
        </table:table-row>
        <table:table-row table:style-name="ro1">
          <table:table-cell table:formula="of:= COM.MICROSOFT.CONCAT(&quot;Cell &quot;; COM.MICROSOFT.CONCAT(ROW([.A1979]) - 1; COM.MICROSOFT.CONCAT(&quot; - &quot;; COLUMN([.A1979]))))" office:value-type="string" office:string-value="Cell 1978 - 1" calcext:value-type="string">
            <text:p>Cell 1978 - 1</text:p>
          </table:table-cell>
          <table:table-cell table:formula="of:= COM.MICROSOFT.CONCAT(&quot;Cell &quot;; COM.MICROSOFT.CONCAT(ROW([.B1979]) - 1; COM.MICROSOFT.CONCAT(&quot; - &quot;; COLUMN([.B1979]))))" office:value-type="string" office:string-value="Cell 1978 - 2" calcext:value-type="string">
            <text:p>Cell 1978 - 2</text:p>
          </table:table-cell>
        </table:table-row>
        <table:table-row table:style-name="ro1">
          <table:table-cell table:formula="of:= COM.MICROSOFT.CONCAT(&quot;Cell &quot;; COM.MICROSOFT.CONCAT(ROW([.A1980]) - 1; COM.MICROSOFT.CONCAT(&quot; - &quot;; COLUMN([.A1980]))))" office:value-type="string" office:string-value="Cell 1979 - 1" calcext:value-type="string">
            <text:p>Cell 1979 - 1</text:p>
          </table:table-cell>
          <table:table-cell table:formula="of:= COM.MICROSOFT.CONCAT(&quot;Cell &quot;; COM.MICROSOFT.CONCAT(ROW([.B1980]) - 1; COM.MICROSOFT.CONCAT(&quot; - &quot;; COLUMN([.B1980]))))" office:value-type="string" office:string-value="Cell 1979 - 2" calcext:value-type="string">
            <text:p>Cell 1979 - 2</text:p>
          </table:table-cell>
        </table:table-row>
        <table:table-row table:style-name="ro1">
          <table:table-cell table:formula="of:= COM.MICROSOFT.CONCAT(&quot;Cell &quot;; COM.MICROSOFT.CONCAT(ROW([.A1981]) - 1; COM.MICROSOFT.CONCAT(&quot; - &quot;; COLUMN([.A1981]))))" office:value-type="string" office:string-value="Cell 1980 - 1" calcext:value-type="string">
            <text:p>Cell 1980 - 1</text:p>
          </table:table-cell>
          <table:table-cell table:formula="of:= COM.MICROSOFT.CONCAT(&quot;Cell &quot;; COM.MICROSOFT.CONCAT(ROW([.B1981]) - 1; COM.MICROSOFT.CONCAT(&quot; - &quot;; COLUMN([.B1981]))))" office:value-type="string" office:string-value="Cell 1980 - 2" calcext:value-type="string">
            <text:p>Cell 1980 - 2</text:p>
          </table:table-cell>
        </table:table-row>
        <table:table-row table:style-name="ro1">
          <table:table-cell table:formula="of:= COM.MICROSOFT.CONCAT(&quot;Cell &quot;; COM.MICROSOFT.CONCAT(ROW([.A1982]) - 1; COM.MICROSOFT.CONCAT(&quot; - &quot;; COLUMN([.A1982]))))" office:value-type="string" office:string-value="Cell 1981 - 1" calcext:value-type="string">
            <text:p>Cell 1981 - 1</text:p>
          </table:table-cell>
          <table:table-cell table:formula="of:= COM.MICROSOFT.CONCAT(&quot;Cell &quot;; COM.MICROSOFT.CONCAT(ROW([.B1982]) - 1; COM.MICROSOFT.CONCAT(&quot; - &quot;; COLUMN([.B1982]))))" office:value-type="string" office:string-value="Cell 1981 - 2" calcext:value-type="string">
            <text:p>Cell 1981 - 2</text:p>
          </table:table-cell>
        </table:table-row>
        <table:table-row table:style-name="ro1">
          <table:table-cell table:formula="of:= COM.MICROSOFT.CONCAT(&quot;Cell &quot;; COM.MICROSOFT.CONCAT(ROW([.A1983]) - 1; COM.MICROSOFT.CONCAT(&quot; - &quot;; COLUMN([.A1983]))))" office:value-type="string" office:string-value="Cell 1982 - 1" calcext:value-type="string">
            <text:p>Cell 1982 - 1</text:p>
          </table:table-cell>
          <table:table-cell table:formula="of:= COM.MICROSOFT.CONCAT(&quot;Cell &quot;; COM.MICROSOFT.CONCAT(ROW([.B1983]) - 1; COM.MICROSOFT.CONCAT(&quot; - &quot;; COLUMN([.B1983]))))" office:value-type="string" office:string-value="Cell 1982 - 2" calcext:value-type="string">
            <text:p>Cell 1982 - 2</text:p>
          </table:table-cell>
        </table:table-row>
        <table:table-row table:style-name="ro1">
          <table:table-cell table:formula="of:= COM.MICROSOFT.CONCAT(&quot;Cell &quot;; COM.MICROSOFT.CONCAT(ROW([.A1984]) - 1; COM.MICROSOFT.CONCAT(&quot; - &quot;; COLUMN([.A1984]))))" office:value-type="string" office:string-value="Cell 1983 - 1" calcext:value-type="string">
            <text:p>Cell 1983 - 1</text:p>
          </table:table-cell>
          <table:table-cell table:formula="of:= COM.MICROSOFT.CONCAT(&quot;Cell &quot;; COM.MICROSOFT.CONCAT(ROW([.B1984]) - 1; COM.MICROSOFT.CONCAT(&quot; - &quot;; COLUMN([.B1984]))))" office:value-type="string" office:string-value="Cell 1983 - 2" calcext:value-type="string">
            <text:p>Cell 1983 - 2</text:p>
          </table:table-cell>
        </table:table-row>
        <table:table-row table:style-name="ro1">
          <table:table-cell table:formula="of:= COM.MICROSOFT.CONCAT(&quot;Cell &quot;; COM.MICROSOFT.CONCAT(ROW([.A1985]) - 1; COM.MICROSOFT.CONCAT(&quot; - &quot;; COLUMN([.A1985]))))" office:value-type="string" office:string-value="Cell 1984 - 1" calcext:value-type="string">
            <text:p>Cell 1984 - 1</text:p>
          </table:table-cell>
          <table:table-cell table:formula="of:= COM.MICROSOFT.CONCAT(&quot;Cell &quot;; COM.MICROSOFT.CONCAT(ROW([.B1985]) - 1; COM.MICROSOFT.CONCAT(&quot; - &quot;; COLUMN([.B1985]))))" office:value-type="string" office:string-value="Cell 1984 - 2" calcext:value-type="string">
            <text:p>Cell 1984 - 2</text:p>
          </table:table-cell>
        </table:table-row>
        <table:table-row table:style-name="ro1">
          <table:table-cell table:formula="of:= COM.MICROSOFT.CONCAT(&quot;Cell &quot;; COM.MICROSOFT.CONCAT(ROW([.A1986]) - 1; COM.MICROSOFT.CONCAT(&quot; - &quot;; COLUMN([.A1986]))))" office:value-type="string" office:string-value="Cell 1985 - 1" calcext:value-type="string">
            <text:p>Cell 1985 - 1</text:p>
          </table:table-cell>
          <table:table-cell table:formula="of:= COM.MICROSOFT.CONCAT(&quot;Cell &quot;; COM.MICROSOFT.CONCAT(ROW([.B1986]) - 1; COM.MICROSOFT.CONCAT(&quot; - &quot;; COLUMN([.B1986]))))" office:value-type="string" office:string-value="Cell 1985 - 2" calcext:value-type="string">
            <text:p>Cell 1985 - 2</text:p>
          </table:table-cell>
        </table:table-row>
        <table:table-row table:style-name="ro1">
          <table:table-cell table:formula="of:= COM.MICROSOFT.CONCAT(&quot;Cell &quot;; COM.MICROSOFT.CONCAT(ROW([.A1987]) - 1; COM.MICROSOFT.CONCAT(&quot; - &quot;; COLUMN([.A1987]))))" office:value-type="string" office:string-value="Cell 1986 - 1" calcext:value-type="string">
            <text:p>Cell 1986 - 1</text:p>
          </table:table-cell>
          <table:table-cell table:formula="of:= COM.MICROSOFT.CONCAT(&quot;Cell &quot;; COM.MICROSOFT.CONCAT(ROW([.B1987]) - 1; COM.MICROSOFT.CONCAT(&quot; - &quot;; COLUMN([.B1987]))))" office:value-type="string" office:string-value="Cell 1986 - 2" calcext:value-type="string">
            <text:p>Cell 1986 - 2</text:p>
          </table:table-cell>
        </table:table-row>
        <table:table-row table:style-name="ro1">
          <table:table-cell table:formula="of:= COM.MICROSOFT.CONCAT(&quot;Cell &quot;; COM.MICROSOFT.CONCAT(ROW([.A1988]) - 1; COM.MICROSOFT.CONCAT(&quot; - &quot;; COLUMN([.A1988]))))" office:value-type="string" office:string-value="Cell 1987 - 1" calcext:value-type="string">
            <text:p>Cell 1987 - 1</text:p>
          </table:table-cell>
          <table:table-cell table:formula="of:= COM.MICROSOFT.CONCAT(&quot;Cell &quot;; COM.MICROSOFT.CONCAT(ROW([.B1988]) - 1; COM.MICROSOFT.CONCAT(&quot; - &quot;; COLUMN([.B1988]))))" office:value-type="string" office:string-value="Cell 1987 - 2" calcext:value-type="string">
            <text:p>Cell 1987 - 2</text:p>
          </table:table-cell>
        </table:table-row>
        <table:table-row table:style-name="ro1">
          <table:table-cell table:formula="of:= COM.MICROSOFT.CONCAT(&quot;Cell &quot;; COM.MICROSOFT.CONCAT(ROW([.A1989]) - 1; COM.MICROSOFT.CONCAT(&quot; - &quot;; COLUMN([.A1989]))))" office:value-type="string" office:string-value="Cell 1988 - 1" calcext:value-type="string">
            <text:p>Cell 1988 - 1</text:p>
          </table:table-cell>
          <table:table-cell table:formula="of:= COM.MICROSOFT.CONCAT(&quot;Cell &quot;; COM.MICROSOFT.CONCAT(ROW([.B1989]) - 1; COM.MICROSOFT.CONCAT(&quot; - &quot;; COLUMN([.B1989]))))" office:value-type="string" office:string-value="Cell 1988 - 2" calcext:value-type="string">
            <text:p>Cell 1988 - 2</text:p>
          </table:table-cell>
        </table:table-row>
        <table:table-row table:style-name="ro1">
          <table:table-cell table:formula="of:= COM.MICROSOFT.CONCAT(&quot;Cell &quot;; COM.MICROSOFT.CONCAT(ROW([.A1990]) - 1; COM.MICROSOFT.CONCAT(&quot; - &quot;; COLUMN([.A1990]))))" office:value-type="string" office:string-value="Cell 1989 - 1" calcext:value-type="string">
            <text:p>Cell 1989 - 1</text:p>
          </table:table-cell>
          <table:table-cell table:formula="of:= COM.MICROSOFT.CONCAT(&quot;Cell &quot;; COM.MICROSOFT.CONCAT(ROW([.B1990]) - 1; COM.MICROSOFT.CONCAT(&quot; - &quot;; COLUMN([.B1990]))))" office:value-type="string" office:string-value="Cell 1989 - 2" calcext:value-type="string">
            <text:p>Cell 1989 - 2</text:p>
          </table:table-cell>
        </table:table-row>
        <table:table-row table:style-name="ro1">
          <table:table-cell table:formula="of:= COM.MICROSOFT.CONCAT(&quot;Cell &quot;; COM.MICROSOFT.CONCAT(ROW([.A1991]) - 1; COM.MICROSOFT.CONCAT(&quot; - &quot;; COLUMN([.A1991]))))" office:value-type="string" office:string-value="Cell 1990 - 1" calcext:value-type="string">
            <text:p>Cell 1990 - 1</text:p>
          </table:table-cell>
          <table:table-cell table:formula="of:= COM.MICROSOFT.CONCAT(&quot;Cell &quot;; COM.MICROSOFT.CONCAT(ROW([.B1991]) - 1; COM.MICROSOFT.CONCAT(&quot; - &quot;; COLUMN([.B1991]))))" office:value-type="string" office:string-value="Cell 1990 - 2" calcext:value-type="string">
            <text:p>Cell 1990 - 2</text:p>
          </table:table-cell>
        </table:table-row>
        <table:table-row table:style-name="ro1">
          <table:table-cell table:formula="of:= COM.MICROSOFT.CONCAT(&quot;Cell &quot;; COM.MICROSOFT.CONCAT(ROW([.A1992]) - 1; COM.MICROSOFT.CONCAT(&quot; - &quot;; COLUMN([.A1992]))))" office:value-type="string" office:string-value="Cell 1991 - 1" calcext:value-type="string">
            <text:p>Cell 1991 - 1</text:p>
          </table:table-cell>
          <table:table-cell table:formula="of:= COM.MICROSOFT.CONCAT(&quot;Cell &quot;; COM.MICROSOFT.CONCAT(ROW([.B1992]) - 1; COM.MICROSOFT.CONCAT(&quot; - &quot;; COLUMN([.B1992]))))" office:value-type="string" office:string-value="Cell 1991 - 2" calcext:value-type="string">
            <text:p>Cell 1991 - 2</text:p>
          </table:table-cell>
        </table:table-row>
        <table:table-row table:style-name="ro1">
          <table:table-cell table:formula="of:= COM.MICROSOFT.CONCAT(&quot;Cell &quot;; COM.MICROSOFT.CONCAT(ROW([.A1993]) - 1; COM.MICROSOFT.CONCAT(&quot; - &quot;; COLUMN([.A1993]))))" office:value-type="string" office:string-value="Cell 1992 - 1" calcext:value-type="string">
            <text:p>Cell 1992 - 1</text:p>
          </table:table-cell>
          <table:table-cell table:formula="of:= COM.MICROSOFT.CONCAT(&quot;Cell &quot;; COM.MICROSOFT.CONCAT(ROW([.B1993]) - 1; COM.MICROSOFT.CONCAT(&quot; - &quot;; COLUMN([.B1993]))))" office:value-type="string" office:string-value="Cell 1992 - 2" calcext:value-type="string">
            <text:p>Cell 1992 - 2</text:p>
          </table:table-cell>
        </table:table-row>
        <table:table-row table:style-name="ro1">
          <table:table-cell table:formula="of:= COM.MICROSOFT.CONCAT(&quot;Cell &quot;; COM.MICROSOFT.CONCAT(ROW([.A1994]) - 1; COM.MICROSOFT.CONCAT(&quot; - &quot;; COLUMN([.A1994]))))" office:value-type="string" office:string-value="Cell 1993 - 1" calcext:value-type="string">
            <text:p>Cell 1993 - 1</text:p>
          </table:table-cell>
          <table:table-cell table:formula="of:= COM.MICROSOFT.CONCAT(&quot;Cell &quot;; COM.MICROSOFT.CONCAT(ROW([.B1994]) - 1; COM.MICROSOFT.CONCAT(&quot; - &quot;; COLUMN([.B1994]))))" office:value-type="string" office:string-value="Cell 1993 - 2" calcext:value-type="string">
            <text:p>Cell 1993 - 2</text:p>
          </table:table-cell>
        </table:table-row>
        <table:table-row table:style-name="ro1">
          <table:table-cell table:formula="of:= COM.MICROSOFT.CONCAT(&quot;Cell &quot;; COM.MICROSOFT.CONCAT(ROW([.A1995]) - 1; COM.MICROSOFT.CONCAT(&quot; - &quot;; COLUMN([.A1995]))))" office:value-type="string" office:string-value="Cell 1994 - 1" calcext:value-type="string">
            <text:p>Cell 1994 - 1</text:p>
          </table:table-cell>
          <table:table-cell table:formula="of:= COM.MICROSOFT.CONCAT(&quot;Cell &quot;; COM.MICROSOFT.CONCAT(ROW([.B1995]) - 1; COM.MICROSOFT.CONCAT(&quot; - &quot;; COLUMN([.B1995]))))" office:value-type="string" office:string-value="Cell 1994 - 2" calcext:value-type="string">
            <text:p>Cell 1994 - 2</text:p>
          </table:table-cell>
        </table:table-row>
        <table:table-row table:style-name="ro1">
          <table:table-cell table:formula="of:= COM.MICROSOFT.CONCAT(&quot;Cell &quot;; COM.MICROSOFT.CONCAT(ROW([.A1996]) - 1; COM.MICROSOFT.CONCAT(&quot; - &quot;; COLUMN([.A1996]))))" office:value-type="string" office:string-value="Cell 1995 - 1" calcext:value-type="string">
            <text:p>Cell 1995 - 1</text:p>
          </table:table-cell>
          <table:table-cell table:formula="of:= COM.MICROSOFT.CONCAT(&quot;Cell &quot;; COM.MICROSOFT.CONCAT(ROW([.B1996]) - 1; COM.MICROSOFT.CONCAT(&quot; - &quot;; COLUMN([.B1996]))))" office:value-type="string" office:string-value="Cell 1995 - 2" calcext:value-type="string">
            <text:p>Cell 1995 - 2</text:p>
          </table:table-cell>
        </table:table-row>
        <table:table-row table:style-name="ro1">
          <table:table-cell table:formula="of:= COM.MICROSOFT.CONCAT(&quot;Cell &quot;; COM.MICROSOFT.CONCAT(ROW([.A1997]) - 1; COM.MICROSOFT.CONCAT(&quot; - &quot;; COLUMN([.A1997]))))" office:value-type="string" office:string-value="Cell 1996 - 1" calcext:value-type="string">
            <text:p>Cell 1996 - 1</text:p>
          </table:table-cell>
          <table:table-cell table:formula="of:= COM.MICROSOFT.CONCAT(&quot;Cell &quot;; COM.MICROSOFT.CONCAT(ROW([.B1997]) - 1; COM.MICROSOFT.CONCAT(&quot; - &quot;; COLUMN([.B1997]))))" office:value-type="string" office:string-value="Cell 1996 - 2" calcext:value-type="string">
            <text:p>Cell 1996 - 2</text:p>
          </table:table-cell>
        </table:table-row>
        <table:table-row table:style-name="ro1">
          <table:table-cell table:formula="of:= COM.MICROSOFT.CONCAT(&quot;Cell &quot;; COM.MICROSOFT.CONCAT(ROW([.A1998]) - 1; COM.MICROSOFT.CONCAT(&quot; - &quot;; COLUMN([.A1998]))))" office:value-type="string" office:string-value="Cell 1997 - 1" calcext:value-type="string">
            <text:p>Cell 1997 - 1</text:p>
          </table:table-cell>
          <table:table-cell table:formula="of:= COM.MICROSOFT.CONCAT(&quot;Cell &quot;; COM.MICROSOFT.CONCAT(ROW([.B1998]) - 1; COM.MICROSOFT.CONCAT(&quot; - &quot;; COLUMN([.B1998]))))" office:value-type="string" office:string-value="Cell 1997 - 2" calcext:value-type="string">
            <text:p>Cell 1997 - 2</text:p>
          </table:table-cell>
        </table:table-row>
        <table:table-row table:style-name="ro1">
          <table:table-cell table:formula="of:= COM.MICROSOFT.CONCAT(&quot;Cell &quot;; COM.MICROSOFT.CONCAT(ROW([.A1999]) - 1; COM.MICROSOFT.CONCAT(&quot; - &quot;; COLUMN([.A1999]))))" office:value-type="string" office:string-value="Cell 1998 - 1" calcext:value-type="string">
            <text:p>Cell 1998 - 1</text:p>
          </table:table-cell>
          <table:table-cell table:formula="of:= COM.MICROSOFT.CONCAT(&quot;Cell &quot;; COM.MICROSOFT.CONCAT(ROW([.B1999]) - 1; COM.MICROSOFT.CONCAT(&quot; - &quot;; COLUMN([.B1999]))))" office:value-type="string" office:string-value="Cell 1998 - 2" calcext:value-type="string">
            <text:p>Cell 1998 - 2</text:p>
          </table:table-cell>
        </table:table-row>
        <table:table-row table:style-name="ro1">
          <table:table-cell table:formula="of:= COM.MICROSOFT.CONCAT(&quot;Cell &quot;; COM.MICROSOFT.CONCAT(ROW([.A2000]) - 1; COM.MICROSOFT.CONCAT(&quot; - &quot;; COLUMN([.A2000]))))" office:value-type="string" office:string-value="Cell 1999 - 1" calcext:value-type="string">
            <text:p>Cell 1999 - 1</text:p>
          </table:table-cell>
          <table:table-cell table:formula="of:= COM.MICROSOFT.CONCAT(&quot;Cell &quot;; COM.MICROSOFT.CONCAT(ROW([.B2000]) - 1; COM.MICROSOFT.CONCAT(&quot; - &quot;; COLUMN([.B2000]))))" office:value-type="string" office:string-value="Cell 1999 - 2" calcext:value-type="string">
            <text:p>Cell 1999 - 2</text:p>
          </table:table-cell>
        </table:table-row>
        <table:table-row table:style-name="ro1">
          <table:table-cell table:formula="of:= COM.MICROSOFT.CONCAT(&quot;Cell &quot;; COM.MICROSOFT.CONCAT(ROW([.A2001]) - 1; COM.MICROSOFT.CONCAT(&quot; - &quot;; COLUMN([.A2001]))))" office:value-type="string" office:string-value="Cell 2000 - 1" calcext:value-type="string">
            <text:p>Cell 2000 - 1</text:p>
          </table:table-cell>
          <table:table-cell table:formula="of:= COM.MICROSOFT.CONCAT(&quot;Cell &quot;; COM.MICROSOFT.CONCAT(ROW([.B2001]) - 1; COM.MICROSOFT.CONCAT(&quot; - &quot;; COLUMN([.B2001]))))" office:value-type="string" office:string-value="Cell 2000 - 2" calcext:value-type="string">
            <text:p>Cell 2000 - 2</text:p>
          </table:table-cell>
        </table:table-row>
        <table:table-row table:style-name="ro1">
          <table:table-cell table:formula="of:= COM.MICROSOFT.CONCAT(&quot;Cell &quot;; COM.MICROSOFT.CONCAT(ROW([.A2002]) - 1; COM.MICROSOFT.CONCAT(&quot; - &quot;; COLUMN([.A2002]))))" office:value-type="string" office:string-value="Cell 2001 - 1" calcext:value-type="string">
            <text:p>Cell 2001 - 1</text:p>
          </table:table-cell>
          <table:table-cell table:formula="of:= COM.MICROSOFT.CONCAT(&quot;Cell &quot;; COM.MICROSOFT.CONCAT(ROW([.B2002]) - 1; COM.MICROSOFT.CONCAT(&quot; - &quot;; COLUMN([.B2002]))))" office:value-type="string" office:string-value="Cell 2001 - 2" calcext:value-type="string">
            <text:p>Cell 2001 - 2</text:p>
          </table:table-cell>
        </table:table-row>
        <table:table-row table:style-name="ro1">
          <table:table-cell table:formula="of:= COM.MICROSOFT.CONCAT(&quot;Cell &quot;; COM.MICROSOFT.CONCAT(ROW([.A2003]) - 1; COM.MICROSOFT.CONCAT(&quot; - &quot;; COLUMN([.A2003]))))" office:value-type="string" office:string-value="Cell 2002 - 1" calcext:value-type="string">
            <text:p>Cell 2002 - 1</text:p>
          </table:table-cell>
          <table:table-cell table:formula="of:= COM.MICROSOFT.CONCAT(&quot;Cell &quot;; COM.MICROSOFT.CONCAT(ROW([.B2003]) - 1; COM.MICROSOFT.CONCAT(&quot; - &quot;; COLUMN([.B2003]))))" office:value-type="string" office:string-value="Cell 2002 - 2" calcext:value-type="string">
            <text:p>Cell 2002 - 2</text:p>
          </table:table-cell>
        </table:table-row>
        <table:table-row table:style-name="ro1">
          <table:table-cell table:formula="of:= COM.MICROSOFT.CONCAT(&quot;Cell &quot;; COM.MICROSOFT.CONCAT(ROW([.A2004]) - 1; COM.MICROSOFT.CONCAT(&quot; - &quot;; COLUMN([.A2004]))))" office:value-type="string" office:string-value="Cell 2003 - 1" calcext:value-type="string">
            <text:p>Cell 2003 - 1</text:p>
          </table:table-cell>
          <table:table-cell table:formula="of:= COM.MICROSOFT.CONCAT(&quot;Cell &quot;; COM.MICROSOFT.CONCAT(ROW([.B2004]) - 1; COM.MICROSOFT.CONCAT(&quot; - &quot;; COLUMN([.B2004]))))" office:value-type="string" office:string-value="Cell 2003 - 2" calcext:value-type="string">
            <text:p>Cell 2003 - 2</text:p>
          </table:table-cell>
        </table:table-row>
        <table:table-row table:style-name="ro1">
          <table:table-cell table:formula="of:= COM.MICROSOFT.CONCAT(&quot;Cell &quot;; COM.MICROSOFT.CONCAT(ROW([.A2005]) - 1; COM.MICROSOFT.CONCAT(&quot; - &quot;; COLUMN([.A2005]))))" office:value-type="string" office:string-value="Cell 2004 - 1" calcext:value-type="string">
            <text:p>Cell 2004 - 1</text:p>
          </table:table-cell>
          <table:table-cell table:formula="of:= COM.MICROSOFT.CONCAT(&quot;Cell &quot;; COM.MICROSOFT.CONCAT(ROW([.B2005]) - 1; COM.MICROSOFT.CONCAT(&quot; - &quot;; COLUMN([.B2005]))))" office:value-type="string" office:string-value="Cell 2004 - 2" calcext:value-type="string">
            <text:p>Cell 2004 - 2</text:p>
          </table:table-cell>
        </table:table-row>
        <table:table-row table:style-name="ro1">
          <table:table-cell table:formula="of:= COM.MICROSOFT.CONCAT(&quot;Cell &quot;; COM.MICROSOFT.CONCAT(ROW([.A2006]) - 1; COM.MICROSOFT.CONCAT(&quot; - &quot;; COLUMN([.A2006]))))" office:value-type="string" office:string-value="Cell 2005 - 1" calcext:value-type="string">
            <text:p>Cell 2005 - 1</text:p>
          </table:table-cell>
          <table:table-cell table:formula="of:= COM.MICROSOFT.CONCAT(&quot;Cell &quot;; COM.MICROSOFT.CONCAT(ROW([.B2006]) - 1; COM.MICROSOFT.CONCAT(&quot; - &quot;; COLUMN([.B2006]))))" office:value-type="string" office:string-value="Cell 2005 - 2" calcext:value-type="string">
            <text:p>Cell 2005 - 2</text:p>
          </table:table-cell>
        </table:table-row>
        <table:table-row table:style-name="ro1">
          <table:table-cell table:formula="of:= COM.MICROSOFT.CONCAT(&quot;Cell &quot;; COM.MICROSOFT.CONCAT(ROW([.A2007]) - 1; COM.MICROSOFT.CONCAT(&quot; - &quot;; COLUMN([.A2007]))))" office:value-type="string" office:string-value="Cell 2006 - 1" calcext:value-type="string">
            <text:p>Cell 2006 - 1</text:p>
          </table:table-cell>
          <table:table-cell table:formula="of:= COM.MICROSOFT.CONCAT(&quot;Cell &quot;; COM.MICROSOFT.CONCAT(ROW([.B2007]) - 1; COM.MICROSOFT.CONCAT(&quot; - &quot;; COLUMN([.B2007]))))" office:value-type="string" office:string-value="Cell 2006 - 2" calcext:value-type="string">
            <text:p>Cell 2006 - 2</text:p>
          </table:table-cell>
        </table:table-row>
        <table:table-row table:style-name="ro1">
          <table:table-cell table:formula="of:= COM.MICROSOFT.CONCAT(&quot;Cell &quot;; COM.MICROSOFT.CONCAT(ROW([.A2008]) - 1; COM.MICROSOFT.CONCAT(&quot; - &quot;; COLUMN([.A2008]))))" office:value-type="string" office:string-value="Cell 2007 - 1" calcext:value-type="string">
            <text:p>Cell 2007 - 1</text:p>
          </table:table-cell>
          <table:table-cell table:formula="of:= COM.MICROSOFT.CONCAT(&quot;Cell &quot;; COM.MICROSOFT.CONCAT(ROW([.B2008]) - 1; COM.MICROSOFT.CONCAT(&quot; - &quot;; COLUMN([.B2008]))))" office:value-type="string" office:string-value="Cell 2007 - 2" calcext:value-type="string">
            <text:p>Cell 2007 - 2</text:p>
          </table:table-cell>
        </table:table-row>
        <table:table-row table:style-name="ro1">
          <table:table-cell table:formula="of:= COM.MICROSOFT.CONCAT(&quot;Cell &quot;; COM.MICROSOFT.CONCAT(ROW([.A2009]) - 1; COM.MICROSOFT.CONCAT(&quot; - &quot;; COLUMN([.A2009]))))" office:value-type="string" office:string-value="Cell 2008 - 1" calcext:value-type="string">
            <text:p>Cell 2008 - 1</text:p>
          </table:table-cell>
          <table:table-cell table:formula="of:= COM.MICROSOFT.CONCAT(&quot;Cell &quot;; COM.MICROSOFT.CONCAT(ROW([.B2009]) - 1; COM.MICROSOFT.CONCAT(&quot; - &quot;; COLUMN([.B2009]))))" office:value-type="string" office:string-value="Cell 2008 - 2" calcext:value-type="string">
            <text:p>Cell 2008 - 2</text:p>
          </table:table-cell>
        </table:table-row>
        <table:table-row table:style-name="ro1">
          <table:table-cell table:formula="of:= COM.MICROSOFT.CONCAT(&quot;Cell &quot;; COM.MICROSOFT.CONCAT(ROW([.A2010]) - 1; COM.MICROSOFT.CONCAT(&quot; - &quot;; COLUMN([.A2010]))))" office:value-type="string" office:string-value="Cell 2009 - 1" calcext:value-type="string">
            <text:p>Cell 2009 - 1</text:p>
          </table:table-cell>
          <table:table-cell table:formula="of:= COM.MICROSOFT.CONCAT(&quot;Cell &quot;; COM.MICROSOFT.CONCAT(ROW([.B2010]) - 1; COM.MICROSOFT.CONCAT(&quot; - &quot;; COLUMN([.B2010]))))" office:value-type="string" office:string-value="Cell 2009 - 2" calcext:value-type="string">
            <text:p>Cell 2009 - 2</text:p>
          </table:table-cell>
        </table:table-row>
        <table:table-row table:style-name="ro1">
          <table:table-cell table:formula="of:= COM.MICROSOFT.CONCAT(&quot;Cell &quot;; COM.MICROSOFT.CONCAT(ROW([.A2011]) - 1; COM.MICROSOFT.CONCAT(&quot; - &quot;; COLUMN([.A2011]))))" office:value-type="string" office:string-value="Cell 2010 - 1" calcext:value-type="string">
            <text:p>Cell 2010 - 1</text:p>
          </table:table-cell>
          <table:table-cell table:formula="of:= COM.MICROSOFT.CONCAT(&quot;Cell &quot;; COM.MICROSOFT.CONCAT(ROW([.B2011]) - 1; COM.MICROSOFT.CONCAT(&quot; - &quot;; COLUMN([.B2011]))))" office:value-type="string" office:string-value="Cell 2010 - 2" calcext:value-type="string">
            <text:p>Cell 2010 - 2</text:p>
          </table:table-cell>
        </table:table-row>
        <table:table-row table:style-name="ro1">
          <table:table-cell table:formula="of:= COM.MICROSOFT.CONCAT(&quot;Cell &quot;; COM.MICROSOFT.CONCAT(ROW([.A2012]) - 1; COM.MICROSOFT.CONCAT(&quot; - &quot;; COLUMN([.A2012]))))" office:value-type="string" office:string-value="Cell 2011 - 1" calcext:value-type="string">
            <text:p>Cell 2011 - 1</text:p>
          </table:table-cell>
          <table:table-cell table:formula="of:= COM.MICROSOFT.CONCAT(&quot;Cell &quot;; COM.MICROSOFT.CONCAT(ROW([.B2012]) - 1; COM.MICROSOFT.CONCAT(&quot; - &quot;; COLUMN([.B2012]))))" office:value-type="string" office:string-value="Cell 2011 - 2" calcext:value-type="string">
            <text:p>Cell 2011 - 2</text:p>
          </table:table-cell>
        </table:table-row>
        <table:table-row table:style-name="ro1">
          <table:table-cell table:formula="of:= COM.MICROSOFT.CONCAT(&quot;Cell &quot;; COM.MICROSOFT.CONCAT(ROW([.A2013]) - 1; COM.MICROSOFT.CONCAT(&quot; - &quot;; COLUMN([.A2013]))))" office:value-type="string" office:string-value="Cell 2012 - 1" calcext:value-type="string">
            <text:p>Cell 2012 - 1</text:p>
          </table:table-cell>
          <table:table-cell table:formula="of:= COM.MICROSOFT.CONCAT(&quot;Cell &quot;; COM.MICROSOFT.CONCAT(ROW([.B2013]) - 1; COM.MICROSOFT.CONCAT(&quot; - &quot;; COLUMN([.B2013]))))" office:value-type="string" office:string-value="Cell 2012 - 2" calcext:value-type="string">
            <text:p>Cell 2012 - 2</text:p>
          </table:table-cell>
        </table:table-row>
        <table:table-row table:style-name="ro1">
          <table:table-cell table:formula="of:= COM.MICROSOFT.CONCAT(&quot;Cell &quot;; COM.MICROSOFT.CONCAT(ROW([.A2014]) - 1; COM.MICROSOFT.CONCAT(&quot; - &quot;; COLUMN([.A2014]))))" office:value-type="string" office:string-value="Cell 2013 - 1" calcext:value-type="string">
            <text:p>Cell 2013 - 1</text:p>
          </table:table-cell>
          <table:table-cell table:formula="of:= COM.MICROSOFT.CONCAT(&quot;Cell &quot;; COM.MICROSOFT.CONCAT(ROW([.B2014]) - 1; COM.MICROSOFT.CONCAT(&quot; - &quot;; COLUMN([.B2014]))))" office:value-type="string" office:string-value="Cell 2013 - 2" calcext:value-type="string">
            <text:p>Cell 2013 - 2</text:p>
          </table:table-cell>
        </table:table-row>
        <table:table-row table:style-name="ro1">
          <table:table-cell table:formula="of:= COM.MICROSOFT.CONCAT(&quot;Cell &quot;; COM.MICROSOFT.CONCAT(ROW([.A2015]) - 1; COM.MICROSOFT.CONCAT(&quot; - &quot;; COLUMN([.A2015]))))" office:value-type="string" office:string-value="Cell 2014 - 1" calcext:value-type="string">
            <text:p>Cell 2014 - 1</text:p>
          </table:table-cell>
          <table:table-cell table:formula="of:= COM.MICROSOFT.CONCAT(&quot;Cell &quot;; COM.MICROSOFT.CONCAT(ROW([.B2015]) - 1; COM.MICROSOFT.CONCAT(&quot; - &quot;; COLUMN([.B2015]))))" office:value-type="string" office:string-value="Cell 2014 - 2" calcext:value-type="string">
            <text:p>Cell 2014 - 2</text:p>
          </table:table-cell>
        </table:table-row>
        <table:table-row table:style-name="ro1">
          <table:table-cell table:formula="of:= COM.MICROSOFT.CONCAT(&quot;Cell &quot;; COM.MICROSOFT.CONCAT(ROW([.A2016]) - 1; COM.MICROSOFT.CONCAT(&quot; - &quot;; COLUMN([.A2016]))))" office:value-type="string" office:string-value="Cell 2015 - 1" calcext:value-type="string">
            <text:p>Cell 2015 - 1</text:p>
          </table:table-cell>
          <table:table-cell table:formula="of:= COM.MICROSOFT.CONCAT(&quot;Cell &quot;; COM.MICROSOFT.CONCAT(ROW([.B2016]) - 1; COM.MICROSOFT.CONCAT(&quot; - &quot;; COLUMN([.B2016]))))" office:value-type="string" office:string-value="Cell 2015 - 2" calcext:value-type="string">
            <text:p>Cell 2015 - 2</text:p>
          </table:table-cell>
        </table:table-row>
        <table:table-row table:style-name="ro1">
          <table:table-cell table:formula="of:= COM.MICROSOFT.CONCAT(&quot;Cell &quot;; COM.MICROSOFT.CONCAT(ROW([.A2017]) - 1; COM.MICROSOFT.CONCAT(&quot; - &quot;; COLUMN([.A2017]))))" office:value-type="string" office:string-value="Cell 2016 - 1" calcext:value-type="string">
            <text:p>Cell 2016 - 1</text:p>
          </table:table-cell>
          <table:table-cell table:formula="of:= COM.MICROSOFT.CONCAT(&quot;Cell &quot;; COM.MICROSOFT.CONCAT(ROW([.B2017]) - 1; COM.MICROSOFT.CONCAT(&quot; - &quot;; COLUMN([.B2017]))))" office:value-type="string" office:string-value="Cell 2016 - 2" calcext:value-type="string">
            <text:p>Cell 2016 - 2</text:p>
          </table:table-cell>
        </table:table-row>
        <table:table-row table:style-name="ro1">
          <table:table-cell table:formula="of:= COM.MICROSOFT.CONCAT(&quot;Cell &quot;; COM.MICROSOFT.CONCAT(ROW([.A2018]) - 1; COM.MICROSOFT.CONCAT(&quot; - &quot;; COLUMN([.A2018]))))" office:value-type="string" office:string-value="Cell 2017 - 1" calcext:value-type="string">
            <text:p>Cell 2017 - 1</text:p>
          </table:table-cell>
          <table:table-cell table:formula="of:= COM.MICROSOFT.CONCAT(&quot;Cell &quot;; COM.MICROSOFT.CONCAT(ROW([.B2018]) - 1; COM.MICROSOFT.CONCAT(&quot; - &quot;; COLUMN([.B2018]))))" office:value-type="string" office:string-value="Cell 2017 - 2" calcext:value-type="string">
            <text:p>Cell 2017 - 2</text:p>
          </table:table-cell>
        </table:table-row>
        <table:table-row table:style-name="ro1">
          <table:table-cell table:formula="of:= COM.MICROSOFT.CONCAT(&quot;Cell &quot;; COM.MICROSOFT.CONCAT(ROW([.A2019]) - 1; COM.MICROSOFT.CONCAT(&quot; - &quot;; COLUMN([.A2019]))))" office:value-type="string" office:string-value="Cell 2018 - 1" calcext:value-type="string">
            <text:p>Cell 2018 - 1</text:p>
          </table:table-cell>
          <table:table-cell table:formula="of:= COM.MICROSOFT.CONCAT(&quot;Cell &quot;; COM.MICROSOFT.CONCAT(ROW([.B2019]) - 1; COM.MICROSOFT.CONCAT(&quot; - &quot;; COLUMN([.B2019]))))" office:value-type="string" office:string-value="Cell 2018 - 2" calcext:value-type="string">
            <text:p>Cell 2018 - 2</text:p>
          </table:table-cell>
        </table:table-row>
        <table:table-row table:style-name="ro1">
          <table:table-cell table:formula="of:= COM.MICROSOFT.CONCAT(&quot;Cell &quot;; COM.MICROSOFT.CONCAT(ROW([.A2020]) - 1; COM.MICROSOFT.CONCAT(&quot; - &quot;; COLUMN([.A2020]))))" office:value-type="string" office:string-value="Cell 2019 - 1" calcext:value-type="string">
            <text:p>Cell 2019 - 1</text:p>
          </table:table-cell>
          <table:table-cell table:formula="of:= COM.MICROSOFT.CONCAT(&quot;Cell &quot;; COM.MICROSOFT.CONCAT(ROW([.B2020]) - 1; COM.MICROSOFT.CONCAT(&quot; - &quot;; COLUMN([.B2020]))))" office:value-type="string" office:string-value="Cell 2019 - 2" calcext:value-type="string">
            <text:p>Cell 2019 - 2</text:p>
          </table:table-cell>
        </table:table-row>
        <table:table-row table:style-name="ro1">
          <table:table-cell table:formula="of:= COM.MICROSOFT.CONCAT(&quot;Cell &quot;; COM.MICROSOFT.CONCAT(ROW([.A2021]) - 1; COM.MICROSOFT.CONCAT(&quot; - &quot;; COLUMN([.A2021]))))" office:value-type="string" office:string-value="Cell 2020 - 1" calcext:value-type="string">
            <text:p>Cell 2020 - 1</text:p>
          </table:table-cell>
          <table:table-cell table:formula="of:= COM.MICROSOFT.CONCAT(&quot;Cell &quot;; COM.MICROSOFT.CONCAT(ROW([.B2021]) - 1; COM.MICROSOFT.CONCAT(&quot; - &quot;; COLUMN([.B2021]))))" office:value-type="string" office:string-value="Cell 2020 - 2" calcext:value-type="string">
            <text:p>Cell 2020 - 2</text:p>
          </table:table-cell>
        </table:table-row>
        <table:table-row table:style-name="ro1">
          <table:table-cell table:formula="of:= COM.MICROSOFT.CONCAT(&quot;Cell &quot;; COM.MICROSOFT.CONCAT(ROW([.A2022]) - 1; COM.MICROSOFT.CONCAT(&quot; - &quot;; COLUMN([.A2022]))))" office:value-type="string" office:string-value="Cell 2021 - 1" calcext:value-type="string">
            <text:p>Cell 2021 - 1</text:p>
          </table:table-cell>
          <table:table-cell table:formula="of:= COM.MICROSOFT.CONCAT(&quot;Cell &quot;; COM.MICROSOFT.CONCAT(ROW([.B2022]) - 1; COM.MICROSOFT.CONCAT(&quot; - &quot;; COLUMN([.B2022]))))" office:value-type="string" office:string-value="Cell 2021 - 2" calcext:value-type="string">
            <text:p>Cell 2021 - 2</text:p>
          </table:table-cell>
        </table:table-row>
        <table:table-row table:style-name="ro1">
          <table:table-cell table:formula="of:= COM.MICROSOFT.CONCAT(&quot;Cell &quot;; COM.MICROSOFT.CONCAT(ROW([.A2023]) - 1; COM.MICROSOFT.CONCAT(&quot; - &quot;; COLUMN([.A2023]))))" office:value-type="string" office:string-value="Cell 2022 - 1" calcext:value-type="string">
            <text:p>Cell 2022 - 1</text:p>
          </table:table-cell>
          <table:table-cell table:formula="of:= COM.MICROSOFT.CONCAT(&quot;Cell &quot;; COM.MICROSOFT.CONCAT(ROW([.B2023]) - 1; COM.MICROSOFT.CONCAT(&quot; - &quot;; COLUMN([.B2023]))))" office:value-type="string" office:string-value="Cell 2022 - 2" calcext:value-type="string">
            <text:p>Cell 2022 - 2</text:p>
          </table:table-cell>
        </table:table-row>
        <table:table-row table:style-name="ro1">
          <table:table-cell table:formula="of:= COM.MICROSOFT.CONCAT(&quot;Cell &quot;; COM.MICROSOFT.CONCAT(ROW([.A2024]) - 1; COM.MICROSOFT.CONCAT(&quot; - &quot;; COLUMN([.A2024]))))" office:value-type="string" office:string-value="Cell 2023 - 1" calcext:value-type="string">
            <text:p>Cell 2023 - 1</text:p>
          </table:table-cell>
          <table:table-cell table:formula="of:= COM.MICROSOFT.CONCAT(&quot;Cell &quot;; COM.MICROSOFT.CONCAT(ROW([.B2024]) - 1; COM.MICROSOFT.CONCAT(&quot; - &quot;; COLUMN([.B2024]))))" office:value-type="string" office:string-value="Cell 2023 - 2" calcext:value-type="string">
            <text:p>Cell 2023 - 2</text:p>
          </table:table-cell>
        </table:table-row>
        <table:table-row table:style-name="ro1">
          <table:table-cell table:formula="of:= COM.MICROSOFT.CONCAT(&quot;Cell &quot;; COM.MICROSOFT.CONCAT(ROW([.A2025]) - 1; COM.MICROSOFT.CONCAT(&quot; - &quot;; COLUMN([.A2025]))))" office:value-type="string" office:string-value="Cell 2024 - 1" calcext:value-type="string">
            <text:p>Cell 2024 - 1</text:p>
          </table:table-cell>
          <table:table-cell table:formula="of:= COM.MICROSOFT.CONCAT(&quot;Cell &quot;; COM.MICROSOFT.CONCAT(ROW([.B2025]) - 1; COM.MICROSOFT.CONCAT(&quot; - &quot;; COLUMN([.B2025]))))" office:value-type="string" office:string-value="Cell 2024 - 2" calcext:value-type="string">
            <text:p>Cell 2024 - 2</text:p>
          </table:table-cell>
        </table:table-row>
        <table:table-row table:style-name="ro1">
          <table:table-cell table:formula="of:= COM.MICROSOFT.CONCAT(&quot;Cell &quot;; COM.MICROSOFT.CONCAT(ROW([.A2026]) - 1; COM.MICROSOFT.CONCAT(&quot; - &quot;; COLUMN([.A2026]))))" office:value-type="string" office:string-value="Cell 2025 - 1" calcext:value-type="string">
            <text:p>Cell 2025 - 1</text:p>
          </table:table-cell>
          <table:table-cell table:formula="of:= COM.MICROSOFT.CONCAT(&quot;Cell &quot;; COM.MICROSOFT.CONCAT(ROW([.B2026]) - 1; COM.MICROSOFT.CONCAT(&quot; - &quot;; COLUMN([.B2026]))))" office:value-type="string" office:string-value="Cell 2025 - 2" calcext:value-type="string">
            <text:p>Cell 2025 - 2</text:p>
          </table:table-cell>
        </table:table-row>
        <table:table-row table:style-name="ro1">
          <table:table-cell table:formula="of:= COM.MICROSOFT.CONCAT(&quot;Cell &quot;; COM.MICROSOFT.CONCAT(ROW([.A2027]) - 1; COM.MICROSOFT.CONCAT(&quot; - &quot;; COLUMN([.A2027]))))" office:value-type="string" office:string-value="Cell 2026 - 1" calcext:value-type="string">
            <text:p>Cell 2026 - 1</text:p>
          </table:table-cell>
          <table:table-cell table:formula="of:= COM.MICROSOFT.CONCAT(&quot;Cell &quot;; COM.MICROSOFT.CONCAT(ROW([.B2027]) - 1; COM.MICROSOFT.CONCAT(&quot; - &quot;; COLUMN([.B2027]))))" office:value-type="string" office:string-value="Cell 2026 - 2" calcext:value-type="string">
            <text:p>Cell 2026 - 2</text:p>
          </table:table-cell>
        </table:table-row>
        <table:table-row table:style-name="ro1">
          <table:table-cell table:formula="of:= COM.MICROSOFT.CONCAT(&quot;Cell &quot;; COM.MICROSOFT.CONCAT(ROW([.A2028]) - 1; COM.MICROSOFT.CONCAT(&quot; - &quot;; COLUMN([.A2028]))))" office:value-type="string" office:string-value="Cell 2027 - 1" calcext:value-type="string">
            <text:p>Cell 2027 - 1</text:p>
          </table:table-cell>
          <table:table-cell table:formula="of:= COM.MICROSOFT.CONCAT(&quot;Cell &quot;; COM.MICROSOFT.CONCAT(ROW([.B2028]) - 1; COM.MICROSOFT.CONCAT(&quot; - &quot;; COLUMN([.B2028]))))" office:value-type="string" office:string-value="Cell 2027 - 2" calcext:value-type="string">
            <text:p>Cell 2027 - 2</text:p>
          </table:table-cell>
        </table:table-row>
        <table:table-row table:style-name="ro1">
          <table:table-cell table:formula="of:= COM.MICROSOFT.CONCAT(&quot;Cell &quot;; COM.MICROSOFT.CONCAT(ROW([.A2029]) - 1; COM.MICROSOFT.CONCAT(&quot; - &quot;; COLUMN([.A2029]))))" office:value-type="string" office:string-value="Cell 2028 - 1" calcext:value-type="string">
            <text:p>Cell 2028 - 1</text:p>
          </table:table-cell>
          <table:table-cell table:formula="of:= COM.MICROSOFT.CONCAT(&quot;Cell &quot;; COM.MICROSOFT.CONCAT(ROW([.B2029]) - 1; COM.MICROSOFT.CONCAT(&quot; - &quot;; COLUMN([.B2029]))))" office:value-type="string" office:string-value="Cell 2028 - 2" calcext:value-type="string">
            <text:p>Cell 2028 - 2</text:p>
          </table:table-cell>
        </table:table-row>
        <table:table-row table:style-name="ro1">
          <table:table-cell table:formula="of:= COM.MICROSOFT.CONCAT(&quot;Cell &quot;; COM.MICROSOFT.CONCAT(ROW([.A2030]) - 1; COM.MICROSOFT.CONCAT(&quot; - &quot;; COLUMN([.A2030]))))" office:value-type="string" office:string-value="Cell 2029 - 1" calcext:value-type="string">
            <text:p>Cell 2029 - 1</text:p>
          </table:table-cell>
          <table:table-cell table:formula="of:= COM.MICROSOFT.CONCAT(&quot;Cell &quot;; COM.MICROSOFT.CONCAT(ROW([.B2030]) - 1; COM.MICROSOFT.CONCAT(&quot; - &quot;; COLUMN([.B2030]))))" office:value-type="string" office:string-value="Cell 2029 - 2" calcext:value-type="string">
            <text:p>Cell 2029 - 2</text:p>
          </table:table-cell>
        </table:table-row>
        <table:table-row table:style-name="ro1">
          <table:table-cell table:formula="of:= COM.MICROSOFT.CONCAT(&quot;Cell &quot;; COM.MICROSOFT.CONCAT(ROW([.A2031]) - 1; COM.MICROSOFT.CONCAT(&quot; - &quot;; COLUMN([.A2031]))))" office:value-type="string" office:string-value="Cell 2030 - 1" calcext:value-type="string">
            <text:p>Cell 2030 - 1</text:p>
          </table:table-cell>
          <table:table-cell table:formula="of:= COM.MICROSOFT.CONCAT(&quot;Cell &quot;; COM.MICROSOFT.CONCAT(ROW([.B2031]) - 1; COM.MICROSOFT.CONCAT(&quot; - &quot;; COLUMN([.B2031]))))" office:value-type="string" office:string-value="Cell 2030 - 2" calcext:value-type="string">
            <text:p>Cell 2030 - 2</text:p>
          </table:table-cell>
        </table:table-row>
        <table:table-row table:style-name="ro1">
          <table:table-cell table:formula="of:= COM.MICROSOFT.CONCAT(&quot;Cell &quot;; COM.MICROSOFT.CONCAT(ROW([.A2032]) - 1; COM.MICROSOFT.CONCAT(&quot; - &quot;; COLUMN([.A2032]))))" office:value-type="string" office:string-value="Cell 2031 - 1" calcext:value-type="string">
            <text:p>Cell 2031 - 1</text:p>
          </table:table-cell>
          <table:table-cell table:formula="of:= COM.MICROSOFT.CONCAT(&quot;Cell &quot;; COM.MICROSOFT.CONCAT(ROW([.B2032]) - 1; COM.MICROSOFT.CONCAT(&quot; - &quot;; COLUMN([.B2032]))))" office:value-type="string" office:string-value="Cell 2031 - 2" calcext:value-type="string">
            <text:p>Cell 2031 - 2</text:p>
          </table:table-cell>
        </table:table-row>
        <table:table-row table:style-name="ro1">
          <table:table-cell table:formula="of:= COM.MICROSOFT.CONCAT(&quot;Cell &quot;; COM.MICROSOFT.CONCAT(ROW([.A2033]) - 1; COM.MICROSOFT.CONCAT(&quot; - &quot;; COLUMN([.A2033]))))" office:value-type="string" office:string-value="Cell 2032 - 1" calcext:value-type="string">
            <text:p>Cell 2032 - 1</text:p>
          </table:table-cell>
          <table:table-cell table:formula="of:= COM.MICROSOFT.CONCAT(&quot;Cell &quot;; COM.MICROSOFT.CONCAT(ROW([.B2033]) - 1; COM.MICROSOFT.CONCAT(&quot; - &quot;; COLUMN([.B2033]))))" office:value-type="string" office:string-value="Cell 2032 - 2" calcext:value-type="string">
            <text:p>Cell 2032 - 2</text:p>
          </table:table-cell>
        </table:table-row>
        <table:table-row table:style-name="ro1">
          <table:table-cell table:formula="of:= COM.MICROSOFT.CONCAT(&quot;Cell &quot;; COM.MICROSOFT.CONCAT(ROW([.A2034]) - 1; COM.MICROSOFT.CONCAT(&quot; - &quot;; COLUMN([.A2034]))))" office:value-type="string" office:string-value="Cell 2033 - 1" calcext:value-type="string">
            <text:p>Cell 2033 - 1</text:p>
          </table:table-cell>
          <table:table-cell table:formula="of:= COM.MICROSOFT.CONCAT(&quot;Cell &quot;; COM.MICROSOFT.CONCAT(ROW([.B2034]) - 1; COM.MICROSOFT.CONCAT(&quot; - &quot;; COLUMN([.B2034]))))" office:value-type="string" office:string-value="Cell 2033 - 2" calcext:value-type="string">
            <text:p>Cell 2033 - 2</text:p>
          </table:table-cell>
        </table:table-row>
        <table:table-row table:style-name="ro1">
          <table:table-cell table:formula="of:= COM.MICROSOFT.CONCAT(&quot;Cell &quot;; COM.MICROSOFT.CONCAT(ROW([.A2035]) - 1; COM.MICROSOFT.CONCAT(&quot; - &quot;; COLUMN([.A2035]))))" office:value-type="string" office:string-value="Cell 2034 - 1" calcext:value-type="string">
            <text:p>Cell 2034 - 1</text:p>
          </table:table-cell>
          <table:table-cell table:formula="of:= COM.MICROSOFT.CONCAT(&quot;Cell &quot;; COM.MICROSOFT.CONCAT(ROW([.B2035]) - 1; COM.MICROSOFT.CONCAT(&quot; - &quot;; COLUMN([.B2035]))))" office:value-type="string" office:string-value="Cell 2034 - 2" calcext:value-type="string">
            <text:p>Cell 2034 - 2</text:p>
          </table:table-cell>
        </table:table-row>
        <table:table-row table:style-name="ro1">
          <table:table-cell table:formula="of:= COM.MICROSOFT.CONCAT(&quot;Cell &quot;; COM.MICROSOFT.CONCAT(ROW([.A2036]) - 1; COM.MICROSOFT.CONCAT(&quot; - &quot;; COLUMN([.A2036]))))" office:value-type="string" office:string-value="Cell 2035 - 1" calcext:value-type="string">
            <text:p>Cell 2035 - 1</text:p>
          </table:table-cell>
          <table:table-cell table:formula="of:= COM.MICROSOFT.CONCAT(&quot;Cell &quot;; COM.MICROSOFT.CONCAT(ROW([.B2036]) - 1; COM.MICROSOFT.CONCAT(&quot; - &quot;; COLUMN([.B2036]))))" office:value-type="string" office:string-value="Cell 2035 - 2" calcext:value-type="string">
            <text:p>Cell 2035 - 2</text:p>
          </table:table-cell>
        </table:table-row>
        <table:table-row table:style-name="ro1">
          <table:table-cell table:formula="of:= COM.MICROSOFT.CONCAT(&quot;Cell &quot;; COM.MICROSOFT.CONCAT(ROW([.A2037]) - 1; COM.MICROSOFT.CONCAT(&quot; - &quot;; COLUMN([.A2037]))))" office:value-type="string" office:string-value="Cell 2036 - 1" calcext:value-type="string">
            <text:p>Cell 2036 - 1</text:p>
          </table:table-cell>
          <table:table-cell table:formula="of:= COM.MICROSOFT.CONCAT(&quot;Cell &quot;; COM.MICROSOFT.CONCAT(ROW([.B2037]) - 1; COM.MICROSOFT.CONCAT(&quot; - &quot;; COLUMN([.B2037]))))" office:value-type="string" office:string-value="Cell 2036 - 2" calcext:value-type="string">
            <text:p>Cell 2036 - 2</text:p>
          </table:table-cell>
        </table:table-row>
        <table:table-row table:style-name="ro1">
          <table:table-cell table:formula="of:= COM.MICROSOFT.CONCAT(&quot;Cell &quot;; COM.MICROSOFT.CONCAT(ROW([.A2038]) - 1; COM.MICROSOFT.CONCAT(&quot; - &quot;; COLUMN([.A2038]))))" office:value-type="string" office:string-value="Cell 2037 - 1" calcext:value-type="string">
            <text:p>Cell 2037 - 1</text:p>
          </table:table-cell>
          <table:table-cell table:formula="of:= COM.MICROSOFT.CONCAT(&quot;Cell &quot;; COM.MICROSOFT.CONCAT(ROW([.B2038]) - 1; COM.MICROSOFT.CONCAT(&quot; - &quot;; COLUMN([.B2038]))))" office:value-type="string" office:string-value="Cell 2037 - 2" calcext:value-type="string">
            <text:p>Cell 2037 - 2</text:p>
          </table:table-cell>
        </table:table-row>
        <table:table-row table:style-name="ro1">
          <table:table-cell table:formula="of:= COM.MICROSOFT.CONCAT(&quot;Cell &quot;; COM.MICROSOFT.CONCAT(ROW([.A2039]) - 1; COM.MICROSOFT.CONCAT(&quot; - &quot;; COLUMN([.A2039]))))" office:value-type="string" office:string-value="Cell 2038 - 1" calcext:value-type="string">
            <text:p>Cell 2038 - 1</text:p>
          </table:table-cell>
          <table:table-cell table:formula="of:= COM.MICROSOFT.CONCAT(&quot;Cell &quot;; COM.MICROSOFT.CONCAT(ROW([.B2039]) - 1; COM.MICROSOFT.CONCAT(&quot; - &quot;; COLUMN([.B2039]))))" office:value-type="string" office:string-value="Cell 2038 - 2" calcext:value-type="string">
            <text:p>Cell 2038 - 2</text:p>
          </table:table-cell>
        </table:table-row>
        <table:table-row table:style-name="ro1">
          <table:table-cell table:formula="of:= COM.MICROSOFT.CONCAT(&quot;Cell &quot;; COM.MICROSOFT.CONCAT(ROW([.A2040]) - 1; COM.MICROSOFT.CONCAT(&quot; - &quot;; COLUMN([.A2040]))))" office:value-type="string" office:string-value="Cell 2039 - 1" calcext:value-type="string">
            <text:p>Cell 2039 - 1</text:p>
          </table:table-cell>
          <table:table-cell table:formula="of:= COM.MICROSOFT.CONCAT(&quot;Cell &quot;; COM.MICROSOFT.CONCAT(ROW([.B2040]) - 1; COM.MICROSOFT.CONCAT(&quot; - &quot;; COLUMN([.B2040]))))" office:value-type="string" office:string-value="Cell 2039 - 2" calcext:value-type="string">
            <text:p>Cell 2039 - 2</text:p>
          </table:table-cell>
        </table:table-row>
        <table:table-row table:style-name="ro1">
          <table:table-cell table:formula="of:= COM.MICROSOFT.CONCAT(&quot;Cell &quot;; COM.MICROSOFT.CONCAT(ROW([.A2041]) - 1; COM.MICROSOFT.CONCAT(&quot; - &quot;; COLUMN([.A2041]))))" office:value-type="string" office:string-value="Cell 2040 - 1" calcext:value-type="string">
            <text:p>Cell 2040 - 1</text:p>
          </table:table-cell>
          <table:table-cell table:formula="of:= COM.MICROSOFT.CONCAT(&quot;Cell &quot;; COM.MICROSOFT.CONCAT(ROW([.B2041]) - 1; COM.MICROSOFT.CONCAT(&quot; - &quot;; COLUMN([.B2041]))))" office:value-type="string" office:string-value="Cell 2040 - 2" calcext:value-type="string">
            <text:p>Cell 2040 - 2</text:p>
          </table:table-cell>
        </table:table-row>
        <table:table-row table:style-name="ro1">
          <table:table-cell table:formula="of:= COM.MICROSOFT.CONCAT(&quot;Cell &quot;; COM.MICROSOFT.CONCAT(ROW([.A2042]) - 1; COM.MICROSOFT.CONCAT(&quot; - &quot;; COLUMN([.A2042]))))" office:value-type="string" office:string-value="Cell 2041 - 1" calcext:value-type="string">
            <text:p>Cell 2041 - 1</text:p>
          </table:table-cell>
          <table:table-cell table:formula="of:= COM.MICROSOFT.CONCAT(&quot;Cell &quot;; COM.MICROSOFT.CONCAT(ROW([.B2042]) - 1; COM.MICROSOFT.CONCAT(&quot; - &quot;; COLUMN([.B2042]))))" office:value-type="string" office:string-value="Cell 2041 - 2" calcext:value-type="string">
            <text:p>Cell 2041 - 2</text:p>
          </table:table-cell>
        </table:table-row>
        <table:table-row table:style-name="ro1">
          <table:table-cell table:formula="of:= COM.MICROSOFT.CONCAT(&quot;Cell &quot;; COM.MICROSOFT.CONCAT(ROW([.A2043]) - 1; COM.MICROSOFT.CONCAT(&quot; - &quot;; COLUMN([.A2043]))))" office:value-type="string" office:string-value="Cell 2042 - 1" calcext:value-type="string">
            <text:p>Cell 2042 - 1</text:p>
          </table:table-cell>
          <table:table-cell table:formula="of:= COM.MICROSOFT.CONCAT(&quot;Cell &quot;; COM.MICROSOFT.CONCAT(ROW([.B2043]) - 1; COM.MICROSOFT.CONCAT(&quot; - &quot;; COLUMN([.B2043]))))" office:value-type="string" office:string-value="Cell 2042 - 2" calcext:value-type="string">
            <text:p>Cell 2042 - 2</text:p>
          </table:table-cell>
        </table:table-row>
        <table:table-row table:style-name="ro1">
          <table:table-cell table:formula="of:= COM.MICROSOFT.CONCAT(&quot;Cell &quot;; COM.MICROSOFT.CONCAT(ROW([.A2044]) - 1; COM.MICROSOFT.CONCAT(&quot; - &quot;; COLUMN([.A2044]))))" office:value-type="string" office:string-value="Cell 2043 - 1" calcext:value-type="string">
            <text:p>Cell 2043 - 1</text:p>
          </table:table-cell>
          <table:table-cell table:formula="of:= COM.MICROSOFT.CONCAT(&quot;Cell &quot;; COM.MICROSOFT.CONCAT(ROW([.B2044]) - 1; COM.MICROSOFT.CONCAT(&quot; - &quot;; COLUMN([.B2044]))))" office:value-type="string" office:string-value="Cell 2043 - 2" calcext:value-type="string">
            <text:p>Cell 2043 - 2</text:p>
          </table:table-cell>
        </table:table-row>
        <table:table-row table:style-name="ro1">
          <table:table-cell table:formula="of:= COM.MICROSOFT.CONCAT(&quot;Cell &quot;; COM.MICROSOFT.CONCAT(ROW([.A2045]) - 1; COM.MICROSOFT.CONCAT(&quot; - &quot;; COLUMN([.A2045]))))" office:value-type="string" office:string-value="Cell 2044 - 1" calcext:value-type="string">
            <text:p>Cell 2044 - 1</text:p>
          </table:table-cell>
          <table:table-cell table:formula="of:= COM.MICROSOFT.CONCAT(&quot;Cell &quot;; COM.MICROSOFT.CONCAT(ROW([.B2045]) - 1; COM.MICROSOFT.CONCAT(&quot; - &quot;; COLUMN([.B2045]))))" office:value-type="string" office:string-value="Cell 2044 - 2" calcext:value-type="string">
            <text:p>Cell 2044 - 2</text:p>
          </table:table-cell>
        </table:table-row>
        <table:table-row table:style-name="ro1">
          <table:table-cell table:formula="of:= COM.MICROSOFT.CONCAT(&quot;Cell &quot;; COM.MICROSOFT.CONCAT(ROW([.A2046]) - 1; COM.MICROSOFT.CONCAT(&quot; - &quot;; COLUMN([.A2046]))))" office:value-type="string" office:string-value="Cell 2045 - 1" calcext:value-type="string">
            <text:p>Cell 2045 - 1</text:p>
          </table:table-cell>
          <table:table-cell table:formula="of:= COM.MICROSOFT.CONCAT(&quot;Cell &quot;; COM.MICROSOFT.CONCAT(ROW([.B2046]) - 1; COM.MICROSOFT.CONCAT(&quot; - &quot;; COLUMN([.B2046]))))" office:value-type="string" office:string-value="Cell 2045 - 2" calcext:value-type="string">
            <text:p>Cell 2045 - 2</text:p>
          </table:table-cell>
        </table:table-row>
        <table:table-row table:style-name="ro1">
          <table:table-cell table:formula="of:= COM.MICROSOFT.CONCAT(&quot;Cell &quot;; COM.MICROSOFT.CONCAT(ROW([.A2047]) - 1; COM.MICROSOFT.CONCAT(&quot; - &quot;; COLUMN([.A2047]))))" office:value-type="string" office:string-value="Cell 2046 - 1" calcext:value-type="string">
            <text:p>Cell 2046 - 1</text:p>
          </table:table-cell>
          <table:table-cell table:formula="of:= COM.MICROSOFT.CONCAT(&quot;Cell &quot;; COM.MICROSOFT.CONCAT(ROW([.B2047]) - 1; COM.MICROSOFT.CONCAT(&quot; - &quot;; COLUMN([.B2047]))))" office:value-type="string" office:string-value="Cell 2046 - 2" calcext:value-type="string">
            <text:p>Cell 2046 - 2</text:p>
          </table:table-cell>
        </table:table-row>
        <table:table-row table:style-name="ro1">
          <table:table-cell table:formula="of:= COM.MICROSOFT.CONCAT(&quot;Cell &quot;; COM.MICROSOFT.CONCAT(ROW([.A2048]) - 1; COM.MICROSOFT.CONCAT(&quot; - &quot;; COLUMN([.A2048]))))" office:value-type="string" office:string-value="Cell 2047 - 1" calcext:value-type="string">
            <text:p>Cell 2047 - 1</text:p>
          </table:table-cell>
          <table:table-cell table:formula="of:= COM.MICROSOFT.CONCAT(&quot;Cell &quot;; COM.MICROSOFT.CONCAT(ROW([.B2048]) - 1; COM.MICROSOFT.CONCAT(&quot; - &quot;; COLUMN([.B2048]))))" office:value-type="string" office:string-value="Cell 2047 - 2" calcext:value-type="string">
            <text:p>Cell 2047 - 2</text:p>
          </table:table-cell>
        </table:table-row>
        <table:table-row table:style-name="ro1">
          <table:table-cell table:formula="of:= COM.MICROSOFT.CONCAT(&quot;Cell &quot;; COM.MICROSOFT.CONCAT(ROW([.A2049]) - 1; COM.MICROSOFT.CONCAT(&quot; - &quot;; COLUMN([.A2049]))))" office:value-type="string" office:string-value="Cell 2048 - 1" calcext:value-type="string">
            <text:p>Cell 2048 - 1</text:p>
          </table:table-cell>
          <table:table-cell table:formula="of:= COM.MICROSOFT.CONCAT(&quot;Cell &quot;; COM.MICROSOFT.CONCAT(ROW([.B2049]) - 1; COM.MICROSOFT.CONCAT(&quot; - &quot;; COLUMN([.B2049]))))" office:value-type="string" office:string-value="Cell 2048 - 2" calcext:value-type="string">
            <text:p>Cell 2048 - 2</text:p>
          </table:table-cell>
        </table:table-row>
        <table:table-row table:style-name="ro1">
          <table:table-cell table:formula="of:= COM.MICROSOFT.CONCAT(&quot;Cell &quot;; COM.MICROSOFT.CONCAT(ROW([.A2050]) - 1; COM.MICROSOFT.CONCAT(&quot; - &quot;; COLUMN([.A2050]))))" office:value-type="string" office:string-value="Cell 2049 - 1" calcext:value-type="string">
            <text:p>Cell 2049 - 1</text:p>
          </table:table-cell>
          <table:table-cell table:formula="of:= COM.MICROSOFT.CONCAT(&quot;Cell &quot;; COM.MICROSOFT.CONCAT(ROW([.B2050]) - 1; COM.MICROSOFT.CONCAT(&quot; - &quot;; COLUMN([.B2050]))))" office:value-type="string" office:string-value="Cell 2049 - 2" calcext:value-type="string">
            <text:p>Cell 2049 - 2</text:p>
          </table:table-cell>
        </table:table-row>
        <table:table-row table:style-name="ro1">
          <table:table-cell table:formula="of:= COM.MICROSOFT.CONCAT(&quot;Cell &quot;; COM.MICROSOFT.CONCAT(ROW([.A2051]) - 1; COM.MICROSOFT.CONCAT(&quot; - &quot;; COLUMN([.A2051]))))" office:value-type="string" office:string-value="Cell 2050 - 1" calcext:value-type="string">
            <text:p>Cell 2050 - 1</text:p>
          </table:table-cell>
          <table:table-cell table:formula="of:= COM.MICROSOFT.CONCAT(&quot;Cell &quot;; COM.MICROSOFT.CONCAT(ROW([.B2051]) - 1; COM.MICROSOFT.CONCAT(&quot; - &quot;; COLUMN([.B2051]))))" office:value-type="string" office:string-value="Cell 2050 - 2" calcext:value-type="string">
            <text:p>Cell 2050 - 2</text:p>
          </table:table-cell>
        </table:table-row>
        <table:table-row table:style-name="ro1">
          <table:table-cell table:formula="of:= COM.MICROSOFT.CONCAT(&quot;Cell &quot;; COM.MICROSOFT.CONCAT(ROW([.A2052]) - 1; COM.MICROSOFT.CONCAT(&quot; - &quot;; COLUMN([.A2052]))))" office:value-type="string" office:string-value="Cell 2051 - 1" calcext:value-type="string">
            <text:p>Cell 2051 - 1</text:p>
          </table:table-cell>
          <table:table-cell table:formula="of:= COM.MICROSOFT.CONCAT(&quot;Cell &quot;; COM.MICROSOFT.CONCAT(ROW([.B2052]) - 1; COM.MICROSOFT.CONCAT(&quot; - &quot;; COLUMN([.B2052]))))" office:value-type="string" office:string-value="Cell 2051 - 2" calcext:value-type="string">
            <text:p>Cell 2051 - 2</text:p>
          </table:table-cell>
        </table:table-row>
        <table:table-row table:style-name="ro1">
          <table:table-cell table:formula="of:= COM.MICROSOFT.CONCAT(&quot;Cell &quot;; COM.MICROSOFT.CONCAT(ROW([.A2053]) - 1; COM.MICROSOFT.CONCAT(&quot; - &quot;; COLUMN([.A2053]))))" office:value-type="string" office:string-value="Cell 2052 - 1" calcext:value-type="string">
            <text:p>Cell 2052 - 1</text:p>
          </table:table-cell>
          <table:table-cell table:formula="of:= COM.MICROSOFT.CONCAT(&quot;Cell &quot;; COM.MICROSOFT.CONCAT(ROW([.B2053]) - 1; COM.MICROSOFT.CONCAT(&quot; - &quot;; COLUMN([.B2053]))))" office:value-type="string" office:string-value="Cell 2052 - 2" calcext:value-type="string">
            <text:p>Cell 2052 - 2</text:p>
          </table:table-cell>
        </table:table-row>
        <table:table-row table:style-name="ro1">
          <table:table-cell table:formula="of:= COM.MICROSOFT.CONCAT(&quot;Cell &quot;; COM.MICROSOFT.CONCAT(ROW([.A2054]) - 1; COM.MICROSOFT.CONCAT(&quot; - &quot;; COLUMN([.A2054]))))" office:value-type="string" office:string-value="Cell 2053 - 1" calcext:value-type="string">
            <text:p>Cell 2053 - 1</text:p>
          </table:table-cell>
          <table:table-cell table:formula="of:= COM.MICROSOFT.CONCAT(&quot;Cell &quot;; COM.MICROSOFT.CONCAT(ROW([.B2054]) - 1; COM.MICROSOFT.CONCAT(&quot; - &quot;; COLUMN([.B2054]))))" office:value-type="string" office:string-value="Cell 2053 - 2" calcext:value-type="string">
            <text:p>Cell 2053 - 2</text:p>
          </table:table-cell>
        </table:table-row>
        <table:table-row table:style-name="ro1">
          <table:table-cell table:formula="of:= COM.MICROSOFT.CONCAT(&quot;Cell &quot;; COM.MICROSOFT.CONCAT(ROW([.A2055]) - 1; COM.MICROSOFT.CONCAT(&quot; - &quot;; COLUMN([.A2055]))))" office:value-type="string" office:string-value="Cell 2054 - 1" calcext:value-type="string">
            <text:p>Cell 2054 - 1</text:p>
          </table:table-cell>
          <table:table-cell table:formula="of:= COM.MICROSOFT.CONCAT(&quot;Cell &quot;; COM.MICROSOFT.CONCAT(ROW([.B2055]) - 1; COM.MICROSOFT.CONCAT(&quot; - &quot;; COLUMN([.B2055]))))" office:value-type="string" office:string-value="Cell 2054 - 2" calcext:value-type="string">
            <text:p>Cell 2054 - 2</text:p>
          </table:table-cell>
        </table:table-row>
        <table:table-row table:style-name="ro1">
          <table:table-cell table:formula="of:= COM.MICROSOFT.CONCAT(&quot;Cell &quot;; COM.MICROSOFT.CONCAT(ROW([.A2056]) - 1; COM.MICROSOFT.CONCAT(&quot; - &quot;; COLUMN([.A2056]))))" office:value-type="string" office:string-value="Cell 2055 - 1" calcext:value-type="string">
            <text:p>Cell 2055 - 1</text:p>
          </table:table-cell>
          <table:table-cell table:formula="of:= COM.MICROSOFT.CONCAT(&quot;Cell &quot;; COM.MICROSOFT.CONCAT(ROW([.B2056]) - 1; COM.MICROSOFT.CONCAT(&quot; - &quot;; COLUMN([.B2056]))))" office:value-type="string" office:string-value="Cell 2055 - 2" calcext:value-type="string">
            <text:p>Cell 2055 - 2</text:p>
          </table:table-cell>
        </table:table-row>
        <table:table-row table:style-name="ro1">
          <table:table-cell table:formula="of:= COM.MICROSOFT.CONCAT(&quot;Cell &quot;; COM.MICROSOFT.CONCAT(ROW([.A2057]) - 1; COM.MICROSOFT.CONCAT(&quot; - &quot;; COLUMN([.A2057]))))" office:value-type="string" office:string-value="Cell 2056 - 1" calcext:value-type="string">
            <text:p>Cell 2056 - 1</text:p>
          </table:table-cell>
          <table:table-cell table:formula="of:= COM.MICROSOFT.CONCAT(&quot;Cell &quot;; COM.MICROSOFT.CONCAT(ROW([.B2057]) - 1; COM.MICROSOFT.CONCAT(&quot; - &quot;; COLUMN([.B2057]))))" office:value-type="string" office:string-value="Cell 2056 - 2" calcext:value-type="string">
            <text:p>Cell 2056 - 2</text:p>
          </table:table-cell>
        </table:table-row>
        <table:table-row table:style-name="ro1">
          <table:table-cell table:formula="of:= COM.MICROSOFT.CONCAT(&quot;Cell &quot;; COM.MICROSOFT.CONCAT(ROW([.A2058]) - 1; COM.MICROSOFT.CONCAT(&quot; - &quot;; COLUMN([.A2058]))))" office:value-type="string" office:string-value="Cell 2057 - 1" calcext:value-type="string">
            <text:p>Cell 2057 - 1</text:p>
          </table:table-cell>
          <table:table-cell table:formula="of:= COM.MICROSOFT.CONCAT(&quot;Cell &quot;; COM.MICROSOFT.CONCAT(ROW([.B2058]) - 1; COM.MICROSOFT.CONCAT(&quot; - &quot;; COLUMN([.B2058]))))" office:value-type="string" office:string-value="Cell 2057 - 2" calcext:value-type="string">
            <text:p>Cell 2057 - 2</text:p>
          </table:table-cell>
        </table:table-row>
        <table:table-row table:style-name="ro1">
          <table:table-cell table:formula="of:= COM.MICROSOFT.CONCAT(&quot;Cell &quot;; COM.MICROSOFT.CONCAT(ROW([.A2059]) - 1; COM.MICROSOFT.CONCAT(&quot; - &quot;; COLUMN([.A2059]))))" office:value-type="string" office:string-value="Cell 2058 - 1" calcext:value-type="string">
            <text:p>Cell 2058 - 1</text:p>
          </table:table-cell>
          <table:table-cell table:formula="of:= COM.MICROSOFT.CONCAT(&quot;Cell &quot;; COM.MICROSOFT.CONCAT(ROW([.B2059]) - 1; COM.MICROSOFT.CONCAT(&quot; - &quot;; COLUMN([.B2059]))))" office:value-type="string" office:string-value="Cell 2058 - 2" calcext:value-type="string">
            <text:p>Cell 2058 - 2</text:p>
          </table:table-cell>
        </table:table-row>
        <table:table-row table:style-name="ro1">
          <table:table-cell table:formula="of:= COM.MICROSOFT.CONCAT(&quot;Cell &quot;; COM.MICROSOFT.CONCAT(ROW([.A2060]) - 1; COM.MICROSOFT.CONCAT(&quot; - &quot;; COLUMN([.A2060]))))" office:value-type="string" office:string-value="Cell 2059 - 1" calcext:value-type="string">
            <text:p>Cell 2059 - 1</text:p>
          </table:table-cell>
          <table:table-cell table:formula="of:= COM.MICROSOFT.CONCAT(&quot;Cell &quot;; COM.MICROSOFT.CONCAT(ROW([.B2060]) - 1; COM.MICROSOFT.CONCAT(&quot; - &quot;; COLUMN([.B2060]))))" office:value-type="string" office:string-value="Cell 2059 - 2" calcext:value-type="string">
            <text:p>Cell 2059 - 2</text:p>
          </table:table-cell>
        </table:table-row>
        <table:table-row table:style-name="ro1">
          <table:table-cell table:formula="of:= COM.MICROSOFT.CONCAT(&quot;Cell &quot;; COM.MICROSOFT.CONCAT(ROW([.A2061]) - 1; COM.MICROSOFT.CONCAT(&quot; - &quot;; COLUMN([.A2061]))))" office:value-type="string" office:string-value="Cell 2060 - 1" calcext:value-type="string">
            <text:p>Cell 2060 - 1</text:p>
          </table:table-cell>
          <table:table-cell table:formula="of:= COM.MICROSOFT.CONCAT(&quot;Cell &quot;; COM.MICROSOFT.CONCAT(ROW([.B2061]) - 1; COM.MICROSOFT.CONCAT(&quot; - &quot;; COLUMN([.B2061]))))" office:value-type="string" office:string-value="Cell 2060 - 2" calcext:value-type="string">
            <text:p>Cell 2060 - 2</text:p>
          </table:table-cell>
        </table:table-row>
        <table:table-row table:style-name="ro1">
          <table:table-cell table:formula="of:= COM.MICROSOFT.CONCAT(&quot;Cell &quot;; COM.MICROSOFT.CONCAT(ROW([.A2062]) - 1; COM.MICROSOFT.CONCAT(&quot; - &quot;; COLUMN([.A2062]))))" office:value-type="string" office:string-value="Cell 2061 - 1" calcext:value-type="string">
            <text:p>Cell 2061 - 1</text:p>
          </table:table-cell>
          <table:table-cell table:formula="of:= COM.MICROSOFT.CONCAT(&quot;Cell &quot;; COM.MICROSOFT.CONCAT(ROW([.B2062]) - 1; COM.MICROSOFT.CONCAT(&quot; - &quot;; COLUMN([.B2062]))))" office:value-type="string" office:string-value="Cell 2061 - 2" calcext:value-type="string">
            <text:p>Cell 2061 - 2</text:p>
          </table:table-cell>
        </table:table-row>
        <table:table-row table:style-name="ro1">
          <table:table-cell table:formula="of:= COM.MICROSOFT.CONCAT(&quot;Cell &quot;; COM.MICROSOFT.CONCAT(ROW([.A2063]) - 1; COM.MICROSOFT.CONCAT(&quot; - &quot;; COLUMN([.A2063]))))" office:value-type="string" office:string-value="Cell 2062 - 1" calcext:value-type="string">
            <text:p>Cell 2062 - 1</text:p>
          </table:table-cell>
          <table:table-cell table:formula="of:= COM.MICROSOFT.CONCAT(&quot;Cell &quot;; COM.MICROSOFT.CONCAT(ROW([.B2063]) - 1; COM.MICROSOFT.CONCAT(&quot; - &quot;; COLUMN([.B2063]))))" office:value-type="string" office:string-value="Cell 2062 - 2" calcext:value-type="string">
            <text:p>Cell 2062 - 2</text:p>
          </table:table-cell>
        </table:table-row>
        <table:table-row table:style-name="ro1">
          <table:table-cell table:formula="of:= COM.MICROSOFT.CONCAT(&quot;Cell &quot;; COM.MICROSOFT.CONCAT(ROW([.A2064]) - 1; COM.MICROSOFT.CONCAT(&quot; - &quot;; COLUMN([.A2064]))))" office:value-type="string" office:string-value="Cell 2063 - 1" calcext:value-type="string">
            <text:p>Cell 2063 - 1</text:p>
          </table:table-cell>
          <table:table-cell table:formula="of:= COM.MICROSOFT.CONCAT(&quot;Cell &quot;; COM.MICROSOFT.CONCAT(ROW([.B2064]) - 1; COM.MICROSOFT.CONCAT(&quot; - &quot;; COLUMN([.B2064]))))" office:value-type="string" office:string-value="Cell 2063 - 2" calcext:value-type="string">
            <text:p>Cell 2063 - 2</text:p>
          </table:table-cell>
        </table:table-row>
        <table:table-row table:style-name="ro1">
          <table:table-cell table:formula="of:= COM.MICROSOFT.CONCAT(&quot;Cell &quot;; COM.MICROSOFT.CONCAT(ROW([.A2065]) - 1; COM.MICROSOFT.CONCAT(&quot; - &quot;; COLUMN([.A2065]))))" office:value-type="string" office:string-value="Cell 2064 - 1" calcext:value-type="string">
            <text:p>Cell 2064 - 1</text:p>
          </table:table-cell>
          <table:table-cell table:formula="of:= COM.MICROSOFT.CONCAT(&quot;Cell &quot;; COM.MICROSOFT.CONCAT(ROW([.B2065]) - 1; COM.MICROSOFT.CONCAT(&quot; - &quot;; COLUMN([.B2065]))))" office:value-type="string" office:string-value="Cell 2064 - 2" calcext:value-type="string">
            <text:p>Cell 2064 - 2</text:p>
          </table:table-cell>
        </table:table-row>
        <table:table-row table:style-name="ro1">
          <table:table-cell table:formula="of:= COM.MICROSOFT.CONCAT(&quot;Cell &quot;; COM.MICROSOFT.CONCAT(ROW([.A2066]) - 1; COM.MICROSOFT.CONCAT(&quot; - &quot;; COLUMN([.A2066]))))" office:value-type="string" office:string-value="Cell 2065 - 1" calcext:value-type="string">
            <text:p>Cell 2065 - 1</text:p>
          </table:table-cell>
          <table:table-cell table:formula="of:= COM.MICROSOFT.CONCAT(&quot;Cell &quot;; COM.MICROSOFT.CONCAT(ROW([.B2066]) - 1; COM.MICROSOFT.CONCAT(&quot; - &quot;; COLUMN([.B2066]))))" office:value-type="string" office:string-value="Cell 2065 - 2" calcext:value-type="string">
            <text:p>Cell 2065 - 2</text:p>
          </table:table-cell>
        </table:table-row>
        <table:table-row table:style-name="ro1">
          <table:table-cell table:formula="of:= COM.MICROSOFT.CONCAT(&quot;Cell &quot;; COM.MICROSOFT.CONCAT(ROW([.A2067]) - 1; COM.MICROSOFT.CONCAT(&quot; - &quot;; COLUMN([.A2067]))))" office:value-type="string" office:string-value="Cell 2066 - 1" calcext:value-type="string">
            <text:p>Cell 2066 - 1</text:p>
          </table:table-cell>
          <table:table-cell table:formula="of:= COM.MICROSOFT.CONCAT(&quot;Cell &quot;; COM.MICROSOFT.CONCAT(ROW([.B2067]) - 1; COM.MICROSOFT.CONCAT(&quot; - &quot;; COLUMN([.B2067]))))" office:value-type="string" office:string-value="Cell 2066 - 2" calcext:value-type="string">
            <text:p>Cell 2066 - 2</text:p>
          </table:table-cell>
        </table:table-row>
        <table:table-row table:style-name="ro1">
          <table:table-cell table:formula="of:= COM.MICROSOFT.CONCAT(&quot;Cell &quot;; COM.MICROSOFT.CONCAT(ROW([.A2068]) - 1; COM.MICROSOFT.CONCAT(&quot; - &quot;; COLUMN([.A2068]))))" office:value-type="string" office:string-value="Cell 2067 - 1" calcext:value-type="string">
            <text:p>Cell 2067 - 1</text:p>
          </table:table-cell>
          <table:table-cell table:formula="of:= COM.MICROSOFT.CONCAT(&quot;Cell &quot;; COM.MICROSOFT.CONCAT(ROW([.B2068]) - 1; COM.MICROSOFT.CONCAT(&quot; - &quot;; COLUMN([.B2068]))))" office:value-type="string" office:string-value="Cell 2067 - 2" calcext:value-type="string">
            <text:p>Cell 2067 - 2</text:p>
          </table:table-cell>
        </table:table-row>
        <table:table-row table:style-name="ro1">
          <table:table-cell table:formula="of:= COM.MICROSOFT.CONCAT(&quot;Cell &quot;; COM.MICROSOFT.CONCAT(ROW([.A2069]) - 1; COM.MICROSOFT.CONCAT(&quot; - &quot;; COLUMN([.A2069]))))" office:value-type="string" office:string-value="Cell 2068 - 1" calcext:value-type="string">
            <text:p>Cell 2068 - 1</text:p>
          </table:table-cell>
          <table:table-cell table:formula="of:= COM.MICROSOFT.CONCAT(&quot;Cell &quot;; COM.MICROSOFT.CONCAT(ROW([.B2069]) - 1; COM.MICROSOFT.CONCAT(&quot; - &quot;; COLUMN([.B2069]))))" office:value-type="string" office:string-value="Cell 2068 - 2" calcext:value-type="string">
            <text:p>Cell 2068 - 2</text:p>
          </table:table-cell>
        </table:table-row>
        <table:table-row table:style-name="ro1">
          <table:table-cell table:formula="of:= COM.MICROSOFT.CONCAT(&quot;Cell &quot;; COM.MICROSOFT.CONCAT(ROW([.A2070]) - 1; COM.MICROSOFT.CONCAT(&quot; - &quot;; COLUMN([.A2070]))))" office:value-type="string" office:string-value="Cell 2069 - 1" calcext:value-type="string">
            <text:p>Cell 2069 - 1</text:p>
          </table:table-cell>
          <table:table-cell table:formula="of:= COM.MICROSOFT.CONCAT(&quot;Cell &quot;; COM.MICROSOFT.CONCAT(ROW([.B2070]) - 1; COM.MICROSOFT.CONCAT(&quot; - &quot;; COLUMN([.B2070]))))" office:value-type="string" office:string-value="Cell 2069 - 2" calcext:value-type="string">
            <text:p>Cell 2069 - 2</text:p>
          </table:table-cell>
        </table:table-row>
        <table:table-row table:style-name="ro1">
          <table:table-cell table:formula="of:= COM.MICROSOFT.CONCAT(&quot;Cell &quot;; COM.MICROSOFT.CONCAT(ROW([.A2071]) - 1; COM.MICROSOFT.CONCAT(&quot; - &quot;; COLUMN([.A2071]))))" office:value-type="string" office:string-value="Cell 2070 - 1" calcext:value-type="string">
            <text:p>Cell 2070 - 1</text:p>
          </table:table-cell>
          <table:table-cell table:formula="of:= COM.MICROSOFT.CONCAT(&quot;Cell &quot;; COM.MICROSOFT.CONCAT(ROW([.B2071]) - 1; COM.MICROSOFT.CONCAT(&quot; - &quot;; COLUMN([.B2071]))))" office:value-type="string" office:string-value="Cell 2070 - 2" calcext:value-type="string">
            <text:p>Cell 2070 - 2</text:p>
          </table:table-cell>
        </table:table-row>
        <table:table-row table:style-name="ro1">
          <table:table-cell table:formula="of:= COM.MICROSOFT.CONCAT(&quot;Cell &quot;; COM.MICROSOFT.CONCAT(ROW([.A2072]) - 1; COM.MICROSOFT.CONCAT(&quot; - &quot;; COLUMN([.A2072]))))" office:value-type="string" office:string-value="Cell 2071 - 1" calcext:value-type="string">
            <text:p>Cell 2071 - 1</text:p>
          </table:table-cell>
          <table:table-cell table:formula="of:= COM.MICROSOFT.CONCAT(&quot;Cell &quot;; COM.MICROSOFT.CONCAT(ROW([.B2072]) - 1; COM.MICROSOFT.CONCAT(&quot; - &quot;; COLUMN([.B2072]))))" office:value-type="string" office:string-value="Cell 2071 - 2" calcext:value-type="string">
            <text:p>Cell 2071 - 2</text:p>
          </table:table-cell>
        </table:table-row>
        <table:table-row table:style-name="ro1">
          <table:table-cell table:formula="of:= COM.MICROSOFT.CONCAT(&quot;Cell &quot;; COM.MICROSOFT.CONCAT(ROW([.A2073]) - 1; COM.MICROSOFT.CONCAT(&quot; - &quot;; COLUMN([.A2073]))))" office:value-type="string" office:string-value="Cell 2072 - 1" calcext:value-type="string">
            <text:p>Cell 2072 - 1</text:p>
          </table:table-cell>
          <table:table-cell table:formula="of:= COM.MICROSOFT.CONCAT(&quot;Cell &quot;; COM.MICROSOFT.CONCAT(ROW([.B2073]) - 1; COM.MICROSOFT.CONCAT(&quot; - &quot;; COLUMN([.B2073]))))" office:value-type="string" office:string-value="Cell 2072 - 2" calcext:value-type="string">
            <text:p>Cell 2072 - 2</text:p>
          </table:table-cell>
        </table:table-row>
        <table:table-row table:style-name="ro1">
          <table:table-cell table:formula="of:= COM.MICROSOFT.CONCAT(&quot;Cell &quot;; COM.MICROSOFT.CONCAT(ROW([.A2074]) - 1; COM.MICROSOFT.CONCAT(&quot; - &quot;; COLUMN([.A2074]))))" office:value-type="string" office:string-value="Cell 2073 - 1" calcext:value-type="string">
            <text:p>Cell 2073 - 1</text:p>
          </table:table-cell>
          <table:table-cell table:formula="of:= COM.MICROSOFT.CONCAT(&quot;Cell &quot;; COM.MICROSOFT.CONCAT(ROW([.B2074]) - 1; COM.MICROSOFT.CONCAT(&quot; - &quot;; COLUMN([.B2074]))))" office:value-type="string" office:string-value="Cell 2073 - 2" calcext:value-type="string">
            <text:p>Cell 2073 - 2</text:p>
          </table:table-cell>
        </table:table-row>
        <table:table-row table:style-name="ro1">
          <table:table-cell table:formula="of:= COM.MICROSOFT.CONCAT(&quot;Cell &quot;; COM.MICROSOFT.CONCAT(ROW([.A2075]) - 1; COM.MICROSOFT.CONCAT(&quot; - &quot;; COLUMN([.A2075]))))" office:value-type="string" office:string-value="Cell 2074 - 1" calcext:value-type="string">
            <text:p>Cell 2074 - 1</text:p>
          </table:table-cell>
          <table:table-cell table:formula="of:= COM.MICROSOFT.CONCAT(&quot;Cell &quot;; COM.MICROSOFT.CONCAT(ROW([.B2075]) - 1; COM.MICROSOFT.CONCAT(&quot; - &quot;; COLUMN([.B2075]))))" office:value-type="string" office:string-value="Cell 2074 - 2" calcext:value-type="string">
            <text:p>Cell 2074 - 2</text:p>
          </table:table-cell>
        </table:table-row>
        <table:table-row table:style-name="ro1">
          <table:table-cell table:formula="of:= COM.MICROSOFT.CONCAT(&quot;Cell &quot;; COM.MICROSOFT.CONCAT(ROW([.A2076]) - 1; COM.MICROSOFT.CONCAT(&quot; - &quot;; COLUMN([.A2076]))))" office:value-type="string" office:string-value="Cell 2075 - 1" calcext:value-type="string">
            <text:p>Cell 2075 - 1</text:p>
          </table:table-cell>
          <table:table-cell table:formula="of:= COM.MICROSOFT.CONCAT(&quot;Cell &quot;; COM.MICROSOFT.CONCAT(ROW([.B2076]) - 1; COM.MICROSOFT.CONCAT(&quot; - &quot;; COLUMN([.B2076]))))" office:value-type="string" office:string-value="Cell 2075 - 2" calcext:value-type="string">
            <text:p>Cell 2075 - 2</text:p>
          </table:table-cell>
        </table:table-row>
        <table:table-row table:style-name="ro1">
          <table:table-cell table:formula="of:= COM.MICROSOFT.CONCAT(&quot;Cell &quot;; COM.MICROSOFT.CONCAT(ROW([.A2077]) - 1; COM.MICROSOFT.CONCAT(&quot; - &quot;; COLUMN([.A2077]))))" office:value-type="string" office:string-value="Cell 2076 - 1" calcext:value-type="string">
            <text:p>Cell 2076 - 1</text:p>
          </table:table-cell>
          <table:table-cell table:formula="of:= COM.MICROSOFT.CONCAT(&quot;Cell &quot;; COM.MICROSOFT.CONCAT(ROW([.B2077]) - 1; COM.MICROSOFT.CONCAT(&quot; - &quot;; COLUMN([.B2077]))))" office:value-type="string" office:string-value="Cell 2076 - 2" calcext:value-type="string">
            <text:p>Cell 2076 - 2</text:p>
          </table:table-cell>
        </table:table-row>
        <table:table-row table:style-name="ro1">
          <table:table-cell table:formula="of:= COM.MICROSOFT.CONCAT(&quot;Cell &quot;; COM.MICROSOFT.CONCAT(ROW([.A2078]) - 1; COM.MICROSOFT.CONCAT(&quot; - &quot;; COLUMN([.A2078]))))" office:value-type="string" office:string-value="Cell 2077 - 1" calcext:value-type="string">
            <text:p>Cell 2077 - 1</text:p>
          </table:table-cell>
          <table:table-cell table:formula="of:= COM.MICROSOFT.CONCAT(&quot;Cell &quot;; COM.MICROSOFT.CONCAT(ROW([.B2078]) - 1; COM.MICROSOFT.CONCAT(&quot; - &quot;; COLUMN([.B2078]))))" office:value-type="string" office:string-value="Cell 2077 - 2" calcext:value-type="string">
            <text:p>Cell 2077 - 2</text:p>
          </table:table-cell>
        </table:table-row>
        <table:table-row table:style-name="ro1">
          <table:table-cell table:formula="of:= COM.MICROSOFT.CONCAT(&quot;Cell &quot;; COM.MICROSOFT.CONCAT(ROW([.A2079]) - 1; COM.MICROSOFT.CONCAT(&quot; - &quot;; COLUMN([.A2079]))))" office:value-type="string" office:string-value="Cell 2078 - 1" calcext:value-type="string">
            <text:p>Cell 2078 - 1</text:p>
          </table:table-cell>
          <table:table-cell table:formula="of:= COM.MICROSOFT.CONCAT(&quot;Cell &quot;; COM.MICROSOFT.CONCAT(ROW([.B2079]) - 1; COM.MICROSOFT.CONCAT(&quot; - &quot;; COLUMN([.B2079]))))" office:value-type="string" office:string-value="Cell 2078 - 2" calcext:value-type="string">
            <text:p>Cell 2078 - 2</text:p>
          </table:table-cell>
        </table:table-row>
        <table:table-row table:style-name="ro1">
          <table:table-cell table:formula="of:= COM.MICROSOFT.CONCAT(&quot;Cell &quot;; COM.MICROSOFT.CONCAT(ROW([.A2080]) - 1; COM.MICROSOFT.CONCAT(&quot; - &quot;; COLUMN([.A2080]))))" office:value-type="string" office:string-value="Cell 2079 - 1" calcext:value-type="string">
            <text:p>Cell 2079 - 1</text:p>
          </table:table-cell>
          <table:table-cell table:formula="of:= COM.MICROSOFT.CONCAT(&quot;Cell &quot;; COM.MICROSOFT.CONCAT(ROW([.B2080]) - 1; COM.MICROSOFT.CONCAT(&quot; - &quot;; COLUMN([.B2080]))))" office:value-type="string" office:string-value="Cell 2079 - 2" calcext:value-type="string">
            <text:p>Cell 2079 - 2</text:p>
          </table:table-cell>
        </table:table-row>
        <table:table-row table:style-name="ro1">
          <table:table-cell table:formula="of:= COM.MICROSOFT.CONCAT(&quot;Cell &quot;; COM.MICROSOFT.CONCAT(ROW([.A2081]) - 1; COM.MICROSOFT.CONCAT(&quot; - &quot;; COLUMN([.A2081]))))" office:value-type="string" office:string-value="Cell 2080 - 1" calcext:value-type="string">
            <text:p>Cell 2080 - 1</text:p>
          </table:table-cell>
          <table:table-cell table:formula="of:= COM.MICROSOFT.CONCAT(&quot;Cell &quot;; COM.MICROSOFT.CONCAT(ROW([.B2081]) - 1; COM.MICROSOFT.CONCAT(&quot; - &quot;; COLUMN([.B2081]))))" office:value-type="string" office:string-value="Cell 2080 - 2" calcext:value-type="string">
            <text:p>Cell 2080 - 2</text:p>
          </table:table-cell>
        </table:table-row>
        <table:table-row table:style-name="ro1">
          <table:table-cell table:formula="of:= COM.MICROSOFT.CONCAT(&quot;Cell &quot;; COM.MICROSOFT.CONCAT(ROW([.A2082]) - 1; COM.MICROSOFT.CONCAT(&quot; - &quot;; COLUMN([.A2082]))))" office:value-type="string" office:string-value="Cell 2081 - 1" calcext:value-type="string">
            <text:p>Cell 2081 - 1</text:p>
          </table:table-cell>
          <table:table-cell table:formula="of:= COM.MICROSOFT.CONCAT(&quot;Cell &quot;; COM.MICROSOFT.CONCAT(ROW([.B2082]) - 1; COM.MICROSOFT.CONCAT(&quot; - &quot;; COLUMN([.B2082]))))" office:value-type="string" office:string-value="Cell 2081 - 2" calcext:value-type="string">
            <text:p>Cell 2081 - 2</text:p>
          </table:table-cell>
        </table:table-row>
        <table:table-row table:style-name="ro1">
          <table:table-cell table:formula="of:= COM.MICROSOFT.CONCAT(&quot;Cell &quot;; COM.MICROSOFT.CONCAT(ROW([.A2083]) - 1; COM.MICROSOFT.CONCAT(&quot; - &quot;; COLUMN([.A2083]))))" office:value-type="string" office:string-value="Cell 2082 - 1" calcext:value-type="string">
            <text:p>Cell 2082 - 1</text:p>
          </table:table-cell>
          <table:table-cell table:formula="of:= COM.MICROSOFT.CONCAT(&quot;Cell &quot;; COM.MICROSOFT.CONCAT(ROW([.B2083]) - 1; COM.MICROSOFT.CONCAT(&quot; - &quot;; COLUMN([.B2083]))))" office:value-type="string" office:string-value="Cell 2082 - 2" calcext:value-type="string">
            <text:p>Cell 2082 - 2</text:p>
          </table:table-cell>
        </table:table-row>
        <table:table-row table:style-name="ro1">
          <table:table-cell table:formula="of:= COM.MICROSOFT.CONCAT(&quot;Cell &quot;; COM.MICROSOFT.CONCAT(ROW([.A2084]) - 1; COM.MICROSOFT.CONCAT(&quot; - &quot;; COLUMN([.A2084]))))" office:value-type="string" office:string-value="Cell 2083 - 1" calcext:value-type="string">
            <text:p>Cell 2083 - 1</text:p>
          </table:table-cell>
          <table:table-cell table:formula="of:= COM.MICROSOFT.CONCAT(&quot;Cell &quot;; COM.MICROSOFT.CONCAT(ROW([.B2084]) - 1; COM.MICROSOFT.CONCAT(&quot; - &quot;; COLUMN([.B2084]))))" office:value-type="string" office:string-value="Cell 2083 - 2" calcext:value-type="string">
            <text:p>Cell 2083 - 2</text:p>
          </table:table-cell>
        </table:table-row>
        <table:table-row table:style-name="ro1">
          <table:table-cell table:formula="of:= COM.MICROSOFT.CONCAT(&quot;Cell &quot;; COM.MICROSOFT.CONCAT(ROW([.A2085]) - 1; COM.MICROSOFT.CONCAT(&quot; - &quot;; COLUMN([.A2085]))))" office:value-type="string" office:string-value="Cell 2084 - 1" calcext:value-type="string">
            <text:p>Cell 2084 - 1</text:p>
          </table:table-cell>
          <table:table-cell table:formula="of:= COM.MICROSOFT.CONCAT(&quot;Cell &quot;; COM.MICROSOFT.CONCAT(ROW([.B2085]) - 1; COM.MICROSOFT.CONCAT(&quot; - &quot;; COLUMN([.B2085]))))" office:value-type="string" office:string-value="Cell 2084 - 2" calcext:value-type="string">
            <text:p>Cell 2084 - 2</text:p>
          </table:table-cell>
        </table:table-row>
        <table:table-row table:style-name="ro1">
          <table:table-cell table:formula="of:= COM.MICROSOFT.CONCAT(&quot;Cell &quot;; COM.MICROSOFT.CONCAT(ROW([.A2086]) - 1; COM.MICROSOFT.CONCAT(&quot; - &quot;; COLUMN([.A2086]))))" office:value-type="string" office:string-value="Cell 2085 - 1" calcext:value-type="string">
            <text:p>Cell 2085 - 1</text:p>
          </table:table-cell>
          <table:table-cell table:formula="of:= COM.MICROSOFT.CONCAT(&quot;Cell &quot;; COM.MICROSOFT.CONCAT(ROW([.B2086]) - 1; COM.MICROSOFT.CONCAT(&quot; - &quot;; COLUMN([.B2086]))))" office:value-type="string" office:string-value="Cell 2085 - 2" calcext:value-type="string">
            <text:p>Cell 2085 - 2</text:p>
          </table:table-cell>
        </table:table-row>
        <table:table-row table:style-name="ro1">
          <table:table-cell table:formula="of:= COM.MICROSOFT.CONCAT(&quot;Cell &quot;; COM.MICROSOFT.CONCAT(ROW([.A2087]) - 1; COM.MICROSOFT.CONCAT(&quot; - &quot;; COLUMN([.A2087]))))" office:value-type="string" office:string-value="Cell 2086 - 1" calcext:value-type="string">
            <text:p>Cell 2086 - 1</text:p>
          </table:table-cell>
          <table:table-cell table:formula="of:= COM.MICROSOFT.CONCAT(&quot;Cell &quot;; COM.MICROSOFT.CONCAT(ROW([.B2087]) - 1; COM.MICROSOFT.CONCAT(&quot; - &quot;; COLUMN([.B2087]))))" office:value-type="string" office:string-value="Cell 2086 - 2" calcext:value-type="string">
            <text:p>Cell 2086 - 2</text:p>
          </table:table-cell>
        </table:table-row>
        <table:table-row table:style-name="ro1">
          <table:table-cell table:formula="of:= COM.MICROSOFT.CONCAT(&quot;Cell &quot;; COM.MICROSOFT.CONCAT(ROW([.A2088]) - 1; COM.MICROSOFT.CONCAT(&quot; - &quot;; COLUMN([.A2088]))))" office:value-type="string" office:string-value="Cell 2087 - 1" calcext:value-type="string">
            <text:p>Cell 2087 - 1</text:p>
          </table:table-cell>
          <table:table-cell table:formula="of:= COM.MICROSOFT.CONCAT(&quot;Cell &quot;; COM.MICROSOFT.CONCAT(ROW([.B2088]) - 1; COM.MICROSOFT.CONCAT(&quot; - &quot;; COLUMN([.B2088]))))" office:value-type="string" office:string-value="Cell 2087 - 2" calcext:value-type="string">
            <text:p>Cell 2087 - 2</text:p>
          </table:table-cell>
        </table:table-row>
        <table:table-row table:style-name="ro1">
          <table:table-cell table:formula="of:= COM.MICROSOFT.CONCAT(&quot;Cell &quot;; COM.MICROSOFT.CONCAT(ROW([.A2089]) - 1; COM.MICROSOFT.CONCAT(&quot; - &quot;; COLUMN([.A2089]))))" office:value-type="string" office:string-value="Cell 2088 - 1" calcext:value-type="string">
            <text:p>Cell 2088 - 1</text:p>
          </table:table-cell>
          <table:table-cell table:formula="of:= COM.MICROSOFT.CONCAT(&quot;Cell &quot;; COM.MICROSOFT.CONCAT(ROW([.B2089]) - 1; COM.MICROSOFT.CONCAT(&quot; - &quot;; COLUMN([.B2089]))))" office:value-type="string" office:string-value="Cell 2088 - 2" calcext:value-type="string">
            <text:p>Cell 2088 - 2</text:p>
          </table:table-cell>
        </table:table-row>
        <table:table-row table:style-name="ro1">
          <table:table-cell table:formula="of:= COM.MICROSOFT.CONCAT(&quot;Cell &quot;; COM.MICROSOFT.CONCAT(ROW([.A2090]) - 1; COM.MICROSOFT.CONCAT(&quot; - &quot;; COLUMN([.A2090]))))" office:value-type="string" office:string-value="Cell 2089 - 1" calcext:value-type="string">
            <text:p>Cell 2089 - 1</text:p>
          </table:table-cell>
          <table:table-cell table:formula="of:= COM.MICROSOFT.CONCAT(&quot;Cell &quot;; COM.MICROSOFT.CONCAT(ROW([.B2090]) - 1; COM.MICROSOFT.CONCAT(&quot; - &quot;; COLUMN([.B2090]))))" office:value-type="string" office:string-value="Cell 2089 - 2" calcext:value-type="string">
            <text:p>Cell 2089 - 2</text:p>
          </table:table-cell>
        </table:table-row>
        <table:table-row table:style-name="ro1">
          <table:table-cell table:formula="of:= COM.MICROSOFT.CONCAT(&quot;Cell &quot;; COM.MICROSOFT.CONCAT(ROW([.A2091]) - 1; COM.MICROSOFT.CONCAT(&quot; - &quot;; COLUMN([.A2091]))))" office:value-type="string" office:string-value="Cell 2090 - 1" calcext:value-type="string">
            <text:p>Cell 2090 - 1</text:p>
          </table:table-cell>
          <table:table-cell table:formula="of:= COM.MICROSOFT.CONCAT(&quot;Cell &quot;; COM.MICROSOFT.CONCAT(ROW([.B2091]) - 1; COM.MICROSOFT.CONCAT(&quot; - &quot;; COLUMN([.B2091]))))" office:value-type="string" office:string-value="Cell 2090 - 2" calcext:value-type="string">
            <text:p>Cell 2090 - 2</text:p>
          </table:table-cell>
        </table:table-row>
        <table:table-row table:style-name="ro1">
          <table:table-cell table:formula="of:= COM.MICROSOFT.CONCAT(&quot;Cell &quot;; COM.MICROSOFT.CONCAT(ROW([.A2092]) - 1; COM.MICROSOFT.CONCAT(&quot; - &quot;; COLUMN([.A2092]))))" office:value-type="string" office:string-value="Cell 2091 - 1" calcext:value-type="string">
            <text:p>Cell 2091 - 1</text:p>
          </table:table-cell>
          <table:table-cell table:formula="of:= COM.MICROSOFT.CONCAT(&quot;Cell &quot;; COM.MICROSOFT.CONCAT(ROW([.B2092]) - 1; COM.MICROSOFT.CONCAT(&quot; - &quot;; COLUMN([.B2092]))))" office:value-type="string" office:string-value="Cell 2091 - 2" calcext:value-type="string">
            <text:p>Cell 2091 - 2</text:p>
          </table:table-cell>
        </table:table-row>
        <table:table-row table:style-name="ro1">
          <table:table-cell table:formula="of:= COM.MICROSOFT.CONCAT(&quot;Cell &quot;; COM.MICROSOFT.CONCAT(ROW([.A2093]) - 1; COM.MICROSOFT.CONCAT(&quot; - &quot;; COLUMN([.A2093]))))" office:value-type="string" office:string-value="Cell 2092 - 1" calcext:value-type="string">
            <text:p>Cell 2092 - 1</text:p>
          </table:table-cell>
          <table:table-cell table:formula="of:= COM.MICROSOFT.CONCAT(&quot;Cell &quot;; COM.MICROSOFT.CONCAT(ROW([.B2093]) - 1; COM.MICROSOFT.CONCAT(&quot; - &quot;; COLUMN([.B2093]))))" office:value-type="string" office:string-value="Cell 2092 - 2" calcext:value-type="string">
            <text:p>Cell 2092 - 2</text:p>
          </table:table-cell>
        </table:table-row>
        <table:table-row table:style-name="ro1">
          <table:table-cell table:formula="of:= COM.MICROSOFT.CONCAT(&quot;Cell &quot;; COM.MICROSOFT.CONCAT(ROW([.A2094]) - 1; COM.MICROSOFT.CONCAT(&quot; - &quot;; COLUMN([.A2094]))))" office:value-type="string" office:string-value="Cell 2093 - 1" calcext:value-type="string">
            <text:p>Cell 2093 - 1</text:p>
          </table:table-cell>
          <table:table-cell table:formula="of:= COM.MICROSOFT.CONCAT(&quot;Cell &quot;; COM.MICROSOFT.CONCAT(ROW([.B2094]) - 1; COM.MICROSOFT.CONCAT(&quot; - &quot;; COLUMN([.B2094]))))" office:value-type="string" office:string-value="Cell 2093 - 2" calcext:value-type="string">
            <text:p>Cell 2093 - 2</text:p>
          </table:table-cell>
        </table:table-row>
        <table:table-row table:style-name="ro1">
          <table:table-cell table:formula="of:= COM.MICROSOFT.CONCAT(&quot;Cell &quot;; COM.MICROSOFT.CONCAT(ROW([.A2095]) - 1; COM.MICROSOFT.CONCAT(&quot; - &quot;; COLUMN([.A2095]))))" office:value-type="string" office:string-value="Cell 2094 - 1" calcext:value-type="string">
            <text:p>Cell 2094 - 1</text:p>
          </table:table-cell>
          <table:table-cell table:formula="of:= COM.MICROSOFT.CONCAT(&quot;Cell &quot;; COM.MICROSOFT.CONCAT(ROW([.B2095]) - 1; COM.MICROSOFT.CONCAT(&quot; - &quot;; COLUMN([.B2095]))))" office:value-type="string" office:string-value="Cell 2094 - 2" calcext:value-type="string">
            <text:p>Cell 2094 - 2</text:p>
          </table:table-cell>
        </table:table-row>
        <table:table-row table:style-name="ro1">
          <table:table-cell table:formula="of:= COM.MICROSOFT.CONCAT(&quot;Cell &quot;; COM.MICROSOFT.CONCAT(ROW([.A2096]) - 1; COM.MICROSOFT.CONCAT(&quot; - &quot;; COLUMN([.A2096]))))" office:value-type="string" office:string-value="Cell 2095 - 1" calcext:value-type="string">
            <text:p>Cell 2095 - 1</text:p>
          </table:table-cell>
          <table:table-cell table:formula="of:= COM.MICROSOFT.CONCAT(&quot;Cell &quot;; COM.MICROSOFT.CONCAT(ROW([.B2096]) - 1; COM.MICROSOFT.CONCAT(&quot; - &quot;; COLUMN([.B2096]))))" office:value-type="string" office:string-value="Cell 2095 - 2" calcext:value-type="string">
            <text:p>Cell 2095 - 2</text:p>
          </table:table-cell>
        </table:table-row>
        <table:table-row table:style-name="ro1">
          <table:table-cell table:formula="of:= COM.MICROSOFT.CONCAT(&quot;Cell &quot;; COM.MICROSOFT.CONCAT(ROW([.A2097]) - 1; COM.MICROSOFT.CONCAT(&quot; - &quot;; COLUMN([.A2097]))))" office:value-type="string" office:string-value="Cell 2096 - 1" calcext:value-type="string">
            <text:p>Cell 2096 - 1</text:p>
          </table:table-cell>
          <table:table-cell table:formula="of:= COM.MICROSOFT.CONCAT(&quot;Cell &quot;; COM.MICROSOFT.CONCAT(ROW([.B2097]) - 1; COM.MICROSOFT.CONCAT(&quot; - &quot;; COLUMN([.B2097]))))" office:value-type="string" office:string-value="Cell 2096 - 2" calcext:value-type="string">
            <text:p>Cell 2096 - 2</text:p>
          </table:table-cell>
        </table:table-row>
        <table:table-row table:style-name="ro1">
          <table:table-cell table:formula="of:= COM.MICROSOFT.CONCAT(&quot;Cell &quot;; COM.MICROSOFT.CONCAT(ROW([.A2098]) - 1; COM.MICROSOFT.CONCAT(&quot; - &quot;; COLUMN([.A2098]))))" office:value-type="string" office:string-value="Cell 2097 - 1" calcext:value-type="string">
            <text:p>Cell 2097 - 1</text:p>
          </table:table-cell>
          <table:table-cell table:formula="of:= COM.MICROSOFT.CONCAT(&quot;Cell &quot;; COM.MICROSOFT.CONCAT(ROW([.B2098]) - 1; COM.MICROSOFT.CONCAT(&quot; - &quot;; COLUMN([.B2098]))))" office:value-type="string" office:string-value="Cell 2097 - 2" calcext:value-type="string">
            <text:p>Cell 2097 - 2</text:p>
          </table:table-cell>
        </table:table-row>
        <table:table-row table:style-name="ro1">
          <table:table-cell table:formula="of:= COM.MICROSOFT.CONCAT(&quot;Cell &quot;; COM.MICROSOFT.CONCAT(ROW([.A2099]) - 1; COM.MICROSOFT.CONCAT(&quot; - &quot;; COLUMN([.A2099]))))" office:value-type="string" office:string-value="Cell 2098 - 1" calcext:value-type="string">
            <text:p>Cell 2098 - 1</text:p>
          </table:table-cell>
          <table:table-cell table:formula="of:= COM.MICROSOFT.CONCAT(&quot;Cell &quot;; COM.MICROSOFT.CONCAT(ROW([.B2099]) - 1; COM.MICROSOFT.CONCAT(&quot; - &quot;; COLUMN([.B2099]))))" office:value-type="string" office:string-value="Cell 2098 - 2" calcext:value-type="string">
            <text:p>Cell 2098 - 2</text:p>
          </table:table-cell>
        </table:table-row>
        <table:table-row table:style-name="ro1">
          <table:table-cell table:formula="of:= COM.MICROSOFT.CONCAT(&quot;Cell &quot;; COM.MICROSOFT.CONCAT(ROW([.A2100]) - 1; COM.MICROSOFT.CONCAT(&quot; - &quot;; COLUMN([.A2100]))))" office:value-type="string" office:string-value="Cell 2099 - 1" calcext:value-type="string">
            <text:p>Cell 2099 - 1</text:p>
          </table:table-cell>
          <table:table-cell table:formula="of:= COM.MICROSOFT.CONCAT(&quot;Cell &quot;; COM.MICROSOFT.CONCAT(ROW([.B2100]) - 1; COM.MICROSOFT.CONCAT(&quot; - &quot;; COLUMN([.B2100]))))" office:value-type="string" office:string-value="Cell 2099 - 2" calcext:value-type="string">
            <text:p>Cell 2099 - 2</text:p>
          </table:table-cell>
        </table:table-row>
        <table:table-row table:style-name="ro1">
          <table:table-cell table:formula="of:= COM.MICROSOFT.CONCAT(&quot;Cell &quot;; COM.MICROSOFT.CONCAT(ROW([.A2101]) - 1; COM.MICROSOFT.CONCAT(&quot; - &quot;; COLUMN([.A2101]))))" office:value-type="string" office:string-value="Cell 2100 - 1" calcext:value-type="string">
            <text:p>Cell 2100 - 1</text:p>
          </table:table-cell>
          <table:table-cell table:formula="of:= COM.MICROSOFT.CONCAT(&quot;Cell &quot;; COM.MICROSOFT.CONCAT(ROW([.B2101]) - 1; COM.MICROSOFT.CONCAT(&quot; - &quot;; COLUMN([.B2101]))))" office:value-type="string" office:string-value="Cell 2100 - 2" calcext:value-type="string">
            <text:p>Cell 2100 - 2</text:p>
          </table:table-cell>
        </table:table-row>
        <table:table-row table:style-name="ro1">
          <table:table-cell table:formula="of:= COM.MICROSOFT.CONCAT(&quot;Cell &quot;; COM.MICROSOFT.CONCAT(ROW([.A2102]) - 1; COM.MICROSOFT.CONCAT(&quot; - &quot;; COLUMN([.A2102]))))" office:value-type="string" office:string-value="Cell 2101 - 1" calcext:value-type="string">
            <text:p>Cell 2101 - 1</text:p>
          </table:table-cell>
          <table:table-cell table:formula="of:= COM.MICROSOFT.CONCAT(&quot;Cell &quot;; COM.MICROSOFT.CONCAT(ROW([.B2102]) - 1; COM.MICROSOFT.CONCAT(&quot; - &quot;; COLUMN([.B2102]))))" office:value-type="string" office:string-value="Cell 2101 - 2" calcext:value-type="string">
            <text:p>Cell 2101 - 2</text:p>
          </table:table-cell>
        </table:table-row>
        <table:table-row table:style-name="ro1">
          <table:table-cell table:formula="of:= COM.MICROSOFT.CONCAT(&quot;Cell &quot;; COM.MICROSOFT.CONCAT(ROW([.A2103]) - 1; COM.MICROSOFT.CONCAT(&quot; - &quot;; COLUMN([.A2103]))))" office:value-type="string" office:string-value="Cell 2102 - 1" calcext:value-type="string">
            <text:p>Cell 2102 - 1</text:p>
          </table:table-cell>
          <table:table-cell table:formula="of:= COM.MICROSOFT.CONCAT(&quot;Cell &quot;; COM.MICROSOFT.CONCAT(ROW([.B2103]) - 1; COM.MICROSOFT.CONCAT(&quot; - &quot;; COLUMN([.B2103]))))" office:value-type="string" office:string-value="Cell 2102 - 2" calcext:value-type="string">
            <text:p>Cell 2102 - 2</text:p>
          </table:table-cell>
        </table:table-row>
        <table:table-row table:style-name="ro1">
          <table:table-cell table:formula="of:= COM.MICROSOFT.CONCAT(&quot;Cell &quot;; COM.MICROSOFT.CONCAT(ROW([.A2104]) - 1; COM.MICROSOFT.CONCAT(&quot; - &quot;; COLUMN([.A2104]))))" office:value-type="string" office:string-value="Cell 2103 - 1" calcext:value-type="string">
            <text:p>Cell 2103 - 1</text:p>
          </table:table-cell>
          <table:table-cell table:formula="of:= COM.MICROSOFT.CONCAT(&quot;Cell &quot;; COM.MICROSOFT.CONCAT(ROW([.B2104]) - 1; COM.MICROSOFT.CONCAT(&quot; - &quot;; COLUMN([.B2104]))))" office:value-type="string" office:string-value="Cell 2103 - 2" calcext:value-type="string">
            <text:p>Cell 2103 - 2</text:p>
          </table:table-cell>
        </table:table-row>
        <table:table-row table:style-name="ro1">
          <table:table-cell table:formula="of:= COM.MICROSOFT.CONCAT(&quot;Cell &quot;; COM.MICROSOFT.CONCAT(ROW([.A2105]) - 1; COM.MICROSOFT.CONCAT(&quot; - &quot;; COLUMN([.A2105]))))" office:value-type="string" office:string-value="Cell 2104 - 1" calcext:value-type="string">
            <text:p>Cell 2104 - 1</text:p>
          </table:table-cell>
          <table:table-cell table:formula="of:= COM.MICROSOFT.CONCAT(&quot;Cell &quot;; COM.MICROSOFT.CONCAT(ROW([.B2105]) - 1; COM.MICROSOFT.CONCAT(&quot; - &quot;; COLUMN([.B2105]))))" office:value-type="string" office:string-value="Cell 2104 - 2" calcext:value-type="string">
            <text:p>Cell 2104 - 2</text:p>
          </table:table-cell>
        </table:table-row>
        <table:table-row table:style-name="ro1">
          <table:table-cell table:formula="of:= COM.MICROSOFT.CONCAT(&quot;Cell &quot;; COM.MICROSOFT.CONCAT(ROW([.A2106]) - 1; COM.MICROSOFT.CONCAT(&quot; - &quot;; COLUMN([.A2106]))))" office:value-type="string" office:string-value="Cell 2105 - 1" calcext:value-type="string">
            <text:p>Cell 2105 - 1</text:p>
          </table:table-cell>
          <table:table-cell table:formula="of:= COM.MICROSOFT.CONCAT(&quot;Cell &quot;; COM.MICROSOFT.CONCAT(ROW([.B2106]) - 1; COM.MICROSOFT.CONCAT(&quot; - &quot;; COLUMN([.B2106]))))" office:value-type="string" office:string-value="Cell 2105 - 2" calcext:value-type="string">
            <text:p>Cell 2105 - 2</text:p>
          </table:table-cell>
        </table:table-row>
        <table:table-row table:style-name="ro1">
          <table:table-cell table:formula="of:= COM.MICROSOFT.CONCAT(&quot;Cell &quot;; COM.MICROSOFT.CONCAT(ROW([.A2107]) - 1; COM.MICROSOFT.CONCAT(&quot; - &quot;; COLUMN([.A2107]))))" office:value-type="string" office:string-value="Cell 2106 - 1" calcext:value-type="string">
            <text:p>Cell 2106 - 1</text:p>
          </table:table-cell>
          <table:table-cell table:formula="of:= COM.MICROSOFT.CONCAT(&quot;Cell &quot;; COM.MICROSOFT.CONCAT(ROW([.B2107]) - 1; COM.MICROSOFT.CONCAT(&quot; - &quot;; COLUMN([.B2107]))))" office:value-type="string" office:string-value="Cell 2106 - 2" calcext:value-type="string">
            <text:p>Cell 2106 - 2</text:p>
          </table:table-cell>
        </table:table-row>
        <table:table-row table:style-name="ro1">
          <table:table-cell table:formula="of:= COM.MICROSOFT.CONCAT(&quot;Cell &quot;; COM.MICROSOFT.CONCAT(ROW([.A2108]) - 1; COM.MICROSOFT.CONCAT(&quot; - &quot;; COLUMN([.A2108]))))" office:value-type="string" office:string-value="Cell 2107 - 1" calcext:value-type="string">
            <text:p>Cell 2107 - 1</text:p>
          </table:table-cell>
          <table:table-cell table:formula="of:= COM.MICROSOFT.CONCAT(&quot;Cell &quot;; COM.MICROSOFT.CONCAT(ROW([.B2108]) - 1; COM.MICROSOFT.CONCAT(&quot; - &quot;; COLUMN([.B2108]))))" office:value-type="string" office:string-value="Cell 2107 - 2" calcext:value-type="string">
            <text:p>Cell 2107 - 2</text:p>
          </table:table-cell>
        </table:table-row>
        <table:table-row table:style-name="ro1">
          <table:table-cell table:formula="of:= COM.MICROSOFT.CONCAT(&quot;Cell &quot;; COM.MICROSOFT.CONCAT(ROW([.A2109]) - 1; COM.MICROSOFT.CONCAT(&quot; - &quot;; COLUMN([.A2109]))))" office:value-type="string" office:string-value="Cell 2108 - 1" calcext:value-type="string">
            <text:p>Cell 2108 - 1</text:p>
          </table:table-cell>
          <table:table-cell table:formula="of:= COM.MICROSOFT.CONCAT(&quot;Cell &quot;; COM.MICROSOFT.CONCAT(ROW([.B2109]) - 1; COM.MICROSOFT.CONCAT(&quot; - &quot;; COLUMN([.B2109]))))" office:value-type="string" office:string-value="Cell 2108 - 2" calcext:value-type="string">
            <text:p>Cell 2108 - 2</text:p>
          </table:table-cell>
        </table:table-row>
        <table:table-row table:style-name="ro1">
          <table:table-cell table:formula="of:= COM.MICROSOFT.CONCAT(&quot;Cell &quot;; COM.MICROSOFT.CONCAT(ROW([.A2110]) - 1; COM.MICROSOFT.CONCAT(&quot; - &quot;; COLUMN([.A2110]))))" office:value-type="string" office:string-value="Cell 2109 - 1" calcext:value-type="string">
            <text:p>Cell 2109 - 1</text:p>
          </table:table-cell>
          <table:table-cell table:formula="of:= COM.MICROSOFT.CONCAT(&quot;Cell &quot;; COM.MICROSOFT.CONCAT(ROW([.B2110]) - 1; COM.MICROSOFT.CONCAT(&quot; - &quot;; COLUMN([.B2110]))))" office:value-type="string" office:string-value="Cell 2109 - 2" calcext:value-type="string">
            <text:p>Cell 2109 - 2</text:p>
          </table:table-cell>
        </table:table-row>
        <table:table-row table:style-name="ro1">
          <table:table-cell table:formula="of:= COM.MICROSOFT.CONCAT(&quot;Cell &quot;; COM.MICROSOFT.CONCAT(ROW([.A2111]) - 1; COM.MICROSOFT.CONCAT(&quot; - &quot;; COLUMN([.A2111]))))" office:value-type="string" office:string-value="Cell 2110 - 1" calcext:value-type="string">
            <text:p>Cell 2110 - 1</text:p>
          </table:table-cell>
          <table:table-cell table:formula="of:= COM.MICROSOFT.CONCAT(&quot;Cell &quot;; COM.MICROSOFT.CONCAT(ROW([.B2111]) - 1; COM.MICROSOFT.CONCAT(&quot; - &quot;; COLUMN([.B2111]))))" office:value-type="string" office:string-value="Cell 2110 - 2" calcext:value-type="string">
            <text:p>Cell 2110 - 2</text:p>
          </table:table-cell>
        </table:table-row>
        <table:table-row table:style-name="ro1">
          <table:table-cell table:formula="of:= COM.MICROSOFT.CONCAT(&quot;Cell &quot;; COM.MICROSOFT.CONCAT(ROW([.A2112]) - 1; COM.MICROSOFT.CONCAT(&quot; - &quot;; COLUMN([.A2112]))))" office:value-type="string" office:string-value="Cell 2111 - 1" calcext:value-type="string">
            <text:p>Cell 2111 - 1</text:p>
          </table:table-cell>
          <table:table-cell table:formula="of:= COM.MICROSOFT.CONCAT(&quot;Cell &quot;; COM.MICROSOFT.CONCAT(ROW([.B2112]) - 1; COM.MICROSOFT.CONCAT(&quot; - &quot;; COLUMN([.B2112]))))" office:value-type="string" office:string-value="Cell 2111 - 2" calcext:value-type="string">
            <text:p>Cell 2111 - 2</text:p>
          </table:table-cell>
        </table:table-row>
        <table:table-row table:style-name="ro1">
          <table:table-cell table:formula="of:= COM.MICROSOFT.CONCAT(&quot;Cell &quot;; COM.MICROSOFT.CONCAT(ROW([.A2113]) - 1; COM.MICROSOFT.CONCAT(&quot; - &quot;; COLUMN([.A2113]))))" office:value-type="string" office:string-value="Cell 2112 - 1" calcext:value-type="string">
            <text:p>Cell 2112 - 1</text:p>
          </table:table-cell>
          <table:table-cell table:formula="of:= COM.MICROSOFT.CONCAT(&quot;Cell &quot;; COM.MICROSOFT.CONCAT(ROW([.B2113]) - 1; COM.MICROSOFT.CONCAT(&quot; - &quot;; COLUMN([.B2113]))))" office:value-type="string" office:string-value="Cell 2112 - 2" calcext:value-type="string">
            <text:p>Cell 2112 - 2</text:p>
          </table:table-cell>
        </table:table-row>
        <table:table-row table:style-name="ro1">
          <table:table-cell table:formula="of:= COM.MICROSOFT.CONCAT(&quot;Cell &quot;; COM.MICROSOFT.CONCAT(ROW([.A2114]) - 1; COM.MICROSOFT.CONCAT(&quot; - &quot;; COLUMN([.A2114]))))" office:value-type="string" office:string-value="Cell 2113 - 1" calcext:value-type="string">
            <text:p>Cell 2113 - 1</text:p>
          </table:table-cell>
          <table:table-cell table:formula="of:= COM.MICROSOFT.CONCAT(&quot;Cell &quot;; COM.MICROSOFT.CONCAT(ROW([.B2114]) - 1; COM.MICROSOFT.CONCAT(&quot; - &quot;; COLUMN([.B2114]))))" office:value-type="string" office:string-value="Cell 2113 - 2" calcext:value-type="string">
            <text:p>Cell 2113 - 2</text:p>
          </table:table-cell>
        </table:table-row>
        <table:table-row table:style-name="ro1">
          <table:table-cell table:formula="of:= COM.MICROSOFT.CONCAT(&quot;Cell &quot;; COM.MICROSOFT.CONCAT(ROW([.A2115]) - 1; COM.MICROSOFT.CONCAT(&quot; - &quot;; COLUMN([.A2115]))))" office:value-type="string" office:string-value="Cell 2114 - 1" calcext:value-type="string">
            <text:p>Cell 2114 - 1</text:p>
          </table:table-cell>
          <table:table-cell table:formula="of:= COM.MICROSOFT.CONCAT(&quot;Cell &quot;; COM.MICROSOFT.CONCAT(ROW([.B2115]) - 1; COM.MICROSOFT.CONCAT(&quot; - &quot;; COLUMN([.B2115]))))" office:value-type="string" office:string-value="Cell 2114 - 2" calcext:value-type="string">
            <text:p>Cell 2114 - 2</text:p>
          </table:table-cell>
        </table:table-row>
        <table:table-row table:style-name="ro1">
          <table:table-cell table:formula="of:= COM.MICROSOFT.CONCAT(&quot;Cell &quot;; COM.MICROSOFT.CONCAT(ROW([.A2116]) - 1; COM.MICROSOFT.CONCAT(&quot; - &quot;; COLUMN([.A2116]))))" office:value-type="string" office:string-value="Cell 2115 - 1" calcext:value-type="string">
            <text:p>Cell 2115 - 1</text:p>
          </table:table-cell>
          <table:table-cell table:formula="of:= COM.MICROSOFT.CONCAT(&quot;Cell &quot;; COM.MICROSOFT.CONCAT(ROW([.B2116]) - 1; COM.MICROSOFT.CONCAT(&quot; - &quot;; COLUMN([.B2116]))))" office:value-type="string" office:string-value="Cell 2115 - 2" calcext:value-type="string">
            <text:p>Cell 2115 - 2</text:p>
          </table:table-cell>
        </table:table-row>
        <table:table-row table:style-name="ro1">
          <table:table-cell table:formula="of:= COM.MICROSOFT.CONCAT(&quot;Cell &quot;; COM.MICROSOFT.CONCAT(ROW([.A2117]) - 1; COM.MICROSOFT.CONCAT(&quot; - &quot;; COLUMN([.A2117]))))" office:value-type="string" office:string-value="Cell 2116 - 1" calcext:value-type="string">
            <text:p>Cell 2116 - 1</text:p>
          </table:table-cell>
          <table:table-cell table:formula="of:= COM.MICROSOFT.CONCAT(&quot;Cell &quot;; COM.MICROSOFT.CONCAT(ROW([.B2117]) - 1; COM.MICROSOFT.CONCAT(&quot; - &quot;; COLUMN([.B2117]))))" office:value-type="string" office:string-value="Cell 2116 - 2" calcext:value-type="string">
            <text:p>Cell 2116 - 2</text:p>
          </table:table-cell>
        </table:table-row>
        <table:table-row table:style-name="ro1">
          <table:table-cell table:formula="of:= COM.MICROSOFT.CONCAT(&quot;Cell &quot;; COM.MICROSOFT.CONCAT(ROW([.A2118]) - 1; COM.MICROSOFT.CONCAT(&quot; - &quot;; COLUMN([.A2118]))))" office:value-type="string" office:string-value="Cell 2117 - 1" calcext:value-type="string">
            <text:p>Cell 2117 - 1</text:p>
          </table:table-cell>
          <table:table-cell table:formula="of:= COM.MICROSOFT.CONCAT(&quot;Cell &quot;; COM.MICROSOFT.CONCAT(ROW([.B2118]) - 1; COM.MICROSOFT.CONCAT(&quot; - &quot;; COLUMN([.B2118]))))" office:value-type="string" office:string-value="Cell 2117 - 2" calcext:value-type="string">
            <text:p>Cell 2117 - 2</text:p>
          </table:table-cell>
        </table:table-row>
        <table:table-row table:style-name="ro1">
          <table:table-cell table:formula="of:= COM.MICROSOFT.CONCAT(&quot;Cell &quot;; COM.MICROSOFT.CONCAT(ROW([.A2119]) - 1; COM.MICROSOFT.CONCAT(&quot; - &quot;; COLUMN([.A2119]))))" office:value-type="string" office:string-value="Cell 2118 - 1" calcext:value-type="string">
            <text:p>Cell 2118 - 1</text:p>
          </table:table-cell>
          <table:table-cell table:formula="of:= COM.MICROSOFT.CONCAT(&quot;Cell &quot;; COM.MICROSOFT.CONCAT(ROW([.B2119]) - 1; COM.MICROSOFT.CONCAT(&quot; - &quot;; COLUMN([.B2119]))))" office:value-type="string" office:string-value="Cell 2118 - 2" calcext:value-type="string">
            <text:p>Cell 2118 - 2</text:p>
          </table:table-cell>
        </table:table-row>
        <table:table-row table:style-name="ro1">
          <table:table-cell table:formula="of:= COM.MICROSOFT.CONCAT(&quot;Cell &quot;; COM.MICROSOFT.CONCAT(ROW([.A2120]) - 1; COM.MICROSOFT.CONCAT(&quot; - &quot;; COLUMN([.A2120]))))" office:value-type="string" office:string-value="Cell 2119 - 1" calcext:value-type="string">
            <text:p>Cell 2119 - 1</text:p>
          </table:table-cell>
          <table:table-cell table:formula="of:= COM.MICROSOFT.CONCAT(&quot;Cell &quot;; COM.MICROSOFT.CONCAT(ROW([.B2120]) - 1; COM.MICROSOFT.CONCAT(&quot; - &quot;; COLUMN([.B2120]))))" office:value-type="string" office:string-value="Cell 2119 - 2" calcext:value-type="string">
            <text:p>Cell 2119 - 2</text:p>
          </table:table-cell>
        </table:table-row>
        <table:table-row table:style-name="ro1">
          <table:table-cell table:formula="of:= COM.MICROSOFT.CONCAT(&quot;Cell &quot;; COM.MICROSOFT.CONCAT(ROW([.A2121]) - 1; COM.MICROSOFT.CONCAT(&quot; - &quot;; COLUMN([.A2121]))))" office:value-type="string" office:string-value="Cell 2120 - 1" calcext:value-type="string">
            <text:p>Cell 2120 - 1</text:p>
          </table:table-cell>
          <table:table-cell table:formula="of:= COM.MICROSOFT.CONCAT(&quot;Cell &quot;; COM.MICROSOFT.CONCAT(ROW([.B2121]) - 1; COM.MICROSOFT.CONCAT(&quot; - &quot;; COLUMN([.B2121]))))" office:value-type="string" office:string-value="Cell 2120 - 2" calcext:value-type="string">
            <text:p>Cell 2120 - 2</text:p>
          </table:table-cell>
        </table:table-row>
        <table:table-row table:style-name="ro1">
          <table:table-cell table:formula="of:= COM.MICROSOFT.CONCAT(&quot;Cell &quot;; COM.MICROSOFT.CONCAT(ROW([.A2122]) - 1; COM.MICROSOFT.CONCAT(&quot; - &quot;; COLUMN([.A2122]))))" office:value-type="string" office:string-value="Cell 2121 - 1" calcext:value-type="string">
            <text:p>Cell 2121 - 1</text:p>
          </table:table-cell>
          <table:table-cell table:formula="of:= COM.MICROSOFT.CONCAT(&quot;Cell &quot;; COM.MICROSOFT.CONCAT(ROW([.B2122]) - 1; COM.MICROSOFT.CONCAT(&quot; - &quot;; COLUMN([.B2122]))))" office:value-type="string" office:string-value="Cell 2121 - 2" calcext:value-type="string">
            <text:p>Cell 2121 - 2</text:p>
          </table:table-cell>
        </table:table-row>
        <table:table-row table:style-name="ro1">
          <table:table-cell table:formula="of:= COM.MICROSOFT.CONCAT(&quot;Cell &quot;; COM.MICROSOFT.CONCAT(ROW([.A2123]) - 1; COM.MICROSOFT.CONCAT(&quot; - &quot;; COLUMN([.A2123]))))" office:value-type="string" office:string-value="Cell 2122 - 1" calcext:value-type="string">
            <text:p>Cell 2122 - 1</text:p>
          </table:table-cell>
          <table:table-cell table:formula="of:= COM.MICROSOFT.CONCAT(&quot;Cell &quot;; COM.MICROSOFT.CONCAT(ROW([.B2123]) - 1; COM.MICROSOFT.CONCAT(&quot; - &quot;; COLUMN([.B2123]))))" office:value-type="string" office:string-value="Cell 2122 - 2" calcext:value-type="string">
            <text:p>Cell 2122 - 2</text:p>
          </table:table-cell>
        </table:table-row>
        <table:table-row table:style-name="ro1">
          <table:table-cell table:formula="of:= COM.MICROSOFT.CONCAT(&quot;Cell &quot;; COM.MICROSOFT.CONCAT(ROW([.A2124]) - 1; COM.MICROSOFT.CONCAT(&quot; - &quot;; COLUMN([.A2124]))))" office:value-type="string" office:string-value="Cell 2123 - 1" calcext:value-type="string">
            <text:p>Cell 2123 - 1</text:p>
          </table:table-cell>
          <table:table-cell table:formula="of:= COM.MICROSOFT.CONCAT(&quot;Cell &quot;; COM.MICROSOFT.CONCAT(ROW([.B2124]) - 1; COM.MICROSOFT.CONCAT(&quot; - &quot;; COLUMN([.B2124]))))" office:value-type="string" office:string-value="Cell 2123 - 2" calcext:value-type="string">
            <text:p>Cell 2123 - 2</text:p>
          </table:table-cell>
        </table:table-row>
        <table:table-row table:style-name="ro1">
          <table:table-cell table:formula="of:= COM.MICROSOFT.CONCAT(&quot;Cell &quot;; COM.MICROSOFT.CONCAT(ROW([.A2125]) - 1; COM.MICROSOFT.CONCAT(&quot; - &quot;; COLUMN([.A2125]))))" office:value-type="string" office:string-value="Cell 2124 - 1" calcext:value-type="string">
            <text:p>Cell 2124 - 1</text:p>
          </table:table-cell>
          <table:table-cell table:formula="of:= COM.MICROSOFT.CONCAT(&quot;Cell &quot;; COM.MICROSOFT.CONCAT(ROW([.B2125]) - 1; COM.MICROSOFT.CONCAT(&quot; - &quot;; COLUMN([.B2125]))))" office:value-type="string" office:string-value="Cell 2124 - 2" calcext:value-type="string">
            <text:p>Cell 2124 - 2</text:p>
          </table:table-cell>
        </table:table-row>
        <table:table-row table:style-name="ro1">
          <table:table-cell table:formula="of:= COM.MICROSOFT.CONCAT(&quot;Cell &quot;; COM.MICROSOFT.CONCAT(ROW([.A2126]) - 1; COM.MICROSOFT.CONCAT(&quot; - &quot;; COLUMN([.A2126]))))" office:value-type="string" office:string-value="Cell 2125 - 1" calcext:value-type="string">
            <text:p>Cell 2125 - 1</text:p>
          </table:table-cell>
          <table:table-cell table:formula="of:= COM.MICROSOFT.CONCAT(&quot;Cell &quot;; COM.MICROSOFT.CONCAT(ROW([.B2126]) - 1; COM.MICROSOFT.CONCAT(&quot; - &quot;; COLUMN([.B2126]))))" office:value-type="string" office:string-value="Cell 2125 - 2" calcext:value-type="string">
            <text:p>Cell 2125 - 2</text:p>
          </table:table-cell>
        </table:table-row>
        <table:table-row table:style-name="ro1">
          <table:table-cell table:formula="of:= COM.MICROSOFT.CONCAT(&quot;Cell &quot;; COM.MICROSOFT.CONCAT(ROW([.A2127]) - 1; COM.MICROSOFT.CONCAT(&quot; - &quot;; COLUMN([.A2127]))))" office:value-type="string" office:string-value="Cell 2126 - 1" calcext:value-type="string">
            <text:p>Cell 2126 - 1</text:p>
          </table:table-cell>
          <table:table-cell table:formula="of:= COM.MICROSOFT.CONCAT(&quot;Cell &quot;; COM.MICROSOFT.CONCAT(ROW([.B2127]) - 1; COM.MICROSOFT.CONCAT(&quot; - &quot;; COLUMN([.B2127]))))" office:value-type="string" office:string-value="Cell 2126 - 2" calcext:value-type="string">
            <text:p>Cell 2126 - 2</text:p>
          </table:table-cell>
        </table:table-row>
        <table:table-row table:style-name="ro1">
          <table:table-cell table:formula="of:= COM.MICROSOFT.CONCAT(&quot;Cell &quot;; COM.MICROSOFT.CONCAT(ROW([.A2128]) - 1; COM.MICROSOFT.CONCAT(&quot; - &quot;; COLUMN([.A2128]))))" office:value-type="string" office:string-value="Cell 2127 - 1" calcext:value-type="string">
            <text:p>Cell 2127 - 1</text:p>
          </table:table-cell>
          <table:table-cell table:formula="of:= COM.MICROSOFT.CONCAT(&quot;Cell &quot;; COM.MICROSOFT.CONCAT(ROW([.B2128]) - 1; COM.MICROSOFT.CONCAT(&quot; - &quot;; COLUMN([.B2128]))))" office:value-type="string" office:string-value="Cell 2127 - 2" calcext:value-type="string">
            <text:p>Cell 2127 - 2</text:p>
          </table:table-cell>
        </table:table-row>
        <table:table-row table:style-name="ro1">
          <table:table-cell table:formula="of:= COM.MICROSOFT.CONCAT(&quot;Cell &quot;; COM.MICROSOFT.CONCAT(ROW([.A2129]) - 1; COM.MICROSOFT.CONCAT(&quot; - &quot;; COLUMN([.A2129]))))" office:value-type="string" office:string-value="Cell 2128 - 1" calcext:value-type="string">
            <text:p>Cell 2128 - 1</text:p>
          </table:table-cell>
          <table:table-cell table:formula="of:= COM.MICROSOFT.CONCAT(&quot;Cell &quot;; COM.MICROSOFT.CONCAT(ROW([.B2129]) - 1; COM.MICROSOFT.CONCAT(&quot; - &quot;; COLUMN([.B2129]))))" office:value-type="string" office:string-value="Cell 2128 - 2" calcext:value-type="string">
            <text:p>Cell 2128 - 2</text:p>
          </table:table-cell>
        </table:table-row>
        <table:table-row table:style-name="ro1">
          <table:table-cell table:formula="of:= COM.MICROSOFT.CONCAT(&quot;Cell &quot;; COM.MICROSOFT.CONCAT(ROW([.A2130]) - 1; COM.MICROSOFT.CONCAT(&quot; - &quot;; COLUMN([.A2130]))))" office:value-type="string" office:string-value="Cell 2129 - 1" calcext:value-type="string">
            <text:p>Cell 2129 - 1</text:p>
          </table:table-cell>
          <table:table-cell table:formula="of:= COM.MICROSOFT.CONCAT(&quot;Cell &quot;; COM.MICROSOFT.CONCAT(ROW([.B2130]) - 1; COM.MICROSOFT.CONCAT(&quot; - &quot;; COLUMN([.B2130]))))" office:value-type="string" office:string-value="Cell 2129 - 2" calcext:value-type="string">
            <text:p>Cell 2129 - 2</text:p>
          </table:table-cell>
        </table:table-row>
        <table:table-row table:style-name="ro1">
          <table:table-cell table:formula="of:= COM.MICROSOFT.CONCAT(&quot;Cell &quot;; COM.MICROSOFT.CONCAT(ROW([.A2131]) - 1; COM.MICROSOFT.CONCAT(&quot; - &quot;; COLUMN([.A2131]))))" office:value-type="string" office:string-value="Cell 2130 - 1" calcext:value-type="string">
            <text:p>Cell 2130 - 1</text:p>
          </table:table-cell>
          <table:table-cell table:formula="of:= COM.MICROSOFT.CONCAT(&quot;Cell &quot;; COM.MICROSOFT.CONCAT(ROW([.B2131]) - 1; COM.MICROSOFT.CONCAT(&quot; - &quot;; COLUMN([.B2131]))))" office:value-type="string" office:string-value="Cell 2130 - 2" calcext:value-type="string">
            <text:p>Cell 2130 - 2</text:p>
          </table:table-cell>
        </table:table-row>
        <table:table-row table:style-name="ro1">
          <table:table-cell table:formula="of:= COM.MICROSOFT.CONCAT(&quot;Cell &quot;; COM.MICROSOFT.CONCAT(ROW([.A2132]) - 1; COM.MICROSOFT.CONCAT(&quot; - &quot;; COLUMN([.A2132]))))" office:value-type="string" office:string-value="Cell 2131 - 1" calcext:value-type="string">
            <text:p>Cell 2131 - 1</text:p>
          </table:table-cell>
          <table:table-cell table:formula="of:= COM.MICROSOFT.CONCAT(&quot;Cell &quot;; COM.MICROSOFT.CONCAT(ROW([.B2132]) - 1; COM.MICROSOFT.CONCAT(&quot; - &quot;; COLUMN([.B2132]))))" office:value-type="string" office:string-value="Cell 2131 - 2" calcext:value-type="string">
            <text:p>Cell 2131 - 2</text:p>
          </table:table-cell>
        </table:table-row>
        <table:table-row table:style-name="ro1">
          <table:table-cell table:formula="of:= COM.MICROSOFT.CONCAT(&quot;Cell &quot;; COM.MICROSOFT.CONCAT(ROW([.A2133]) - 1; COM.MICROSOFT.CONCAT(&quot; - &quot;; COLUMN([.A2133]))))" office:value-type="string" office:string-value="Cell 2132 - 1" calcext:value-type="string">
            <text:p>Cell 2132 - 1</text:p>
          </table:table-cell>
          <table:table-cell table:formula="of:= COM.MICROSOFT.CONCAT(&quot;Cell &quot;; COM.MICROSOFT.CONCAT(ROW([.B2133]) - 1; COM.MICROSOFT.CONCAT(&quot; - &quot;; COLUMN([.B2133]))))" office:value-type="string" office:string-value="Cell 2132 - 2" calcext:value-type="string">
            <text:p>Cell 2132 - 2</text:p>
          </table:table-cell>
        </table:table-row>
        <table:table-row table:style-name="ro1">
          <table:table-cell table:formula="of:= COM.MICROSOFT.CONCAT(&quot;Cell &quot;; COM.MICROSOFT.CONCAT(ROW([.A2134]) - 1; COM.MICROSOFT.CONCAT(&quot; - &quot;; COLUMN([.A2134]))))" office:value-type="string" office:string-value="Cell 2133 - 1" calcext:value-type="string">
            <text:p>Cell 2133 - 1</text:p>
          </table:table-cell>
          <table:table-cell table:formula="of:= COM.MICROSOFT.CONCAT(&quot;Cell &quot;; COM.MICROSOFT.CONCAT(ROW([.B2134]) - 1; COM.MICROSOFT.CONCAT(&quot; - &quot;; COLUMN([.B2134]))))" office:value-type="string" office:string-value="Cell 2133 - 2" calcext:value-type="string">
            <text:p>Cell 2133 - 2</text:p>
          </table:table-cell>
        </table:table-row>
        <table:table-row table:style-name="ro1">
          <table:table-cell table:formula="of:= COM.MICROSOFT.CONCAT(&quot;Cell &quot;; COM.MICROSOFT.CONCAT(ROW([.A2135]) - 1; COM.MICROSOFT.CONCAT(&quot; - &quot;; COLUMN([.A2135]))))" office:value-type="string" office:string-value="Cell 2134 - 1" calcext:value-type="string">
            <text:p>Cell 2134 - 1</text:p>
          </table:table-cell>
          <table:table-cell table:formula="of:= COM.MICROSOFT.CONCAT(&quot;Cell &quot;; COM.MICROSOFT.CONCAT(ROW([.B2135]) - 1; COM.MICROSOFT.CONCAT(&quot; - &quot;; COLUMN([.B2135]))))" office:value-type="string" office:string-value="Cell 2134 - 2" calcext:value-type="string">
            <text:p>Cell 2134 - 2</text:p>
          </table:table-cell>
        </table:table-row>
        <table:table-row table:style-name="ro1">
          <table:table-cell table:formula="of:= COM.MICROSOFT.CONCAT(&quot;Cell &quot;; COM.MICROSOFT.CONCAT(ROW([.A2136]) - 1; COM.MICROSOFT.CONCAT(&quot; - &quot;; COLUMN([.A2136]))))" office:value-type="string" office:string-value="Cell 2135 - 1" calcext:value-type="string">
            <text:p>Cell 2135 - 1</text:p>
          </table:table-cell>
          <table:table-cell table:formula="of:= COM.MICROSOFT.CONCAT(&quot;Cell &quot;; COM.MICROSOFT.CONCAT(ROW([.B2136]) - 1; COM.MICROSOFT.CONCAT(&quot; - &quot;; COLUMN([.B2136]))))" office:value-type="string" office:string-value="Cell 2135 - 2" calcext:value-type="string">
            <text:p>Cell 2135 - 2</text:p>
          </table:table-cell>
        </table:table-row>
        <table:table-row table:style-name="ro1">
          <table:table-cell table:formula="of:= COM.MICROSOFT.CONCAT(&quot;Cell &quot;; COM.MICROSOFT.CONCAT(ROW([.A2137]) - 1; COM.MICROSOFT.CONCAT(&quot; - &quot;; COLUMN([.A2137]))))" office:value-type="string" office:string-value="Cell 2136 - 1" calcext:value-type="string">
            <text:p>Cell 2136 - 1</text:p>
          </table:table-cell>
          <table:table-cell table:formula="of:= COM.MICROSOFT.CONCAT(&quot;Cell &quot;; COM.MICROSOFT.CONCAT(ROW([.B2137]) - 1; COM.MICROSOFT.CONCAT(&quot; - &quot;; COLUMN([.B2137]))))" office:value-type="string" office:string-value="Cell 2136 - 2" calcext:value-type="string">
            <text:p>Cell 2136 - 2</text:p>
          </table:table-cell>
        </table:table-row>
        <table:table-row table:style-name="ro1">
          <table:table-cell table:formula="of:= COM.MICROSOFT.CONCAT(&quot;Cell &quot;; COM.MICROSOFT.CONCAT(ROW([.A2138]) - 1; COM.MICROSOFT.CONCAT(&quot; - &quot;; COLUMN([.A2138]))))" office:value-type="string" office:string-value="Cell 2137 - 1" calcext:value-type="string">
            <text:p>Cell 2137 - 1</text:p>
          </table:table-cell>
          <table:table-cell table:formula="of:= COM.MICROSOFT.CONCAT(&quot;Cell &quot;; COM.MICROSOFT.CONCAT(ROW([.B2138]) - 1; COM.MICROSOFT.CONCAT(&quot; - &quot;; COLUMN([.B2138]))))" office:value-type="string" office:string-value="Cell 2137 - 2" calcext:value-type="string">
            <text:p>Cell 2137 - 2</text:p>
          </table:table-cell>
        </table:table-row>
        <table:table-row table:style-name="ro1">
          <table:table-cell table:formula="of:= COM.MICROSOFT.CONCAT(&quot;Cell &quot;; COM.MICROSOFT.CONCAT(ROW([.A2139]) - 1; COM.MICROSOFT.CONCAT(&quot; - &quot;; COLUMN([.A2139]))))" office:value-type="string" office:string-value="Cell 2138 - 1" calcext:value-type="string">
            <text:p>Cell 2138 - 1</text:p>
          </table:table-cell>
          <table:table-cell table:formula="of:= COM.MICROSOFT.CONCAT(&quot;Cell &quot;; COM.MICROSOFT.CONCAT(ROW([.B2139]) - 1; COM.MICROSOFT.CONCAT(&quot; - &quot;; COLUMN([.B2139]))))" office:value-type="string" office:string-value="Cell 2138 - 2" calcext:value-type="string">
            <text:p>Cell 2138 - 2</text:p>
          </table:table-cell>
        </table:table-row>
        <table:table-row table:style-name="ro1">
          <table:table-cell table:formula="of:= COM.MICROSOFT.CONCAT(&quot;Cell &quot;; COM.MICROSOFT.CONCAT(ROW([.A2140]) - 1; COM.MICROSOFT.CONCAT(&quot; - &quot;; COLUMN([.A2140]))))" office:value-type="string" office:string-value="Cell 2139 - 1" calcext:value-type="string">
            <text:p>Cell 2139 - 1</text:p>
          </table:table-cell>
          <table:table-cell table:formula="of:= COM.MICROSOFT.CONCAT(&quot;Cell &quot;; COM.MICROSOFT.CONCAT(ROW([.B2140]) - 1; COM.MICROSOFT.CONCAT(&quot; - &quot;; COLUMN([.B2140]))))" office:value-type="string" office:string-value="Cell 2139 - 2" calcext:value-type="string">
            <text:p>Cell 2139 - 2</text:p>
          </table:table-cell>
        </table:table-row>
        <table:table-row table:style-name="ro1">
          <table:table-cell table:formula="of:= COM.MICROSOFT.CONCAT(&quot;Cell &quot;; COM.MICROSOFT.CONCAT(ROW([.A2141]) - 1; COM.MICROSOFT.CONCAT(&quot; - &quot;; COLUMN([.A2141]))))" office:value-type="string" office:string-value="Cell 2140 - 1" calcext:value-type="string">
            <text:p>Cell 2140 - 1</text:p>
          </table:table-cell>
          <table:table-cell table:formula="of:= COM.MICROSOFT.CONCAT(&quot;Cell &quot;; COM.MICROSOFT.CONCAT(ROW([.B2141]) - 1; COM.MICROSOFT.CONCAT(&quot; - &quot;; COLUMN([.B2141]))))" office:value-type="string" office:string-value="Cell 2140 - 2" calcext:value-type="string">
            <text:p>Cell 2140 - 2</text:p>
          </table:table-cell>
        </table:table-row>
        <table:table-row table:style-name="ro1">
          <table:table-cell table:formula="of:= COM.MICROSOFT.CONCAT(&quot;Cell &quot;; COM.MICROSOFT.CONCAT(ROW([.A2142]) - 1; COM.MICROSOFT.CONCAT(&quot; - &quot;; COLUMN([.A2142]))))" office:value-type="string" office:string-value="Cell 2141 - 1" calcext:value-type="string">
            <text:p>Cell 2141 - 1</text:p>
          </table:table-cell>
          <table:table-cell table:formula="of:= COM.MICROSOFT.CONCAT(&quot;Cell &quot;; COM.MICROSOFT.CONCAT(ROW([.B2142]) - 1; COM.MICROSOFT.CONCAT(&quot; - &quot;; COLUMN([.B2142]))))" office:value-type="string" office:string-value="Cell 2141 - 2" calcext:value-type="string">
            <text:p>Cell 2141 - 2</text:p>
          </table:table-cell>
        </table:table-row>
        <table:table-row table:style-name="ro1">
          <table:table-cell table:formula="of:= COM.MICROSOFT.CONCAT(&quot;Cell &quot;; COM.MICROSOFT.CONCAT(ROW([.A2143]) - 1; COM.MICROSOFT.CONCAT(&quot; - &quot;; COLUMN([.A2143]))))" office:value-type="string" office:string-value="Cell 2142 - 1" calcext:value-type="string">
            <text:p>Cell 2142 - 1</text:p>
          </table:table-cell>
          <table:table-cell table:formula="of:= COM.MICROSOFT.CONCAT(&quot;Cell &quot;; COM.MICROSOFT.CONCAT(ROW([.B2143]) - 1; COM.MICROSOFT.CONCAT(&quot; - &quot;; COLUMN([.B2143]))))" office:value-type="string" office:string-value="Cell 2142 - 2" calcext:value-type="string">
            <text:p>Cell 2142 - 2</text:p>
          </table:table-cell>
        </table:table-row>
        <table:table-row table:style-name="ro1">
          <table:table-cell table:formula="of:= COM.MICROSOFT.CONCAT(&quot;Cell &quot;; COM.MICROSOFT.CONCAT(ROW([.A2144]) - 1; COM.MICROSOFT.CONCAT(&quot; - &quot;; COLUMN([.A2144]))))" office:value-type="string" office:string-value="Cell 2143 - 1" calcext:value-type="string">
            <text:p>Cell 2143 - 1</text:p>
          </table:table-cell>
          <table:table-cell table:formula="of:= COM.MICROSOFT.CONCAT(&quot;Cell &quot;; COM.MICROSOFT.CONCAT(ROW([.B2144]) - 1; COM.MICROSOFT.CONCAT(&quot; - &quot;; COLUMN([.B2144]))))" office:value-type="string" office:string-value="Cell 2143 - 2" calcext:value-type="string">
            <text:p>Cell 2143 - 2</text:p>
          </table:table-cell>
        </table:table-row>
        <table:table-row table:style-name="ro1">
          <table:table-cell table:formula="of:= COM.MICROSOFT.CONCAT(&quot;Cell &quot;; COM.MICROSOFT.CONCAT(ROW([.A2145]) - 1; COM.MICROSOFT.CONCAT(&quot; - &quot;; COLUMN([.A2145]))))" office:value-type="string" office:string-value="Cell 2144 - 1" calcext:value-type="string">
            <text:p>Cell 2144 - 1</text:p>
          </table:table-cell>
          <table:table-cell table:formula="of:= COM.MICROSOFT.CONCAT(&quot;Cell &quot;; COM.MICROSOFT.CONCAT(ROW([.B2145]) - 1; COM.MICROSOFT.CONCAT(&quot; - &quot;; COLUMN([.B2145]))))" office:value-type="string" office:string-value="Cell 2144 - 2" calcext:value-type="string">
            <text:p>Cell 2144 - 2</text:p>
          </table:table-cell>
        </table:table-row>
        <table:table-row table:style-name="ro1">
          <table:table-cell table:formula="of:= COM.MICROSOFT.CONCAT(&quot;Cell &quot;; COM.MICROSOFT.CONCAT(ROW([.A2146]) - 1; COM.MICROSOFT.CONCAT(&quot; - &quot;; COLUMN([.A2146]))))" office:value-type="string" office:string-value="Cell 2145 - 1" calcext:value-type="string">
            <text:p>Cell 2145 - 1</text:p>
          </table:table-cell>
          <table:table-cell table:formula="of:= COM.MICROSOFT.CONCAT(&quot;Cell &quot;; COM.MICROSOFT.CONCAT(ROW([.B2146]) - 1; COM.MICROSOFT.CONCAT(&quot; - &quot;; COLUMN([.B2146]))))" office:value-type="string" office:string-value="Cell 2145 - 2" calcext:value-type="string">
            <text:p>Cell 2145 - 2</text:p>
          </table:table-cell>
        </table:table-row>
        <table:table-row table:style-name="ro1">
          <table:table-cell table:formula="of:= COM.MICROSOFT.CONCAT(&quot;Cell &quot;; COM.MICROSOFT.CONCAT(ROW([.A2147]) - 1; COM.MICROSOFT.CONCAT(&quot; - &quot;; COLUMN([.A2147]))))" office:value-type="string" office:string-value="Cell 2146 - 1" calcext:value-type="string">
            <text:p>Cell 2146 - 1</text:p>
          </table:table-cell>
          <table:table-cell table:formula="of:= COM.MICROSOFT.CONCAT(&quot;Cell &quot;; COM.MICROSOFT.CONCAT(ROW([.B2147]) - 1; COM.MICROSOFT.CONCAT(&quot; - &quot;; COLUMN([.B2147]))))" office:value-type="string" office:string-value="Cell 2146 - 2" calcext:value-type="string">
            <text:p>Cell 2146 - 2</text:p>
          </table:table-cell>
        </table:table-row>
        <table:table-row table:style-name="ro1">
          <table:table-cell table:formula="of:= COM.MICROSOFT.CONCAT(&quot;Cell &quot;; COM.MICROSOFT.CONCAT(ROW([.A2148]) - 1; COM.MICROSOFT.CONCAT(&quot; - &quot;; COLUMN([.A2148]))))" office:value-type="string" office:string-value="Cell 2147 - 1" calcext:value-type="string">
            <text:p>Cell 2147 - 1</text:p>
          </table:table-cell>
          <table:table-cell table:formula="of:= COM.MICROSOFT.CONCAT(&quot;Cell &quot;; COM.MICROSOFT.CONCAT(ROW([.B2148]) - 1; COM.MICROSOFT.CONCAT(&quot; - &quot;; COLUMN([.B2148]))))" office:value-type="string" office:string-value="Cell 2147 - 2" calcext:value-type="string">
            <text:p>Cell 2147 - 2</text:p>
          </table:table-cell>
        </table:table-row>
        <table:table-row table:style-name="ro1">
          <table:table-cell table:formula="of:= COM.MICROSOFT.CONCAT(&quot;Cell &quot;; COM.MICROSOFT.CONCAT(ROW([.A2149]) - 1; COM.MICROSOFT.CONCAT(&quot; - &quot;; COLUMN([.A2149]))))" office:value-type="string" office:string-value="Cell 2148 - 1" calcext:value-type="string">
            <text:p>Cell 2148 - 1</text:p>
          </table:table-cell>
          <table:table-cell table:formula="of:= COM.MICROSOFT.CONCAT(&quot;Cell &quot;; COM.MICROSOFT.CONCAT(ROW([.B2149]) - 1; COM.MICROSOFT.CONCAT(&quot; - &quot;; COLUMN([.B2149]))))" office:value-type="string" office:string-value="Cell 2148 - 2" calcext:value-type="string">
            <text:p>Cell 2148 - 2</text:p>
          </table:table-cell>
        </table:table-row>
        <table:table-row table:style-name="ro1">
          <table:table-cell table:formula="of:= COM.MICROSOFT.CONCAT(&quot;Cell &quot;; COM.MICROSOFT.CONCAT(ROW([.A2150]) - 1; COM.MICROSOFT.CONCAT(&quot; - &quot;; COLUMN([.A2150]))))" office:value-type="string" office:string-value="Cell 2149 - 1" calcext:value-type="string">
            <text:p>Cell 2149 - 1</text:p>
          </table:table-cell>
          <table:table-cell table:formula="of:= COM.MICROSOFT.CONCAT(&quot;Cell &quot;; COM.MICROSOFT.CONCAT(ROW([.B2150]) - 1; COM.MICROSOFT.CONCAT(&quot; - &quot;; COLUMN([.B2150]))))" office:value-type="string" office:string-value="Cell 2149 - 2" calcext:value-type="string">
            <text:p>Cell 2149 - 2</text:p>
          </table:table-cell>
        </table:table-row>
        <table:table-row table:style-name="ro1">
          <table:table-cell table:formula="of:= COM.MICROSOFT.CONCAT(&quot;Cell &quot;; COM.MICROSOFT.CONCAT(ROW([.A2151]) - 1; COM.MICROSOFT.CONCAT(&quot; - &quot;; COLUMN([.A2151]))))" office:value-type="string" office:string-value="Cell 2150 - 1" calcext:value-type="string">
            <text:p>Cell 2150 - 1</text:p>
          </table:table-cell>
          <table:table-cell table:formula="of:= COM.MICROSOFT.CONCAT(&quot;Cell &quot;; COM.MICROSOFT.CONCAT(ROW([.B2151]) - 1; COM.MICROSOFT.CONCAT(&quot; - &quot;; COLUMN([.B2151]))))" office:value-type="string" office:string-value="Cell 2150 - 2" calcext:value-type="string">
            <text:p>Cell 2150 - 2</text:p>
          </table:table-cell>
        </table:table-row>
        <table:table-row table:style-name="ro1">
          <table:table-cell table:formula="of:= COM.MICROSOFT.CONCAT(&quot;Cell &quot;; COM.MICROSOFT.CONCAT(ROW([.A2152]) - 1; COM.MICROSOFT.CONCAT(&quot; - &quot;; COLUMN([.A2152]))))" office:value-type="string" office:string-value="Cell 2151 - 1" calcext:value-type="string">
            <text:p>Cell 2151 - 1</text:p>
          </table:table-cell>
          <table:table-cell table:formula="of:= COM.MICROSOFT.CONCAT(&quot;Cell &quot;; COM.MICROSOFT.CONCAT(ROW([.B2152]) - 1; COM.MICROSOFT.CONCAT(&quot; - &quot;; COLUMN([.B2152]))))" office:value-type="string" office:string-value="Cell 2151 - 2" calcext:value-type="string">
            <text:p>Cell 2151 - 2</text:p>
          </table:table-cell>
        </table:table-row>
        <table:table-row table:style-name="ro1">
          <table:table-cell table:formula="of:= COM.MICROSOFT.CONCAT(&quot;Cell &quot;; COM.MICROSOFT.CONCAT(ROW([.A2153]) - 1; COM.MICROSOFT.CONCAT(&quot; - &quot;; COLUMN([.A2153]))))" office:value-type="string" office:string-value="Cell 2152 - 1" calcext:value-type="string">
            <text:p>Cell 2152 - 1</text:p>
          </table:table-cell>
          <table:table-cell table:formula="of:= COM.MICROSOFT.CONCAT(&quot;Cell &quot;; COM.MICROSOFT.CONCAT(ROW([.B2153]) - 1; COM.MICROSOFT.CONCAT(&quot; - &quot;; COLUMN([.B2153]))))" office:value-type="string" office:string-value="Cell 2152 - 2" calcext:value-type="string">
            <text:p>Cell 2152 - 2</text:p>
          </table:table-cell>
        </table:table-row>
        <table:table-row table:style-name="ro1">
          <table:table-cell table:formula="of:= COM.MICROSOFT.CONCAT(&quot;Cell &quot;; COM.MICROSOFT.CONCAT(ROW([.A2154]) - 1; COM.MICROSOFT.CONCAT(&quot; - &quot;; COLUMN([.A2154]))))" office:value-type="string" office:string-value="Cell 2153 - 1" calcext:value-type="string">
            <text:p>Cell 2153 - 1</text:p>
          </table:table-cell>
          <table:table-cell table:formula="of:= COM.MICROSOFT.CONCAT(&quot;Cell &quot;; COM.MICROSOFT.CONCAT(ROW([.B2154]) - 1; COM.MICROSOFT.CONCAT(&quot; - &quot;; COLUMN([.B2154]))))" office:value-type="string" office:string-value="Cell 2153 - 2" calcext:value-type="string">
            <text:p>Cell 2153 - 2</text:p>
          </table:table-cell>
        </table:table-row>
        <table:table-row table:style-name="ro1">
          <table:table-cell table:formula="of:= COM.MICROSOFT.CONCAT(&quot;Cell &quot;; COM.MICROSOFT.CONCAT(ROW([.A2155]) - 1; COM.MICROSOFT.CONCAT(&quot; - &quot;; COLUMN([.A2155]))))" office:value-type="string" office:string-value="Cell 2154 - 1" calcext:value-type="string">
            <text:p>Cell 2154 - 1</text:p>
          </table:table-cell>
          <table:table-cell table:formula="of:= COM.MICROSOFT.CONCAT(&quot;Cell &quot;; COM.MICROSOFT.CONCAT(ROW([.B2155]) - 1; COM.MICROSOFT.CONCAT(&quot; - &quot;; COLUMN([.B2155]))))" office:value-type="string" office:string-value="Cell 2154 - 2" calcext:value-type="string">
            <text:p>Cell 2154 - 2</text:p>
          </table:table-cell>
        </table:table-row>
        <table:table-row table:style-name="ro1">
          <table:table-cell table:formula="of:= COM.MICROSOFT.CONCAT(&quot;Cell &quot;; COM.MICROSOFT.CONCAT(ROW([.A2156]) - 1; COM.MICROSOFT.CONCAT(&quot; - &quot;; COLUMN([.A2156]))))" office:value-type="string" office:string-value="Cell 2155 - 1" calcext:value-type="string">
            <text:p>Cell 2155 - 1</text:p>
          </table:table-cell>
          <table:table-cell table:formula="of:= COM.MICROSOFT.CONCAT(&quot;Cell &quot;; COM.MICROSOFT.CONCAT(ROW([.B2156]) - 1; COM.MICROSOFT.CONCAT(&quot; - &quot;; COLUMN([.B2156]))))" office:value-type="string" office:string-value="Cell 2155 - 2" calcext:value-type="string">
            <text:p>Cell 2155 - 2</text:p>
          </table:table-cell>
        </table:table-row>
        <table:table-row table:style-name="ro1">
          <table:table-cell table:formula="of:= COM.MICROSOFT.CONCAT(&quot;Cell &quot;; COM.MICROSOFT.CONCAT(ROW([.A2157]) - 1; COM.MICROSOFT.CONCAT(&quot; - &quot;; COLUMN([.A2157]))))" office:value-type="string" office:string-value="Cell 2156 - 1" calcext:value-type="string">
            <text:p>Cell 2156 - 1</text:p>
          </table:table-cell>
          <table:table-cell table:formula="of:= COM.MICROSOFT.CONCAT(&quot;Cell &quot;; COM.MICROSOFT.CONCAT(ROW([.B2157]) - 1; COM.MICROSOFT.CONCAT(&quot; - &quot;; COLUMN([.B2157]))))" office:value-type="string" office:string-value="Cell 2156 - 2" calcext:value-type="string">
            <text:p>Cell 2156 - 2</text:p>
          </table:table-cell>
        </table:table-row>
        <table:table-row table:style-name="ro1">
          <table:table-cell table:formula="of:= COM.MICROSOFT.CONCAT(&quot;Cell &quot;; COM.MICROSOFT.CONCAT(ROW([.A2158]) - 1; COM.MICROSOFT.CONCAT(&quot; - &quot;; COLUMN([.A2158]))))" office:value-type="string" office:string-value="Cell 2157 - 1" calcext:value-type="string">
            <text:p>Cell 2157 - 1</text:p>
          </table:table-cell>
          <table:table-cell table:formula="of:= COM.MICROSOFT.CONCAT(&quot;Cell &quot;; COM.MICROSOFT.CONCAT(ROW([.B2158]) - 1; COM.MICROSOFT.CONCAT(&quot; - &quot;; COLUMN([.B2158]))))" office:value-type="string" office:string-value="Cell 2157 - 2" calcext:value-type="string">
            <text:p>Cell 2157 - 2</text:p>
          </table:table-cell>
        </table:table-row>
        <table:table-row table:style-name="ro1">
          <table:table-cell table:formula="of:= COM.MICROSOFT.CONCAT(&quot;Cell &quot;; COM.MICROSOFT.CONCAT(ROW([.A2159]) - 1; COM.MICROSOFT.CONCAT(&quot; - &quot;; COLUMN([.A2159]))))" office:value-type="string" office:string-value="Cell 2158 - 1" calcext:value-type="string">
            <text:p>Cell 2158 - 1</text:p>
          </table:table-cell>
          <table:table-cell table:formula="of:= COM.MICROSOFT.CONCAT(&quot;Cell &quot;; COM.MICROSOFT.CONCAT(ROW([.B2159]) - 1; COM.MICROSOFT.CONCAT(&quot; - &quot;; COLUMN([.B2159]))))" office:value-type="string" office:string-value="Cell 2158 - 2" calcext:value-type="string">
            <text:p>Cell 2158 - 2</text:p>
          </table:table-cell>
        </table:table-row>
        <table:table-row table:style-name="ro1">
          <table:table-cell table:formula="of:= COM.MICROSOFT.CONCAT(&quot;Cell &quot;; COM.MICROSOFT.CONCAT(ROW([.A2160]) - 1; COM.MICROSOFT.CONCAT(&quot; - &quot;; COLUMN([.A2160]))))" office:value-type="string" office:string-value="Cell 2159 - 1" calcext:value-type="string">
            <text:p>Cell 2159 - 1</text:p>
          </table:table-cell>
          <table:table-cell table:formula="of:= COM.MICROSOFT.CONCAT(&quot;Cell &quot;; COM.MICROSOFT.CONCAT(ROW([.B2160]) - 1; COM.MICROSOFT.CONCAT(&quot; - &quot;; COLUMN([.B2160]))))" office:value-type="string" office:string-value="Cell 2159 - 2" calcext:value-type="string">
            <text:p>Cell 2159 - 2</text:p>
          </table:table-cell>
        </table:table-row>
        <table:table-row table:style-name="ro1">
          <table:table-cell table:formula="of:= COM.MICROSOFT.CONCAT(&quot;Cell &quot;; COM.MICROSOFT.CONCAT(ROW([.A2161]) - 1; COM.MICROSOFT.CONCAT(&quot; - &quot;; COLUMN([.A2161]))))" office:value-type="string" office:string-value="Cell 2160 - 1" calcext:value-type="string">
            <text:p>Cell 2160 - 1</text:p>
          </table:table-cell>
          <table:table-cell table:formula="of:= COM.MICROSOFT.CONCAT(&quot;Cell &quot;; COM.MICROSOFT.CONCAT(ROW([.B2161]) - 1; COM.MICROSOFT.CONCAT(&quot; - &quot;; COLUMN([.B2161]))))" office:value-type="string" office:string-value="Cell 2160 - 2" calcext:value-type="string">
            <text:p>Cell 2160 - 2</text:p>
          </table:table-cell>
        </table:table-row>
        <table:table-row table:style-name="ro1">
          <table:table-cell table:formula="of:= COM.MICROSOFT.CONCAT(&quot;Cell &quot;; COM.MICROSOFT.CONCAT(ROW([.A2162]) - 1; COM.MICROSOFT.CONCAT(&quot; - &quot;; COLUMN([.A2162]))))" office:value-type="string" office:string-value="Cell 2161 - 1" calcext:value-type="string">
            <text:p>Cell 2161 - 1</text:p>
          </table:table-cell>
          <table:table-cell table:formula="of:= COM.MICROSOFT.CONCAT(&quot;Cell &quot;; COM.MICROSOFT.CONCAT(ROW([.B2162]) - 1; COM.MICROSOFT.CONCAT(&quot; - &quot;; COLUMN([.B2162]))))" office:value-type="string" office:string-value="Cell 2161 - 2" calcext:value-type="string">
            <text:p>Cell 2161 - 2</text:p>
          </table:table-cell>
        </table:table-row>
        <table:table-row table:style-name="ro1">
          <table:table-cell table:formula="of:= COM.MICROSOFT.CONCAT(&quot;Cell &quot;; COM.MICROSOFT.CONCAT(ROW([.A2163]) - 1; COM.MICROSOFT.CONCAT(&quot; - &quot;; COLUMN([.A2163]))))" office:value-type="string" office:string-value="Cell 2162 - 1" calcext:value-type="string">
            <text:p>Cell 2162 - 1</text:p>
          </table:table-cell>
          <table:table-cell table:formula="of:= COM.MICROSOFT.CONCAT(&quot;Cell &quot;; COM.MICROSOFT.CONCAT(ROW([.B2163]) - 1; COM.MICROSOFT.CONCAT(&quot; - &quot;; COLUMN([.B2163]))))" office:value-type="string" office:string-value="Cell 2162 - 2" calcext:value-type="string">
            <text:p>Cell 2162 - 2</text:p>
          </table:table-cell>
        </table:table-row>
        <table:table-row table:style-name="ro1">
          <table:table-cell table:formula="of:= COM.MICROSOFT.CONCAT(&quot;Cell &quot;; COM.MICROSOFT.CONCAT(ROW([.A2164]) - 1; COM.MICROSOFT.CONCAT(&quot; - &quot;; COLUMN([.A2164]))))" office:value-type="string" office:string-value="Cell 2163 - 1" calcext:value-type="string">
            <text:p>Cell 2163 - 1</text:p>
          </table:table-cell>
          <table:table-cell table:formula="of:= COM.MICROSOFT.CONCAT(&quot;Cell &quot;; COM.MICROSOFT.CONCAT(ROW([.B2164]) - 1; COM.MICROSOFT.CONCAT(&quot; - &quot;; COLUMN([.B2164]))))" office:value-type="string" office:string-value="Cell 2163 - 2" calcext:value-type="string">
            <text:p>Cell 2163 - 2</text:p>
          </table:table-cell>
        </table:table-row>
        <table:table-row table:style-name="ro1">
          <table:table-cell table:formula="of:= COM.MICROSOFT.CONCAT(&quot;Cell &quot;; COM.MICROSOFT.CONCAT(ROW([.A2165]) - 1; COM.MICROSOFT.CONCAT(&quot; - &quot;; COLUMN([.A2165]))))" office:value-type="string" office:string-value="Cell 2164 - 1" calcext:value-type="string">
            <text:p>Cell 2164 - 1</text:p>
          </table:table-cell>
          <table:table-cell table:formula="of:= COM.MICROSOFT.CONCAT(&quot;Cell &quot;; COM.MICROSOFT.CONCAT(ROW([.B2165]) - 1; COM.MICROSOFT.CONCAT(&quot; - &quot;; COLUMN([.B2165]))))" office:value-type="string" office:string-value="Cell 2164 - 2" calcext:value-type="string">
            <text:p>Cell 2164 - 2</text:p>
          </table:table-cell>
        </table:table-row>
        <table:table-row table:style-name="ro1">
          <table:table-cell table:formula="of:= COM.MICROSOFT.CONCAT(&quot;Cell &quot;; COM.MICROSOFT.CONCAT(ROW([.A2166]) - 1; COM.MICROSOFT.CONCAT(&quot; - &quot;; COLUMN([.A2166]))))" office:value-type="string" office:string-value="Cell 2165 - 1" calcext:value-type="string">
            <text:p>Cell 2165 - 1</text:p>
          </table:table-cell>
          <table:table-cell table:formula="of:= COM.MICROSOFT.CONCAT(&quot;Cell &quot;; COM.MICROSOFT.CONCAT(ROW([.B2166]) - 1; COM.MICROSOFT.CONCAT(&quot; - &quot;; COLUMN([.B2166]))))" office:value-type="string" office:string-value="Cell 2165 - 2" calcext:value-type="string">
            <text:p>Cell 2165 - 2</text:p>
          </table:table-cell>
        </table:table-row>
        <table:table-row table:style-name="ro1">
          <table:table-cell table:formula="of:= COM.MICROSOFT.CONCAT(&quot;Cell &quot;; COM.MICROSOFT.CONCAT(ROW([.A2167]) - 1; COM.MICROSOFT.CONCAT(&quot; - &quot;; COLUMN([.A2167]))))" office:value-type="string" office:string-value="Cell 2166 - 1" calcext:value-type="string">
            <text:p>Cell 2166 - 1</text:p>
          </table:table-cell>
          <table:table-cell table:formula="of:= COM.MICROSOFT.CONCAT(&quot;Cell &quot;; COM.MICROSOFT.CONCAT(ROW([.B2167]) - 1; COM.MICROSOFT.CONCAT(&quot; - &quot;; COLUMN([.B2167]))))" office:value-type="string" office:string-value="Cell 2166 - 2" calcext:value-type="string">
            <text:p>Cell 2166 - 2</text:p>
          </table:table-cell>
        </table:table-row>
        <table:table-row table:style-name="ro1">
          <table:table-cell table:formula="of:= COM.MICROSOFT.CONCAT(&quot;Cell &quot;; COM.MICROSOFT.CONCAT(ROW([.A2168]) - 1; COM.MICROSOFT.CONCAT(&quot; - &quot;; COLUMN([.A2168]))))" office:value-type="string" office:string-value="Cell 2167 - 1" calcext:value-type="string">
            <text:p>Cell 2167 - 1</text:p>
          </table:table-cell>
          <table:table-cell table:formula="of:= COM.MICROSOFT.CONCAT(&quot;Cell &quot;; COM.MICROSOFT.CONCAT(ROW([.B2168]) - 1; COM.MICROSOFT.CONCAT(&quot; - &quot;; COLUMN([.B2168]))))" office:value-type="string" office:string-value="Cell 2167 - 2" calcext:value-type="string">
            <text:p>Cell 2167 - 2</text:p>
          </table:table-cell>
        </table:table-row>
        <table:table-row table:style-name="ro1">
          <table:table-cell table:formula="of:= COM.MICROSOFT.CONCAT(&quot;Cell &quot;; COM.MICROSOFT.CONCAT(ROW([.A2169]) - 1; COM.MICROSOFT.CONCAT(&quot; - &quot;; COLUMN([.A2169]))))" office:value-type="string" office:string-value="Cell 2168 - 1" calcext:value-type="string">
            <text:p>Cell 2168 - 1</text:p>
          </table:table-cell>
          <table:table-cell table:formula="of:= COM.MICROSOFT.CONCAT(&quot;Cell &quot;; COM.MICROSOFT.CONCAT(ROW([.B2169]) - 1; COM.MICROSOFT.CONCAT(&quot; - &quot;; COLUMN([.B2169]))))" office:value-type="string" office:string-value="Cell 2168 - 2" calcext:value-type="string">
            <text:p>Cell 2168 - 2</text:p>
          </table:table-cell>
        </table:table-row>
        <table:table-row table:style-name="ro1">
          <table:table-cell table:formula="of:= COM.MICROSOFT.CONCAT(&quot;Cell &quot;; COM.MICROSOFT.CONCAT(ROW([.A2170]) - 1; COM.MICROSOFT.CONCAT(&quot; - &quot;; COLUMN([.A2170]))))" office:value-type="string" office:string-value="Cell 2169 - 1" calcext:value-type="string">
            <text:p>Cell 2169 - 1</text:p>
          </table:table-cell>
          <table:table-cell table:formula="of:= COM.MICROSOFT.CONCAT(&quot;Cell &quot;; COM.MICROSOFT.CONCAT(ROW([.B2170]) - 1; COM.MICROSOFT.CONCAT(&quot; - &quot;; COLUMN([.B2170]))))" office:value-type="string" office:string-value="Cell 2169 - 2" calcext:value-type="string">
            <text:p>Cell 2169 - 2</text:p>
          </table:table-cell>
        </table:table-row>
        <table:table-row table:style-name="ro1">
          <table:table-cell table:formula="of:= COM.MICROSOFT.CONCAT(&quot;Cell &quot;; COM.MICROSOFT.CONCAT(ROW([.A2171]) - 1; COM.MICROSOFT.CONCAT(&quot; - &quot;; COLUMN([.A2171]))))" office:value-type="string" office:string-value="Cell 2170 - 1" calcext:value-type="string">
            <text:p>Cell 2170 - 1</text:p>
          </table:table-cell>
          <table:table-cell table:formula="of:= COM.MICROSOFT.CONCAT(&quot;Cell &quot;; COM.MICROSOFT.CONCAT(ROW([.B2171]) - 1; COM.MICROSOFT.CONCAT(&quot; - &quot;; COLUMN([.B2171]))))" office:value-type="string" office:string-value="Cell 2170 - 2" calcext:value-type="string">
            <text:p>Cell 2170 - 2</text:p>
          </table:table-cell>
        </table:table-row>
        <table:table-row table:style-name="ro1">
          <table:table-cell table:formula="of:= COM.MICROSOFT.CONCAT(&quot;Cell &quot;; COM.MICROSOFT.CONCAT(ROW([.A2172]) - 1; COM.MICROSOFT.CONCAT(&quot; - &quot;; COLUMN([.A2172]))))" office:value-type="string" office:string-value="Cell 2171 - 1" calcext:value-type="string">
            <text:p>Cell 2171 - 1</text:p>
          </table:table-cell>
          <table:table-cell table:formula="of:= COM.MICROSOFT.CONCAT(&quot;Cell &quot;; COM.MICROSOFT.CONCAT(ROW([.B2172]) - 1; COM.MICROSOFT.CONCAT(&quot; - &quot;; COLUMN([.B2172]))))" office:value-type="string" office:string-value="Cell 2171 - 2" calcext:value-type="string">
            <text:p>Cell 2171 - 2</text:p>
          </table:table-cell>
        </table:table-row>
        <table:table-row table:style-name="ro1">
          <table:table-cell table:formula="of:= COM.MICROSOFT.CONCAT(&quot;Cell &quot;; COM.MICROSOFT.CONCAT(ROW([.A2173]) - 1; COM.MICROSOFT.CONCAT(&quot; - &quot;; COLUMN([.A2173]))))" office:value-type="string" office:string-value="Cell 2172 - 1" calcext:value-type="string">
            <text:p>Cell 2172 - 1</text:p>
          </table:table-cell>
          <table:table-cell table:formula="of:= COM.MICROSOFT.CONCAT(&quot;Cell &quot;; COM.MICROSOFT.CONCAT(ROW([.B2173]) - 1; COM.MICROSOFT.CONCAT(&quot; - &quot;; COLUMN([.B2173]))))" office:value-type="string" office:string-value="Cell 2172 - 2" calcext:value-type="string">
            <text:p>Cell 2172 - 2</text:p>
          </table:table-cell>
        </table:table-row>
        <table:table-row table:style-name="ro1">
          <table:table-cell table:formula="of:= COM.MICROSOFT.CONCAT(&quot;Cell &quot;; COM.MICROSOFT.CONCAT(ROW([.A2174]) - 1; COM.MICROSOFT.CONCAT(&quot; - &quot;; COLUMN([.A2174]))))" office:value-type="string" office:string-value="Cell 2173 - 1" calcext:value-type="string">
            <text:p>Cell 2173 - 1</text:p>
          </table:table-cell>
          <table:table-cell table:formula="of:= COM.MICROSOFT.CONCAT(&quot;Cell &quot;; COM.MICROSOFT.CONCAT(ROW([.B2174]) - 1; COM.MICROSOFT.CONCAT(&quot; - &quot;; COLUMN([.B2174]))))" office:value-type="string" office:string-value="Cell 2173 - 2" calcext:value-type="string">
            <text:p>Cell 2173 - 2</text:p>
          </table:table-cell>
        </table:table-row>
        <table:table-row table:style-name="ro1">
          <table:table-cell table:formula="of:= COM.MICROSOFT.CONCAT(&quot;Cell &quot;; COM.MICROSOFT.CONCAT(ROW([.A2175]) - 1; COM.MICROSOFT.CONCAT(&quot; - &quot;; COLUMN([.A2175]))))" office:value-type="string" office:string-value="Cell 2174 - 1" calcext:value-type="string">
            <text:p>Cell 2174 - 1</text:p>
          </table:table-cell>
          <table:table-cell table:formula="of:= COM.MICROSOFT.CONCAT(&quot;Cell &quot;; COM.MICROSOFT.CONCAT(ROW([.B2175]) - 1; COM.MICROSOFT.CONCAT(&quot; - &quot;; COLUMN([.B2175]))))" office:value-type="string" office:string-value="Cell 2174 - 2" calcext:value-type="string">
            <text:p>Cell 2174 - 2</text:p>
          </table:table-cell>
        </table:table-row>
        <table:table-row table:style-name="ro1">
          <table:table-cell table:formula="of:= COM.MICROSOFT.CONCAT(&quot;Cell &quot;; COM.MICROSOFT.CONCAT(ROW([.A2176]) - 1; COM.MICROSOFT.CONCAT(&quot; - &quot;; COLUMN([.A2176]))))" office:value-type="string" office:string-value="Cell 2175 - 1" calcext:value-type="string">
            <text:p>Cell 2175 - 1</text:p>
          </table:table-cell>
          <table:table-cell table:formula="of:= COM.MICROSOFT.CONCAT(&quot;Cell &quot;; COM.MICROSOFT.CONCAT(ROW([.B2176]) - 1; COM.MICROSOFT.CONCAT(&quot; - &quot;; COLUMN([.B2176]))))" office:value-type="string" office:string-value="Cell 2175 - 2" calcext:value-type="string">
            <text:p>Cell 2175 - 2</text:p>
          </table:table-cell>
        </table:table-row>
        <table:table-row table:style-name="ro1">
          <table:table-cell table:formula="of:= COM.MICROSOFT.CONCAT(&quot;Cell &quot;; COM.MICROSOFT.CONCAT(ROW([.A2177]) - 1; COM.MICROSOFT.CONCAT(&quot; - &quot;; COLUMN([.A2177]))))" office:value-type="string" office:string-value="Cell 2176 - 1" calcext:value-type="string">
            <text:p>Cell 2176 - 1</text:p>
          </table:table-cell>
          <table:table-cell table:formula="of:= COM.MICROSOFT.CONCAT(&quot;Cell &quot;; COM.MICROSOFT.CONCAT(ROW([.B2177]) - 1; COM.MICROSOFT.CONCAT(&quot; - &quot;; COLUMN([.B2177]))))" office:value-type="string" office:string-value="Cell 2176 - 2" calcext:value-type="string">
            <text:p>Cell 2176 - 2</text:p>
          </table:table-cell>
        </table:table-row>
        <table:table-row table:style-name="ro1">
          <table:table-cell table:formula="of:= COM.MICROSOFT.CONCAT(&quot;Cell &quot;; COM.MICROSOFT.CONCAT(ROW([.A2178]) - 1; COM.MICROSOFT.CONCAT(&quot; - &quot;; COLUMN([.A2178]))))" office:value-type="string" office:string-value="Cell 2177 - 1" calcext:value-type="string">
            <text:p>Cell 2177 - 1</text:p>
          </table:table-cell>
          <table:table-cell table:formula="of:= COM.MICROSOFT.CONCAT(&quot;Cell &quot;; COM.MICROSOFT.CONCAT(ROW([.B2178]) - 1; COM.MICROSOFT.CONCAT(&quot; - &quot;; COLUMN([.B2178]))))" office:value-type="string" office:string-value="Cell 2177 - 2" calcext:value-type="string">
            <text:p>Cell 2177 - 2</text:p>
          </table:table-cell>
        </table:table-row>
        <table:table-row table:style-name="ro1">
          <table:table-cell table:formula="of:= COM.MICROSOFT.CONCAT(&quot;Cell &quot;; COM.MICROSOFT.CONCAT(ROW([.A2179]) - 1; COM.MICROSOFT.CONCAT(&quot; - &quot;; COLUMN([.A2179]))))" office:value-type="string" office:string-value="Cell 2178 - 1" calcext:value-type="string">
            <text:p>Cell 2178 - 1</text:p>
          </table:table-cell>
          <table:table-cell table:formula="of:= COM.MICROSOFT.CONCAT(&quot;Cell &quot;; COM.MICROSOFT.CONCAT(ROW([.B2179]) - 1; COM.MICROSOFT.CONCAT(&quot; - &quot;; COLUMN([.B2179]))))" office:value-type="string" office:string-value="Cell 2178 - 2" calcext:value-type="string">
            <text:p>Cell 2178 - 2</text:p>
          </table:table-cell>
        </table:table-row>
        <table:table-row table:style-name="ro1">
          <table:table-cell table:formula="of:= COM.MICROSOFT.CONCAT(&quot;Cell &quot;; COM.MICROSOFT.CONCAT(ROW([.A2180]) - 1; COM.MICROSOFT.CONCAT(&quot; - &quot;; COLUMN([.A2180]))))" office:value-type="string" office:string-value="Cell 2179 - 1" calcext:value-type="string">
            <text:p>Cell 2179 - 1</text:p>
          </table:table-cell>
          <table:table-cell table:formula="of:= COM.MICROSOFT.CONCAT(&quot;Cell &quot;; COM.MICROSOFT.CONCAT(ROW([.B2180]) - 1; COM.MICROSOFT.CONCAT(&quot; - &quot;; COLUMN([.B2180]))))" office:value-type="string" office:string-value="Cell 2179 - 2" calcext:value-type="string">
            <text:p>Cell 2179 - 2</text:p>
          </table:table-cell>
        </table:table-row>
        <table:table-row table:style-name="ro1">
          <table:table-cell table:formula="of:= COM.MICROSOFT.CONCAT(&quot;Cell &quot;; COM.MICROSOFT.CONCAT(ROW([.A2181]) - 1; COM.MICROSOFT.CONCAT(&quot; - &quot;; COLUMN([.A2181]))))" office:value-type="string" office:string-value="Cell 2180 - 1" calcext:value-type="string">
            <text:p>Cell 2180 - 1</text:p>
          </table:table-cell>
          <table:table-cell table:formula="of:= COM.MICROSOFT.CONCAT(&quot;Cell &quot;; COM.MICROSOFT.CONCAT(ROW([.B2181]) - 1; COM.MICROSOFT.CONCAT(&quot; - &quot;; COLUMN([.B2181]))))" office:value-type="string" office:string-value="Cell 2180 - 2" calcext:value-type="string">
            <text:p>Cell 2180 - 2</text:p>
          </table:table-cell>
        </table:table-row>
        <table:table-row table:style-name="ro1">
          <table:table-cell table:formula="of:= COM.MICROSOFT.CONCAT(&quot;Cell &quot;; COM.MICROSOFT.CONCAT(ROW([.A2182]) - 1; COM.MICROSOFT.CONCAT(&quot; - &quot;; COLUMN([.A2182]))))" office:value-type="string" office:string-value="Cell 2181 - 1" calcext:value-type="string">
            <text:p>Cell 2181 - 1</text:p>
          </table:table-cell>
          <table:table-cell table:formula="of:= COM.MICROSOFT.CONCAT(&quot;Cell &quot;; COM.MICROSOFT.CONCAT(ROW([.B2182]) - 1; COM.MICROSOFT.CONCAT(&quot; - &quot;; COLUMN([.B2182]))))" office:value-type="string" office:string-value="Cell 2181 - 2" calcext:value-type="string">
            <text:p>Cell 2181 - 2</text:p>
          </table:table-cell>
        </table:table-row>
        <table:table-row table:style-name="ro1">
          <table:table-cell table:formula="of:= COM.MICROSOFT.CONCAT(&quot;Cell &quot;; COM.MICROSOFT.CONCAT(ROW([.A2183]) - 1; COM.MICROSOFT.CONCAT(&quot; - &quot;; COLUMN([.A2183]))))" office:value-type="string" office:string-value="Cell 2182 - 1" calcext:value-type="string">
            <text:p>Cell 2182 - 1</text:p>
          </table:table-cell>
          <table:table-cell table:formula="of:= COM.MICROSOFT.CONCAT(&quot;Cell &quot;; COM.MICROSOFT.CONCAT(ROW([.B2183]) - 1; COM.MICROSOFT.CONCAT(&quot; - &quot;; COLUMN([.B2183]))))" office:value-type="string" office:string-value="Cell 2182 - 2" calcext:value-type="string">
            <text:p>Cell 2182 - 2</text:p>
          </table:table-cell>
        </table:table-row>
        <table:table-row table:style-name="ro1">
          <table:table-cell table:formula="of:= COM.MICROSOFT.CONCAT(&quot;Cell &quot;; COM.MICROSOFT.CONCAT(ROW([.A2184]) - 1; COM.MICROSOFT.CONCAT(&quot; - &quot;; COLUMN([.A2184]))))" office:value-type="string" office:string-value="Cell 2183 - 1" calcext:value-type="string">
            <text:p>Cell 2183 - 1</text:p>
          </table:table-cell>
          <table:table-cell table:formula="of:= COM.MICROSOFT.CONCAT(&quot;Cell &quot;; COM.MICROSOFT.CONCAT(ROW([.B2184]) - 1; COM.MICROSOFT.CONCAT(&quot; - &quot;; COLUMN([.B2184]))))" office:value-type="string" office:string-value="Cell 2183 - 2" calcext:value-type="string">
            <text:p>Cell 2183 - 2</text:p>
          </table:table-cell>
        </table:table-row>
        <table:table-row table:style-name="ro1">
          <table:table-cell table:formula="of:= COM.MICROSOFT.CONCAT(&quot;Cell &quot;; COM.MICROSOFT.CONCAT(ROW([.A2185]) - 1; COM.MICROSOFT.CONCAT(&quot; - &quot;; COLUMN([.A2185]))))" office:value-type="string" office:string-value="Cell 2184 - 1" calcext:value-type="string">
            <text:p>Cell 2184 - 1</text:p>
          </table:table-cell>
          <table:table-cell table:formula="of:= COM.MICROSOFT.CONCAT(&quot;Cell &quot;; COM.MICROSOFT.CONCAT(ROW([.B2185]) - 1; COM.MICROSOFT.CONCAT(&quot; - &quot;; COLUMN([.B2185]))))" office:value-type="string" office:string-value="Cell 2184 - 2" calcext:value-type="string">
            <text:p>Cell 2184 - 2</text:p>
          </table:table-cell>
        </table:table-row>
        <table:table-row table:style-name="ro1">
          <table:table-cell table:formula="of:= COM.MICROSOFT.CONCAT(&quot;Cell &quot;; COM.MICROSOFT.CONCAT(ROW([.A2186]) - 1; COM.MICROSOFT.CONCAT(&quot; - &quot;; COLUMN([.A2186]))))" office:value-type="string" office:string-value="Cell 2185 - 1" calcext:value-type="string">
            <text:p>Cell 2185 - 1</text:p>
          </table:table-cell>
          <table:table-cell table:formula="of:= COM.MICROSOFT.CONCAT(&quot;Cell &quot;; COM.MICROSOFT.CONCAT(ROW([.B2186]) - 1; COM.MICROSOFT.CONCAT(&quot; - &quot;; COLUMN([.B2186]))))" office:value-type="string" office:string-value="Cell 2185 - 2" calcext:value-type="string">
            <text:p>Cell 2185 - 2</text:p>
          </table:table-cell>
        </table:table-row>
        <table:table-row table:style-name="ro1">
          <table:table-cell table:formula="of:= COM.MICROSOFT.CONCAT(&quot;Cell &quot;; COM.MICROSOFT.CONCAT(ROW([.A2187]) - 1; COM.MICROSOFT.CONCAT(&quot; - &quot;; COLUMN([.A2187]))))" office:value-type="string" office:string-value="Cell 2186 - 1" calcext:value-type="string">
            <text:p>Cell 2186 - 1</text:p>
          </table:table-cell>
          <table:table-cell table:formula="of:= COM.MICROSOFT.CONCAT(&quot;Cell &quot;; COM.MICROSOFT.CONCAT(ROW([.B2187]) - 1; COM.MICROSOFT.CONCAT(&quot; - &quot;; COLUMN([.B2187]))))" office:value-type="string" office:string-value="Cell 2186 - 2" calcext:value-type="string">
            <text:p>Cell 2186 - 2</text:p>
          </table:table-cell>
        </table:table-row>
        <table:table-row table:style-name="ro1">
          <table:table-cell table:formula="of:= COM.MICROSOFT.CONCAT(&quot;Cell &quot;; COM.MICROSOFT.CONCAT(ROW([.A2188]) - 1; COM.MICROSOFT.CONCAT(&quot; - &quot;; COLUMN([.A2188]))))" office:value-type="string" office:string-value="Cell 2187 - 1" calcext:value-type="string">
            <text:p>Cell 2187 - 1</text:p>
          </table:table-cell>
          <table:table-cell table:formula="of:= COM.MICROSOFT.CONCAT(&quot;Cell &quot;; COM.MICROSOFT.CONCAT(ROW([.B2188]) - 1; COM.MICROSOFT.CONCAT(&quot; - &quot;; COLUMN([.B2188]))))" office:value-type="string" office:string-value="Cell 2187 - 2" calcext:value-type="string">
            <text:p>Cell 2187 - 2</text:p>
          </table:table-cell>
        </table:table-row>
        <table:table-row table:style-name="ro1">
          <table:table-cell table:formula="of:= COM.MICROSOFT.CONCAT(&quot;Cell &quot;; COM.MICROSOFT.CONCAT(ROW([.A2189]) - 1; COM.MICROSOFT.CONCAT(&quot; - &quot;; COLUMN([.A2189]))))" office:value-type="string" office:string-value="Cell 2188 - 1" calcext:value-type="string">
            <text:p>Cell 2188 - 1</text:p>
          </table:table-cell>
          <table:table-cell table:formula="of:= COM.MICROSOFT.CONCAT(&quot;Cell &quot;; COM.MICROSOFT.CONCAT(ROW([.B2189]) - 1; COM.MICROSOFT.CONCAT(&quot; - &quot;; COLUMN([.B2189]))))" office:value-type="string" office:string-value="Cell 2188 - 2" calcext:value-type="string">
            <text:p>Cell 2188 - 2</text:p>
          </table:table-cell>
        </table:table-row>
        <table:table-row table:style-name="ro1">
          <table:table-cell table:formula="of:= COM.MICROSOFT.CONCAT(&quot;Cell &quot;; COM.MICROSOFT.CONCAT(ROW([.A2190]) - 1; COM.MICROSOFT.CONCAT(&quot; - &quot;; COLUMN([.A2190]))))" office:value-type="string" office:string-value="Cell 2189 - 1" calcext:value-type="string">
            <text:p>Cell 2189 - 1</text:p>
          </table:table-cell>
          <table:table-cell table:formula="of:= COM.MICROSOFT.CONCAT(&quot;Cell &quot;; COM.MICROSOFT.CONCAT(ROW([.B2190]) - 1; COM.MICROSOFT.CONCAT(&quot; - &quot;; COLUMN([.B2190]))))" office:value-type="string" office:string-value="Cell 2189 - 2" calcext:value-type="string">
            <text:p>Cell 2189 - 2</text:p>
          </table:table-cell>
        </table:table-row>
        <table:table-row table:style-name="ro1">
          <table:table-cell table:formula="of:= COM.MICROSOFT.CONCAT(&quot;Cell &quot;; COM.MICROSOFT.CONCAT(ROW([.A2191]) - 1; COM.MICROSOFT.CONCAT(&quot; - &quot;; COLUMN([.A2191]))))" office:value-type="string" office:string-value="Cell 2190 - 1" calcext:value-type="string">
            <text:p>Cell 2190 - 1</text:p>
          </table:table-cell>
          <table:table-cell table:formula="of:= COM.MICROSOFT.CONCAT(&quot;Cell &quot;; COM.MICROSOFT.CONCAT(ROW([.B2191]) - 1; COM.MICROSOFT.CONCAT(&quot; - &quot;; COLUMN([.B2191]))))" office:value-type="string" office:string-value="Cell 2190 - 2" calcext:value-type="string">
            <text:p>Cell 2190 - 2</text:p>
          </table:table-cell>
        </table:table-row>
        <table:table-row table:style-name="ro1">
          <table:table-cell table:formula="of:= COM.MICROSOFT.CONCAT(&quot;Cell &quot;; COM.MICROSOFT.CONCAT(ROW([.A2192]) - 1; COM.MICROSOFT.CONCAT(&quot; - &quot;; COLUMN([.A2192]))))" office:value-type="string" office:string-value="Cell 2191 - 1" calcext:value-type="string">
            <text:p>Cell 2191 - 1</text:p>
          </table:table-cell>
          <table:table-cell table:formula="of:= COM.MICROSOFT.CONCAT(&quot;Cell &quot;; COM.MICROSOFT.CONCAT(ROW([.B2192]) - 1; COM.MICROSOFT.CONCAT(&quot; - &quot;; COLUMN([.B2192]))))" office:value-type="string" office:string-value="Cell 2191 - 2" calcext:value-type="string">
            <text:p>Cell 2191 - 2</text:p>
          </table:table-cell>
        </table:table-row>
        <table:table-row table:style-name="ro1">
          <table:table-cell table:formula="of:= COM.MICROSOFT.CONCAT(&quot;Cell &quot;; COM.MICROSOFT.CONCAT(ROW([.A2193]) - 1; COM.MICROSOFT.CONCAT(&quot; - &quot;; COLUMN([.A2193]))))" office:value-type="string" office:string-value="Cell 2192 - 1" calcext:value-type="string">
            <text:p>Cell 2192 - 1</text:p>
          </table:table-cell>
          <table:table-cell table:formula="of:= COM.MICROSOFT.CONCAT(&quot;Cell &quot;; COM.MICROSOFT.CONCAT(ROW([.B2193]) - 1; COM.MICROSOFT.CONCAT(&quot; - &quot;; COLUMN([.B2193]))))" office:value-type="string" office:string-value="Cell 2192 - 2" calcext:value-type="string">
            <text:p>Cell 2192 - 2</text:p>
          </table:table-cell>
        </table:table-row>
        <table:table-row table:style-name="ro1">
          <table:table-cell table:formula="of:= COM.MICROSOFT.CONCAT(&quot;Cell &quot;; COM.MICROSOFT.CONCAT(ROW([.A2194]) - 1; COM.MICROSOFT.CONCAT(&quot; - &quot;; COLUMN([.A2194]))))" office:value-type="string" office:string-value="Cell 2193 - 1" calcext:value-type="string">
            <text:p>Cell 2193 - 1</text:p>
          </table:table-cell>
          <table:table-cell table:formula="of:= COM.MICROSOFT.CONCAT(&quot;Cell &quot;; COM.MICROSOFT.CONCAT(ROW([.B2194]) - 1; COM.MICROSOFT.CONCAT(&quot; - &quot;; COLUMN([.B2194]))))" office:value-type="string" office:string-value="Cell 2193 - 2" calcext:value-type="string">
            <text:p>Cell 2193 - 2</text:p>
          </table:table-cell>
        </table:table-row>
        <table:table-row table:style-name="ro1">
          <table:table-cell table:formula="of:= COM.MICROSOFT.CONCAT(&quot;Cell &quot;; COM.MICROSOFT.CONCAT(ROW([.A2195]) - 1; COM.MICROSOFT.CONCAT(&quot; - &quot;; COLUMN([.A2195]))))" office:value-type="string" office:string-value="Cell 2194 - 1" calcext:value-type="string">
            <text:p>Cell 2194 - 1</text:p>
          </table:table-cell>
          <table:table-cell table:formula="of:= COM.MICROSOFT.CONCAT(&quot;Cell &quot;; COM.MICROSOFT.CONCAT(ROW([.B2195]) - 1; COM.MICROSOFT.CONCAT(&quot; - &quot;; COLUMN([.B2195]))))" office:value-type="string" office:string-value="Cell 2194 - 2" calcext:value-type="string">
            <text:p>Cell 2194 - 2</text:p>
          </table:table-cell>
        </table:table-row>
        <table:table-row table:style-name="ro1">
          <table:table-cell table:formula="of:= COM.MICROSOFT.CONCAT(&quot;Cell &quot;; COM.MICROSOFT.CONCAT(ROW([.A2196]) - 1; COM.MICROSOFT.CONCAT(&quot; - &quot;; COLUMN([.A2196]))))" office:value-type="string" office:string-value="Cell 2195 - 1" calcext:value-type="string">
            <text:p>Cell 2195 - 1</text:p>
          </table:table-cell>
          <table:table-cell table:formula="of:= COM.MICROSOFT.CONCAT(&quot;Cell &quot;; COM.MICROSOFT.CONCAT(ROW([.B2196]) - 1; COM.MICROSOFT.CONCAT(&quot; - &quot;; COLUMN([.B2196]))))" office:value-type="string" office:string-value="Cell 2195 - 2" calcext:value-type="string">
            <text:p>Cell 2195 - 2</text:p>
          </table:table-cell>
        </table:table-row>
        <table:table-row table:style-name="ro1">
          <table:table-cell table:formula="of:= COM.MICROSOFT.CONCAT(&quot;Cell &quot;; COM.MICROSOFT.CONCAT(ROW([.A2197]) - 1; COM.MICROSOFT.CONCAT(&quot; - &quot;; COLUMN([.A2197]))))" office:value-type="string" office:string-value="Cell 2196 - 1" calcext:value-type="string">
            <text:p>Cell 2196 - 1</text:p>
          </table:table-cell>
          <table:table-cell table:formula="of:= COM.MICROSOFT.CONCAT(&quot;Cell &quot;; COM.MICROSOFT.CONCAT(ROW([.B2197]) - 1; COM.MICROSOFT.CONCAT(&quot; - &quot;; COLUMN([.B2197]))))" office:value-type="string" office:string-value="Cell 2196 - 2" calcext:value-type="string">
            <text:p>Cell 2196 - 2</text:p>
          </table:table-cell>
        </table:table-row>
        <table:table-row table:style-name="ro1">
          <table:table-cell table:formula="of:= COM.MICROSOFT.CONCAT(&quot;Cell &quot;; COM.MICROSOFT.CONCAT(ROW([.A2198]) - 1; COM.MICROSOFT.CONCAT(&quot; - &quot;; COLUMN([.A2198]))))" office:value-type="string" office:string-value="Cell 2197 - 1" calcext:value-type="string">
            <text:p>Cell 2197 - 1</text:p>
          </table:table-cell>
          <table:table-cell table:formula="of:= COM.MICROSOFT.CONCAT(&quot;Cell &quot;; COM.MICROSOFT.CONCAT(ROW([.B2198]) - 1; COM.MICROSOFT.CONCAT(&quot; - &quot;; COLUMN([.B2198]))))" office:value-type="string" office:string-value="Cell 2197 - 2" calcext:value-type="string">
            <text:p>Cell 2197 - 2</text:p>
          </table:table-cell>
        </table:table-row>
        <table:table-row table:style-name="ro1">
          <table:table-cell table:formula="of:= COM.MICROSOFT.CONCAT(&quot;Cell &quot;; COM.MICROSOFT.CONCAT(ROW([.A2199]) - 1; COM.MICROSOFT.CONCAT(&quot; - &quot;; COLUMN([.A2199]))))" office:value-type="string" office:string-value="Cell 2198 - 1" calcext:value-type="string">
            <text:p>Cell 2198 - 1</text:p>
          </table:table-cell>
          <table:table-cell table:formula="of:= COM.MICROSOFT.CONCAT(&quot;Cell &quot;; COM.MICROSOFT.CONCAT(ROW([.B2199]) - 1; COM.MICROSOFT.CONCAT(&quot; - &quot;; COLUMN([.B2199]))))" office:value-type="string" office:string-value="Cell 2198 - 2" calcext:value-type="string">
            <text:p>Cell 2198 - 2</text:p>
          </table:table-cell>
        </table:table-row>
        <table:table-row table:style-name="ro1">
          <table:table-cell table:formula="of:= COM.MICROSOFT.CONCAT(&quot;Cell &quot;; COM.MICROSOFT.CONCAT(ROW([.A2200]) - 1; COM.MICROSOFT.CONCAT(&quot; - &quot;; COLUMN([.A2200]))))" office:value-type="string" office:string-value="Cell 2199 - 1" calcext:value-type="string">
            <text:p>Cell 2199 - 1</text:p>
          </table:table-cell>
          <table:table-cell table:formula="of:= COM.MICROSOFT.CONCAT(&quot;Cell &quot;; COM.MICROSOFT.CONCAT(ROW([.B2200]) - 1; COM.MICROSOFT.CONCAT(&quot; - &quot;; COLUMN([.B2200]))))" office:value-type="string" office:string-value="Cell 2199 - 2" calcext:value-type="string">
            <text:p>Cell 2199 - 2</text:p>
          </table:table-cell>
        </table:table-row>
        <table:table-row table:style-name="ro1">
          <table:table-cell table:formula="of:= COM.MICROSOFT.CONCAT(&quot;Cell &quot;; COM.MICROSOFT.CONCAT(ROW([.A2201]) - 1; COM.MICROSOFT.CONCAT(&quot; - &quot;; COLUMN([.A2201]))))" office:value-type="string" office:string-value="Cell 2200 - 1" calcext:value-type="string">
            <text:p>Cell 2200 - 1</text:p>
          </table:table-cell>
          <table:table-cell table:formula="of:= COM.MICROSOFT.CONCAT(&quot;Cell &quot;; COM.MICROSOFT.CONCAT(ROW([.B2201]) - 1; COM.MICROSOFT.CONCAT(&quot; - &quot;; COLUMN([.B2201]))))" office:value-type="string" office:string-value="Cell 2200 - 2" calcext:value-type="string">
            <text:p>Cell 2200 - 2</text:p>
          </table:table-cell>
        </table:table-row>
        <table:table-row table:style-name="ro1">
          <table:table-cell table:formula="of:= COM.MICROSOFT.CONCAT(&quot;Cell &quot;; COM.MICROSOFT.CONCAT(ROW([.A2202]) - 1; COM.MICROSOFT.CONCAT(&quot; - &quot;; COLUMN([.A2202]))))" office:value-type="string" office:string-value="Cell 2201 - 1" calcext:value-type="string">
            <text:p>Cell 2201 - 1</text:p>
          </table:table-cell>
          <table:table-cell table:formula="of:= COM.MICROSOFT.CONCAT(&quot;Cell &quot;; COM.MICROSOFT.CONCAT(ROW([.B2202]) - 1; COM.MICROSOFT.CONCAT(&quot; - &quot;; COLUMN([.B2202]))))" office:value-type="string" office:string-value="Cell 2201 - 2" calcext:value-type="string">
            <text:p>Cell 2201 - 2</text:p>
          </table:table-cell>
        </table:table-row>
        <table:table-row table:style-name="ro1">
          <table:table-cell table:formula="of:= COM.MICROSOFT.CONCAT(&quot;Cell &quot;; COM.MICROSOFT.CONCAT(ROW([.A2203]) - 1; COM.MICROSOFT.CONCAT(&quot; - &quot;; COLUMN([.A2203]))))" office:value-type="string" office:string-value="Cell 2202 - 1" calcext:value-type="string">
            <text:p>Cell 2202 - 1</text:p>
          </table:table-cell>
          <table:table-cell table:formula="of:= COM.MICROSOFT.CONCAT(&quot;Cell &quot;; COM.MICROSOFT.CONCAT(ROW([.B2203]) - 1; COM.MICROSOFT.CONCAT(&quot; - &quot;; COLUMN([.B2203]))))" office:value-type="string" office:string-value="Cell 2202 - 2" calcext:value-type="string">
            <text:p>Cell 2202 - 2</text:p>
          </table:table-cell>
        </table:table-row>
        <table:table-row table:style-name="ro1">
          <table:table-cell table:formula="of:= COM.MICROSOFT.CONCAT(&quot;Cell &quot;; COM.MICROSOFT.CONCAT(ROW([.A2204]) - 1; COM.MICROSOFT.CONCAT(&quot; - &quot;; COLUMN([.A2204]))))" office:value-type="string" office:string-value="Cell 2203 - 1" calcext:value-type="string">
            <text:p>Cell 2203 - 1</text:p>
          </table:table-cell>
          <table:table-cell table:formula="of:= COM.MICROSOFT.CONCAT(&quot;Cell &quot;; COM.MICROSOFT.CONCAT(ROW([.B2204]) - 1; COM.MICROSOFT.CONCAT(&quot; - &quot;; COLUMN([.B2204]))))" office:value-type="string" office:string-value="Cell 2203 - 2" calcext:value-type="string">
            <text:p>Cell 2203 - 2</text:p>
          </table:table-cell>
        </table:table-row>
        <table:table-row table:style-name="ro1">
          <table:table-cell table:formula="of:= COM.MICROSOFT.CONCAT(&quot;Cell &quot;; COM.MICROSOFT.CONCAT(ROW([.A2205]) - 1; COM.MICROSOFT.CONCAT(&quot; - &quot;; COLUMN([.A2205]))))" office:value-type="string" office:string-value="Cell 2204 - 1" calcext:value-type="string">
            <text:p>Cell 2204 - 1</text:p>
          </table:table-cell>
          <table:table-cell table:formula="of:= COM.MICROSOFT.CONCAT(&quot;Cell &quot;; COM.MICROSOFT.CONCAT(ROW([.B2205]) - 1; COM.MICROSOFT.CONCAT(&quot; - &quot;; COLUMN([.B2205]))))" office:value-type="string" office:string-value="Cell 2204 - 2" calcext:value-type="string">
            <text:p>Cell 2204 - 2</text:p>
          </table:table-cell>
        </table:table-row>
        <table:table-row table:style-name="ro1">
          <table:table-cell table:formula="of:= COM.MICROSOFT.CONCAT(&quot;Cell &quot;; COM.MICROSOFT.CONCAT(ROW([.A2206]) - 1; COM.MICROSOFT.CONCAT(&quot; - &quot;; COLUMN([.A2206]))))" office:value-type="string" office:string-value="Cell 2205 - 1" calcext:value-type="string">
            <text:p>Cell 2205 - 1</text:p>
          </table:table-cell>
          <table:table-cell table:formula="of:= COM.MICROSOFT.CONCAT(&quot;Cell &quot;; COM.MICROSOFT.CONCAT(ROW([.B2206]) - 1; COM.MICROSOFT.CONCAT(&quot; - &quot;; COLUMN([.B2206]))))" office:value-type="string" office:string-value="Cell 2205 - 2" calcext:value-type="string">
            <text:p>Cell 2205 - 2</text:p>
          </table:table-cell>
        </table:table-row>
        <table:table-row table:style-name="ro1">
          <table:table-cell table:formula="of:= COM.MICROSOFT.CONCAT(&quot;Cell &quot;; COM.MICROSOFT.CONCAT(ROW([.A2207]) - 1; COM.MICROSOFT.CONCAT(&quot; - &quot;; COLUMN([.A2207]))))" office:value-type="string" office:string-value="Cell 2206 - 1" calcext:value-type="string">
            <text:p>Cell 2206 - 1</text:p>
          </table:table-cell>
          <table:table-cell table:formula="of:= COM.MICROSOFT.CONCAT(&quot;Cell &quot;; COM.MICROSOFT.CONCAT(ROW([.B2207]) - 1; COM.MICROSOFT.CONCAT(&quot; - &quot;; COLUMN([.B2207]))))" office:value-type="string" office:string-value="Cell 2206 - 2" calcext:value-type="string">
            <text:p>Cell 2206 - 2</text:p>
          </table:table-cell>
        </table:table-row>
        <table:table-row table:style-name="ro1">
          <table:table-cell table:formula="of:= COM.MICROSOFT.CONCAT(&quot;Cell &quot;; COM.MICROSOFT.CONCAT(ROW([.A2208]) - 1; COM.MICROSOFT.CONCAT(&quot; - &quot;; COLUMN([.A2208]))))" office:value-type="string" office:string-value="Cell 2207 - 1" calcext:value-type="string">
            <text:p>Cell 2207 - 1</text:p>
          </table:table-cell>
          <table:table-cell table:formula="of:= COM.MICROSOFT.CONCAT(&quot;Cell &quot;; COM.MICROSOFT.CONCAT(ROW([.B2208]) - 1; COM.MICROSOFT.CONCAT(&quot; - &quot;; COLUMN([.B2208]))))" office:value-type="string" office:string-value="Cell 2207 - 2" calcext:value-type="string">
            <text:p>Cell 2207 - 2</text:p>
          </table:table-cell>
        </table:table-row>
        <table:table-row table:style-name="ro1">
          <table:table-cell table:formula="of:= COM.MICROSOFT.CONCAT(&quot;Cell &quot;; COM.MICROSOFT.CONCAT(ROW([.A2209]) - 1; COM.MICROSOFT.CONCAT(&quot; - &quot;; COLUMN([.A2209]))))" office:value-type="string" office:string-value="Cell 2208 - 1" calcext:value-type="string">
            <text:p>Cell 2208 - 1</text:p>
          </table:table-cell>
          <table:table-cell table:formula="of:= COM.MICROSOFT.CONCAT(&quot;Cell &quot;; COM.MICROSOFT.CONCAT(ROW([.B2209]) - 1; COM.MICROSOFT.CONCAT(&quot; - &quot;; COLUMN([.B2209]))))" office:value-type="string" office:string-value="Cell 2208 - 2" calcext:value-type="string">
            <text:p>Cell 2208 - 2</text:p>
          </table:table-cell>
        </table:table-row>
        <table:table-row table:style-name="ro1">
          <table:table-cell table:formula="of:= COM.MICROSOFT.CONCAT(&quot;Cell &quot;; COM.MICROSOFT.CONCAT(ROW([.A2210]) - 1; COM.MICROSOFT.CONCAT(&quot; - &quot;; COLUMN([.A2210]))))" office:value-type="string" office:string-value="Cell 2209 - 1" calcext:value-type="string">
            <text:p>Cell 2209 - 1</text:p>
          </table:table-cell>
          <table:table-cell table:formula="of:= COM.MICROSOFT.CONCAT(&quot;Cell &quot;; COM.MICROSOFT.CONCAT(ROW([.B2210]) - 1; COM.MICROSOFT.CONCAT(&quot; - &quot;; COLUMN([.B2210]))))" office:value-type="string" office:string-value="Cell 2209 - 2" calcext:value-type="string">
            <text:p>Cell 2209 - 2</text:p>
          </table:table-cell>
        </table:table-row>
        <table:table-row table:style-name="ro1">
          <table:table-cell table:formula="of:= COM.MICROSOFT.CONCAT(&quot;Cell &quot;; COM.MICROSOFT.CONCAT(ROW([.A2211]) - 1; COM.MICROSOFT.CONCAT(&quot; - &quot;; COLUMN([.A2211]))))" office:value-type="string" office:string-value="Cell 2210 - 1" calcext:value-type="string">
            <text:p>Cell 2210 - 1</text:p>
          </table:table-cell>
          <table:table-cell table:formula="of:= COM.MICROSOFT.CONCAT(&quot;Cell &quot;; COM.MICROSOFT.CONCAT(ROW([.B2211]) - 1; COM.MICROSOFT.CONCAT(&quot; - &quot;; COLUMN([.B2211]))))" office:value-type="string" office:string-value="Cell 2210 - 2" calcext:value-type="string">
            <text:p>Cell 2210 - 2</text:p>
          </table:table-cell>
        </table:table-row>
        <table:table-row table:style-name="ro1">
          <table:table-cell table:formula="of:= COM.MICROSOFT.CONCAT(&quot;Cell &quot;; COM.MICROSOFT.CONCAT(ROW([.A2212]) - 1; COM.MICROSOFT.CONCAT(&quot; - &quot;; COLUMN([.A2212]))))" office:value-type="string" office:string-value="Cell 2211 - 1" calcext:value-type="string">
            <text:p>Cell 2211 - 1</text:p>
          </table:table-cell>
          <table:table-cell table:formula="of:= COM.MICROSOFT.CONCAT(&quot;Cell &quot;; COM.MICROSOFT.CONCAT(ROW([.B2212]) - 1; COM.MICROSOFT.CONCAT(&quot; - &quot;; COLUMN([.B2212]))))" office:value-type="string" office:string-value="Cell 2211 - 2" calcext:value-type="string">
            <text:p>Cell 2211 - 2</text:p>
          </table:table-cell>
        </table:table-row>
        <table:table-row table:style-name="ro1">
          <table:table-cell table:formula="of:= COM.MICROSOFT.CONCAT(&quot;Cell &quot;; COM.MICROSOFT.CONCAT(ROW([.A2213]) - 1; COM.MICROSOFT.CONCAT(&quot; - &quot;; COLUMN([.A2213]))))" office:value-type="string" office:string-value="Cell 2212 - 1" calcext:value-type="string">
            <text:p>Cell 2212 - 1</text:p>
          </table:table-cell>
          <table:table-cell table:formula="of:= COM.MICROSOFT.CONCAT(&quot;Cell &quot;; COM.MICROSOFT.CONCAT(ROW([.B2213]) - 1; COM.MICROSOFT.CONCAT(&quot; - &quot;; COLUMN([.B2213]))))" office:value-type="string" office:string-value="Cell 2212 - 2" calcext:value-type="string">
            <text:p>Cell 2212 - 2</text:p>
          </table:table-cell>
        </table:table-row>
        <table:table-row table:style-name="ro1">
          <table:table-cell table:formula="of:= COM.MICROSOFT.CONCAT(&quot;Cell &quot;; COM.MICROSOFT.CONCAT(ROW([.A2214]) - 1; COM.MICROSOFT.CONCAT(&quot; - &quot;; COLUMN([.A2214]))))" office:value-type="string" office:string-value="Cell 2213 - 1" calcext:value-type="string">
            <text:p>Cell 2213 - 1</text:p>
          </table:table-cell>
          <table:table-cell table:formula="of:= COM.MICROSOFT.CONCAT(&quot;Cell &quot;; COM.MICROSOFT.CONCAT(ROW([.B2214]) - 1; COM.MICROSOFT.CONCAT(&quot; - &quot;; COLUMN([.B2214]))))" office:value-type="string" office:string-value="Cell 2213 - 2" calcext:value-type="string">
            <text:p>Cell 2213 - 2</text:p>
          </table:table-cell>
        </table:table-row>
        <table:table-row table:style-name="ro1">
          <table:table-cell table:formula="of:= COM.MICROSOFT.CONCAT(&quot;Cell &quot;; COM.MICROSOFT.CONCAT(ROW([.A2215]) - 1; COM.MICROSOFT.CONCAT(&quot; - &quot;; COLUMN([.A2215]))))" office:value-type="string" office:string-value="Cell 2214 - 1" calcext:value-type="string">
            <text:p>Cell 2214 - 1</text:p>
          </table:table-cell>
          <table:table-cell table:formula="of:= COM.MICROSOFT.CONCAT(&quot;Cell &quot;; COM.MICROSOFT.CONCAT(ROW([.B2215]) - 1; COM.MICROSOFT.CONCAT(&quot; - &quot;; COLUMN([.B2215]))))" office:value-type="string" office:string-value="Cell 2214 - 2" calcext:value-type="string">
            <text:p>Cell 2214 - 2</text:p>
          </table:table-cell>
        </table:table-row>
        <table:table-row table:style-name="ro1">
          <table:table-cell table:formula="of:= COM.MICROSOFT.CONCAT(&quot;Cell &quot;; COM.MICROSOFT.CONCAT(ROW([.A2216]) - 1; COM.MICROSOFT.CONCAT(&quot; - &quot;; COLUMN([.A2216]))))" office:value-type="string" office:string-value="Cell 2215 - 1" calcext:value-type="string">
            <text:p>Cell 2215 - 1</text:p>
          </table:table-cell>
          <table:table-cell table:formula="of:= COM.MICROSOFT.CONCAT(&quot;Cell &quot;; COM.MICROSOFT.CONCAT(ROW([.B2216]) - 1; COM.MICROSOFT.CONCAT(&quot; - &quot;; COLUMN([.B2216]))))" office:value-type="string" office:string-value="Cell 2215 - 2" calcext:value-type="string">
            <text:p>Cell 2215 - 2</text:p>
          </table:table-cell>
        </table:table-row>
        <table:table-row table:style-name="ro1">
          <table:table-cell table:formula="of:= COM.MICROSOFT.CONCAT(&quot;Cell &quot;; COM.MICROSOFT.CONCAT(ROW([.A2217]) - 1; COM.MICROSOFT.CONCAT(&quot; - &quot;; COLUMN([.A2217]))))" office:value-type="string" office:string-value="Cell 2216 - 1" calcext:value-type="string">
            <text:p>Cell 2216 - 1</text:p>
          </table:table-cell>
          <table:table-cell table:formula="of:= COM.MICROSOFT.CONCAT(&quot;Cell &quot;; COM.MICROSOFT.CONCAT(ROW([.B2217]) - 1; COM.MICROSOFT.CONCAT(&quot; - &quot;; COLUMN([.B2217]))))" office:value-type="string" office:string-value="Cell 2216 - 2" calcext:value-type="string">
            <text:p>Cell 2216 - 2</text:p>
          </table:table-cell>
        </table:table-row>
        <table:table-row table:style-name="ro1">
          <table:table-cell table:formula="of:= COM.MICROSOFT.CONCAT(&quot;Cell &quot;; COM.MICROSOFT.CONCAT(ROW([.A2218]) - 1; COM.MICROSOFT.CONCAT(&quot; - &quot;; COLUMN([.A2218]))))" office:value-type="string" office:string-value="Cell 2217 - 1" calcext:value-type="string">
            <text:p>Cell 2217 - 1</text:p>
          </table:table-cell>
          <table:table-cell table:formula="of:= COM.MICROSOFT.CONCAT(&quot;Cell &quot;; COM.MICROSOFT.CONCAT(ROW([.B2218]) - 1; COM.MICROSOFT.CONCAT(&quot; - &quot;; COLUMN([.B2218]))))" office:value-type="string" office:string-value="Cell 2217 - 2" calcext:value-type="string">
            <text:p>Cell 2217 - 2</text:p>
          </table:table-cell>
        </table:table-row>
        <table:table-row table:style-name="ro1">
          <table:table-cell table:formula="of:= COM.MICROSOFT.CONCAT(&quot;Cell &quot;; COM.MICROSOFT.CONCAT(ROW([.A2219]) - 1; COM.MICROSOFT.CONCAT(&quot; - &quot;; COLUMN([.A2219]))))" office:value-type="string" office:string-value="Cell 2218 - 1" calcext:value-type="string">
            <text:p>Cell 2218 - 1</text:p>
          </table:table-cell>
          <table:table-cell table:formula="of:= COM.MICROSOFT.CONCAT(&quot;Cell &quot;; COM.MICROSOFT.CONCAT(ROW([.B2219]) - 1; COM.MICROSOFT.CONCAT(&quot; - &quot;; COLUMN([.B2219]))))" office:value-type="string" office:string-value="Cell 2218 - 2" calcext:value-type="string">
            <text:p>Cell 2218 - 2</text:p>
          </table:table-cell>
        </table:table-row>
        <table:table-row table:style-name="ro1">
          <table:table-cell table:formula="of:= COM.MICROSOFT.CONCAT(&quot;Cell &quot;; COM.MICROSOFT.CONCAT(ROW([.A2220]) - 1; COM.MICROSOFT.CONCAT(&quot; - &quot;; COLUMN([.A2220]))))" office:value-type="string" office:string-value="Cell 2219 - 1" calcext:value-type="string">
            <text:p>Cell 2219 - 1</text:p>
          </table:table-cell>
          <table:table-cell table:formula="of:= COM.MICROSOFT.CONCAT(&quot;Cell &quot;; COM.MICROSOFT.CONCAT(ROW([.B2220]) - 1; COM.MICROSOFT.CONCAT(&quot; - &quot;; COLUMN([.B2220]))))" office:value-type="string" office:string-value="Cell 2219 - 2" calcext:value-type="string">
            <text:p>Cell 2219 - 2</text:p>
          </table:table-cell>
        </table:table-row>
        <table:table-row table:style-name="ro1">
          <table:table-cell table:formula="of:= COM.MICROSOFT.CONCAT(&quot;Cell &quot;; COM.MICROSOFT.CONCAT(ROW([.A2221]) - 1; COM.MICROSOFT.CONCAT(&quot; - &quot;; COLUMN([.A2221]))))" office:value-type="string" office:string-value="Cell 2220 - 1" calcext:value-type="string">
            <text:p>Cell 2220 - 1</text:p>
          </table:table-cell>
          <table:table-cell table:formula="of:= COM.MICROSOFT.CONCAT(&quot;Cell &quot;; COM.MICROSOFT.CONCAT(ROW([.B2221]) - 1; COM.MICROSOFT.CONCAT(&quot; - &quot;; COLUMN([.B2221]))))" office:value-type="string" office:string-value="Cell 2220 - 2" calcext:value-type="string">
            <text:p>Cell 2220 - 2</text:p>
          </table:table-cell>
        </table:table-row>
        <table:table-row table:style-name="ro1">
          <table:table-cell table:formula="of:= COM.MICROSOFT.CONCAT(&quot;Cell &quot;; COM.MICROSOFT.CONCAT(ROW([.A2222]) - 1; COM.MICROSOFT.CONCAT(&quot; - &quot;; COLUMN([.A2222]))))" office:value-type="string" office:string-value="Cell 2221 - 1" calcext:value-type="string">
            <text:p>Cell 2221 - 1</text:p>
          </table:table-cell>
          <table:table-cell table:formula="of:= COM.MICROSOFT.CONCAT(&quot;Cell &quot;; COM.MICROSOFT.CONCAT(ROW([.B2222]) - 1; COM.MICROSOFT.CONCAT(&quot; - &quot;; COLUMN([.B2222]))))" office:value-type="string" office:string-value="Cell 2221 - 2" calcext:value-type="string">
            <text:p>Cell 2221 - 2</text:p>
          </table:table-cell>
        </table:table-row>
        <table:table-row table:style-name="ro1">
          <table:table-cell table:formula="of:= COM.MICROSOFT.CONCAT(&quot;Cell &quot;; COM.MICROSOFT.CONCAT(ROW([.A2223]) - 1; COM.MICROSOFT.CONCAT(&quot; - &quot;; COLUMN([.A2223]))))" office:value-type="string" office:string-value="Cell 2222 - 1" calcext:value-type="string">
            <text:p>Cell 2222 - 1</text:p>
          </table:table-cell>
          <table:table-cell table:formula="of:= COM.MICROSOFT.CONCAT(&quot;Cell &quot;; COM.MICROSOFT.CONCAT(ROW([.B2223]) - 1; COM.MICROSOFT.CONCAT(&quot; - &quot;; COLUMN([.B2223]))))" office:value-type="string" office:string-value="Cell 2222 - 2" calcext:value-type="string">
            <text:p>Cell 2222 - 2</text:p>
          </table:table-cell>
        </table:table-row>
        <table:table-row table:style-name="ro1">
          <table:table-cell table:formula="of:= COM.MICROSOFT.CONCAT(&quot;Cell &quot;; COM.MICROSOFT.CONCAT(ROW([.A2224]) - 1; COM.MICROSOFT.CONCAT(&quot; - &quot;; COLUMN([.A2224]))))" office:value-type="string" office:string-value="Cell 2223 - 1" calcext:value-type="string">
            <text:p>Cell 2223 - 1</text:p>
          </table:table-cell>
          <table:table-cell table:formula="of:= COM.MICROSOFT.CONCAT(&quot;Cell &quot;; COM.MICROSOFT.CONCAT(ROW([.B2224]) - 1; COM.MICROSOFT.CONCAT(&quot; - &quot;; COLUMN([.B2224]))))" office:value-type="string" office:string-value="Cell 2223 - 2" calcext:value-type="string">
            <text:p>Cell 2223 - 2</text:p>
          </table:table-cell>
        </table:table-row>
        <table:table-row table:style-name="ro1">
          <table:table-cell table:formula="of:= COM.MICROSOFT.CONCAT(&quot;Cell &quot;; COM.MICROSOFT.CONCAT(ROW([.A2225]) - 1; COM.MICROSOFT.CONCAT(&quot; - &quot;; COLUMN([.A2225]))))" office:value-type="string" office:string-value="Cell 2224 - 1" calcext:value-type="string">
            <text:p>Cell 2224 - 1</text:p>
          </table:table-cell>
          <table:table-cell table:formula="of:= COM.MICROSOFT.CONCAT(&quot;Cell &quot;; COM.MICROSOFT.CONCAT(ROW([.B2225]) - 1; COM.MICROSOFT.CONCAT(&quot; - &quot;; COLUMN([.B2225]))))" office:value-type="string" office:string-value="Cell 2224 - 2" calcext:value-type="string">
            <text:p>Cell 2224 - 2</text:p>
          </table:table-cell>
        </table:table-row>
        <table:table-row table:style-name="ro1">
          <table:table-cell table:formula="of:= COM.MICROSOFT.CONCAT(&quot;Cell &quot;; COM.MICROSOFT.CONCAT(ROW([.A2226]) - 1; COM.MICROSOFT.CONCAT(&quot; - &quot;; COLUMN([.A2226]))))" office:value-type="string" office:string-value="Cell 2225 - 1" calcext:value-type="string">
            <text:p>Cell 2225 - 1</text:p>
          </table:table-cell>
          <table:table-cell table:formula="of:= COM.MICROSOFT.CONCAT(&quot;Cell &quot;; COM.MICROSOFT.CONCAT(ROW([.B2226]) - 1; COM.MICROSOFT.CONCAT(&quot; - &quot;; COLUMN([.B2226]))))" office:value-type="string" office:string-value="Cell 2225 - 2" calcext:value-type="string">
            <text:p>Cell 2225 - 2</text:p>
          </table:table-cell>
        </table:table-row>
        <table:table-row table:style-name="ro1">
          <table:table-cell table:formula="of:= COM.MICROSOFT.CONCAT(&quot;Cell &quot;; COM.MICROSOFT.CONCAT(ROW([.A2227]) - 1; COM.MICROSOFT.CONCAT(&quot; - &quot;; COLUMN([.A2227]))))" office:value-type="string" office:string-value="Cell 2226 - 1" calcext:value-type="string">
            <text:p>Cell 2226 - 1</text:p>
          </table:table-cell>
          <table:table-cell table:formula="of:= COM.MICROSOFT.CONCAT(&quot;Cell &quot;; COM.MICROSOFT.CONCAT(ROW([.B2227]) - 1; COM.MICROSOFT.CONCAT(&quot; - &quot;; COLUMN([.B2227]))))" office:value-type="string" office:string-value="Cell 2226 - 2" calcext:value-type="string">
            <text:p>Cell 2226 - 2</text:p>
          </table:table-cell>
        </table:table-row>
        <table:table-row table:style-name="ro1">
          <table:table-cell table:formula="of:= COM.MICROSOFT.CONCAT(&quot;Cell &quot;; COM.MICROSOFT.CONCAT(ROW([.A2228]) - 1; COM.MICROSOFT.CONCAT(&quot; - &quot;; COLUMN([.A2228]))))" office:value-type="string" office:string-value="Cell 2227 - 1" calcext:value-type="string">
            <text:p>Cell 2227 - 1</text:p>
          </table:table-cell>
          <table:table-cell table:formula="of:= COM.MICROSOFT.CONCAT(&quot;Cell &quot;; COM.MICROSOFT.CONCAT(ROW([.B2228]) - 1; COM.MICROSOFT.CONCAT(&quot; - &quot;; COLUMN([.B2228]))))" office:value-type="string" office:string-value="Cell 2227 - 2" calcext:value-type="string">
            <text:p>Cell 2227 - 2</text:p>
          </table:table-cell>
        </table:table-row>
        <table:table-row table:style-name="ro1">
          <table:table-cell table:formula="of:= COM.MICROSOFT.CONCAT(&quot;Cell &quot;; COM.MICROSOFT.CONCAT(ROW([.A2229]) - 1; COM.MICROSOFT.CONCAT(&quot; - &quot;; COLUMN([.A2229]))))" office:value-type="string" office:string-value="Cell 2228 - 1" calcext:value-type="string">
            <text:p>Cell 2228 - 1</text:p>
          </table:table-cell>
          <table:table-cell table:formula="of:= COM.MICROSOFT.CONCAT(&quot;Cell &quot;; COM.MICROSOFT.CONCAT(ROW([.B2229]) - 1; COM.MICROSOFT.CONCAT(&quot; - &quot;; COLUMN([.B2229]))))" office:value-type="string" office:string-value="Cell 2228 - 2" calcext:value-type="string">
            <text:p>Cell 2228 - 2</text:p>
          </table:table-cell>
        </table:table-row>
        <table:table-row table:style-name="ro1">
          <table:table-cell table:formula="of:= COM.MICROSOFT.CONCAT(&quot;Cell &quot;; COM.MICROSOFT.CONCAT(ROW([.A2230]) - 1; COM.MICROSOFT.CONCAT(&quot; - &quot;; COLUMN([.A2230]))))" office:value-type="string" office:string-value="Cell 2229 - 1" calcext:value-type="string">
            <text:p>Cell 2229 - 1</text:p>
          </table:table-cell>
          <table:table-cell table:formula="of:= COM.MICROSOFT.CONCAT(&quot;Cell &quot;; COM.MICROSOFT.CONCAT(ROW([.B2230]) - 1; COM.MICROSOFT.CONCAT(&quot; - &quot;; COLUMN([.B2230]))))" office:value-type="string" office:string-value="Cell 2229 - 2" calcext:value-type="string">
            <text:p>Cell 2229 - 2</text:p>
          </table:table-cell>
        </table:table-row>
        <table:table-row table:style-name="ro1">
          <table:table-cell table:formula="of:= COM.MICROSOFT.CONCAT(&quot;Cell &quot;; COM.MICROSOFT.CONCAT(ROW([.A2231]) - 1; COM.MICROSOFT.CONCAT(&quot; - &quot;; COLUMN([.A2231]))))" office:value-type="string" office:string-value="Cell 2230 - 1" calcext:value-type="string">
            <text:p>Cell 2230 - 1</text:p>
          </table:table-cell>
          <table:table-cell table:formula="of:= COM.MICROSOFT.CONCAT(&quot;Cell &quot;; COM.MICROSOFT.CONCAT(ROW([.B2231]) - 1; COM.MICROSOFT.CONCAT(&quot; - &quot;; COLUMN([.B2231]))))" office:value-type="string" office:string-value="Cell 2230 - 2" calcext:value-type="string">
            <text:p>Cell 2230 - 2</text:p>
          </table:table-cell>
        </table:table-row>
        <table:table-row table:style-name="ro1">
          <table:table-cell table:formula="of:= COM.MICROSOFT.CONCAT(&quot;Cell &quot;; COM.MICROSOFT.CONCAT(ROW([.A2232]) - 1; COM.MICROSOFT.CONCAT(&quot; - &quot;; COLUMN([.A2232]))))" office:value-type="string" office:string-value="Cell 2231 - 1" calcext:value-type="string">
            <text:p>Cell 2231 - 1</text:p>
          </table:table-cell>
          <table:table-cell table:formula="of:= COM.MICROSOFT.CONCAT(&quot;Cell &quot;; COM.MICROSOFT.CONCAT(ROW([.B2232]) - 1; COM.MICROSOFT.CONCAT(&quot; - &quot;; COLUMN([.B2232]))))" office:value-type="string" office:string-value="Cell 2231 - 2" calcext:value-type="string">
            <text:p>Cell 2231 - 2</text:p>
          </table:table-cell>
        </table:table-row>
        <table:table-row table:style-name="ro1">
          <table:table-cell table:formula="of:= COM.MICROSOFT.CONCAT(&quot;Cell &quot;; COM.MICROSOFT.CONCAT(ROW([.A2233]) - 1; COM.MICROSOFT.CONCAT(&quot; - &quot;; COLUMN([.A2233]))))" office:value-type="string" office:string-value="Cell 2232 - 1" calcext:value-type="string">
            <text:p>Cell 2232 - 1</text:p>
          </table:table-cell>
          <table:table-cell table:formula="of:= COM.MICROSOFT.CONCAT(&quot;Cell &quot;; COM.MICROSOFT.CONCAT(ROW([.B2233]) - 1; COM.MICROSOFT.CONCAT(&quot; - &quot;; COLUMN([.B2233]))))" office:value-type="string" office:string-value="Cell 2232 - 2" calcext:value-type="string">
            <text:p>Cell 2232 - 2</text:p>
          </table:table-cell>
        </table:table-row>
        <table:table-row table:style-name="ro1">
          <table:table-cell table:formula="of:= COM.MICROSOFT.CONCAT(&quot;Cell &quot;; COM.MICROSOFT.CONCAT(ROW([.A2234]) - 1; COM.MICROSOFT.CONCAT(&quot; - &quot;; COLUMN([.A2234]))))" office:value-type="string" office:string-value="Cell 2233 - 1" calcext:value-type="string">
            <text:p>Cell 2233 - 1</text:p>
          </table:table-cell>
          <table:table-cell table:formula="of:= COM.MICROSOFT.CONCAT(&quot;Cell &quot;; COM.MICROSOFT.CONCAT(ROW([.B2234]) - 1; COM.MICROSOFT.CONCAT(&quot; - &quot;; COLUMN([.B2234]))))" office:value-type="string" office:string-value="Cell 2233 - 2" calcext:value-type="string">
            <text:p>Cell 2233 - 2</text:p>
          </table:table-cell>
        </table:table-row>
        <table:table-row table:style-name="ro1">
          <table:table-cell table:formula="of:= COM.MICROSOFT.CONCAT(&quot;Cell &quot;; COM.MICROSOFT.CONCAT(ROW([.A2235]) - 1; COM.MICROSOFT.CONCAT(&quot; - &quot;; COLUMN([.A2235]))))" office:value-type="string" office:string-value="Cell 2234 - 1" calcext:value-type="string">
            <text:p>Cell 2234 - 1</text:p>
          </table:table-cell>
          <table:table-cell table:formula="of:= COM.MICROSOFT.CONCAT(&quot;Cell &quot;; COM.MICROSOFT.CONCAT(ROW([.B2235]) - 1; COM.MICROSOFT.CONCAT(&quot; - &quot;; COLUMN([.B2235]))))" office:value-type="string" office:string-value="Cell 2234 - 2" calcext:value-type="string">
            <text:p>Cell 2234 - 2</text:p>
          </table:table-cell>
        </table:table-row>
        <table:table-row table:style-name="ro1">
          <table:table-cell table:formula="of:= COM.MICROSOFT.CONCAT(&quot;Cell &quot;; COM.MICROSOFT.CONCAT(ROW([.A2236]) - 1; COM.MICROSOFT.CONCAT(&quot; - &quot;; COLUMN([.A2236]))))" office:value-type="string" office:string-value="Cell 2235 - 1" calcext:value-type="string">
            <text:p>Cell 2235 - 1</text:p>
          </table:table-cell>
          <table:table-cell table:formula="of:= COM.MICROSOFT.CONCAT(&quot;Cell &quot;; COM.MICROSOFT.CONCAT(ROW([.B2236]) - 1; COM.MICROSOFT.CONCAT(&quot; - &quot;; COLUMN([.B2236]))))" office:value-type="string" office:string-value="Cell 2235 - 2" calcext:value-type="string">
            <text:p>Cell 2235 - 2</text:p>
          </table:table-cell>
        </table:table-row>
        <table:table-row table:style-name="ro1">
          <table:table-cell table:formula="of:= COM.MICROSOFT.CONCAT(&quot;Cell &quot;; COM.MICROSOFT.CONCAT(ROW([.A2237]) - 1; COM.MICROSOFT.CONCAT(&quot; - &quot;; COLUMN([.A2237]))))" office:value-type="string" office:string-value="Cell 2236 - 1" calcext:value-type="string">
            <text:p>Cell 2236 - 1</text:p>
          </table:table-cell>
          <table:table-cell table:formula="of:= COM.MICROSOFT.CONCAT(&quot;Cell &quot;; COM.MICROSOFT.CONCAT(ROW([.B2237]) - 1; COM.MICROSOFT.CONCAT(&quot; - &quot;; COLUMN([.B2237]))))" office:value-type="string" office:string-value="Cell 2236 - 2" calcext:value-type="string">
            <text:p>Cell 2236 - 2</text:p>
          </table:table-cell>
        </table:table-row>
        <table:table-row table:style-name="ro1">
          <table:table-cell table:formula="of:= COM.MICROSOFT.CONCAT(&quot;Cell &quot;; COM.MICROSOFT.CONCAT(ROW([.A2238]) - 1; COM.MICROSOFT.CONCAT(&quot; - &quot;; COLUMN([.A2238]))))" office:value-type="string" office:string-value="Cell 2237 - 1" calcext:value-type="string">
            <text:p>Cell 2237 - 1</text:p>
          </table:table-cell>
          <table:table-cell table:formula="of:= COM.MICROSOFT.CONCAT(&quot;Cell &quot;; COM.MICROSOFT.CONCAT(ROW([.B2238]) - 1; COM.MICROSOFT.CONCAT(&quot; - &quot;; COLUMN([.B2238]))))" office:value-type="string" office:string-value="Cell 2237 - 2" calcext:value-type="string">
            <text:p>Cell 2237 - 2</text:p>
          </table:table-cell>
        </table:table-row>
        <table:table-row table:style-name="ro1">
          <table:table-cell table:formula="of:= COM.MICROSOFT.CONCAT(&quot;Cell &quot;; COM.MICROSOFT.CONCAT(ROW([.A2239]) - 1; COM.MICROSOFT.CONCAT(&quot; - &quot;; COLUMN([.A2239]))))" office:value-type="string" office:string-value="Cell 2238 - 1" calcext:value-type="string">
            <text:p>Cell 2238 - 1</text:p>
          </table:table-cell>
          <table:table-cell table:formula="of:= COM.MICROSOFT.CONCAT(&quot;Cell &quot;; COM.MICROSOFT.CONCAT(ROW([.B2239]) - 1; COM.MICROSOFT.CONCAT(&quot; - &quot;; COLUMN([.B2239]))))" office:value-type="string" office:string-value="Cell 2238 - 2" calcext:value-type="string">
            <text:p>Cell 2238 - 2</text:p>
          </table:table-cell>
        </table:table-row>
        <table:table-row table:style-name="ro1">
          <table:table-cell table:formula="of:= COM.MICROSOFT.CONCAT(&quot;Cell &quot;; COM.MICROSOFT.CONCAT(ROW([.A2240]) - 1; COM.MICROSOFT.CONCAT(&quot; - &quot;; COLUMN([.A2240]))))" office:value-type="string" office:string-value="Cell 2239 - 1" calcext:value-type="string">
            <text:p>Cell 2239 - 1</text:p>
          </table:table-cell>
          <table:table-cell table:formula="of:= COM.MICROSOFT.CONCAT(&quot;Cell &quot;; COM.MICROSOFT.CONCAT(ROW([.B2240]) - 1; COM.MICROSOFT.CONCAT(&quot; - &quot;; COLUMN([.B2240]))))" office:value-type="string" office:string-value="Cell 2239 - 2" calcext:value-type="string">
            <text:p>Cell 2239 - 2</text:p>
          </table:table-cell>
        </table:table-row>
        <table:table-row table:style-name="ro1">
          <table:table-cell table:formula="of:= COM.MICROSOFT.CONCAT(&quot;Cell &quot;; COM.MICROSOFT.CONCAT(ROW([.A2241]) - 1; COM.MICROSOFT.CONCAT(&quot; - &quot;; COLUMN([.A2241]))))" office:value-type="string" office:string-value="Cell 2240 - 1" calcext:value-type="string">
            <text:p>Cell 2240 - 1</text:p>
          </table:table-cell>
          <table:table-cell table:formula="of:= COM.MICROSOFT.CONCAT(&quot;Cell &quot;; COM.MICROSOFT.CONCAT(ROW([.B2241]) - 1; COM.MICROSOFT.CONCAT(&quot; - &quot;; COLUMN([.B2241]))))" office:value-type="string" office:string-value="Cell 2240 - 2" calcext:value-type="string">
            <text:p>Cell 2240 - 2</text:p>
          </table:table-cell>
        </table:table-row>
        <table:table-row table:style-name="ro1">
          <table:table-cell table:formula="of:= COM.MICROSOFT.CONCAT(&quot;Cell &quot;; COM.MICROSOFT.CONCAT(ROW([.A2242]) - 1; COM.MICROSOFT.CONCAT(&quot; - &quot;; COLUMN([.A2242]))))" office:value-type="string" office:string-value="Cell 2241 - 1" calcext:value-type="string">
            <text:p>Cell 2241 - 1</text:p>
          </table:table-cell>
          <table:table-cell table:formula="of:= COM.MICROSOFT.CONCAT(&quot;Cell &quot;; COM.MICROSOFT.CONCAT(ROW([.B2242]) - 1; COM.MICROSOFT.CONCAT(&quot; - &quot;; COLUMN([.B2242]))))" office:value-type="string" office:string-value="Cell 2241 - 2" calcext:value-type="string">
            <text:p>Cell 2241 - 2</text:p>
          </table:table-cell>
        </table:table-row>
        <table:table-row table:style-name="ro1">
          <table:table-cell table:formula="of:= COM.MICROSOFT.CONCAT(&quot;Cell &quot;; COM.MICROSOFT.CONCAT(ROW([.A2243]) - 1; COM.MICROSOFT.CONCAT(&quot; - &quot;; COLUMN([.A2243]))))" office:value-type="string" office:string-value="Cell 2242 - 1" calcext:value-type="string">
            <text:p>Cell 2242 - 1</text:p>
          </table:table-cell>
          <table:table-cell table:formula="of:= COM.MICROSOFT.CONCAT(&quot;Cell &quot;; COM.MICROSOFT.CONCAT(ROW([.B2243]) - 1; COM.MICROSOFT.CONCAT(&quot; - &quot;; COLUMN([.B2243]))))" office:value-type="string" office:string-value="Cell 2242 - 2" calcext:value-type="string">
            <text:p>Cell 2242 - 2</text:p>
          </table:table-cell>
        </table:table-row>
        <table:table-row table:style-name="ro1">
          <table:table-cell table:formula="of:= COM.MICROSOFT.CONCAT(&quot;Cell &quot;; COM.MICROSOFT.CONCAT(ROW([.A2244]) - 1; COM.MICROSOFT.CONCAT(&quot; - &quot;; COLUMN([.A2244]))))" office:value-type="string" office:string-value="Cell 2243 - 1" calcext:value-type="string">
            <text:p>Cell 2243 - 1</text:p>
          </table:table-cell>
          <table:table-cell table:formula="of:= COM.MICROSOFT.CONCAT(&quot;Cell &quot;; COM.MICROSOFT.CONCAT(ROW([.B2244]) - 1; COM.MICROSOFT.CONCAT(&quot; - &quot;; COLUMN([.B2244]))))" office:value-type="string" office:string-value="Cell 2243 - 2" calcext:value-type="string">
            <text:p>Cell 2243 - 2</text:p>
          </table:table-cell>
        </table:table-row>
        <table:table-row table:style-name="ro1">
          <table:table-cell table:formula="of:= COM.MICROSOFT.CONCAT(&quot;Cell &quot;; COM.MICROSOFT.CONCAT(ROW([.A2245]) - 1; COM.MICROSOFT.CONCAT(&quot; - &quot;; COLUMN([.A2245]))))" office:value-type="string" office:string-value="Cell 2244 - 1" calcext:value-type="string">
            <text:p>Cell 2244 - 1</text:p>
          </table:table-cell>
          <table:table-cell table:formula="of:= COM.MICROSOFT.CONCAT(&quot;Cell &quot;; COM.MICROSOFT.CONCAT(ROW([.B2245]) - 1; COM.MICROSOFT.CONCAT(&quot; - &quot;; COLUMN([.B2245]))))" office:value-type="string" office:string-value="Cell 2244 - 2" calcext:value-type="string">
            <text:p>Cell 2244 - 2</text:p>
          </table:table-cell>
        </table:table-row>
        <table:table-row table:style-name="ro1">
          <table:table-cell table:formula="of:= COM.MICROSOFT.CONCAT(&quot;Cell &quot;; COM.MICROSOFT.CONCAT(ROW([.A2246]) - 1; COM.MICROSOFT.CONCAT(&quot; - &quot;; COLUMN([.A2246]))))" office:value-type="string" office:string-value="Cell 2245 - 1" calcext:value-type="string">
            <text:p>Cell 2245 - 1</text:p>
          </table:table-cell>
          <table:table-cell table:formula="of:= COM.MICROSOFT.CONCAT(&quot;Cell &quot;; COM.MICROSOFT.CONCAT(ROW([.B2246]) - 1; COM.MICROSOFT.CONCAT(&quot; - &quot;; COLUMN([.B2246]))))" office:value-type="string" office:string-value="Cell 2245 - 2" calcext:value-type="string">
            <text:p>Cell 2245 - 2</text:p>
          </table:table-cell>
        </table:table-row>
        <table:table-row table:style-name="ro1">
          <table:table-cell table:formula="of:= COM.MICROSOFT.CONCAT(&quot;Cell &quot;; COM.MICROSOFT.CONCAT(ROW([.A2247]) - 1; COM.MICROSOFT.CONCAT(&quot; - &quot;; COLUMN([.A2247]))))" office:value-type="string" office:string-value="Cell 2246 - 1" calcext:value-type="string">
            <text:p>Cell 2246 - 1</text:p>
          </table:table-cell>
          <table:table-cell table:formula="of:= COM.MICROSOFT.CONCAT(&quot;Cell &quot;; COM.MICROSOFT.CONCAT(ROW([.B2247]) - 1; COM.MICROSOFT.CONCAT(&quot; - &quot;; COLUMN([.B2247]))))" office:value-type="string" office:string-value="Cell 2246 - 2" calcext:value-type="string">
            <text:p>Cell 2246 - 2</text:p>
          </table:table-cell>
        </table:table-row>
        <table:table-row table:style-name="ro1">
          <table:table-cell table:formula="of:= COM.MICROSOFT.CONCAT(&quot;Cell &quot;; COM.MICROSOFT.CONCAT(ROW([.A2248]) - 1; COM.MICROSOFT.CONCAT(&quot; - &quot;; COLUMN([.A2248]))))" office:value-type="string" office:string-value="Cell 2247 - 1" calcext:value-type="string">
            <text:p>Cell 2247 - 1</text:p>
          </table:table-cell>
          <table:table-cell table:formula="of:= COM.MICROSOFT.CONCAT(&quot;Cell &quot;; COM.MICROSOFT.CONCAT(ROW([.B2248]) - 1; COM.MICROSOFT.CONCAT(&quot; - &quot;; COLUMN([.B2248]))))" office:value-type="string" office:string-value="Cell 2247 - 2" calcext:value-type="string">
            <text:p>Cell 2247 - 2</text:p>
          </table:table-cell>
        </table:table-row>
        <table:table-row table:style-name="ro1">
          <table:table-cell table:formula="of:= COM.MICROSOFT.CONCAT(&quot;Cell &quot;; COM.MICROSOFT.CONCAT(ROW([.A2249]) - 1; COM.MICROSOFT.CONCAT(&quot; - &quot;; COLUMN([.A2249]))))" office:value-type="string" office:string-value="Cell 2248 - 1" calcext:value-type="string">
            <text:p>Cell 2248 - 1</text:p>
          </table:table-cell>
          <table:table-cell table:formula="of:= COM.MICROSOFT.CONCAT(&quot;Cell &quot;; COM.MICROSOFT.CONCAT(ROW([.B2249]) - 1; COM.MICROSOFT.CONCAT(&quot; - &quot;; COLUMN([.B2249]))))" office:value-type="string" office:string-value="Cell 2248 - 2" calcext:value-type="string">
            <text:p>Cell 2248 - 2</text:p>
          </table:table-cell>
        </table:table-row>
        <table:table-row table:style-name="ro1">
          <table:table-cell table:formula="of:= COM.MICROSOFT.CONCAT(&quot;Cell &quot;; COM.MICROSOFT.CONCAT(ROW([.A2250]) - 1; COM.MICROSOFT.CONCAT(&quot; - &quot;; COLUMN([.A2250]))))" office:value-type="string" office:string-value="Cell 2249 - 1" calcext:value-type="string">
            <text:p>Cell 2249 - 1</text:p>
          </table:table-cell>
          <table:table-cell table:formula="of:= COM.MICROSOFT.CONCAT(&quot;Cell &quot;; COM.MICROSOFT.CONCAT(ROW([.B2250]) - 1; COM.MICROSOFT.CONCAT(&quot; - &quot;; COLUMN([.B2250]))))" office:value-type="string" office:string-value="Cell 2249 - 2" calcext:value-type="string">
            <text:p>Cell 2249 - 2</text:p>
          </table:table-cell>
        </table:table-row>
        <table:table-row table:style-name="ro1">
          <table:table-cell table:formula="of:= COM.MICROSOFT.CONCAT(&quot;Cell &quot;; COM.MICROSOFT.CONCAT(ROW([.A2251]) - 1; COM.MICROSOFT.CONCAT(&quot; - &quot;; COLUMN([.A2251]))))" office:value-type="string" office:string-value="Cell 2250 - 1" calcext:value-type="string">
            <text:p>Cell 2250 - 1</text:p>
          </table:table-cell>
          <table:table-cell table:formula="of:= COM.MICROSOFT.CONCAT(&quot;Cell &quot;; COM.MICROSOFT.CONCAT(ROW([.B2251]) - 1; COM.MICROSOFT.CONCAT(&quot; - &quot;; COLUMN([.B2251]))))" office:value-type="string" office:string-value="Cell 2250 - 2" calcext:value-type="string">
            <text:p>Cell 2250 - 2</text:p>
          </table:table-cell>
        </table:table-row>
        <table:table-row table:style-name="ro1">
          <table:table-cell table:formula="of:= COM.MICROSOFT.CONCAT(&quot;Cell &quot;; COM.MICROSOFT.CONCAT(ROW([.A2252]) - 1; COM.MICROSOFT.CONCAT(&quot; - &quot;; COLUMN([.A2252]))))" office:value-type="string" office:string-value="Cell 2251 - 1" calcext:value-type="string">
            <text:p>Cell 2251 - 1</text:p>
          </table:table-cell>
          <table:table-cell table:formula="of:= COM.MICROSOFT.CONCAT(&quot;Cell &quot;; COM.MICROSOFT.CONCAT(ROW([.B2252]) - 1; COM.MICROSOFT.CONCAT(&quot; - &quot;; COLUMN([.B2252]))))" office:value-type="string" office:string-value="Cell 2251 - 2" calcext:value-type="string">
            <text:p>Cell 2251 - 2</text:p>
          </table:table-cell>
        </table:table-row>
        <table:table-row table:style-name="ro1">
          <table:table-cell table:formula="of:= COM.MICROSOFT.CONCAT(&quot;Cell &quot;; COM.MICROSOFT.CONCAT(ROW([.A2253]) - 1; COM.MICROSOFT.CONCAT(&quot; - &quot;; COLUMN([.A2253]))))" office:value-type="string" office:string-value="Cell 2252 - 1" calcext:value-type="string">
            <text:p>Cell 2252 - 1</text:p>
          </table:table-cell>
          <table:table-cell table:formula="of:= COM.MICROSOFT.CONCAT(&quot;Cell &quot;; COM.MICROSOFT.CONCAT(ROW([.B2253]) - 1; COM.MICROSOFT.CONCAT(&quot; - &quot;; COLUMN([.B2253]))))" office:value-type="string" office:string-value="Cell 2252 - 2" calcext:value-type="string">
            <text:p>Cell 2252 - 2</text:p>
          </table:table-cell>
        </table:table-row>
        <table:table-row table:style-name="ro1">
          <table:table-cell table:formula="of:= COM.MICROSOFT.CONCAT(&quot;Cell &quot;; COM.MICROSOFT.CONCAT(ROW([.A2254]) - 1; COM.MICROSOFT.CONCAT(&quot; - &quot;; COLUMN([.A2254]))))" office:value-type="string" office:string-value="Cell 2253 - 1" calcext:value-type="string">
            <text:p>Cell 2253 - 1</text:p>
          </table:table-cell>
          <table:table-cell table:formula="of:= COM.MICROSOFT.CONCAT(&quot;Cell &quot;; COM.MICROSOFT.CONCAT(ROW([.B2254]) - 1; COM.MICROSOFT.CONCAT(&quot; - &quot;; COLUMN([.B2254]))))" office:value-type="string" office:string-value="Cell 2253 - 2" calcext:value-type="string">
            <text:p>Cell 2253 - 2</text:p>
          </table:table-cell>
        </table:table-row>
        <table:table-row table:style-name="ro1">
          <table:table-cell table:formula="of:= COM.MICROSOFT.CONCAT(&quot;Cell &quot;; COM.MICROSOFT.CONCAT(ROW([.A2255]) - 1; COM.MICROSOFT.CONCAT(&quot; - &quot;; COLUMN([.A2255]))))" office:value-type="string" office:string-value="Cell 2254 - 1" calcext:value-type="string">
            <text:p>Cell 2254 - 1</text:p>
          </table:table-cell>
          <table:table-cell table:formula="of:= COM.MICROSOFT.CONCAT(&quot;Cell &quot;; COM.MICROSOFT.CONCAT(ROW([.B2255]) - 1; COM.MICROSOFT.CONCAT(&quot; - &quot;; COLUMN([.B2255]))))" office:value-type="string" office:string-value="Cell 2254 - 2" calcext:value-type="string">
            <text:p>Cell 2254 - 2</text:p>
          </table:table-cell>
        </table:table-row>
        <table:table-row table:style-name="ro1">
          <table:table-cell table:formula="of:= COM.MICROSOFT.CONCAT(&quot;Cell &quot;; COM.MICROSOFT.CONCAT(ROW([.A2256]) - 1; COM.MICROSOFT.CONCAT(&quot; - &quot;; COLUMN([.A2256]))))" office:value-type="string" office:string-value="Cell 2255 - 1" calcext:value-type="string">
            <text:p>Cell 2255 - 1</text:p>
          </table:table-cell>
          <table:table-cell table:formula="of:= COM.MICROSOFT.CONCAT(&quot;Cell &quot;; COM.MICROSOFT.CONCAT(ROW([.B2256]) - 1; COM.MICROSOFT.CONCAT(&quot; - &quot;; COLUMN([.B2256]))))" office:value-type="string" office:string-value="Cell 2255 - 2" calcext:value-type="string">
            <text:p>Cell 2255 - 2</text:p>
          </table:table-cell>
        </table:table-row>
        <table:table-row table:style-name="ro1">
          <table:table-cell table:formula="of:= COM.MICROSOFT.CONCAT(&quot;Cell &quot;; COM.MICROSOFT.CONCAT(ROW([.A2257]) - 1; COM.MICROSOFT.CONCAT(&quot; - &quot;; COLUMN([.A2257]))))" office:value-type="string" office:string-value="Cell 2256 - 1" calcext:value-type="string">
            <text:p>Cell 2256 - 1</text:p>
          </table:table-cell>
          <table:table-cell table:formula="of:= COM.MICROSOFT.CONCAT(&quot;Cell &quot;; COM.MICROSOFT.CONCAT(ROW([.B2257]) - 1; COM.MICROSOFT.CONCAT(&quot; - &quot;; COLUMN([.B2257]))))" office:value-type="string" office:string-value="Cell 2256 - 2" calcext:value-type="string">
            <text:p>Cell 2256 - 2</text:p>
          </table:table-cell>
        </table:table-row>
        <table:table-row table:style-name="ro1">
          <table:table-cell table:formula="of:= COM.MICROSOFT.CONCAT(&quot;Cell &quot;; COM.MICROSOFT.CONCAT(ROW([.A2258]) - 1; COM.MICROSOFT.CONCAT(&quot; - &quot;; COLUMN([.A2258]))))" office:value-type="string" office:string-value="Cell 2257 - 1" calcext:value-type="string">
            <text:p>Cell 2257 - 1</text:p>
          </table:table-cell>
          <table:table-cell table:formula="of:= COM.MICROSOFT.CONCAT(&quot;Cell &quot;; COM.MICROSOFT.CONCAT(ROW([.B2258]) - 1; COM.MICROSOFT.CONCAT(&quot; - &quot;; COLUMN([.B2258]))))" office:value-type="string" office:string-value="Cell 2257 - 2" calcext:value-type="string">
            <text:p>Cell 2257 - 2</text:p>
          </table:table-cell>
        </table:table-row>
        <table:table-row table:style-name="ro1">
          <table:table-cell table:formula="of:= COM.MICROSOFT.CONCAT(&quot;Cell &quot;; COM.MICROSOFT.CONCAT(ROW([.A2259]) - 1; COM.MICROSOFT.CONCAT(&quot; - &quot;; COLUMN([.A2259]))))" office:value-type="string" office:string-value="Cell 2258 - 1" calcext:value-type="string">
            <text:p>Cell 2258 - 1</text:p>
          </table:table-cell>
          <table:table-cell table:formula="of:= COM.MICROSOFT.CONCAT(&quot;Cell &quot;; COM.MICROSOFT.CONCAT(ROW([.B2259]) - 1; COM.MICROSOFT.CONCAT(&quot; - &quot;; COLUMN([.B2259]))))" office:value-type="string" office:string-value="Cell 2258 - 2" calcext:value-type="string">
            <text:p>Cell 2258 - 2</text:p>
          </table:table-cell>
        </table:table-row>
        <table:table-row table:style-name="ro1">
          <table:table-cell table:formula="of:= COM.MICROSOFT.CONCAT(&quot;Cell &quot;; COM.MICROSOFT.CONCAT(ROW([.A2260]) - 1; COM.MICROSOFT.CONCAT(&quot; - &quot;; COLUMN([.A2260]))))" office:value-type="string" office:string-value="Cell 2259 - 1" calcext:value-type="string">
            <text:p>Cell 2259 - 1</text:p>
          </table:table-cell>
          <table:table-cell table:formula="of:= COM.MICROSOFT.CONCAT(&quot;Cell &quot;; COM.MICROSOFT.CONCAT(ROW([.B2260]) - 1; COM.MICROSOFT.CONCAT(&quot; - &quot;; COLUMN([.B2260]))))" office:value-type="string" office:string-value="Cell 2259 - 2" calcext:value-type="string">
            <text:p>Cell 2259 - 2</text:p>
          </table:table-cell>
        </table:table-row>
        <table:table-row table:style-name="ro1">
          <table:table-cell table:formula="of:= COM.MICROSOFT.CONCAT(&quot;Cell &quot;; COM.MICROSOFT.CONCAT(ROW([.A2261]) - 1; COM.MICROSOFT.CONCAT(&quot; - &quot;; COLUMN([.A2261]))))" office:value-type="string" office:string-value="Cell 2260 - 1" calcext:value-type="string">
            <text:p>Cell 2260 - 1</text:p>
          </table:table-cell>
          <table:table-cell table:formula="of:= COM.MICROSOFT.CONCAT(&quot;Cell &quot;; COM.MICROSOFT.CONCAT(ROW([.B2261]) - 1; COM.MICROSOFT.CONCAT(&quot; - &quot;; COLUMN([.B2261]))))" office:value-type="string" office:string-value="Cell 2260 - 2" calcext:value-type="string">
            <text:p>Cell 2260 - 2</text:p>
          </table:table-cell>
        </table:table-row>
        <table:table-row table:style-name="ro1">
          <table:table-cell table:formula="of:= COM.MICROSOFT.CONCAT(&quot;Cell &quot;; COM.MICROSOFT.CONCAT(ROW([.A2262]) - 1; COM.MICROSOFT.CONCAT(&quot; - &quot;; COLUMN([.A2262]))))" office:value-type="string" office:string-value="Cell 2261 - 1" calcext:value-type="string">
            <text:p>Cell 2261 - 1</text:p>
          </table:table-cell>
          <table:table-cell table:formula="of:= COM.MICROSOFT.CONCAT(&quot;Cell &quot;; COM.MICROSOFT.CONCAT(ROW([.B2262]) - 1; COM.MICROSOFT.CONCAT(&quot; - &quot;; COLUMN([.B2262]))))" office:value-type="string" office:string-value="Cell 2261 - 2" calcext:value-type="string">
            <text:p>Cell 2261 - 2</text:p>
          </table:table-cell>
        </table:table-row>
        <table:table-row table:style-name="ro1">
          <table:table-cell table:formula="of:= COM.MICROSOFT.CONCAT(&quot;Cell &quot;; COM.MICROSOFT.CONCAT(ROW([.A2263]) - 1; COM.MICROSOFT.CONCAT(&quot; - &quot;; COLUMN([.A2263]))))" office:value-type="string" office:string-value="Cell 2262 - 1" calcext:value-type="string">
            <text:p>Cell 2262 - 1</text:p>
          </table:table-cell>
          <table:table-cell table:formula="of:= COM.MICROSOFT.CONCAT(&quot;Cell &quot;; COM.MICROSOFT.CONCAT(ROW([.B2263]) - 1; COM.MICROSOFT.CONCAT(&quot; - &quot;; COLUMN([.B2263]))))" office:value-type="string" office:string-value="Cell 2262 - 2" calcext:value-type="string">
            <text:p>Cell 2262 - 2</text:p>
          </table:table-cell>
        </table:table-row>
        <table:table-row table:style-name="ro1">
          <table:table-cell table:formula="of:= COM.MICROSOFT.CONCAT(&quot;Cell &quot;; COM.MICROSOFT.CONCAT(ROW([.A2264]) - 1; COM.MICROSOFT.CONCAT(&quot; - &quot;; COLUMN([.A2264]))))" office:value-type="string" office:string-value="Cell 2263 - 1" calcext:value-type="string">
            <text:p>Cell 2263 - 1</text:p>
          </table:table-cell>
          <table:table-cell table:formula="of:= COM.MICROSOFT.CONCAT(&quot;Cell &quot;; COM.MICROSOFT.CONCAT(ROW([.B2264]) - 1; COM.MICROSOFT.CONCAT(&quot; - &quot;; COLUMN([.B2264]))))" office:value-type="string" office:string-value="Cell 2263 - 2" calcext:value-type="string">
            <text:p>Cell 2263 - 2</text:p>
          </table:table-cell>
        </table:table-row>
        <table:table-row table:style-name="ro1">
          <table:table-cell table:formula="of:= COM.MICROSOFT.CONCAT(&quot;Cell &quot;; COM.MICROSOFT.CONCAT(ROW([.A2265]) - 1; COM.MICROSOFT.CONCAT(&quot; - &quot;; COLUMN([.A2265]))))" office:value-type="string" office:string-value="Cell 2264 - 1" calcext:value-type="string">
            <text:p>Cell 2264 - 1</text:p>
          </table:table-cell>
          <table:table-cell table:formula="of:= COM.MICROSOFT.CONCAT(&quot;Cell &quot;; COM.MICROSOFT.CONCAT(ROW([.B2265]) - 1; COM.MICROSOFT.CONCAT(&quot; - &quot;; COLUMN([.B2265]))))" office:value-type="string" office:string-value="Cell 2264 - 2" calcext:value-type="string">
            <text:p>Cell 2264 - 2</text:p>
          </table:table-cell>
        </table:table-row>
        <table:table-row table:style-name="ro1">
          <table:table-cell table:formula="of:= COM.MICROSOFT.CONCAT(&quot;Cell &quot;; COM.MICROSOFT.CONCAT(ROW([.A2266]) - 1; COM.MICROSOFT.CONCAT(&quot; - &quot;; COLUMN([.A2266]))))" office:value-type="string" office:string-value="Cell 2265 - 1" calcext:value-type="string">
            <text:p>Cell 2265 - 1</text:p>
          </table:table-cell>
          <table:table-cell table:formula="of:= COM.MICROSOFT.CONCAT(&quot;Cell &quot;; COM.MICROSOFT.CONCAT(ROW([.B2266]) - 1; COM.MICROSOFT.CONCAT(&quot; - &quot;; COLUMN([.B2266]))))" office:value-type="string" office:string-value="Cell 2265 - 2" calcext:value-type="string">
            <text:p>Cell 2265 - 2</text:p>
          </table:table-cell>
        </table:table-row>
        <table:table-row table:style-name="ro1">
          <table:table-cell table:formula="of:= COM.MICROSOFT.CONCAT(&quot;Cell &quot;; COM.MICROSOFT.CONCAT(ROW([.A2267]) - 1; COM.MICROSOFT.CONCAT(&quot; - &quot;; COLUMN([.A2267]))))" office:value-type="string" office:string-value="Cell 2266 - 1" calcext:value-type="string">
            <text:p>Cell 2266 - 1</text:p>
          </table:table-cell>
          <table:table-cell table:formula="of:= COM.MICROSOFT.CONCAT(&quot;Cell &quot;; COM.MICROSOFT.CONCAT(ROW([.B2267]) - 1; COM.MICROSOFT.CONCAT(&quot; - &quot;; COLUMN([.B2267]))))" office:value-type="string" office:string-value="Cell 2266 - 2" calcext:value-type="string">
            <text:p>Cell 2266 - 2</text:p>
          </table:table-cell>
        </table:table-row>
        <table:table-row table:style-name="ro1">
          <table:table-cell table:formula="of:= COM.MICROSOFT.CONCAT(&quot;Cell &quot;; COM.MICROSOFT.CONCAT(ROW([.A2268]) - 1; COM.MICROSOFT.CONCAT(&quot; - &quot;; COLUMN([.A2268]))))" office:value-type="string" office:string-value="Cell 2267 - 1" calcext:value-type="string">
            <text:p>Cell 2267 - 1</text:p>
          </table:table-cell>
          <table:table-cell table:formula="of:= COM.MICROSOFT.CONCAT(&quot;Cell &quot;; COM.MICROSOFT.CONCAT(ROW([.B2268]) - 1; COM.MICROSOFT.CONCAT(&quot; - &quot;; COLUMN([.B2268]))))" office:value-type="string" office:string-value="Cell 2267 - 2" calcext:value-type="string">
            <text:p>Cell 2267 - 2</text:p>
          </table:table-cell>
        </table:table-row>
        <table:table-row table:style-name="ro1">
          <table:table-cell table:formula="of:= COM.MICROSOFT.CONCAT(&quot;Cell &quot;; COM.MICROSOFT.CONCAT(ROW([.A2269]) - 1; COM.MICROSOFT.CONCAT(&quot; - &quot;; COLUMN([.A2269]))))" office:value-type="string" office:string-value="Cell 2268 - 1" calcext:value-type="string">
            <text:p>Cell 2268 - 1</text:p>
          </table:table-cell>
          <table:table-cell table:formula="of:= COM.MICROSOFT.CONCAT(&quot;Cell &quot;; COM.MICROSOFT.CONCAT(ROW([.B2269]) - 1; COM.MICROSOFT.CONCAT(&quot; - &quot;; COLUMN([.B2269]))))" office:value-type="string" office:string-value="Cell 2268 - 2" calcext:value-type="string">
            <text:p>Cell 2268 - 2</text:p>
          </table:table-cell>
        </table:table-row>
        <table:table-row table:style-name="ro1">
          <table:table-cell table:formula="of:= COM.MICROSOFT.CONCAT(&quot;Cell &quot;; COM.MICROSOFT.CONCAT(ROW([.A2270]) - 1; COM.MICROSOFT.CONCAT(&quot; - &quot;; COLUMN([.A2270]))))" office:value-type="string" office:string-value="Cell 2269 - 1" calcext:value-type="string">
            <text:p>Cell 2269 - 1</text:p>
          </table:table-cell>
          <table:table-cell table:formula="of:= COM.MICROSOFT.CONCAT(&quot;Cell &quot;; COM.MICROSOFT.CONCAT(ROW([.B2270]) - 1; COM.MICROSOFT.CONCAT(&quot; - &quot;; COLUMN([.B2270]))))" office:value-type="string" office:string-value="Cell 2269 - 2" calcext:value-type="string">
            <text:p>Cell 2269 - 2</text:p>
          </table:table-cell>
        </table:table-row>
        <table:table-row table:style-name="ro1">
          <table:table-cell table:formula="of:= COM.MICROSOFT.CONCAT(&quot;Cell &quot;; COM.MICROSOFT.CONCAT(ROW([.A2271]) - 1; COM.MICROSOFT.CONCAT(&quot; - &quot;; COLUMN([.A2271]))))" office:value-type="string" office:string-value="Cell 2270 - 1" calcext:value-type="string">
            <text:p>Cell 2270 - 1</text:p>
          </table:table-cell>
          <table:table-cell table:formula="of:= COM.MICROSOFT.CONCAT(&quot;Cell &quot;; COM.MICROSOFT.CONCAT(ROW([.B2271]) - 1; COM.MICROSOFT.CONCAT(&quot; - &quot;; COLUMN([.B2271]))))" office:value-type="string" office:string-value="Cell 2270 - 2" calcext:value-type="string">
            <text:p>Cell 2270 - 2</text:p>
          </table:table-cell>
        </table:table-row>
        <table:table-row table:style-name="ro1">
          <table:table-cell table:formula="of:= COM.MICROSOFT.CONCAT(&quot;Cell &quot;; COM.MICROSOFT.CONCAT(ROW([.A2272]) - 1; COM.MICROSOFT.CONCAT(&quot; - &quot;; COLUMN([.A2272]))))" office:value-type="string" office:string-value="Cell 2271 - 1" calcext:value-type="string">
            <text:p>Cell 2271 - 1</text:p>
          </table:table-cell>
          <table:table-cell table:formula="of:= COM.MICROSOFT.CONCAT(&quot;Cell &quot;; COM.MICROSOFT.CONCAT(ROW([.B2272]) - 1; COM.MICROSOFT.CONCAT(&quot; - &quot;; COLUMN([.B2272]))))" office:value-type="string" office:string-value="Cell 2271 - 2" calcext:value-type="string">
            <text:p>Cell 2271 - 2</text:p>
          </table:table-cell>
        </table:table-row>
        <table:table-row table:style-name="ro1">
          <table:table-cell table:formula="of:= COM.MICROSOFT.CONCAT(&quot;Cell &quot;; COM.MICROSOFT.CONCAT(ROW([.A2273]) - 1; COM.MICROSOFT.CONCAT(&quot; - &quot;; COLUMN([.A2273]))))" office:value-type="string" office:string-value="Cell 2272 - 1" calcext:value-type="string">
            <text:p>Cell 2272 - 1</text:p>
          </table:table-cell>
          <table:table-cell table:formula="of:= COM.MICROSOFT.CONCAT(&quot;Cell &quot;; COM.MICROSOFT.CONCAT(ROW([.B2273]) - 1; COM.MICROSOFT.CONCAT(&quot; - &quot;; COLUMN([.B2273]))))" office:value-type="string" office:string-value="Cell 2272 - 2" calcext:value-type="string">
            <text:p>Cell 2272 - 2</text:p>
          </table:table-cell>
        </table:table-row>
        <table:table-row table:style-name="ro1">
          <table:table-cell table:formula="of:= COM.MICROSOFT.CONCAT(&quot;Cell &quot;; COM.MICROSOFT.CONCAT(ROW([.A2274]) - 1; COM.MICROSOFT.CONCAT(&quot; - &quot;; COLUMN([.A2274]))))" office:value-type="string" office:string-value="Cell 2273 - 1" calcext:value-type="string">
            <text:p>Cell 2273 - 1</text:p>
          </table:table-cell>
          <table:table-cell table:formula="of:= COM.MICROSOFT.CONCAT(&quot;Cell &quot;; COM.MICROSOFT.CONCAT(ROW([.B2274]) - 1; COM.MICROSOFT.CONCAT(&quot; - &quot;; COLUMN([.B2274]))))" office:value-type="string" office:string-value="Cell 2273 - 2" calcext:value-type="string">
            <text:p>Cell 2273 - 2</text:p>
          </table:table-cell>
        </table:table-row>
        <table:table-row table:style-name="ro1">
          <table:table-cell table:formula="of:= COM.MICROSOFT.CONCAT(&quot;Cell &quot;; COM.MICROSOFT.CONCAT(ROW([.A2275]) - 1; COM.MICROSOFT.CONCAT(&quot; - &quot;; COLUMN([.A2275]))))" office:value-type="string" office:string-value="Cell 2274 - 1" calcext:value-type="string">
            <text:p>Cell 2274 - 1</text:p>
          </table:table-cell>
          <table:table-cell table:formula="of:= COM.MICROSOFT.CONCAT(&quot;Cell &quot;; COM.MICROSOFT.CONCAT(ROW([.B2275]) - 1; COM.MICROSOFT.CONCAT(&quot; - &quot;; COLUMN([.B2275]))))" office:value-type="string" office:string-value="Cell 2274 - 2" calcext:value-type="string">
            <text:p>Cell 2274 - 2</text:p>
          </table:table-cell>
        </table:table-row>
        <table:table-row table:style-name="ro1">
          <table:table-cell table:formula="of:= COM.MICROSOFT.CONCAT(&quot;Cell &quot;; COM.MICROSOFT.CONCAT(ROW([.A2276]) - 1; COM.MICROSOFT.CONCAT(&quot; - &quot;; COLUMN([.A2276]))))" office:value-type="string" office:string-value="Cell 2275 - 1" calcext:value-type="string">
            <text:p>Cell 2275 - 1</text:p>
          </table:table-cell>
          <table:table-cell table:formula="of:= COM.MICROSOFT.CONCAT(&quot;Cell &quot;; COM.MICROSOFT.CONCAT(ROW([.B2276]) - 1; COM.MICROSOFT.CONCAT(&quot; - &quot;; COLUMN([.B2276]))))" office:value-type="string" office:string-value="Cell 2275 - 2" calcext:value-type="string">
            <text:p>Cell 2275 - 2</text:p>
          </table:table-cell>
        </table:table-row>
        <table:table-row table:style-name="ro1">
          <table:table-cell table:formula="of:= COM.MICROSOFT.CONCAT(&quot;Cell &quot;; COM.MICROSOFT.CONCAT(ROW([.A2277]) - 1; COM.MICROSOFT.CONCAT(&quot; - &quot;; COLUMN([.A2277]))))" office:value-type="string" office:string-value="Cell 2276 - 1" calcext:value-type="string">
            <text:p>Cell 2276 - 1</text:p>
          </table:table-cell>
          <table:table-cell table:formula="of:= COM.MICROSOFT.CONCAT(&quot;Cell &quot;; COM.MICROSOFT.CONCAT(ROW([.B2277]) - 1; COM.MICROSOFT.CONCAT(&quot; - &quot;; COLUMN([.B2277]))))" office:value-type="string" office:string-value="Cell 2276 - 2" calcext:value-type="string">
            <text:p>Cell 2276 - 2</text:p>
          </table:table-cell>
        </table:table-row>
        <table:table-row table:style-name="ro1">
          <table:table-cell table:formula="of:= COM.MICROSOFT.CONCAT(&quot;Cell &quot;; COM.MICROSOFT.CONCAT(ROW([.A2278]) - 1; COM.MICROSOFT.CONCAT(&quot; - &quot;; COLUMN([.A2278]))))" office:value-type="string" office:string-value="Cell 2277 - 1" calcext:value-type="string">
            <text:p>Cell 2277 - 1</text:p>
          </table:table-cell>
          <table:table-cell table:formula="of:= COM.MICROSOFT.CONCAT(&quot;Cell &quot;; COM.MICROSOFT.CONCAT(ROW([.B2278]) - 1; COM.MICROSOFT.CONCAT(&quot; - &quot;; COLUMN([.B2278]))))" office:value-type="string" office:string-value="Cell 2277 - 2" calcext:value-type="string">
            <text:p>Cell 2277 - 2</text:p>
          </table:table-cell>
        </table:table-row>
        <table:table-row table:style-name="ro1">
          <table:table-cell table:formula="of:= COM.MICROSOFT.CONCAT(&quot;Cell &quot;; COM.MICROSOFT.CONCAT(ROW([.A2279]) - 1; COM.MICROSOFT.CONCAT(&quot; - &quot;; COLUMN([.A2279]))))" office:value-type="string" office:string-value="Cell 2278 - 1" calcext:value-type="string">
            <text:p>Cell 2278 - 1</text:p>
          </table:table-cell>
          <table:table-cell table:formula="of:= COM.MICROSOFT.CONCAT(&quot;Cell &quot;; COM.MICROSOFT.CONCAT(ROW([.B2279]) - 1; COM.MICROSOFT.CONCAT(&quot; - &quot;; COLUMN([.B2279]))))" office:value-type="string" office:string-value="Cell 2278 - 2" calcext:value-type="string">
            <text:p>Cell 2278 - 2</text:p>
          </table:table-cell>
        </table:table-row>
        <table:table-row table:style-name="ro1">
          <table:table-cell table:formula="of:= COM.MICROSOFT.CONCAT(&quot;Cell &quot;; COM.MICROSOFT.CONCAT(ROW([.A2280]) - 1; COM.MICROSOFT.CONCAT(&quot; - &quot;; COLUMN([.A2280]))))" office:value-type="string" office:string-value="Cell 2279 - 1" calcext:value-type="string">
            <text:p>Cell 2279 - 1</text:p>
          </table:table-cell>
          <table:table-cell table:formula="of:= COM.MICROSOFT.CONCAT(&quot;Cell &quot;; COM.MICROSOFT.CONCAT(ROW([.B2280]) - 1; COM.MICROSOFT.CONCAT(&quot; - &quot;; COLUMN([.B2280]))))" office:value-type="string" office:string-value="Cell 2279 - 2" calcext:value-type="string">
            <text:p>Cell 2279 - 2</text:p>
          </table:table-cell>
        </table:table-row>
        <table:table-row table:style-name="ro1">
          <table:table-cell table:formula="of:= COM.MICROSOFT.CONCAT(&quot;Cell &quot;; COM.MICROSOFT.CONCAT(ROW([.A2281]) - 1; COM.MICROSOFT.CONCAT(&quot; - &quot;; COLUMN([.A2281]))))" office:value-type="string" office:string-value="Cell 2280 - 1" calcext:value-type="string">
            <text:p>Cell 2280 - 1</text:p>
          </table:table-cell>
          <table:table-cell table:formula="of:= COM.MICROSOFT.CONCAT(&quot;Cell &quot;; COM.MICROSOFT.CONCAT(ROW([.B2281]) - 1; COM.MICROSOFT.CONCAT(&quot; - &quot;; COLUMN([.B2281]))))" office:value-type="string" office:string-value="Cell 2280 - 2" calcext:value-type="string">
            <text:p>Cell 2280 - 2</text:p>
          </table:table-cell>
        </table:table-row>
        <table:table-row table:style-name="ro1">
          <table:table-cell table:formula="of:= COM.MICROSOFT.CONCAT(&quot;Cell &quot;; COM.MICROSOFT.CONCAT(ROW([.A2282]) - 1; COM.MICROSOFT.CONCAT(&quot; - &quot;; COLUMN([.A2282]))))" office:value-type="string" office:string-value="Cell 2281 - 1" calcext:value-type="string">
            <text:p>Cell 2281 - 1</text:p>
          </table:table-cell>
          <table:table-cell table:formula="of:= COM.MICROSOFT.CONCAT(&quot;Cell &quot;; COM.MICROSOFT.CONCAT(ROW([.B2282]) - 1; COM.MICROSOFT.CONCAT(&quot; - &quot;; COLUMN([.B2282]))))" office:value-type="string" office:string-value="Cell 2281 - 2" calcext:value-type="string">
            <text:p>Cell 2281 - 2</text:p>
          </table:table-cell>
        </table:table-row>
        <table:table-row table:style-name="ro1">
          <table:table-cell table:formula="of:= COM.MICROSOFT.CONCAT(&quot;Cell &quot;; COM.MICROSOFT.CONCAT(ROW([.A2283]) - 1; COM.MICROSOFT.CONCAT(&quot; - &quot;; COLUMN([.A2283]))))" office:value-type="string" office:string-value="Cell 2282 - 1" calcext:value-type="string">
            <text:p>Cell 2282 - 1</text:p>
          </table:table-cell>
          <table:table-cell table:formula="of:= COM.MICROSOFT.CONCAT(&quot;Cell &quot;; COM.MICROSOFT.CONCAT(ROW([.B2283]) - 1; COM.MICROSOFT.CONCAT(&quot; - &quot;; COLUMN([.B2283]))))" office:value-type="string" office:string-value="Cell 2282 - 2" calcext:value-type="string">
            <text:p>Cell 2282 - 2</text:p>
          </table:table-cell>
        </table:table-row>
        <table:table-row table:style-name="ro1">
          <table:table-cell table:formula="of:= COM.MICROSOFT.CONCAT(&quot;Cell &quot;; COM.MICROSOFT.CONCAT(ROW([.A2284]) - 1; COM.MICROSOFT.CONCAT(&quot; - &quot;; COLUMN([.A2284]))))" office:value-type="string" office:string-value="Cell 2283 - 1" calcext:value-type="string">
            <text:p>Cell 2283 - 1</text:p>
          </table:table-cell>
          <table:table-cell table:formula="of:= COM.MICROSOFT.CONCAT(&quot;Cell &quot;; COM.MICROSOFT.CONCAT(ROW([.B2284]) - 1; COM.MICROSOFT.CONCAT(&quot; - &quot;; COLUMN([.B2284]))))" office:value-type="string" office:string-value="Cell 2283 - 2" calcext:value-type="string">
            <text:p>Cell 2283 - 2</text:p>
          </table:table-cell>
        </table:table-row>
        <table:table-row table:style-name="ro1">
          <table:table-cell table:formula="of:= COM.MICROSOFT.CONCAT(&quot;Cell &quot;; COM.MICROSOFT.CONCAT(ROW([.A2285]) - 1; COM.MICROSOFT.CONCAT(&quot; - &quot;; COLUMN([.A2285]))))" office:value-type="string" office:string-value="Cell 2284 - 1" calcext:value-type="string">
            <text:p>Cell 2284 - 1</text:p>
          </table:table-cell>
          <table:table-cell table:formula="of:= COM.MICROSOFT.CONCAT(&quot;Cell &quot;; COM.MICROSOFT.CONCAT(ROW([.B2285]) - 1; COM.MICROSOFT.CONCAT(&quot; - &quot;; COLUMN([.B2285]))))" office:value-type="string" office:string-value="Cell 2284 - 2" calcext:value-type="string">
            <text:p>Cell 2284 - 2</text:p>
          </table:table-cell>
        </table:table-row>
        <table:table-row table:style-name="ro1">
          <table:table-cell table:formula="of:= COM.MICROSOFT.CONCAT(&quot;Cell &quot;; COM.MICROSOFT.CONCAT(ROW([.A2286]) - 1; COM.MICROSOFT.CONCAT(&quot; - &quot;; COLUMN([.A2286]))))" office:value-type="string" office:string-value="Cell 2285 - 1" calcext:value-type="string">
            <text:p>Cell 2285 - 1</text:p>
          </table:table-cell>
          <table:table-cell table:formula="of:= COM.MICROSOFT.CONCAT(&quot;Cell &quot;; COM.MICROSOFT.CONCAT(ROW([.B2286]) - 1; COM.MICROSOFT.CONCAT(&quot; - &quot;; COLUMN([.B2286]))))" office:value-type="string" office:string-value="Cell 2285 - 2" calcext:value-type="string">
            <text:p>Cell 2285 - 2</text:p>
          </table:table-cell>
        </table:table-row>
        <table:table-row table:style-name="ro1">
          <table:table-cell table:formula="of:= COM.MICROSOFT.CONCAT(&quot;Cell &quot;; COM.MICROSOFT.CONCAT(ROW([.A2287]) - 1; COM.MICROSOFT.CONCAT(&quot; - &quot;; COLUMN([.A2287]))))" office:value-type="string" office:string-value="Cell 2286 - 1" calcext:value-type="string">
            <text:p>Cell 2286 - 1</text:p>
          </table:table-cell>
          <table:table-cell table:formula="of:= COM.MICROSOFT.CONCAT(&quot;Cell &quot;; COM.MICROSOFT.CONCAT(ROW([.B2287]) - 1; COM.MICROSOFT.CONCAT(&quot; - &quot;; COLUMN([.B2287]))))" office:value-type="string" office:string-value="Cell 2286 - 2" calcext:value-type="string">
            <text:p>Cell 2286 - 2</text:p>
          </table:table-cell>
        </table:table-row>
        <table:table-row table:style-name="ro1">
          <table:table-cell table:formula="of:= COM.MICROSOFT.CONCAT(&quot;Cell &quot;; COM.MICROSOFT.CONCAT(ROW([.A2288]) - 1; COM.MICROSOFT.CONCAT(&quot; - &quot;; COLUMN([.A2288]))))" office:value-type="string" office:string-value="Cell 2287 - 1" calcext:value-type="string">
            <text:p>Cell 2287 - 1</text:p>
          </table:table-cell>
          <table:table-cell table:formula="of:= COM.MICROSOFT.CONCAT(&quot;Cell &quot;; COM.MICROSOFT.CONCAT(ROW([.B2288]) - 1; COM.MICROSOFT.CONCAT(&quot; - &quot;; COLUMN([.B2288]))))" office:value-type="string" office:string-value="Cell 2287 - 2" calcext:value-type="string">
            <text:p>Cell 2287 - 2</text:p>
          </table:table-cell>
        </table:table-row>
        <table:table-row table:style-name="ro1">
          <table:table-cell table:formula="of:= COM.MICROSOFT.CONCAT(&quot;Cell &quot;; COM.MICROSOFT.CONCAT(ROW([.A2289]) - 1; COM.MICROSOFT.CONCAT(&quot; - &quot;; COLUMN([.A2289]))))" office:value-type="string" office:string-value="Cell 2288 - 1" calcext:value-type="string">
            <text:p>Cell 2288 - 1</text:p>
          </table:table-cell>
          <table:table-cell table:formula="of:= COM.MICROSOFT.CONCAT(&quot;Cell &quot;; COM.MICROSOFT.CONCAT(ROW([.B2289]) - 1; COM.MICROSOFT.CONCAT(&quot; - &quot;; COLUMN([.B2289]))))" office:value-type="string" office:string-value="Cell 2288 - 2" calcext:value-type="string">
            <text:p>Cell 2288 - 2</text:p>
          </table:table-cell>
        </table:table-row>
        <table:table-row table:style-name="ro1">
          <table:table-cell table:formula="of:= COM.MICROSOFT.CONCAT(&quot;Cell &quot;; COM.MICROSOFT.CONCAT(ROW([.A2290]) - 1; COM.MICROSOFT.CONCAT(&quot; - &quot;; COLUMN([.A2290]))))" office:value-type="string" office:string-value="Cell 2289 - 1" calcext:value-type="string">
            <text:p>Cell 2289 - 1</text:p>
          </table:table-cell>
          <table:table-cell table:formula="of:= COM.MICROSOFT.CONCAT(&quot;Cell &quot;; COM.MICROSOFT.CONCAT(ROW([.B2290]) - 1; COM.MICROSOFT.CONCAT(&quot; - &quot;; COLUMN([.B2290]))))" office:value-type="string" office:string-value="Cell 2289 - 2" calcext:value-type="string">
            <text:p>Cell 2289 - 2</text:p>
          </table:table-cell>
        </table:table-row>
        <table:table-row table:style-name="ro1">
          <table:table-cell table:formula="of:= COM.MICROSOFT.CONCAT(&quot;Cell &quot;; COM.MICROSOFT.CONCAT(ROW([.A2291]) - 1; COM.MICROSOFT.CONCAT(&quot; - &quot;; COLUMN([.A2291]))))" office:value-type="string" office:string-value="Cell 2290 - 1" calcext:value-type="string">
            <text:p>Cell 2290 - 1</text:p>
          </table:table-cell>
          <table:table-cell table:formula="of:= COM.MICROSOFT.CONCAT(&quot;Cell &quot;; COM.MICROSOFT.CONCAT(ROW([.B2291]) - 1; COM.MICROSOFT.CONCAT(&quot; - &quot;; COLUMN([.B2291]))))" office:value-type="string" office:string-value="Cell 2290 - 2" calcext:value-type="string">
            <text:p>Cell 2290 - 2</text:p>
          </table:table-cell>
        </table:table-row>
        <table:table-row table:style-name="ro1">
          <table:table-cell table:formula="of:= COM.MICROSOFT.CONCAT(&quot;Cell &quot;; COM.MICROSOFT.CONCAT(ROW([.A2292]) - 1; COM.MICROSOFT.CONCAT(&quot; - &quot;; COLUMN([.A2292]))))" office:value-type="string" office:string-value="Cell 2291 - 1" calcext:value-type="string">
            <text:p>Cell 2291 - 1</text:p>
          </table:table-cell>
          <table:table-cell table:formula="of:= COM.MICROSOFT.CONCAT(&quot;Cell &quot;; COM.MICROSOFT.CONCAT(ROW([.B2292]) - 1; COM.MICROSOFT.CONCAT(&quot; - &quot;; COLUMN([.B2292]))))" office:value-type="string" office:string-value="Cell 2291 - 2" calcext:value-type="string">
            <text:p>Cell 2291 - 2</text:p>
          </table:table-cell>
        </table:table-row>
        <table:table-row table:style-name="ro1">
          <table:table-cell table:formula="of:= COM.MICROSOFT.CONCAT(&quot;Cell &quot;; COM.MICROSOFT.CONCAT(ROW([.A2293]) - 1; COM.MICROSOFT.CONCAT(&quot; - &quot;; COLUMN([.A2293]))))" office:value-type="string" office:string-value="Cell 2292 - 1" calcext:value-type="string">
            <text:p>Cell 2292 - 1</text:p>
          </table:table-cell>
          <table:table-cell table:formula="of:= COM.MICROSOFT.CONCAT(&quot;Cell &quot;; COM.MICROSOFT.CONCAT(ROW([.B2293]) - 1; COM.MICROSOFT.CONCAT(&quot; - &quot;; COLUMN([.B2293]))))" office:value-type="string" office:string-value="Cell 2292 - 2" calcext:value-type="string">
            <text:p>Cell 2292 - 2</text:p>
          </table:table-cell>
        </table:table-row>
        <table:table-row table:style-name="ro1">
          <table:table-cell table:formula="of:= COM.MICROSOFT.CONCAT(&quot;Cell &quot;; COM.MICROSOFT.CONCAT(ROW([.A2294]) - 1; COM.MICROSOFT.CONCAT(&quot; - &quot;; COLUMN([.A2294]))))" office:value-type="string" office:string-value="Cell 2293 - 1" calcext:value-type="string">
            <text:p>Cell 2293 - 1</text:p>
          </table:table-cell>
          <table:table-cell table:formula="of:= COM.MICROSOFT.CONCAT(&quot;Cell &quot;; COM.MICROSOFT.CONCAT(ROW([.B2294]) - 1; COM.MICROSOFT.CONCAT(&quot; - &quot;; COLUMN([.B2294]))))" office:value-type="string" office:string-value="Cell 2293 - 2" calcext:value-type="string">
            <text:p>Cell 2293 - 2</text:p>
          </table:table-cell>
        </table:table-row>
        <table:table-row table:style-name="ro1">
          <table:table-cell table:formula="of:= COM.MICROSOFT.CONCAT(&quot;Cell &quot;; COM.MICROSOFT.CONCAT(ROW([.A2295]) - 1; COM.MICROSOFT.CONCAT(&quot; - &quot;; COLUMN([.A2295]))))" office:value-type="string" office:string-value="Cell 2294 - 1" calcext:value-type="string">
            <text:p>Cell 2294 - 1</text:p>
          </table:table-cell>
          <table:table-cell table:formula="of:= COM.MICROSOFT.CONCAT(&quot;Cell &quot;; COM.MICROSOFT.CONCAT(ROW([.B2295]) - 1; COM.MICROSOFT.CONCAT(&quot; - &quot;; COLUMN([.B2295]))))" office:value-type="string" office:string-value="Cell 2294 - 2" calcext:value-type="string">
            <text:p>Cell 2294 - 2</text:p>
          </table:table-cell>
        </table:table-row>
        <table:table-row table:style-name="ro1">
          <table:table-cell table:formula="of:= COM.MICROSOFT.CONCAT(&quot;Cell &quot;; COM.MICROSOFT.CONCAT(ROW([.A2296]) - 1; COM.MICROSOFT.CONCAT(&quot; - &quot;; COLUMN([.A2296]))))" office:value-type="string" office:string-value="Cell 2295 - 1" calcext:value-type="string">
            <text:p>Cell 2295 - 1</text:p>
          </table:table-cell>
          <table:table-cell table:formula="of:= COM.MICROSOFT.CONCAT(&quot;Cell &quot;; COM.MICROSOFT.CONCAT(ROW([.B2296]) - 1; COM.MICROSOFT.CONCAT(&quot; - &quot;; COLUMN([.B2296]))))" office:value-type="string" office:string-value="Cell 2295 - 2" calcext:value-type="string">
            <text:p>Cell 2295 - 2</text:p>
          </table:table-cell>
        </table:table-row>
        <table:table-row table:style-name="ro1">
          <table:table-cell table:formula="of:= COM.MICROSOFT.CONCAT(&quot;Cell &quot;; COM.MICROSOFT.CONCAT(ROW([.A2297]) - 1; COM.MICROSOFT.CONCAT(&quot; - &quot;; COLUMN([.A2297]))))" office:value-type="string" office:string-value="Cell 2296 - 1" calcext:value-type="string">
            <text:p>Cell 2296 - 1</text:p>
          </table:table-cell>
          <table:table-cell table:formula="of:= COM.MICROSOFT.CONCAT(&quot;Cell &quot;; COM.MICROSOFT.CONCAT(ROW([.B2297]) - 1; COM.MICROSOFT.CONCAT(&quot; - &quot;; COLUMN([.B2297]))))" office:value-type="string" office:string-value="Cell 2296 - 2" calcext:value-type="string">
            <text:p>Cell 2296 - 2</text:p>
          </table:table-cell>
        </table:table-row>
        <table:table-row table:style-name="ro1">
          <table:table-cell table:formula="of:= COM.MICROSOFT.CONCAT(&quot;Cell &quot;; COM.MICROSOFT.CONCAT(ROW([.A2298]) - 1; COM.MICROSOFT.CONCAT(&quot; - &quot;; COLUMN([.A2298]))))" office:value-type="string" office:string-value="Cell 2297 - 1" calcext:value-type="string">
            <text:p>Cell 2297 - 1</text:p>
          </table:table-cell>
          <table:table-cell table:formula="of:= COM.MICROSOFT.CONCAT(&quot;Cell &quot;; COM.MICROSOFT.CONCAT(ROW([.B2298]) - 1; COM.MICROSOFT.CONCAT(&quot; - &quot;; COLUMN([.B2298]))))" office:value-type="string" office:string-value="Cell 2297 - 2" calcext:value-type="string">
            <text:p>Cell 2297 - 2</text:p>
          </table:table-cell>
        </table:table-row>
        <table:table-row table:style-name="ro1">
          <table:table-cell table:formula="of:= COM.MICROSOFT.CONCAT(&quot;Cell &quot;; COM.MICROSOFT.CONCAT(ROW([.A2299]) - 1; COM.MICROSOFT.CONCAT(&quot; - &quot;; COLUMN([.A2299]))))" office:value-type="string" office:string-value="Cell 2298 - 1" calcext:value-type="string">
            <text:p>Cell 2298 - 1</text:p>
          </table:table-cell>
          <table:table-cell table:formula="of:= COM.MICROSOFT.CONCAT(&quot;Cell &quot;; COM.MICROSOFT.CONCAT(ROW([.B2299]) - 1; COM.MICROSOFT.CONCAT(&quot; - &quot;; COLUMN([.B2299]))))" office:value-type="string" office:string-value="Cell 2298 - 2" calcext:value-type="string">
            <text:p>Cell 2298 - 2</text:p>
          </table:table-cell>
        </table:table-row>
        <table:table-row table:style-name="ro1">
          <table:table-cell table:formula="of:= COM.MICROSOFT.CONCAT(&quot;Cell &quot;; COM.MICROSOFT.CONCAT(ROW([.A2300]) - 1; COM.MICROSOFT.CONCAT(&quot; - &quot;; COLUMN([.A2300]))))" office:value-type="string" office:string-value="Cell 2299 - 1" calcext:value-type="string">
            <text:p>Cell 2299 - 1</text:p>
          </table:table-cell>
          <table:table-cell table:formula="of:= COM.MICROSOFT.CONCAT(&quot;Cell &quot;; COM.MICROSOFT.CONCAT(ROW([.B2300]) - 1; COM.MICROSOFT.CONCAT(&quot; - &quot;; COLUMN([.B2300]))))" office:value-type="string" office:string-value="Cell 2299 - 2" calcext:value-type="string">
            <text:p>Cell 2299 - 2</text:p>
          </table:table-cell>
        </table:table-row>
        <table:table-row table:style-name="ro1">
          <table:table-cell table:formula="of:= COM.MICROSOFT.CONCAT(&quot;Cell &quot;; COM.MICROSOFT.CONCAT(ROW([.A2301]) - 1; COM.MICROSOFT.CONCAT(&quot; - &quot;; COLUMN([.A2301]))))" office:value-type="string" office:string-value="Cell 2300 - 1" calcext:value-type="string">
            <text:p>Cell 2300 - 1</text:p>
          </table:table-cell>
          <table:table-cell table:formula="of:= COM.MICROSOFT.CONCAT(&quot;Cell &quot;; COM.MICROSOFT.CONCAT(ROW([.B2301]) - 1; COM.MICROSOFT.CONCAT(&quot; - &quot;; COLUMN([.B2301]))))" office:value-type="string" office:string-value="Cell 2300 - 2" calcext:value-type="string">
            <text:p>Cell 2300 - 2</text:p>
          </table:table-cell>
        </table:table-row>
        <table:table-row table:style-name="ro1">
          <table:table-cell table:formula="of:= COM.MICROSOFT.CONCAT(&quot;Cell &quot;; COM.MICROSOFT.CONCAT(ROW([.A2302]) - 1; COM.MICROSOFT.CONCAT(&quot; - &quot;; COLUMN([.A2302]))))" office:value-type="string" office:string-value="Cell 2301 - 1" calcext:value-type="string">
            <text:p>Cell 2301 - 1</text:p>
          </table:table-cell>
          <table:table-cell table:formula="of:= COM.MICROSOFT.CONCAT(&quot;Cell &quot;; COM.MICROSOFT.CONCAT(ROW([.B2302]) - 1; COM.MICROSOFT.CONCAT(&quot; - &quot;; COLUMN([.B2302]))))" office:value-type="string" office:string-value="Cell 2301 - 2" calcext:value-type="string">
            <text:p>Cell 2301 - 2</text:p>
          </table:table-cell>
        </table:table-row>
        <table:table-row table:style-name="ro1">
          <table:table-cell table:formula="of:= COM.MICROSOFT.CONCAT(&quot;Cell &quot;; COM.MICROSOFT.CONCAT(ROW([.A2303]) - 1; COM.MICROSOFT.CONCAT(&quot; - &quot;; COLUMN([.A2303]))))" office:value-type="string" office:string-value="Cell 2302 - 1" calcext:value-type="string">
            <text:p>Cell 2302 - 1</text:p>
          </table:table-cell>
          <table:table-cell table:formula="of:= COM.MICROSOFT.CONCAT(&quot;Cell &quot;; COM.MICROSOFT.CONCAT(ROW([.B2303]) - 1; COM.MICROSOFT.CONCAT(&quot; - &quot;; COLUMN([.B2303]))))" office:value-type="string" office:string-value="Cell 2302 - 2" calcext:value-type="string">
            <text:p>Cell 2302 - 2</text:p>
          </table:table-cell>
        </table:table-row>
        <table:table-row table:style-name="ro1">
          <table:table-cell table:formula="of:= COM.MICROSOFT.CONCAT(&quot;Cell &quot;; COM.MICROSOFT.CONCAT(ROW([.A2304]) - 1; COM.MICROSOFT.CONCAT(&quot; - &quot;; COLUMN([.A2304]))))" office:value-type="string" office:string-value="Cell 2303 - 1" calcext:value-type="string">
            <text:p>Cell 2303 - 1</text:p>
          </table:table-cell>
          <table:table-cell table:formula="of:= COM.MICROSOFT.CONCAT(&quot;Cell &quot;; COM.MICROSOFT.CONCAT(ROW([.B2304]) - 1; COM.MICROSOFT.CONCAT(&quot; - &quot;; COLUMN([.B2304]))))" office:value-type="string" office:string-value="Cell 2303 - 2" calcext:value-type="string">
            <text:p>Cell 2303 - 2</text:p>
          </table:table-cell>
        </table:table-row>
        <table:table-row table:style-name="ro1">
          <table:table-cell table:formula="of:= COM.MICROSOFT.CONCAT(&quot;Cell &quot;; COM.MICROSOFT.CONCAT(ROW([.A2305]) - 1; COM.MICROSOFT.CONCAT(&quot; - &quot;; COLUMN([.A2305]))))" office:value-type="string" office:string-value="Cell 2304 - 1" calcext:value-type="string">
            <text:p>Cell 2304 - 1</text:p>
          </table:table-cell>
          <table:table-cell table:formula="of:= COM.MICROSOFT.CONCAT(&quot;Cell &quot;; COM.MICROSOFT.CONCAT(ROW([.B2305]) - 1; COM.MICROSOFT.CONCAT(&quot; - &quot;; COLUMN([.B2305]))))" office:value-type="string" office:string-value="Cell 2304 - 2" calcext:value-type="string">
            <text:p>Cell 2304 - 2</text:p>
          </table:table-cell>
        </table:table-row>
        <table:table-row table:style-name="ro1">
          <table:table-cell table:formula="of:= COM.MICROSOFT.CONCAT(&quot;Cell &quot;; COM.MICROSOFT.CONCAT(ROW([.A2306]) - 1; COM.MICROSOFT.CONCAT(&quot; - &quot;; COLUMN([.A2306]))))" office:value-type="string" office:string-value="Cell 2305 - 1" calcext:value-type="string">
            <text:p>Cell 2305 - 1</text:p>
          </table:table-cell>
          <table:table-cell table:formula="of:= COM.MICROSOFT.CONCAT(&quot;Cell &quot;; COM.MICROSOFT.CONCAT(ROW([.B2306]) - 1; COM.MICROSOFT.CONCAT(&quot; - &quot;; COLUMN([.B2306]))))" office:value-type="string" office:string-value="Cell 2305 - 2" calcext:value-type="string">
            <text:p>Cell 2305 - 2</text:p>
          </table:table-cell>
        </table:table-row>
        <table:table-row table:style-name="ro1">
          <table:table-cell table:formula="of:= COM.MICROSOFT.CONCAT(&quot;Cell &quot;; COM.MICROSOFT.CONCAT(ROW([.A2307]) - 1; COM.MICROSOFT.CONCAT(&quot; - &quot;; COLUMN([.A2307]))))" office:value-type="string" office:string-value="Cell 2306 - 1" calcext:value-type="string">
            <text:p>Cell 2306 - 1</text:p>
          </table:table-cell>
          <table:table-cell table:formula="of:= COM.MICROSOFT.CONCAT(&quot;Cell &quot;; COM.MICROSOFT.CONCAT(ROW([.B2307]) - 1; COM.MICROSOFT.CONCAT(&quot; - &quot;; COLUMN([.B2307]))))" office:value-type="string" office:string-value="Cell 2306 - 2" calcext:value-type="string">
            <text:p>Cell 2306 - 2</text:p>
          </table:table-cell>
        </table:table-row>
        <table:table-row table:style-name="ro1">
          <table:table-cell table:formula="of:= COM.MICROSOFT.CONCAT(&quot;Cell &quot;; COM.MICROSOFT.CONCAT(ROW([.A2308]) - 1; COM.MICROSOFT.CONCAT(&quot; - &quot;; COLUMN([.A2308]))))" office:value-type="string" office:string-value="Cell 2307 - 1" calcext:value-type="string">
            <text:p>Cell 2307 - 1</text:p>
          </table:table-cell>
          <table:table-cell table:formula="of:= COM.MICROSOFT.CONCAT(&quot;Cell &quot;; COM.MICROSOFT.CONCAT(ROW([.B2308]) - 1; COM.MICROSOFT.CONCAT(&quot; - &quot;; COLUMN([.B2308]))))" office:value-type="string" office:string-value="Cell 2307 - 2" calcext:value-type="string">
            <text:p>Cell 2307 - 2</text:p>
          </table:table-cell>
        </table:table-row>
        <table:table-row table:style-name="ro1">
          <table:table-cell table:formula="of:= COM.MICROSOFT.CONCAT(&quot;Cell &quot;; COM.MICROSOFT.CONCAT(ROW([.A2309]) - 1; COM.MICROSOFT.CONCAT(&quot; - &quot;; COLUMN([.A2309]))))" office:value-type="string" office:string-value="Cell 2308 - 1" calcext:value-type="string">
            <text:p>Cell 2308 - 1</text:p>
          </table:table-cell>
          <table:table-cell table:formula="of:= COM.MICROSOFT.CONCAT(&quot;Cell &quot;; COM.MICROSOFT.CONCAT(ROW([.B2309]) - 1; COM.MICROSOFT.CONCAT(&quot; - &quot;; COLUMN([.B2309]))))" office:value-type="string" office:string-value="Cell 2308 - 2" calcext:value-type="string">
            <text:p>Cell 2308 - 2</text:p>
          </table:table-cell>
        </table:table-row>
        <table:table-row table:style-name="ro1">
          <table:table-cell table:formula="of:= COM.MICROSOFT.CONCAT(&quot;Cell &quot;; COM.MICROSOFT.CONCAT(ROW([.A2310]) - 1; COM.MICROSOFT.CONCAT(&quot; - &quot;; COLUMN([.A2310]))))" office:value-type="string" office:string-value="Cell 2309 - 1" calcext:value-type="string">
            <text:p>Cell 2309 - 1</text:p>
          </table:table-cell>
          <table:table-cell table:formula="of:= COM.MICROSOFT.CONCAT(&quot;Cell &quot;; COM.MICROSOFT.CONCAT(ROW([.B2310]) - 1; COM.MICROSOFT.CONCAT(&quot; - &quot;; COLUMN([.B2310]))))" office:value-type="string" office:string-value="Cell 2309 - 2" calcext:value-type="string">
            <text:p>Cell 2309 - 2</text:p>
          </table:table-cell>
        </table:table-row>
        <table:table-row table:style-name="ro1">
          <table:table-cell table:formula="of:= COM.MICROSOFT.CONCAT(&quot;Cell &quot;; COM.MICROSOFT.CONCAT(ROW([.A2311]) - 1; COM.MICROSOFT.CONCAT(&quot; - &quot;; COLUMN([.A2311]))))" office:value-type="string" office:string-value="Cell 2310 - 1" calcext:value-type="string">
            <text:p>Cell 2310 - 1</text:p>
          </table:table-cell>
          <table:table-cell table:formula="of:= COM.MICROSOFT.CONCAT(&quot;Cell &quot;; COM.MICROSOFT.CONCAT(ROW([.B2311]) - 1; COM.MICROSOFT.CONCAT(&quot; - &quot;; COLUMN([.B2311]))))" office:value-type="string" office:string-value="Cell 2310 - 2" calcext:value-type="string">
            <text:p>Cell 2310 - 2</text:p>
          </table:table-cell>
        </table:table-row>
        <table:table-row table:style-name="ro1">
          <table:table-cell table:formula="of:= COM.MICROSOFT.CONCAT(&quot;Cell &quot;; COM.MICROSOFT.CONCAT(ROW([.A2312]) - 1; COM.MICROSOFT.CONCAT(&quot; - &quot;; COLUMN([.A2312]))))" office:value-type="string" office:string-value="Cell 2311 - 1" calcext:value-type="string">
            <text:p>Cell 2311 - 1</text:p>
          </table:table-cell>
          <table:table-cell table:formula="of:= COM.MICROSOFT.CONCAT(&quot;Cell &quot;; COM.MICROSOFT.CONCAT(ROW([.B2312]) - 1; COM.MICROSOFT.CONCAT(&quot; - &quot;; COLUMN([.B2312]))))" office:value-type="string" office:string-value="Cell 2311 - 2" calcext:value-type="string">
            <text:p>Cell 2311 - 2</text:p>
          </table:table-cell>
        </table:table-row>
        <table:table-row table:style-name="ro1">
          <table:table-cell table:formula="of:= COM.MICROSOFT.CONCAT(&quot;Cell &quot;; COM.MICROSOFT.CONCAT(ROW([.A2313]) - 1; COM.MICROSOFT.CONCAT(&quot; - &quot;; COLUMN([.A2313]))))" office:value-type="string" office:string-value="Cell 2312 - 1" calcext:value-type="string">
            <text:p>Cell 2312 - 1</text:p>
          </table:table-cell>
          <table:table-cell table:formula="of:= COM.MICROSOFT.CONCAT(&quot;Cell &quot;; COM.MICROSOFT.CONCAT(ROW([.B2313]) - 1; COM.MICROSOFT.CONCAT(&quot; - &quot;; COLUMN([.B2313]))))" office:value-type="string" office:string-value="Cell 2312 - 2" calcext:value-type="string">
            <text:p>Cell 2312 - 2</text:p>
          </table:table-cell>
        </table:table-row>
        <table:table-row table:style-name="ro1">
          <table:table-cell table:formula="of:= COM.MICROSOFT.CONCAT(&quot;Cell &quot;; COM.MICROSOFT.CONCAT(ROW([.A2314]) - 1; COM.MICROSOFT.CONCAT(&quot; - &quot;; COLUMN([.A2314]))))" office:value-type="string" office:string-value="Cell 2313 - 1" calcext:value-type="string">
            <text:p>Cell 2313 - 1</text:p>
          </table:table-cell>
          <table:table-cell table:formula="of:= COM.MICROSOFT.CONCAT(&quot;Cell &quot;; COM.MICROSOFT.CONCAT(ROW([.B2314]) - 1; COM.MICROSOFT.CONCAT(&quot; - &quot;; COLUMN([.B2314]))))" office:value-type="string" office:string-value="Cell 2313 - 2" calcext:value-type="string">
            <text:p>Cell 2313 - 2</text:p>
          </table:table-cell>
        </table:table-row>
        <table:table-row table:style-name="ro1">
          <table:table-cell table:formula="of:= COM.MICROSOFT.CONCAT(&quot;Cell &quot;; COM.MICROSOFT.CONCAT(ROW([.A2315]) - 1; COM.MICROSOFT.CONCAT(&quot; - &quot;; COLUMN([.A2315]))))" office:value-type="string" office:string-value="Cell 2314 - 1" calcext:value-type="string">
            <text:p>Cell 2314 - 1</text:p>
          </table:table-cell>
          <table:table-cell table:formula="of:= COM.MICROSOFT.CONCAT(&quot;Cell &quot;; COM.MICROSOFT.CONCAT(ROW([.B2315]) - 1; COM.MICROSOFT.CONCAT(&quot; - &quot;; COLUMN([.B2315]))))" office:value-type="string" office:string-value="Cell 2314 - 2" calcext:value-type="string">
            <text:p>Cell 2314 - 2</text:p>
          </table:table-cell>
        </table:table-row>
        <table:table-row table:style-name="ro1">
          <table:table-cell table:formula="of:= COM.MICROSOFT.CONCAT(&quot;Cell &quot;; COM.MICROSOFT.CONCAT(ROW([.A2316]) - 1; COM.MICROSOFT.CONCAT(&quot; - &quot;; COLUMN([.A2316]))))" office:value-type="string" office:string-value="Cell 2315 - 1" calcext:value-type="string">
            <text:p>Cell 2315 - 1</text:p>
          </table:table-cell>
          <table:table-cell table:formula="of:= COM.MICROSOFT.CONCAT(&quot;Cell &quot;; COM.MICROSOFT.CONCAT(ROW([.B2316]) - 1; COM.MICROSOFT.CONCAT(&quot; - &quot;; COLUMN([.B2316]))))" office:value-type="string" office:string-value="Cell 2315 - 2" calcext:value-type="string">
            <text:p>Cell 2315 - 2</text:p>
          </table:table-cell>
        </table:table-row>
        <table:table-row table:style-name="ro1">
          <table:table-cell table:formula="of:= COM.MICROSOFT.CONCAT(&quot;Cell &quot;; COM.MICROSOFT.CONCAT(ROW([.A2317]) - 1; COM.MICROSOFT.CONCAT(&quot; - &quot;; COLUMN([.A2317]))))" office:value-type="string" office:string-value="Cell 2316 - 1" calcext:value-type="string">
            <text:p>Cell 2316 - 1</text:p>
          </table:table-cell>
          <table:table-cell table:formula="of:= COM.MICROSOFT.CONCAT(&quot;Cell &quot;; COM.MICROSOFT.CONCAT(ROW([.B2317]) - 1; COM.MICROSOFT.CONCAT(&quot; - &quot;; COLUMN([.B2317]))))" office:value-type="string" office:string-value="Cell 2316 - 2" calcext:value-type="string">
            <text:p>Cell 2316 - 2</text:p>
          </table:table-cell>
        </table:table-row>
        <table:table-row table:style-name="ro1">
          <table:table-cell table:formula="of:= COM.MICROSOFT.CONCAT(&quot;Cell &quot;; COM.MICROSOFT.CONCAT(ROW([.A2318]) - 1; COM.MICROSOFT.CONCAT(&quot; - &quot;; COLUMN([.A2318]))))" office:value-type="string" office:string-value="Cell 2317 - 1" calcext:value-type="string">
            <text:p>Cell 2317 - 1</text:p>
          </table:table-cell>
          <table:table-cell table:formula="of:= COM.MICROSOFT.CONCAT(&quot;Cell &quot;; COM.MICROSOFT.CONCAT(ROW([.B2318]) - 1; COM.MICROSOFT.CONCAT(&quot; - &quot;; COLUMN([.B2318]))))" office:value-type="string" office:string-value="Cell 2317 - 2" calcext:value-type="string">
            <text:p>Cell 2317 - 2</text:p>
          </table:table-cell>
        </table:table-row>
        <table:table-row table:style-name="ro1">
          <table:table-cell table:formula="of:= COM.MICROSOFT.CONCAT(&quot;Cell &quot;; COM.MICROSOFT.CONCAT(ROW([.A2319]) - 1; COM.MICROSOFT.CONCAT(&quot; - &quot;; COLUMN([.A2319]))))" office:value-type="string" office:string-value="Cell 2318 - 1" calcext:value-type="string">
            <text:p>Cell 2318 - 1</text:p>
          </table:table-cell>
          <table:table-cell table:formula="of:= COM.MICROSOFT.CONCAT(&quot;Cell &quot;; COM.MICROSOFT.CONCAT(ROW([.B2319]) - 1; COM.MICROSOFT.CONCAT(&quot; - &quot;; COLUMN([.B2319]))))" office:value-type="string" office:string-value="Cell 2318 - 2" calcext:value-type="string">
            <text:p>Cell 2318 - 2</text:p>
          </table:table-cell>
        </table:table-row>
        <table:table-row table:style-name="ro1">
          <table:table-cell table:formula="of:= COM.MICROSOFT.CONCAT(&quot;Cell &quot;; COM.MICROSOFT.CONCAT(ROW([.A2320]) - 1; COM.MICROSOFT.CONCAT(&quot; - &quot;; COLUMN([.A2320]))))" office:value-type="string" office:string-value="Cell 2319 - 1" calcext:value-type="string">
            <text:p>Cell 2319 - 1</text:p>
          </table:table-cell>
          <table:table-cell table:formula="of:= COM.MICROSOFT.CONCAT(&quot;Cell &quot;; COM.MICROSOFT.CONCAT(ROW([.B2320]) - 1; COM.MICROSOFT.CONCAT(&quot; - &quot;; COLUMN([.B2320]))))" office:value-type="string" office:string-value="Cell 2319 - 2" calcext:value-type="string">
            <text:p>Cell 2319 - 2</text:p>
          </table:table-cell>
        </table:table-row>
        <table:table-row table:style-name="ro1">
          <table:table-cell table:formula="of:= COM.MICROSOFT.CONCAT(&quot;Cell &quot;; COM.MICROSOFT.CONCAT(ROW([.A2321]) - 1; COM.MICROSOFT.CONCAT(&quot; - &quot;; COLUMN([.A2321]))))" office:value-type="string" office:string-value="Cell 2320 - 1" calcext:value-type="string">
            <text:p>Cell 2320 - 1</text:p>
          </table:table-cell>
          <table:table-cell table:formula="of:= COM.MICROSOFT.CONCAT(&quot;Cell &quot;; COM.MICROSOFT.CONCAT(ROW([.B2321]) - 1; COM.MICROSOFT.CONCAT(&quot; - &quot;; COLUMN([.B2321]))))" office:value-type="string" office:string-value="Cell 2320 - 2" calcext:value-type="string">
            <text:p>Cell 2320 - 2</text:p>
          </table:table-cell>
        </table:table-row>
        <table:table-row table:style-name="ro1">
          <table:table-cell table:formula="of:= COM.MICROSOFT.CONCAT(&quot;Cell &quot;; COM.MICROSOFT.CONCAT(ROW([.A2322]) - 1; COM.MICROSOFT.CONCAT(&quot; - &quot;; COLUMN([.A2322]))))" office:value-type="string" office:string-value="Cell 2321 - 1" calcext:value-type="string">
            <text:p>Cell 2321 - 1</text:p>
          </table:table-cell>
          <table:table-cell table:formula="of:= COM.MICROSOFT.CONCAT(&quot;Cell &quot;; COM.MICROSOFT.CONCAT(ROW([.B2322]) - 1; COM.MICROSOFT.CONCAT(&quot; - &quot;; COLUMN([.B2322]))))" office:value-type="string" office:string-value="Cell 2321 - 2" calcext:value-type="string">
            <text:p>Cell 2321 - 2</text:p>
          </table:table-cell>
        </table:table-row>
        <table:table-row table:style-name="ro1">
          <table:table-cell table:formula="of:= COM.MICROSOFT.CONCAT(&quot;Cell &quot;; COM.MICROSOFT.CONCAT(ROW([.A2323]) - 1; COM.MICROSOFT.CONCAT(&quot; - &quot;; COLUMN([.A2323]))))" office:value-type="string" office:string-value="Cell 2322 - 1" calcext:value-type="string">
            <text:p>Cell 2322 - 1</text:p>
          </table:table-cell>
          <table:table-cell table:formula="of:= COM.MICROSOFT.CONCAT(&quot;Cell &quot;; COM.MICROSOFT.CONCAT(ROW([.B2323]) - 1; COM.MICROSOFT.CONCAT(&quot; - &quot;; COLUMN([.B2323]))))" office:value-type="string" office:string-value="Cell 2322 - 2" calcext:value-type="string">
            <text:p>Cell 2322 - 2</text:p>
          </table:table-cell>
        </table:table-row>
        <table:table-row table:style-name="ro1">
          <table:table-cell table:formula="of:= COM.MICROSOFT.CONCAT(&quot;Cell &quot;; COM.MICROSOFT.CONCAT(ROW([.A2324]) - 1; COM.MICROSOFT.CONCAT(&quot; - &quot;; COLUMN([.A2324]))))" office:value-type="string" office:string-value="Cell 2323 - 1" calcext:value-type="string">
            <text:p>Cell 2323 - 1</text:p>
          </table:table-cell>
          <table:table-cell table:formula="of:= COM.MICROSOFT.CONCAT(&quot;Cell &quot;; COM.MICROSOFT.CONCAT(ROW([.B2324]) - 1; COM.MICROSOFT.CONCAT(&quot; - &quot;; COLUMN([.B2324]))))" office:value-type="string" office:string-value="Cell 2323 - 2" calcext:value-type="string">
            <text:p>Cell 2323 - 2</text:p>
          </table:table-cell>
        </table:table-row>
        <table:table-row table:style-name="ro1">
          <table:table-cell table:formula="of:= COM.MICROSOFT.CONCAT(&quot;Cell &quot;; COM.MICROSOFT.CONCAT(ROW([.A2325]) - 1; COM.MICROSOFT.CONCAT(&quot; - &quot;; COLUMN([.A2325]))))" office:value-type="string" office:string-value="Cell 2324 - 1" calcext:value-type="string">
            <text:p>Cell 2324 - 1</text:p>
          </table:table-cell>
          <table:table-cell table:formula="of:= COM.MICROSOFT.CONCAT(&quot;Cell &quot;; COM.MICROSOFT.CONCAT(ROW([.B2325]) - 1; COM.MICROSOFT.CONCAT(&quot; - &quot;; COLUMN([.B2325]))))" office:value-type="string" office:string-value="Cell 2324 - 2" calcext:value-type="string">
            <text:p>Cell 2324 - 2</text:p>
          </table:table-cell>
        </table:table-row>
        <table:table-row table:style-name="ro1">
          <table:table-cell table:formula="of:= COM.MICROSOFT.CONCAT(&quot;Cell &quot;; COM.MICROSOFT.CONCAT(ROW([.A2326]) - 1; COM.MICROSOFT.CONCAT(&quot; - &quot;; COLUMN([.A2326]))))" office:value-type="string" office:string-value="Cell 2325 - 1" calcext:value-type="string">
            <text:p>Cell 2325 - 1</text:p>
          </table:table-cell>
          <table:table-cell table:formula="of:= COM.MICROSOFT.CONCAT(&quot;Cell &quot;; COM.MICROSOFT.CONCAT(ROW([.B2326]) - 1; COM.MICROSOFT.CONCAT(&quot; - &quot;; COLUMN([.B2326]))))" office:value-type="string" office:string-value="Cell 2325 - 2" calcext:value-type="string">
            <text:p>Cell 2325 - 2</text:p>
          </table:table-cell>
        </table:table-row>
        <table:table-row table:style-name="ro1">
          <table:table-cell table:formula="of:= COM.MICROSOFT.CONCAT(&quot;Cell &quot;; COM.MICROSOFT.CONCAT(ROW([.A2327]) - 1; COM.MICROSOFT.CONCAT(&quot; - &quot;; COLUMN([.A2327]))))" office:value-type="string" office:string-value="Cell 2326 - 1" calcext:value-type="string">
            <text:p>Cell 2326 - 1</text:p>
          </table:table-cell>
          <table:table-cell table:formula="of:= COM.MICROSOFT.CONCAT(&quot;Cell &quot;; COM.MICROSOFT.CONCAT(ROW([.B2327]) - 1; COM.MICROSOFT.CONCAT(&quot; - &quot;; COLUMN([.B2327]))))" office:value-type="string" office:string-value="Cell 2326 - 2" calcext:value-type="string">
            <text:p>Cell 2326 - 2</text:p>
          </table:table-cell>
        </table:table-row>
        <table:table-row table:style-name="ro1">
          <table:table-cell table:formula="of:= COM.MICROSOFT.CONCAT(&quot;Cell &quot;; COM.MICROSOFT.CONCAT(ROW([.A2328]) - 1; COM.MICROSOFT.CONCAT(&quot; - &quot;; COLUMN([.A2328]))))" office:value-type="string" office:string-value="Cell 2327 - 1" calcext:value-type="string">
            <text:p>Cell 2327 - 1</text:p>
          </table:table-cell>
          <table:table-cell table:formula="of:= COM.MICROSOFT.CONCAT(&quot;Cell &quot;; COM.MICROSOFT.CONCAT(ROW([.B2328]) - 1; COM.MICROSOFT.CONCAT(&quot; - &quot;; COLUMN([.B2328]))))" office:value-type="string" office:string-value="Cell 2327 - 2" calcext:value-type="string">
            <text:p>Cell 2327 - 2</text:p>
          </table:table-cell>
        </table:table-row>
        <table:table-row table:style-name="ro1">
          <table:table-cell table:formula="of:= COM.MICROSOFT.CONCAT(&quot;Cell &quot;; COM.MICROSOFT.CONCAT(ROW([.A2329]) - 1; COM.MICROSOFT.CONCAT(&quot; - &quot;; COLUMN([.A2329]))))" office:value-type="string" office:string-value="Cell 2328 - 1" calcext:value-type="string">
            <text:p>Cell 2328 - 1</text:p>
          </table:table-cell>
          <table:table-cell table:formula="of:= COM.MICROSOFT.CONCAT(&quot;Cell &quot;; COM.MICROSOFT.CONCAT(ROW([.B2329]) - 1; COM.MICROSOFT.CONCAT(&quot; - &quot;; COLUMN([.B2329]))))" office:value-type="string" office:string-value="Cell 2328 - 2" calcext:value-type="string">
            <text:p>Cell 2328 - 2</text:p>
          </table:table-cell>
        </table:table-row>
        <table:table-row table:style-name="ro1">
          <table:table-cell table:formula="of:= COM.MICROSOFT.CONCAT(&quot;Cell &quot;; COM.MICROSOFT.CONCAT(ROW([.A2330]) - 1; COM.MICROSOFT.CONCAT(&quot; - &quot;; COLUMN([.A2330]))))" office:value-type="string" office:string-value="Cell 2329 - 1" calcext:value-type="string">
            <text:p>Cell 2329 - 1</text:p>
          </table:table-cell>
          <table:table-cell table:formula="of:= COM.MICROSOFT.CONCAT(&quot;Cell &quot;; COM.MICROSOFT.CONCAT(ROW([.B2330]) - 1; COM.MICROSOFT.CONCAT(&quot; - &quot;; COLUMN([.B2330]))))" office:value-type="string" office:string-value="Cell 2329 - 2" calcext:value-type="string">
            <text:p>Cell 2329 - 2</text:p>
          </table:table-cell>
        </table:table-row>
        <table:table-row table:style-name="ro1">
          <table:table-cell table:formula="of:= COM.MICROSOFT.CONCAT(&quot;Cell &quot;; COM.MICROSOFT.CONCAT(ROW([.A2331]) - 1; COM.MICROSOFT.CONCAT(&quot; - &quot;; COLUMN([.A2331]))))" office:value-type="string" office:string-value="Cell 2330 - 1" calcext:value-type="string">
            <text:p>Cell 2330 - 1</text:p>
          </table:table-cell>
          <table:table-cell table:formula="of:= COM.MICROSOFT.CONCAT(&quot;Cell &quot;; COM.MICROSOFT.CONCAT(ROW([.B2331]) - 1; COM.MICROSOFT.CONCAT(&quot; - &quot;; COLUMN([.B2331]))))" office:value-type="string" office:string-value="Cell 2330 - 2" calcext:value-type="string">
            <text:p>Cell 2330 - 2</text:p>
          </table:table-cell>
        </table:table-row>
        <table:table-row table:style-name="ro1">
          <table:table-cell table:formula="of:= COM.MICROSOFT.CONCAT(&quot;Cell &quot;; COM.MICROSOFT.CONCAT(ROW([.A2332]) - 1; COM.MICROSOFT.CONCAT(&quot; - &quot;; COLUMN([.A2332]))))" office:value-type="string" office:string-value="Cell 2331 - 1" calcext:value-type="string">
            <text:p>Cell 2331 - 1</text:p>
          </table:table-cell>
          <table:table-cell table:formula="of:= COM.MICROSOFT.CONCAT(&quot;Cell &quot;; COM.MICROSOFT.CONCAT(ROW([.B2332]) - 1; COM.MICROSOFT.CONCAT(&quot; - &quot;; COLUMN([.B2332]))))" office:value-type="string" office:string-value="Cell 2331 - 2" calcext:value-type="string">
            <text:p>Cell 2331 - 2</text:p>
          </table:table-cell>
        </table:table-row>
        <table:table-row table:style-name="ro1">
          <table:table-cell table:formula="of:= COM.MICROSOFT.CONCAT(&quot;Cell &quot;; COM.MICROSOFT.CONCAT(ROW([.A2333]) - 1; COM.MICROSOFT.CONCAT(&quot; - &quot;; COLUMN([.A2333]))))" office:value-type="string" office:string-value="Cell 2332 - 1" calcext:value-type="string">
            <text:p>Cell 2332 - 1</text:p>
          </table:table-cell>
          <table:table-cell table:formula="of:= COM.MICROSOFT.CONCAT(&quot;Cell &quot;; COM.MICROSOFT.CONCAT(ROW([.B2333]) - 1; COM.MICROSOFT.CONCAT(&quot; - &quot;; COLUMN([.B2333]))))" office:value-type="string" office:string-value="Cell 2332 - 2" calcext:value-type="string">
            <text:p>Cell 2332 - 2</text:p>
          </table:table-cell>
        </table:table-row>
        <table:table-row table:style-name="ro1">
          <table:table-cell table:formula="of:= COM.MICROSOFT.CONCAT(&quot;Cell &quot;; COM.MICROSOFT.CONCAT(ROW([.A2334]) - 1; COM.MICROSOFT.CONCAT(&quot; - &quot;; COLUMN([.A2334]))))" office:value-type="string" office:string-value="Cell 2333 - 1" calcext:value-type="string">
            <text:p>Cell 2333 - 1</text:p>
          </table:table-cell>
          <table:table-cell table:formula="of:= COM.MICROSOFT.CONCAT(&quot;Cell &quot;; COM.MICROSOFT.CONCAT(ROW([.B2334]) - 1; COM.MICROSOFT.CONCAT(&quot; - &quot;; COLUMN([.B2334]))))" office:value-type="string" office:string-value="Cell 2333 - 2" calcext:value-type="string">
            <text:p>Cell 2333 - 2</text:p>
          </table:table-cell>
        </table:table-row>
        <table:table-row table:style-name="ro1">
          <table:table-cell table:formula="of:= COM.MICROSOFT.CONCAT(&quot;Cell &quot;; COM.MICROSOFT.CONCAT(ROW([.A2335]) - 1; COM.MICROSOFT.CONCAT(&quot; - &quot;; COLUMN([.A2335]))))" office:value-type="string" office:string-value="Cell 2334 - 1" calcext:value-type="string">
            <text:p>Cell 2334 - 1</text:p>
          </table:table-cell>
          <table:table-cell table:formula="of:= COM.MICROSOFT.CONCAT(&quot;Cell &quot;; COM.MICROSOFT.CONCAT(ROW([.B2335]) - 1; COM.MICROSOFT.CONCAT(&quot; - &quot;; COLUMN([.B2335]))))" office:value-type="string" office:string-value="Cell 2334 - 2" calcext:value-type="string">
            <text:p>Cell 2334 - 2</text:p>
          </table:table-cell>
        </table:table-row>
        <table:table-row table:style-name="ro1">
          <table:table-cell table:formula="of:= COM.MICROSOFT.CONCAT(&quot;Cell &quot;; COM.MICROSOFT.CONCAT(ROW([.A2336]) - 1; COM.MICROSOFT.CONCAT(&quot; - &quot;; COLUMN([.A2336]))))" office:value-type="string" office:string-value="Cell 2335 - 1" calcext:value-type="string">
            <text:p>Cell 2335 - 1</text:p>
          </table:table-cell>
          <table:table-cell table:formula="of:= COM.MICROSOFT.CONCAT(&quot;Cell &quot;; COM.MICROSOFT.CONCAT(ROW([.B2336]) - 1; COM.MICROSOFT.CONCAT(&quot; - &quot;; COLUMN([.B2336]))))" office:value-type="string" office:string-value="Cell 2335 - 2" calcext:value-type="string">
            <text:p>Cell 2335 - 2</text:p>
          </table:table-cell>
        </table:table-row>
        <table:table-row table:style-name="ro1">
          <table:table-cell table:formula="of:= COM.MICROSOFT.CONCAT(&quot;Cell &quot;; COM.MICROSOFT.CONCAT(ROW([.A2337]) - 1; COM.MICROSOFT.CONCAT(&quot; - &quot;; COLUMN([.A2337]))))" office:value-type="string" office:string-value="Cell 2336 - 1" calcext:value-type="string">
            <text:p>Cell 2336 - 1</text:p>
          </table:table-cell>
          <table:table-cell table:formula="of:= COM.MICROSOFT.CONCAT(&quot;Cell &quot;; COM.MICROSOFT.CONCAT(ROW([.B2337]) - 1; COM.MICROSOFT.CONCAT(&quot; - &quot;; COLUMN([.B2337]))))" office:value-type="string" office:string-value="Cell 2336 - 2" calcext:value-type="string">
            <text:p>Cell 2336 - 2</text:p>
          </table:table-cell>
        </table:table-row>
        <table:table-row table:style-name="ro1">
          <table:table-cell table:formula="of:= COM.MICROSOFT.CONCAT(&quot;Cell &quot;; COM.MICROSOFT.CONCAT(ROW([.A2338]) - 1; COM.MICROSOFT.CONCAT(&quot; - &quot;; COLUMN([.A2338]))))" office:value-type="string" office:string-value="Cell 2337 - 1" calcext:value-type="string">
            <text:p>Cell 2337 - 1</text:p>
          </table:table-cell>
          <table:table-cell table:formula="of:= COM.MICROSOFT.CONCAT(&quot;Cell &quot;; COM.MICROSOFT.CONCAT(ROW([.B2338]) - 1; COM.MICROSOFT.CONCAT(&quot; - &quot;; COLUMN([.B2338]))))" office:value-type="string" office:string-value="Cell 2337 - 2" calcext:value-type="string">
            <text:p>Cell 2337 - 2</text:p>
          </table:table-cell>
        </table:table-row>
        <table:table-row table:style-name="ro1">
          <table:table-cell table:formula="of:= COM.MICROSOFT.CONCAT(&quot;Cell &quot;; COM.MICROSOFT.CONCAT(ROW([.A2339]) - 1; COM.MICROSOFT.CONCAT(&quot; - &quot;; COLUMN([.A2339]))))" office:value-type="string" office:string-value="Cell 2338 - 1" calcext:value-type="string">
            <text:p>Cell 2338 - 1</text:p>
          </table:table-cell>
          <table:table-cell table:formula="of:= COM.MICROSOFT.CONCAT(&quot;Cell &quot;; COM.MICROSOFT.CONCAT(ROW([.B2339]) - 1; COM.MICROSOFT.CONCAT(&quot; - &quot;; COLUMN([.B2339]))))" office:value-type="string" office:string-value="Cell 2338 - 2" calcext:value-type="string">
            <text:p>Cell 2338 - 2</text:p>
          </table:table-cell>
        </table:table-row>
        <table:table-row table:style-name="ro1">
          <table:table-cell table:formula="of:= COM.MICROSOFT.CONCAT(&quot;Cell &quot;; COM.MICROSOFT.CONCAT(ROW([.A2340]) - 1; COM.MICROSOFT.CONCAT(&quot; - &quot;; COLUMN([.A2340]))))" office:value-type="string" office:string-value="Cell 2339 - 1" calcext:value-type="string">
            <text:p>Cell 2339 - 1</text:p>
          </table:table-cell>
          <table:table-cell table:formula="of:= COM.MICROSOFT.CONCAT(&quot;Cell &quot;; COM.MICROSOFT.CONCAT(ROW([.B2340]) - 1; COM.MICROSOFT.CONCAT(&quot; - &quot;; COLUMN([.B2340]))))" office:value-type="string" office:string-value="Cell 2339 - 2" calcext:value-type="string">
            <text:p>Cell 2339 - 2</text:p>
          </table:table-cell>
        </table:table-row>
        <table:table-row table:style-name="ro1">
          <table:table-cell table:formula="of:= COM.MICROSOFT.CONCAT(&quot;Cell &quot;; COM.MICROSOFT.CONCAT(ROW([.A2341]) - 1; COM.MICROSOFT.CONCAT(&quot; - &quot;; COLUMN([.A2341]))))" office:value-type="string" office:string-value="Cell 2340 - 1" calcext:value-type="string">
            <text:p>Cell 2340 - 1</text:p>
          </table:table-cell>
          <table:table-cell table:formula="of:= COM.MICROSOFT.CONCAT(&quot;Cell &quot;; COM.MICROSOFT.CONCAT(ROW([.B2341]) - 1; COM.MICROSOFT.CONCAT(&quot; - &quot;; COLUMN([.B2341]))))" office:value-type="string" office:string-value="Cell 2340 - 2" calcext:value-type="string">
            <text:p>Cell 2340 - 2</text:p>
          </table:table-cell>
        </table:table-row>
        <table:table-row table:style-name="ro1">
          <table:table-cell table:formula="of:= COM.MICROSOFT.CONCAT(&quot;Cell &quot;; COM.MICROSOFT.CONCAT(ROW([.A2342]) - 1; COM.MICROSOFT.CONCAT(&quot; - &quot;; COLUMN([.A2342]))))" office:value-type="string" office:string-value="Cell 2341 - 1" calcext:value-type="string">
            <text:p>Cell 2341 - 1</text:p>
          </table:table-cell>
          <table:table-cell table:formula="of:= COM.MICROSOFT.CONCAT(&quot;Cell &quot;; COM.MICROSOFT.CONCAT(ROW([.B2342]) - 1; COM.MICROSOFT.CONCAT(&quot; - &quot;; COLUMN([.B2342]))))" office:value-type="string" office:string-value="Cell 2341 - 2" calcext:value-type="string">
            <text:p>Cell 2341 - 2</text:p>
          </table:table-cell>
        </table:table-row>
        <table:table-row table:style-name="ro1">
          <table:table-cell table:formula="of:= COM.MICROSOFT.CONCAT(&quot;Cell &quot;; COM.MICROSOFT.CONCAT(ROW([.A2343]) - 1; COM.MICROSOFT.CONCAT(&quot; - &quot;; COLUMN([.A2343]))))" office:value-type="string" office:string-value="Cell 2342 - 1" calcext:value-type="string">
            <text:p>Cell 2342 - 1</text:p>
          </table:table-cell>
          <table:table-cell table:formula="of:= COM.MICROSOFT.CONCAT(&quot;Cell &quot;; COM.MICROSOFT.CONCAT(ROW([.B2343]) - 1; COM.MICROSOFT.CONCAT(&quot; - &quot;; COLUMN([.B2343]))))" office:value-type="string" office:string-value="Cell 2342 - 2" calcext:value-type="string">
            <text:p>Cell 2342 - 2</text:p>
          </table:table-cell>
        </table:table-row>
        <table:table-row table:style-name="ro1">
          <table:table-cell table:formula="of:= COM.MICROSOFT.CONCAT(&quot;Cell &quot;; COM.MICROSOFT.CONCAT(ROW([.A2344]) - 1; COM.MICROSOFT.CONCAT(&quot; - &quot;; COLUMN([.A2344]))))" office:value-type="string" office:string-value="Cell 2343 - 1" calcext:value-type="string">
            <text:p>Cell 2343 - 1</text:p>
          </table:table-cell>
          <table:table-cell table:formula="of:= COM.MICROSOFT.CONCAT(&quot;Cell &quot;; COM.MICROSOFT.CONCAT(ROW([.B2344]) - 1; COM.MICROSOFT.CONCAT(&quot; - &quot;; COLUMN([.B2344]))))" office:value-type="string" office:string-value="Cell 2343 - 2" calcext:value-type="string">
            <text:p>Cell 2343 - 2</text:p>
          </table:table-cell>
        </table:table-row>
        <table:table-row table:style-name="ro1">
          <table:table-cell table:formula="of:= COM.MICROSOFT.CONCAT(&quot;Cell &quot;; COM.MICROSOFT.CONCAT(ROW([.A2345]) - 1; COM.MICROSOFT.CONCAT(&quot; - &quot;; COLUMN([.A2345]))))" office:value-type="string" office:string-value="Cell 2344 - 1" calcext:value-type="string">
            <text:p>Cell 2344 - 1</text:p>
          </table:table-cell>
          <table:table-cell table:formula="of:= COM.MICROSOFT.CONCAT(&quot;Cell &quot;; COM.MICROSOFT.CONCAT(ROW([.B2345]) - 1; COM.MICROSOFT.CONCAT(&quot; - &quot;; COLUMN([.B2345]))))" office:value-type="string" office:string-value="Cell 2344 - 2" calcext:value-type="string">
            <text:p>Cell 2344 - 2</text:p>
          </table:table-cell>
        </table:table-row>
        <table:table-row table:style-name="ro1">
          <table:table-cell table:formula="of:= COM.MICROSOFT.CONCAT(&quot;Cell &quot;; COM.MICROSOFT.CONCAT(ROW([.A2346]) - 1; COM.MICROSOFT.CONCAT(&quot; - &quot;; COLUMN([.A2346]))))" office:value-type="string" office:string-value="Cell 2345 - 1" calcext:value-type="string">
            <text:p>Cell 2345 - 1</text:p>
          </table:table-cell>
          <table:table-cell table:formula="of:= COM.MICROSOFT.CONCAT(&quot;Cell &quot;; COM.MICROSOFT.CONCAT(ROW([.B2346]) - 1; COM.MICROSOFT.CONCAT(&quot; - &quot;; COLUMN([.B2346]))))" office:value-type="string" office:string-value="Cell 2345 - 2" calcext:value-type="string">
            <text:p>Cell 2345 - 2</text:p>
          </table:table-cell>
        </table:table-row>
        <table:table-row table:style-name="ro1">
          <table:table-cell table:formula="of:= COM.MICROSOFT.CONCAT(&quot;Cell &quot;; COM.MICROSOFT.CONCAT(ROW([.A2347]) - 1; COM.MICROSOFT.CONCAT(&quot; - &quot;; COLUMN([.A2347]))))" office:value-type="string" office:string-value="Cell 2346 - 1" calcext:value-type="string">
            <text:p>Cell 2346 - 1</text:p>
          </table:table-cell>
          <table:table-cell table:formula="of:= COM.MICROSOFT.CONCAT(&quot;Cell &quot;; COM.MICROSOFT.CONCAT(ROW([.B2347]) - 1; COM.MICROSOFT.CONCAT(&quot; - &quot;; COLUMN([.B2347]))))" office:value-type="string" office:string-value="Cell 2346 - 2" calcext:value-type="string">
            <text:p>Cell 2346 - 2</text:p>
          </table:table-cell>
        </table:table-row>
        <table:table-row table:style-name="ro1">
          <table:table-cell table:formula="of:= COM.MICROSOFT.CONCAT(&quot;Cell &quot;; COM.MICROSOFT.CONCAT(ROW([.A2348]) - 1; COM.MICROSOFT.CONCAT(&quot; - &quot;; COLUMN([.A2348]))))" office:value-type="string" office:string-value="Cell 2347 - 1" calcext:value-type="string">
            <text:p>Cell 2347 - 1</text:p>
          </table:table-cell>
          <table:table-cell table:formula="of:= COM.MICROSOFT.CONCAT(&quot;Cell &quot;; COM.MICROSOFT.CONCAT(ROW([.B2348]) - 1; COM.MICROSOFT.CONCAT(&quot; - &quot;; COLUMN([.B2348]))))" office:value-type="string" office:string-value="Cell 2347 - 2" calcext:value-type="string">
            <text:p>Cell 2347 - 2</text:p>
          </table:table-cell>
        </table:table-row>
        <table:table-row table:style-name="ro1">
          <table:table-cell table:formula="of:= COM.MICROSOFT.CONCAT(&quot;Cell &quot;; COM.MICROSOFT.CONCAT(ROW([.A2349]) - 1; COM.MICROSOFT.CONCAT(&quot; - &quot;; COLUMN([.A2349]))))" office:value-type="string" office:string-value="Cell 2348 - 1" calcext:value-type="string">
            <text:p>Cell 2348 - 1</text:p>
          </table:table-cell>
          <table:table-cell table:formula="of:= COM.MICROSOFT.CONCAT(&quot;Cell &quot;; COM.MICROSOFT.CONCAT(ROW([.B2349]) - 1; COM.MICROSOFT.CONCAT(&quot; - &quot;; COLUMN([.B2349]))))" office:value-type="string" office:string-value="Cell 2348 - 2" calcext:value-type="string">
            <text:p>Cell 2348 - 2</text:p>
          </table:table-cell>
        </table:table-row>
        <table:table-row table:style-name="ro1">
          <table:table-cell table:formula="of:= COM.MICROSOFT.CONCAT(&quot;Cell &quot;; COM.MICROSOFT.CONCAT(ROW([.A2350]) - 1; COM.MICROSOFT.CONCAT(&quot; - &quot;; COLUMN([.A2350]))))" office:value-type="string" office:string-value="Cell 2349 - 1" calcext:value-type="string">
            <text:p>Cell 2349 - 1</text:p>
          </table:table-cell>
          <table:table-cell table:formula="of:= COM.MICROSOFT.CONCAT(&quot;Cell &quot;; COM.MICROSOFT.CONCAT(ROW([.B2350]) - 1; COM.MICROSOFT.CONCAT(&quot; - &quot;; COLUMN([.B2350]))))" office:value-type="string" office:string-value="Cell 2349 - 2" calcext:value-type="string">
            <text:p>Cell 2349 - 2</text:p>
          </table:table-cell>
        </table:table-row>
        <table:table-row table:style-name="ro1">
          <table:table-cell table:formula="of:= COM.MICROSOFT.CONCAT(&quot;Cell &quot;; COM.MICROSOFT.CONCAT(ROW([.A2351]) - 1; COM.MICROSOFT.CONCAT(&quot; - &quot;; COLUMN([.A2351]))))" office:value-type="string" office:string-value="Cell 2350 - 1" calcext:value-type="string">
            <text:p>Cell 2350 - 1</text:p>
          </table:table-cell>
          <table:table-cell table:formula="of:= COM.MICROSOFT.CONCAT(&quot;Cell &quot;; COM.MICROSOFT.CONCAT(ROW([.B2351]) - 1; COM.MICROSOFT.CONCAT(&quot; - &quot;; COLUMN([.B2351]))))" office:value-type="string" office:string-value="Cell 2350 - 2" calcext:value-type="string">
            <text:p>Cell 2350 - 2</text:p>
          </table:table-cell>
        </table:table-row>
        <table:table-row table:style-name="ro1">
          <table:table-cell table:formula="of:= COM.MICROSOFT.CONCAT(&quot;Cell &quot;; COM.MICROSOFT.CONCAT(ROW([.A2352]) - 1; COM.MICROSOFT.CONCAT(&quot; - &quot;; COLUMN([.A2352]))))" office:value-type="string" office:string-value="Cell 2351 - 1" calcext:value-type="string">
            <text:p>Cell 2351 - 1</text:p>
          </table:table-cell>
          <table:table-cell table:formula="of:= COM.MICROSOFT.CONCAT(&quot;Cell &quot;; COM.MICROSOFT.CONCAT(ROW([.B2352]) - 1; COM.MICROSOFT.CONCAT(&quot; - &quot;; COLUMN([.B2352]))))" office:value-type="string" office:string-value="Cell 2351 - 2" calcext:value-type="string">
            <text:p>Cell 2351 - 2</text:p>
          </table:table-cell>
        </table:table-row>
        <table:table-row table:style-name="ro1">
          <table:table-cell table:formula="of:= COM.MICROSOFT.CONCAT(&quot;Cell &quot;; COM.MICROSOFT.CONCAT(ROW([.A2353]) - 1; COM.MICROSOFT.CONCAT(&quot; - &quot;; COLUMN([.A2353]))))" office:value-type="string" office:string-value="Cell 2352 - 1" calcext:value-type="string">
            <text:p>Cell 2352 - 1</text:p>
          </table:table-cell>
          <table:table-cell table:formula="of:= COM.MICROSOFT.CONCAT(&quot;Cell &quot;; COM.MICROSOFT.CONCAT(ROW([.B2353]) - 1; COM.MICROSOFT.CONCAT(&quot; - &quot;; COLUMN([.B2353]))))" office:value-type="string" office:string-value="Cell 2352 - 2" calcext:value-type="string">
            <text:p>Cell 2352 - 2</text:p>
          </table:table-cell>
        </table:table-row>
        <table:table-row table:style-name="ro1">
          <table:table-cell table:formula="of:= COM.MICROSOFT.CONCAT(&quot;Cell &quot;; COM.MICROSOFT.CONCAT(ROW([.A2354]) - 1; COM.MICROSOFT.CONCAT(&quot; - &quot;; COLUMN([.A2354]))))" office:value-type="string" office:string-value="Cell 2353 - 1" calcext:value-type="string">
            <text:p>Cell 2353 - 1</text:p>
          </table:table-cell>
          <table:table-cell table:formula="of:= COM.MICROSOFT.CONCAT(&quot;Cell &quot;; COM.MICROSOFT.CONCAT(ROW([.B2354]) - 1; COM.MICROSOFT.CONCAT(&quot; - &quot;; COLUMN([.B2354]))))" office:value-type="string" office:string-value="Cell 2353 - 2" calcext:value-type="string">
            <text:p>Cell 2353 - 2</text:p>
          </table:table-cell>
        </table:table-row>
        <table:table-row table:style-name="ro1">
          <table:table-cell table:formula="of:= COM.MICROSOFT.CONCAT(&quot;Cell &quot;; COM.MICROSOFT.CONCAT(ROW([.A2355]) - 1; COM.MICROSOFT.CONCAT(&quot; - &quot;; COLUMN([.A2355]))))" office:value-type="string" office:string-value="Cell 2354 - 1" calcext:value-type="string">
            <text:p>Cell 2354 - 1</text:p>
          </table:table-cell>
          <table:table-cell table:formula="of:= COM.MICROSOFT.CONCAT(&quot;Cell &quot;; COM.MICROSOFT.CONCAT(ROW([.B2355]) - 1; COM.MICROSOFT.CONCAT(&quot; - &quot;; COLUMN([.B2355]))))" office:value-type="string" office:string-value="Cell 2354 - 2" calcext:value-type="string">
            <text:p>Cell 2354 - 2</text:p>
          </table:table-cell>
        </table:table-row>
        <table:table-row table:style-name="ro1">
          <table:table-cell table:formula="of:= COM.MICROSOFT.CONCAT(&quot;Cell &quot;; COM.MICROSOFT.CONCAT(ROW([.A2356]) - 1; COM.MICROSOFT.CONCAT(&quot; - &quot;; COLUMN([.A2356]))))" office:value-type="string" office:string-value="Cell 2355 - 1" calcext:value-type="string">
            <text:p>Cell 2355 - 1</text:p>
          </table:table-cell>
          <table:table-cell table:formula="of:= COM.MICROSOFT.CONCAT(&quot;Cell &quot;; COM.MICROSOFT.CONCAT(ROW([.B2356]) - 1; COM.MICROSOFT.CONCAT(&quot; - &quot;; COLUMN([.B2356]))))" office:value-type="string" office:string-value="Cell 2355 - 2" calcext:value-type="string">
            <text:p>Cell 2355 - 2</text:p>
          </table:table-cell>
        </table:table-row>
        <table:table-row table:style-name="ro1">
          <table:table-cell table:formula="of:= COM.MICROSOFT.CONCAT(&quot;Cell &quot;; COM.MICROSOFT.CONCAT(ROW([.A2357]) - 1; COM.MICROSOFT.CONCAT(&quot; - &quot;; COLUMN([.A2357]))))" office:value-type="string" office:string-value="Cell 2356 - 1" calcext:value-type="string">
            <text:p>Cell 2356 - 1</text:p>
          </table:table-cell>
          <table:table-cell table:formula="of:= COM.MICROSOFT.CONCAT(&quot;Cell &quot;; COM.MICROSOFT.CONCAT(ROW([.B2357]) - 1; COM.MICROSOFT.CONCAT(&quot; - &quot;; COLUMN([.B2357]))))" office:value-type="string" office:string-value="Cell 2356 - 2" calcext:value-type="string">
            <text:p>Cell 2356 - 2</text:p>
          </table:table-cell>
        </table:table-row>
        <table:table-row table:style-name="ro1">
          <table:table-cell table:formula="of:= COM.MICROSOFT.CONCAT(&quot;Cell &quot;; COM.MICROSOFT.CONCAT(ROW([.A2358]) - 1; COM.MICROSOFT.CONCAT(&quot; - &quot;; COLUMN([.A2358]))))" office:value-type="string" office:string-value="Cell 2357 - 1" calcext:value-type="string">
            <text:p>Cell 2357 - 1</text:p>
          </table:table-cell>
          <table:table-cell table:formula="of:= COM.MICROSOFT.CONCAT(&quot;Cell &quot;; COM.MICROSOFT.CONCAT(ROW([.B2358]) - 1; COM.MICROSOFT.CONCAT(&quot; - &quot;; COLUMN([.B2358]))))" office:value-type="string" office:string-value="Cell 2357 - 2" calcext:value-type="string">
            <text:p>Cell 2357 - 2</text:p>
          </table:table-cell>
        </table:table-row>
        <table:table-row table:style-name="ro1">
          <table:table-cell table:formula="of:= COM.MICROSOFT.CONCAT(&quot;Cell &quot;; COM.MICROSOFT.CONCAT(ROW([.A2359]) - 1; COM.MICROSOFT.CONCAT(&quot; - &quot;; COLUMN([.A2359]))))" office:value-type="string" office:string-value="Cell 2358 - 1" calcext:value-type="string">
            <text:p>Cell 2358 - 1</text:p>
          </table:table-cell>
          <table:table-cell table:formula="of:= COM.MICROSOFT.CONCAT(&quot;Cell &quot;; COM.MICROSOFT.CONCAT(ROW([.B2359]) - 1; COM.MICROSOFT.CONCAT(&quot; - &quot;; COLUMN([.B2359]))))" office:value-type="string" office:string-value="Cell 2358 - 2" calcext:value-type="string">
            <text:p>Cell 2358 - 2</text:p>
          </table:table-cell>
        </table:table-row>
        <table:table-row table:style-name="ro1">
          <table:table-cell table:formula="of:= COM.MICROSOFT.CONCAT(&quot;Cell &quot;; COM.MICROSOFT.CONCAT(ROW([.A2360]) - 1; COM.MICROSOFT.CONCAT(&quot; - &quot;; COLUMN([.A2360]))))" office:value-type="string" office:string-value="Cell 2359 - 1" calcext:value-type="string">
            <text:p>Cell 2359 - 1</text:p>
          </table:table-cell>
          <table:table-cell table:formula="of:= COM.MICROSOFT.CONCAT(&quot;Cell &quot;; COM.MICROSOFT.CONCAT(ROW([.B2360]) - 1; COM.MICROSOFT.CONCAT(&quot; - &quot;; COLUMN([.B2360]))))" office:value-type="string" office:string-value="Cell 2359 - 2" calcext:value-type="string">
            <text:p>Cell 2359 - 2</text:p>
          </table:table-cell>
        </table:table-row>
        <table:table-row table:style-name="ro1">
          <table:table-cell table:formula="of:= COM.MICROSOFT.CONCAT(&quot;Cell &quot;; COM.MICROSOFT.CONCAT(ROW([.A2361]) - 1; COM.MICROSOFT.CONCAT(&quot; - &quot;; COLUMN([.A2361]))))" office:value-type="string" office:string-value="Cell 2360 - 1" calcext:value-type="string">
            <text:p>Cell 2360 - 1</text:p>
          </table:table-cell>
          <table:table-cell table:formula="of:= COM.MICROSOFT.CONCAT(&quot;Cell &quot;; COM.MICROSOFT.CONCAT(ROW([.B2361]) - 1; COM.MICROSOFT.CONCAT(&quot; - &quot;; COLUMN([.B2361]))))" office:value-type="string" office:string-value="Cell 2360 - 2" calcext:value-type="string">
            <text:p>Cell 2360 - 2</text:p>
          </table:table-cell>
        </table:table-row>
        <table:table-row table:style-name="ro1">
          <table:table-cell table:formula="of:= COM.MICROSOFT.CONCAT(&quot;Cell &quot;; COM.MICROSOFT.CONCAT(ROW([.A2362]) - 1; COM.MICROSOFT.CONCAT(&quot; - &quot;; COLUMN([.A2362]))))" office:value-type="string" office:string-value="Cell 2361 - 1" calcext:value-type="string">
            <text:p>Cell 2361 - 1</text:p>
          </table:table-cell>
          <table:table-cell table:formula="of:= COM.MICROSOFT.CONCAT(&quot;Cell &quot;; COM.MICROSOFT.CONCAT(ROW([.B2362]) - 1; COM.MICROSOFT.CONCAT(&quot; - &quot;; COLUMN([.B2362]))))" office:value-type="string" office:string-value="Cell 2361 - 2" calcext:value-type="string">
            <text:p>Cell 2361 - 2</text:p>
          </table:table-cell>
        </table:table-row>
        <table:table-row table:style-name="ro1">
          <table:table-cell table:formula="of:= COM.MICROSOFT.CONCAT(&quot;Cell &quot;; COM.MICROSOFT.CONCAT(ROW([.A2363]) - 1; COM.MICROSOFT.CONCAT(&quot; - &quot;; COLUMN([.A2363]))))" office:value-type="string" office:string-value="Cell 2362 - 1" calcext:value-type="string">
            <text:p>Cell 2362 - 1</text:p>
          </table:table-cell>
          <table:table-cell table:formula="of:= COM.MICROSOFT.CONCAT(&quot;Cell &quot;; COM.MICROSOFT.CONCAT(ROW([.B2363]) - 1; COM.MICROSOFT.CONCAT(&quot; - &quot;; COLUMN([.B2363]))))" office:value-type="string" office:string-value="Cell 2362 - 2" calcext:value-type="string">
            <text:p>Cell 2362 - 2</text:p>
          </table:table-cell>
        </table:table-row>
        <table:table-row table:style-name="ro1">
          <table:table-cell table:formula="of:= COM.MICROSOFT.CONCAT(&quot;Cell &quot;; COM.MICROSOFT.CONCAT(ROW([.A2364]) - 1; COM.MICROSOFT.CONCAT(&quot; - &quot;; COLUMN([.A2364]))))" office:value-type="string" office:string-value="Cell 2363 - 1" calcext:value-type="string">
            <text:p>Cell 2363 - 1</text:p>
          </table:table-cell>
          <table:table-cell table:formula="of:= COM.MICROSOFT.CONCAT(&quot;Cell &quot;; COM.MICROSOFT.CONCAT(ROW([.B2364]) - 1; COM.MICROSOFT.CONCAT(&quot; - &quot;; COLUMN([.B2364]))))" office:value-type="string" office:string-value="Cell 2363 - 2" calcext:value-type="string">
            <text:p>Cell 2363 - 2</text:p>
          </table:table-cell>
        </table:table-row>
        <table:table-row table:style-name="ro1">
          <table:table-cell table:formula="of:= COM.MICROSOFT.CONCAT(&quot;Cell &quot;; COM.MICROSOFT.CONCAT(ROW([.A2365]) - 1; COM.MICROSOFT.CONCAT(&quot; - &quot;; COLUMN([.A2365]))))" office:value-type="string" office:string-value="Cell 2364 - 1" calcext:value-type="string">
            <text:p>Cell 2364 - 1</text:p>
          </table:table-cell>
          <table:table-cell table:formula="of:= COM.MICROSOFT.CONCAT(&quot;Cell &quot;; COM.MICROSOFT.CONCAT(ROW([.B2365]) - 1; COM.MICROSOFT.CONCAT(&quot; - &quot;; COLUMN([.B2365]))))" office:value-type="string" office:string-value="Cell 2364 - 2" calcext:value-type="string">
            <text:p>Cell 2364 - 2</text:p>
          </table:table-cell>
        </table:table-row>
        <table:table-row table:style-name="ro1">
          <table:table-cell table:formula="of:= COM.MICROSOFT.CONCAT(&quot;Cell &quot;; COM.MICROSOFT.CONCAT(ROW([.A2366]) - 1; COM.MICROSOFT.CONCAT(&quot; - &quot;; COLUMN([.A2366]))))" office:value-type="string" office:string-value="Cell 2365 - 1" calcext:value-type="string">
            <text:p>Cell 2365 - 1</text:p>
          </table:table-cell>
          <table:table-cell table:formula="of:= COM.MICROSOFT.CONCAT(&quot;Cell &quot;; COM.MICROSOFT.CONCAT(ROW([.B2366]) - 1; COM.MICROSOFT.CONCAT(&quot; - &quot;; COLUMN([.B2366]))))" office:value-type="string" office:string-value="Cell 2365 - 2" calcext:value-type="string">
            <text:p>Cell 2365 - 2</text:p>
          </table:table-cell>
        </table:table-row>
        <table:table-row table:style-name="ro1">
          <table:table-cell table:formula="of:= COM.MICROSOFT.CONCAT(&quot;Cell &quot;; COM.MICROSOFT.CONCAT(ROW([.A2367]) - 1; COM.MICROSOFT.CONCAT(&quot; - &quot;; COLUMN([.A2367]))))" office:value-type="string" office:string-value="Cell 2366 - 1" calcext:value-type="string">
            <text:p>Cell 2366 - 1</text:p>
          </table:table-cell>
          <table:table-cell table:formula="of:= COM.MICROSOFT.CONCAT(&quot;Cell &quot;; COM.MICROSOFT.CONCAT(ROW([.B2367]) - 1; COM.MICROSOFT.CONCAT(&quot; - &quot;; COLUMN([.B2367]))))" office:value-type="string" office:string-value="Cell 2366 - 2" calcext:value-type="string">
            <text:p>Cell 2366 - 2</text:p>
          </table:table-cell>
        </table:table-row>
        <table:table-row table:style-name="ro1">
          <table:table-cell table:formula="of:= COM.MICROSOFT.CONCAT(&quot;Cell &quot;; COM.MICROSOFT.CONCAT(ROW([.A2368]) - 1; COM.MICROSOFT.CONCAT(&quot; - &quot;; COLUMN([.A2368]))))" office:value-type="string" office:string-value="Cell 2367 - 1" calcext:value-type="string">
            <text:p>Cell 2367 - 1</text:p>
          </table:table-cell>
          <table:table-cell table:formula="of:= COM.MICROSOFT.CONCAT(&quot;Cell &quot;; COM.MICROSOFT.CONCAT(ROW([.B2368]) - 1; COM.MICROSOFT.CONCAT(&quot; - &quot;; COLUMN([.B2368]))))" office:value-type="string" office:string-value="Cell 2367 - 2" calcext:value-type="string">
            <text:p>Cell 2367 - 2</text:p>
          </table:table-cell>
        </table:table-row>
        <table:table-row table:style-name="ro1">
          <table:table-cell table:formula="of:= COM.MICROSOFT.CONCAT(&quot;Cell &quot;; COM.MICROSOFT.CONCAT(ROW([.A2369]) - 1; COM.MICROSOFT.CONCAT(&quot; - &quot;; COLUMN([.A2369]))))" office:value-type="string" office:string-value="Cell 2368 - 1" calcext:value-type="string">
            <text:p>Cell 2368 - 1</text:p>
          </table:table-cell>
          <table:table-cell table:formula="of:= COM.MICROSOFT.CONCAT(&quot;Cell &quot;; COM.MICROSOFT.CONCAT(ROW([.B2369]) - 1; COM.MICROSOFT.CONCAT(&quot; - &quot;; COLUMN([.B2369]))))" office:value-type="string" office:string-value="Cell 2368 - 2" calcext:value-type="string">
            <text:p>Cell 2368 - 2</text:p>
          </table:table-cell>
        </table:table-row>
        <table:table-row table:style-name="ro1">
          <table:table-cell table:formula="of:= COM.MICROSOFT.CONCAT(&quot;Cell &quot;; COM.MICROSOFT.CONCAT(ROW([.A2370]) - 1; COM.MICROSOFT.CONCAT(&quot; - &quot;; COLUMN([.A2370]))))" office:value-type="string" office:string-value="Cell 2369 - 1" calcext:value-type="string">
            <text:p>Cell 2369 - 1</text:p>
          </table:table-cell>
          <table:table-cell table:formula="of:= COM.MICROSOFT.CONCAT(&quot;Cell &quot;; COM.MICROSOFT.CONCAT(ROW([.B2370]) - 1; COM.MICROSOFT.CONCAT(&quot; - &quot;; COLUMN([.B2370]))))" office:value-type="string" office:string-value="Cell 2369 - 2" calcext:value-type="string">
            <text:p>Cell 2369 - 2</text:p>
          </table:table-cell>
        </table:table-row>
        <table:table-row table:style-name="ro1">
          <table:table-cell table:formula="of:= COM.MICROSOFT.CONCAT(&quot;Cell &quot;; COM.MICROSOFT.CONCAT(ROW([.A2371]) - 1; COM.MICROSOFT.CONCAT(&quot; - &quot;; COLUMN([.A2371]))))" office:value-type="string" office:string-value="Cell 2370 - 1" calcext:value-type="string">
            <text:p>Cell 2370 - 1</text:p>
          </table:table-cell>
          <table:table-cell table:formula="of:= COM.MICROSOFT.CONCAT(&quot;Cell &quot;; COM.MICROSOFT.CONCAT(ROW([.B2371]) - 1; COM.MICROSOFT.CONCAT(&quot; - &quot;; COLUMN([.B2371]))))" office:value-type="string" office:string-value="Cell 2370 - 2" calcext:value-type="string">
            <text:p>Cell 2370 - 2</text:p>
          </table:table-cell>
        </table:table-row>
        <table:table-row table:style-name="ro1">
          <table:table-cell table:formula="of:= COM.MICROSOFT.CONCAT(&quot;Cell &quot;; COM.MICROSOFT.CONCAT(ROW([.A2372]) - 1; COM.MICROSOFT.CONCAT(&quot; - &quot;; COLUMN([.A2372]))))" office:value-type="string" office:string-value="Cell 2371 - 1" calcext:value-type="string">
            <text:p>Cell 2371 - 1</text:p>
          </table:table-cell>
          <table:table-cell table:formula="of:= COM.MICROSOFT.CONCAT(&quot;Cell &quot;; COM.MICROSOFT.CONCAT(ROW([.B2372]) - 1; COM.MICROSOFT.CONCAT(&quot; - &quot;; COLUMN([.B2372]))))" office:value-type="string" office:string-value="Cell 2371 - 2" calcext:value-type="string">
            <text:p>Cell 2371 - 2</text:p>
          </table:table-cell>
        </table:table-row>
        <table:table-row table:style-name="ro1">
          <table:table-cell table:formula="of:= COM.MICROSOFT.CONCAT(&quot;Cell &quot;; COM.MICROSOFT.CONCAT(ROW([.A2373]) - 1; COM.MICROSOFT.CONCAT(&quot; - &quot;; COLUMN([.A2373]))))" office:value-type="string" office:string-value="Cell 2372 - 1" calcext:value-type="string">
            <text:p>Cell 2372 - 1</text:p>
          </table:table-cell>
          <table:table-cell table:formula="of:= COM.MICROSOFT.CONCAT(&quot;Cell &quot;; COM.MICROSOFT.CONCAT(ROW([.B2373]) - 1; COM.MICROSOFT.CONCAT(&quot; - &quot;; COLUMN([.B2373]))))" office:value-type="string" office:string-value="Cell 2372 - 2" calcext:value-type="string">
            <text:p>Cell 2372 - 2</text:p>
          </table:table-cell>
        </table:table-row>
        <table:table-row table:style-name="ro1">
          <table:table-cell table:formula="of:= COM.MICROSOFT.CONCAT(&quot;Cell &quot;; COM.MICROSOFT.CONCAT(ROW([.A2374]) - 1; COM.MICROSOFT.CONCAT(&quot; - &quot;; COLUMN([.A2374]))))" office:value-type="string" office:string-value="Cell 2373 - 1" calcext:value-type="string">
            <text:p>Cell 2373 - 1</text:p>
          </table:table-cell>
          <table:table-cell table:formula="of:= COM.MICROSOFT.CONCAT(&quot;Cell &quot;; COM.MICROSOFT.CONCAT(ROW([.B2374]) - 1; COM.MICROSOFT.CONCAT(&quot; - &quot;; COLUMN([.B2374]))))" office:value-type="string" office:string-value="Cell 2373 - 2" calcext:value-type="string">
            <text:p>Cell 2373 - 2</text:p>
          </table:table-cell>
        </table:table-row>
        <table:table-row table:style-name="ro1">
          <table:table-cell table:formula="of:= COM.MICROSOFT.CONCAT(&quot;Cell &quot;; COM.MICROSOFT.CONCAT(ROW([.A2375]) - 1; COM.MICROSOFT.CONCAT(&quot; - &quot;; COLUMN([.A2375]))))" office:value-type="string" office:string-value="Cell 2374 - 1" calcext:value-type="string">
            <text:p>Cell 2374 - 1</text:p>
          </table:table-cell>
          <table:table-cell table:formula="of:= COM.MICROSOFT.CONCAT(&quot;Cell &quot;; COM.MICROSOFT.CONCAT(ROW([.B2375]) - 1; COM.MICROSOFT.CONCAT(&quot; - &quot;; COLUMN([.B2375]))))" office:value-type="string" office:string-value="Cell 2374 - 2" calcext:value-type="string">
            <text:p>Cell 2374 - 2</text:p>
          </table:table-cell>
        </table:table-row>
        <table:table-row table:style-name="ro1">
          <table:table-cell table:formula="of:= COM.MICROSOFT.CONCAT(&quot;Cell &quot;; COM.MICROSOFT.CONCAT(ROW([.A2376]) - 1; COM.MICROSOFT.CONCAT(&quot; - &quot;; COLUMN([.A2376]))))" office:value-type="string" office:string-value="Cell 2375 - 1" calcext:value-type="string">
            <text:p>Cell 2375 - 1</text:p>
          </table:table-cell>
          <table:table-cell table:formula="of:= COM.MICROSOFT.CONCAT(&quot;Cell &quot;; COM.MICROSOFT.CONCAT(ROW([.B2376]) - 1; COM.MICROSOFT.CONCAT(&quot; - &quot;; COLUMN([.B2376]))))" office:value-type="string" office:string-value="Cell 2375 - 2" calcext:value-type="string">
            <text:p>Cell 2375 - 2</text:p>
          </table:table-cell>
        </table:table-row>
        <table:table-row table:style-name="ro1">
          <table:table-cell table:formula="of:= COM.MICROSOFT.CONCAT(&quot;Cell &quot;; COM.MICROSOFT.CONCAT(ROW([.A2377]) - 1; COM.MICROSOFT.CONCAT(&quot; - &quot;; COLUMN([.A2377]))))" office:value-type="string" office:string-value="Cell 2376 - 1" calcext:value-type="string">
            <text:p>Cell 2376 - 1</text:p>
          </table:table-cell>
          <table:table-cell table:formula="of:= COM.MICROSOFT.CONCAT(&quot;Cell &quot;; COM.MICROSOFT.CONCAT(ROW([.B2377]) - 1; COM.MICROSOFT.CONCAT(&quot; - &quot;; COLUMN([.B2377]))))" office:value-type="string" office:string-value="Cell 2376 - 2" calcext:value-type="string">
            <text:p>Cell 2376 - 2</text:p>
          </table:table-cell>
        </table:table-row>
        <table:table-row table:style-name="ro1">
          <table:table-cell table:formula="of:= COM.MICROSOFT.CONCAT(&quot;Cell &quot;; COM.MICROSOFT.CONCAT(ROW([.A2378]) - 1; COM.MICROSOFT.CONCAT(&quot; - &quot;; COLUMN([.A2378]))))" office:value-type="string" office:string-value="Cell 2377 - 1" calcext:value-type="string">
            <text:p>Cell 2377 - 1</text:p>
          </table:table-cell>
          <table:table-cell table:formula="of:= COM.MICROSOFT.CONCAT(&quot;Cell &quot;; COM.MICROSOFT.CONCAT(ROW([.B2378]) - 1; COM.MICROSOFT.CONCAT(&quot; - &quot;; COLUMN([.B2378]))))" office:value-type="string" office:string-value="Cell 2377 - 2" calcext:value-type="string">
            <text:p>Cell 2377 - 2</text:p>
          </table:table-cell>
        </table:table-row>
        <table:table-row table:style-name="ro1">
          <table:table-cell table:formula="of:= COM.MICROSOFT.CONCAT(&quot;Cell &quot;; COM.MICROSOFT.CONCAT(ROW([.A2379]) - 1; COM.MICROSOFT.CONCAT(&quot; - &quot;; COLUMN([.A2379]))))" office:value-type="string" office:string-value="Cell 2378 - 1" calcext:value-type="string">
            <text:p>Cell 2378 - 1</text:p>
          </table:table-cell>
          <table:table-cell table:formula="of:= COM.MICROSOFT.CONCAT(&quot;Cell &quot;; COM.MICROSOFT.CONCAT(ROW([.B2379]) - 1; COM.MICROSOFT.CONCAT(&quot; - &quot;; COLUMN([.B2379]))))" office:value-type="string" office:string-value="Cell 2378 - 2" calcext:value-type="string">
            <text:p>Cell 2378 - 2</text:p>
          </table:table-cell>
        </table:table-row>
        <table:table-row table:style-name="ro1">
          <table:table-cell table:formula="of:= COM.MICROSOFT.CONCAT(&quot;Cell &quot;; COM.MICROSOFT.CONCAT(ROW([.A2380]) - 1; COM.MICROSOFT.CONCAT(&quot; - &quot;; COLUMN([.A2380]))))" office:value-type="string" office:string-value="Cell 2379 - 1" calcext:value-type="string">
            <text:p>Cell 2379 - 1</text:p>
          </table:table-cell>
          <table:table-cell table:formula="of:= COM.MICROSOFT.CONCAT(&quot;Cell &quot;; COM.MICROSOFT.CONCAT(ROW([.B2380]) - 1; COM.MICROSOFT.CONCAT(&quot; - &quot;; COLUMN([.B2380]))))" office:value-type="string" office:string-value="Cell 2379 - 2" calcext:value-type="string">
            <text:p>Cell 2379 - 2</text:p>
          </table:table-cell>
        </table:table-row>
        <table:table-row table:style-name="ro1">
          <table:table-cell table:formula="of:= COM.MICROSOFT.CONCAT(&quot;Cell &quot;; COM.MICROSOFT.CONCAT(ROW([.A2381]) - 1; COM.MICROSOFT.CONCAT(&quot; - &quot;; COLUMN([.A2381]))))" office:value-type="string" office:string-value="Cell 2380 - 1" calcext:value-type="string">
            <text:p>Cell 2380 - 1</text:p>
          </table:table-cell>
          <table:table-cell table:formula="of:= COM.MICROSOFT.CONCAT(&quot;Cell &quot;; COM.MICROSOFT.CONCAT(ROW([.B2381]) - 1; COM.MICROSOFT.CONCAT(&quot; - &quot;; COLUMN([.B2381]))))" office:value-type="string" office:string-value="Cell 2380 - 2" calcext:value-type="string">
            <text:p>Cell 2380 - 2</text:p>
          </table:table-cell>
        </table:table-row>
        <table:table-row table:style-name="ro1">
          <table:table-cell table:formula="of:= COM.MICROSOFT.CONCAT(&quot;Cell &quot;; COM.MICROSOFT.CONCAT(ROW([.A2382]) - 1; COM.MICROSOFT.CONCAT(&quot; - &quot;; COLUMN([.A2382]))))" office:value-type="string" office:string-value="Cell 2381 - 1" calcext:value-type="string">
            <text:p>Cell 2381 - 1</text:p>
          </table:table-cell>
          <table:table-cell table:formula="of:= COM.MICROSOFT.CONCAT(&quot;Cell &quot;; COM.MICROSOFT.CONCAT(ROW([.B2382]) - 1; COM.MICROSOFT.CONCAT(&quot; - &quot;; COLUMN([.B2382]))))" office:value-type="string" office:string-value="Cell 2381 - 2" calcext:value-type="string">
            <text:p>Cell 2381 - 2</text:p>
          </table:table-cell>
        </table:table-row>
        <table:table-row table:style-name="ro1">
          <table:table-cell table:formula="of:= COM.MICROSOFT.CONCAT(&quot;Cell &quot;; COM.MICROSOFT.CONCAT(ROW([.A2383]) - 1; COM.MICROSOFT.CONCAT(&quot; - &quot;; COLUMN([.A2383]))))" office:value-type="string" office:string-value="Cell 2382 - 1" calcext:value-type="string">
            <text:p>Cell 2382 - 1</text:p>
          </table:table-cell>
          <table:table-cell table:formula="of:= COM.MICROSOFT.CONCAT(&quot;Cell &quot;; COM.MICROSOFT.CONCAT(ROW([.B2383]) - 1; COM.MICROSOFT.CONCAT(&quot; - &quot;; COLUMN([.B2383]))))" office:value-type="string" office:string-value="Cell 2382 - 2" calcext:value-type="string">
            <text:p>Cell 2382 - 2</text:p>
          </table:table-cell>
        </table:table-row>
        <table:table-row table:style-name="ro1">
          <table:table-cell table:formula="of:= COM.MICROSOFT.CONCAT(&quot;Cell &quot;; COM.MICROSOFT.CONCAT(ROW([.A2384]) - 1; COM.MICROSOFT.CONCAT(&quot; - &quot;; COLUMN([.A2384]))))" office:value-type="string" office:string-value="Cell 2383 - 1" calcext:value-type="string">
            <text:p>Cell 2383 - 1</text:p>
          </table:table-cell>
          <table:table-cell table:formula="of:= COM.MICROSOFT.CONCAT(&quot;Cell &quot;; COM.MICROSOFT.CONCAT(ROW([.B2384]) - 1; COM.MICROSOFT.CONCAT(&quot; - &quot;; COLUMN([.B2384]))))" office:value-type="string" office:string-value="Cell 2383 - 2" calcext:value-type="string">
            <text:p>Cell 2383 - 2</text:p>
          </table:table-cell>
        </table:table-row>
        <table:table-row table:style-name="ro1">
          <table:table-cell table:formula="of:= COM.MICROSOFT.CONCAT(&quot;Cell &quot;; COM.MICROSOFT.CONCAT(ROW([.A2385]) - 1; COM.MICROSOFT.CONCAT(&quot; - &quot;; COLUMN([.A2385]))))" office:value-type="string" office:string-value="Cell 2384 - 1" calcext:value-type="string">
            <text:p>Cell 2384 - 1</text:p>
          </table:table-cell>
          <table:table-cell table:formula="of:= COM.MICROSOFT.CONCAT(&quot;Cell &quot;; COM.MICROSOFT.CONCAT(ROW([.B2385]) - 1; COM.MICROSOFT.CONCAT(&quot; - &quot;; COLUMN([.B2385]))))" office:value-type="string" office:string-value="Cell 2384 - 2" calcext:value-type="string">
            <text:p>Cell 2384 - 2</text:p>
          </table:table-cell>
        </table:table-row>
        <table:table-row table:style-name="ro1">
          <table:table-cell table:formula="of:= COM.MICROSOFT.CONCAT(&quot;Cell &quot;; COM.MICROSOFT.CONCAT(ROW([.A2386]) - 1; COM.MICROSOFT.CONCAT(&quot; - &quot;; COLUMN([.A2386]))))" office:value-type="string" office:string-value="Cell 2385 - 1" calcext:value-type="string">
            <text:p>Cell 2385 - 1</text:p>
          </table:table-cell>
          <table:table-cell table:formula="of:= COM.MICROSOFT.CONCAT(&quot;Cell &quot;; COM.MICROSOFT.CONCAT(ROW([.B2386]) - 1; COM.MICROSOFT.CONCAT(&quot; - &quot;; COLUMN([.B2386]))))" office:value-type="string" office:string-value="Cell 2385 - 2" calcext:value-type="string">
            <text:p>Cell 2385 - 2</text:p>
          </table:table-cell>
        </table:table-row>
        <table:table-row table:style-name="ro1">
          <table:table-cell table:formula="of:= COM.MICROSOFT.CONCAT(&quot;Cell &quot;; COM.MICROSOFT.CONCAT(ROW([.A2387]) - 1; COM.MICROSOFT.CONCAT(&quot; - &quot;; COLUMN([.A2387]))))" office:value-type="string" office:string-value="Cell 2386 - 1" calcext:value-type="string">
            <text:p>Cell 2386 - 1</text:p>
          </table:table-cell>
          <table:table-cell table:formula="of:= COM.MICROSOFT.CONCAT(&quot;Cell &quot;; COM.MICROSOFT.CONCAT(ROW([.B2387]) - 1; COM.MICROSOFT.CONCAT(&quot; - &quot;; COLUMN([.B2387]))))" office:value-type="string" office:string-value="Cell 2386 - 2" calcext:value-type="string">
            <text:p>Cell 2386 - 2</text:p>
          </table:table-cell>
        </table:table-row>
        <table:table-row table:style-name="ro1">
          <table:table-cell table:formula="of:= COM.MICROSOFT.CONCAT(&quot;Cell &quot;; COM.MICROSOFT.CONCAT(ROW([.A2388]) - 1; COM.MICROSOFT.CONCAT(&quot; - &quot;; COLUMN([.A2388]))))" office:value-type="string" office:string-value="Cell 2387 - 1" calcext:value-type="string">
            <text:p>Cell 2387 - 1</text:p>
          </table:table-cell>
          <table:table-cell table:formula="of:= COM.MICROSOFT.CONCAT(&quot;Cell &quot;; COM.MICROSOFT.CONCAT(ROW([.B2388]) - 1; COM.MICROSOFT.CONCAT(&quot; - &quot;; COLUMN([.B2388]))))" office:value-type="string" office:string-value="Cell 2387 - 2" calcext:value-type="string">
            <text:p>Cell 2387 - 2</text:p>
          </table:table-cell>
        </table:table-row>
        <table:table-row table:style-name="ro1">
          <table:table-cell table:formula="of:= COM.MICROSOFT.CONCAT(&quot;Cell &quot;; COM.MICROSOFT.CONCAT(ROW([.A2389]) - 1; COM.MICROSOFT.CONCAT(&quot; - &quot;; COLUMN([.A2389]))))" office:value-type="string" office:string-value="Cell 2388 - 1" calcext:value-type="string">
            <text:p>Cell 2388 - 1</text:p>
          </table:table-cell>
          <table:table-cell table:formula="of:= COM.MICROSOFT.CONCAT(&quot;Cell &quot;; COM.MICROSOFT.CONCAT(ROW([.B2389]) - 1; COM.MICROSOFT.CONCAT(&quot; - &quot;; COLUMN([.B2389]))))" office:value-type="string" office:string-value="Cell 2388 - 2" calcext:value-type="string">
            <text:p>Cell 2388 - 2</text:p>
          </table:table-cell>
        </table:table-row>
        <table:table-row table:style-name="ro1">
          <table:table-cell table:formula="of:= COM.MICROSOFT.CONCAT(&quot;Cell &quot;; COM.MICROSOFT.CONCAT(ROW([.A2390]) - 1; COM.MICROSOFT.CONCAT(&quot; - &quot;; COLUMN([.A2390]))))" office:value-type="string" office:string-value="Cell 2389 - 1" calcext:value-type="string">
            <text:p>Cell 2389 - 1</text:p>
          </table:table-cell>
          <table:table-cell table:formula="of:= COM.MICROSOFT.CONCAT(&quot;Cell &quot;; COM.MICROSOFT.CONCAT(ROW([.B2390]) - 1; COM.MICROSOFT.CONCAT(&quot; - &quot;; COLUMN([.B2390]))))" office:value-type="string" office:string-value="Cell 2389 - 2" calcext:value-type="string">
            <text:p>Cell 2389 - 2</text:p>
          </table:table-cell>
        </table:table-row>
        <table:table-row table:style-name="ro1">
          <table:table-cell table:formula="of:= COM.MICROSOFT.CONCAT(&quot;Cell &quot;; COM.MICROSOFT.CONCAT(ROW([.A2391]) - 1; COM.MICROSOFT.CONCAT(&quot; - &quot;; COLUMN([.A2391]))))" office:value-type="string" office:string-value="Cell 2390 - 1" calcext:value-type="string">
            <text:p>Cell 2390 - 1</text:p>
          </table:table-cell>
          <table:table-cell table:formula="of:= COM.MICROSOFT.CONCAT(&quot;Cell &quot;; COM.MICROSOFT.CONCAT(ROW([.B2391]) - 1; COM.MICROSOFT.CONCAT(&quot; - &quot;; COLUMN([.B2391]))))" office:value-type="string" office:string-value="Cell 2390 - 2" calcext:value-type="string">
            <text:p>Cell 2390 - 2</text:p>
          </table:table-cell>
        </table:table-row>
        <table:table-row table:style-name="ro1">
          <table:table-cell table:formula="of:= COM.MICROSOFT.CONCAT(&quot;Cell &quot;; COM.MICROSOFT.CONCAT(ROW([.A2392]) - 1; COM.MICROSOFT.CONCAT(&quot; - &quot;; COLUMN([.A2392]))))" office:value-type="string" office:string-value="Cell 2391 - 1" calcext:value-type="string">
            <text:p>Cell 2391 - 1</text:p>
          </table:table-cell>
          <table:table-cell table:formula="of:= COM.MICROSOFT.CONCAT(&quot;Cell &quot;; COM.MICROSOFT.CONCAT(ROW([.B2392]) - 1; COM.MICROSOFT.CONCAT(&quot; - &quot;; COLUMN([.B2392]))))" office:value-type="string" office:string-value="Cell 2391 - 2" calcext:value-type="string">
            <text:p>Cell 2391 - 2</text:p>
          </table:table-cell>
        </table:table-row>
        <table:table-row table:style-name="ro1">
          <table:table-cell table:formula="of:= COM.MICROSOFT.CONCAT(&quot;Cell &quot;; COM.MICROSOFT.CONCAT(ROW([.A2393]) - 1; COM.MICROSOFT.CONCAT(&quot; - &quot;; COLUMN([.A2393]))))" office:value-type="string" office:string-value="Cell 2392 - 1" calcext:value-type="string">
            <text:p>Cell 2392 - 1</text:p>
          </table:table-cell>
          <table:table-cell table:formula="of:= COM.MICROSOFT.CONCAT(&quot;Cell &quot;; COM.MICROSOFT.CONCAT(ROW([.B2393]) - 1; COM.MICROSOFT.CONCAT(&quot; - &quot;; COLUMN([.B2393]))))" office:value-type="string" office:string-value="Cell 2392 - 2" calcext:value-type="string">
            <text:p>Cell 2392 - 2</text:p>
          </table:table-cell>
        </table:table-row>
        <table:table-row table:style-name="ro1">
          <table:table-cell table:formula="of:= COM.MICROSOFT.CONCAT(&quot;Cell &quot;; COM.MICROSOFT.CONCAT(ROW([.A2394]) - 1; COM.MICROSOFT.CONCAT(&quot; - &quot;; COLUMN([.A2394]))))" office:value-type="string" office:string-value="Cell 2393 - 1" calcext:value-type="string">
            <text:p>Cell 2393 - 1</text:p>
          </table:table-cell>
          <table:table-cell table:formula="of:= COM.MICROSOFT.CONCAT(&quot;Cell &quot;; COM.MICROSOFT.CONCAT(ROW([.B2394]) - 1; COM.MICROSOFT.CONCAT(&quot; - &quot;; COLUMN([.B2394]))))" office:value-type="string" office:string-value="Cell 2393 - 2" calcext:value-type="string">
            <text:p>Cell 2393 - 2</text:p>
          </table:table-cell>
        </table:table-row>
        <table:table-row table:style-name="ro1">
          <table:table-cell table:formula="of:= COM.MICROSOFT.CONCAT(&quot;Cell &quot;; COM.MICROSOFT.CONCAT(ROW([.A2395]) - 1; COM.MICROSOFT.CONCAT(&quot; - &quot;; COLUMN([.A2395]))))" office:value-type="string" office:string-value="Cell 2394 - 1" calcext:value-type="string">
            <text:p>Cell 2394 - 1</text:p>
          </table:table-cell>
          <table:table-cell table:formula="of:= COM.MICROSOFT.CONCAT(&quot;Cell &quot;; COM.MICROSOFT.CONCAT(ROW([.B2395]) - 1; COM.MICROSOFT.CONCAT(&quot; - &quot;; COLUMN([.B2395]))))" office:value-type="string" office:string-value="Cell 2394 - 2" calcext:value-type="string">
            <text:p>Cell 2394 - 2</text:p>
          </table:table-cell>
        </table:table-row>
        <table:table-row table:style-name="ro1">
          <table:table-cell table:formula="of:= COM.MICROSOFT.CONCAT(&quot;Cell &quot;; COM.MICROSOFT.CONCAT(ROW([.A2396]) - 1; COM.MICROSOFT.CONCAT(&quot; - &quot;; COLUMN([.A2396]))))" office:value-type="string" office:string-value="Cell 2395 - 1" calcext:value-type="string">
            <text:p>Cell 2395 - 1</text:p>
          </table:table-cell>
          <table:table-cell table:formula="of:= COM.MICROSOFT.CONCAT(&quot;Cell &quot;; COM.MICROSOFT.CONCAT(ROW([.B2396]) - 1; COM.MICROSOFT.CONCAT(&quot; - &quot;; COLUMN([.B2396]))))" office:value-type="string" office:string-value="Cell 2395 - 2" calcext:value-type="string">
            <text:p>Cell 2395 - 2</text:p>
          </table:table-cell>
        </table:table-row>
        <table:table-row table:style-name="ro1">
          <table:table-cell table:formula="of:= COM.MICROSOFT.CONCAT(&quot;Cell &quot;; COM.MICROSOFT.CONCAT(ROW([.A2397]) - 1; COM.MICROSOFT.CONCAT(&quot; - &quot;; COLUMN([.A2397]))))" office:value-type="string" office:string-value="Cell 2396 - 1" calcext:value-type="string">
            <text:p>Cell 2396 - 1</text:p>
          </table:table-cell>
          <table:table-cell table:formula="of:= COM.MICROSOFT.CONCAT(&quot;Cell &quot;; COM.MICROSOFT.CONCAT(ROW([.B2397]) - 1; COM.MICROSOFT.CONCAT(&quot; - &quot;; COLUMN([.B2397]))))" office:value-type="string" office:string-value="Cell 2396 - 2" calcext:value-type="string">
            <text:p>Cell 2396 - 2</text:p>
          </table:table-cell>
        </table:table-row>
        <table:table-row table:style-name="ro1">
          <table:table-cell table:formula="of:= COM.MICROSOFT.CONCAT(&quot;Cell &quot;; COM.MICROSOFT.CONCAT(ROW([.A2398]) - 1; COM.MICROSOFT.CONCAT(&quot; - &quot;; COLUMN([.A2398]))))" office:value-type="string" office:string-value="Cell 2397 - 1" calcext:value-type="string">
            <text:p>Cell 2397 - 1</text:p>
          </table:table-cell>
          <table:table-cell table:formula="of:= COM.MICROSOFT.CONCAT(&quot;Cell &quot;; COM.MICROSOFT.CONCAT(ROW([.B2398]) - 1; COM.MICROSOFT.CONCAT(&quot; - &quot;; COLUMN([.B2398]))))" office:value-type="string" office:string-value="Cell 2397 - 2" calcext:value-type="string">
            <text:p>Cell 2397 - 2</text:p>
          </table:table-cell>
        </table:table-row>
        <table:table-row table:style-name="ro1">
          <table:table-cell table:formula="of:= COM.MICROSOFT.CONCAT(&quot;Cell &quot;; COM.MICROSOFT.CONCAT(ROW([.A2399]) - 1; COM.MICROSOFT.CONCAT(&quot; - &quot;; COLUMN([.A2399]))))" office:value-type="string" office:string-value="Cell 2398 - 1" calcext:value-type="string">
            <text:p>Cell 2398 - 1</text:p>
          </table:table-cell>
          <table:table-cell table:formula="of:= COM.MICROSOFT.CONCAT(&quot;Cell &quot;; COM.MICROSOFT.CONCAT(ROW([.B2399]) - 1; COM.MICROSOFT.CONCAT(&quot; - &quot;; COLUMN([.B2399]))))" office:value-type="string" office:string-value="Cell 2398 - 2" calcext:value-type="string">
            <text:p>Cell 2398 - 2</text:p>
          </table:table-cell>
        </table:table-row>
        <table:table-row table:style-name="ro1">
          <table:table-cell table:formula="of:= COM.MICROSOFT.CONCAT(&quot;Cell &quot;; COM.MICROSOFT.CONCAT(ROW([.A2400]) - 1; COM.MICROSOFT.CONCAT(&quot; - &quot;; COLUMN([.A2400]))))" office:value-type="string" office:string-value="Cell 2399 - 1" calcext:value-type="string">
            <text:p>Cell 2399 - 1</text:p>
          </table:table-cell>
          <table:table-cell table:formula="of:= COM.MICROSOFT.CONCAT(&quot;Cell &quot;; COM.MICROSOFT.CONCAT(ROW([.B2400]) - 1; COM.MICROSOFT.CONCAT(&quot; - &quot;; COLUMN([.B2400]))))" office:value-type="string" office:string-value="Cell 2399 - 2" calcext:value-type="string">
            <text:p>Cell 2399 - 2</text:p>
          </table:table-cell>
        </table:table-row>
        <table:table-row table:style-name="ro1">
          <table:table-cell table:formula="of:= COM.MICROSOFT.CONCAT(&quot;Cell &quot;; COM.MICROSOFT.CONCAT(ROW([.A2401]) - 1; COM.MICROSOFT.CONCAT(&quot; - &quot;; COLUMN([.A2401]))))" office:value-type="string" office:string-value="Cell 2400 - 1" calcext:value-type="string">
            <text:p>Cell 2400 - 1</text:p>
          </table:table-cell>
          <table:table-cell table:formula="of:= COM.MICROSOFT.CONCAT(&quot;Cell &quot;; COM.MICROSOFT.CONCAT(ROW([.B2401]) - 1; COM.MICROSOFT.CONCAT(&quot; - &quot;; COLUMN([.B2401]))))" office:value-type="string" office:string-value="Cell 2400 - 2" calcext:value-type="string">
            <text:p>Cell 2400 - 2</text:p>
          </table:table-cell>
        </table:table-row>
        <table:table-row table:style-name="ro1">
          <table:table-cell table:formula="of:= COM.MICROSOFT.CONCAT(&quot;Cell &quot;; COM.MICROSOFT.CONCAT(ROW([.A2402]) - 1; COM.MICROSOFT.CONCAT(&quot; - &quot;; COLUMN([.A2402]))))" office:value-type="string" office:string-value="Cell 2401 - 1" calcext:value-type="string">
            <text:p>Cell 2401 - 1</text:p>
          </table:table-cell>
          <table:table-cell table:formula="of:= COM.MICROSOFT.CONCAT(&quot;Cell &quot;; COM.MICROSOFT.CONCAT(ROW([.B2402]) - 1; COM.MICROSOFT.CONCAT(&quot; - &quot;; COLUMN([.B2402]))))" office:value-type="string" office:string-value="Cell 2401 - 2" calcext:value-type="string">
            <text:p>Cell 2401 - 2</text:p>
          </table:table-cell>
        </table:table-row>
        <table:table-row table:style-name="ro1">
          <table:table-cell table:formula="of:= COM.MICROSOFT.CONCAT(&quot;Cell &quot;; COM.MICROSOFT.CONCAT(ROW([.A2403]) - 1; COM.MICROSOFT.CONCAT(&quot; - &quot;; COLUMN([.A2403]))))" office:value-type="string" office:string-value="Cell 2402 - 1" calcext:value-type="string">
            <text:p>Cell 2402 - 1</text:p>
          </table:table-cell>
          <table:table-cell table:formula="of:= COM.MICROSOFT.CONCAT(&quot;Cell &quot;; COM.MICROSOFT.CONCAT(ROW([.B2403]) - 1; COM.MICROSOFT.CONCAT(&quot; - &quot;; COLUMN([.B2403]))))" office:value-type="string" office:string-value="Cell 2402 - 2" calcext:value-type="string">
            <text:p>Cell 2402 - 2</text:p>
          </table:table-cell>
        </table:table-row>
        <table:table-row table:style-name="ro1">
          <table:table-cell table:formula="of:= COM.MICROSOFT.CONCAT(&quot;Cell &quot;; COM.MICROSOFT.CONCAT(ROW([.A2404]) - 1; COM.MICROSOFT.CONCAT(&quot; - &quot;; COLUMN([.A2404]))))" office:value-type="string" office:string-value="Cell 2403 - 1" calcext:value-type="string">
            <text:p>Cell 2403 - 1</text:p>
          </table:table-cell>
          <table:table-cell table:formula="of:= COM.MICROSOFT.CONCAT(&quot;Cell &quot;; COM.MICROSOFT.CONCAT(ROW([.B2404]) - 1; COM.MICROSOFT.CONCAT(&quot; - &quot;; COLUMN([.B2404]))))" office:value-type="string" office:string-value="Cell 2403 - 2" calcext:value-type="string">
            <text:p>Cell 2403 - 2</text:p>
          </table:table-cell>
        </table:table-row>
        <table:table-row table:style-name="ro1">
          <table:table-cell table:formula="of:= COM.MICROSOFT.CONCAT(&quot;Cell &quot;; COM.MICROSOFT.CONCAT(ROW([.A2405]) - 1; COM.MICROSOFT.CONCAT(&quot; - &quot;; COLUMN([.A2405]))))" office:value-type="string" office:string-value="Cell 2404 - 1" calcext:value-type="string">
            <text:p>Cell 2404 - 1</text:p>
          </table:table-cell>
          <table:table-cell table:formula="of:= COM.MICROSOFT.CONCAT(&quot;Cell &quot;; COM.MICROSOFT.CONCAT(ROW([.B2405]) - 1; COM.MICROSOFT.CONCAT(&quot; - &quot;; COLUMN([.B2405]))))" office:value-type="string" office:string-value="Cell 2404 - 2" calcext:value-type="string">
            <text:p>Cell 2404 - 2</text:p>
          </table:table-cell>
        </table:table-row>
        <table:table-row table:style-name="ro1">
          <table:table-cell table:formula="of:= COM.MICROSOFT.CONCAT(&quot;Cell &quot;; COM.MICROSOFT.CONCAT(ROW([.A2406]) - 1; COM.MICROSOFT.CONCAT(&quot; - &quot;; COLUMN([.A2406]))))" office:value-type="string" office:string-value="Cell 2405 - 1" calcext:value-type="string">
            <text:p>Cell 2405 - 1</text:p>
          </table:table-cell>
          <table:table-cell table:formula="of:= COM.MICROSOFT.CONCAT(&quot;Cell &quot;; COM.MICROSOFT.CONCAT(ROW([.B2406]) - 1; COM.MICROSOFT.CONCAT(&quot; - &quot;; COLUMN([.B2406]))))" office:value-type="string" office:string-value="Cell 2405 - 2" calcext:value-type="string">
            <text:p>Cell 2405 - 2</text:p>
          </table:table-cell>
        </table:table-row>
        <table:table-row table:style-name="ro1">
          <table:table-cell table:formula="of:= COM.MICROSOFT.CONCAT(&quot;Cell &quot;; COM.MICROSOFT.CONCAT(ROW([.A2407]) - 1; COM.MICROSOFT.CONCAT(&quot; - &quot;; COLUMN([.A2407]))))" office:value-type="string" office:string-value="Cell 2406 - 1" calcext:value-type="string">
            <text:p>Cell 2406 - 1</text:p>
          </table:table-cell>
          <table:table-cell table:formula="of:= COM.MICROSOFT.CONCAT(&quot;Cell &quot;; COM.MICROSOFT.CONCAT(ROW([.B2407]) - 1; COM.MICROSOFT.CONCAT(&quot; - &quot;; COLUMN([.B2407]))))" office:value-type="string" office:string-value="Cell 2406 - 2" calcext:value-type="string">
            <text:p>Cell 2406 - 2</text:p>
          </table:table-cell>
        </table:table-row>
        <table:table-row table:style-name="ro1">
          <table:table-cell table:formula="of:= COM.MICROSOFT.CONCAT(&quot;Cell &quot;; COM.MICROSOFT.CONCAT(ROW([.A2408]) - 1; COM.MICROSOFT.CONCAT(&quot; - &quot;; COLUMN([.A2408]))))" office:value-type="string" office:string-value="Cell 2407 - 1" calcext:value-type="string">
            <text:p>Cell 2407 - 1</text:p>
          </table:table-cell>
          <table:table-cell table:formula="of:= COM.MICROSOFT.CONCAT(&quot;Cell &quot;; COM.MICROSOFT.CONCAT(ROW([.B2408]) - 1; COM.MICROSOFT.CONCAT(&quot; - &quot;; COLUMN([.B2408]))))" office:value-type="string" office:string-value="Cell 2407 - 2" calcext:value-type="string">
            <text:p>Cell 2407 - 2</text:p>
          </table:table-cell>
        </table:table-row>
        <table:table-row table:style-name="ro1">
          <table:table-cell table:formula="of:= COM.MICROSOFT.CONCAT(&quot;Cell &quot;; COM.MICROSOFT.CONCAT(ROW([.A2409]) - 1; COM.MICROSOFT.CONCAT(&quot; - &quot;; COLUMN([.A2409]))))" office:value-type="string" office:string-value="Cell 2408 - 1" calcext:value-type="string">
            <text:p>Cell 2408 - 1</text:p>
          </table:table-cell>
          <table:table-cell table:formula="of:= COM.MICROSOFT.CONCAT(&quot;Cell &quot;; COM.MICROSOFT.CONCAT(ROW([.B2409]) - 1; COM.MICROSOFT.CONCAT(&quot; - &quot;; COLUMN([.B2409]))))" office:value-type="string" office:string-value="Cell 2408 - 2" calcext:value-type="string">
            <text:p>Cell 2408 - 2</text:p>
          </table:table-cell>
        </table:table-row>
        <table:table-row table:style-name="ro1">
          <table:table-cell table:formula="of:= COM.MICROSOFT.CONCAT(&quot;Cell &quot;; COM.MICROSOFT.CONCAT(ROW([.A2410]) - 1; COM.MICROSOFT.CONCAT(&quot; - &quot;; COLUMN([.A2410]))))" office:value-type="string" office:string-value="Cell 2409 - 1" calcext:value-type="string">
            <text:p>Cell 2409 - 1</text:p>
          </table:table-cell>
          <table:table-cell table:formula="of:= COM.MICROSOFT.CONCAT(&quot;Cell &quot;; COM.MICROSOFT.CONCAT(ROW([.B2410]) - 1; COM.MICROSOFT.CONCAT(&quot; - &quot;; COLUMN([.B2410]))))" office:value-type="string" office:string-value="Cell 2409 - 2" calcext:value-type="string">
            <text:p>Cell 2409 - 2</text:p>
          </table:table-cell>
        </table:table-row>
        <table:table-row table:style-name="ro1">
          <table:table-cell table:formula="of:= COM.MICROSOFT.CONCAT(&quot;Cell &quot;; COM.MICROSOFT.CONCAT(ROW([.A2411]) - 1; COM.MICROSOFT.CONCAT(&quot; - &quot;; COLUMN([.A2411]))))" office:value-type="string" office:string-value="Cell 2410 - 1" calcext:value-type="string">
            <text:p>Cell 2410 - 1</text:p>
          </table:table-cell>
          <table:table-cell table:formula="of:= COM.MICROSOFT.CONCAT(&quot;Cell &quot;; COM.MICROSOFT.CONCAT(ROW([.B2411]) - 1; COM.MICROSOFT.CONCAT(&quot; - &quot;; COLUMN([.B2411]))))" office:value-type="string" office:string-value="Cell 2410 - 2" calcext:value-type="string">
            <text:p>Cell 2410 - 2</text:p>
          </table:table-cell>
        </table:table-row>
        <table:table-row table:style-name="ro1">
          <table:table-cell table:formula="of:= COM.MICROSOFT.CONCAT(&quot;Cell &quot;; COM.MICROSOFT.CONCAT(ROW([.A2412]) - 1; COM.MICROSOFT.CONCAT(&quot; - &quot;; COLUMN([.A2412]))))" office:value-type="string" office:string-value="Cell 2411 - 1" calcext:value-type="string">
            <text:p>Cell 2411 - 1</text:p>
          </table:table-cell>
          <table:table-cell table:formula="of:= COM.MICROSOFT.CONCAT(&quot;Cell &quot;; COM.MICROSOFT.CONCAT(ROW([.B2412]) - 1; COM.MICROSOFT.CONCAT(&quot; - &quot;; COLUMN([.B2412]))))" office:value-type="string" office:string-value="Cell 2411 - 2" calcext:value-type="string">
            <text:p>Cell 2411 - 2</text:p>
          </table:table-cell>
        </table:table-row>
        <table:table-row table:style-name="ro1">
          <table:table-cell table:formula="of:= COM.MICROSOFT.CONCAT(&quot;Cell &quot;; COM.MICROSOFT.CONCAT(ROW([.A2413]) - 1; COM.MICROSOFT.CONCAT(&quot; - &quot;; COLUMN([.A2413]))))" office:value-type="string" office:string-value="Cell 2412 - 1" calcext:value-type="string">
            <text:p>Cell 2412 - 1</text:p>
          </table:table-cell>
          <table:table-cell table:formula="of:= COM.MICROSOFT.CONCAT(&quot;Cell &quot;; COM.MICROSOFT.CONCAT(ROW([.B2413]) - 1; COM.MICROSOFT.CONCAT(&quot; - &quot;; COLUMN([.B2413]))))" office:value-type="string" office:string-value="Cell 2412 - 2" calcext:value-type="string">
            <text:p>Cell 2412 - 2</text:p>
          </table:table-cell>
        </table:table-row>
        <table:table-row table:style-name="ro1">
          <table:table-cell table:formula="of:= COM.MICROSOFT.CONCAT(&quot;Cell &quot;; COM.MICROSOFT.CONCAT(ROW([.A2414]) - 1; COM.MICROSOFT.CONCAT(&quot; - &quot;; COLUMN([.A2414]))))" office:value-type="string" office:string-value="Cell 2413 - 1" calcext:value-type="string">
            <text:p>Cell 2413 - 1</text:p>
          </table:table-cell>
          <table:table-cell table:formula="of:= COM.MICROSOFT.CONCAT(&quot;Cell &quot;; COM.MICROSOFT.CONCAT(ROW([.B2414]) - 1; COM.MICROSOFT.CONCAT(&quot; - &quot;; COLUMN([.B2414]))))" office:value-type="string" office:string-value="Cell 2413 - 2" calcext:value-type="string">
            <text:p>Cell 2413 - 2</text:p>
          </table:table-cell>
        </table:table-row>
        <table:table-row table:style-name="ro1">
          <table:table-cell table:formula="of:= COM.MICROSOFT.CONCAT(&quot;Cell &quot;; COM.MICROSOFT.CONCAT(ROW([.A2415]) - 1; COM.MICROSOFT.CONCAT(&quot; - &quot;; COLUMN([.A2415]))))" office:value-type="string" office:string-value="Cell 2414 - 1" calcext:value-type="string">
            <text:p>Cell 2414 - 1</text:p>
          </table:table-cell>
          <table:table-cell table:formula="of:= COM.MICROSOFT.CONCAT(&quot;Cell &quot;; COM.MICROSOFT.CONCAT(ROW([.B2415]) - 1; COM.MICROSOFT.CONCAT(&quot; - &quot;; COLUMN([.B2415]))))" office:value-type="string" office:string-value="Cell 2414 - 2" calcext:value-type="string">
            <text:p>Cell 2414 - 2</text:p>
          </table:table-cell>
        </table:table-row>
        <table:table-row table:style-name="ro1">
          <table:table-cell table:formula="of:= COM.MICROSOFT.CONCAT(&quot;Cell &quot;; COM.MICROSOFT.CONCAT(ROW([.A2416]) - 1; COM.MICROSOFT.CONCAT(&quot; - &quot;; COLUMN([.A2416]))))" office:value-type="string" office:string-value="Cell 2415 - 1" calcext:value-type="string">
            <text:p>Cell 2415 - 1</text:p>
          </table:table-cell>
          <table:table-cell table:formula="of:= COM.MICROSOFT.CONCAT(&quot;Cell &quot;; COM.MICROSOFT.CONCAT(ROW([.B2416]) - 1; COM.MICROSOFT.CONCAT(&quot; - &quot;; COLUMN([.B2416]))))" office:value-type="string" office:string-value="Cell 2415 - 2" calcext:value-type="string">
            <text:p>Cell 2415 - 2</text:p>
          </table:table-cell>
        </table:table-row>
        <table:table-row table:style-name="ro1">
          <table:table-cell table:formula="of:= COM.MICROSOFT.CONCAT(&quot;Cell &quot;; COM.MICROSOFT.CONCAT(ROW([.A2417]) - 1; COM.MICROSOFT.CONCAT(&quot; - &quot;; COLUMN([.A2417]))))" office:value-type="string" office:string-value="Cell 2416 - 1" calcext:value-type="string">
            <text:p>Cell 2416 - 1</text:p>
          </table:table-cell>
          <table:table-cell table:formula="of:= COM.MICROSOFT.CONCAT(&quot;Cell &quot;; COM.MICROSOFT.CONCAT(ROW([.B2417]) - 1; COM.MICROSOFT.CONCAT(&quot; - &quot;; COLUMN([.B2417]))))" office:value-type="string" office:string-value="Cell 2416 - 2" calcext:value-type="string">
            <text:p>Cell 2416 - 2</text:p>
          </table:table-cell>
        </table:table-row>
        <table:table-row table:style-name="ro1">
          <table:table-cell table:formula="of:= COM.MICROSOFT.CONCAT(&quot;Cell &quot;; COM.MICROSOFT.CONCAT(ROW([.A2418]) - 1; COM.MICROSOFT.CONCAT(&quot; - &quot;; COLUMN([.A2418]))))" office:value-type="string" office:string-value="Cell 2417 - 1" calcext:value-type="string">
            <text:p>Cell 2417 - 1</text:p>
          </table:table-cell>
          <table:table-cell table:formula="of:= COM.MICROSOFT.CONCAT(&quot;Cell &quot;; COM.MICROSOFT.CONCAT(ROW([.B2418]) - 1; COM.MICROSOFT.CONCAT(&quot; - &quot;; COLUMN([.B2418]))))" office:value-type="string" office:string-value="Cell 2417 - 2" calcext:value-type="string">
            <text:p>Cell 2417 - 2</text:p>
          </table:table-cell>
        </table:table-row>
        <table:table-row table:style-name="ro1">
          <table:table-cell table:formula="of:= COM.MICROSOFT.CONCAT(&quot;Cell &quot;; COM.MICROSOFT.CONCAT(ROW([.A2419]) - 1; COM.MICROSOFT.CONCAT(&quot; - &quot;; COLUMN([.A2419]))))" office:value-type="string" office:string-value="Cell 2418 - 1" calcext:value-type="string">
            <text:p>Cell 2418 - 1</text:p>
          </table:table-cell>
          <table:table-cell table:formula="of:= COM.MICROSOFT.CONCAT(&quot;Cell &quot;; COM.MICROSOFT.CONCAT(ROW([.B2419]) - 1; COM.MICROSOFT.CONCAT(&quot; - &quot;; COLUMN([.B2419]))))" office:value-type="string" office:string-value="Cell 2418 - 2" calcext:value-type="string">
            <text:p>Cell 2418 - 2</text:p>
          </table:table-cell>
        </table:table-row>
        <table:table-row table:style-name="ro1">
          <table:table-cell table:formula="of:= COM.MICROSOFT.CONCAT(&quot;Cell &quot;; COM.MICROSOFT.CONCAT(ROW([.A2420]) - 1; COM.MICROSOFT.CONCAT(&quot; - &quot;; COLUMN([.A2420]))))" office:value-type="string" office:string-value="Cell 2419 - 1" calcext:value-type="string">
            <text:p>Cell 2419 - 1</text:p>
          </table:table-cell>
          <table:table-cell table:formula="of:= COM.MICROSOFT.CONCAT(&quot;Cell &quot;; COM.MICROSOFT.CONCAT(ROW([.B2420]) - 1; COM.MICROSOFT.CONCAT(&quot; - &quot;; COLUMN([.B2420]))))" office:value-type="string" office:string-value="Cell 2419 - 2" calcext:value-type="string">
            <text:p>Cell 2419 - 2</text:p>
          </table:table-cell>
        </table:table-row>
        <table:table-row table:style-name="ro1">
          <table:table-cell table:formula="of:= COM.MICROSOFT.CONCAT(&quot;Cell &quot;; COM.MICROSOFT.CONCAT(ROW([.A2421]) - 1; COM.MICROSOFT.CONCAT(&quot; - &quot;; COLUMN([.A2421]))))" office:value-type="string" office:string-value="Cell 2420 - 1" calcext:value-type="string">
            <text:p>Cell 2420 - 1</text:p>
          </table:table-cell>
          <table:table-cell table:formula="of:= COM.MICROSOFT.CONCAT(&quot;Cell &quot;; COM.MICROSOFT.CONCAT(ROW([.B2421]) - 1; COM.MICROSOFT.CONCAT(&quot; - &quot;; COLUMN([.B2421]))))" office:value-type="string" office:string-value="Cell 2420 - 2" calcext:value-type="string">
            <text:p>Cell 2420 - 2</text:p>
          </table:table-cell>
        </table:table-row>
        <table:table-row table:style-name="ro1">
          <table:table-cell table:formula="of:= COM.MICROSOFT.CONCAT(&quot;Cell &quot;; COM.MICROSOFT.CONCAT(ROW([.A2422]) - 1; COM.MICROSOFT.CONCAT(&quot; - &quot;; COLUMN([.A2422]))))" office:value-type="string" office:string-value="Cell 2421 - 1" calcext:value-type="string">
            <text:p>Cell 2421 - 1</text:p>
          </table:table-cell>
          <table:table-cell table:formula="of:= COM.MICROSOFT.CONCAT(&quot;Cell &quot;; COM.MICROSOFT.CONCAT(ROW([.B2422]) - 1; COM.MICROSOFT.CONCAT(&quot; - &quot;; COLUMN([.B2422]))))" office:value-type="string" office:string-value="Cell 2421 - 2" calcext:value-type="string">
            <text:p>Cell 2421 - 2</text:p>
          </table:table-cell>
        </table:table-row>
        <table:table-row table:style-name="ro1">
          <table:table-cell table:formula="of:= COM.MICROSOFT.CONCAT(&quot;Cell &quot;; COM.MICROSOFT.CONCAT(ROW([.A2423]) - 1; COM.MICROSOFT.CONCAT(&quot; - &quot;; COLUMN([.A2423]))))" office:value-type="string" office:string-value="Cell 2422 - 1" calcext:value-type="string">
            <text:p>Cell 2422 - 1</text:p>
          </table:table-cell>
          <table:table-cell table:formula="of:= COM.MICROSOFT.CONCAT(&quot;Cell &quot;; COM.MICROSOFT.CONCAT(ROW([.B2423]) - 1; COM.MICROSOFT.CONCAT(&quot; - &quot;; COLUMN([.B2423]))))" office:value-type="string" office:string-value="Cell 2422 - 2" calcext:value-type="string">
            <text:p>Cell 2422 - 2</text:p>
          </table:table-cell>
        </table:table-row>
        <table:table-row table:style-name="ro1">
          <table:table-cell table:formula="of:= COM.MICROSOFT.CONCAT(&quot;Cell &quot;; COM.MICROSOFT.CONCAT(ROW([.A2424]) - 1; COM.MICROSOFT.CONCAT(&quot; - &quot;; COLUMN([.A2424]))))" office:value-type="string" office:string-value="Cell 2423 - 1" calcext:value-type="string">
            <text:p>Cell 2423 - 1</text:p>
          </table:table-cell>
          <table:table-cell table:formula="of:= COM.MICROSOFT.CONCAT(&quot;Cell &quot;; COM.MICROSOFT.CONCAT(ROW([.B2424]) - 1; COM.MICROSOFT.CONCAT(&quot; - &quot;; COLUMN([.B2424]))))" office:value-type="string" office:string-value="Cell 2423 - 2" calcext:value-type="string">
            <text:p>Cell 2423 - 2</text:p>
          </table:table-cell>
        </table:table-row>
        <table:table-row table:style-name="ro1">
          <table:table-cell table:formula="of:= COM.MICROSOFT.CONCAT(&quot;Cell &quot;; COM.MICROSOFT.CONCAT(ROW([.A2425]) - 1; COM.MICROSOFT.CONCAT(&quot; - &quot;; COLUMN([.A2425]))))" office:value-type="string" office:string-value="Cell 2424 - 1" calcext:value-type="string">
            <text:p>Cell 2424 - 1</text:p>
          </table:table-cell>
          <table:table-cell table:formula="of:= COM.MICROSOFT.CONCAT(&quot;Cell &quot;; COM.MICROSOFT.CONCAT(ROW([.B2425]) - 1; COM.MICROSOFT.CONCAT(&quot; - &quot;; COLUMN([.B2425]))))" office:value-type="string" office:string-value="Cell 2424 - 2" calcext:value-type="string">
            <text:p>Cell 2424 - 2</text:p>
          </table:table-cell>
        </table:table-row>
        <table:table-row table:style-name="ro1">
          <table:table-cell table:formula="of:= COM.MICROSOFT.CONCAT(&quot;Cell &quot;; COM.MICROSOFT.CONCAT(ROW([.A2426]) - 1; COM.MICROSOFT.CONCAT(&quot; - &quot;; COLUMN([.A2426]))))" office:value-type="string" office:string-value="Cell 2425 - 1" calcext:value-type="string">
            <text:p>Cell 2425 - 1</text:p>
          </table:table-cell>
          <table:table-cell table:formula="of:= COM.MICROSOFT.CONCAT(&quot;Cell &quot;; COM.MICROSOFT.CONCAT(ROW([.B2426]) - 1; COM.MICROSOFT.CONCAT(&quot; - &quot;; COLUMN([.B2426]))))" office:value-type="string" office:string-value="Cell 2425 - 2" calcext:value-type="string">
            <text:p>Cell 2425 - 2</text:p>
          </table:table-cell>
        </table:table-row>
        <table:table-row table:style-name="ro1">
          <table:table-cell table:formula="of:= COM.MICROSOFT.CONCAT(&quot;Cell &quot;; COM.MICROSOFT.CONCAT(ROW([.A2427]) - 1; COM.MICROSOFT.CONCAT(&quot; - &quot;; COLUMN([.A2427]))))" office:value-type="string" office:string-value="Cell 2426 - 1" calcext:value-type="string">
            <text:p>Cell 2426 - 1</text:p>
          </table:table-cell>
          <table:table-cell table:formula="of:= COM.MICROSOFT.CONCAT(&quot;Cell &quot;; COM.MICROSOFT.CONCAT(ROW([.B2427]) - 1; COM.MICROSOFT.CONCAT(&quot; - &quot;; COLUMN([.B2427]))))" office:value-type="string" office:string-value="Cell 2426 - 2" calcext:value-type="string">
            <text:p>Cell 2426 - 2</text:p>
          </table:table-cell>
        </table:table-row>
        <table:table-row table:style-name="ro1">
          <table:table-cell table:formula="of:= COM.MICROSOFT.CONCAT(&quot;Cell &quot;; COM.MICROSOFT.CONCAT(ROW([.A2428]) - 1; COM.MICROSOFT.CONCAT(&quot; - &quot;; COLUMN([.A2428]))))" office:value-type="string" office:string-value="Cell 2427 - 1" calcext:value-type="string">
            <text:p>Cell 2427 - 1</text:p>
          </table:table-cell>
          <table:table-cell table:formula="of:= COM.MICROSOFT.CONCAT(&quot;Cell &quot;; COM.MICROSOFT.CONCAT(ROW([.B2428]) - 1; COM.MICROSOFT.CONCAT(&quot; - &quot;; COLUMN([.B2428]))))" office:value-type="string" office:string-value="Cell 2427 - 2" calcext:value-type="string">
            <text:p>Cell 2427 - 2</text:p>
          </table:table-cell>
        </table:table-row>
        <table:table-row table:style-name="ro1">
          <table:table-cell table:formula="of:= COM.MICROSOFT.CONCAT(&quot;Cell &quot;; COM.MICROSOFT.CONCAT(ROW([.A2429]) - 1; COM.MICROSOFT.CONCAT(&quot; - &quot;; COLUMN([.A2429]))))" office:value-type="string" office:string-value="Cell 2428 - 1" calcext:value-type="string">
            <text:p>Cell 2428 - 1</text:p>
          </table:table-cell>
          <table:table-cell table:formula="of:= COM.MICROSOFT.CONCAT(&quot;Cell &quot;; COM.MICROSOFT.CONCAT(ROW([.B2429]) - 1; COM.MICROSOFT.CONCAT(&quot; - &quot;; COLUMN([.B2429]))))" office:value-type="string" office:string-value="Cell 2428 - 2" calcext:value-type="string">
            <text:p>Cell 2428 - 2</text:p>
          </table:table-cell>
        </table:table-row>
        <table:table-row table:style-name="ro1">
          <table:table-cell table:formula="of:= COM.MICROSOFT.CONCAT(&quot;Cell &quot;; COM.MICROSOFT.CONCAT(ROW([.A2430]) - 1; COM.MICROSOFT.CONCAT(&quot; - &quot;; COLUMN([.A2430]))))" office:value-type="string" office:string-value="Cell 2429 - 1" calcext:value-type="string">
            <text:p>Cell 2429 - 1</text:p>
          </table:table-cell>
          <table:table-cell table:formula="of:= COM.MICROSOFT.CONCAT(&quot;Cell &quot;; COM.MICROSOFT.CONCAT(ROW([.B2430]) - 1; COM.MICROSOFT.CONCAT(&quot; - &quot;; COLUMN([.B2430]))))" office:value-type="string" office:string-value="Cell 2429 - 2" calcext:value-type="string">
            <text:p>Cell 2429 - 2</text:p>
          </table:table-cell>
        </table:table-row>
        <table:table-row table:style-name="ro1">
          <table:table-cell table:formula="of:= COM.MICROSOFT.CONCAT(&quot;Cell &quot;; COM.MICROSOFT.CONCAT(ROW([.A2431]) - 1; COM.MICROSOFT.CONCAT(&quot; - &quot;; COLUMN([.A2431]))))" office:value-type="string" office:string-value="Cell 2430 - 1" calcext:value-type="string">
            <text:p>Cell 2430 - 1</text:p>
          </table:table-cell>
          <table:table-cell table:formula="of:= COM.MICROSOFT.CONCAT(&quot;Cell &quot;; COM.MICROSOFT.CONCAT(ROW([.B2431]) - 1; COM.MICROSOFT.CONCAT(&quot; - &quot;; COLUMN([.B2431]))))" office:value-type="string" office:string-value="Cell 2430 - 2" calcext:value-type="string">
            <text:p>Cell 2430 - 2</text:p>
          </table:table-cell>
        </table:table-row>
        <table:table-row table:style-name="ro1">
          <table:table-cell table:formula="of:= COM.MICROSOFT.CONCAT(&quot;Cell &quot;; COM.MICROSOFT.CONCAT(ROW([.A2432]) - 1; COM.MICROSOFT.CONCAT(&quot; - &quot;; COLUMN([.A2432]))))" office:value-type="string" office:string-value="Cell 2431 - 1" calcext:value-type="string">
            <text:p>Cell 2431 - 1</text:p>
          </table:table-cell>
          <table:table-cell table:formula="of:= COM.MICROSOFT.CONCAT(&quot;Cell &quot;; COM.MICROSOFT.CONCAT(ROW([.B2432]) - 1; COM.MICROSOFT.CONCAT(&quot; - &quot;; COLUMN([.B2432]))))" office:value-type="string" office:string-value="Cell 2431 - 2" calcext:value-type="string">
            <text:p>Cell 2431 - 2</text:p>
          </table:table-cell>
        </table:table-row>
        <table:table-row table:style-name="ro1">
          <table:table-cell table:formula="of:= COM.MICROSOFT.CONCAT(&quot;Cell &quot;; COM.MICROSOFT.CONCAT(ROW([.A2433]) - 1; COM.MICROSOFT.CONCAT(&quot; - &quot;; COLUMN([.A2433]))))" office:value-type="string" office:string-value="Cell 2432 - 1" calcext:value-type="string">
            <text:p>Cell 2432 - 1</text:p>
          </table:table-cell>
          <table:table-cell table:formula="of:= COM.MICROSOFT.CONCAT(&quot;Cell &quot;; COM.MICROSOFT.CONCAT(ROW([.B2433]) - 1; COM.MICROSOFT.CONCAT(&quot; - &quot;; COLUMN([.B2433]))))" office:value-type="string" office:string-value="Cell 2432 - 2" calcext:value-type="string">
            <text:p>Cell 2432 - 2</text:p>
          </table:table-cell>
        </table:table-row>
        <table:table-row table:style-name="ro1">
          <table:table-cell table:formula="of:= COM.MICROSOFT.CONCAT(&quot;Cell &quot;; COM.MICROSOFT.CONCAT(ROW([.A2434]) - 1; COM.MICROSOFT.CONCAT(&quot; - &quot;; COLUMN([.A2434]))))" office:value-type="string" office:string-value="Cell 2433 - 1" calcext:value-type="string">
            <text:p>Cell 2433 - 1</text:p>
          </table:table-cell>
          <table:table-cell table:formula="of:= COM.MICROSOFT.CONCAT(&quot;Cell &quot;; COM.MICROSOFT.CONCAT(ROW([.B2434]) - 1; COM.MICROSOFT.CONCAT(&quot; - &quot;; COLUMN([.B2434]))))" office:value-type="string" office:string-value="Cell 2433 - 2" calcext:value-type="string">
            <text:p>Cell 2433 - 2</text:p>
          </table:table-cell>
        </table:table-row>
        <table:table-row table:style-name="ro1">
          <table:table-cell table:formula="of:= COM.MICROSOFT.CONCAT(&quot;Cell &quot;; COM.MICROSOFT.CONCAT(ROW([.A2435]) - 1; COM.MICROSOFT.CONCAT(&quot; - &quot;; COLUMN([.A2435]))))" office:value-type="string" office:string-value="Cell 2434 - 1" calcext:value-type="string">
            <text:p>Cell 2434 - 1</text:p>
          </table:table-cell>
          <table:table-cell table:formula="of:= COM.MICROSOFT.CONCAT(&quot;Cell &quot;; COM.MICROSOFT.CONCAT(ROW([.B2435]) - 1; COM.MICROSOFT.CONCAT(&quot; - &quot;; COLUMN([.B2435]))))" office:value-type="string" office:string-value="Cell 2434 - 2" calcext:value-type="string">
            <text:p>Cell 2434 - 2</text:p>
          </table:table-cell>
        </table:table-row>
        <table:table-row table:style-name="ro1">
          <table:table-cell table:formula="of:= COM.MICROSOFT.CONCAT(&quot;Cell &quot;; COM.MICROSOFT.CONCAT(ROW([.A2436]) - 1; COM.MICROSOFT.CONCAT(&quot; - &quot;; COLUMN([.A2436]))))" office:value-type="string" office:string-value="Cell 2435 - 1" calcext:value-type="string">
            <text:p>Cell 2435 - 1</text:p>
          </table:table-cell>
          <table:table-cell table:formula="of:= COM.MICROSOFT.CONCAT(&quot;Cell &quot;; COM.MICROSOFT.CONCAT(ROW([.B2436]) - 1; COM.MICROSOFT.CONCAT(&quot; - &quot;; COLUMN([.B2436]))))" office:value-type="string" office:string-value="Cell 2435 - 2" calcext:value-type="string">
            <text:p>Cell 2435 - 2</text:p>
          </table:table-cell>
        </table:table-row>
        <table:table-row table:style-name="ro1">
          <table:table-cell table:formula="of:= COM.MICROSOFT.CONCAT(&quot;Cell &quot;; COM.MICROSOFT.CONCAT(ROW([.A2437]) - 1; COM.MICROSOFT.CONCAT(&quot; - &quot;; COLUMN([.A2437]))))" office:value-type="string" office:string-value="Cell 2436 - 1" calcext:value-type="string">
            <text:p>Cell 2436 - 1</text:p>
          </table:table-cell>
          <table:table-cell table:formula="of:= COM.MICROSOFT.CONCAT(&quot;Cell &quot;; COM.MICROSOFT.CONCAT(ROW([.B2437]) - 1; COM.MICROSOFT.CONCAT(&quot; - &quot;; COLUMN([.B2437]))))" office:value-type="string" office:string-value="Cell 2436 - 2" calcext:value-type="string">
            <text:p>Cell 2436 - 2</text:p>
          </table:table-cell>
        </table:table-row>
        <table:table-row table:style-name="ro1">
          <table:table-cell table:formula="of:= COM.MICROSOFT.CONCAT(&quot;Cell &quot;; COM.MICROSOFT.CONCAT(ROW([.A2438]) - 1; COM.MICROSOFT.CONCAT(&quot; - &quot;; COLUMN([.A2438]))))" office:value-type="string" office:string-value="Cell 2437 - 1" calcext:value-type="string">
            <text:p>Cell 2437 - 1</text:p>
          </table:table-cell>
          <table:table-cell table:formula="of:= COM.MICROSOFT.CONCAT(&quot;Cell &quot;; COM.MICROSOFT.CONCAT(ROW([.B2438]) - 1; COM.MICROSOFT.CONCAT(&quot; - &quot;; COLUMN([.B2438]))))" office:value-type="string" office:string-value="Cell 2437 - 2" calcext:value-type="string">
            <text:p>Cell 2437 - 2</text:p>
          </table:table-cell>
        </table:table-row>
        <table:table-row table:style-name="ro1">
          <table:table-cell table:formula="of:= COM.MICROSOFT.CONCAT(&quot;Cell &quot;; COM.MICROSOFT.CONCAT(ROW([.A2439]) - 1; COM.MICROSOFT.CONCAT(&quot; - &quot;; COLUMN([.A2439]))))" office:value-type="string" office:string-value="Cell 2438 - 1" calcext:value-type="string">
            <text:p>Cell 2438 - 1</text:p>
          </table:table-cell>
          <table:table-cell table:formula="of:= COM.MICROSOFT.CONCAT(&quot;Cell &quot;; COM.MICROSOFT.CONCAT(ROW([.B2439]) - 1; COM.MICROSOFT.CONCAT(&quot; - &quot;; COLUMN([.B2439]))))" office:value-type="string" office:string-value="Cell 2438 - 2" calcext:value-type="string">
            <text:p>Cell 2438 - 2</text:p>
          </table:table-cell>
        </table:table-row>
        <table:table-row table:style-name="ro1">
          <table:table-cell table:formula="of:= COM.MICROSOFT.CONCAT(&quot;Cell &quot;; COM.MICROSOFT.CONCAT(ROW([.A2440]) - 1; COM.MICROSOFT.CONCAT(&quot; - &quot;; COLUMN([.A2440]))))" office:value-type="string" office:string-value="Cell 2439 - 1" calcext:value-type="string">
            <text:p>Cell 2439 - 1</text:p>
          </table:table-cell>
          <table:table-cell table:formula="of:= COM.MICROSOFT.CONCAT(&quot;Cell &quot;; COM.MICROSOFT.CONCAT(ROW([.B2440]) - 1; COM.MICROSOFT.CONCAT(&quot; - &quot;; COLUMN([.B2440]))))" office:value-type="string" office:string-value="Cell 2439 - 2" calcext:value-type="string">
            <text:p>Cell 2439 - 2</text:p>
          </table:table-cell>
        </table:table-row>
        <table:table-row table:style-name="ro1">
          <table:table-cell table:formula="of:= COM.MICROSOFT.CONCAT(&quot;Cell &quot;; COM.MICROSOFT.CONCAT(ROW([.A2441]) - 1; COM.MICROSOFT.CONCAT(&quot; - &quot;; COLUMN([.A2441]))))" office:value-type="string" office:string-value="Cell 2440 - 1" calcext:value-type="string">
            <text:p>Cell 2440 - 1</text:p>
          </table:table-cell>
          <table:table-cell table:formula="of:= COM.MICROSOFT.CONCAT(&quot;Cell &quot;; COM.MICROSOFT.CONCAT(ROW([.B2441]) - 1; COM.MICROSOFT.CONCAT(&quot; - &quot;; COLUMN([.B2441]))))" office:value-type="string" office:string-value="Cell 2440 - 2" calcext:value-type="string">
            <text:p>Cell 2440 - 2</text:p>
          </table:table-cell>
        </table:table-row>
        <table:table-row table:style-name="ro1">
          <table:table-cell table:formula="of:= COM.MICROSOFT.CONCAT(&quot;Cell &quot;; COM.MICROSOFT.CONCAT(ROW([.A2442]) - 1; COM.MICROSOFT.CONCAT(&quot; - &quot;; COLUMN([.A2442]))))" office:value-type="string" office:string-value="Cell 2441 - 1" calcext:value-type="string">
            <text:p>Cell 2441 - 1</text:p>
          </table:table-cell>
          <table:table-cell table:formula="of:= COM.MICROSOFT.CONCAT(&quot;Cell &quot;; COM.MICROSOFT.CONCAT(ROW([.B2442]) - 1; COM.MICROSOFT.CONCAT(&quot; - &quot;; COLUMN([.B2442]))))" office:value-type="string" office:string-value="Cell 2441 - 2" calcext:value-type="string">
            <text:p>Cell 2441 - 2</text:p>
          </table:table-cell>
        </table:table-row>
        <table:table-row table:style-name="ro1">
          <table:table-cell table:formula="of:= COM.MICROSOFT.CONCAT(&quot;Cell &quot;; COM.MICROSOFT.CONCAT(ROW([.A2443]) - 1; COM.MICROSOFT.CONCAT(&quot; - &quot;; COLUMN([.A2443]))))" office:value-type="string" office:string-value="Cell 2442 - 1" calcext:value-type="string">
            <text:p>Cell 2442 - 1</text:p>
          </table:table-cell>
          <table:table-cell table:formula="of:= COM.MICROSOFT.CONCAT(&quot;Cell &quot;; COM.MICROSOFT.CONCAT(ROW([.B2443]) - 1; COM.MICROSOFT.CONCAT(&quot; - &quot;; COLUMN([.B2443]))))" office:value-type="string" office:string-value="Cell 2442 - 2" calcext:value-type="string">
            <text:p>Cell 2442 - 2</text:p>
          </table:table-cell>
        </table:table-row>
        <table:table-row table:style-name="ro1">
          <table:table-cell table:formula="of:= COM.MICROSOFT.CONCAT(&quot;Cell &quot;; COM.MICROSOFT.CONCAT(ROW([.A2444]) - 1; COM.MICROSOFT.CONCAT(&quot; - &quot;; COLUMN([.A2444]))))" office:value-type="string" office:string-value="Cell 2443 - 1" calcext:value-type="string">
            <text:p>Cell 2443 - 1</text:p>
          </table:table-cell>
          <table:table-cell table:formula="of:= COM.MICROSOFT.CONCAT(&quot;Cell &quot;; COM.MICROSOFT.CONCAT(ROW([.B2444]) - 1; COM.MICROSOFT.CONCAT(&quot; - &quot;; COLUMN([.B2444]))))" office:value-type="string" office:string-value="Cell 2443 - 2" calcext:value-type="string">
            <text:p>Cell 2443 - 2</text:p>
          </table:table-cell>
        </table:table-row>
        <table:table-row table:style-name="ro1">
          <table:table-cell table:formula="of:= COM.MICROSOFT.CONCAT(&quot;Cell &quot;; COM.MICROSOFT.CONCAT(ROW([.A2445]) - 1; COM.MICROSOFT.CONCAT(&quot; - &quot;; COLUMN([.A2445]))))" office:value-type="string" office:string-value="Cell 2444 - 1" calcext:value-type="string">
            <text:p>Cell 2444 - 1</text:p>
          </table:table-cell>
          <table:table-cell table:formula="of:= COM.MICROSOFT.CONCAT(&quot;Cell &quot;; COM.MICROSOFT.CONCAT(ROW([.B2445]) - 1; COM.MICROSOFT.CONCAT(&quot; - &quot;; COLUMN([.B2445]))))" office:value-type="string" office:string-value="Cell 2444 - 2" calcext:value-type="string">
            <text:p>Cell 2444 - 2</text:p>
          </table:table-cell>
        </table:table-row>
        <table:table-row table:style-name="ro1">
          <table:table-cell table:formula="of:= COM.MICROSOFT.CONCAT(&quot;Cell &quot;; COM.MICROSOFT.CONCAT(ROW([.A2446]) - 1; COM.MICROSOFT.CONCAT(&quot; - &quot;; COLUMN([.A2446]))))" office:value-type="string" office:string-value="Cell 2445 - 1" calcext:value-type="string">
            <text:p>Cell 2445 - 1</text:p>
          </table:table-cell>
          <table:table-cell table:formula="of:= COM.MICROSOFT.CONCAT(&quot;Cell &quot;; COM.MICROSOFT.CONCAT(ROW([.B2446]) - 1; COM.MICROSOFT.CONCAT(&quot; - &quot;; COLUMN([.B2446]))))" office:value-type="string" office:string-value="Cell 2445 - 2" calcext:value-type="string">
            <text:p>Cell 2445 - 2</text:p>
          </table:table-cell>
        </table:table-row>
        <table:table-row table:style-name="ro1">
          <table:table-cell table:formula="of:= COM.MICROSOFT.CONCAT(&quot;Cell &quot;; COM.MICROSOFT.CONCAT(ROW([.A2447]) - 1; COM.MICROSOFT.CONCAT(&quot; - &quot;; COLUMN([.A2447]))))" office:value-type="string" office:string-value="Cell 2446 - 1" calcext:value-type="string">
            <text:p>Cell 2446 - 1</text:p>
          </table:table-cell>
          <table:table-cell table:formula="of:= COM.MICROSOFT.CONCAT(&quot;Cell &quot;; COM.MICROSOFT.CONCAT(ROW([.B2447]) - 1; COM.MICROSOFT.CONCAT(&quot; - &quot;; COLUMN([.B2447]))))" office:value-type="string" office:string-value="Cell 2446 - 2" calcext:value-type="string">
            <text:p>Cell 2446 - 2</text:p>
          </table:table-cell>
        </table:table-row>
        <table:table-row table:style-name="ro1">
          <table:table-cell table:formula="of:= COM.MICROSOFT.CONCAT(&quot;Cell &quot;; COM.MICROSOFT.CONCAT(ROW([.A2448]) - 1; COM.MICROSOFT.CONCAT(&quot; - &quot;; COLUMN([.A2448]))))" office:value-type="string" office:string-value="Cell 2447 - 1" calcext:value-type="string">
            <text:p>Cell 2447 - 1</text:p>
          </table:table-cell>
          <table:table-cell table:formula="of:= COM.MICROSOFT.CONCAT(&quot;Cell &quot;; COM.MICROSOFT.CONCAT(ROW([.B2448]) - 1; COM.MICROSOFT.CONCAT(&quot; - &quot;; COLUMN([.B2448]))))" office:value-type="string" office:string-value="Cell 2447 - 2" calcext:value-type="string">
            <text:p>Cell 2447 - 2</text:p>
          </table:table-cell>
        </table:table-row>
        <table:table-row table:style-name="ro1">
          <table:table-cell table:formula="of:= COM.MICROSOFT.CONCAT(&quot;Cell &quot;; COM.MICROSOFT.CONCAT(ROW([.A2449]) - 1; COM.MICROSOFT.CONCAT(&quot; - &quot;; COLUMN([.A2449]))))" office:value-type="string" office:string-value="Cell 2448 - 1" calcext:value-type="string">
            <text:p>Cell 2448 - 1</text:p>
          </table:table-cell>
          <table:table-cell table:formula="of:= COM.MICROSOFT.CONCAT(&quot;Cell &quot;; COM.MICROSOFT.CONCAT(ROW([.B2449]) - 1; COM.MICROSOFT.CONCAT(&quot; - &quot;; COLUMN([.B2449]))))" office:value-type="string" office:string-value="Cell 2448 - 2" calcext:value-type="string">
            <text:p>Cell 2448 - 2</text:p>
          </table:table-cell>
        </table:table-row>
        <table:table-row table:style-name="ro1">
          <table:table-cell table:formula="of:= COM.MICROSOFT.CONCAT(&quot;Cell &quot;; COM.MICROSOFT.CONCAT(ROW([.A2450]) - 1; COM.MICROSOFT.CONCAT(&quot; - &quot;; COLUMN([.A2450]))))" office:value-type="string" office:string-value="Cell 2449 - 1" calcext:value-type="string">
            <text:p>Cell 2449 - 1</text:p>
          </table:table-cell>
          <table:table-cell table:formula="of:= COM.MICROSOFT.CONCAT(&quot;Cell &quot;; COM.MICROSOFT.CONCAT(ROW([.B2450]) - 1; COM.MICROSOFT.CONCAT(&quot; - &quot;; COLUMN([.B2450]))))" office:value-type="string" office:string-value="Cell 2449 - 2" calcext:value-type="string">
            <text:p>Cell 2449 - 2</text:p>
          </table:table-cell>
        </table:table-row>
        <table:table-row table:style-name="ro1">
          <table:table-cell table:formula="of:= COM.MICROSOFT.CONCAT(&quot;Cell &quot;; COM.MICROSOFT.CONCAT(ROW([.A2451]) - 1; COM.MICROSOFT.CONCAT(&quot; - &quot;; COLUMN([.A2451]))))" office:value-type="string" office:string-value="Cell 2450 - 1" calcext:value-type="string">
            <text:p>Cell 2450 - 1</text:p>
          </table:table-cell>
          <table:table-cell table:formula="of:= COM.MICROSOFT.CONCAT(&quot;Cell &quot;; COM.MICROSOFT.CONCAT(ROW([.B2451]) - 1; COM.MICROSOFT.CONCAT(&quot; - &quot;; COLUMN([.B2451]))))" office:value-type="string" office:string-value="Cell 2450 - 2" calcext:value-type="string">
            <text:p>Cell 2450 - 2</text:p>
          </table:table-cell>
        </table:table-row>
        <table:table-row table:style-name="ro1">
          <table:table-cell table:formula="of:= COM.MICROSOFT.CONCAT(&quot;Cell &quot;; COM.MICROSOFT.CONCAT(ROW([.A2452]) - 1; COM.MICROSOFT.CONCAT(&quot; - &quot;; COLUMN([.A2452]))))" office:value-type="string" office:string-value="Cell 2451 - 1" calcext:value-type="string">
            <text:p>Cell 2451 - 1</text:p>
          </table:table-cell>
          <table:table-cell table:formula="of:= COM.MICROSOFT.CONCAT(&quot;Cell &quot;; COM.MICROSOFT.CONCAT(ROW([.B2452]) - 1; COM.MICROSOFT.CONCAT(&quot; - &quot;; COLUMN([.B2452]))))" office:value-type="string" office:string-value="Cell 2451 - 2" calcext:value-type="string">
            <text:p>Cell 2451 - 2</text:p>
          </table:table-cell>
        </table:table-row>
        <table:table-row table:style-name="ro1">
          <table:table-cell table:formula="of:= COM.MICROSOFT.CONCAT(&quot;Cell &quot;; COM.MICROSOFT.CONCAT(ROW([.A2453]) - 1; COM.MICROSOFT.CONCAT(&quot; - &quot;; COLUMN([.A2453]))))" office:value-type="string" office:string-value="Cell 2452 - 1" calcext:value-type="string">
            <text:p>Cell 2452 - 1</text:p>
          </table:table-cell>
          <table:table-cell table:formula="of:= COM.MICROSOFT.CONCAT(&quot;Cell &quot;; COM.MICROSOFT.CONCAT(ROW([.B2453]) - 1; COM.MICROSOFT.CONCAT(&quot; - &quot;; COLUMN([.B2453]))))" office:value-type="string" office:string-value="Cell 2452 - 2" calcext:value-type="string">
            <text:p>Cell 2452 - 2</text:p>
          </table:table-cell>
        </table:table-row>
        <table:table-row table:style-name="ro1">
          <table:table-cell table:formula="of:= COM.MICROSOFT.CONCAT(&quot;Cell &quot;; COM.MICROSOFT.CONCAT(ROW([.A2454]) - 1; COM.MICROSOFT.CONCAT(&quot; - &quot;; COLUMN([.A2454]))))" office:value-type="string" office:string-value="Cell 2453 - 1" calcext:value-type="string">
            <text:p>Cell 2453 - 1</text:p>
          </table:table-cell>
          <table:table-cell table:formula="of:= COM.MICROSOFT.CONCAT(&quot;Cell &quot;; COM.MICROSOFT.CONCAT(ROW([.B2454]) - 1; COM.MICROSOFT.CONCAT(&quot; - &quot;; COLUMN([.B2454]))))" office:value-type="string" office:string-value="Cell 2453 - 2" calcext:value-type="string">
            <text:p>Cell 2453 - 2</text:p>
          </table:table-cell>
        </table:table-row>
        <table:table-row table:style-name="ro1">
          <table:table-cell table:formula="of:= COM.MICROSOFT.CONCAT(&quot;Cell &quot;; COM.MICROSOFT.CONCAT(ROW([.A2455]) - 1; COM.MICROSOFT.CONCAT(&quot; - &quot;; COLUMN([.A2455]))))" office:value-type="string" office:string-value="Cell 2454 - 1" calcext:value-type="string">
            <text:p>Cell 2454 - 1</text:p>
          </table:table-cell>
          <table:table-cell table:formula="of:= COM.MICROSOFT.CONCAT(&quot;Cell &quot;; COM.MICROSOFT.CONCAT(ROW([.B2455]) - 1; COM.MICROSOFT.CONCAT(&quot; - &quot;; COLUMN([.B2455]))))" office:value-type="string" office:string-value="Cell 2454 - 2" calcext:value-type="string">
            <text:p>Cell 2454 - 2</text:p>
          </table:table-cell>
        </table:table-row>
        <table:table-row table:style-name="ro1">
          <table:table-cell table:formula="of:= COM.MICROSOFT.CONCAT(&quot;Cell &quot;; COM.MICROSOFT.CONCAT(ROW([.A2456]) - 1; COM.MICROSOFT.CONCAT(&quot; - &quot;; COLUMN([.A2456]))))" office:value-type="string" office:string-value="Cell 2455 - 1" calcext:value-type="string">
            <text:p>Cell 2455 - 1</text:p>
          </table:table-cell>
          <table:table-cell table:formula="of:= COM.MICROSOFT.CONCAT(&quot;Cell &quot;; COM.MICROSOFT.CONCAT(ROW([.B2456]) - 1; COM.MICROSOFT.CONCAT(&quot; - &quot;; COLUMN([.B2456]))))" office:value-type="string" office:string-value="Cell 2455 - 2" calcext:value-type="string">
            <text:p>Cell 2455 - 2</text:p>
          </table:table-cell>
        </table:table-row>
        <table:table-row table:style-name="ro1">
          <table:table-cell table:formula="of:= COM.MICROSOFT.CONCAT(&quot;Cell &quot;; COM.MICROSOFT.CONCAT(ROW([.A2457]) - 1; COM.MICROSOFT.CONCAT(&quot; - &quot;; COLUMN([.A2457]))))" office:value-type="string" office:string-value="Cell 2456 - 1" calcext:value-type="string">
            <text:p>Cell 2456 - 1</text:p>
          </table:table-cell>
          <table:table-cell table:formula="of:= COM.MICROSOFT.CONCAT(&quot;Cell &quot;; COM.MICROSOFT.CONCAT(ROW([.B2457]) - 1; COM.MICROSOFT.CONCAT(&quot; - &quot;; COLUMN([.B2457]))))" office:value-type="string" office:string-value="Cell 2456 - 2" calcext:value-type="string">
            <text:p>Cell 2456 - 2</text:p>
          </table:table-cell>
        </table:table-row>
        <table:table-row table:style-name="ro1">
          <table:table-cell table:formula="of:= COM.MICROSOFT.CONCAT(&quot;Cell &quot;; COM.MICROSOFT.CONCAT(ROW([.A2458]) - 1; COM.MICROSOFT.CONCAT(&quot; - &quot;; COLUMN([.A2458]))))" office:value-type="string" office:string-value="Cell 2457 - 1" calcext:value-type="string">
            <text:p>Cell 2457 - 1</text:p>
          </table:table-cell>
          <table:table-cell table:formula="of:= COM.MICROSOFT.CONCAT(&quot;Cell &quot;; COM.MICROSOFT.CONCAT(ROW([.B2458]) - 1; COM.MICROSOFT.CONCAT(&quot; - &quot;; COLUMN([.B2458]))))" office:value-type="string" office:string-value="Cell 2457 - 2" calcext:value-type="string">
            <text:p>Cell 2457 - 2</text:p>
          </table:table-cell>
        </table:table-row>
        <table:table-row table:style-name="ro1">
          <table:table-cell table:formula="of:= COM.MICROSOFT.CONCAT(&quot;Cell &quot;; COM.MICROSOFT.CONCAT(ROW([.A2459]) - 1; COM.MICROSOFT.CONCAT(&quot; - &quot;; COLUMN([.A2459]))))" office:value-type="string" office:string-value="Cell 2458 - 1" calcext:value-type="string">
            <text:p>Cell 2458 - 1</text:p>
          </table:table-cell>
          <table:table-cell table:formula="of:= COM.MICROSOFT.CONCAT(&quot;Cell &quot;; COM.MICROSOFT.CONCAT(ROW([.B2459]) - 1; COM.MICROSOFT.CONCAT(&quot; - &quot;; COLUMN([.B2459]))))" office:value-type="string" office:string-value="Cell 2458 - 2" calcext:value-type="string">
            <text:p>Cell 2458 - 2</text:p>
          </table:table-cell>
        </table:table-row>
        <table:table-row table:style-name="ro1">
          <table:table-cell table:formula="of:= COM.MICROSOFT.CONCAT(&quot;Cell &quot;; COM.MICROSOFT.CONCAT(ROW([.A2460]) - 1; COM.MICROSOFT.CONCAT(&quot; - &quot;; COLUMN([.A2460]))))" office:value-type="string" office:string-value="Cell 2459 - 1" calcext:value-type="string">
            <text:p>Cell 2459 - 1</text:p>
          </table:table-cell>
          <table:table-cell table:formula="of:= COM.MICROSOFT.CONCAT(&quot;Cell &quot;; COM.MICROSOFT.CONCAT(ROW([.B2460]) - 1; COM.MICROSOFT.CONCAT(&quot; - &quot;; COLUMN([.B2460]))))" office:value-type="string" office:string-value="Cell 2459 - 2" calcext:value-type="string">
            <text:p>Cell 2459 - 2</text:p>
          </table:table-cell>
        </table:table-row>
        <table:table-row table:style-name="ro1">
          <table:table-cell table:formula="of:= COM.MICROSOFT.CONCAT(&quot;Cell &quot;; COM.MICROSOFT.CONCAT(ROW([.A2461]) - 1; COM.MICROSOFT.CONCAT(&quot; - &quot;; COLUMN([.A2461]))))" office:value-type="string" office:string-value="Cell 2460 - 1" calcext:value-type="string">
            <text:p>Cell 2460 - 1</text:p>
          </table:table-cell>
          <table:table-cell table:formula="of:= COM.MICROSOFT.CONCAT(&quot;Cell &quot;; COM.MICROSOFT.CONCAT(ROW([.B2461]) - 1; COM.MICROSOFT.CONCAT(&quot; - &quot;; COLUMN([.B2461]))))" office:value-type="string" office:string-value="Cell 2460 - 2" calcext:value-type="string">
            <text:p>Cell 2460 - 2</text:p>
          </table:table-cell>
        </table:table-row>
        <table:table-row table:style-name="ro1">
          <table:table-cell table:formula="of:= COM.MICROSOFT.CONCAT(&quot;Cell &quot;; COM.MICROSOFT.CONCAT(ROW([.A2462]) - 1; COM.MICROSOFT.CONCAT(&quot; - &quot;; COLUMN([.A2462]))))" office:value-type="string" office:string-value="Cell 2461 - 1" calcext:value-type="string">
            <text:p>Cell 2461 - 1</text:p>
          </table:table-cell>
          <table:table-cell table:formula="of:= COM.MICROSOFT.CONCAT(&quot;Cell &quot;; COM.MICROSOFT.CONCAT(ROW([.B2462]) - 1; COM.MICROSOFT.CONCAT(&quot; - &quot;; COLUMN([.B2462]))))" office:value-type="string" office:string-value="Cell 2461 - 2" calcext:value-type="string">
            <text:p>Cell 2461 - 2</text:p>
          </table:table-cell>
        </table:table-row>
        <table:table-row table:style-name="ro1">
          <table:table-cell table:formula="of:= COM.MICROSOFT.CONCAT(&quot;Cell &quot;; COM.MICROSOFT.CONCAT(ROW([.A2463]) - 1; COM.MICROSOFT.CONCAT(&quot; - &quot;; COLUMN([.A2463]))))" office:value-type="string" office:string-value="Cell 2462 - 1" calcext:value-type="string">
            <text:p>Cell 2462 - 1</text:p>
          </table:table-cell>
          <table:table-cell table:formula="of:= COM.MICROSOFT.CONCAT(&quot;Cell &quot;; COM.MICROSOFT.CONCAT(ROW([.B2463]) - 1; COM.MICROSOFT.CONCAT(&quot; - &quot;; COLUMN([.B2463]))))" office:value-type="string" office:string-value="Cell 2462 - 2" calcext:value-type="string">
            <text:p>Cell 2462 - 2</text:p>
          </table:table-cell>
        </table:table-row>
        <table:table-row table:style-name="ro1">
          <table:table-cell table:formula="of:= COM.MICROSOFT.CONCAT(&quot;Cell &quot;; COM.MICROSOFT.CONCAT(ROW([.A2464]) - 1; COM.MICROSOFT.CONCAT(&quot; - &quot;; COLUMN([.A2464]))))" office:value-type="string" office:string-value="Cell 2463 - 1" calcext:value-type="string">
            <text:p>Cell 2463 - 1</text:p>
          </table:table-cell>
          <table:table-cell table:formula="of:= COM.MICROSOFT.CONCAT(&quot;Cell &quot;; COM.MICROSOFT.CONCAT(ROW([.B2464]) - 1; COM.MICROSOFT.CONCAT(&quot; - &quot;; COLUMN([.B2464]))))" office:value-type="string" office:string-value="Cell 2463 - 2" calcext:value-type="string">
            <text:p>Cell 2463 - 2</text:p>
          </table:table-cell>
        </table:table-row>
        <table:table-row table:style-name="ro1">
          <table:table-cell table:formula="of:= COM.MICROSOFT.CONCAT(&quot;Cell &quot;; COM.MICROSOFT.CONCAT(ROW([.A2465]) - 1; COM.MICROSOFT.CONCAT(&quot; - &quot;; COLUMN([.A2465]))))" office:value-type="string" office:string-value="Cell 2464 - 1" calcext:value-type="string">
            <text:p>Cell 2464 - 1</text:p>
          </table:table-cell>
          <table:table-cell table:formula="of:= COM.MICROSOFT.CONCAT(&quot;Cell &quot;; COM.MICROSOFT.CONCAT(ROW([.B2465]) - 1; COM.MICROSOFT.CONCAT(&quot; - &quot;; COLUMN([.B2465]))))" office:value-type="string" office:string-value="Cell 2464 - 2" calcext:value-type="string">
            <text:p>Cell 2464 - 2</text:p>
          </table:table-cell>
        </table:table-row>
        <table:table-row table:style-name="ro1">
          <table:table-cell table:formula="of:= COM.MICROSOFT.CONCAT(&quot;Cell &quot;; COM.MICROSOFT.CONCAT(ROW([.A2466]) - 1; COM.MICROSOFT.CONCAT(&quot; - &quot;; COLUMN([.A2466]))))" office:value-type="string" office:string-value="Cell 2465 - 1" calcext:value-type="string">
            <text:p>Cell 2465 - 1</text:p>
          </table:table-cell>
          <table:table-cell table:formula="of:= COM.MICROSOFT.CONCAT(&quot;Cell &quot;; COM.MICROSOFT.CONCAT(ROW([.B2466]) - 1; COM.MICROSOFT.CONCAT(&quot; - &quot;; COLUMN([.B2466]))))" office:value-type="string" office:string-value="Cell 2465 - 2" calcext:value-type="string">
            <text:p>Cell 2465 - 2</text:p>
          </table:table-cell>
        </table:table-row>
        <table:table-row table:style-name="ro1">
          <table:table-cell table:formula="of:= COM.MICROSOFT.CONCAT(&quot;Cell &quot;; COM.MICROSOFT.CONCAT(ROW([.A2467]) - 1; COM.MICROSOFT.CONCAT(&quot; - &quot;; COLUMN([.A2467]))))" office:value-type="string" office:string-value="Cell 2466 - 1" calcext:value-type="string">
            <text:p>Cell 2466 - 1</text:p>
          </table:table-cell>
          <table:table-cell table:formula="of:= COM.MICROSOFT.CONCAT(&quot;Cell &quot;; COM.MICROSOFT.CONCAT(ROW([.B2467]) - 1; COM.MICROSOFT.CONCAT(&quot; - &quot;; COLUMN([.B2467]))))" office:value-type="string" office:string-value="Cell 2466 - 2" calcext:value-type="string">
            <text:p>Cell 2466 - 2</text:p>
          </table:table-cell>
        </table:table-row>
        <table:table-row table:style-name="ro1">
          <table:table-cell table:formula="of:= COM.MICROSOFT.CONCAT(&quot;Cell &quot;; COM.MICROSOFT.CONCAT(ROW([.A2468]) - 1; COM.MICROSOFT.CONCAT(&quot; - &quot;; COLUMN([.A2468]))))" office:value-type="string" office:string-value="Cell 2467 - 1" calcext:value-type="string">
            <text:p>Cell 2467 - 1</text:p>
          </table:table-cell>
          <table:table-cell table:formula="of:= COM.MICROSOFT.CONCAT(&quot;Cell &quot;; COM.MICROSOFT.CONCAT(ROW([.B2468]) - 1; COM.MICROSOFT.CONCAT(&quot; - &quot;; COLUMN([.B2468]))))" office:value-type="string" office:string-value="Cell 2467 - 2" calcext:value-type="string">
            <text:p>Cell 2467 - 2</text:p>
          </table:table-cell>
        </table:table-row>
        <table:table-row table:style-name="ro1">
          <table:table-cell table:formula="of:= COM.MICROSOFT.CONCAT(&quot;Cell &quot;; COM.MICROSOFT.CONCAT(ROW([.A2469]) - 1; COM.MICROSOFT.CONCAT(&quot; - &quot;; COLUMN([.A2469]))))" office:value-type="string" office:string-value="Cell 2468 - 1" calcext:value-type="string">
            <text:p>Cell 2468 - 1</text:p>
          </table:table-cell>
          <table:table-cell table:formula="of:= COM.MICROSOFT.CONCAT(&quot;Cell &quot;; COM.MICROSOFT.CONCAT(ROW([.B2469]) - 1; COM.MICROSOFT.CONCAT(&quot; - &quot;; COLUMN([.B2469]))))" office:value-type="string" office:string-value="Cell 2468 - 2" calcext:value-type="string">
            <text:p>Cell 2468 - 2</text:p>
          </table:table-cell>
        </table:table-row>
        <table:table-row table:style-name="ro1">
          <table:table-cell table:formula="of:= COM.MICROSOFT.CONCAT(&quot;Cell &quot;; COM.MICROSOFT.CONCAT(ROW([.A2470]) - 1; COM.MICROSOFT.CONCAT(&quot; - &quot;; COLUMN([.A2470]))))" office:value-type="string" office:string-value="Cell 2469 - 1" calcext:value-type="string">
            <text:p>Cell 2469 - 1</text:p>
          </table:table-cell>
          <table:table-cell table:formula="of:= COM.MICROSOFT.CONCAT(&quot;Cell &quot;; COM.MICROSOFT.CONCAT(ROW([.B2470]) - 1; COM.MICROSOFT.CONCAT(&quot; - &quot;; COLUMN([.B2470]))))" office:value-type="string" office:string-value="Cell 2469 - 2" calcext:value-type="string">
            <text:p>Cell 2469 - 2</text:p>
          </table:table-cell>
        </table:table-row>
        <table:table-row table:style-name="ro1">
          <table:table-cell table:formula="of:= COM.MICROSOFT.CONCAT(&quot;Cell &quot;; COM.MICROSOFT.CONCAT(ROW([.A2471]) - 1; COM.MICROSOFT.CONCAT(&quot; - &quot;; COLUMN([.A2471]))))" office:value-type="string" office:string-value="Cell 2470 - 1" calcext:value-type="string">
            <text:p>Cell 2470 - 1</text:p>
          </table:table-cell>
          <table:table-cell table:formula="of:= COM.MICROSOFT.CONCAT(&quot;Cell &quot;; COM.MICROSOFT.CONCAT(ROW([.B2471]) - 1; COM.MICROSOFT.CONCAT(&quot; - &quot;; COLUMN([.B2471]))))" office:value-type="string" office:string-value="Cell 2470 - 2" calcext:value-type="string">
            <text:p>Cell 2470 - 2</text:p>
          </table:table-cell>
        </table:table-row>
        <table:table-row table:style-name="ro1">
          <table:table-cell table:formula="of:= COM.MICROSOFT.CONCAT(&quot;Cell &quot;; COM.MICROSOFT.CONCAT(ROW([.A2472]) - 1; COM.MICROSOFT.CONCAT(&quot; - &quot;; COLUMN([.A2472]))))" office:value-type="string" office:string-value="Cell 2471 - 1" calcext:value-type="string">
            <text:p>Cell 2471 - 1</text:p>
          </table:table-cell>
          <table:table-cell table:formula="of:= COM.MICROSOFT.CONCAT(&quot;Cell &quot;; COM.MICROSOFT.CONCAT(ROW([.B2472]) - 1; COM.MICROSOFT.CONCAT(&quot; - &quot;; COLUMN([.B2472]))))" office:value-type="string" office:string-value="Cell 2471 - 2" calcext:value-type="string">
            <text:p>Cell 2471 - 2</text:p>
          </table:table-cell>
        </table:table-row>
        <table:table-row table:style-name="ro1">
          <table:table-cell table:formula="of:= COM.MICROSOFT.CONCAT(&quot;Cell &quot;; COM.MICROSOFT.CONCAT(ROW([.A2473]) - 1; COM.MICROSOFT.CONCAT(&quot; - &quot;; COLUMN([.A2473]))))" office:value-type="string" office:string-value="Cell 2472 - 1" calcext:value-type="string">
            <text:p>Cell 2472 - 1</text:p>
          </table:table-cell>
          <table:table-cell table:formula="of:= COM.MICROSOFT.CONCAT(&quot;Cell &quot;; COM.MICROSOFT.CONCAT(ROW([.B2473]) - 1; COM.MICROSOFT.CONCAT(&quot; - &quot;; COLUMN([.B2473]))))" office:value-type="string" office:string-value="Cell 2472 - 2" calcext:value-type="string">
            <text:p>Cell 2472 - 2</text:p>
          </table:table-cell>
        </table:table-row>
        <table:table-row table:style-name="ro1">
          <table:table-cell table:formula="of:= COM.MICROSOFT.CONCAT(&quot;Cell &quot;; COM.MICROSOFT.CONCAT(ROW([.A2474]) - 1; COM.MICROSOFT.CONCAT(&quot; - &quot;; COLUMN([.A2474]))))" office:value-type="string" office:string-value="Cell 2473 - 1" calcext:value-type="string">
            <text:p>Cell 2473 - 1</text:p>
          </table:table-cell>
          <table:table-cell table:formula="of:= COM.MICROSOFT.CONCAT(&quot;Cell &quot;; COM.MICROSOFT.CONCAT(ROW([.B2474]) - 1; COM.MICROSOFT.CONCAT(&quot; - &quot;; COLUMN([.B2474]))))" office:value-type="string" office:string-value="Cell 2473 - 2" calcext:value-type="string">
            <text:p>Cell 2473 - 2</text:p>
          </table:table-cell>
        </table:table-row>
        <table:table-row table:style-name="ro1">
          <table:table-cell table:formula="of:= COM.MICROSOFT.CONCAT(&quot;Cell &quot;; COM.MICROSOFT.CONCAT(ROW([.A2475]) - 1; COM.MICROSOFT.CONCAT(&quot; - &quot;; COLUMN([.A2475]))))" office:value-type="string" office:string-value="Cell 2474 - 1" calcext:value-type="string">
            <text:p>Cell 2474 - 1</text:p>
          </table:table-cell>
          <table:table-cell table:formula="of:= COM.MICROSOFT.CONCAT(&quot;Cell &quot;; COM.MICROSOFT.CONCAT(ROW([.B2475]) - 1; COM.MICROSOFT.CONCAT(&quot; - &quot;; COLUMN([.B2475]))))" office:value-type="string" office:string-value="Cell 2474 - 2" calcext:value-type="string">
            <text:p>Cell 2474 - 2</text:p>
          </table:table-cell>
        </table:table-row>
        <table:table-row table:style-name="ro1">
          <table:table-cell table:formula="of:= COM.MICROSOFT.CONCAT(&quot;Cell &quot;; COM.MICROSOFT.CONCAT(ROW([.A2476]) - 1; COM.MICROSOFT.CONCAT(&quot; - &quot;; COLUMN([.A2476]))))" office:value-type="string" office:string-value="Cell 2475 - 1" calcext:value-type="string">
            <text:p>Cell 2475 - 1</text:p>
          </table:table-cell>
          <table:table-cell table:formula="of:= COM.MICROSOFT.CONCAT(&quot;Cell &quot;; COM.MICROSOFT.CONCAT(ROW([.B2476]) - 1; COM.MICROSOFT.CONCAT(&quot; - &quot;; COLUMN([.B2476]))))" office:value-type="string" office:string-value="Cell 2475 - 2" calcext:value-type="string">
            <text:p>Cell 2475 - 2</text:p>
          </table:table-cell>
        </table:table-row>
        <table:table-row table:style-name="ro1">
          <table:table-cell table:formula="of:= COM.MICROSOFT.CONCAT(&quot;Cell &quot;; COM.MICROSOFT.CONCAT(ROW([.A2477]) - 1; COM.MICROSOFT.CONCAT(&quot; - &quot;; COLUMN([.A2477]))))" office:value-type="string" office:string-value="Cell 2476 - 1" calcext:value-type="string">
            <text:p>Cell 2476 - 1</text:p>
          </table:table-cell>
          <table:table-cell table:formula="of:= COM.MICROSOFT.CONCAT(&quot;Cell &quot;; COM.MICROSOFT.CONCAT(ROW([.B2477]) - 1; COM.MICROSOFT.CONCAT(&quot; - &quot;; COLUMN([.B2477]))))" office:value-type="string" office:string-value="Cell 2476 - 2" calcext:value-type="string">
            <text:p>Cell 2476 - 2</text:p>
          </table:table-cell>
        </table:table-row>
        <table:table-row table:style-name="ro1">
          <table:table-cell table:formula="of:= COM.MICROSOFT.CONCAT(&quot;Cell &quot;; COM.MICROSOFT.CONCAT(ROW([.A2478]) - 1; COM.MICROSOFT.CONCAT(&quot; - &quot;; COLUMN([.A2478]))))" office:value-type="string" office:string-value="Cell 2477 - 1" calcext:value-type="string">
            <text:p>Cell 2477 - 1</text:p>
          </table:table-cell>
          <table:table-cell table:formula="of:= COM.MICROSOFT.CONCAT(&quot;Cell &quot;; COM.MICROSOFT.CONCAT(ROW([.B2478]) - 1; COM.MICROSOFT.CONCAT(&quot; - &quot;; COLUMN([.B2478]))))" office:value-type="string" office:string-value="Cell 2477 - 2" calcext:value-type="string">
            <text:p>Cell 2477 - 2</text:p>
          </table:table-cell>
        </table:table-row>
        <table:table-row table:style-name="ro1">
          <table:table-cell table:formula="of:= COM.MICROSOFT.CONCAT(&quot;Cell &quot;; COM.MICROSOFT.CONCAT(ROW([.A2479]) - 1; COM.MICROSOFT.CONCAT(&quot; - &quot;; COLUMN([.A2479]))))" office:value-type="string" office:string-value="Cell 2478 - 1" calcext:value-type="string">
            <text:p>Cell 2478 - 1</text:p>
          </table:table-cell>
          <table:table-cell table:formula="of:= COM.MICROSOFT.CONCAT(&quot;Cell &quot;; COM.MICROSOFT.CONCAT(ROW([.B2479]) - 1; COM.MICROSOFT.CONCAT(&quot; - &quot;; COLUMN([.B2479]))))" office:value-type="string" office:string-value="Cell 2478 - 2" calcext:value-type="string">
            <text:p>Cell 2478 - 2</text:p>
          </table:table-cell>
        </table:table-row>
        <table:table-row table:style-name="ro1">
          <table:table-cell table:formula="of:= COM.MICROSOFT.CONCAT(&quot;Cell &quot;; COM.MICROSOFT.CONCAT(ROW([.A2480]) - 1; COM.MICROSOFT.CONCAT(&quot; - &quot;; COLUMN([.A2480]))))" office:value-type="string" office:string-value="Cell 2479 - 1" calcext:value-type="string">
            <text:p>Cell 2479 - 1</text:p>
          </table:table-cell>
          <table:table-cell table:formula="of:= COM.MICROSOFT.CONCAT(&quot;Cell &quot;; COM.MICROSOFT.CONCAT(ROW([.B2480]) - 1; COM.MICROSOFT.CONCAT(&quot; - &quot;; COLUMN([.B2480]))))" office:value-type="string" office:string-value="Cell 2479 - 2" calcext:value-type="string">
            <text:p>Cell 2479 - 2</text:p>
          </table:table-cell>
        </table:table-row>
        <table:table-row table:style-name="ro1">
          <table:table-cell table:formula="of:= COM.MICROSOFT.CONCAT(&quot;Cell &quot;; COM.MICROSOFT.CONCAT(ROW([.A2481]) - 1; COM.MICROSOFT.CONCAT(&quot; - &quot;; COLUMN([.A2481]))))" office:value-type="string" office:string-value="Cell 2480 - 1" calcext:value-type="string">
            <text:p>Cell 2480 - 1</text:p>
          </table:table-cell>
          <table:table-cell table:formula="of:= COM.MICROSOFT.CONCAT(&quot;Cell &quot;; COM.MICROSOFT.CONCAT(ROW([.B2481]) - 1; COM.MICROSOFT.CONCAT(&quot; - &quot;; COLUMN([.B2481]))))" office:value-type="string" office:string-value="Cell 2480 - 2" calcext:value-type="string">
            <text:p>Cell 2480 - 2</text:p>
          </table:table-cell>
        </table:table-row>
        <table:table-row table:style-name="ro1">
          <table:table-cell table:formula="of:= COM.MICROSOFT.CONCAT(&quot;Cell &quot;; COM.MICROSOFT.CONCAT(ROW([.A2482]) - 1; COM.MICROSOFT.CONCAT(&quot; - &quot;; COLUMN([.A2482]))))" office:value-type="string" office:string-value="Cell 2481 - 1" calcext:value-type="string">
            <text:p>Cell 2481 - 1</text:p>
          </table:table-cell>
          <table:table-cell table:formula="of:= COM.MICROSOFT.CONCAT(&quot;Cell &quot;; COM.MICROSOFT.CONCAT(ROW([.B2482]) - 1; COM.MICROSOFT.CONCAT(&quot; - &quot;; COLUMN([.B2482]))))" office:value-type="string" office:string-value="Cell 2481 - 2" calcext:value-type="string">
            <text:p>Cell 2481 - 2</text:p>
          </table:table-cell>
        </table:table-row>
        <table:table-row table:style-name="ro1">
          <table:table-cell table:formula="of:= COM.MICROSOFT.CONCAT(&quot;Cell &quot;; COM.MICROSOFT.CONCAT(ROW([.A2483]) - 1; COM.MICROSOFT.CONCAT(&quot; - &quot;; COLUMN([.A2483]))))" office:value-type="string" office:string-value="Cell 2482 - 1" calcext:value-type="string">
            <text:p>Cell 2482 - 1</text:p>
          </table:table-cell>
          <table:table-cell table:formula="of:= COM.MICROSOFT.CONCAT(&quot;Cell &quot;; COM.MICROSOFT.CONCAT(ROW([.B2483]) - 1; COM.MICROSOFT.CONCAT(&quot; - &quot;; COLUMN([.B2483]))))" office:value-type="string" office:string-value="Cell 2482 - 2" calcext:value-type="string">
            <text:p>Cell 2482 - 2</text:p>
          </table:table-cell>
        </table:table-row>
        <table:table-row table:style-name="ro1">
          <table:table-cell table:formula="of:= COM.MICROSOFT.CONCAT(&quot;Cell &quot;; COM.MICROSOFT.CONCAT(ROW([.A2484]) - 1; COM.MICROSOFT.CONCAT(&quot; - &quot;; COLUMN([.A2484]))))" office:value-type="string" office:string-value="Cell 2483 - 1" calcext:value-type="string">
            <text:p>Cell 2483 - 1</text:p>
          </table:table-cell>
          <table:table-cell table:formula="of:= COM.MICROSOFT.CONCAT(&quot;Cell &quot;; COM.MICROSOFT.CONCAT(ROW([.B2484]) - 1; COM.MICROSOFT.CONCAT(&quot; - &quot;; COLUMN([.B2484]))))" office:value-type="string" office:string-value="Cell 2483 - 2" calcext:value-type="string">
            <text:p>Cell 2483 - 2</text:p>
          </table:table-cell>
        </table:table-row>
        <table:table-row table:style-name="ro1">
          <table:table-cell table:formula="of:= COM.MICROSOFT.CONCAT(&quot;Cell &quot;; COM.MICROSOFT.CONCAT(ROW([.A2485]) - 1; COM.MICROSOFT.CONCAT(&quot; - &quot;; COLUMN([.A2485]))))" office:value-type="string" office:string-value="Cell 2484 - 1" calcext:value-type="string">
            <text:p>Cell 2484 - 1</text:p>
          </table:table-cell>
          <table:table-cell table:formula="of:= COM.MICROSOFT.CONCAT(&quot;Cell &quot;; COM.MICROSOFT.CONCAT(ROW([.B2485]) - 1; COM.MICROSOFT.CONCAT(&quot; - &quot;; COLUMN([.B2485]))))" office:value-type="string" office:string-value="Cell 2484 - 2" calcext:value-type="string">
            <text:p>Cell 2484 - 2</text:p>
          </table:table-cell>
        </table:table-row>
        <table:table-row table:style-name="ro1">
          <table:table-cell table:formula="of:= COM.MICROSOFT.CONCAT(&quot;Cell &quot;; COM.MICROSOFT.CONCAT(ROW([.A2486]) - 1; COM.MICROSOFT.CONCAT(&quot; - &quot;; COLUMN([.A2486]))))" office:value-type="string" office:string-value="Cell 2485 - 1" calcext:value-type="string">
            <text:p>Cell 2485 - 1</text:p>
          </table:table-cell>
          <table:table-cell table:formula="of:= COM.MICROSOFT.CONCAT(&quot;Cell &quot;; COM.MICROSOFT.CONCAT(ROW([.B2486]) - 1; COM.MICROSOFT.CONCAT(&quot; - &quot;; COLUMN([.B2486]))))" office:value-type="string" office:string-value="Cell 2485 - 2" calcext:value-type="string">
            <text:p>Cell 2485 - 2</text:p>
          </table:table-cell>
        </table:table-row>
        <table:table-row table:style-name="ro1">
          <table:table-cell table:formula="of:= COM.MICROSOFT.CONCAT(&quot;Cell &quot;; COM.MICROSOFT.CONCAT(ROW([.A2487]) - 1; COM.MICROSOFT.CONCAT(&quot; - &quot;; COLUMN([.A2487]))))" office:value-type="string" office:string-value="Cell 2486 - 1" calcext:value-type="string">
            <text:p>Cell 2486 - 1</text:p>
          </table:table-cell>
          <table:table-cell table:formula="of:= COM.MICROSOFT.CONCAT(&quot;Cell &quot;; COM.MICROSOFT.CONCAT(ROW([.B2487]) - 1; COM.MICROSOFT.CONCAT(&quot; - &quot;; COLUMN([.B2487]))))" office:value-type="string" office:string-value="Cell 2486 - 2" calcext:value-type="string">
            <text:p>Cell 2486 - 2</text:p>
          </table:table-cell>
        </table:table-row>
        <table:table-row table:style-name="ro1">
          <table:table-cell table:formula="of:= COM.MICROSOFT.CONCAT(&quot;Cell &quot;; COM.MICROSOFT.CONCAT(ROW([.A2488]) - 1; COM.MICROSOFT.CONCAT(&quot; - &quot;; COLUMN([.A2488]))))" office:value-type="string" office:string-value="Cell 2487 - 1" calcext:value-type="string">
            <text:p>Cell 2487 - 1</text:p>
          </table:table-cell>
          <table:table-cell table:formula="of:= COM.MICROSOFT.CONCAT(&quot;Cell &quot;; COM.MICROSOFT.CONCAT(ROW([.B2488]) - 1; COM.MICROSOFT.CONCAT(&quot; - &quot;; COLUMN([.B2488]))))" office:value-type="string" office:string-value="Cell 2487 - 2" calcext:value-type="string">
            <text:p>Cell 2487 - 2</text:p>
          </table:table-cell>
        </table:table-row>
        <table:table-row table:style-name="ro1">
          <table:table-cell table:formula="of:= COM.MICROSOFT.CONCAT(&quot;Cell &quot;; COM.MICROSOFT.CONCAT(ROW([.A2489]) - 1; COM.MICROSOFT.CONCAT(&quot; - &quot;; COLUMN([.A2489]))))" office:value-type="string" office:string-value="Cell 2488 - 1" calcext:value-type="string">
            <text:p>Cell 2488 - 1</text:p>
          </table:table-cell>
          <table:table-cell table:formula="of:= COM.MICROSOFT.CONCAT(&quot;Cell &quot;; COM.MICROSOFT.CONCAT(ROW([.B2489]) - 1; COM.MICROSOFT.CONCAT(&quot; - &quot;; COLUMN([.B2489]))))" office:value-type="string" office:string-value="Cell 2488 - 2" calcext:value-type="string">
            <text:p>Cell 2488 - 2</text:p>
          </table:table-cell>
        </table:table-row>
        <table:table-row table:style-name="ro1">
          <table:table-cell table:formula="of:= COM.MICROSOFT.CONCAT(&quot;Cell &quot;; COM.MICROSOFT.CONCAT(ROW([.A2490]) - 1; COM.MICROSOFT.CONCAT(&quot; - &quot;; COLUMN([.A2490]))))" office:value-type="string" office:string-value="Cell 2489 - 1" calcext:value-type="string">
            <text:p>Cell 2489 - 1</text:p>
          </table:table-cell>
          <table:table-cell table:formula="of:= COM.MICROSOFT.CONCAT(&quot;Cell &quot;; COM.MICROSOFT.CONCAT(ROW([.B2490]) - 1; COM.MICROSOFT.CONCAT(&quot; - &quot;; COLUMN([.B2490]))))" office:value-type="string" office:string-value="Cell 2489 - 2" calcext:value-type="string">
            <text:p>Cell 2489 - 2</text:p>
          </table:table-cell>
        </table:table-row>
        <table:table-row table:style-name="ro1">
          <table:table-cell table:formula="of:= COM.MICROSOFT.CONCAT(&quot;Cell &quot;; COM.MICROSOFT.CONCAT(ROW([.A2491]) - 1; COM.MICROSOFT.CONCAT(&quot; - &quot;; COLUMN([.A2491]))))" office:value-type="string" office:string-value="Cell 2490 - 1" calcext:value-type="string">
            <text:p>Cell 2490 - 1</text:p>
          </table:table-cell>
          <table:table-cell table:formula="of:= COM.MICROSOFT.CONCAT(&quot;Cell &quot;; COM.MICROSOFT.CONCAT(ROW([.B2491]) - 1; COM.MICROSOFT.CONCAT(&quot; - &quot;; COLUMN([.B2491]))))" office:value-type="string" office:string-value="Cell 2490 - 2" calcext:value-type="string">
            <text:p>Cell 2490 - 2</text:p>
          </table:table-cell>
        </table:table-row>
        <table:table-row table:style-name="ro1">
          <table:table-cell table:formula="of:= COM.MICROSOFT.CONCAT(&quot;Cell &quot;; COM.MICROSOFT.CONCAT(ROW([.A2492]) - 1; COM.MICROSOFT.CONCAT(&quot; - &quot;; COLUMN([.A2492]))))" office:value-type="string" office:string-value="Cell 2491 - 1" calcext:value-type="string">
            <text:p>Cell 2491 - 1</text:p>
          </table:table-cell>
          <table:table-cell table:formula="of:= COM.MICROSOFT.CONCAT(&quot;Cell &quot;; COM.MICROSOFT.CONCAT(ROW([.B2492]) - 1; COM.MICROSOFT.CONCAT(&quot; - &quot;; COLUMN([.B2492]))))" office:value-type="string" office:string-value="Cell 2491 - 2" calcext:value-type="string">
            <text:p>Cell 2491 - 2</text:p>
          </table:table-cell>
        </table:table-row>
        <table:table-row table:style-name="ro1">
          <table:table-cell table:formula="of:= COM.MICROSOFT.CONCAT(&quot;Cell &quot;; COM.MICROSOFT.CONCAT(ROW([.A2493]) - 1; COM.MICROSOFT.CONCAT(&quot; - &quot;; COLUMN([.A2493]))))" office:value-type="string" office:string-value="Cell 2492 - 1" calcext:value-type="string">
            <text:p>Cell 2492 - 1</text:p>
          </table:table-cell>
          <table:table-cell table:formula="of:= COM.MICROSOFT.CONCAT(&quot;Cell &quot;; COM.MICROSOFT.CONCAT(ROW([.B2493]) - 1; COM.MICROSOFT.CONCAT(&quot; - &quot;; COLUMN([.B2493]))))" office:value-type="string" office:string-value="Cell 2492 - 2" calcext:value-type="string">
            <text:p>Cell 2492 - 2</text:p>
          </table:table-cell>
        </table:table-row>
        <table:table-row table:style-name="ro1">
          <table:table-cell table:formula="of:= COM.MICROSOFT.CONCAT(&quot;Cell &quot;; COM.MICROSOFT.CONCAT(ROW([.A2494]) - 1; COM.MICROSOFT.CONCAT(&quot; - &quot;; COLUMN([.A2494]))))" office:value-type="string" office:string-value="Cell 2493 - 1" calcext:value-type="string">
            <text:p>Cell 2493 - 1</text:p>
          </table:table-cell>
          <table:table-cell table:formula="of:= COM.MICROSOFT.CONCAT(&quot;Cell &quot;; COM.MICROSOFT.CONCAT(ROW([.B2494]) - 1; COM.MICROSOFT.CONCAT(&quot; - &quot;; COLUMN([.B2494]))))" office:value-type="string" office:string-value="Cell 2493 - 2" calcext:value-type="string">
            <text:p>Cell 2493 - 2</text:p>
          </table:table-cell>
        </table:table-row>
        <table:table-row table:style-name="ro1">
          <table:table-cell table:formula="of:= COM.MICROSOFT.CONCAT(&quot;Cell &quot;; COM.MICROSOFT.CONCAT(ROW([.A2495]) - 1; COM.MICROSOFT.CONCAT(&quot; - &quot;; COLUMN([.A2495]))))" office:value-type="string" office:string-value="Cell 2494 - 1" calcext:value-type="string">
            <text:p>Cell 2494 - 1</text:p>
          </table:table-cell>
          <table:table-cell table:formula="of:= COM.MICROSOFT.CONCAT(&quot;Cell &quot;; COM.MICROSOFT.CONCAT(ROW([.B2495]) - 1; COM.MICROSOFT.CONCAT(&quot; - &quot;; COLUMN([.B2495]))))" office:value-type="string" office:string-value="Cell 2494 - 2" calcext:value-type="string">
            <text:p>Cell 2494 - 2</text:p>
          </table:table-cell>
        </table:table-row>
        <table:table-row table:style-name="ro1">
          <table:table-cell table:formula="of:= COM.MICROSOFT.CONCAT(&quot;Cell &quot;; COM.MICROSOFT.CONCAT(ROW([.A2496]) - 1; COM.MICROSOFT.CONCAT(&quot; - &quot;; COLUMN([.A2496]))))" office:value-type="string" office:string-value="Cell 2495 - 1" calcext:value-type="string">
            <text:p>Cell 2495 - 1</text:p>
          </table:table-cell>
          <table:table-cell table:formula="of:= COM.MICROSOFT.CONCAT(&quot;Cell &quot;; COM.MICROSOFT.CONCAT(ROW([.B2496]) - 1; COM.MICROSOFT.CONCAT(&quot; - &quot;; COLUMN([.B2496]))))" office:value-type="string" office:string-value="Cell 2495 - 2" calcext:value-type="string">
            <text:p>Cell 2495 - 2</text:p>
          </table:table-cell>
        </table:table-row>
        <table:table-row table:style-name="ro1">
          <table:table-cell table:formula="of:= COM.MICROSOFT.CONCAT(&quot;Cell &quot;; COM.MICROSOFT.CONCAT(ROW([.A2497]) - 1; COM.MICROSOFT.CONCAT(&quot; - &quot;; COLUMN([.A2497]))))" office:value-type="string" office:string-value="Cell 2496 - 1" calcext:value-type="string">
            <text:p>Cell 2496 - 1</text:p>
          </table:table-cell>
          <table:table-cell table:formula="of:= COM.MICROSOFT.CONCAT(&quot;Cell &quot;; COM.MICROSOFT.CONCAT(ROW([.B2497]) - 1; COM.MICROSOFT.CONCAT(&quot; - &quot;; COLUMN([.B2497]))))" office:value-type="string" office:string-value="Cell 2496 - 2" calcext:value-type="string">
            <text:p>Cell 2496 - 2</text:p>
          </table:table-cell>
        </table:table-row>
        <table:table-row table:style-name="ro1">
          <table:table-cell table:formula="of:= COM.MICROSOFT.CONCAT(&quot;Cell &quot;; COM.MICROSOFT.CONCAT(ROW([.A2498]) - 1; COM.MICROSOFT.CONCAT(&quot; - &quot;; COLUMN([.A2498]))))" office:value-type="string" office:string-value="Cell 2497 - 1" calcext:value-type="string">
            <text:p>Cell 2497 - 1</text:p>
          </table:table-cell>
          <table:table-cell table:formula="of:= COM.MICROSOFT.CONCAT(&quot;Cell &quot;; COM.MICROSOFT.CONCAT(ROW([.B2498]) - 1; COM.MICROSOFT.CONCAT(&quot; - &quot;; COLUMN([.B2498]))))" office:value-type="string" office:string-value="Cell 2497 - 2" calcext:value-type="string">
            <text:p>Cell 2497 - 2</text:p>
          </table:table-cell>
        </table:table-row>
        <table:table-row table:style-name="ro1">
          <table:table-cell table:formula="of:= COM.MICROSOFT.CONCAT(&quot;Cell &quot;; COM.MICROSOFT.CONCAT(ROW([.A2499]) - 1; COM.MICROSOFT.CONCAT(&quot; - &quot;; COLUMN([.A2499]))))" office:value-type="string" office:string-value="Cell 2498 - 1" calcext:value-type="string">
            <text:p>Cell 2498 - 1</text:p>
          </table:table-cell>
          <table:table-cell table:formula="of:= COM.MICROSOFT.CONCAT(&quot;Cell &quot;; COM.MICROSOFT.CONCAT(ROW([.B2499]) - 1; COM.MICROSOFT.CONCAT(&quot; - &quot;; COLUMN([.B2499]))))" office:value-type="string" office:string-value="Cell 2498 - 2" calcext:value-type="string">
            <text:p>Cell 2498 - 2</text:p>
          </table:table-cell>
        </table:table-row>
        <table:table-row table:style-name="ro1">
          <table:table-cell table:formula="of:= COM.MICROSOFT.CONCAT(&quot;Cell &quot;; COM.MICROSOFT.CONCAT(ROW([.A2500]) - 1; COM.MICROSOFT.CONCAT(&quot; - &quot;; COLUMN([.A2500]))))" office:value-type="string" office:string-value="Cell 2499 - 1" calcext:value-type="string">
            <text:p>Cell 2499 - 1</text:p>
          </table:table-cell>
          <table:table-cell table:formula="of:= COM.MICROSOFT.CONCAT(&quot;Cell &quot;; COM.MICROSOFT.CONCAT(ROW([.B2500]) - 1; COM.MICROSOFT.CONCAT(&quot; - &quot;; COLUMN([.B2500]))))" office:value-type="string" office:string-value="Cell 2499 - 2" calcext:value-type="string">
            <text:p>Cell 2499 - 2</text:p>
          </table:table-cell>
        </table:table-row>
        <table:table-row table:style-name="ro1">
          <table:table-cell table:formula="of:= COM.MICROSOFT.CONCAT(&quot;Cell &quot;; COM.MICROSOFT.CONCAT(ROW([.A2501]) - 1; COM.MICROSOFT.CONCAT(&quot; - &quot;; COLUMN([.A2501]))))" office:value-type="string" office:string-value="Cell 2500 - 1" calcext:value-type="string">
            <text:p>Cell 2500 - 1</text:p>
          </table:table-cell>
          <table:table-cell table:formula="of:= COM.MICROSOFT.CONCAT(&quot;Cell &quot;; COM.MICROSOFT.CONCAT(ROW([.B2501]) - 1; COM.MICROSOFT.CONCAT(&quot; - &quot;; COLUMN([.B2501]))))" office:value-type="string" office:string-value="Cell 2500 - 2" calcext:value-type="string">
            <text:p>Cell 2500 - 2</text:p>
          </table:table-cell>
        </table:table-row>
        <table:table-row table:style-name="ro1">
          <table:table-cell table:formula="of:= COM.MICROSOFT.CONCAT(&quot;Cell &quot;; COM.MICROSOFT.CONCAT(ROW([.A2502]) - 1; COM.MICROSOFT.CONCAT(&quot; - &quot;; COLUMN([.A2502]))))" office:value-type="string" office:string-value="Cell 2501 - 1" calcext:value-type="string">
            <text:p>Cell 2501 - 1</text:p>
          </table:table-cell>
          <table:table-cell table:formula="of:= COM.MICROSOFT.CONCAT(&quot;Cell &quot;; COM.MICROSOFT.CONCAT(ROW([.B2502]) - 1; COM.MICROSOFT.CONCAT(&quot; - &quot;; COLUMN([.B2502]))))" office:value-type="string" office:string-value="Cell 2501 - 2" calcext:value-type="string">
            <text:p>Cell 2501 - 2</text:p>
          </table:table-cell>
        </table:table-row>
        <table:table-row table:style-name="ro1">
          <table:table-cell table:formula="of:= COM.MICROSOFT.CONCAT(&quot;Cell &quot;; COM.MICROSOFT.CONCAT(ROW([.A2503]) - 1; COM.MICROSOFT.CONCAT(&quot; - &quot;; COLUMN([.A2503]))))" office:value-type="string" office:string-value="Cell 2502 - 1" calcext:value-type="string">
            <text:p>Cell 2502 - 1</text:p>
          </table:table-cell>
          <table:table-cell table:formula="of:= COM.MICROSOFT.CONCAT(&quot;Cell &quot;; COM.MICROSOFT.CONCAT(ROW([.B2503]) - 1; COM.MICROSOFT.CONCAT(&quot; - &quot;; COLUMN([.B2503]))))" office:value-type="string" office:string-value="Cell 2502 - 2" calcext:value-type="string">
            <text:p>Cell 2502 - 2</text:p>
          </table:table-cell>
        </table:table-row>
        <table:table-row table:style-name="ro1">
          <table:table-cell table:formula="of:= COM.MICROSOFT.CONCAT(&quot;Cell &quot;; COM.MICROSOFT.CONCAT(ROW([.A2504]) - 1; COM.MICROSOFT.CONCAT(&quot; - &quot;; COLUMN([.A2504]))))" office:value-type="string" office:string-value="Cell 2503 - 1" calcext:value-type="string">
            <text:p>Cell 2503 - 1</text:p>
          </table:table-cell>
          <table:table-cell table:formula="of:= COM.MICROSOFT.CONCAT(&quot;Cell &quot;; COM.MICROSOFT.CONCAT(ROW([.B2504]) - 1; COM.MICROSOFT.CONCAT(&quot; - &quot;; COLUMN([.B2504]))))" office:value-type="string" office:string-value="Cell 2503 - 2" calcext:value-type="string">
            <text:p>Cell 2503 - 2</text:p>
          </table:table-cell>
        </table:table-row>
        <table:table-row table:style-name="ro1">
          <table:table-cell table:formula="of:= COM.MICROSOFT.CONCAT(&quot;Cell &quot;; COM.MICROSOFT.CONCAT(ROW([.A2505]) - 1; COM.MICROSOFT.CONCAT(&quot; - &quot;; COLUMN([.A2505]))))" office:value-type="string" office:string-value="Cell 2504 - 1" calcext:value-type="string">
            <text:p>Cell 2504 - 1</text:p>
          </table:table-cell>
          <table:table-cell table:formula="of:= COM.MICROSOFT.CONCAT(&quot;Cell &quot;; COM.MICROSOFT.CONCAT(ROW([.B2505]) - 1; COM.MICROSOFT.CONCAT(&quot; - &quot;; COLUMN([.B2505]))))" office:value-type="string" office:string-value="Cell 2504 - 2" calcext:value-type="string">
            <text:p>Cell 2504 - 2</text:p>
          </table:table-cell>
        </table:table-row>
        <table:table-row table:style-name="ro1">
          <table:table-cell table:formula="of:= COM.MICROSOFT.CONCAT(&quot;Cell &quot;; COM.MICROSOFT.CONCAT(ROW([.A2506]) - 1; COM.MICROSOFT.CONCAT(&quot; - &quot;; COLUMN([.A2506]))))" office:value-type="string" office:string-value="Cell 2505 - 1" calcext:value-type="string">
            <text:p>Cell 2505 - 1</text:p>
          </table:table-cell>
          <table:table-cell table:formula="of:= COM.MICROSOFT.CONCAT(&quot;Cell &quot;; COM.MICROSOFT.CONCAT(ROW([.B2506]) - 1; COM.MICROSOFT.CONCAT(&quot; - &quot;; COLUMN([.B2506]))))" office:value-type="string" office:string-value="Cell 2505 - 2" calcext:value-type="string">
            <text:p>Cell 2505 - 2</text:p>
          </table:table-cell>
        </table:table-row>
        <table:table-row table:style-name="ro1">
          <table:table-cell table:formula="of:= COM.MICROSOFT.CONCAT(&quot;Cell &quot;; COM.MICROSOFT.CONCAT(ROW([.A2507]) - 1; COM.MICROSOFT.CONCAT(&quot; - &quot;; COLUMN([.A2507]))))" office:value-type="string" office:string-value="Cell 2506 - 1" calcext:value-type="string">
            <text:p>Cell 2506 - 1</text:p>
          </table:table-cell>
          <table:table-cell table:formula="of:= COM.MICROSOFT.CONCAT(&quot;Cell &quot;; COM.MICROSOFT.CONCAT(ROW([.B2507]) - 1; COM.MICROSOFT.CONCAT(&quot; - &quot;; COLUMN([.B2507]))))" office:value-type="string" office:string-value="Cell 2506 - 2" calcext:value-type="string">
            <text:p>Cell 2506 - 2</text:p>
          </table:table-cell>
        </table:table-row>
        <table:table-row table:style-name="ro1">
          <table:table-cell table:formula="of:= COM.MICROSOFT.CONCAT(&quot;Cell &quot;; COM.MICROSOFT.CONCAT(ROW([.A2508]) - 1; COM.MICROSOFT.CONCAT(&quot; - &quot;; COLUMN([.A2508]))))" office:value-type="string" office:string-value="Cell 2507 - 1" calcext:value-type="string">
            <text:p>Cell 2507 - 1</text:p>
          </table:table-cell>
          <table:table-cell table:formula="of:= COM.MICROSOFT.CONCAT(&quot;Cell &quot;; COM.MICROSOFT.CONCAT(ROW([.B2508]) - 1; COM.MICROSOFT.CONCAT(&quot; - &quot;; COLUMN([.B2508]))))" office:value-type="string" office:string-value="Cell 2507 - 2" calcext:value-type="string">
            <text:p>Cell 2507 - 2</text:p>
          </table:table-cell>
        </table:table-row>
        <table:table-row table:style-name="ro1">
          <table:table-cell table:formula="of:= COM.MICROSOFT.CONCAT(&quot;Cell &quot;; COM.MICROSOFT.CONCAT(ROW([.A2509]) - 1; COM.MICROSOFT.CONCAT(&quot; - &quot;; COLUMN([.A2509]))))" office:value-type="string" office:string-value="Cell 2508 - 1" calcext:value-type="string">
            <text:p>Cell 2508 - 1</text:p>
          </table:table-cell>
          <table:table-cell table:formula="of:= COM.MICROSOFT.CONCAT(&quot;Cell &quot;; COM.MICROSOFT.CONCAT(ROW([.B2509]) - 1; COM.MICROSOFT.CONCAT(&quot; - &quot;; COLUMN([.B2509]))))" office:value-type="string" office:string-value="Cell 2508 - 2" calcext:value-type="string">
            <text:p>Cell 2508 - 2</text:p>
          </table:table-cell>
        </table:table-row>
        <table:table-row table:style-name="ro1">
          <table:table-cell table:formula="of:= COM.MICROSOFT.CONCAT(&quot;Cell &quot;; COM.MICROSOFT.CONCAT(ROW([.A2510]) - 1; COM.MICROSOFT.CONCAT(&quot; - &quot;; COLUMN([.A2510]))))" office:value-type="string" office:string-value="Cell 2509 - 1" calcext:value-type="string">
            <text:p>Cell 2509 - 1</text:p>
          </table:table-cell>
          <table:table-cell table:formula="of:= COM.MICROSOFT.CONCAT(&quot;Cell &quot;; COM.MICROSOFT.CONCAT(ROW([.B2510]) - 1; COM.MICROSOFT.CONCAT(&quot; - &quot;; COLUMN([.B2510]))))" office:value-type="string" office:string-value="Cell 2509 - 2" calcext:value-type="string">
            <text:p>Cell 2509 - 2</text:p>
          </table:table-cell>
        </table:table-row>
        <table:table-row table:style-name="ro1">
          <table:table-cell table:formula="of:= COM.MICROSOFT.CONCAT(&quot;Cell &quot;; COM.MICROSOFT.CONCAT(ROW([.A2511]) - 1; COM.MICROSOFT.CONCAT(&quot; - &quot;; COLUMN([.A2511]))))" office:value-type="string" office:string-value="Cell 2510 - 1" calcext:value-type="string">
            <text:p>Cell 2510 - 1</text:p>
          </table:table-cell>
          <table:table-cell table:formula="of:= COM.MICROSOFT.CONCAT(&quot;Cell &quot;; COM.MICROSOFT.CONCAT(ROW([.B2511]) - 1; COM.MICROSOFT.CONCAT(&quot; - &quot;; COLUMN([.B2511]))))" office:value-type="string" office:string-value="Cell 2510 - 2" calcext:value-type="string">
            <text:p>Cell 2510 - 2</text:p>
          </table:table-cell>
        </table:table-row>
        <table:table-row table:style-name="ro1">
          <table:table-cell table:formula="of:= COM.MICROSOFT.CONCAT(&quot;Cell &quot;; COM.MICROSOFT.CONCAT(ROW([.A2512]) - 1; COM.MICROSOFT.CONCAT(&quot; - &quot;; COLUMN([.A2512]))))" office:value-type="string" office:string-value="Cell 2511 - 1" calcext:value-type="string">
            <text:p>Cell 2511 - 1</text:p>
          </table:table-cell>
          <table:table-cell table:formula="of:= COM.MICROSOFT.CONCAT(&quot;Cell &quot;; COM.MICROSOFT.CONCAT(ROW([.B2512]) - 1; COM.MICROSOFT.CONCAT(&quot; - &quot;; COLUMN([.B2512]))))" office:value-type="string" office:string-value="Cell 2511 - 2" calcext:value-type="string">
            <text:p>Cell 2511 - 2</text:p>
          </table:table-cell>
        </table:table-row>
        <table:table-row table:style-name="ro1">
          <table:table-cell table:formula="of:= COM.MICROSOFT.CONCAT(&quot;Cell &quot;; COM.MICROSOFT.CONCAT(ROW([.A2513]) - 1; COM.MICROSOFT.CONCAT(&quot; - &quot;; COLUMN([.A2513]))))" office:value-type="string" office:string-value="Cell 2512 - 1" calcext:value-type="string">
            <text:p>Cell 2512 - 1</text:p>
          </table:table-cell>
          <table:table-cell table:formula="of:= COM.MICROSOFT.CONCAT(&quot;Cell &quot;; COM.MICROSOFT.CONCAT(ROW([.B2513]) - 1; COM.MICROSOFT.CONCAT(&quot; - &quot;; COLUMN([.B2513]))))" office:value-type="string" office:string-value="Cell 2512 - 2" calcext:value-type="string">
            <text:p>Cell 2512 - 2</text:p>
          </table:table-cell>
        </table:table-row>
        <table:table-row table:style-name="ro1">
          <table:table-cell table:formula="of:= COM.MICROSOFT.CONCAT(&quot;Cell &quot;; COM.MICROSOFT.CONCAT(ROW([.A2514]) - 1; COM.MICROSOFT.CONCAT(&quot; - &quot;; COLUMN([.A2514]))))" office:value-type="string" office:string-value="Cell 2513 - 1" calcext:value-type="string">
            <text:p>Cell 2513 - 1</text:p>
          </table:table-cell>
          <table:table-cell table:formula="of:= COM.MICROSOFT.CONCAT(&quot;Cell &quot;; COM.MICROSOFT.CONCAT(ROW([.B2514]) - 1; COM.MICROSOFT.CONCAT(&quot; - &quot;; COLUMN([.B2514]))))" office:value-type="string" office:string-value="Cell 2513 - 2" calcext:value-type="string">
            <text:p>Cell 2513 - 2</text:p>
          </table:table-cell>
        </table:table-row>
        <table:table-row table:style-name="ro1">
          <table:table-cell table:formula="of:= COM.MICROSOFT.CONCAT(&quot;Cell &quot;; COM.MICROSOFT.CONCAT(ROW([.A2515]) - 1; COM.MICROSOFT.CONCAT(&quot; - &quot;; COLUMN([.A2515]))))" office:value-type="string" office:string-value="Cell 2514 - 1" calcext:value-type="string">
            <text:p>Cell 2514 - 1</text:p>
          </table:table-cell>
          <table:table-cell table:formula="of:= COM.MICROSOFT.CONCAT(&quot;Cell &quot;; COM.MICROSOFT.CONCAT(ROW([.B2515]) - 1; COM.MICROSOFT.CONCAT(&quot; - &quot;; COLUMN([.B2515]))))" office:value-type="string" office:string-value="Cell 2514 - 2" calcext:value-type="string">
            <text:p>Cell 2514 - 2</text:p>
          </table:table-cell>
        </table:table-row>
        <table:table-row table:style-name="ro1">
          <table:table-cell table:formula="of:= COM.MICROSOFT.CONCAT(&quot;Cell &quot;; COM.MICROSOFT.CONCAT(ROW([.A2516]) - 1; COM.MICROSOFT.CONCAT(&quot; - &quot;; COLUMN([.A2516]))))" office:value-type="string" office:string-value="Cell 2515 - 1" calcext:value-type="string">
            <text:p>Cell 2515 - 1</text:p>
          </table:table-cell>
          <table:table-cell table:formula="of:= COM.MICROSOFT.CONCAT(&quot;Cell &quot;; COM.MICROSOFT.CONCAT(ROW([.B2516]) - 1; COM.MICROSOFT.CONCAT(&quot; - &quot;; COLUMN([.B2516]))))" office:value-type="string" office:string-value="Cell 2515 - 2" calcext:value-type="string">
            <text:p>Cell 2515 - 2</text:p>
          </table:table-cell>
        </table:table-row>
        <table:table-row table:style-name="ro1">
          <table:table-cell table:formula="of:= COM.MICROSOFT.CONCAT(&quot;Cell &quot;; COM.MICROSOFT.CONCAT(ROW([.A2517]) - 1; COM.MICROSOFT.CONCAT(&quot; - &quot;; COLUMN([.A2517]))))" office:value-type="string" office:string-value="Cell 2516 - 1" calcext:value-type="string">
            <text:p>Cell 2516 - 1</text:p>
          </table:table-cell>
          <table:table-cell table:formula="of:= COM.MICROSOFT.CONCAT(&quot;Cell &quot;; COM.MICROSOFT.CONCAT(ROW([.B2517]) - 1; COM.MICROSOFT.CONCAT(&quot; - &quot;; COLUMN([.B2517]))))" office:value-type="string" office:string-value="Cell 2516 - 2" calcext:value-type="string">
            <text:p>Cell 2516 - 2</text:p>
          </table:table-cell>
        </table:table-row>
        <table:table-row table:style-name="ro1">
          <table:table-cell table:formula="of:= COM.MICROSOFT.CONCAT(&quot;Cell &quot;; COM.MICROSOFT.CONCAT(ROW([.A2518]) - 1; COM.MICROSOFT.CONCAT(&quot; - &quot;; COLUMN([.A2518]))))" office:value-type="string" office:string-value="Cell 2517 - 1" calcext:value-type="string">
            <text:p>Cell 2517 - 1</text:p>
          </table:table-cell>
          <table:table-cell table:formula="of:= COM.MICROSOFT.CONCAT(&quot;Cell &quot;; COM.MICROSOFT.CONCAT(ROW([.B2518]) - 1; COM.MICROSOFT.CONCAT(&quot; - &quot;; COLUMN([.B2518]))))" office:value-type="string" office:string-value="Cell 2517 - 2" calcext:value-type="string">
            <text:p>Cell 2517 - 2</text:p>
          </table:table-cell>
        </table:table-row>
        <table:table-row table:style-name="ro1">
          <table:table-cell table:formula="of:= COM.MICROSOFT.CONCAT(&quot;Cell &quot;; COM.MICROSOFT.CONCAT(ROW([.A2519]) - 1; COM.MICROSOFT.CONCAT(&quot; - &quot;; COLUMN([.A2519]))))" office:value-type="string" office:string-value="Cell 2518 - 1" calcext:value-type="string">
            <text:p>Cell 2518 - 1</text:p>
          </table:table-cell>
          <table:table-cell table:formula="of:= COM.MICROSOFT.CONCAT(&quot;Cell &quot;; COM.MICROSOFT.CONCAT(ROW([.B2519]) - 1; COM.MICROSOFT.CONCAT(&quot; - &quot;; COLUMN([.B2519]))))" office:value-type="string" office:string-value="Cell 2518 - 2" calcext:value-type="string">
            <text:p>Cell 2518 - 2</text:p>
          </table:table-cell>
        </table:table-row>
        <table:table-row table:style-name="ro1">
          <table:table-cell table:formula="of:= COM.MICROSOFT.CONCAT(&quot;Cell &quot;; COM.MICROSOFT.CONCAT(ROW([.A2520]) - 1; COM.MICROSOFT.CONCAT(&quot; - &quot;; COLUMN([.A2520]))))" office:value-type="string" office:string-value="Cell 2519 - 1" calcext:value-type="string">
            <text:p>Cell 2519 - 1</text:p>
          </table:table-cell>
          <table:table-cell table:formula="of:= COM.MICROSOFT.CONCAT(&quot;Cell &quot;; COM.MICROSOFT.CONCAT(ROW([.B2520]) - 1; COM.MICROSOFT.CONCAT(&quot; - &quot;; COLUMN([.B2520]))))" office:value-type="string" office:string-value="Cell 2519 - 2" calcext:value-type="string">
            <text:p>Cell 2519 - 2</text:p>
          </table:table-cell>
        </table:table-row>
        <table:table-row table:style-name="ro1">
          <table:table-cell table:formula="of:= COM.MICROSOFT.CONCAT(&quot;Cell &quot;; COM.MICROSOFT.CONCAT(ROW([.A2521]) - 1; COM.MICROSOFT.CONCAT(&quot; - &quot;; COLUMN([.A2521]))))" office:value-type="string" office:string-value="Cell 2520 - 1" calcext:value-type="string">
            <text:p>Cell 2520 - 1</text:p>
          </table:table-cell>
          <table:table-cell table:formula="of:= COM.MICROSOFT.CONCAT(&quot;Cell &quot;; COM.MICROSOFT.CONCAT(ROW([.B2521]) - 1; COM.MICROSOFT.CONCAT(&quot; - &quot;; COLUMN([.B2521]))))" office:value-type="string" office:string-value="Cell 2520 - 2" calcext:value-type="string">
            <text:p>Cell 2520 - 2</text:p>
          </table:table-cell>
        </table:table-row>
        <table:table-row table:style-name="ro1">
          <table:table-cell table:formula="of:= COM.MICROSOFT.CONCAT(&quot;Cell &quot;; COM.MICROSOFT.CONCAT(ROW([.A2522]) - 1; COM.MICROSOFT.CONCAT(&quot; - &quot;; COLUMN([.A2522]))))" office:value-type="string" office:string-value="Cell 2521 - 1" calcext:value-type="string">
            <text:p>Cell 2521 - 1</text:p>
          </table:table-cell>
          <table:table-cell table:formula="of:= COM.MICROSOFT.CONCAT(&quot;Cell &quot;; COM.MICROSOFT.CONCAT(ROW([.B2522]) - 1; COM.MICROSOFT.CONCAT(&quot; - &quot;; COLUMN([.B2522]))))" office:value-type="string" office:string-value="Cell 2521 - 2" calcext:value-type="string">
            <text:p>Cell 2521 - 2</text:p>
          </table:table-cell>
        </table:table-row>
        <table:table-row table:style-name="ro1">
          <table:table-cell table:formula="of:= COM.MICROSOFT.CONCAT(&quot;Cell &quot;; COM.MICROSOFT.CONCAT(ROW([.A2523]) - 1; COM.MICROSOFT.CONCAT(&quot; - &quot;; COLUMN([.A2523]))))" office:value-type="string" office:string-value="Cell 2522 - 1" calcext:value-type="string">
            <text:p>Cell 2522 - 1</text:p>
          </table:table-cell>
          <table:table-cell table:formula="of:= COM.MICROSOFT.CONCAT(&quot;Cell &quot;; COM.MICROSOFT.CONCAT(ROW([.B2523]) - 1; COM.MICROSOFT.CONCAT(&quot; - &quot;; COLUMN([.B2523]))))" office:value-type="string" office:string-value="Cell 2522 - 2" calcext:value-type="string">
            <text:p>Cell 2522 - 2</text:p>
          </table:table-cell>
        </table:table-row>
        <table:table-row table:style-name="ro1">
          <table:table-cell table:formula="of:= COM.MICROSOFT.CONCAT(&quot;Cell &quot;; COM.MICROSOFT.CONCAT(ROW([.A2524]) - 1; COM.MICROSOFT.CONCAT(&quot; - &quot;; COLUMN([.A2524]))))" office:value-type="string" office:string-value="Cell 2523 - 1" calcext:value-type="string">
            <text:p>Cell 2523 - 1</text:p>
          </table:table-cell>
          <table:table-cell table:formula="of:= COM.MICROSOFT.CONCAT(&quot;Cell &quot;; COM.MICROSOFT.CONCAT(ROW([.B2524]) - 1; COM.MICROSOFT.CONCAT(&quot; - &quot;; COLUMN([.B2524]))))" office:value-type="string" office:string-value="Cell 2523 - 2" calcext:value-type="string">
            <text:p>Cell 2523 - 2</text:p>
          </table:table-cell>
        </table:table-row>
        <table:table-row table:style-name="ro1">
          <table:table-cell table:formula="of:= COM.MICROSOFT.CONCAT(&quot;Cell &quot;; COM.MICROSOFT.CONCAT(ROW([.A2525]) - 1; COM.MICROSOFT.CONCAT(&quot; - &quot;; COLUMN([.A2525]))))" office:value-type="string" office:string-value="Cell 2524 - 1" calcext:value-type="string">
            <text:p>Cell 2524 - 1</text:p>
          </table:table-cell>
          <table:table-cell table:formula="of:= COM.MICROSOFT.CONCAT(&quot;Cell &quot;; COM.MICROSOFT.CONCAT(ROW([.B2525]) - 1; COM.MICROSOFT.CONCAT(&quot; - &quot;; COLUMN([.B2525]))))" office:value-type="string" office:string-value="Cell 2524 - 2" calcext:value-type="string">
            <text:p>Cell 2524 - 2</text:p>
          </table:table-cell>
        </table:table-row>
        <table:table-row table:style-name="ro1">
          <table:table-cell table:formula="of:= COM.MICROSOFT.CONCAT(&quot;Cell &quot;; COM.MICROSOFT.CONCAT(ROW([.A2526]) - 1; COM.MICROSOFT.CONCAT(&quot; - &quot;; COLUMN([.A2526]))))" office:value-type="string" office:string-value="Cell 2525 - 1" calcext:value-type="string">
            <text:p>Cell 2525 - 1</text:p>
          </table:table-cell>
          <table:table-cell table:formula="of:= COM.MICROSOFT.CONCAT(&quot;Cell &quot;; COM.MICROSOFT.CONCAT(ROW([.B2526]) - 1; COM.MICROSOFT.CONCAT(&quot; - &quot;; COLUMN([.B2526]))))" office:value-type="string" office:string-value="Cell 2525 - 2" calcext:value-type="string">
            <text:p>Cell 2525 - 2</text:p>
          </table:table-cell>
        </table:table-row>
        <table:table-row table:style-name="ro1">
          <table:table-cell table:formula="of:= COM.MICROSOFT.CONCAT(&quot;Cell &quot;; COM.MICROSOFT.CONCAT(ROW([.A2527]) - 1; COM.MICROSOFT.CONCAT(&quot; - &quot;; COLUMN([.A2527]))))" office:value-type="string" office:string-value="Cell 2526 - 1" calcext:value-type="string">
            <text:p>Cell 2526 - 1</text:p>
          </table:table-cell>
          <table:table-cell table:formula="of:= COM.MICROSOFT.CONCAT(&quot;Cell &quot;; COM.MICROSOFT.CONCAT(ROW([.B2527]) - 1; COM.MICROSOFT.CONCAT(&quot; - &quot;; COLUMN([.B2527]))))" office:value-type="string" office:string-value="Cell 2526 - 2" calcext:value-type="string">
            <text:p>Cell 2526 - 2</text:p>
          </table:table-cell>
        </table:table-row>
        <table:table-row table:style-name="ro1">
          <table:table-cell table:formula="of:= COM.MICROSOFT.CONCAT(&quot;Cell &quot;; COM.MICROSOFT.CONCAT(ROW([.A2528]) - 1; COM.MICROSOFT.CONCAT(&quot; - &quot;; COLUMN([.A2528]))))" office:value-type="string" office:string-value="Cell 2527 - 1" calcext:value-type="string">
            <text:p>Cell 2527 - 1</text:p>
          </table:table-cell>
          <table:table-cell table:formula="of:= COM.MICROSOFT.CONCAT(&quot;Cell &quot;; COM.MICROSOFT.CONCAT(ROW([.B2528]) - 1; COM.MICROSOFT.CONCAT(&quot; - &quot;; COLUMN([.B2528]))))" office:value-type="string" office:string-value="Cell 2527 - 2" calcext:value-type="string">
            <text:p>Cell 2527 - 2</text:p>
          </table:table-cell>
        </table:table-row>
        <table:table-row table:style-name="ro1">
          <table:table-cell table:formula="of:= COM.MICROSOFT.CONCAT(&quot;Cell &quot;; COM.MICROSOFT.CONCAT(ROW([.A2529]) - 1; COM.MICROSOFT.CONCAT(&quot; - &quot;; COLUMN([.A2529]))))" office:value-type="string" office:string-value="Cell 2528 - 1" calcext:value-type="string">
            <text:p>Cell 2528 - 1</text:p>
          </table:table-cell>
          <table:table-cell table:formula="of:= COM.MICROSOFT.CONCAT(&quot;Cell &quot;; COM.MICROSOFT.CONCAT(ROW([.B2529]) - 1; COM.MICROSOFT.CONCAT(&quot; - &quot;; COLUMN([.B2529]))))" office:value-type="string" office:string-value="Cell 2528 - 2" calcext:value-type="string">
            <text:p>Cell 2528 - 2</text:p>
          </table:table-cell>
        </table:table-row>
        <table:table-row table:style-name="ro1">
          <table:table-cell table:formula="of:= COM.MICROSOFT.CONCAT(&quot;Cell &quot;; COM.MICROSOFT.CONCAT(ROW([.A2530]) - 1; COM.MICROSOFT.CONCAT(&quot; - &quot;; COLUMN([.A2530]))))" office:value-type="string" office:string-value="Cell 2529 - 1" calcext:value-type="string">
            <text:p>Cell 2529 - 1</text:p>
          </table:table-cell>
          <table:table-cell table:formula="of:= COM.MICROSOFT.CONCAT(&quot;Cell &quot;; COM.MICROSOFT.CONCAT(ROW([.B2530]) - 1; COM.MICROSOFT.CONCAT(&quot; - &quot;; COLUMN([.B2530]))))" office:value-type="string" office:string-value="Cell 2529 - 2" calcext:value-type="string">
            <text:p>Cell 2529 - 2</text:p>
          </table:table-cell>
        </table:table-row>
        <table:table-row table:style-name="ro1">
          <table:table-cell table:formula="of:= COM.MICROSOFT.CONCAT(&quot;Cell &quot;; COM.MICROSOFT.CONCAT(ROW([.A2531]) - 1; COM.MICROSOFT.CONCAT(&quot; - &quot;; COLUMN([.A2531]))))" office:value-type="string" office:string-value="Cell 2530 - 1" calcext:value-type="string">
            <text:p>Cell 2530 - 1</text:p>
          </table:table-cell>
          <table:table-cell table:formula="of:= COM.MICROSOFT.CONCAT(&quot;Cell &quot;; COM.MICROSOFT.CONCAT(ROW([.B2531]) - 1; COM.MICROSOFT.CONCAT(&quot; - &quot;; COLUMN([.B2531]))))" office:value-type="string" office:string-value="Cell 2530 - 2" calcext:value-type="string">
            <text:p>Cell 2530 - 2</text:p>
          </table:table-cell>
        </table:table-row>
        <table:table-row table:style-name="ro1">
          <table:table-cell table:formula="of:= COM.MICROSOFT.CONCAT(&quot;Cell &quot;; COM.MICROSOFT.CONCAT(ROW([.A2532]) - 1; COM.MICROSOFT.CONCAT(&quot; - &quot;; COLUMN([.A2532]))))" office:value-type="string" office:string-value="Cell 2531 - 1" calcext:value-type="string">
            <text:p>Cell 2531 - 1</text:p>
          </table:table-cell>
          <table:table-cell table:formula="of:= COM.MICROSOFT.CONCAT(&quot;Cell &quot;; COM.MICROSOFT.CONCAT(ROW([.B2532]) - 1; COM.MICROSOFT.CONCAT(&quot; - &quot;; COLUMN([.B2532]))))" office:value-type="string" office:string-value="Cell 2531 - 2" calcext:value-type="string">
            <text:p>Cell 2531 - 2</text:p>
          </table:table-cell>
        </table:table-row>
        <table:table-row table:style-name="ro1">
          <table:table-cell table:formula="of:= COM.MICROSOFT.CONCAT(&quot;Cell &quot;; COM.MICROSOFT.CONCAT(ROW([.A2533]) - 1; COM.MICROSOFT.CONCAT(&quot; - &quot;; COLUMN([.A2533]))))" office:value-type="string" office:string-value="Cell 2532 - 1" calcext:value-type="string">
            <text:p>Cell 2532 - 1</text:p>
          </table:table-cell>
          <table:table-cell table:formula="of:= COM.MICROSOFT.CONCAT(&quot;Cell &quot;; COM.MICROSOFT.CONCAT(ROW([.B2533]) - 1; COM.MICROSOFT.CONCAT(&quot; - &quot;; COLUMN([.B2533]))))" office:value-type="string" office:string-value="Cell 2532 - 2" calcext:value-type="string">
            <text:p>Cell 2532 - 2</text:p>
          </table:table-cell>
        </table:table-row>
        <table:table-row table:style-name="ro1">
          <table:table-cell table:formula="of:= COM.MICROSOFT.CONCAT(&quot;Cell &quot;; COM.MICROSOFT.CONCAT(ROW([.A2534]) - 1; COM.MICROSOFT.CONCAT(&quot; - &quot;; COLUMN([.A2534]))))" office:value-type="string" office:string-value="Cell 2533 - 1" calcext:value-type="string">
            <text:p>Cell 2533 - 1</text:p>
          </table:table-cell>
          <table:table-cell table:formula="of:= COM.MICROSOFT.CONCAT(&quot;Cell &quot;; COM.MICROSOFT.CONCAT(ROW([.B2534]) - 1; COM.MICROSOFT.CONCAT(&quot; - &quot;; COLUMN([.B2534]))))" office:value-type="string" office:string-value="Cell 2533 - 2" calcext:value-type="string">
            <text:p>Cell 2533 - 2</text:p>
          </table:table-cell>
        </table:table-row>
        <table:table-row table:style-name="ro1">
          <table:table-cell table:formula="of:= COM.MICROSOFT.CONCAT(&quot;Cell &quot;; COM.MICROSOFT.CONCAT(ROW([.A2535]) - 1; COM.MICROSOFT.CONCAT(&quot; - &quot;; COLUMN([.A2535]))))" office:value-type="string" office:string-value="Cell 2534 - 1" calcext:value-type="string">
            <text:p>Cell 2534 - 1</text:p>
          </table:table-cell>
          <table:table-cell table:formula="of:= COM.MICROSOFT.CONCAT(&quot;Cell &quot;; COM.MICROSOFT.CONCAT(ROW([.B2535]) - 1; COM.MICROSOFT.CONCAT(&quot; - &quot;; COLUMN([.B2535]))))" office:value-type="string" office:string-value="Cell 2534 - 2" calcext:value-type="string">
            <text:p>Cell 2534 - 2</text:p>
          </table:table-cell>
        </table:table-row>
        <table:table-row table:style-name="ro1">
          <table:table-cell table:formula="of:= COM.MICROSOFT.CONCAT(&quot;Cell &quot;; COM.MICROSOFT.CONCAT(ROW([.A2536]) - 1; COM.MICROSOFT.CONCAT(&quot; - &quot;; COLUMN([.A2536]))))" office:value-type="string" office:string-value="Cell 2535 - 1" calcext:value-type="string">
            <text:p>Cell 2535 - 1</text:p>
          </table:table-cell>
          <table:table-cell table:formula="of:= COM.MICROSOFT.CONCAT(&quot;Cell &quot;; COM.MICROSOFT.CONCAT(ROW([.B2536]) - 1; COM.MICROSOFT.CONCAT(&quot; - &quot;; COLUMN([.B2536]))))" office:value-type="string" office:string-value="Cell 2535 - 2" calcext:value-type="string">
            <text:p>Cell 2535 - 2</text:p>
          </table:table-cell>
        </table:table-row>
        <table:table-row table:style-name="ro1">
          <table:table-cell table:formula="of:= COM.MICROSOFT.CONCAT(&quot;Cell &quot;; COM.MICROSOFT.CONCAT(ROW([.A2537]) - 1; COM.MICROSOFT.CONCAT(&quot; - &quot;; COLUMN([.A2537]))))" office:value-type="string" office:string-value="Cell 2536 - 1" calcext:value-type="string">
            <text:p>Cell 2536 - 1</text:p>
          </table:table-cell>
          <table:table-cell table:formula="of:= COM.MICROSOFT.CONCAT(&quot;Cell &quot;; COM.MICROSOFT.CONCAT(ROW([.B2537]) - 1; COM.MICROSOFT.CONCAT(&quot; - &quot;; COLUMN([.B2537]))))" office:value-type="string" office:string-value="Cell 2536 - 2" calcext:value-type="string">
            <text:p>Cell 2536 - 2</text:p>
          </table:table-cell>
        </table:table-row>
        <table:table-row table:style-name="ro1">
          <table:table-cell table:formula="of:= COM.MICROSOFT.CONCAT(&quot;Cell &quot;; COM.MICROSOFT.CONCAT(ROW([.A2538]) - 1; COM.MICROSOFT.CONCAT(&quot; - &quot;; COLUMN([.A2538]))))" office:value-type="string" office:string-value="Cell 2537 - 1" calcext:value-type="string">
            <text:p>Cell 2537 - 1</text:p>
          </table:table-cell>
          <table:table-cell table:formula="of:= COM.MICROSOFT.CONCAT(&quot;Cell &quot;; COM.MICROSOFT.CONCAT(ROW([.B2538]) - 1; COM.MICROSOFT.CONCAT(&quot; - &quot;; COLUMN([.B2538]))))" office:value-type="string" office:string-value="Cell 2537 - 2" calcext:value-type="string">
            <text:p>Cell 2537 - 2</text:p>
          </table:table-cell>
        </table:table-row>
        <table:table-row table:style-name="ro1">
          <table:table-cell table:formula="of:= COM.MICROSOFT.CONCAT(&quot;Cell &quot;; COM.MICROSOFT.CONCAT(ROW([.A2539]) - 1; COM.MICROSOFT.CONCAT(&quot; - &quot;; COLUMN([.A2539]))))" office:value-type="string" office:string-value="Cell 2538 - 1" calcext:value-type="string">
            <text:p>Cell 2538 - 1</text:p>
          </table:table-cell>
          <table:table-cell table:formula="of:= COM.MICROSOFT.CONCAT(&quot;Cell &quot;; COM.MICROSOFT.CONCAT(ROW([.B2539]) - 1; COM.MICROSOFT.CONCAT(&quot; - &quot;; COLUMN([.B2539]))))" office:value-type="string" office:string-value="Cell 2538 - 2" calcext:value-type="string">
            <text:p>Cell 2538 - 2</text:p>
          </table:table-cell>
        </table:table-row>
        <table:table-row table:style-name="ro1">
          <table:table-cell table:formula="of:= COM.MICROSOFT.CONCAT(&quot;Cell &quot;; COM.MICROSOFT.CONCAT(ROW([.A2540]) - 1; COM.MICROSOFT.CONCAT(&quot; - &quot;; COLUMN([.A2540]))))" office:value-type="string" office:string-value="Cell 2539 - 1" calcext:value-type="string">
            <text:p>Cell 2539 - 1</text:p>
          </table:table-cell>
          <table:table-cell table:formula="of:= COM.MICROSOFT.CONCAT(&quot;Cell &quot;; COM.MICROSOFT.CONCAT(ROW([.B2540]) - 1; COM.MICROSOFT.CONCAT(&quot; - &quot;; COLUMN([.B2540]))))" office:value-type="string" office:string-value="Cell 2539 - 2" calcext:value-type="string">
            <text:p>Cell 2539 - 2</text:p>
          </table:table-cell>
        </table:table-row>
        <table:table-row table:style-name="ro1">
          <table:table-cell table:formula="of:= COM.MICROSOFT.CONCAT(&quot;Cell &quot;; COM.MICROSOFT.CONCAT(ROW([.A2541]) - 1; COM.MICROSOFT.CONCAT(&quot; - &quot;; COLUMN([.A2541]))))" office:value-type="string" office:string-value="Cell 2540 - 1" calcext:value-type="string">
            <text:p>Cell 2540 - 1</text:p>
          </table:table-cell>
          <table:table-cell table:formula="of:= COM.MICROSOFT.CONCAT(&quot;Cell &quot;; COM.MICROSOFT.CONCAT(ROW([.B2541]) - 1; COM.MICROSOFT.CONCAT(&quot; - &quot;; COLUMN([.B2541]))))" office:value-type="string" office:string-value="Cell 2540 - 2" calcext:value-type="string">
            <text:p>Cell 2540 - 2</text:p>
          </table:table-cell>
        </table:table-row>
        <table:table-row table:style-name="ro1">
          <table:table-cell table:formula="of:= COM.MICROSOFT.CONCAT(&quot;Cell &quot;; COM.MICROSOFT.CONCAT(ROW([.A2542]) - 1; COM.MICROSOFT.CONCAT(&quot; - &quot;; COLUMN([.A2542]))))" office:value-type="string" office:string-value="Cell 2541 - 1" calcext:value-type="string">
            <text:p>Cell 2541 - 1</text:p>
          </table:table-cell>
          <table:table-cell table:formula="of:= COM.MICROSOFT.CONCAT(&quot;Cell &quot;; COM.MICROSOFT.CONCAT(ROW([.B2542]) - 1; COM.MICROSOFT.CONCAT(&quot; - &quot;; COLUMN([.B2542]))))" office:value-type="string" office:string-value="Cell 2541 - 2" calcext:value-type="string">
            <text:p>Cell 2541 - 2</text:p>
          </table:table-cell>
        </table:table-row>
        <table:table-row table:style-name="ro1">
          <table:table-cell table:formula="of:= COM.MICROSOFT.CONCAT(&quot;Cell &quot;; COM.MICROSOFT.CONCAT(ROW([.A2543]) - 1; COM.MICROSOFT.CONCAT(&quot; - &quot;; COLUMN([.A2543]))))" office:value-type="string" office:string-value="Cell 2542 - 1" calcext:value-type="string">
            <text:p>Cell 2542 - 1</text:p>
          </table:table-cell>
          <table:table-cell table:formula="of:= COM.MICROSOFT.CONCAT(&quot;Cell &quot;; COM.MICROSOFT.CONCAT(ROW([.B2543]) - 1; COM.MICROSOFT.CONCAT(&quot; - &quot;; COLUMN([.B2543]))))" office:value-type="string" office:string-value="Cell 2542 - 2" calcext:value-type="string">
            <text:p>Cell 2542 - 2</text:p>
          </table:table-cell>
        </table:table-row>
        <table:table-row table:style-name="ro1">
          <table:table-cell table:formula="of:= COM.MICROSOFT.CONCAT(&quot;Cell &quot;; COM.MICROSOFT.CONCAT(ROW([.A2544]) - 1; COM.MICROSOFT.CONCAT(&quot; - &quot;; COLUMN([.A2544]))))" office:value-type="string" office:string-value="Cell 2543 - 1" calcext:value-type="string">
            <text:p>Cell 2543 - 1</text:p>
          </table:table-cell>
          <table:table-cell table:formula="of:= COM.MICROSOFT.CONCAT(&quot;Cell &quot;; COM.MICROSOFT.CONCAT(ROW([.B2544]) - 1; COM.MICROSOFT.CONCAT(&quot; - &quot;; COLUMN([.B2544]))))" office:value-type="string" office:string-value="Cell 2543 - 2" calcext:value-type="string">
            <text:p>Cell 2543 - 2</text:p>
          </table:table-cell>
        </table:table-row>
        <table:table-row table:style-name="ro1">
          <table:table-cell table:formula="of:= COM.MICROSOFT.CONCAT(&quot;Cell &quot;; COM.MICROSOFT.CONCAT(ROW([.A2545]) - 1; COM.MICROSOFT.CONCAT(&quot; - &quot;; COLUMN([.A2545]))))" office:value-type="string" office:string-value="Cell 2544 - 1" calcext:value-type="string">
            <text:p>Cell 2544 - 1</text:p>
          </table:table-cell>
          <table:table-cell table:formula="of:= COM.MICROSOFT.CONCAT(&quot;Cell &quot;; COM.MICROSOFT.CONCAT(ROW([.B2545]) - 1; COM.MICROSOFT.CONCAT(&quot; - &quot;; COLUMN([.B2545]))))" office:value-type="string" office:string-value="Cell 2544 - 2" calcext:value-type="string">
            <text:p>Cell 2544 - 2</text:p>
          </table:table-cell>
        </table:table-row>
        <table:table-row table:style-name="ro1">
          <table:table-cell table:formula="of:= COM.MICROSOFT.CONCAT(&quot;Cell &quot;; COM.MICROSOFT.CONCAT(ROW([.A2546]) - 1; COM.MICROSOFT.CONCAT(&quot; - &quot;; COLUMN([.A2546]))))" office:value-type="string" office:string-value="Cell 2545 - 1" calcext:value-type="string">
            <text:p>Cell 2545 - 1</text:p>
          </table:table-cell>
          <table:table-cell table:formula="of:= COM.MICROSOFT.CONCAT(&quot;Cell &quot;; COM.MICROSOFT.CONCAT(ROW([.B2546]) - 1; COM.MICROSOFT.CONCAT(&quot; - &quot;; COLUMN([.B2546]))))" office:value-type="string" office:string-value="Cell 2545 - 2" calcext:value-type="string">
            <text:p>Cell 2545 - 2</text:p>
          </table:table-cell>
        </table:table-row>
        <table:table-row table:style-name="ro1">
          <table:table-cell table:formula="of:= COM.MICROSOFT.CONCAT(&quot;Cell &quot;; COM.MICROSOFT.CONCAT(ROW([.A2547]) - 1; COM.MICROSOFT.CONCAT(&quot; - &quot;; COLUMN([.A2547]))))" office:value-type="string" office:string-value="Cell 2546 - 1" calcext:value-type="string">
            <text:p>Cell 2546 - 1</text:p>
          </table:table-cell>
          <table:table-cell table:formula="of:= COM.MICROSOFT.CONCAT(&quot;Cell &quot;; COM.MICROSOFT.CONCAT(ROW([.B2547]) - 1; COM.MICROSOFT.CONCAT(&quot; - &quot;; COLUMN([.B2547]))))" office:value-type="string" office:string-value="Cell 2546 - 2" calcext:value-type="string">
            <text:p>Cell 2546 - 2</text:p>
          </table:table-cell>
        </table:table-row>
        <table:table-row table:style-name="ro1">
          <table:table-cell table:formula="of:= COM.MICROSOFT.CONCAT(&quot;Cell &quot;; COM.MICROSOFT.CONCAT(ROW([.A2548]) - 1; COM.MICROSOFT.CONCAT(&quot; - &quot;; COLUMN([.A2548]))))" office:value-type="string" office:string-value="Cell 2547 - 1" calcext:value-type="string">
            <text:p>Cell 2547 - 1</text:p>
          </table:table-cell>
          <table:table-cell table:formula="of:= COM.MICROSOFT.CONCAT(&quot;Cell &quot;; COM.MICROSOFT.CONCAT(ROW([.B2548]) - 1; COM.MICROSOFT.CONCAT(&quot; - &quot;; COLUMN([.B2548]))))" office:value-type="string" office:string-value="Cell 2547 - 2" calcext:value-type="string">
            <text:p>Cell 2547 - 2</text:p>
          </table:table-cell>
        </table:table-row>
        <table:table-row table:style-name="ro1">
          <table:table-cell table:formula="of:= COM.MICROSOFT.CONCAT(&quot;Cell &quot;; COM.MICROSOFT.CONCAT(ROW([.A2549]) - 1; COM.MICROSOFT.CONCAT(&quot; - &quot;; COLUMN([.A2549]))))" office:value-type="string" office:string-value="Cell 2548 - 1" calcext:value-type="string">
            <text:p>Cell 2548 - 1</text:p>
          </table:table-cell>
          <table:table-cell table:formula="of:= COM.MICROSOFT.CONCAT(&quot;Cell &quot;; COM.MICROSOFT.CONCAT(ROW([.B2549]) - 1; COM.MICROSOFT.CONCAT(&quot; - &quot;; COLUMN([.B2549]))))" office:value-type="string" office:string-value="Cell 2548 - 2" calcext:value-type="string">
            <text:p>Cell 2548 - 2</text:p>
          </table:table-cell>
        </table:table-row>
        <table:table-row table:style-name="ro1">
          <table:table-cell table:formula="of:= COM.MICROSOFT.CONCAT(&quot;Cell &quot;; COM.MICROSOFT.CONCAT(ROW([.A2550]) - 1; COM.MICROSOFT.CONCAT(&quot; - &quot;; COLUMN([.A2550]))))" office:value-type="string" office:string-value="Cell 2549 - 1" calcext:value-type="string">
            <text:p>Cell 2549 - 1</text:p>
          </table:table-cell>
          <table:table-cell table:formula="of:= COM.MICROSOFT.CONCAT(&quot;Cell &quot;; COM.MICROSOFT.CONCAT(ROW([.B2550]) - 1; COM.MICROSOFT.CONCAT(&quot; - &quot;; COLUMN([.B2550]))))" office:value-type="string" office:string-value="Cell 2549 - 2" calcext:value-type="string">
            <text:p>Cell 2549 - 2</text:p>
          </table:table-cell>
        </table:table-row>
        <table:table-row table:style-name="ro1">
          <table:table-cell table:formula="of:= COM.MICROSOFT.CONCAT(&quot;Cell &quot;; COM.MICROSOFT.CONCAT(ROW([.A2551]) - 1; COM.MICROSOFT.CONCAT(&quot; - &quot;; COLUMN([.A2551]))))" office:value-type="string" office:string-value="Cell 2550 - 1" calcext:value-type="string">
            <text:p>Cell 2550 - 1</text:p>
          </table:table-cell>
          <table:table-cell table:formula="of:= COM.MICROSOFT.CONCAT(&quot;Cell &quot;; COM.MICROSOFT.CONCAT(ROW([.B2551]) - 1; COM.MICROSOFT.CONCAT(&quot; - &quot;; COLUMN([.B2551]))))" office:value-type="string" office:string-value="Cell 2550 - 2" calcext:value-type="string">
            <text:p>Cell 2550 - 2</text:p>
          </table:table-cell>
        </table:table-row>
        <table:table-row table:style-name="ro1">
          <table:table-cell table:formula="of:= COM.MICROSOFT.CONCAT(&quot;Cell &quot;; COM.MICROSOFT.CONCAT(ROW([.A2552]) - 1; COM.MICROSOFT.CONCAT(&quot; - &quot;; COLUMN([.A2552]))))" office:value-type="string" office:string-value="Cell 2551 - 1" calcext:value-type="string">
            <text:p>Cell 2551 - 1</text:p>
          </table:table-cell>
          <table:table-cell table:formula="of:= COM.MICROSOFT.CONCAT(&quot;Cell &quot;; COM.MICROSOFT.CONCAT(ROW([.B2552]) - 1; COM.MICROSOFT.CONCAT(&quot; - &quot;; COLUMN([.B2552]))))" office:value-type="string" office:string-value="Cell 2551 - 2" calcext:value-type="string">
            <text:p>Cell 2551 - 2</text:p>
          </table:table-cell>
        </table:table-row>
        <table:table-row table:style-name="ro1">
          <table:table-cell table:formula="of:= COM.MICROSOFT.CONCAT(&quot;Cell &quot;; COM.MICROSOFT.CONCAT(ROW([.A2553]) - 1; COM.MICROSOFT.CONCAT(&quot; - &quot;; COLUMN([.A2553]))))" office:value-type="string" office:string-value="Cell 2552 - 1" calcext:value-type="string">
            <text:p>Cell 2552 - 1</text:p>
          </table:table-cell>
          <table:table-cell table:formula="of:= COM.MICROSOFT.CONCAT(&quot;Cell &quot;; COM.MICROSOFT.CONCAT(ROW([.B2553]) - 1; COM.MICROSOFT.CONCAT(&quot; - &quot;; COLUMN([.B2553]))))" office:value-type="string" office:string-value="Cell 2552 - 2" calcext:value-type="string">
            <text:p>Cell 2552 - 2</text:p>
          </table:table-cell>
        </table:table-row>
        <table:table-row table:style-name="ro1">
          <table:table-cell table:formula="of:= COM.MICROSOFT.CONCAT(&quot;Cell &quot;; COM.MICROSOFT.CONCAT(ROW([.A2554]) - 1; COM.MICROSOFT.CONCAT(&quot; - &quot;; COLUMN([.A2554]))))" office:value-type="string" office:string-value="Cell 2553 - 1" calcext:value-type="string">
            <text:p>Cell 2553 - 1</text:p>
          </table:table-cell>
          <table:table-cell table:formula="of:= COM.MICROSOFT.CONCAT(&quot;Cell &quot;; COM.MICROSOFT.CONCAT(ROW([.B2554]) - 1; COM.MICROSOFT.CONCAT(&quot; - &quot;; COLUMN([.B2554]))))" office:value-type="string" office:string-value="Cell 2553 - 2" calcext:value-type="string">
            <text:p>Cell 2553 - 2</text:p>
          </table:table-cell>
        </table:table-row>
        <table:table-row table:style-name="ro1">
          <table:table-cell table:formula="of:= COM.MICROSOFT.CONCAT(&quot;Cell &quot;; COM.MICROSOFT.CONCAT(ROW([.A2555]) - 1; COM.MICROSOFT.CONCAT(&quot; - &quot;; COLUMN([.A2555]))))" office:value-type="string" office:string-value="Cell 2554 - 1" calcext:value-type="string">
            <text:p>Cell 2554 - 1</text:p>
          </table:table-cell>
          <table:table-cell table:formula="of:= COM.MICROSOFT.CONCAT(&quot;Cell &quot;; COM.MICROSOFT.CONCAT(ROW([.B2555]) - 1; COM.MICROSOFT.CONCAT(&quot; - &quot;; COLUMN([.B2555]))))" office:value-type="string" office:string-value="Cell 2554 - 2" calcext:value-type="string">
            <text:p>Cell 2554 - 2</text:p>
          </table:table-cell>
        </table:table-row>
        <table:table-row table:style-name="ro1">
          <table:table-cell table:formula="of:= COM.MICROSOFT.CONCAT(&quot;Cell &quot;; COM.MICROSOFT.CONCAT(ROW([.A2556]) - 1; COM.MICROSOFT.CONCAT(&quot; - &quot;; COLUMN([.A2556]))))" office:value-type="string" office:string-value="Cell 2555 - 1" calcext:value-type="string">
            <text:p>Cell 2555 - 1</text:p>
          </table:table-cell>
          <table:table-cell table:formula="of:= COM.MICROSOFT.CONCAT(&quot;Cell &quot;; COM.MICROSOFT.CONCAT(ROW([.B2556]) - 1; COM.MICROSOFT.CONCAT(&quot; - &quot;; COLUMN([.B2556]))))" office:value-type="string" office:string-value="Cell 2555 - 2" calcext:value-type="string">
            <text:p>Cell 2555 - 2</text:p>
          </table:table-cell>
        </table:table-row>
        <table:table-row table:style-name="ro1">
          <table:table-cell table:formula="of:= COM.MICROSOFT.CONCAT(&quot;Cell &quot;; COM.MICROSOFT.CONCAT(ROW([.A2557]) - 1; COM.MICROSOFT.CONCAT(&quot; - &quot;; COLUMN([.A2557]))))" office:value-type="string" office:string-value="Cell 2556 - 1" calcext:value-type="string">
            <text:p>Cell 2556 - 1</text:p>
          </table:table-cell>
          <table:table-cell table:formula="of:= COM.MICROSOFT.CONCAT(&quot;Cell &quot;; COM.MICROSOFT.CONCAT(ROW([.B2557]) - 1; COM.MICROSOFT.CONCAT(&quot; - &quot;; COLUMN([.B2557]))))" office:value-type="string" office:string-value="Cell 2556 - 2" calcext:value-type="string">
            <text:p>Cell 2556 - 2</text:p>
          </table:table-cell>
        </table:table-row>
        <table:table-row table:style-name="ro1">
          <table:table-cell table:formula="of:= COM.MICROSOFT.CONCAT(&quot;Cell &quot;; COM.MICROSOFT.CONCAT(ROW([.A2558]) - 1; COM.MICROSOFT.CONCAT(&quot; - &quot;; COLUMN([.A2558]))))" office:value-type="string" office:string-value="Cell 2557 - 1" calcext:value-type="string">
            <text:p>Cell 2557 - 1</text:p>
          </table:table-cell>
          <table:table-cell table:formula="of:= COM.MICROSOFT.CONCAT(&quot;Cell &quot;; COM.MICROSOFT.CONCAT(ROW([.B2558]) - 1; COM.MICROSOFT.CONCAT(&quot; - &quot;; COLUMN([.B2558]))))" office:value-type="string" office:string-value="Cell 2557 - 2" calcext:value-type="string">
            <text:p>Cell 2557 - 2</text:p>
          </table:table-cell>
        </table:table-row>
        <table:table-row table:style-name="ro1">
          <table:table-cell table:formula="of:= COM.MICROSOFT.CONCAT(&quot;Cell &quot;; COM.MICROSOFT.CONCAT(ROW([.A2559]) - 1; COM.MICROSOFT.CONCAT(&quot; - &quot;; COLUMN([.A2559]))))" office:value-type="string" office:string-value="Cell 2558 - 1" calcext:value-type="string">
            <text:p>Cell 2558 - 1</text:p>
          </table:table-cell>
          <table:table-cell table:formula="of:= COM.MICROSOFT.CONCAT(&quot;Cell &quot;; COM.MICROSOFT.CONCAT(ROW([.B2559]) - 1; COM.MICROSOFT.CONCAT(&quot; - &quot;; COLUMN([.B2559]))))" office:value-type="string" office:string-value="Cell 2558 - 2" calcext:value-type="string">
            <text:p>Cell 2558 - 2</text:p>
          </table:table-cell>
        </table:table-row>
        <table:table-row table:style-name="ro1">
          <table:table-cell table:formula="of:= COM.MICROSOFT.CONCAT(&quot;Cell &quot;; COM.MICROSOFT.CONCAT(ROW([.A2560]) - 1; COM.MICROSOFT.CONCAT(&quot; - &quot;; COLUMN([.A2560]))))" office:value-type="string" office:string-value="Cell 2559 - 1" calcext:value-type="string">
            <text:p>Cell 2559 - 1</text:p>
          </table:table-cell>
          <table:table-cell table:formula="of:= COM.MICROSOFT.CONCAT(&quot;Cell &quot;; COM.MICROSOFT.CONCAT(ROW([.B2560]) - 1; COM.MICROSOFT.CONCAT(&quot; - &quot;; COLUMN([.B2560]))))" office:value-type="string" office:string-value="Cell 2559 - 2" calcext:value-type="string">
            <text:p>Cell 2559 - 2</text:p>
          </table:table-cell>
        </table:table-row>
        <table:table-row table:style-name="ro1">
          <table:table-cell table:formula="of:= COM.MICROSOFT.CONCAT(&quot;Cell &quot;; COM.MICROSOFT.CONCAT(ROW([.A2561]) - 1; COM.MICROSOFT.CONCAT(&quot; - &quot;; COLUMN([.A2561]))))" office:value-type="string" office:string-value="Cell 2560 - 1" calcext:value-type="string">
            <text:p>Cell 2560 - 1</text:p>
          </table:table-cell>
          <table:table-cell table:formula="of:= COM.MICROSOFT.CONCAT(&quot;Cell &quot;; COM.MICROSOFT.CONCAT(ROW([.B2561]) - 1; COM.MICROSOFT.CONCAT(&quot; - &quot;; COLUMN([.B2561]))))" office:value-type="string" office:string-value="Cell 2560 - 2" calcext:value-type="string">
            <text:p>Cell 2560 - 2</text:p>
          </table:table-cell>
        </table:table-row>
        <table:table-row table:style-name="ro1">
          <table:table-cell table:formula="of:= COM.MICROSOFT.CONCAT(&quot;Cell &quot;; COM.MICROSOFT.CONCAT(ROW([.A2562]) - 1; COM.MICROSOFT.CONCAT(&quot; - &quot;; COLUMN([.A2562]))))" office:value-type="string" office:string-value="Cell 2561 - 1" calcext:value-type="string">
            <text:p>Cell 2561 - 1</text:p>
          </table:table-cell>
          <table:table-cell table:formula="of:= COM.MICROSOFT.CONCAT(&quot;Cell &quot;; COM.MICROSOFT.CONCAT(ROW([.B2562]) - 1; COM.MICROSOFT.CONCAT(&quot; - &quot;; COLUMN([.B2562]))))" office:value-type="string" office:string-value="Cell 2561 - 2" calcext:value-type="string">
            <text:p>Cell 2561 - 2</text:p>
          </table:table-cell>
        </table:table-row>
        <table:table-row table:style-name="ro1">
          <table:table-cell table:formula="of:= COM.MICROSOFT.CONCAT(&quot;Cell &quot;; COM.MICROSOFT.CONCAT(ROW([.A2563]) - 1; COM.MICROSOFT.CONCAT(&quot; - &quot;; COLUMN([.A2563]))))" office:value-type="string" office:string-value="Cell 2562 - 1" calcext:value-type="string">
            <text:p>Cell 2562 - 1</text:p>
          </table:table-cell>
          <table:table-cell table:formula="of:= COM.MICROSOFT.CONCAT(&quot;Cell &quot;; COM.MICROSOFT.CONCAT(ROW([.B2563]) - 1; COM.MICROSOFT.CONCAT(&quot; - &quot;; COLUMN([.B2563]))))" office:value-type="string" office:string-value="Cell 2562 - 2" calcext:value-type="string">
            <text:p>Cell 2562 - 2</text:p>
          </table:table-cell>
        </table:table-row>
        <table:table-row table:style-name="ro1">
          <table:table-cell table:formula="of:= COM.MICROSOFT.CONCAT(&quot;Cell &quot;; COM.MICROSOFT.CONCAT(ROW([.A2564]) - 1; COM.MICROSOFT.CONCAT(&quot; - &quot;; COLUMN([.A2564]))))" office:value-type="string" office:string-value="Cell 2563 - 1" calcext:value-type="string">
            <text:p>Cell 2563 - 1</text:p>
          </table:table-cell>
          <table:table-cell table:formula="of:= COM.MICROSOFT.CONCAT(&quot;Cell &quot;; COM.MICROSOFT.CONCAT(ROW([.B2564]) - 1; COM.MICROSOFT.CONCAT(&quot; - &quot;; COLUMN([.B2564]))))" office:value-type="string" office:string-value="Cell 2563 - 2" calcext:value-type="string">
            <text:p>Cell 2563 - 2</text:p>
          </table:table-cell>
        </table:table-row>
        <table:table-row table:style-name="ro1">
          <table:table-cell table:formula="of:= COM.MICROSOFT.CONCAT(&quot;Cell &quot;; COM.MICROSOFT.CONCAT(ROW([.A2565]) - 1; COM.MICROSOFT.CONCAT(&quot; - &quot;; COLUMN([.A2565]))))" office:value-type="string" office:string-value="Cell 2564 - 1" calcext:value-type="string">
            <text:p>Cell 2564 - 1</text:p>
          </table:table-cell>
          <table:table-cell table:formula="of:= COM.MICROSOFT.CONCAT(&quot;Cell &quot;; COM.MICROSOFT.CONCAT(ROW([.B2565]) - 1; COM.MICROSOFT.CONCAT(&quot; - &quot;; COLUMN([.B2565]))))" office:value-type="string" office:string-value="Cell 2564 - 2" calcext:value-type="string">
            <text:p>Cell 2564 - 2</text:p>
          </table:table-cell>
        </table:table-row>
        <table:table-row table:style-name="ro1">
          <table:table-cell table:formula="of:= COM.MICROSOFT.CONCAT(&quot;Cell &quot;; COM.MICROSOFT.CONCAT(ROW([.A2566]) - 1; COM.MICROSOFT.CONCAT(&quot; - &quot;; COLUMN([.A2566]))))" office:value-type="string" office:string-value="Cell 2565 - 1" calcext:value-type="string">
            <text:p>Cell 2565 - 1</text:p>
          </table:table-cell>
          <table:table-cell table:formula="of:= COM.MICROSOFT.CONCAT(&quot;Cell &quot;; COM.MICROSOFT.CONCAT(ROW([.B2566]) - 1; COM.MICROSOFT.CONCAT(&quot; - &quot;; COLUMN([.B2566]))))" office:value-type="string" office:string-value="Cell 2565 - 2" calcext:value-type="string">
            <text:p>Cell 2565 - 2</text:p>
          </table:table-cell>
        </table:table-row>
        <table:table-row table:style-name="ro1">
          <table:table-cell table:formula="of:= COM.MICROSOFT.CONCAT(&quot;Cell &quot;; COM.MICROSOFT.CONCAT(ROW([.A2567]) - 1; COM.MICROSOFT.CONCAT(&quot; - &quot;; COLUMN([.A2567]))))" office:value-type="string" office:string-value="Cell 2566 - 1" calcext:value-type="string">
            <text:p>Cell 2566 - 1</text:p>
          </table:table-cell>
          <table:table-cell table:formula="of:= COM.MICROSOFT.CONCAT(&quot;Cell &quot;; COM.MICROSOFT.CONCAT(ROW([.B2567]) - 1; COM.MICROSOFT.CONCAT(&quot; - &quot;; COLUMN([.B2567]))))" office:value-type="string" office:string-value="Cell 2566 - 2" calcext:value-type="string">
            <text:p>Cell 2566 - 2</text:p>
          </table:table-cell>
        </table:table-row>
        <table:table-row table:style-name="ro1">
          <table:table-cell table:formula="of:= COM.MICROSOFT.CONCAT(&quot;Cell &quot;; COM.MICROSOFT.CONCAT(ROW([.A2568]) - 1; COM.MICROSOFT.CONCAT(&quot; - &quot;; COLUMN([.A2568]))))" office:value-type="string" office:string-value="Cell 2567 - 1" calcext:value-type="string">
            <text:p>Cell 2567 - 1</text:p>
          </table:table-cell>
          <table:table-cell table:formula="of:= COM.MICROSOFT.CONCAT(&quot;Cell &quot;; COM.MICROSOFT.CONCAT(ROW([.B2568]) - 1; COM.MICROSOFT.CONCAT(&quot; - &quot;; COLUMN([.B2568]))))" office:value-type="string" office:string-value="Cell 2567 - 2" calcext:value-type="string">
            <text:p>Cell 2567 - 2</text:p>
          </table:table-cell>
        </table:table-row>
        <table:table-row table:style-name="ro1">
          <table:table-cell table:formula="of:= COM.MICROSOFT.CONCAT(&quot;Cell &quot;; COM.MICROSOFT.CONCAT(ROW([.A2569]) - 1; COM.MICROSOFT.CONCAT(&quot; - &quot;; COLUMN([.A2569]))))" office:value-type="string" office:string-value="Cell 2568 - 1" calcext:value-type="string">
            <text:p>Cell 2568 - 1</text:p>
          </table:table-cell>
          <table:table-cell table:formula="of:= COM.MICROSOFT.CONCAT(&quot;Cell &quot;; COM.MICROSOFT.CONCAT(ROW([.B2569]) - 1; COM.MICROSOFT.CONCAT(&quot; - &quot;; COLUMN([.B2569]))))" office:value-type="string" office:string-value="Cell 2568 - 2" calcext:value-type="string">
            <text:p>Cell 2568 - 2</text:p>
          </table:table-cell>
        </table:table-row>
        <table:table-row table:style-name="ro1">
          <table:table-cell table:formula="of:= COM.MICROSOFT.CONCAT(&quot;Cell &quot;; COM.MICROSOFT.CONCAT(ROW([.A2570]) - 1; COM.MICROSOFT.CONCAT(&quot; - &quot;; COLUMN([.A2570]))))" office:value-type="string" office:string-value="Cell 2569 - 1" calcext:value-type="string">
            <text:p>Cell 2569 - 1</text:p>
          </table:table-cell>
          <table:table-cell table:formula="of:= COM.MICROSOFT.CONCAT(&quot;Cell &quot;; COM.MICROSOFT.CONCAT(ROW([.B2570]) - 1; COM.MICROSOFT.CONCAT(&quot; - &quot;; COLUMN([.B2570]))))" office:value-type="string" office:string-value="Cell 2569 - 2" calcext:value-type="string">
            <text:p>Cell 2569 - 2</text:p>
          </table:table-cell>
        </table:table-row>
        <table:table-row table:style-name="ro1">
          <table:table-cell table:formula="of:= COM.MICROSOFT.CONCAT(&quot;Cell &quot;; COM.MICROSOFT.CONCAT(ROW([.A2571]) - 1; COM.MICROSOFT.CONCAT(&quot; - &quot;; COLUMN([.A2571]))))" office:value-type="string" office:string-value="Cell 2570 - 1" calcext:value-type="string">
            <text:p>Cell 2570 - 1</text:p>
          </table:table-cell>
          <table:table-cell table:formula="of:= COM.MICROSOFT.CONCAT(&quot;Cell &quot;; COM.MICROSOFT.CONCAT(ROW([.B2571]) - 1; COM.MICROSOFT.CONCAT(&quot; - &quot;; COLUMN([.B2571]))))" office:value-type="string" office:string-value="Cell 2570 - 2" calcext:value-type="string">
            <text:p>Cell 2570 - 2</text:p>
          </table:table-cell>
        </table:table-row>
        <table:table-row table:style-name="ro1">
          <table:table-cell table:formula="of:= COM.MICROSOFT.CONCAT(&quot;Cell &quot;; COM.MICROSOFT.CONCAT(ROW([.A2572]) - 1; COM.MICROSOFT.CONCAT(&quot; - &quot;; COLUMN([.A2572]))))" office:value-type="string" office:string-value="Cell 2571 - 1" calcext:value-type="string">
            <text:p>Cell 2571 - 1</text:p>
          </table:table-cell>
          <table:table-cell table:formula="of:= COM.MICROSOFT.CONCAT(&quot;Cell &quot;; COM.MICROSOFT.CONCAT(ROW([.B2572]) - 1; COM.MICROSOFT.CONCAT(&quot; - &quot;; COLUMN([.B2572]))))" office:value-type="string" office:string-value="Cell 2571 - 2" calcext:value-type="string">
            <text:p>Cell 2571 - 2</text:p>
          </table:table-cell>
        </table:table-row>
        <table:table-row table:style-name="ro1">
          <table:table-cell table:formula="of:= COM.MICROSOFT.CONCAT(&quot;Cell &quot;; COM.MICROSOFT.CONCAT(ROW([.A2573]) - 1; COM.MICROSOFT.CONCAT(&quot; - &quot;; COLUMN([.A2573]))))" office:value-type="string" office:string-value="Cell 2572 - 1" calcext:value-type="string">
            <text:p>Cell 2572 - 1</text:p>
          </table:table-cell>
          <table:table-cell table:formula="of:= COM.MICROSOFT.CONCAT(&quot;Cell &quot;; COM.MICROSOFT.CONCAT(ROW([.B2573]) - 1; COM.MICROSOFT.CONCAT(&quot; - &quot;; COLUMN([.B2573]))))" office:value-type="string" office:string-value="Cell 2572 - 2" calcext:value-type="string">
            <text:p>Cell 2572 - 2</text:p>
          </table:table-cell>
        </table:table-row>
        <table:table-row table:style-name="ro1">
          <table:table-cell table:formula="of:= COM.MICROSOFT.CONCAT(&quot;Cell &quot;; COM.MICROSOFT.CONCAT(ROW([.A2574]) - 1; COM.MICROSOFT.CONCAT(&quot; - &quot;; COLUMN([.A2574]))))" office:value-type="string" office:string-value="Cell 2573 - 1" calcext:value-type="string">
            <text:p>Cell 2573 - 1</text:p>
          </table:table-cell>
          <table:table-cell table:formula="of:= COM.MICROSOFT.CONCAT(&quot;Cell &quot;; COM.MICROSOFT.CONCAT(ROW([.B2574]) - 1; COM.MICROSOFT.CONCAT(&quot; - &quot;; COLUMN([.B2574]))))" office:value-type="string" office:string-value="Cell 2573 - 2" calcext:value-type="string">
            <text:p>Cell 2573 - 2</text:p>
          </table:table-cell>
        </table:table-row>
        <table:table-row table:style-name="ro1">
          <table:table-cell table:formula="of:= COM.MICROSOFT.CONCAT(&quot;Cell &quot;; COM.MICROSOFT.CONCAT(ROW([.A2575]) - 1; COM.MICROSOFT.CONCAT(&quot; - &quot;; COLUMN([.A2575]))))" office:value-type="string" office:string-value="Cell 2574 - 1" calcext:value-type="string">
            <text:p>Cell 2574 - 1</text:p>
          </table:table-cell>
          <table:table-cell table:formula="of:= COM.MICROSOFT.CONCAT(&quot;Cell &quot;; COM.MICROSOFT.CONCAT(ROW([.B2575]) - 1; COM.MICROSOFT.CONCAT(&quot; - &quot;; COLUMN([.B2575]))))" office:value-type="string" office:string-value="Cell 2574 - 2" calcext:value-type="string">
            <text:p>Cell 2574 - 2</text:p>
          </table:table-cell>
        </table:table-row>
        <table:table-row table:style-name="ro1">
          <table:table-cell table:formula="of:= COM.MICROSOFT.CONCAT(&quot;Cell &quot;; COM.MICROSOFT.CONCAT(ROW([.A2576]) - 1; COM.MICROSOFT.CONCAT(&quot; - &quot;; COLUMN([.A2576]))))" office:value-type="string" office:string-value="Cell 2575 - 1" calcext:value-type="string">
            <text:p>Cell 2575 - 1</text:p>
          </table:table-cell>
          <table:table-cell table:formula="of:= COM.MICROSOFT.CONCAT(&quot;Cell &quot;; COM.MICROSOFT.CONCAT(ROW([.B2576]) - 1; COM.MICROSOFT.CONCAT(&quot; - &quot;; COLUMN([.B2576]))))" office:value-type="string" office:string-value="Cell 2575 - 2" calcext:value-type="string">
            <text:p>Cell 2575 - 2</text:p>
          </table:table-cell>
        </table:table-row>
        <table:table-row table:style-name="ro1">
          <table:table-cell table:formula="of:= COM.MICROSOFT.CONCAT(&quot;Cell &quot;; COM.MICROSOFT.CONCAT(ROW([.A2577]) - 1; COM.MICROSOFT.CONCAT(&quot; - &quot;; COLUMN([.A2577]))))" office:value-type="string" office:string-value="Cell 2576 - 1" calcext:value-type="string">
            <text:p>Cell 2576 - 1</text:p>
          </table:table-cell>
          <table:table-cell table:formula="of:= COM.MICROSOFT.CONCAT(&quot;Cell &quot;; COM.MICROSOFT.CONCAT(ROW([.B2577]) - 1; COM.MICROSOFT.CONCAT(&quot; - &quot;; COLUMN([.B2577]))))" office:value-type="string" office:string-value="Cell 2576 - 2" calcext:value-type="string">
            <text:p>Cell 2576 - 2</text:p>
          </table:table-cell>
        </table:table-row>
        <table:table-row table:style-name="ro1">
          <table:table-cell table:formula="of:= COM.MICROSOFT.CONCAT(&quot;Cell &quot;; COM.MICROSOFT.CONCAT(ROW([.A2578]) - 1; COM.MICROSOFT.CONCAT(&quot; - &quot;; COLUMN([.A2578]))))" office:value-type="string" office:string-value="Cell 2577 - 1" calcext:value-type="string">
            <text:p>Cell 2577 - 1</text:p>
          </table:table-cell>
          <table:table-cell table:formula="of:= COM.MICROSOFT.CONCAT(&quot;Cell &quot;; COM.MICROSOFT.CONCAT(ROW([.B2578]) - 1; COM.MICROSOFT.CONCAT(&quot; - &quot;; COLUMN([.B2578]))))" office:value-type="string" office:string-value="Cell 2577 - 2" calcext:value-type="string">
            <text:p>Cell 2577 - 2</text:p>
          </table:table-cell>
        </table:table-row>
        <table:table-row table:style-name="ro1">
          <table:table-cell table:formula="of:= COM.MICROSOFT.CONCAT(&quot;Cell &quot;; COM.MICROSOFT.CONCAT(ROW([.A2579]) - 1; COM.MICROSOFT.CONCAT(&quot; - &quot;; COLUMN([.A2579]))))" office:value-type="string" office:string-value="Cell 2578 - 1" calcext:value-type="string">
            <text:p>Cell 2578 - 1</text:p>
          </table:table-cell>
          <table:table-cell table:formula="of:= COM.MICROSOFT.CONCAT(&quot;Cell &quot;; COM.MICROSOFT.CONCAT(ROW([.B2579]) - 1; COM.MICROSOFT.CONCAT(&quot; - &quot;; COLUMN([.B2579]))))" office:value-type="string" office:string-value="Cell 2578 - 2" calcext:value-type="string">
            <text:p>Cell 2578 - 2</text:p>
          </table:table-cell>
        </table:table-row>
        <table:table-row table:style-name="ro1">
          <table:table-cell table:formula="of:= COM.MICROSOFT.CONCAT(&quot;Cell &quot;; COM.MICROSOFT.CONCAT(ROW([.A2580]) - 1; COM.MICROSOFT.CONCAT(&quot; - &quot;; COLUMN([.A2580]))))" office:value-type="string" office:string-value="Cell 2579 - 1" calcext:value-type="string">
            <text:p>Cell 2579 - 1</text:p>
          </table:table-cell>
          <table:table-cell table:formula="of:= COM.MICROSOFT.CONCAT(&quot;Cell &quot;; COM.MICROSOFT.CONCAT(ROW([.B2580]) - 1; COM.MICROSOFT.CONCAT(&quot; - &quot;; COLUMN([.B2580]))))" office:value-type="string" office:string-value="Cell 2579 - 2" calcext:value-type="string">
            <text:p>Cell 2579 - 2</text:p>
          </table:table-cell>
        </table:table-row>
        <table:table-row table:style-name="ro1">
          <table:table-cell table:formula="of:= COM.MICROSOFT.CONCAT(&quot;Cell &quot;; COM.MICROSOFT.CONCAT(ROW([.A2581]) - 1; COM.MICROSOFT.CONCAT(&quot; - &quot;; COLUMN([.A2581]))))" office:value-type="string" office:string-value="Cell 2580 - 1" calcext:value-type="string">
            <text:p>Cell 2580 - 1</text:p>
          </table:table-cell>
          <table:table-cell table:formula="of:= COM.MICROSOFT.CONCAT(&quot;Cell &quot;; COM.MICROSOFT.CONCAT(ROW([.B2581]) - 1; COM.MICROSOFT.CONCAT(&quot; - &quot;; COLUMN([.B2581]))))" office:value-type="string" office:string-value="Cell 2580 - 2" calcext:value-type="string">
            <text:p>Cell 2580 - 2</text:p>
          </table:table-cell>
        </table:table-row>
        <table:table-row table:style-name="ro1">
          <table:table-cell table:formula="of:= COM.MICROSOFT.CONCAT(&quot;Cell &quot;; COM.MICROSOFT.CONCAT(ROW([.A2582]) - 1; COM.MICROSOFT.CONCAT(&quot; - &quot;; COLUMN([.A2582]))))" office:value-type="string" office:string-value="Cell 2581 - 1" calcext:value-type="string">
            <text:p>Cell 2581 - 1</text:p>
          </table:table-cell>
          <table:table-cell table:formula="of:= COM.MICROSOFT.CONCAT(&quot;Cell &quot;; COM.MICROSOFT.CONCAT(ROW([.B2582]) - 1; COM.MICROSOFT.CONCAT(&quot; - &quot;; COLUMN([.B2582]))))" office:value-type="string" office:string-value="Cell 2581 - 2" calcext:value-type="string">
            <text:p>Cell 2581 - 2</text:p>
          </table:table-cell>
        </table:table-row>
        <table:table-row table:style-name="ro1">
          <table:table-cell table:formula="of:= COM.MICROSOFT.CONCAT(&quot;Cell &quot;; COM.MICROSOFT.CONCAT(ROW([.A2583]) - 1; COM.MICROSOFT.CONCAT(&quot; - &quot;; COLUMN([.A2583]))))" office:value-type="string" office:string-value="Cell 2582 - 1" calcext:value-type="string">
            <text:p>Cell 2582 - 1</text:p>
          </table:table-cell>
          <table:table-cell table:formula="of:= COM.MICROSOFT.CONCAT(&quot;Cell &quot;; COM.MICROSOFT.CONCAT(ROW([.B2583]) - 1; COM.MICROSOFT.CONCAT(&quot; - &quot;; COLUMN([.B2583]))))" office:value-type="string" office:string-value="Cell 2582 - 2" calcext:value-type="string">
            <text:p>Cell 2582 - 2</text:p>
          </table:table-cell>
        </table:table-row>
        <table:table-row table:style-name="ro1">
          <table:table-cell table:formula="of:= COM.MICROSOFT.CONCAT(&quot;Cell &quot;; COM.MICROSOFT.CONCAT(ROW([.A2584]) - 1; COM.MICROSOFT.CONCAT(&quot; - &quot;; COLUMN([.A2584]))))" office:value-type="string" office:string-value="Cell 2583 - 1" calcext:value-type="string">
            <text:p>Cell 2583 - 1</text:p>
          </table:table-cell>
          <table:table-cell table:formula="of:= COM.MICROSOFT.CONCAT(&quot;Cell &quot;; COM.MICROSOFT.CONCAT(ROW([.B2584]) - 1; COM.MICROSOFT.CONCAT(&quot; - &quot;; COLUMN([.B2584]))))" office:value-type="string" office:string-value="Cell 2583 - 2" calcext:value-type="string">
            <text:p>Cell 2583 - 2</text:p>
          </table:table-cell>
        </table:table-row>
        <table:table-row table:style-name="ro1">
          <table:table-cell table:formula="of:= COM.MICROSOFT.CONCAT(&quot;Cell &quot;; COM.MICROSOFT.CONCAT(ROW([.A2585]) - 1; COM.MICROSOFT.CONCAT(&quot; - &quot;; COLUMN([.A2585]))))" office:value-type="string" office:string-value="Cell 2584 - 1" calcext:value-type="string">
            <text:p>Cell 2584 - 1</text:p>
          </table:table-cell>
          <table:table-cell table:formula="of:= COM.MICROSOFT.CONCAT(&quot;Cell &quot;; COM.MICROSOFT.CONCAT(ROW([.B2585]) - 1; COM.MICROSOFT.CONCAT(&quot; - &quot;; COLUMN([.B2585]))))" office:value-type="string" office:string-value="Cell 2584 - 2" calcext:value-type="string">
            <text:p>Cell 2584 - 2</text:p>
          </table:table-cell>
        </table:table-row>
        <table:table-row table:style-name="ro1">
          <table:table-cell table:formula="of:= COM.MICROSOFT.CONCAT(&quot;Cell &quot;; COM.MICROSOFT.CONCAT(ROW([.A2586]) - 1; COM.MICROSOFT.CONCAT(&quot; - &quot;; COLUMN([.A2586]))))" office:value-type="string" office:string-value="Cell 2585 - 1" calcext:value-type="string">
            <text:p>Cell 2585 - 1</text:p>
          </table:table-cell>
          <table:table-cell table:formula="of:= COM.MICROSOFT.CONCAT(&quot;Cell &quot;; COM.MICROSOFT.CONCAT(ROW([.B2586]) - 1; COM.MICROSOFT.CONCAT(&quot; - &quot;; COLUMN([.B2586]))))" office:value-type="string" office:string-value="Cell 2585 - 2" calcext:value-type="string">
            <text:p>Cell 2585 - 2</text:p>
          </table:table-cell>
        </table:table-row>
        <table:table-row table:style-name="ro1">
          <table:table-cell table:formula="of:= COM.MICROSOFT.CONCAT(&quot;Cell &quot;; COM.MICROSOFT.CONCAT(ROW([.A2587]) - 1; COM.MICROSOFT.CONCAT(&quot; - &quot;; COLUMN([.A2587]))))" office:value-type="string" office:string-value="Cell 2586 - 1" calcext:value-type="string">
            <text:p>Cell 2586 - 1</text:p>
          </table:table-cell>
          <table:table-cell table:formula="of:= COM.MICROSOFT.CONCAT(&quot;Cell &quot;; COM.MICROSOFT.CONCAT(ROW([.B2587]) - 1; COM.MICROSOFT.CONCAT(&quot; - &quot;; COLUMN([.B2587]))))" office:value-type="string" office:string-value="Cell 2586 - 2" calcext:value-type="string">
            <text:p>Cell 2586 - 2</text:p>
          </table:table-cell>
        </table:table-row>
        <table:table-row table:style-name="ro1">
          <table:table-cell table:formula="of:= COM.MICROSOFT.CONCAT(&quot;Cell &quot;; COM.MICROSOFT.CONCAT(ROW([.A2588]) - 1; COM.MICROSOFT.CONCAT(&quot; - &quot;; COLUMN([.A2588]))))" office:value-type="string" office:string-value="Cell 2587 - 1" calcext:value-type="string">
            <text:p>Cell 2587 - 1</text:p>
          </table:table-cell>
          <table:table-cell table:formula="of:= COM.MICROSOFT.CONCAT(&quot;Cell &quot;; COM.MICROSOFT.CONCAT(ROW([.B2588]) - 1; COM.MICROSOFT.CONCAT(&quot; - &quot;; COLUMN([.B2588]))))" office:value-type="string" office:string-value="Cell 2587 - 2" calcext:value-type="string">
            <text:p>Cell 2587 - 2</text:p>
          </table:table-cell>
        </table:table-row>
        <table:table-row table:style-name="ro1">
          <table:table-cell table:formula="of:= COM.MICROSOFT.CONCAT(&quot;Cell &quot;; COM.MICROSOFT.CONCAT(ROW([.A2589]) - 1; COM.MICROSOFT.CONCAT(&quot; - &quot;; COLUMN([.A2589]))))" office:value-type="string" office:string-value="Cell 2588 - 1" calcext:value-type="string">
            <text:p>Cell 2588 - 1</text:p>
          </table:table-cell>
          <table:table-cell table:formula="of:= COM.MICROSOFT.CONCAT(&quot;Cell &quot;; COM.MICROSOFT.CONCAT(ROW([.B2589]) - 1; COM.MICROSOFT.CONCAT(&quot; - &quot;; COLUMN([.B2589]))))" office:value-type="string" office:string-value="Cell 2588 - 2" calcext:value-type="string">
            <text:p>Cell 2588 - 2</text:p>
          </table:table-cell>
        </table:table-row>
        <table:table-row table:style-name="ro1">
          <table:table-cell table:formula="of:= COM.MICROSOFT.CONCAT(&quot;Cell &quot;; COM.MICROSOFT.CONCAT(ROW([.A2590]) - 1; COM.MICROSOFT.CONCAT(&quot; - &quot;; COLUMN([.A2590]))))" office:value-type="string" office:string-value="Cell 2589 - 1" calcext:value-type="string">
            <text:p>Cell 2589 - 1</text:p>
          </table:table-cell>
          <table:table-cell table:formula="of:= COM.MICROSOFT.CONCAT(&quot;Cell &quot;; COM.MICROSOFT.CONCAT(ROW([.B2590]) - 1; COM.MICROSOFT.CONCAT(&quot; - &quot;; COLUMN([.B2590]))))" office:value-type="string" office:string-value="Cell 2589 - 2" calcext:value-type="string">
            <text:p>Cell 2589 - 2</text:p>
          </table:table-cell>
        </table:table-row>
        <table:table-row table:style-name="ro1">
          <table:table-cell table:formula="of:= COM.MICROSOFT.CONCAT(&quot;Cell &quot;; COM.MICROSOFT.CONCAT(ROW([.A2591]) - 1; COM.MICROSOFT.CONCAT(&quot; - &quot;; COLUMN([.A2591]))))" office:value-type="string" office:string-value="Cell 2590 - 1" calcext:value-type="string">
            <text:p>Cell 2590 - 1</text:p>
          </table:table-cell>
          <table:table-cell table:formula="of:= COM.MICROSOFT.CONCAT(&quot;Cell &quot;; COM.MICROSOFT.CONCAT(ROW([.B2591]) - 1; COM.MICROSOFT.CONCAT(&quot; - &quot;; COLUMN([.B2591]))))" office:value-type="string" office:string-value="Cell 2590 - 2" calcext:value-type="string">
            <text:p>Cell 2590 - 2</text:p>
          </table:table-cell>
        </table:table-row>
        <table:table-row table:style-name="ro1">
          <table:table-cell table:formula="of:= COM.MICROSOFT.CONCAT(&quot;Cell &quot;; COM.MICROSOFT.CONCAT(ROW([.A2592]) - 1; COM.MICROSOFT.CONCAT(&quot; - &quot;; COLUMN([.A2592]))))" office:value-type="string" office:string-value="Cell 2591 - 1" calcext:value-type="string">
            <text:p>Cell 2591 - 1</text:p>
          </table:table-cell>
          <table:table-cell table:formula="of:= COM.MICROSOFT.CONCAT(&quot;Cell &quot;; COM.MICROSOFT.CONCAT(ROW([.B2592]) - 1; COM.MICROSOFT.CONCAT(&quot; - &quot;; COLUMN([.B2592]))))" office:value-type="string" office:string-value="Cell 2591 - 2" calcext:value-type="string">
            <text:p>Cell 2591 - 2</text:p>
          </table:table-cell>
        </table:table-row>
        <table:table-row table:style-name="ro1">
          <table:table-cell table:formula="of:= COM.MICROSOFT.CONCAT(&quot;Cell &quot;; COM.MICROSOFT.CONCAT(ROW([.A2593]) - 1; COM.MICROSOFT.CONCAT(&quot; - &quot;; COLUMN([.A2593]))))" office:value-type="string" office:string-value="Cell 2592 - 1" calcext:value-type="string">
            <text:p>Cell 2592 - 1</text:p>
          </table:table-cell>
          <table:table-cell table:formula="of:= COM.MICROSOFT.CONCAT(&quot;Cell &quot;; COM.MICROSOFT.CONCAT(ROW([.B2593]) - 1; COM.MICROSOFT.CONCAT(&quot; - &quot;; COLUMN([.B2593]))))" office:value-type="string" office:string-value="Cell 2592 - 2" calcext:value-type="string">
            <text:p>Cell 2592 - 2</text:p>
          </table:table-cell>
        </table:table-row>
        <table:table-row table:style-name="ro1">
          <table:table-cell table:formula="of:= COM.MICROSOFT.CONCAT(&quot;Cell &quot;; COM.MICROSOFT.CONCAT(ROW([.A2594]) - 1; COM.MICROSOFT.CONCAT(&quot; - &quot;; COLUMN([.A2594]))))" office:value-type="string" office:string-value="Cell 2593 - 1" calcext:value-type="string">
            <text:p>Cell 2593 - 1</text:p>
          </table:table-cell>
          <table:table-cell table:formula="of:= COM.MICROSOFT.CONCAT(&quot;Cell &quot;; COM.MICROSOFT.CONCAT(ROW([.B2594]) - 1; COM.MICROSOFT.CONCAT(&quot; - &quot;; COLUMN([.B2594]))))" office:value-type="string" office:string-value="Cell 2593 - 2" calcext:value-type="string">
            <text:p>Cell 2593 - 2</text:p>
          </table:table-cell>
        </table:table-row>
        <table:table-row table:style-name="ro1">
          <table:table-cell table:formula="of:= COM.MICROSOFT.CONCAT(&quot;Cell &quot;; COM.MICROSOFT.CONCAT(ROW([.A2595]) - 1; COM.MICROSOFT.CONCAT(&quot; - &quot;; COLUMN([.A2595]))))" office:value-type="string" office:string-value="Cell 2594 - 1" calcext:value-type="string">
            <text:p>Cell 2594 - 1</text:p>
          </table:table-cell>
          <table:table-cell table:formula="of:= COM.MICROSOFT.CONCAT(&quot;Cell &quot;; COM.MICROSOFT.CONCAT(ROW([.B2595]) - 1; COM.MICROSOFT.CONCAT(&quot; - &quot;; COLUMN([.B2595]))))" office:value-type="string" office:string-value="Cell 2594 - 2" calcext:value-type="string">
            <text:p>Cell 2594 - 2</text:p>
          </table:table-cell>
        </table:table-row>
        <table:table-row table:style-name="ro1">
          <table:table-cell table:formula="of:= COM.MICROSOFT.CONCAT(&quot;Cell &quot;; COM.MICROSOFT.CONCAT(ROW([.A2596]) - 1; COM.MICROSOFT.CONCAT(&quot; - &quot;; COLUMN([.A2596]))))" office:value-type="string" office:string-value="Cell 2595 - 1" calcext:value-type="string">
            <text:p>Cell 2595 - 1</text:p>
          </table:table-cell>
          <table:table-cell table:formula="of:= COM.MICROSOFT.CONCAT(&quot;Cell &quot;; COM.MICROSOFT.CONCAT(ROW([.B2596]) - 1; COM.MICROSOFT.CONCAT(&quot; - &quot;; COLUMN([.B2596]))))" office:value-type="string" office:string-value="Cell 2595 - 2" calcext:value-type="string">
            <text:p>Cell 2595 - 2</text:p>
          </table:table-cell>
        </table:table-row>
        <table:table-row table:style-name="ro1">
          <table:table-cell table:formula="of:= COM.MICROSOFT.CONCAT(&quot;Cell &quot;; COM.MICROSOFT.CONCAT(ROW([.A2597]) - 1; COM.MICROSOFT.CONCAT(&quot; - &quot;; COLUMN([.A2597]))))" office:value-type="string" office:string-value="Cell 2596 - 1" calcext:value-type="string">
            <text:p>Cell 2596 - 1</text:p>
          </table:table-cell>
          <table:table-cell table:formula="of:= COM.MICROSOFT.CONCAT(&quot;Cell &quot;; COM.MICROSOFT.CONCAT(ROW([.B2597]) - 1; COM.MICROSOFT.CONCAT(&quot; - &quot;; COLUMN([.B2597]))))" office:value-type="string" office:string-value="Cell 2596 - 2" calcext:value-type="string">
            <text:p>Cell 2596 - 2</text:p>
          </table:table-cell>
        </table:table-row>
        <table:table-row table:style-name="ro1">
          <table:table-cell table:formula="of:= COM.MICROSOFT.CONCAT(&quot;Cell &quot;; COM.MICROSOFT.CONCAT(ROW([.A2598]) - 1; COM.MICROSOFT.CONCAT(&quot; - &quot;; COLUMN([.A2598]))))" office:value-type="string" office:string-value="Cell 2597 - 1" calcext:value-type="string">
            <text:p>Cell 2597 - 1</text:p>
          </table:table-cell>
          <table:table-cell table:formula="of:= COM.MICROSOFT.CONCAT(&quot;Cell &quot;; COM.MICROSOFT.CONCAT(ROW([.B2598]) - 1; COM.MICROSOFT.CONCAT(&quot; - &quot;; COLUMN([.B2598]))))" office:value-type="string" office:string-value="Cell 2597 - 2" calcext:value-type="string">
            <text:p>Cell 2597 - 2</text:p>
          </table:table-cell>
        </table:table-row>
        <table:table-row table:style-name="ro1">
          <table:table-cell table:formula="of:= COM.MICROSOFT.CONCAT(&quot;Cell &quot;; COM.MICROSOFT.CONCAT(ROW([.A2599]) - 1; COM.MICROSOFT.CONCAT(&quot; - &quot;; COLUMN([.A2599]))))" office:value-type="string" office:string-value="Cell 2598 - 1" calcext:value-type="string">
            <text:p>Cell 2598 - 1</text:p>
          </table:table-cell>
          <table:table-cell table:formula="of:= COM.MICROSOFT.CONCAT(&quot;Cell &quot;; COM.MICROSOFT.CONCAT(ROW([.B2599]) - 1; COM.MICROSOFT.CONCAT(&quot; - &quot;; COLUMN([.B2599]))))" office:value-type="string" office:string-value="Cell 2598 - 2" calcext:value-type="string">
            <text:p>Cell 2598 - 2</text:p>
          </table:table-cell>
        </table:table-row>
        <table:table-row table:style-name="ro1">
          <table:table-cell table:formula="of:= COM.MICROSOFT.CONCAT(&quot;Cell &quot;; COM.MICROSOFT.CONCAT(ROW([.A2600]) - 1; COM.MICROSOFT.CONCAT(&quot; - &quot;; COLUMN([.A2600]))))" office:value-type="string" office:string-value="Cell 2599 - 1" calcext:value-type="string">
            <text:p>Cell 2599 - 1</text:p>
          </table:table-cell>
          <table:table-cell table:formula="of:= COM.MICROSOFT.CONCAT(&quot;Cell &quot;; COM.MICROSOFT.CONCAT(ROW([.B2600]) - 1; COM.MICROSOFT.CONCAT(&quot; - &quot;; COLUMN([.B2600]))))" office:value-type="string" office:string-value="Cell 2599 - 2" calcext:value-type="string">
            <text:p>Cell 2599 - 2</text:p>
          </table:table-cell>
        </table:table-row>
        <table:table-row table:style-name="ro1">
          <table:table-cell table:formula="of:= COM.MICROSOFT.CONCAT(&quot;Cell &quot;; COM.MICROSOFT.CONCAT(ROW([.A2601]) - 1; COM.MICROSOFT.CONCAT(&quot; - &quot;; COLUMN([.A2601]))))" office:value-type="string" office:string-value="Cell 2600 - 1" calcext:value-type="string">
            <text:p>Cell 2600 - 1</text:p>
          </table:table-cell>
          <table:table-cell table:formula="of:= COM.MICROSOFT.CONCAT(&quot;Cell &quot;; COM.MICROSOFT.CONCAT(ROW([.B2601]) - 1; COM.MICROSOFT.CONCAT(&quot; - &quot;; COLUMN([.B2601]))))" office:value-type="string" office:string-value="Cell 2600 - 2" calcext:value-type="string">
            <text:p>Cell 2600 - 2</text:p>
          </table:table-cell>
        </table:table-row>
        <table:table-row table:style-name="ro1">
          <table:table-cell table:formula="of:= COM.MICROSOFT.CONCAT(&quot;Cell &quot;; COM.MICROSOFT.CONCAT(ROW([.A2602]) - 1; COM.MICROSOFT.CONCAT(&quot; - &quot;; COLUMN([.A2602]))))" office:value-type="string" office:string-value="Cell 2601 - 1" calcext:value-type="string">
            <text:p>Cell 2601 - 1</text:p>
          </table:table-cell>
          <table:table-cell table:formula="of:= COM.MICROSOFT.CONCAT(&quot;Cell &quot;; COM.MICROSOFT.CONCAT(ROW([.B2602]) - 1; COM.MICROSOFT.CONCAT(&quot; - &quot;; COLUMN([.B2602]))))" office:value-type="string" office:string-value="Cell 2601 - 2" calcext:value-type="string">
            <text:p>Cell 2601 - 2</text:p>
          </table:table-cell>
        </table:table-row>
        <table:table-row table:style-name="ro1">
          <table:table-cell table:formula="of:= COM.MICROSOFT.CONCAT(&quot;Cell &quot;; COM.MICROSOFT.CONCAT(ROW([.A2603]) - 1; COM.MICROSOFT.CONCAT(&quot; - &quot;; COLUMN([.A2603]))))" office:value-type="string" office:string-value="Cell 2602 - 1" calcext:value-type="string">
            <text:p>Cell 2602 - 1</text:p>
          </table:table-cell>
          <table:table-cell table:formula="of:= COM.MICROSOFT.CONCAT(&quot;Cell &quot;; COM.MICROSOFT.CONCAT(ROW([.B2603]) - 1; COM.MICROSOFT.CONCAT(&quot; - &quot;; COLUMN([.B2603]))))" office:value-type="string" office:string-value="Cell 2602 - 2" calcext:value-type="string">
            <text:p>Cell 2602 - 2</text:p>
          </table:table-cell>
        </table:table-row>
        <table:table-row table:style-name="ro1">
          <table:table-cell table:formula="of:= COM.MICROSOFT.CONCAT(&quot;Cell &quot;; COM.MICROSOFT.CONCAT(ROW([.A2604]) - 1; COM.MICROSOFT.CONCAT(&quot; - &quot;; COLUMN([.A2604]))))" office:value-type="string" office:string-value="Cell 2603 - 1" calcext:value-type="string">
            <text:p>Cell 2603 - 1</text:p>
          </table:table-cell>
          <table:table-cell table:formula="of:= COM.MICROSOFT.CONCAT(&quot;Cell &quot;; COM.MICROSOFT.CONCAT(ROW([.B2604]) - 1; COM.MICROSOFT.CONCAT(&quot; - &quot;; COLUMN([.B2604]))))" office:value-type="string" office:string-value="Cell 2603 - 2" calcext:value-type="string">
            <text:p>Cell 2603 - 2</text:p>
          </table:table-cell>
        </table:table-row>
        <table:table-row table:style-name="ro1">
          <table:table-cell table:formula="of:= COM.MICROSOFT.CONCAT(&quot;Cell &quot;; COM.MICROSOFT.CONCAT(ROW([.A2605]) - 1; COM.MICROSOFT.CONCAT(&quot; - &quot;; COLUMN([.A2605]))))" office:value-type="string" office:string-value="Cell 2604 - 1" calcext:value-type="string">
            <text:p>Cell 2604 - 1</text:p>
          </table:table-cell>
          <table:table-cell table:formula="of:= COM.MICROSOFT.CONCAT(&quot;Cell &quot;; COM.MICROSOFT.CONCAT(ROW([.B2605]) - 1; COM.MICROSOFT.CONCAT(&quot; - &quot;; COLUMN([.B2605]))))" office:value-type="string" office:string-value="Cell 2604 - 2" calcext:value-type="string">
            <text:p>Cell 2604 - 2</text:p>
          </table:table-cell>
        </table:table-row>
        <table:table-row table:style-name="ro1">
          <table:table-cell table:formula="of:= COM.MICROSOFT.CONCAT(&quot;Cell &quot;; COM.MICROSOFT.CONCAT(ROW([.A2606]) - 1; COM.MICROSOFT.CONCAT(&quot; - &quot;; COLUMN([.A2606]))))" office:value-type="string" office:string-value="Cell 2605 - 1" calcext:value-type="string">
            <text:p>Cell 2605 - 1</text:p>
          </table:table-cell>
          <table:table-cell table:formula="of:= COM.MICROSOFT.CONCAT(&quot;Cell &quot;; COM.MICROSOFT.CONCAT(ROW([.B2606]) - 1; COM.MICROSOFT.CONCAT(&quot; - &quot;; COLUMN([.B2606]))))" office:value-type="string" office:string-value="Cell 2605 - 2" calcext:value-type="string">
            <text:p>Cell 2605 - 2</text:p>
          </table:table-cell>
        </table:table-row>
        <table:table-row table:style-name="ro1">
          <table:table-cell table:formula="of:= COM.MICROSOFT.CONCAT(&quot;Cell &quot;; COM.MICROSOFT.CONCAT(ROW([.A2607]) - 1; COM.MICROSOFT.CONCAT(&quot; - &quot;; COLUMN([.A2607]))))" office:value-type="string" office:string-value="Cell 2606 - 1" calcext:value-type="string">
            <text:p>Cell 2606 - 1</text:p>
          </table:table-cell>
          <table:table-cell table:formula="of:= COM.MICROSOFT.CONCAT(&quot;Cell &quot;; COM.MICROSOFT.CONCAT(ROW([.B2607]) - 1; COM.MICROSOFT.CONCAT(&quot; - &quot;; COLUMN([.B2607]))))" office:value-type="string" office:string-value="Cell 2606 - 2" calcext:value-type="string">
            <text:p>Cell 2606 - 2</text:p>
          </table:table-cell>
        </table:table-row>
        <table:table-row table:style-name="ro1">
          <table:table-cell table:formula="of:= COM.MICROSOFT.CONCAT(&quot;Cell &quot;; COM.MICROSOFT.CONCAT(ROW([.A2608]) - 1; COM.MICROSOFT.CONCAT(&quot; - &quot;; COLUMN([.A2608]))))" office:value-type="string" office:string-value="Cell 2607 - 1" calcext:value-type="string">
            <text:p>Cell 2607 - 1</text:p>
          </table:table-cell>
          <table:table-cell table:formula="of:= COM.MICROSOFT.CONCAT(&quot;Cell &quot;; COM.MICROSOFT.CONCAT(ROW([.B2608]) - 1; COM.MICROSOFT.CONCAT(&quot; - &quot;; COLUMN([.B2608]))))" office:value-type="string" office:string-value="Cell 2607 - 2" calcext:value-type="string">
            <text:p>Cell 2607 - 2</text:p>
          </table:table-cell>
        </table:table-row>
        <table:table-row table:style-name="ro1">
          <table:table-cell table:formula="of:= COM.MICROSOFT.CONCAT(&quot;Cell &quot;; COM.MICROSOFT.CONCAT(ROW([.A2609]) - 1; COM.MICROSOFT.CONCAT(&quot; - &quot;; COLUMN([.A2609]))))" office:value-type="string" office:string-value="Cell 2608 - 1" calcext:value-type="string">
            <text:p>Cell 2608 - 1</text:p>
          </table:table-cell>
          <table:table-cell table:formula="of:= COM.MICROSOFT.CONCAT(&quot;Cell &quot;; COM.MICROSOFT.CONCAT(ROW([.B2609]) - 1; COM.MICROSOFT.CONCAT(&quot; - &quot;; COLUMN([.B2609]))))" office:value-type="string" office:string-value="Cell 2608 - 2" calcext:value-type="string">
            <text:p>Cell 2608 - 2</text:p>
          </table:table-cell>
        </table:table-row>
        <table:table-row table:style-name="ro1">
          <table:table-cell table:formula="of:= COM.MICROSOFT.CONCAT(&quot;Cell &quot;; COM.MICROSOFT.CONCAT(ROW([.A2610]) - 1; COM.MICROSOFT.CONCAT(&quot; - &quot;; COLUMN([.A2610]))))" office:value-type="string" office:string-value="Cell 2609 - 1" calcext:value-type="string">
            <text:p>Cell 2609 - 1</text:p>
          </table:table-cell>
          <table:table-cell table:formula="of:= COM.MICROSOFT.CONCAT(&quot;Cell &quot;; COM.MICROSOFT.CONCAT(ROW([.B2610]) - 1; COM.MICROSOFT.CONCAT(&quot; - &quot;; COLUMN([.B2610]))))" office:value-type="string" office:string-value="Cell 2609 - 2" calcext:value-type="string">
            <text:p>Cell 2609 - 2</text:p>
          </table:table-cell>
        </table:table-row>
        <table:table-row table:style-name="ro1">
          <table:table-cell table:formula="of:= COM.MICROSOFT.CONCAT(&quot;Cell &quot;; COM.MICROSOFT.CONCAT(ROW([.A2611]) - 1; COM.MICROSOFT.CONCAT(&quot; - &quot;; COLUMN([.A2611]))))" office:value-type="string" office:string-value="Cell 2610 - 1" calcext:value-type="string">
            <text:p>Cell 2610 - 1</text:p>
          </table:table-cell>
          <table:table-cell table:formula="of:= COM.MICROSOFT.CONCAT(&quot;Cell &quot;; COM.MICROSOFT.CONCAT(ROW([.B2611]) - 1; COM.MICROSOFT.CONCAT(&quot; - &quot;; COLUMN([.B2611]))))" office:value-type="string" office:string-value="Cell 2610 - 2" calcext:value-type="string">
            <text:p>Cell 2610 - 2</text:p>
          </table:table-cell>
        </table:table-row>
        <table:table-row table:style-name="ro1">
          <table:table-cell table:formula="of:= COM.MICROSOFT.CONCAT(&quot;Cell &quot;; COM.MICROSOFT.CONCAT(ROW([.A2612]) - 1; COM.MICROSOFT.CONCAT(&quot; - &quot;; COLUMN([.A2612]))))" office:value-type="string" office:string-value="Cell 2611 - 1" calcext:value-type="string">
            <text:p>Cell 2611 - 1</text:p>
          </table:table-cell>
          <table:table-cell table:formula="of:= COM.MICROSOFT.CONCAT(&quot;Cell &quot;; COM.MICROSOFT.CONCAT(ROW([.B2612]) - 1; COM.MICROSOFT.CONCAT(&quot; - &quot;; COLUMN([.B2612]))))" office:value-type="string" office:string-value="Cell 2611 - 2" calcext:value-type="string">
            <text:p>Cell 2611 - 2</text:p>
          </table:table-cell>
        </table:table-row>
        <table:table-row table:style-name="ro1">
          <table:table-cell table:formula="of:= COM.MICROSOFT.CONCAT(&quot;Cell &quot;; COM.MICROSOFT.CONCAT(ROW([.A2613]) - 1; COM.MICROSOFT.CONCAT(&quot; - &quot;; COLUMN([.A2613]))))" office:value-type="string" office:string-value="Cell 2612 - 1" calcext:value-type="string">
            <text:p>Cell 2612 - 1</text:p>
          </table:table-cell>
          <table:table-cell table:formula="of:= COM.MICROSOFT.CONCAT(&quot;Cell &quot;; COM.MICROSOFT.CONCAT(ROW([.B2613]) - 1; COM.MICROSOFT.CONCAT(&quot; - &quot;; COLUMN([.B2613]))))" office:value-type="string" office:string-value="Cell 2612 - 2" calcext:value-type="string">
            <text:p>Cell 2612 - 2</text:p>
          </table:table-cell>
        </table:table-row>
        <table:table-row table:style-name="ro1">
          <table:table-cell table:formula="of:= COM.MICROSOFT.CONCAT(&quot;Cell &quot;; COM.MICROSOFT.CONCAT(ROW([.A2614]) - 1; COM.MICROSOFT.CONCAT(&quot; - &quot;; COLUMN([.A2614]))))" office:value-type="string" office:string-value="Cell 2613 - 1" calcext:value-type="string">
            <text:p>Cell 2613 - 1</text:p>
          </table:table-cell>
          <table:table-cell table:formula="of:= COM.MICROSOFT.CONCAT(&quot;Cell &quot;; COM.MICROSOFT.CONCAT(ROW([.B2614]) - 1; COM.MICROSOFT.CONCAT(&quot; - &quot;; COLUMN([.B2614]))))" office:value-type="string" office:string-value="Cell 2613 - 2" calcext:value-type="string">
            <text:p>Cell 2613 - 2</text:p>
          </table:table-cell>
        </table:table-row>
        <table:table-row table:style-name="ro1">
          <table:table-cell table:formula="of:= COM.MICROSOFT.CONCAT(&quot;Cell &quot;; COM.MICROSOFT.CONCAT(ROW([.A2615]) - 1; COM.MICROSOFT.CONCAT(&quot; - &quot;; COLUMN([.A2615]))))" office:value-type="string" office:string-value="Cell 2614 - 1" calcext:value-type="string">
            <text:p>Cell 2614 - 1</text:p>
          </table:table-cell>
          <table:table-cell table:formula="of:= COM.MICROSOFT.CONCAT(&quot;Cell &quot;; COM.MICROSOFT.CONCAT(ROW([.B2615]) - 1; COM.MICROSOFT.CONCAT(&quot; - &quot;; COLUMN([.B2615]))))" office:value-type="string" office:string-value="Cell 2614 - 2" calcext:value-type="string">
            <text:p>Cell 2614 - 2</text:p>
          </table:table-cell>
        </table:table-row>
        <table:table-row table:style-name="ro1">
          <table:table-cell table:formula="of:= COM.MICROSOFT.CONCAT(&quot;Cell &quot;; COM.MICROSOFT.CONCAT(ROW([.A2616]) - 1; COM.MICROSOFT.CONCAT(&quot; - &quot;; COLUMN([.A2616]))))" office:value-type="string" office:string-value="Cell 2615 - 1" calcext:value-type="string">
            <text:p>Cell 2615 - 1</text:p>
          </table:table-cell>
          <table:table-cell table:formula="of:= COM.MICROSOFT.CONCAT(&quot;Cell &quot;; COM.MICROSOFT.CONCAT(ROW([.B2616]) - 1; COM.MICROSOFT.CONCAT(&quot; - &quot;; COLUMN([.B2616]))))" office:value-type="string" office:string-value="Cell 2615 - 2" calcext:value-type="string">
            <text:p>Cell 2615 - 2</text:p>
          </table:table-cell>
        </table:table-row>
        <table:table-row table:style-name="ro1">
          <table:table-cell table:formula="of:= COM.MICROSOFT.CONCAT(&quot;Cell &quot;; COM.MICROSOFT.CONCAT(ROW([.A2617]) - 1; COM.MICROSOFT.CONCAT(&quot; - &quot;; COLUMN([.A2617]))))" office:value-type="string" office:string-value="Cell 2616 - 1" calcext:value-type="string">
            <text:p>Cell 2616 - 1</text:p>
          </table:table-cell>
          <table:table-cell table:formula="of:= COM.MICROSOFT.CONCAT(&quot;Cell &quot;; COM.MICROSOFT.CONCAT(ROW([.B2617]) - 1; COM.MICROSOFT.CONCAT(&quot; - &quot;; COLUMN([.B2617]))))" office:value-type="string" office:string-value="Cell 2616 - 2" calcext:value-type="string">
            <text:p>Cell 2616 - 2</text:p>
          </table:table-cell>
        </table:table-row>
        <table:table-row table:style-name="ro1">
          <table:table-cell table:formula="of:= COM.MICROSOFT.CONCAT(&quot;Cell &quot;; COM.MICROSOFT.CONCAT(ROW([.A2618]) - 1; COM.MICROSOFT.CONCAT(&quot; - &quot;; COLUMN([.A2618]))))" office:value-type="string" office:string-value="Cell 2617 - 1" calcext:value-type="string">
            <text:p>Cell 2617 - 1</text:p>
          </table:table-cell>
          <table:table-cell table:formula="of:= COM.MICROSOFT.CONCAT(&quot;Cell &quot;; COM.MICROSOFT.CONCAT(ROW([.B2618]) - 1; COM.MICROSOFT.CONCAT(&quot; - &quot;; COLUMN([.B2618]))))" office:value-type="string" office:string-value="Cell 2617 - 2" calcext:value-type="string">
            <text:p>Cell 2617 - 2</text:p>
          </table:table-cell>
        </table:table-row>
        <table:table-row table:style-name="ro1">
          <table:table-cell table:formula="of:= COM.MICROSOFT.CONCAT(&quot;Cell &quot;; COM.MICROSOFT.CONCAT(ROW([.A2619]) - 1; COM.MICROSOFT.CONCAT(&quot; - &quot;; COLUMN([.A2619]))))" office:value-type="string" office:string-value="Cell 2618 - 1" calcext:value-type="string">
            <text:p>Cell 2618 - 1</text:p>
          </table:table-cell>
          <table:table-cell table:formula="of:= COM.MICROSOFT.CONCAT(&quot;Cell &quot;; COM.MICROSOFT.CONCAT(ROW([.B2619]) - 1; COM.MICROSOFT.CONCAT(&quot; - &quot;; COLUMN([.B2619]))))" office:value-type="string" office:string-value="Cell 2618 - 2" calcext:value-type="string">
            <text:p>Cell 2618 - 2</text:p>
          </table:table-cell>
        </table:table-row>
        <table:table-row table:style-name="ro1">
          <table:table-cell table:formula="of:= COM.MICROSOFT.CONCAT(&quot;Cell &quot;; COM.MICROSOFT.CONCAT(ROW([.A2620]) - 1; COM.MICROSOFT.CONCAT(&quot; - &quot;; COLUMN([.A2620]))))" office:value-type="string" office:string-value="Cell 2619 - 1" calcext:value-type="string">
            <text:p>Cell 2619 - 1</text:p>
          </table:table-cell>
          <table:table-cell table:formula="of:= COM.MICROSOFT.CONCAT(&quot;Cell &quot;; COM.MICROSOFT.CONCAT(ROW([.B2620]) - 1; COM.MICROSOFT.CONCAT(&quot; - &quot;; COLUMN([.B2620]))))" office:value-type="string" office:string-value="Cell 2619 - 2" calcext:value-type="string">
            <text:p>Cell 2619 - 2</text:p>
          </table:table-cell>
        </table:table-row>
        <table:table-row table:style-name="ro1">
          <table:table-cell table:formula="of:= COM.MICROSOFT.CONCAT(&quot;Cell &quot;; COM.MICROSOFT.CONCAT(ROW([.A2621]) - 1; COM.MICROSOFT.CONCAT(&quot; - &quot;; COLUMN([.A2621]))))" office:value-type="string" office:string-value="Cell 2620 - 1" calcext:value-type="string">
            <text:p>Cell 2620 - 1</text:p>
          </table:table-cell>
          <table:table-cell table:formula="of:= COM.MICROSOFT.CONCAT(&quot;Cell &quot;; COM.MICROSOFT.CONCAT(ROW([.B2621]) - 1; COM.MICROSOFT.CONCAT(&quot; - &quot;; COLUMN([.B2621]))))" office:value-type="string" office:string-value="Cell 2620 - 2" calcext:value-type="string">
            <text:p>Cell 2620 - 2</text:p>
          </table:table-cell>
        </table:table-row>
        <table:table-row table:style-name="ro1">
          <table:table-cell table:formula="of:= COM.MICROSOFT.CONCAT(&quot;Cell &quot;; COM.MICROSOFT.CONCAT(ROW([.A2622]) - 1; COM.MICROSOFT.CONCAT(&quot; - &quot;; COLUMN([.A2622]))))" office:value-type="string" office:string-value="Cell 2621 - 1" calcext:value-type="string">
            <text:p>Cell 2621 - 1</text:p>
          </table:table-cell>
          <table:table-cell table:formula="of:= COM.MICROSOFT.CONCAT(&quot;Cell &quot;; COM.MICROSOFT.CONCAT(ROW([.B2622]) - 1; COM.MICROSOFT.CONCAT(&quot; - &quot;; COLUMN([.B2622]))))" office:value-type="string" office:string-value="Cell 2621 - 2" calcext:value-type="string">
            <text:p>Cell 2621 - 2</text:p>
          </table:table-cell>
        </table:table-row>
        <table:table-row table:style-name="ro1">
          <table:table-cell table:formula="of:= COM.MICROSOFT.CONCAT(&quot;Cell &quot;; COM.MICROSOFT.CONCAT(ROW([.A2623]) - 1; COM.MICROSOFT.CONCAT(&quot; - &quot;; COLUMN([.A2623]))))" office:value-type="string" office:string-value="Cell 2622 - 1" calcext:value-type="string">
            <text:p>Cell 2622 - 1</text:p>
          </table:table-cell>
          <table:table-cell table:formula="of:= COM.MICROSOFT.CONCAT(&quot;Cell &quot;; COM.MICROSOFT.CONCAT(ROW([.B2623]) - 1; COM.MICROSOFT.CONCAT(&quot; - &quot;; COLUMN([.B2623]))))" office:value-type="string" office:string-value="Cell 2622 - 2" calcext:value-type="string">
            <text:p>Cell 2622 - 2</text:p>
          </table:table-cell>
        </table:table-row>
        <table:table-row table:style-name="ro1">
          <table:table-cell table:formula="of:= COM.MICROSOFT.CONCAT(&quot;Cell &quot;; COM.MICROSOFT.CONCAT(ROW([.A2624]) - 1; COM.MICROSOFT.CONCAT(&quot; - &quot;; COLUMN([.A2624]))))" office:value-type="string" office:string-value="Cell 2623 - 1" calcext:value-type="string">
            <text:p>Cell 2623 - 1</text:p>
          </table:table-cell>
          <table:table-cell table:formula="of:= COM.MICROSOFT.CONCAT(&quot;Cell &quot;; COM.MICROSOFT.CONCAT(ROW([.B2624]) - 1; COM.MICROSOFT.CONCAT(&quot; - &quot;; COLUMN([.B2624]))))" office:value-type="string" office:string-value="Cell 2623 - 2" calcext:value-type="string">
            <text:p>Cell 2623 - 2</text:p>
          </table:table-cell>
        </table:table-row>
        <table:table-row table:style-name="ro1">
          <table:table-cell table:formula="of:= COM.MICROSOFT.CONCAT(&quot;Cell &quot;; COM.MICROSOFT.CONCAT(ROW([.A2625]) - 1; COM.MICROSOFT.CONCAT(&quot; - &quot;; COLUMN([.A2625]))))" office:value-type="string" office:string-value="Cell 2624 - 1" calcext:value-type="string">
            <text:p>Cell 2624 - 1</text:p>
          </table:table-cell>
          <table:table-cell table:formula="of:= COM.MICROSOFT.CONCAT(&quot;Cell &quot;; COM.MICROSOFT.CONCAT(ROW([.B2625]) - 1; COM.MICROSOFT.CONCAT(&quot; - &quot;; COLUMN([.B2625]))))" office:value-type="string" office:string-value="Cell 2624 - 2" calcext:value-type="string">
            <text:p>Cell 2624 - 2</text:p>
          </table:table-cell>
        </table:table-row>
        <table:table-row table:style-name="ro1">
          <table:table-cell table:formula="of:= COM.MICROSOFT.CONCAT(&quot;Cell &quot;; COM.MICROSOFT.CONCAT(ROW([.A2626]) - 1; COM.MICROSOFT.CONCAT(&quot; - &quot;; COLUMN([.A2626]))))" office:value-type="string" office:string-value="Cell 2625 - 1" calcext:value-type="string">
            <text:p>Cell 2625 - 1</text:p>
          </table:table-cell>
          <table:table-cell table:formula="of:= COM.MICROSOFT.CONCAT(&quot;Cell &quot;; COM.MICROSOFT.CONCAT(ROW([.B2626]) - 1; COM.MICROSOFT.CONCAT(&quot; - &quot;; COLUMN([.B2626]))))" office:value-type="string" office:string-value="Cell 2625 - 2" calcext:value-type="string">
            <text:p>Cell 2625 - 2</text:p>
          </table:table-cell>
        </table:table-row>
        <table:table-row table:style-name="ro1">
          <table:table-cell table:formula="of:= COM.MICROSOFT.CONCAT(&quot;Cell &quot;; COM.MICROSOFT.CONCAT(ROW([.A2627]) - 1; COM.MICROSOFT.CONCAT(&quot; - &quot;; COLUMN([.A2627]))))" office:value-type="string" office:string-value="Cell 2626 - 1" calcext:value-type="string">
            <text:p>Cell 2626 - 1</text:p>
          </table:table-cell>
          <table:table-cell table:formula="of:= COM.MICROSOFT.CONCAT(&quot;Cell &quot;; COM.MICROSOFT.CONCAT(ROW([.B2627]) - 1; COM.MICROSOFT.CONCAT(&quot; - &quot;; COLUMN([.B2627]))))" office:value-type="string" office:string-value="Cell 2626 - 2" calcext:value-type="string">
            <text:p>Cell 2626 - 2</text:p>
          </table:table-cell>
        </table:table-row>
        <table:table-row table:style-name="ro1">
          <table:table-cell table:formula="of:= COM.MICROSOFT.CONCAT(&quot;Cell &quot;; COM.MICROSOFT.CONCAT(ROW([.A2628]) - 1; COM.MICROSOFT.CONCAT(&quot; - &quot;; COLUMN([.A2628]))))" office:value-type="string" office:string-value="Cell 2627 - 1" calcext:value-type="string">
            <text:p>Cell 2627 - 1</text:p>
          </table:table-cell>
          <table:table-cell table:formula="of:= COM.MICROSOFT.CONCAT(&quot;Cell &quot;; COM.MICROSOFT.CONCAT(ROW([.B2628]) - 1; COM.MICROSOFT.CONCAT(&quot; - &quot;; COLUMN([.B2628]))))" office:value-type="string" office:string-value="Cell 2627 - 2" calcext:value-type="string">
            <text:p>Cell 2627 - 2</text:p>
          </table:table-cell>
        </table:table-row>
        <table:table-row table:style-name="ro1">
          <table:table-cell table:formula="of:= COM.MICROSOFT.CONCAT(&quot;Cell &quot;; COM.MICROSOFT.CONCAT(ROW([.A2629]) - 1; COM.MICROSOFT.CONCAT(&quot; - &quot;; COLUMN([.A2629]))))" office:value-type="string" office:string-value="Cell 2628 - 1" calcext:value-type="string">
            <text:p>Cell 2628 - 1</text:p>
          </table:table-cell>
          <table:table-cell table:formula="of:= COM.MICROSOFT.CONCAT(&quot;Cell &quot;; COM.MICROSOFT.CONCAT(ROW([.B2629]) - 1; COM.MICROSOFT.CONCAT(&quot; - &quot;; COLUMN([.B2629]))))" office:value-type="string" office:string-value="Cell 2628 - 2" calcext:value-type="string">
            <text:p>Cell 2628 - 2</text:p>
          </table:table-cell>
        </table:table-row>
        <table:table-row table:style-name="ro1">
          <table:table-cell table:formula="of:= COM.MICROSOFT.CONCAT(&quot;Cell &quot;; COM.MICROSOFT.CONCAT(ROW([.A2630]) - 1; COM.MICROSOFT.CONCAT(&quot; - &quot;; COLUMN([.A2630]))))" office:value-type="string" office:string-value="Cell 2629 - 1" calcext:value-type="string">
            <text:p>Cell 2629 - 1</text:p>
          </table:table-cell>
          <table:table-cell table:formula="of:= COM.MICROSOFT.CONCAT(&quot;Cell &quot;; COM.MICROSOFT.CONCAT(ROW([.B2630]) - 1; COM.MICROSOFT.CONCAT(&quot; - &quot;; COLUMN([.B2630]))))" office:value-type="string" office:string-value="Cell 2629 - 2" calcext:value-type="string">
            <text:p>Cell 2629 - 2</text:p>
          </table:table-cell>
        </table:table-row>
        <table:table-row table:style-name="ro1">
          <table:table-cell table:formula="of:= COM.MICROSOFT.CONCAT(&quot;Cell &quot;; COM.MICROSOFT.CONCAT(ROW([.A2631]) - 1; COM.MICROSOFT.CONCAT(&quot; - &quot;; COLUMN([.A2631]))))" office:value-type="string" office:string-value="Cell 2630 - 1" calcext:value-type="string">
            <text:p>Cell 2630 - 1</text:p>
          </table:table-cell>
          <table:table-cell table:formula="of:= COM.MICROSOFT.CONCAT(&quot;Cell &quot;; COM.MICROSOFT.CONCAT(ROW([.B2631]) - 1; COM.MICROSOFT.CONCAT(&quot; - &quot;; COLUMN([.B2631]))))" office:value-type="string" office:string-value="Cell 2630 - 2" calcext:value-type="string">
            <text:p>Cell 2630 - 2</text:p>
          </table:table-cell>
        </table:table-row>
        <table:table-row table:style-name="ro1">
          <table:table-cell table:formula="of:= COM.MICROSOFT.CONCAT(&quot;Cell &quot;; COM.MICROSOFT.CONCAT(ROW([.A2632]) - 1; COM.MICROSOFT.CONCAT(&quot; - &quot;; COLUMN([.A2632]))))" office:value-type="string" office:string-value="Cell 2631 - 1" calcext:value-type="string">
            <text:p>Cell 2631 - 1</text:p>
          </table:table-cell>
          <table:table-cell table:formula="of:= COM.MICROSOFT.CONCAT(&quot;Cell &quot;; COM.MICROSOFT.CONCAT(ROW([.B2632]) - 1; COM.MICROSOFT.CONCAT(&quot; - &quot;; COLUMN([.B2632]))))" office:value-type="string" office:string-value="Cell 2631 - 2" calcext:value-type="string">
            <text:p>Cell 2631 - 2</text:p>
          </table:table-cell>
        </table:table-row>
        <table:table-row table:style-name="ro1">
          <table:table-cell table:formula="of:= COM.MICROSOFT.CONCAT(&quot;Cell &quot;; COM.MICROSOFT.CONCAT(ROW([.A2633]) - 1; COM.MICROSOFT.CONCAT(&quot; - &quot;; COLUMN([.A2633]))))" office:value-type="string" office:string-value="Cell 2632 - 1" calcext:value-type="string">
            <text:p>Cell 2632 - 1</text:p>
          </table:table-cell>
          <table:table-cell table:formula="of:= COM.MICROSOFT.CONCAT(&quot;Cell &quot;; COM.MICROSOFT.CONCAT(ROW([.B2633]) - 1; COM.MICROSOFT.CONCAT(&quot; - &quot;; COLUMN([.B2633]))))" office:value-type="string" office:string-value="Cell 2632 - 2" calcext:value-type="string">
            <text:p>Cell 2632 - 2</text:p>
          </table:table-cell>
        </table:table-row>
        <table:table-row table:style-name="ro1">
          <table:table-cell table:formula="of:= COM.MICROSOFT.CONCAT(&quot;Cell &quot;; COM.MICROSOFT.CONCAT(ROW([.A2634]) - 1; COM.MICROSOFT.CONCAT(&quot; - &quot;; COLUMN([.A2634]))))" office:value-type="string" office:string-value="Cell 2633 - 1" calcext:value-type="string">
            <text:p>Cell 2633 - 1</text:p>
          </table:table-cell>
          <table:table-cell table:formula="of:= COM.MICROSOFT.CONCAT(&quot;Cell &quot;; COM.MICROSOFT.CONCAT(ROW([.B2634]) - 1; COM.MICROSOFT.CONCAT(&quot; - &quot;; COLUMN([.B2634]))))" office:value-type="string" office:string-value="Cell 2633 - 2" calcext:value-type="string">
            <text:p>Cell 2633 - 2</text:p>
          </table:table-cell>
        </table:table-row>
        <table:table-row table:style-name="ro1">
          <table:table-cell table:formula="of:= COM.MICROSOFT.CONCAT(&quot;Cell &quot;; COM.MICROSOFT.CONCAT(ROW([.A2635]) - 1; COM.MICROSOFT.CONCAT(&quot; - &quot;; COLUMN([.A2635]))))" office:value-type="string" office:string-value="Cell 2634 - 1" calcext:value-type="string">
            <text:p>Cell 2634 - 1</text:p>
          </table:table-cell>
          <table:table-cell table:formula="of:= COM.MICROSOFT.CONCAT(&quot;Cell &quot;; COM.MICROSOFT.CONCAT(ROW([.B2635]) - 1; COM.MICROSOFT.CONCAT(&quot; - &quot;; COLUMN([.B2635]))))" office:value-type="string" office:string-value="Cell 2634 - 2" calcext:value-type="string">
            <text:p>Cell 2634 - 2</text:p>
          </table:table-cell>
        </table:table-row>
        <table:table-row table:style-name="ro1">
          <table:table-cell table:formula="of:= COM.MICROSOFT.CONCAT(&quot;Cell &quot;; COM.MICROSOFT.CONCAT(ROW([.A2636]) - 1; COM.MICROSOFT.CONCAT(&quot; - &quot;; COLUMN([.A2636]))))" office:value-type="string" office:string-value="Cell 2635 - 1" calcext:value-type="string">
            <text:p>Cell 2635 - 1</text:p>
          </table:table-cell>
          <table:table-cell table:formula="of:= COM.MICROSOFT.CONCAT(&quot;Cell &quot;; COM.MICROSOFT.CONCAT(ROW([.B2636]) - 1; COM.MICROSOFT.CONCAT(&quot; - &quot;; COLUMN([.B2636]))))" office:value-type="string" office:string-value="Cell 2635 - 2" calcext:value-type="string">
            <text:p>Cell 2635 - 2</text:p>
          </table:table-cell>
        </table:table-row>
        <table:table-row table:style-name="ro1">
          <table:table-cell table:formula="of:= COM.MICROSOFT.CONCAT(&quot;Cell &quot;; COM.MICROSOFT.CONCAT(ROW([.A2637]) - 1; COM.MICROSOFT.CONCAT(&quot; - &quot;; COLUMN([.A2637]))))" office:value-type="string" office:string-value="Cell 2636 - 1" calcext:value-type="string">
            <text:p>Cell 2636 - 1</text:p>
          </table:table-cell>
          <table:table-cell table:formula="of:= COM.MICROSOFT.CONCAT(&quot;Cell &quot;; COM.MICROSOFT.CONCAT(ROW([.B2637]) - 1; COM.MICROSOFT.CONCAT(&quot; - &quot;; COLUMN([.B2637]))))" office:value-type="string" office:string-value="Cell 2636 - 2" calcext:value-type="string">
            <text:p>Cell 2636 - 2</text:p>
          </table:table-cell>
        </table:table-row>
        <table:table-row table:style-name="ro1">
          <table:table-cell table:formula="of:= COM.MICROSOFT.CONCAT(&quot;Cell &quot;; COM.MICROSOFT.CONCAT(ROW([.A2638]) - 1; COM.MICROSOFT.CONCAT(&quot; - &quot;; COLUMN([.A2638]))))" office:value-type="string" office:string-value="Cell 2637 - 1" calcext:value-type="string">
            <text:p>Cell 2637 - 1</text:p>
          </table:table-cell>
          <table:table-cell table:formula="of:= COM.MICROSOFT.CONCAT(&quot;Cell &quot;; COM.MICROSOFT.CONCAT(ROW([.B2638]) - 1; COM.MICROSOFT.CONCAT(&quot; - &quot;; COLUMN([.B2638]))))" office:value-type="string" office:string-value="Cell 2637 - 2" calcext:value-type="string">
            <text:p>Cell 2637 - 2</text:p>
          </table:table-cell>
        </table:table-row>
        <table:table-row table:style-name="ro1">
          <table:table-cell table:formula="of:= COM.MICROSOFT.CONCAT(&quot;Cell &quot;; COM.MICROSOFT.CONCAT(ROW([.A2639]) - 1; COM.MICROSOFT.CONCAT(&quot; - &quot;; COLUMN([.A2639]))))" office:value-type="string" office:string-value="Cell 2638 - 1" calcext:value-type="string">
            <text:p>Cell 2638 - 1</text:p>
          </table:table-cell>
          <table:table-cell table:formula="of:= COM.MICROSOFT.CONCAT(&quot;Cell &quot;; COM.MICROSOFT.CONCAT(ROW([.B2639]) - 1; COM.MICROSOFT.CONCAT(&quot; - &quot;; COLUMN([.B2639]))))" office:value-type="string" office:string-value="Cell 2638 - 2" calcext:value-type="string">
            <text:p>Cell 2638 - 2</text:p>
          </table:table-cell>
        </table:table-row>
        <table:table-row table:style-name="ro1">
          <table:table-cell table:formula="of:= COM.MICROSOFT.CONCAT(&quot;Cell &quot;; COM.MICROSOFT.CONCAT(ROW([.A2640]) - 1; COM.MICROSOFT.CONCAT(&quot; - &quot;; COLUMN([.A2640]))))" office:value-type="string" office:string-value="Cell 2639 - 1" calcext:value-type="string">
            <text:p>Cell 2639 - 1</text:p>
          </table:table-cell>
          <table:table-cell table:formula="of:= COM.MICROSOFT.CONCAT(&quot;Cell &quot;; COM.MICROSOFT.CONCAT(ROW([.B2640]) - 1; COM.MICROSOFT.CONCAT(&quot; - &quot;; COLUMN([.B2640]))))" office:value-type="string" office:string-value="Cell 2639 - 2" calcext:value-type="string">
            <text:p>Cell 2639 - 2</text:p>
          </table:table-cell>
        </table:table-row>
        <table:table-row table:style-name="ro1">
          <table:table-cell table:formula="of:= COM.MICROSOFT.CONCAT(&quot;Cell &quot;; COM.MICROSOFT.CONCAT(ROW([.A2641]) - 1; COM.MICROSOFT.CONCAT(&quot; - &quot;; COLUMN([.A2641]))))" office:value-type="string" office:string-value="Cell 2640 - 1" calcext:value-type="string">
            <text:p>Cell 2640 - 1</text:p>
          </table:table-cell>
          <table:table-cell table:formula="of:= COM.MICROSOFT.CONCAT(&quot;Cell &quot;; COM.MICROSOFT.CONCAT(ROW([.B2641]) - 1; COM.MICROSOFT.CONCAT(&quot; - &quot;; COLUMN([.B2641]))))" office:value-type="string" office:string-value="Cell 2640 - 2" calcext:value-type="string">
            <text:p>Cell 2640 - 2</text:p>
          </table:table-cell>
        </table:table-row>
        <table:table-row table:style-name="ro1">
          <table:table-cell table:formula="of:= COM.MICROSOFT.CONCAT(&quot;Cell &quot;; COM.MICROSOFT.CONCAT(ROW([.A2642]) - 1; COM.MICROSOFT.CONCAT(&quot; - &quot;; COLUMN([.A2642]))))" office:value-type="string" office:string-value="Cell 2641 - 1" calcext:value-type="string">
            <text:p>Cell 2641 - 1</text:p>
          </table:table-cell>
          <table:table-cell table:formula="of:= COM.MICROSOFT.CONCAT(&quot;Cell &quot;; COM.MICROSOFT.CONCAT(ROW([.B2642]) - 1; COM.MICROSOFT.CONCAT(&quot; - &quot;; COLUMN([.B2642]))))" office:value-type="string" office:string-value="Cell 2641 - 2" calcext:value-type="string">
            <text:p>Cell 2641 - 2</text:p>
          </table:table-cell>
        </table:table-row>
        <table:table-row table:style-name="ro1">
          <table:table-cell table:formula="of:= COM.MICROSOFT.CONCAT(&quot;Cell &quot;; COM.MICROSOFT.CONCAT(ROW([.A2643]) - 1; COM.MICROSOFT.CONCAT(&quot; - &quot;; COLUMN([.A2643]))))" office:value-type="string" office:string-value="Cell 2642 - 1" calcext:value-type="string">
            <text:p>Cell 2642 - 1</text:p>
          </table:table-cell>
          <table:table-cell table:formula="of:= COM.MICROSOFT.CONCAT(&quot;Cell &quot;; COM.MICROSOFT.CONCAT(ROW([.B2643]) - 1; COM.MICROSOFT.CONCAT(&quot; - &quot;; COLUMN([.B2643]))))" office:value-type="string" office:string-value="Cell 2642 - 2" calcext:value-type="string">
            <text:p>Cell 2642 - 2</text:p>
          </table:table-cell>
        </table:table-row>
        <table:table-row table:style-name="ro1">
          <table:table-cell table:formula="of:= COM.MICROSOFT.CONCAT(&quot;Cell &quot;; COM.MICROSOFT.CONCAT(ROW([.A2644]) - 1; COM.MICROSOFT.CONCAT(&quot; - &quot;; COLUMN([.A2644]))))" office:value-type="string" office:string-value="Cell 2643 - 1" calcext:value-type="string">
            <text:p>Cell 2643 - 1</text:p>
          </table:table-cell>
          <table:table-cell table:formula="of:= COM.MICROSOFT.CONCAT(&quot;Cell &quot;; COM.MICROSOFT.CONCAT(ROW([.B2644]) - 1; COM.MICROSOFT.CONCAT(&quot; - &quot;; COLUMN([.B2644]))))" office:value-type="string" office:string-value="Cell 2643 - 2" calcext:value-type="string">
            <text:p>Cell 2643 - 2</text:p>
          </table:table-cell>
        </table:table-row>
        <table:table-row table:style-name="ro1">
          <table:table-cell table:formula="of:= COM.MICROSOFT.CONCAT(&quot;Cell &quot;; COM.MICROSOFT.CONCAT(ROW([.A2645]) - 1; COM.MICROSOFT.CONCAT(&quot; - &quot;; COLUMN([.A2645]))))" office:value-type="string" office:string-value="Cell 2644 - 1" calcext:value-type="string">
            <text:p>Cell 2644 - 1</text:p>
          </table:table-cell>
          <table:table-cell table:formula="of:= COM.MICROSOFT.CONCAT(&quot;Cell &quot;; COM.MICROSOFT.CONCAT(ROW([.B2645]) - 1; COM.MICROSOFT.CONCAT(&quot; - &quot;; COLUMN([.B2645]))))" office:value-type="string" office:string-value="Cell 2644 - 2" calcext:value-type="string">
            <text:p>Cell 2644 - 2</text:p>
          </table:table-cell>
        </table:table-row>
        <table:table-row table:style-name="ro1">
          <table:table-cell table:formula="of:= COM.MICROSOFT.CONCAT(&quot;Cell &quot;; COM.MICROSOFT.CONCAT(ROW([.A2646]) - 1; COM.MICROSOFT.CONCAT(&quot; - &quot;; COLUMN([.A2646]))))" office:value-type="string" office:string-value="Cell 2645 - 1" calcext:value-type="string">
            <text:p>Cell 2645 - 1</text:p>
          </table:table-cell>
          <table:table-cell table:formula="of:= COM.MICROSOFT.CONCAT(&quot;Cell &quot;; COM.MICROSOFT.CONCAT(ROW([.B2646]) - 1; COM.MICROSOFT.CONCAT(&quot; - &quot;; COLUMN([.B2646]))))" office:value-type="string" office:string-value="Cell 2645 - 2" calcext:value-type="string">
            <text:p>Cell 2645 - 2</text:p>
          </table:table-cell>
        </table:table-row>
        <table:table-row table:style-name="ro1">
          <table:table-cell table:formula="of:= COM.MICROSOFT.CONCAT(&quot;Cell &quot;; COM.MICROSOFT.CONCAT(ROW([.A2647]) - 1; COM.MICROSOFT.CONCAT(&quot; - &quot;; COLUMN([.A2647]))))" office:value-type="string" office:string-value="Cell 2646 - 1" calcext:value-type="string">
            <text:p>Cell 2646 - 1</text:p>
          </table:table-cell>
          <table:table-cell table:formula="of:= COM.MICROSOFT.CONCAT(&quot;Cell &quot;; COM.MICROSOFT.CONCAT(ROW([.B2647]) - 1; COM.MICROSOFT.CONCAT(&quot; - &quot;; COLUMN([.B2647]))))" office:value-type="string" office:string-value="Cell 2646 - 2" calcext:value-type="string">
            <text:p>Cell 2646 - 2</text:p>
          </table:table-cell>
        </table:table-row>
        <table:table-row table:style-name="ro1">
          <table:table-cell table:formula="of:= COM.MICROSOFT.CONCAT(&quot;Cell &quot;; COM.MICROSOFT.CONCAT(ROW([.A2648]) - 1; COM.MICROSOFT.CONCAT(&quot; - &quot;; COLUMN([.A2648]))))" office:value-type="string" office:string-value="Cell 2647 - 1" calcext:value-type="string">
            <text:p>Cell 2647 - 1</text:p>
          </table:table-cell>
          <table:table-cell table:formula="of:= COM.MICROSOFT.CONCAT(&quot;Cell &quot;; COM.MICROSOFT.CONCAT(ROW([.B2648]) - 1; COM.MICROSOFT.CONCAT(&quot; - &quot;; COLUMN([.B2648]))))" office:value-type="string" office:string-value="Cell 2647 - 2" calcext:value-type="string">
            <text:p>Cell 2647 - 2</text:p>
          </table:table-cell>
        </table:table-row>
        <table:table-row table:style-name="ro1">
          <table:table-cell table:formula="of:= COM.MICROSOFT.CONCAT(&quot;Cell &quot;; COM.MICROSOFT.CONCAT(ROW([.A2649]) - 1; COM.MICROSOFT.CONCAT(&quot; - &quot;; COLUMN([.A2649]))))" office:value-type="string" office:string-value="Cell 2648 - 1" calcext:value-type="string">
            <text:p>Cell 2648 - 1</text:p>
          </table:table-cell>
          <table:table-cell table:formula="of:= COM.MICROSOFT.CONCAT(&quot;Cell &quot;; COM.MICROSOFT.CONCAT(ROW([.B2649]) - 1; COM.MICROSOFT.CONCAT(&quot; - &quot;; COLUMN([.B2649]))))" office:value-type="string" office:string-value="Cell 2648 - 2" calcext:value-type="string">
            <text:p>Cell 2648 - 2</text:p>
          </table:table-cell>
        </table:table-row>
        <table:table-row table:style-name="ro1">
          <table:table-cell table:formula="of:= COM.MICROSOFT.CONCAT(&quot;Cell &quot;; COM.MICROSOFT.CONCAT(ROW([.A2650]) - 1; COM.MICROSOFT.CONCAT(&quot; - &quot;; COLUMN([.A2650]))))" office:value-type="string" office:string-value="Cell 2649 - 1" calcext:value-type="string">
            <text:p>Cell 2649 - 1</text:p>
          </table:table-cell>
          <table:table-cell table:formula="of:= COM.MICROSOFT.CONCAT(&quot;Cell &quot;; COM.MICROSOFT.CONCAT(ROW([.B2650]) - 1; COM.MICROSOFT.CONCAT(&quot; - &quot;; COLUMN([.B2650]))))" office:value-type="string" office:string-value="Cell 2649 - 2" calcext:value-type="string">
            <text:p>Cell 2649 - 2</text:p>
          </table:table-cell>
        </table:table-row>
        <table:table-row table:style-name="ro1">
          <table:table-cell table:formula="of:= COM.MICROSOFT.CONCAT(&quot;Cell &quot;; COM.MICROSOFT.CONCAT(ROW([.A2651]) - 1; COM.MICROSOFT.CONCAT(&quot; - &quot;; COLUMN([.A2651]))))" office:value-type="string" office:string-value="Cell 2650 - 1" calcext:value-type="string">
            <text:p>Cell 2650 - 1</text:p>
          </table:table-cell>
          <table:table-cell table:formula="of:= COM.MICROSOFT.CONCAT(&quot;Cell &quot;; COM.MICROSOFT.CONCAT(ROW([.B2651]) - 1; COM.MICROSOFT.CONCAT(&quot; - &quot;; COLUMN([.B2651]))))" office:value-type="string" office:string-value="Cell 2650 - 2" calcext:value-type="string">
            <text:p>Cell 2650 - 2</text:p>
          </table:table-cell>
        </table:table-row>
        <table:table-row table:style-name="ro1">
          <table:table-cell table:formula="of:= COM.MICROSOFT.CONCAT(&quot;Cell &quot;; COM.MICROSOFT.CONCAT(ROW([.A2652]) - 1; COM.MICROSOFT.CONCAT(&quot; - &quot;; COLUMN([.A2652]))))" office:value-type="string" office:string-value="Cell 2651 - 1" calcext:value-type="string">
            <text:p>Cell 2651 - 1</text:p>
          </table:table-cell>
          <table:table-cell table:formula="of:= COM.MICROSOFT.CONCAT(&quot;Cell &quot;; COM.MICROSOFT.CONCAT(ROW([.B2652]) - 1; COM.MICROSOFT.CONCAT(&quot; - &quot;; COLUMN([.B2652]))))" office:value-type="string" office:string-value="Cell 2651 - 2" calcext:value-type="string">
            <text:p>Cell 2651 - 2</text:p>
          </table:table-cell>
        </table:table-row>
        <table:table-row table:style-name="ro1">
          <table:table-cell table:formula="of:= COM.MICROSOFT.CONCAT(&quot;Cell &quot;; COM.MICROSOFT.CONCAT(ROW([.A2653]) - 1; COM.MICROSOFT.CONCAT(&quot; - &quot;; COLUMN([.A2653]))))" office:value-type="string" office:string-value="Cell 2652 - 1" calcext:value-type="string">
            <text:p>Cell 2652 - 1</text:p>
          </table:table-cell>
          <table:table-cell table:formula="of:= COM.MICROSOFT.CONCAT(&quot;Cell &quot;; COM.MICROSOFT.CONCAT(ROW([.B2653]) - 1; COM.MICROSOFT.CONCAT(&quot; - &quot;; COLUMN([.B2653]))))" office:value-type="string" office:string-value="Cell 2652 - 2" calcext:value-type="string">
            <text:p>Cell 2652 - 2</text:p>
          </table:table-cell>
        </table:table-row>
        <table:table-row table:style-name="ro1">
          <table:table-cell table:formula="of:= COM.MICROSOFT.CONCAT(&quot;Cell &quot;; COM.MICROSOFT.CONCAT(ROW([.A2654]) - 1; COM.MICROSOFT.CONCAT(&quot; - &quot;; COLUMN([.A2654]))))" office:value-type="string" office:string-value="Cell 2653 - 1" calcext:value-type="string">
            <text:p>Cell 2653 - 1</text:p>
          </table:table-cell>
          <table:table-cell table:formula="of:= COM.MICROSOFT.CONCAT(&quot;Cell &quot;; COM.MICROSOFT.CONCAT(ROW([.B2654]) - 1; COM.MICROSOFT.CONCAT(&quot; - &quot;; COLUMN([.B2654]))))" office:value-type="string" office:string-value="Cell 2653 - 2" calcext:value-type="string">
            <text:p>Cell 2653 - 2</text:p>
          </table:table-cell>
        </table:table-row>
        <table:table-row table:style-name="ro1">
          <table:table-cell table:formula="of:= COM.MICROSOFT.CONCAT(&quot;Cell &quot;; COM.MICROSOFT.CONCAT(ROW([.A2655]) - 1; COM.MICROSOFT.CONCAT(&quot; - &quot;; COLUMN([.A2655]))))" office:value-type="string" office:string-value="Cell 2654 - 1" calcext:value-type="string">
            <text:p>Cell 2654 - 1</text:p>
          </table:table-cell>
          <table:table-cell table:formula="of:= COM.MICROSOFT.CONCAT(&quot;Cell &quot;; COM.MICROSOFT.CONCAT(ROW([.B2655]) - 1; COM.MICROSOFT.CONCAT(&quot; - &quot;; COLUMN([.B2655]))))" office:value-type="string" office:string-value="Cell 2654 - 2" calcext:value-type="string">
            <text:p>Cell 2654 - 2</text:p>
          </table:table-cell>
        </table:table-row>
        <table:table-row table:style-name="ro1">
          <table:table-cell table:formula="of:= COM.MICROSOFT.CONCAT(&quot;Cell &quot;; COM.MICROSOFT.CONCAT(ROW([.A2656]) - 1; COM.MICROSOFT.CONCAT(&quot; - &quot;; COLUMN([.A2656]))))" office:value-type="string" office:string-value="Cell 2655 - 1" calcext:value-type="string">
            <text:p>Cell 2655 - 1</text:p>
          </table:table-cell>
          <table:table-cell table:formula="of:= COM.MICROSOFT.CONCAT(&quot;Cell &quot;; COM.MICROSOFT.CONCAT(ROW([.B2656]) - 1; COM.MICROSOFT.CONCAT(&quot; - &quot;; COLUMN([.B2656]))))" office:value-type="string" office:string-value="Cell 2655 - 2" calcext:value-type="string">
            <text:p>Cell 2655 - 2</text:p>
          </table:table-cell>
        </table:table-row>
        <table:table-row table:style-name="ro1">
          <table:table-cell table:formula="of:= COM.MICROSOFT.CONCAT(&quot;Cell &quot;; COM.MICROSOFT.CONCAT(ROW([.A2657]) - 1; COM.MICROSOFT.CONCAT(&quot; - &quot;; COLUMN([.A2657]))))" office:value-type="string" office:string-value="Cell 2656 - 1" calcext:value-type="string">
            <text:p>Cell 2656 - 1</text:p>
          </table:table-cell>
          <table:table-cell table:formula="of:= COM.MICROSOFT.CONCAT(&quot;Cell &quot;; COM.MICROSOFT.CONCAT(ROW([.B2657]) - 1; COM.MICROSOFT.CONCAT(&quot; - &quot;; COLUMN([.B2657]))))" office:value-type="string" office:string-value="Cell 2656 - 2" calcext:value-type="string">
            <text:p>Cell 2656 - 2</text:p>
          </table:table-cell>
        </table:table-row>
        <table:table-row table:style-name="ro1">
          <table:table-cell table:formula="of:= COM.MICROSOFT.CONCAT(&quot;Cell &quot;; COM.MICROSOFT.CONCAT(ROW([.A2658]) - 1; COM.MICROSOFT.CONCAT(&quot; - &quot;; COLUMN([.A2658]))))" office:value-type="string" office:string-value="Cell 2657 - 1" calcext:value-type="string">
            <text:p>Cell 2657 - 1</text:p>
          </table:table-cell>
          <table:table-cell table:formula="of:= COM.MICROSOFT.CONCAT(&quot;Cell &quot;; COM.MICROSOFT.CONCAT(ROW([.B2658]) - 1; COM.MICROSOFT.CONCAT(&quot; - &quot;; COLUMN([.B2658]))))" office:value-type="string" office:string-value="Cell 2657 - 2" calcext:value-type="string">
            <text:p>Cell 2657 - 2</text:p>
          </table:table-cell>
        </table:table-row>
        <table:table-row table:style-name="ro1">
          <table:table-cell table:formula="of:= COM.MICROSOFT.CONCAT(&quot;Cell &quot;; COM.MICROSOFT.CONCAT(ROW([.A2659]) - 1; COM.MICROSOFT.CONCAT(&quot; - &quot;; COLUMN([.A2659]))))" office:value-type="string" office:string-value="Cell 2658 - 1" calcext:value-type="string">
            <text:p>Cell 2658 - 1</text:p>
          </table:table-cell>
          <table:table-cell table:formula="of:= COM.MICROSOFT.CONCAT(&quot;Cell &quot;; COM.MICROSOFT.CONCAT(ROW([.B2659]) - 1; COM.MICROSOFT.CONCAT(&quot; - &quot;; COLUMN([.B2659]))))" office:value-type="string" office:string-value="Cell 2658 - 2" calcext:value-type="string">
            <text:p>Cell 2658 - 2</text:p>
          </table:table-cell>
        </table:table-row>
        <table:table-row table:style-name="ro1">
          <table:table-cell table:formula="of:= COM.MICROSOFT.CONCAT(&quot;Cell &quot;; COM.MICROSOFT.CONCAT(ROW([.A2660]) - 1; COM.MICROSOFT.CONCAT(&quot; - &quot;; COLUMN([.A2660]))))" office:value-type="string" office:string-value="Cell 2659 - 1" calcext:value-type="string">
            <text:p>Cell 2659 - 1</text:p>
          </table:table-cell>
          <table:table-cell table:formula="of:= COM.MICROSOFT.CONCAT(&quot;Cell &quot;; COM.MICROSOFT.CONCAT(ROW([.B2660]) - 1; COM.MICROSOFT.CONCAT(&quot; - &quot;; COLUMN([.B2660]))))" office:value-type="string" office:string-value="Cell 2659 - 2" calcext:value-type="string">
            <text:p>Cell 2659 - 2</text:p>
          </table:table-cell>
        </table:table-row>
        <table:table-row table:style-name="ro1">
          <table:table-cell table:formula="of:= COM.MICROSOFT.CONCAT(&quot;Cell &quot;; COM.MICROSOFT.CONCAT(ROW([.A2661]) - 1; COM.MICROSOFT.CONCAT(&quot; - &quot;; COLUMN([.A2661]))))" office:value-type="string" office:string-value="Cell 2660 - 1" calcext:value-type="string">
            <text:p>Cell 2660 - 1</text:p>
          </table:table-cell>
          <table:table-cell table:formula="of:= COM.MICROSOFT.CONCAT(&quot;Cell &quot;; COM.MICROSOFT.CONCAT(ROW([.B2661]) - 1; COM.MICROSOFT.CONCAT(&quot; - &quot;; COLUMN([.B2661]))))" office:value-type="string" office:string-value="Cell 2660 - 2" calcext:value-type="string">
            <text:p>Cell 2660 - 2</text:p>
          </table:table-cell>
        </table:table-row>
        <table:table-row table:style-name="ro1">
          <table:table-cell table:formula="of:= COM.MICROSOFT.CONCAT(&quot;Cell &quot;; COM.MICROSOFT.CONCAT(ROW([.A2662]) - 1; COM.MICROSOFT.CONCAT(&quot; - &quot;; COLUMN([.A2662]))))" office:value-type="string" office:string-value="Cell 2661 - 1" calcext:value-type="string">
            <text:p>Cell 2661 - 1</text:p>
          </table:table-cell>
          <table:table-cell table:formula="of:= COM.MICROSOFT.CONCAT(&quot;Cell &quot;; COM.MICROSOFT.CONCAT(ROW([.B2662]) - 1; COM.MICROSOFT.CONCAT(&quot; - &quot;; COLUMN([.B2662]))))" office:value-type="string" office:string-value="Cell 2661 - 2" calcext:value-type="string">
            <text:p>Cell 2661 - 2</text:p>
          </table:table-cell>
        </table:table-row>
        <table:table-row table:style-name="ro1">
          <table:table-cell table:formula="of:= COM.MICROSOFT.CONCAT(&quot;Cell &quot;; COM.MICROSOFT.CONCAT(ROW([.A2663]) - 1; COM.MICROSOFT.CONCAT(&quot; - &quot;; COLUMN([.A2663]))))" office:value-type="string" office:string-value="Cell 2662 - 1" calcext:value-type="string">
            <text:p>Cell 2662 - 1</text:p>
          </table:table-cell>
          <table:table-cell table:formula="of:= COM.MICROSOFT.CONCAT(&quot;Cell &quot;; COM.MICROSOFT.CONCAT(ROW([.B2663]) - 1; COM.MICROSOFT.CONCAT(&quot; - &quot;; COLUMN([.B2663]))))" office:value-type="string" office:string-value="Cell 2662 - 2" calcext:value-type="string">
            <text:p>Cell 2662 - 2</text:p>
          </table:table-cell>
        </table:table-row>
        <table:table-row table:style-name="ro1">
          <table:table-cell table:formula="of:= COM.MICROSOFT.CONCAT(&quot;Cell &quot;; COM.MICROSOFT.CONCAT(ROW([.A2664]) - 1; COM.MICROSOFT.CONCAT(&quot; - &quot;; COLUMN([.A2664]))))" office:value-type="string" office:string-value="Cell 2663 - 1" calcext:value-type="string">
            <text:p>Cell 2663 - 1</text:p>
          </table:table-cell>
          <table:table-cell table:formula="of:= COM.MICROSOFT.CONCAT(&quot;Cell &quot;; COM.MICROSOFT.CONCAT(ROW([.B2664]) - 1; COM.MICROSOFT.CONCAT(&quot; - &quot;; COLUMN([.B2664]))))" office:value-type="string" office:string-value="Cell 2663 - 2" calcext:value-type="string">
            <text:p>Cell 2663 - 2</text:p>
          </table:table-cell>
        </table:table-row>
        <table:table-row table:style-name="ro1">
          <table:table-cell table:formula="of:= COM.MICROSOFT.CONCAT(&quot;Cell &quot;; COM.MICROSOFT.CONCAT(ROW([.A2665]) - 1; COM.MICROSOFT.CONCAT(&quot; - &quot;; COLUMN([.A2665]))))" office:value-type="string" office:string-value="Cell 2664 - 1" calcext:value-type="string">
            <text:p>Cell 2664 - 1</text:p>
          </table:table-cell>
          <table:table-cell table:formula="of:= COM.MICROSOFT.CONCAT(&quot;Cell &quot;; COM.MICROSOFT.CONCAT(ROW([.B2665]) - 1; COM.MICROSOFT.CONCAT(&quot; - &quot;; COLUMN([.B2665]))))" office:value-type="string" office:string-value="Cell 2664 - 2" calcext:value-type="string">
            <text:p>Cell 2664 - 2</text:p>
          </table:table-cell>
        </table:table-row>
        <table:table-row table:style-name="ro1">
          <table:table-cell table:formula="of:= COM.MICROSOFT.CONCAT(&quot;Cell &quot;; COM.MICROSOFT.CONCAT(ROW([.A2666]) - 1; COM.MICROSOFT.CONCAT(&quot; - &quot;; COLUMN([.A2666]))))" office:value-type="string" office:string-value="Cell 2665 - 1" calcext:value-type="string">
            <text:p>Cell 2665 - 1</text:p>
          </table:table-cell>
          <table:table-cell table:formula="of:= COM.MICROSOFT.CONCAT(&quot;Cell &quot;; COM.MICROSOFT.CONCAT(ROW([.B2666]) - 1; COM.MICROSOFT.CONCAT(&quot; - &quot;; COLUMN([.B2666]))))" office:value-type="string" office:string-value="Cell 2665 - 2" calcext:value-type="string">
            <text:p>Cell 2665 - 2</text:p>
          </table:table-cell>
        </table:table-row>
        <table:table-row table:style-name="ro1">
          <table:table-cell table:formula="of:= COM.MICROSOFT.CONCAT(&quot;Cell &quot;; COM.MICROSOFT.CONCAT(ROW([.A2667]) - 1; COM.MICROSOFT.CONCAT(&quot; - &quot;; COLUMN([.A2667]))))" office:value-type="string" office:string-value="Cell 2666 - 1" calcext:value-type="string">
            <text:p>Cell 2666 - 1</text:p>
          </table:table-cell>
          <table:table-cell table:formula="of:= COM.MICROSOFT.CONCAT(&quot;Cell &quot;; COM.MICROSOFT.CONCAT(ROW([.B2667]) - 1; COM.MICROSOFT.CONCAT(&quot; - &quot;; COLUMN([.B2667]))))" office:value-type="string" office:string-value="Cell 2666 - 2" calcext:value-type="string">
            <text:p>Cell 2666 - 2</text:p>
          </table:table-cell>
        </table:table-row>
        <table:table-row table:style-name="ro1">
          <table:table-cell table:formula="of:= COM.MICROSOFT.CONCAT(&quot;Cell &quot;; COM.MICROSOFT.CONCAT(ROW([.A2668]) - 1; COM.MICROSOFT.CONCAT(&quot; - &quot;; COLUMN([.A2668]))))" office:value-type="string" office:string-value="Cell 2667 - 1" calcext:value-type="string">
            <text:p>Cell 2667 - 1</text:p>
          </table:table-cell>
          <table:table-cell table:formula="of:= COM.MICROSOFT.CONCAT(&quot;Cell &quot;; COM.MICROSOFT.CONCAT(ROW([.B2668]) - 1; COM.MICROSOFT.CONCAT(&quot; - &quot;; COLUMN([.B2668]))))" office:value-type="string" office:string-value="Cell 2667 - 2" calcext:value-type="string">
            <text:p>Cell 2667 - 2</text:p>
          </table:table-cell>
        </table:table-row>
        <table:table-row table:style-name="ro1">
          <table:table-cell table:formula="of:= COM.MICROSOFT.CONCAT(&quot;Cell &quot;; COM.MICROSOFT.CONCAT(ROW([.A2669]) - 1; COM.MICROSOFT.CONCAT(&quot; - &quot;; COLUMN([.A2669]))))" office:value-type="string" office:string-value="Cell 2668 - 1" calcext:value-type="string">
            <text:p>Cell 2668 - 1</text:p>
          </table:table-cell>
          <table:table-cell table:formula="of:= COM.MICROSOFT.CONCAT(&quot;Cell &quot;; COM.MICROSOFT.CONCAT(ROW([.B2669]) - 1; COM.MICROSOFT.CONCAT(&quot; - &quot;; COLUMN([.B2669]))))" office:value-type="string" office:string-value="Cell 2668 - 2" calcext:value-type="string">
            <text:p>Cell 2668 - 2</text:p>
          </table:table-cell>
        </table:table-row>
        <table:table-row table:style-name="ro1">
          <table:table-cell table:formula="of:= COM.MICROSOFT.CONCAT(&quot;Cell &quot;; COM.MICROSOFT.CONCAT(ROW([.A2670]) - 1; COM.MICROSOFT.CONCAT(&quot; - &quot;; COLUMN([.A2670]))))" office:value-type="string" office:string-value="Cell 2669 - 1" calcext:value-type="string">
            <text:p>Cell 2669 - 1</text:p>
          </table:table-cell>
          <table:table-cell table:formula="of:= COM.MICROSOFT.CONCAT(&quot;Cell &quot;; COM.MICROSOFT.CONCAT(ROW([.B2670]) - 1; COM.MICROSOFT.CONCAT(&quot; - &quot;; COLUMN([.B2670]))))" office:value-type="string" office:string-value="Cell 2669 - 2" calcext:value-type="string">
            <text:p>Cell 2669 - 2</text:p>
          </table:table-cell>
        </table:table-row>
        <table:table-row table:style-name="ro1">
          <table:table-cell table:formula="of:= COM.MICROSOFT.CONCAT(&quot;Cell &quot;; COM.MICROSOFT.CONCAT(ROW([.A2671]) - 1; COM.MICROSOFT.CONCAT(&quot; - &quot;; COLUMN([.A2671]))))" office:value-type="string" office:string-value="Cell 2670 - 1" calcext:value-type="string">
            <text:p>Cell 2670 - 1</text:p>
          </table:table-cell>
          <table:table-cell table:formula="of:= COM.MICROSOFT.CONCAT(&quot;Cell &quot;; COM.MICROSOFT.CONCAT(ROW([.B2671]) - 1; COM.MICROSOFT.CONCAT(&quot; - &quot;; COLUMN([.B2671]))))" office:value-type="string" office:string-value="Cell 2670 - 2" calcext:value-type="string">
            <text:p>Cell 2670 - 2</text:p>
          </table:table-cell>
        </table:table-row>
        <table:table-row table:style-name="ro1">
          <table:table-cell table:formula="of:= COM.MICROSOFT.CONCAT(&quot;Cell &quot;; COM.MICROSOFT.CONCAT(ROW([.A2672]) - 1; COM.MICROSOFT.CONCAT(&quot; - &quot;; COLUMN([.A2672]))))" office:value-type="string" office:string-value="Cell 2671 - 1" calcext:value-type="string">
            <text:p>Cell 2671 - 1</text:p>
          </table:table-cell>
          <table:table-cell table:formula="of:= COM.MICROSOFT.CONCAT(&quot;Cell &quot;; COM.MICROSOFT.CONCAT(ROW([.B2672]) - 1; COM.MICROSOFT.CONCAT(&quot; - &quot;; COLUMN([.B2672]))))" office:value-type="string" office:string-value="Cell 2671 - 2" calcext:value-type="string">
            <text:p>Cell 2671 - 2</text:p>
          </table:table-cell>
        </table:table-row>
        <table:table-row table:style-name="ro1">
          <table:table-cell table:formula="of:= COM.MICROSOFT.CONCAT(&quot;Cell &quot;; COM.MICROSOFT.CONCAT(ROW([.A2673]) - 1; COM.MICROSOFT.CONCAT(&quot; - &quot;; COLUMN([.A2673]))))" office:value-type="string" office:string-value="Cell 2672 - 1" calcext:value-type="string">
            <text:p>Cell 2672 - 1</text:p>
          </table:table-cell>
          <table:table-cell table:formula="of:= COM.MICROSOFT.CONCAT(&quot;Cell &quot;; COM.MICROSOFT.CONCAT(ROW([.B2673]) - 1; COM.MICROSOFT.CONCAT(&quot; - &quot;; COLUMN([.B2673]))))" office:value-type="string" office:string-value="Cell 2672 - 2" calcext:value-type="string">
            <text:p>Cell 2672 - 2</text:p>
          </table:table-cell>
        </table:table-row>
        <table:table-row table:style-name="ro1">
          <table:table-cell table:formula="of:= COM.MICROSOFT.CONCAT(&quot;Cell &quot;; COM.MICROSOFT.CONCAT(ROW([.A2674]) - 1; COM.MICROSOFT.CONCAT(&quot; - &quot;; COLUMN([.A2674]))))" office:value-type="string" office:string-value="Cell 2673 - 1" calcext:value-type="string">
            <text:p>Cell 2673 - 1</text:p>
          </table:table-cell>
          <table:table-cell table:formula="of:= COM.MICROSOFT.CONCAT(&quot;Cell &quot;; COM.MICROSOFT.CONCAT(ROW([.B2674]) - 1; COM.MICROSOFT.CONCAT(&quot; - &quot;; COLUMN([.B2674]))))" office:value-type="string" office:string-value="Cell 2673 - 2" calcext:value-type="string">
            <text:p>Cell 2673 - 2</text:p>
          </table:table-cell>
        </table:table-row>
        <table:table-row table:style-name="ro1">
          <table:table-cell table:formula="of:= COM.MICROSOFT.CONCAT(&quot;Cell &quot;; COM.MICROSOFT.CONCAT(ROW([.A2675]) - 1; COM.MICROSOFT.CONCAT(&quot; - &quot;; COLUMN([.A2675]))))" office:value-type="string" office:string-value="Cell 2674 - 1" calcext:value-type="string">
            <text:p>Cell 2674 - 1</text:p>
          </table:table-cell>
          <table:table-cell table:formula="of:= COM.MICROSOFT.CONCAT(&quot;Cell &quot;; COM.MICROSOFT.CONCAT(ROW([.B2675]) - 1; COM.MICROSOFT.CONCAT(&quot; - &quot;; COLUMN([.B2675]))))" office:value-type="string" office:string-value="Cell 2674 - 2" calcext:value-type="string">
            <text:p>Cell 2674 - 2</text:p>
          </table:table-cell>
        </table:table-row>
        <table:table-row table:style-name="ro1">
          <table:table-cell table:formula="of:= COM.MICROSOFT.CONCAT(&quot;Cell &quot;; COM.MICROSOFT.CONCAT(ROW([.A2676]) - 1; COM.MICROSOFT.CONCAT(&quot; - &quot;; COLUMN([.A2676]))))" office:value-type="string" office:string-value="Cell 2675 - 1" calcext:value-type="string">
            <text:p>Cell 2675 - 1</text:p>
          </table:table-cell>
          <table:table-cell table:formula="of:= COM.MICROSOFT.CONCAT(&quot;Cell &quot;; COM.MICROSOFT.CONCAT(ROW([.B2676]) - 1; COM.MICROSOFT.CONCAT(&quot; - &quot;; COLUMN([.B2676]))))" office:value-type="string" office:string-value="Cell 2675 - 2" calcext:value-type="string">
            <text:p>Cell 2675 - 2</text:p>
          </table:table-cell>
        </table:table-row>
        <table:table-row table:style-name="ro1">
          <table:table-cell table:formula="of:= COM.MICROSOFT.CONCAT(&quot;Cell &quot;; COM.MICROSOFT.CONCAT(ROW([.A2677]) - 1; COM.MICROSOFT.CONCAT(&quot; - &quot;; COLUMN([.A2677]))))" office:value-type="string" office:string-value="Cell 2676 - 1" calcext:value-type="string">
            <text:p>Cell 2676 - 1</text:p>
          </table:table-cell>
          <table:table-cell table:formula="of:= COM.MICROSOFT.CONCAT(&quot;Cell &quot;; COM.MICROSOFT.CONCAT(ROW([.B2677]) - 1; COM.MICROSOFT.CONCAT(&quot; - &quot;; COLUMN([.B2677]))))" office:value-type="string" office:string-value="Cell 2676 - 2" calcext:value-type="string">
            <text:p>Cell 2676 - 2</text:p>
          </table:table-cell>
        </table:table-row>
        <table:table-row table:style-name="ro1">
          <table:table-cell table:formula="of:= COM.MICROSOFT.CONCAT(&quot;Cell &quot;; COM.MICROSOFT.CONCAT(ROW([.A2678]) - 1; COM.MICROSOFT.CONCAT(&quot; - &quot;; COLUMN([.A2678]))))" office:value-type="string" office:string-value="Cell 2677 - 1" calcext:value-type="string">
            <text:p>Cell 2677 - 1</text:p>
          </table:table-cell>
          <table:table-cell table:formula="of:= COM.MICROSOFT.CONCAT(&quot;Cell &quot;; COM.MICROSOFT.CONCAT(ROW([.B2678]) - 1; COM.MICROSOFT.CONCAT(&quot; - &quot;; COLUMN([.B2678]))))" office:value-type="string" office:string-value="Cell 2677 - 2" calcext:value-type="string">
            <text:p>Cell 2677 - 2</text:p>
          </table:table-cell>
        </table:table-row>
        <table:table-row table:style-name="ro1">
          <table:table-cell table:formula="of:= COM.MICROSOFT.CONCAT(&quot;Cell &quot;; COM.MICROSOFT.CONCAT(ROW([.A2679]) - 1; COM.MICROSOFT.CONCAT(&quot; - &quot;; COLUMN([.A2679]))))" office:value-type="string" office:string-value="Cell 2678 - 1" calcext:value-type="string">
            <text:p>Cell 2678 - 1</text:p>
          </table:table-cell>
          <table:table-cell table:formula="of:= COM.MICROSOFT.CONCAT(&quot;Cell &quot;; COM.MICROSOFT.CONCAT(ROW([.B2679]) - 1; COM.MICROSOFT.CONCAT(&quot; - &quot;; COLUMN([.B2679]))))" office:value-type="string" office:string-value="Cell 2678 - 2" calcext:value-type="string">
            <text:p>Cell 2678 - 2</text:p>
          </table:table-cell>
        </table:table-row>
        <table:table-row table:style-name="ro1">
          <table:table-cell table:formula="of:= COM.MICROSOFT.CONCAT(&quot;Cell &quot;; COM.MICROSOFT.CONCAT(ROW([.A2680]) - 1; COM.MICROSOFT.CONCAT(&quot; - &quot;; COLUMN([.A2680]))))" office:value-type="string" office:string-value="Cell 2679 - 1" calcext:value-type="string">
            <text:p>Cell 2679 - 1</text:p>
          </table:table-cell>
          <table:table-cell table:formula="of:= COM.MICROSOFT.CONCAT(&quot;Cell &quot;; COM.MICROSOFT.CONCAT(ROW([.B2680]) - 1; COM.MICROSOFT.CONCAT(&quot; - &quot;; COLUMN([.B2680]))))" office:value-type="string" office:string-value="Cell 2679 - 2" calcext:value-type="string">
            <text:p>Cell 2679 - 2</text:p>
          </table:table-cell>
        </table:table-row>
        <table:table-row table:style-name="ro1">
          <table:table-cell table:formula="of:= COM.MICROSOFT.CONCAT(&quot;Cell &quot;; COM.MICROSOFT.CONCAT(ROW([.A2681]) - 1; COM.MICROSOFT.CONCAT(&quot; - &quot;; COLUMN([.A2681]))))" office:value-type="string" office:string-value="Cell 2680 - 1" calcext:value-type="string">
            <text:p>Cell 2680 - 1</text:p>
          </table:table-cell>
          <table:table-cell table:formula="of:= COM.MICROSOFT.CONCAT(&quot;Cell &quot;; COM.MICROSOFT.CONCAT(ROW([.B2681]) - 1; COM.MICROSOFT.CONCAT(&quot; - &quot;; COLUMN([.B2681]))))" office:value-type="string" office:string-value="Cell 2680 - 2" calcext:value-type="string">
            <text:p>Cell 2680 - 2</text:p>
          </table:table-cell>
        </table:table-row>
        <table:table-row table:style-name="ro1">
          <table:table-cell table:formula="of:= COM.MICROSOFT.CONCAT(&quot;Cell &quot;; COM.MICROSOFT.CONCAT(ROW([.A2682]) - 1; COM.MICROSOFT.CONCAT(&quot; - &quot;; COLUMN([.A2682]))))" office:value-type="string" office:string-value="Cell 2681 - 1" calcext:value-type="string">
            <text:p>Cell 2681 - 1</text:p>
          </table:table-cell>
          <table:table-cell table:formula="of:= COM.MICROSOFT.CONCAT(&quot;Cell &quot;; COM.MICROSOFT.CONCAT(ROW([.B2682]) - 1; COM.MICROSOFT.CONCAT(&quot; - &quot;; COLUMN([.B2682]))))" office:value-type="string" office:string-value="Cell 2681 - 2" calcext:value-type="string">
            <text:p>Cell 2681 - 2</text:p>
          </table:table-cell>
        </table:table-row>
        <table:table-row table:style-name="ro1">
          <table:table-cell table:formula="of:= COM.MICROSOFT.CONCAT(&quot;Cell &quot;; COM.MICROSOFT.CONCAT(ROW([.A2683]) - 1; COM.MICROSOFT.CONCAT(&quot; - &quot;; COLUMN([.A2683]))))" office:value-type="string" office:string-value="Cell 2682 - 1" calcext:value-type="string">
            <text:p>Cell 2682 - 1</text:p>
          </table:table-cell>
          <table:table-cell table:formula="of:= COM.MICROSOFT.CONCAT(&quot;Cell &quot;; COM.MICROSOFT.CONCAT(ROW([.B2683]) - 1; COM.MICROSOFT.CONCAT(&quot; - &quot;; COLUMN([.B2683]))))" office:value-type="string" office:string-value="Cell 2682 - 2" calcext:value-type="string">
            <text:p>Cell 2682 - 2</text:p>
          </table:table-cell>
        </table:table-row>
        <table:table-row table:style-name="ro1">
          <table:table-cell table:formula="of:= COM.MICROSOFT.CONCAT(&quot;Cell &quot;; COM.MICROSOFT.CONCAT(ROW([.A2684]) - 1; COM.MICROSOFT.CONCAT(&quot; - &quot;; COLUMN([.A2684]))))" office:value-type="string" office:string-value="Cell 2683 - 1" calcext:value-type="string">
            <text:p>Cell 2683 - 1</text:p>
          </table:table-cell>
          <table:table-cell table:formula="of:= COM.MICROSOFT.CONCAT(&quot;Cell &quot;; COM.MICROSOFT.CONCAT(ROW([.B2684]) - 1; COM.MICROSOFT.CONCAT(&quot; - &quot;; COLUMN([.B2684]))))" office:value-type="string" office:string-value="Cell 2683 - 2" calcext:value-type="string">
            <text:p>Cell 2683 - 2</text:p>
          </table:table-cell>
        </table:table-row>
        <table:table-row table:style-name="ro1">
          <table:table-cell table:formula="of:= COM.MICROSOFT.CONCAT(&quot;Cell &quot;; COM.MICROSOFT.CONCAT(ROW([.A2685]) - 1; COM.MICROSOFT.CONCAT(&quot; - &quot;; COLUMN([.A2685]))))" office:value-type="string" office:string-value="Cell 2684 - 1" calcext:value-type="string">
            <text:p>Cell 2684 - 1</text:p>
          </table:table-cell>
          <table:table-cell table:formula="of:= COM.MICROSOFT.CONCAT(&quot;Cell &quot;; COM.MICROSOFT.CONCAT(ROW([.B2685]) - 1; COM.MICROSOFT.CONCAT(&quot; - &quot;; COLUMN([.B2685]))))" office:value-type="string" office:string-value="Cell 2684 - 2" calcext:value-type="string">
            <text:p>Cell 2684 - 2</text:p>
          </table:table-cell>
        </table:table-row>
        <table:table-row table:style-name="ro1">
          <table:table-cell table:formula="of:= COM.MICROSOFT.CONCAT(&quot;Cell &quot;; COM.MICROSOFT.CONCAT(ROW([.A2686]) - 1; COM.MICROSOFT.CONCAT(&quot; - &quot;; COLUMN([.A2686]))))" office:value-type="string" office:string-value="Cell 2685 - 1" calcext:value-type="string">
            <text:p>Cell 2685 - 1</text:p>
          </table:table-cell>
          <table:table-cell table:formula="of:= COM.MICROSOFT.CONCAT(&quot;Cell &quot;; COM.MICROSOFT.CONCAT(ROW([.B2686]) - 1; COM.MICROSOFT.CONCAT(&quot; - &quot;; COLUMN([.B2686]))))" office:value-type="string" office:string-value="Cell 2685 - 2" calcext:value-type="string">
            <text:p>Cell 2685 - 2</text:p>
          </table:table-cell>
        </table:table-row>
        <table:table-row table:style-name="ro1">
          <table:table-cell table:formula="of:= COM.MICROSOFT.CONCAT(&quot;Cell &quot;; COM.MICROSOFT.CONCAT(ROW([.A2687]) - 1; COM.MICROSOFT.CONCAT(&quot; - &quot;; COLUMN([.A2687]))))" office:value-type="string" office:string-value="Cell 2686 - 1" calcext:value-type="string">
            <text:p>Cell 2686 - 1</text:p>
          </table:table-cell>
          <table:table-cell table:formula="of:= COM.MICROSOFT.CONCAT(&quot;Cell &quot;; COM.MICROSOFT.CONCAT(ROW([.B2687]) - 1; COM.MICROSOFT.CONCAT(&quot; - &quot;; COLUMN([.B2687]))))" office:value-type="string" office:string-value="Cell 2686 - 2" calcext:value-type="string">
            <text:p>Cell 2686 - 2</text:p>
          </table:table-cell>
        </table:table-row>
        <table:table-row table:style-name="ro1">
          <table:table-cell table:formula="of:= COM.MICROSOFT.CONCAT(&quot;Cell &quot;; COM.MICROSOFT.CONCAT(ROW([.A2688]) - 1; COM.MICROSOFT.CONCAT(&quot; - &quot;; COLUMN([.A2688]))))" office:value-type="string" office:string-value="Cell 2687 - 1" calcext:value-type="string">
            <text:p>Cell 2687 - 1</text:p>
          </table:table-cell>
          <table:table-cell table:formula="of:= COM.MICROSOFT.CONCAT(&quot;Cell &quot;; COM.MICROSOFT.CONCAT(ROW([.B2688]) - 1; COM.MICROSOFT.CONCAT(&quot; - &quot;; COLUMN([.B2688]))))" office:value-type="string" office:string-value="Cell 2687 - 2" calcext:value-type="string">
            <text:p>Cell 2687 - 2</text:p>
          </table:table-cell>
        </table:table-row>
        <table:table-row table:style-name="ro1">
          <table:table-cell table:formula="of:= COM.MICROSOFT.CONCAT(&quot;Cell &quot;; COM.MICROSOFT.CONCAT(ROW([.A2689]) - 1; COM.MICROSOFT.CONCAT(&quot; - &quot;; COLUMN([.A2689]))))" office:value-type="string" office:string-value="Cell 2688 - 1" calcext:value-type="string">
            <text:p>Cell 2688 - 1</text:p>
          </table:table-cell>
          <table:table-cell table:formula="of:= COM.MICROSOFT.CONCAT(&quot;Cell &quot;; COM.MICROSOFT.CONCAT(ROW([.B2689]) - 1; COM.MICROSOFT.CONCAT(&quot; - &quot;; COLUMN([.B2689]))))" office:value-type="string" office:string-value="Cell 2688 - 2" calcext:value-type="string">
            <text:p>Cell 2688 - 2</text:p>
          </table:table-cell>
        </table:table-row>
        <table:table-row table:style-name="ro1">
          <table:table-cell table:formula="of:= COM.MICROSOFT.CONCAT(&quot;Cell &quot;; COM.MICROSOFT.CONCAT(ROW([.A2690]) - 1; COM.MICROSOFT.CONCAT(&quot; - &quot;; COLUMN([.A2690]))))" office:value-type="string" office:string-value="Cell 2689 - 1" calcext:value-type="string">
            <text:p>Cell 2689 - 1</text:p>
          </table:table-cell>
          <table:table-cell table:formula="of:= COM.MICROSOFT.CONCAT(&quot;Cell &quot;; COM.MICROSOFT.CONCAT(ROW([.B2690]) - 1; COM.MICROSOFT.CONCAT(&quot; - &quot;; COLUMN([.B2690]))))" office:value-type="string" office:string-value="Cell 2689 - 2" calcext:value-type="string">
            <text:p>Cell 2689 - 2</text:p>
          </table:table-cell>
        </table:table-row>
        <table:table-row table:style-name="ro1">
          <table:table-cell table:formula="of:= COM.MICROSOFT.CONCAT(&quot;Cell &quot;; COM.MICROSOFT.CONCAT(ROW([.A2691]) - 1; COM.MICROSOFT.CONCAT(&quot; - &quot;; COLUMN([.A2691]))))" office:value-type="string" office:string-value="Cell 2690 - 1" calcext:value-type="string">
            <text:p>Cell 2690 - 1</text:p>
          </table:table-cell>
          <table:table-cell table:formula="of:= COM.MICROSOFT.CONCAT(&quot;Cell &quot;; COM.MICROSOFT.CONCAT(ROW([.B2691]) - 1; COM.MICROSOFT.CONCAT(&quot; - &quot;; COLUMN([.B2691]))))" office:value-type="string" office:string-value="Cell 2690 - 2" calcext:value-type="string">
            <text:p>Cell 2690 - 2</text:p>
          </table:table-cell>
        </table:table-row>
        <table:table-row table:style-name="ro1">
          <table:table-cell table:formula="of:= COM.MICROSOFT.CONCAT(&quot;Cell &quot;; COM.MICROSOFT.CONCAT(ROW([.A2692]) - 1; COM.MICROSOFT.CONCAT(&quot; - &quot;; COLUMN([.A2692]))))" office:value-type="string" office:string-value="Cell 2691 - 1" calcext:value-type="string">
            <text:p>Cell 2691 - 1</text:p>
          </table:table-cell>
          <table:table-cell table:formula="of:= COM.MICROSOFT.CONCAT(&quot;Cell &quot;; COM.MICROSOFT.CONCAT(ROW([.B2692]) - 1; COM.MICROSOFT.CONCAT(&quot; - &quot;; COLUMN([.B2692]))))" office:value-type="string" office:string-value="Cell 2691 - 2" calcext:value-type="string">
            <text:p>Cell 2691 - 2</text:p>
          </table:table-cell>
        </table:table-row>
        <table:table-row table:style-name="ro1">
          <table:table-cell table:formula="of:= COM.MICROSOFT.CONCAT(&quot;Cell &quot;; COM.MICROSOFT.CONCAT(ROW([.A2693]) - 1; COM.MICROSOFT.CONCAT(&quot; - &quot;; COLUMN([.A2693]))))" office:value-type="string" office:string-value="Cell 2692 - 1" calcext:value-type="string">
            <text:p>Cell 2692 - 1</text:p>
          </table:table-cell>
          <table:table-cell table:formula="of:= COM.MICROSOFT.CONCAT(&quot;Cell &quot;; COM.MICROSOFT.CONCAT(ROW([.B2693]) - 1; COM.MICROSOFT.CONCAT(&quot; - &quot;; COLUMN([.B2693]))))" office:value-type="string" office:string-value="Cell 2692 - 2" calcext:value-type="string">
            <text:p>Cell 2692 - 2</text:p>
          </table:table-cell>
        </table:table-row>
        <table:table-row table:style-name="ro1">
          <table:table-cell table:formula="of:= COM.MICROSOFT.CONCAT(&quot;Cell &quot;; COM.MICROSOFT.CONCAT(ROW([.A2694]) - 1; COM.MICROSOFT.CONCAT(&quot; - &quot;; COLUMN([.A2694]))))" office:value-type="string" office:string-value="Cell 2693 - 1" calcext:value-type="string">
            <text:p>Cell 2693 - 1</text:p>
          </table:table-cell>
          <table:table-cell table:formula="of:= COM.MICROSOFT.CONCAT(&quot;Cell &quot;; COM.MICROSOFT.CONCAT(ROW([.B2694]) - 1; COM.MICROSOFT.CONCAT(&quot; - &quot;; COLUMN([.B2694]))))" office:value-type="string" office:string-value="Cell 2693 - 2" calcext:value-type="string">
            <text:p>Cell 2693 - 2</text:p>
          </table:table-cell>
        </table:table-row>
        <table:table-row table:style-name="ro1">
          <table:table-cell table:formula="of:= COM.MICROSOFT.CONCAT(&quot;Cell &quot;; COM.MICROSOFT.CONCAT(ROW([.A2695]) - 1; COM.MICROSOFT.CONCAT(&quot; - &quot;; COLUMN([.A2695]))))" office:value-type="string" office:string-value="Cell 2694 - 1" calcext:value-type="string">
            <text:p>Cell 2694 - 1</text:p>
          </table:table-cell>
          <table:table-cell table:formula="of:= COM.MICROSOFT.CONCAT(&quot;Cell &quot;; COM.MICROSOFT.CONCAT(ROW([.B2695]) - 1; COM.MICROSOFT.CONCAT(&quot; - &quot;; COLUMN([.B2695]))))" office:value-type="string" office:string-value="Cell 2694 - 2" calcext:value-type="string">
            <text:p>Cell 2694 - 2</text:p>
          </table:table-cell>
        </table:table-row>
        <table:table-row table:style-name="ro1">
          <table:table-cell table:formula="of:= COM.MICROSOFT.CONCAT(&quot;Cell &quot;; COM.MICROSOFT.CONCAT(ROW([.A2696]) - 1; COM.MICROSOFT.CONCAT(&quot; - &quot;; COLUMN([.A2696]))))" office:value-type="string" office:string-value="Cell 2695 - 1" calcext:value-type="string">
            <text:p>Cell 2695 - 1</text:p>
          </table:table-cell>
          <table:table-cell table:formula="of:= COM.MICROSOFT.CONCAT(&quot;Cell &quot;; COM.MICROSOFT.CONCAT(ROW([.B2696]) - 1; COM.MICROSOFT.CONCAT(&quot; - &quot;; COLUMN([.B2696]))))" office:value-type="string" office:string-value="Cell 2695 - 2" calcext:value-type="string">
            <text:p>Cell 2695 - 2</text:p>
          </table:table-cell>
        </table:table-row>
        <table:table-row table:style-name="ro1">
          <table:table-cell table:formula="of:= COM.MICROSOFT.CONCAT(&quot;Cell &quot;; COM.MICROSOFT.CONCAT(ROW([.A2697]) - 1; COM.MICROSOFT.CONCAT(&quot; - &quot;; COLUMN([.A2697]))))" office:value-type="string" office:string-value="Cell 2696 - 1" calcext:value-type="string">
            <text:p>Cell 2696 - 1</text:p>
          </table:table-cell>
          <table:table-cell table:formula="of:= COM.MICROSOFT.CONCAT(&quot;Cell &quot;; COM.MICROSOFT.CONCAT(ROW([.B2697]) - 1; COM.MICROSOFT.CONCAT(&quot; - &quot;; COLUMN([.B2697]))))" office:value-type="string" office:string-value="Cell 2696 - 2" calcext:value-type="string">
            <text:p>Cell 2696 - 2</text:p>
          </table:table-cell>
        </table:table-row>
        <table:table-row table:style-name="ro1">
          <table:table-cell table:formula="of:= COM.MICROSOFT.CONCAT(&quot;Cell &quot;; COM.MICROSOFT.CONCAT(ROW([.A2698]) - 1; COM.MICROSOFT.CONCAT(&quot; - &quot;; COLUMN([.A2698]))))" office:value-type="string" office:string-value="Cell 2697 - 1" calcext:value-type="string">
            <text:p>Cell 2697 - 1</text:p>
          </table:table-cell>
          <table:table-cell table:formula="of:= COM.MICROSOFT.CONCAT(&quot;Cell &quot;; COM.MICROSOFT.CONCAT(ROW([.B2698]) - 1; COM.MICROSOFT.CONCAT(&quot; - &quot;; COLUMN([.B2698]))))" office:value-type="string" office:string-value="Cell 2697 - 2" calcext:value-type="string">
            <text:p>Cell 2697 - 2</text:p>
          </table:table-cell>
        </table:table-row>
        <table:table-row table:style-name="ro1">
          <table:table-cell table:formula="of:= COM.MICROSOFT.CONCAT(&quot;Cell &quot;; COM.MICROSOFT.CONCAT(ROW([.A2699]) - 1; COM.MICROSOFT.CONCAT(&quot; - &quot;; COLUMN([.A2699]))))" office:value-type="string" office:string-value="Cell 2698 - 1" calcext:value-type="string">
            <text:p>Cell 2698 - 1</text:p>
          </table:table-cell>
          <table:table-cell table:formula="of:= COM.MICROSOFT.CONCAT(&quot;Cell &quot;; COM.MICROSOFT.CONCAT(ROW([.B2699]) - 1; COM.MICROSOFT.CONCAT(&quot; - &quot;; COLUMN([.B2699]))))" office:value-type="string" office:string-value="Cell 2698 - 2" calcext:value-type="string">
            <text:p>Cell 2698 - 2</text:p>
          </table:table-cell>
        </table:table-row>
        <table:table-row table:style-name="ro1">
          <table:table-cell table:formula="of:= COM.MICROSOFT.CONCAT(&quot;Cell &quot;; COM.MICROSOFT.CONCAT(ROW([.A2700]) - 1; COM.MICROSOFT.CONCAT(&quot; - &quot;; COLUMN([.A2700]))))" office:value-type="string" office:string-value="Cell 2699 - 1" calcext:value-type="string">
            <text:p>Cell 2699 - 1</text:p>
          </table:table-cell>
          <table:table-cell table:formula="of:= COM.MICROSOFT.CONCAT(&quot;Cell &quot;; COM.MICROSOFT.CONCAT(ROW([.B2700]) - 1; COM.MICROSOFT.CONCAT(&quot; - &quot;; COLUMN([.B2700]))))" office:value-type="string" office:string-value="Cell 2699 - 2" calcext:value-type="string">
            <text:p>Cell 2699 - 2</text:p>
          </table:table-cell>
        </table:table-row>
        <table:table-row table:style-name="ro1">
          <table:table-cell table:formula="of:= COM.MICROSOFT.CONCAT(&quot;Cell &quot;; COM.MICROSOFT.CONCAT(ROW([.A2701]) - 1; COM.MICROSOFT.CONCAT(&quot; - &quot;; COLUMN([.A2701]))))" office:value-type="string" office:string-value="Cell 2700 - 1" calcext:value-type="string">
            <text:p>Cell 2700 - 1</text:p>
          </table:table-cell>
          <table:table-cell table:formula="of:= COM.MICROSOFT.CONCAT(&quot;Cell &quot;; COM.MICROSOFT.CONCAT(ROW([.B2701]) - 1; COM.MICROSOFT.CONCAT(&quot; - &quot;; COLUMN([.B2701]))))" office:value-type="string" office:string-value="Cell 2700 - 2" calcext:value-type="string">
            <text:p>Cell 2700 - 2</text:p>
          </table:table-cell>
        </table:table-row>
        <table:table-row table:style-name="ro1">
          <table:table-cell table:formula="of:= COM.MICROSOFT.CONCAT(&quot;Cell &quot;; COM.MICROSOFT.CONCAT(ROW([.A2702]) - 1; COM.MICROSOFT.CONCAT(&quot; - &quot;; COLUMN([.A2702]))))" office:value-type="string" office:string-value="Cell 2701 - 1" calcext:value-type="string">
            <text:p>Cell 2701 - 1</text:p>
          </table:table-cell>
          <table:table-cell table:formula="of:= COM.MICROSOFT.CONCAT(&quot;Cell &quot;; COM.MICROSOFT.CONCAT(ROW([.B2702]) - 1; COM.MICROSOFT.CONCAT(&quot; - &quot;; COLUMN([.B2702]))))" office:value-type="string" office:string-value="Cell 2701 - 2" calcext:value-type="string">
            <text:p>Cell 2701 - 2</text:p>
          </table:table-cell>
        </table:table-row>
        <table:table-row table:style-name="ro1">
          <table:table-cell table:formula="of:= COM.MICROSOFT.CONCAT(&quot;Cell &quot;; COM.MICROSOFT.CONCAT(ROW([.A2703]) - 1; COM.MICROSOFT.CONCAT(&quot; - &quot;; COLUMN([.A2703]))))" office:value-type="string" office:string-value="Cell 2702 - 1" calcext:value-type="string">
            <text:p>Cell 2702 - 1</text:p>
          </table:table-cell>
          <table:table-cell table:formula="of:= COM.MICROSOFT.CONCAT(&quot;Cell &quot;; COM.MICROSOFT.CONCAT(ROW([.B2703]) - 1; COM.MICROSOFT.CONCAT(&quot; - &quot;; COLUMN([.B2703]))))" office:value-type="string" office:string-value="Cell 2702 - 2" calcext:value-type="string">
            <text:p>Cell 2702 - 2</text:p>
          </table:table-cell>
        </table:table-row>
        <table:table-row table:style-name="ro1">
          <table:table-cell table:formula="of:= COM.MICROSOFT.CONCAT(&quot;Cell &quot;; COM.MICROSOFT.CONCAT(ROW([.A2704]) - 1; COM.MICROSOFT.CONCAT(&quot; - &quot;; COLUMN([.A2704]))))" office:value-type="string" office:string-value="Cell 2703 - 1" calcext:value-type="string">
            <text:p>Cell 2703 - 1</text:p>
          </table:table-cell>
          <table:table-cell table:formula="of:= COM.MICROSOFT.CONCAT(&quot;Cell &quot;; COM.MICROSOFT.CONCAT(ROW([.B2704]) - 1; COM.MICROSOFT.CONCAT(&quot; - &quot;; COLUMN([.B2704]))))" office:value-type="string" office:string-value="Cell 2703 - 2" calcext:value-type="string">
            <text:p>Cell 2703 - 2</text:p>
          </table:table-cell>
        </table:table-row>
        <table:table-row table:style-name="ro1">
          <table:table-cell table:formula="of:= COM.MICROSOFT.CONCAT(&quot;Cell &quot;; COM.MICROSOFT.CONCAT(ROW([.A2705]) - 1; COM.MICROSOFT.CONCAT(&quot; - &quot;; COLUMN([.A2705]))))" office:value-type="string" office:string-value="Cell 2704 - 1" calcext:value-type="string">
            <text:p>Cell 2704 - 1</text:p>
          </table:table-cell>
          <table:table-cell table:formula="of:= COM.MICROSOFT.CONCAT(&quot;Cell &quot;; COM.MICROSOFT.CONCAT(ROW([.B2705]) - 1; COM.MICROSOFT.CONCAT(&quot; - &quot;; COLUMN([.B2705]))))" office:value-type="string" office:string-value="Cell 2704 - 2" calcext:value-type="string">
            <text:p>Cell 2704 - 2</text:p>
          </table:table-cell>
        </table:table-row>
        <table:table-row table:style-name="ro1">
          <table:table-cell table:formula="of:= COM.MICROSOFT.CONCAT(&quot;Cell &quot;; COM.MICROSOFT.CONCAT(ROW([.A2706]) - 1; COM.MICROSOFT.CONCAT(&quot; - &quot;; COLUMN([.A2706]))))" office:value-type="string" office:string-value="Cell 2705 - 1" calcext:value-type="string">
            <text:p>Cell 2705 - 1</text:p>
          </table:table-cell>
          <table:table-cell table:formula="of:= COM.MICROSOFT.CONCAT(&quot;Cell &quot;; COM.MICROSOFT.CONCAT(ROW([.B2706]) - 1; COM.MICROSOFT.CONCAT(&quot; - &quot;; COLUMN([.B2706]))))" office:value-type="string" office:string-value="Cell 2705 - 2" calcext:value-type="string">
            <text:p>Cell 2705 - 2</text:p>
          </table:table-cell>
        </table:table-row>
        <table:table-row table:style-name="ro1">
          <table:table-cell table:formula="of:= COM.MICROSOFT.CONCAT(&quot;Cell &quot;; COM.MICROSOFT.CONCAT(ROW([.A2707]) - 1; COM.MICROSOFT.CONCAT(&quot; - &quot;; COLUMN([.A2707]))))" office:value-type="string" office:string-value="Cell 2706 - 1" calcext:value-type="string">
            <text:p>Cell 2706 - 1</text:p>
          </table:table-cell>
          <table:table-cell table:formula="of:= COM.MICROSOFT.CONCAT(&quot;Cell &quot;; COM.MICROSOFT.CONCAT(ROW([.B2707]) - 1; COM.MICROSOFT.CONCAT(&quot; - &quot;; COLUMN([.B2707]))))" office:value-type="string" office:string-value="Cell 2706 - 2" calcext:value-type="string">
            <text:p>Cell 2706 - 2</text:p>
          </table:table-cell>
        </table:table-row>
        <table:table-row table:style-name="ro1">
          <table:table-cell table:formula="of:= COM.MICROSOFT.CONCAT(&quot;Cell &quot;; COM.MICROSOFT.CONCAT(ROW([.A2708]) - 1; COM.MICROSOFT.CONCAT(&quot; - &quot;; COLUMN([.A2708]))))" office:value-type="string" office:string-value="Cell 2707 - 1" calcext:value-type="string">
            <text:p>Cell 2707 - 1</text:p>
          </table:table-cell>
          <table:table-cell table:formula="of:= COM.MICROSOFT.CONCAT(&quot;Cell &quot;; COM.MICROSOFT.CONCAT(ROW([.B2708]) - 1; COM.MICROSOFT.CONCAT(&quot; - &quot;; COLUMN([.B2708]))))" office:value-type="string" office:string-value="Cell 2707 - 2" calcext:value-type="string">
            <text:p>Cell 2707 - 2</text:p>
          </table:table-cell>
        </table:table-row>
        <table:table-row table:style-name="ro1">
          <table:table-cell table:formula="of:= COM.MICROSOFT.CONCAT(&quot;Cell &quot;; COM.MICROSOFT.CONCAT(ROW([.A2709]) - 1; COM.MICROSOFT.CONCAT(&quot; - &quot;; COLUMN([.A2709]))))" office:value-type="string" office:string-value="Cell 2708 - 1" calcext:value-type="string">
            <text:p>Cell 2708 - 1</text:p>
          </table:table-cell>
          <table:table-cell table:formula="of:= COM.MICROSOFT.CONCAT(&quot;Cell &quot;; COM.MICROSOFT.CONCAT(ROW([.B2709]) - 1; COM.MICROSOFT.CONCAT(&quot; - &quot;; COLUMN([.B2709]))))" office:value-type="string" office:string-value="Cell 2708 - 2" calcext:value-type="string">
            <text:p>Cell 2708 - 2</text:p>
          </table:table-cell>
        </table:table-row>
        <table:table-row table:style-name="ro1">
          <table:table-cell table:formula="of:= COM.MICROSOFT.CONCAT(&quot;Cell &quot;; COM.MICROSOFT.CONCAT(ROW([.A2710]) - 1; COM.MICROSOFT.CONCAT(&quot; - &quot;; COLUMN([.A2710]))))" office:value-type="string" office:string-value="Cell 2709 - 1" calcext:value-type="string">
            <text:p>Cell 2709 - 1</text:p>
          </table:table-cell>
          <table:table-cell table:formula="of:= COM.MICROSOFT.CONCAT(&quot;Cell &quot;; COM.MICROSOFT.CONCAT(ROW([.B2710]) - 1; COM.MICROSOFT.CONCAT(&quot; - &quot;; COLUMN([.B2710]))))" office:value-type="string" office:string-value="Cell 2709 - 2" calcext:value-type="string">
            <text:p>Cell 2709 - 2</text:p>
          </table:table-cell>
        </table:table-row>
        <table:table-row table:style-name="ro1">
          <table:table-cell table:formula="of:= COM.MICROSOFT.CONCAT(&quot;Cell &quot;; COM.MICROSOFT.CONCAT(ROW([.A2711]) - 1; COM.MICROSOFT.CONCAT(&quot; - &quot;; COLUMN([.A2711]))))" office:value-type="string" office:string-value="Cell 2710 - 1" calcext:value-type="string">
            <text:p>Cell 2710 - 1</text:p>
          </table:table-cell>
          <table:table-cell table:formula="of:= COM.MICROSOFT.CONCAT(&quot;Cell &quot;; COM.MICROSOFT.CONCAT(ROW([.B2711]) - 1; COM.MICROSOFT.CONCAT(&quot; - &quot;; COLUMN([.B2711]))))" office:value-type="string" office:string-value="Cell 2710 - 2" calcext:value-type="string">
            <text:p>Cell 2710 - 2</text:p>
          </table:table-cell>
        </table:table-row>
        <table:table-row table:style-name="ro1">
          <table:table-cell table:formula="of:= COM.MICROSOFT.CONCAT(&quot;Cell &quot;; COM.MICROSOFT.CONCAT(ROW([.A2712]) - 1; COM.MICROSOFT.CONCAT(&quot; - &quot;; COLUMN([.A2712]))))" office:value-type="string" office:string-value="Cell 2711 - 1" calcext:value-type="string">
            <text:p>Cell 2711 - 1</text:p>
          </table:table-cell>
          <table:table-cell table:formula="of:= COM.MICROSOFT.CONCAT(&quot;Cell &quot;; COM.MICROSOFT.CONCAT(ROW([.B2712]) - 1; COM.MICROSOFT.CONCAT(&quot; - &quot;; COLUMN([.B2712]))))" office:value-type="string" office:string-value="Cell 2711 - 2" calcext:value-type="string">
            <text:p>Cell 2711 - 2</text:p>
          </table:table-cell>
        </table:table-row>
        <table:table-row table:style-name="ro1">
          <table:table-cell table:formula="of:= COM.MICROSOFT.CONCAT(&quot;Cell &quot;; COM.MICROSOFT.CONCAT(ROW([.A2713]) - 1; COM.MICROSOFT.CONCAT(&quot; - &quot;; COLUMN([.A2713]))))" office:value-type="string" office:string-value="Cell 2712 - 1" calcext:value-type="string">
            <text:p>Cell 2712 - 1</text:p>
          </table:table-cell>
          <table:table-cell table:formula="of:= COM.MICROSOFT.CONCAT(&quot;Cell &quot;; COM.MICROSOFT.CONCAT(ROW([.B2713]) - 1; COM.MICROSOFT.CONCAT(&quot; - &quot;; COLUMN([.B2713]))))" office:value-type="string" office:string-value="Cell 2712 - 2" calcext:value-type="string">
            <text:p>Cell 2712 - 2</text:p>
          </table:table-cell>
        </table:table-row>
        <table:table-row table:style-name="ro1">
          <table:table-cell table:formula="of:= COM.MICROSOFT.CONCAT(&quot;Cell &quot;; COM.MICROSOFT.CONCAT(ROW([.A2714]) - 1; COM.MICROSOFT.CONCAT(&quot; - &quot;; COLUMN([.A2714]))))" office:value-type="string" office:string-value="Cell 2713 - 1" calcext:value-type="string">
            <text:p>Cell 2713 - 1</text:p>
          </table:table-cell>
          <table:table-cell table:formula="of:= COM.MICROSOFT.CONCAT(&quot;Cell &quot;; COM.MICROSOFT.CONCAT(ROW([.B2714]) - 1; COM.MICROSOFT.CONCAT(&quot; - &quot;; COLUMN([.B2714]))))" office:value-type="string" office:string-value="Cell 2713 - 2" calcext:value-type="string">
            <text:p>Cell 2713 - 2</text:p>
          </table:table-cell>
        </table:table-row>
        <table:table-row table:style-name="ro1">
          <table:table-cell table:formula="of:= COM.MICROSOFT.CONCAT(&quot;Cell &quot;; COM.MICROSOFT.CONCAT(ROW([.A2715]) - 1; COM.MICROSOFT.CONCAT(&quot; - &quot;; COLUMN([.A2715]))))" office:value-type="string" office:string-value="Cell 2714 - 1" calcext:value-type="string">
            <text:p>Cell 2714 - 1</text:p>
          </table:table-cell>
          <table:table-cell table:formula="of:= COM.MICROSOFT.CONCAT(&quot;Cell &quot;; COM.MICROSOFT.CONCAT(ROW([.B2715]) - 1; COM.MICROSOFT.CONCAT(&quot; - &quot;; COLUMN([.B2715]))))" office:value-type="string" office:string-value="Cell 2714 - 2" calcext:value-type="string">
            <text:p>Cell 2714 - 2</text:p>
          </table:table-cell>
        </table:table-row>
        <table:table-row table:style-name="ro1">
          <table:table-cell table:formula="of:= COM.MICROSOFT.CONCAT(&quot;Cell &quot;; COM.MICROSOFT.CONCAT(ROW([.A2716]) - 1; COM.MICROSOFT.CONCAT(&quot; - &quot;; COLUMN([.A2716]))))" office:value-type="string" office:string-value="Cell 2715 - 1" calcext:value-type="string">
            <text:p>Cell 2715 - 1</text:p>
          </table:table-cell>
          <table:table-cell table:formula="of:= COM.MICROSOFT.CONCAT(&quot;Cell &quot;; COM.MICROSOFT.CONCAT(ROW([.B2716]) - 1; COM.MICROSOFT.CONCAT(&quot; - &quot;; COLUMN([.B2716]))))" office:value-type="string" office:string-value="Cell 2715 - 2" calcext:value-type="string">
            <text:p>Cell 2715 - 2</text:p>
          </table:table-cell>
        </table:table-row>
        <table:table-row table:style-name="ro1">
          <table:table-cell table:formula="of:= COM.MICROSOFT.CONCAT(&quot;Cell &quot;; COM.MICROSOFT.CONCAT(ROW([.A2717]) - 1; COM.MICROSOFT.CONCAT(&quot; - &quot;; COLUMN([.A2717]))))" office:value-type="string" office:string-value="Cell 2716 - 1" calcext:value-type="string">
            <text:p>Cell 2716 - 1</text:p>
          </table:table-cell>
          <table:table-cell table:formula="of:= COM.MICROSOFT.CONCAT(&quot;Cell &quot;; COM.MICROSOFT.CONCAT(ROW([.B2717]) - 1; COM.MICROSOFT.CONCAT(&quot; - &quot;; COLUMN([.B2717]))))" office:value-type="string" office:string-value="Cell 2716 - 2" calcext:value-type="string">
            <text:p>Cell 2716 - 2</text:p>
          </table:table-cell>
        </table:table-row>
        <table:table-row table:style-name="ro1">
          <table:table-cell table:formula="of:= COM.MICROSOFT.CONCAT(&quot;Cell &quot;; COM.MICROSOFT.CONCAT(ROW([.A2718]) - 1; COM.MICROSOFT.CONCAT(&quot; - &quot;; COLUMN([.A2718]))))" office:value-type="string" office:string-value="Cell 2717 - 1" calcext:value-type="string">
            <text:p>Cell 2717 - 1</text:p>
          </table:table-cell>
          <table:table-cell table:formula="of:= COM.MICROSOFT.CONCAT(&quot;Cell &quot;; COM.MICROSOFT.CONCAT(ROW([.B2718]) - 1; COM.MICROSOFT.CONCAT(&quot; - &quot;; COLUMN([.B2718]))))" office:value-type="string" office:string-value="Cell 2717 - 2" calcext:value-type="string">
            <text:p>Cell 2717 - 2</text:p>
          </table:table-cell>
        </table:table-row>
        <table:table-row table:style-name="ro1">
          <table:table-cell table:formula="of:= COM.MICROSOFT.CONCAT(&quot;Cell &quot;; COM.MICROSOFT.CONCAT(ROW([.A2719]) - 1; COM.MICROSOFT.CONCAT(&quot; - &quot;; COLUMN([.A2719]))))" office:value-type="string" office:string-value="Cell 2718 - 1" calcext:value-type="string">
            <text:p>Cell 2718 - 1</text:p>
          </table:table-cell>
          <table:table-cell table:formula="of:= COM.MICROSOFT.CONCAT(&quot;Cell &quot;; COM.MICROSOFT.CONCAT(ROW([.B2719]) - 1; COM.MICROSOFT.CONCAT(&quot; - &quot;; COLUMN([.B2719]))))" office:value-type="string" office:string-value="Cell 2718 - 2" calcext:value-type="string">
            <text:p>Cell 2718 - 2</text:p>
          </table:table-cell>
        </table:table-row>
        <table:table-row table:style-name="ro1">
          <table:table-cell table:formula="of:= COM.MICROSOFT.CONCAT(&quot;Cell &quot;; COM.MICROSOFT.CONCAT(ROW([.A2720]) - 1; COM.MICROSOFT.CONCAT(&quot; - &quot;; COLUMN([.A2720]))))" office:value-type="string" office:string-value="Cell 2719 - 1" calcext:value-type="string">
            <text:p>Cell 2719 - 1</text:p>
          </table:table-cell>
          <table:table-cell table:formula="of:= COM.MICROSOFT.CONCAT(&quot;Cell &quot;; COM.MICROSOFT.CONCAT(ROW([.B2720]) - 1; COM.MICROSOFT.CONCAT(&quot; - &quot;; COLUMN([.B2720]))))" office:value-type="string" office:string-value="Cell 2719 - 2" calcext:value-type="string">
            <text:p>Cell 2719 - 2</text:p>
          </table:table-cell>
        </table:table-row>
        <table:table-row table:style-name="ro1">
          <table:table-cell table:formula="of:= COM.MICROSOFT.CONCAT(&quot;Cell &quot;; COM.MICROSOFT.CONCAT(ROW([.A2721]) - 1; COM.MICROSOFT.CONCAT(&quot; - &quot;; COLUMN([.A2721]))))" office:value-type="string" office:string-value="Cell 2720 - 1" calcext:value-type="string">
            <text:p>Cell 2720 - 1</text:p>
          </table:table-cell>
          <table:table-cell table:formula="of:= COM.MICROSOFT.CONCAT(&quot;Cell &quot;; COM.MICROSOFT.CONCAT(ROW([.B2721]) - 1; COM.MICROSOFT.CONCAT(&quot; - &quot;; COLUMN([.B2721]))))" office:value-type="string" office:string-value="Cell 2720 - 2" calcext:value-type="string">
            <text:p>Cell 2720 - 2</text:p>
          </table:table-cell>
        </table:table-row>
        <table:table-row table:style-name="ro1">
          <table:table-cell table:formula="of:= COM.MICROSOFT.CONCAT(&quot;Cell &quot;; COM.MICROSOFT.CONCAT(ROW([.A2722]) - 1; COM.MICROSOFT.CONCAT(&quot; - &quot;; COLUMN([.A2722]))))" office:value-type="string" office:string-value="Cell 2721 - 1" calcext:value-type="string">
            <text:p>Cell 2721 - 1</text:p>
          </table:table-cell>
          <table:table-cell table:formula="of:= COM.MICROSOFT.CONCAT(&quot;Cell &quot;; COM.MICROSOFT.CONCAT(ROW([.B2722]) - 1; COM.MICROSOFT.CONCAT(&quot; - &quot;; COLUMN([.B2722]))))" office:value-type="string" office:string-value="Cell 2721 - 2" calcext:value-type="string">
            <text:p>Cell 2721 - 2</text:p>
          </table:table-cell>
        </table:table-row>
        <table:table-row table:style-name="ro1">
          <table:table-cell table:formula="of:= COM.MICROSOFT.CONCAT(&quot;Cell &quot;; COM.MICROSOFT.CONCAT(ROW([.A2723]) - 1; COM.MICROSOFT.CONCAT(&quot; - &quot;; COLUMN([.A2723]))))" office:value-type="string" office:string-value="Cell 2722 - 1" calcext:value-type="string">
            <text:p>Cell 2722 - 1</text:p>
          </table:table-cell>
          <table:table-cell table:formula="of:= COM.MICROSOFT.CONCAT(&quot;Cell &quot;; COM.MICROSOFT.CONCAT(ROW([.B2723]) - 1; COM.MICROSOFT.CONCAT(&quot; - &quot;; COLUMN([.B2723]))))" office:value-type="string" office:string-value="Cell 2722 - 2" calcext:value-type="string">
            <text:p>Cell 2722 - 2</text:p>
          </table:table-cell>
        </table:table-row>
        <table:table-row table:style-name="ro1">
          <table:table-cell table:formula="of:= COM.MICROSOFT.CONCAT(&quot;Cell &quot;; COM.MICROSOFT.CONCAT(ROW([.A2724]) - 1; COM.MICROSOFT.CONCAT(&quot; - &quot;; COLUMN([.A2724]))))" office:value-type="string" office:string-value="Cell 2723 - 1" calcext:value-type="string">
            <text:p>Cell 2723 - 1</text:p>
          </table:table-cell>
          <table:table-cell table:formula="of:= COM.MICROSOFT.CONCAT(&quot;Cell &quot;; COM.MICROSOFT.CONCAT(ROW([.B2724]) - 1; COM.MICROSOFT.CONCAT(&quot; - &quot;; COLUMN([.B2724]))))" office:value-type="string" office:string-value="Cell 2723 - 2" calcext:value-type="string">
            <text:p>Cell 2723 - 2</text:p>
          </table:table-cell>
        </table:table-row>
        <table:table-row table:style-name="ro1">
          <table:table-cell table:formula="of:= COM.MICROSOFT.CONCAT(&quot;Cell &quot;; COM.MICROSOFT.CONCAT(ROW([.A2725]) - 1; COM.MICROSOFT.CONCAT(&quot; - &quot;; COLUMN([.A2725]))))" office:value-type="string" office:string-value="Cell 2724 - 1" calcext:value-type="string">
            <text:p>Cell 2724 - 1</text:p>
          </table:table-cell>
          <table:table-cell table:formula="of:= COM.MICROSOFT.CONCAT(&quot;Cell &quot;; COM.MICROSOFT.CONCAT(ROW([.B2725]) - 1; COM.MICROSOFT.CONCAT(&quot; - &quot;; COLUMN([.B2725]))))" office:value-type="string" office:string-value="Cell 2724 - 2" calcext:value-type="string">
            <text:p>Cell 2724 - 2</text:p>
          </table:table-cell>
        </table:table-row>
        <table:table-row table:style-name="ro1">
          <table:table-cell table:formula="of:= COM.MICROSOFT.CONCAT(&quot;Cell &quot;; COM.MICROSOFT.CONCAT(ROW([.A2726]) - 1; COM.MICROSOFT.CONCAT(&quot; - &quot;; COLUMN([.A2726]))))" office:value-type="string" office:string-value="Cell 2725 - 1" calcext:value-type="string">
            <text:p>Cell 2725 - 1</text:p>
          </table:table-cell>
          <table:table-cell table:formula="of:= COM.MICROSOFT.CONCAT(&quot;Cell &quot;; COM.MICROSOFT.CONCAT(ROW([.B2726]) - 1; COM.MICROSOFT.CONCAT(&quot; - &quot;; COLUMN([.B2726]))))" office:value-type="string" office:string-value="Cell 2725 - 2" calcext:value-type="string">
            <text:p>Cell 2725 - 2</text:p>
          </table:table-cell>
        </table:table-row>
        <table:table-row table:style-name="ro1">
          <table:table-cell table:formula="of:= COM.MICROSOFT.CONCAT(&quot;Cell &quot;; COM.MICROSOFT.CONCAT(ROW([.A2727]) - 1; COM.MICROSOFT.CONCAT(&quot; - &quot;; COLUMN([.A2727]))))" office:value-type="string" office:string-value="Cell 2726 - 1" calcext:value-type="string">
            <text:p>Cell 2726 - 1</text:p>
          </table:table-cell>
          <table:table-cell table:formula="of:= COM.MICROSOFT.CONCAT(&quot;Cell &quot;; COM.MICROSOFT.CONCAT(ROW([.B2727]) - 1; COM.MICROSOFT.CONCAT(&quot; - &quot;; COLUMN([.B2727]))))" office:value-type="string" office:string-value="Cell 2726 - 2" calcext:value-type="string">
            <text:p>Cell 2726 - 2</text:p>
          </table:table-cell>
        </table:table-row>
        <table:table-row table:style-name="ro1">
          <table:table-cell table:formula="of:= COM.MICROSOFT.CONCAT(&quot;Cell &quot;; COM.MICROSOFT.CONCAT(ROW([.A2728]) - 1; COM.MICROSOFT.CONCAT(&quot; - &quot;; COLUMN([.A2728]))))" office:value-type="string" office:string-value="Cell 2727 - 1" calcext:value-type="string">
            <text:p>Cell 2727 - 1</text:p>
          </table:table-cell>
          <table:table-cell table:formula="of:= COM.MICROSOFT.CONCAT(&quot;Cell &quot;; COM.MICROSOFT.CONCAT(ROW([.B2728]) - 1; COM.MICROSOFT.CONCAT(&quot; - &quot;; COLUMN([.B2728]))))" office:value-type="string" office:string-value="Cell 2727 - 2" calcext:value-type="string">
            <text:p>Cell 2727 - 2</text:p>
          </table:table-cell>
        </table:table-row>
        <table:table-row table:style-name="ro1">
          <table:table-cell table:formula="of:= COM.MICROSOFT.CONCAT(&quot;Cell &quot;; COM.MICROSOFT.CONCAT(ROW([.A2729]) - 1; COM.MICROSOFT.CONCAT(&quot; - &quot;; COLUMN([.A2729]))))" office:value-type="string" office:string-value="Cell 2728 - 1" calcext:value-type="string">
            <text:p>Cell 2728 - 1</text:p>
          </table:table-cell>
          <table:table-cell table:formula="of:= COM.MICROSOFT.CONCAT(&quot;Cell &quot;; COM.MICROSOFT.CONCAT(ROW([.B2729]) - 1; COM.MICROSOFT.CONCAT(&quot; - &quot;; COLUMN([.B2729]))))" office:value-type="string" office:string-value="Cell 2728 - 2" calcext:value-type="string">
            <text:p>Cell 2728 - 2</text:p>
          </table:table-cell>
        </table:table-row>
        <table:table-row table:style-name="ro1">
          <table:table-cell table:formula="of:= COM.MICROSOFT.CONCAT(&quot;Cell &quot;; COM.MICROSOFT.CONCAT(ROW([.A2730]) - 1; COM.MICROSOFT.CONCAT(&quot; - &quot;; COLUMN([.A2730]))))" office:value-type="string" office:string-value="Cell 2729 - 1" calcext:value-type="string">
            <text:p>Cell 2729 - 1</text:p>
          </table:table-cell>
          <table:table-cell table:formula="of:= COM.MICROSOFT.CONCAT(&quot;Cell &quot;; COM.MICROSOFT.CONCAT(ROW([.B2730]) - 1; COM.MICROSOFT.CONCAT(&quot; - &quot;; COLUMN([.B2730]))))" office:value-type="string" office:string-value="Cell 2729 - 2" calcext:value-type="string">
            <text:p>Cell 2729 - 2</text:p>
          </table:table-cell>
        </table:table-row>
        <table:table-row table:style-name="ro1">
          <table:table-cell table:formula="of:= COM.MICROSOFT.CONCAT(&quot;Cell &quot;; COM.MICROSOFT.CONCAT(ROW([.A2731]) - 1; COM.MICROSOFT.CONCAT(&quot; - &quot;; COLUMN([.A2731]))))" office:value-type="string" office:string-value="Cell 2730 - 1" calcext:value-type="string">
            <text:p>Cell 2730 - 1</text:p>
          </table:table-cell>
          <table:table-cell table:formula="of:= COM.MICROSOFT.CONCAT(&quot;Cell &quot;; COM.MICROSOFT.CONCAT(ROW([.B2731]) - 1; COM.MICROSOFT.CONCAT(&quot; - &quot;; COLUMN([.B2731]))))" office:value-type="string" office:string-value="Cell 2730 - 2" calcext:value-type="string">
            <text:p>Cell 2730 - 2</text:p>
          </table:table-cell>
        </table:table-row>
        <table:table-row table:style-name="ro1">
          <table:table-cell table:formula="of:= COM.MICROSOFT.CONCAT(&quot;Cell &quot;; COM.MICROSOFT.CONCAT(ROW([.A2732]) - 1; COM.MICROSOFT.CONCAT(&quot; - &quot;; COLUMN([.A2732]))))" office:value-type="string" office:string-value="Cell 2731 - 1" calcext:value-type="string">
            <text:p>Cell 2731 - 1</text:p>
          </table:table-cell>
          <table:table-cell table:formula="of:= COM.MICROSOFT.CONCAT(&quot;Cell &quot;; COM.MICROSOFT.CONCAT(ROW([.B2732]) - 1; COM.MICROSOFT.CONCAT(&quot; - &quot;; COLUMN([.B2732]))))" office:value-type="string" office:string-value="Cell 2731 - 2" calcext:value-type="string">
            <text:p>Cell 2731 - 2</text:p>
          </table:table-cell>
        </table:table-row>
        <table:table-row table:style-name="ro1">
          <table:table-cell table:formula="of:= COM.MICROSOFT.CONCAT(&quot;Cell &quot;; COM.MICROSOFT.CONCAT(ROW([.A2733]) - 1; COM.MICROSOFT.CONCAT(&quot; - &quot;; COLUMN([.A2733]))))" office:value-type="string" office:string-value="Cell 2732 - 1" calcext:value-type="string">
            <text:p>Cell 2732 - 1</text:p>
          </table:table-cell>
          <table:table-cell table:formula="of:= COM.MICROSOFT.CONCAT(&quot;Cell &quot;; COM.MICROSOFT.CONCAT(ROW([.B2733]) - 1; COM.MICROSOFT.CONCAT(&quot; - &quot;; COLUMN([.B2733]))))" office:value-type="string" office:string-value="Cell 2732 - 2" calcext:value-type="string">
            <text:p>Cell 2732 - 2</text:p>
          </table:table-cell>
        </table:table-row>
        <table:table-row table:style-name="ro1">
          <table:table-cell table:formula="of:= COM.MICROSOFT.CONCAT(&quot;Cell &quot;; COM.MICROSOFT.CONCAT(ROW([.A2734]) - 1; COM.MICROSOFT.CONCAT(&quot; - &quot;; COLUMN([.A2734]))))" office:value-type="string" office:string-value="Cell 2733 - 1" calcext:value-type="string">
            <text:p>Cell 2733 - 1</text:p>
          </table:table-cell>
          <table:table-cell table:formula="of:= COM.MICROSOFT.CONCAT(&quot;Cell &quot;; COM.MICROSOFT.CONCAT(ROW([.B2734]) - 1; COM.MICROSOFT.CONCAT(&quot; - &quot;; COLUMN([.B2734]))))" office:value-type="string" office:string-value="Cell 2733 - 2" calcext:value-type="string">
            <text:p>Cell 2733 - 2</text:p>
          </table:table-cell>
        </table:table-row>
        <table:table-row table:style-name="ro1">
          <table:table-cell table:formula="of:= COM.MICROSOFT.CONCAT(&quot;Cell &quot;; COM.MICROSOFT.CONCAT(ROW([.A2735]) - 1; COM.MICROSOFT.CONCAT(&quot; - &quot;; COLUMN([.A2735]))))" office:value-type="string" office:string-value="Cell 2734 - 1" calcext:value-type="string">
            <text:p>Cell 2734 - 1</text:p>
          </table:table-cell>
          <table:table-cell table:formula="of:= COM.MICROSOFT.CONCAT(&quot;Cell &quot;; COM.MICROSOFT.CONCAT(ROW([.B2735]) - 1; COM.MICROSOFT.CONCAT(&quot; - &quot;; COLUMN([.B2735]))))" office:value-type="string" office:string-value="Cell 2734 - 2" calcext:value-type="string">
            <text:p>Cell 2734 - 2</text:p>
          </table:table-cell>
        </table:table-row>
        <table:table-row table:style-name="ro1">
          <table:table-cell table:formula="of:= COM.MICROSOFT.CONCAT(&quot;Cell &quot;; COM.MICROSOFT.CONCAT(ROW([.A2736]) - 1; COM.MICROSOFT.CONCAT(&quot; - &quot;; COLUMN([.A2736]))))" office:value-type="string" office:string-value="Cell 2735 - 1" calcext:value-type="string">
            <text:p>Cell 2735 - 1</text:p>
          </table:table-cell>
          <table:table-cell table:formula="of:= COM.MICROSOFT.CONCAT(&quot;Cell &quot;; COM.MICROSOFT.CONCAT(ROW([.B2736]) - 1; COM.MICROSOFT.CONCAT(&quot; - &quot;; COLUMN([.B2736]))))" office:value-type="string" office:string-value="Cell 2735 - 2" calcext:value-type="string">
            <text:p>Cell 2735 - 2</text:p>
          </table:table-cell>
        </table:table-row>
        <table:table-row table:style-name="ro1">
          <table:table-cell table:formula="of:= COM.MICROSOFT.CONCAT(&quot;Cell &quot;; COM.MICROSOFT.CONCAT(ROW([.A2737]) - 1; COM.MICROSOFT.CONCAT(&quot; - &quot;; COLUMN([.A2737]))))" office:value-type="string" office:string-value="Cell 2736 - 1" calcext:value-type="string">
            <text:p>Cell 2736 - 1</text:p>
          </table:table-cell>
          <table:table-cell table:formula="of:= COM.MICROSOFT.CONCAT(&quot;Cell &quot;; COM.MICROSOFT.CONCAT(ROW([.B2737]) - 1; COM.MICROSOFT.CONCAT(&quot; - &quot;; COLUMN([.B2737]))))" office:value-type="string" office:string-value="Cell 2736 - 2" calcext:value-type="string">
            <text:p>Cell 2736 - 2</text:p>
          </table:table-cell>
        </table:table-row>
        <table:table-row table:style-name="ro1">
          <table:table-cell table:formula="of:= COM.MICROSOFT.CONCAT(&quot;Cell &quot;; COM.MICROSOFT.CONCAT(ROW([.A2738]) - 1; COM.MICROSOFT.CONCAT(&quot; - &quot;; COLUMN([.A2738]))))" office:value-type="string" office:string-value="Cell 2737 - 1" calcext:value-type="string">
            <text:p>Cell 2737 - 1</text:p>
          </table:table-cell>
          <table:table-cell table:formula="of:= COM.MICROSOFT.CONCAT(&quot;Cell &quot;; COM.MICROSOFT.CONCAT(ROW([.B2738]) - 1; COM.MICROSOFT.CONCAT(&quot; - &quot;; COLUMN([.B2738]))))" office:value-type="string" office:string-value="Cell 2737 - 2" calcext:value-type="string">
            <text:p>Cell 2737 - 2</text:p>
          </table:table-cell>
        </table:table-row>
        <table:table-row table:style-name="ro1">
          <table:table-cell table:formula="of:= COM.MICROSOFT.CONCAT(&quot;Cell &quot;; COM.MICROSOFT.CONCAT(ROW([.A2739]) - 1; COM.MICROSOFT.CONCAT(&quot; - &quot;; COLUMN([.A2739]))))" office:value-type="string" office:string-value="Cell 2738 - 1" calcext:value-type="string">
            <text:p>Cell 2738 - 1</text:p>
          </table:table-cell>
          <table:table-cell table:formula="of:= COM.MICROSOFT.CONCAT(&quot;Cell &quot;; COM.MICROSOFT.CONCAT(ROW([.B2739]) - 1; COM.MICROSOFT.CONCAT(&quot; - &quot;; COLUMN([.B2739]))))" office:value-type="string" office:string-value="Cell 2738 - 2" calcext:value-type="string">
            <text:p>Cell 2738 - 2</text:p>
          </table:table-cell>
        </table:table-row>
        <table:table-row table:style-name="ro1">
          <table:table-cell table:formula="of:= COM.MICROSOFT.CONCAT(&quot;Cell &quot;; COM.MICROSOFT.CONCAT(ROW([.A2740]) - 1; COM.MICROSOFT.CONCAT(&quot; - &quot;; COLUMN([.A2740]))))" office:value-type="string" office:string-value="Cell 2739 - 1" calcext:value-type="string">
            <text:p>Cell 2739 - 1</text:p>
          </table:table-cell>
          <table:table-cell table:formula="of:= COM.MICROSOFT.CONCAT(&quot;Cell &quot;; COM.MICROSOFT.CONCAT(ROW([.B2740]) - 1; COM.MICROSOFT.CONCAT(&quot; - &quot;; COLUMN([.B2740]))))" office:value-type="string" office:string-value="Cell 2739 - 2" calcext:value-type="string">
            <text:p>Cell 2739 - 2</text:p>
          </table:table-cell>
        </table:table-row>
        <table:table-row table:style-name="ro1">
          <table:table-cell table:formula="of:= COM.MICROSOFT.CONCAT(&quot;Cell &quot;; COM.MICROSOFT.CONCAT(ROW([.A2741]) - 1; COM.MICROSOFT.CONCAT(&quot; - &quot;; COLUMN([.A2741]))))" office:value-type="string" office:string-value="Cell 2740 - 1" calcext:value-type="string">
            <text:p>Cell 2740 - 1</text:p>
          </table:table-cell>
          <table:table-cell table:formula="of:= COM.MICROSOFT.CONCAT(&quot;Cell &quot;; COM.MICROSOFT.CONCAT(ROW([.B2741]) - 1; COM.MICROSOFT.CONCAT(&quot; - &quot;; COLUMN([.B2741]))))" office:value-type="string" office:string-value="Cell 2740 - 2" calcext:value-type="string">
            <text:p>Cell 2740 - 2</text:p>
          </table:table-cell>
        </table:table-row>
        <table:table-row table:style-name="ro1">
          <table:table-cell table:formula="of:= COM.MICROSOFT.CONCAT(&quot;Cell &quot;; COM.MICROSOFT.CONCAT(ROW([.A2742]) - 1; COM.MICROSOFT.CONCAT(&quot; - &quot;; COLUMN([.A2742]))))" office:value-type="string" office:string-value="Cell 2741 - 1" calcext:value-type="string">
            <text:p>Cell 2741 - 1</text:p>
          </table:table-cell>
          <table:table-cell table:formula="of:= COM.MICROSOFT.CONCAT(&quot;Cell &quot;; COM.MICROSOFT.CONCAT(ROW([.B2742]) - 1; COM.MICROSOFT.CONCAT(&quot; - &quot;; COLUMN([.B2742]))))" office:value-type="string" office:string-value="Cell 2741 - 2" calcext:value-type="string">
            <text:p>Cell 2741 - 2</text:p>
          </table:table-cell>
        </table:table-row>
        <table:table-row table:style-name="ro1">
          <table:table-cell table:formula="of:= COM.MICROSOFT.CONCAT(&quot;Cell &quot;; COM.MICROSOFT.CONCAT(ROW([.A2743]) - 1; COM.MICROSOFT.CONCAT(&quot; - &quot;; COLUMN([.A2743]))))" office:value-type="string" office:string-value="Cell 2742 - 1" calcext:value-type="string">
            <text:p>Cell 2742 - 1</text:p>
          </table:table-cell>
          <table:table-cell table:formula="of:= COM.MICROSOFT.CONCAT(&quot;Cell &quot;; COM.MICROSOFT.CONCAT(ROW([.B2743]) - 1; COM.MICROSOFT.CONCAT(&quot; - &quot;; COLUMN([.B2743]))))" office:value-type="string" office:string-value="Cell 2742 - 2" calcext:value-type="string">
            <text:p>Cell 2742 - 2</text:p>
          </table:table-cell>
        </table:table-row>
        <table:table-row table:style-name="ro1">
          <table:table-cell table:formula="of:= COM.MICROSOFT.CONCAT(&quot;Cell &quot;; COM.MICROSOFT.CONCAT(ROW([.A2744]) - 1; COM.MICROSOFT.CONCAT(&quot; - &quot;; COLUMN([.A2744]))))" office:value-type="string" office:string-value="Cell 2743 - 1" calcext:value-type="string">
            <text:p>Cell 2743 - 1</text:p>
          </table:table-cell>
          <table:table-cell table:formula="of:= COM.MICROSOFT.CONCAT(&quot;Cell &quot;; COM.MICROSOFT.CONCAT(ROW([.B2744]) - 1; COM.MICROSOFT.CONCAT(&quot; - &quot;; COLUMN([.B2744]))))" office:value-type="string" office:string-value="Cell 2743 - 2" calcext:value-type="string">
            <text:p>Cell 2743 - 2</text:p>
          </table:table-cell>
        </table:table-row>
        <table:table-row table:style-name="ro1">
          <table:table-cell table:formula="of:= COM.MICROSOFT.CONCAT(&quot;Cell &quot;; COM.MICROSOFT.CONCAT(ROW([.A2745]) - 1; COM.MICROSOFT.CONCAT(&quot; - &quot;; COLUMN([.A2745]))))" office:value-type="string" office:string-value="Cell 2744 - 1" calcext:value-type="string">
            <text:p>Cell 2744 - 1</text:p>
          </table:table-cell>
          <table:table-cell table:formula="of:= COM.MICROSOFT.CONCAT(&quot;Cell &quot;; COM.MICROSOFT.CONCAT(ROW([.B2745]) - 1; COM.MICROSOFT.CONCAT(&quot; - &quot;; COLUMN([.B2745]))))" office:value-type="string" office:string-value="Cell 2744 - 2" calcext:value-type="string">
            <text:p>Cell 2744 - 2</text:p>
          </table:table-cell>
        </table:table-row>
        <table:table-row table:style-name="ro1">
          <table:table-cell table:formula="of:= COM.MICROSOFT.CONCAT(&quot;Cell &quot;; COM.MICROSOFT.CONCAT(ROW([.A2746]) - 1; COM.MICROSOFT.CONCAT(&quot; - &quot;; COLUMN([.A2746]))))" office:value-type="string" office:string-value="Cell 2745 - 1" calcext:value-type="string">
            <text:p>Cell 2745 - 1</text:p>
          </table:table-cell>
          <table:table-cell table:formula="of:= COM.MICROSOFT.CONCAT(&quot;Cell &quot;; COM.MICROSOFT.CONCAT(ROW([.B2746]) - 1; COM.MICROSOFT.CONCAT(&quot; - &quot;; COLUMN([.B2746]))))" office:value-type="string" office:string-value="Cell 2745 - 2" calcext:value-type="string">
            <text:p>Cell 2745 - 2</text:p>
          </table:table-cell>
        </table:table-row>
        <table:table-row table:style-name="ro1">
          <table:table-cell table:formula="of:= COM.MICROSOFT.CONCAT(&quot;Cell &quot;; COM.MICROSOFT.CONCAT(ROW([.A2747]) - 1; COM.MICROSOFT.CONCAT(&quot; - &quot;; COLUMN([.A2747]))))" office:value-type="string" office:string-value="Cell 2746 - 1" calcext:value-type="string">
            <text:p>Cell 2746 - 1</text:p>
          </table:table-cell>
          <table:table-cell table:formula="of:= COM.MICROSOFT.CONCAT(&quot;Cell &quot;; COM.MICROSOFT.CONCAT(ROW([.B2747]) - 1; COM.MICROSOFT.CONCAT(&quot; - &quot;; COLUMN([.B2747]))))" office:value-type="string" office:string-value="Cell 2746 - 2" calcext:value-type="string">
            <text:p>Cell 2746 - 2</text:p>
          </table:table-cell>
        </table:table-row>
        <table:table-row table:style-name="ro1">
          <table:table-cell table:formula="of:= COM.MICROSOFT.CONCAT(&quot;Cell &quot;; COM.MICROSOFT.CONCAT(ROW([.A2748]) - 1; COM.MICROSOFT.CONCAT(&quot; - &quot;; COLUMN([.A2748]))))" office:value-type="string" office:string-value="Cell 2747 - 1" calcext:value-type="string">
            <text:p>Cell 2747 - 1</text:p>
          </table:table-cell>
          <table:table-cell table:formula="of:= COM.MICROSOFT.CONCAT(&quot;Cell &quot;; COM.MICROSOFT.CONCAT(ROW([.B2748]) - 1; COM.MICROSOFT.CONCAT(&quot; - &quot;; COLUMN([.B2748]))))" office:value-type="string" office:string-value="Cell 2747 - 2" calcext:value-type="string">
            <text:p>Cell 2747 - 2</text:p>
          </table:table-cell>
        </table:table-row>
        <table:table-row table:style-name="ro1">
          <table:table-cell table:formula="of:= COM.MICROSOFT.CONCAT(&quot;Cell &quot;; COM.MICROSOFT.CONCAT(ROW([.A2749]) - 1; COM.MICROSOFT.CONCAT(&quot; - &quot;; COLUMN([.A2749]))))" office:value-type="string" office:string-value="Cell 2748 - 1" calcext:value-type="string">
            <text:p>Cell 2748 - 1</text:p>
          </table:table-cell>
          <table:table-cell table:formula="of:= COM.MICROSOFT.CONCAT(&quot;Cell &quot;; COM.MICROSOFT.CONCAT(ROW([.B2749]) - 1; COM.MICROSOFT.CONCAT(&quot; - &quot;; COLUMN([.B2749]))))" office:value-type="string" office:string-value="Cell 2748 - 2" calcext:value-type="string">
            <text:p>Cell 2748 - 2</text:p>
          </table:table-cell>
        </table:table-row>
        <table:table-row table:style-name="ro1">
          <table:table-cell table:formula="of:= COM.MICROSOFT.CONCAT(&quot;Cell &quot;; COM.MICROSOFT.CONCAT(ROW([.A2750]) - 1; COM.MICROSOFT.CONCAT(&quot; - &quot;; COLUMN([.A2750]))))" office:value-type="string" office:string-value="Cell 2749 - 1" calcext:value-type="string">
            <text:p>Cell 2749 - 1</text:p>
          </table:table-cell>
          <table:table-cell table:formula="of:= COM.MICROSOFT.CONCAT(&quot;Cell &quot;; COM.MICROSOFT.CONCAT(ROW([.B2750]) - 1; COM.MICROSOFT.CONCAT(&quot; - &quot;; COLUMN([.B2750]))))" office:value-type="string" office:string-value="Cell 2749 - 2" calcext:value-type="string">
            <text:p>Cell 2749 - 2</text:p>
          </table:table-cell>
        </table:table-row>
        <table:table-row table:style-name="ro1">
          <table:table-cell table:formula="of:= COM.MICROSOFT.CONCAT(&quot;Cell &quot;; COM.MICROSOFT.CONCAT(ROW([.A2751]) - 1; COM.MICROSOFT.CONCAT(&quot; - &quot;; COLUMN([.A2751]))))" office:value-type="string" office:string-value="Cell 2750 - 1" calcext:value-type="string">
            <text:p>Cell 2750 - 1</text:p>
          </table:table-cell>
          <table:table-cell table:formula="of:= COM.MICROSOFT.CONCAT(&quot;Cell &quot;; COM.MICROSOFT.CONCAT(ROW([.B2751]) - 1; COM.MICROSOFT.CONCAT(&quot; - &quot;; COLUMN([.B2751]))))" office:value-type="string" office:string-value="Cell 2750 - 2" calcext:value-type="string">
            <text:p>Cell 2750 - 2</text:p>
          </table:table-cell>
        </table:table-row>
        <table:table-row table:style-name="ro1">
          <table:table-cell table:formula="of:= COM.MICROSOFT.CONCAT(&quot;Cell &quot;; COM.MICROSOFT.CONCAT(ROW([.A2752]) - 1; COM.MICROSOFT.CONCAT(&quot; - &quot;; COLUMN([.A2752]))))" office:value-type="string" office:string-value="Cell 2751 - 1" calcext:value-type="string">
            <text:p>Cell 2751 - 1</text:p>
          </table:table-cell>
          <table:table-cell table:formula="of:= COM.MICROSOFT.CONCAT(&quot;Cell &quot;; COM.MICROSOFT.CONCAT(ROW([.B2752]) - 1; COM.MICROSOFT.CONCAT(&quot; - &quot;; COLUMN([.B2752]))))" office:value-type="string" office:string-value="Cell 2751 - 2" calcext:value-type="string">
            <text:p>Cell 2751 - 2</text:p>
          </table:table-cell>
        </table:table-row>
        <table:table-row table:style-name="ro1">
          <table:table-cell table:formula="of:= COM.MICROSOFT.CONCAT(&quot;Cell &quot;; COM.MICROSOFT.CONCAT(ROW([.A2753]) - 1; COM.MICROSOFT.CONCAT(&quot; - &quot;; COLUMN([.A2753]))))" office:value-type="string" office:string-value="Cell 2752 - 1" calcext:value-type="string">
            <text:p>Cell 2752 - 1</text:p>
          </table:table-cell>
          <table:table-cell table:formula="of:= COM.MICROSOFT.CONCAT(&quot;Cell &quot;; COM.MICROSOFT.CONCAT(ROW([.B2753]) - 1; COM.MICROSOFT.CONCAT(&quot; - &quot;; COLUMN([.B2753]))))" office:value-type="string" office:string-value="Cell 2752 - 2" calcext:value-type="string">
            <text:p>Cell 2752 - 2</text:p>
          </table:table-cell>
        </table:table-row>
        <table:table-row table:style-name="ro1">
          <table:table-cell table:formula="of:= COM.MICROSOFT.CONCAT(&quot;Cell &quot;; COM.MICROSOFT.CONCAT(ROW([.A2754]) - 1; COM.MICROSOFT.CONCAT(&quot; - &quot;; COLUMN([.A2754]))))" office:value-type="string" office:string-value="Cell 2753 - 1" calcext:value-type="string">
            <text:p>Cell 2753 - 1</text:p>
          </table:table-cell>
          <table:table-cell table:formula="of:= COM.MICROSOFT.CONCAT(&quot;Cell &quot;; COM.MICROSOFT.CONCAT(ROW([.B2754]) - 1; COM.MICROSOFT.CONCAT(&quot; - &quot;; COLUMN([.B2754]))))" office:value-type="string" office:string-value="Cell 2753 - 2" calcext:value-type="string">
            <text:p>Cell 2753 - 2</text:p>
          </table:table-cell>
        </table:table-row>
        <table:table-row table:style-name="ro1">
          <table:table-cell table:formula="of:= COM.MICROSOFT.CONCAT(&quot;Cell &quot;; COM.MICROSOFT.CONCAT(ROW([.A2755]) - 1; COM.MICROSOFT.CONCAT(&quot; - &quot;; COLUMN([.A2755]))))" office:value-type="string" office:string-value="Cell 2754 - 1" calcext:value-type="string">
            <text:p>Cell 2754 - 1</text:p>
          </table:table-cell>
          <table:table-cell table:formula="of:= COM.MICROSOFT.CONCAT(&quot;Cell &quot;; COM.MICROSOFT.CONCAT(ROW([.B2755]) - 1; COM.MICROSOFT.CONCAT(&quot; - &quot;; COLUMN([.B2755]))))" office:value-type="string" office:string-value="Cell 2754 - 2" calcext:value-type="string">
            <text:p>Cell 2754 - 2</text:p>
          </table:table-cell>
        </table:table-row>
        <table:table-row table:style-name="ro1">
          <table:table-cell table:formula="of:= COM.MICROSOFT.CONCAT(&quot;Cell &quot;; COM.MICROSOFT.CONCAT(ROW([.A2756]) - 1; COM.MICROSOFT.CONCAT(&quot; - &quot;; COLUMN([.A2756]))))" office:value-type="string" office:string-value="Cell 2755 - 1" calcext:value-type="string">
            <text:p>Cell 2755 - 1</text:p>
          </table:table-cell>
          <table:table-cell table:formula="of:= COM.MICROSOFT.CONCAT(&quot;Cell &quot;; COM.MICROSOFT.CONCAT(ROW([.B2756]) - 1; COM.MICROSOFT.CONCAT(&quot; - &quot;; COLUMN([.B2756]))))" office:value-type="string" office:string-value="Cell 2755 - 2" calcext:value-type="string">
            <text:p>Cell 2755 - 2</text:p>
          </table:table-cell>
        </table:table-row>
        <table:table-row table:style-name="ro1">
          <table:table-cell table:formula="of:= COM.MICROSOFT.CONCAT(&quot;Cell &quot;; COM.MICROSOFT.CONCAT(ROW([.A2757]) - 1; COM.MICROSOFT.CONCAT(&quot; - &quot;; COLUMN([.A2757]))))" office:value-type="string" office:string-value="Cell 2756 - 1" calcext:value-type="string">
            <text:p>Cell 2756 - 1</text:p>
          </table:table-cell>
          <table:table-cell table:formula="of:= COM.MICROSOFT.CONCAT(&quot;Cell &quot;; COM.MICROSOFT.CONCAT(ROW([.B2757]) - 1; COM.MICROSOFT.CONCAT(&quot; - &quot;; COLUMN([.B2757]))))" office:value-type="string" office:string-value="Cell 2756 - 2" calcext:value-type="string">
            <text:p>Cell 2756 - 2</text:p>
          </table:table-cell>
        </table:table-row>
        <table:table-row table:style-name="ro1">
          <table:table-cell table:formula="of:= COM.MICROSOFT.CONCAT(&quot;Cell &quot;; COM.MICROSOFT.CONCAT(ROW([.A2758]) - 1; COM.MICROSOFT.CONCAT(&quot; - &quot;; COLUMN([.A2758]))))" office:value-type="string" office:string-value="Cell 2757 - 1" calcext:value-type="string">
            <text:p>Cell 2757 - 1</text:p>
          </table:table-cell>
          <table:table-cell table:formula="of:= COM.MICROSOFT.CONCAT(&quot;Cell &quot;; COM.MICROSOFT.CONCAT(ROW([.B2758]) - 1; COM.MICROSOFT.CONCAT(&quot; - &quot;; COLUMN([.B2758]))))" office:value-type="string" office:string-value="Cell 2757 - 2" calcext:value-type="string">
            <text:p>Cell 2757 - 2</text:p>
          </table:table-cell>
        </table:table-row>
        <table:table-row table:style-name="ro1">
          <table:table-cell table:formula="of:= COM.MICROSOFT.CONCAT(&quot;Cell &quot;; COM.MICROSOFT.CONCAT(ROW([.A2759]) - 1; COM.MICROSOFT.CONCAT(&quot; - &quot;; COLUMN([.A2759]))))" office:value-type="string" office:string-value="Cell 2758 - 1" calcext:value-type="string">
            <text:p>Cell 2758 - 1</text:p>
          </table:table-cell>
          <table:table-cell table:formula="of:= COM.MICROSOFT.CONCAT(&quot;Cell &quot;; COM.MICROSOFT.CONCAT(ROW([.B2759]) - 1; COM.MICROSOFT.CONCAT(&quot; - &quot;; COLUMN([.B2759]))))" office:value-type="string" office:string-value="Cell 2758 - 2" calcext:value-type="string">
            <text:p>Cell 2758 - 2</text:p>
          </table:table-cell>
        </table:table-row>
        <table:table-row table:style-name="ro1">
          <table:table-cell table:formula="of:= COM.MICROSOFT.CONCAT(&quot;Cell &quot;; COM.MICROSOFT.CONCAT(ROW([.A2760]) - 1; COM.MICROSOFT.CONCAT(&quot; - &quot;; COLUMN([.A2760]))))" office:value-type="string" office:string-value="Cell 2759 - 1" calcext:value-type="string">
            <text:p>Cell 2759 - 1</text:p>
          </table:table-cell>
          <table:table-cell table:formula="of:= COM.MICROSOFT.CONCAT(&quot;Cell &quot;; COM.MICROSOFT.CONCAT(ROW([.B2760]) - 1; COM.MICROSOFT.CONCAT(&quot; - &quot;; COLUMN([.B2760]))))" office:value-type="string" office:string-value="Cell 2759 - 2" calcext:value-type="string">
            <text:p>Cell 2759 - 2</text:p>
          </table:table-cell>
        </table:table-row>
        <table:table-row table:style-name="ro1">
          <table:table-cell table:formula="of:= COM.MICROSOFT.CONCAT(&quot;Cell &quot;; COM.MICROSOFT.CONCAT(ROW([.A2761]) - 1; COM.MICROSOFT.CONCAT(&quot; - &quot;; COLUMN([.A2761]))))" office:value-type="string" office:string-value="Cell 2760 - 1" calcext:value-type="string">
            <text:p>Cell 2760 - 1</text:p>
          </table:table-cell>
          <table:table-cell table:formula="of:= COM.MICROSOFT.CONCAT(&quot;Cell &quot;; COM.MICROSOFT.CONCAT(ROW([.B2761]) - 1; COM.MICROSOFT.CONCAT(&quot; - &quot;; COLUMN([.B2761]))))" office:value-type="string" office:string-value="Cell 2760 - 2" calcext:value-type="string">
            <text:p>Cell 2760 - 2</text:p>
          </table:table-cell>
        </table:table-row>
        <table:table-row table:style-name="ro1">
          <table:table-cell table:formula="of:= COM.MICROSOFT.CONCAT(&quot;Cell &quot;; COM.MICROSOFT.CONCAT(ROW([.A2762]) - 1; COM.MICROSOFT.CONCAT(&quot; - &quot;; COLUMN([.A2762]))))" office:value-type="string" office:string-value="Cell 2761 - 1" calcext:value-type="string">
            <text:p>Cell 2761 - 1</text:p>
          </table:table-cell>
          <table:table-cell table:formula="of:= COM.MICROSOFT.CONCAT(&quot;Cell &quot;; COM.MICROSOFT.CONCAT(ROW([.B2762]) - 1; COM.MICROSOFT.CONCAT(&quot; - &quot;; COLUMN([.B2762]))))" office:value-type="string" office:string-value="Cell 2761 - 2" calcext:value-type="string">
            <text:p>Cell 2761 - 2</text:p>
          </table:table-cell>
        </table:table-row>
        <table:table-row table:style-name="ro1">
          <table:table-cell table:formula="of:= COM.MICROSOFT.CONCAT(&quot;Cell &quot;; COM.MICROSOFT.CONCAT(ROW([.A2763]) - 1; COM.MICROSOFT.CONCAT(&quot; - &quot;; COLUMN([.A2763]))))" office:value-type="string" office:string-value="Cell 2762 - 1" calcext:value-type="string">
            <text:p>Cell 2762 - 1</text:p>
          </table:table-cell>
          <table:table-cell table:formula="of:= COM.MICROSOFT.CONCAT(&quot;Cell &quot;; COM.MICROSOFT.CONCAT(ROW([.B2763]) - 1; COM.MICROSOFT.CONCAT(&quot; - &quot;; COLUMN([.B2763]))))" office:value-type="string" office:string-value="Cell 2762 - 2" calcext:value-type="string">
            <text:p>Cell 2762 - 2</text:p>
          </table:table-cell>
        </table:table-row>
        <table:table-row table:style-name="ro1">
          <table:table-cell table:formula="of:= COM.MICROSOFT.CONCAT(&quot;Cell &quot;; COM.MICROSOFT.CONCAT(ROW([.A2764]) - 1; COM.MICROSOFT.CONCAT(&quot; - &quot;; COLUMN([.A2764]))))" office:value-type="string" office:string-value="Cell 2763 - 1" calcext:value-type="string">
            <text:p>Cell 2763 - 1</text:p>
          </table:table-cell>
          <table:table-cell table:formula="of:= COM.MICROSOFT.CONCAT(&quot;Cell &quot;; COM.MICROSOFT.CONCAT(ROW([.B2764]) - 1; COM.MICROSOFT.CONCAT(&quot; - &quot;; COLUMN([.B2764]))))" office:value-type="string" office:string-value="Cell 2763 - 2" calcext:value-type="string">
            <text:p>Cell 2763 - 2</text:p>
          </table:table-cell>
        </table:table-row>
        <table:table-row table:style-name="ro1">
          <table:table-cell table:formula="of:= COM.MICROSOFT.CONCAT(&quot;Cell &quot;; COM.MICROSOFT.CONCAT(ROW([.A2765]) - 1; COM.MICROSOFT.CONCAT(&quot; - &quot;; COLUMN([.A2765]))))" office:value-type="string" office:string-value="Cell 2764 - 1" calcext:value-type="string">
            <text:p>Cell 2764 - 1</text:p>
          </table:table-cell>
          <table:table-cell table:formula="of:= COM.MICROSOFT.CONCAT(&quot;Cell &quot;; COM.MICROSOFT.CONCAT(ROW([.B2765]) - 1; COM.MICROSOFT.CONCAT(&quot; - &quot;; COLUMN([.B2765]))))" office:value-type="string" office:string-value="Cell 2764 - 2" calcext:value-type="string">
            <text:p>Cell 2764 - 2</text:p>
          </table:table-cell>
        </table:table-row>
        <table:table-row table:style-name="ro1">
          <table:table-cell table:formula="of:= COM.MICROSOFT.CONCAT(&quot;Cell &quot;; COM.MICROSOFT.CONCAT(ROW([.A2766]) - 1; COM.MICROSOFT.CONCAT(&quot; - &quot;; COLUMN([.A2766]))))" office:value-type="string" office:string-value="Cell 2765 - 1" calcext:value-type="string">
            <text:p>Cell 2765 - 1</text:p>
          </table:table-cell>
          <table:table-cell table:formula="of:= COM.MICROSOFT.CONCAT(&quot;Cell &quot;; COM.MICROSOFT.CONCAT(ROW([.B2766]) - 1; COM.MICROSOFT.CONCAT(&quot; - &quot;; COLUMN([.B2766]))))" office:value-type="string" office:string-value="Cell 2765 - 2" calcext:value-type="string">
            <text:p>Cell 2765 - 2</text:p>
          </table:table-cell>
        </table:table-row>
        <table:table-row table:style-name="ro1">
          <table:table-cell table:formula="of:= COM.MICROSOFT.CONCAT(&quot;Cell &quot;; COM.MICROSOFT.CONCAT(ROW([.A2767]) - 1; COM.MICROSOFT.CONCAT(&quot; - &quot;; COLUMN([.A2767]))))" office:value-type="string" office:string-value="Cell 2766 - 1" calcext:value-type="string">
            <text:p>Cell 2766 - 1</text:p>
          </table:table-cell>
          <table:table-cell table:formula="of:= COM.MICROSOFT.CONCAT(&quot;Cell &quot;; COM.MICROSOFT.CONCAT(ROW([.B2767]) - 1; COM.MICROSOFT.CONCAT(&quot; - &quot;; COLUMN([.B2767]))))" office:value-type="string" office:string-value="Cell 2766 - 2" calcext:value-type="string">
            <text:p>Cell 2766 - 2</text:p>
          </table:table-cell>
        </table:table-row>
        <table:table-row table:style-name="ro1">
          <table:table-cell table:formula="of:= COM.MICROSOFT.CONCAT(&quot;Cell &quot;; COM.MICROSOFT.CONCAT(ROW([.A2768]) - 1; COM.MICROSOFT.CONCAT(&quot; - &quot;; COLUMN([.A2768]))))" office:value-type="string" office:string-value="Cell 2767 - 1" calcext:value-type="string">
            <text:p>Cell 2767 - 1</text:p>
          </table:table-cell>
          <table:table-cell table:formula="of:= COM.MICROSOFT.CONCAT(&quot;Cell &quot;; COM.MICROSOFT.CONCAT(ROW([.B2768]) - 1; COM.MICROSOFT.CONCAT(&quot; - &quot;; COLUMN([.B2768]))))" office:value-type="string" office:string-value="Cell 2767 - 2" calcext:value-type="string">
            <text:p>Cell 2767 - 2</text:p>
          </table:table-cell>
        </table:table-row>
        <table:table-row table:style-name="ro1">
          <table:table-cell table:formula="of:= COM.MICROSOFT.CONCAT(&quot;Cell &quot;; COM.MICROSOFT.CONCAT(ROW([.A2769]) - 1; COM.MICROSOFT.CONCAT(&quot; - &quot;; COLUMN([.A2769]))))" office:value-type="string" office:string-value="Cell 2768 - 1" calcext:value-type="string">
            <text:p>Cell 2768 - 1</text:p>
          </table:table-cell>
          <table:table-cell table:formula="of:= COM.MICROSOFT.CONCAT(&quot;Cell &quot;; COM.MICROSOFT.CONCAT(ROW([.B2769]) - 1; COM.MICROSOFT.CONCAT(&quot; - &quot;; COLUMN([.B2769]))))" office:value-type="string" office:string-value="Cell 2768 - 2" calcext:value-type="string">
            <text:p>Cell 2768 - 2</text:p>
          </table:table-cell>
        </table:table-row>
        <table:table-row table:style-name="ro1">
          <table:table-cell table:formula="of:= COM.MICROSOFT.CONCAT(&quot;Cell &quot;; COM.MICROSOFT.CONCAT(ROW([.A2770]) - 1; COM.MICROSOFT.CONCAT(&quot; - &quot;; COLUMN([.A2770]))))" office:value-type="string" office:string-value="Cell 2769 - 1" calcext:value-type="string">
            <text:p>Cell 2769 - 1</text:p>
          </table:table-cell>
          <table:table-cell table:formula="of:= COM.MICROSOFT.CONCAT(&quot;Cell &quot;; COM.MICROSOFT.CONCAT(ROW([.B2770]) - 1; COM.MICROSOFT.CONCAT(&quot; - &quot;; COLUMN([.B2770]))))" office:value-type="string" office:string-value="Cell 2769 - 2" calcext:value-type="string">
            <text:p>Cell 2769 - 2</text:p>
          </table:table-cell>
        </table:table-row>
        <table:table-row table:style-name="ro1">
          <table:table-cell table:formula="of:= COM.MICROSOFT.CONCAT(&quot;Cell &quot;; COM.MICROSOFT.CONCAT(ROW([.A2771]) - 1; COM.MICROSOFT.CONCAT(&quot; - &quot;; COLUMN([.A2771]))))" office:value-type="string" office:string-value="Cell 2770 - 1" calcext:value-type="string">
            <text:p>Cell 2770 - 1</text:p>
          </table:table-cell>
          <table:table-cell table:formula="of:= COM.MICROSOFT.CONCAT(&quot;Cell &quot;; COM.MICROSOFT.CONCAT(ROW([.B2771]) - 1; COM.MICROSOFT.CONCAT(&quot; - &quot;; COLUMN([.B2771]))))" office:value-type="string" office:string-value="Cell 2770 - 2" calcext:value-type="string">
            <text:p>Cell 2770 - 2</text:p>
          </table:table-cell>
        </table:table-row>
        <table:table-row table:style-name="ro1">
          <table:table-cell table:formula="of:= COM.MICROSOFT.CONCAT(&quot;Cell &quot;; COM.MICROSOFT.CONCAT(ROW([.A2772]) - 1; COM.MICROSOFT.CONCAT(&quot; - &quot;; COLUMN([.A2772]))))" office:value-type="string" office:string-value="Cell 2771 - 1" calcext:value-type="string">
            <text:p>Cell 2771 - 1</text:p>
          </table:table-cell>
          <table:table-cell table:formula="of:= COM.MICROSOFT.CONCAT(&quot;Cell &quot;; COM.MICROSOFT.CONCAT(ROW([.B2772]) - 1; COM.MICROSOFT.CONCAT(&quot; - &quot;; COLUMN([.B2772]))))" office:value-type="string" office:string-value="Cell 2771 - 2" calcext:value-type="string">
            <text:p>Cell 2771 - 2</text:p>
          </table:table-cell>
        </table:table-row>
        <table:table-row table:style-name="ro1">
          <table:table-cell table:formula="of:= COM.MICROSOFT.CONCAT(&quot;Cell &quot;; COM.MICROSOFT.CONCAT(ROW([.A2773]) - 1; COM.MICROSOFT.CONCAT(&quot; - &quot;; COLUMN([.A2773]))))" office:value-type="string" office:string-value="Cell 2772 - 1" calcext:value-type="string">
            <text:p>Cell 2772 - 1</text:p>
          </table:table-cell>
          <table:table-cell table:formula="of:= COM.MICROSOFT.CONCAT(&quot;Cell &quot;; COM.MICROSOFT.CONCAT(ROW([.B2773]) - 1; COM.MICROSOFT.CONCAT(&quot; - &quot;; COLUMN([.B2773]))))" office:value-type="string" office:string-value="Cell 2772 - 2" calcext:value-type="string">
            <text:p>Cell 2772 - 2</text:p>
          </table:table-cell>
        </table:table-row>
        <table:table-row table:style-name="ro1">
          <table:table-cell table:formula="of:= COM.MICROSOFT.CONCAT(&quot;Cell &quot;; COM.MICROSOFT.CONCAT(ROW([.A2774]) - 1; COM.MICROSOFT.CONCAT(&quot; - &quot;; COLUMN([.A2774]))))" office:value-type="string" office:string-value="Cell 2773 - 1" calcext:value-type="string">
            <text:p>Cell 2773 - 1</text:p>
          </table:table-cell>
          <table:table-cell table:formula="of:= COM.MICROSOFT.CONCAT(&quot;Cell &quot;; COM.MICROSOFT.CONCAT(ROW([.B2774]) - 1; COM.MICROSOFT.CONCAT(&quot; - &quot;; COLUMN([.B2774]))))" office:value-type="string" office:string-value="Cell 2773 - 2" calcext:value-type="string">
            <text:p>Cell 2773 - 2</text:p>
          </table:table-cell>
        </table:table-row>
        <table:table-row table:style-name="ro1">
          <table:table-cell table:formula="of:= COM.MICROSOFT.CONCAT(&quot;Cell &quot;; COM.MICROSOFT.CONCAT(ROW([.A2775]) - 1; COM.MICROSOFT.CONCAT(&quot; - &quot;; COLUMN([.A2775]))))" office:value-type="string" office:string-value="Cell 2774 - 1" calcext:value-type="string">
            <text:p>Cell 2774 - 1</text:p>
          </table:table-cell>
          <table:table-cell table:formula="of:= COM.MICROSOFT.CONCAT(&quot;Cell &quot;; COM.MICROSOFT.CONCAT(ROW([.B2775]) - 1; COM.MICROSOFT.CONCAT(&quot; - &quot;; COLUMN([.B2775]))))" office:value-type="string" office:string-value="Cell 2774 - 2" calcext:value-type="string">
            <text:p>Cell 2774 - 2</text:p>
          </table:table-cell>
        </table:table-row>
        <table:table-row table:style-name="ro1">
          <table:table-cell table:formula="of:= COM.MICROSOFT.CONCAT(&quot;Cell &quot;; COM.MICROSOFT.CONCAT(ROW([.A2776]) - 1; COM.MICROSOFT.CONCAT(&quot; - &quot;; COLUMN([.A2776]))))" office:value-type="string" office:string-value="Cell 2775 - 1" calcext:value-type="string">
            <text:p>Cell 2775 - 1</text:p>
          </table:table-cell>
          <table:table-cell table:formula="of:= COM.MICROSOFT.CONCAT(&quot;Cell &quot;; COM.MICROSOFT.CONCAT(ROW([.B2776]) - 1; COM.MICROSOFT.CONCAT(&quot; - &quot;; COLUMN([.B2776]))))" office:value-type="string" office:string-value="Cell 2775 - 2" calcext:value-type="string">
            <text:p>Cell 2775 - 2</text:p>
          </table:table-cell>
        </table:table-row>
        <table:table-row table:style-name="ro1">
          <table:table-cell table:formula="of:= COM.MICROSOFT.CONCAT(&quot;Cell &quot;; COM.MICROSOFT.CONCAT(ROW([.A2777]) - 1; COM.MICROSOFT.CONCAT(&quot; - &quot;; COLUMN([.A2777]))))" office:value-type="string" office:string-value="Cell 2776 - 1" calcext:value-type="string">
            <text:p>Cell 2776 - 1</text:p>
          </table:table-cell>
          <table:table-cell table:formula="of:= COM.MICROSOFT.CONCAT(&quot;Cell &quot;; COM.MICROSOFT.CONCAT(ROW([.B2777]) - 1; COM.MICROSOFT.CONCAT(&quot; - &quot;; COLUMN([.B2777]))))" office:value-type="string" office:string-value="Cell 2776 - 2" calcext:value-type="string">
            <text:p>Cell 2776 - 2</text:p>
          </table:table-cell>
        </table:table-row>
        <table:table-row table:style-name="ro1">
          <table:table-cell table:formula="of:= COM.MICROSOFT.CONCAT(&quot;Cell &quot;; COM.MICROSOFT.CONCAT(ROW([.A2778]) - 1; COM.MICROSOFT.CONCAT(&quot; - &quot;; COLUMN([.A2778]))))" office:value-type="string" office:string-value="Cell 2777 - 1" calcext:value-type="string">
            <text:p>Cell 2777 - 1</text:p>
          </table:table-cell>
          <table:table-cell table:formula="of:= COM.MICROSOFT.CONCAT(&quot;Cell &quot;; COM.MICROSOFT.CONCAT(ROW([.B2778]) - 1; COM.MICROSOFT.CONCAT(&quot; - &quot;; COLUMN([.B2778]))))" office:value-type="string" office:string-value="Cell 2777 - 2" calcext:value-type="string">
            <text:p>Cell 2777 - 2</text:p>
          </table:table-cell>
        </table:table-row>
        <table:table-row table:style-name="ro1">
          <table:table-cell table:formula="of:= COM.MICROSOFT.CONCAT(&quot;Cell &quot;; COM.MICROSOFT.CONCAT(ROW([.A2779]) - 1; COM.MICROSOFT.CONCAT(&quot; - &quot;; COLUMN([.A2779]))))" office:value-type="string" office:string-value="Cell 2778 - 1" calcext:value-type="string">
            <text:p>Cell 2778 - 1</text:p>
          </table:table-cell>
          <table:table-cell table:formula="of:= COM.MICROSOFT.CONCAT(&quot;Cell &quot;; COM.MICROSOFT.CONCAT(ROW([.B2779]) - 1; COM.MICROSOFT.CONCAT(&quot; - &quot;; COLUMN([.B2779]))))" office:value-type="string" office:string-value="Cell 2778 - 2" calcext:value-type="string">
            <text:p>Cell 2778 - 2</text:p>
          </table:table-cell>
        </table:table-row>
        <table:table-row table:style-name="ro1">
          <table:table-cell table:formula="of:= COM.MICROSOFT.CONCAT(&quot;Cell &quot;; COM.MICROSOFT.CONCAT(ROW([.A2780]) - 1; COM.MICROSOFT.CONCAT(&quot; - &quot;; COLUMN([.A2780]))))" office:value-type="string" office:string-value="Cell 2779 - 1" calcext:value-type="string">
            <text:p>Cell 2779 - 1</text:p>
          </table:table-cell>
          <table:table-cell table:formula="of:= COM.MICROSOFT.CONCAT(&quot;Cell &quot;; COM.MICROSOFT.CONCAT(ROW([.B2780]) - 1; COM.MICROSOFT.CONCAT(&quot; - &quot;; COLUMN([.B2780]))))" office:value-type="string" office:string-value="Cell 2779 - 2" calcext:value-type="string">
            <text:p>Cell 2779 - 2</text:p>
          </table:table-cell>
        </table:table-row>
        <table:table-row table:style-name="ro1">
          <table:table-cell table:formula="of:= COM.MICROSOFT.CONCAT(&quot;Cell &quot;; COM.MICROSOFT.CONCAT(ROW([.A2781]) - 1; COM.MICROSOFT.CONCAT(&quot; - &quot;; COLUMN([.A2781]))))" office:value-type="string" office:string-value="Cell 2780 - 1" calcext:value-type="string">
            <text:p>Cell 2780 - 1</text:p>
          </table:table-cell>
          <table:table-cell table:formula="of:= COM.MICROSOFT.CONCAT(&quot;Cell &quot;; COM.MICROSOFT.CONCAT(ROW([.B2781]) - 1; COM.MICROSOFT.CONCAT(&quot; - &quot;; COLUMN([.B2781]))))" office:value-type="string" office:string-value="Cell 2780 - 2" calcext:value-type="string">
            <text:p>Cell 2780 - 2</text:p>
          </table:table-cell>
        </table:table-row>
        <table:table-row table:style-name="ro1">
          <table:table-cell table:formula="of:= COM.MICROSOFT.CONCAT(&quot;Cell &quot;; COM.MICROSOFT.CONCAT(ROW([.A2782]) - 1; COM.MICROSOFT.CONCAT(&quot; - &quot;; COLUMN([.A2782]))))" office:value-type="string" office:string-value="Cell 2781 - 1" calcext:value-type="string">
            <text:p>Cell 2781 - 1</text:p>
          </table:table-cell>
          <table:table-cell table:formula="of:= COM.MICROSOFT.CONCAT(&quot;Cell &quot;; COM.MICROSOFT.CONCAT(ROW([.B2782]) - 1; COM.MICROSOFT.CONCAT(&quot; - &quot;; COLUMN([.B2782]))))" office:value-type="string" office:string-value="Cell 2781 - 2" calcext:value-type="string">
            <text:p>Cell 2781 - 2</text:p>
          </table:table-cell>
        </table:table-row>
        <table:table-row table:style-name="ro1">
          <table:table-cell table:formula="of:= COM.MICROSOFT.CONCAT(&quot;Cell &quot;; COM.MICROSOFT.CONCAT(ROW([.A2783]) - 1; COM.MICROSOFT.CONCAT(&quot; - &quot;; COLUMN([.A2783]))))" office:value-type="string" office:string-value="Cell 2782 - 1" calcext:value-type="string">
            <text:p>Cell 2782 - 1</text:p>
          </table:table-cell>
          <table:table-cell table:formula="of:= COM.MICROSOFT.CONCAT(&quot;Cell &quot;; COM.MICROSOFT.CONCAT(ROW([.B2783]) - 1; COM.MICROSOFT.CONCAT(&quot; - &quot;; COLUMN([.B2783]))))" office:value-type="string" office:string-value="Cell 2782 - 2" calcext:value-type="string">
            <text:p>Cell 2782 - 2</text:p>
          </table:table-cell>
        </table:table-row>
        <table:table-row table:style-name="ro1">
          <table:table-cell table:formula="of:= COM.MICROSOFT.CONCAT(&quot;Cell &quot;; COM.MICROSOFT.CONCAT(ROW([.A2784]) - 1; COM.MICROSOFT.CONCAT(&quot; - &quot;; COLUMN([.A2784]))))" office:value-type="string" office:string-value="Cell 2783 - 1" calcext:value-type="string">
            <text:p>Cell 2783 - 1</text:p>
          </table:table-cell>
          <table:table-cell table:formula="of:= COM.MICROSOFT.CONCAT(&quot;Cell &quot;; COM.MICROSOFT.CONCAT(ROW([.B2784]) - 1; COM.MICROSOFT.CONCAT(&quot; - &quot;; COLUMN([.B2784]))))" office:value-type="string" office:string-value="Cell 2783 - 2" calcext:value-type="string">
            <text:p>Cell 2783 - 2</text:p>
          </table:table-cell>
        </table:table-row>
        <table:table-row table:style-name="ro1">
          <table:table-cell table:formula="of:= COM.MICROSOFT.CONCAT(&quot;Cell &quot;; COM.MICROSOFT.CONCAT(ROW([.A2785]) - 1; COM.MICROSOFT.CONCAT(&quot; - &quot;; COLUMN([.A2785]))))" office:value-type="string" office:string-value="Cell 2784 - 1" calcext:value-type="string">
            <text:p>Cell 2784 - 1</text:p>
          </table:table-cell>
          <table:table-cell table:formula="of:= COM.MICROSOFT.CONCAT(&quot;Cell &quot;; COM.MICROSOFT.CONCAT(ROW([.B2785]) - 1; COM.MICROSOFT.CONCAT(&quot; - &quot;; COLUMN([.B2785]))))" office:value-type="string" office:string-value="Cell 2784 - 2" calcext:value-type="string">
            <text:p>Cell 2784 - 2</text:p>
          </table:table-cell>
        </table:table-row>
        <table:table-row table:style-name="ro1">
          <table:table-cell table:formula="of:= COM.MICROSOFT.CONCAT(&quot;Cell &quot;; COM.MICROSOFT.CONCAT(ROW([.A2786]) - 1; COM.MICROSOFT.CONCAT(&quot; - &quot;; COLUMN([.A2786]))))" office:value-type="string" office:string-value="Cell 2785 - 1" calcext:value-type="string">
            <text:p>Cell 2785 - 1</text:p>
          </table:table-cell>
          <table:table-cell table:formula="of:= COM.MICROSOFT.CONCAT(&quot;Cell &quot;; COM.MICROSOFT.CONCAT(ROW([.B2786]) - 1; COM.MICROSOFT.CONCAT(&quot; - &quot;; COLUMN([.B2786]))))" office:value-type="string" office:string-value="Cell 2785 - 2" calcext:value-type="string">
            <text:p>Cell 2785 - 2</text:p>
          </table:table-cell>
        </table:table-row>
        <table:table-row table:style-name="ro1">
          <table:table-cell table:formula="of:= COM.MICROSOFT.CONCAT(&quot;Cell &quot;; COM.MICROSOFT.CONCAT(ROW([.A2787]) - 1; COM.MICROSOFT.CONCAT(&quot; - &quot;; COLUMN([.A2787]))))" office:value-type="string" office:string-value="Cell 2786 - 1" calcext:value-type="string">
            <text:p>Cell 2786 - 1</text:p>
          </table:table-cell>
          <table:table-cell table:formula="of:= COM.MICROSOFT.CONCAT(&quot;Cell &quot;; COM.MICROSOFT.CONCAT(ROW([.B2787]) - 1; COM.MICROSOFT.CONCAT(&quot; - &quot;; COLUMN([.B2787]))))" office:value-type="string" office:string-value="Cell 2786 - 2" calcext:value-type="string">
            <text:p>Cell 2786 - 2</text:p>
          </table:table-cell>
        </table:table-row>
        <table:table-row table:style-name="ro1">
          <table:table-cell table:formula="of:= COM.MICROSOFT.CONCAT(&quot;Cell &quot;; COM.MICROSOFT.CONCAT(ROW([.A2788]) - 1; COM.MICROSOFT.CONCAT(&quot; - &quot;; COLUMN([.A2788]))))" office:value-type="string" office:string-value="Cell 2787 - 1" calcext:value-type="string">
            <text:p>Cell 2787 - 1</text:p>
          </table:table-cell>
          <table:table-cell table:formula="of:= COM.MICROSOFT.CONCAT(&quot;Cell &quot;; COM.MICROSOFT.CONCAT(ROW([.B2788]) - 1; COM.MICROSOFT.CONCAT(&quot; - &quot;; COLUMN([.B2788]))))" office:value-type="string" office:string-value="Cell 2787 - 2" calcext:value-type="string">
            <text:p>Cell 2787 - 2</text:p>
          </table:table-cell>
        </table:table-row>
        <table:table-row table:style-name="ro1">
          <table:table-cell table:formula="of:= COM.MICROSOFT.CONCAT(&quot;Cell &quot;; COM.MICROSOFT.CONCAT(ROW([.A2789]) - 1; COM.MICROSOFT.CONCAT(&quot; - &quot;; COLUMN([.A2789]))))" office:value-type="string" office:string-value="Cell 2788 - 1" calcext:value-type="string">
            <text:p>Cell 2788 - 1</text:p>
          </table:table-cell>
          <table:table-cell table:formula="of:= COM.MICROSOFT.CONCAT(&quot;Cell &quot;; COM.MICROSOFT.CONCAT(ROW([.B2789]) - 1; COM.MICROSOFT.CONCAT(&quot; - &quot;; COLUMN([.B2789]))))" office:value-type="string" office:string-value="Cell 2788 - 2" calcext:value-type="string">
            <text:p>Cell 2788 - 2</text:p>
          </table:table-cell>
        </table:table-row>
        <table:table-row table:style-name="ro1">
          <table:table-cell table:formula="of:= COM.MICROSOFT.CONCAT(&quot;Cell &quot;; COM.MICROSOFT.CONCAT(ROW([.A2790]) - 1; COM.MICROSOFT.CONCAT(&quot; - &quot;; COLUMN([.A2790]))))" office:value-type="string" office:string-value="Cell 2789 - 1" calcext:value-type="string">
            <text:p>Cell 2789 - 1</text:p>
          </table:table-cell>
          <table:table-cell table:formula="of:= COM.MICROSOFT.CONCAT(&quot;Cell &quot;; COM.MICROSOFT.CONCAT(ROW([.B2790]) - 1; COM.MICROSOFT.CONCAT(&quot; - &quot;; COLUMN([.B2790]))))" office:value-type="string" office:string-value="Cell 2789 - 2" calcext:value-type="string">
            <text:p>Cell 2789 - 2</text:p>
          </table:table-cell>
        </table:table-row>
        <table:table-row table:style-name="ro1">
          <table:table-cell table:formula="of:= COM.MICROSOFT.CONCAT(&quot;Cell &quot;; COM.MICROSOFT.CONCAT(ROW([.A2791]) - 1; COM.MICROSOFT.CONCAT(&quot; - &quot;; COLUMN([.A2791]))))" office:value-type="string" office:string-value="Cell 2790 - 1" calcext:value-type="string">
            <text:p>Cell 2790 - 1</text:p>
          </table:table-cell>
          <table:table-cell table:formula="of:= COM.MICROSOFT.CONCAT(&quot;Cell &quot;; COM.MICROSOFT.CONCAT(ROW([.B2791]) - 1; COM.MICROSOFT.CONCAT(&quot; - &quot;; COLUMN([.B2791]))))" office:value-type="string" office:string-value="Cell 2790 - 2" calcext:value-type="string">
            <text:p>Cell 2790 - 2</text:p>
          </table:table-cell>
        </table:table-row>
        <table:table-row table:style-name="ro1">
          <table:table-cell table:formula="of:= COM.MICROSOFT.CONCAT(&quot;Cell &quot;; COM.MICROSOFT.CONCAT(ROW([.A2792]) - 1; COM.MICROSOFT.CONCAT(&quot; - &quot;; COLUMN([.A2792]))))" office:value-type="string" office:string-value="Cell 2791 - 1" calcext:value-type="string">
            <text:p>Cell 2791 - 1</text:p>
          </table:table-cell>
          <table:table-cell table:formula="of:= COM.MICROSOFT.CONCAT(&quot;Cell &quot;; COM.MICROSOFT.CONCAT(ROW([.B2792]) - 1; COM.MICROSOFT.CONCAT(&quot; - &quot;; COLUMN([.B2792]))))" office:value-type="string" office:string-value="Cell 2791 - 2" calcext:value-type="string">
            <text:p>Cell 2791 - 2</text:p>
          </table:table-cell>
        </table:table-row>
        <table:table-row table:style-name="ro1">
          <table:table-cell table:formula="of:= COM.MICROSOFT.CONCAT(&quot;Cell &quot;; COM.MICROSOFT.CONCAT(ROW([.A2793]) - 1; COM.MICROSOFT.CONCAT(&quot; - &quot;; COLUMN([.A2793]))))" office:value-type="string" office:string-value="Cell 2792 - 1" calcext:value-type="string">
            <text:p>Cell 2792 - 1</text:p>
          </table:table-cell>
          <table:table-cell table:formula="of:= COM.MICROSOFT.CONCAT(&quot;Cell &quot;; COM.MICROSOFT.CONCAT(ROW([.B2793]) - 1; COM.MICROSOFT.CONCAT(&quot; - &quot;; COLUMN([.B2793]))))" office:value-type="string" office:string-value="Cell 2792 - 2" calcext:value-type="string">
            <text:p>Cell 2792 - 2</text:p>
          </table:table-cell>
        </table:table-row>
        <table:table-row table:style-name="ro1">
          <table:table-cell table:formula="of:= COM.MICROSOFT.CONCAT(&quot;Cell &quot;; COM.MICROSOFT.CONCAT(ROW([.A2794]) - 1; COM.MICROSOFT.CONCAT(&quot; - &quot;; COLUMN([.A2794]))))" office:value-type="string" office:string-value="Cell 2793 - 1" calcext:value-type="string">
            <text:p>Cell 2793 - 1</text:p>
          </table:table-cell>
          <table:table-cell table:formula="of:= COM.MICROSOFT.CONCAT(&quot;Cell &quot;; COM.MICROSOFT.CONCAT(ROW([.B2794]) - 1; COM.MICROSOFT.CONCAT(&quot; - &quot;; COLUMN([.B2794]))))" office:value-type="string" office:string-value="Cell 2793 - 2" calcext:value-type="string">
            <text:p>Cell 2793 - 2</text:p>
          </table:table-cell>
        </table:table-row>
        <table:table-row table:style-name="ro1">
          <table:table-cell table:formula="of:= COM.MICROSOFT.CONCAT(&quot;Cell &quot;; COM.MICROSOFT.CONCAT(ROW([.A2795]) - 1; COM.MICROSOFT.CONCAT(&quot; - &quot;; COLUMN([.A2795]))))" office:value-type="string" office:string-value="Cell 2794 - 1" calcext:value-type="string">
            <text:p>Cell 2794 - 1</text:p>
          </table:table-cell>
          <table:table-cell table:formula="of:= COM.MICROSOFT.CONCAT(&quot;Cell &quot;; COM.MICROSOFT.CONCAT(ROW([.B2795]) - 1; COM.MICROSOFT.CONCAT(&quot; - &quot;; COLUMN([.B2795]))))" office:value-type="string" office:string-value="Cell 2794 - 2" calcext:value-type="string">
            <text:p>Cell 2794 - 2</text:p>
          </table:table-cell>
        </table:table-row>
        <table:table-row table:style-name="ro1">
          <table:table-cell table:formula="of:= COM.MICROSOFT.CONCAT(&quot;Cell &quot;; COM.MICROSOFT.CONCAT(ROW([.A2796]) - 1; COM.MICROSOFT.CONCAT(&quot; - &quot;; COLUMN([.A2796]))))" office:value-type="string" office:string-value="Cell 2795 - 1" calcext:value-type="string">
            <text:p>Cell 2795 - 1</text:p>
          </table:table-cell>
          <table:table-cell table:formula="of:= COM.MICROSOFT.CONCAT(&quot;Cell &quot;; COM.MICROSOFT.CONCAT(ROW([.B2796]) - 1; COM.MICROSOFT.CONCAT(&quot; - &quot;; COLUMN([.B2796]))))" office:value-type="string" office:string-value="Cell 2795 - 2" calcext:value-type="string">
            <text:p>Cell 2795 - 2</text:p>
          </table:table-cell>
        </table:table-row>
        <table:table-row table:style-name="ro1">
          <table:table-cell table:formula="of:= COM.MICROSOFT.CONCAT(&quot;Cell &quot;; COM.MICROSOFT.CONCAT(ROW([.A2797]) - 1; COM.MICROSOFT.CONCAT(&quot; - &quot;; COLUMN([.A2797]))))" office:value-type="string" office:string-value="Cell 2796 - 1" calcext:value-type="string">
            <text:p>Cell 2796 - 1</text:p>
          </table:table-cell>
          <table:table-cell table:formula="of:= COM.MICROSOFT.CONCAT(&quot;Cell &quot;; COM.MICROSOFT.CONCAT(ROW([.B2797]) - 1; COM.MICROSOFT.CONCAT(&quot; - &quot;; COLUMN([.B2797]))))" office:value-type="string" office:string-value="Cell 2796 - 2" calcext:value-type="string">
            <text:p>Cell 2796 - 2</text:p>
          </table:table-cell>
        </table:table-row>
        <table:table-row table:style-name="ro1">
          <table:table-cell table:formula="of:= COM.MICROSOFT.CONCAT(&quot;Cell &quot;; COM.MICROSOFT.CONCAT(ROW([.A2798]) - 1; COM.MICROSOFT.CONCAT(&quot; - &quot;; COLUMN([.A2798]))))" office:value-type="string" office:string-value="Cell 2797 - 1" calcext:value-type="string">
            <text:p>Cell 2797 - 1</text:p>
          </table:table-cell>
          <table:table-cell table:formula="of:= COM.MICROSOFT.CONCAT(&quot;Cell &quot;; COM.MICROSOFT.CONCAT(ROW([.B2798]) - 1; COM.MICROSOFT.CONCAT(&quot; - &quot;; COLUMN([.B2798]))))" office:value-type="string" office:string-value="Cell 2797 - 2" calcext:value-type="string">
            <text:p>Cell 2797 - 2</text:p>
          </table:table-cell>
        </table:table-row>
        <table:table-row table:style-name="ro1">
          <table:table-cell table:formula="of:= COM.MICROSOFT.CONCAT(&quot;Cell &quot;; COM.MICROSOFT.CONCAT(ROW([.A2799]) - 1; COM.MICROSOFT.CONCAT(&quot; - &quot;; COLUMN([.A2799]))))" office:value-type="string" office:string-value="Cell 2798 - 1" calcext:value-type="string">
            <text:p>Cell 2798 - 1</text:p>
          </table:table-cell>
          <table:table-cell table:formula="of:= COM.MICROSOFT.CONCAT(&quot;Cell &quot;; COM.MICROSOFT.CONCAT(ROW([.B2799]) - 1; COM.MICROSOFT.CONCAT(&quot; - &quot;; COLUMN([.B2799]))))" office:value-type="string" office:string-value="Cell 2798 - 2" calcext:value-type="string">
            <text:p>Cell 2798 - 2</text:p>
          </table:table-cell>
        </table:table-row>
        <table:table-row table:style-name="ro1">
          <table:table-cell table:formula="of:= COM.MICROSOFT.CONCAT(&quot;Cell &quot;; COM.MICROSOFT.CONCAT(ROW([.A2800]) - 1; COM.MICROSOFT.CONCAT(&quot; - &quot;; COLUMN([.A2800]))))" office:value-type="string" office:string-value="Cell 2799 - 1" calcext:value-type="string">
            <text:p>Cell 2799 - 1</text:p>
          </table:table-cell>
          <table:table-cell table:formula="of:= COM.MICROSOFT.CONCAT(&quot;Cell &quot;; COM.MICROSOFT.CONCAT(ROW([.B2800]) - 1; COM.MICROSOFT.CONCAT(&quot; - &quot;; COLUMN([.B2800]))))" office:value-type="string" office:string-value="Cell 2799 - 2" calcext:value-type="string">
            <text:p>Cell 2799 - 2</text:p>
          </table:table-cell>
        </table:table-row>
        <table:table-row table:style-name="ro1">
          <table:table-cell table:formula="of:= COM.MICROSOFT.CONCAT(&quot;Cell &quot;; COM.MICROSOFT.CONCAT(ROW([.A2801]) - 1; COM.MICROSOFT.CONCAT(&quot; - &quot;; COLUMN([.A2801]))))" office:value-type="string" office:string-value="Cell 2800 - 1" calcext:value-type="string">
            <text:p>Cell 2800 - 1</text:p>
          </table:table-cell>
          <table:table-cell table:formula="of:= COM.MICROSOFT.CONCAT(&quot;Cell &quot;; COM.MICROSOFT.CONCAT(ROW([.B2801]) - 1; COM.MICROSOFT.CONCAT(&quot; - &quot;; COLUMN([.B2801]))))" office:value-type="string" office:string-value="Cell 2800 - 2" calcext:value-type="string">
            <text:p>Cell 2800 - 2</text:p>
          </table:table-cell>
        </table:table-row>
        <table:table-row table:style-name="ro1">
          <table:table-cell table:formula="of:= COM.MICROSOFT.CONCAT(&quot;Cell &quot;; COM.MICROSOFT.CONCAT(ROW([.A2802]) - 1; COM.MICROSOFT.CONCAT(&quot; - &quot;; COLUMN([.A2802]))))" office:value-type="string" office:string-value="Cell 2801 - 1" calcext:value-type="string">
            <text:p>Cell 2801 - 1</text:p>
          </table:table-cell>
          <table:table-cell table:formula="of:= COM.MICROSOFT.CONCAT(&quot;Cell &quot;; COM.MICROSOFT.CONCAT(ROW([.B2802]) - 1; COM.MICROSOFT.CONCAT(&quot; - &quot;; COLUMN([.B2802]))))" office:value-type="string" office:string-value="Cell 2801 - 2" calcext:value-type="string">
            <text:p>Cell 2801 - 2</text:p>
          </table:table-cell>
        </table:table-row>
        <table:table-row table:style-name="ro1">
          <table:table-cell table:formula="of:= COM.MICROSOFT.CONCAT(&quot;Cell &quot;; COM.MICROSOFT.CONCAT(ROW([.A2803]) - 1; COM.MICROSOFT.CONCAT(&quot; - &quot;; COLUMN([.A2803]))))" office:value-type="string" office:string-value="Cell 2802 - 1" calcext:value-type="string">
            <text:p>Cell 2802 - 1</text:p>
          </table:table-cell>
          <table:table-cell table:formula="of:= COM.MICROSOFT.CONCAT(&quot;Cell &quot;; COM.MICROSOFT.CONCAT(ROW([.B2803]) - 1; COM.MICROSOFT.CONCAT(&quot; - &quot;; COLUMN([.B2803]))))" office:value-type="string" office:string-value="Cell 2802 - 2" calcext:value-type="string">
            <text:p>Cell 2802 - 2</text:p>
          </table:table-cell>
        </table:table-row>
        <table:table-row table:style-name="ro1">
          <table:table-cell table:formula="of:= COM.MICROSOFT.CONCAT(&quot;Cell &quot;; COM.MICROSOFT.CONCAT(ROW([.A2804]) - 1; COM.MICROSOFT.CONCAT(&quot; - &quot;; COLUMN([.A2804]))))" office:value-type="string" office:string-value="Cell 2803 - 1" calcext:value-type="string">
            <text:p>Cell 2803 - 1</text:p>
          </table:table-cell>
          <table:table-cell table:formula="of:= COM.MICROSOFT.CONCAT(&quot;Cell &quot;; COM.MICROSOFT.CONCAT(ROW([.B2804]) - 1; COM.MICROSOFT.CONCAT(&quot; - &quot;; COLUMN([.B2804]))))" office:value-type="string" office:string-value="Cell 2803 - 2" calcext:value-type="string">
            <text:p>Cell 2803 - 2</text:p>
          </table:table-cell>
        </table:table-row>
        <table:table-row table:style-name="ro1">
          <table:table-cell table:formula="of:= COM.MICROSOFT.CONCAT(&quot;Cell &quot;; COM.MICROSOFT.CONCAT(ROW([.A2805]) - 1; COM.MICROSOFT.CONCAT(&quot; - &quot;; COLUMN([.A2805]))))" office:value-type="string" office:string-value="Cell 2804 - 1" calcext:value-type="string">
            <text:p>Cell 2804 - 1</text:p>
          </table:table-cell>
          <table:table-cell table:formula="of:= COM.MICROSOFT.CONCAT(&quot;Cell &quot;; COM.MICROSOFT.CONCAT(ROW([.B2805]) - 1; COM.MICROSOFT.CONCAT(&quot; - &quot;; COLUMN([.B2805]))))" office:value-type="string" office:string-value="Cell 2804 - 2" calcext:value-type="string">
            <text:p>Cell 2804 - 2</text:p>
          </table:table-cell>
        </table:table-row>
        <table:table-row table:style-name="ro1">
          <table:table-cell table:formula="of:= COM.MICROSOFT.CONCAT(&quot;Cell &quot;; COM.MICROSOFT.CONCAT(ROW([.A2806]) - 1; COM.MICROSOFT.CONCAT(&quot; - &quot;; COLUMN([.A2806]))))" office:value-type="string" office:string-value="Cell 2805 - 1" calcext:value-type="string">
            <text:p>Cell 2805 - 1</text:p>
          </table:table-cell>
          <table:table-cell table:formula="of:= COM.MICROSOFT.CONCAT(&quot;Cell &quot;; COM.MICROSOFT.CONCAT(ROW([.B2806]) - 1; COM.MICROSOFT.CONCAT(&quot; - &quot;; COLUMN([.B2806]))))" office:value-type="string" office:string-value="Cell 2805 - 2" calcext:value-type="string">
            <text:p>Cell 2805 - 2</text:p>
          </table:table-cell>
        </table:table-row>
        <table:table-row table:style-name="ro1">
          <table:table-cell table:formula="of:= COM.MICROSOFT.CONCAT(&quot;Cell &quot;; COM.MICROSOFT.CONCAT(ROW([.A2807]) - 1; COM.MICROSOFT.CONCAT(&quot; - &quot;; COLUMN([.A2807]))))" office:value-type="string" office:string-value="Cell 2806 - 1" calcext:value-type="string">
            <text:p>Cell 2806 - 1</text:p>
          </table:table-cell>
          <table:table-cell table:formula="of:= COM.MICROSOFT.CONCAT(&quot;Cell &quot;; COM.MICROSOFT.CONCAT(ROW([.B2807]) - 1; COM.MICROSOFT.CONCAT(&quot; - &quot;; COLUMN([.B2807]))))" office:value-type="string" office:string-value="Cell 2806 - 2" calcext:value-type="string">
            <text:p>Cell 2806 - 2</text:p>
          </table:table-cell>
        </table:table-row>
        <table:table-row table:style-name="ro1">
          <table:table-cell table:formula="of:= COM.MICROSOFT.CONCAT(&quot;Cell &quot;; COM.MICROSOFT.CONCAT(ROW([.A2808]) - 1; COM.MICROSOFT.CONCAT(&quot; - &quot;; COLUMN([.A2808]))))" office:value-type="string" office:string-value="Cell 2807 - 1" calcext:value-type="string">
            <text:p>Cell 2807 - 1</text:p>
          </table:table-cell>
          <table:table-cell table:formula="of:= COM.MICROSOFT.CONCAT(&quot;Cell &quot;; COM.MICROSOFT.CONCAT(ROW([.B2808]) - 1; COM.MICROSOFT.CONCAT(&quot; - &quot;; COLUMN([.B2808]))))" office:value-type="string" office:string-value="Cell 2807 - 2" calcext:value-type="string">
            <text:p>Cell 2807 - 2</text:p>
          </table:table-cell>
        </table:table-row>
        <table:table-row table:style-name="ro1">
          <table:table-cell table:formula="of:= COM.MICROSOFT.CONCAT(&quot;Cell &quot;; COM.MICROSOFT.CONCAT(ROW([.A2809]) - 1; COM.MICROSOFT.CONCAT(&quot; - &quot;; COLUMN([.A2809]))))" office:value-type="string" office:string-value="Cell 2808 - 1" calcext:value-type="string">
            <text:p>Cell 2808 - 1</text:p>
          </table:table-cell>
          <table:table-cell table:formula="of:= COM.MICROSOFT.CONCAT(&quot;Cell &quot;; COM.MICROSOFT.CONCAT(ROW([.B2809]) - 1; COM.MICROSOFT.CONCAT(&quot; - &quot;; COLUMN([.B2809]))))" office:value-type="string" office:string-value="Cell 2808 - 2" calcext:value-type="string">
            <text:p>Cell 2808 - 2</text:p>
          </table:table-cell>
        </table:table-row>
        <table:table-row table:style-name="ro1">
          <table:table-cell table:formula="of:= COM.MICROSOFT.CONCAT(&quot;Cell &quot;; COM.MICROSOFT.CONCAT(ROW([.A2810]) - 1; COM.MICROSOFT.CONCAT(&quot; - &quot;; COLUMN([.A2810]))))" office:value-type="string" office:string-value="Cell 2809 - 1" calcext:value-type="string">
            <text:p>Cell 2809 - 1</text:p>
          </table:table-cell>
          <table:table-cell table:formula="of:= COM.MICROSOFT.CONCAT(&quot;Cell &quot;; COM.MICROSOFT.CONCAT(ROW([.B2810]) - 1; COM.MICROSOFT.CONCAT(&quot; - &quot;; COLUMN([.B2810]))))" office:value-type="string" office:string-value="Cell 2809 - 2" calcext:value-type="string">
            <text:p>Cell 2809 - 2</text:p>
          </table:table-cell>
        </table:table-row>
        <table:table-row table:style-name="ro1">
          <table:table-cell table:formula="of:= COM.MICROSOFT.CONCAT(&quot;Cell &quot;; COM.MICROSOFT.CONCAT(ROW([.A2811]) - 1; COM.MICROSOFT.CONCAT(&quot; - &quot;; COLUMN([.A2811]))))" office:value-type="string" office:string-value="Cell 2810 - 1" calcext:value-type="string">
            <text:p>Cell 2810 - 1</text:p>
          </table:table-cell>
          <table:table-cell table:formula="of:= COM.MICROSOFT.CONCAT(&quot;Cell &quot;; COM.MICROSOFT.CONCAT(ROW([.B2811]) - 1; COM.MICROSOFT.CONCAT(&quot; - &quot;; COLUMN([.B2811]))))" office:value-type="string" office:string-value="Cell 2810 - 2" calcext:value-type="string">
            <text:p>Cell 2810 - 2</text:p>
          </table:table-cell>
        </table:table-row>
        <table:table-row table:style-name="ro1">
          <table:table-cell table:formula="of:= COM.MICROSOFT.CONCAT(&quot;Cell &quot;; COM.MICROSOFT.CONCAT(ROW([.A2812]) - 1; COM.MICROSOFT.CONCAT(&quot; - &quot;; COLUMN([.A2812]))))" office:value-type="string" office:string-value="Cell 2811 - 1" calcext:value-type="string">
            <text:p>Cell 2811 - 1</text:p>
          </table:table-cell>
          <table:table-cell table:formula="of:= COM.MICROSOFT.CONCAT(&quot;Cell &quot;; COM.MICROSOFT.CONCAT(ROW([.B2812]) - 1; COM.MICROSOFT.CONCAT(&quot; - &quot;; COLUMN([.B2812]))))" office:value-type="string" office:string-value="Cell 2811 - 2" calcext:value-type="string">
            <text:p>Cell 2811 - 2</text:p>
          </table:table-cell>
        </table:table-row>
        <table:table-row table:style-name="ro1">
          <table:table-cell table:formula="of:= COM.MICROSOFT.CONCAT(&quot;Cell &quot;; COM.MICROSOFT.CONCAT(ROW([.A2813]) - 1; COM.MICROSOFT.CONCAT(&quot; - &quot;; COLUMN([.A2813]))))" office:value-type="string" office:string-value="Cell 2812 - 1" calcext:value-type="string">
            <text:p>Cell 2812 - 1</text:p>
          </table:table-cell>
          <table:table-cell table:formula="of:= COM.MICROSOFT.CONCAT(&quot;Cell &quot;; COM.MICROSOFT.CONCAT(ROW([.B2813]) - 1; COM.MICROSOFT.CONCAT(&quot; - &quot;; COLUMN([.B2813]))))" office:value-type="string" office:string-value="Cell 2812 - 2" calcext:value-type="string">
            <text:p>Cell 2812 - 2</text:p>
          </table:table-cell>
        </table:table-row>
        <table:table-row table:style-name="ro1">
          <table:table-cell table:formula="of:= COM.MICROSOFT.CONCAT(&quot;Cell &quot;; COM.MICROSOFT.CONCAT(ROW([.A2814]) - 1; COM.MICROSOFT.CONCAT(&quot; - &quot;; COLUMN([.A2814]))))" office:value-type="string" office:string-value="Cell 2813 - 1" calcext:value-type="string">
            <text:p>Cell 2813 - 1</text:p>
          </table:table-cell>
          <table:table-cell table:formula="of:= COM.MICROSOFT.CONCAT(&quot;Cell &quot;; COM.MICROSOFT.CONCAT(ROW([.B2814]) - 1; COM.MICROSOFT.CONCAT(&quot; - &quot;; COLUMN([.B2814]))))" office:value-type="string" office:string-value="Cell 2813 - 2" calcext:value-type="string">
            <text:p>Cell 2813 - 2</text:p>
          </table:table-cell>
        </table:table-row>
        <table:table-row table:style-name="ro1">
          <table:table-cell table:formula="of:= COM.MICROSOFT.CONCAT(&quot;Cell &quot;; COM.MICROSOFT.CONCAT(ROW([.A2815]) - 1; COM.MICROSOFT.CONCAT(&quot; - &quot;; COLUMN([.A2815]))))" office:value-type="string" office:string-value="Cell 2814 - 1" calcext:value-type="string">
            <text:p>Cell 2814 - 1</text:p>
          </table:table-cell>
          <table:table-cell table:formula="of:= COM.MICROSOFT.CONCAT(&quot;Cell &quot;; COM.MICROSOFT.CONCAT(ROW([.B2815]) - 1; COM.MICROSOFT.CONCAT(&quot; - &quot;; COLUMN([.B2815]))))" office:value-type="string" office:string-value="Cell 2814 - 2" calcext:value-type="string">
            <text:p>Cell 2814 - 2</text:p>
          </table:table-cell>
        </table:table-row>
        <table:table-row table:style-name="ro1">
          <table:table-cell table:formula="of:= COM.MICROSOFT.CONCAT(&quot;Cell &quot;; COM.MICROSOFT.CONCAT(ROW([.A2816]) - 1; COM.MICROSOFT.CONCAT(&quot; - &quot;; COLUMN([.A2816]))))" office:value-type="string" office:string-value="Cell 2815 - 1" calcext:value-type="string">
            <text:p>Cell 2815 - 1</text:p>
          </table:table-cell>
          <table:table-cell table:formula="of:= COM.MICROSOFT.CONCAT(&quot;Cell &quot;; COM.MICROSOFT.CONCAT(ROW([.B2816]) - 1; COM.MICROSOFT.CONCAT(&quot; - &quot;; COLUMN([.B2816]))))" office:value-type="string" office:string-value="Cell 2815 - 2" calcext:value-type="string">
            <text:p>Cell 2815 - 2</text:p>
          </table:table-cell>
        </table:table-row>
        <table:table-row table:style-name="ro1">
          <table:table-cell table:formula="of:= COM.MICROSOFT.CONCAT(&quot;Cell &quot;; COM.MICROSOFT.CONCAT(ROW([.A2817]) - 1; COM.MICROSOFT.CONCAT(&quot; - &quot;; COLUMN([.A2817]))))" office:value-type="string" office:string-value="Cell 2816 - 1" calcext:value-type="string">
            <text:p>Cell 2816 - 1</text:p>
          </table:table-cell>
          <table:table-cell table:formula="of:= COM.MICROSOFT.CONCAT(&quot;Cell &quot;; COM.MICROSOFT.CONCAT(ROW([.B2817]) - 1; COM.MICROSOFT.CONCAT(&quot; - &quot;; COLUMN([.B2817]))))" office:value-type="string" office:string-value="Cell 2816 - 2" calcext:value-type="string">
            <text:p>Cell 2816 - 2</text:p>
          </table:table-cell>
        </table:table-row>
        <table:table-row table:style-name="ro1">
          <table:table-cell table:formula="of:= COM.MICROSOFT.CONCAT(&quot;Cell &quot;; COM.MICROSOFT.CONCAT(ROW([.A2818]) - 1; COM.MICROSOFT.CONCAT(&quot; - &quot;; COLUMN([.A2818]))))" office:value-type="string" office:string-value="Cell 2817 - 1" calcext:value-type="string">
            <text:p>Cell 2817 - 1</text:p>
          </table:table-cell>
          <table:table-cell table:formula="of:= COM.MICROSOFT.CONCAT(&quot;Cell &quot;; COM.MICROSOFT.CONCAT(ROW([.B2818]) - 1; COM.MICROSOFT.CONCAT(&quot; - &quot;; COLUMN([.B2818]))))" office:value-type="string" office:string-value="Cell 2817 - 2" calcext:value-type="string">
            <text:p>Cell 2817 - 2</text:p>
          </table:table-cell>
        </table:table-row>
        <table:table-row table:style-name="ro1">
          <table:table-cell table:formula="of:= COM.MICROSOFT.CONCAT(&quot;Cell &quot;; COM.MICROSOFT.CONCAT(ROW([.A2819]) - 1; COM.MICROSOFT.CONCAT(&quot; - &quot;; COLUMN([.A2819]))))" office:value-type="string" office:string-value="Cell 2818 - 1" calcext:value-type="string">
            <text:p>Cell 2818 - 1</text:p>
          </table:table-cell>
          <table:table-cell table:formula="of:= COM.MICROSOFT.CONCAT(&quot;Cell &quot;; COM.MICROSOFT.CONCAT(ROW([.B2819]) - 1; COM.MICROSOFT.CONCAT(&quot; - &quot;; COLUMN([.B2819]))))" office:value-type="string" office:string-value="Cell 2818 - 2" calcext:value-type="string">
            <text:p>Cell 2818 - 2</text:p>
          </table:table-cell>
        </table:table-row>
        <table:table-row table:style-name="ro1">
          <table:table-cell table:formula="of:= COM.MICROSOFT.CONCAT(&quot;Cell &quot;; COM.MICROSOFT.CONCAT(ROW([.A2820]) - 1; COM.MICROSOFT.CONCAT(&quot; - &quot;; COLUMN([.A2820]))))" office:value-type="string" office:string-value="Cell 2819 - 1" calcext:value-type="string">
            <text:p>Cell 2819 - 1</text:p>
          </table:table-cell>
          <table:table-cell table:formula="of:= COM.MICROSOFT.CONCAT(&quot;Cell &quot;; COM.MICROSOFT.CONCAT(ROW([.B2820]) - 1; COM.MICROSOFT.CONCAT(&quot; - &quot;; COLUMN([.B2820]))))" office:value-type="string" office:string-value="Cell 2819 - 2" calcext:value-type="string">
            <text:p>Cell 2819 - 2</text:p>
          </table:table-cell>
        </table:table-row>
        <table:table-row table:style-name="ro1">
          <table:table-cell table:formula="of:= COM.MICROSOFT.CONCAT(&quot;Cell &quot;; COM.MICROSOFT.CONCAT(ROW([.A2821]) - 1; COM.MICROSOFT.CONCAT(&quot; - &quot;; COLUMN([.A2821]))))" office:value-type="string" office:string-value="Cell 2820 - 1" calcext:value-type="string">
            <text:p>Cell 2820 - 1</text:p>
          </table:table-cell>
          <table:table-cell table:formula="of:= COM.MICROSOFT.CONCAT(&quot;Cell &quot;; COM.MICROSOFT.CONCAT(ROW([.B2821]) - 1; COM.MICROSOFT.CONCAT(&quot; - &quot;; COLUMN([.B2821]))))" office:value-type="string" office:string-value="Cell 2820 - 2" calcext:value-type="string">
            <text:p>Cell 2820 - 2</text:p>
          </table:table-cell>
        </table:table-row>
        <table:table-row table:style-name="ro1">
          <table:table-cell table:formula="of:= COM.MICROSOFT.CONCAT(&quot;Cell &quot;; COM.MICROSOFT.CONCAT(ROW([.A2822]) - 1; COM.MICROSOFT.CONCAT(&quot; - &quot;; COLUMN([.A2822]))))" office:value-type="string" office:string-value="Cell 2821 - 1" calcext:value-type="string">
            <text:p>Cell 2821 - 1</text:p>
          </table:table-cell>
          <table:table-cell table:formula="of:= COM.MICROSOFT.CONCAT(&quot;Cell &quot;; COM.MICROSOFT.CONCAT(ROW([.B2822]) - 1; COM.MICROSOFT.CONCAT(&quot; - &quot;; COLUMN([.B2822]))))" office:value-type="string" office:string-value="Cell 2821 - 2" calcext:value-type="string">
            <text:p>Cell 2821 - 2</text:p>
          </table:table-cell>
        </table:table-row>
        <table:table-row table:style-name="ro1">
          <table:table-cell table:formula="of:= COM.MICROSOFT.CONCAT(&quot;Cell &quot;; COM.MICROSOFT.CONCAT(ROW([.A2823]) - 1; COM.MICROSOFT.CONCAT(&quot; - &quot;; COLUMN([.A2823]))))" office:value-type="string" office:string-value="Cell 2822 - 1" calcext:value-type="string">
            <text:p>Cell 2822 - 1</text:p>
          </table:table-cell>
          <table:table-cell table:formula="of:= COM.MICROSOFT.CONCAT(&quot;Cell &quot;; COM.MICROSOFT.CONCAT(ROW([.B2823]) - 1; COM.MICROSOFT.CONCAT(&quot; - &quot;; COLUMN([.B2823]))))" office:value-type="string" office:string-value="Cell 2822 - 2" calcext:value-type="string">
            <text:p>Cell 2822 - 2</text:p>
          </table:table-cell>
        </table:table-row>
        <table:table-row table:style-name="ro1">
          <table:table-cell table:formula="of:= COM.MICROSOFT.CONCAT(&quot;Cell &quot;; COM.MICROSOFT.CONCAT(ROW([.A2824]) - 1; COM.MICROSOFT.CONCAT(&quot; - &quot;; COLUMN([.A2824]))))" office:value-type="string" office:string-value="Cell 2823 - 1" calcext:value-type="string">
            <text:p>Cell 2823 - 1</text:p>
          </table:table-cell>
          <table:table-cell table:formula="of:= COM.MICROSOFT.CONCAT(&quot;Cell &quot;; COM.MICROSOFT.CONCAT(ROW([.B2824]) - 1; COM.MICROSOFT.CONCAT(&quot; - &quot;; COLUMN([.B2824]))))" office:value-type="string" office:string-value="Cell 2823 - 2" calcext:value-type="string">
            <text:p>Cell 2823 - 2</text:p>
          </table:table-cell>
        </table:table-row>
        <table:table-row table:style-name="ro1">
          <table:table-cell table:formula="of:= COM.MICROSOFT.CONCAT(&quot;Cell &quot;; COM.MICROSOFT.CONCAT(ROW([.A2825]) - 1; COM.MICROSOFT.CONCAT(&quot; - &quot;; COLUMN([.A2825]))))" office:value-type="string" office:string-value="Cell 2824 - 1" calcext:value-type="string">
            <text:p>Cell 2824 - 1</text:p>
          </table:table-cell>
          <table:table-cell table:formula="of:= COM.MICROSOFT.CONCAT(&quot;Cell &quot;; COM.MICROSOFT.CONCAT(ROW([.B2825]) - 1; COM.MICROSOFT.CONCAT(&quot; - &quot;; COLUMN([.B2825]))))" office:value-type="string" office:string-value="Cell 2824 - 2" calcext:value-type="string">
            <text:p>Cell 2824 - 2</text:p>
          </table:table-cell>
        </table:table-row>
        <table:table-row table:style-name="ro1">
          <table:table-cell table:formula="of:= COM.MICROSOFT.CONCAT(&quot;Cell &quot;; COM.MICROSOFT.CONCAT(ROW([.A2826]) - 1; COM.MICROSOFT.CONCAT(&quot; - &quot;; COLUMN([.A2826]))))" office:value-type="string" office:string-value="Cell 2825 - 1" calcext:value-type="string">
            <text:p>Cell 2825 - 1</text:p>
          </table:table-cell>
          <table:table-cell table:formula="of:= COM.MICROSOFT.CONCAT(&quot;Cell &quot;; COM.MICROSOFT.CONCAT(ROW([.B2826]) - 1; COM.MICROSOFT.CONCAT(&quot; - &quot;; COLUMN([.B2826]))))" office:value-type="string" office:string-value="Cell 2825 - 2" calcext:value-type="string">
            <text:p>Cell 2825 - 2</text:p>
          </table:table-cell>
        </table:table-row>
        <table:table-row table:style-name="ro1">
          <table:table-cell table:formula="of:= COM.MICROSOFT.CONCAT(&quot;Cell &quot;; COM.MICROSOFT.CONCAT(ROW([.A2827]) - 1; COM.MICROSOFT.CONCAT(&quot; - &quot;; COLUMN([.A2827]))))" office:value-type="string" office:string-value="Cell 2826 - 1" calcext:value-type="string">
            <text:p>Cell 2826 - 1</text:p>
          </table:table-cell>
          <table:table-cell table:formula="of:= COM.MICROSOFT.CONCAT(&quot;Cell &quot;; COM.MICROSOFT.CONCAT(ROW([.B2827]) - 1; COM.MICROSOFT.CONCAT(&quot; - &quot;; COLUMN([.B2827]))))" office:value-type="string" office:string-value="Cell 2826 - 2" calcext:value-type="string">
            <text:p>Cell 2826 - 2</text:p>
          </table:table-cell>
        </table:table-row>
        <table:table-row table:style-name="ro1">
          <table:table-cell table:formula="of:= COM.MICROSOFT.CONCAT(&quot;Cell &quot;; COM.MICROSOFT.CONCAT(ROW([.A2828]) - 1; COM.MICROSOFT.CONCAT(&quot; - &quot;; COLUMN([.A2828]))))" office:value-type="string" office:string-value="Cell 2827 - 1" calcext:value-type="string">
            <text:p>Cell 2827 - 1</text:p>
          </table:table-cell>
          <table:table-cell table:formula="of:= COM.MICROSOFT.CONCAT(&quot;Cell &quot;; COM.MICROSOFT.CONCAT(ROW([.B2828]) - 1; COM.MICROSOFT.CONCAT(&quot; - &quot;; COLUMN([.B2828]))))" office:value-type="string" office:string-value="Cell 2827 - 2" calcext:value-type="string">
            <text:p>Cell 2827 - 2</text:p>
          </table:table-cell>
        </table:table-row>
        <table:table-row table:style-name="ro1">
          <table:table-cell table:formula="of:= COM.MICROSOFT.CONCAT(&quot;Cell &quot;; COM.MICROSOFT.CONCAT(ROW([.A2829]) - 1; COM.MICROSOFT.CONCAT(&quot; - &quot;; COLUMN([.A2829]))))" office:value-type="string" office:string-value="Cell 2828 - 1" calcext:value-type="string">
            <text:p>Cell 2828 - 1</text:p>
          </table:table-cell>
          <table:table-cell table:formula="of:= COM.MICROSOFT.CONCAT(&quot;Cell &quot;; COM.MICROSOFT.CONCAT(ROW([.B2829]) - 1; COM.MICROSOFT.CONCAT(&quot; - &quot;; COLUMN([.B2829]))))" office:value-type="string" office:string-value="Cell 2828 - 2" calcext:value-type="string">
            <text:p>Cell 2828 - 2</text:p>
          </table:table-cell>
        </table:table-row>
        <table:table-row table:style-name="ro1">
          <table:table-cell table:formula="of:= COM.MICROSOFT.CONCAT(&quot;Cell &quot;; COM.MICROSOFT.CONCAT(ROW([.A2830]) - 1; COM.MICROSOFT.CONCAT(&quot; - &quot;; COLUMN([.A2830]))))" office:value-type="string" office:string-value="Cell 2829 - 1" calcext:value-type="string">
            <text:p>Cell 2829 - 1</text:p>
          </table:table-cell>
          <table:table-cell table:formula="of:= COM.MICROSOFT.CONCAT(&quot;Cell &quot;; COM.MICROSOFT.CONCAT(ROW([.B2830]) - 1; COM.MICROSOFT.CONCAT(&quot; - &quot;; COLUMN([.B2830]))))" office:value-type="string" office:string-value="Cell 2829 - 2" calcext:value-type="string">
            <text:p>Cell 2829 - 2</text:p>
          </table:table-cell>
        </table:table-row>
        <table:table-row table:style-name="ro1">
          <table:table-cell table:formula="of:= COM.MICROSOFT.CONCAT(&quot;Cell &quot;; COM.MICROSOFT.CONCAT(ROW([.A2831]) - 1; COM.MICROSOFT.CONCAT(&quot; - &quot;; COLUMN([.A2831]))))" office:value-type="string" office:string-value="Cell 2830 - 1" calcext:value-type="string">
            <text:p>Cell 2830 - 1</text:p>
          </table:table-cell>
          <table:table-cell table:formula="of:= COM.MICROSOFT.CONCAT(&quot;Cell &quot;; COM.MICROSOFT.CONCAT(ROW([.B2831]) - 1; COM.MICROSOFT.CONCAT(&quot; - &quot;; COLUMN([.B2831]))))" office:value-type="string" office:string-value="Cell 2830 - 2" calcext:value-type="string">
            <text:p>Cell 2830 - 2</text:p>
          </table:table-cell>
        </table:table-row>
        <table:table-row table:style-name="ro1">
          <table:table-cell table:formula="of:= COM.MICROSOFT.CONCAT(&quot;Cell &quot;; COM.MICROSOFT.CONCAT(ROW([.A2832]) - 1; COM.MICROSOFT.CONCAT(&quot; - &quot;; COLUMN([.A2832]))))" office:value-type="string" office:string-value="Cell 2831 - 1" calcext:value-type="string">
            <text:p>Cell 2831 - 1</text:p>
          </table:table-cell>
          <table:table-cell table:formula="of:= COM.MICROSOFT.CONCAT(&quot;Cell &quot;; COM.MICROSOFT.CONCAT(ROW([.B2832]) - 1; COM.MICROSOFT.CONCAT(&quot; - &quot;; COLUMN([.B2832]))))" office:value-type="string" office:string-value="Cell 2831 - 2" calcext:value-type="string">
            <text:p>Cell 2831 - 2</text:p>
          </table:table-cell>
        </table:table-row>
        <table:table-row table:style-name="ro1">
          <table:table-cell table:formula="of:= COM.MICROSOFT.CONCAT(&quot;Cell &quot;; COM.MICROSOFT.CONCAT(ROW([.A2833]) - 1; COM.MICROSOFT.CONCAT(&quot; - &quot;; COLUMN([.A2833]))))" office:value-type="string" office:string-value="Cell 2832 - 1" calcext:value-type="string">
            <text:p>Cell 2832 - 1</text:p>
          </table:table-cell>
          <table:table-cell table:formula="of:= COM.MICROSOFT.CONCAT(&quot;Cell &quot;; COM.MICROSOFT.CONCAT(ROW([.B2833]) - 1; COM.MICROSOFT.CONCAT(&quot; - &quot;; COLUMN([.B2833]))))" office:value-type="string" office:string-value="Cell 2832 - 2" calcext:value-type="string">
            <text:p>Cell 2832 - 2</text:p>
          </table:table-cell>
        </table:table-row>
        <table:table-row table:style-name="ro1">
          <table:table-cell table:formula="of:= COM.MICROSOFT.CONCAT(&quot;Cell &quot;; COM.MICROSOFT.CONCAT(ROW([.A2834]) - 1; COM.MICROSOFT.CONCAT(&quot; - &quot;; COLUMN([.A2834]))))" office:value-type="string" office:string-value="Cell 2833 - 1" calcext:value-type="string">
            <text:p>Cell 2833 - 1</text:p>
          </table:table-cell>
          <table:table-cell table:formula="of:= COM.MICROSOFT.CONCAT(&quot;Cell &quot;; COM.MICROSOFT.CONCAT(ROW([.B2834]) - 1; COM.MICROSOFT.CONCAT(&quot; - &quot;; COLUMN([.B2834]))))" office:value-type="string" office:string-value="Cell 2833 - 2" calcext:value-type="string">
            <text:p>Cell 2833 - 2</text:p>
          </table:table-cell>
        </table:table-row>
        <table:table-row table:style-name="ro1">
          <table:table-cell table:formula="of:= COM.MICROSOFT.CONCAT(&quot;Cell &quot;; COM.MICROSOFT.CONCAT(ROW([.A2835]) - 1; COM.MICROSOFT.CONCAT(&quot; - &quot;; COLUMN([.A2835]))))" office:value-type="string" office:string-value="Cell 2834 - 1" calcext:value-type="string">
            <text:p>Cell 2834 - 1</text:p>
          </table:table-cell>
          <table:table-cell table:formula="of:= COM.MICROSOFT.CONCAT(&quot;Cell &quot;; COM.MICROSOFT.CONCAT(ROW([.B2835]) - 1; COM.MICROSOFT.CONCAT(&quot; - &quot;; COLUMN([.B2835]))))" office:value-type="string" office:string-value="Cell 2834 - 2" calcext:value-type="string">
            <text:p>Cell 2834 - 2</text:p>
          </table:table-cell>
        </table:table-row>
        <table:table-row table:style-name="ro1">
          <table:table-cell table:formula="of:= COM.MICROSOFT.CONCAT(&quot;Cell &quot;; COM.MICROSOFT.CONCAT(ROW([.A2836]) - 1; COM.MICROSOFT.CONCAT(&quot; - &quot;; COLUMN([.A2836]))))" office:value-type="string" office:string-value="Cell 2835 - 1" calcext:value-type="string">
            <text:p>Cell 2835 - 1</text:p>
          </table:table-cell>
          <table:table-cell table:formula="of:= COM.MICROSOFT.CONCAT(&quot;Cell &quot;; COM.MICROSOFT.CONCAT(ROW([.B2836]) - 1; COM.MICROSOFT.CONCAT(&quot; - &quot;; COLUMN([.B2836]))))" office:value-type="string" office:string-value="Cell 2835 - 2" calcext:value-type="string">
            <text:p>Cell 2835 - 2</text:p>
          </table:table-cell>
        </table:table-row>
        <table:table-row table:style-name="ro1">
          <table:table-cell table:formula="of:= COM.MICROSOFT.CONCAT(&quot;Cell &quot;; COM.MICROSOFT.CONCAT(ROW([.A2837]) - 1; COM.MICROSOFT.CONCAT(&quot; - &quot;; COLUMN([.A2837]))))" office:value-type="string" office:string-value="Cell 2836 - 1" calcext:value-type="string">
            <text:p>Cell 2836 - 1</text:p>
          </table:table-cell>
          <table:table-cell table:formula="of:= COM.MICROSOFT.CONCAT(&quot;Cell &quot;; COM.MICROSOFT.CONCAT(ROW([.B2837]) - 1; COM.MICROSOFT.CONCAT(&quot; - &quot;; COLUMN([.B2837]))))" office:value-type="string" office:string-value="Cell 2836 - 2" calcext:value-type="string">
            <text:p>Cell 2836 - 2</text:p>
          </table:table-cell>
        </table:table-row>
        <table:table-row table:style-name="ro1">
          <table:table-cell table:formula="of:= COM.MICROSOFT.CONCAT(&quot;Cell &quot;; COM.MICROSOFT.CONCAT(ROW([.A2838]) - 1; COM.MICROSOFT.CONCAT(&quot; - &quot;; COLUMN([.A2838]))))" office:value-type="string" office:string-value="Cell 2837 - 1" calcext:value-type="string">
            <text:p>Cell 2837 - 1</text:p>
          </table:table-cell>
          <table:table-cell table:formula="of:= COM.MICROSOFT.CONCAT(&quot;Cell &quot;; COM.MICROSOFT.CONCAT(ROW([.B2838]) - 1; COM.MICROSOFT.CONCAT(&quot; - &quot;; COLUMN([.B2838]))))" office:value-type="string" office:string-value="Cell 2837 - 2" calcext:value-type="string">
            <text:p>Cell 2837 - 2</text:p>
          </table:table-cell>
        </table:table-row>
        <table:table-row table:style-name="ro1">
          <table:table-cell table:formula="of:= COM.MICROSOFT.CONCAT(&quot;Cell &quot;; COM.MICROSOFT.CONCAT(ROW([.A2839]) - 1; COM.MICROSOFT.CONCAT(&quot; - &quot;; COLUMN([.A2839]))))" office:value-type="string" office:string-value="Cell 2838 - 1" calcext:value-type="string">
            <text:p>Cell 2838 - 1</text:p>
          </table:table-cell>
          <table:table-cell table:formula="of:= COM.MICROSOFT.CONCAT(&quot;Cell &quot;; COM.MICROSOFT.CONCAT(ROW([.B2839]) - 1; COM.MICROSOFT.CONCAT(&quot; - &quot;; COLUMN([.B2839]))))" office:value-type="string" office:string-value="Cell 2838 - 2" calcext:value-type="string">
            <text:p>Cell 2838 - 2</text:p>
          </table:table-cell>
        </table:table-row>
        <table:table-row table:style-name="ro1">
          <table:table-cell table:formula="of:= COM.MICROSOFT.CONCAT(&quot;Cell &quot;; COM.MICROSOFT.CONCAT(ROW([.A2840]) - 1; COM.MICROSOFT.CONCAT(&quot; - &quot;; COLUMN([.A2840]))))" office:value-type="string" office:string-value="Cell 2839 - 1" calcext:value-type="string">
            <text:p>Cell 2839 - 1</text:p>
          </table:table-cell>
          <table:table-cell table:formula="of:= COM.MICROSOFT.CONCAT(&quot;Cell &quot;; COM.MICROSOFT.CONCAT(ROW([.B2840]) - 1; COM.MICROSOFT.CONCAT(&quot; - &quot;; COLUMN([.B2840]))))" office:value-type="string" office:string-value="Cell 2839 - 2" calcext:value-type="string">
            <text:p>Cell 2839 - 2</text:p>
          </table:table-cell>
        </table:table-row>
        <table:table-row table:style-name="ro1">
          <table:table-cell table:formula="of:= COM.MICROSOFT.CONCAT(&quot;Cell &quot;; COM.MICROSOFT.CONCAT(ROW([.A2841]) - 1; COM.MICROSOFT.CONCAT(&quot; - &quot;; COLUMN([.A2841]))))" office:value-type="string" office:string-value="Cell 2840 - 1" calcext:value-type="string">
            <text:p>Cell 2840 - 1</text:p>
          </table:table-cell>
          <table:table-cell table:formula="of:= COM.MICROSOFT.CONCAT(&quot;Cell &quot;; COM.MICROSOFT.CONCAT(ROW([.B2841]) - 1; COM.MICROSOFT.CONCAT(&quot; - &quot;; COLUMN([.B2841]))))" office:value-type="string" office:string-value="Cell 2840 - 2" calcext:value-type="string">
            <text:p>Cell 2840 - 2</text:p>
          </table:table-cell>
        </table:table-row>
        <table:table-row table:style-name="ro1">
          <table:table-cell table:formula="of:= COM.MICROSOFT.CONCAT(&quot;Cell &quot;; COM.MICROSOFT.CONCAT(ROW([.A2842]) - 1; COM.MICROSOFT.CONCAT(&quot; - &quot;; COLUMN([.A2842]))))" office:value-type="string" office:string-value="Cell 2841 - 1" calcext:value-type="string">
            <text:p>Cell 2841 - 1</text:p>
          </table:table-cell>
          <table:table-cell table:formula="of:= COM.MICROSOFT.CONCAT(&quot;Cell &quot;; COM.MICROSOFT.CONCAT(ROW([.B2842]) - 1; COM.MICROSOFT.CONCAT(&quot; - &quot;; COLUMN([.B2842]))))" office:value-type="string" office:string-value="Cell 2841 - 2" calcext:value-type="string">
            <text:p>Cell 2841 - 2</text:p>
          </table:table-cell>
        </table:table-row>
        <table:table-row table:style-name="ro1">
          <table:table-cell table:formula="of:= COM.MICROSOFT.CONCAT(&quot;Cell &quot;; COM.MICROSOFT.CONCAT(ROW([.A2843]) - 1; COM.MICROSOFT.CONCAT(&quot; - &quot;; COLUMN([.A2843]))))" office:value-type="string" office:string-value="Cell 2842 - 1" calcext:value-type="string">
            <text:p>Cell 2842 - 1</text:p>
          </table:table-cell>
          <table:table-cell table:formula="of:= COM.MICROSOFT.CONCAT(&quot;Cell &quot;; COM.MICROSOFT.CONCAT(ROW([.B2843]) - 1; COM.MICROSOFT.CONCAT(&quot; - &quot;; COLUMN([.B2843]))))" office:value-type="string" office:string-value="Cell 2842 - 2" calcext:value-type="string">
            <text:p>Cell 2842 - 2</text:p>
          </table:table-cell>
        </table:table-row>
        <table:table-row table:style-name="ro1">
          <table:table-cell table:formula="of:= COM.MICROSOFT.CONCAT(&quot;Cell &quot;; COM.MICROSOFT.CONCAT(ROW([.A2844]) - 1; COM.MICROSOFT.CONCAT(&quot; - &quot;; COLUMN([.A2844]))))" office:value-type="string" office:string-value="Cell 2843 - 1" calcext:value-type="string">
            <text:p>Cell 2843 - 1</text:p>
          </table:table-cell>
          <table:table-cell table:formula="of:= COM.MICROSOFT.CONCAT(&quot;Cell &quot;; COM.MICROSOFT.CONCAT(ROW([.B2844]) - 1; COM.MICROSOFT.CONCAT(&quot; - &quot;; COLUMN([.B2844]))))" office:value-type="string" office:string-value="Cell 2843 - 2" calcext:value-type="string">
            <text:p>Cell 2843 - 2</text:p>
          </table:table-cell>
        </table:table-row>
        <table:table-row table:style-name="ro1">
          <table:table-cell table:formula="of:= COM.MICROSOFT.CONCAT(&quot;Cell &quot;; COM.MICROSOFT.CONCAT(ROW([.A2845]) - 1; COM.MICROSOFT.CONCAT(&quot; - &quot;; COLUMN([.A2845]))))" office:value-type="string" office:string-value="Cell 2844 - 1" calcext:value-type="string">
            <text:p>Cell 2844 - 1</text:p>
          </table:table-cell>
          <table:table-cell table:formula="of:= COM.MICROSOFT.CONCAT(&quot;Cell &quot;; COM.MICROSOFT.CONCAT(ROW([.B2845]) - 1; COM.MICROSOFT.CONCAT(&quot; - &quot;; COLUMN([.B2845]))))" office:value-type="string" office:string-value="Cell 2844 - 2" calcext:value-type="string">
            <text:p>Cell 2844 - 2</text:p>
          </table:table-cell>
        </table:table-row>
        <table:table-row table:style-name="ro1">
          <table:table-cell table:formula="of:= COM.MICROSOFT.CONCAT(&quot;Cell &quot;; COM.MICROSOFT.CONCAT(ROW([.A2846]) - 1; COM.MICROSOFT.CONCAT(&quot; - &quot;; COLUMN([.A2846]))))" office:value-type="string" office:string-value="Cell 2845 - 1" calcext:value-type="string">
            <text:p>Cell 2845 - 1</text:p>
          </table:table-cell>
          <table:table-cell table:formula="of:= COM.MICROSOFT.CONCAT(&quot;Cell &quot;; COM.MICROSOFT.CONCAT(ROW([.B2846]) - 1; COM.MICROSOFT.CONCAT(&quot; - &quot;; COLUMN([.B2846]))))" office:value-type="string" office:string-value="Cell 2845 - 2" calcext:value-type="string">
            <text:p>Cell 2845 - 2</text:p>
          </table:table-cell>
        </table:table-row>
        <table:table-row table:style-name="ro1">
          <table:table-cell table:formula="of:= COM.MICROSOFT.CONCAT(&quot;Cell &quot;; COM.MICROSOFT.CONCAT(ROW([.A2847]) - 1; COM.MICROSOFT.CONCAT(&quot; - &quot;; COLUMN([.A2847]))))" office:value-type="string" office:string-value="Cell 2846 - 1" calcext:value-type="string">
            <text:p>Cell 2846 - 1</text:p>
          </table:table-cell>
          <table:table-cell table:formula="of:= COM.MICROSOFT.CONCAT(&quot;Cell &quot;; COM.MICROSOFT.CONCAT(ROW([.B2847]) - 1; COM.MICROSOFT.CONCAT(&quot; - &quot;; COLUMN([.B2847]))))" office:value-type="string" office:string-value="Cell 2846 - 2" calcext:value-type="string">
            <text:p>Cell 2846 - 2</text:p>
          </table:table-cell>
        </table:table-row>
        <table:table-row table:style-name="ro1">
          <table:table-cell table:formula="of:= COM.MICROSOFT.CONCAT(&quot;Cell &quot;; COM.MICROSOFT.CONCAT(ROW([.A2848]) - 1; COM.MICROSOFT.CONCAT(&quot; - &quot;; COLUMN([.A2848]))))" office:value-type="string" office:string-value="Cell 2847 - 1" calcext:value-type="string">
            <text:p>Cell 2847 - 1</text:p>
          </table:table-cell>
          <table:table-cell table:formula="of:= COM.MICROSOFT.CONCAT(&quot;Cell &quot;; COM.MICROSOFT.CONCAT(ROW([.B2848]) - 1; COM.MICROSOFT.CONCAT(&quot; - &quot;; COLUMN([.B2848]))))" office:value-type="string" office:string-value="Cell 2847 - 2" calcext:value-type="string">
            <text:p>Cell 2847 - 2</text:p>
          </table:table-cell>
        </table:table-row>
        <table:table-row table:style-name="ro1">
          <table:table-cell table:formula="of:= COM.MICROSOFT.CONCAT(&quot;Cell &quot;; COM.MICROSOFT.CONCAT(ROW([.A2849]) - 1; COM.MICROSOFT.CONCAT(&quot; - &quot;; COLUMN([.A2849]))))" office:value-type="string" office:string-value="Cell 2848 - 1" calcext:value-type="string">
            <text:p>Cell 2848 - 1</text:p>
          </table:table-cell>
          <table:table-cell table:formula="of:= COM.MICROSOFT.CONCAT(&quot;Cell &quot;; COM.MICROSOFT.CONCAT(ROW([.B2849]) - 1; COM.MICROSOFT.CONCAT(&quot; - &quot;; COLUMN([.B2849]))))" office:value-type="string" office:string-value="Cell 2848 - 2" calcext:value-type="string">
            <text:p>Cell 2848 - 2</text:p>
          </table:table-cell>
        </table:table-row>
        <table:table-row table:style-name="ro1">
          <table:table-cell table:formula="of:= COM.MICROSOFT.CONCAT(&quot;Cell &quot;; COM.MICROSOFT.CONCAT(ROW([.A2850]) - 1; COM.MICROSOFT.CONCAT(&quot; - &quot;; COLUMN([.A2850]))))" office:value-type="string" office:string-value="Cell 2849 - 1" calcext:value-type="string">
            <text:p>Cell 2849 - 1</text:p>
          </table:table-cell>
          <table:table-cell table:formula="of:= COM.MICROSOFT.CONCAT(&quot;Cell &quot;; COM.MICROSOFT.CONCAT(ROW([.B2850]) - 1; COM.MICROSOFT.CONCAT(&quot; - &quot;; COLUMN([.B2850]))))" office:value-type="string" office:string-value="Cell 2849 - 2" calcext:value-type="string">
            <text:p>Cell 2849 - 2</text:p>
          </table:table-cell>
        </table:table-row>
        <table:table-row table:style-name="ro1">
          <table:table-cell table:formula="of:= COM.MICROSOFT.CONCAT(&quot;Cell &quot;; COM.MICROSOFT.CONCAT(ROW([.A2851]) - 1; COM.MICROSOFT.CONCAT(&quot; - &quot;; COLUMN([.A2851]))))" office:value-type="string" office:string-value="Cell 2850 - 1" calcext:value-type="string">
            <text:p>Cell 2850 - 1</text:p>
          </table:table-cell>
          <table:table-cell table:formula="of:= COM.MICROSOFT.CONCAT(&quot;Cell &quot;; COM.MICROSOFT.CONCAT(ROW([.B2851]) - 1; COM.MICROSOFT.CONCAT(&quot; - &quot;; COLUMN([.B2851]))))" office:value-type="string" office:string-value="Cell 2850 - 2" calcext:value-type="string">
            <text:p>Cell 2850 - 2</text:p>
          </table:table-cell>
        </table:table-row>
        <table:table-row table:style-name="ro1">
          <table:table-cell table:formula="of:= COM.MICROSOFT.CONCAT(&quot;Cell &quot;; COM.MICROSOFT.CONCAT(ROW([.A2852]) - 1; COM.MICROSOFT.CONCAT(&quot; - &quot;; COLUMN([.A2852]))))" office:value-type="string" office:string-value="Cell 2851 - 1" calcext:value-type="string">
            <text:p>Cell 2851 - 1</text:p>
          </table:table-cell>
          <table:table-cell table:formula="of:= COM.MICROSOFT.CONCAT(&quot;Cell &quot;; COM.MICROSOFT.CONCAT(ROW([.B2852]) - 1; COM.MICROSOFT.CONCAT(&quot; - &quot;; COLUMN([.B2852]))))" office:value-type="string" office:string-value="Cell 2851 - 2" calcext:value-type="string">
            <text:p>Cell 2851 - 2</text:p>
          </table:table-cell>
        </table:table-row>
        <table:table-row table:style-name="ro1">
          <table:table-cell table:formula="of:= COM.MICROSOFT.CONCAT(&quot;Cell &quot;; COM.MICROSOFT.CONCAT(ROW([.A2853]) - 1; COM.MICROSOFT.CONCAT(&quot; - &quot;; COLUMN([.A2853]))))" office:value-type="string" office:string-value="Cell 2852 - 1" calcext:value-type="string">
            <text:p>Cell 2852 - 1</text:p>
          </table:table-cell>
          <table:table-cell table:formula="of:= COM.MICROSOFT.CONCAT(&quot;Cell &quot;; COM.MICROSOFT.CONCAT(ROW([.B2853]) - 1; COM.MICROSOFT.CONCAT(&quot; - &quot;; COLUMN([.B2853]))))" office:value-type="string" office:string-value="Cell 2852 - 2" calcext:value-type="string">
            <text:p>Cell 2852 - 2</text:p>
          </table:table-cell>
        </table:table-row>
        <table:table-row table:style-name="ro1">
          <table:table-cell table:formula="of:= COM.MICROSOFT.CONCAT(&quot;Cell &quot;; COM.MICROSOFT.CONCAT(ROW([.A2854]) - 1; COM.MICROSOFT.CONCAT(&quot; - &quot;; COLUMN([.A2854]))))" office:value-type="string" office:string-value="Cell 2853 - 1" calcext:value-type="string">
            <text:p>Cell 2853 - 1</text:p>
          </table:table-cell>
          <table:table-cell table:formula="of:= COM.MICROSOFT.CONCAT(&quot;Cell &quot;; COM.MICROSOFT.CONCAT(ROW([.B2854]) - 1; COM.MICROSOFT.CONCAT(&quot; - &quot;; COLUMN([.B2854]))))" office:value-type="string" office:string-value="Cell 2853 - 2" calcext:value-type="string">
            <text:p>Cell 2853 - 2</text:p>
          </table:table-cell>
        </table:table-row>
        <table:table-row table:style-name="ro1">
          <table:table-cell table:formula="of:= COM.MICROSOFT.CONCAT(&quot;Cell &quot;; COM.MICROSOFT.CONCAT(ROW([.A2855]) - 1; COM.MICROSOFT.CONCAT(&quot; - &quot;; COLUMN([.A2855]))))" office:value-type="string" office:string-value="Cell 2854 - 1" calcext:value-type="string">
            <text:p>Cell 2854 - 1</text:p>
          </table:table-cell>
          <table:table-cell table:formula="of:= COM.MICROSOFT.CONCAT(&quot;Cell &quot;; COM.MICROSOFT.CONCAT(ROW([.B2855]) - 1; COM.MICROSOFT.CONCAT(&quot; - &quot;; COLUMN([.B2855]))))" office:value-type="string" office:string-value="Cell 2854 - 2" calcext:value-type="string">
            <text:p>Cell 2854 - 2</text:p>
          </table:table-cell>
        </table:table-row>
        <table:table-row table:style-name="ro1">
          <table:table-cell table:formula="of:= COM.MICROSOFT.CONCAT(&quot;Cell &quot;; COM.MICROSOFT.CONCAT(ROW([.A2856]) - 1; COM.MICROSOFT.CONCAT(&quot; - &quot;; COLUMN([.A2856]))))" office:value-type="string" office:string-value="Cell 2855 - 1" calcext:value-type="string">
            <text:p>Cell 2855 - 1</text:p>
          </table:table-cell>
          <table:table-cell table:formula="of:= COM.MICROSOFT.CONCAT(&quot;Cell &quot;; COM.MICROSOFT.CONCAT(ROW([.B2856]) - 1; COM.MICROSOFT.CONCAT(&quot; - &quot;; COLUMN([.B2856]))))" office:value-type="string" office:string-value="Cell 2855 - 2" calcext:value-type="string">
            <text:p>Cell 2855 - 2</text:p>
          </table:table-cell>
        </table:table-row>
        <table:table-row table:style-name="ro1">
          <table:table-cell table:formula="of:= COM.MICROSOFT.CONCAT(&quot;Cell &quot;; COM.MICROSOFT.CONCAT(ROW([.A2857]) - 1; COM.MICROSOFT.CONCAT(&quot; - &quot;; COLUMN([.A2857]))))" office:value-type="string" office:string-value="Cell 2856 - 1" calcext:value-type="string">
            <text:p>Cell 2856 - 1</text:p>
          </table:table-cell>
          <table:table-cell table:formula="of:= COM.MICROSOFT.CONCAT(&quot;Cell &quot;; COM.MICROSOFT.CONCAT(ROW([.B2857]) - 1; COM.MICROSOFT.CONCAT(&quot; - &quot;; COLUMN([.B2857]))))" office:value-type="string" office:string-value="Cell 2856 - 2" calcext:value-type="string">
            <text:p>Cell 2856 - 2</text:p>
          </table:table-cell>
        </table:table-row>
        <table:table-row table:style-name="ro1">
          <table:table-cell table:formula="of:= COM.MICROSOFT.CONCAT(&quot;Cell &quot;; COM.MICROSOFT.CONCAT(ROW([.A2858]) - 1; COM.MICROSOFT.CONCAT(&quot; - &quot;; COLUMN([.A2858]))))" office:value-type="string" office:string-value="Cell 2857 - 1" calcext:value-type="string">
            <text:p>Cell 2857 - 1</text:p>
          </table:table-cell>
          <table:table-cell table:formula="of:= COM.MICROSOFT.CONCAT(&quot;Cell &quot;; COM.MICROSOFT.CONCAT(ROW([.B2858]) - 1; COM.MICROSOFT.CONCAT(&quot; - &quot;; COLUMN([.B2858]))))" office:value-type="string" office:string-value="Cell 2857 - 2" calcext:value-type="string">
            <text:p>Cell 2857 - 2</text:p>
          </table:table-cell>
        </table:table-row>
        <table:table-row table:style-name="ro1">
          <table:table-cell table:formula="of:= COM.MICROSOFT.CONCAT(&quot;Cell &quot;; COM.MICROSOFT.CONCAT(ROW([.A2859]) - 1; COM.MICROSOFT.CONCAT(&quot; - &quot;; COLUMN([.A2859]))))" office:value-type="string" office:string-value="Cell 2858 - 1" calcext:value-type="string">
            <text:p>Cell 2858 - 1</text:p>
          </table:table-cell>
          <table:table-cell table:formula="of:= COM.MICROSOFT.CONCAT(&quot;Cell &quot;; COM.MICROSOFT.CONCAT(ROW([.B2859]) - 1; COM.MICROSOFT.CONCAT(&quot; - &quot;; COLUMN([.B2859]))))" office:value-type="string" office:string-value="Cell 2858 - 2" calcext:value-type="string">
            <text:p>Cell 2858 - 2</text:p>
          </table:table-cell>
        </table:table-row>
        <table:table-row table:style-name="ro1">
          <table:table-cell table:formula="of:= COM.MICROSOFT.CONCAT(&quot;Cell &quot;; COM.MICROSOFT.CONCAT(ROW([.A2860]) - 1; COM.MICROSOFT.CONCAT(&quot; - &quot;; COLUMN([.A2860]))))" office:value-type="string" office:string-value="Cell 2859 - 1" calcext:value-type="string">
            <text:p>Cell 2859 - 1</text:p>
          </table:table-cell>
          <table:table-cell table:formula="of:= COM.MICROSOFT.CONCAT(&quot;Cell &quot;; COM.MICROSOFT.CONCAT(ROW([.B2860]) - 1; COM.MICROSOFT.CONCAT(&quot; - &quot;; COLUMN([.B2860]))))" office:value-type="string" office:string-value="Cell 2859 - 2" calcext:value-type="string">
            <text:p>Cell 2859 - 2</text:p>
          </table:table-cell>
        </table:table-row>
        <table:table-row table:style-name="ro1">
          <table:table-cell table:formula="of:= COM.MICROSOFT.CONCAT(&quot;Cell &quot;; COM.MICROSOFT.CONCAT(ROW([.A2861]) - 1; COM.MICROSOFT.CONCAT(&quot; - &quot;; COLUMN([.A2861]))))" office:value-type="string" office:string-value="Cell 2860 - 1" calcext:value-type="string">
            <text:p>Cell 2860 - 1</text:p>
          </table:table-cell>
          <table:table-cell table:formula="of:= COM.MICROSOFT.CONCAT(&quot;Cell &quot;; COM.MICROSOFT.CONCAT(ROW([.B2861]) - 1; COM.MICROSOFT.CONCAT(&quot; - &quot;; COLUMN([.B2861]))))" office:value-type="string" office:string-value="Cell 2860 - 2" calcext:value-type="string">
            <text:p>Cell 2860 - 2</text:p>
          </table:table-cell>
        </table:table-row>
        <table:table-row table:style-name="ro1">
          <table:table-cell table:formula="of:= COM.MICROSOFT.CONCAT(&quot;Cell &quot;; COM.MICROSOFT.CONCAT(ROW([.A2862]) - 1; COM.MICROSOFT.CONCAT(&quot; - &quot;; COLUMN([.A2862]))))" office:value-type="string" office:string-value="Cell 2861 - 1" calcext:value-type="string">
            <text:p>Cell 2861 - 1</text:p>
          </table:table-cell>
          <table:table-cell table:formula="of:= COM.MICROSOFT.CONCAT(&quot;Cell &quot;; COM.MICROSOFT.CONCAT(ROW([.B2862]) - 1; COM.MICROSOFT.CONCAT(&quot; - &quot;; COLUMN([.B2862]))))" office:value-type="string" office:string-value="Cell 2861 - 2" calcext:value-type="string">
            <text:p>Cell 2861 - 2</text:p>
          </table:table-cell>
        </table:table-row>
        <table:table-row table:style-name="ro1">
          <table:table-cell table:formula="of:= COM.MICROSOFT.CONCAT(&quot;Cell &quot;; COM.MICROSOFT.CONCAT(ROW([.A2863]) - 1; COM.MICROSOFT.CONCAT(&quot; - &quot;; COLUMN([.A2863]))))" office:value-type="string" office:string-value="Cell 2862 - 1" calcext:value-type="string">
            <text:p>Cell 2862 - 1</text:p>
          </table:table-cell>
          <table:table-cell table:formula="of:= COM.MICROSOFT.CONCAT(&quot;Cell &quot;; COM.MICROSOFT.CONCAT(ROW([.B2863]) - 1; COM.MICROSOFT.CONCAT(&quot; - &quot;; COLUMN([.B2863]))))" office:value-type="string" office:string-value="Cell 2862 - 2" calcext:value-type="string">
            <text:p>Cell 2862 - 2</text:p>
          </table:table-cell>
        </table:table-row>
        <table:table-row table:style-name="ro1">
          <table:table-cell table:formula="of:= COM.MICROSOFT.CONCAT(&quot;Cell &quot;; COM.MICROSOFT.CONCAT(ROW([.A2864]) - 1; COM.MICROSOFT.CONCAT(&quot; - &quot;; COLUMN([.A2864]))))" office:value-type="string" office:string-value="Cell 2863 - 1" calcext:value-type="string">
            <text:p>Cell 2863 - 1</text:p>
          </table:table-cell>
          <table:table-cell table:formula="of:= COM.MICROSOFT.CONCAT(&quot;Cell &quot;; COM.MICROSOFT.CONCAT(ROW([.B2864]) - 1; COM.MICROSOFT.CONCAT(&quot; - &quot;; COLUMN([.B2864]))))" office:value-type="string" office:string-value="Cell 2863 - 2" calcext:value-type="string">
            <text:p>Cell 2863 - 2</text:p>
          </table:table-cell>
        </table:table-row>
        <table:table-row table:style-name="ro1">
          <table:table-cell table:formula="of:= COM.MICROSOFT.CONCAT(&quot;Cell &quot;; COM.MICROSOFT.CONCAT(ROW([.A2865]) - 1; COM.MICROSOFT.CONCAT(&quot; - &quot;; COLUMN([.A2865]))))" office:value-type="string" office:string-value="Cell 2864 - 1" calcext:value-type="string">
            <text:p>Cell 2864 - 1</text:p>
          </table:table-cell>
          <table:table-cell table:formula="of:= COM.MICROSOFT.CONCAT(&quot;Cell &quot;; COM.MICROSOFT.CONCAT(ROW([.B2865]) - 1; COM.MICROSOFT.CONCAT(&quot; - &quot;; COLUMN([.B2865]))))" office:value-type="string" office:string-value="Cell 2864 - 2" calcext:value-type="string">
            <text:p>Cell 2864 - 2</text:p>
          </table:table-cell>
        </table:table-row>
        <table:table-row table:style-name="ro1">
          <table:table-cell table:formula="of:= COM.MICROSOFT.CONCAT(&quot;Cell &quot;; COM.MICROSOFT.CONCAT(ROW([.A2866]) - 1; COM.MICROSOFT.CONCAT(&quot; - &quot;; COLUMN([.A2866]))))" office:value-type="string" office:string-value="Cell 2865 - 1" calcext:value-type="string">
            <text:p>Cell 2865 - 1</text:p>
          </table:table-cell>
          <table:table-cell table:formula="of:= COM.MICROSOFT.CONCAT(&quot;Cell &quot;; COM.MICROSOFT.CONCAT(ROW([.B2866]) - 1; COM.MICROSOFT.CONCAT(&quot; - &quot;; COLUMN([.B2866]))))" office:value-type="string" office:string-value="Cell 2865 - 2" calcext:value-type="string">
            <text:p>Cell 2865 - 2</text:p>
          </table:table-cell>
        </table:table-row>
        <table:table-row table:style-name="ro1">
          <table:table-cell table:formula="of:= COM.MICROSOFT.CONCAT(&quot;Cell &quot;; COM.MICROSOFT.CONCAT(ROW([.A2867]) - 1; COM.MICROSOFT.CONCAT(&quot; - &quot;; COLUMN([.A2867]))))" office:value-type="string" office:string-value="Cell 2866 - 1" calcext:value-type="string">
            <text:p>Cell 2866 - 1</text:p>
          </table:table-cell>
          <table:table-cell table:formula="of:= COM.MICROSOFT.CONCAT(&quot;Cell &quot;; COM.MICROSOFT.CONCAT(ROW([.B2867]) - 1; COM.MICROSOFT.CONCAT(&quot; - &quot;; COLUMN([.B2867]))))" office:value-type="string" office:string-value="Cell 2866 - 2" calcext:value-type="string">
            <text:p>Cell 2866 - 2</text:p>
          </table:table-cell>
        </table:table-row>
        <table:table-row table:style-name="ro1">
          <table:table-cell table:formula="of:= COM.MICROSOFT.CONCAT(&quot;Cell &quot;; COM.MICROSOFT.CONCAT(ROW([.A2868]) - 1; COM.MICROSOFT.CONCAT(&quot; - &quot;; COLUMN([.A2868]))))" office:value-type="string" office:string-value="Cell 2867 - 1" calcext:value-type="string">
            <text:p>Cell 2867 - 1</text:p>
          </table:table-cell>
          <table:table-cell table:formula="of:= COM.MICROSOFT.CONCAT(&quot;Cell &quot;; COM.MICROSOFT.CONCAT(ROW([.B2868]) - 1; COM.MICROSOFT.CONCAT(&quot; - &quot;; COLUMN([.B2868]))))" office:value-type="string" office:string-value="Cell 2867 - 2" calcext:value-type="string">
            <text:p>Cell 2867 - 2</text:p>
          </table:table-cell>
        </table:table-row>
        <table:table-row table:style-name="ro1">
          <table:table-cell table:formula="of:= COM.MICROSOFT.CONCAT(&quot;Cell &quot;; COM.MICROSOFT.CONCAT(ROW([.A2869]) - 1; COM.MICROSOFT.CONCAT(&quot; - &quot;; COLUMN([.A2869]))))" office:value-type="string" office:string-value="Cell 2868 - 1" calcext:value-type="string">
            <text:p>Cell 2868 - 1</text:p>
          </table:table-cell>
          <table:table-cell table:formula="of:= COM.MICROSOFT.CONCAT(&quot;Cell &quot;; COM.MICROSOFT.CONCAT(ROW([.B2869]) - 1; COM.MICROSOFT.CONCAT(&quot; - &quot;; COLUMN([.B2869]))))" office:value-type="string" office:string-value="Cell 2868 - 2" calcext:value-type="string">
            <text:p>Cell 2868 - 2</text:p>
          </table:table-cell>
        </table:table-row>
        <table:table-row table:style-name="ro1">
          <table:table-cell table:formula="of:= COM.MICROSOFT.CONCAT(&quot;Cell &quot;; COM.MICROSOFT.CONCAT(ROW([.A2870]) - 1; COM.MICROSOFT.CONCAT(&quot; - &quot;; COLUMN([.A2870]))))" office:value-type="string" office:string-value="Cell 2869 - 1" calcext:value-type="string">
            <text:p>Cell 2869 - 1</text:p>
          </table:table-cell>
          <table:table-cell table:formula="of:= COM.MICROSOFT.CONCAT(&quot;Cell &quot;; COM.MICROSOFT.CONCAT(ROW([.B2870]) - 1; COM.MICROSOFT.CONCAT(&quot; - &quot;; COLUMN([.B2870]))))" office:value-type="string" office:string-value="Cell 2869 - 2" calcext:value-type="string">
            <text:p>Cell 2869 - 2</text:p>
          </table:table-cell>
        </table:table-row>
        <table:table-row table:style-name="ro1">
          <table:table-cell table:formula="of:= COM.MICROSOFT.CONCAT(&quot;Cell &quot;; COM.MICROSOFT.CONCAT(ROW([.A2871]) - 1; COM.MICROSOFT.CONCAT(&quot; - &quot;; COLUMN([.A2871]))))" office:value-type="string" office:string-value="Cell 2870 - 1" calcext:value-type="string">
            <text:p>Cell 2870 - 1</text:p>
          </table:table-cell>
          <table:table-cell table:formula="of:= COM.MICROSOFT.CONCAT(&quot;Cell &quot;; COM.MICROSOFT.CONCAT(ROW([.B2871]) - 1; COM.MICROSOFT.CONCAT(&quot; - &quot;; COLUMN([.B2871]))))" office:value-type="string" office:string-value="Cell 2870 - 2" calcext:value-type="string">
            <text:p>Cell 2870 - 2</text:p>
          </table:table-cell>
        </table:table-row>
        <table:table-row table:style-name="ro1">
          <table:table-cell table:formula="of:= COM.MICROSOFT.CONCAT(&quot;Cell &quot;; COM.MICROSOFT.CONCAT(ROW([.A2872]) - 1; COM.MICROSOFT.CONCAT(&quot; - &quot;; COLUMN([.A2872]))))" office:value-type="string" office:string-value="Cell 2871 - 1" calcext:value-type="string">
            <text:p>Cell 2871 - 1</text:p>
          </table:table-cell>
          <table:table-cell table:formula="of:= COM.MICROSOFT.CONCAT(&quot;Cell &quot;; COM.MICROSOFT.CONCAT(ROW([.B2872]) - 1; COM.MICROSOFT.CONCAT(&quot; - &quot;; COLUMN([.B2872]))))" office:value-type="string" office:string-value="Cell 2871 - 2" calcext:value-type="string">
            <text:p>Cell 2871 - 2</text:p>
          </table:table-cell>
        </table:table-row>
        <table:table-row table:style-name="ro1">
          <table:table-cell table:formula="of:= COM.MICROSOFT.CONCAT(&quot;Cell &quot;; COM.MICROSOFT.CONCAT(ROW([.A2873]) - 1; COM.MICROSOFT.CONCAT(&quot; - &quot;; COLUMN([.A2873]))))" office:value-type="string" office:string-value="Cell 2872 - 1" calcext:value-type="string">
            <text:p>Cell 2872 - 1</text:p>
          </table:table-cell>
          <table:table-cell table:formula="of:= COM.MICROSOFT.CONCAT(&quot;Cell &quot;; COM.MICROSOFT.CONCAT(ROW([.B2873]) - 1; COM.MICROSOFT.CONCAT(&quot; - &quot;; COLUMN([.B2873]))))" office:value-type="string" office:string-value="Cell 2872 - 2" calcext:value-type="string">
            <text:p>Cell 2872 - 2</text:p>
          </table:table-cell>
        </table:table-row>
        <table:table-row table:style-name="ro1">
          <table:table-cell table:formula="of:= COM.MICROSOFT.CONCAT(&quot;Cell &quot;; COM.MICROSOFT.CONCAT(ROW([.A2874]) - 1; COM.MICROSOFT.CONCAT(&quot; - &quot;; COLUMN([.A2874]))))" office:value-type="string" office:string-value="Cell 2873 - 1" calcext:value-type="string">
            <text:p>Cell 2873 - 1</text:p>
          </table:table-cell>
          <table:table-cell table:formula="of:= COM.MICROSOFT.CONCAT(&quot;Cell &quot;; COM.MICROSOFT.CONCAT(ROW([.B2874]) - 1; COM.MICROSOFT.CONCAT(&quot; - &quot;; COLUMN([.B2874]))))" office:value-type="string" office:string-value="Cell 2873 - 2" calcext:value-type="string">
            <text:p>Cell 2873 - 2</text:p>
          </table:table-cell>
        </table:table-row>
        <table:table-row table:style-name="ro1">
          <table:table-cell table:formula="of:= COM.MICROSOFT.CONCAT(&quot;Cell &quot;; COM.MICROSOFT.CONCAT(ROW([.A2875]) - 1; COM.MICROSOFT.CONCAT(&quot; - &quot;; COLUMN([.A2875]))))" office:value-type="string" office:string-value="Cell 2874 - 1" calcext:value-type="string">
            <text:p>Cell 2874 - 1</text:p>
          </table:table-cell>
          <table:table-cell table:formula="of:= COM.MICROSOFT.CONCAT(&quot;Cell &quot;; COM.MICROSOFT.CONCAT(ROW([.B2875]) - 1; COM.MICROSOFT.CONCAT(&quot; - &quot;; COLUMN([.B2875]))))" office:value-type="string" office:string-value="Cell 2874 - 2" calcext:value-type="string">
            <text:p>Cell 2874 - 2</text:p>
          </table:table-cell>
        </table:table-row>
        <table:table-row table:style-name="ro1">
          <table:table-cell table:formula="of:= COM.MICROSOFT.CONCAT(&quot;Cell &quot;; COM.MICROSOFT.CONCAT(ROW([.A2876]) - 1; COM.MICROSOFT.CONCAT(&quot; - &quot;; COLUMN([.A2876]))))" office:value-type="string" office:string-value="Cell 2875 - 1" calcext:value-type="string">
            <text:p>Cell 2875 - 1</text:p>
          </table:table-cell>
          <table:table-cell table:formula="of:= COM.MICROSOFT.CONCAT(&quot;Cell &quot;; COM.MICROSOFT.CONCAT(ROW([.B2876]) - 1; COM.MICROSOFT.CONCAT(&quot; - &quot;; COLUMN([.B2876]))))" office:value-type="string" office:string-value="Cell 2875 - 2" calcext:value-type="string">
            <text:p>Cell 2875 - 2</text:p>
          </table:table-cell>
        </table:table-row>
        <table:table-row table:style-name="ro1">
          <table:table-cell table:formula="of:= COM.MICROSOFT.CONCAT(&quot;Cell &quot;; COM.MICROSOFT.CONCAT(ROW([.A2877]) - 1; COM.MICROSOFT.CONCAT(&quot; - &quot;; COLUMN([.A2877]))))" office:value-type="string" office:string-value="Cell 2876 - 1" calcext:value-type="string">
            <text:p>Cell 2876 - 1</text:p>
          </table:table-cell>
          <table:table-cell table:formula="of:= COM.MICROSOFT.CONCAT(&quot;Cell &quot;; COM.MICROSOFT.CONCAT(ROW([.B2877]) - 1; COM.MICROSOFT.CONCAT(&quot; - &quot;; COLUMN([.B2877]))))" office:value-type="string" office:string-value="Cell 2876 - 2" calcext:value-type="string">
            <text:p>Cell 2876 - 2</text:p>
          </table:table-cell>
        </table:table-row>
        <table:table-row table:style-name="ro1">
          <table:table-cell table:formula="of:= COM.MICROSOFT.CONCAT(&quot;Cell &quot;; COM.MICROSOFT.CONCAT(ROW([.A2878]) - 1; COM.MICROSOFT.CONCAT(&quot; - &quot;; COLUMN([.A2878]))))" office:value-type="string" office:string-value="Cell 2877 - 1" calcext:value-type="string">
            <text:p>Cell 2877 - 1</text:p>
          </table:table-cell>
          <table:table-cell table:formula="of:= COM.MICROSOFT.CONCAT(&quot;Cell &quot;; COM.MICROSOFT.CONCAT(ROW([.B2878]) - 1; COM.MICROSOFT.CONCAT(&quot; - &quot;; COLUMN([.B2878]))))" office:value-type="string" office:string-value="Cell 2877 - 2" calcext:value-type="string">
            <text:p>Cell 2877 - 2</text:p>
          </table:table-cell>
        </table:table-row>
        <table:table-row table:style-name="ro1">
          <table:table-cell table:formula="of:= COM.MICROSOFT.CONCAT(&quot;Cell &quot;; COM.MICROSOFT.CONCAT(ROW([.A2879]) - 1; COM.MICROSOFT.CONCAT(&quot; - &quot;; COLUMN([.A2879]))))" office:value-type="string" office:string-value="Cell 2878 - 1" calcext:value-type="string">
            <text:p>Cell 2878 - 1</text:p>
          </table:table-cell>
          <table:table-cell table:formula="of:= COM.MICROSOFT.CONCAT(&quot;Cell &quot;; COM.MICROSOFT.CONCAT(ROW([.B2879]) - 1; COM.MICROSOFT.CONCAT(&quot; - &quot;; COLUMN([.B2879]))))" office:value-type="string" office:string-value="Cell 2878 - 2" calcext:value-type="string">
            <text:p>Cell 2878 - 2</text:p>
          </table:table-cell>
        </table:table-row>
        <table:table-row table:style-name="ro1">
          <table:table-cell table:formula="of:= COM.MICROSOFT.CONCAT(&quot;Cell &quot;; COM.MICROSOFT.CONCAT(ROW([.A2880]) - 1; COM.MICROSOFT.CONCAT(&quot; - &quot;; COLUMN([.A2880]))))" office:value-type="string" office:string-value="Cell 2879 - 1" calcext:value-type="string">
            <text:p>Cell 2879 - 1</text:p>
          </table:table-cell>
          <table:table-cell table:formula="of:= COM.MICROSOFT.CONCAT(&quot;Cell &quot;; COM.MICROSOFT.CONCAT(ROW([.B2880]) - 1; COM.MICROSOFT.CONCAT(&quot; - &quot;; COLUMN([.B2880]))))" office:value-type="string" office:string-value="Cell 2879 - 2" calcext:value-type="string">
            <text:p>Cell 2879 - 2</text:p>
          </table:table-cell>
        </table:table-row>
        <table:table-row table:style-name="ro1">
          <table:table-cell table:formula="of:= COM.MICROSOFT.CONCAT(&quot;Cell &quot;; COM.MICROSOFT.CONCAT(ROW([.A2881]) - 1; COM.MICROSOFT.CONCAT(&quot; - &quot;; COLUMN([.A2881]))))" office:value-type="string" office:string-value="Cell 2880 - 1" calcext:value-type="string">
            <text:p>Cell 2880 - 1</text:p>
          </table:table-cell>
          <table:table-cell table:formula="of:= COM.MICROSOFT.CONCAT(&quot;Cell &quot;; COM.MICROSOFT.CONCAT(ROW([.B2881]) - 1; COM.MICROSOFT.CONCAT(&quot; - &quot;; COLUMN([.B2881]))))" office:value-type="string" office:string-value="Cell 2880 - 2" calcext:value-type="string">
            <text:p>Cell 2880 - 2</text:p>
          </table:table-cell>
        </table:table-row>
        <table:table-row table:style-name="ro1">
          <table:table-cell table:formula="of:= COM.MICROSOFT.CONCAT(&quot;Cell &quot;; COM.MICROSOFT.CONCAT(ROW([.A2882]) - 1; COM.MICROSOFT.CONCAT(&quot; - &quot;; COLUMN([.A2882]))))" office:value-type="string" office:string-value="Cell 2881 - 1" calcext:value-type="string">
            <text:p>Cell 2881 - 1</text:p>
          </table:table-cell>
          <table:table-cell table:formula="of:= COM.MICROSOFT.CONCAT(&quot;Cell &quot;; COM.MICROSOFT.CONCAT(ROW([.B2882]) - 1; COM.MICROSOFT.CONCAT(&quot; - &quot;; COLUMN([.B2882]))))" office:value-type="string" office:string-value="Cell 2881 - 2" calcext:value-type="string">
            <text:p>Cell 2881 - 2</text:p>
          </table:table-cell>
        </table:table-row>
        <table:table-row table:style-name="ro1">
          <table:table-cell table:formula="of:= COM.MICROSOFT.CONCAT(&quot;Cell &quot;; COM.MICROSOFT.CONCAT(ROW([.A2883]) - 1; COM.MICROSOFT.CONCAT(&quot; - &quot;; COLUMN([.A2883]))))" office:value-type="string" office:string-value="Cell 2882 - 1" calcext:value-type="string">
            <text:p>Cell 2882 - 1</text:p>
          </table:table-cell>
          <table:table-cell table:formula="of:= COM.MICROSOFT.CONCAT(&quot;Cell &quot;; COM.MICROSOFT.CONCAT(ROW([.B2883]) - 1; COM.MICROSOFT.CONCAT(&quot; - &quot;; COLUMN([.B2883]))))" office:value-type="string" office:string-value="Cell 2882 - 2" calcext:value-type="string">
            <text:p>Cell 2882 - 2</text:p>
          </table:table-cell>
        </table:table-row>
        <table:table-row table:style-name="ro1">
          <table:table-cell table:formula="of:= COM.MICROSOFT.CONCAT(&quot;Cell &quot;; COM.MICROSOFT.CONCAT(ROW([.A2884]) - 1; COM.MICROSOFT.CONCAT(&quot; - &quot;; COLUMN([.A2884]))))" office:value-type="string" office:string-value="Cell 2883 - 1" calcext:value-type="string">
            <text:p>Cell 2883 - 1</text:p>
          </table:table-cell>
          <table:table-cell table:formula="of:= COM.MICROSOFT.CONCAT(&quot;Cell &quot;; COM.MICROSOFT.CONCAT(ROW([.B2884]) - 1; COM.MICROSOFT.CONCAT(&quot; - &quot;; COLUMN([.B2884]))))" office:value-type="string" office:string-value="Cell 2883 - 2" calcext:value-type="string">
            <text:p>Cell 2883 - 2</text:p>
          </table:table-cell>
        </table:table-row>
        <table:table-row table:style-name="ro1">
          <table:table-cell table:formula="of:= COM.MICROSOFT.CONCAT(&quot;Cell &quot;; COM.MICROSOFT.CONCAT(ROW([.A2885]) - 1; COM.MICROSOFT.CONCAT(&quot; - &quot;; COLUMN([.A2885]))))" office:value-type="string" office:string-value="Cell 2884 - 1" calcext:value-type="string">
            <text:p>Cell 2884 - 1</text:p>
          </table:table-cell>
          <table:table-cell table:formula="of:= COM.MICROSOFT.CONCAT(&quot;Cell &quot;; COM.MICROSOFT.CONCAT(ROW([.B2885]) - 1; COM.MICROSOFT.CONCAT(&quot; - &quot;; COLUMN([.B2885]))))" office:value-type="string" office:string-value="Cell 2884 - 2" calcext:value-type="string">
            <text:p>Cell 2884 - 2</text:p>
          </table:table-cell>
        </table:table-row>
        <table:table-row table:style-name="ro1">
          <table:table-cell table:formula="of:= COM.MICROSOFT.CONCAT(&quot;Cell &quot;; COM.MICROSOFT.CONCAT(ROW([.A2886]) - 1; COM.MICROSOFT.CONCAT(&quot; - &quot;; COLUMN([.A2886]))))" office:value-type="string" office:string-value="Cell 2885 - 1" calcext:value-type="string">
            <text:p>Cell 2885 - 1</text:p>
          </table:table-cell>
          <table:table-cell table:formula="of:= COM.MICROSOFT.CONCAT(&quot;Cell &quot;; COM.MICROSOFT.CONCAT(ROW([.B2886]) - 1; COM.MICROSOFT.CONCAT(&quot; - &quot;; COLUMN([.B2886]))))" office:value-type="string" office:string-value="Cell 2885 - 2" calcext:value-type="string">
            <text:p>Cell 2885 - 2</text:p>
          </table:table-cell>
        </table:table-row>
        <table:table-row table:style-name="ro1">
          <table:table-cell table:formula="of:= COM.MICROSOFT.CONCAT(&quot;Cell &quot;; COM.MICROSOFT.CONCAT(ROW([.A2887]) - 1; COM.MICROSOFT.CONCAT(&quot; - &quot;; COLUMN([.A2887]))))" office:value-type="string" office:string-value="Cell 2886 - 1" calcext:value-type="string">
            <text:p>Cell 2886 - 1</text:p>
          </table:table-cell>
          <table:table-cell table:formula="of:= COM.MICROSOFT.CONCAT(&quot;Cell &quot;; COM.MICROSOFT.CONCAT(ROW([.B2887]) - 1; COM.MICROSOFT.CONCAT(&quot; - &quot;; COLUMN([.B2887]))))" office:value-type="string" office:string-value="Cell 2886 - 2" calcext:value-type="string">
            <text:p>Cell 2886 - 2</text:p>
          </table:table-cell>
        </table:table-row>
        <table:table-row table:style-name="ro1">
          <table:table-cell table:formula="of:= COM.MICROSOFT.CONCAT(&quot;Cell &quot;; COM.MICROSOFT.CONCAT(ROW([.A2888]) - 1; COM.MICROSOFT.CONCAT(&quot; - &quot;; COLUMN([.A2888]))))" office:value-type="string" office:string-value="Cell 2887 - 1" calcext:value-type="string">
            <text:p>Cell 2887 - 1</text:p>
          </table:table-cell>
          <table:table-cell table:formula="of:= COM.MICROSOFT.CONCAT(&quot;Cell &quot;; COM.MICROSOFT.CONCAT(ROW([.B2888]) - 1; COM.MICROSOFT.CONCAT(&quot; - &quot;; COLUMN([.B2888]))))" office:value-type="string" office:string-value="Cell 2887 - 2" calcext:value-type="string">
            <text:p>Cell 2887 - 2</text:p>
          </table:table-cell>
        </table:table-row>
        <table:table-row table:style-name="ro1">
          <table:table-cell table:formula="of:= COM.MICROSOFT.CONCAT(&quot;Cell &quot;; COM.MICROSOFT.CONCAT(ROW([.A2889]) - 1; COM.MICROSOFT.CONCAT(&quot; - &quot;; COLUMN([.A2889]))))" office:value-type="string" office:string-value="Cell 2888 - 1" calcext:value-type="string">
            <text:p>Cell 2888 - 1</text:p>
          </table:table-cell>
          <table:table-cell table:formula="of:= COM.MICROSOFT.CONCAT(&quot;Cell &quot;; COM.MICROSOFT.CONCAT(ROW([.B2889]) - 1; COM.MICROSOFT.CONCAT(&quot; - &quot;; COLUMN([.B2889]))))" office:value-type="string" office:string-value="Cell 2888 - 2" calcext:value-type="string">
            <text:p>Cell 2888 - 2</text:p>
          </table:table-cell>
        </table:table-row>
        <table:table-row table:style-name="ro1">
          <table:table-cell table:formula="of:= COM.MICROSOFT.CONCAT(&quot;Cell &quot;; COM.MICROSOFT.CONCAT(ROW([.A2890]) - 1; COM.MICROSOFT.CONCAT(&quot; - &quot;; COLUMN([.A2890]))))" office:value-type="string" office:string-value="Cell 2889 - 1" calcext:value-type="string">
            <text:p>Cell 2889 - 1</text:p>
          </table:table-cell>
          <table:table-cell table:formula="of:= COM.MICROSOFT.CONCAT(&quot;Cell &quot;; COM.MICROSOFT.CONCAT(ROW([.B2890]) - 1; COM.MICROSOFT.CONCAT(&quot; - &quot;; COLUMN([.B2890]))))" office:value-type="string" office:string-value="Cell 2889 - 2" calcext:value-type="string">
            <text:p>Cell 2889 - 2</text:p>
          </table:table-cell>
        </table:table-row>
        <table:table-row table:style-name="ro1">
          <table:table-cell table:formula="of:= COM.MICROSOFT.CONCAT(&quot;Cell &quot;; COM.MICROSOFT.CONCAT(ROW([.A2891]) - 1; COM.MICROSOFT.CONCAT(&quot; - &quot;; COLUMN([.A2891]))))" office:value-type="string" office:string-value="Cell 2890 - 1" calcext:value-type="string">
            <text:p>Cell 2890 - 1</text:p>
          </table:table-cell>
          <table:table-cell table:formula="of:= COM.MICROSOFT.CONCAT(&quot;Cell &quot;; COM.MICROSOFT.CONCAT(ROW([.B2891]) - 1; COM.MICROSOFT.CONCAT(&quot; - &quot;; COLUMN([.B2891]))))" office:value-type="string" office:string-value="Cell 2890 - 2" calcext:value-type="string">
            <text:p>Cell 2890 - 2</text:p>
          </table:table-cell>
        </table:table-row>
        <table:table-row table:style-name="ro1">
          <table:table-cell table:formula="of:= COM.MICROSOFT.CONCAT(&quot;Cell &quot;; COM.MICROSOFT.CONCAT(ROW([.A2892]) - 1; COM.MICROSOFT.CONCAT(&quot; - &quot;; COLUMN([.A2892]))))" office:value-type="string" office:string-value="Cell 2891 - 1" calcext:value-type="string">
            <text:p>Cell 2891 - 1</text:p>
          </table:table-cell>
          <table:table-cell table:formula="of:= COM.MICROSOFT.CONCAT(&quot;Cell &quot;; COM.MICROSOFT.CONCAT(ROW([.B2892]) - 1; COM.MICROSOFT.CONCAT(&quot; - &quot;; COLUMN([.B2892]))))" office:value-type="string" office:string-value="Cell 2891 - 2" calcext:value-type="string">
            <text:p>Cell 2891 - 2</text:p>
          </table:table-cell>
        </table:table-row>
        <table:table-row table:style-name="ro1">
          <table:table-cell table:formula="of:= COM.MICROSOFT.CONCAT(&quot;Cell &quot;; COM.MICROSOFT.CONCAT(ROW([.A2893]) - 1; COM.MICROSOFT.CONCAT(&quot; - &quot;; COLUMN([.A2893]))))" office:value-type="string" office:string-value="Cell 2892 - 1" calcext:value-type="string">
            <text:p>Cell 2892 - 1</text:p>
          </table:table-cell>
          <table:table-cell table:formula="of:= COM.MICROSOFT.CONCAT(&quot;Cell &quot;; COM.MICROSOFT.CONCAT(ROW([.B2893]) - 1; COM.MICROSOFT.CONCAT(&quot; - &quot;; COLUMN([.B2893]))))" office:value-type="string" office:string-value="Cell 2892 - 2" calcext:value-type="string">
            <text:p>Cell 2892 - 2</text:p>
          </table:table-cell>
        </table:table-row>
        <table:table-row table:style-name="ro1">
          <table:table-cell table:formula="of:= COM.MICROSOFT.CONCAT(&quot;Cell &quot;; COM.MICROSOFT.CONCAT(ROW([.A2894]) - 1; COM.MICROSOFT.CONCAT(&quot; - &quot;; COLUMN([.A2894]))))" office:value-type="string" office:string-value="Cell 2893 - 1" calcext:value-type="string">
            <text:p>Cell 2893 - 1</text:p>
          </table:table-cell>
          <table:table-cell table:formula="of:= COM.MICROSOFT.CONCAT(&quot;Cell &quot;; COM.MICROSOFT.CONCAT(ROW([.B2894]) - 1; COM.MICROSOFT.CONCAT(&quot; - &quot;; COLUMN([.B2894]))))" office:value-type="string" office:string-value="Cell 2893 - 2" calcext:value-type="string">
            <text:p>Cell 2893 - 2</text:p>
          </table:table-cell>
        </table:table-row>
        <table:table-row table:style-name="ro1">
          <table:table-cell table:formula="of:= COM.MICROSOFT.CONCAT(&quot;Cell &quot;; COM.MICROSOFT.CONCAT(ROW([.A2895]) - 1; COM.MICROSOFT.CONCAT(&quot; - &quot;; COLUMN([.A2895]))))" office:value-type="string" office:string-value="Cell 2894 - 1" calcext:value-type="string">
            <text:p>Cell 2894 - 1</text:p>
          </table:table-cell>
          <table:table-cell table:formula="of:= COM.MICROSOFT.CONCAT(&quot;Cell &quot;; COM.MICROSOFT.CONCAT(ROW([.B2895]) - 1; COM.MICROSOFT.CONCAT(&quot; - &quot;; COLUMN([.B2895]))))" office:value-type="string" office:string-value="Cell 2894 - 2" calcext:value-type="string">
            <text:p>Cell 2894 - 2</text:p>
          </table:table-cell>
        </table:table-row>
        <table:table-row table:style-name="ro1">
          <table:table-cell table:formula="of:= COM.MICROSOFT.CONCAT(&quot;Cell &quot;; COM.MICROSOFT.CONCAT(ROW([.A2896]) - 1; COM.MICROSOFT.CONCAT(&quot; - &quot;; COLUMN([.A2896]))))" office:value-type="string" office:string-value="Cell 2895 - 1" calcext:value-type="string">
            <text:p>Cell 2895 - 1</text:p>
          </table:table-cell>
          <table:table-cell table:formula="of:= COM.MICROSOFT.CONCAT(&quot;Cell &quot;; COM.MICROSOFT.CONCAT(ROW([.B2896]) - 1; COM.MICROSOFT.CONCAT(&quot; - &quot;; COLUMN([.B2896]))))" office:value-type="string" office:string-value="Cell 2895 - 2" calcext:value-type="string">
            <text:p>Cell 2895 - 2</text:p>
          </table:table-cell>
        </table:table-row>
        <table:table-row table:style-name="ro1">
          <table:table-cell table:formula="of:= COM.MICROSOFT.CONCAT(&quot;Cell &quot;; COM.MICROSOFT.CONCAT(ROW([.A2897]) - 1; COM.MICROSOFT.CONCAT(&quot; - &quot;; COLUMN([.A2897]))))" office:value-type="string" office:string-value="Cell 2896 - 1" calcext:value-type="string">
            <text:p>Cell 2896 - 1</text:p>
          </table:table-cell>
          <table:table-cell table:formula="of:= COM.MICROSOFT.CONCAT(&quot;Cell &quot;; COM.MICROSOFT.CONCAT(ROW([.B2897]) - 1; COM.MICROSOFT.CONCAT(&quot; - &quot;; COLUMN([.B2897]))))" office:value-type="string" office:string-value="Cell 2896 - 2" calcext:value-type="string">
            <text:p>Cell 2896 - 2</text:p>
          </table:table-cell>
        </table:table-row>
        <table:table-row table:style-name="ro1">
          <table:table-cell table:formula="of:= COM.MICROSOFT.CONCAT(&quot;Cell &quot;; COM.MICROSOFT.CONCAT(ROW([.A2898]) - 1; COM.MICROSOFT.CONCAT(&quot; - &quot;; COLUMN([.A2898]))))" office:value-type="string" office:string-value="Cell 2897 - 1" calcext:value-type="string">
            <text:p>Cell 2897 - 1</text:p>
          </table:table-cell>
          <table:table-cell table:formula="of:= COM.MICROSOFT.CONCAT(&quot;Cell &quot;; COM.MICROSOFT.CONCAT(ROW([.B2898]) - 1; COM.MICROSOFT.CONCAT(&quot; - &quot;; COLUMN([.B2898]))))" office:value-type="string" office:string-value="Cell 2897 - 2" calcext:value-type="string">
            <text:p>Cell 2897 - 2</text:p>
          </table:table-cell>
        </table:table-row>
        <table:table-row table:style-name="ro1">
          <table:table-cell table:formula="of:= COM.MICROSOFT.CONCAT(&quot;Cell &quot;; COM.MICROSOFT.CONCAT(ROW([.A2899]) - 1; COM.MICROSOFT.CONCAT(&quot; - &quot;; COLUMN([.A2899]))))" office:value-type="string" office:string-value="Cell 2898 - 1" calcext:value-type="string">
            <text:p>Cell 2898 - 1</text:p>
          </table:table-cell>
          <table:table-cell table:formula="of:= COM.MICROSOFT.CONCAT(&quot;Cell &quot;; COM.MICROSOFT.CONCAT(ROW([.B2899]) - 1; COM.MICROSOFT.CONCAT(&quot; - &quot;; COLUMN([.B2899]))))" office:value-type="string" office:string-value="Cell 2898 - 2" calcext:value-type="string">
            <text:p>Cell 2898 - 2</text:p>
          </table:table-cell>
        </table:table-row>
        <table:table-row table:style-name="ro1">
          <table:table-cell table:formula="of:= COM.MICROSOFT.CONCAT(&quot;Cell &quot;; COM.MICROSOFT.CONCAT(ROW([.A2900]) - 1; COM.MICROSOFT.CONCAT(&quot; - &quot;; COLUMN([.A2900]))))" office:value-type="string" office:string-value="Cell 2899 - 1" calcext:value-type="string">
            <text:p>Cell 2899 - 1</text:p>
          </table:table-cell>
          <table:table-cell table:formula="of:= COM.MICROSOFT.CONCAT(&quot;Cell &quot;; COM.MICROSOFT.CONCAT(ROW([.B2900]) - 1; COM.MICROSOFT.CONCAT(&quot; - &quot;; COLUMN([.B2900]))))" office:value-type="string" office:string-value="Cell 2899 - 2" calcext:value-type="string">
            <text:p>Cell 2899 - 2</text:p>
          </table:table-cell>
        </table:table-row>
        <table:table-row table:style-name="ro1">
          <table:table-cell table:formula="of:= COM.MICROSOFT.CONCAT(&quot;Cell &quot;; COM.MICROSOFT.CONCAT(ROW([.A2901]) - 1; COM.MICROSOFT.CONCAT(&quot; - &quot;; COLUMN([.A2901]))))" office:value-type="string" office:string-value="Cell 2900 - 1" calcext:value-type="string">
            <text:p>Cell 2900 - 1</text:p>
          </table:table-cell>
          <table:table-cell table:formula="of:= COM.MICROSOFT.CONCAT(&quot;Cell &quot;; COM.MICROSOFT.CONCAT(ROW([.B2901]) - 1; COM.MICROSOFT.CONCAT(&quot; - &quot;; COLUMN([.B2901]))))" office:value-type="string" office:string-value="Cell 2900 - 2" calcext:value-type="string">
            <text:p>Cell 2900 - 2</text:p>
          </table:table-cell>
        </table:table-row>
        <table:table-row table:style-name="ro1">
          <table:table-cell table:formula="of:= COM.MICROSOFT.CONCAT(&quot;Cell &quot;; COM.MICROSOFT.CONCAT(ROW([.A2902]) - 1; COM.MICROSOFT.CONCAT(&quot; - &quot;; COLUMN([.A2902]))))" office:value-type="string" office:string-value="Cell 2901 - 1" calcext:value-type="string">
            <text:p>Cell 2901 - 1</text:p>
          </table:table-cell>
          <table:table-cell table:formula="of:= COM.MICROSOFT.CONCAT(&quot;Cell &quot;; COM.MICROSOFT.CONCAT(ROW([.B2902]) - 1; COM.MICROSOFT.CONCAT(&quot; - &quot;; COLUMN([.B2902]))))" office:value-type="string" office:string-value="Cell 2901 - 2" calcext:value-type="string">
            <text:p>Cell 2901 - 2</text:p>
          </table:table-cell>
        </table:table-row>
        <table:table-row table:style-name="ro1">
          <table:table-cell table:formula="of:= COM.MICROSOFT.CONCAT(&quot;Cell &quot;; COM.MICROSOFT.CONCAT(ROW([.A2903]) - 1; COM.MICROSOFT.CONCAT(&quot; - &quot;; COLUMN([.A2903]))))" office:value-type="string" office:string-value="Cell 2902 - 1" calcext:value-type="string">
            <text:p>Cell 2902 - 1</text:p>
          </table:table-cell>
          <table:table-cell table:formula="of:= COM.MICROSOFT.CONCAT(&quot;Cell &quot;; COM.MICROSOFT.CONCAT(ROW([.B2903]) - 1; COM.MICROSOFT.CONCAT(&quot; - &quot;; COLUMN([.B2903]))))" office:value-type="string" office:string-value="Cell 2902 - 2" calcext:value-type="string">
            <text:p>Cell 2902 - 2</text:p>
          </table:table-cell>
        </table:table-row>
        <table:table-row table:style-name="ro1">
          <table:table-cell table:formula="of:= COM.MICROSOFT.CONCAT(&quot;Cell &quot;; COM.MICROSOFT.CONCAT(ROW([.A2904]) - 1; COM.MICROSOFT.CONCAT(&quot; - &quot;; COLUMN([.A2904]))))" office:value-type="string" office:string-value="Cell 2903 - 1" calcext:value-type="string">
            <text:p>Cell 2903 - 1</text:p>
          </table:table-cell>
          <table:table-cell table:formula="of:= COM.MICROSOFT.CONCAT(&quot;Cell &quot;; COM.MICROSOFT.CONCAT(ROW([.B2904]) - 1; COM.MICROSOFT.CONCAT(&quot; - &quot;; COLUMN([.B2904]))))" office:value-type="string" office:string-value="Cell 2903 - 2" calcext:value-type="string">
            <text:p>Cell 2903 - 2</text:p>
          </table:table-cell>
        </table:table-row>
        <table:table-row table:style-name="ro1">
          <table:table-cell table:formula="of:= COM.MICROSOFT.CONCAT(&quot;Cell &quot;; COM.MICROSOFT.CONCAT(ROW([.A2905]) - 1; COM.MICROSOFT.CONCAT(&quot; - &quot;; COLUMN([.A2905]))))" office:value-type="string" office:string-value="Cell 2904 - 1" calcext:value-type="string">
            <text:p>Cell 2904 - 1</text:p>
          </table:table-cell>
          <table:table-cell table:formula="of:= COM.MICROSOFT.CONCAT(&quot;Cell &quot;; COM.MICROSOFT.CONCAT(ROW([.B2905]) - 1; COM.MICROSOFT.CONCAT(&quot; - &quot;; COLUMN([.B2905]))))" office:value-type="string" office:string-value="Cell 2904 - 2" calcext:value-type="string">
            <text:p>Cell 2904 - 2</text:p>
          </table:table-cell>
        </table:table-row>
        <table:table-row table:style-name="ro1">
          <table:table-cell table:formula="of:= COM.MICROSOFT.CONCAT(&quot;Cell &quot;; COM.MICROSOFT.CONCAT(ROW([.A2906]) - 1; COM.MICROSOFT.CONCAT(&quot; - &quot;; COLUMN([.A2906]))))" office:value-type="string" office:string-value="Cell 2905 - 1" calcext:value-type="string">
            <text:p>Cell 2905 - 1</text:p>
          </table:table-cell>
          <table:table-cell table:formula="of:= COM.MICROSOFT.CONCAT(&quot;Cell &quot;; COM.MICROSOFT.CONCAT(ROW([.B2906]) - 1; COM.MICROSOFT.CONCAT(&quot; - &quot;; COLUMN([.B2906]))))" office:value-type="string" office:string-value="Cell 2905 - 2" calcext:value-type="string">
            <text:p>Cell 2905 - 2</text:p>
          </table:table-cell>
        </table:table-row>
        <table:table-row table:style-name="ro1">
          <table:table-cell table:formula="of:= COM.MICROSOFT.CONCAT(&quot;Cell &quot;; COM.MICROSOFT.CONCAT(ROW([.A2907]) - 1; COM.MICROSOFT.CONCAT(&quot; - &quot;; COLUMN([.A2907]))))" office:value-type="string" office:string-value="Cell 2906 - 1" calcext:value-type="string">
            <text:p>Cell 2906 - 1</text:p>
          </table:table-cell>
          <table:table-cell table:formula="of:= COM.MICROSOFT.CONCAT(&quot;Cell &quot;; COM.MICROSOFT.CONCAT(ROW([.B2907]) - 1; COM.MICROSOFT.CONCAT(&quot; - &quot;; COLUMN([.B2907]))))" office:value-type="string" office:string-value="Cell 2906 - 2" calcext:value-type="string">
            <text:p>Cell 2906 - 2</text:p>
          </table:table-cell>
        </table:table-row>
        <table:table-row table:style-name="ro1">
          <table:table-cell table:formula="of:= COM.MICROSOFT.CONCAT(&quot;Cell &quot;; COM.MICROSOFT.CONCAT(ROW([.A2908]) - 1; COM.MICROSOFT.CONCAT(&quot; - &quot;; COLUMN([.A2908]))))" office:value-type="string" office:string-value="Cell 2907 - 1" calcext:value-type="string">
            <text:p>Cell 2907 - 1</text:p>
          </table:table-cell>
          <table:table-cell table:formula="of:= COM.MICROSOFT.CONCAT(&quot;Cell &quot;; COM.MICROSOFT.CONCAT(ROW([.B2908]) - 1; COM.MICROSOFT.CONCAT(&quot; - &quot;; COLUMN([.B2908]))))" office:value-type="string" office:string-value="Cell 2907 - 2" calcext:value-type="string">
            <text:p>Cell 2907 - 2</text:p>
          </table:table-cell>
        </table:table-row>
        <table:table-row table:style-name="ro1">
          <table:table-cell table:formula="of:= COM.MICROSOFT.CONCAT(&quot;Cell &quot;; COM.MICROSOFT.CONCAT(ROW([.A2909]) - 1; COM.MICROSOFT.CONCAT(&quot; - &quot;; COLUMN([.A2909]))))" office:value-type="string" office:string-value="Cell 2908 - 1" calcext:value-type="string">
            <text:p>Cell 2908 - 1</text:p>
          </table:table-cell>
          <table:table-cell table:formula="of:= COM.MICROSOFT.CONCAT(&quot;Cell &quot;; COM.MICROSOFT.CONCAT(ROW([.B2909]) - 1; COM.MICROSOFT.CONCAT(&quot; - &quot;; COLUMN([.B2909]))))" office:value-type="string" office:string-value="Cell 2908 - 2" calcext:value-type="string">
            <text:p>Cell 2908 - 2</text:p>
          </table:table-cell>
        </table:table-row>
        <table:table-row table:style-name="ro1">
          <table:table-cell table:formula="of:= COM.MICROSOFT.CONCAT(&quot;Cell &quot;; COM.MICROSOFT.CONCAT(ROW([.A2910]) - 1; COM.MICROSOFT.CONCAT(&quot; - &quot;; COLUMN([.A2910]))))" office:value-type="string" office:string-value="Cell 2909 - 1" calcext:value-type="string">
            <text:p>Cell 2909 - 1</text:p>
          </table:table-cell>
          <table:table-cell table:formula="of:= COM.MICROSOFT.CONCAT(&quot;Cell &quot;; COM.MICROSOFT.CONCAT(ROW([.B2910]) - 1; COM.MICROSOFT.CONCAT(&quot; - &quot;; COLUMN([.B2910]))))" office:value-type="string" office:string-value="Cell 2909 - 2" calcext:value-type="string">
            <text:p>Cell 2909 - 2</text:p>
          </table:table-cell>
        </table:table-row>
        <table:table-row table:style-name="ro1">
          <table:table-cell table:formula="of:= COM.MICROSOFT.CONCAT(&quot;Cell &quot;; COM.MICROSOFT.CONCAT(ROW([.A2911]) - 1; COM.MICROSOFT.CONCAT(&quot; - &quot;; COLUMN([.A2911]))))" office:value-type="string" office:string-value="Cell 2910 - 1" calcext:value-type="string">
            <text:p>Cell 2910 - 1</text:p>
          </table:table-cell>
          <table:table-cell table:formula="of:= COM.MICROSOFT.CONCAT(&quot;Cell &quot;; COM.MICROSOFT.CONCAT(ROW([.B2911]) - 1; COM.MICROSOFT.CONCAT(&quot; - &quot;; COLUMN([.B2911]))))" office:value-type="string" office:string-value="Cell 2910 - 2" calcext:value-type="string">
            <text:p>Cell 2910 - 2</text:p>
          </table:table-cell>
        </table:table-row>
        <table:table-row table:style-name="ro1">
          <table:table-cell table:formula="of:= COM.MICROSOFT.CONCAT(&quot;Cell &quot;; COM.MICROSOFT.CONCAT(ROW([.A2912]) - 1; COM.MICROSOFT.CONCAT(&quot; - &quot;; COLUMN([.A2912]))))" office:value-type="string" office:string-value="Cell 2911 - 1" calcext:value-type="string">
            <text:p>Cell 2911 - 1</text:p>
          </table:table-cell>
          <table:table-cell table:formula="of:= COM.MICROSOFT.CONCAT(&quot;Cell &quot;; COM.MICROSOFT.CONCAT(ROW([.B2912]) - 1; COM.MICROSOFT.CONCAT(&quot; - &quot;; COLUMN([.B2912]))))" office:value-type="string" office:string-value="Cell 2911 - 2" calcext:value-type="string">
            <text:p>Cell 2911 - 2</text:p>
          </table:table-cell>
        </table:table-row>
        <table:table-row table:style-name="ro1">
          <table:table-cell table:formula="of:= COM.MICROSOFT.CONCAT(&quot;Cell &quot;; COM.MICROSOFT.CONCAT(ROW([.A2913]) - 1; COM.MICROSOFT.CONCAT(&quot; - &quot;; COLUMN([.A2913]))))" office:value-type="string" office:string-value="Cell 2912 - 1" calcext:value-type="string">
            <text:p>Cell 2912 - 1</text:p>
          </table:table-cell>
          <table:table-cell table:formula="of:= COM.MICROSOFT.CONCAT(&quot;Cell &quot;; COM.MICROSOFT.CONCAT(ROW([.B2913]) - 1; COM.MICROSOFT.CONCAT(&quot; - &quot;; COLUMN([.B2913]))))" office:value-type="string" office:string-value="Cell 2912 - 2" calcext:value-type="string">
            <text:p>Cell 2912 - 2</text:p>
          </table:table-cell>
        </table:table-row>
        <table:table-row table:style-name="ro1">
          <table:table-cell table:formula="of:= COM.MICROSOFT.CONCAT(&quot;Cell &quot;; COM.MICROSOFT.CONCAT(ROW([.A2914]) - 1; COM.MICROSOFT.CONCAT(&quot; - &quot;; COLUMN([.A2914]))))" office:value-type="string" office:string-value="Cell 2913 - 1" calcext:value-type="string">
            <text:p>Cell 2913 - 1</text:p>
          </table:table-cell>
          <table:table-cell table:formula="of:= COM.MICROSOFT.CONCAT(&quot;Cell &quot;; COM.MICROSOFT.CONCAT(ROW([.B2914]) - 1; COM.MICROSOFT.CONCAT(&quot; - &quot;; COLUMN([.B2914]))))" office:value-type="string" office:string-value="Cell 2913 - 2" calcext:value-type="string">
            <text:p>Cell 2913 - 2</text:p>
          </table:table-cell>
        </table:table-row>
        <table:table-row table:style-name="ro1">
          <table:table-cell table:formula="of:= COM.MICROSOFT.CONCAT(&quot;Cell &quot;; COM.MICROSOFT.CONCAT(ROW([.A2915]) - 1; COM.MICROSOFT.CONCAT(&quot; - &quot;; COLUMN([.A2915]))))" office:value-type="string" office:string-value="Cell 2914 - 1" calcext:value-type="string">
            <text:p>Cell 2914 - 1</text:p>
          </table:table-cell>
          <table:table-cell table:formula="of:= COM.MICROSOFT.CONCAT(&quot;Cell &quot;; COM.MICROSOFT.CONCAT(ROW([.B2915]) - 1; COM.MICROSOFT.CONCAT(&quot; - &quot;; COLUMN([.B2915]))))" office:value-type="string" office:string-value="Cell 2914 - 2" calcext:value-type="string">
            <text:p>Cell 2914 - 2</text:p>
          </table:table-cell>
        </table:table-row>
        <table:table-row table:style-name="ro1">
          <table:table-cell table:formula="of:= COM.MICROSOFT.CONCAT(&quot;Cell &quot;; COM.MICROSOFT.CONCAT(ROW([.A2916]) - 1; COM.MICROSOFT.CONCAT(&quot; - &quot;; COLUMN([.A2916]))))" office:value-type="string" office:string-value="Cell 2915 - 1" calcext:value-type="string">
            <text:p>Cell 2915 - 1</text:p>
          </table:table-cell>
          <table:table-cell table:formula="of:= COM.MICROSOFT.CONCAT(&quot;Cell &quot;; COM.MICROSOFT.CONCAT(ROW([.B2916]) - 1; COM.MICROSOFT.CONCAT(&quot; - &quot;; COLUMN([.B2916]))))" office:value-type="string" office:string-value="Cell 2915 - 2" calcext:value-type="string">
            <text:p>Cell 2915 - 2</text:p>
          </table:table-cell>
        </table:table-row>
        <table:table-row table:style-name="ro1">
          <table:table-cell table:formula="of:= COM.MICROSOFT.CONCAT(&quot;Cell &quot;; COM.MICROSOFT.CONCAT(ROW([.A2917]) - 1; COM.MICROSOFT.CONCAT(&quot; - &quot;; COLUMN([.A2917]))))" office:value-type="string" office:string-value="Cell 2916 - 1" calcext:value-type="string">
            <text:p>Cell 2916 - 1</text:p>
          </table:table-cell>
          <table:table-cell table:formula="of:= COM.MICROSOFT.CONCAT(&quot;Cell &quot;; COM.MICROSOFT.CONCAT(ROW([.B2917]) - 1; COM.MICROSOFT.CONCAT(&quot; - &quot;; COLUMN([.B2917]))))" office:value-type="string" office:string-value="Cell 2916 - 2" calcext:value-type="string">
            <text:p>Cell 2916 - 2</text:p>
          </table:table-cell>
        </table:table-row>
        <table:table-row table:style-name="ro1">
          <table:table-cell table:formula="of:= COM.MICROSOFT.CONCAT(&quot;Cell &quot;; COM.MICROSOFT.CONCAT(ROW([.A2918]) - 1; COM.MICROSOFT.CONCAT(&quot; - &quot;; COLUMN([.A2918]))))" office:value-type="string" office:string-value="Cell 2917 - 1" calcext:value-type="string">
            <text:p>Cell 2917 - 1</text:p>
          </table:table-cell>
          <table:table-cell table:formula="of:= COM.MICROSOFT.CONCAT(&quot;Cell &quot;; COM.MICROSOFT.CONCAT(ROW([.B2918]) - 1; COM.MICROSOFT.CONCAT(&quot; - &quot;; COLUMN([.B2918]))))" office:value-type="string" office:string-value="Cell 2917 - 2" calcext:value-type="string">
            <text:p>Cell 2917 - 2</text:p>
          </table:table-cell>
        </table:table-row>
        <table:table-row table:style-name="ro1">
          <table:table-cell table:formula="of:= COM.MICROSOFT.CONCAT(&quot;Cell &quot;; COM.MICROSOFT.CONCAT(ROW([.A2919]) - 1; COM.MICROSOFT.CONCAT(&quot; - &quot;; COLUMN([.A2919]))))" office:value-type="string" office:string-value="Cell 2918 - 1" calcext:value-type="string">
            <text:p>Cell 2918 - 1</text:p>
          </table:table-cell>
          <table:table-cell table:formula="of:= COM.MICROSOFT.CONCAT(&quot;Cell &quot;; COM.MICROSOFT.CONCAT(ROW([.B2919]) - 1; COM.MICROSOFT.CONCAT(&quot; - &quot;; COLUMN([.B2919]))))" office:value-type="string" office:string-value="Cell 2918 - 2" calcext:value-type="string">
            <text:p>Cell 2918 - 2</text:p>
          </table:table-cell>
        </table:table-row>
        <table:table-row table:style-name="ro1">
          <table:table-cell table:formula="of:= COM.MICROSOFT.CONCAT(&quot;Cell &quot;; COM.MICROSOFT.CONCAT(ROW([.A2920]) - 1; COM.MICROSOFT.CONCAT(&quot; - &quot;; COLUMN([.A2920]))))" office:value-type="string" office:string-value="Cell 2919 - 1" calcext:value-type="string">
            <text:p>Cell 2919 - 1</text:p>
          </table:table-cell>
          <table:table-cell table:formula="of:= COM.MICROSOFT.CONCAT(&quot;Cell &quot;; COM.MICROSOFT.CONCAT(ROW([.B2920]) - 1; COM.MICROSOFT.CONCAT(&quot; - &quot;; COLUMN([.B2920]))))" office:value-type="string" office:string-value="Cell 2919 - 2" calcext:value-type="string">
            <text:p>Cell 2919 - 2</text:p>
          </table:table-cell>
        </table:table-row>
        <table:table-row table:style-name="ro1">
          <table:table-cell table:formula="of:= COM.MICROSOFT.CONCAT(&quot;Cell &quot;; COM.MICROSOFT.CONCAT(ROW([.A2921]) - 1; COM.MICROSOFT.CONCAT(&quot; - &quot;; COLUMN([.A2921]))))" office:value-type="string" office:string-value="Cell 2920 - 1" calcext:value-type="string">
            <text:p>Cell 2920 - 1</text:p>
          </table:table-cell>
          <table:table-cell table:formula="of:= COM.MICROSOFT.CONCAT(&quot;Cell &quot;; COM.MICROSOFT.CONCAT(ROW([.B2921]) - 1; COM.MICROSOFT.CONCAT(&quot; - &quot;; COLUMN([.B2921]))))" office:value-type="string" office:string-value="Cell 2920 - 2" calcext:value-type="string">
            <text:p>Cell 2920 - 2</text:p>
          </table:table-cell>
        </table:table-row>
        <table:table-row table:style-name="ro1">
          <table:table-cell table:formula="of:= COM.MICROSOFT.CONCAT(&quot;Cell &quot;; COM.MICROSOFT.CONCAT(ROW([.A2922]) - 1; COM.MICROSOFT.CONCAT(&quot; - &quot;; COLUMN([.A2922]))))" office:value-type="string" office:string-value="Cell 2921 - 1" calcext:value-type="string">
            <text:p>Cell 2921 - 1</text:p>
          </table:table-cell>
          <table:table-cell table:formula="of:= COM.MICROSOFT.CONCAT(&quot;Cell &quot;; COM.MICROSOFT.CONCAT(ROW([.B2922]) - 1; COM.MICROSOFT.CONCAT(&quot; - &quot;; COLUMN([.B2922]))))" office:value-type="string" office:string-value="Cell 2921 - 2" calcext:value-type="string">
            <text:p>Cell 2921 - 2</text:p>
          </table:table-cell>
        </table:table-row>
        <table:table-row table:style-name="ro1">
          <table:table-cell table:formula="of:= COM.MICROSOFT.CONCAT(&quot;Cell &quot;; COM.MICROSOFT.CONCAT(ROW([.A2923]) - 1; COM.MICROSOFT.CONCAT(&quot; - &quot;; COLUMN([.A2923]))))" office:value-type="string" office:string-value="Cell 2922 - 1" calcext:value-type="string">
            <text:p>Cell 2922 - 1</text:p>
          </table:table-cell>
          <table:table-cell table:formula="of:= COM.MICROSOFT.CONCAT(&quot;Cell &quot;; COM.MICROSOFT.CONCAT(ROW([.B2923]) - 1; COM.MICROSOFT.CONCAT(&quot; - &quot;; COLUMN([.B2923]))))" office:value-type="string" office:string-value="Cell 2922 - 2" calcext:value-type="string">
            <text:p>Cell 2922 - 2</text:p>
          </table:table-cell>
        </table:table-row>
        <table:table-row table:style-name="ro1">
          <table:table-cell table:formula="of:= COM.MICROSOFT.CONCAT(&quot;Cell &quot;; COM.MICROSOFT.CONCAT(ROW([.A2924]) - 1; COM.MICROSOFT.CONCAT(&quot; - &quot;; COLUMN([.A2924]))))" office:value-type="string" office:string-value="Cell 2923 - 1" calcext:value-type="string">
            <text:p>Cell 2923 - 1</text:p>
          </table:table-cell>
          <table:table-cell table:formula="of:= COM.MICROSOFT.CONCAT(&quot;Cell &quot;; COM.MICROSOFT.CONCAT(ROW([.B2924]) - 1; COM.MICROSOFT.CONCAT(&quot; - &quot;; COLUMN([.B2924]))))" office:value-type="string" office:string-value="Cell 2923 - 2" calcext:value-type="string">
            <text:p>Cell 2923 - 2</text:p>
          </table:table-cell>
        </table:table-row>
        <table:table-row table:style-name="ro1">
          <table:table-cell table:formula="of:= COM.MICROSOFT.CONCAT(&quot;Cell &quot;; COM.MICROSOFT.CONCAT(ROW([.A2925]) - 1; COM.MICROSOFT.CONCAT(&quot; - &quot;; COLUMN([.A2925]))))" office:value-type="string" office:string-value="Cell 2924 - 1" calcext:value-type="string">
            <text:p>Cell 2924 - 1</text:p>
          </table:table-cell>
          <table:table-cell table:formula="of:= COM.MICROSOFT.CONCAT(&quot;Cell &quot;; COM.MICROSOFT.CONCAT(ROW([.B2925]) - 1; COM.MICROSOFT.CONCAT(&quot; - &quot;; COLUMN([.B2925]))))" office:value-type="string" office:string-value="Cell 2924 - 2" calcext:value-type="string">
            <text:p>Cell 2924 - 2</text:p>
          </table:table-cell>
        </table:table-row>
        <table:table-row table:style-name="ro1">
          <table:table-cell table:formula="of:= COM.MICROSOFT.CONCAT(&quot;Cell &quot;; COM.MICROSOFT.CONCAT(ROW([.A2926]) - 1; COM.MICROSOFT.CONCAT(&quot; - &quot;; COLUMN([.A2926]))))" office:value-type="string" office:string-value="Cell 2925 - 1" calcext:value-type="string">
            <text:p>Cell 2925 - 1</text:p>
          </table:table-cell>
          <table:table-cell table:formula="of:= COM.MICROSOFT.CONCAT(&quot;Cell &quot;; COM.MICROSOFT.CONCAT(ROW([.B2926]) - 1; COM.MICROSOFT.CONCAT(&quot; - &quot;; COLUMN([.B2926]))))" office:value-type="string" office:string-value="Cell 2925 - 2" calcext:value-type="string">
            <text:p>Cell 2925 - 2</text:p>
          </table:table-cell>
        </table:table-row>
        <table:table-row table:style-name="ro1">
          <table:table-cell table:formula="of:= COM.MICROSOFT.CONCAT(&quot;Cell &quot;; COM.MICROSOFT.CONCAT(ROW([.A2927]) - 1; COM.MICROSOFT.CONCAT(&quot; - &quot;; COLUMN([.A2927]))))" office:value-type="string" office:string-value="Cell 2926 - 1" calcext:value-type="string">
            <text:p>Cell 2926 - 1</text:p>
          </table:table-cell>
          <table:table-cell table:formula="of:= COM.MICROSOFT.CONCAT(&quot;Cell &quot;; COM.MICROSOFT.CONCAT(ROW([.B2927]) - 1; COM.MICROSOFT.CONCAT(&quot; - &quot;; COLUMN([.B2927]))))" office:value-type="string" office:string-value="Cell 2926 - 2" calcext:value-type="string">
            <text:p>Cell 2926 - 2</text:p>
          </table:table-cell>
        </table:table-row>
        <table:table-row table:style-name="ro1">
          <table:table-cell table:formula="of:= COM.MICROSOFT.CONCAT(&quot;Cell &quot;; COM.MICROSOFT.CONCAT(ROW([.A2928]) - 1; COM.MICROSOFT.CONCAT(&quot; - &quot;; COLUMN([.A2928]))))" office:value-type="string" office:string-value="Cell 2927 - 1" calcext:value-type="string">
            <text:p>Cell 2927 - 1</text:p>
          </table:table-cell>
          <table:table-cell table:formula="of:= COM.MICROSOFT.CONCAT(&quot;Cell &quot;; COM.MICROSOFT.CONCAT(ROW([.B2928]) - 1; COM.MICROSOFT.CONCAT(&quot; - &quot;; COLUMN([.B2928]))))" office:value-type="string" office:string-value="Cell 2927 - 2" calcext:value-type="string">
            <text:p>Cell 2927 - 2</text:p>
          </table:table-cell>
        </table:table-row>
        <table:table-row table:style-name="ro1">
          <table:table-cell table:formula="of:= COM.MICROSOFT.CONCAT(&quot;Cell &quot;; COM.MICROSOFT.CONCAT(ROW([.A2929]) - 1; COM.MICROSOFT.CONCAT(&quot; - &quot;; COLUMN([.A2929]))))" office:value-type="string" office:string-value="Cell 2928 - 1" calcext:value-type="string">
            <text:p>Cell 2928 - 1</text:p>
          </table:table-cell>
          <table:table-cell table:formula="of:= COM.MICROSOFT.CONCAT(&quot;Cell &quot;; COM.MICROSOFT.CONCAT(ROW([.B2929]) - 1; COM.MICROSOFT.CONCAT(&quot; - &quot;; COLUMN([.B2929]))))" office:value-type="string" office:string-value="Cell 2928 - 2" calcext:value-type="string">
            <text:p>Cell 2928 - 2</text:p>
          </table:table-cell>
        </table:table-row>
        <table:table-row table:style-name="ro1">
          <table:table-cell table:formula="of:= COM.MICROSOFT.CONCAT(&quot;Cell &quot;; COM.MICROSOFT.CONCAT(ROW([.A2930]) - 1; COM.MICROSOFT.CONCAT(&quot; - &quot;; COLUMN([.A2930]))))" office:value-type="string" office:string-value="Cell 2929 - 1" calcext:value-type="string">
            <text:p>Cell 2929 - 1</text:p>
          </table:table-cell>
          <table:table-cell table:formula="of:= COM.MICROSOFT.CONCAT(&quot;Cell &quot;; COM.MICROSOFT.CONCAT(ROW([.B2930]) - 1; COM.MICROSOFT.CONCAT(&quot; - &quot;; COLUMN([.B2930]))))" office:value-type="string" office:string-value="Cell 2929 - 2" calcext:value-type="string">
            <text:p>Cell 2929 - 2</text:p>
          </table:table-cell>
        </table:table-row>
        <table:table-row table:style-name="ro1">
          <table:table-cell table:formula="of:= COM.MICROSOFT.CONCAT(&quot;Cell &quot;; COM.MICROSOFT.CONCAT(ROW([.A2931]) - 1; COM.MICROSOFT.CONCAT(&quot; - &quot;; COLUMN([.A2931]))))" office:value-type="string" office:string-value="Cell 2930 - 1" calcext:value-type="string">
            <text:p>Cell 2930 - 1</text:p>
          </table:table-cell>
          <table:table-cell table:formula="of:= COM.MICROSOFT.CONCAT(&quot;Cell &quot;; COM.MICROSOFT.CONCAT(ROW([.B2931]) - 1; COM.MICROSOFT.CONCAT(&quot; - &quot;; COLUMN([.B2931]))))" office:value-type="string" office:string-value="Cell 2930 - 2" calcext:value-type="string">
            <text:p>Cell 2930 - 2</text:p>
          </table:table-cell>
        </table:table-row>
        <table:table-row table:style-name="ro1">
          <table:table-cell table:formula="of:= COM.MICROSOFT.CONCAT(&quot;Cell &quot;; COM.MICROSOFT.CONCAT(ROW([.A2932]) - 1; COM.MICROSOFT.CONCAT(&quot; - &quot;; COLUMN([.A2932]))))" office:value-type="string" office:string-value="Cell 2931 - 1" calcext:value-type="string">
            <text:p>Cell 2931 - 1</text:p>
          </table:table-cell>
          <table:table-cell table:formula="of:= COM.MICROSOFT.CONCAT(&quot;Cell &quot;; COM.MICROSOFT.CONCAT(ROW([.B2932]) - 1; COM.MICROSOFT.CONCAT(&quot; - &quot;; COLUMN([.B2932]))))" office:value-type="string" office:string-value="Cell 2931 - 2" calcext:value-type="string">
            <text:p>Cell 2931 - 2</text:p>
          </table:table-cell>
        </table:table-row>
        <table:table-row table:style-name="ro1">
          <table:table-cell table:formula="of:= COM.MICROSOFT.CONCAT(&quot;Cell &quot;; COM.MICROSOFT.CONCAT(ROW([.A2933]) - 1; COM.MICROSOFT.CONCAT(&quot; - &quot;; COLUMN([.A2933]))))" office:value-type="string" office:string-value="Cell 2932 - 1" calcext:value-type="string">
            <text:p>Cell 2932 - 1</text:p>
          </table:table-cell>
          <table:table-cell table:formula="of:= COM.MICROSOFT.CONCAT(&quot;Cell &quot;; COM.MICROSOFT.CONCAT(ROW([.B2933]) - 1; COM.MICROSOFT.CONCAT(&quot; - &quot;; COLUMN([.B2933]))))" office:value-type="string" office:string-value="Cell 2932 - 2" calcext:value-type="string">
            <text:p>Cell 2932 - 2</text:p>
          </table:table-cell>
        </table:table-row>
        <table:table-row table:style-name="ro1">
          <table:table-cell table:formula="of:= COM.MICROSOFT.CONCAT(&quot;Cell &quot;; COM.MICROSOFT.CONCAT(ROW([.A2934]) - 1; COM.MICROSOFT.CONCAT(&quot; - &quot;; COLUMN([.A2934]))))" office:value-type="string" office:string-value="Cell 2933 - 1" calcext:value-type="string">
            <text:p>Cell 2933 - 1</text:p>
          </table:table-cell>
          <table:table-cell table:formula="of:= COM.MICROSOFT.CONCAT(&quot;Cell &quot;; COM.MICROSOFT.CONCAT(ROW([.B2934]) - 1; COM.MICROSOFT.CONCAT(&quot; - &quot;; COLUMN([.B2934]))))" office:value-type="string" office:string-value="Cell 2933 - 2" calcext:value-type="string">
            <text:p>Cell 2933 - 2</text:p>
          </table:table-cell>
        </table:table-row>
        <table:table-row table:style-name="ro1">
          <table:table-cell table:formula="of:= COM.MICROSOFT.CONCAT(&quot;Cell &quot;; COM.MICROSOFT.CONCAT(ROW([.A2935]) - 1; COM.MICROSOFT.CONCAT(&quot; - &quot;; COLUMN([.A2935]))))" office:value-type="string" office:string-value="Cell 2934 - 1" calcext:value-type="string">
            <text:p>Cell 2934 - 1</text:p>
          </table:table-cell>
          <table:table-cell table:formula="of:= COM.MICROSOFT.CONCAT(&quot;Cell &quot;; COM.MICROSOFT.CONCAT(ROW([.B2935]) - 1; COM.MICROSOFT.CONCAT(&quot; - &quot;; COLUMN([.B2935]))))" office:value-type="string" office:string-value="Cell 2934 - 2" calcext:value-type="string">
            <text:p>Cell 2934 - 2</text:p>
          </table:table-cell>
        </table:table-row>
        <table:table-row table:style-name="ro1">
          <table:table-cell table:formula="of:= COM.MICROSOFT.CONCAT(&quot;Cell &quot;; COM.MICROSOFT.CONCAT(ROW([.A2936]) - 1; COM.MICROSOFT.CONCAT(&quot; - &quot;; COLUMN([.A2936]))))" office:value-type="string" office:string-value="Cell 2935 - 1" calcext:value-type="string">
            <text:p>Cell 2935 - 1</text:p>
          </table:table-cell>
          <table:table-cell table:formula="of:= COM.MICROSOFT.CONCAT(&quot;Cell &quot;; COM.MICROSOFT.CONCAT(ROW([.B2936]) - 1; COM.MICROSOFT.CONCAT(&quot; - &quot;; COLUMN([.B2936]))))" office:value-type="string" office:string-value="Cell 2935 - 2" calcext:value-type="string">
            <text:p>Cell 2935 - 2</text:p>
          </table:table-cell>
        </table:table-row>
        <table:table-row table:style-name="ro1">
          <table:table-cell table:formula="of:= COM.MICROSOFT.CONCAT(&quot;Cell &quot;; COM.MICROSOFT.CONCAT(ROW([.A2937]) - 1; COM.MICROSOFT.CONCAT(&quot; - &quot;; COLUMN([.A2937]))))" office:value-type="string" office:string-value="Cell 2936 - 1" calcext:value-type="string">
            <text:p>Cell 2936 - 1</text:p>
          </table:table-cell>
          <table:table-cell table:formula="of:= COM.MICROSOFT.CONCAT(&quot;Cell &quot;; COM.MICROSOFT.CONCAT(ROW([.B2937]) - 1; COM.MICROSOFT.CONCAT(&quot; - &quot;; COLUMN([.B2937]))))" office:value-type="string" office:string-value="Cell 2936 - 2" calcext:value-type="string">
            <text:p>Cell 2936 - 2</text:p>
          </table:table-cell>
        </table:table-row>
        <table:table-row table:style-name="ro1">
          <table:table-cell table:formula="of:= COM.MICROSOFT.CONCAT(&quot;Cell &quot;; COM.MICROSOFT.CONCAT(ROW([.A2938]) - 1; COM.MICROSOFT.CONCAT(&quot; - &quot;; COLUMN([.A2938]))))" office:value-type="string" office:string-value="Cell 2937 - 1" calcext:value-type="string">
            <text:p>Cell 2937 - 1</text:p>
          </table:table-cell>
          <table:table-cell table:formula="of:= COM.MICROSOFT.CONCAT(&quot;Cell &quot;; COM.MICROSOFT.CONCAT(ROW([.B2938]) - 1; COM.MICROSOFT.CONCAT(&quot; - &quot;; COLUMN([.B2938]))))" office:value-type="string" office:string-value="Cell 2937 - 2" calcext:value-type="string">
            <text:p>Cell 2937 - 2</text:p>
          </table:table-cell>
        </table:table-row>
        <table:table-row table:style-name="ro1">
          <table:table-cell table:formula="of:= COM.MICROSOFT.CONCAT(&quot;Cell &quot;; COM.MICROSOFT.CONCAT(ROW([.A2939]) - 1; COM.MICROSOFT.CONCAT(&quot; - &quot;; COLUMN([.A2939]))))" office:value-type="string" office:string-value="Cell 2938 - 1" calcext:value-type="string">
            <text:p>Cell 2938 - 1</text:p>
          </table:table-cell>
          <table:table-cell table:formula="of:= COM.MICROSOFT.CONCAT(&quot;Cell &quot;; COM.MICROSOFT.CONCAT(ROW([.B2939]) - 1; COM.MICROSOFT.CONCAT(&quot; - &quot;; COLUMN([.B2939]))))" office:value-type="string" office:string-value="Cell 2938 - 2" calcext:value-type="string">
            <text:p>Cell 2938 - 2</text:p>
          </table:table-cell>
        </table:table-row>
        <table:table-row table:style-name="ro1">
          <table:table-cell table:formula="of:= COM.MICROSOFT.CONCAT(&quot;Cell &quot;; COM.MICROSOFT.CONCAT(ROW([.A2940]) - 1; COM.MICROSOFT.CONCAT(&quot; - &quot;; COLUMN([.A2940]))))" office:value-type="string" office:string-value="Cell 2939 - 1" calcext:value-type="string">
            <text:p>Cell 2939 - 1</text:p>
          </table:table-cell>
          <table:table-cell table:formula="of:= COM.MICROSOFT.CONCAT(&quot;Cell &quot;; COM.MICROSOFT.CONCAT(ROW([.B2940]) - 1; COM.MICROSOFT.CONCAT(&quot; - &quot;; COLUMN([.B2940]))))" office:value-type="string" office:string-value="Cell 2939 - 2" calcext:value-type="string">
            <text:p>Cell 2939 - 2</text:p>
          </table:table-cell>
        </table:table-row>
        <table:table-row table:style-name="ro1">
          <table:table-cell table:formula="of:= COM.MICROSOFT.CONCAT(&quot;Cell &quot;; COM.MICROSOFT.CONCAT(ROW([.A2941]) - 1; COM.MICROSOFT.CONCAT(&quot; - &quot;; COLUMN([.A2941]))))" office:value-type="string" office:string-value="Cell 2940 - 1" calcext:value-type="string">
            <text:p>Cell 2940 - 1</text:p>
          </table:table-cell>
          <table:table-cell table:formula="of:= COM.MICROSOFT.CONCAT(&quot;Cell &quot;; COM.MICROSOFT.CONCAT(ROW([.B2941]) - 1; COM.MICROSOFT.CONCAT(&quot; - &quot;; COLUMN([.B2941]))))" office:value-type="string" office:string-value="Cell 2940 - 2" calcext:value-type="string">
            <text:p>Cell 2940 - 2</text:p>
          </table:table-cell>
        </table:table-row>
        <table:table-row table:style-name="ro1">
          <table:table-cell table:formula="of:= COM.MICROSOFT.CONCAT(&quot;Cell &quot;; COM.MICROSOFT.CONCAT(ROW([.A2942]) - 1; COM.MICROSOFT.CONCAT(&quot; - &quot;; COLUMN([.A2942]))))" office:value-type="string" office:string-value="Cell 2941 - 1" calcext:value-type="string">
            <text:p>Cell 2941 - 1</text:p>
          </table:table-cell>
          <table:table-cell table:formula="of:= COM.MICROSOFT.CONCAT(&quot;Cell &quot;; COM.MICROSOFT.CONCAT(ROW([.B2942]) - 1; COM.MICROSOFT.CONCAT(&quot; - &quot;; COLUMN([.B2942]))))" office:value-type="string" office:string-value="Cell 2941 - 2" calcext:value-type="string">
            <text:p>Cell 2941 - 2</text:p>
          </table:table-cell>
        </table:table-row>
        <table:table-row table:style-name="ro1">
          <table:table-cell table:formula="of:= COM.MICROSOFT.CONCAT(&quot;Cell &quot;; COM.MICROSOFT.CONCAT(ROW([.A2943]) - 1; COM.MICROSOFT.CONCAT(&quot; - &quot;; COLUMN([.A2943]))))" office:value-type="string" office:string-value="Cell 2942 - 1" calcext:value-type="string">
            <text:p>Cell 2942 - 1</text:p>
          </table:table-cell>
          <table:table-cell table:formula="of:= COM.MICROSOFT.CONCAT(&quot;Cell &quot;; COM.MICROSOFT.CONCAT(ROW([.B2943]) - 1; COM.MICROSOFT.CONCAT(&quot; - &quot;; COLUMN([.B2943]))))" office:value-type="string" office:string-value="Cell 2942 - 2" calcext:value-type="string">
            <text:p>Cell 2942 - 2</text:p>
          </table:table-cell>
        </table:table-row>
        <table:table-row table:style-name="ro1">
          <table:table-cell table:formula="of:= COM.MICROSOFT.CONCAT(&quot;Cell &quot;; COM.MICROSOFT.CONCAT(ROW([.A2944]) - 1; COM.MICROSOFT.CONCAT(&quot; - &quot;; COLUMN([.A2944]))))" office:value-type="string" office:string-value="Cell 2943 - 1" calcext:value-type="string">
            <text:p>Cell 2943 - 1</text:p>
          </table:table-cell>
          <table:table-cell table:formula="of:= COM.MICROSOFT.CONCAT(&quot;Cell &quot;; COM.MICROSOFT.CONCAT(ROW([.B2944]) - 1; COM.MICROSOFT.CONCAT(&quot; - &quot;; COLUMN([.B2944]))))" office:value-type="string" office:string-value="Cell 2943 - 2" calcext:value-type="string">
            <text:p>Cell 2943 - 2</text:p>
          </table:table-cell>
        </table:table-row>
        <table:table-row table:style-name="ro1">
          <table:table-cell table:formula="of:= COM.MICROSOFT.CONCAT(&quot;Cell &quot;; COM.MICROSOFT.CONCAT(ROW([.A2945]) - 1; COM.MICROSOFT.CONCAT(&quot; - &quot;; COLUMN([.A2945]))))" office:value-type="string" office:string-value="Cell 2944 - 1" calcext:value-type="string">
            <text:p>Cell 2944 - 1</text:p>
          </table:table-cell>
          <table:table-cell table:formula="of:= COM.MICROSOFT.CONCAT(&quot;Cell &quot;; COM.MICROSOFT.CONCAT(ROW([.B2945]) - 1; COM.MICROSOFT.CONCAT(&quot; - &quot;; COLUMN([.B2945]))))" office:value-type="string" office:string-value="Cell 2944 - 2" calcext:value-type="string">
            <text:p>Cell 2944 - 2</text:p>
          </table:table-cell>
        </table:table-row>
        <table:table-row table:style-name="ro1">
          <table:table-cell table:formula="of:= COM.MICROSOFT.CONCAT(&quot;Cell &quot;; COM.MICROSOFT.CONCAT(ROW([.A2946]) - 1; COM.MICROSOFT.CONCAT(&quot; - &quot;; COLUMN([.A2946]))))" office:value-type="string" office:string-value="Cell 2945 - 1" calcext:value-type="string">
            <text:p>Cell 2945 - 1</text:p>
          </table:table-cell>
          <table:table-cell table:formula="of:= COM.MICROSOFT.CONCAT(&quot;Cell &quot;; COM.MICROSOFT.CONCAT(ROW([.B2946]) - 1; COM.MICROSOFT.CONCAT(&quot; - &quot;; COLUMN([.B2946]))))" office:value-type="string" office:string-value="Cell 2945 - 2" calcext:value-type="string">
            <text:p>Cell 2945 - 2</text:p>
          </table:table-cell>
        </table:table-row>
        <table:table-row table:style-name="ro1">
          <table:table-cell table:formula="of:= COM.MICROSOFT.CONCAT(&quot;Cell &quot;; COM.MICROSOFT.CONCAT(ROW([.A2947]) - 1; COM.MICROSOFT.CONCAT(&quot; - &quot;; COLUMN([.A2947]))))" office:value-type="string" office:string-value="Cell 2946 - 1" calcext:value-type="string">
            <text:p>Cell 2946 - 1</text:p>
          </table:table-cell>
          <table:table-cell table:formula="of:= COM.MICROSOFT.CONCAT(&quot;Cell &quot;; COM.MICROSOFT.CONCAT(ROW([.B2947]) - 1; COM.MICROSOFT.CONCAT(&quot; - &quot;; COLUMN([.B2947]))))" office:value-type="string" office:string-value="Cell 2946 - 2" calcext:value-type="string">
            <text:p>Cell 2946 - 2</text:p>
          </table:table-cell>
        </table:table-row>
        <table:table-row table:style-name="ro1">
          <table:table-cell table:formula="of:= COM.MICROSOFT.CONCAT(&quot;Cell &quot;; COM.MICROSOFT.CONCAT(ROW([.A2948]) - 1; COM.MICROSOFT.CONCAT(&quot; - &quot;; COLUMN([.A2948]))))" office:value-type="string" office:string-value="Cell 2947 - 1" calcext:value-type="string">
            <text:p>Cell 2947 - 1</text:p>
          </table:table-cell>
          <table:table-cell table:formula="of:= COM.MICROSOFT.CONCAT(&quot;Cell &quot;; COM.MICROSOFT.CONCAT(ROW([.B2948]) - 1; COM.MICROSOFT.CONCAT(&quot; - &quot;; COLUMN([.B2948]))))" office:value-type="string" office:string-value="Cell 2947 - 2" calcext:value-type="string">
            <text:p>Cell 2947 - 2</text:p>
          </table:table-cell>
        </table:table-row>
        <table:table-row table:style-name="ro1">
          <table:table-cell table:formula="of:= COM.MICROSOFT.CONCAT(&quot;Cell &quot;; COM.MICROSOFT.CONCAT(ROW([.A2949]) - 1; COM.MICROSOFT.CONCAT(&quot; - &quot;; COLUMN([.A2949]))))" office:value-type="string" office:string-value="Cell 2948 - 1" calcext:value-type="string">
            <text:p>Cell 2948 - 1</text:p>
          </table:table-cell>
          <table:table-cell table:formula="of:= COM.MICROSOFT.CONCAT(&quot;Cell &quot;; COM.MICROSOFT.CONCAT(ROW([.B2949]) - 1; COM.MICROSOFT.CONCAT(&quot; - &quot;; COLUMN([.B2949]))))" office:value-type="string" office:string-value="Cell 2948 - 2" calcext:value-type="string">
            <text:p>Cell 2948 - 2</text:p>
          </table:table-cell>
        </table:table-row>
        <table:table-row table:style-name="ro1">
          <table:table-cell table:formula="of:= COM.MICROSOFT.CONCAT(&quot;Cell &quot;; COM.MICROSOFT.CONCAT(ROW([.A2950]) - 1; COM.MICROSOFT.CONCAT(&quot; - &quot;; COLUMN([.A2950]))))" office:value-type="string" office:string-value="Cell 2949 - 1" calcext:value-type="string">
            <text:p>Cell 2949 - 1</text:p>
          </table:table-cell>
          <table:table-cell table:formula="of:= COM.MICROSOFT.CONCAT(&quot;Cell &quot;; COM.MICROSOFT.CONCAT(ROW([.B2950]) - 1; COM.MICROSOFT.CONCAT(&quot; - &quot;; COLUMN([.B2950]))))" office:value-type="string" office:string-value="Cell 2949 - 2" calcext:value-type="string">
            <text:p>Cell 2949 - 2</text:p>
          </table:table-cell>
        </table:table-row>
        <table:table-row table:style-name="ro1">
          <table:table-cell table:formula="of:= COM.MICROSOFT.CONCAT(&quot;Cell &quot;; COM.MICROSOFT.CONCAT(ROW([.A2951]) - 1; COM.MICROSOFT.CONCAT(&quot; - &quot;; COLUMN([.A2951]))))" office:value-type="string" office:string-value="Cell 2950 - 1" calcext:value-type="string">
            <text:p>Cell 2950 - 1</text:p>
          </table:table-cell>
          <table:table-cell table:formula="of:= COM.MICROSOFT.CONCAT(&quot;Cell &quot;; COM.MICROSOFT.CONCAT(ROW([.B2951]) - 1; COM.MICROSOFT.CONCAT(&quot; - &quot;; COLUMN([.B2951]))))" office:value-type="string" office:string-value="Cell 2950 - 2" calcext:value-type="string">
            <text:p>Cell 2950 - 2</text:p>
          </table:table-cell>
        </table:table-row>
        <table:table-row table:style-name="ro1">
          <table:table-cell table:formula="of:= COM.MICROSOFT.CONCAT(&quot;Cell &quot;; COM.MICROSOFT.CONCAT(ROW([.A2952]) - 1; COM.MICROSOFT.CONCAT(&quot; - &quot;; COLUMN([.A2952]))))" office:value-type="string" office:string-value="Cell 2951 - 1" calcext:value-type="string">
            <text:p>Cell 2951 - 1</text:p>
          </table:table-cell>
          <table:table-cell table:formula="of:= COM.MICROSOFT.CONCAT(&quot;Cell &quot;; COM.MICROSOFT.CONCAT(ROW([.B2952]) - 1; COM.MICROSOFT.CONCAT(&quot; - &quot;; COLUMN([.B2952]))))" office:value-type="string" office:string-value="Cell 2951 - 2" calcext:value-type="string">
            <text:p>Cell 2951 - 2</text:p>
          </table:table-cell>
        </table:table-row>
        <table:table-row table:style-name="ro1">
          <table:table-cell table:formula="of:= COM.MICROSOFT.CONCAT(&quot;Cell &quot;; COM.MICROSOFT.CONCAT(ROW([.A2953]) - 1; COM.MICROSOFT.CONCAT(&quot; - &quot;; COLUMN([.A2953]))))" office:value-type="string" office:string-value="Cell 2952 - 1" calcext:value-type="string">
            <text:p>Cell 2952 - 1</text:p>
          </table:table-cell>
          <table:table-cell table:formula="of:= COM.MICROSOFT.CONCAT(&quot;Cell &quot;; COM.MICROSOFT.CONCAT(ROW([.B2953]) - 1; COM.MICROSOFT.CONCAT(&quot; - &quot;; COLUMN([.B2953]))))" office:value-type="string" office:string-value="Cell 2952 - 2" calcext:value-type="string">
            <text:p>Cell 2952 - 2</text:p>
          </table:table-cell>
        </table:table-row>
        <table:table-row table:style-name="ro1">
          <table:table-cell table:formula="of:= COM.MICROSOFT.CONCAT(&quot;Cell &quot;; COM.MICROSOFT.CONCAT(ROW([.A2954]) - 1; COM.MICROSOFT.CONCAT(&quot; - &quot;; COLUMN([.A2954]))))" office:value-type="string" office:string-value="Cell 2953 - 1" calcext:value-type="string">
            <text:p>Cell 2953 - 1</text:p>
          </table:table-cell>
          <table:table-cell table:formula="of:= COM.MICROSOFT.CONCAT(&quot;Cell &quot;; COM.MICROSOFT.CONCAT(ROW([.B2954]) - 1; COM.MICROSOFT.CONCAT(&quot; - &quot;; COLUMN([.B2954]))))" office:value-type="string" office:string-value="Cell 2953 - 2" calcext:value-type="string">
            <text:p>Cell 2953 - 2</text:p>
          </table:table-cell>
        </table:table-row>
        <table:table-row table:style-name="ro1">
          <table:table-cell table:formula="of:= COM.MICROSOFT.CONCAT(&quot;Cell &quot;; COM.MICROSOFT.CONCAT(ROW([.A2955]) - 1; COM.MICROSOFT.CONCAT(&quot; - &quot;; COLUMN([.A2955]))))" office:value-type="string" office:string-value="Cell 2954 - 1" calcext:value-type="string">
            <text:p>Cell 2954 - 1</text:p>
          </table:table-cell>
          <table:table-cell table:formula="of:= COM.MICROSOFT.CONCAT(&quot;Cell &quot;; COM.MICROSOFT.CONCAT(ROW([.B2955]) - 1; COM.MICROSOFT.CONCAT(&quot; - &quot;; COLUMN([.B2955]))))" office:value-type="string" office:string-value="Cell 2954 - 2" calcext:value-type="string">
            <text:p>Cell 2954 - 2</text:p>
          </table:table-cell>
        </table:table-row>
        <table:table-row table:style-name="ro1">
          <table:table-cell table:formula="of:= COM.MICROSOFT.CONCAT(&quot;Cell &quot;; COM.MICROSOFT.CONCAT(ROW([.A2956]) - 1; COM.MICROSOFT.CONCAT(&quot; - &quot;; COLUMN([.A2956]))))" office:value-type="string" office:string-value="Cell 2955 - 1" calcext:value-type="string">
            <text:p>Cell 2955 - 1</text:p>
          </table:table-cell>
          <table:table-cell table:formula="of:= COM.MICROSOFT.CONCAT(&quot;Cell &quot;; COM.MICROSOFT.CONCAT(ROW([.B2956]) - 1; COM.MICROSOFT.CONCAT(&quot; - &quot;; COLUMN([.B2956]))))" office:value-type="string" office:string-value="Cell 2955 - 2" calcext:value-type="string">
            <text:p>Cell 2955 - 2</text:p>
          </table:table-cell>
        </table:table-row>
        <table:table-row table:style-name="ro1">
          <table:table-cell table:formula="of:= COM.MICROSOFT.CONCAT(&quot;Cell &quot;; COM.MICROSOFT.CONCAT(ROW([.A2957]) - 1; COM.MICROSOFT.CONCAT(&quot; - &quot;; COLUMN([.A2957]))))" office:value-type="string" office:string-value="Cell 2956 - 1" calcext:value-type="string">
            <text:p>Cell 2956 - 1</text:p>
          </table:table-cell>
          <table:table-cell table:formula="of:= COM.MICROSOFT.CONCAT(&quot;Cell &quot;; COM.MICROSOFT.CONCAT(ROW([.B2957]) - 1; COM.MICROSOFT.CONCAT(&quot; - &quot;; COLUMN([.B2957]))))" office:value-type="string" office:string-value="Cell 2956 - 2" calcext:value-type="string">
            <text:p>Cell 2956 - 2</text:p>
          </table:table-cell>
        </table:table-row>
        <table:table-row table:style-name="ro1">
          <table:table-cell table:formula="of:= COM.MICROSOFT.CONCAT(&quot;Cell &quot;; COM.MICROSOFT.CONCAT(ROW([.A2958]) - 1; COM.MICROSOFT.CONCAT(&quot; - &quot;; COLUMN([.A2958]))))" office:value-type="string" office:string-value="Cell 2957 - 1" calcext:value-type="string">
            <text:p>Cell 2957 - 1</text:p>
          </table:table-cell>
          <table:table-cell table:formula="of:= COM.MICROSOFT.CONCAT(&quot;Cell &quot;; COM.MICROSOFT.CONCAT(ROW([.B2958]) - 1; COM.MICROSOFT.CONCAT(&quot; - &quot;; COLUMN([.B2958]))))" office:value-type="string" office:string-value="Cell 2957 - 2" calcext:value-type="string">
            <text:p>Cell 2957 - 2</text:p>
          </table:table-cell>
        </table:table-row>
        <table:table-row table:style-name="ro1">
          <table:table-cell table:formula="of:= COM.MICROSOFT.CONCAT(&quot;Cell &quot;; COM.MICROSOFT.CONCAT(ROW([.A2959]) - 1; COM.MICROSOFT.CONCAT(&quot; - &quot;; COLUMN([.A2959]))))" office:value-type="string" office:string-value="Cell 2958 - 1" calcext:value-type="string">
            <text:p>Cell 2958 - 1</text:p>
          </table:table-cell>
          <table:table-cell table:formula="of:= COM.MICROSOFT.CONCAT(&quot;Cell &quot;; COM.MICROSOFT.CONCAT(ROW([.B2959]) - 1; COM.MICROSOFT.CONCAT(&quot; - &quot;; COLUMN([.B2959]))))" office:value-type="string" office:string-value="Cell 2958 - 2" calcext:value-type="string">
            <text:p>Cell 2958 - 2</text:p>
          </table:table-cell>
        </table:table-row>
        <table:table-row table:style-name="ro1">
          <table:table-cell table:formula="of:= COM.MICROSOFT.CONCAT(&quot;Cell &quot;; COM.MICROSOFT.CONCAT(ROW([.A2960]) - 1; COM.MICROSOFT.CONCAT(&quot; - &quot;; COLUMN([.A2960]))))" office:value-type="string" office:string-value="Cell 2959 - 1" calcext:value-type="string">
            <text:p>Cell 2959 - 1</text:p>
          </table:table-cell>
          <table:table-cell table:formula="of:= COM.MICROSOFT.CONCAT(&quot;Cell &quot;; COM.MICROSOFT.CONCAT(ROW([.B2960]) - 1; COM.MICROSOFT.CONCAT(&quot; - &quot;; COLUMN([.B2960]))))" office:value-type="string" office:string-value="Cell 2959 - 2" calcext:value-type="string">
            <text:p>Cell 2959 - 2</text:p>
          </table:table-cell>
        </table:table-row>
        <table:table-row table:style-name="ro1">
          <table:table-cell table:formula="of:= COM.MICROSOFT.CONCAT(&quot;Cell &quot;; COM.MICROSOFT.CONCAT(ROW([.A2961]) - 1; COM.MICROSOFT.CONCAT(&quot; - &quot;; COLUMN([.A2961]))))" office:value-type="string" office:string-value="Cell 2960 - 1" calcext:value-type="string">
            <text:p>Cell 2960 - 1</text:p>
          </table:table-cell>
          <table:table-cell table:formula="of:= COM.MICROSOFT.CONCAT(&quot;Cell &quot;; COM.MICROSOFT.CONCAT(ROW([.B2961]) - 1; COM.MICROSOFT.CONCAT(&quot; - &quot;; COLUMN([.B2961]))))" office:value-type="string" office:string-value="Cell 2960 - 2" calcext:value-type="string">
            <text:p>Cell 2960 - 2</text:p>
          </table:table-cell>
        </table:table-row>
        <table:table-row table:style-name="ro1">
          <table:table-cell table:formula="of:= COM.MICROSOFT.CONCAT(&quot;Cell &quot;; COM.MICROSOFT.CONCAT(ROW([.A2962]) - 1; COM.MICROSOFT.CONCAT(&quot; - &quot;; COLUMN([.A2962]))))" office:value-type="string" office:string-value="Cell 2961 - 1" calcext:value-type="string">
            <text:p>Cell 2961 - 1</text:p>
          </table:table-cell>
          <table:table-cell table:formula="of:= COM.MICROSOFT.CONCAT(&quot;Cell &quot;; COM.MICROSOFT.CONCAT(ROW([.B2962]) - 1; COM.MICROSOFT.CONCAT(&quot; - &quot;; COLUMN([.B2962]))))" office:value-type="string" office:string-value="Cell 2961 - 2" calcext:value-type="string">
            <text:p>Cell 2961 - 2</text:p>
          </table:table-cell>
        </table:table-row>
        <table:table-row table:style-name="ro1">
          <table:table-cell table:formula="of:= COM.MICROSOFT.CONCAT(&quot;Cell &quot;; COM.MICROSOFT.CONCAT(ROW([.A2963]) - 1; COM.MICROSOFT.CONCAT(&quot; - &quot;; COLUMN([.A2963]))))" office:value-type="string" office:string-value="Cell 2962 - 1" calcext:value-type="string">
            <text:p>Cell 2962 - 1</text:p>
          </table:table-cell>
          <table:table-cell table:formula="of:= COM.MICROSOFT.CONCAT(&quot;Cell &quot;; COM.MICROSOFT.CONCAT(ROW([.B2963]) - 1; COM.MICROSOFT.CONCAT(&quot; - &quot;; COLUMN([.B2963]))))" office:value-type="string" office:string-value="Cell 2962 - 2" calcext:value-type="string">
            <text:p>Cell 2962 - 2</text:p>
          </table:table-cell>
        </table:table-row>
        <table:table-row table:style-name="ro1">
          <table:table-cell table:formula="of:= COM.MICROSOFT.CONCAT(&quot;Cell &quot;; COM.MICROSOFT.CONCAT(ROW([.A2964]) - 1; COM.MICROSOFT.CONCAT(&quot; - &quot;; COLUMN([.A2964]))))" office:value-type="string" office:string-value="Cell 2963 - 1" calcext:value-type="string">
            <text:p>Cell 2963 - 1</text:p>
          </table:table-cell>
          <table:table-cell table:formula="of:= COM.MICROSOFT.CONCAT(&quot;Cell &quot;; COM.MICROSOFT.CONCAT(ROW([.B2964]) - 1; COM.MICROSOFT.CONCAT(&quot; - &quot;; COLUMN([.B2964]))))" office:value-type="string" office:string-value="Cell 2963 - 2" calcext:value-type="string">
            <text:p>Cell 2963 - 2</text:p>
          </table:table-cell>
        </table:table-row>
        <table:table-row table:style-name="ro1">
          <table:table-cell table:formula="of:= COM.MICROSOFT.CONCAT(&quot;Cell &quot;; COM.MICROSOFT.CONCAT(ROW([.A2965]) - 1; COM.MICROSOFT.CONCAT(&quot; - &quot;; COLUMN([.A2965]))))" office:value-type="string" office:string-value="Cell 2964 - 1" calcext:value-type="string">
            <text:p>Cell 2964 - 1</text:p>
          </table:table-cell>
          <table:table-cell table:formula="of:= COM.MICROSOFT.CONCAT(&quot;Cell &quot;; COM.MICROSOFT.CONCAT(ROW([.B2965]) - 1; COM.MICROSOFT.CONCAT(&quot; - &quot;; COLUMN([.B2965]))))" office:value-type="string" office:string-value="Cell 2964 - 2" calcext:value-type="string">
            <text:p>Cell 2964 - 2</text:p>
          </table:table-cell>
        </table:table-row>
        <table:table-row table:style-name="ro1">
          <table:table-cell table:formula="of:= COM.MICROSOFT.CONCAT(&quot;Cell &quot;; COM.MICROSOFT.CONCAT(ROW([.A2966]) - 1; COM.MICROSOFT.CONCAT(&quot; - &quot;; COLUMN([.A2966]))))" office:value-type="string" office:string-value="Cell 2965 - 1" calcext:value-type="string">
            <text:p>Cell 2965 - 1</text:p>
          </table:table-cell>
          <table:table-cell table:formula="of:= COM.MICROSOFT.CONCAT(&quot;Cell &quot;; COM.MICROSOFT.CONCAT(ROW([.B2966]) - 1; COM.MICROSOFT.CONCAT(&quot; - &quot;; COLUMN([.B2966]))))" office:value-type="string" office:string-value="Cell 2965 - 2" calcext:value-type="string">
            <text:p>Cell 2965 - 2</text:p>
          </table:table-cell>
        </table:table-row>
        <table:table-row table:style-name="ro1">
          <table:table-cell table:formula="of:= COM.MICROSOFT.CONCAT(&quot;Cell &quot;; COM.MICROSOFT.CONCAT(ROW([.A2967]) - 1; COM.MICROSOFT.CONCAT(&quot; - &quot;; COLUMN([.A2967]))))" office:value-type="string" office:string-value="Cell 2966 - 1" calcext:value-type="string">
            <text:p>Cell 2966 - 1</text:p>
          </table:table-cell>
          <table:table-cell table:formula="of:= COM.MICROSOFT.CONCAT(&quot;Cell &quot;; COM.MICROSOFT.CONCAT(ROW([.B2967]) - 1; COM.MICROSOFT.CONCAT(&quot; - &quot;; COLUMN([.B2967]))))" office:value-type="string" office:string-value="Cell 2966 - 2" calcext:value-type="string">
            <text:p>Cell 2966 - 2</text:p>
          </table:table-cell>
        </table:table-row>
        <table:table-row table:style-name="ro1">
          <table:table-cell table:formula="of:= COM.MICROSOFT.CONCAT(&quot;Cell &quot;; COM.MICROSOFT.CONCAT(ROW([.A2968]) - 1; COM.MICROSOFT.CONCAT(&quot; - &quot;; COLUMN([.A2968]))))" office:value-type="string" office:string-value="Cell 2967 - 1" calcext:value-type="string">
            <text:p>Cell 2967 - 1</text:p>
          </table:table-cell>
          <table:table-cell table:formula="of:= COM.MICROSOFT.CONCAT(&quot;Cell &quot;; COM.MICROSOFT.CONCAT(ROW([.B2968]) - 1; COM.MICROSOFT.CONCAT(&quot; - &quot;; COLUMN([.B2968]))))" office:value-type="string" office:string-value="Cell 2967 - 2" calcext:value-type="string">
            <text:p>Cell 2967 - 2</text:p>
          </table:table-cell>
        </table:table-row>
        <table:table-row table:style-name="ro1">
          <table:table-cell table:formula="of:= COM.MICROSOFT.CONCAT(&quot;Cell &quot;; COM.MICROSOFT.CONCAT(ROW([.A2969]) - 1; COM.MICROSOFT.CONCAT(&quot; - &quot;; COLUMN([.A2969]))))" office:value-type="string" office:string-value="Cell 2968 - 1" calcext:value-type="string">
            <text:p>Cell 2968 - 1</text:p>
          </table:table-cell>
          <table:table-cell table:formula="of:= COM.MICROSOFT.CONCAT(&quot;Cell &quot;; COM.MICROSOFT.CONCAT(ROW([.B2969]) - 1; COM.MICROSOFT.CONCAT(&quot; - &quot;; COLUMN([.B2969]))))" office:value-type="string" office:string-value="Cell 2968 - 2" calcext:value-type="string">
            <text:p>Cell 2968 - 2</text:p>
          </table:table-cell>
        </table:table-row>
        <table:table-row table:style-name="ro1">
          <table:table-cell table:formula="of:= COM.MICROSOFT.CONCAT(&quot;Cell &quot;; COM.MICROSOFT.CONCAT(ROW([.A2970]) - 1; COM.MICROSOFT.CONCAT(&quot; - &quot;; COLUMN([.A2970]))))" office:value-type="string" office:string-value="Cell 2969 - 1" calcext:value-type="string">
            <text:p>Cell 2969 - 1</text:p>
          </table:table-cell>
          <table:table-cell table:formula="of:= COM.MICROSOFT.CONCAT(&quot;Cell &quot;; COM.MICROSOFT.CONCAT(ROW([.B2970]) - 1; COM.MICROSOFT.CONCAT(&quot; - &quot;; COLUMN([.B2970]))))" office:value-type="string" office:string-value="Cell 2969 - 2" calcext:value-type="string">
            <text:p>Cell 2969 - 2</text:p>
          </table:table-cell>
        </table:table-row>
        <table:table-row table:style-name="ro1">
          <table:table-cell table:formula="of:= COM.MICROSOFT.CONCAT(&quot;Cell &quot;; COM.MICROSOFT.CONCAT(ROW([.A2971]) - 1; COM.MICROSOFT.CONCAT(&quot; - &quot;; COLUMN([.A2971]))))" office:value-type="string" office:string-value="Cell 2970 - 1" calcext:value-type="string">
            <text:p>Cell 2970 - 1</text:p>
          </table:table-cell>
          <table:table-cell table:formula="of:= COM.MICROSOFT.CONCAT(&quot;Cell &quot;; COM.MICROSOFT.CONCAT(ROW([.B2971]) - 1; COM.MICROSOFT.CONCAT(&quot; - &quot;; COLUMN([.B2971]))))" office:value-type="string" office:string-value="Cell 2970 - 2" calcext:value-type="string">
            <text:p>Cell 2970 - 2</text:p>
          </table:table-cell>
        </table:table-row>
        <table:table-row table:style-name="ro1">
          <table:table-cell table:formula="of:= COM.MICROSOFT.CONCAT(&quot;Cell &quot;; COM.MICROSOFT.CONCAT(ROW([.A2972]) - 1; COM.MICROSOFT.CONCAT(&quot; - &quot;; COLUMN([.A2972]))))" office:value-type="string" office:string-value="Cell 2971 - 1" calcext:value-type="string">
            <text:p>Cell 2971 - 1</text:p>
          </table:table-cell>
          <table:table-cell table:formula="of:= COM.MICROSOFT.CONCAT(&quot;Cell &quot;; COM.MICROSOFT.CONCAT(ROW([.B2972]) - 1; COM.MICROSOFT.CONCAT(&quot; - &quot;; COLUMN([.B2972]))))" office:value-type="string" office:string-value="Cell 2971 - 2" calcext:value-type="string">
            <text:p>Cell 2971 - 2</text:p>
          </table:table-cell>
        </table:table-row>
        <table:table-row table:style-name="ro1">
          <table:table-cell table:formula="of:= COM.MICROSOFT.CONCAT(&quot;Cell &quot;; COM.MICROSOFT.CONCAT(ROW([.A2973]) - 1; COM.MICROSOFT.CONCAT(&quot; - &quot;; COLUMN([.A2973]))))" office:value-type="string" office:string-value="Cell 2972 - 1" calcext:value-type="string">
            <text:p>Cell 2972 - 1</text:p>
          </table:table-cell>
          <table:table-cell table:formula="of:= COM.MICROSOFT.CONCAT(&quot;Cell &quot;; COM.MICROSOFT.CONCAT(ROW([.B2973]) - 1; COM.MICROSOFT.CONCAT(&quot; - &quot;; COLUMN([.B2973]))))" office:value-type="string" office:string-value="Cell 2972 - 2" calcext:value-type="string">
            <text:p>Cell 2972 - 2</text:p>
          </table:table-cell>
        </table:table-row>
        <table:table-row table:style-name="ro1">
          <table:table-cell table:formula="of:= COM.MICROSOFT.CONCAT(&quot;Cell &quot;; COM.MICROSOFT.CONCAT(ROW([.A2974]) - 1; COM.MICROSOFT.CONCAT(&quot; - &quot;; COLUMN([.A2974]))))" office:value-type="string" office:string-value="Cell 2973 - 1" calcext:value-type="string">
            <text:p>Cell 2973 - 1</text:p>
          </table:table-cell>
          <table:table-cell table:formula="of:= COM.MICROSOFT.CONCAT(&quot;Cell &quot;; COM.MICROSOFT.CONCAT(ROW([.B2974]) - 1; COM.MICROSOFT.CONCAT(&quot; - &quot;; COLUMN([.B2974]))))" office:value-type="string" office:string-value="Cell 2973 - 2" calcext:value-type="string">
            <text:p>Cell 2973 - 2</text:p>
          </table:table-cell>
        </table:table-row>
        <table:table-row table:style-name="ro1">
          <table:table-cell table:formula="of:= COM.MICROSOFT.CONCAT(&quot;Cell &quot;; COM.MICROSOFT.CONCAT(ROW([.A2975]) - 1; COM.MICROSOFT.CONCAT(&quot; - &quot;; COLUMN([.A2975]))))" office:value-type="string" office:string-value="Cell 2974 - 1" calcext:value-type="string">
            <text:p>Cell 2974 - 1</text:p>
          </table:table-cell>
          <table:table-cell table:formula="of:= COM.MICROSOFT.CONCAT(&quot;Cell &quot;; COM.MICROSOFT.CONCAT(ROW([.B2975]) - 1; COM.MICROSOFT.CONCAT(&quot; - &quot;; COLUMN([.B2975]))))" office:value-type="string" office:string-value="Cell 2974 - 2" calcext:value-type="string">
            <text:p>Cell 2974 - 2</text:p>
          </table:table-cell>
        </table:table-row>
        <table:table-row table:style-name="ro1">
          <table:table-cell table:formula="of:= COM.MICROSOFT.CONCAT(&quot;Cell &quot;; COM.MICROSOFT.CONCAT(ROW([.A2976]) - 1; COM.MICROSOFT.CONCAT(&quot; - &quot;; COLUMN([.A2976]))))" office:value-type="string" office:string-value="Cell 2975 - 1" calcext:value-type="string">
            <text:p>Cell 2975 - 1</text:p>
          </table:table-cell>
          <table:table-cell table:formula="of:= COM.MICROSOFT.CONCAT(&quot;Cell &quot;; COM.MICROSOFT.CONCAT(ROW([.B2976]) - 1; COM.MICROSOFT.CONCAT(&quot; - &quot;; COLUMN([.B2976]))))" office:value-type="string" office:string-value="Cell 2975 - 2" calcext:value-type="string">
            <text:p>Cell 2975 - 2</text:p>
          </table:table-cell>
        </table:table-row>
        <table:table-row table:style-name="ro1">
          <table:table-cell table:formula="of:= COM.MICROSOFT.CONCAT(&quot;Cell &quot;; COM.MICROSOFT.CONCAT(ROW([.A2977]) - 1; COM.MICROSOFT.CONCAT(&quot; - &quot;; COLUMN([.A2977]))))" office:value-type="string" office:string-value="Cell 2976 - 1" calcext:value-type="string">
            <text:p>Cell 2976 - 1</text:p>
          </table:table-cell>
          <table:table-cell table:formula="of:= COM.MICROSOFT.CONCAT(&quot;Cell &quot;; COM.MICROSOFT.CONCAT(ROW([.B2977]) - 1; COM.MICROSOFT.CONCAT(&quot; - &quot;; COLUMN([.B2977]))))" office:value-type="string" office:string-value="Cell 2976 - 2" calcext:value-type="string">
            <text:p>Cell 2976 - 2</text:p>
          </table:table-cell>
        </table:table-row>
        <table:table-row table:style-name="ro1">
          <table:table-cell table:formula="of:= COM.MICROSOFT.CONCAT(&quot;Cell &quot;; COM.MICROSOFT.CONCAT(ROW([.A2978]) - 1; COM.MICROSOFT.CONCAT(&quot; - &quot;; COLUMN([.A2978]))))" office:value-type="string" office:string-value="Cell 2977 - 1" calcext:value-type="string">
            <text:p>Cell 2977 - 1</text:p>
          </table:table-cell>
          <table:table-cell table:formula="of:= COM.MICROSOFT.CONCAT(&quot;Cell &quot;; COM.MICROSOFT.CONCAT(ROW([.B2978]) - 1; COM.MICROSOFT.CONCAT(&quot; - &quot;; COLUMN([.B2978]))))" office:value-type="string" office:string-value="Cell 2977 - 2" calcext:value-type="string">
            <text:p>Cell 2977 - 2</text:p>
          </table:table-cell>
        </table:table-row>
        <table:table-row table:style-name="ro1">
          <table:table-cell table:formula="of:= COM.MICROSOFT.CONCAT(&quot;Cell &quot;; COM.MICROSOFT.CONCAT(ROW([.A2979]) - 1; COM.MICROSOFT.CONCAT(&quot; - &quot;; COLUMN([.A2979]))))" office:value-type="string" office:string-value="Cell 2978 - 1" calcext:value-type="string">
            <text:p>Cell 2978 - 1</text:p>
          </table:table-cell>
          <table:table-cell table:formula="of:= COM.MICROSOFT.CONCAT(&quot;Cell &quot;; COM.MICROSOFT.CONCAT(ROW([.B2979]) - 1; COM.MICROSOFT.CONCAT(&quot; - &quot;; COLUMN([.B2979]))))" office:value-type="string" office:string-value="Cell 2978 - 2" calcext:value-type="string">
            <text:p>Cell 2978 - 2</text:p>
          </table:table-cell>
        </table:table-row>
        <table:table-row table:style-name="ro1">
          <table:table-cell table:formula="of:= COM.MICROSOFT.CONCAT(&quot;Cell &quot;; COM.MICROSOFT.CONCAT(ROW([.A2980]) - 1; COM.MICROSOFT.CONCAT(&quot; - &quot;; COLUMN([.A2980]))))" office:value-type="string" office:string-value="Cell 2979 - 1" calcext:value-type="string">
            <text:p>Cell 2979 - 1</text:p>
          </table:table-cell>
          <table:table-cell table:formula="of:= COM.MICROSOFT.CONCAT(&quot;Cell &quot;; COM.MICROSOFT.CONCAT(ROW([.B2980]) - 1; COM.MICROSOFT.CONCAT(&quot; - &quot;; COLUMN([.B2980]))))" office:value-type="string" office:string-value="Cell 2979 - 2" calcext:value-type="string">
            <text:p>Cell 2979 - 2</text:p>
          </table:table-cell>
        </table:table-row>
        <table:table-row table:style-name="ro1">
          <table:table-cell table:formula="of:= COM.MICROSOFT.CONCAT(&quot;Cell &quot;; COM.MICROSOFT.CONCAT(ROW([.A2981]) - 1; COM.MICROSOFT.CONCAT(&quot; - &quot;; COLUMN([.A2981]))))" office:value-type="string" office:string-value="Cell 2980 - 1" calcext:value-type="string">
            <text:p>Cell 2980 - 1</text:p>
          </table:table-cell>
          <table:table-cell table:formula="of:= COM.MICROSOFT.CONCAT(&quot;Cell &quot;; COM.MICROSOFT.CONCAT(ROW([.B2981]) - 1; COM.MICROSOFT.CONCAT(&quot; - &quot;; COLUMN([.B2981]))))" office:value-type="string" office:string-value="Cell 2980 - 2" calcext:value-type="string">
            <text:p>Cell 2980 - 2</text:p>
          </table:table-cell>
        </table:table-row>
        <table:table-row table:style-name="ro1">
          <table:table-cell table:formula="of:= COM.MICROSOFT.CONCAT(&quot;Cell &quot;; COM.MICROSOFT.CONCAT(ROW([.A2982]) - 1; COM.MICROSOFT.CONCAT(&quot; - &quot;; COLUMN([.A2982]))))" office:value-type="string" office:string-value="Cell 2981 - 1" calcext:value-type="string">
            <text:p>Cell 2981 - 1</text:p>
          </table:table-cell>
          <table:table-cell table:formula="of:= COM.MICROSOFT.CONCAT(&quot;Cell &quot;; COM.MICROSOFT.CONCAT(ROW([.B2982]) - 1; COM.MICROSOFT.CONCAT(&quot; - &quot;; COLUMN([.B2982]))))" office:value-type="string" office:string-value="Cell 2981 - 2" calcext:value-type="string">
            <text:p>Cell 2981 - 2</text:p>
          </table:table-cell>
        </table:table-row>
        <table:table-row table:style-name="ro1">
          <table:table-cell table:formula="of:= COM.MICROSOFT.CONCAT(&quot;Cell &quot;; COM.MICROSOFT.CONCAT(ROW([.A2983]) - 1; COM.MICROSOFT.CONCAT(&quot; - &quot;; COLUMN([.A2983]))))" office:value-type="string" office:string-value="Cell 2982 - 1" calcext:value-type="string">
            <text:p>Cell 2982 - 1</text:p>
          </table:table-cell>
          <table:table-cell table:formula="of:= COM.MICROSOFT.CONCAT(&quot;Cell &quot;; COM.MICROSOFT.CONCAT(ROW([.B2983]) - 1; COM.MICROSOFT.CONCAT(&quot; - &quot;; COLUMN([.B2983]))))" office:value-type="string" office:string-value="Cell 2982 - 2" calcext:value-type="string">
            <text:p>Cell 2982 - 2</text:p>
          </table:table-cell>
        </table:table-row>
        <table:table-row table:style-name="ro1">
          <table:table-cell table:formula="of:= COM.MICROSOFT.CONCAT(&quot;Cell &quot;; COM.MICROSOFT.CONCAT(ROW([.A2984]) - 1; COM.MICROSOFT.CONCAT(&quot; - &quot;; COLUMN([.A2984]))))" office:value-type="string" office:string-value="Cell 2983 - 1" calcext:value-type="string">
            <text:p>Cell 2983 - 1</text:p>
          </table:table-cell>
          <table:table-cell table:formula="of:= COM.MICROSOFT.CONCAT(&quot;Cell &quot;; COM.MICROSOFT.CONCAT(ROW([.B2984]) - 1; COM.MICROSOFT.CONCAT(&quot; - &quot;; COLUMN([.B2984]))))" office:value-type="string" office:string-value="Cell 2983 - 2" calcext:value-type="string">
            <text:p>Cell 2983 - 2</text:p>
          </table:table-cell>
        </table:table-row>
        <table:table-row table:style-name="ro1">
          <table:table-cell table:formula="of:= COM.MICROSOFT.CONCAT(&quot;Cell &quot;; COM.MICROSOFT.CONCAT(ROW([.A2985]) - 1; COM.MICROSOFT.CONCAT(&quot; - &quot;; COLUMN([.A2985]))))" office:value-type="string" office:string-value="Cell 2984 - 1" calcext:value-type="string">
            <text:p>Cell 2984 - 1</text:p>
          </table:table-cell>
          <table:table-cell table:formula="of:= COM.MICROSOFT.CONCAT(&quot;Cell &quot;; COM.MICROSOFT.CONCAT(ROW([.B2985]) - 1; COM.MICROSOFT.CONCAT(&quot; - &quot;; COLUMN([.B2985]))))" office:value-type="string" office:string-value="Cell 2984 - 2" calcext:value-type="string">
            <text:p>Cell 2984 - 2</text:p>
          </table:table-cell>
        </table:table-row>
        <table:table-row table:style-name="ro1">
          <table:table-cell table:formula="of:= COM.MICROSOFT.CONCAT(&quot;Cell &quot;; COM.MICROSOFT.CONCAT(ROW([.A2986]) - 1; COM.MICROSOFT.CONCAT(&quot; - &quot;; COLUMN([.A2986]))))" office:value-type="string" office:string-value="Cell 2985 - 1" calcext:value-type="string">
            <text:p>Cell 2985 - 1</text:p>
          </table:table-cell>
          <table:table-cell table:formula="of:= COM.MICROSOFT.CONCAT(&quot;Cell &quot;; COM.MICROSOFT.CONCAT(ROW([.B2986]) - 1; COM.MICROSOFT.CONCAT(&quot; - &quot;; COLUMN([.B2986]))))" office:value-type="string" office:string-value="Cell 2985 - 2" calcext:value-type="string">
            <text:p>Cell 2985 - 2</text:p>
          </table:table-cell>
        </table:table-row>
        <table:table-row table:style-name="ro1">
          <table:table-cell table:formula="of:= COM.MICROSOFT.CONCAT(&quot;Cell &quot;; COM.MICROSOFT.CONCAT(ROW([.A2987]) - 1; COM.MICROSOFT.CONCAT(&quot; - &quot;; COLUMN([.A2987]))))" office:value-type="string" office:string-value="Cell 2986 - 1" calcext:value-type="string">
            <text:p>Cell 2986 - 1</text:p>
          </table:table-cell>
          <table:table-cell table:formula="of:= COM.MICROSOFT.CONCAT(&quot;Cell &quot;; COM.MICROSOFT.CONCAT(ROW([.B2987]) - 1; COM.MICROSOFT.CONCAT(&quot; - &quot;; COLUMN([.B2987]))))" office:value-type="string" office:string-value="Cell 2986 - 2" calcext:value-type="string">
            <text:p>Cell 2986 - 2</text:p>
          </table:table-cell>
        </table:table-row>
        <table:table-row table:style-name="ro1">
          <table:table-cell table:formula="of:= COM.MICROSOFT.CONCAT(&quot;Cell &quot;; COM.MICROSOFT.CONCAT(ROW([.A2988]) - 1; COM.MICROSOFT.CONCAT(&quot; - &quot;; COLUMN([.A2988]))))" office:value-type="string" office:string-value="Cell 2987 - 1" calcext:value-type="string">
            <text:p>Cell 2987 - 1</text:p>
          </table:table-cell>
          <table:table-cell table:formula="of:= COM.MICROSOFT.CONCAT(&quot;Cell &quot;; COM.MICROSOFT.CONCAT(ROW([.B2988]) - 1; COM.MICROSOFT.CONCAT(&quot; - &quot;; COLUMN([.B2988]))))" office:value-type="string" office:string-value="Cell 2987 - 2" calcext:value-type="string">
            <text:p>Cell 2987 - 2</text:p>
          </table:table-cell>
        </table:table-row>
        <table:table-row table:style-name="ro1">
          <table:table-cell table:formula="of:= COM.MICROSOFT.CONCAT(&quot;Cell &quot;; COM.MICROSOFT.CONCAT(ROW([.A2989]) - 1; COM.MICROSOFT.CONCAT(&quot; - &quot;; COLUMN([.A2989]))))" office:value-type="string" office:string-value="Cell 2988 - 1" calcext:value-type="string">
            <text:p>Cell 2988 - 1</text:p>
          </table:table-cell>
          <table:table-cell table:formula="of:= COM.MICROSOFT.CONCAT(&quot;Cell &quot;; COM.MICROSOFT.CONCAT(ROW([.B2989]) - 1; COM.MICROSOFT.CONCAT(&quot; - &quot;; COLUMN([.B2989]))))" office:value-type="string" office:string-value="Cell 2988 - 2" calcext:value-type="string">
            <text:p>Cell 2988 - 2</text:p>
          </table:table-cell>
        </table:table-row>
        <table:table-row table:style-name="ro1">
          <table:table-cell table:formula="of:= COM.MICROSOFT.CONCAT(&quot;Cell &quot;; COM.MICROSOFT.CONCAT(ROW([.A2990]) - 1; COM.MICROSOFT.CONCAT(&quot; - &quot;; COLUMN([.A2990]))))" office:value-type="string" office:string-value="Cell 2989 - 1" calcext:value-type="string">
            <text:p>Cell 2989 - 1</text:p>
          </table:table-cell>
          <table:table-cell table:formula="of:= COM.MICROSOFT.CONCAT(&quot;Cell &quot;; COM.MICROSOFT.CONCAT(ROW([.B2990]) - 1; COM.MICROSOFT.CONCAT(&quot; - &quot;; COLUMN([.B2990]))))" office:value-type="string" office:string-value="Cell 2989 - 2" calcext:value-type="string">
            <text:p>Cell 2989 - 2</text:p>
          </table:table-cell>
        </table:table-row>
        <table:table-row table:style-name="ro1">
          <table:table-cell table:formula="of:= COM.MICROSOFT.CONCAT(&quot;Cell &quot;; COM.MICROSOFT.CONCAT(ROW([.A2991]) - 1; COM.MICROSOFT.CONCAT(&quot; - &quot;; COLUMN([.A2991]))))" office:value-type="string" office:string-value="Cell 2990 - 1" calcext:value-type="string">
            <text:p>Cell 2990 - 1</text:p>
          </table:table-cell>
          <table:table-cell table:formula="of:= COM.MICROSOFT.CONCAT(&quot;Cell &quot;; COM.MICROSOFT.CONCAT(ROW([.B2991]) - 1; COM.MICROSOFT.CONCAT(&quot; - &quot;; COLUMN([.B2991]))))" office:value-type="string" office:string-value="Cell 2990 - 2" calcext:value-type="string">
            <text:p>Cell 2990 - 2</text:p>
          </table:table-cell>
        </table:table-row>
        <table:table-row table:style-name="ro1">
          <table:table-cell table:formula="of:= COM.MICROSOFT.CONCAT(&quot;Cell &quot;; COM.MICROSOFT.CONCAT(ROW([.A2992]) - 1; COM.MICROSOFT.CONCAT(&quot; - &quot;; COLUMN([.A2992]))))" office:value-type="string" office:string-value="Cell 2991 - 1" calcext:value-type="string">
            <text:p>Cell 2991 - 1</text:p>
          </table:table-cell>
          <table:table-cell table:formula="of:= COM.MICROSOFT.CONCAT(&quot;Cell &quot;; COM.MICROSOFT.CONCAT(ROW([.B2992]) - 1; COM.MICROSOFT.CONCAT(&quot; - &quot;; COLUMN([.B2992]))))" office:value-type="string" office:string-value="Cell 2991 - 2" calcext:value-type="string">
            <text:p>Cell 2991 - 2</text:p>
          </table:table-cell>
        </table:table-row>
        <table:table-row table:style-name="ro1">
          <table:table-cell table:formula="of:= COM.MICROSOFT.CONCAT(&quot;Cell &quot;; COM.MICROSOFT.CONCAT(ROW([.A2993]) - 1; COM.MICROSOFT.CONCAT(&quot; - &quot;; COLUMN([.A2993]))))" office:value-type="string" office:string-value="Cell 2992 - 1" calcext:value-type="string">
            <text:p>Cell 2992 - 1</text:p>
          </table:table-cell>
          <table:table-cell table:formula="of:= COM.MICROSOFT.CONCAT(&quot;Cell &quot;; COM.MICROSOFT.CONCAT(ROW([.B2993]) - 1; COM.MICROSOFT.CONCAT(&quot; - &quot;; COLUMN([.B2993]))))" office:value-type="string" office:string-value="Cell 2992 - 2" calcext:value-type="string">
            <text:p>Cell 2992 - 2</text:p>
          </table:table-cell>
        </table:table-row>
        <table:table-row table:style-name="ro1">
          <table:table-cell table:formula="of:= COM.MICROSOFT.CONCAT(&quot;Cell &quot;; COM.MICROSOFT.CONCAT(ROW([.A2994]) - 1; COM.MICROSOFT.CONCAT(&quot; - &quot;; COLUMN([.A2994]))))" office:value-type="string" office:string-value="Cell 2993 - 1" calcext:value-type="string">
            <text:p>Cell 2993 - 1</text:p>
          </table:table-cell>
          <table:table-cell table:formula="of:= COM.MICROSOFT.CONCAT(&quot;Cell &quot;; COM.MICROSOFT.CONCAT(ROW([.B2994]) - 1; COM.MICROSOFT.CONCAT(&quot; - &quot;; COLUMN([.B2994]))))" office:value-type="string" office:string-value="Cell 2993 - 2" calcext:value-type="string">
            <text:p>Cell 2993 - 2</text:p>
          </table:table-cell>
        </table:table-row>
        <table:table-row table:style-name="ro1">
          <table:table-cell table:formula="of:= COM.MICROSOFT.CONCAT(&quot;Cell &quot;; COM.MICROSOFT.CONCAT(ROW([.A2995]) - 1; COM.MICROSOFT.CONCAT(&quot; - &quot;; COLUMN([.A2995]))))" office:value-type="string" office:string-value="Cell 2994 - 1" calcext:value-type="string">
            <text:p>Cell 2994 - 1</text:p>
          </table:table-cell>
          <table:table-cell table:formula="of:= COM.MICROSOFT.CONCAT(&quot;Cell &quot;; COM.MICROSOFT.CONCAT(ROW([.B2995]) - 1; COM.MICROSOFT.CONCAT(&quot; - &quot;; COLUMN([.B2995]))))" office:value-type="string" office:string-value="Cell 2994 - 2" calcext:value-type="string">
            <text:p>Cell 2994 - 2</text:p>
          </table:table-cell>
        </table:table-row>
        <table:table-row table:style-name="ro1">
          <table:table-cell table:formula="of:= COM.MICROSOFT.CONCAT(&quot;Cell &quot;; COM.MICROSOFT.CONCAT(ROW([.A2996]) - 1; COM.MICROSOFT.CONCAT(&quot; - &quot;; COLUMN([.A2996]))))" office:value-type="string" office:string-value="Cell 2995 - 1" calcext:value-type="string">
            <text:p>Cell 2995 - 1</text:p>
          </table:table-cell>
          <table:table-cell table:formula="of:= COM.MICROSOFT.CONCAT(&quot;Cell &quot;; COM.MICROSOFT.CONCAT(ROW([.B2996]) - 1; COM.MICROSOFT.CONCAT(&quot; - &quot;; COLUMN([.B2996]))))" office:value-type="string" office:string-value="Cell 2995 - 2" calcext:value-type="string">
            <text:p>Cell 2995 - 2</text:p>
          </table:table-cell>
        </table:table-row>
        <table:table-row table:style-name="ro1">
          <table:table-cell table:formula="of:= COM.MICROSOFT.CONCAT(&quot;Cell &quot;; COM.MICROSOFT.CONCAT(ROW([.A2997]) - 1; COM.MICROSOFT.CONCAT(&quot; - &quot;; COLUMN([.A2997]))))" office:value-type="string" office:string-value="Cell 2996 - 1" calcext:value-type="string">
            <text:p>Cell 2996 - 1</text:p>
          </table:table-cell>
          <table:table-cell table:formula="of:= COM.MICROSOFT.CONCAT(&quot;Cell &quot;; COM.MICROSOFT.CONCAT(ROW([.B2997]) - 1; COM.MICROSOFT.CONCAT(&quot; - &quot;; COLUMN([.B2997]))))" office:value-type="string" office:string-value="Cell 2996 - 2" calcext:value-type="string">
            <text:p>Cell 2996 - 2</text:p>
          </table:table-cell>
        </table:table-row>
        <table:table-row table:style-name="ro1">
          <table:table-cell table:formula="of:= COM.MICROSOFT.CONCAT(&quot;Cell &quot;; COM.MICROSOFT.CONCAT(ROW([.A2998]) - 1; COM.MICROSOFT.CONCAT(&quot; - &quot;; COLUMN([.A2998]))))" office:value-type="string" office:string-value="Cell 2997 - 1" calcext:value-type="string">
            <text:p>Cell 2997 - 1</text:p>
          </table:table-cell>
          <table:table-cell table:formula="of:= COM.MICROSOFT.CONCAT(&quot;Cell &quot;; COM.MICROSOFT.CONCAT(ROW([.B2998]) - 1; COM.MICROSOFT.CONCAT(&quot; - &quot;; COLUMN([.B2998]))))" office:value-type="string" office:string-value="Cell 2997 - 2" calcext:value-type="string">
            <text:p>Cell 2997 - 2</text:p>
          </table:table-cell>
        </table:table-row>
        <table:table-row table:style-name="ro1">
          <table:table-cell table:formula="of:= COM.MICROSOFT.CONCAT(&quot;Cell &quot;; COM.MICROSOFT.CONCAT(ROW([.A2999]) - 1; COM.MICROSOFT.CONCAT(&quot; - &quot;; COLUMN([.A2999]))))" office:value-type="string" office:string-value="Cell 2998 - 1" calcext:value-type="string">
            <text:p>Cell 2998 - 1</text:p>
          </table:table-cell>
          <table:table-cell table:formula="of:= COM.MICROSOFT.CONCAT(&quot;Cell &quot;; COM.MICROSOFT.CONCAT(ROW([.B2999]) - 1; COM.MICROSOFT.CONCAT(&quot; - &quot;; COLUMN([.B2999]))))" office:value-type="string" office:string-value="Cell 2998 - 2" calcext:value-type="string">
            <text:p>Cell 2998 - 2</text:p>
          </table:table-cell>
        </table:table-row>
        <table:table-row table:style-name="ro1">
          <table:table-cell table:formula="of:= COM.MICROSOFT.CONCAT(&quot;Cell &quot;; COM.MICROSOFT.CONCAT(ROW([.A3000]) - 1; COM.MICROSOFT.CONCAT(&quot; - &quot;; COLUMN([.A3000]))))" office:value-type="string" office:string-value="Cell 2999 - 1" calcext:value-type="string">
            <text:p>Cell 2999 - 1</text:p>
          </table:table-cell>
          <table:table-cell table:formula="of:= COM.MICROSOFT.CONCAT(&quot;Cell &quot;; COM.MICROSOFT.CONCAT(ROW([.B3000]) - 1; COM.MICROSOFT.CONCAT(&quot; - &quot;; COLUMN([.B3000]))))" office:value-type="string" office:string-value="Cell 2999 - 2" calcext:value-type="string">
            <text:p>Cell 2999 - 2</text:p>
          </table:table-cell>
        </table:table-row>
        <table:table-row table:style-name="ro1">
          <table:table-cell table:formula="of:= COM.MICROSOFT.CONCAT(&quot;Cell &quot;; COM.MICROSOFT.CONCAT(ROW([.A3001]) - 1; COM.MICROSOFT.CONCAT(&quot; - &quot;; COLUMN([.A3001]))))" office:value-type="string" office:string-value="Cell 3000 - 1" calcext:value-type="string">
            <text:p>Cell 3000 - 1</text:p>
          </table:table-cell>
          <table:table-cell table:formula="of:= COM.MICROSOFT.CONCAT(&quot;Cell &quot;; COM.MICROSOFT.CONCAT(ROW([.B3001]) - 1; COM.MICROSOFT.CONCAT(&quot; - &quot;; COLUMN([.B3001]))))" office:value-type="string" office:string-value="Cell 3000 - 2" calcext:value-type="string">
            <text:p>Cell 3000 -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6:57:35.6067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2:49.477651000</meta:creation-date>
    <dc:date>2017-01-17T16:58:26.563116000</dc:date>
    <meta:editing-duration>PT6M52S</meta:editing-duration>
    <meta:editing-cycles>4</meta:editing-cycles>
    <meta:generator>LibreOffice/5.2.4.2$MacOSX_X86_64 LibreOffice_project/3d5603e1122f0f102b62521720ab13a38a4e0eb0</meta:generator>
    <meta:document-statistic meta:table-count="1" meta:cell-count="6002" meta:object-count="0"/>
  </office:meta>
</office:document-meta>
</file>